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tem_id</text:p>
          </table:table-cell>
          <table:table-cell office:value-type="string">
            <text:p>patter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centroid_distance</text:p>
          </table:table-cell>
          <table:table-cell office:value-type="string">
            <text:p>image</text:p>
          </table:table-cell>
          <table:table-cell office:value-type="string">
            <text:p>url</text:p>
          </table:table-cell>
        </table:table-row>
        <table:table-row>
          <table:table-cell office:value="1" office:value-type="float"/>
          <table:table-cell office:value-type="string">
            <text:p>Pattern 4</text:p>
          </table:table-cell>
          <table:table-cell office:value="0.516323411507764" office:value-type="float"/>
          <table:table-cell office:value="0.3995742907271935" office:value-type="float"/>
          <table:table-cell office:value="0.5232108862107216" office:value-type="float"/>
          <table:table-cell office:value-type="string">
            <text:p>input/data_formal_20240530-1342/meme/0xMetaChat_20230306T141640/1.jpg</text:p>
          </table:table-cell>
          <table:table-cell office:value-type="string">
            <text:p>https://twitter.com/email55665566/status/1633065084636516355</text:p>
          </table:table-cell>
        </table:table-row>
        <table:table-row>
          <table:table-cell office:value="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0xMetaChat_20230306T141640/2.jpg</text:p>
          </table:table-cell>
          <table:table-cell office:value-type="string">
            <text:p>https://twitter.com/email55665566/status/1633065084636516355</text:p>
          </table:table-cell>
        </table:table-row>
        <table:table-row>
          <table:table-cell office:value="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0xMetaChat_20230306T141640/3.jpg</text:p>
          </table:table-cell>
          <table:table-cell office:value-type="string">
            <text:p>https://twitter.com/email55665566/status/1633065084636516355</text:p>
          </table:table-cell>
        </table:table-row>
        <table:table-row>
          <table:table-cell office:value="4" office:value-type="float"/>
          <table:table-cell office:value-type="string">
            <text:p>Pattern 3</text:p>
          </table:table-cell>
          <table:table-cell office:value="0.1381948253369961" office:value-type="float"/>
          <table:table-cell office:value="0.5773153883611368" office:value-type="float"/>
          <table:table-cell office:value="0.8586308765940177" office:value-type="float"/>
          <table:table-cell office:value-type="string">
            <text:p>input/data_formal_20240530-1342/meme/1A1Studios_20230126T091227/0.jpg</text:p>
          </table:table-cell>
          <table:table-cell office:value-type="string">
            <text:p>https://twitter.com/1A1Studios/status/1618537339646783493</text:p>
          </table:table-cell>
        </table:table-row>
        <table:table-row>
          <table:table-cell office:value="5" office:value-type="float"/>
          <table:table-cell office:value-type="string">
            <text:p>Pattern 4</text:p>
          </table:table-cell>
          <table:table-cell office:value="0.3857526201986706" office:value-type="float"/>
          <table:table-cell office:value="0.461621432245277" office:value-type="float"/>
          <table:table-cell office:value="0.8648890282021187" office:value-type="float"/>
          <table:table-cell office:value-type="string">
            <text:p>input/data_formal_20240530-1342/meme/1goonrich_20230206T142342/0.jpg</text:p>
          </table:table-cell>
          <table:table-cell office:value-type="string">
            <text:p>https://twitter.com/hiwakurdstani/status/1622601936749965316</text:p>
          </table:table-cell>
        </table:table-row>
        <table:table-row>
          <table:table-cell office:value="6" office:value-type="float"/>
          <table:table-cell office:value-type="string">
            <text:p>Pattern 4</text:p>
          </table:table-cell>
          <table:table-cell office:value="0.5040770942456906" office:value-type="float"/>
          <table:table-cell office:value="0.2452758647271474" office:value-type="float"/>
          <table:table-cell office:value="0.8598698952451951" office:value-type="float"/>
          <table:table-cell office:value-type="string">
            <text:p>input/data_formal_20240530-1342/meme/2023CatsGang_20221217T080001/0.jpg</text:p>
          </table:table-cell>
          <table:table-cell office:value-type="string">
            <text:p>https://twitter.com/ujorismatiiq/status/1607954993318961152</text:p>
          </table:table-cell>
        </table:table-row>
        <table:table-row>
          <table:table-cell office:value="7" office:value-type="float"/>
          <table:table-cell office:value-type="string">
            <text:p>Pattern 11</text:p>
          </table:table-cell>
          <table:table-cell office:value="0.37328004775251045" office:value-type="float"/>
          <table:table-cell office:value="0.3293364414307727" office:value-type="float"/>
          <table:table-cell office:value="0.910096533999015" office:value-type="float"/>
          <table:table-cell office:value-type="string">
            <text:p>input/data_formal_20240530-1342/meme/2023CatsGang_20221219T080001/0.jpg</text:p>
          </table:table-cell>
          <table:table-cell office:value-type="string">
            <text:p>https://twitter.com/ujorismatiiq/status/1607954925488594944</text:p>
          </table:table-cell>
        </table:table-row>
        <table:table-row>
          <table:table-cell office:value="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2023CatsGang_20221222T100001/0.jpg</text:p>
          </table:table-cell>
          <table:table-cell office:value-type="string">
            <text:p>https://twitter.com/ujorismatiiq/status/1607954725886103552</text:p>
          </table:table-cell>
        </table:table-row>
        <table:table-row>
          <table:table-cell office:value="9" office:value-type="float"/>
          <table:table-cell office:value-type="string">
            <text:p>Pattern 44</text:p>
          </table:table-cell>
          <table:table-cell office:value="0.14897582446093616" office:value-type="float"/>
          <table:table-cell office:value="0.21784080561250677" office:value-type="float"/>
          <table:table-cell office:value="0.8742385210797646" office:value-type="float"/>
          <table:table-cell office:value-type="string">
            <text:p>input/data_formal_20240530-1342/meme/20ruiz00_20230129T010617/0.jpg</text:p>
          </table:table-cell>
          <table:table-cell office:value-type="string">
            <text:p>https://twitter.com/20ruiz00/status/1619502155249090560</text:p>
          </table:table-cell>
        </table:table-row>
        <table:table-row>
          <table:table-cell office:value="10" office:value-type="float"/>
          <table:table-cell office:value-type="string">
            <text:p>Pattern 6</text:p>
          </table:table-cell>
          <table:table-cell office:value="0.16121011734144158" office:value-type="float"/>
          <table:table-cell office:value="0.26109013311362894" office:value-type="float"/>
          <table:table-cell office:value="0.8589886147723429" office:value-type="float"/>
          <table:table-cell office:value-type="string">
            <text:p>input/data_formal_20240530-1342/meme/20thseeker_20230202T025416/0.jpg</text:p>
          </table:table-cell>
          <table:table-cell office:value-type="string">
            <text:p>https://twitter.com/20thseeker/status/1620978883377115137</text:p>
          </table:table-cell>
        </table:table-row>
        <table:table-row>
          <table:table-cell office:value="1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4funOnly4fun_20230205T182205/0.jpg</text:p>
          </table:table-cell>
          <table:table-cell office:value-type="string">
            <text:p>https://twitter.com/CatreenaCrypto/status/1622619615091396615</text:p>
          </table:table-cell>
        </table:table-row>
        <table:table-row>
          <table:table-cell office:value="12" office:value-type="float"/>
          <table:table-cell office:value-type="string">
            <text:p>Pattern 43</text:p>
          </table:table-cell>
          <table:table-cell office:value="0.028590600699828272" office:value-type="float"/>
          <table:table-cell office:value="0.5794558010338771" office:value-type="float"/>
          <table:table-cell office:value="0.9467796436324819" office:value-type="float"/>
          <table:table-cell office:value-type="string">
            <text:p>input/data_formal_20240530-1342/meme/6529complaints_20230111T232027/0.jpg</text:p>
          </table:table-cell>
          <table:table-cell office:value-type="string">
            <text:p>https://twitter.com/Samina_Eth/status/1613314929238634496</text:p>
          </table:table-cell>
        </table:table-row>
        <table:table-row>
          <table:table-cell office:value="13" office:value-type="float"/>
          <table:table-cell office:value-type="string">
            <text:p>Pattern 46</text:p>
          </table:table-cell>
          <table:table-cell office:value="0.13514301617080135" office:value-type="float"/>
          <table:table-cell office:value="0.41706596267368906" office:value-type="float"/>
          <table:table-cell office:value="0.8916499605631109" office:value-type="float"/>
          <table:table-cell office:value-type="string">
            <text:p>input/data_formal_20240530-1342/meme/73unamm3_20230111T224942/0.jpg</text:p>
          </table:table-cell>
          <table:table-cell office:value-type="string">
            <text:p>https://twitter.com/73unamm3/status/1613307190290567168</text:p>
          </table:table-cell>
        </table:table-row>
        <table:table-row>
          <table:table-cell office:value="14" office:value-type="float"/>
          <table:table-cell office:value-type="string">
            <text:p>Pattern 6</text:p>
          </table:table-cell>
          <table:table-cell office:value="0.14552022132246065" office:value-type="float"/>
          <table:table-cell office:value="0.14128012565326514" office:value-type="float"/>
          <table:table-cell office:value="0.8807605251455894" office:value-type="float"/>
          <table:table-cell office:value-type="string">
            <text:p>input/data_formal_20240530-1342/meme/7ozombol3_20230201T220942/0.jpg</text:p>
          </table:table-cell>
          <table:table-cell office:value-type="string">
            <text:p>https://twitter.com/7ozombol3/status/1620907269054664705</text:p>
          </table:table-cell>
        </table:table-row>
        <table:table-row>
          <table:table-cell office:value="15" office:value-type="float"/>
          <table:table-cell office:value-type="string">
            <text:p>Pattern 2</text:p>
          </table:table-cell>
          <table:table-cell office:value="0.14414425501635625" office:value-type="float"/>
          <table:table-cell office:value="0.20561592253191296" office:value-type="float"/>
          <table:table-cell office:value="0.8806641316980574" office:value-type="float"/>
          <table:table-cell office:value-type="string">
            <text:p>input/data_formal_20240530-1342/meme/8ster__20230104T064112/0.jpg</text:p>
          </table:table-cell>
          <table:table-cell office:value-type="string">
            <text:p>https://twitter.com/8ster_/status/1610526742526976002</text:p>
          </table:table-cell>
        </table:table-row>
        <table:table-row>
          <table:table-cell office:value="16" office:value-type="float"/>
          <table:table-cell office:value-type="string">
            <text:p>Pattern 23</text:p>
          </table:table-cell>
          <table:table-cell office:value="0.10762812051783535" office:value-type="float"/>
          <table:table-cell office:value="0.7796583392026852" office:value-type="float"/>
          <table:table-cell office:value="0.7569392580333447" office:value-type="float"/>
          <table:table-cell office:value-type="string">
            <text:p>input/data_formal_20240530-1342/meme/91Trucks_20230106T055152/0.jpg</text:p>
          </table:table-cell>
          <table:table-cell office:value-type="string">
            <text:p>https://twitter.com/nikp_05/status/1611239352788742145</text:p>
          </table:table-cell>
        </table:table-row>
        <table:table-row>
          <table:table-cell office:value="17" office:value-type="float"/>
          <table:table-cell office:value-type="string">
            <text:p>Pattern 23</text:p>
          </table:table-cell>
          <table:table-cell office:value="0.09111393500937201" office:value-type="float"/>
          <table:table-cell office:value="0.834480029316892" office:value-type="float"/>
          <table:table-cell office:value="0.6035490906449543" office:value-type="float"/>
          <table:table-cell office:value-type="string">
            <text:p>input/data_formal_20240530-1342/meme/91wheels_20230106T052635/0.jpg</text:p>
          </table:table-cell>
          <table:table-cell office:value-type="string">
            <text:p>https://twitter.com/91wheels/status/1611232743287066624</text:p>
          </table:table-cell>
        </table:table-row>
        <table:table-row>
          <table:table-cell office:value="18" office:value-type="float"/>
          <table:table-cell office:value-type="string">
            <text:p>Pattern 35</text:p>
          </table:table-cell>
          <table:table-cell office:value="0.10997656924600999" office:value-type="float"/>
          <table:table-cell office:value="0.478400166328228" office:value-type="float"/>
          <table:table-cell office:value="0.9073581831211658" office:value-type="float"/>
          <table:table-cell office:value-type="string">
            <text:p>input/data_formal_20240530-1342/meme/_auntysocial_20221228T021236/0.jpg</text:p>
          </table:table-cell>
          <table:table-cell office:value-type="string">
            <text:p>https://twitter.com/_auntysocial/status/1607922432693633024</text:p>
          </table:table-cell>
        </table:table-row>
        <table:table-row>
          <table:table-cell office:value="19" office:value-type="float"/>
          <table:table-cell office:value-type="string">
            <text:p>Pattern 41</text:p>
          </table:table-cell>
          <table:table-cell office:value="0.20005303517814443" office:value-type="float"/>
          <table:table-cell office:value="0.10102394068402465" office:value-type="float"/>
          <table:table-cell office:value="0.8130640026586267" office:value-type="float"/>
          <table:table-cell office:value-type="string">
            <text:p>input/data_formal_20240530-1342/meme/_auntysocial_20221228T034424/0.jpg</text:p>
          </table:table-cell>
          <table:table-cell office:value-type="string">
            <text:p>https://twitter.com/_auntysocial/status/1607945536924950529</text:p>
          </table:table-cell>
        </table:table-row>
        <table:table-row>
          <table:table-cell office:value="20" office:value-type="float"/>
          <table:table-cell office:value-type="string">
            <text:p>Pattern 42</text:p>
          </table:table-cell>
          <table:table-cell office:value="0.1272382251621597" office:value-type="float"/>
          <table:table-cell office:value="0.3688479510833769" office:value-type="float"/>
          <table:table-cell office:value="0.8989865083263736" office:value-type="float"/>
          <table:table-cell office:value-type="string">
            <text:p>input/data_formal_20240530-1342/meme/_auntysocial_20221228T034426/0.jpg</text:p>
          </table:table-cell>
          <table:table-cell office:value-type="string">
            <text:p>https://twitter.com/_auntysocial/status/1607945543237476354</text:p>
          </table:table-cell>
        </table:table-row>
        <table:table-row>
          <table:table-cell office:value="21" office:value-type="float"/>
          <table:table-cell office:value-type="string">
            <text:p>Pattern 14</text:p>
          </table:table-cell>
          <table:table-cell office:value="0.14710565541896414" office:value-type="float"/>
          <table:table-cell office:value="0.07667077202562189" office:value-type="float"/>
          <table:table-cell office:value="0.8422975956937985" office:value-type="float"/>
          <table:table-cell office:value-type="string">
            <text:p>input/data_formal_20240530-1342/meme/_auntysocial_20221228T034427/0.jpg</text:p>
          </table:table-cell>
          <table:table-cell office:value-type="string">
            <text:p>https://twitter.com/_auntysocial/status/1607945547515674624</text:p>
          </table:table-cell>
        </table:table-row>
        <table:table-row>
          <table:table-cell office:value="22" office:value-type="float"/>
          <table:table-cell office:value-type="string">
            <text:p>Pattern 26</text:p>
          </table:table-cell>
          <table:table-cell office:value="0.18929108059650396" office:value-type="float"/>
          <table:table-cell office:value="0.33489475525440104" office:value-type="float"/>
          <table:table-cell office:value="0.7497284238199179" office:value-type="float"/>
          <table:table-cell office:value-type="string">
            <text:p>input/data_formal_20240530-1342/meme/_auntysocial_20230202T001313/0.jpg</text:p>
          </table:table-cell>
          <table:table-cell office:value-type="string">
            <text:p>https://twitter.com/_auntysocial/status/1620938354190606339</text:p>
          </table:table-cell>
        </table:table-row>
        <table:table-row>
          <table:table-cell office:value="23" office:value-type="float"/>
          <table:table-cell office:value-type="string">
            <text:p>Pattern 26</text:p>
          </table:table-cell>
          <table:table-cell office:value="0.27062067548402013" office:value-type="float"/>
          <table:table-cell office:value="0.3887932490020048" office:value-type="float"/>
          <table:table-cell office:value="0.8186984399725107" office:value-type="float"/>
          <table:table-cell office:value-type="string">
            <text:p>input/data_formal_20240530-1342/meme/_auntysocial_20230202T004509/0.jpg</text:p>
          </table:table-cell>
          <table:table-cell office:value-type="string">
            <text:p>https://twitter.com/_auntysocial/status/1620946389969604619</text:p>
          </table:table-cell>
        </table:table-row>
        <table:table-row>
          <table:table-cell office:value="24" office:value-type="float"/>
          <table:table-cell office:value-type="string">
            <text:p>Pattern 5</text:p>
          </table:table-cell>
          <table:table-cell office:value="0.1199653657214729" office:value-type="float"/>
          <table:table-cell office:value="0.307513482485665" office:value-type="float"/>
          <table:table-cell office:value="0.933940126725229" office:value-type="float"/>
          <table:table-cell office:value-type="string">
            <text:p>input/data_formal_20240530-1342/meme/_auntysocial_20230202T011244/0.jpg</text:p>
          </table:table-cell>
          <table:table-cell office:value-type="string">
            <text:p>https://twitter.com/_auntysocial/status/1620953328464060421</text:p>
          </table:table-cell>
        </table:table-row>
        <table:table-row>
          <table:table-cell office:value="25" office:value-type="float"/>
          <table:table-cell office:value-type="string">
            <text:p>Pattern 44</text:p>
          </table:table-cell>
          <table:table-cell office:value="0.08230450310606219" office:value-type="float"/>
          <table:table-cell office:value="0.34371553050045717" office:value-type="float"/>
          <table:table-cell office:value="0.8766481540553676" office:value-type="float"/>
          <table:table-cell office:value-type="string">
            <text:p>input/data_formal_20240530-1342/meme/_auntysocial_20230202T024528/0.jpg</text:p>
          </table:table-cell>
          <table:table-cell office:value-type="string">
            <text:p>https://twitter.com/_auntysocial/status/1620976666016088067</text:p>
          </table:table-cell>
        </table:table-row>
        <table:table-row>
          <table:table-cell office:value="26" office:value-type="float"/>
          <table:table-cell office:value-type="string">
            <text:p>Pattern 9</text:p>
          </table:table-cell>
          <table:table-cell office:value="0.12815458814986325" office:value-type="float"/>
          <table:table-cell office:value="0.25612945023836864" office:value-type="float"/>
          <table:table-cell office:value="0.8624092167366928" office:value-type="float"/>
          <table:table-cell office:value-type="string">
            <text:p>input/data_formal_20240530-1342/meme/_auntysocial_20230316T021233/0.jpg</text:p>
          </table:table-cell>
          <table:table-cell office:value-type="string">
            <text:p>https://twitter.com/_auntysocial/status/1636188676228108288</text:p>
          </table:table-cell>
        </table:table-row>
        <table:table-row>
          <table:table-cell office:value="27" office:value-type="float"/>
          <table:table-cell office:value-type="string">
            <text:p>Pattern 1</text:p>
          </table:table-cell>
          <table:table-cell office:value="0.3330242555255359" office:value-type="float"/>
          <table:table-cell office:value="0.3309598410100516" office:value-type="float"/>
          <table:table-cell office:value="0.8874608183070333" office:value-type="float"/>
          <table:table-cell office:value-type="string">
            <text:p>input/data_formal_20240530-1342/meme/_Bubo__20230315T215620/0.jpg</text:p>
          </table:table-cell>
          <table:table-cell office:value-type="string">
            <text:p>https://twitter.com/_Bubo_/status/1636124193803698178</text:p>
          </table:table-cell>
        </table:table-row>
        <table:table-row>
          <table:table-cell office:value="28" office:value-type="float"/>
          <table:table-cell office:value-type="string">
            <text:p>Pattern 3</text:p>
          </table:table-cell>
          <table:table-cell office:value="0.12386351610272331" office:value-type="float"/>
          <table:table-cell office:value="0.6689432287434016" office:value-type="float"/>
          <table:table-cell office:value="0.8521925296949919" office:value-type="float"/>
          <table:table-cell office:value-type="string">
            <text:p>input/data_formal_20240530-1342/meme/_iamjabir__20230409T222356/0.jpg</text:p>
          </table:table-cell>
          <table:table-cell office:value-type="string">
            <text:p>https://twitter.com/_iamjabir_/status/1645190836114849794</text:p>
          </table:table-cell>
        </table:table-row>
        <table:table-row>
          <table:table-cell office:value="29" office:value-type="float"/>
          <table:table-cell office:value-type="string">
            <text:p>Pattern 46</text:p>
          </table:table-cell>
          <table:table-cell office:value="0.14066267471829785" office:value-type="float"/>
          <table:table-cell office:value="0.3558298023302919" office:value-type="float"/>
          <table:table-cell office:value="0.8545696099250681" office:value-type="float"/>
          <table:table-cell office:value-type="string">
            <text:p>input/data_formal_20240530-1342/meme/_joonpiter__20200330T013009/0.jpg</text:p>
          </table:table-cell>
          <table:table-cell office:value-type="string">
            <text:p>https://twitter.com/lobivampires_/status/1620315446317821952</text:p>
          </table:table-cell>
        </table:table-row>
        <table:table-row>
          <table:table-cell office:value="30" office:value-type="float"/>
          <table:table-cell office:value-type="string">
            <text:p>Pattern 1</text:p>
          </table:table-cell>
          <table:table-cell office:value="0.32623559136766656" office:value-type="float"/>
          <table:table-cell office:value="0.4449411252627108" office:value-type="float"/>
          <table:table-cell office:value="0.9303687037641684" office:value-type="float"/>
          <table:table-cell office:value-type="string">
            <text:p>input/data_formal_20240530-1342/meme/_joonpiter__20200330T013009/1.jpg</text:p>
          </table:table-cell>
          <table:table-cell office:value-type="string">
            <text:p>https://twitter.com/lobivampires_/status/1620315446317821952</text:p>
          </table:table-cell>
        </table:table-row>
        <table:table-row>
          <table:table-cell office:value="31" office:value-type="float"/>
          <table:table-cell office:value-type="string">
            <text:p>Pattern 1</text:p>
          </table:table-cell>
          <table:table-cell office:value="0.30674021603081636" office:value-type="float"/>
          <table:table-cell office:value="0.2882388041719291" office:value-type="float"/>
          <table:table-cell office:value="0.8464466715388974" office:value-type="float"/>
          <table:table-cell office:value-type="string">
            <text:p>input/data_formal_20240530-1342/meme/_LINEFRIENDS_20230323T030130/0.jpg</text:p>
          </table:table-cell>
          <table:table-cell office:value-type="string">
            <text:p>https://twitter.com/Garde_Y2E/status/1638748614091501568</text:p>
          </table:table-cell>
        </table:table-row>
        <table:table-row>
          <table:table-cell office:value="32" office:value-type="float"/>
          <table:table-cell office:value-type="string">
            <text:p>Pattern 1</text:p>
          </table:table-cell>
          <table:table-cell office:value="0.24234113075568808" office:value-type="float"/>
          <table:table-cell office:value="0.3128716001571015" office:value-type="float"/>
          <table:table-cell office:value="0.9095503773830954" office:value-type="float"/>
          <table:table-cell office:value-type="string">
            <text:p>input/data_formal_20240530-1342/meme/_SHABIL_AHMED__20230307T071354/0.jpg</text:p>
          </table:table-cell>
          <table:table-cell office:value-type="string">
            <text:p>https://twitter.com/_SHABIL_AHMED_/status/1633003020878315524</text:p>
          </table:table-cell>
        </table:table-row>
        <table:table-row>
          <table:table-cell office:value="33" office:value-type="float"/>
          <table:table-cell office:value-type="string">
            <text:p>Pattern 14</text:p>
          </table:table-cell>
          <table:table-cell office:value="0.1855809954041574" office:value-type="float"/>
          <table:table-cell office:value="0.2689706062274243" office:value-type="float"/>
          <table:table-cell office:value="0.8423903060164377" office:value-type="float"/>
          <table:table-cell office:value-type="string">
            <text:p>input/data_formal_20240530-1342/meme/_showflicks_20230103T213005/0.jpg</text:p>
          </table:table-cell>
          <table:table-cell office:value-type="string">
            <text:p>https://twitter.com/_showflicks/status/1610388051485941760</text:p>
          </table:table-cell>
        </table:table-row>
        <table:table-row>
          <table:table-cell office:value="34" office:value-type="float"/>
          <table:table-cell office:value-type="string">
            <text:p>Pattern 20</text:p>
          </table:table-cell>
          <table:table-cell office:value="0.2182721073165204" office:value-type="float"/>
          <table:table-cell office:value="0.41289841855331666" office:value-type="float"/>
          <table:table-cell office:value="0.9211735834242382" office:value-type="float"/>
          <table:table-cell office:value-type="string">
            <text:p>input/data_formal_20240530-1342/meme/_Tokenomeme_20230105T103501/0.jpg</text:p>
          </table:table-cell>
          <table:table-cell office:value-type="string">
            <text:p>https://twitter.com/_Tokenomeme/status/1610947972103131136</text:p>
          </table:table-cell>
        </table:table-row>
        <table:table-row>
          <table:table-cell office:value="35" office:value-type="float"/>
          <table:table-cell office:value-type="string">
            <text:p>Pattern 16</text:p>
          </table:table-cell>
          <table:table-cell office:value="0.16182941015776076" office:value-type="float"/>
          <table:table-cell office:value="0.17933304122686497" office:value-type="float"/>
          <table:table-cell office:value="0.8843335973702755" office:value-type="float"/>
          <table:table-cell office:value-type="string">
            <text:p>input/data_formal_20240530-1342/meme/_Tokenomeme_20230206T103501/0.jpg</text:p>
          </table:table-cell>
          <table:table-cell office:value-type="string">
            <text:p>https://twitter.com/_Tokenomeme/status/1622544384003563520</text:p>
          </table:table-cell>
        </table:table-row>
        <table:table-row>
          <table:table-cell office:value="36" office:value-type="float"/>
          <table:table-cell office:value-type="string">
            <text:p>Pattern 15</text:p>
          </table:table-cell>
          <table:table-cell office:value="0.09548521094062773" office:value-type="float"/>
          <table:table-cell office:value="0.7252564212954402" office:value-type="float"/>
          <table:table-cell office:value="0.8606599478316296" office:value-type="float"/>
          <table:table-cell office:value-type="string">
            <text:p>input/data_formal_20240530-1342/meme/_Tokenomeme_20230212T150915/0.jpg</text:p>
          </table:table-cell>
          <table:table-cell office:value-type="string">
            <text:p>https://twitter.com/_Tokenomeme/status/1624787725617442816</text:p>
          </table:table-cell>
        </table:table-row>
        <table:table-row>
          <table:table-cell office:value="3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_Tokenomeme_20230305T140124/0.jpg</text:p>
          </table:table-cell>
          <table:table-cell office:value-type="string">
            <text:p>https://twitter.com/salkar21/status/1638711493750390785</text:p>
          </table:table-cell>
        </table:table-row>
        <table:table-row>
          <table:table-cell office:value="38" office:value-type="float"/>
          <table:table-cell office:value-type="string">
            <text:p>Pattern 13</text:p>
          </table:table-cell>
          <table:table-cell office:value="0.21309672473358698" office:value-type="float"/>
          <table:table-cell office:value="0.4556227122354281" office:value-type="float"/>
          <table:table-cell office:value="0.8615730434378651" office:value-type="float"/>
          <table:table-cell office:value-type="string">
            <text:p>input/data_formal_20240530-1342/meme/a_dumb_id1ot_20230112T001052/0.jpg</text:p>
          </table:table-cell>
          <table:table-cell office:value-type="string">
            <text:p>https://twitter.com/a_dumb_id1ot/status/1613327616433438728</text:p>
          </table:table-cell>
        </table:table-row>
        <table:table-row>
          <table:table-cell office:value="39" office:value-type="float"/>
          <table:table-cell office:value-type="string">
            <text:p>Pattern 42</text:p>
          </table:table-cell>
          <table:table-cell office:value="0.09443380916232788" office:value-type="float"/>
          <table:table-cell office:value="0.5236879528553524" office:value-type="float"/>
          <table:table-cell office:value="0.8645376046732628" office:value-type="float"/>
          <table:table-cell office:value-type="string">
            <text:p>input/data_formal_20240530-1342/meme/a_kayflex_20230104T125752/0.jpg</text:p>
          </table:table-cell>
          <table:table-cell office:value-type="string">
            <text:p>https://twitter.com/a_kayflex/status/1610621535253069825</text:p>
          </table:table-cell>
        </table:table-row>
        <table:table-row>
          <table:table-cell office:value="40" office:value-type="float"/>
          <table:table-cell office:value-type="string">
            <text:p>Pattern 42</text:p>
          </table:table-cell>
          <table:table-cell office:value="0.10886045013371184" office:value-type="float"/>
          <table:table-cell office:value="0.4021304780322813" office:value-type="float"/>
          <table:table-cell office:value="0.898304117397006" office:value-type="float"/>
          <table:table-cell office:value-type="string">
            <text:p>input/data_formal_20240530-1342/meme/a_kayflex_20230104T125752/1.jpg</text:p>
          </table:table-cell>
          <table:table-cell office:value-type="string">
            <text:p>https://twitter.com/a_kayflex/status/1610621535253069825</text:p>
          </table:table-cell>
        </table:table-row>
        <table:table-row>
          <table:table-cell office:value="41" office:value-type="float"/>
          <table:table-cell office:value-type="string">
            <text:p>Pattern 16</text:p>
          </table:table-cell>
          <table:table-cell office:value="0.19346779886927565" office:value-type="float"/>
          <table:table-cell office:value="0.2842224609429561" office:value-type="float"/>
          <table:table-cell office:value="0.8899655284438892" office:value-type="float"/>
          <table:table-cell office:value-type="string">
            <text:p>input/data_formal_20240530-1342/meme/AAcademiaLeague_20230204T064515/0.jpg</text:p>
          </table:table-cell>
          <table:table-cell office:value-type="string">
            <text:p>https://twitter.com/KellyBu44985971/status/1622565013205442560</text:p>
          </table:table-cell>
        </table:table-row>
        <table:table-row>
          <table:table-cell office:value="42" office:value-type="float"/>
          <table:table-cell office:value-type="string">
            <text:p>Pattern 5</text:p>
          </table:table-cell>
          <table:table-cell office:value="0.1280054857943427" office:value-type="float"/>
          <table:table-cell office:value="0.7809392301413893" office:value-type="float"/>
          <table:table-cell office:value="0.7997224158531383" office:value-type="float"/>
          <table:table-cell office:value-type="string">
            <text:p>input/data_formal_20240530-1342/meme/AafmIndia_20230106T051016/0.jpg</text:p>
          </table:table-cell>
          <table:table-cell office:value-type="string">
            <text:p>https://twitter.com/Yamnishaafm/status/1611234396518109184</text:p>
          </table:table-cell>
        </table:table-row>
        <table:table-row>
          <table:table-cell office:value="43" office:value-type="float"/>
          <table:table-cell office:value-type="string">
            <text:p>Pattern 19</text:p>
          </table:table-cell>
          <table:table-cell office:value="0.1830335640075612" office:value-type="float"/>
          <table:table-cell office:value="0.5887783847283757" office:value-type="float"/>
          <table:table-cell office:value="0.8788471954908835" office:value-type="float"/>
          <table:table-cell office:value-type="string">
            <text:p>input/data_formal_20240530-1342/meme/AaliArp_20230202T004328/0.jpg</text:p>
          </table:table-cell>
          <table:table-cell office:value-type="string">
            <text:p>https://twitter.com/AaliArp/status/1620945964709318657</text:p>
          </table:table-cell>
        </table:table-row>
        <table:table-row>
          <table:table-cell office:value="44" office:value-type="float"/>
          <table:table-cell office:value-type="string">
            <text:p>Pattern 15</text:p>
          </table:table-cell>
          <table:table-cell office:value="0.07177475432730643" office:value-type="float"/>
          <table:table-cell office:value="0.4958750359719097" office:value-type="float"/>
          <table:table-cell office:value="0.9262770517758676" office:value-type="float"/>
          <table:table-cell office:value-type="string">
            <text:p>input/data_formal_20240530-1342/meme/AaliArp_20230202T004524/0.jpg</text:p>
          </table:table-cell>
          <table:table-cell office:value-type="string">
            <text:p>https://twitter.com/AaliArp/status/1620946450783043587</text:p>
          </table:table-cell>
        </table:table-row>
        <table:table-row>
          <table:table-cell office:value="45" office:value-type="float"/>
          <table:table-cell office:value-type="string">
            <text:p>Pattern 42</text:p>
          </table:table-cell>
          <table:table-cell office:value="0.367498843689341" office:value-type="float"/>
          <table:table-cell office:value="0.4095317838513877" office:value-type="float"/>
          <table:table-cell office:value="0.9177013285498625" office:value-type="float"/>
          <table:table-cell office:value-type="string">
            <text:p>input/data_formal_20240530-1342/meme/abdullaha37_20230403T193739/0.jpg</text:p>
          </table:table-cell>
          <table:table-cell office:value-type="string">
            <text:p>https://twitter.com/abdullaha37/status/1642974664019288064</text:p>
          </table:table-cell>
        </table:table-row>
        <table:table-row>
          <table:table-cell office:value="4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bdullahiKDP_20230112T102827/0.jpg</text:p>
          </table:table-cell>
          <table:table-cell office:value-type="string">
            <text:p>https://twitter.com/abdullahiKDP/status/1613483034703007744</text:p>
          </table:table-cell>
        </table:table-row>
        <table:table-row>
          <table:table-cell office:value="47" office:value-type="float"/>
          <table:table-cell office:value-type="string">
            <text:p>Pattern 29</text:p>
          </table:table-cell>
          <table:table-cell office:value="0.20390642559124533" office:value-type="float"/>
          <table:table-cell office:value="0.4597928184389261" office:value-type="float"/>
          <table:table-cell office:value="0.948867761590552" office:value-type="float"/>
          <table:table-cell office:value-type="string">
            <text:p>input/data_formal_20240530-1342/meme/AbhijithAG28_20230105T153213/0.jpg</text:p>
          </table:table-cell>
          <table:table-cell office:value-type="string">
            <text:p>https://twitter.com/AbhijithAG28/status/1611022765817204737</text:p>
          </table:table-cell>
        </table:table-row>
        <table:table-row>
          <table:table-cell office:value="48" office:value-type="float"/>
          <table:table-cell office:value-type="string">
            <text:p>Pattern 44</text:p>
          </table:table-cell>
          <table:table-cell office:value="0.13096660986394917" office:value-type="float"/>
          <table:table-cell office:value="0.2736262479042479" office:value-type="float"/>
          <table:table-cell office:value="0.8229499040276477" office:value-type="float"/>
          <table:table-cell office:value-type="string">
            <text:p>input/data_formal_20240530-1342/meme/AbitCartoonish_20230322T220717/0.jpg</text:p>
          </table:table-cell>
          <table:table-cell office:value-type="string">
            <text:p>https://twitter.com/AbitCartoonish/status/1638663666701860864</text:p>
          </table:table-cell>
        </table:table-row>
        <table:table-row>
          <table:table-cell office:value="4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bruptCanine4_20230105T124028/0.jpg</text:p>
          </table:table-cell>
          <table:table-cell office:value-type="string">
            <text:p>https://twitter.com/AbruptCanine4/status/1610979541937258497</text:p>
          </table:table-cell>
        </table:table-row>
        <table:table-row>
          <table:table-cell office:value="50" office:value-type="float"/>
          <table:table-cell office:value-type="string">
            <text:p>Pattern 45</text:p>
          </table:table-cell>
          <table:table-cell office:value="0.18270670524212684" office:value-type="float"/>
          <table:table-cell office:value="0.4262096763528552" office:value-type="float"/>
          <table:table-cell office:value="0.8737353532814524" office:value-type="float"/>
          <table:table-cell office:value-type="string">
            <text:p>input/data_formal_20240530-1342/meme/abspos1_20230206T150028/0.jpg</text:p>
          </table:table-cell>
          <table:table-cell office:value-type="string">
            <text:p>https://twitter.com/abspos1/status/1622611186339528704</text:p>
          </table:table-cell>
        </table:table-row>
        <table:table-row>
          <table:table-cell office:value="51" office:value-type="float"/>
          <table:table-cell office:value-type="string">
            <text:p>Pattern 12</text:p>
          </table:table-cell>
          <table:table-cell office:value="0.1730875453017167" office:value-type="float"/>
          <table:table-cell office:value="0.18339680618239504" office:value-type="float"/>
          <table:table-cell office:value="0.9332476523004541" office:value-type="float"/>
          <table:table-cell office:value-type="string">
            <text:p>input/data_formal_20240530-1342/meme/acupofgrace_20230403T174340/0.jpg</text:p>
          </table:table-cell>
          <table:table-cell office:value-type="string">
            <text:p>https://twitter.com/acupofgrace/status/1642945978268528640</text:p>
          </table:table-cell>
        </table:table-row>
        <table:table-row>
          <table:table-cell office:value="52" office:value-type="float"/>
          <table:table-cell office:value-type="string">
            <text:p>Pattern 23</text:p>
          </table:table-cell>
          <table:table-cell office:value="0.13020478681534234" office:value-type="float"/>
          <table:table-cell office:value="0.7626801281683673" office:value-type="float"/>
          <table:table-cell office:value="0.5276277085646818" office:value-type="float"/>
          <table:table-cell office:value-type="string">
            <text:p>input/data_formal_20240530-1342/meme/Adani_One_20230106T043745/0.jpg</text:p>
          </table:table-cell>
          <table:table-cell office:value-type="string">
            <text:p>https://twitter.com/Adani_One/status/1611220452684484609</text:p>
          </table:table-cell>
        </table:table-row>
        <table:table-row>
          <table:table-cell office:value="53" office:value-type="float"/>
          <table:table-cell office:value-type="string">
            <text:p>Pattern 43</text:p>
          </table:table-cell>
          <table:table-cell office:value="0.0851530587388247" office:value-type="float"/>
          <table:table-cell office:value="0.5259455467005177" office:value-type="float"/>
          <table:table-cell office:value="0.8712063699468496" office:value-type="float"/>
          <table:table-cell office:value-type="string">
            <text:p>input/data_formal_20240530-1342/meme/AdarshArya2182_20230105T105428/0.jpg</text:p>
          </table:table-cell>
          <table:table-cell office:value-type="string">
            <text:p>https://twitter.com/AdarshArya2182/status/1610952868659630081</text:p>
          </table:table-cell>
        </table:table-row>
        <table:table-row>
          <table:table-cell office:value="54" office:value-type="float"/>
          <table:table-cell office:value-type="string">
            <text:p>Pattern 25</text:p>
          </table:table-cell>
          <table:table-cell office:value="0.1251702236224467" office:value-type="float"/>
          <table:table-cell office:value="0.6883372912807499" office:value-type="float"/>
          <table:table-cell office:value="0.8973910617154219" office:value-type="float"/>
          <table:table-cell office:value-type="string">
            <text:p>input/data_formal_20240530-1342/meme/AditiPvt_20230112T083157/0.jpg</text:p>
          </table:table-cell>
          <table:table-cell office:value-type="string">
            <text:p>https://twitter.com/AditiPvt/status/1613453716409184257</text:p>
          </table:table-cell>
        </table:table-row>
        <table:table-row>
          <table:table-cell office:value="55" office:value-type="float"/>
          <table:table-cell office:value-type="string">
            <text:p>Pattern 10</text:p>
          </table:table-cell>
          <table:table-cell office:value="0.2275333528930577" office:value-type="float"/>
          <table:table-cell office:value="0.22286006254056365" office:value-type="float"/>
          <table:table-cell office:value="0.8344201844008332" office:value-type="float"/>
          <table:table-cell office:value-type="string">
            <text:p>input/data_formal_20240530-1342/meme/Adnanshaikhx1_20230105T115403/0.jpg</text:p>
          </table:table-cell>
          <table:table-cell office:value-type="string">
            <text:p>https://twitter.com/Adnanshaikhx1/status/1610967863988482050</text:p>
          </table:table-cell>
        </table:table-row>
        <table:table-row>
          <table:table-cell office:value="56" office:value-type="float"/>
          <table:table-cell office:value-type="string">
            <text:p>Pattern 32</text:p>
          </table:table-cell>
          <table:table-cell office:value="0.08111403419119051" office:value-type="float"/>
          <table:table-cell office:value="0.5380950306658678" office:value-type="float"/>
          <table:table-cell office:value="0.8811878912432267" office:value-type="float"/>
          <table:table-cell office:value-type="string">
            <text:p>input/data_formal_20240530-1342/meme/Adnanshaikhx1_20230111T220038/0.jpg</text:p>
          </table:table-cell>
          <table:table-cell office:value-type="string">
            <text:p>https://twitter.com/Adnanshaikhx1/status/1613294841747869698</text:p>
          </table:table-cell>
        </table:table-row>
        <table:table-row>
          <table:table-cell office:value="57" office:value-type="float"/>
          <table:table-cell office:value-type="string">
            <text:p>Pattern 18</text:p>
          </table:table-cell>
          <table:table-cell office:value="0.12878915812862585" office:value-type="float"/>
          <table:table-cell office:value="0.3353409999648339" office:value-type="float"/>
          <table:table-cell office:value="0.8963300025571369" office:value-type="float"/>
          <table:table-cell office:value-type="string">
            <text:p>input/data_formal_20240530-1342/meme/Adnanshaikhx1_20230201T222549/0.jpg</text:p>
          </table:table-cell>
          <table:table-cell office:value-type="string">
            <text:p>https://twitter.com/Adnanshaikhx1/status/1620911324602712078</text:p>
          </table:table-cell>
        </table:table-row>
        <table:table-row>
          <table:table-cell office:value="58" office:value-type="float"/>
          <table:table-cell office:value-type="string">
            <text:p>Pattern 25</text:p>
          </table:table-cell>
          <table:table-cell office:value="0.15906283612155597" office:value-type="float"/>
          <table:table-cell office:value="0.5576804348957858" office:value-type="float"/>
          <table:table-cell office:value="0.983873204643967" office:value-type="float"/>
          <table:table-cell office:value-type="string">
            <text:p>input/data_formal_20240530-1342/meme/Ado9do_20230124T045138/0.jpg</text:p>
          </table:table-cell>
          <table:table-cell office:value-type="string">
            <text:p>https://twitter.com/Ado9do/status/1617746926275026944</text:p>
          </table:table-cell>
        </table:table-row>
        <table:table-row>
          <table:table-cell office:value="5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do9do_20230124T045138/1.jpg</text:p>
          </table:table-cell>
          <table:table-cell office:value-type="string">
            <text:p>https://twitter.com/Ado9do/status/1617746926275026944</text:p>
          </table:table-cell>
        </table:table-row>
        <table:table-row>
          <table:table-cell office:value="6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do9do_20230124T045138/2.jpg</text:p>
          </table:table-cell>
          <table:table-cell office:value-type="string">
            <text:p>https://twitter.com/Ado9do/status/1617746926275026944</text:p>
          </table:table-cell>
        </table:table-row>
        <table:table-row>
          <table:table-cell office:value="61" office:value-type="float"/>
          <table:table-cell office:value-type="string">
            <text:p>Pattern 15</text:p>
          </table:table-cell>
          <table:table-cell office:value="0.3464352355482573" office:value-type="float"/>
          <table:table-cell office:value="0.48700219313683" office:value-type="float"/>
          <table:table-cell office:value="0.9198642872307192" office:value-type="float"/>
          <table:table-cell office:value-type="string">
            <text:p>input/data_formal_20240530-1342/meme/AdonmoInc_20221228T043016/0.jpg</text:p>
          </table:table-cell>
          <table:table-cell office:value-type="string">
            <text:p>https://twitter.com/AdonmoInc/status/1607957078525575168</text:p>
          </table:table-cell>
        </table:table-row>
        <table:table-row>
          <table:table-cell office:value="62" office:value-type="float"/>
          <table:table-cell office:value-type="string">
            <text:p>Pattern 45</text:p>
          </table:table-cell>
          <table:table-cell office:value="0.1422588943340629" office:value-type="float"/>
          <table:table-cell office:value="0.5229154975836521" office:value-type="float"/>
          <table:table-cell office:value="0.806610480377767" office:value-type="float"/>
          <table:table-cell office:value-type="string">
            <text:p>input/data_formal_20240530-1342/meme/AdunniCity_20230106T082357/0.jpg</text:p>
          </table:table-cell>
          <table:table-cell office:value-type="string">
            <text:p>https://twitter.com/AdunniCity/status/1611277378465955841</text:p>
          </table:table-cell>
        </table:table-row>
        <table:table-row>
          <table:table-cell office:value="63" office:value-type="float"/>
          <table:table-cell office:value-type="string">
            <text:p>Pattern 29</text:p>
          </table:table-cell>
          <table:table-cell office:value="0.35190388499934405" office:value-type="float"/>
          <table:table-cell office:value="0.30721310654647677" office:value-type="float"/>
          <table:table-cell office:value="0.8014250626276842" office:value-type="float"/>
          <table:table-cell office:value-type="string">
            <text:p>input/data_formal_20240530-1342/meme/aelooath_20230106T054931/0.jpg</text:p>
          </table:table-cell>
          <table:table-cell office:value-type="string">
            <text:p>https://twitter.com/aelooath/status/1611238511507804161</text:p>
          </table:table-cell>
        </table:table-row>
        <table:table-row>
          <table:table-cell office:value="64" office:value-type="float"/>
          <table:table-cell office:value-type="string">
            <text:p>Pattern 43</text:p>
          </table:table-cell>
          <table:table-cell office:value="0.16578386660800182" office:value-type="float"/>
          <table:table-cell office:value="0.5417821032082056" office:value-type="float"/>
          <table:table-cell office:value="0.8921120978867553" office:value-type="float"/>
          <table:table-cell office:value-type="string">
            <text:p>input/data_formal_20240530-1342/meme/aflahtv_20230105T124659/0.jpg</text:p>
          </table:table-cell>
          <table:table-cell office:value-type="string">
            <text:p>https://twitter.com/aflahtv/status/1610981184225378304</text:p>
          </table:table-cell>
        </table:table-row>
        <table:table-row>
          <table:table-cell office:value="65" office:value-type="float"/>
          <table:table-cell office:value-type="string">
            <text:p>Pattern 22</text:p>
          </table:table-cell>
          <table:table-cell office:value="0.1469493765463971" office:value-type="float"/>
          <table:table-cell office:value="0.3406563361428027" office:value-type="float"/>
          <table:table-cell office:value="0.8750045176048805" office:value-type="float"/>
          <table:table-cell office:value-type="string">
            <text:p>input/data_formal_20240530-1342/meme/AfnanAdi7_20221228T062355/0.jpg</text:p>
          </table:table-cell>
          <table:table-cell office:value-type="string">
            <text:p>https://twitter.com/AfnanAdi7/status/1607985681120526337</text:p>
          </table:table-cell>
        </table:table-row>
        <table:table-row>
          <table:table-cell office:value="66" office:value-type="float"/>
          <table:table-cell office:value-type="string">
            <text:p>Pattern 32</text:p>
          </table:table-cell>
          <table:table-cell office:value="0.14315633774962752" office:value-type="float"/>
          <table:table-cell office:value="0.42300022348289357" office:value-type="float"/>
          <table:table-cell office:value="0.8140238097566087" office:value-type="float"/>
          <table:table-cell office:value-type="string">
            <text:p>input/data_formal_20240530-1342/meme/AfnanAdi7_20221228T062407/0.jpg</text:p>
          </table:table-cell>
          <table:table-cell office:value-type="string">
            <text:p>https://twitter.com/AfnanAdi7/status/1607985729258541057</text:p>
          </table:table-cell>
        </table:table-row>
        <table:table-row>
          <table:table-cell office:value="67" office:value-type="float"/>
          <table:table-cell office:value-type="string">
            <text:p>Pattern 45</text:p>
          </table:table-cell>
          <table:table-cell office:value="0.19765492443256188" office:value-type="float"/>
          <table:table-cell office:value="0.5141645376737131" office:value-type="float"/>
          <table:table-cell office:value="0.8129625619564018" office:value-type="float"/>
          <table:table-cell office:value-type="string">
            <text:p>input/data_formal_20240530-1342/meme/AfnanAdi7_20221228T062421/0.jpg</text:p>
          </table:table-cell>
          <table:table-cell office:value-type="string">
            <text:p>https://twitter.com/AfnanAdi7/status/1607985787999752193</text:p>
          </table:table-cell>
        </table:table-row>
        <table:table-row>
          <table:table-cell office:value="68" office:value-type="float"/>
          <table:table-cell office:value-type="string">
            <text:p>Pattern 28</text:p>
          </table:table-cell>
          <table:table-cell office:value="0.20341742617354347" office:value-type="float"/>
          <table:table-cell office:value="0.26897894226878893" office:value-type="float"/>
          <table:table-cell office:value="0.9195328405129918" office:value-type="float"/>
          <table:table-cell office:value-type="string">
            <text:p>input/data_formal_20240530-1342/meme/AfnanAdi7_20221228T062433/0.jpg</text:p>
          </table:table-cell>
          <table:table-cell office:value-type="string">
            <text:p>https://twitter.com/AfnanAdi7/status/1607985837249269761</text:p>
          </table:table-cell>
        </table:table-row>
        <table:table-row>
          <table:table-cell office:value="69" office:value-type="float"/>
          <table:table-cell office:value-type="string">
            <text:p>Pattern 22</text:p>
          </table:table-cell>
          <table:table-cell office:value="0.1503857190449152" office:value-type="float"/>
          <table:table-cell office:value="0.28670829069916787" office:value-type="float"/>
          <table:table-cell office:value="0.84635632603772" office:value-type="float"/>
          <table:table-cell office:value-type="string">
            <text:p>input/data_formal_20240530-1342/meme/AfnanAdi7_20221228T062444/0.jpg</text:p>
          </table:table-cell>
          <table:table-cell office:value-type="string">
            <text:p>https://twitter.com/AfnanAdi7/status/1607985885362151427</text:p>
          </table:table-cell>
        </table:table-row>
        <table:table-row>
          <table:table-cell office:value="70" office:value-type="float"/>
          <table:table-cell office:value-type="string">
            <text:p>Pattern 45</text:p>
          </table:table-cell>
          <table:table-cell office:value="0.23477393348918" office:value-type="float"/>
          <table:table-cell office:value="0.6293133804876202" office:value-type="float"/>
          <table:table-cell office:value="0.8539060709915041" office:value-type="float"/>
          <table:table-cell office:value-type="string">
            <text:p>input/data_formal_20240530-1342/meme/AfnanAdi7_20221228T062456/0.jpg</text:p>
          </table:table-cell>
          <table:table-cell office:value-type="string">
            <text:p>https://twitter.com/AfnanAdi7/status/1607985935366631425</text:p>
          </table:table-cell>
        </table:table-row>
        <table:table-row>
          <table:table-cell office:value="71" office:value-type="float"/>
          <table:table-cell office:value-type="string">
            <text:p>Pattern 2</text:p>
          </table:table-cell>
          <table:table-cell office:value="0.28243869196231736" office:value-type="float"/>
          <table:table-cell office:value="0.5131715790491096" office:value-type="float"/>
          <table:table-cell office:value="0.9166428141853171" office:value-type="float"/>
          <table:table-cell office:value-type="string">
            <text:p>input/data_formal_20240530-1342/meme/AfnanAdi7_20221228T062507/0.jpg</text:p>
          </table:table-cell>
          <table:table-cell office:value-type="string">
            <text:p>https://twitter.com/AfnanAdi7/status/1607985979813691393</text:p>
          </table:table-cell>
        </table:table-row>
        <table:table-row>
          <table:table-cell office:value="72" office:value-type="float"/>
          <table:table-cell office:value-type="string">
            <text:p>Pattern 17</text:p>
          </table:table-cell>
          <table:table-cell office:value="0.1787523463627263" office:value-type="float"/>
          <table:table-cell office:value="0.3537360165020118" office:value-type="float"/>
          <table:table-cell office:value="0.8553510819413099" office:value-type="float"/>
          <table:table-cell office:value-type="string">
            <text:p>input/data_formal_20240530-1342/meme/AghaShahzaibAli_20230202T033948/0.jpg</text:p>
          </table:table-cell>
          <table:table-cell office:value-type="string">
            <text:p>https://twitter.com/AghaShahzaibAli/status/1620990341662007297</text:p>
          </table:table-cell>
        </table:table-row>
        <table:table-row>
          <table:table-cell office:value="7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gnese_creators_20230106T060148/0.jpg</text:p>
          </table:table-cell>
          <table:table-cell office:value-type="string">
            <text:p>https://twitter.com/Agnese_creators/status/1611241602739060736</text:p>
          </table:table-cell>
        </table:table-row>
        <table:table-row>
          <table:table-cell office:value="7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gnese_creators_20230124T081833/0.jpg</text:p>
          </table:table-cell>
          <table:table-cell office:value-type="string">
            <text:p>https://twitter.com/GDAutoArt/status/1617866011658575874</text:p>
          </table:table-cell>
        </table:table-row>
        <table:table-row>
          <table:table-cell office:value="75" office:value-type="float"/>
          <table:table-cell office:value-type="string">
            <text:p>Pattern 3</text:p>
          </table:table-cell>
          <table:table-cell office:value="0.19760163291287217" office:value-type="float"/>
          <table:table-cell office:value="0.5530648901655115" office:value-type="float"/>
          <table:table-cell office:value="0.873515296538877" office:value-type="float"/>
          <table:table-cell office:value-type="string">
            <text:p>input/data_formal_20240530-1342/meme/Agnese_creators_20230127T075054/0.jpg</text:p>
          </table:table-cell>
          <table:table-cell office:value-type="string">
            <text:p>https://twitter.com/AngelicUniverse/status/1619557404420763650</text:p>
          </table:table-cell>
        </table:table-row>
        <table:table-row>
          <table:table-cell office:value="76" office:value-type="float"/>
          <table:table-cell office:value-type="string">
            <text:p>Pattern 1</text:p>
          </table:table-cell>
          <table:table-cell office:value="0.3584879002554019" office:value-type="float"/>
          <table:table-cell office:value="0.3288393285097751" office:value-type="float"/>
          <table:table-cell office:value="0.9186897294930436" office:value-type="float"/>
          <table:table-cell office:value-type="string">
            <text:p>input/data_formal_20240530-1342/meme/Agnese_creators_20230201T044752/0.jpg</text:p>
          </table:table-cell>
          <table:table-cell office:value-type="string">
            <text:p>https://twitter.com/Agnese_creators/status/1620645083493302272</text:p>
          </table:table-cell>
        </table:table-row>
        <table:table-row>
          <table:table-cell office:value="77" office:value-type="float"/>
          <table:table-cell office:value-type="string">
            <text:p>Pattern 13</text:p>
          </table:table-cell>
          <table:table-cell office:value="0.13974129211372283" office:value-type="float"/>
          <table:table-cell office:value="0.7058091979089818" office:value-type="float"/>
          <table:table-cell office:value="0.8544804712966133" office:value-type="float"/>
          <table:table-cell office:value-type="string">
            <text:p>input/data_formal_20240530-1342/meme/Airdrop_parvazz_20230201T223007/0.jpg</text:p>
          </table:table-cell>
          <table:table-cell office:value-type="string">
            <text:p>https://twitter.com/AmirAbaspour/status/1620925927650729989</text:p>
          </table:table-cell>
        </table:table-row>
        <table:table-row>
          <table:table-cell office:value="78" office:value-type="float"/>
          <table:table-cell office:value-type="string">
            <text:p>Pattern 44</text:p>
          </table:table-cell>
          <table:table-cell office:value="0.15287495032690582" office:value-type="float"/>
          <table:table-cell office:value="0.32688718974254666" office:value-type="float"/>
          <table:table-cell office:value="0.8113979194125094" office:value-type="float"/>
          <table:table-cell office:value-type="string">
            <text:p>input/data_formal_20240530-1342/meme/AirheadHazelnut_20221228T023456/0.jpg</text:p>
          </table:table-cell>
          <table:table-cell office:value-type="string">
            <text:p>https://twitter.com/AirheadHazelnut/status/1607928052641579010</text:p>
          </table:table-cell>
        </table:table-row>
        <table:table-row>
          <table:table-cell office:value="79" office:value-type="float"/>
          <table:table-cell office:value-type="string">
            <text:p>Pattern 14</text:p>
          </table:table-cell>
          <table:table-cell office:value="0.17508648410529748" office:value-type="float"/>
          <table:table-cell office:value="0.38401788930223363" office:value-type="float"/>
          <table:table-cell office:value="0.8972927262075749" office:value-type="float"/>
          <table:table-cell office:value-type="string">
            <text:p>input/data_formal_20240530-1342/meme/AJDean555_20230404T015347/0.jpg</text:p>
          </table:table-cell>
          <table:table-cell office:value-type="string">
            <text:p>https://twitter.com/SMM_News_Feed/status/1643075793982205954</text:p>
          </table:table-cell>
        </table:table-row>
        <table:table-row>
          <table:table-cell office:value="8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jeetjoshiastro_20230410T053629/0.jpg</text:p>
          </table:table-cell>
          <table:table-cell office:value-type="string">
            <text:p>https://twitter.com/SMM_News_Feed/status/1645305105380683779</text:p>
          </table:table-cell>
        </table:table-row>
        <table:table-row>
          <table:table-cell office:value="8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kshayV97306351_20230109T074940/0.jpg</text:p>
          </table:table-cell>
          <table:table-cell office:value-type="string">
            <text:p>https://twitter.com/AkshayV97306351/status/1612355914346172416</text:p>
          </table:table-cell>
        </table:table-row>
        <table:table-row>
          <table:table-cell office:value="82" office:value-type="float"/>
          <table:table-cell office:value-type="string">
            <text:p>Pattern 14</text:p>
          </table:table-cell>
          <table:table-cell office:value="0.13821240661254947" office:value-type="float"/>
          <table:table-cell office:value="0.2505991632645451" office:value-type="float"/>
          <table:table-cell office:value="0.943587466643995" office:value-type="float"/>
          <table:table-cell office:value-type="string">
            <text:p>input/data_formal_20240530-1342/meme/al_maqta_20230105T123249/0.jpg</text:p>
          </table:table-cell>
          <table:table-cell office:value-type="string">
            <text:p>https://twitter.com/al_maqta/status/1610977620258324481</text:p>
          </table:table-cell>
        </table:table-row>
        <table:table-row>
          <table:table-cell office:value="83" office:value-type="float"/>
          <table:table-cell office:value-type="string">
            <text:p>Pattern 5</text:p>
          </table:table-cell>
          <table:table-cell office:value="0.16661338152113003" office:value-type="float"/>
          <table:table-cell office:value="0.3888825634353153" office:value-type="float"/>
          <table:table-cell office:value="0.8796213204397855" office:value-type="float"/>
          <table:table-cell office:value-type="string">
            <text:p>input/data_formal_20240530-1342/meme/AlbertoMaldoQC_20211218T002038/0.jpg</text:p>
          </table:table-cell>
          <table:table-cell office:value-type="string">
            <text:p>https://twitter.com/AlbertoMaldoQC/status/1613324195051585536</text:p>
          </table:table-cell>
        </table:table-row>
        <table:table-row>
          <table:table-cell office:value="84" office:value-type="float"/>
          <table:table-cell office:value-type="string">
            <text:p>Pattern 1</text:p>
          </table:table-cell>
          <table:table-cell office:value="0.3855355637809622" office:value-type="float"/>
          <table:table-cell office:value="0.2701169874223951" office:value-type="float"/>
          <table:table-cell office:value="0.8737564526513143" office:value-type="float"/>
          <table:table-cell office:value-type="string">
            <text:p>input/data_formal_20240530-1342/meme/Alcivor09_20230111T163551/0.jpg</text:p>
          </table:table-cell>
          <table:table-cell office:value-type="string">
            <text:p>https://twitter.com/Alcivor09/status/1613408430370455552</text:p>
          </table:table-cell>
        </table:table-row>
        <table:table-row>
          <table:table-cell office:value="85" office:value-type="float"/>
          <table:table-cell office:value-type="string">
            <text:p>Pattern 13</text:p>
          </table:table-cell>
          <table:table-cell office:value="0.08877282565092828" office:value-type="float"/>
          <table:table-cell office:value="0.5672735706323299" office:value-type="float"/>
          <table:table-cell office:value="0.9101269692835599" office:value-type="float"/>
          <table:table-cell office:value-type="string">
            <text:p>input/data_formal_20240530-1342/meme/Alejand36028223_20230111T230537/0.jpg</text:p>
          </table:table-cell>
          <table:table-cell office:value-type="string">
            <text:p>https://twitter.com/Alejand36028223/status/1613311196899180545</text:p>
          </table:table-cell>
        </table:table-row>
        <table:table-row>
          <table:table-cell office:value="8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lexa44luna44_20230201T031938/0.jpg</text:p>
          </table:table-cell>
          <table:table-cell office:value-type="string">
            <text:p>https://twitter.com/alexa44luna44/status/1620622879569383424</text:p>
          </table:table-cell>
        </table:table-row>
        <table:table-row>
          <table:table-cell office:value="87" office:value-type="float"/>
          <table:table-cell office:value-type="string">
            <text:p>Pattern 13</text:p>
          </table:table-cell>
          <table:table-cell office:value="0.10606268398794469" office:value-type="float"/>
          <table:table-cell office:value="0.4330935739553746" office:value-type="float"/>
          <table:table-cell office:value="0.8470242622781162" office:value-type="float"/>
          <table:table-cell office:value-type="string">
            <text:p>input/data_formal_20240530-1342/meme/AlexaMe2022_20230106T062636/0.jpg</text:p>
          </table:table-cell>
          <table:table-cell office:value-type="string">
            <text:p>https://twitter.com/AlexaMe2022/status/1611247846300487681</text:p>
          </table:table-cell>
        </table:table-row>
        <table:table-row>
          <table:table-cell office:value="88" office:value-type="float"/>
          <table:table-cell office:value-type="string">
            <text:p>Pattern 30</text:p>
          </table:table-cell>
          <table:table-cell office:value="0.2027979134605548" office:value-type="float"/>
          <table:table-cell office:value="0.24335161444561232" office:value-type="float"/>
          <table:table-cell office:value="0.8583881867451212" office:value-type="float"/>
          <table:table-cell office:value-type="string">
            <text:p>input/data_formal_20240530-1342/meme/AlexdeSuys_20230307T071341/0.jpg</text:p>
          </table:table-cell>
          <table:table-cell office:value-type="string">
            <text:p>https://twitter.com/AlexdeSuys/status/1633002965056249858</text:p>
          </table:table-cell>
        </table:table-row>
        <table:table-row>
          <table:table-cell office:value="89" office:value-type="float"/>
          <table:table-cell office:value-type="string">
            <text:p>Pattern 44</text:p>
          </table:table-cell>
          <table:table-cell office:value="0.16785347082423935" office:value-type="float"/>
          <table:table-cell office:value="0.3907592259398038" office:value-type="float"/>
          <table:table-cell office:value="0.8728657626388497" office:value-type="float"/>
          <table:table-cell office:value-type="string">
            <text:p>input/data_formal_20240530-1342/meme/AlexdeSuys_20230323T005920/0.jpg</text:p>
          </table:table-cell>
          <table:table-cell office:value-type="string">
            <text:p>https://twitter.com/AlexdeSuys/status/1638706965764521984</text:p>
          </table:table-cell>
        </table:table-row>
        <table:table-row>
          <table:table-cell office:value="90" office:value-type="float"/>
          <table:table-cell office:value-type="string">
            <text:p>Pattern 34</text:p>
          </table:table-cell>
          <table:table-cell office:value="0.26117567091556454" office:value-type="float"/>
          <table:table-cell office:value="0.435032323546307" office:value-type="float"/>
          <table:table-cell office:value="0.9130538871613576" office:value-type="float"/>
          <table:table-cell office:value-type="string">
            <text:p>input/data_formal_20240530-1342/meme/alexite_arts_20221215T230757/0.jpg</text:p>
          </table:table-cell>
          <table:table-cell office:value-type="string">
            <text:p>https://twitter.com/inoru_rgg/status/1606182592931192834</text:p>
          </table:table-cell>
        </table:table-row>
        <table:table-row>
          <table:table-cell office:value="91" office:value-type="float"/>
          <table:table-cell office:value-type="string">
            <text:p>Pattern 2</text:p>
          </table:table-cell>
          <table:table-cell office:value="0.24480960699230647" office:value-type="float"/>
          <table:table-cell office:value="0.36583457184502666" office:value-type="float"/>
          <table:table-cell office:value="0.8725772451543989" office:value-type="float"/>
          <table:table-cell office:value-type="string">
            <text:p>input/data_formal_20240530-1342/meme/alexxgaming589_20230105T103033/0.jpg</text:p>
          </table:table-cell>
          <table:table-cell office:value-type="string">
            <text:p>https://twitter.com/alexxgaming589/status/1611250567455670273</text:p>
          </table:table-cell>
        </table:table-row>
        <table:table-row>
          <table:table-cell office:value="92" office:value-type="float"/>
          <table:table-cell office:value-type="string">
            <text:p>Pattern 18</text:p>
          </table:table-cell>
          <table:table-cell office:value="0.20870740900449128" office:value-type="float"/>
          <table:table-cell office:value="0.4176286151776615" office:value-type="float"/>
          <table:table-cell office:value="0.8845359301677115" office:value-type="float"/>
          <table:table-cell office:value-type="string">
            <text:p>input/data_formal_20240530-1342/meme/Alien_Styx_20221228T020555/0.jpg</text:p>
          </table:table-cell>
          <table:table-cell office:value-type="string">
            <text:p>https://twitter.com/KatyaArmong/status/1607937400000614402</text:p>
          </table:table-cell>
        </table:table-row>
        <table:table-row>
          <table:table-cell office:value="93" office:value-type="float"/>
          <table:table-cell office:value-type="string">
            <text:p>Pattern 44</text:p>
          </table:table-cell>
          <table:table-cell office:value="0.0944023688400338" office:value-type="float"/>
          <table:table-cell office:value="0.4258866131677384" office:value-type="float"/>
          <table:table-cell office:value="0.8537889005976144" office:value-type="float"/>
          <table:table-cell office:value-type="string">
            <text:p>input/data_formal_20240530-1342/meme/Alien_Styx_20230206T143328/0.jpg</text:p>
          </table:table-cell>
          <table:table-cell office:value-type="string">
            <text:p>https://twitter.com/Alien_Styx/status/1622604392573681666</text:p>
          </table:table-cell>
        </table:table-row>
        <table:table-row>
          <table:table-cell office:value="94" office:value-type="float"/>
          <table:table-cell office:value-type="string">
            <text:p>Pattern 34</text:p>
          </table:table-cell>
          <table:table-cell office:value="0.20582919536383584" office:value-type="float"/>
          <table:table-cell office:value="0.6774636004717915" office:value-type="float"/>
          <table:table-cell office:value="0.7832177142556455" office:value-type="float"/>
          <table:table-cell office:value-type="string">
            <text:p>input/data_formal_20240530-1342/meme/Alishirts1_20221228T021627/0.jpg</text:p>
          </table:table-cell>
          <table:table-cell office:value-type="string">
            <text:p>https://twitter.com/Alishirts1/status/1607923401309696002</text:p>
          </table:table-cell>
        </table:table-row>
        <table:table-row>
          <table:table-cell office:value="95" office:value-type="float"/>
          <table:table-cell office:value-type="string">
            <text:p>Pattern 34</text:p>
          </table:table-cell>
          <table:table-cell office:value="0.2226118912815175" office:value-type="float"/>
          <table:table-cell office:value="0.5437356470749531" office:value-type="float"/>
          <table:table-cell office:value="0.7435513771511785" office:value-type="float"/>
          <table:table-cell office:value-type="string">
            <text:p>input/data_formal_20240530-1342/meme/Alishirts1_20221228T022618/0.jpg</text:p>
          </table:table-cell>
          <table:table-cell office:value-type="string">
            <text:p>https://twitter.com/Alishirts1/status/1607925880365670400</text:p>
          </table:table-cell>
        </table:table-row>
        <table:table-row>
          <table:table-cell office:value="96" office:value-type="float"/>
          <table:table-cell office:value-type="string">
            <text:p>Pattern 34</text:p>
          </table:table-cell>
          <table:table-cell office:value="0.18083334703946732" office:value-type="float"/>
          <table:table-cell office:value="0.4984326016464653" office:value-type="float"/>
          <table:table-cell office:value="0.7158414520729187" office:value-type="float"/>
          <table:table-cell office:value-type="string">
            <text:p>input/data_formal_20240530-1342/meme/Alishirts1_20230106T080317/0.jpg</text:p>
          </table:table-cell>
          <table:table-cell office:value-type="string">
            <text:p>https://twitter.com/Alishirts1/status/1611272177315360771</text:p>
          </table:table-cell>
        </table:table-row>
        <table:table-row>
          <table:table-cell office:value="97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AllDayShitpost_20221228T000309/0.jpg</text:p>
          </table:table-cell>
          <table:table-cell office:value-type="string">
            <text:p>https://twitter.com/AllDayShitpost/status/1607889856646025217</text:p>
          </table:table-cell>
        </table:table-row>
        <table:table-row>
          <table:table-cell office:value="9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llDayShitpost_20221228T010224/0.jpg</text:p>
          </table:table-cell>
          <table:table-cell office:value-type="string">
            <text:p>https://twitter.com/AllDayShitpost/status/1607904766880776192</text:p>
          </table:table-cell>
        </table:table-row>
        <table:table-row>
          <table:table-cell office:value="99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AllDayShitpost_20230105T110310/0.jpg</text:p>
          </table:table-cell>
          <table:table-cell office:value-type="string">
            <text:p>https://twitter.com/AllDayShitpost/status/1610955057758871552</text:p>
          </table:table-cell>
        </table:table-row>
        <table:table-row>
          <table:table-cell office:value="100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AllDayShitpost_20230105T110311/0.jpg</text:p>
          </table:table-cell>
          <table:table-cell office:value-type="string">
            <text:p>https://twitter.com/AllDayShitpost/status/1610955063022821377</text:p>
          </table:table-cell>
        </table:table-row>
        <table:table-row>
          <table:table-cell office:value="101" office:value-type="float"/>
          <table:table-cell office:value-type="string">
            <text:p>Pattern 12</text:p>
          </table:table-cell>
          <table:table-cell office:value="0.17835380993040353" office:value-type="float"/>
          <table:table-cell office:value="0.09555032674638414" office:value-type="float"/>
          <table:table-cell office:value="0.8633272481161073" office:value-type="float"/>
          <table:table-cell office:value-type="string">
            <text:p>input/data_formal_20240530-1342/meme/AllDayShitpost_20230105T120432/0.jpg</text:p>
          </table:table-cell>
          <table:table-cell office:value-type="string">
            <text:p>https://twitter.com/AllDayShitpost/status/1610970500326457348</text:p>
          </table:table-cell>
        </table:table-row>
        <table:table-row>
          <table:table-cell office:value="102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AllDayShitpost_20230111T230309/0.jpg</text:p>
          </table:table-cell>
          <table:table-cell office:value-type="string">
            <text:p>https://twitter.com/AllDayShitpost/status/1613310574229594113</text:p>
          </table:table-cell>
        </table:table-row>
        <table:table-row>
          <table:table-cell office:value="103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AllDayShitpost_20230111T230310/0.jpg</text:p>
          </table:table-cell>
          <table:table-cell office:value-type="string">
            <text:p>https://twitter.com/AllDayShitpost/status/1613310580722438145</text:p>
          </table:table-cell>
        </table:table-row>
        <table:table-row>
          <table:table-cell office:value="104" office:value-type="float"/>
          <table:table-cell office:value-type="string">
            <text:p>Pattern 16</text:p>
          </table:table-cell>
          <table:table-cell office:value="0.14960268978411853" office:value-type="float"/>
          <table:table-cell office:value="0.1411829786273156" office:value-type="float"/>
          <table:table-cell office:value="0.8592062391336719" office:value-type="float"/>
          <table:table-cell office:value-type="string">
            <text:p>input/data_formal_20240530-1342/meme/AllDayShitpost_20230201T230330/0.jpg</text:p>
          </table:table-cell>
          <table:table-cell office:value-type="string">
            <text:p>https://twitter.com/AllDayShitpost/status/1620920806749396992</text:p>
          </table:table-cell>
        </table:table-row>
        <table:table-row>
          <table:table-cell office:value="105" office:value-type="float"/>
          <table:table-cell office:value-type="string">
            <text:p>Pattern 14</text:p>
          </table:table-cell>
          <table:table-cell office:value="0.12123773968175586" office:value-type="float"/>
          <table:table-cell office:value="0.12363414700230585" office:value-type="float"/>
          <table:table-cell office:value="0.8864619942376509" office:value-type="float"/>
          <table:table-cell office:value-type="string">
            <text:p>input/data_formal_20240530-1342/meme/AllDayShitpost_20230201T230331/0.jpg</text:p>
          </table:table-cell>
          <table:table-cell office:value-type="string">
            <text:p>https://twitter.com/AllDayShitpost/status/1620920811568734208</text:p>
          </table:table-cell>
        </table:table-row>
        <table:table-row>
          <table:table-cell office:value="106" office:value-type="float"/>
          <table:table-cell office:value-type="string">
            <text:p>Pattern 11</text:p>
          </table:table-cell>
          <table:table-cell office:value="0.2523862732467943" office:value-type="float"/>
          <table:table-cell office:value="0.3288609612996519" office:value-type="float"/>
          <table:table-cell office:value="0.8722123079520058" office:value-type="float"/>
          <table:table-cell office:value-type="string">
            <text:p>input/data_formal_20240530-1342/meme/AllDayShitpost_20230202T000407/0.jpg</text:p>
          </table:table-cell>
          <table:table-cell office:value-type="string">
            <text:p>https://twitter.com/AllDayShitpost/status/1620936061152018433</text:p>
          </table:table-cell>
        </table:table-row>
        <table:table-row>
          <table:table-cell office:value="107" office:value-type="float"/>
          <table:table-cell office:value-type="string">
            <text:p>Pattern 45</text:p>
          </table:table-cell>
          <table:table-cell office:value="0.09508689629682246" office:value-type="float"/>
          <table:table-cell office:value="0.36265768750994093" office:value-type="float"/>
          <table:table-cell office:value="0.8768552258476606" office:value-type="float"/>
          <table:table-cell office:value-type="string">
            <text:p>input/data_formal_20240530-1342/meme/AllDayShitpost_20230206T120358/0.jpg</text:p>
          </table:table-cell>
          <table:table-cell office:value-type="string">
            <text:p>https://twitter.com/AllDayShitpost/status/1622566770870521856</text:p>
          </table:table-cell>
        </table:table-row>
        <table:table-row>
          <table:table-cell office:value="108" office:value-type="float"/>
          <table:table-cell office:value-type="string">
            <text:p>Pattern 39</text:p>
          </table:table-cell>
          <table:table-cell office:value="0.21479429928431562" office:value-type="float"/>
          <table:table-cell office:value="0.4227862663688971" office:value-type="float"/>
          <table:table-cell office:value="0.8140078236686746" office:value-type="float"/>
          <table:table-cell office:value-type="string">
            <text:p>input/data_formal_20240530-1342/meme/AllDayShitpost_20230206T120400/0.jpg</text:p>
          </table:table-cell>
          <table:table-cell office:value-type="string">
            <text:p>https://twitter.com/AllDayShitpost/status/1622566777677836289</text:p>
          </table:table-cell>
        </table:table-row>
        <table:table-row>
          <table:table-cell office:value="109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AllDayShitpost_20230206T130323/0.jpg</text:p>
          </table:table-cell>
          <table:table-cell office:value-type="string">
            <text:p>https://twitter.com/AllDayShitpost/status/1622581721307791360</text:p>
          </table:table-cell>
        </table:table-row>
        <table:table-row>
          <table:table-cell office:value="110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AllDayShitpost_20230206T140302/0.jpg</text:p>
          </table:table-cell>
          <table:table-cell office:value-type="string">
            <text:p>https://twitter.com/AllDayShitpost/status/1622596735292907520</text:p>
          </table:table-cell>
        </table:table-row>
        <table:table-row>
          <table:table-cell office:value="111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AllDayShitpost_20230206T150213/0.jpg</text:p>
          </table:table-cell>
          <table:table-cell office:value-type="string">
            <text:p>https://twitter.com/AllDayShitpost/status/1622611629362774018</text:p>
          </table:table-cell>
        </table:table-row>
        <table:table-row>
          <table:table-cell office:value="112" office:value-type="float"/>
          <table:table-cell office:value-type="string">
            <text:p>Pattern 33</text:p>
          </table:table-cell>
          <table:table-cell office:value="0.23082826403956577" office:value-type="float"/>
          <table:table-cell office:value="0.1212084752755726" office:value-type="float"/>
          <table:table-cell office:value="0.8173605607483625" office:value-type="float"/>
          <table:table-cell office:value-type="string">
            <text:p>input/data_formal_20240530-1342/meme/AllDayShitpost_20230206T160435/0.jpg</text:p>
          </table:table-cell>
          <table:table-cell office:value-type="string">
            <text:p>https://twitter.com/AllDayShitpost/status/1622627324607844355</text:p>
          </table:table-cell>
        </table:table-row>
        <table:table-row>
          <table:table-cell office:value="113" office:value-type="float"/>
          <table:table-cell office:value-type="string">
            <text:p>Pattern 35</text:p>
          </table:table-cell>
          <table:table-cell office:value="0.12609631364304358" office:value-type="float"/>
          <table:table-cell office:value="0.4668886309450528" office:value-type="float"/>
          <table:table-cell office:value="0.9160205034897424" office:value-type="float"/>
          <table:table-cell office:value-type="string">
            <text:p>input/data_formal_20240530-1342/meme/AllDayShitpost_20230206T160438/0.jpg</text:p>
          </table:table-cell>
          <table:table-cell office:value-type="string">
            <text:p>https://twitter.com/AllDayShitpost/status/1622627335357825025</text:p>
          </table:table-cell>
        </table:table-row>
        <table:table-row>
          <table:table-cell office:value="114" office:value-type="float"/>
          <table:table-cell office:value-type="string">
            <text:p>Pattern 10</text:p>
          </table:table-cell>
          <table:table-cell office:value="0.2089115762260826" office:value-type="float"/>
          <table:table-cell office:value="0.3600119468866091" office:value-type="float"/>
          <table:table-cell office:value="0.8414052517906306" office:value-type="float"/>
          <table:table-cell office:value-type="string">
            <text:p>input/data_formal_20240530-1342/meme/AllDayShitpost_20230206T160439/0.jpg</text:p>
          </table:table-cell>
          <table:table-cell office:value-type="string">
            <text:p>https://twitter.com/AllDayShitpost/status/1622627342190354435</text:p>
          </table:table-cell>
        </table:table-row>
        <table:table-row>
          <table:table-cell office:value="115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AllDayShitpost_20230212T150207/0.jpg</text:p>
          </table:table-cell>
          <table:table-cell office:value-type="string">
            <text:p>https://twitter.com/AllDayShitpost/status/1624785931587706880</text:p>
          </table:table-cell>
        </table:table-row>
        <table:table-row>
          <table:table-cell office:value="11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llDayShitpost_20230322T220247/0.jpg</text:p>
          </table:table-cell>
          <table:table-cell office:value-type="string">
            <text:p>https://twitter.com/AllDayShitpost/status/1638662531920302080</text:p>
          </table:table-cell>
        </table:table-row>
        <table:table-row>
          <table:table-cell office:value="117" office:value-type="float"/>
          <table:table-cell office:value-type="string">
            <text:p>Pattern 32</text:p>
          </table:table-cell>
          <table:table-cell office:value="0.4790225480655944" office:value-type="float"/>
          <table:table-cell office:value="0.4408990482018992" office:value-type="float"/>
          <table:table-cell office:value="0.4601605637021507" office:value-type="float"/>
          <table:table-cell office:value-type="string">
            <text:p>input/data_formal_20240530-1342/meme/Allibxbyy_20230106T203438/0.jpg</text:p>
          </table:table-cell>
          <table:table-cell office:value-type="string">
            <text:p>https://twitter.com/Allibxbyy/status/1611461261664964608</text:p>
          </table:table-cell>
        </table:table-row>
        <table:table-row>
          <table:table-cell office:value="11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llibxbyy_20230107T040811/0.jpg</text:p>
          </table:table-cell>
          <table:table-cell office:value-type="string">
            <text:p>https://twitter.com/Allibxbyy/status/1611575399669956608</text:p>
          </table:table-cell>
        </table:table-row>
        <table:table-row>
          <table:table-cell office:value="119" office:value-type="float"/>
          <table:table-cell office:value-type="string">
            <text:p>Pattern 13</text:p>
          </table:table-cell>
          <table:table-cell office:value="0.13080396870053754" office:value-type="float"/>
          <table:table-cell office:value="0.5634133944597489" office:value-type="float"/>
          <table:table-cell office:value="0.8828552155756388" office:value-type="float"/>
          <table:table-cell office:value-type="string">
            <text:p>input/data_formal_20240530-1342/meme/Allscouserhere_20230202T005235/0.jpg</text:p>
          </table:table-cell>
          <table:table-cell office:value-type="string">
            <text:p>https://twitter.com/Allscouserhere/status/1620948295085600768</text:p>
          </table:table-cell>
        </table:table-row>
        <table:table-row>
          <table:table-cell office:value="120" office:value-type="float"/>
          <table:table-cell office:value-type="string">
            <text:p>Pattern 44</text:p>
          </table:table-cell>
          <table:table-cell office:value="0.16385612284506862" office:value-type="float"/>
          <table:table-cell office:value="0.4817622587560806" office:value-type="float"/>
          <table:table-cell office:value="0.8943729882549187" office:value-type="float"/>
          <table:table-cell office:value-type="string">
            <text:p>input/data_formal_20240530-1342/meme/Allscouserhere_20230202T005235/1.jpg</text:p>
          </table:table-cell>
          <table:table-cell office:value-type="string">
            <text:p>https://twitter.com/Allscouserhere/status/1620948295085600768</text:p>
          </table:table-cell>
        </table:table-row>
        <table:table-row>
          <table:table-cell office:value="121" office:value-type="float"/>
          <table:table-cell office:value-type="string">
            <text:p>Pattern 23</text:p>
          </table:table-cell>
          <table:table-cell office:value="0.12021217203986392" office:value-type="float"/>
          <table:table-cell office:value="0.7827527385822433" office:value-type="float"/>
          <table:table-cell office:value="0.6760284891710124" office:value-type="float"/>
          <table:table-cell office:value-type="string">
            <text:p>input/data_formal_20240530-1342/meme/AlmondSolns_20230106T054824/0.jpg</text:p>
          </table:table-cell>
          <table:table-cell office:value-type="string">
            <text:p>https://twitter.com/AlmondSolns/status/1611238231521230848</text:p>
          </table:table-cell>
        </table:table-row>
        <table:table-row>
          <table:table-cell office:value="122" office:value-type="float"/>
          <table:table-cell office:value-type="string">
            <text:p>Pattern 1</text:p>
          </table:table-cell>
          <table:table-cell office:value="0.2666103416942103" office:value-type="float"/>
          <table:table-cell office:value="0.3671177788598805" office:value-type="float"/>
          <table:table-cell office:value="0.9167894569289253" office:value-type="float"/>
          <table:table-cell office:value-type="string">
            <text:p>input/data_formal_20240530-1342/meme/Alpinestar505_20230103T095841/0.jpg</text:p>
          </table:table-cell>
          <table:table-cell office:value-type="string">
            <text:p>https://twitter.com/0x27WilanTaraaa/status/1611265833938059264</text:p>
          </table:table-cell>
        </table:table-row>
        <table:table-row>
          <table:table-cell office:value="123" office:value-type="float"/>
          <table:table-cell office:value-type="string">
            <text:p>Pattern 15</text:p>
          </table:table-cell>
          <table:table-cell office:value="0.1914030783567191" office:value-type="float"/>
          <table:table-cell office:value="0.5609127022151696" office:value-type="float"/>
          <table:table-cell office:value="0.9179886084563492" office:value-type="float"/>
          <table:table-cell office:value-type="string">
            <text:p>input/data_formal_20240530-1342/meme/AlveyChain_20230111T162839/0.jpg</text:p>
          </table:table-cell>
          <table:table-cell office:value-type="string">
            <text:p>https://twitter.com/maxlarsenjr/status/1613327116313194496</text:p>
          </table:table-cell>
        </table:table-row>
        <table:table-row>
          <table:table-cell office:value="124" office:value-type="float"/>
          <table:table-cell office:value-type="string">
            <text:p>Pattern 1</text:p>
          </table:table-cell>
          <table:table-cell office:value="0.18121910926304702" office:value-type="float"/>
          <table:table-cell office:value="0.36019647981989306" office:value-type="float"/>
          <table:table-cell office:value="0.9073768340913103" office:value-type="float"/>
          <table:table-cell office:value-type="string">
            <text:p>input/data_formal_20240530-1342/meme/alvinvin411_20221228T033211/0.jpg</text:p>
          </table:table-cell>
          <table:table-cell office:value-type="string">
            <text:p>https://twitter.com/alvinvin411/status/1607942461565042688</text:p>
          </table:table-cell>
        </table:table-row>
        <table:table-row>
          <table:table-cell office:value="125" office:value-type="float"/>
          <table:table-cell office:value-type="string">
            <text:p>Pattern 42</text:p>
          </table:table-cell>
          <table:table-cell office:value="0.12240939561967937" office:value-type="float"/>
          <table:table-cell office:value="0.31801664091312887" office:value-type="float"/>
          <table:table-cell office:value="0.9039475880034472" office:value-type="float"/>
          <table:table-cell office:value-type="string">
            <text:p>input/data_formal_20240530-1342/meme/AlwaysFlankLeft_20221228T013429/0.jpg</text:p>
          </table:table-cell>
          <table:table-cell office:value-type="string">
            <text:p>https://twitter.com/AlwaysFlankLeft/status/1607912840416952320</text:p>
          </table:table-cell>
        </table:table-row>
        <table:table-row>
          <table:table-cell office:value="126" office:value-type="float"/>
          <table:table-cell office:value-type="string">
            <text:p>Pattern 5</text:p>
          </table:table-cell>
          <table:table-cell office:value="0.11481562330283429" office:value-type="float"/>
          <table:table-cell office:value="0.4268737471531127" office:value-type="float"/>
          <table:table-cell office:value="0.8895677215655935" office:value-type="float"/>
          <table:table-cell office:value-type="string">
            <text:p>input/data_formal_20240530-1342/meme/AlwaysFlankLeft_20221228T022528/0.jpg</text:p>
          </table:table-cell>
          <table:table-cell office:value-type="string">
            <text:p>https://twitter.com/AlwaysFlankLeft/status/1607925672512524299</text:p>
          </table:table-cell>
        </table:table-row>
        <table:table-row>
          <table:table-cell office:value="127" office:value-type="float"/>
          <table:table-cell office:value-type="string">
            <text:p>Pattern 13</text:p>
          </table:table-cell>
          <table:table-cell office:value="0.14697565075493058" office:value-type="float"/>
          <table:table-cell office:value="0.6791348444451586" office:value-type="float"/>
          <table:table-cell office:value="0.8539580150968342" office:value-type="float"/>
          <table:table-cell office:value-type="string">
            <text:p>input/data_formal_20240530-1342/meme/AlwaysFlankLeft_20221228T022822/0.jpg</text:p>
          </table:table-cell>
          <table:table-cell office:value-type="string">
            <text:p>https://twitter.com/AlwaysFlankLeft/status/1607926399288983552</text:p>
          </table:table-cell>
        </table:table-row>
        <table:table-row>
          <table:table-cell office:value="12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lwaysFlankLeft_20221228T032327/0.jpg</text:p>
          </table:table-cell>
          <table:table-cell office:value-type="string">
            <text:p>https://twitter.com/AlwaysFlankLeft/status/1607940261379710980</text:p>
          </table:table-cell>
        </table:table-row>
        <table:table-row>
          <table:table-cell office:value="129" office:value-type="float"/>
          <table:table-cell office:value-type="string">
            <text:p>Pattern 11</text:p>
          </table:table-cell>
          <table:table-cell office:value="0.11551035651624753" office:value-type="float"/>
          <table:table-cell office:value="0.5716630317774647" office:value-type="float"/>
          <table:table-cell office:value="0.8676231556508687" office:value-type="float"/>
          <table:table-cell office:value-type="string">
            <text:p>input/data_formal_20240530-1342/meme/AlwaysFlankLeft_20221228T032547/0.jpg</text:p>
          </table:table-cell>
          <table:table-cell office:value-type="string">
            <text:p>https://twitter.com/AlwaysFlankLeft/status/1607940851862323201</text:p>
          </table:table-cell>
        </table:table-row>
        <table:table-row>
          <table:table-cell office:value="13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lwaysFlankLeft_20230104T131310/0.jpg</text:p>
          </table:table-cell>
          <table:table-cell office:value-type="string">
            <text:p>https://twitter.com/FolksDigital/status/1610973669924438016</text:p>
          </table:table-cell>
        </table:table-row>
        <table:table-row>
          <table:table-cell office:value="131" office:value-type="float"/>
          <table:table-cell office:value-type="string">
            <text:p>Pattern 5</text:p>
          </table:table-cell>
          <table:table-cell office:value="0.0825566462150723" office:value-type="float"/>
          <table:table-cell office:value="0.4642388833390088" office:value-type="float"/>
          <table:table-cell office:value="0.9894588279588165" office:value-type="float"/>
          <table:table-cell office:value-type="string">
            <text:p>input/data_formal_20240530-1342/meme/AlwaysFlankLeft_20230105T101511/0.jpg</text:p>
          </table:table-cell>
          <table:table-cell office:value-type="string">
            <text:p>https://twitter.com/rahul05ranjan/status/1610943007838334981</text:p>
          </table:table-cell>
        </table:table-row>
        <table:table-row>
          <table:table-cell office:value="132" office:value-type="float"/>
          <table:table-cell office:value-type="string">
            <text:p>Pattern 15</text:p>
          </table:table-cell>
          <table:table-cell office:value="0.18128148410536338" office:value-type="float"/>
          <table:table-cell office:value="0.5033846567976656" office:value-type="float"/>
          <table:table-cell office:value="0.8558882418383625" office:value-type="float"/>
          <table:table-cell office:value-type="string">
            <text:p>input/data_formal_20240530-1342/meme/AlwaysFlankLeft_20230105T111047/0.jpg</text:p>
          </table:table-cell>
          <table:table-cell office:value-type="string">
            <text:p>https://twitter.com/AlwaysFlankLeft/status/1610956974685917185</text:p>
          </table:table-cell>
        </table:table-row>
        <table:table-row>
          <table:table-cell office:value="133" office:value-type="float"/>
          <table:table-cell office:value-type="string">
            <text:p>Pattern 42</text:p>
          </table:table-cell>
          <table:table-cell office:value="0.15649063250854697" office:value-type="float"/>
          <table:table-cell office:value="0.5386802090727625" office:value-type="float"/>
          <table:table-cell office:value="0.8943475444931338" office:value-type="float"/>
          <table:table-cell office:value-type="string">
            <text:p>input/data_formal_20240530-1342/meme/AlwaysFlankLeft_20230111T222832/0.jpg</text:p>
          </table:table-cell>
          <table:table-cell office:value-type="string">
            <text:p>https://twitter.com/AlwaysFlankLeft/status/1613301864711290880</text:p>
          </table:table-cell>
        </table:table-row>
        <table:table-row>
          <table:table-cell office:value="134" office:value-type="float"/>
          <table:table-cell office:value-type="string">
            <text:p>Pattern 38</text:p>
          </table:table-cell>
          <table:table-cell office:value="0.14702900140936126" office:value-type="float"/>
          <table:table-cell office:value="0.4235228683788992" office:value-type="float"/>
          <table:table-cell office:value="0.9369873588058993" office:value-type="float"/>
          <table:table-cell office:value-type="string">
            <text:p>input/data_formal_20240530-1342/meme/AlwaysFlankLeft_20230111T223032/0.jpg</text:p>
          </table:table-cell>
          <table:table-cell office:value-type="string">
            <text:p>https://twitter.com/AlwaysFlankLeft/status/1613302367004364801</text:p>
          </table:table-cell>
        </table:table-row>
        <table:table-row>
          <table:table-cell office:value="135" office:value-type="float"/>
          <table:table-cell office:value-type="string">
            <text:p>Pattern 44</text:p>
          </table:table-cell>
          <table:table-cell office:value="0.1708622208927511" office:value-type="float"/>
          <table:table-cell office:value="0.3605062774852953" office:value-type="float"/>
          <table:table-cell office:value="0.8702967509530343" office:value-type="float"/>
          <table:table-cell office:value-type="string">
            <text:p>input/data_formal_20240530-1342/meme/AlwaysFlankLeft_20230201T221806/0.jpg</text:p>
          </table:table-cell>
          <table:table-cell office:value-type="string">
            <text:p>https://twitter.com/AlwaysFlankLeft/status/1620909384086822912</text:p>
          </table:table-cell>
        </table:table-row>
        <table:table-row>
          <table:table-cell office:value="136" office:value-type="float"/>
          <table:table-cell office:value-type="string">
            <text:p>Pattern 42</text:p>
          </table:table-cell>
          <table:table-cell office:value="0.13974365217194903" office:value-type="float"/>
          <table:table-cell office:value="0.6104539819526603" office:value-type="float"/>
          <table:table-cell office:value="0.9058305461511181" office:value-type="float"/>
          <table:table-cell office:value-type="string">
            <text:p>input/data_formal_20240530-1342/meme/AlwaysFlankLeft_20230201T221816/0.jpg</text:p>
          </table:table-cell>
          <table:table-cell office:value-type="string">
            <text:p>https://twitter.com/AlwaysFlankLeft/status/1620909424696074240</text:p>
          </table:table-cell>
        </table:table-row>
        <table:table-row>
          <table:table-cell office:value="13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lwaysFlankLeft_20230201T230908/0.jpg</text:p>
          </table:table-cell>
          <table:table-cell office:value-type="string">
            <text:p>https://twitter.com/AlwaysFlankLeft/status/1620922224046735360</text:p>
          </table:table-cell>
        </table:table-row>
        <table:table-row>
          <table:table-cell office:value="138" office:value-type="float"/>
          <table:table-cell office:value-type="string">
            <text:p>Pattern 9</text:p>
          </table:table-cell>
          <table:table-cell office:value="0.16883229260550375" office:value-type="float"/>
          <table:table-cell office:value="0.48430731602380006" office:value-type="float"/>
          <table:table-cell office:value="0.9850270642620852" office:value-type="float"/>
          <table:table-cell office:value-type="string">
            <text:p>input/data_formal_20240530-1342/meme/AlwaysFlankLeft_20230202T013138/0.jpg</text:p>
          </table:table-cell>
          <table:table-cell office:value-type="string">
            <text:p>https://twitter.com/AlwaysFlankLeft/status/1620958087069802496</text:p>
          </table:table-cell>
        </table:table-row>
        <table:table-row>
          <table:table-cell office:value="139" office:value-type="float"/>
          <table:table-cell office:value-type="string">
            <text:p>Pattern 25</text:p>
          </table:table-cell>
          <table:table-cell office:value="0.22506662176918132" office:value-type="float"/>
          <table:table-cell office:value="0.3208588823331987" office:value-type="float"/>
          <table:table-cell office:value="0.8882874095808335" office:value-type="float"/>
          <table:table-cell office:value-type="string">
            <text:p>input/data_formal_20240530-1342/meme/AlwaysFlankLeft_20230202T032344/0.jpg</text:p>
          </table:table-cell>
          <table:table-cell office:value-type="string">
            <text:p>https://twitter.com/AlwaysFlankLeft/status/1620986296335228928</text:p>
          </table:table-cell>
        </table:table-row>
        <table:table-row>
          <table:table-cell office:value="140" office:value-type="float"/>
          <table:table-cell office:value-type="string">
            <text:p>Pattern 42</text:p>
          </table:table-cell>
          <table:table-cell office:value="0.13738052653738325" office:value-type="float"/>
          <table:table-cell office:value="0.5755686178035394" office:value-type="float"/>
          <table:table-cell office:value="0.8971298424850044" office:value-type="float"/>
          <table:table-cell office:value-type="string">
            <text:p>input/data_formal_20240530-1342/meme/AlwaysFlankLeft_20230202T041624/0.jpg</text:p>
          </table:table-cell>
          <table:table-cell office:value-type="string">
            <text:p>https://twitter.com/rahul05ranjan/status/1620999580912599040</text:p>
          </table:table-cell>
        </table:table-row>
        <table:table-row>
          <table:table-cell office:value="141" office:value-type="float"/>
          <table:table-cell office:value-type="string">
            <text:p>Pattern 3</text:p>
          </table:table-cell>
          <table:table-cell office:value="0.18045662110346417" office:value-type="float"/>
          <table:table-cell office:value="0.6221858199160654" office:value-type="float"/>
          <table:table-cell office:value="0.8305597360823499" office:value-type="float"/>
          <table:table-cell office:value-type="string">
            <text:p>input/data_formal_20240530-1342/meme/AlwaysFlankLeft_20230202T051536/0.jpg</text:p>
          </table:table-cell>
          <table:table-cell office:value-type="string">
            <text:p>https://twitter.com/AlwaysFlankLeft/status/1621014451251040257</text:p>
          </table:table-cell>
        </table:table-row>
        <table:table-row>
          <table:table-cell office:value="142" office:value-type="float"/>
          <table:table-cell office:value-type="string">
            <text:p>Pattern 16</text:p>
          </table:table-cell>
          <table:table-cell office:value="0.17998575904388853" office:value-type="float"/>
          <table:table-cell office:value="0.3314762899575321" office:value-type="float"/>
          <table:table-cell office:value="0.9127965555056379" office:value-type="float"/>
          <table:table-cell office:value-type="string">
            <text:p>input/data_formal_20240530-1342/meme/AlwaysFlankLeft_20230206T051743/0.jpg</text:p>
          </table:table-cell>
          <table:table-cell office:value-type="string">
            <text:p>https://twitter.com/of_programming/status/1622575965112250371</text:p>
          </table:table-cell>
        </table:table-row>
        <table:table-row>
          <table:table-cell office:value="143" office:value-type="float"/>
          <table:table-cell office:value-type="string">
            <text:p>Pattern 42</text:p>
          </table:table-cell>
          <table:table-cell office:value="0.18546683676449616" office:value-type="float"/>
          <table:table-cell office:value="0.418898988124232" office:value-type="float"/>
          <table:table-cell office:value="0.978316360432465" office:value-type="float"/>
          <table:table-cell office:value-type="string">
            <text:p>input/data_formal_20240530-1342/meme/AlwaysFlankLeft_20230206T102401/0.jpg</text:p>
          </table:table-cell>
          <table:table-cell office:value-type="string">
            <text:p>https://twitter.com/AlwaysFlankLeft/status/1622541615372853250</text:p>
          </table:table-cell>
        </table:table-row>
        <table:table-row>
          <table:table-cell office:value="144" office:value-type="float"/>
          <table:table-cell office:value-type="string">
            <text:p>Pattern 3</text:p>
          </table:table-cell>
          <table:table-cell office:value="0.11344533498484713" office:value-type="float"/>
          <table:table-cell office:value="0.6605308714108118" office:value-type="float"/>
          <table:table-cell office:value="0.9315072852840561" office:value-type="float"/>
          <table:table-cell office:value-type="string">
            <text:p>input/data_formal_20240530-1342/meme/AlwaysFlankLeft_20230206T111644/0.jpg</text:p>
          </table:table-cell>
          <table:table-cell office:value-type="string">
            <text:p>https://twitter.com/rahul05ranjan/status/1622554909613891586</text:p>
          </table:table-cell>
        </table:table-row>
        <table:table-row>
          <table:table-cell office:value="145" office:value-type="float"/>
          <table:table-cell office:value-type="string">
            <text:p>Pattern 5</text:p>
          </table:table-cell>
          <table:table-cell office:value="0.13171390642872588" office:value-type="float"/>
          <table:table-cell office:value="0.5177151671967116" office:value-type="float"/>
          <table:table-cell office:value="0.8672234782181383" office:value-type="float"/>
          <table:table-cell office:value-type="string">
            <text:p>input/data_formal_20240530-1342/meme/AlwaysFlankLeft_20230206T111653/0.jpg</text:p>
          </table:table-cell>
          <table:table-cell office:value-type="string">
            <text:p>https://twitter.com/rahul05ranjan/status/1622554986289967105</text:p>
          </table:table-cell>
        </table:table-row>
        <table:table-row>
          <table:table-cell office:value="146" office:value-type="float"/>
          <table:table-cell office:value-type="string">
            <text:p>Pattern 4</text:p>
          </table:table-cell>
          <table:table-cell office:value="0.45188401054962835" office:value-type="float"/>
          <table:table-cell office:value="0.3616083196287761" office:value-type="float"/>
          <table:table-cell office:value="0.7716452929355441" office:value-type="float"/>
          <table:table-cell office:value-type="string">
            <text:p>input/data_formal_20240530-1342/meme/AlwaysFlankLeft_20230206T111918/0.jpg</text:p>
          </table:table-cell>
          <table:table-cell office:value-type="string">
            <text:p>https://twitter.com/AlwaysFlankLeft/status/1622555529372368896</text:p>
          </table:table-cell>
        </table:table-row>
        <table:table-row>
          <table:table-cell office:value="147" office:value-type="float"/>
          <table:table-cell office:value-type="string">
            <text:p>Pattern 11</text:p>
          </table:table-cell>
          <table:table-cell office:value="0.13261716702550527" office:value-type="float"/>
          <table:table-cell office:value="0.575512478299144" office:value-type="float"/>
          <table:table-cell office:value="0.7883142940037199" office:value-type="float"/>
          <table:table-cell office:value-type="string">
            <text:p>input/data_formal_20240530-1342/meme/AlwaysFlankLeft_20230206T111927/0.jpg</text:p>
          </table:table-cell>
          <table:table-cell office:value-type="string">
            <text:p>https://twitter.com/AlwaysFlankLeft/status/1622555565846151168</text:p>
          </table:table-cell>
        </table:table-row>
        <table:table-row>
          <table:table-cell office:value="14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lwaysFlankLeft_20230206T111935/0.jpg</text:p>
          </table:table-cell>
          <table:table-cell office:value-type="string">
            <text:p>https://twitter.com/AlwaysFlankLeft/status/1622555598989434882</text:p>
          </table:table-cell>
        </table:table-row>
        <table:table-row>
          <table:table-cell office:value="14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lwaysFlankLeft_20230206T111943/0.jpg</text:p>
          </table:table-cell>
          <table:table-cell office:value-type="string">
            <text:p>https://twitter.com/AlwaysFlankLeft/status/1622555632552361984</text:p>
          </table:table-cell>
        </table:table-row>
        <table:table-row>
          <table:table-cell office:value="150" office:value-type="float"/>
          <table:table-cell office:value-type="string">
            <text:p>Pattern 20</text:p>
          </table:table-cell>
          <table:table-cell office:value="0.0952814578290791" office:value-type="float"/>
          <table:table-cell office:value="0.4161158336666298" office:value-type="float"/>
          <table:table-cell office:value="0.82176276685189" office:value-type="float"/>
          <table:table-cell office:value-type="string">
            <text:p>input/data_formal_20240530-1342/meme/AlwaysFlankLeft_20230206T121426/0.jpg</text:p>
          </table:table-cell>
          <table:table-cell office:value-type="string">
            <text:p>https://twitter.com/AlwaysFlankLeft/status/1622569402154483714</text:p>
          </table:table-cell>
        </table:table-row>
        <table:table-row>
          <table:table-cell office:value="151" office:value-type="float"/>
          <table:table-cell office:value-type="string">
            <text:p>Pattern 33</text:p>
          </table:table-cell>
          <table:table-cell office:value="0.17716232020546965" office:value-type="float"/>
          <table:table-cell office:value="0.40933477498324533" office:value-type="float"/>
          <table:table-cell office:value="0.9376148945800563" office:value-type="float"/>
          <table:table-cell office:value-type="string">
            <text:p>input/data_formal_20240530-1342/meme/AlwaysFlankLeft_20230206T121621/0.jpg</text:p>
          </table:table-cell>
          <table:table-cell office:value-type="string">
            <text:p>https://twitter.com/FolksDigital/status/1622578452770721793</text:p>
          </table:table-cell>
        </table:table-row>
        <table:table-row>
          <table:table-cell office:value="152" office:value-type="float"/>
          <table:table-cell office:value-type="string">
            <text:p>Pattern 42</text:p>
          </table:table-cell>
          <table:table-cell office:value="0.19664611185471628" office:value-type="float"/>
          <table:table-cell office:value="0.6254272031142389" office:value-type="float"/>
          <table:table-cell office:value="0.810957664687775" office:value-type="float"/>
          <table:table-cell office:value-type="string">
            <text:p>input/data_formal_20240530-1342/meme/AlwaysFlankLeft_20230206T143553/0.jpg</text:p>
          </table:table-cell>
          <table:table-cell office:value-type="string">
            <text:p>https://twitter.com/AlwaysFlankLeft/status/1622605002622529536</text:p>
          </table:table-cell>
        </table:table-row>
        <table:table-row>
          <table:table-cell office:value="153" office:value-type="float"/>
          <table:table-cell office:value-type="string">
            <text:p>Pattern 32</text:p>
          </table:table-cell>
          <table:table-cell office:value="0.24605513324498196" office:value-type="float"/>
          <table:table-cell office:value="0.3007934962796272" office:value-type="float"/>
          <table:table-cell office:value="0.8173837956842585" office:value-type="float"/>
          <table:table-cell office:value-type="string">
            <text:p>input/data_formal_20240530-1342/meme/amagiccreations_20230315T203100/0.jpg</text:p>
          </table:table-cell>
          <table:table-cell office:value-type="string">
            <text:p>https://twitter.com/amagiccreations/status/1636102719965478913</text:p>
          </table:table-cell>
        </table:table-row>
        <table:table-row>
          <table:table-cell office:value="154" office:value-type="float"/>
          <table:table-cell office:value-type="string">
            <text:p>Pattern 45</text:p>
          </table:table-cell>
          <table:table-cell office:value="0.12814055094482113" office:value-type="float"/>
          <table:table-cell office:value="0.4629286755433746" office:value-type="float"/>
          <table:table-cell office:value="0.8475498326688479" office:value-type="float"/>
          <table:table-cell office:value-type="string">
            <text:p>input/data_formal_20240530-1342/meme/AmanKhan0909_20230106T081528/0.jpg</text:p>
          </table:table-cell>
          <table:table-cell office:value-type="string">
            <text:p>https://twitter.com/AmanKhan0909/status/1611275242198175744</text:p>
          </table:table-cell>
        </table:table-row>
        <table:table-row>
          <table:table-cell office:value="155" office:value-type="float"/>
          <table:table-cell office:value-type="string">
            <text:p>Pattern 1</text:p>
          </table:table-cell>
          <table:table-cell office:value="0.21091668211993608" office:value-type="float"/>
          <table:table-cell office:value="0.23774645277005602" office:value-type="float"/>
          <table:table-cell office:value="0.88257781701795" office:value-type="float"/>
          <table:table-cell office:value-type="string">
            <text:p>input/data_formal_20240530-1342/meme/amcool777_20230202T043537/0.jpg</text:p>
          </table:table-cell>
          <table:table-cell office:value-type="string">
            <text:p>https://twitter.com/amcool777/status/1621004388658712577</text:p>
          </table:table-cell>
        </table:table-row>
        <table:table-row>
          <table:table-cell office:value="156" office:value-type="float"/>
          <table:table-cell office:value-type="string">
            <text:p>Pattern 16</text:p>
          </table:table-cell>
          <table:table-cell office:value="0.16979486674414418" office:value-type="float"/>
          <table:table-cell office:value="0.363897900773876" office:value-type="float"/>
          <table:table-cell office:value="0.9642695919239369" office:value-type="float"/>
          <table:table-cell office:value-type="string">
            <text:p>input/data_formal_20240530-1342/meme/amcool777_20230202T043537/1.jpg</text:p>
          </table:table-cell>
          <table:table-cell office:value-type="string">
            <text:p>https://twitter.com/amcool777/status/1621004388658712577</text:p>
          </table:table-cell>
        </table:table-row>
        <table:table-row>
          <table:table-cell office:value="157" office:value-type="float"/>
          <table:table-cell office:value-type="string">
            <text:p>Pattern 16</text:p>
          </table:table-cell>
          <table:table-cell office:value="0.29607812327974375" office:value-type="float"/>
          <table:table-cell office:value="0.26053664211988015" office:value-type="float"/>
          <table:table-cell office:value="0.9004336694998382" office:value-type="float"/>
          <table:table-cell office:value-type="string">
            <text:p>input/data_formal_20240530-1342/meme/amcool777_20230202T043537/2.jpg</text:p>
          </table:table-cell>
          <table:table-cell office:value-type="string">
            <text:p>https://twitter.com/amcool777/status/1621004388658712577</text:p>
          </table:table-cell>
        </table:table-row>
        <table:table-row>
          <table:table-cell office:value="158" office:value-type="float"/>
          <table:table-cell office:value-type="string">
            <text:p>Pattern 13</text:p>
          </table:table-cell>
          <table:table-cell office:value="0.20999366002437966" office:value-type="float"/>
          <table:table-cell office:value="0.5421012291202189" office:value-type="float"/>
          <table:table-cell office:value="0.8625716277303099" office:value-type="float"/>
          <table:table-cell office:value-type="string">
            <text:p>input/data_formal_20240530-1342/meme/AmirKahory_20230105T183739/0.jpg</text:p>
          </table:table-cell>
          <table:table-cell office:value-type="string">
            <text:p>https://twitter.com/Afraid_of_Four/status/1611278252244336640</text:p>
          </table:table-cell>
        </table:table-row>
        <table:table-row>
          <table:table-cell office:value="159" office:value-type="float"/>
          <table:table-cell office:value-type="string">
            <text:p>Pattern 23</text:p>
          </table:table-cell>
          <table:table-cell office:value="0.07998941245835886" office:value-type="float"/>
          <table:table-cell office:value="0.8136402028272394" office:value-type="float"/>
          <table:table-cell office:value="0.7036053210636831" office:value-type="float"/>
          <table:table-cell office:value-type="string">
            <text:p>input/data_formal_20240530-1342/meme/AmitRathoredu_20230106T074728/0.jpg</text:p>
          </table:table-cell>
          <table:table-cell office:value-type="string">
            <text:p>https://twitter.com/AmitRathoredu/status/1611268197621334017</text:p>
          </table:table-cell>
        </table:table-row>
        <table:table-row>
          <table:table-cell office:value="160" office:value-type="float"/>
          <table:table-cell office:value-type="string">
            <text:p>Pattern 4</text:p>
          </table:table-cell>
          <table:table-cell office:value="0.3866317645919084" office:value-type="float"/>
          <table:table-cell office:value="0.3817577903801078" office:value-type="float"/>
          <table:table-cell office:value="0.916748253775372" office:value-type="float"/>
          <table:table-cell office:value-type="string">
            <text:p>input/data_formal_20240530-1342/meme/ampmob_20230403T221259/0.jpg</text:p>
          </table:table-cell>
          <table:table-cell office:value-type="string">
            <text:p>https://twitter.com/ampmob/status/1643013753418514433</text:p>
          </table:table-cell>
        </table:table-row>
        <table:table-row>
          <table:table-cell office:value="161" office:value-type="float"/>
          <table:table-cell office:value-type="string">
            <text:p>Pattern 19</text:p>
          </table:table-cell>
          <table:table-cell office:value="0.1810365971648032" office:value-type="float"/>
          <table:table-cell office:value="0.3796658732843398" office:value-type="float"/>
          <table:table-cell office:value="0.7963747801486879" office:value-type="float"/>
          <table:table-cell office:value-type="string">
            <text:p>input/data_formal_20240530-1342/meme/AndrejsHmelovs_20230321T165306/0.jpg</text:p>
          </table:table-cell>
          <table:table-cell office:value-type="string">
            <text:p>https://twitter.com/CummingLegend/status/1638597015067131916</text:p>
          </table:table-cell>
        </table:table-row>
        <table:table-row>
          <table:table-cell office:value="16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dreyMitchell__20230107T221154/0.jpg</text:p>
          </table:table-cell>
          <table:table-cell office:value-type="string">
            <text:p>https://twitter.com/AndreyMitchell_/status/1611848124946849792</text:p>
          </table:table-cell>
        </table:table-row>
        <table:table-row>
          <table:table-cell office:value="163" office:value-type="float"/>
          <table:table-cell office:value-type="string">
            <text:p>Pattern 16</text:p>
          </table:table-cell>
          <table:table-cell office:value="0.19830110085691444" office:value-type="float"/>
          <table:table-cell office:value="0.2165022615079628" office:value-type="float"/>
          <table:table-cell office:value="0.9273315681594616" office:value-type="float"/>
          <table:table-cell office:value-type="string">
            <text:p>input/data_formal_20240530-1342/meme/androidcats_20230106T044019/0.jpg</text:p>
          </table:table-cell>
          <table:table-cell office:value-type="string">
            <text:p>https://twitter.com/1blogjp/status/1611248885787398146</text:p>
          </table:table-cell>
        </table:table-row>
        <table:table-row>
          <table:table-cell office:value="164" office:value-type="float"/>
          <table:table-cell office:value-type="string">
            <text:p>Pattern 15</text:p>
          </table:table-cell>
          <table:table-cell office:value="0.16694914590525" office:value-type="float"/>
          <table:table-cell office:value="0.6522925991452475" office:value-type="float"/>
          <table:table-cell office:value="0.8493256434128593" office:value-type="float"/>
          <table:table-cell office:value-type="string">
            <text:p>input/data_formal_20240530-1342/meme/Andweart_20230206T151937/0.jpg</text:p>
          </table:table-cell>
          <table:table-cell office:value-type="string">
            <text:p>https://twitter.com/Andweart/status/1622616008224829441</text:p>
          </table:table-cell>
        </table:table-row>
        <table:table-row>
          <table:table-cell office:value="165" office:value-type="float"/>
          <table:table-cell office:value-type="string">
            <text:p>Pattern 9</text:p>
          </table:table-cell>
          <table:table-cell office:value="0.45413779617940697" office:value-type="float"/>
          <table:table-cell office:value="0.46050826873667666" office:value-type="float"/>
          <table:table-cell office:value="0.9145896889460664" office:value-type="float"/>
          <table:table-cell office:value-type="string">
            <text:p>input/data_formal_20240530-1342/meme/Anhedonia616_20230123T155924/0.jpg</text:p>
          </table:table-cell>
          <table:table-cell office:value-type="string">
            <text:p>https://twitter.com/Anhedonia616/status/1617552588655808513</text:p>
          </table:table-cell>
        </table:table-row>
        <table:table-row>
          <table:table-cell office:value="166" office:value-type="float"/>
          <table:table-cell office:value-type="string">
            <text:p>Pattern 13</text:p>
          </table:table-cell>
          <table:table-cell office:value="0.3079351870485857" office:value-type="float"/>
          <table:table-cell office:value="0.5789099060016872" office:value-type="float"/>
          <table:table-cell office:value="0.8942296409953214" office:value-type="float"/>
          <table:table-cell office:value-type="string">
            <text:p>input/data_formal_20240530-1342/meme/Animemes_san_20221227T235124/0.jpg</text:p>
          </table:table-cell>
          <table:table-cell office:value-type="string">
            <text:p>https://twitter.com/Animemes_san/status/1607886899129065472</text:p>
          </table:table-cell>
        </table:table-row>
        <table:table-row>
          <table:table-cell office:value="167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Animemes_san_20221228T025151/0.jpg</text:p>
          </table:table-cell>
          <table:table-cell office:value-type="string">
            <text:p>https://twitter.com/Animemes_san/status/1607932310619299843</text:p>
          </table:table-cell>
        </table:table-row>
        <table:table-row>
          <table:table-cell office:value="168" office:value-type="float"/>
          <table:table-cell office:value-type="string">
            <text:p>Pattern 9</text:p>
          </table:table-cell>
          <table:table-cell office:value="0.1563318386691822" office:value-type="float"/>
          <table:table-cell office:value="0.44078125903053456" office:value-type="float"/>
          <table:table-cell office:value="0.9034322357426186" office:value-type="float"/>
          <table:table-cell office:value-type="string">
            <text:p>input/data_formal_20240530-1342/meme/Animemes_san_20221228T055149/0.jpg</text:p>
          </table:table-cell>
          <table:table-cell office:value-type="string">
            <text:p>https://twitter.com/Animemes_san/status/1607977601695375360</text:p>
          </table:table-cell>
        </table:table-row>
        <table:table-row>
          <table:table-cell office:value="169" office:value-type="float"/>
          <table:table-cell office:value-type="string">
            <text:p>Pattern 5</text:p>
          </table:table-cell>
          <table:table-cell office:value="0.10958504449324408" office:value-type="float"/>
          <table:table-cell office:value="0.5053327559087689" office:value-type="float"/>
          <table:table-cell office:value="0.9235491925805205" office:value-type="float"/>
          <table:table-cell office:value-type="string">
            <text:p>input/data_formal_20240530-1342/meme/Animemes_san_20221228T065134/0.jpg</text:p>
          </table:table-cell>
          <table:table-cell office:value-type="string">
            <text:p>https://twitter.com/Animemes_san/status/1607992636463251456</text:p>
          </table:table-cell>
        </table:table-row>
        <table:table-row>
          <table:table-cell office:value="170" office:value-type="float"/>
          <table:table-cell office:value-type="string">
            <text:p>Pattern 6</text:p>
          </table:table-cell>
          <table:table-cell office:value="0.0765521268298919" office:value-type="float"/>
          <table:table-cell office:value="0.4285506158789263" office:value-type="float"/>
          <table:table-cell office:value="0.8522510495323958" office:value-type="float"/>
          <table:table-cell office:value-type="string">
            <text:p>input/data_formal_20240530-1342/meme/Animemes_san_20230105T115154/0.jpg</text:p>
          </table:table-cell>
          <table:table-cell office:value-type="string">
            <text:p>https://twitter.com/Animemes_san/status/1610967321144614913</text:p>
          </table:table-cell>
        </table:table-row>
        <table:table-row>
          <table:table-cell office:value="171" office:value-type="float"/>
          <table:table-cell office:value-type="string">
            <text:p>Pattern 5</text:p>
          </table:table-cell>
          <table:table-cell office:value="0.13104169848576233" office:value-type="float"/>
          <table:table-cell office:value="0.3962298440751948" office:value-type="float"/>
          <table:table-cell office:value="0.9138623984476905" office:value-type="float"/>
          <table:table-cell office:value-type="string">
            <text:p>input/data_formal_20240530-1342/meme/Animemes_san_20230105T115157/0.jpg</text:p>
          </table:table-cell>
          <table:table-cell office:value-type="string">
            <text:p>https://twitter.com/Animemes_san/status/1610967332645371904</text:p>
          </table:table-cell>
        </table:table-row>
        <table:table-row>
          <table:table-cell office:value="172" office:value-type="float"/>
          <table:table-cell office:value-type="string">
            <text:p>Pattern 46</text:p>
          </table:table-cell>
          <table:table-cell office:value="0.10914148696253595" office:value-type="float"/>
          <table:table-cell office:value="0.3711015415156796" office:value-type="float"/>
          <table:table-cell office:value="0.8634625118988324" office:value-type="float"/>
          <table:table-cell office:value-type="string">
            <text:p>input/data_formal_20240530-1342/meme/Animemes_san_20230106T045143/0.jpg</text:p>
          </table:table-cell>
          <table:table-cell office:value-type="string">
            <text:p>https://twitter.com/Animemes_san/status/1611223967695527936</text:p>
          </table:table-cell>
        </table:table-row>
        <table:table-row>
          <table:table-cell office:value="173" office:value-type="float"/>
          <table:table-cell office:value-type="string">
            <text:p>Pattern 6</text:p>
          </table:table-cell>
          <table:table-cell office:value="0.16439803722430651" office:value-type="float"/>
          <table:table-cell office:value="0.1735018749683704" office:value-type="float"/>
          <table:table-cell office:value="0.8563806069041882" office:value-type="float"/>
          <table:table-cell office:value-type="string">
            <text:p>input/data_formal_20240530-1342/meme/Animemes_san_20230106T045146/0.jpg</text:p>
          </table:table-cell>
          <table:table-cell office:value-type="string">
            <text:p>https://twitter.com/Animemes_san/status/1611223977942290433</text:p>
          </table:table-cell>
        </table:table-row>
        <table:table-row>
          <table:table-cell office:value="174" office:value-type="float"/>
          <table:table-cell office:value-type="string">
            <text:p>Pattern 17</text:p>
          </table:table-cell>
          <table:table-cell office:value="0.21186462423100016" office:value-type="float"/>
          <table:table-cell office:value="0.3611215408947565" office:value-type="float"/>
          <table:table-cell office:value="0.8548113775966436" office:value-type="float"/>
          <table:table-cell office:value-type="string">
            <text:p>input/data_formal_20240530-1342/meme/Animemes_san_20230106T065126/0.jpg</text:p>
          </table:table-cell>
          <table:table-cell office:value-type="string">
            <text:p>https://twitter.com/Animemes_san/status/1611254092914982915</text:p>
          </table:table-cell>
        </table:table-row>
        <table:table-row>
          <table:table-cell office:value="175" office:value-type="float"/>
          <table:table-cell office:value-type="string">
            <text:p>Pattern 2</text:p>
          </table:table-cell>
          <table:table-cell office:value="0.1206466335715384" office:value-type="float"/>
          <table:table-cell office:value="0.40861394794094646" office:value-type="float"/>
          <table:table-cell office:value="0.9352444381747751" office:value-type="float"/>
          <table:table-cell office:value-type="string">
            <text:p>input/data_formal_20240530-1342/meme/Animemes_san_20230106T085141/0.jpg</text:p>
          </table:table-cell>
          <table:table-cell office:value-type="string">
            <text:p>https://twitter.com/Animemes_san/status/1611284356781293569</text:p>
          </table:table-cell>
        </table:table-row>
        <table:table-row>
          <table:table-cell office:value="176" office:value-type="float"/>
          <table:table-cell office:value-type="string">
            <text:p>Pattern 37</text:p>
          </table:table-cell>
          <table:table-cell office:value="0.09794367725398129" office:value-type="float"/>
          <table:table-cell office:value="0.26752120182622396" office:value-type="float"/>
          <table:table-cell office:value="0.8318003472933183" office:value-type="float"/>
          <table:table-cell office:value-type="string">
            <text:p>input/data_formal_20240530-1342/meme/Animemes_san_20230111T195155/0.jpg</text:p>
          </table:table-cell>
          <table:table-cell office:value-type="string">
            <text:p>https://twitter.com/firebrantt/status/1613296706044542977</text:p>
          </table:table-cell>
        </table:table-row>
        <table:table-row>
          <table:table-cell office:value="17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imemes_san_20230201T225228/0.jpg</text:p>
          </table:table-cell>
          <table:table-cell office:value-type="string">
            <text:p>https://twitter.com/Animemes_san/status/1620918029293854721</text:p>
          </table:table-cell>
        </table:table-row>
        <table:table-row>
          <table:table-cell office:value="178" office:value-type="float"/>
          <table:table-cell office:value-type="string">
            <text:p>Pattern 5</text:p>
          </table:table-cell>
          <table:table-cell office:value="0.030288101639332377" office:value-type="float"/>
          <table:table-cell office:value="0.5449729174632207" office:value-type="float"/>
          <table:table-cell office:value="0.8848647035937138" office:value-type="float"/>
          <table:table-cell office:value-type="string">
            <text:p>input/data_formal_20240530-1342/meme/Animemes_san_20230202T025137/0.jpg</text:p>
          </table:table-cell>
          <table:table-cell office:value-type="string">
            <text:p>https://twitter.com/Animemes_san/status/1620978214389653504</text:p>
          </table:table-cell>
        </table:table-row>
        <table:table-row>
          <table:table-cell office:value="179" office:value-type="float"/>
          <table:table-cell office:value-type="string">
            <text:p>Pattern 6</text:p>
          </table:table-cell>
          <table:table-cell office:value="0.1478595138274934" office:value-type="float"/>
          <table:table-cell office:value="0.18185675943375854" office:value-type="float"/>
          <table:table-cell office:value="0.832975833596707" office:value-type="float"/>
          <table:table-cell office:value-type="string">
            <text:p>input/data_formal_20240530-1342/meme/Animemes_san_20230202T045204/0.jpg</text:p>
          </table:table-cell>
          <table:table-cell office:value-type="string">
            <text:p>https://twitter.com/Animemes_san/status/1621008527274680327</text:p>
          </table:table-cell>
        </table:table-row>
        <table:table-row>
          <table:table-cell office:value="180" office:value-type="float"/>
          <table:table-cell office:value-type="string">
            <text:p>Pattern 33</text:p>
          </table:table-cell>
          <table:table-cell office:value="0.12251661520843582" office:value-type="float"/>
          <table:table-cell office:value="0.2281762180755372" office:value-type="float"/>
          <table:table-cell office:value="0.7531611004226135" office:value-type="float"/>
          <table:table-cell office:value-type="string">
            <text:p>input/data_formal_20240530-1342/meme/Animemes_san_20230202T045213/0.jpg</text:p>
          </table:table-cell>
          <table:table-cell office:value-type="string">
            <text:p>https://twitter.com/Animemes_san/status/1621008566705324032</text:p>
          </table:table-cell>
        </table:table-row>
        <table:table-row>
          <table:table-cell office:value="181" office:value-type="float"/>
          <table:table-cell office:value-type="string">
            <text:p>Pattern 29</text:p>
          </table:table-cell>
          <table:table-cell office:value="0.24324972909899822" office:value-type="float"/>
          <table:table-cell office:value="0.20124544482115442" office:value-type="float"/>
          <table:table-cell office:value="0.8225369691864233" office:value-type="float"/>
          <table:table-cell office:value-type="string">
            <text:p>input/data_formal_20240530-1342/meme/Animemes_san_20230206T105155/0.jpg</text:p>
          </table:table-cell>
          <table:table-cell office:value-type="string">
            <text:p>https://twitter.com/Animemes_san/status/1622548636759359489</text:p>
          </table:table-cell>
        </table:table-row>
        <table:table-row>
          <table:table-cell office:value="182" office:value-type="float"/>
          <table:table-cell office:value-type="string">
            <text:p>Pattern 25</text:p>
          </table:table-cell>
          <table:table-cell office:value="0.12763682791161918" office:value-type="float"/>
          <table:table-cell office:value="0.43700895901855613" office:value-type="float"/>
          <table:table-cell office:value="0.9398069692555804" office:value-type="float"/>
          <table:table-cell office:value-type="string">
            <text:p>input/data_formal_20240530-1342/meme/Animemes_san_20230206T125159/0.jpg</text:p>
          </table:table-cell>
          <table:table-cell office:value-type="string">
            <text:p>https://twitter.com/Animemes_san/status/1622578856002523136</text:p>
          </table:table-cell>
        </table:table-row>
        <table:table-row>
          <table:table-cell office:value="183" office:value-type="float"/>
          <table:table-cell office:value-type="string">
            <text:p>Pattern 14</text:p>
          </table:table-cell>
          <table:table-cell office:value="0.14469247170306448" office:value-type="float"/>
          <table:table-cell office:value="0.1667147529995677" office:value-type="float"/>
          <table:table-cell office:value="0.8990292519075664" office:value-type="float"/>
          <table:table-cell office:value-type="string">
            <text:p>input/data_formal_20240530-1342/meme/Animemes_san_20230206T135145/0.jpg</text:p>
          </table:table-cell>
          <table:table-cell office:value-type="string">
            <text:p>https://twitter.com/Animemes_san/status/1622593896227151878</text:p>
          </table:table-cell>
        </table:table-row>
        <table:table-row>
          <table:table-cell office:value="184" office:value-type="float"/>
          <table:table-cell office:value-type="string">
            <text:p>Pattern 46</text:p>
          </table:table-cell>
          <table:table-cell office:value="0.19570518703985712" office:value-type="float"/>
          <table:table-cell office:value="0.3905486135035042" office:value-type="float"/>
          <table:table-cell office:value="0.9515763703224667" office:value-type="float"/>
          <table:table-cell office:value-type="string">
            <text:p>input/data_formal_20240530-1342/meme/Animemes_san_20230206T155148/0.jpg</text:p>
          </table:table-cell>
          <table:table-cell office:value-type="string">
            <text:p>https://twitter.com/Animemes_san/status/1622624104519028738</text:p>
          </table:table-cell>
        </table:table-row>
        <table:table-row>
          <table:table-cell office:value="18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imemes_san_20230323T035130/0.jpg</text:p>
          </table:table-cell>
          <table:table-cell office:value-type="string">
            <text:p>https://twitter.com/Animemes_san/status/1638750292358631426</text:p>
          </table:table-cell>
        </table:table-row>
        <table:table-row>
          <table:table-cell office:value="186" office:value-type="float"/>
          <table:table-cell office:value-type="string">
            <text:p>Pattern 10</text:p>
          </table:table-cell>
          <table:table-cell office:value="0.15242027746720743" office:value-type="float"/>
          <table:table-cell office:value="0.20377086822677162" office:value-type="float"/>
          <table:table-cell office:value="0.861739216472132" office:value-type="float"/>
          <table:table-cell office:value-type="string">
            <text:p>input/data_formal_20240530-1342/meme/animepowers123_20230206T145453/0.jpg</text:p>
          </table:table-cell>
          <table:table-cell office:value-type="string">
            <text:p>https://twitter.com/animepowers123/status/1622609782959124480</text:p>
          </table:table-cell>
        </table:table-row>
        <table:table-row>
          <table:table-cell office:value="18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imes_666_20230126T165238/0.jpg</text:p>
          </table:table-cell>
          <table:table-cell office:value-type="string">
            <text:p>https://twitter.com/animes_666/status/1618653148595523585</text:p>
          </table:table-cell>
        </table:table-row>
        <table:table-row>
          <table:table-cell office:value="18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imes_666_20230126T165616/0.jpg</text:p>
          </table:table-cell>
          <table:table-cell office:value-type="string">
            <text:p>https://twitter.com/animes_666/status/1618654061473202181</text:p>
          </table:table-cell>
        </table:table-row>
        <table:table-row>
          <table:table-cell office:value="189" office:value-type="float"/>
          <table:table-cell office:value-type="string">
            <text:p>Pattern 3</text:p>
          </table:table-cell>
          <table:table-cell office:value="0.16953638006116187" office:value-type="float"/>
          <table:table-cell office:value="0.5212754988201193" office:value-type="float"/>
          <table:table-cell office:value="0.9140407499414076" office:value-type="float"/>
          <table:table-cell office:value-type="string">
            <text:p>input/data_formal_20240530-1342/meme/animes_666_20230126T170228/0.jpg</text:p>
          </table:table-cell>
          <table:table-cell office:value-type="string">
            <text:p>https://twitter.com/animes_666/status/1618655624237305856</text:p>
          </table:table-cell>
        </table:table-row>
        <table:table-row>
          <table:table-cell office:value="19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imes_666_20230126T170501/0.jpg</text:p>
          </table:table-cell>
          <table:table-cell office:value-type="string">
            <text:p>https://twitter.com/animes_666/status/1618656264736903169</text:p>
          </table:table-cell>
        </table:table-row>
        <table:table-row>
          <table:table-cell office:value="19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imIllus_20230315T215834/0.jpg</text:p>
          </table:table-cell>
          <table:table-cell office:value-type="string">
            <text:p>https://twitter.com/AnimIllus/status/1636124755647516673</text:p>
          </table:table-cell>
        </table:table-row>
        <table:table-row>
          <table:table-cell office:value="192" office:value-type="float"/>
          <table:table-cell office:value-type="string">
            <text:p>Pattern 46</text:p>
          </table:table-cell>
          <table:table-cell office:value="0.12085477166434408" office:value-type="float"/>
          <table:table-cell office:value="0.2934253810330778" office:value-type="float"/>
          <table:table-cell office:value="0.9024919311016016" office:value-type="float"/>
          <table:table-cell office:value-type="string">
            <text:p>input/data_formal_20240530-1342/meme/ankit7138_20230106T070849/0.jpg</text:p>
          </table:table-cell>
          <table:table-cell office:value-type="string">
            <text:p>https://twitter.com/ankit7138/status/1611258468823859205</text:p>
          </table:table-cell>
        </table:table-row>
        <table:table-row>
          <table:table-cell office:value="19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kitkomarr_20230206T133608/0.jpg</text:p>
          </table:table-cell>
          <table:table-cell office:value-type="string">
            <text:p>https://twitter.com/ankitkomarr/status/1622589964050649089</text:p>
          </table:table-cell>
        </table:table-row>
        <table:table-row>
          <table:table-cell office:value="19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naYod89596386_20221228T041815/0.jpg</text:p>
          </table:table-cell>
          <table:table-cell office:value-type="string">
            <text:p>https://twitter.com/AnnaYod89596386/status/1607954055325786112</text:p>
          </table:table-cell>
        </table:table-row>
        <table:table-row>
          <table:table-cell office:value="19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naYod89596386_20221228T041908/0.jpg</text:p>
          </table:table-cell>
          <table:table-cell office:value-type="string">
            <text:p>https://twitter.com/AnnaYod89596386/status/1607954275761627137</text:p>
          </table:table-cell>
        </table:table-row>
        <table:table-row>
          <table:table-cell office:value="196" office:value-type="float"/>
          <table:table-cell office:value-type="string">
            <text:p>Pattern 1</text:p>
          </table:table-cell>
          <table:table-cell office:value="0.21320601623949698" office:value-type="float"/>
          <table:table-cell office:value="0.17803863601799727" office:value-type="float"/>
          <table:table-cell office:value="0.9190222517844009" office:value-type="float"/>
          <table:table-cell office:value-type="string">
            <text:p>input/data_formal_20240530-1342/meme/AnnaYod89596386_20221228T042013/0.jpg</text:p>
          </table:table-cell>
          <table:table-cell office:value-type="string">
            <text:p>https://twitter.com/AnnaYod89596386/status/1607954547279859714</text:p>
          </table:table-cell>
        </table:table-row>
        <table:table-row>
          <table:table-cell office:value="197" office:value-type="float"/>
          <table:table-cell office:value-type="string">
            <text:p>Pattern 45</text:p>
          </table:table-cell>
          <table:table-cell office:value="0.1805999098739149" office:value-type="float"/>
          <table:table-cell office:value="0.3518153485977599" office:value-type="float"/>
          <table:table-cell office:value="0.8757735142580259" office:value-type="float"/>
          <table:table-cell office:value-type="string">
            <text:p>input/data_formal_20240530-1342/meme/AnnaYod89596386_20221228T042146/0.jpg</text:p>
          </table:table-cell>
          <table:table-cell office:value-type="string">
            <text:p>https://twitter.com/AnnaYod89596386/status/1607954937455210496</text:p>
          </table:table-cell>
        </table:table-row>
        <table:table-row>
          <table:table-cell office:value="198" office:value-type="float"/>
          <table:table-cell office:value-type="string">
            <text:p>Pattern 16</text:p>
          </table:table-cell>
          <table:table-cell office:value="0.19934157941430783" office:value-type="float"/>
          <table:table-cell office:value="0.3050742897225982" office:value-type="float"/>
          <table:table-cell office:value="0.9219861466416249" office:value-type="float"/>
          <table:table-cell office:value-type="string">
            <text:p>input/data_formal_20240530-1342/meme/AnnaYod89596386_20221228T042232/0.jpg</text:p>
          </table:table-cell>
          <table:table-cell office:value-type="string">
            <text:p>https://twitter.com/AnnaYod89596386/status/1607955130585841665</text:p>
          </table:table-cell>
        </table:table-row>
        <table:table-row>
          <table:table-cell office:value="19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naYod89596386_20221228T042308/0.jpg</text:p>
          </table:table-cell>
          <table:table-cell office:value-type="string">
            <text:p>https://twitter.com/AnnaYod89596386/status/1607955284105764864</text:p>
          </table:table-cell>
        </table:table-row>
        <table:table-row>
          <table:table-cell office:value="20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naYod89596386_20221228T042345/0.jpg</text:p>
          </table:table-cell>
          <table:table-cell office:value-type="string">
            <text:p>https://twitter.com/AnnaYod89596386/status/1607955439513124864</text:p>
          </table:table-cell>
        </table:table-row>
        <table:table-row>
          <table:table-cell office:value="20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naYod89596386_20221228T042503/0.jpg</text:p>
          </table:table-cell>
          <table:table-cell office:value-type="string">
            <text:p>https://twitter.com/AnnaYod89596386/status/1607955766073245696</text:p>
          </table:table-cell>
        </table:table-row>
        <table:table-row>
          <table:table-cell office:value="20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naYod89596386_20221228T042532/0.jpg</text:p>
          </table:table-cell>
          <table:table-cell office:value-type="string">
            <text:p>https://twitter.com/AnnaYod89596386/status/1607955888131678208</text:p>
          </table:table-cell>
        </table:table-row>
        <table:table-row>
          <table:table-cell office:value="20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naYod89596386_20221228T042624/0.jpg</text:p>
          </table:table-cell>
          <table:table-cell office:value-type="string">
            <text:p>https://twitter.com/AnnaYod89596386/status/1607956106319372289</text:p>
          </table:table-cell>
        </table:table-row>
        <table:table-row>
          <table:table-cell office:value="20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nnaYod89596386_20221228T042747/0.jpg</text:p>
          </table:table-cell>
          <table:table-cell office:value-type="string">
            <text:p>https://twitter.com/AnnaYod89596386/status/1607956455105208322</text:p>
          </table:table-cell>
        </table:table-row>
        <table:table-row>
          <table:table-cell office:value="205" office:value-type="float"/>
          <table:table-cell office:value-type="string">
            <text:p>Pattern 32</text:p>
          </table:table-cell>
          <table:table-cell office:value="0.19250894758529896" office:value-type="float"/>
          <table:table-cell office:value="0.18947070331746346" office:value-type="float"/>
          <table:table-cell office:value="0.8889326790623556" office:value-type="float"/>
          <table:table-cell office:value-type="string">
            <text:p>input/data_formal_20240530-1342/meme/AnnaYod89596386_20221228T042834/0.jpg</text:p>
          </table:table-cell>
          <table:table-cell office:value-type="string">
            <text:p>https://twitter.com/AnnaYod89596386/status/1607956652338053126</text:p>
          </table:table-cell>
        </table:table-row>
        <table:table-row>
          <table:table-cell office:value="206" office:value-type="float"/>
          <table:table-cell office:value-type="string">
            <text:p>Pattern 20</text:p>
          </table:table-cell>
          <table:table-cell office:value="0.28955348377948836" office:value-type="float"/>
          <table:table-cell office:value="0.3556894843325805" office:value-type="float"/>
          <table:table-cell office:value="0.9245279360607237" office:value-type="float"/>
          <table:table-cell office:value-type="string">
            <text:p>input/data_formal_20240530-1342/meme/AnnaYod89596386_20221228T042915/0.jpg</text:p>
          </table:table-cell>
          <table:table-cell office:value-type="string">
            <text:p>https://twitter.com/AnnaYod89596386/status/1607956822744342529</text:p>
          </table:table-cell>
        </table:table-row>
        <table:table-row>
          <table:table-cell office:value="207" office:value-type="float"/>
          <table:table-cell office:value-type="string">
            <text:p>Pattern 32</text:p>
          </table:table-cell>
          <table:table-cell office:value="0.25409713538598666" office:value-type="float"/>
          <table:table-cell office:value="0.39578550691831715" office:value-type="float"/>
          <table:table-cell office:value="0.8324965315109527" office:value-type="float"/>
          <table:table-cell office:value-type="string">
            <text:p>input/data_formal_20240530-1342/meme/AnnaYod89596386_20221228T042957/0.jpg</text:p>
          </table:table-cell>
          <table:table-cell office:value-type="string">
            <text:p>https://twitter.com/AnnaYod89596386/status/1607956996497580034</text:p>
          </table:table-cell>
        </table:table-row>
        <table:table-row>
          <table:table-cell office:value="208" office:value-type="float"/>
          <table:table-cell office:value-type="string">
            <text:p>Pattern 14</text:p>
          </table:table-cell>
          <table:table-cell office:value="0.21813612658310028" office:value-type="float"/>
          <table:table-cell office:value="0.26552788470722255" office:value-type="float"/>
          <table:table-cell office:value="0.9233508343048716" office:value-type="float"/>
          <table:table-cell office:value-type="string">
            <text:p>input/data_formal_20240530-1342/meme/AnnaYod89596386_20221228T043037/0.jpg</text:p>
          </table:table-cell>
          <table:table-cell office:value-type="string">
            <text:p>https://twitter.com/AnnaYod89596386/status/1607957167780290561</text:p>
          </table:table-cell>
        </table:table-row>
        <table:table-row>
          <table:table-cell office:value="209" office:value-type="float"/>
          <table:table-cell office:value-type="string">
            <text:p>Pattern 30</text:p>
          </table:table-cell>
          <table:table-cell office:value="0.2689307640246562" office:value-type="float"/>
          <table:table-cell office:value="0.23329846872585835" office:value-type="float"/>
          <table:table-cell office:value="0.9109566116742626" office:value-type="float"/>
          <table:table-cell office:value-type="string">
            <text:p>input/data_formal_20240530-1342/meme/AnnaYod89596386_20221228T043127/0.jpg</text:p>
          </table:table-cell>
          <table:table-cell office:value-type="string">
            <text:p>https://twitter.com/AnnaYod89596386/status/1607957375033524224</text:p>
          </table:table-cell>
        </table:table-row>
        <table:table-row>
          <table:table-cell office:value="210" office:value-type="float"/>
          <table:table-cell office:value-type="string">
            <text:p>Pattern 33</text:p>
          </table:table-cell>
          <table:table-cell office:value="0.18928671770449645" office:value-type="float"/>
          <table:table-cell office:value="0.1916752958983264" office:value-type="float"/>
          <table:table-cell office:value="0.9067773896298914" office:value-type="float"/>
          <table:table-cell office:value-type="string">
            <text:p>input/data_formal_20240530-1342/meme/AnnaYod89596386_20221228T043156/0.jpg</text:p>
          </table:table-cell>
          <table:table-cell office:value-type="string">
            <text:p>https://twitter.com/AnnaYod89596386/status/1607957498534690817</text:p>
          </table:table-cell>
        </table:table-row>
        <table:table-row>
          <table:table-cell office:value="211" office:value-type="float"/>
          <table:table-cell office:value-type="string">
            <text:p>Pattern 13</text:p>
          </table:table-cell>
          <table:table-cell office:value="0.2229321850182055" office:value-type="float"/>
          <table:table-cell office:value="0.5554194544610801" office:value-type="float"/>
          <table:table-cell office:value="0.8413412360300513" office:value-type="float"/>
          <table:table-cell office:value-type="string">
            <text:p>input/data_formal_20240530-1342/meme/antisocialera_20230409T140956/0.jpg</text:p>
          </table:table-cell>
          <table:table-cell office:value-type="string">
            <text:p>https://twitter.com/antisocialera/status/1645075199681806339</text:p>
          </table:table-cell>
        </table:table-row>
        <table:table-row>
          <table:table-cell office:value="212" office:value-type="float"/>
          <table:table-cell office:value-type="string">
            <text:p>Pattern 44</text:p>
          </table:table-cell>
          <table:table-cell office:value="0.169417879341708" office:value-type="float"/>
          <table:table-cell office:value="0.4485992789553469" office:value-type="float"/>
          <table:table-cell office:value="0.8580808644018564" office:value-type="float"/>
          <table:table-cell office:value-type="string">
            <text:p>input/data_formal_20240530-1342/meme/AnujChaudhary25_20230104T120504/0.jpg</text:p>
          </table:table-cell>
          <table:table-cell office:value-type="string">
            <text:p>https://twitter.com/Vikas15656594/status/1610955792634503169</text:p>
          </table:table-cell>
        </table:table-row>
        <table:table-row>
          <table:table-cell office:value="213" office:value-type="float"/>
          <table:table-cell office:value-type="string">
            <text:p>Pattern 4</text:p>
          </table:table-cell>
          <table:table-cell office:value="0.5242716549795263" office:value-type="float"/>
          <table:table-cell office:value="0.42125106495883247" office:value-type="float"/>
          <table:table-cell office:value="0.546872706145128" office:value-type="float"/>
          <table:table-cell office:value-type="string">
            <text:p>input/data_formal_20240530-1342/meme/anxmvly_20230111T220124/0.jpg</text:p>
          </table:table-cell>
          <table:table-cell office:value-type="string">
            <text:p>https://twitter.com/StayMaf/status/1613316939656593409</text:p>
          </table:table-cell>
        </table:table-row>
        <table:table-row>
          <table:table-cell office:value="214" office:value-type="float"/>
          <table:table-cell office:value-type="string">
            <text:p>Pattern 14</text:p>
          </table:table-cell>
          <table:table-cell office:value="0.18600654259205435" office:value-type="float"/>
          <table:table-cell office:value="0.23432178515980667" office:value-type="float"/>
          <table:table-cell office:value="0.848012410208728" office:value-type="float"/>
          <table:table-cell office:value-type="string">
            <text:p>input/data_formal_20240530-1342/meme/anyidea_20220526T000101/0.jpg</text:p>
          </table:table-cell>
          <table:table-cell office:value-type="string">
            <text:p>https://twitter.com/anyidea/status/1611276754114719744</text:p>
          </table:table-cell>
        </table:table-row>
        <table:table-row>
          <table:table-cell office:value="215" office:value-type="float"/>
          <table:table-cell office:value-type="string">
            <text:p>Pattern 22</text:p>
          </table:table-cell>
          <table:table-cell office:value="0.08999161021500057" office:value-type="float"/>
          <table:table-cell office:value="0.2899693951413038" office:value-type="float"/>
          <table:table-cell office:value="0.8736790003117446" office:value-type="float"/>
          <table:table-cell office:value-type="string">
            <text:p>input/data_formal_20240530-1342/meme/AR15COM_20230111T192912/0.jpg</text:p>
          </table:table-cell>
          <table:table-cell office:value-type="string">
            <text:p>https://twitter.com/LegalLatino2022/status/1620962566049796099</text:p>
          </table:table-cell>
        </table:table-row>
        <table:table-row>
          <table:table-cell office:value="216" office:value-type="float"/>
          <table:table-cell office:value-type="string">
            <text:p>Pattern 9</text:p>
          </table:table-cell>
          <table:table-cell office:value="0.14740120840896165" office:value-type="float"/>
          <table:table-cell office:value="0.35121557753522775" office:value-type="float"/>
          <table:table-cell office:value="0.9800288564254627" office:value-type="float"/>
          <table:table-cell office:value-type="string">
            <text:p>input/data_formal_20240530-1342/meme/AR15COM_20230201T231520/0.jpg</text:p>
          </table:table-cell>
          <table:table-cell office:value-type="string">
            <text:p>https://twitter.com/No_step2A/status/1621002115639545856</text:p>
          </table:table-cell>
        </table:table-row>
        <table:table-row>
          <table:table-cell office:value="217" office:value-type="float"/>
          <table:table-cell office:value-type="string">
            <text:p>Pattern 11</text:p>
          </table:table-cell>
          <table:table-cell office:value="0.13521295301452313" office:value-type="float"/>
          <table:table-cell office:value="0.5586159240838411" office:value-type="float"/>
          <table:table-cell office:value="0.8262576932085101" office:value-type="float"/>
          <table:table-cell office:value-type="string">
            <text:p>input/data_formal_20240530-1342/meme/arbinautz_20221227T131704/0.jpg</text:p>
          </table:table-cell>
          <table:table-cell office:value-type="string">
            <text:p>https://twitter.com/JamesRo605/status/1607981989902286848</text:p>
          </table:table-cell>
        </table:table-row>
        <table:table-row>
          <table:table-cell office:value="218" office:value-type="float"/>
          <table:table-cell office:value-type="string">
            <text:p>Pattern 45</text:p>
          </table:table-cell>
          <table:table-cell office:value="0.16958848301263835" office:value-type="float"/>
          <table:table-cell office:value="0.5474044362987879" office:value-type="float"/>
          <table:table-cell office:value="0.8460848080029256" office:value-type="float"/>
          <table:table-cell office:value-type="string">
            <text:p>input/data_formal_20240530-1342/meme/arbinautz_20221227T131704/1.jpg</text:p>
          </table:table-cell>
          <table:table-cell office:value-type="string">
            <text:p>https://twitter.com/JamesRo605/status/1607981989902286848</text:p>
          </table:table-cell>
        </table:table-row>
        <table:table-row>
          <table:table-cell office:value="219" office:value-type="float"/>
          <table:table-cell office:value-type="string">
            <text:p>Pattern 15</text:p>
          </table:table-cell>
          <table:table-cell office:value="0.16180407277136014" office:value-type="float"/>
          <table:table-cell office:value="0.690124638986449" office:value-type="float"/>
          <table:table-cell office:value="0.8699371175377213" office:value-type="float"/>
          <table:table-cell office:value-type="string">
            <text:p>input/data_formal_20240530-1342/meme/arbinautz_20221227T131704/2.jpg</text:p>
          </table:table-cell>
          <table:table-cell office:value-type="string">
            <text:p>https://twitter.com/JamesRo605/status/1607981989902286848</text:p>
          </table:table-cell>
        </table:table-row>
        <table:table-row>
          <table:table-cell office:value="220" office:value-type="float"/>
          <table:table-cell office:value-type="string">
            <text:p>Pattern 19</text:p>
          </table:table-cell>
          <table:table-cell office:value="0.15034468565640427" office:value-type="float"/>
          <table:table-cell office:value="0.7925762060273848" office:value-type="float"/>
          <table:table-cell office:value="0.7597441958542145" office:value-type="float"/>
          <table:table-cell office:value-type="string">
            <text:p>input/data_formal_20240530-1342/meme/arbinautz_20221227T131704/3.jpg</text:p>
          </table:table-cell>
          <table:table-cell office:value-type="string">
            <text:p>https://twitter.com/JamesRo605/status/1607981989902286848</text:p>
          </table:table-cell>
        </table:table-row>
        <table:table-row>
          <table:table-cell office:value="221" office:value-type="float"/>
          <table:table-cell office:value-type="string">
            <text:p>Pattern 33</text:p>
          </table:table-cell>
          <table:table-cell office:value="0.10437635891236219" office:value-type="float"/>
          <table:table-cell office:value="0.2664795335767056" office:value-type="float"/>
          <table:table-cell office:value="0.8336231276089496" office:value-type="float"/>
          <table:table-cell office:value-type="string">
            <text:p>input/data_formal_20240530-1342/meme/ArifahSultan_20230106T054715/0.jpg</text:p>
          </table:table-cell>
          <table:table-cell office:value-type="string">
            <text:p>https://twitter.com/ArifahSultan/status/1611237943674535937</text:p>
          </table:table-cell>
        </table:table-row>
        <table:table-row>
          <table:table-cell office:value="222" office:value-type="float"/>
          <table:table-cell office:value-type="string">
            <text:p>Pattern 23</text:p>
          </table:table-cell>
          <table:table-cell office:value="0.13455276749841907" office:value-type="float"/>
          <table:table-cell office:value="0.7388822877871688" office:value-type="float"/>
          <table:table-cell office:value="0.7103325476381932" office:value-type="float"/>
          <table:table-cell office:value-type="string">
            <text:p>input/data_formal_20240530-1342/meme/ArkadeGroup_20230105T112353/0.jpg</text:p>
          </table:table-cell>
          <table:table-cell office:value-type="string">
            <text:p>https://twitter.com/ArkadeGroup/status/1610960270373040130</text:p>
          </table:table-cell>
        </table:table-row>
        <table:table-row>
          <table:table-cell office:value="223" office:value-type="float"/>
          <table:table-cell office:value-type="string">
            <text:p>Pattern 11</text:p>
          </table:table-cell>
          <table:table-cell office:value="0.14365464364391273" office:value-type="float"/>
          <table:table-cell office:value="0.5556083507111349" office:value-type="float"/>
          <table:table-cell office:value="0.8164230571312756" office:value-type="float"/>
          <table:table-cell office:value-type="string">
            <text:p>input/data_formal_20240530-1342/meme/arrowsedu_20230409T182710/0.jpg</text:p>
          </table:table-cell>
          <table:table-cell office:value-type="string">
            <text:p>https://twitter.com/arrowsedu/status/1645131251492220928</text:p>
          </table:table-cell>
        </table:table-row>
        <table:table-row>
          <table:table-cell office:value="224" office:value-type="float"/>
          <table:table-cell office:value-type="string">
            <text:p>Pattern 2</text:p>
          </table:table-cell>
          <table:table-cell office:value="0.26819331803530094" office:value-type="float"/>
          <table:table-cell office:value="0.2715992454769145" office:value-type="float"/>
          <table:table-cell office:value="0.8872831781979814" office:value-type="float"/>
          <table:table-cell office:value-type="string">
            <text:p>input/data_formal_20240530-1342/meme/artmiker_20230206T140001/0.jpg</text:p>
          </table:table-cell>
          <table:table-cell office:value-type="string">
            <text:p>https://twitter.com/artmiker/status/1622595975557832704</text:p>
          </table:table-cell>
        </table:table-row>
        <table:table-row>
          <table:table-cell office:value="225" office:value-type="float"/>
          <table:table-cell office:value-type="string">
            <text:p>Pattern 44</text:p>
          </table:table-cell>
          <table:table-cell office:value="0.1604708430025567" office:value-type="float"/>
          <table:table-cell office:value="0.26671041929500205" office:value-type="float"/>
          <table:table-cell office:value="0.8404993340295154" office:value-type="float"/>
          <table:table-cell office:value-type="string">
            <text:p>input/data_formal_20240530-1342/meme/ArtofNickTaylor_20230206T143225/0.jpg</text:p>
          </table:table-cell>
          <table:table-cell office:value-type="string">
            <text:p>https://twitter.com/ArtofNickTaylor/status/1622604130253434881</text:p>
          </table:table-cell>
        </table:table-row>
        <table:table-row>
          <table:table-cell office:value="226" office:value-type="float"/>
          <table:table-cell office:value-type="string">
            <text:p>Pattern 1</text:p>
          </table:table-cell>
          <table:table-cell office:value="0.2910769483257996" office:value-type="float"/>
          <table:table-cell office:value="0.4334825456476209" office:value-type="float"/>
          <table:table-cell office:value="0.8981928666014104" office:value-type="float"/>
          <table:table-cell office:value-type="string">
            <text:p>input/data_formal_20240530-1342/meme/As1997Sharma_20221228T005428/0.jpg</text:p>
          </table:table-cell>
          <table:table-cell office:value-type="string">
            <text:p>https://twitter.com/As1997Sharma/status/1607902770048434176</text:p>
          </table:table-cell>
        </table:table-row>
        <table:table-row>
          <table:table-cell office:value="227" office:value-type="float"/>
          <table:table-cell office:value-type="string">
            <text:p>Pattern 29</text:p>
          </table:table-cell>
          <table:table-cell office:value="0.15584164036366233" office:value-type="float"/>
          <table:table-cell office:value="0.25199209349854057" office:value-type="float"/>
          <table:table-cell office:value="0.8893149580848484" office:value-type="float"/>
          <table:table-cell office:value-type="string">
            <text:p>input/data_formal_20240530-1342/meme/Asap_SR20_20230202T032133/0.jpg</text:p>
          </table:table-cell>
          <table:table-cell office:value-type="string">
            <text:p>https://twitter.com/Asap_SR20/status/1620985748823613441</text:p>
          </table:table-cell>
        </table:table-row>
        <table:table-row>
          <table:table-cell office:value="228" office:value-type="float"/>
          <table:table-cell office:value-type="string">
            <text:p>Pattern 39</text:p>
          </table:table-cell>
          <table:table-cell office:value="0.1757507052098446" office:value-type="float"/>
          <table:table-cell office:value="0.2508441805771221" office:value-type="float"/>
          <table:table-cell office:value="0.83635346096576" office:value-type="float"/>
          <table:table-cell office:value-type="string">
            <text:p>input/data_formal_20240530-1342/meme/Asherch7_20230206T121934/0.jpg</text:p>
          </table:table-cell>
          <table:table-cell office:value-type="string">
            <text:p>https://twitter.com/Asherch7/status/1622570695359139845</text:p>
          </table:table-cell>
        </table:table-row>
        <table:table-row>
          <table:table-cell office:value="229" office:value-type="float"/>
          <table:table-cell office:value-type="string">
            <text:p>Pattern 9</text:p>
          </table:table-cell>
          <table:table-cell office:value="0.12839372750708594" office:value-type="float"/>
          <table:table-cell office:value="0.41840481683491365" office:value-type="float"/>
          <table:table-cell office:value="0.9411846402901772" office:value-type="float"/>
          <table:table-cell office:value-type="string">
            <text:p>input/data_formal_20240530-1342/meme/AshHoshi_20230111T220116/0.jpg</text:p>
          </table:table-cell>
          <table:table-cell office:value-type="string">
            <text:p>https://twitter.com/Qzico27/status/1613295775894867969</text:p>
          </table:table-cell>
        </table:table-row>
        <table:table-row>
          <table:table-cell office:value="23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shHoshi_20230111T220116/1.jpg</text:p>
          </table:table-cell>
          <table:table-cell office:value-type="string">
            <text:p>https://twitter.com/Qzico27/status/1613295775894867969</text:p>
          </table:table-cell>
        </table:table-row>
        <table:table-row>
          <table:table-cell office:value="23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shHoshi_20230111T220116/2.jpg</text:p>
          </table:table-cell>
          <table:table-cell office:value-type="string">
            <text:p>https://twitter.com/Qzico27/status/1613295775894867969</text:p>
          </table:table-cell>
        </table:table-row>
        <table:table-row>
          <table:table-cell office:value="232" office:value-type="float"/>
          <table:table-cell office:value-type="string">
            <text:p>Pattern 1</text:p>
          </table:table-cell>
          <table:table-cell office:value="0.18689528950292622" office:value-type="float"/>
          <table:table-cell office:value="0.3983167130766169" office:value-type="float"/>
          <table:table-cell office:value="0.8939511938309199" office:value-type="float"/>
          <table:table-cell office:value-type="string">
            <text:p>input/data_formal_20240530-1342/meme/Ashu87482200_20230202T053927/0.jpg</text:p>
          </table:table-cell>
          <table:table-cell office:value-type="string">
            <text:p>https://twitter.com/Ashu87482200/status/1621020452763373570</text:p>
          </table:table-cell>
        </table:table-row>
        <table:table-row>
          <table:table-cell office:value="233" office:value-type="float"/>
          <table:table-cell office:value-type="string">
            <text:p>Pattern 1</text:p>
          </table:table-cell>
          <table:table-cell office:value="0.2886356719295998" office:value-type="float"/>
          <table:table-cell office:value="0.2857404838152091" office:value-type="float"/>
          <table:table-cell office:value="0.867103209200474" office:value-type="float"/>
          <table:table-cell office:value-type="string">
            <text:p>input/data_formal_20240530-1342/meme/asligkm_20230123T122245/0.jpg</text:p>
          </table:table-cell>
          <table:table-cell office:value-type="string">
            <text:p>https://twitter.com/asligkm/status/1617498066042646529</text:p>
          </table:table-cell>
        </table:table-row>
        <table:table-row>
          <table:table-cell office:value="234" office:value-type="float"/>
          <table:table-cell office:value-type="string">
            <text:p>Pattern 3</text:p>
          </table:table-cell>
          <table:table-cell office:value="0.13788142595125813" office:value-type="float"/>
          <table:table-cell office:value="0.7079185337903597" office:value-type="float"/>
          <table:table-cell office:value="0.8617340996639621" office:value-type="float"/>
          <table:table-cell office:value-type="string">
            <text:p>input/data_formal_20240530-1342/meme/AssCoinASA_20230212T112830/0.jpg</text:p>
          </table:table-cell>
          <table:table-cell office:value-type="string">
            <text:p>https://twitter.com/ayiokofi/status/1624810162350350337</text:p>
          </table:table-cell>
        </table:table-row>
        <table:table-row>
          <table:table-cell office:value="235" office:value-type="float"/>
          <table:table-cell office:value-type="string">
            <text:p>Pattern 15</text:p>
          </table:table-cell>
          <table:table-cell office:value="0.17803689293423042" office:value-type="float"/>
          <table:table-cell office:value="0.6640839733977604" office:value-type="float"/>
          <table:table-cell office:value="0.8483215799259133" office:value-type="float"/>
          <table:table-cell office:value-type="string">
            <text:p>input/data_formal_20240530-1342/meme/associatte_20221228T035443/0.jpg</text:p>
          </table:table-cell>
          <table:table-cell office:value-type="string">
            <text:p>https://twitter.com/associatte/status/1607948132075327491</text:p>
          </table:table-cell>
        </table:table-row>
        <table:table-row>
          <table:table-cell office:value="236" office:value-type="float"/>
          <table:table-cell office:value-type="string">
            <text:p>Pattern 13</text:p>
          </table:table-cell>
          <table:table-cell office:value="0.2378311073319757" office:value-type="float"/>
          <table:table-cell office:value="0.46279693316522874" office:value-type="float"/>
          <table:table-cell office:value="0.8347656943118407" office:value-type="float"/>
          <table:table-cell office:value-type="string">
            <text:p>input/data_formal_20240530-1342/meme/Asui51251296_20230315T215746/0.jpg</text:p>
          </table:table-cell>
          <table:table-cell office:value-type="string">
            <text:p>https://twitter.com/Asui51251296/status/1636124557731037186</text:p>
          </table:table-cell>
        </table:table-row>
        <table:table-row>
          <table:table-cell office:value="23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suzuReincarnat_20230315T121023/0.jpg</text:p>
          </table:table-cell>
          <table:table-cell office:value-type="string">
            <text:p>https://twitter.com/AliaNabalu/status/1636153824141512704</text:p>
          </table:table-cell>
        </table:table-row>
        <table:table-row>
          <table:table-cell office:value="238" office:value-type="float"/>
          <table:table-cell office:value-type="string">
            <text:p>Pattern 10</text:p>
          </table:table-cell>
          <table:table-cell office:value="0.1456519438001423" office:value-type="float"/>
          <table:table-cell office:value="0.48532748043112295" office:value-type="float"/>
          <table:table-cell office:value="0.9345792325304874" office:value-type="float"/>
          <table:table-cell office:value-type="string">
            <text:p>input/data_formal_20240530-1342/meme/ATruefarm_20230105T114508/0.jpg</text:p>
          </table:table-cell>
          <table:table-cell office:value-type="string">
            <text:p>https://twitter.com/ATruefarm/status/1610965620954378240</text:p>
          </table:table-cell>
        </table:table-row>
        <table:table-row>
          <table:table-cell office:value="239" office:value-type="float"/>
          <table:table-cell office:value-type="string">
            <text:p>Pattern 23</text:p>
          </table:table-cell>
          <table:table-cell office:value="0.07968150820746767" office:value-type="float"/>
          <table:table-cell office:value="0.8116061372203596" office:value-type="float"/>
          <table:table-cell office:value="0.7439615416904705" office:value-type="float"/>
          <table:table-cell office:value-type="string">
            <text:p>input/data_formal_20240530-1342/meme/AtteroIndia_20230105T102534/0.jpg</text:p>
          </table:table-cell>
          <table:table-cell office:value-type="string">
            <text:p>https://twitter.com/hjtweetz/status/1610956986228539393</text:p>
          </table:table-cell>
        </table:table-row>
        <table:table-row>
          <table:table-cell office:value="240" office:value-type="float"/>
          <table:table-cell office:value-type="string">
            <text:p>Pattern 37</text:p>
          </table:table-cell>
          <table:table-cell office:value="0.1293816170332812" office:value-type="float"/>
          <table:table-cell office:value="0.1755925969892269" office:value-type="float"/>
          <table:table-cell office:value="0.8645546266995908" office:value-type="float"/>
          <table:table-cell office:value-type="string">
            <text:p>input/data_formal_20240530-1342/meme/AUThorAndJazz_20230111T220130/0.jpg</text:p>
          </table:table-cell>
          <table:table-cell office:value-type="string">
            <text:p>https://twitter.com/AUThorAndJazz/status/1613295058991603715</text:p>
          </table:table-cell>
        </table:table-row>
        <table:table-row>
          <table:table-cell office:value="241" office:value-type="float"/>
          <table:table-cell office:value-type="string">
            <text:p>Pattern 17</text:p>
          </table:table-cell>
          <table:table-cell office:value="0.23001491310383254" office:value-type="float"/>
          <table:table-cell office:value="0.2917788641269431" office:value-type="float"/>
          <table:table-cell office:value="0.7709599999083775" office:value-type="float"/>
          <table:table-cell office:value-type="string">
            <text:p>input/data_formal_20240530-1342/meme/Avavrs_20230106T042211/0.jpg</text:p>
          </table:table-cell>
          <table:table-cell office:value-type="string">
            <text:p>https://twitter.com/SheguchiKazuya/status/1611273962042044418</text:p>
          </table:table-cell>
        </table:table-row>
        <table:table-row>
          <table:table-cell office:value="242" office:value-type="float"/>
          <table:table-cell office:value-type="string">
            <text:p>Pattern 13</text:p>
          </table:table-cell>
          <table:table-cell office:value="0.21215725303569521" office:value-type="float"/>
          <table:table-cell office:value="0.5478232201942794" office:value-type="float"/>
          <table:table-cell office:value="0.8553242181209868" office:value-type="float"/>
          <table:table-cell office:value-type="string">
            <text:p>input/data_formal_20240530-1342/meme/aveaiofficial_20230205T080154/0.jpg</text:p>
          </table:table-cell>
          <table:table-cell office:value-type="string">
            <text:p>https://twitter.com/Kafanariskiobbi/status/1622622662832037889</text:p>
          </table:table-cell>
        </table:table-row>
        <table:table-row>
          <table:table-cell office:value="243" office:value-type="float"/>
          <table:table-cell office:value-type="string">
            <text:p>Pattern 19</text:p>
          </table:table-cell>
          <table:table-cell office:value="0.13760807122812965" office:value-type="float"/>
          <table:table-cell office:value="0.6555753755139617" office:value-type="float"/>
          <table:table-cell office:value="0.8033762209159903" office:value-type="float"/>
          <table:table-cell office:value-type="string">
            <text:p>input/data_formal_20240530-1342/meme/aveaiofficial_20230206T111704/0.jpg</text:p>
          </table:table-cell>
          <table:table-cell office:value-type="string">
            <text:p>https://twitter.com/SurajSatwal2/status/1622554967595966469</text:p>
          </table:table-cell>
        </table:table-row>
        <table:table-row>
          <table:table-cell office:value="244" office:value-type="float"/>
          <table:table-cell office:value-type="string">
            <text:p>Pattern 32</text:p>
          </table:table-cell>
          <table:table-cell office:value="0.2732710187641467" office:value-type="float"/>
          <table:table-cell office:value="0.32934901648712944" office:value-type="float"/>
          <table:table-cell office:value="0.8733524743092141" office:value-type="float"/>
          <table:table-cell office:value-type="string">
            <text:p>input/data_formal_20240530-1342/meme/awais_ki_memees_20230206T140358/0.jpg</text:p>
          </table:table-cell>
          <table:table-cell office:value-type="string">
            <text:p>https://twitter.com/awais_ki_memees/status/1622596967455985665</text:p>
          </table:table-cell>
        </table:table-row>
        <table:table-row>
          <table:table-cell office:value="245" office:value-type="float"/>
          <table:table-cell office:value-type="string">
            <text:p>Pattern 6</text:p>
          </table:table-cell>
          <table:table-cell office:value="0.1882115167743828" office:value-type="float"/>
          <table:table-cell office:value="0.15199089319176476" office:value-type="float"/>
          <table:table-cell office:value="0.8686829046279073" office:value-type="float"/>
          <table:table-cell office:value-type="string">
            <text:p>input/data_formal_20240530-1342/meme/AwakeNotWoke_UK_20230112T204249/0.jpg</text:p>
          </table:table-cell>
          <table:table-cell office:value-type="string">
            <text:p>https://twitter.com/AwakeNotWoke_UK/status/1613637646479237135</text:p>
          </table:table-cell>
        </table:table-row>
        <table:table-row>
          <table:table-cell office:value="246" office:value-type="float"/>
          <table:table-cell office:value-type="string">
            <text:p>Pattern 17</text:p>
          </table:table-cell>
          <table:table-cell office:value="0.21087498950951833" office:value-type="float"/>
          <table:table-cell office:value="0.3509353416344305" office:value-type="float"/>
          <table:table-cell office:value="0.7797761783850394" office:value-type="float"/>
          <table:table-cell office:value-type="string">
            <text:p>input/data_formal_20240530-1342/meme/aXQuince_20230129T185107/0.jpg</text:p>
          </table:table-cell>
          <table:table-cell office:value-type="string">
            <text:p>https://twitter.com/Johanshashith02/status/1622590099912536071</text:p>
          </table:table-cell>
        </table:table-row>
        <table:table-row>
          <table:table-cell office:value="247" office:value-type="float"/>
          <table:table-cell office:value-type="string">
            <text:p>Pattern 44</text:p>
          </table:table-cell>
          <table:table-cell office:value="0.09998674716110728" office:value-type="float"/>
          <table:table-cell office:value="0.4108086962848505" office:value-type="float"/>
          <table:table-cell office:value="0.8924103241466678" office:value-type="float"/>
          <table:table-cell office:value-type="string">
            <text:p>input/data_formal_20240530-1342/meme/ayursesha_20230106T052534/0.jpg</text:p>
          </table:table-cell>
          <table:table-cell office:value-type="string">
            <text:p>https://twitter.com/ayursesha/status/1611232483626057728</text:p>
          </table:table-cell>
        </table:table-row>
        <table:table-row>
          <table:table-cell office:value="248" office:value-type="float"/>
          <table:table-cell office:value-type="string">
            <text:p>Pattern 25</text:p>
          </table:table-cell>
          <table:table-cell office:value="0.09122650783227465" office:value-type="float"/>
          <table:table-cell office:value="0.47458523484559284" office:value-type="float"/>
          <table:table-cell office:value="0.9579680134068335" office:value-type="float"/>
          <table:table-cell office:value-type="string">
            <text:p>input/data_formal_20240530-1342/meme/ayursesha_20230106T052534/1.jpg</text:p>
          </table:table-cell>
          <table:table-cell office:value-type="string">
            <text:p>https://twitter.com/ayursesha/status/1611232483626057728</text:p>
          </table:table-cell>
        </table:table-row>
        <table:table-row>
          <table:table-cell office:value="249" office:value-type="float"/>
          <table:table-cell office:value-type="string">
            <text:p>Pattern 6</text:p>
          </table:table-cell>
          <table:table-cell office:value="0.12646236503304983" office:value-type="float"/>
          <table:table-cell office:value="0.11051237287776244" office:value-type="float"/>
          <table:table-cell office:value="0.8749994428175388" office:value-type="float"/>
          <table:table-cell office:value-type="string">
            <text:p>input/data_formal_20240530-1342/meme/azmeryapat_20230201T034413/0.jpg</text:p>
          </table:table-cell>
          <table:table-cell office:value-type="string">
            <text:p>https://twitter.com/ren_itsumi/status/1620933884576780288</text:p>
          </table:table-cell>
        </table:table-row>
        <table:table-row>
          <table:table-cell office:value="25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azmeryapat_20230202T023503/0.jpg</text:p>
          </table:table-cell>
          <table:table-cell office:value-type="string">
            <text:p>https://twitter.com/McmillonBrenlee/status/1620976079006760960</text:p>
          </table:table-cell>
        </table:table-row>
        <table:table-row>
          <table:table-cell office:value="251" office:value-type="float"/>
          <table:table-cell office:value-type="string">
            <text:p>Pattern 18</text:p>
          </table:table-cell>
          <table:table-cell office:value="0.15836339050163972" office:value-type="float"/>
          <table:table-cell office:value="0.24828661565325646" office:value-type="float"/>
          <table:table-cell office:value="0.8140616787350367" office:value-type="float"/>
          <table:table-cell office:value-type="string">
            <text:p>input/data_formal_20240530-1342/meme/azmeryapat_20230315T063101/0.jpg</text:p>
          </table:table-cell>
          <table:table-cell office:value-type="string">
            <text:p>https://twitter.com/Jasmine73755071/status/1636102041071132672</text:p>
          </table:table-cell>
        </table:table-row>
        <table:table-row>
          <table:table-cell office:value="252" office:value-type="float"/>
          <table:table-cell office:value-type="string">
            <text:p>Pattern 42</text:p>
          </table:table-cell>
          <table:table-cell office:value="0.1587465003494961" office:value-type="float"/>
          <table:table-cell office:value="0.5339038674624103" office:value-type="float"/>
          <table:table-cell office:value="0.8490984532813773" office:value-type="float"/>
          <table:table-cell office:value-type="string">
            <text:p>input/data_formal_20240530-1342/meme/azzyhomebrew_20230106T041225/0.jpg</text:p>
          </table:table-cell>
          <table:table-cell office:value-type="string">
            <text:p>https://twitter.com/DnDGoblin/status/1611278502212390914</text:p>
          </table:table-cell>
        </table:table-row>
        <table:table-row>
          <table:table-cell office:value="253" office:value-type="float"/>
          <table:table-cell office:value-type="string">
            <text:p>Pattern 22</text:p>
          </table:table-cell>
          <table:table-cell office:value="0.14292085411987032" office:value-type="float"/>
          <table:table-cell office:value="0.32662258142739703" office:value-type="float"/>
          <table:table-cell office:value="0.7754816336971194" office:value-type="float"/>
          <table:table-cell office:value-type="string">
            <text:p>input/data_formal_20240530-1342/meme/azzyhomebrew_20230201T042009/0.jpg</text:p>
          </table:table-cell>
          <table:table-cell office:value-type="string">
            <text:p>https://twitter.com/UllarWarlord/status/1620989787497693184</text:p>
          </table:table-cell>
        </table:table-row>
        <table:table-row>
          <table:table-cell office:value="254" office:value-type="float"/>
          <table:table-cell office:value-type="string">
            <text:p>Pattern 46</text:p>
          </table:table-cell>
          <table:table-cell office:value="0.12257985262456805" office:value-type="float"/>
          <table:table-cell office:value="0.27238124116664386" office:value-type="float"/>
          <table:table-cell office:value="0.8889979726112698" office:value-type="float"/>
          <table:table-cell office:value-type="string">
            <text:p>input/data_formal_20240530-1342/meme/azzyhomebrew_20230206T125718/0.jpg</text:p>
          </table:table-cell>
          <table:table-cell office:value-type="string">
            <text:p>https://twitter.com/azzyhomebrew/status/1622580193826070530</text:p>
          </table:table-cell>
        </table:table-row>
        <table:table-row>
          <table:table-cell office:value="255" office:value-type="float"/>
          <table:table-cell office:value-type="string">
            <text:p>Pattern 31</text:p>
          </table:table-cell>
          <table:table-cell office:value="0.1322182659838466" office:value-type="float"/>
          <table:table-cell office:value="0.3924656430476687" office:value-type="float"/>
          <table:table-cell office:value="0.8588053067801678" office:value-type="float"/>
          <table:table-cell office:value-type="string">
            <text:p>input/data_formal_20240530-1342/meme/BaBlahComics_20230105T113049/0.jpg</text:p>
          </table:table-cell>
          <table:table-cell office:value-type="string">
            <text:p>https://twitter.com/BaBlahComics/status/1610962016927379457</text:p>
          </table:table-cell>
        </table:table-row>
        <table:table-row>
          <table:table-cell office:value="256" office:value-type="float"/>
          <table:table-cell office:value-type="string">
            <text:p>Pattern 11</text:p>
          </table:table-cell>
          <table:table-cell office:value="0.0770070082640858" office:value-type="float"/>
          <table:table-cell office:value="0.36157165798830454" office:value-type="float"/>
          <table:table-cell office:value="0.9405583502274991" office:value-type="float"/>
          <table:table-cell office:value-type="string">
            <text:p>input/data_formal_20240530-1342/meme/BaBlahComics_20230105T113049/1.jpg</text:p>
          </table:table-cell>
          <table:table-cell office:value-type="string">
            <text:p>https://twitter.com/BaBlahComics/status/1610962016927379457</text:p>
          </table:table-cell>
        </table:table-row>
        <table:table-row>
          <table:table-cell office:value="257" office:value-type="float"/>
          <table:table-cell office:value-type="string">
            <text:p>Pattern 6</text:p>
          </table:table-cell>
          <table:table-cell office:value="0.16857911212583704" office:value-type="float"/>
          <table:table-cell office:value="0.3465522846989337" office:value-type="float"/>
          <table:table-cell office:value="0.8687072799562003" office:value-type="float"/>
          <table:table-cell office:value-type="string">
            <text:p>input/data_formal_20240530-1342/meme/BaBlahComics_20230201T112354/0.jpg</text:p>
          </table:table-cell>
          <table:table-cell office:value-type="string">
            <text:p>https://twitter.com/BaBlahComics/status/1620744746238095360</text:p>
          </table:table-cell>
        </table:table-row>
        <table:table-row>
          <table:table-cell office:value="258" office:value-type="float"/>
          <table:table-cell office:value-type="string">
            <text:p>Pattern 42</text:p>
          </table:table-cell>
          <table:table-cell office:value="0.13061776617371543" office:value-type="float"/>
          <table:table-cell office:value="0.3759104822245421" office:value-type="float"/>
          <table:table-cell office:value="0.8719720585631971" office:value-type="float"/>
          <table:table-cell office:value-type="string">
            <text:p>input/data_formal_20240530-1342/meme/BaBlahComics_20230201T112354/1.jpg</text:p>
          </table:table-cell>
          <table:table-cell office:value-type="string">
            <text:p>https://twitter.com/BaBlahComics/status/1620744746238095360</text:p>
          </table:table-cell>
        </table:table-row>
        <table:table-row>
          <table:table-cell office:value="259" office:value-type="float"/>
          <table:table-cell office:value-type="string">
            <text:p>Pattern 9</text:p>
          </table:table-cell>
          <table:table-cell office:value="0.05630085502329277" office:value-type="float"/>
          <table:table-cell office:value="0.5509951815290057" office:value-type="float"/>
          <table:table-cell office:value="0.9926144636953078" office:value-type="float"/>
          <table:table-cell office:value-type="string">
            <text:p>input/data_formal_20240530-1342/meme/BaBlahComics_20230201T112354/2.jpg</text:p>
          </table:table-cell>
          <table:table-cell office:value-type="string">
            <text:p>https://twitter.com/BaBlahComics/status/1620744746238095360</text:p>
          </table:table-cell>
        </table:table-row>
        <table:table-row>
          <table:table-cell office:value="260" office:value-type="float"/>
          <table:table-cell office:value-type="string">
            <text:p>Pattern 18</text:p>
          </table:table-cell>
          <table:table-cell office:value="0.14256442308240758" office:value-type="float"/>
          <table:table-cell office:value="0.34953427086913536" office:value-type="float"/>
          <table:table-cell office:value="0.8500490267038179" office:value-type="float"/>
          <table:table-cell office:value-type="string">
            <text:p>input/data_formal_20240530-1342/meme/BaBlahComics_20230206T112348/0.jpg</text:p>
          </table:table-cell>
          <table:table-cell office:value-type="string">
            <text:p>https://twitter.com/BaBlahComics/status/1622556662136725506</text:p>
          </table:table-cell>
        </table:table-row>
        <table:table-row>
          <table:table-cell office:value="261" office:value-type="float"/>
          <table:table-cell office:value-type="string">
            <text:p>Pattern 33</text:p>
          </table:table-cell>
          <table:table-cell office:value="0.17690663653104344" office:value-type="float"/>
          <table:table-cell office:value="0.15836363145998644" office:value-type="float"/>
          <table:table-cell office:value="0.9009947206185706" office:value-type="float"/>
          <table:table-cell office:value-type="string">
            <text:p>input/data_formal_20240530-1342/meme/BaBlahComics_20230206T112348/1.jpg</text:p>
          </table:table-cell>
          <table:table-cell office:value-type="string">
            <text:p>https://twitter.com/BaBlahComics/status/1622556662136725506</text:p>
          </table:table-cell>
        </table:table-row>
        <table:table-row>
          <table:table-cell office:value="262" office:value-type="float"/>
          <table:table-cell office:value-type="string">
            <text:p>Pattern 42</text:p>
          </table:table-cell>
          <table:table-cell office:value="0.16586217014390287" office:value-type="float"/>
          <table:table-cell office:value="0.3313204431467665" office:value-type="float"/>
          <table:table-cell office:value="0.9062195897574772" office:value-type="float"/>
          <table:table-cell office:value-type="string">
            <text:p>input/data_formal_20240530-1342/meme/BaBlahComics_20230206T112348/2.jpg</text:p>
          </table:table-cell>
          <table:table-cell office:value-type="string">
            <text:p>https://twitter.com/BaBlahComics/status/1622556662136725506</text:p>
          </table:table-cell>
        </table:table-row>
        <table:table-row>
          <table:table-cell office:value="263" office:value-type="float"/>
          <table:table-cell office:value-type="string">
            <text:p>Pattern 18</text:p>
          </table:table-cell>
          <table:table-cell office:value="0.1481109925580676" office:value-type="float"/>
          <table:table-cell office:value="0.32106552208832984" office:value-type="float"/>
          <table:table-cell office:value="0.8961390167367271" office:value-type="float"/>
          <table:table-cell office:value-type="string">
            <text:p>input/data_formal_20240530-1342/meme/BaBlahComics_20230206T112348/3.jpg</text:p>
          </table:table-cell>
          <table:table-cell office:value-type="string">
            <text:p>https://twitter.com/BaBlahComics/status/1622556662136725506</text:p>
          </table:table-cell>
        </table:table-row>
        <table:table-row>
          <table:table-cell office:value="264" office:value-type="float"/>
          <table:table-cell office:value-type="string">
            <text:p>Pattern 42</text:p>
          </table:table-cell>
          <table:table-cell office:value="0.19264337073197974" office:value-type="float"/>
          <table:table-cell office:value="0.5404099041804165" office:value-type="float"/>
          <table:table-cell office:value="0.8227888504991703" office:value-type="float"/>
          <table:table-cell office:value-type="string">
            <text:p>input/data_formal_20240530-1342/meme/BabyShi_Token_20230206T122657/0.jpg</text:p>
          </table:table-cell>
          <table:table-cell office:value-type="string">
            <text:p>https://twitter.com/Nurul2530715579/status/1622572552441970688</text:p>
          </table:table-cell>
        </table:table-row>
        <table:table-row>
          <table:table-cell office:value="265" office:value-type="float"/>
          <table:table-cell office:value-type="string">
            <text:p>Pattern 46</text:p>
          </table:table-cell>
          <table:table-cell office:value="0.17482491885770973" office:value-type="float"/>
          <table:table-cell office:value="0.5168718445188706" office:value-type="float"/>
          <table:table-cell office:value="0.8350836672758023" office:value-type="float"/>
          <table:table-cell office:value-type="string">
            <text:p>input/data_formal_20240530-1342/meme/BabyShi_Token_20230206T122718/0.jpg</text:p>
          </table:table-cell>
          <table:table-cell office:value-type="string">
            <text:p>https://twitter.com/Nurul2530715579/status/1622572642200080386</text:p>
          </table:table-cell>
        </table:table-row>
        <table:table-row>
          <table:table-cell office:value="266" office:value-type="float"/>
          <table:table-cell office:value-type="string">
            <text:p>Pattern 45</text:p>
          </table:table-cell>
          <table:table-cell office:value="0.09623515876422872" office:value-type="float"/>
          <table:table-cell office:value="0.424292489949602" office:value-type="float"/>
          <table:table-cell office:value="0.8674050676152996" office:value-type="float"/>
          <table:table-cell office:value-type="string">
            <text:p>input/data_formal_20240530-1342/meme/BabyShi_Token_20230206T122727/0.jpg</text:p>
          </table:table-cell>
          <table:table-cell office:value-type="string">
            <text:p>https://twitter.com/Nurul2530715579/status/1622572677994283009</text:p>
          </table:table-cell>
        </table:table-row>
        <table:table-row>
          <table:table-cell office:value="267" office:value-type="float"/>
          <table:table-cell office:value-type="string">
            <text:p>Pattern 45</text:p>
          </table:table-cell>
          <table:table-cell office:value="0.24100790159527954" office:value-type="float"/>
          <table:table-cell office:value="0.45273990167386874" office:value-type="float"/>
          <table:table-cell office:value="0.8383172351964943" office:value-type="float"/>
          <table:table-cell office:value-type="string">
            <text:p>input/data_formal_20240530-1342/meme/BabyShi_Token_20230206T122733/0.jpg</text:p>
          </table:table-cell>
          <table:table-cell office:value-type="string">
            <text:p>https://twitter.com/Nurul2530715579/status/1622572705450184704</text:p>
          </table:table-cell>
        </table:table-row>
        <table:table-row>
          <table:table-cell office:value="268" office:value-type="float"/>
          <table:table-cell office:value-type="string">
            <text:p>Pattern 45</text:p>
          </table:table-cell>
          <table:table-cell office:value="0.16586091585886112" office:value-type="float"/>
          <table:table-cell office:value="0.5649429244958442" office:value-type="float"/>
          <table:table-cell office:value="0.7474466914422784" office:value-type="float"/>
          <table:table-cell office:value-type="string">
            <text:p>input/data_formal_20240530-1342/meme/BabyShi_Token_20230206T122742/0.jpg</text:p>
          </table:table-cell>
          <table:table-cell office:value-type="string">
            <text:p>https://twitter.com/Nurul2530715579/status/1622572743677087748</text:p>
          </table:table-cell>
        </table:table-row>
        <table:table-row>
          <table:table-cell office:value="269" office:value-type="float"/>
          <table:table-cell office:value-type="string">
            <text:p>Pattern 37</text:p>
          </table:table-cell>
          <table:table-cell office:value="0.27153046937031594" office:value-type="float"/>
          <table:table-cell office:value="0.26295204946625694" office:value-type="float"/>
          <table:table-cell office:value="0.8953401337889699" office:value-type="float"/>
          <table:table-cell office:value-type="string">
            <text:p>input/data_formal_20240530-1342/meme/BabyShi_Token_20230206T122817/0.jpg</text:p>
          </table:table-cell>
          <table:table-cell office:value-type="string">
            <text:p>https://twitter.com/Nurul2530715579/status/1622572890226061313</text:p>
          </table:table-cell>
        </table:table-row>
        <table:table-row>
          <table:table-cell office:value="270" office:value-type="float"/>
          <table:table-cell office:value-type="string">
            <text:p>Pattern 45</text:p>
          </table:table-cell>
          <table:table-cell office:value="0.19064868667108428" office:value-type="float"/>
          <table:table-cell office:value="0.36752354020310973" office:value-type="float"/>
          <table:table-cell office:value="0.8602394075314383" office:value-type="float"/>
          <table:table-cell office:value-type="string">
            <text:p>input/data_formal_20240530-1342/meme/BabyShi_Token_20230206T122821/0.jpg</text:p>
          </table:table-cell>
          <table:table-cell office:value-type="string">
            <text:p>https://twitter.com/Nurul2530715579/status/1622572907284283395</text:p>
          </table:table-cell>
        </table:table-row>
        <table:table-row>
          <table:table-cell office:value="271" office:value-type="float"/>
          <table:table-cell office:value-type="string">
            <text:p>Pattern 26</text:p>
          </table:table-cell>
          <table:table-cell office:value="0.1301147529554462" office:value-type="float"/>
          <table:table-cell office:value="0.4886426126158826" office:value-type="float"/>
          <table:table-cell office:value="0.8141674210802873" office:value-type="float"/>
          <table:table-cell office:value-type="string">
            <text:p>input/data_formal_20240530-1342/meme/badhan5_fiverr_20230112T212458/0.jpg</text:p>
          </table:table-cell>
          <table:table-cell office:value-type="string">
            <text:p>https://twitter.com/badhan5_fiverr/status/1613648251894497281</text:p>
          </table:table-cell>
        </table:table-row>
        <table:table-row>
          <table:table-cell office:value="272" office:value-type="float"/>
          <table:table-cell office:value-type="string">
            <text:p>Pattern 26</text:p>
          </table:table-cell>
          <table:table-cell office:value="0.17082828076239742" office:value-type="float"/>
          <table:table-cell office:value="0.516069096927019" office:value-type="float"/>
          <table:table-cell office:value="0.7963332468187854" office:value-type="float"/>
          <table:table-cell office:value-type="string">
            <text:p>input/data_formal_20240530-1342/meme/badhan5_fiverr_20230113T043254/0.jpg</text:p>
          </table:table-cell>
          <table:table-cell office:value-type="string">
            <text:p>https://twitter.com/badhan5_fiverr/status/1613755947582902273</text:p>
          </table:table-cell>
        </table:table-row>
        <table:table-row>
          <table:table-cell office:value="273" office:value-type="float"/>
          <table:table-cell office:value-type="string">
            <text:p>Pattern 26</text:p>
          </table:table-cell>
          <table:table-cell office:value="0.1912705903408578" office:value-type="float"/>
          <table:table-cell office:value="0.47433143151706336" office:value-type="float"/>
          <table:table-cell office:value="0.7828595322964148" office:value-type="float"/>
          <table:table-cell office:value-type="string">
            <text:p>input/data_formal_20240530-1342/meme/badhan5_fiverr_20230113T093949/0.jpg</text:p>
          </table:table-cell>
          <table:table-cell office:value-type="string">
            <text:p>https://twitter.com/badhan5_fiverr/status/1613833182985740288</text:p>
          </table:table-cell>
        </table:table-row>
        <table:table-row>
          <table:table-cell office:value="274" office:value-type="float"/>
          <table:table-cell office:value-type="string">
            <text:p>Pattern 25</text:p>
          </table:table-cell>
          <table:table-cell office:value="0.12976012209800666" office:value-type="float"/>
          <table:table-cell office:value="0.3719266090815527" office:value-type="float"/>
          <table:table-cell office:value="0.8901759246922238" office:value-type="float"/>
          <table:table-cell office:value-type="string">
            <text:p>input/data_formal_20240530-1342/meme/Baidu_Inc_20230206T140400/0.jpg</text:p>
          </table:table-cell>
          <table:table-cell office:value-type="string">
            <text:p>https://twitter.com/Aloysiuskayita/status/1622614264493092865</text:p>
          </table:table-cell>
        </table:table-row>
        <table:table-row>
          <table:table-cell office:value="275" office:value-type="float"/>
          <table:table-cell office:value-type="string">
            <text:p>Pattern 33</text:p>
          </table:table-cell>
          <table:table-cell office:value="0.14004637436436285" office:value-type="float"/>
          <table:table-cell office:value="0.4760505504818882" office:value-type="float"/>
          <table:table-cell office:value="0.8316544317009185" office:value-type="float"/>
          <table:table-cell office:value-type="string">
            <text:p>input/data_formal_20240530-1342/meme/bakchod_peoples_20230128T094850/0.jpg</text:p>
          </table:table-cell>
          <table:table-cell office:value-type="string">
            <text:p>https://twitter.com/JadeKatBond/status/1619271503836770306</text:p>
          </table:table-cell>
        </table:table-row>
        <table:table-row>
          <table:table-cell office:value="27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bakuwithaBD_20230202T051319/0.jpg</text:p>
          </table:table-cell>
          <table:table-cell office:value-type="string">
            <text:p>https://twitter.com/bakuwithaBD/status/1621013875184513024</text:p>
          </table:table-cell>
        </table:table-row>
        <table:table-row>
          <table:table-cell office:value="277" office:value-type="float"/>
          <table:table-cell office:value-type="string">
            <text:p>Pattern 19</text:p>
          </table:table-cell>
          <table:table-cell office:value="0.19692367612315653" office:value-type="float"/>
          <table:table-cell office:value="0.525245013077851" office:value-type="float"/>
          <table:table-cell office:value="0.9091516178494589" office:value-type="float"/>
          <table:table-cell office:value-type="string">
            <text:p>input/data_formal_20240530-1342/meme/BanditMfer_20230106T064031/0.jpg</text:p>
          </table:table-cell>
          <table:table-cell office:value-type="string">
            <text:p>https://twitter.com/ceotim/status/1611251346614747137</text:p>
          </table:table-cell>
        </table:table-row>
        <table:table-row>
          <table:table-cell office:value="278" office:value-type="float"/>
          <table:table-cell office:value-type="string">
            <text:p>Pattern 10</text:p>
          </table:table-cell>
          <table:table-cell office:value="0.1874157102831046" office:value-type="float"/>
          <table:table-cell office:value="0.27968226795470263" office:value-type="float"/>
          <table:table-cell office:value="0.8942735989522501" office:value-type="float"/>
          <table:table-cell office:value-type="string">
            <text:p>input/data_formal_20240530-1342/meme/BardAquatic_20230206T151807/0.jpg</text:p>
          </table:table-cell>
          <table:table-cell office:value-type="string">
            <text:p>https://twitter.com/BardAquatic/status/1622615628308676608</text:p>
          </table:table-cell>
        </table:table-row>
        <table:table-row>
          <table:table-cell office:value="279" office:value-type="float"/>
          <table:table-cell office:value-type="string">
            <text:p>Pattern 15</text:p>
          </table:table-cell>
          <table:table-cell office:value="0.24773589543505956" office:value-type="float"/>
          <table:table-cell office:value="0.6395160719469363" office:value-type="float"/>
          <table:table-cell office:value="0.8797339315537787" office:value-type="float"/>
          <table:table-cell office:value-type="string">
            <text:p>input/data_formal_20240530-1342/meme/barin_kevin_20230103T182547/0.jpg</text:p>
          </table:table-cell>
          <table:table-cell office:value-type="string">
            <text:p>https://twitter.com/barin_kevin/status/1610341670352044032</text:p>
          </table:table-cell>
        </table:table-row>
        <table:table-row>
          <table:table-cell office:value="28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Basavaraj9518_20230110T142101/0.jpg</text:p>
          </table:table-cell>
          <table:table-cell office:value-type="string">
            <text:p>https://twitter.com/Basavaraj9518/status/1612816786818228230</text:p>
          </table:table-cell>
        </table:table-row>
        <table:table-row>
          <table:table-cell office:value="281" office:value-type="float"/>
          <table:table-cell office:value-type="string">
            <text:p>Pattern 2</text:p>
          </table:table-cell>
          <table:table-cell office:value="0.08576453101404899" office:value-type="float"/>
          <table:table-cell office:value="0.3998199302317989" office:value-type="float"/>
          <table:table-cell office:value="0.8860158849382077" office:value-type="float"/>
          <table:table-cell office:value-type="string">
            <text:p>input/data_formal_20240530-1342/meme/baung_20230202T043628/0.jpg</text:p>
          </table:table-cell>
          <table:table-cell office:value-type="string">
            <text:p>https://twitter.com/baung/status/1621004603432275968</text:p>
          </table:table-cell>
        </table:table-row>
        <table:table-row>
          <table:table-cell office:value="282" office:value-type="float"/>
          <table:table-cell office:value-type="string">
            <text:p>Pattern 44</text:p>
          </table:table-cell>
          <table:table-cell office:value="0.1462560664390452" office:value-type="float"/>
          <table:table-cell office:value="0.3977549225033525" office:value-type="float"/>
          <table:table-cell office:value="0.9070455452266483" office:value-type="float"/>
          <table:table-cell office:value-type="string">
            <text:p>input/data_formal_20240530-1342/meme/baung_20230316T020516/0.jpg</text:p>
          </table:table-cell>
          <table:table-cell office:value-type="string">
            <text:p>https://twitter.com/baung/status/1636186842809917442</text:p>
          </table:table-cell>
        </table:table-row>
        <table:table-row>
          <table:table-cell office:value="283" office:value-type="float"/>
          <table:table-cell office:value-type="string">
            <text:p>Pattern 19</text:p>
          </table:table-cell>
          <table:table-cell office:value="0.22230363295698652" office:value-type="float"/>
          <table:table-cell office:value="0.5867424051860067" office:value-type="float"/>
          <table:table-cell office:value="0.7731933813596065" office:value-type="float"/>
          <table:table-cell office:value-type="string">
            <text:p>input/data_formal_20240530-1342/meme/BDC_Archive_20230129T055335/0.jpg</text:p>
          </table:table-cell>
          <table:table-cell office:value-type="string">
            <text:p>https://twitter.com/Oscar299626652/status/1620967752654815236</text:p>
          </table:table-cell>
        </table:table-row>
        <table:table-row>
          <table:table-cell office:value="284" office:value-type="float"/>
          <table:table-cell office:value-type="string">
            <text:p>Pattern 44</text:p>
          </table:table-cell>
          <table:table-cell office:value="0.07654476058342952" office:value-type="float"/>
          <table:table-cell office:value="0.5079742122902666" office:value-type="float"/>
          <table:table-cell office:value="0.8500551784593812" office:value-type="float"/>
          <table:table-cell office:value-type="string">
            <text:p>input/data_formal_20240530-1342/meme/befikraa8_20230206T114333/0.jpg</text:p>
          </table:table-cell>
          <table:table-cell office:value-type="string">
            <text:p>https://twitter.com/befikraa8/status/1622561632093356032</text:p>
          </table:table-cell>
        </table:table-row>
        <table:table-row>
          <table:table-cell office:value="285" office:value-type="float"/>
          <table:table-cell office:value-type="string">
            <text:p>Pattern 11</text:p>
          </table:table-cell>
          <table:table-cell office:value="0.2131998642056938" office:value-type="float"/>
          <table:table-cell office:value="0.4363131971797834" office:value-type="float"/>
          <table:table-cell office:value="0.8483276353605101" office:value-type="float"/>
          <table:table-cell office:value-type="string">
            <text:p>input/data_formal_20240530-1342/meme/bellacoffee41_20230315T163712/0.jpg</text:p>
          </table:table-cell>
          <table:table-cell office:value-type="string">
            <text:p>https://twitter.com/LaurenBlyth20/status/1636103439271772168</text:p>
          </table:table-cell>
        </table:table-row>
        <table:table-row>
          <table:table-cell office:value="286" office:value-type="float"/>
          <table:table-cell office:value-type="string">
            <text:p>Pattern 3</text:p>
          </table:table-cell>
          <table:table-cell office:value="0.13288901024314442" office:value-type="float"/>
          <table:table-cell office:value="0.5111273756770115" office:value-type="float"/>
          <table:table-cell office:value="0.8379299448687407" office:value-type="float"/>
          <table:table-cell office:value-type="string">
            <text:p>input/data_formal_20240530-1342/meme/bensoni000_20230106T060106/0.jpg</text:p>
          </table:table-cell>
          <table:table-cell office:value-type="string">
            <text:p>https://twitter.com/bensoni000/status/1611241429287981056</text:p>
          </table:table-cell>
        </table:table-row>
        <table:table-row>
          <table:table-cell office:value="287" office:value-type="float"/>
          <table:table-cell office:value-type="string">
            <text:p>Pattern 33</text:p>
          </table:table-cell>
          <table:table-cell office:value="0.17727013610430845" office:value-type="float"/>
          <table:table-cell office:value="0.3339243771398694" office:value-type="float"/>
          <table:table-cell office:value="0.7893231228981733" office:value-type="float"/>
          <table:table-cell office:value-type="string">
            <text:p>input/data_formal_20240530-1342/meme/BerriStardust_20230106T054725/0.jpg</text:p>
          </table:table-cell>
          <table:table-cell office:value-type="string">
            <text:p>https://twitter.com/BerriStardust/status/1611237985760210944</text:p>
          </table:table-cell>
        </table:table-row>
        <table:table-row>
          <table:table-cell office:value="288" office:value-type="float"/>
          <table:table-cell office:value-type="string">
            <text:p>Pattern 22</text:p>
          </table:table-cell>
          <table:table-cell office:value="0.21519137593684853" office:value-type="float"/>
          <table:table-cell office:value="0.5214653206597016" office:value-type="float"/>
          <table:table-cell office:value="0.8347241013612419" office:value-type="float"/>
          <table:table-cell office:value-type="string">
            <text:p>input/data_formal_20240530-1342/meme/BetFury_Sport_20230112T000728/0.jpg</text:p>
          </table:table-cell>
          <table:table-cell office:value-type="string">
            <text:p>https://twitter.com/BetFury_Sport/status/1613326761676181506</text:p>
          </table:table-cell>
        </table:table-row>
        <table:table-row>
          <table:table-cell office:value="289" office:value-type="float"/>
          <table:table-cell office:value-type="string">
            <text:p>Pattern 42</text:p>
          </table:table-cell>
          <table:table-cell office:value="0.1395187799796588" office:value-type="float"/>
          <table:table-cell office:value="0.31933939926949584" office:value-type="float"/>
          <table:table-cell office:value="0.8784937742812531" office:value-type="float"/>
          <table:table-cell office:value-type="string">
            <text:p>input/data_formal_20240530-1342/meme/Betswaps_20221228T053006/0.jpg</text:p>
          </table:table-cell>
          <table:table-cell office:value-type="string">
            <text:p>https://twitter.com/Betswaps/status/1607972135057629184</text:p>
          </table:table-cell>
        </table:table-row>
        <table:table-row>
          <table:table-cell office:value="290" office:value-type="float"/>
          <table:table-cell office:value-type="string">
            <text:p>Pattern 21</text:p>
          </table:table-cell>
          <table:table-cell office:value="0.123863198042616" office:value-type="float"/>
          <table:table-cell office:value="0.22960803252073378" office:value-type="float"/>
          <table:table-cell office:value="0.8698746450490126" office:value-type="float"/>
          <table:table-cell office:value-type="string">
            <text:p>input/data_formal_20240530-1342/meme/BhardwajAcademy_20200701T095934/0.jpg</text:p>
          </table:table-cell>
          <table:table-cell office:value-type="string">
            <text:p>https://twitter.com/hyperconvexity/status/1638708559310635012</text:p>
          </table:table-cell>
        </table:table-row>
        <table:table-row>
          <table:table-cell office:value="291" office:value-type="float"/>
          <table:table-cell office:value-type="string">
            <text:p>Pattern 3</text:p>
          </table:table-cell>
          <table:table-cell office:value="0.1621283241619572" office:value-type="float"/>
          <table:table-cell office:value="0.38539332964070644" office:value-type="float"/>
          <table:table-cell office:value="0.8943105331848957" office:value-type="float"/>
          <table:table-cell office:value-type="string">
            <text:p>input/data_formal_20240530-1342/meme/bhaskarepaper_20230105T101236/0.jpg</text:p>
          </table:table-cell>
          <table:table-cell office:value-type="string">
            <text:p>https://twitter.com/AnnaduraiAma/status/1610959830721908738</text:p>
          </table:table-cell>
        </table:table-row>
        <table:table-row>
          <table:table-cell office:value="292" office:value-type="float"/>
          <table:table-cell office:value-type="string">
            <text:p>Pattern 13</text:p>
          </table:table-cell>
          <table:table-cell office:value="0.1328852870961183" office:value-type="float"/>
          <table:table-cell office:value="0.5602864012632345" office:value-type="float"/>
          <table:table-cell office:value="0.8349972119004065" office:value-type="float"/>
          <table:table-cell office:value-type="string">
            <text:p>input/data_formal_20240530-1342/meme/BhoomikaP18_20221228T033825/0.jpg</text:p>
          </table:table-cell>
          <table:table-cell office:value-type="string">
            <text:p>https://twitter.com/BhoomikaP18/status/1607944027764326401</text:p>
          </table:table-cell>
        </table:table-row>
        <table:table-row>
          <table:table-cell office:value="293" office:value-type="float"/>
          <table:table-cell office:value-type="string">
            <text:p>Pattern 18</text:p>
          </table:table-cell>
          <table:table-cell office:value="0.25860188720845523" office:value-type="float"/>
          <table:table-cell office:value="0.328851502922902" office:value-type="float"/>
          <table:table-cell office:value="0.8446383531066931" office:value-type="float"/>
          <table:table-cell office:value-type="string">
            <text:p>input/data_formal_20240530-1342/meme/BigEmoPanda_20230202T005738/0.jpg</text:p>
          </table:table-cell>
          <table:table-cell office:value-type="string">
            <text:p>https://twitter.com/BigEmoPanda/status/1620949528768552961</text:p>
          </table:table-cell>
        </table:table-row>
        <table:table-row>
          <table:table-cell office:value="294" office:value-type="float"/>
          <table:table-cell office:value-type="string">
            <text:p>Pattern 9</text:p>
          </table:table-cell>
          <table:table-cell office:value="0.20214911613733597" office:value-type="float"/>
          <table:table-cell office:value="0.29461238743815366" office:value-type="float"/>
          <table:table-cell office:value="0.8649549698020166" office:value-type="float"/>
          <table:table-cell office:value-type="string">
            <text:p>input/data_formal_20240530-1342/meme/BigEyesCoin_20221224T153000/0.jpg</text:p>
          </table:table-cell>
          <table:table-cell office:value-type="string">
            <text:p>https://twitter.com/JlodaPlatform/status/1607932560499408896</text:p>
          </table:table-cell>
        </table:table-row>
        <table:table-row>
          <table:table-cell office:value="295" office:value-type="float"/>
          <table:table-cell office:value-type="string">
            <text:p>Pattern 23</text:p>
          </table:table-cell>
          <table:table-cell office:value="0.08902932521618881" office:value-type="float"/>
          <table:table-cell office:value="0.7619215693319688" office:value-type="float"/>
          <table:table-cell office:value="0.6986988033652307" office:value-type="float"/>
          <table:table-cell office:value-type="string">
            <text:p>input/data_formal_20240530-1342/meme/Bihar_se_hai_20230105T174539/0.jpg</text:p>
          </table:table-cell>
          <table:table-cell office:value-type="string">
            <text:p>https://twitter.com/presidentarun/status/1611246104343105539</text:p>
          </table:table-cell>
        </table:table-row>
        <table:table-row>
          <table:table-cell office:value="296" office:value-type="float"/>
          <table:table-cell office:value-type="string">
            <text:p>Pattern 19</text:p>
          </table:table-cell>
          <table:table-cell office:value="0.23479844124197533" office:value-type="float"/>
          <table:table-cell office:value="0.5349705797285733" office:value-type="float"/>
          <table:table-cell office:value="0.8278416679965174" office:value-type="float"/>
          <table:table-cell office:value-type="string">
            <text:p>input/data_formal_20240530-1342/meme/bitboy691_20221224T145101/0.jpg</text:p>
          </table:table-cell>
          <table:table-cell office:value-type="string">
            <text:p>https://twitter.com/DigitalKhanbaz/status/1607991588713803776</text:p>
          </table:table-cell>
        </table:table-row>
        <table:table-row>
          <table:table-cell office:value="297" office:value-type="float"/>
          <table:table-cell office:value-type="string">
            <text:p>Pattern 15</text:p>
          </table:table-cell>
          <table:table-cell office:value="0.1452558122002759" office:value-type="float"/>
          <table:table-cell office:value="0.40862728780116353" office:value-type="float"/>
          <table:table-cell office:value="0.8758322035301573" office:value-type="float"/>
          <table:table-cell office:value-type="string">
            <text:p>input/data_formal_20240530-1342/meme/BitMartExchange_20230201T074905/0.jpg</text:p>
          </table:table-cell>
          <table:table-cell office:value-type="string">
            <text:p>https://twitter.com/Lilnsxcorbin/status/1620957580117024769</text:p>
          </table:table-cell>
        </table:table-row>
        <table:table-row>
          <table:table-cell office:value="298" office:value-type="float"/>
          <table:table-cell office:value-type="string">
            <text:p>Pattern 9</text:p>
          </table:table-cell>
          <table:table-cell office:value="0.22379022115027028" office:value-type="float"/>
          <table:table-cell office:value="0.4081264767142409" office:value-type="float"/>
          <table:table-cell office:value="0.9291792961927209" office:value-type="float"/>
          <table:table-cell office:value-type="string">
            <text:p>input/data_formal_20240530-1342/meme/BIumeL_20230201T221639/0.jpg</text:p>
          </table:table-cell>
          <table:table-cell office:value-type="string">
            <text:p>https://twitter.com/BIumeL/status/1620909016254922755</text:p>
          </table:table-cell>
        </table:table-row>
        <table:table-row>
          <table:table-cell office:value="299" office:value-type="float"/>
          <table:table-cell office:value-type="string">
            <text:p>Pattern 11</text:p>
          </table:table-cell>
          <table:table-cell office:value="0.2105160096083494" office:value-type="float"/>
          <table:table-cell office:value="0.5890086876385539" office:value-type="float"/>
          <table:table-cell office:value="0.881956310153507" office:value-type="float"/>
          <table:table-cell office:value-type="string">
            <text:p>input/data_formal_20240530-1342/meme/bizzfit__20230202T050000/0.jpg</text:p>
          </table:table-cell>
          <table:table-cell office:value-type="string">
            <text:p>https://twitter.com/_Post_Your_Ads/status/1621018127344476161</text:p>
          </table:table-cell>
        </table:table-row>
        <table:table-row>
          <table:table-cell office:value="300" office:value-type="float"/>
          <table:table-cell office:value-type="string">
            <text:p>Pattern 3</text:p>
          </table:table-cell>
          <table:table-cell office:value="0.2089212203302067" office:value-type="float"/>
          <table:table-cell office:value="0.5434246978611055" office:value-type="float"/>
          <table:table-cell office:value="0.8101816215370417" office:value-type="float"/>
          <table:table-cell office:value-type="string">
            <text:p>input/data_formal_20240530-1342/meme/BlackVegetable0_20230201T185303/0.jpg</text:p>
          </table:table-cell>
          <table:table-cell office:value-type="string">
            <text:p>https://twitter.com/sadamge_J/status/1621006879550840832</text:p>
          </table:table-cell>
        </table:table-row>
        <table:table-row>
          <table:table-cell office:value="301" office:value-type="float"/>
          <table:table-cell office:value-type="string">
            <text:p>Pattern 45</text:p>
          </table:table-cell>
          <table:table-cell office:value="0.21490382213177645" office:value-type="float"/>
          <table:table-cell office:value="0.58642876857332" office:value-type="float"/>
          <table:table-cell office:value="0.8778761332250545" office:value-type="float"/>
          <table:table-cell office:value-type="string">
            <text:p>input/data_formal_20240530-1342/meme/blocksquare_io_20230130T150018/0.jpg</text:p>
          </table:table-cell>
          <table:table-cell office:value-type="string">
            <text:p>https://twitter.com/AbahAbyan/status/1620990312402546689</text:p>
          </table:table-cell>
        </table:table-row>
        <table:table-row>
          <table:table-cell office:value="302" office:value-type="float"/>
          <table:table-cell office:value-type="string">
            <text:p>Pattern 19</text:p>
          </table:table-cell>
          <table:table-cell office:value="0.26530013190592416" office:value-type="float"/>
          <table:table-cell office:value="0.5089850962551452" office:value-type="float"/>
          <table:table-cell office:value="0.8292732664881469" office:value-type="float"/>
          <table:table-cell office:value-type="string">
            <text:p>input/data_formal_20240530-1342/meme/blocksquare_io_20230130T152020/0.jpg</text:p>
          </table:table-cell>
          <table:table-cell office:value-type="string">
            <text:p>https://twitter.com/AbahAbyan/status/1620992836220129280</text:p>
          </table:table-cell>
        </table:table-row>
        <table:table-row>
          <table:table-cell office:value="303" office:value-type="float"/>
          <table:table-cell office:value-type="string">
            <text:p>Pattern 3</text:p>
          </table:table-cell>
          <table:table-cell office:value="0.11201505980716187" office:value-type="float"/>
          <table:table-cell office:value="0.5322030251074311" office:value-type="float"/>
          <table:table-cell office:value="0.868036179526257" office:value-type="float"/>
          <table:table-cell office:value-type="string">
            <text:p>input/data_formal_20240530-1342/meme/blocksquare_io_20230212T163113/0.jpg</text:p>
          </table:table-cell>
          <table:table-cell office:value-type="string">
            <text:p>https://twitter.com/TomSawy75800630/status/1624810819350413313</text:p>
          </table:table-cell>
        </table:table-row>
        <table:table-row>
          <table:table-cell office:value="304" office:value-type="float"/>
          <table:table-cell office:value-type="string">
            <text:p>Pattern 34</text:p>
          </table:table-cell>
          <table:table-cell office:value="0.1871423924301066" office:value-type="float"/>
          <table:table-cell office:value="0.42657042364779163" office:value-type="float"/>
          <table:table-cell office:value="0.9044670830685155" office:value-type="float"/>
          <table:table-cell office:value-type="string">
            <text:p>input/data_formal_20240530-1342/meme/blowzetissues_20230106T065522/0.jpg</text:p>
          </table:table-cell>
          <table:table-cell office:value-type="string">
            <text:p>https://twitter.com/blowzetissues/status/1611255082619920384</text:p>
          </table:table-cell>
        </table:table-row>
        <table:table-row>
          <table:table-cell office:value="305" office:value-type="float"/>
          <table:table-cell office:value-type="string">
            <text:p>Pattern 23</text:p>
          </table:table-cell>
          <table:table-cell office:value="0.18436603528307688" office:value-type="float"/>
          <table:table-cell office:value="0.754849772852421" office:value-type="float"/>
          <table:table-cell office:value="0.8631201343673415" office:value-type="float"/>
          <table:table-cell office:value-type="string">
            <text:p>input/data_formal_20240530-1342/meme/BluebirdSolarIN_20230106T064352/0.jpg</text:p>
          </table:table-cell>
          <table:table-cell office:value-type="string">
            <text:p>https://twitter.com/itssuman2022/status/1611262294033563657</text:p>
          </table:table-cell>
        </table:table-row>
        <table:table-row>
          <table:table-cell office:value="306" office:value-type="float"/>
          <table:table-cell office:value-type="string">
            <text:p>Pattern 17</text:p>
          </table:table-cell>
          <table:table-cell office:value="0.2687987381199177" office:value-type="float"/>
          <table:table-cell office:value="0.319836376148405" office:value-type="float"/>
          <table:table-cell office:value="0.8053316577628554" office:value-type="float"/>
          <table:table-cell office:value-type="string">
            <text:p>input/data_formal_20240530-1342/meme/bluezeindia_20230106T083445/0.jpg</text:p>
          </table:table-cell>
          <table:table-cell office:value-type="string">
            <text:p>https://twitter.com/yourrahullath/status/1611280693186924545</text:p>
          </table:table-cell>
        </table:table-row>
        <table:table-row>
          <table:table-cell office:value="307" office:value-type="float"/>
          <table:table-cell office:value-type="string">
            <text:p>Pattern 17</text:p>
          </table:table-cell>
          <table:table-cell office:value="0.23737669406197678" office:value-type="float"/>
          <table:table-cell office:value="0.3618280649197284" office:value-type="float"/>
          <table:table-cell office:value="0.8375218341675036" office:value-type="float"/>
          <table:table-cell office:value-type="string">
            <text:p>input/data_formal_20240530-1342/meme/blvck_benji_20230202T001758/0.jpg</text:p>
          </table:table-cell>
          <table:table-cell office:value-type="string">
            <text:p>https://twitter.com/blvck_benji/status/1620939548539641856</text:p>
          </table:table-cell>
        </table:table-row>
        <table:table-row>
          <table:table-cell office:value="308" office:value-type="float"/>
          <table:table-cell office:value-type="string">
            <text:p>Pattern 23</text:p>
          </table:table-cell>
          <table:table-cell office:value="0.08745848154095356" office:value-type="float"/>
          <table:table-cell office:value="0.8017816916289032" office:value-type="float"/>
          <table:table-cell office:value="0.8088698928970115" office:value-type="float"/>
          <table:table-cell office:value-type="string">
            <text:p>input/data_formal_20240530-1342/meme/bm_reporter_20230106T073629/0.jpg</text:p>
          </table:table-cell>
          <table:table-cell office:value-type="string">
            <text:p>https://twitter.com/bm_reporter/status/1611265431737896961</text:p>
          </table:table-cell>
        </table:table-row>
        <table:table-row>
          <table:table-cell office:value="309" office:value-type="float"/>
          <table:table-cell office:value-type="string">
            <text:p>Pattern 19</text:p>
          </table:table-cell>
          <table:table-cell office:value="0.20907423672279504" office:value-type="float"/>
          <table:table-cell office:value="0.6363489783157172" office:value-type="float"/>
          <table:table-cell office:value="0.83563808668337" office:value-type="float"/>
          <table:table-cell office:value-type="string">
            <text:p>input/data_formal_20240530-1342/meme/bobatr16_20230111T164945/0.jpg</text:p>
          </table:table-cell>
          <table:table-cell office:value-type="string">
            <text:p>https://twitter.com/bobarsu/status/1613324552855224321</text:p>
          </table:table-cell>
        </table:table-row>
        <table:table-row>
          <table:table-cell office:value="310" office:value-type="float"/>
          <table:table-cell office:value-type="string">
            <text:p>Pattern 23</text:p>
          </table:table-cell>
          <table:table-cell office:value="0.05876848816390029" office:value-type="float"/>
          <table:table-cell office:value="0.7265649019693956" office:value-type="float"/>
          <table:table-cell office:value="0.766800081584713" office:value-type="float"/>
          <table:table-cell office:value-type="string">
            <text:p>input/data_formal_20240530-1342/meme/BodyFirstWellne_20230105T161826/0.jpg</text:p>
          </table:table-cell>
          <table:table-cell office:value-type="string">
            <text:p>https://twitter.com/RAHULYA13854449/status/1611275199638372354</text:p>
          </table:table-cell>
        </table:table-row>
        <table:table-row>
          <table:table-cell office:value="311" office:value-type="float"/>
          <table:table-cell office:value-type="string">
            <text:p>Pattern 43</text:p>
          </table:table-cell>
          <table:table-cell office:value="0.08367027242786815" office:value-type="float"/>
          <table:table-cell office:value="0.7626949948625841" office:value-type="float"/>
          <table:table-cell office:value="0.8548830653048334" office:value-type="float"/>
          <table:table-cell office:value-type="string">
            <text:p>input/data_formal_20240530-1342/meme/boi_services_20230106T073002/0.jpg</text:p>
          </table:table-cell>
          <table:table-cell office:value-type="string">
            <text:p>https://twitter.com/boi_services/status/1611263809712459776</text:p>
          </table:table-cell>
        </table:table-row>
        <table:table-row>
          <table:table-cell office:value="312" office:value-type="float"/>
          <table:table-cell office:value-type="string">
            <text:p>Pattern 22</text:p>
          </table:table-cell>
          <table:table-cell office:value="0.10615832065008363" office:value-type="float"/>
          <table:table-cell office:value="0.30902395303063834" office:value-type="float"/>
          <table:table-cell office:value="0.8947508372028357" office:value-type="float"/>
          <table:table-cell office:value-type="string">
            <text:p>input/data_formal_20240530-1342/meme/BoizThat_20230131T010001/0.jpg</text:p>
          </table:table-cell>
          <table:table-cell office:value-type="string">
            <text:p>https://twitter.com/JamesMi83678952/status/1620970192741474304</text:p>
          </table:table-cell>
        </table:table-row>
        <table:table-row>
          <table:table-cell office:value="313" office:value-type="float"/>
          <table:table-cell office:value-type="string">
            <text:p>Pattern 44</text:p>
          </table:table-cell>
          <table:table-cell office:value="0.10301616729403221" office:value-type="float"/>
          <table:table-cell office:value="0.2700604478503118" office:value-type="float"/>
          <table:table-cell office:value="0.8952717608401313" office:value-type="float"/>
          <table:table-cell office:value-type="string">
            <text:p>input/data_formal_20240530-1342/meme/BoizThat_20230202T010000/0.jpg</text:p>
          </table:table-cell>
          <table:table-cell office:value-type="string">
            <text:p>https://twitter.com/BoizThat/status/1620950125349593088</text:p>
          </table:table-cell>
        </table:table-row>
        <table:table-row>
          <table:table-cell office:value="314" office:value-type="float"/>
          <table:table-cell office:value-type="string">
            <text:p>Pattern 40</text:p>
          </table:table-cell>
          <table:table-cell office:value="0.15209130825930134" office:value-type="float"/>
          <table:table-cell office:value="0.2137742291688402" office:value-type="float"/>
          <table:table-cell office:value="0.8916859276712955" office:value-type="float"/>
          <table:table-cell office:value-type="string">
            <text:p>input/data_formal_20240530-1342/meme/BoizThat_20230206T130002/0.jpg</text:p>
          </table:table-cell>
          <table:table-cell office:value-type="string">
            <text:p>https://twitter.com/BoizThat/status/1622580880379355137</text:p>
          </table:table-cell>
        </table:table-row>
        <table:table-row>
          <table:table-cell office:value="315" office:value-type="float"/>
          <table:table-cell office:value-type="string">
            <text:p>Pattern 5</text:p>
          </table:table-cell>
          <table:table-cell office:value="0.16872613707590972" office:value-type="float"/>
          <table:table-cell office:value="0.47318994287754557" office:value-type="float"/>
          <table:table-cell office:value="0.8505655901976652" office:value-type="float"/>
          <table:table-cell office:value-type="string">
            <text:p>input/data_formal_20240530-1342/meme/bombay_bees_20221228T053000/0.jpg</text:p>
          </table:table-cell>
          <table:table-cell office:value-type="string">
            <text:p>https://twitter.com/bombay_bees/status/1607972110638485506</text:p>
          </table:table-cell>
        </table:table-row>
        <table:table-row>
          <table:table-cell office:value="316" office:value-type="float"/>
          <table:table-cell office:value-type="string">
            <text:p>Pattern 29</text:p>
          </table:table-cell>
          <table:table-cell office:value="0.2121986758863939" office:value-type="float"/>
          <table:table-cell office:value="0.4392505762982428" office:value-type="float"/>
          <table:table-cell office:value="0.9228561375808261" office:value-type="float"/>
          <table:table-cell office:value-type="string">
            <text:p>input/data_formal_20240530-1342/meme/Bonuskoder_net_20220718T093600/0.jpg</text:p>
          </table:table-cell>
          <table:table-cell office:value-type="string">
            <text:p>https://twitter.com/ronnyro91579188/status/1620943387355660289</text:p>
          </table:table-cell>
        </table:table-row>
        <table:table-row>
          <table:table-cell office:value="317" office:value-type="float"/>
          <table:table-cell office:value-type="string">
            <text:p>Pattern 44</text:p>
          </table:table-cell>
          <table:table-cell office:value="0.20487784962404398" office:value-type="float"/>
          <table:table-cell office:value="0.3362445019600001" office:value-type="float"/>
          <table:table-cell office:value="0.9410041894065084" office:value-type="float"/>
          <table:table-cell office:value-type="string">
            <text:p>input/data_formal_20240530-1342/meme/bonuszkodok_20220718T102400/0.jpg</text:p>
          </table:table-cell>
          <table:table-cell office:value-type="string">
            <text:p>https://twitter.com/Hassan02701184/status/1624808320505729025</text:p>
          </table:table-cell>
        </table:table-row>
        <table:table-row>
          <table:table-cell office:value="318" office:value-type="float"/>
          <table:table-cell office:value-type="string">
            <text:p>Pattern 23</text:p>
          </table:table-cell>
          <table:table-cell office:value="0.12057340260942984" office:value-type="float"/>
          <table:table-cell office:value="0.8716470019018143" office:value-type="float"/>
          <table:table-cell office:value="0.6868720829809031" office:value-type="float"/>
          <table:table-cell office:value-type="string">
            <text:p>input/data_formal_20240530-1342/meme/BooliToken_20230105T103015/0.jpg</text:p>
          </table:table-cell>
          <table:table-cell office:value-type="string">
            <text:p>https://twitter.com/BooliToken/status/1610946775858413575</text:p>
          </table:table-cell>
        </table:table-row>
        <table:table-row>
          <table:table-cell office:value="319" office:value-type="float"/>
          <table:table-cell office:value-type="string">
            <text:p>Pattern 15</text:p>
          </table:table-cell>
          <table:table-cell office:value="0.10082939677991617" office:value-type="float"/>
          <table:table-cell office:value="0.5296723748808266" office:value-type="float"/>
          <table:table-cell office:value="0.8858155819702043" office:value-type="float"/>
          <table:table-cell office:value-type="string">
            <text:p>input/data_formal_20240530-1342/meme/Bosstravelclub_20230127T195145/0.jpg</text:p>
          </table:table-cell>
          <table:table-cell office:value-type="string">
            <text:p>https://twitter.com/Bosstravelclub/status/1619060614869159936</text:p>
          </table:table-cell>
        </table:table-row>
        <table:table-row>
          <table:table-cell office:value="320" office:value-type="float"/>
          <table:table-cell office:value-type="string">
            <text:p>Pattern 25</text:p>
          </table:table-cell>
          <table:table-cell office:value="0.2502925923369391" office:value-type="float"/>
          <table:table-cell office:value="0.2288885228520929" office:value-type="float"/>
          <table:table-cell office:value="0.913769047643618" office:value-type="float"/>
          <table:table-cell office:value-type="string">
            <text:p>input/data_formal_20240530-1342/meme/BotfoLaugh_20230202T011252/0.jpg</text:p>
          </table:table-cell>
          <table:table-cell office:value-type="string">
            <text:p>https://twitter.com/BotfoLaugh/status/1620953365533396997</text:p>
          </table:table-cell>
        </table:table-row>
        <table:table-row>
          <table:table-cell office:value="32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BowlChef_20221227T182833/0.jpg</text:p>
          </table:table-cell>
          <table:table-cell office:value-type="string">
            <text:p>https://twitter.com/right_turnsonly/status/1607942677294714880</text:p>
          </table:table-cell>
        </table:table-row>
        <table:table-row>
          <table:table-cell office:value="32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BowlChef_20230201T183536/0.jpg</text:p>
          </table:table-cell>
          <table:table-cell office:value-type="string">
            <text:p>https://twitter.com/MtzS101/status/1622556673926635520</text:p>
          </table:table-cell>
        </table:table-row>
        <table:table-row>
          <table:table-cell office:value="32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BowlChef_20230206T112006/0.jpg</text:p>
          </table:table-cell>
          <table:table-cell office:value-type="string">
            <text:p>https://twitter.com/BowlChef/status/1622555729638096897</text:p>
          </table:table-cell>
        </table:table-row>
        <table:table-row>
          <table:table-cell office:value="324" office:value-type="float"/>
          <table:table-cell office:value-type="string">
            <text:p>Pattern 44</text:p>
          </table:table-cell>
          <table:table-cell office:value="0.22525732422933448" office:value-type="float"/>
          <table:table-cell office:value="0.25362345421487664" office:value-type="float"/>
          <table:table-cell office:value="0.899269859143871" office:value-type="float"/>
          <table:table-cell office:value-type="string">
            <text:p>input/data_formal_20240530-1342/meme/bowlingnols_20220528T120212/0.jpg</text:p>
          </table:table-cell>
          <table:table-cell office:value-type="string">
            <text:p>https://twitter.com/kkmax09/status/1607896773510692865</text:p>
          </table:table-cell>
        </table:table-row>
        <table:table-row>
          <table:table-cell office:value="325" office:value-type="float"/>
          <table:table-cell office:value-type="string">
            <text:p>Pattern 11</text:p>
          </table:table-cell>
          <table:table-cell office:value="0.16530430077283437" office:value-type="float"/>
          <table:table-cell office:value="0.5675704540383075" office:value-type="float"/>
          <table:table-cell office:value="0.8649216070393838" office:value-type="float"/>
          <table:table-cell office:value-type="string">
            <text:p>input/data_formal_20240530-1342/meme/Brainalystindia_20230202T042939/0.jpg</text:p>
          </table:table-cell>
          <table:table-cell office:value-type="string">
            <text:p>https://twitter.com/Brainalystindia/status/1621002886699425792</text:p>
          </table:table-cell>
        </table:table-row>
        <table:table-row>
          <table:table-cell office:value="326" office:value-type="float"/>
          <table:table-cell office:value-type="string">
            <text:p>Pattern 45</text:p>
          </table:table-cell>
          <table:table-cell office:value="0.1957696998089651" office:value-type="float"/>
          <table:table-cell office:value="0.505973771700069" office:value-type="float"/>
          <table:table-cell office:value="0.8081261190404792" office:value-type="float"/>
          <table:table-cell office:value-type="string">
            <text:p>input/data_formal_20240530-1342/meme/BREATHEConLV_20230105T120055/0.jpg</text:p>
          </table:table-cell>
          <table:table-cell office:value-type="string">
            <text:p>https://twitter.com/BREATHEConLV/status/1610969591571791877</text:p>
          </table:table-cell>
        </table:table-row>
        <table:table-row>
          <table:table-cell office:value="327" office:value-type="float"/>
          <table:table-cell office:value-type="string">
            <text:p>Pattern 16</text:p>
          </table:table-cell>
          <table:table-cell office:value="0.19758043499943617" office:value-type="float"/>
          <table:table-cell office:value="0.35714789607340613" office:value-type="float"/>
          <table:table-cell office:value="0.8875731154016057" office:value-type="float"/>
          <table:table-cell office:value-type="string">
            <text:p>input/data_formal_20240530-1342/meme/BrettDeister_20200715T220010/0.jpg</text:p>
          </table:table-cell>
          <table:table-cell office:value-type="string">
            <text:p>https://twitter.com/BrettDeister/status/1620912129523191808</text:p>
          </table:table-cell>
        </table:table-row>
        <table:table-row>
          <table:table-cell office:value="328" office:value-type="float"/>
          <table:table-cell office:value-type="string">
            <text:p>Pattern 18</text:p>
          </table:table-cell>
          <table:table-cell office:value="0.16484104381119632" office:value-type="float"/>
          <table:table-cell office:value="0.3860113813892187" office:value-type="float"/>
          <table:table-cell office:value="0.7778506408040942" office:value-type="float"/>
          <table:table-cell office:value-type="string">
            <text:p>input/data_formal_20240530-1342/meme/brewitsimple_20230203T051330/0.jpg</text:p>
          </table:table-cell>
          <table:table-cell office:value-type="string">
            <text:p>https://twitter.com/brewitsimple/status/1622589203380076544</text:p>
          </table:table-cell>
        </table:table-row>
        <table:table-row>
          <table:table-cell office:value="329" office:value-type="float"/>
          <table:table-cell office:value-type="string">
            <text:p>Pattern 16</text:p>
          </table:table-cell>
          <table:table-cell office:value="0.1612043258399034" office:value-type="float"/>
          <table:table-cell office:value="0.39911864768920957" office:value-type="float"/>
          <table:table-cell office:value="0.9441485566804554" office:value-type="float"/>
          <table:table-cell office:value-type="string">
            <text:p>input/data_formal_20240530-1342/meme/BrianRoemmele_20221228T050904/0.jpg</text:p>
          </table:table-cell>
          <table:table-cell office:value-type="string">
            <text:p>https://twitter.com/Justinxpenguin/status/1607966841602727936</text:p>
          </table:table-cell>
        </table:table-row>
        <table:table-row>
          <table:table-cell office:value="330" office:value-type="float"/>
          <table:table-cell office:value-type="string">
            <text:p>Pattern 30</text:p>
          </table:table-cell>
          <table:table-cell office:value="0.12569722961410693" office:value-type="float"/>
          <table:table-cell office:value="0.34353819067405833" office:value-type="float"/>
          <table:table-cell office:value="0.8314455288785296" office:value-type="float"/>
          <table:table-cell office:value-type="string">
            <text:p>input/data_formal_20240530-1342/meme/BrochMike_20230121T161707/0.jpg</text:p>
          </table:table-cell>
          <table:table-cell office:value-type="string">
            <text:p>https://twitter.com/BrochMike/status/1616832269926428672</text:p>
          </table:table-cell>
        </table:table-row>
        <table:table-row>
          <table:table-cell office:value="331" office:value-type="float"/>
          <table:table-cell office:value-type="string">
            <text:p>Pattern 19</text:p>
          </table:table-cell>
          <table:table-cell office:value="0.19102536763503403" office:value-type="float"/>
          <table:table-cell office:value="0.6795672374440243" office:value-type="float"/>
          <table:table-cell office:value="0.8141729405826603" office:value-type="float"/>
          <table:table-cell office:value-type="string">
            <text:p>input/data_formal_20240530-1342/meme/Brtecine771_20230111T164625/0.jpg</text:p>
          </table:table-cell>
          <table:table-cell office:value-type="string">
            <text:p>https://twitter.com/bobarsu/status/1613324616126312450</text:p>
          </table:table-cell>
        </table:table-row>
        <table:table-row>
          <table:table-cell office:value="332" office:value-type="float"/>
          <table:table-cell office:value-type="string">
            <text:p>Pattern 2</text:p>
          </table:table-cell>
          <table:table-cell office:value="0.13163334875951194" office:value-type="float"/>
          <table:table-cell office:value="0.3250236398640089" office:value-type="float"/>
          <table:table-cell office:value="0.9297634929691325" office:value-type="float"/>
          <table:table-cell office:value-type="string">
            <text:p>input/data_formal_20240530-1342/meme/bsdjoke_20230322T191732/0.jpg</text:p>
          </table:table-cell>
          <table:table-cell office:value-type="string">
            <text:p>https://twitter.com/bsdjoke/status/1638620946838724620</text:p>
          </table:table-cell>
        </table:table-row>
        <table:table-row>
          <table:table-cell office:value="333" office:value-type="float"/>
          <table:table-cell office:value-type="string">
            <text:p>Pattern 17</text:p>
          </table:table-cell>
          <table:table-cell office:value="0.16282031423745158" office:value-type="float"/>
          <table:table-cell office:value="0.3910588533059653" office:value-type="float"/>
          <table:table-cell office:value="0.8578892028138559" office:value-type="float"/>
          <table:table-cell office:value-type="string">
            <text:p>input/data_formal_20240530-1342/meme/BT21__20221214T090041/0.jpg</text:p>
          </table:table-cell>
          <table:table-cell office:value-type="string">
            <text:p>https://twitter.com/goldenpolaris7/status/1607944502957985797</text:p>
          </table:table-cell>
        </table:table-row>
        <table:table-row>
          <table:table-cell office:value="334" office:value-type="float"/>
          <table:table-cell office:value-type="string">
            <text:p>Pattern 39</text:p>
          </table:table-cell>
          <table:table-cell office:value="0.2943471624670153" office:value-type="float"/>
          <table:table-cell office:value="0.14342276366202822" office:value-type="float"/>
          <table:table-cell office:value="0.8909964485133838" office:value-type="float"/>
          <table:table-cell office:value-type="string">
            <text:p>input/data_formal_20240530-1342/meme/BT21__20221214T090041/1.jpg</text:p>
          </table:table-cell>
          <table:table-cell office:value-type="string">
            <text:p>https://twitter.com/goldenpolaris7/status/1607944502957985797</text:p>
          </table:table-cell>
        </table:table-row>
        <table:table-row>
          <table:table-cell office:value="335" office:value-type="float"/>
          <table:table-cell office:value-type="string">
            <text:p>Pattern 22</text:p>
          </table:table-cell>
          <table:table-cell office:value="0.22182862797656827" office:value-type="float"/>
          <table:table-cell office:value="0.2847893857772063" office:value-type="float"/>
          <table:table-cell office:value="0.8572153037754933" office:value-type="float"/>
          <table:table-cell office:value-type="string">
            <text:p>input/data_formal_20240530-1342/meme/BT21__20221214T090041/2.jpg</text:p>
          </table:table-cell>
          <table:table-cell office:value-type="string">
            <text:p>https://twitter.com/goldenpolaris7/status/1607944502957985797</text:p>
          </table:table-cell>
        </table:table-row>
        <table:table-row>
          <table:table-cell office:value="33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BullRunDao_20230225T180325/0.jpg</text:p>
          </table:table-cell>
          <table:table-cell office:value-type="string">
            <text:p>https://twitter.com/jxcial/status/1629745977098919936</text:p>
          </table:table-cell>
        </table:table-row>
        <table:table-row>
          <table:table-cell office:value="337" office:value-type="float"/>
          <table:table-cell office:value-type="string">
            <text:p>Pattern 6</text:p>
          </table:table-cell>
          <table:table-cell office:value="0.2228604775469478" office:value-type="float"/>
          <table:table-cell office:value="0.14858198725883706" office:value-type="float"/>
          <table:table-cell office:value="0.8843015157045947" office:value-type="float"/>
          <table:table-cell office:value-type="string">
            <text:p>input/data_formal_20240530-1342/meme/bullymake_20230105T120019/0.jpg</text:p>
          </table:table-cell>
          <table:table-cell office:value-type="string">
            <text:p>https://twitter.com/bullymake/status/1610969439943499776</text:p>
          </table:table-cell>
        </table:table-row>
        <table:table-row>
          <table:table-cell office:value="338" office:value-type="float"/>
          <table:table-cell office:value-type="string">
            <text:p>Pattern 33</text:p>
          </table:table-cell>
          <table:table-cell office:value="0.19379135226860927" office:value-type="float"/>
          <table:table-cell office:value="0.1872462925128402" office:value-type="float"/>
          <table:table-cell office:value="0.8855890075773072" office:value-type="float"/>
          <table:table-cell office:value-type="string">
            <text:p>input/data_formal_20240530-1342/meme/bullymake_20230206T120033/0.jpg</text:p>
          </table:table-cell>
          <table:table-cell office:value-type="string">
            <text:p>https://twitter.com/bullymake/status/1622565910811754496</text:p>
          </table:table-cell>
        </table:table-row>
        <table:table-row>
          <table:table-cell office:value="339" office:value-type="float"/>
          <table:table-cell office:value-type="string">
            <text:p>Pattern 4</text:p>
          </table:table-cell>
          <table:table-cell office:value="0.29420715792839647" office:value-type="float"/>
          <table:table-cell office:value="0.3524812287916683" office:value-type="float"/>
          <table:table-cell office:value="0.7856609400782978" office:value-type="float"/>
          <table:table-cell office:value-type="string">
            <text:p>input/data_formal_20240530-1342/meme/BusinessBeijing_20230404T023918/0.jpg</text:p>
          </table:table-cell>
          <table:table-cell office:value-type="string">
            <text:p>https://twitter.com/BusinessBeijing/status/1643080775783550978</text:p>
          </table:table-cell>
        </table:table-row>
        <table:table-row>
          <table:table-cell office:value="340" office:value-type="float"/>
          <table:table-cell office:value-type="string">
            <text:p>Pattern 1</text:p>
          </table:table-cell>
          <table:table-cell office:value="0.16230692412375097" office:value-type="float"/>
          <table:table-cell office:value="0.4421334647656463" office:value-type="float"/>
          <table:table-cell office:value="0.9199629589061585" office:value-type="float"/>
          <table:table-cell office:value-type="string">
            <text:p>input/data_formal_20240530-1342/meme/BusinessBeijing_20230404T023918/1.jpg</text:p>
          </table:table-cell>
          <table:table-cell office:value-type="string">
            <text:p>https://twitter.com/BusinessBeijing/status/1643080775783550978</text:p>
          </table:table-cell>
        </table:table-row>
        <table:table-row>
          <table:table-cell office:value="341" office:value-type="float"/>
          <table:table-cell office:value-type="string">
            <text:p>Pattern 13</text:p>
          </table:table-cell>
          <table:table-cell office:value="0.23272021212560728" office:value-type="float"/>
          <table:table-cell office:value="0.5107303996620112" office:value-type="float"/>
          <table:table-cell office:value="0.9023589358224958" office:value-type="float"/>
          <table:table-cell office:value-type="string">
            <text:p>input/data_formal_20240530-1342/meme/BusinessBeijing_20230404T023918/2.jpg</text:p>
          </table:table-cell>
          <table:table-cell office:value-type="string">
            <text:p>https://twitter.com/BusinessBeijing/status/1643080775783550978</text:p>
          </table:table-cell>
        </table:table-row>
        <table:table-row>
          <table:table-cell office:value="342" office:value-type="float"/>
          <table:table-cell office:value-type="string">
            <text:p>Pattern 10</text:p>
          </table:table-cell>
          <table:table-cell office:value="0.22120530750521378" office:value-type="float"/>
          <table:table-cell office:value="0.4047665639242176" office:value-type="float"/>
          <table:table-cell office:value="0.8700978648609736" office:value-type="float"/>
          <table:table-cell office:value-type="string">
            <text:p>input/data_formal_20240530-1342/meme/BustosRealty_20230111T223002/0.jpg</text:p>
          </table:table-cell>
          <table:table-cell office:value-type="string">
            <text:p>https://twitter.com/BustosRealty/status/1613302240097304576</text:p>
          </table:table-cell>
        </table:table-row>
        <table:table-row>
          <table:table-cell office:value="343" office:value-type="float"/>
          <table:table-cell office:value-type="string">
            <text:p>Pattern 45</text:p>
          </table:table-cell>
          <table:table-cell office:value="0.2140320386574521" office:value-type="float"/>
          <table:table-cell office:value="0.47039447562962783" office:value-type="float"/>
          <table:table-cell office:value="0.955130506322611" office:value-type="float"/>
          <table:table-cell office:value-type="string">
            <text:p>input/data_formal_20240530-1342/meme/BustosRealty_20230202T000701/0.jpg</text:p>
          </table:table-cell>
          <table:table-cell office:value-type="string">
            <text:p>https://twitter.com/BustosRealty/status/1620936793632686080</text:p>
          </table:table-cell>
        </table:table-row>
        <table:table-row>
          <table:table-cell office:value="344" office:value-type="float"/>
          <table:table-cell office:value-type="string">
            <text:p>Pattern 41</text:p>
          </table:table-cell>
          <table:table-cell office:value="0.21231623332478372" office:value-type="float"/>
          <table:table-cell office:value="0.26075151776941385" office:value-type="float"/>
          <table:table-cell office:value="0.8585589141040545" office:value-type="float"/>
          <table:table-cell office:value-type="string">
            <text:p>input/data_formal_20240530-1342/meme/bxanalystlife_20230206T154359/0.jpg</text:p>
          </table:table-cell>
          <table:table-cell office:value-type="string">
            <text:p>https://twitter.com/bxanalystlife/status/1622622138745192450</text:p>
          </table:table-cell>
        </table:table-row>
        <table:table-row>
          <table:table-cell office:value="345" office:value-type="float"/>
          <table:table-cell office:value-type="string">
            <text:p>Pattern 1</text:p>
          </table:table-cell>
          <table:table-cell office:value="0.33505173947821204" office:value-type="float"/>
          <table:table-cell office:value="0.2167242656840506" office:value-type="float"/>
          <table:table-cell office:value="0.8719587713594844" office:value-type="float"/>
          <table:table-cell office:value-type="string">
            <text:p>input/data_formal_20240530-1342/meme/CabiMangaka_20221228T031407/0.jpg</text:p>
          </table:table-cell>
          <table:table-cell office:value-type="string">
            <text:p>https://twitter.com/CabiMangaka/status/1607937913446170627</text:p>
          </table:table-cell>
        </table:table-row>
        <table:table-row>
          <table:table-cell office:value="34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adieux_t_20230202T014628/0.jpg</text:p>
          </table:table-cell>
          <table:table-cell office:value-type="string">
            <text:p>https://twitter.com/cadieux_t/status/1620961818134065153</text:p>
          </table:table-cell>
        </table:table-row>
        <table:table-row>
          <table:table-cell office:value="347" office:value-type="float"/>
          <table:table-cell office:value-type="string">
            <text:p>Pattern 1</text:p>
          </table:table-cell>
          <table:table-cell office:value="0.26241617875297285" office:value-type="float"/>
          <table:table-cell office:value="0.21087900411873187" office:value-type="float"/>
          <table:table-cell office:value="0.8894839015047084" office:value-type="float"/>
          <table:table-cell office:value-type="string">
            <text:p>input/data_formal_20240530-1342/meme/cadieux_t_20230202T014628/1.jpg</text:p>
          </table:table-cell>
          <table:table-cell office:value-type="string">
            <text:p>https://twitter.com/cadieux_t/status/1620961818134065153</text:p>
          </table:table-cell>
        </table:table-row>
        <table:table-row>
          <table:table-cell office:value="348" office:value-type="float"/>
          <table:table-cell office:value-type="string">
            <text:p>Pattern 25</text:p>
          </table:table-cell>
          <table:table-cell office:value="0.2035561142459547" office:value-type="float"/>
          <table:table-cell office:value="0.2600251442452288" office:value-type="float"/>
          <table:table-cell office:value="0.8889585065641232" office:value-type="float"/>
          <table:table-cell office:value-type="string">
            <text:p>input/data_formal_20240530-1342/meme/cadieux_t_20230202T014628/2.jpg</text:p>
          </table:table-cell>
          <table:table-cell office:value-type="string">
            <text:p>https://twitter.com/cadieux_t/status/1620961818134065153</text:p>
          </table:table-cell>
        </table:table-row>
        <table:table-row>
          <table:table-cell office:value="349" office:value-type="float"/>
          <table:table-cell office:value-type="string">
            <text:p>Pattern 1</text:p>
          </table:table-cell>
          <table:table-cell office:value="0.1904899142747269" office:value-type="float"/>
          <table:table-cell office:value="0.22768589562440442" office:value-type="float"/>
          <table:table-cell office:value="0.8864839669213413" office:value-type="float"/>
          <table:table-cell office:value-type="string">
            <text:p>input/data_formal_20240530-1342/meme/cadieux_t_20230202T014628/3.jpg</text:p>
          </table:table-cell>
          <table:table-cell office:value-type="string">
            <text:p>https://twitter.com/cadieux_t/status/1620961818134065153</text:p>
          </table:table-cell>
        </table:table-row>
        <table:table-row>
          <table:table-cell office:value="350" office:value-type="float"/>
          <table:table-cell office:value-type="string">
            <text:p>Pattern 44</text:p>
          </table:table-cell>
          <table:table-cell office:value="0.1462698946846342" office:value-type="float"/>
          <table:table-cell office:value="0.39447207148754193" office:value-type="float"/>
          <table:table-cell office:value="0.8670520932055489" office:value-type="float"/>
          <table:table-cell office:value-type="string">
            <text:p>input/data_formal_20240530-1342/meme/CallMe_Zyro_20230104T081159/0.jpg</text:p>
          </table:table-cell>
          <table:table-cell office:value-type="string">
            <text:p>https://twitter.com/Ukleon1/status/1610951745886380032</text:p>
          </table:table-cell>
        </table:table-row>
        <table:table-row>
          <table:table-cell office:value="351" office:value-type="float"/>
          <table:table-cell office:value-type="string">
            <text:p>Pattern 1</text:p>
          </table:table-cell>
          <table:table-cell office:value="0.25351123847283463" office:value-type="float"/>
          <table:table-cell office:value="0.28133492834757745" office:value-type="float"/>
          <table:table-cell office:value="0.8998384066856903" office:value-type="float"/>
          <table:table-cell office:value-type="string">
            <text:p>input/data_formal_20240530-1342/meme/CamilaG03873342_20230105T114748/0.jpg</text:p>
          </table:table-cell>
          <table:table-cell office:value-type="string">
            <text:p>https://twitter.com/CamilaG03873342/status/1610966289048129538</text:p>
          </table:table-cell>
        </table:table-row>
        <table:table-row>
          <table:table-cell office:value="352" office:value-type="float"/>
          <table:table-cell office:value-type="string">
            <text:p>Pattern 22</text:p>
          </table:table-cell>
          <table:table-cell office:value="0.2403597368531291" office:value-type="float"/>
          <table:table-cell office:value="0.27682245147230006" office:value-type="float"/>
          <table:table-cell office:value="0.9210234401420034" office:value-type="float"/>
          <table:table-cell office:value-type="string">
            <text:p>input/data_formal_20240530-1342/meme/CantRefuseOffer_20230131T100356/0.jpg</text:p>
          </table:table-cell>
          <table:table-cell office:value-type="string">
            <text:p>https://twitter.com/EricaMo21260791/status/1620975226111791105</text:p>
          </table:table-cell>
        </table:table-row>
        <table:table-row>
          <table:table-cell office:value="353" office:value-type="float"/>
          <table:table-cell office:value-type="string">
            <text:p>Pattern 42</text:p>
          </table:table-cell>
          <table:table-cell office:value="0.12615077235404665" office:value-type="float"/>
          <table:table-cell office:value="0.565692578664226" office:value-type="float"/>
          <table:table-cell office:value="0.8649803435145562" office:value-type="float"/>
          <table:table-cell office:value-type="string">
            <text:p>input/data_formal_20240530-1342/meme/CantRefuseOffer_20230131T130423/0.jpg</text:p>
          </table:table-cell>
          <table:table-cell office:value-type="string">
            <text:p>https://twitter.com/ShoulderMedia/status/1620930542647775232</text:p>
          </table:table-cell>
        </table:table-row>
        <table:table-row>
          <table:table-cell office:value="354" office:value-type="float"/>
          <table:table-cell office:value-type="string">
            <text:p>Pattern 22</text:p>
          </table:table-cell>
          <table:table-cell office:value="0.132336351528732" office:value-type="float"/>
          <table:table-cell office:value="0.3474338284745045" office:value-type="float"/>
          <table:table-cell office:value="0.8976372185873036" office:value-type="float"/>
          <table:table-cell office:value-type="string">
            <text:p>input/data_formal_20240530-1342/meme/CantRefuseOffer_20230201T140415/0.jpg</text:p>
          </table:table-cell>
          <table:table-cell office:value-type="string">
            <text:p>https://twitter.com/Victori54063632/status/1620979997786742790</text:p>
          </table:table-cell>
        </table:table-row>
        <table:table-row>
          <table:table-cell office:value="355" office:value-type="float"/>
          <table:table-cell office:value-type="string">
            <text:p>Pattern 3</text:p>
          </table:table-cell>
          <table:table-cell office:value="0.08196988643542374" office:value-type="float"/>
          <table:table-cell office:value="0.5459543953276792" office:value-type="float"/>
          <table:table-cell office:value="0.813530654424186" office:value-type="float"/>
          <table:table-cell office:value-type="string">
            <text:p>input/data_formal_20240530-1342/meme/CantRefuseOffer_20230201T230533/0.jpg</text:p>
          </table:table-cell>
          <table:table-cell office:value-type="string">
            <text:p>https://twitter.com/CantRefuseOffer/status/1620921324628545536</text:p>
          </table:table-cell>
        </table:table-row>
        <table:table-row>
          <table:table-cell office:value="356" office:value-type="float"/>
          <table:table-cell office:value-type="string">
            <text:p>Pattern 30</text:p>
          </table:table-cell>
          <table:table-cell office:value="0.20523646827287545" office:value-type="float"/>
          <table:table-cell office:value="0.36387078456357225" office:value-type="float"/>
          <table:table-cell office:value="0.8815961064542434" office:value-type="float"/>
          <table:table-cell office:value-type="string">
            <text:p>input/data_formal_20240530-1342/meme/Carmelides_20221227T193901/0.jpg</text:p>
          </table:table-cell>
          <table:table-cell office:value-type="string">
            <text:p>https://twitter.com/DeborahKBurns1/status/1607978408553717761</text:p>
          </table:table-cell>
        </table:table-row>
        <table:table-row>
          <table:table-cell office:value="357" office:value-type="float"/>
          <table:table-cell office:value-type="string">
            <text:p>Pattern 3</text:p>
          </table:table-cell>
          <table:table-cell office:value="0.032417913332179804" office:value-type="float"/>
          <table:table-cell office:value="0.5856288846706109" office:value-type="float"/>
          <table:table-cell office:value="0.8488962412920806" office:value-type="float"/>
          <table:table-cell office:value-type="string">
            <text:p>input/data_formal_20240530-1342/meme/CantRefuseOffer_20230202T000517/0.jpg</text:p>
          </table:table-cell>
          <table:table-cell office:value-type="string">
            <text:p>https://twitter.com/CantRefuseOffer/status/1620936357034991617</text:p>
          </table:table-cell>
        </table:table-row>
        <table:table-row>
          <table:table-cell office:value="358" office:value-type="float"/>
          <table:table-cell office:value-type="string">
            <text:p>Pattern 3</text:p>
          </table:table-cell>
          <table:table-cell office:value="0.17787891785537946" office:value-type="float"/>
          <table:table-cell office:value="0.5041258163123241" office:value-type="float"/>
          <table:table-cell office:value="0.8189414548534616" office:value-type="float"/>
          <table:table-cell office:value-type="string">
            <text:p>input/data_formal_20240530-1342/meme/CantRefuseOffer_20230202T010426/0.jpg</text:p>
          </table:table-cell>
          <table:table-cell office:value-type="string">
            <text:p>https://twitter.com/CantRefuseOffer/status/1620951242712256514</text:p>
          </table:table-cell>
        </table:table-row>
        <table:table-row>
          <table:table-cell office:value="35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antRefuseOffer_20230202T020417/0.jpg</text:p>
          </table:table-cell>
          <table:table-cell office:value-type="string">
            <text:p>https://twitter.com/CantRefuseOffer/status/1620966304755732480</text:p>
          </table:table-cell>
        </table:table-row>
        <table:table-row>
          <table:table-cell office:value="36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antRefuseOffer_20230202T030432/0.jpg</text:p>
          </table:table-cell>
          <table:table-cell office:value-type="string">
            <text:p>https://twitter.com/CantRefuseOffer/status/1620981467085000707</text:p>
          </table:table-cell>
        </table:table-row>
        <table:table-row>
          <table:table-cell office:value="36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antRefuseOffer_20230204T080523/0.jpg</text:p>
          </table:table-cell>
          <table:table-cell office:value-type="string">
            <text:p>https://twitter.com/MarkSil31006242/status/1622622460880343042</text:p>
          </table:table-cell>
        </table:table-row>
        <table:table-row>
          <table:table-cell office:value="362" office:value-type="float"/>
          <table:table-cell office:value-type="string">
            <text:p>Pattern 22</text:p>
          </table:table-cell>
          <table:table-cell office:value="0.19298440100798225" office:value-type="float"/>
          <table:table-cell office:value="0.4743957527749573" office:value-type="float"/>
          <table:table-cell office:value="0.8781389337641633" office:value-type="float"/>
          <table:table-cell office:value-type="string">
            <text:p>input/data_formal_20240530-1342/meme/CantRefuseOffer_20230205T000527/0.jpg</text:p>
          </table:table-cell>
          <table:table-cell office:value-type="string">
            <text:p>https://twitter.com/JohnnyJ25191001/status/1622551429616484352</text:p>
          </table:table-cell>
        </table:table-row>
        <table:table-row>
          <table:table-cell office:value="363" office:value-type="float"/>
          <table:table-cell office:value-type="string">
            <text:p>Pattern 15</text:p>
          </table:table-cell>
          <table:table-cell office:value="0.07417217990927355" office:value-type="float"/>
          <table:table-cell office:value="0.5306308618834374" office:value-type="float"/>
          <table:table-cell office:value="0.8769549987626535" office:value-type="float"/>
          <table:table-cell office:value-type="string">
            <text:p>input/data_formal_20240530-1342/meme/CantRefuseOffer_20230205T230536/0.jpg</text:p>
          </table:table-cell>
          <table:table-cell office:value-type="string">
            <text:p>https://twitter.com/DubstepProvoke/status/1622606248624414720</text:p>
          </table:table-cell>
        </table:table-row>
        <table:table-row>
          <table:table-cell office:value="364" office:value-type="float"/>
          <table:table-cell office:value-type="string">
            <text:p>Pattern 42</text:p>
          </table:table-cell>
          <table:table-cell office:value="0.22492261121985427" office:value-type="float"/>
          <table:table-cell office:value="0.4592307817094555" office:value-type="float"/>
          <table:table-cell office:value="0.884299749223014" office:value-type="float"/>
          <table:table-cell office:value-type="string">
            <text:p>input/data_formal_20240530-1342/meme/CantRefuseOffer_20230206T000646/0.jpg</text:p>
          </table:table-cell>
          <table:table-cell office:value-type="string">
            <text:p>https://twitter.com/Christi12608234/status/1622615633421631488</text:p>
          </table:table-cell>
        </table:table-row>
        <table:table-row>
          <table:table-cell office:value="365" office:value-type="float"/>
          <table:table-cell office:value-type="string">
            <text:p>Pattern 13</text:p>
          </table:table-cell>
          <table:table-cell office:value="0.16724007642266925" office:value-type="float"/>
          <table:table-cell office:value="0.4556970966250069" office:value-type="float"/>
          <table:table-cell office:value="0.8624797075089802" office:value-type="float"/>
          <table:table-cell office:value-type="string">
            <text:p>input/data_formal_20240530-1342/meme/CantRefuseOffer_20230206T110424/0.jpg</text:p>
          </table:table-cell>
          <table:table-cell office:value-type="string">
            <text:p>https://twitter.com/CantRefuseOffer/status/1622551778448273409</text:p>
          </table:table-cell>
        </table:table-row>
        <table:table-row>
          <table:table-cell office:value="366" office:value-type="float"/>
          <table:table-cell office:value-type="string">
            <text:p>Pattern 42</text:p>
          </table:table-cell>
          <table:table-cell office:value="0.1760910489770748" office:value-type="float"/>
          <table:table-cell office:value="0.4911265720862559" office:value-type="float"/>
          <table:table-cell office:value="0.8671387957614246" office:value-type="float"/>
          <table:table-cell office:value-type="string">
            <text:p>input/data_formal_20240530-1342/meme/CantRefuseOffer_20230206T150431/0.jpg</text:p>
          </table:table-cell>
          <table:table-cell office:value-type="string">
            <text:p>https://twitter.com/CantRefuseOffer/status/1622612206213816322</text:p>
          </table:table-cell>
        </table:table-row>
        <table:table-row>
          <table:table-cell office:value="36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antRefuseOffer_20230206T160418/0.jpg</text:p>
          </table:table-cell>
          <table:table-cell office:value-type="string">
            <text:p>https://twitter.com/CantRefuseOffer/status/1622627251245273093</text:p>
          </table:table-cell>
        </table:table-row>
        <table:table-row>
          <table:table-cell office:value="36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antRefuseOffer_20230212T150455/0.jpg</text:p>
          </table:table-cell>
          <table:table-cell office:value-type="string">
            <text:p>https://twitter.com/CantRefuseOffer/status/1624786635899473921</text:p>
          </table:table-cell>
        </table:table-row>
        <table:table-row>
          <table:table-cell office:value="369" office:value-type="float"/>
          <table:table-cell office:value-type="string">
            <text:p>Pattern 3</text:p>
          </table:table-cell>
          <table:table-cell office:value="0.18710107224440092" office:value-type="float"/>
          <table:table-cell office:value="0.527967401028666" office:value-type="float"/>
          <table:table-cell office:value="0.8193640849058865" office:value-type="float"/>
          <table:table-cell office:value-type="string">
            <text:p>input/data_formal_20240530-1342/meme/CantRefuseOffer_20230313T080425/0.jpg</text:p>
          </table:table-cell>
          <table:table-cell office:value-type="string">
            <text:p>https://twitter.com/LynnTor85039593/status/1636155293665992706</text:p>
          </table:table-cell>
        </table:table-row>
        <table:table-row>
          <table:table-cell office:value="37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antRefuseOffer_20230315T220320/0.jpg</text:p>
          </table:table-cell>
          <table:table-cell office:value-type="string">
            <text:p>https://twitter.com/CantRefuseOffer/status/1636125957412069377</text:p>
          </table:table-cell>
        </table:table-row>
        <table:table-row>
          <table:table-cell office:value="371" office:value-type="float"/>
          <table:table-cell office:value-type="string">
            <text:p>Pattern 15</text:p>
          </table:table-cell>
          <table:table-cell office:value="0.1479420086023055" office:value-type="float"/>
          <table:table-cell office:value="0.6989512493860912" office:value-type="float"/>
          <table:table-cell office:value="0.8649970191737566" office:value-type="float"/>
          <table:table-cell office:value-type="string">
            <text:p>input/data_formal_20240530-1342/meme/carencuregroup_20230206T160700/0.jpg</text:p>
          </table:table-cell>
          <table:table-cell office:value-type="string">
            <text:p>https://twitter.com/carencuregroup/status/1622627930135474177</text:p>
          </table:table-cell>
        </table:table-row>
        <table:table-row>
          <table:table-cell office:value="37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ARishabhMehta1_20230206T120018/0.jpg</text:p>
          </table:table-cell>
          <table:table-cell office:value-type="string">
            <text:p>https://twitter.com/darshanjain0144/status/1622597046523002881</text:p>
          </table:table-cell>
        </table:table-row>
        <table:table-row>
          <table:table-cell office:value="37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ARishabhMehta1_20230206T120018/1.jpg</text:p>
          </table:table-cell>
          <table:table-cell office:value-type="string">
            <text:p>https://twitter.com/darshanjain0144/status/1622597046523002881</text:p>
          </table:table-cell>
        </table:table-row>
        <table:table-row>
          <table:table-cell office:value="374" office:value-type="float"/>
          <table:table-cell office:value-type="string">
            <text:p>Pattern 28</text:p>
          </table:table-cell>
          <table:table-cell office:value="0.18476282563830143" office:value-type="float"/>
          <table:table-cell office:value="0.31967274637805343" office:value-type="float"/>
          <table:table-cell office:value="0.9107081775950872" office:value-type="float"/>
          <table:table-cell office:value-type="string">
            <text:p>input/data_formal_20240530-1342/meme/caron_allan_20230125T200901/0.jpg</text:p>
          </table:table-cell>
          <table:table-cell office:value-type="string">
            <text:p>https://twitter.com/PontiMiras/status/1621021460025196545</text:p>
          </table:table-cell>
        </table:table-row>
        <table:table-row>
          <table:table-cell office:value="375" office:value-type="float"/>
          <table:table-cell office:value-type="string">
            <text:p>Pattern 26</text:p>
          </table:table-cell>
          <table:table-cell office:value="0.1394354362091696" office:value-type="float"/>
          <table:table-cell office:value="0.5412285239635802" office:value-type="float"/>
          <table:table-cell office:value="0.8949864721143272" office:value-type="float"/>
          <table:table-cell office:value-type="string">
            <text:p>input/data_formal_20240530-1342/meme/cartoonnetwork_20230305T172019/0.jpg</text:p>
          </table:table-cell>
          <table:table-cell office:value-type="string">
            <text:p>https://twitter.com/jasonUK_/status/1636155166536630273</text:p>
          </table:table-cell>
        </table:table-row>
        <table:table-row>
          <table:table-cell office:value="376" office:value-type="float"/>
          <table:table-cell office:value-type="string">
            <text:p>Pattern 14</text:p>
          </table:table-cell>
          <table:table-cell office:value="0.25609166448471665" office:value-type="float"/>
          <table:table-cell office:value="0.2997222306540873" office:value-type="float"/>
          <table:table-cell office:value="0.8492588794303333" office:value-type="float"/>
          <table:table-cell office:value-type="string">
            <text:p>input/data_formal_20240530-1342/meme/cartoonnetwork_20230305T172019/1.jpg</text:p>
          </table:table-cell>
          <table:table-cell office:value-type="string">
            <text:p>https://twitter.com/jasonUK_/status/1636155166536630273</text:p>
          </table:table-cell>
        </table:table-row>
        <table:table-row>
          <table:table-cell office:value="377" office:value-type="float"/>
          <table:table-cell office:value-type="string">
            <text:p>Pattern 1</text:p>
          </table:table-cell>
          <table:table-cell office:value="0.202595768336311" office:value-type="float"/>
          <table:table-cell office:value="0.2985541585853948" office:value-type="float"/>
          <table:table-cell office:value="0.8971089912705524" office:value-type="float"/>
          <table:table-cell office:value-type="string">
            <text:p>input/data_formal_20240530-1342/meme/cartoonnetwork_20230305T172019/2.jpg</text:p>
          </table:table-cell>
          <table:table-cell office:value-type="string">
            <text:p>https://twitter.com/jasonUK_/status/1636155166536630273</text:p>
          </table:table-cell>
        </table:table-row>
        <table:table-row>
          <table:table-cell office:value="378" office:value-type="float"/>
          <table:table-cell office:value-type="string">
            <text:p>Pattern 30</text:p>
          </table:table-cell>
          <table:table-cell office:value="0.17804355635077831" office:value-type="float"/>
          <table:table-cell office:value="0.2511360682110607" office:value-type="float"/>
          <table:table-cell office:value="0.8787943169861073" office:value-type="float"/>
          <table:table-cell office:value-type="string">
            <text:p>input/data_formal_20240530-1342/meme/cartoonnetwork_20230305T172019/3.jpg</text:p>
          </table:table-cell>
          <table:table-cell office:value-type="string">
            <text:p>https://twitter.com/jasonUK_/status/1636155166536630273</text:p>
          </table:table-cell>
        </table:table-row>
        <table:table-row>
          <table:table-cell office:value="37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aseyCaln_20230226T011047/0.jpg</text:p>
          </table:table-cell>
          <table:table-cell office:value-type="string">
            <text:p>https://twitter.com/lamhildaboo/status/1629697989324476422</text:p>
          </table:table-cell>
        </table:table-row>
        <table:table-row>
          <table:table-cell office:value="380" office:value-type="float"/>
          <table:table-cell office:value-type="string">
            <text:p>Pattern 11</text:p>
          </table:table-cell>
          <table:table-cell office:value="0.1867312332624664" office:value-type="float"/>
          <table:table-cell office:value="0.4158536083459561" office:value-type="float"/>
          <table:table-cell office:value="0.844962952512213" office:value-type="float"/>
          <table:table-cell office:value-type="string">
            <text:p>input/data_formal_20240530-1342/meme/cashtonhends1_20221228T024417/0.jpg</text:p>
          </table:table-cell>
          <table:table-cell office:value-type="string">
            <text:p>https://twitter.com/cashtonhends1/status/1607930407613534208</text:p>
          </table:table-cell>
        </table:table-row>
        <table:table-row>
          <table:table-cell office:value="38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asilJohnny_20221228T060729/0.jpg</text:p>
          </table:table-cell>
          <table:table-cell office:value-type="string">
            <text:p>https://twitter.com/CasilJohnny/status/1607981544161046528</text:p>
          </table:table-cell>
        </table:table-row>
        <table:table-row>
          <table:table-cell office:value="382" office:value-type="float"/>
          <table:table-cell office:value-type="string">
            <text:p>Pattern 6</text:p>
          </table:table-cell>
          <table:table-cell office:value="0.14692101270172317" office:value-type="float"/>
          <table:table-cell office:value="0.21830020649625997" office:value-type="float"/>
          <table:table-cell office:value="0.8680982277027368" office:value-type="float"/>
          <table:table-cell office:value-type="string">
            <text:p>input/data_formal_20240530-1342/meme/castlemegastore_20230206T160701/0.jpg</text:p>
          </table:table-cell>
          <table:table-cell office:value-type="string">
            <text:p>https://twitter.com/castlemegastore/status/1622627934627323907</text:p>
          </table:table-cell>
        </table:table-row>
        <table:table-row>
          <table:table-cell office:value="383" office:value-type="float"/>
          <table:table-cell office:value-type="string">
            <text:p>Pattern 19</text:p>
          </table:table-cell>
          <table:table-cell office:value="0.17205336173507585" office:value-type="float"/>
          <table:table-cell office:value="0.42860590588564185" office:value-type="float"/>
          <table:table-cell office:value="0.8174306560014072" office:value-type="float"/>
          <table:table-cell office:value-type="string">
            <text:p>input/data_formal_20240530-1342/meme/catecoin_20230125T002848/0.jpg</text:p>
          </table:table-cell>
          <table:table-cell office:value-type="string">
            <text:p>https://twitter.com/CyptoShinobi/status/1620968663867346945</text:p>
          </table:table-cell>
        </table:table-row>
        <table:table-row>
          <table:table-cell office:value="384" office:value-type="float"/>
          <table:table-cell office:value-type="string">
            <text:p>Pattern 45</text:p>
          </table:table-cell>
          <table:table-cell office:value="0.2274274325687986" office:value-type="float"/>
          <table:table-cell office:value="0.5933539026721033" office:value-type="float"/>
          <table:table-cell office:value="0.8066698780740568" office:value-type="float"/>
          <table:table-cell office:value-type="string">
            <text:p>input/data_formal_20240530-1342/meme/catecoin_20230126T131606/0.jpg</text:p>
          </table:table-cell>
          <table:table-cell office:value-type="string">
            <text:p>https://twitter.com/CyptoShinobi/status/1620968353140727809</text:p>
          </table:table-cell>
        </table:table-row>
        <table:table-row>
          <table:table-cell office:value="385" office:value-type="float"/>
          <table:table-cell office:value-type="string">
            <text:p>Pattern 29</text:p>
          </table:table-cell>
          <table:table-cell office:value="0.23216686174461865" office:value-type="float"/>
          <table:table-cell office:value="0.48915664369113876" office:value-type="float"/>
          <table:table-cell office:value="0.8418357313105382" office:value-type="float"/>
          <table:table-cell office:value-type="string">
            <text:p>input/data_formal_20240530-1342/meme/Catmeme_V_20230305T130100/0.jpg</text:p>
          </table:table-cell>
          <table:table-cell office:value-type="string">
            <text:p>https://twitter.com/xiaoaihehe/status/1633061957027655680</text:p>
          </table:table-cell>
        </table:table-row>
        <table:table-row>
          <table:table-cell office:value="386" office:value-type="float"/>
          <table:table-cell office:value-type="string">
            <text:p>Pattern 29</text:p>
          </table:table-cell>
          <table:table-cell office:value="0.22742152860955253" office:value-type="float"/>
          <table:table-cell office:value="0.3879060608235603" office:value-type="float"/>
          <table:table-cell office:value="0.8509049846411467" office:value-type="float"/>
          <table:table-cell office:value-type="string">
            <text:p>input/data_formal_20240530-1342/meme/cctip_com_20230210T085234/0.jpg</text:p>
          </table:table-cell>
          <table:table-cell office:value-type="string">
            <text:p>https://twitter.com/RiwanFox/status/1624786778883502080</text:p>
          </table:table-cell>
        </table:table-row>
        <table:table-row>
          <table:table-cell office:value="387" office:value-type="float"/>
          <table:table-cell office:value-type="string">
            <text:p>Pattern 13</text:p>
          </table:table-cell>
          <table:table-cell office:value="0.1713130645118517" office:value-type="float"/>
          <table:table-cell office:value="0.5921711213373085" office:value-type="float"/>
          <table:table-cell office:value="0.9025067905688156" office:value-type="float"/>
          <table:table-cell office:value-type="string">
            <text:p>input/data_formal_20240530-1342/meme/CedKim4_20230202T010235/0.jpg</text:p>
          </table:table-cell>
          <table:table-cell office:value-type="string">
            <text:p>https://twitter.com/CedKim4/status/1620950775487946754</text:p>
          </table:table-cell>
        </table:table-row>
        <table:table-row>
          <table:table-cell office:value="388" office:value-type="float"/>
          <table:table-cell office:value-type="string">
            <text:p>Pattern 44</text:p>
          </table:table-cell>
          <table:table-cell office:value="0.10596125519472893" office:value-type="float"/>
          <table:table-cell office:value="0.4240998062689572" office:value-type="float"/>
          <table:table-cell office:value="0.8144607468647601" office:value-type="float"/>
          <table:table-cell office:value-type="string">
            <text:p>input/data_formal_20240530-1342/meme/ceotim_20221227T202417/0.jpg</text:p>
          </table:table-cell>
          <table:table-cell office:value-type="string">
            <text:p>https://twitter.com/RainTan90/status/1607917745785704448</text:p>
          </table:table-cell>
        </table:table-row>
        <table:table-row>
          <table:table-cell office:value="38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eotim_20221227T202417/1.jpg</text:p>
          </table:table-cell>
          <table:table-cell office:value-type="string">
            <text:p>https://twitter.com/RainTan90/status/1607917745785704448</text:p>
          </table:table-cell>
        </table:table-row>
        <table:table-row>
          <table:table-cell office:value="39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eotim_20221227T202417/2.jpg</text:p>
          </table:table-cell>
          <table:table-cell office:value-type="string">
            <text:p>https://twitter.com/RainTan90/status/1607917745785704448</text:p>
          </table:table-cell>
        </table:table-row>
        <table:table-row>
          <table:table-cell office:value="39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eotim_20221227T202417/3.jpg</text:p>
          </table:table-cell>
          <table:table-cell office:value-type="string">
            <text:p>https://twitter.com/RainTan90/status/1607917745785704448</text:p>
          </table:table-cell>
        </table:table-row>
        <table:table-row>
          <table:table-cell office:value="39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eotim_20230206T075819/0.jpg</text:p>
          </table:table-cell>
          <table:table-cell office:value-type="string">
            <text:p>https://twitter.com/MaskNFTT/status/1622568267045822465</text:p>
          </table:table-cell>
        </table:table-row>
        <table:table-row>
          <table:table-cell office:value="393" office:value-type="float"/>
          <table:table-cell office:value-type="string">
            <text:p>Pattern 19</text:p>
          </table:table-cell>
          <table:table-cell office:value="0.19053262249228678" office:value-type="float"/>
          <table:table-cell office:value="0.49566137803502996" office:value-type="float"/>
          <table:table-cell office:value="0.8678668401486742" office:value-type="float"/>
          <table:table-cell office:value-type="string">
            <text:p>input/data_formal_20240530-1342/meme/ceotim_20230206T075819/1.jpg</text:p>
          </table:table-cell>
          <table:table-cell office:value-type="string">
            <text:p>https://twitter.com/MaskNFTT/status/1622568267045822465</text:p>
          </table:table-cell>
        </table:table-row>
        <table:table-row>
          <table:table-cell office:value="39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etxntv_20230307T112520/0.jpg</text:p>
          </table:table-cell>
          <table:table-cell office:value-type="string">
            <text:p>https://twitter.com/cetxntv/status/1633066296341327873</text:p>
          </table:table-cell>
        </table:table-row>
        <table:table-row>
          <table:table-cell office:value="395" office:value-type="float"/>
          <table:table-cell office:value-type="string">
            <text:p>Pattern 46</text:p>
          </table:table-cell>
          <table:table-cell office:value="0.13803734554831404" office:value-type="float"/>
          <table:table-cell office:value="0.4264239696257933" office:value-type="float"/>
          <table:table-cell office:value="0.9148101559121388" office:value-type="float"/>
          <table:table-cell office:value-type="string">
            <text:p>input/data_formal_20240530-1342/meme/CGasparino_20230206T122709/0.jpg</text:p>
          </table:table-cell>
          <table:table-cell office:value-type="string">
            <text:p>https://twitter.com/LFDY88/status/1622572603826380800</text:p>
          </table:table-cell>
        </table:table-row>
        <table:table-row>
          <table:table-cell office:value="396" office:value-type="float"/>
          <table:table-cell office:value-type="string">
            <text:p>Pattern 32</text:p>
          </table:table-cell>
          <table:table-cell office:value="0.4790225480655944" office:value-type="float"/>
          <table:table-cell office:value="0.4408990482018992" office:value-type="float"/>
          <table:table-cell office:value="0.4601605637021507" office:value-type="float"/>
          <table:table-cell office:value-type="string">
            <text:p>input/data_formal_20240530-1342/meme/CH_LA05_20230106T045440/0.jpg</text:p>
          </table:table-cell>
          <table:table-cell office:value-type="string">
            <text:p>https://twitter.com/CH_LA05/status/1611224708023738370</text:p>
          </table:table-cell>
        </table:table-row>
        <table:table-row>
          <table:table-cell office:value="397" office:value-type="float"/>
          <table:table-cell office:value-type="string">
            <text:p>Pattern 45</text:p>
          </table:table-cell>
          <table:table-cell office:value="0.1893860293024449" office:value-type="float"/>
          <table:table-cell office:value="0.5088199163402236" office:value-type="float"/>
          <table:table-cell office:value="0.8497518518162611" office:value-type="float"/>
          <table:table-cell office:value-type="string">
            <text:p>input/data_formal_20240530-1342/meme/chaincritical1_20230212T091655/0.jpg</text:p>
          </table:table-cell>
          <table:table-cell office:value-type="string">
            <text:p>https://twitter.com/chaincritical1/status/1624763107695382535</text:p>
          </table:table-cell>
        </table:table-row>
        <table:table-row>
          <table:table-cell office:value="398" office:value-type="float"/>
          <table:table-cell office:value-type="string">
            <text:p>Pattern 17</text:p>
          </table:table-cell>
          <table:table-cell office:value="0.28588647259908634" office:value-type="float"/>
          <table:table-cell office:value="0.4346208473486336" office:value-type="float"/>
          <table:table-cell office:value="0.8175066361985113" office:value-type="float"/>
          <table:table-cell office:value-type="string">
            <text:p>input/data_formal_20240530-1342/meme/ChainsAtlas_20230218T043000/0.jpg</text:p>
          </table:table-cell>
          <table:table-cell office:value-type="string">
            <text:p>https://twitter.com/LewisEdee/status/1633035457499115520</text:p>
          </table:table-cell>
        </table:table-row>
        <table:table-row>
          <table:table-cell office:value="399" office:value-type="float"/>
          <table:table-cell office:value-type="string">
            <text:p>Pattern 9</text:p>
          </table:table-cell>
          <table:table-cell office:value="0.1438224750824456" office:value-type="float"/>
          <table:table-cell office:value="0.4283701887944599" office:value-type="float"/>
          <table:table-cell office:value="0.9631867011286515" office:value-type="float"/>
          <table:table-cell office:value-type="string">
            <text:p>input/data_formal_20240530-1342/meme/ChainsAtlas_20230301T103000/0.jpg</text:p>
          </table:table-cell>
          <table:table-cell office:value-type="string">
            <text:p>https://twitter.com/LewisEdee/status/1633034697138921472</text:p>
          </table:table-cell>
        </table:table-row>
        <table:table-row>
          <table:table-cell office:value="400" office:value-type="float"/>
          <table:table-cell office:value-type="string">
            <text:p>Pattern 42</text:p>
          </table:table-cell>
          <table:table-cell office:value="0.2381929652742631" office:value-type="float"/>
          <table:table-cell office:value="0.4159139487216905" office:value-type="float"/>
          <table:table-cell office:value="0.9126309018046707" office:value-type="float"/>
          <table:table-cell office:value-type="string">
            <text:p>input/data_formal_20240530-1342/meme/challe_jack_20221228T052920/0.jpg</text:p>
          </table:table-cell>
          <table:table-cell office:value-type="string">
            <text:p>https://twitter.com/challe_jack/status/1607971943965413376</text:p>
          </table:table-cell>
        </table:table-row>
        <table:table-row>
          <table:table-cell office:value="401" office:value-type="float"/>
          <table:table-cell office:value-type="string">
            <text:p>Pattern 10</text:p>
          </table:table-cell>
          <table:table-cell office:value="0.15210930081421592" office:value-type="float"/>
          <table:table-cell office:value="0.4917711622609885" office:value-type="float"/>
          <table:table-cell office:value="0.8434887586315916" office:value-type="float"/>
          <table:table-cell office:value-type="string">
            <text:p>input/data_formal_20240530-1342/meme/Champ_Hunt_20230105T123000/0.jpg</text:p>
          </table:table-cell>
          <table:table-cell office:value-type="string">
            <text:p>https://twitter.com/Champ_Hunt/status/1610976909516480513</text:p>
          </table:table-cell>
        </table:table-row>
        <table:table-row>
          <table:table-cell office:value="40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handu_editz143_20230104T160828/0.jpg</text:p>
          </table:table-cell>
          <table:table-cell office:value-type="string">
            <text:p>https://twitter.com/chandu_editz143/status/1610669501405876225</text:p>
          </table:table-cell>
        </table:table-row>
        <table:table-row>
          <table:table-cell office:value="403" office:value-type="float"/>
          <table:table-cell office:value-type="string">
            <text:p>Pattern 19</text:p>
          </table:table-cell>
          <table:table-cell office:value="0.1983905357363774" office:value-type="float"/>
          <table:table-cell office:value="0.5475854289225351" office:value-type="float"/>
          <table:table-cell office:value="0.8221250284055498" office:value-type="float"/>
          <table:table-cell office:value-type="string">
            <text:p>input/data_formal_20240530-1342/meme/Charon8055_20230106T055944/0.jpg</text:p>
          </table:table-cell>
          <table:table-cell office:value-type="string">
            <text:p>https://twitter.com/Charon8055/status/1611241082158977025</text:p>
          </table:table-cell>
        </table:table-row>
        <table:table-row>
          <table:table-cell office:value="404" office:value-type="float"/>
          <table:table-cell office:value-type="string">
            <text:p>Pattern 13</text:p>
          </table:table-cell>
          <table:table-cell office:value="0.18506522539449732" office:value-type="float"/>
          <table:table-cell office:value="0.4437269292518429" office:value-type="float"/>
          <table:table-cell office:value="0.8606060771662719" office:value-type="float"/>
          <table:table-cell office:value-type="string">
            <text:p>input/data_formal_20240530-1342/meme/CherylParonda_20230212T163026/0.jpg</text:p>
          </table:table-cell>
          <table:table-cell office:value-type="string">
            <text:p>https://twitter.com/CherylParonda/status/1624808155971551232</text:p>
          </table:table-cell>
        </table:table-row>
        <table:table-row>
          <table:table-cell office:value="405" office:value-type="float"/>
          <table:table-cell office:value-type="string">
            <text:p>Pattern 25</text:p>
          </table:table-cell>
          <table:table-cell office:value="0.1869981270640354" office:value-type="float"/>
          <table:table-cell office:value="0.4444064033795136" office:value-type="float"/>
          <table:table-cell office:value="0.8451633367347408" office:value-type="float"/>
          <table:table-cell office:value-type="string">
            <text:p>input/data_formal_20240530-1342/meme/chickens_now_20221228T000032/0.jpg</text:p>
          </table:table-cell>
          <table:table-cell office:value-type="string">
            <text:p>https://twitter.com/chickens_now/status/1607889195967594499</text:p>
          </table:table-cell>
        </table:table-row>
        <table:table-row>
          <table:table-cell office:value="406" office:value-type="float"/>
          <table:table-cell office:value-type="string">
            <text:p>Pattern 14</text:p>
          </table:table-cell>
          <table:table-cell office:value="0.1830249303462988" office:value-type="float"/>
          <table:table-cell office:value="0.3578173437520583" office:value-type="float"/>
          <table:table-cell office:value="0.9246283489526681" office:value-type="float"/>
          <table:table-cell office:value-type="string">
            <text:p>input/data_formal_20240530-1342/meme/chickens_now_20230112T000000/0.jpg</text:p>
          </table:table-cell>
          <table:table-cell office:value-type="string">
            <text:p>https://twitter.com/chickens_now/status/1613324880161787907</text:p>
          </table:table-cell>
        </table:table-row>
        <table:table-row>
          <table:table-cell office:value="407" office:value-type="float"/>
          <table:table-cell office:value-type="string">
            <text:p>Pattern 19</text:p>
          </table:table-cell>
          <table:table-cell office:value="0.22651177874238929" office:value-type="float"/>
          <table:table-cell office:value="0.46149260942165" office:value-type="float"/>
          <table:table-cell office:value="0.856011501441245" office:value-type="float"/>
          <table:table-cell office:value-type="string">
            <text:p>input/data_formal_20240530-1342/meme/chickens_now_20230202T000002/0.jpg</text:p>
          </table:table-cell>
          <table:table-cell office:value-type="string">
            <text:p>https://twitter.com/chickens_now/status/1620935033468104704</text:p>
          </table:table-cell>
        </table:table-row>
        <table:table-row>
          <table:table-cell office:value="408" office:value-type="float"/>
          <table:table-cell office:value-type="string">
            <text:p>Pattern 10</text:p>
          </table:table-cell>
          <table:table-cell office:value="0.2683767697493652" office:value-type="float"/>
          <table:table-cell office:value="0.32699911865684017" office:value-type="float"/>
          <table:table-cell office:value="0.8987974574823211" office:value-type="float"/>
          <table:table-cell office:value-type="string">
            <text:p>input/data_formal_20240530-1342/meme/chickens_now_20230316T000000/0.jpg</text:p>
          </table:table-cell>
          <table:table-cell office:value-type="string">
            <text:p>https://twitter.com/chickens_now/status/1636155315816112128</text:p>
          </table:table-cell>
        </table:table-row>
        <table:table-row>
          <table:table-cell office:value="409" office:value-type="float"/>
          <table:table-cell office:value-type="string">
            <text:p>Pattern 10</text:p>
          </table:table-cell>
          <table:table-cell office:value="0.20676082995710382" office:value-type="float"/>
          <table:table-cell office:value="0.287223307308761" office:value-type="float"/>
          <table:table-cell office:value="0.8691905668053955" office:value-type="float"/>
          <table:table-cell office:value-type="string">
            <text:p>input/data_formal_20240530-1342/meme/Chicknfeetstore_20230206T120001/0.jpg</text:p>
          </table:table-cell>
          <table:table-cell office:value-type="string">
            <text:p>https://twitter.com/Chicknfeetstore/status/1622565778141679616</text:p>
          </table:table-cell>
        </table:table-row>
        <table:table-row>
          <table:table-cell office:value="410" office:value-type="float"/>
          <table:table-cell office:value-type="string">
            <text:p>Pattern 1</text:p>
          </table:table-cell>
          <table:table-cell office:value="0.3524642316822957" office:value-type="float"/>
          <table:table-cell office:value="0.1862963293234184" office:value-type="float"/>
          <table:table-cell office:value="0.8680611457366386" office:value-type="float"/>
          <table:table-cell office:value-type="string">
            <text:p>input/data_formal_20240530-1342/meme/chiefbowls123_20230103T070224/0.jpg</text:p>
          </table:table-cell>
          <table:table-cell office:value-type="string">
            <text:p>https://twitter.com/Leno_teca/status/1610236353471733760</text:p>
          </table:table-cell>
        </table:table-row>
        <table:table-row>
          <table:table-cell office:value="41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hiefbowls123_20230103T151652/0.jpg</text:p>
          </table:table-cell>
          <table:table-cell office:value-type="string">
            <text:p>https://twitter.com/NightMare108801/status/1610332721074536452</text:p>
          </table:table-cell>
        </table:table-row>
        <table:table-row>
          <table:table-cell office:value="412" office:value-type="float"/>
          <table:table-cell office:value-type="string">
            <text:p>Pattern 4</text:p>
          </table:table-cell>
          <table:table-cell office:value="0.5146095620320762" office:value-type="float"/>
          <table:table-cell office:value="0.43911842939085177" office:value-type="float"/>
          <table:table-cell office:value="0.5552454121476035" office:value-type="float"/>
          <table:table-cell office:value-type="string">
            <text:p>input/data_formal_20240530-1342/meme/chiefbowls123_20230105T042652/0.jpg</text:p>
          </table:table-cell>
          <table:table-cell office:value-type="string">
            <text:p>https://twitter.com/NightMare108801/status/1610904128351248384</text:p>
          </table:table-cell>
        </table:table-row>
        <table:table-row>
          <table:table-cell office:value="41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hihuahuaCBsc_20230126T114630/0.jpg</text:p>
          </table:table-cell>
          <table:table-cell office:value-type="string">
            <text:p>https://twitter.com/ChihuahuaCBsc/status/1618576108345233414</text:p>
          </table:table-cell>
        </table:table-row>
        <table:table-row>
          <table:table-cell office:value="414" office:value-type="float"/>
          <table:table-cell office:value-type="string">
            <text:p>Pattern 11</text:p>
          </table:table-cell>
          <table:table-cell office:value="0.15303858386551256" office:value-type="float"/>
          <table:table-cell office:value="0.5278333109447778" office:value-type="float"/>
          <table:table-cell office:value="0.7911293136266316" office:value-type="float"/>
          <table:table-cell office:value-type="string">
            <text:p>input/data_formal_20240530-1342/meme/Chilllltrades_20221228T034133/0.jpg</text:p>
          </table:table-cell>
          <table:table-cell office:value-type="string">
            <text:p>https://twitter.com/AceOfWeb3/status/1607956232408530944</text:p>
          </table:table-cell>
        </table:table-row>
        <table:table-row>
          <table:table-cell office:value="415" office:value-type="float"/>
          <table:table-cell office:value-type="string">
            <text:p>Pattern 19</text:p>
          </table:table-cell>
          <table:table-cell office:value="0.1623169789502894" office:value-type="float"/>
          <table:table-cell office:value="0.5248283651586534" office:value-type="float"/>
          <table:table-cell office:value="0.8454462939942062" office:value-type="float"/>
          <table:table-cell office:value-type="string">
            <text:p>input/data_formal_20240530-1342/meme/Chilllltrades_20221228T040150/0.jpg</text:p>
          </table:table-cell>
          <table:table-cell office:value-type="string">
            <text:p>https://twitter.com/Beckzilla87/status/1607958834018152449</text:p>
          </table:table-cell>
        </table:table-row>
        <table:table-row>
          <table:table-cell office:value="416" office:value-type="float"/>
          <table:table-cell office:value-type="string">
            <text:p>Pattern 30</text:p>
          </table:table-cell>
          <table:table-cell office:value="0.22437132545861696" office:value-type="float"/>
          <table:table-cell office:value="0.22197930077704348" office:value-type="float"/>
          <table:table-cell office:value="0.8559967578620677" office:value-type="float"/>
          <table:table-cell office:value-type="string">
            <text:p>input/data_formal_20240530-1342/meme/ChipDrewry_20221228T033611/0.jpg</text:p>
          </table:table-cell>
          <table:table-cell office:value-type="string">
            <text:p>https://twitter.com/ChipDrewry/status/1607943465748533249</text:p>
          </table:table-cell>
        </table:table-row>
        <table:table-row>
          <table:table-cell office:value="417" office:value-type="float"/>
          <table:table-cell office:value-type="string">
            <text:p>Pattern 17</text:p>
          </table:table-cell>
          <table:table-cell office:value="0.3276420278237741" office:value-type="float"/>
          <table:table-cell office:value="0.3804106203693075" office:value-type="float"/>
          <table:table-cell office:value="0.746467041614896" office:value-type="float"/>
          <table:table-cell office:value-type="string">
            <text:p>input/data_formal_20240530-1342/meme/chuckinroast_20230201T230718/0.jpg</text:p>
          </table:table-cell>
          <table:table-cell office:value-type="string">
            <text:p>https://twitter.com/chuckinroast/status/1620921763160027136</text:p>
          </table:table-cell>
        </table:table-row>
        <table:table-row>
          <table:table-cell office:value="418" office:value-type="float"/>
          <table:table-cell office:value-type="string">
            <text:p>Pattern 12</text:p>
          </table:table-cell>
          <table:table-cell office:value="0.1871227275872562" office:value-type="float"/>
          <table:table-cell office:value="0.0954520511310788" office:value-type="float"/>
          <table:table-cell office:value="0.6561408384277577" office:value-type="float"/>
          <table:table-cell office:value-type="string">
            <text:p>input/data_formal_20240530-1342/meme/ChuckleFrenzy_20221227T233050/0.jpg</text:p>
          </table:table-cell>
          <table:table-cell office:value-type="string">
            <text:p>https://twitter.com/ChuckleFrenzy/status/1607881723961917440</text:p>
          </table:table-cell>
        </table:table-row>
        <table:table-row>
          <table:table-cell office:value="419" office:value-type="float"/>
          <table:table-cell office:value-type="string">
            <text:p>Pattern 37</text:p>
          </table:table-cell>
          <table:table-cell office:value="0.2404009066937065" office:value-type="float"/>
          <table:table-cell office:value="0.35531866730768413" office:value-type="float"/>
          <table:table-cell office:value="0.9128390177247073" office:value-type="float"/>
          <table:table-cell office:value-type="string">
            <text:p>input/data_formal_20240530-1342/meme/ChuckleFrenzy_20221227T235222/0.jpg</text:p>
          </table:table-cell>
          <table:table-cell office:value-type="string">
            <text:p>https://twitter.com/ChuckleFrenzy/status/1607887143774322695</text:p>
          </table:table-cell>
        </table:table-row>
        <table:table-row>
          <table:table-cell office:value="420" office:value-type="float"/>
          <table:table-cell office:value-type="string">
            <text:p>Pattern 12</text:p>
          </table:table-cell>
          <table:table-cell office:value="0.19694752919066635" office:value-type="float"/>
          <table:table-cell office:value="0.19676594628901403" office:value-type="float"/>
          <table:table-cell office:value="0.7468862478730521" office:value-type="float"/>
          <table:table-cell office:value-type="string">
            <text:p>input/data_formal_20240530-1342/meme/ChuckleFrenzy_20221228T003015/0.jpg</text:p>
          </table:table-cell>
          <table:table-cell office:value-type="string">
            <text:p>https://twitter.com/ChuckleFrenzy/status/1607896677163089921</text:p>
          </table:table-cell>
        </table:table-row>
        <table:table-row>
          <table:table-cell office:value="421" office:value-type="float"/>
          <table:table-cell office:value-type="string">
            <text:p>Pattern 22</text:p>
          </table:table-cell>
          <table:table-cell office:value="0.1421271819960206" office:value-type="float"/>
          <table:table-cell office:value="0.30500435567118395" office:value-type="float"/>
          <table:table-cell office:value="0.8347562424560953" office:value-type="float"/>
          <table:table-cell office:value-type="string">
            <text:p>input/data_formal_20240530-1342/meme/ChuckleFrenzy_20221228T012233/0.jpg</text:p>
          </table:table-cell>
          <table:table-cell office:value-type="string">
            <text:p>https://twitter.com/ChuckleFrenzy/status/1607909835764383749</text:p>
          </table:table-cell>
        </table:table-row>
        <table:table-row>
          <table:table-cell office:value="422" office:value-type="float"/>
          <table:table-cell office:value-type="string">
            <text:p>Pattern 6</text:p>
          </table:table-cell>
          <table:table-cell office:value="0.19019781509292547" office:value-type="float"/>
          <table:table-cell office:value="0.16037635372428544" office:value-type="float"/>
          <table:table-cell office:value="0.8487098162703473" office:value-type="float"/>
          <table:table-cell office:value-type="string">
            <text:p>input/data_formal_20240530-1342/meme/ChuckleFrenzy_20221228T014750/0.jpg</text:p>
          </table:table-cell>
          <table:table-cell office:value-type="string">
            <text:p>https://twitter.com/ChuckleFrenzy/status/1607916200058658817</text:p>
          </table:table-cell>
        </table:table-row>
        <table:table-row>
          <table:table-cell office:value="423" office:value-type="float"/>
          <table:table-cell office:value-type="string">
            <text:p>Pattern 31</text:p>
          </table:table-cell>
          <table:table-cell office:value="0.22535743869205221" office:value-type="float"/>
          <table:table-cell office:value="0.3998793709317883" office:value-type="float"/>
          <table:table-cell office:value="0.5323079069240505" office:value-type="float"/>
          <table:table-cell office:value-type="string">
            <text:p>input/data_formal_20240530-1342/meme/ChuckleFrenzy_20221228T021536/0.jpg</text:p>
          </table:table-cell>
          <table:table-cell office:value-type="string">
            <text:p>https://twitter.com/ChuckleFrenzy/status/1607923186615607296</text:p>
          </table:table-cell>
        </table:table-row>
        <table:table-row>
          <table:table-cell office:value="424" office:value-type="float"/>
          <table:table-cell office:value-type="string">
            <text:p>Pattern 9</text:p>
          </table:table-cell>
          <table:table-cell office:value="0.1800161972573702" office:value-type="float"/>
          <table:table-cell office:value="0.4198644902778011" office:value-type="float"/>
          <table:table-cell office:value="0.942259988105407" office:value-type="float"/>
          <table:table-cell office:value-type="string">
            <text:p>input/data_formal_20240530-1342/meme/ChuckleFrenzy_20221228T024014/0.jpg</text:p>
          </table:table-cell>
          <table:table-cell office:value-type="string">
            <text:p>https://twitter.com/ChuckleFrenzy/status/1607929387357192201</text:p>
          </table:table-cell>
        </table:table-row>
        <table:table-row>
          <table:table-cell office:value="425" office:value-type="float"/>
          <table:table-cell office:value-type="string">
            <text:p>Pattern 17</text:p>
          </table:table-cell>
          <table:table-cell office:value="0.17689701528734614" office:value-type="float"/>
          <table:table-cell office:value="0.4535797188828558" office:value-type="float"/>
          <table:table-cell office:value="0.8853803859728937" office:value-type="float"/>
          <table:table-cell office:value-type="string">
            <text:p>input/data_formal_20240530-1342/meme/ChuckleFrenzy_20221228T031008/0.jpg</text:p>
          </table:table-cell>
          <table:table-cell office:value-type="string">
            <text:p>https://twitter.com/ChuckleFrenzy/status/1607936913683382273</text:p>
          </table:table-cell>
        </table:table-row>
        <table:table-row>
          <table:table-cell office:value="426" office:value-type="float"/>
          <table:table-cell office:value-type="string">
            <text:p>Pattern 31</text:p>
          </table:table-cell>
          <table:table-cell office:value="0.09672773248936448" office:value-type="float"/>
          <table:table-cell office:value="0.33416271877966064" office:value-type="float"/>
          <table:table-cell office:value="0.8492861452065137" office:value-type="float"/>
          <table:table-cell office:value-type="string">
            <text:p>input/data_formal_20240530-1342/meme/ChuckleFrenzy_20221228T031225/0.jpg</text:p>
          </table:table-cell>
          <table:table-cell office:value-type="string">
            <text:p>https://twitter.com/ChuckleFrenzy/status/1607937486503792648</text:p>
          </table:table-cell>
        </table:table-row>
        <table:table-row>
          <table:table-cell office:value="427" office:value-type="float"/>
          <table:table-cell office:value-type="string">
            <text:p>Pattern 46</text:p>
          </table:table-cell>
          <table:table-cell office:value="0.20362135841158305" office:value-type="float"/>
          <table:table-cell office:value="0.3217205929450941" office:value-type="float"/>
          <table:table-cell office:value="0.8442743745789538" office:value-type="float"/>
          <table:table-cell office:value-type="string">
            <text:p>input/data_formal_20240530-1342/meme/ChuckleFrenzy_20221228T033704/0.jpg</text:p>
          </table:table-cell>
          <table:table-cell office:value-type="string">
            <text:p>https://twitter.com/ChuckleFrenzy/status/1607943689975865344</text:p>
          </table:table-cell>
        </table:table-row>
        <table:table-row>
          <table:table-cell office:value="428" office:value-type="float"/>
          <table:table-cell office:value-type="string">
            <text:p>Pattern 30</text:p>
          </table:table-cell>
          <table:table-cell office:value="0.21404057226979462" office:value-type="float"/>
          <table:table-cell office:value="0.316435086142907" office:value-type="float"/>
          <table:table-cell office:value="0.8785736295634397" office:value-type="float"/>
          <table:table-cell office:value-type="string">
            <text:p>input/data_formal_20240530-1342/meme/ChuckleFrenzy_20221228T043236/0.jpg</text:p>
          </table:table-cell>
          <table:table-cell office:value-type="string">
            <text:p>https://twitter.com/ChuckleFrenzy/status/1607957664109133824</text:p>
          </table:table-cell>
        </table:table-row>
        <table:table-row>
          <table:table-cell office:value="429" office:value-type="float"/>
          <table:table-cell office:value-type="string">
            <text:p>Pattern 33</text:p>
          </table:table-cell>
          <table:table-cell office:value="0.18837882201662776" office:value-type="float"/>
          <table:table-cell office:value="0.3925742371238364" office:value-type="float"/>
          <table:table-cell office:value="0.8912580014424648" office:value-type="float"/>
          <table:table-cell office:value-type="string">
            <text:p>input/data_formal_20240530-1342/meme/ChuckleFrenzy_20221228T043554/0.jpg</text:p>
          </table:table-cell>
          <table:table-cell office:value-type="string">
            <text:p>https://twitter.com/ChuckleFrenzy/status/1607958495017451520</text:p>
          </table:table-cell>
        </table:table-row>
        <table:table-row>
          <table:table-cell office:value="430" office:value-type="float"/>
          <table:table-cell office:value-type="string">
            <text:p>Pattern 33</text:p>
          </table:table-cell>
          <table:table-cell office:value="0.1898760054855578" office:value-type="float"/>
          <table:table-cell office:value="0.29190755991286743" office:value-type="float"/>
          <table:table-cell office:value="0.8260040788377875" office:value-type="float"/>
          <table:table-cell office:value-type="string">
            <text:p>input/data_formal_20240530-1342/meme/ChuckleFrenzy_20221228T043555/0.jpg</text:p>
          </table:table-cell>
          <table:table-cell office:value-type="string">
            <text:p>https://twitter.com/ChuckleFrenzy/status/1607958500759445504</text:p>
          </table:table-cell>
        </table:table-row>
        <table:table-row>
          <table:table-cell office:value="431" office:value-type="float"/>
          <table:table-cell office:value-type="string">
            <text:p>Pattern 39</text:p>
          </table:table-cell>
          <table:table-cell office:value="0.1663335201759646" office:value-type="float"/>
          <table:table-cell office:value="0.392270386527927" office:value-type="float"/>
          <table:table-cell office:value="0.922191392182987" office:value-type="float"/>
          <table:table-cell office:value-type="string">
            <text:p>input/data_formal_20240530-1342/meme/ChuckleFrenzy_20221228T043556/0.jpg</text:p>
          </table:table-cell>
          <table:table-cell office:value-type="string">
            <text:p>https://twitter.com/ChuckleFrenzy/status/1607958505700397059</text:p>
          </table:table-cell>
        </table:table-row>
        <table:table-row>
          <table:table-cell office:value="432" office:value-type="float"/>
          <table:table-cell office:value-type="string">
            <text:p>Pattern 40</text:p>
          </table:table-cell>
          <table:table-cell office:value="0.2503401640278242" office:value-type="float"/>
          <table:table-cell office:value="0.15311508540301627" office:value-type="float"/>
          <table:table-cell office:value="0.6797687347878714" office:value-type="float"/>
          <table:table-cell office:value-type="string">
            <text:p>input/data_formal_20240530-1342/meme/ChuckleFrenzy_20221228T050551/0.jpg</text:p>
          </table:table-cell>
          <table:table-cell office:value-type="string">
            <text:p>https://twitter.com/ChuckleFrenzy/status/1607966032592879616</text:p>
          </table:table-cell>
        </table:table-row>
        <table:table-row>
          <table:table-cell office:value="433" office:value-type="float"/>
          <table:table-cell office:value-type="string">
            <text:p>Pattern 29</text:p>
          </table:table-cell>
          <table:table-cell office:value="0.26434015224125845" office:value-type="float"/>
          <table:table-cell office:value="0.25199575815560116" office:value-type="float"/>
          <table:table-cell office:value="0.8820744556555573" office:value-type="float"/>
          <table:table-cell office:value-type="string">
            <text:p>input/data_formal_20240530-1342/meme/ChuckleFrenzy_20221228T053227/0.jpg</text:p>
          </table:table-cell>
          <table:table-cell office:value-type="string">
            <text:p>https://twitter.com/ChuckleFrenzy/status/1607972725292781568</text:p>
          </table:table-cell>
        </table:table-row>
        <table:table-row>
          <table:table-cell office:value="434" office:value-type="float"/>
          <table:table-cell office:value-type="string">
            <text:p>Pattern 20</text:p>
          </table:table-cell>
          <table:table-cell office:value="0.17123714965985065" office:value-type="float"/>
          <table:table-cell office:value="0.38801568492850336" office:value-type="float"/>
          <table:table-cell office:value="0.8061441536736413" office:value-type="float"/>
          <table:table-cell office:value-type="string">
            <text:p>input/data_formal_20240530-1342/meme/ChuckleFrenzy_20221228T060244/0.jpg</text:p>
          </table:table-cell>
          <table:table-cell office:value-type="string">
            <text:p>https://twitter.com/ChuckleFrenzy/status/1607980346523394049</text:p>
          </table:table-cell>
        </table:table-row>
        <table:table-row>
          <table:table-cell office:value="435" office:value-type="float"/>
          <table:table-cell office:value-type="string">
            <text:p>Pattern 22</text:p>
          </table:table-cell>
          <table:table-cell office:value="0.11588116205335769" office:value-type="float"/>
          <table:table-cell office:value="0.4712155545327945" office:value-type="float"/>
          <table:table-cell office:value="0.8436333214762455" office:value-type="float"/>
          <table:table-cell office:value-type="string">
            <text:p>input/data_formal_20240530-1342/meme/ChuckleFrenzy_20230105T102056/0.jpg</text:p>
          </table:table-cell>
          <table:table-cell office:value-type="string">
            <text:p>https://twitter.com/ChuckleFrenzy/status/1610944427362586624</text:p>
          </table:table-cell>
        </table:table-row>
        <table:table-row>
          <table:table-cell office:value="436" office:value-type="float"/>
          <table:table-cell office:value-type="string">
            <text:p>Pattern 6</text:p>
          </table:table-cell>
          <table:table-cell office:value="0.22123892775631437" office:value-type="float"/>
          <table:table-cell office:value="0.18872119082603522" office:value-type="float"/>
          <table:table-cell office:value="0.8602958134896523" office:value-type="float"/>
          <table:table-cell office:value-type="string">
            <text:p>input/data_formal_20240530-1342/meme/ChuckleFrenzy_20230105T111733/0.jpg</text:p>
          </table:table-cell>
          <table:table-cell office:value-type="string">
            <text:p>https://twitter.com/ChuckleFrenzy/status/1610958677099290624</text:p>
          </table:table-cell>
        </table:table-row>
        <table:table-row>
          <table:table-cell office:value="437" office:value-type="float"/>
          <table:table-cell office:value-type="string">
            <text:p>Pattern 20</text:p>
          </table:table-cell>
          <table:table-cell office:value="0.1271126565652304" office:value-type="float"/>
          <table:table-cell office:value="0.37401704517774637" office:value-type="float"/>
          <table:table-cell office:value="0.7107553496325117" office:value-type="float"/>
          <table:table-cell office:value-type="string">
            <text:p>input/data_formal_20240530-1342/meme/ChuckleFrenzy_20230105T114534/0.jpg</text:p>
          </table:table-cell>
          <table:table-cell office:value-type="string">
            <text:p>https://twitter.com/ChuckleFrenzy/status/1610965726898036739</text:p>
          </table:table-cell>
        </table:table-row>
        <table:table-row>
          <table:table-cell office:value="438" office:value-type="float"/>
          <table:table-cell office:value-type="string">
            <text:p>Pattern 36</text:p>
          </table:table-cell>
          <table:table-cell office:value="0.15951012786785845" office:value-type="float"/>
          <table:table-cell office:value="0.25498676868349707" office:value-type="float"/>
          <table:table-cell office:value="0.6966461410539717" office:value-type="float"/>
          <table:table-cell office:value-type="string">
            <text:p>input/data_formal_20240530-1342/meme/ChuckleFrenzy_20230105T114535/0.jpg</text:p>
          </table:table-cell>
          <table:table-cell office:value-type="string">
            <text:p>https://twitter.com/ChuckleFrenzy/status/1610965732027760640</text:p>
          </table:table-cell>
        </table:table-row>
        <table:table-row>
          <table:table-cell office:value="439" office:value-type="float"/>
          <table:table-cell office:value-type="string">
            <text:p>Pattern 21</text:p>
          </table:table-cell>
          <table:table-cell office:value="0.04805246579703007" office:value-type="float"/>
          <table:table-cell office:value="0.31110899621007837" office:value-type="float"/>
          <table:table-cell office:value="0.9080724957552543" office:value-type="float"/>
          <table:table-cell office:value-type="string">
            <text:p>input/data_formal_20240530-1342/meme/ChuckleFrenzy_20230105T121437/0.jpg</text:p>
          </table:table-cell>
          <table:table-cell office:value-type="string">
            <text:p>https://twitter.com/ChuckleFrenzy/status/1610973039927123971</text:p>
          </table:table-cell>
        </table:table-row>
        <table:table-row>
          <table:table-cell office:value="440" office:value-type="float"/>
          <table:table-cell office:value-type="string">
            <text:p>Pattern 44</text:p>
          </table:table-cell>
          <table:table-cell office:value="0.13986267088109963" office:value-type="float"/>
          <table:table-cell office:value="0.41667854441245605" office:value-type="float"/>
          <table:table-cell office:value="0.8945567767241066" office:value-type="float"/>
          <table:table-cell office:value-type="string">
            <text:p>input/data_formal_20240530-1342/meme/ChuckleFrenzy_20230105T123733/0.jpg</text:p>
          </table:table-cell>
          <table:table-cell office:value-type="string">
            <text:p>https://twitter.com/ChuckleFrenzy/status/1610978811641839616</text:p>
          </table:table-cell>
        </table:table-row>
        <table:table-row>
          <table:table-cell office:value="441" office:value-type="float"/>
          <table:table-cell office:value-type="string">
            <text:p>Pattern 35</text:p>
          </table:table-cell>
          <table:table-cell office:value="0.1776439727076569" office:value-type="float"/>
          <table:table-cell office:value="0.4130181735609679" office:value-type="float"/>
          <table:table-cell office:value="0.7245129854080277" office:value-type="float"/>
          <table:table-cell office:value-type="string">
            <text:p>input/data_formal_20240530-1342/meme/ChuckleFrenzy_20230105T124036/0.jpg</text:p>
          </table:table-cell>
          <table:table-cell office:value-type="string">
            <text:p>https://twitter.com/ChuckleFrenzy/status/1610979578830266368</text:p>
          </table:table-cell>
        </table:table-row>
        <table:table-row>
          <table:table-cell office:value="442" office:value-type="float"/>
          <table:table-cell office:value-type="string">
            <text:p>Pattern 44</text:p>
          </table:table-cell>
          <table:table-cell office:value="0.13986267088109963" office:value-type="float"/>
          <table:table-cell office:value="0.41667854441245605" office:value-type="float"/>
          <table:table-cell office:value="0.8945567767241066" office:value-type="float"/>
          <table:table-cell office:value-type="string">
            <text:p>input/data_formal_20240530-1342/meme/ChuckleFrenzy_20230105T124048/0.jpg</text:p>
          </table:table-cell>
          <table:table-cell office:value-type="string">
            <text:p>https://twitter.com/ChuckleFrenzy/status/1610979629094916098</text:p>
          </table:table-cell>
        </table:table-row>
        <table:table-row>
          <table:table-cell office:value="443" office:value-type="float"/>
          <table:table-cell office:value-type="string">
            <text:p>Pattern 34</text:p>
          </table:table-cell>
          <table:table-cell office:value="0.19386506297895184" office:value-type="float"/>
          <table:table-cell office:value="0.3723503980663946" office:value-type="float"/>
          <table:table-cell office:value="0.8307790802287871" office:value-type="float"/>
          <table:table-cell office:value-type="string">
            <text:p>input/data_formal_20240530-1342/meme/ChuckleFrenzy_20230105T124051/0.jpg</text:p>
          </table:table-cell>
          <table:table-cell office:value-type="string">
            <text:p>https://twitter.com/ChuckleFrenzy/status/1610979639354183680</text:p>
          </table:table-cell>
        </table:table-row>
        <table:table-row>
          <table:table-cell office:value="444" office:value-type="float"/>
          <table:table-cell office:value-type="string">
            <text:p>Pattern 18</text:p>
          </table:table-cell>
          <table:table-cell office:value="0.1635567157194383" office:value-type="float"/>
          <table:table-cell office:value="0.3912174732359854" office:value-type="float"/>
          <table:table-cell office:value="0.7322434531705557" office:value-type="float"/>
          <table:table-cell office:value-type="string">
            <text:p>input/data_formal_20240530-1342/meme/ChuckleFrenzy_20230106T045546/0.jpg</text:p>
          </table:table-cell>
          <table:table-cell office:value-type="string">
            <text:p>https://twitter.com/ChuckleFrenzy/status/1611224987557298176</text:p>
          </table:table-cell>
        </table:table-row>
        <table:table-row>
          <table:table-cell office:value="445" office:value-type="float"/>
          <table:table-cell office:value-type="string">
            <text:p>Pattern 26</text:p>
          </table:table-cell>
          <table:table-cell office:value="0.18556866086052362" office:value-type="float"/>
          <table:table-cell office:value="0.3558939364915871" office:value-type="float"/>
          <table:table-cell office:value="0.8292977790947585" office:value-type="float"/>
          <table:table-cell office:value-type="string">
            <text:p>input/data_formal_20240530-1342/meme/ChuckleFrenzy_20230106T052137/0.jpg</text:p>
          </table:table-cell>
          <table:table-cell office:value-type="string">
            <text:p>https://twitter.com/ChuckleFrenzy/status/1611231492847321090</text:p>
          </table:table-cell>
        </table:table-row>
        <table:table-row>
          <table:table-cell office:value="446" office:value-type="float"/>
          <table:table-cell office:value-type="string">
            <text:p>Pattern 46</text:p>
          </table:table-cell>
          <table:table-cell office:value="0.17385618284879206" office:value-type="float"/>
          <table:table-cell office:value="0.24117495413515216" office:value-type="float"/>
          <table:table-cell office:value="0.8030313694669147" office:value-type="float"/>
          <table:table-cell office:value-type="string">
            <text:p>input/data_formal_20240530-1342/meme/ChuckleFrenzy_20230106T071615/0.jpg</text:p>
          </table:table-cell>
          <table:table-cell office:value-type="string">
            <text:p>https://twitter.com/ChuckleFrenzy/status/1611260340938891264</text:p>
          </table:table-cell>
        </table:table-row>
        <table:table-row>
          <table:table-cell office:value="447" office:value-type="float"/>
          <table:table-cell office:value-type="string">
            <text:p>Pattern 29</text:p>
          </table:table-cell>
          <table:table-cell office:value="0.06690111246875918" office:value-type="float"/>
          <table:table-cell office:value="0.2667367175100086" office:value-type="float"/>
          <table:table-cell office:value="1.019728612136446" office:value-type="float"/>
          <table:table-cell office:value-type="string">
            <text:p>input/data_formal_20240530-1342/meme/ChuckleFrenzy_20230106T074216/0.jpg</text:p>
          </table:table-cell>
          <table:table-cell office:value-type="string">
            <text:p>https://twitter.com/ChuckleFrenzy/status/1611266888973139968</text:p>
          </table:table-cell>
        </table:table-row>
        <table:table-row>
          <table:table-cell office:value="448" office:value-type="float"/>
          <table:table-cell office:value-type="string">
            <text:p>Pattern 40</text:p>
          </table:table-cell>
          <table:table-cell office:value="0.10273709249537999" office:value-type="float"/>
          <table:table-cell office:value="0.10027591429314986" office:value-type="float"/>
          <table:table-cell office:value="0.5743355764888721" office:value-type="float"/>
          <table:table-cell office:value-type="string">
            <text:p>input/data_formal_20240530-1342/meme/ChuckleFrenzy_20230106T074525/0.jpg</text:p>
          </table:table-cell>
          <table:table-cell office:value-type="string">
            <text:p>https://twitter.com/ChuckleFrenzy/status/1611267679901335553</text:p>
          </table:table-cell>
        </table:table-row>
        <table:table-row>
          <table:table-cell office:value="449" office:value-type="float"/>
          <table:table-cell office:value-type="string">
            <text:p>Pattern 37</text:p>
          </table:table-cell>
          <table:table-cell office:value="0.11025123550715532" office:value-type="float"/>
          <table:table-cell office:value="0.29882155906117014" office:value-type="float"/>
          <table:table-cell office:value="0.7052118007788915" office:value-type="float"/>
          <table:table-cell office:value-type="string">
            <text:p>input/data_formal_20240530-1342/meme/ChuckleFrenzy_20230106T081005/0.jpg</text:p>
          </table:table-cell>
          <table:table-cell office:value-type="string">
            <text:p>https://twitter.com/ChuckleFrenzy/status/1611273886313611264</text:p>
          </table:table-cell>
        </table:table-row>
        <table:table-row>
          <table:table-cell office:value="450" office:value-type="float"/>
          <table:table-cell office:value-type="string">
            <text:p>Pattern 30</text:p>
          </table:table-cell>
          <table:table-cell office:value="0.2424087583895358" office:value-type="float"/>
          <table:table-cell office:value="0.39317404051658594" office:value-type="float"/>
          <table:table-cell office:value="0.7564015595486241" office:value-type="float"/>
          <table:table-cell office:value-type="string">
            <text:p>input/data_formal_20240530-1342/meme/ChuckleFrenzy_20230111T221123/0.jpg</text:p>
          </table:table-cell>
          <table:table-cell office:value-type="string">
            <text:p>https://twitter.com/ChuckleFrenzy/status/1613297547841310726</text:p>
          </table:table-cell>
        </table:table-row>
        <table:table-row>
          <table:table-cell office:value="451" office:value-type="float"/>
          <table:table-cell office:value-type="string">
            <text:p>Pattern 9</text:p>
          </table:table-cell>
          <table:table-cell office:value="0.20532602632362082" office:value-type="float"/>
          <table:table-cell office:value="0.3054399825042089" office:value-type="float"/>
          <table:table-cell office:value="0.9426785509694682" office:value-type="float"/>
          <table:table-cell office:value-type="string">
            <text:p>input/data_formal_20240530-1342/meme/ChuckleFrenzy_20230111T223814/0.jpg</text:p>
          </table:table-cell>
          <table:table-cell office:value-type="string">
            <text:p>https://twitter.com/ChuckleFrenzy/status/1613304304001077248</text:p>
          </table:table-cell>
        </table:table-row>
        <table:table-row>
          <table:table-cell office:value="452" office:value-type="float"/>
          <table:table-cell office:value-type="string">
            <text:p>Pattern 45</text:p>
          </table:table-cell>
          <table:table-cell office:value="0.1826620312994904" office:value-type="float"/>
          <table:table-cell office:value="0.531496373355038" office:value-type="float"/>
          <table:table-cell office:value="0.8300222440311401" office:value-type="float"/>
          <table:table-cell office:value-type="string">
            <text:p>input/data_formal_20240530-1342/meme/ChuckleFrenzy_20230111T230538/0.jpg</text:p>
          </table:table-cell>
          <table:table-cell office:value-type="string">
            <text:p>https://twitter.com/ChuckleFrenzy/status/1613311197905838082</text:p>
          </table:table-cell>
        </table:table-row>
        <table:table-row>
          <table:table-cell office:value="453" office:value-type="float"/>
          <table:table-cell office:value-type="string">
            <text:p>Pattern 22</text:p>
          </table:table-cell>
          <table:table-cell office:value="0.21995246789197753" office:value-type="float"/>
          <table:table-cell office:value="0.2331096145748206" office:value-type="float"/>
          <table:table-cell office:value="0.8161846888433676" office:value-type="float"/>
          <table:table-cell office:value-type="string">
            <text:p>input/data_formal_20240530-1342/meme/ChuckleFrenzy_20230111T233626/0.jpg</text:p>
          </table:table-cell>
          <table:table-cell office:value-type="string">
            <text:p>https://twitter.com/ChuckleFrenzy/status/1613318949227188224</text:p>
          </table:table-cell>
        </table:table-row>
        <table:table-row>
          <table:table-cell office:value="454" office:value-type="float"/>
          <table:table-cell office:value-type="string">
            <text:p>Pattern 14</text:p>
          </table:table-cell>
          <table:table-cell office:value="0.12373741096559737" office:value-type="float"/>
          <table:table-cell office:value="0.25194236687517346" office:value-type="float"/>
          <table:table-cell office:value="0.7977975971830965" office:value-type="float"/>
          <table:table-cell office:value-type="string">
            <text:p>input/data_formal_20240530-1342/meme/ChuckleFrenzy_20230112T000104/0.jpg</text:p>
          </table:table-cell>
          <table:table-cell office:value-type="string">
            <text:p>https://twitter.com/ChuckleFrenzy/status/1613325150044278787</text:p>
          </table:table-cell>
        </table:table-row>
        <table:table-row>
          <table:table-cell office:value="455" office:value-type="float"/>
          <table:table-cell office:value-type="string">
            <text:p>Pattern 42</text:p>
          </table:table-cell>
          <table:table-cell office:value="0.17186194798733143" office:value-type="float"/>
          <table:table-cell office:value="0.36585688759095664" office:value-type="float"/>
          <table:table-cell office:value="0.9406874128106163" office:value-type="float"/>
          <table:table-cell office:value-type="string">
            <text:p>input/data_formal_20240530-1342/meme/ChuckleFrenzy_20230201T221717/0.jpg</text:p>
          </table:table-cell>
          <table:table-cell office:value-type="string">
            <text:p>https://twitter.com/ChuckleFrenzy/status/1620909178855297025</text:p>
          </table:table-cell>
        </table:table-row>
        <table:table-row>
          <table:table-cell office:value="456" office:value-type="float"/>
          <table:table-cell office:value-type="string">
            <text:p>Pattern 26</text:p>
          </table:table-cell>
          <table:table-cell office:value="0.18929108059650396" office:value-type="float"/>
          <table:table-cell office:value="0.33489475525440104" office:value-type="float"/>
          <table:table-cell office:value="0.7497284238199179" office:value-type="float"/>
          <table:table-cell office:value-type="string">
            <text:p>input/data_formal_20240530-1342/meme/ChuckleFrenzy_20230201T222015/0.jpg</text:p>
          </table:table-cell>
          <table:table-cell office:value-type="string">
            <text:p>https://twitter.com/ChuckleFrenzy/status/1620909922346045440</text:p>
          </table:table-cell>
        </table:table-row>
        <table:table-row>
          <table:table-cell office:value="45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huckleFrenzy_20230201T222017/0.jpg</text:p>
          </table:table-cell>
          <table:table-cell office:value-type="string">
            <text:p>https://twitter.com/ChuckleFrenzy/status/1620909930776494081</text:p>
          </table:table-cell>
        </table:table-row>
        <table:table-row>
          <table:table-cell office:value="458" office:value-type="float"/>
          <table:table-cell office:value-type="string">
            <text:p>Pattern 41</text:p>
          </table:table-cell>
          <table:table-cell office:value="0.18578514737314755" office:value-type="float"/>
          <table:table-cell office:value="0.20609138140540736" office:value-type="float"/>
          <table:table-cell office:value="0.8632740810441609" office:value-type="float"/>
          <table:table-cell office:value-type="string">
            <text:p>input/data_formal_20240530-1342/meme/ChuckleFrenzy_20230201T224855/0.jpg</text:p>
          </table:table-cell>
          <table:table-cell office:value-type="string">
            <text:p>https://twitter.com/ChuckleFrenzy/status/1620917138151165953</text:p>
          </table:table-cell>
        </table:table-row>
        <table:table-row>
          <table:table-cell office:value="459" office:value-type="float"/>
          <table:table-cell office:value-type="string">
            <text:p>Pattern 6</text:p>
          </table:table-cell>
          <table:table-cell office:value="0.19961369568390014" office:value-type="float"/>
          <table:table-cell office:value="0.29739476772038453" office:value-type="float"/>
          <table:table-cell office:value="0.8861574712187208" office:value-type="float"/>
          <table:table-cell office:value-type="string">
            <text:p>input/data_formal_20240530-1342/meme/ChuckleFrenzy_20230201T224857/0.jpg</text:p>
          </table:table-cell>
          <table:table-cell office:value-type="string">
            <text:p>https://twitter.com/ChuckleFrenzy/status/1620917147399557129</text:p>
          </table:table-cell>
        </table:table-row>
        <table:table-row>
          <table:table-cell office:value="460" office:value-type="float"/>
          <table:table-cell office:value-type="string">
            <text:p>Pattern 37</text:p>
          </table:table-cell>
          <table:table-cell office:value="0.15790125252215315" office:value-type="float"/>
          <table:table-cell office:value="0.2881343241744996" office:value-type="float"/>
          <table:table-cell office:value="0.7897280870600687" office:value-type="float"/>
          <table:table-cell office:value-type="string">
            <text:p>input/data_formal_20240530-1342/meme/ChuckleFrenzy_20230201T224858/0.jpg</text:p>
          </table:table-cell>
          <table:table-cell office:value-type="string">
            <text:p>https://twitter.com/ChuckleFrenzy/status/1620917152344690694</text:p>
          </table:table-cell>
        </table:table-row>
        <table:table-row>
          <table:table-cell office:value="461" office:value-type="float"/>
          <table:table-cell office:value-type="string">
            <text:p>Pattern 10</text:p>
          </table:table-cell>
          <table:table-cell office:value="0.14278115190916257" office:value-type="float"/>
          <table:table-cell office:value="0.22290358839831598" office:value-type="float"/>
          <table:table-cell office:value="0.8289974958900205" office:value-type="float"/>
          <table:table-cell office:value-type="string">
            <text:p>input/data_formal_20240530-1342/meme/ChuckleFrenzy_20230201T225132/0.jpg</text:p>
          </table:table-cell>
          <table:table-cell office:value-type="string">
            <text:p>https://twitter.com/ChuckleFrenzy/status/1620917796807872513</text:p>
          </table:table-cell>
        </table:table-row>
        <table:table-row>
          <table:table-cell office:value="462" office:value-type="float"/>
          <table:table-cell office:value-type="string">
            <text:p>Pattern 28</text:p>
          </table:table-cell>
          <table:table-cell office:value="0.17597216351561532" office:value-type="float"/>
          <table:table-cell office:value="0.2313862104740876" office:value-type="float"/>
          <table:table-cell office:value="0.8355650337099146" office:value-type="float"/>
          <table:table-cell office:value-type="string">
            <text:p>input/data_formal_20240530-1342/meme/ChuckleFrenzy_20230201T234221/0.jpg</text:p>
          </table:table-cell>
          <table:table-cell office:value-type="string">
            <text:p>https://twitter.com/ChuckleFrenzy/status/1620930583906877443</text:p>
          </table:table-cell>
        </table:table-row>
        <table:table-row>
          <table:table-cell office:value="463" office:value-type="float"/>
          <table:table-cell office:value-type="string">
            <text:p>Pattern 16</text:p>
          </table:table-cell>
          <table:table-cell office:value="0.1867533578735314" office:value-type="float"/>
          <table:table-cell office:value="0.2762423966126477" office:value-type="float"/>
          <table:table-cell office:value="0.9155309849147023" office:value-type="float"/>
          <table:table-cell office:value-type="string">
            <text:p>input/data_formal_20240530-1342/meme/ChuckleFrenzy_20230202T003744/0.jpg</text:p>
          </table:table-cell>
          <table:table-cell office:value-type="string">
            <text:p>https://twitter.com/ChuckleFrenzy/status/1620944522342547457</text:p>
          </table:table-cell>
        </table:table-row>
        <table:table-row>
          <table:table-cell office:value="464" office:value-type="float"/>
          <table:table-cell office:value-type="string">
            <text:p>Pattern 6</text:p>
          </table:table-cell>
          <table:table-cell office:value="0.2518802150468503" office:value-type="float"/>
          <table:table-cell office:value="0.17640572953183747" office:value-type="float"/>
          <table:table-cell office:value="0.9338782964827038" office:value-type="float"/>
          <table:table-cell office:value-type="string">
            <text:p>input/data_formal_20240530-1342/meme/ChuckleFrenzy_20230202T004137/0.jpg</text:p>
          </table:table-cell>
          <table:table-cell office:value-type="string">
            <text:p>https://twitter.com/ChuckleFrenzy/status/1620945498000465920</text:p>
          </table:table-cell>
        </table:table-row>
        <table:table-row>
          <table:table-cell office:value="465" office:value-type="float"/>
          <table:table-cell office:value-type="string">
            <text:p>Pattern 18</text:p>
          </table:table-cell>
          <table:table-cell office:value="0.19580326508854184" office:value-type="float"/>
          <table:table-cell office:value="0.36805653397406607" office:value-type="float"/>
          <table:table-cell office:value="0.713404960939711" office:value-type="float"/>
          <table:table-cell office:value-type="string">
            <text:p>input/data_formal_20240530-1342/meme/ChuckleFrenzy_20230202T010548/0.jpg</text:p>
          </table:table-cell>
          <table:table-cell office:value-type="string">
            <text:p>https://twitter.com/ChuckleFrenzy/status/1620951585495945217</text:p>
          </table:table-cell>
        </table:table-row>
        <table:table-row>
          <table:table-cell office:value="466" office:value-type="float"/>
          <table:table-cell office:value-type="string">
            <text:p>Pattern 17</text:p>
          </table:table-cell>
          <table:table-cell office:value="0.16567557687760526" office:value-type="float"/>
          <table:table-cell office:value="0.3786391214262957" office:value-type="float"/>
          <table:table-cell office:value="0.8559574274699954" office:value-type="float"/>
          <table:table-cell office:value-type="string">
            <text:p>input/data_formal_20240530-1342/meme/ChuckleFrenzy_20230202T013349/0.jpg</text:p>
          </table:table-cell>
          <table:table-cell office:value-type="string">
            <text:p>https://twitter.com/ChuckleFrenzy/status/1620958635793780741</text:p>
          </table:table-cell>
        </table:table-row>
        <table:table-row>
          <table:table-cell office:value="467" office:value-type="float"/>
          <table:table-cell office:value-type="string">
            <text:p>Pattern 5</text:p>
          </table:table-cell>
          <table:table-cell office:value="0.08678386579953867" office:value-type="float"/>
          <table:table-cell office:value="0.4617823386880258" office:value-type="float"/>
          <table:table-cell office:value="0.8064745572904299" office:value-type="float"/>
          <table:table-cell office:value-type="string">
            <text:p>input/data_formal_20240530-1342/meme/ChuckleFrenzy_20230202T020115/0.jpg</text:p>
          </table:table-cell>
          <table:table-cell office:value-type="string">
            <text:p>https://twitter.com/ChuckleFrenzy/status/1620965538905079809</text:p>
          </table:table-cell>
        </table:table-row>
        <table:table-row>
          <table:table-cell office:value="46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huckleFrenzy_20230202T032747/0.jpg</text:p>
          </table:table-cell>
          <table:table-cell office:value-type="string">
            <text:p>https://twitter.com/ChuckleFrenzy/status/1620987315773493248</text:p>
          </table:table-cell>
        </table:table-row>
        <table:table-row>
          <table:table-cell office:value="469" office:value-type="float"/>
          <table:table-cell office:value-type="string">
            <text:p>Pattern 38</text:p>
          </table:table-cell>
          <table:table-cell office:value="0.10518970455360743" office:value-type="float"/>
          <table:table-cell office:value="0.4027633346114634" office:value-type="float"/>
          <table:table-cell office:value="0.4647786095931428" office:value-type="float"/>
          <table:table-cell office:value-type="string">
            <text:p>input/data_formal_20240530-1342/meme/ChuckleFrenzy_20230202T035109/0.jpg</text:p>
          </table:table-cell>
          <table:table-cell office:value-type="string">
            <text:p>https://twitter.com/ChuckleFrenzy/status/1620993199194914820</text:p>
          </table:table-cell>
        </table:table-row>
        <table:table-row>
          <table:table-cell office:value="470" office:value-type="float"/>
          <table:table-cell office:value-type="string">
            <text:p>Pattern 16</text:p>
          </table:table-cell>
          <table:table-cell office:value="0.17169726290120874" office:value-type="float"/>
          <table:table-cell office:value="0.3795357736763914" office:value-type="float"/>
          <table:table-cell office:value="0.8378951368364695" office:value-type="float"/>
          <table:table-cell office:value-type="string">
            <text:p>input/data_formal_20240530-1342/meme/ChuckleFrenzy_20230202T035112/0.jpg</text:p>
          </table:table-cell>
          <table:table-cell office:value-type="string">
            <text:p>https://twitter.com/ChuckleFrenzy/status/1620993208296538112</text:p>
          </table:table-cell>
        </table:table-row>
        <table:table-row>
          <table:table-cell office:value="471" office:value-type="float"/>
          <table:table-cell office:value-type="string">
            <text:p>Pattern 31</text:p>
          </table:table-cell>
          <table:table-cell office:value="0.1488549484446403" office:value-type="float"/>
          <table:table-cell office:value="0.2827983930191296" office:value-type="float"/>
          <table:table-cell office:value="0.8199257291803707" office:value-type="float"/>
          <table:table-cell office:value-type="string">
            <text:p>input/data_formal_20240530-1342/meme/ChuckleFrenzy_20230202T042247/0.jpg</text:p>
          </table:table-cell>
          <table:table-cell office:value-type="string">
            <text:p>https://twitter.com/ChuckleFrenzy/status/1621001157576359937</text:p>
          </table:table-cell>
        </table:table-row>
        <table:table-row>
          <table:table-cell office:value="472" office:value-type="float"/>
          <table:table-cell office:value-type="string">
            <text:p>Pattern 10</text:p>
          </table:table-cell>
          <table:table-cell office:value="0.22755912744769458" office:value-type="float"/>
          <table:table-cell office:value="0.23724884102169863" office:value-type="float"/>
          <table:table-cell office:value="0.8973877701180444" office:value-type="float"/>
          <table:table-cell office:value-type="string">
            <text:p>input/data_formal_20240530-1342/meme/ChuckleFrenzy_20230202T044746/0.jpg</text:p>
          </table:table-cell>
          <table:table-cell office:value-type="string">
            <text:p>https://twitter.com/ChuckleFrenzy/status/1621007445723156481</text:p>
          </table:table-cell>
        </table:table-row>
        <table:table-row>
          <table:table-cell office:value="473" office:value-type="float"/>
          <table:table-cell office:value-type="string">
            <text:p>Pattern 6</text:p>
          </table:table-cell>
          <table:table-cell office:value="0.23789681420034248" office:value-type="float"/>
          <table:table-cell office:value="0.24221411059655598" office:value-type="float"/>
          <table:table-cell office:value="0.8405719760904478" office:value-type="float"/>
          <table:table-cell office:value-type="string">
            <text:p>input/data_formal_20240530-1342/meme/ChuckleFrenzy_20230202T045111/0.jpg</text:p>
          </table:table-cell>
          <table:table-cell office:value-type="string">
            <text:p>https://twitter.com/ChuckleFrenzy/status/1621008305001734144</text:p>
          </table:table-cell>
        </table:table-row>
        <table:table-row>
          <table:table-cell office:value="474" office:value-type="float"/>
          <table:table-cell office:value-type="string">
            <text:p>Pattern 20</text:p>
          </table:table-cell>
          <table:table-cell office:value="0.20504300574442783" office:value-type="float"/>
          <table:table-cell office:value="0.48229604970372497" office:value-type="float"/>
          <table:table-cell office:value="0.7963335491602348" office:value-type="float"/>
          <table:table-cell office:value-type="string">
            <text:p>input/data_formal_20240530-1342/meme/ChuckleFrenzy_20230202T052219/0.jpg</text:p>
          </table:table-cell>
          <table:table-cell office:value-type="string">
            <text:p>https://twitter.com/ChuckleFrenzy/status/1621016140448161793</text:p>
          </table:table-cell>
        </table:table-row>
        <table:table-row>
          <table:table-cell office:value="475" office:value-type="float"/>
          <table:table-cell office:value-type="string">
            <text:p>Pattern 14</text:p>
          </table:table-cell>
          <table:table-cell office:value="0.22066254594139667" office:value-type="float"/>
          <table:table-cell office:value="0.17124648845018356" office:value-type="float"/>
          <table:table-cell office:value="0.8572681705960451" office:value-type="float"/>
          <table:table-cell office:value-type="string">
            <text:p>input/data_formal_20240530-1342/meme/ChuckleFrenzy_20230202T054651/0.jpg</text:p>
          </table:table-cell>
          <table:table-cell office:value-type="string">
            <text:p>https://twitter.com/ChuckleFrenzy/status/1621022315759689728</text:p>
          </table:table-cell>
        </table:table-row>
        <table:table-row>
          <table:table-cell office:value="476" office:value-type="float"/>
          <table:table-cell office:value-type="string">
            <text:p>Pattern 18</text:p>
          </table:table-cell>
          <table:table-cell office:value="0.16159854056477496" office:value-type="float"/>
          <table:table-cell office:value="0.3047651896506599" office:value-type="float"/>
          <table:table-cell office:value="0.9403010376723712" office:value-type="float"/>
          <table:table-cell office:value-type="string">
            <text:p>input/data_formal_20240530-1342/meme/ChuckleFrenzy_20230206T103224/0.jpg</text:p>
          </table:table-cell>
          <table:table-cell office:value-type="string">
            <text:p>https://twitter.com/ChuckleFrenzy/status/1622543726739341312</text:p>
          </table:table-cell>
        </table:table-row>
        <table:table-row>
          <table:table-cell office:value="477" office:value-type="float"/>
          <table:table-cell office:value-type="string">
            <text:p>Pattern 35</text:p>
          </table:table-cell>
          <table:table-cell office:value="0.1467101300072448" office:value-type="float"/>
          <table:table-cell office:value="0.29243918831946547" office:value-type="float"/>
          <table:table-cell office:value="0.592026069891937" office:value-type="float"/>
          <table:table-cell office:value-type="string">
            <text:p>input/data_formal_20240530-1342/meme/ChuckleFrenzy_20230206T103548/0.jpg</text:p>
          </table:table-cell>
          <table:table-cell office:value-type="string">
            <text:p>https://twitter.com/ChuckleFrenzy/status/1622544580603248641</text:p>
          </table:table-cell>
        </table:table-row>
        <table:table-row>
          <table:table-cell office:value="478" office:value-type="float"/>
          <table:table-cell office:value-type="string">
            <text:p>Pattern 8</text:p>
          </table:table-cell>
          <table:table-cell office:value="0.16609109231396127" office:value-type="float"/>
          <table:table-cell office:value="0.2228086461934672" office:value-type="float"/>
          <table:table-cell office:value="7.315240924736009e-07" office:value-type="float"/>
          <table:table-cell office:value-type="string">
            <text:p>input/data_formal_20240530-1342/meme/ChuckleFrenzy_20230206T110149/0.jpg</text:p>
          </table:table-cell>
          <table:table-cell office:value-type="string">
            <text:p>https://twitter.com/ChuckleFrenzy/status/1622551129740525568</text:p>
          </table:table-cell>
        </table:table-row>
        <table:table-row>
          <table:table-cell office:value="479" office:value-type="float"/>
          <table:table-cell office:value-type="string">
            <text:p>Pattern 37</text:p>
          </table:table-cell>
          <table:table-cell office:value="0.16001602558569622" office:value-type="float"/>
          <table:table-cell office:value="0.25869677476630126" office:value-type="float"/>
          <table:table-cell office:value="0.8397023274784235" office:value-type="float"/>
          <table:table-cell office:value-type="string">
            <text:p>input/data_formal_20240530-1342/meme/ChuckleFrenzy_20230206T110326/0.jpg</text:p>
          </table:table-cell>
          <table:table-cell office:value-type="string">
            <text:p>https://twitter.com/ChuckleFrenzy/status/1622551535736479747</text:p>
          </table:table-cell>
        </table:table-row>
        <table:table-row>
          <table:table-cell office:value="480" office:value-type="float"/>
          <table:table-cell office:value-type="string">
            <text:p>Pattern 2</text:p>
          </table:table-cell>
          <table:table-cell office:value="0.15238609835221756" office:value-type="float"/>
          <table:table-cell office:value="0.5788746423710519" office:value-type="float"/>
          <table:table-cell office:value="0.875415959225843" office:value-type="float"/>
          <table:table-cell office:value-type="string">
            <text:p>input/data_formal_20240530-1342/meme/ChuckleFrenzy_20230206T113756/0.jpg</text:p>
          </table:table-cell>
          <table:table-cell office:value-type="string">
            <text:p>https://twitter.com/ChuckleFrenzy/status/1622560217081823233</text:p>
          </table:table-cell>
        </table:table-row>
        <table:table-row>
          <table:table-cell office:value="481" office:value-type="float"/>
          <table:table-cell office:value-type="string">
            <text:p>Pattern 36</text:p>
          </table:table-cell>
          <table:table-cell office:value="0.19820594833138905" office:value-type="float"/>
          <table:table-cell office:value="0.44949924921305096" office:value-type="float"/>
          <table:table-cell office:value="0.45094554758281896" office:value-type="float"/>
          <table:table-cell office:value-type="string">
            <text:p>input/data_formal_20240530-1342/meme/ChuckleFrenzy_20230206T115556/0.jpg</text:p>
          </table:table-cell>
          <table:table-cell office:value-type="string">
            <text:p>https://twitter.com/ChuckleFrenzy/status/1622564747613798400</text:p>
          </table:table-cell>
        </table:table-row>
        <table:table-row>
          <table:table-cell office:value="482" office:value-type="float"/>
          <table:table-cell office:value-type="string">
            <text:p>Pattern 21</text:p>
          </table:table-cell>
          <table:table-cell office:value="0.10125763601596421" office:value-type="float"/>
          <table:table-cell office:value="0.27066520669143984" office:value-type="float"/>
          <table:table-cell office:value="0.5871434869787382" office:value-type="float"/>
          <table:table-cell office:value-type="string">
            <text:p>input/data_formal_20240530-1342/meme/ChuckleFrenzy_20230206T125135/0.jpg</text:p>
          </table:table-cell>
          <table:table-cell office:value-type="string">
            <text:p>https://twitter.com/ChuckleFrenzy/status/1622578754873700357</text:p>
          </table:table-cell>
        </table:table-row>
        <table:table-row>
          <table:table-cell office:value="483" office:value-type="float"/>
          <table:table-cell office:value-type="string">
            <text:p>Pattern 39</text:p>
          </table:table-cell>
          <table:table-cell office:value="0.27438954173034924" office:value-type="float"/>
          <table:table-cell office:value="0.2855662730339331" office:value-type="float"/>
          <table:table-cell office:value="0.8960760814716566" office:value-type="float"/>
          <table:table-cell office:value-type="string">
            <text:p>input/data_formal_20240530-1342/meme/ChuckleFrenzy_20230206T132309/0.jpg</text:p>
          </table:table-cell>
          <table:table-cell office:value-type="string">
            <text:p>https://twitter.com/ChuckleFrenzy/status/1622586698654707713</text:p>
          </table:table-cell>
        </table:table-row>
        <table:table-row>
          <table:table-cell office:value="484" office:value-type="float"/>
          <table:table-cell office:value-type="string">
            <text:p>Pattern 5</text:p>
          </table:table-cell>
          <table:table-cell office:value="0.13038905569216655" office:value-type="float"/>
          <table:table-cell office:value="0.2861505777341381" office:value-type="float"/>
          <table:table-cell office:value="0.8697361528115096" office:value-type="float"/>
          <table:table-cell office:value-type="string">
            <text:p>input/data_formal_20240530-1342/meme/ChuckleFrenzy_20230206T132311/0.jpg</text:p>
          </table:table-cell>
          <table:table-cell office:value-type="string">
            <text:p>https://twitter.com/ChuckleFrenzy/status/1622586706418360321</text:p>
          </table:table-cell>
        </table:table-row>
        <table:table-row>
          <table:table-cell office:value="485" office:value-type="float"/>
          <table:table-cell office:value-type="string">
            <text:p>Pattern 37</text:p>
          </table:table-cell>
          <table:table-cell office:value="0.10263279087204188" office:value-type="float"/>
          <table:table-cell office:value="0.3759404306828741" office:value-type="float"/>
          <table:table-cell office:value="0.7417171219981556" office:value-type="float"/>
          <table:table-cell office:value-type="string">
            <text:p>input/data_formal_20240530-1342/meme/ChuckleFrenzy_20230206T135043/0.jpg</text:p>
          </table:table-cell>
          <table:table-cell office:value-type="string">
            <text:p>https://twitter.com/ChuckleFrenzy/status/1622593634649485314</text:p>
          </table:table-cell>
        </table:table-row>
        <table:table-row>
          <table:table-cell office:value="486" office:value-type="float"/>
          <table:table-cell office:value-type="string">
            <text:p>Pattern 33</text:p>
          </table:table-cell>
          <table:table-cell office:value="0.12402887387492939" office:value-type="float"/>
          <table:table-cell office:value="0.24193455129891467" office:value-type="float"/>
          <table:table-cell office:value="0.801474126247388" office:value-type="float"/>
          <table:table-cell office:value-type="string">
            <text:p>input/data_formal_20240530-1342/meme/ChuckleFrenzy_20230206T135045/0.jpg</text:p>
          </table:table-cell>
          <table:table-cell office:value-type="string">
            <text:p>https://twitter.com/ChuckleFrenzy/status/1622593643327504384</text:p>
          </table:table-cell>
        </table:table-row>
        <table:table-row>
          <table:table-cell office:value="487" office:value-type="float"/>
          <table:table-cell office:value-type="string">
            <text:p>Pattern 27</text:p>
          </table:table-cell>
          <table:table-cell office:value="0.13944626010243313" office:value-type="float"/>
          <table:table-cell office:value="0.3118307446075953" office:value-type="float"/>
          <table:table-cell office:value="0.26278218216466837" office:value-type="float"/>
          <table:table-cell office:value-type="string">
            <text:p>input/data_formal_20240530-1342/meme/ChuckleFrenzy_20230206T142201/0.jpg</text:p>
          </table:table-cell>
          <table:table-cell office:value-type="string">
            <text:p>https://twitter.com/ChuckleFrenzy/status/1622601513326505985</text:p>
          </table:table-cell>
        </table:table-row>
        <table:table-row>
          <table:table-cell office:value="488" office:value-type="float"/>
          <table:table-cell office:value-type="string">
            <text:p>Pattern 39</text:p>
          </table:table-cell>
          <table:table-cell office:value="0.15620935412596293" office:value-type="float"/>
          <table:table-cell office:value="0.2234401038071888" office:value-type="float"/>
          <table:table-cell office:value="0.815882352363213" office:value-type="float"/>
          <table:table-cell office:value-type="string">
            <text:p>input/data_formal_20240530-1342/meme/ChuckleFrenzy_20230206T142203/0.jpg</text:p>
          </table:table-cell>
          <table:table-cell office:value-type="string">
            <text:p>https://twitter.com/ChuckleFrenzy/status/1622601521606299648</text:p>
          </table:table-cell>
        </table:table-row>
        <table:table-row>
          <table:table-cell office:value="489" office:value-type="float"/>
          <table:table-cell office:value-type="string">
            <text:p>Pattern 41</text:p>
          </table:table-cell>
          <table:table-cell office:value="0.19175677998910606" office:value-type="float"/>
          <table:table-cell office:value="0.1955921753223144" office:value-type="float"/>
          <table:table-cell office:value="0.6622132424769019" office:value-type="float"/>
          <table:table-cell office:value-type="string">
            <text:p>input/data_formal_20240530-1342/meme/ChuckleFrenzy_20230206T144656/0.jpg</text:p>
          </table:table-cell>
          <table:table-cell office:value-type="string">
            <text:p>https://twitter.com/ChuckleFrenzy/status/1622607781441290241</text:p>
          </table:table-cell>
        </table:table-row>
        <table:table-row>
          <table:table-cell office:value="490" office:value-type="float"/>
          <table:table-cell office:value-type="string">
            <text:p>Pattern 16</text:p>
          </table:table-cell>
          <table:table-cell office:value="0.22369159054285068" office:value-type="float"/>
          <table:table-cell office:value="0.3043487605782201" office:value-type="float"/>
          <table:table-cell office:value="0.7556964812191631" office:value-type="float"/>
          <table:table-cell office:value-type="string">
            <text:p>input/data_formal_20240530-1342/meme/ChuckleFrenzy_20230206T151636/0.jpg</text:p>
          </table:table-cell>
          <table:table-cell office:value-type="string">
            <text:p>https://twitter.com/ChuckleFrenzy/status/1622615247893807106</text:p>
          </table:table-cell>
        </table:table-row>
        <table:table-row>
          <table:table-cell office:value="491" office:value-type="float"/>
          <table:table-cell office:value-type="string">
            <text:p>Pattern 6</text:p>
          </table:table-cell>
          <table:table-cell office:value="0.14407846288406273" office:value-type="float"/>
          <table:table-cell office:value="0.22063394295792818" office:value-type="float"/>
          <table:table-cell office:value="0.8837872999542024" office:value-type="float"/>
          <table:table-cell office:value-type="string">
            <text:p>input/data_formal_20240530-1342/meme/ChuckleFrenzy_20230206T151811/0.jpg</text:p>
          </table:table-cell>
          <table:table-cell office:value-type="string">
            <text:p>https://twitter.com/ChuckleFrenzy/status/1622615645371219968</text:p>
          </table:table-cell>
        </table:table-row>
        <table:table-row>
          <table:table-cell office:value="492" office:value-type="float"/>
          <table:table-cell office:value-type="string">
            <text:p>Pattern 22</text:p>
          </table:table-cell>
          <table:table-cell office:value="0.11421450087089005" office:value-type="float"/>
          <table:table-cell office:value="0.20888423745886012" office:value-type="float"/>
          <table:table-cell office:value="0.7884063917372979" office:value-type="float"/>
          <table:table-cell office:value-type="string">
            <text:p>input/data_formal_20240530-1342/meme/ChuckleFrenzy_20230206T154031/0.jpg</text:p>
          </table:table-cell>
          <table:table-cell office:value-type="string">
            <text:p>https://twitter.com/ChuckleFrenzy/status/1622621266757791746</text:p>
          </table:table-cell>
        </table:table-row>
        <table:table-row>
          <table:table-cell office:value="493" office:value-type="float"/>
          <table:table-cell office:value-type="string">
            <text:p>Pattern 11</text:p>
          </table:table-cell>
          <table:table-cell office:value="0.19506073054197434" office:value-type="float"/>
          <table:table-cell office:value="0.45016114095036175" office:value-type="float"/>
          <table:table-cell office:value="0.8083484967745374" office:value-type="float"/>
          <table:table-cell office:value-type="string">
            <text:p>input/data_formal_20240530-1342/meme/ChuckleFrenzy_20230206T161222/0.jpg</text:p>
          </table:table-cell>
          <table:table-cell office:value-type="string">
            <text:p>https://twitter.com/ChuckleFrenzy/status/1622629281724522497</text:p>
          </table:table-cell>
        </table:table-row>
        <table:table-row>
          <table:table-cell office:value="494" office:value-type="float"/>
          <table:table-cell office:value-type="string">
            <text:p>Pattern 22</text:p>
          </table:table-cell>
          <table:table-cell office:value="0.1951203577192661" office:value-type="float"/>
          <table:table-cell office:value="0.22623665626969025" office:value-type="float"/>
          <table:table-cell office:value="0.8713245216211162" office:value-type="float"/>
          <table:table-cell office:value-type="string">
            <text:p>input/data_formal_20240530-1342/meme/ChuckleFrenzy_20230206T161225/0.jpg</text:p>
          </table:table-cell>
          <table:table-cell office:value-type="string">
            <text:p>https://twitter.com/ChuckleFrenzy/status/1622629296429797376</text:p>
          </table:table-cell>
        </table:table-row>
        <table:table-row>
          <table:table-cell office:value="495" office:value-type="float"/>
          <table:table-cell office:value-type="string">
            <text:p>Pattern 14</text:p>
          </table:table-cell>
          <table:table-cell office:value="0.155525787267154" office:value-type="float"/>
          <table:table-cell office:value="0.21851937076323258" office:value-type="float"/>
          <table:table-cell office:value="0.8857674546731281" office:value-type="float"/>
          <table:table-cell office:value-type="string">
            <text:p>input/data_formal_20240530-1342/meme/ChuckleFrenzy_20230206T161227/0.jpg</text:p>
          </table:table-cell>
          <table:table-cell office:value-type="string">
            <text:p>https://twitter.com/ChuckleFrenzy/status/1622629303153315847</text:p>
          </table:table-cell>
        </table:table-row>
        <table:table-row>
          <table:table-cell office:value="496" office:value-type="float"/>
          <table:table-cell office:value-type="string">
            <text:p>Pattern 18</text:p>
          </table:table-cell>
          <table:table-cell office:value="0.19360748051323107" office:value-type="float"/>
          <table:table-cell office:value="0.2925923522342282" office:value-type="float"/>
          <table:table-cell office:value="0.8056830909636254" office:value-type="float"/>
          <table:table-cell office:value-type="string">
            <text:p>input/data_formal_20240530-1342/meme/ChuckleFrenzy_20230206T161405/0.jpg</text:p>
          </table:table-cell>
          <table:table-cell office:value-type="string">
            <text:p>https://twitter.com/ChuckleFrenzy/status/1622629712534142976</text:p>
          </table:table-cell>
        </table:table-row>
        <table:table-row>
          <table:table-cell office:value="497" office:value-type="float"/>
          <table:table-cell office:value-type="string">
            <text:p>Pattern 17</text:p>
          </table:table-cell>
          <table:table-cell office:value="0.1685697599790107" office:value-type="float"/>
          <table:table-cell office:value="0.2841101015130509" office:value-type="float"/>
          <table:table-cell office:value="0.9083854924874749" office:value-type="float"/>
          <table:table-cell office:value-type="string">
            <text:p>input/data_formal_20240530-1342/meme/ChuckleFrenzy_20230212T133037/0.jpg</text:p>
          </table:table-cell>
          <table:table-cell office:value-type="string">
            <text:p>https://twitter.com/ChuckleFrenzy/status/1624762903126585344</text:p>
          </table:table-cell>
        </table:table-row>
        <table:table-row>
          <table:table-cell office:value="498" office:value-type="float"/>
          <table:table-cell office:value-type="string">
            <text:p>Pattern 14</text:p>
          </table:table-cell>
          <table:table-cell office:value="0.22657909447729493" office:value-type="float"/>
          <table:table-cell office:value="0.13385497101718885" office:value-type="float"/>
          <table:table-cell office:value="0.8524171054763042" office:value-type="float"/>
          <table:table-cell office:value-type="string">
            <text:p>input/data_formal_20240530-1342/meme/ChuckleFrenzy_20230226T063229/0.jpg</text:p>
          </table:table-cell>
          <table:table-cell office:value-type="string">
            <text:p>https://twitter.com/ChuckleFrenzy/status/1629731105753505795</text:p>
          </table:table-cell>
        </table:table-row>
        <table:table-row>
          <table:table-cell office:value="499" office:value-type="float"/>
          <table:table-cell office:value-type="string">
            <text:p>Pattern 3</text:p>
          </table:table-cell>
          <table:table-cell office:value="0.06658571298019167" office:value-type="float"/>
          <table:table-cell office:value="0.5020185465679534" office:value-type="float"/>
          <table:table-cell office:value="0.8426299865462753" office:value-type="float"/>
          <table:table-cell office:value-type="string">
            <text:p>input/data_formal_20240530-1342/meme/ChuckleFrenzy_20230307T091013/0.jpg</text:p>
          </table:table-cell>
          <table:table-cell office:value-type="string">
            <text:p>https://twitter.com/ChuckleFrenzy/status/1633032294687490050</text:p>
          </table:table-cell>
        </table:table-row>
        <table:table-row>
          <table:table-cell office:value="500" office:value-type="float"/>
          <table:table-cell office:value-type="string">
            <text:p>Pattern 6</text:p>
          </table:table-cell>
          <table:table-cell office:value="0.1285147140211149" office:value-type="float"/>
          <table:table-cell office:value="0.20266883444599385" office:value-type="float"/>
          <table:table-cell office:value="0.8206157369823812" office:value-type="float"/>
          <table:table-cell office:value-type="string">
            <text:p>input/data_formal_20240530-1342/meme/ChuckleFrenzy_20230315T203219/0.jpg</text:p>
          </table:table-cell>
          <table:table-cell office:value-type="string">
            <text:p>https://twitter.com/ChuckleFrenzy/status/1636103050606567427</text:p>
          </table:table-cell>
        </table:table-row>
        <table:table-row>
          <table:table-cell office:value="501" office:value-type="float"/>
          <table:table-cell office:value-type="string">
            <text:p>Pattern 30</text:p>
          </table:table-cell>
          <table:table-cell office:value="0.21357522229671194" office:value-type="float"/>
          <table:table-cell office:value="0.3777432868738577" office:value-type="float"/>
          <table:table-cell office:value="0.9160423961659747" office:value-type="float"/>
          <table:table-cell office:value-type="string">
            <text:p>input/data_formal_20240530-1342/meme/ChuckleFrenzy_20230316T020521/0.jpg</text:p>
          </table:table-cell>
          <table:table-cell office:value-type="string">
            <text:p>https://twitter.com/ChuckleFrenzy/status/1636186863747694592</text:p>
          </table:table-cell>
        </table:table-row>
        <table:table-row>
          <table:table-cell office:value="502" office:value-type="float"/>
          <table:table-cell office:value-type="string">
            <text:p>Pattern 20</text:p>
          </table:table-cell>
          <table:table-cell office:value="0.1602637086244905" office:value-type="float"/>
          <table:table-cell office:value="0.3091029258678189" office:value-type="float"/>
          <table:table-cell office:value="0.9345063954717171" office:value-type="float"/>
          <table:table-cell office:value-type="string">
            <text:p>input/data_formal_20240530-1342/meme/ChuckleFrenzy_20230316T020745/0.jpg</text:p>
          </table:table-cell>
          <table:table-cell office:value-type="string">
            <text:p>https://twitter.com/ChuckleFrenzy/status/1636187465055719424</text:p>
          </table:table-cell>
        </table:table-row>
        <table:table-row>
          <table:table-cell office:value="503" office:value-type="float"/>
          <table:table-cell office:value-type="string">
            <text:p>Pattern 30</text:p>
          </table:table-cell>
          <table:table-cell office:value="0.15103814057468" office:value-type="float"/>
          <table:table-cell office:value="0.21277436694155077" office:value-type="float"/>
          <table:table-cell office:value="0.8997159904592756" office:value-type="float"/>
          <table:table-cell office:value-type="string">
            <text:p>input/data_formal_20240530-1342/meme/ChuckleFrenzy_20230322T220103/0.jpg</text:p>
          </table:table-cell>
          <table:table-cell office:value-type="string">
            <text:p>https://twitter.com/ChuckleFrenzy/status/1638662098418020352</text:p>
          </table:table-cell>
        </table:table-row>
        <table:table-row>
          <table:table-cell office:value="504" office:value-type="float"/>
          <table:table-cell office:value-type="string">
            <text:p>Pattern 28</text:p>
          </table:table-cell>
          <table:table-cell office:value="0.11912631193486342" office:value-type="float"/>
          <table:table-cell office:value="0.2890246487235367" office:value-type="float"/>
          <table:table-cell office:value="0.9201346246462426" office:value-type="float"/>
          <table:table-cell office:value-type="string">
            <text:p>input/data_formal_20240530-1342/meme/chumpsland_20211122T035139/0.jpg</text:p>
          </table:table-cell>
          <table:table-cell office:value-type="string">
            <text:p>https://twitter.com/PotooPotoo/status/1617743273115922434</text:p>
          </table:table-cell>
        </table:table-row>
        <table:table-row>
          <table:table-cell office:value="505" office:value-type="float"/>
          <table:table-cell office:value-type="string">
            <text:p>Pattern 10</text:p>
          </table:table-cell>
          <table:table-cell office:value="0.23996511786813132" office:value-type="float"/>
          <table:table-cell office:value="0.29883754598532997" office:value-type="float"/>
          <table:table-cell office:value="0.9518360529084392" office:value-type="float"/>
          <table:table-cell office:value-type="string">
            <text:p>input/data_formal_20240530-1342/meme/chycho_20230104T142454/0.jpg</text:p>
          </table:table-cell>
          <table:table-cell office:value-type="string">
            <text:p>https://twitter.com/chycho/status/1610643436482486272</text:p>
          </table:table-cell>
        </table:table-row>
        <table:table-row>
          <table:table-cell office:value="506" office:value-type="float"/>
          <table:table-cell office:value-type="string">
            <text:p>Pattern 9</text:p>
          </table:table-cell>
          <table:table-cell office:value="0.2066677115126154" office:value-type="float"/>
          <table:table-cell office:value="0.25895017732926084" office:value-type="float"/>
          <table:table-cell office:value="0.9150702911558106" office:value-type="float"/>
          <table:table-cell office:value-type="string">
            <text:p>input/data_formal_20240530-1342/meme/CJ_Kirk1979_20230111T224841/0.jpg</text:p>
          </table:table-cell>
          <table:table-cell office:value-type="string">
            <text:p>https://twitter.com/KidComet2/status/1613310222172307456</text:p>
          </table:table-cell>
        </table:table-row>
        <table:table-row>
          <table:table-cell office:value="507" office:value-type="float"/>
          <table:table-cell office:value-type="string">
            <text:p>Pattern 32</text:p>
          </table:table-cell>
          <table:table-cell office:value="0.14510022058252464" office:value-type="float"/>
          <table:table-cell office:value="0.41562309377070494" office:value-type="float"/>
          <table:table-cell office:value="0.8357773790852946" office:value-type="float"/>
          <table:table-cell office:value-type="string">
            <text:p>input/data_formal_20240530-1342/meme/ClasicoYa_20230206T123425/0.jpg</text:p>
          </table:table-cell>
          <table:table-cell office:value-type="string">
            <text:p>https://twitter.com/ClasicoYa/status/1622574432144224256</text:p>
          </table:table-cell>
        </table:table-row>
        <table:table-row>
          <table:table-cell office:value="508" office:value-type="float"/>
          <table:table-cell office:value-type="string">
            <text:p>Pattern 5</text:p>
          </table:table-cell>
          <table:table-cell office:value="0.1171568280194544" office:value-type="float"/>
          <table:table-cell office:value="0.5693177565438756" office:value-type="float"/>
          <table:table-cell office:value="0.8010587919287154" office:value-type="float"/>
          <table:table-cell office:value-type="string">
            <text:p>input/data_formal_20240530-1342/meme/classboxes_20230206T161103/0.jpg</text:p>
          </table:table-cell>
          <table:table-cell office:value-type="string">
            <text:p>https://twitter.com/classboxes/status/1622628950638993410</text:p>
          </table:table-cell>
        </table:table-row>
        <table:table-row>
          <table:table-cell office:value="509" office:value-type="float"/>
          <table:table-cell office:value-type="string">
            <text:p>Pattern 45</text:p>
          </table:table-cell>
          <table:table-cell office:value="0.16491234425188755" office:value-type="float"/>
          <table:table-cell office:value="0.6595310304486778" office:value-type="float"/>
          <table:table-cell office:value="0.7412044401072141" office:value-type="float"/>
          <table:table-cell office:value-type="string">
            <text:p>input/data_formal_20240530-1342/meme/ClassyXoge_20221227T185958/0.jpg</text:p>
          </table:table-cell>
          <table:table-cell office:value-type="string">
            <text:p>https://twitter.com/keon1616/status/1607949229171019778</text:p>
          </table:table-cell>
        </table:table-row>
        <table:table-row>
          <table:table-cell office:value="510" office:value-type="float"/>
          <table:table-cell office:value-type="string">
            <text:p>Pattern 39</text:p>
          </table:table-cell>
          <table:table-cell office:value="0.14198700360462296" office:value-type="float"/>
          <table:table-cell office:value="0.44715073363203306" office:value-type="float"/>
          <table:table-cell office:value="0.8553961333024821" office:value-type="float"/>
          <table:table-cell office:value-type="string">
            <text:p>input/data_formal_20240530-1342/meme/Clothina1_20230126T072911/0.jpg</text:p>
          </table:table-cell>
          <table:table-cell office:value-type="string">
            <text:p>https://twitter.com/PadmiSinaga/status/1618646125942276096</text:p>
          </table:table-cell>
        </table:table-row>
        <table:table-row>
          <table:table-cell office:value="511" office:value-type="float"/>
          <table:table-cell office:value-type="string">
            <text:p>Pattern 22</text:p>
          </table:table-cell>
          <table:table-cell office:value="0.19151341341837577" office:value-type="float"/>
          <table:table-cell office:value="0.2689890374431897" office:value-type="float"/>
          <table:table-cell office:value="0.8450061717122137" office:value-type="float"/>
          <table:table-cell office:value-type="string">
            <text:p>input/data_formal_20240530-1342/meme/ClumsyRush_20210402T142000/0.jpg</text:p>
          </table:table-cell>
          <table:table-cell office:value-type="string">
            <text:p>https://twitter.com/ZdenekDolezal/status/1607938495821094912</text:p>
          </table:table-cell>
        </table:table-row>
        <table:table-row>
          <table:table-cell office:value="512" office:value-type="float"/>
          <table:table-cell office:value-type="string">
            <text:p>Pattern 22</text:p>
          </table:table-cell>
          <table:table-cell office:value="0.17165843417716503" office:value-type="float"/>
          <table:table-cell office:value="0.3394085414854263" office:value-type="float"/>
          <table:table-cell office:value="0.8070295212303416" office:value-type="float"/>
          <table:table-cell office:value-type="string">
            <text:p>input/data_formal_20240530-1342/meme/ClutchLux_20230103T132246/0.jpg</text:p>
          </table:table-cell>
          <table:table-cell office:value-type="string">
            <text:p>https://twitter.com/GamerGirlSAO/status/1610972682048229382</text:p>
          </table:table-cell>
        </table:table-row>
        <table:table-row>
          <table:table-cell office:value="513" office:value-type="float"/>
          <table:table-cell office:value-type="string">
            <text:p>Pattern 1</text:p>
          </table:table-cell>
          <table:table-cell office:value="0.169378111631511" office:value-type="float"/>
          <table:table-cell office:value="0.3587955758220432" office:value-type="float"/>
          <table:table-cell office:value="0.9202932247195893" office:value-type="float"/>
          <table:table-cell office:value-type="string">
            <text:p>input/data_formal_20240530-1342/meme/CMMofAmerica_20221228T034547/0.jpg</text:p>
          </table:table-cell>
          <table:table-cell office:value-type="string">
            <text:p>https://twitter.com/CMMofAmerica/status/1607945882556850176</text:p>
          </table:table-cell>
        </table:table-row>
        <table:table-row>
          <table:table-cell office:value="514" office:value-type="float"/>
          <table:table-cell office:value-type="string">
            <text:p>Pattern 16</text:p>
          </table:table-cell>
          <table:table-cell office:value="0.17019056466310198" office:value-type="float"/>
          <table:table-cell office:value="0.2122596665957747" office:value-type="float"/>
          <table:table-cell office:value="0.9282943669374475" office:value-type="float"/>
          <table:table-cell office:value-type="string">
            <text:p>input/data_formal_20240530-1342/meme/coachneok_20230109T115534/0.jpg</text:p>
          </table:table-cell>
          <table:table-cell office:value-type="string">
            <text:p>https://twitter.com/frogswithshoes1/status/1613302931029196801</text:p>
          </table:table-cell>
        </table:table-row>
        <table:table-row>
          <table:table-cell office:value="515" office:value-type="float"/>
          <table:table-cell office:value-type="string">
            <text:p>Pattern 14</text:p>
          </table:table-cell>
          <table:table-cell office:value="0.20733091112691246" office:value-type="float"/>
          <table:table-cell office:value="0.17437100221034801" office:value-type="float"/>
          <table:table-cell office:value="0.8651969606554117" office:value-type="float"/>
          <table:table-cell office:value-type="string">
            <text:p>input/data_formal_20240530-1342/meme/CobrettiBoss_20221228T175303/0.jpg</text:p>
          </table:table-cell>
          <table:table-cell office:value-type="string">
            <text:p>https://twitter.com/CobrettiBoss/status/1608159104349896706</text:p>
          </table:table-cell>
        </table:table-row>
        <table:table-row>
          <table:table-cell office:value="516" office:value-type="float"/>
          <table:table-cell office:value-type="string">
            <text:p>Pattern 2</text:p>
          </table:table-cell>
          <table:table-cell office:value="0.12112734637225542" office:value-type="float"/>
          <table:table-cell office:value="0.4384891047978288" office:value-type="float"/>
          <table:table-cell office:value="0.9764399244926341" office:value-type="float"/>
          <table:table-cell office:value-type="string">
            <text:p>input/data_formal_20240530-1342/meme/CobrettiBoss_20221228T175508/0.jpg</text:p>
          </table:table-cell>
          <table:table-cell office:value-type="string">
            <text:p>https://twitter.com/CobrettiBoss/status/1608159631578218496</text:p>
          </table:table-cell>
        </table:table-row>
        <table:table-row>
          <table:table-cell office:value="51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obrettiBoss_20230104T043605/0.jpg</text:p>
          </table:table-cell>
          <table:table-cell office:value-type="string">
            <text:p>https://twitter.com/CobrettiBoss/status/1610495257732386817</text:p>
          </table:table-cell>
        </table:table-row>
        <table:table-row>
          <table:table-cell office:value="51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obrettiBoss_20230104T043605/1.jpg</text:p>
          </table:table-cell>
          <table:table-cell office:value-type="string">
            <text:p>https://twitter.com/CobrettiBoss/status/1610495257732386817</text:p>
          </table:table-cell>
        </table:table-row>
        <table:table-row>
          <table:table-cell office:value="519" office:value-type="float"/>
          <table:table-cell office:value-type="string">
            <text:p>Pattern 10</text:p>
          </table:table-cell>
          <table:table-cell office:value="0.1220059158191634" office:value-type="float"/>
          <table:table-cell office:value="0.483390512429414" office:value-type="float"/>
          <table:table-cell office:value="0.9063566363623227" office:value-type="float"/>
          <table:table-cell office:value-type="string">
            <text:p>input/data_formal_20240530-1342/meme/CobrettiBoss_20230104T043605/2.jpg</text:p>
          </table:table-cell>
          <table:table-cell office:value-type="string">
            <text:p>https://twitter.com/CobrettiBoss/status/1610495257732386817</text:p>
          </table:table-cell>
        </table:table-row>
        <table:table-row>
          <table:table-cell office:value="520" office:value-type="float"/>
          <table:table-cell office:value-type="string">
            <text:p>Pattern 5</text:p>
          </table:table-cell>
          <table:table-cell office:value="0.08907745522638685" office:value-type="float"/>
          <table:table-cell office:value="0.6554785884198353" office:value-type="float"/>
          <table:table-cell office:value="0.8228021272906353" office:value-type="float"/>
          <table:table-cell office:value-type="string">
            <text:p>input/data_formal_20240530-1342/meme/codekingind_20230226T043000/0.jpg</text:p>
          </table:table-cell>
          <table:table-cell office:value-type="string">
            <text:p>https://twitter.com/codekingind/status/1629700282501459969</text:p>
          </table:table-cell>
        </table:table-row>
        <table:table-row>
          <table:table-cell office:value="521" office:value-type="float"/>
          <table:table-cell office:value-type="string">
            <text:p>Pattern 6</text:p>
          </table:table-cell>
          <table:table-cell office:value="0.07434533002504934" office:value-type="float"/>
          <table:table-cell office:value="0.20104382961424302" office:value-type="float"/>
          <table:table-cell office:value="0.8726775880868429" office:value-type="float"/>
          <table:table-cell office:value-type="string">
            <text:p>input/data_formal_20240530-1342/meme/CodenameItalian_20230202T015025/0.jpg</text:p>
          </table:table-cell>
          <table:table-cell office:value-type="string">
            <text:p>https://twitter.com/CodenameItalian/status/1620962813744418818</text:p>
          </table:table-cell>
        </table:table-row>
        <table:table-row>
          <table:table-cell office:value="522" office:value-type="float"/>
          <table:table-cell office:value-type="string">
            <text:p>Pattern 3</text:p>
          </table:table-cell>
          <table:table-cell office:value="0.10079890637759423" office:value-type="float"/>
          <table:table-cell office:value="0.54443918946235" office:value-type="float"/>
          <table:table-cell office:value="0.866237664384447" office:value-type="float"/>
          <table:table-cell office:value-type="string">
            <text:p>input/data_formal_20240530-1342/meme/coding_scholar_20221228T052637/0.jpg</text:p>
          </table:table-cell>
          <table:table-cell office:value-type="string">
            <text:p>https://twitter.com/coding_scholar/status/1607971258611957760</text:p>
          </table:table-cell>
        </table:table-row>
        <table:table-row>
          <table:table-cell office:value="523" office:value-type="float"/>
          <table:table-cell office:value-type="string">
            <text:p>Pattern 3</text:p>
          </table:table-cell>
          <table:table-cell office:value="0.07244459470084941" office:value-type="float"/>
          <table:table-cell office:value="0.5243526492621358" office:value-type="float"/>
          <table:table-cell office:value="0.8129056746925086" office:value-type="float"/>
          <table:table-cell office:value-type="string">
            <text:p>input/data_formal_20240530-1342/meme/coding_scholar_20221228T052637/1.jpg</text:p>
          </table:table-cell>
          <table:table-cell office:value-type="string">
            <text:p>https://twitter.com/coding_scholar/status/1607971258611957760</text:p>
          </table:table-cell>
        </table:table-row>
        <table:table-row>
          <table:table-cell office:value="524" office:value-type="float"/>
          <table:table-cell office:value-type="string">
            <text:p>Pattern 3</text:p>
          </table:table-cell>
          <table:table-cell office:value="0.04170335478744977" office:value-type="float"/>
          <table:table-cell office:value="0.6300637654661643" office:value-type="float"/>
          <table:table-cell office:value="0.7973983883000988" office:value-type="float"/>
          <table:table-cell office:value-type="string">
            <text:p>input/data_formal_20240530-1342/meme/coding_scholar_20221228T052637/2.jpg</text:p>
          </table:table-cell>
          <table:table-cell office:value-type="string">
            <text:p>https://twitter.com/coding_scholar/status/1607971258611957760</text:p>
          </table:table-cell>
        </table:table-row>
        <table:table-row>
          <table:table-cell office:value="525" office:value-type="float"/>
          <table:table-cell office:value-type="string">
            <text:p>Pattern 3</text:p>
          </table:table-cell>
          <table:table-cell office:value="0.12975724102146616" office:value-type="float"/>
          <table:table-cell office:value="0.5119423208347834" office:value-type="float"/>
          <table:table-cell office:value="0.8627854353353519" office:value-type="float"/>
          <table:table-cell office:value-type="string">
            <text:p>input/data_formal_20240530-1342/meme/coding_scholar_20221228T052637/3.jpg</text:p>
          </table:table-cell>
          <table:table-cell office:value-type="string">
            <text:p>https://twitter.com/coding_scholar/status/1607971258611957760</text:p>
          </table:table-cell>
        </table:table-row>
        <table:table-row>
          <table:table-cell office:value="526" office:value-type="float"/>
          <table:table-cell office:value-type="string">
            <text:p>Pattern 19</text:p>
          </table:table-cell>
          <table:table-cell office:value="0.16331702033183793" office:value-type="float"/>
          <table:table-cell office:value="0.3649458163940399" office:value-type="float"/>
          <table:table-cell office:value="0.9362683788760416" office:value-type="float"/>
          <table:table-cell office:value-type="string">
            <text:p>input/data_formal_20240530-1342/meme/coin_gabbar_20230104T130508/0.jpg</text:p>
          </table:table-cell>
          <table:table-cell office:value-type="string">
            <text:p>https://twitter.com/ozielogde21/status/1610949281862524928</text:p>
          </table:table-cell>
        </table:table-row>
        <table:table-row>
          <table:table-cell office:value="527" office:value-type="float"/>
          <table:table-cell office:value-type="string">
            <text:p>Pattern 14</text:p>
          </table:table-cell>
          <table:table-cell office:value="0.17836261014189653" office:value-type="float"/>
          <table:table-cell office:value="0.43639762978453006" office:value-type="float"/>
          <table:table-cell office:value="0.8664658117201072" office:value-type="float"/>
          <table:table-cell office:value-type="string">
            <text:p>input/data_formal_20240530-1342/meme/coin_gabbar_20230105T173030/0.jpg</text:p>
          </table:table-cell>
          <table:table-cell office:value-type="string">
            <text:p>https://twitter.com/AirdropTakeover/status/1611224058133094400</text:p>
          </table:table-cell>
        </table:table-row>
        <table:table-row>
          <table:table-cell office:value="528" office:value-type="float"/>
          <table:table-cell office:value-type="string">
            <text:p>Pattern 19</text:p>
          </table:table-cell>
          <table:table-cell office:value="0.24093115509025517" office:value-type="float"/>
          <table:table-cell office:value="0.7584204868777715" office:value-type="float"/>
          <table:table-cell office:value="0.7643965076227547" office:value-type="float"/>
          <table:table-cell office:value-type="string">
            <text:p>input/data_formal_20240530-1342/meme/coin_gabbar_20230130T163000/0.jpg</text:p>
          </table:table-cell>
          <table:table-cell office:value-type="string">
            <text:p>https://twitter.com/sanskar_ranka/status/1621017912642531330</text:p>
          </table:table-cell>
        </table:table-row>
        <table:table-row>
          <table:table-cell office:value="529" office:value-type="float"/>
          <table:table-cell office:value-type="string">
            <text:p>Pattern 19</text:p>
          </table:table-cell>
          <table:table-cell office:value="0.12236472655057745" office:value-type="float"/>
          <table:table-cell office:value="0.6423012106840511" office:value-type="float"/>
          <table:table-cell office:value="0.8636582165686512" office:value-type="float"/>
          <table:table-cell office:value-type="string">
            <text:p>input/data_formal_20240530-1342/meme/coin_gabbar_20230131T163800/0.jpg</text:p>
          </table:table-cell>
          <table:table-cell office:value-type="string">
            <text:p>https://twitter.com/sanskar_ranka/status/1621017494386536448</text:p>
          </table:table-cell>
        </table:table-row>
        <table:table-row>
          <table:table-cell office:value="530" office:value-type="float"/>
          <table:table-cell office:value-type="string">
            <text:p>Pattern 19</text:p>
          </table:table-cell>
          <table:table-cell office:value="0.2215219627327642" office:value-type="float"/>
          <table:table-cell office:value="0.5097639234595537" office:value-type="float"/>
          <table:table-cell office:value="0.7664629722159333" office:value-type="float"/>
          <table:table-cell office:value-type="string">
            <text:p>input/data_formal_20240530-1342/meme/Coinexmemes_20230204T132305/0.jpg</text:p>
          </table:table-cell>
          <table:table-cell office:value-type="string">
            <text:p>https://twitter.com/nftmemesdaily/status/1622628222839005184</text:p>
          </table:table-cell>
        </table:table-row>
        <table:table-row>
          <table:table-cell office:value="531" office:value-type="float"/>
          <table:table-cell office:value-type="string">
            <text:p>Pattern 45</text:p>
          </table:table-cell>
          <table:table-cell office:value="0.22293490263087784" office:value-type="float"/>
          <table:table-cell office:value="0.5078110651106595" office:value-type="float"/>
          <table:table-cell office:value="0.8210070994429788" office:value-type="float"/>
          <table:table-cell office:value-type="string">
            <text:p>input/data_formal_20240530-1342/meme/CoinstoreExc_20230323T035928/0.jpg</text:p>
          </table:table-cell>
          <table:table-cell office:value-type="string">
            <text:p>https://twitter.com/CoinstoreExc/status/1638752294165684227</text:p>
          </table:table-cell>
        </table:table-row>
        <table:table-row>
          <table:table-cell office:value="532" office:value-type="float"/>
          <table:table-cell office:value-type="string">
            <text:p>Pattern 9</text:p>
          </table:table-cell>
          <table:table-cell office:value="0.13147089517208144" office:value-type="float"/>
          <table:table-cell office:value="0.3044606670648924" office:value-type="float"/>
          <table:table-cell office:value="0.9014110062675708" office:value-type="float"/>
          <table:table-cell office:value-type="string">
            <text:p>input/data_formal_20240530-1342/meme/ComearthHQ_20230206T123237/0.jpg</text:p>
          </table:table-cell>
          <table:table-cell office:value-type="string">
            <text:p>https://twitter.com/RendCadarn/status/1622590523348320257</text:p>
          </table:table-cell>
        </table:table-row>
        <table:table-row>
          <table:table-cell office:value="533" office:value-type="float"/>
          <table:table-cell office:value-type="string">
            <text:p>Pattern 2</text:p>
          </table:table-cell>
          <table:table-cell office:value="0.24480960699230647" office:value-type="float"/>
          <table:table-cell office:value="0.36583457184502666" office:value-type="float"/>
          <table:table-cell office:value="0.8725772451543989" office:value-type="float"/>
          <table:table-cell office:value-type="string">
            <text:p>input/data_formal_20240530-1342/meme/comedycrypto1_20230105T103033/0.jpg</text:p>
          </table:table-cell>
          <table:table-cell office:value-type="string">
            <text:p>https://twitter.com/comedycrypto1/status/1611244967959183362</text:p>
          </table:table-cell>
        </table:table-row>
        <table:table-row>
          <table:table-cell office:value="534" office:value-type="float"/>
          <table:table-cell office:value-type="string">
            <text:p>Pattern 42</text:p>
          </table:table-cell>
          <table:table-cell office:value="0.1275855798012937" office:value-type="float"/>
          <table:table-cell office:value="0.5368308411565095" office:value-type="float"/>
          <table:table-cell office:value="0.9967507970570453" office:value-type="float"/>
          <table:table-cell office:value-type="string">
            <text:p>input/data_formal_20240530-1342/meme/CompuSouk_20230202T043000/0.jpg</text:p>
          </table:table-cell>
          <table:table-cell office:value-type="string">
            <text:p>https://twitter.com/CompuSouk/status/1621002974825684992</text:p>
          </table:table-cell>
        </table:table-row>
        <table:table-row>
          <table:table-cell office:value="535" office:value-type="float"/>
          <table:table-cell office:value-type="string">
            <text:p>Pattern 13</text:p>
          </table:table-cell>
          <table:table-cell office:value="0.27255117140782875" office:value-type="float"/>
          <table:table-cell office:value="0.5014763218750048" office:value-type="float"/>
          <table:table-cell office:value="0.7952433766922675" office:value-type="float"/>
          <table:table-cell office:value-type="string">
            <text:p>input/data_formal_20240530-1342/meme/coolaise21_20230201T154410/0.jpg</text:p>
          </table:table-cell>
          <table:table-cell office:value-type="string">
            <text:p>https://twitter.com/MARCROSMMM14/status/1620975384425828352</text:p>
          </table:table-cell>
        </table:table-row>
        <table:table-row>
          <table:table-cell office:value="536" office:value-type="float"/>
          <table:table-cell office:value-type="string">
            <text:p>Pattern 5</text:p>
          </table:table-cell>
          <table:table-cell office:value="0.07796547919707689" office:value-type="float"/>
          <table:table-cell office:value="0.651532995235812" office:value-type="float"/>
          <table:table-cell office:value="0.7915237696215561" office:value-type="float"/>
          <table:table-cell office:value-type="string">
            <text:p>input/data_formal_20240530-1342/meme/CoreTechies_20230202T050550/0.jpg</text:p>
          </table:table-cell>
          <table:table-cell office:value-type="string">
            <text:p>https://twitter.com/CoreTechies/status/1621011991640043521</text:p>
          </table:table-cell>
        </table:table-row>
        <table:table-row>
          <table:table-cell office:value="537" office:value-type="float"/>
          <table:table-cell office:value-type="string">
            <text:p>Pattern 10</text:p>
          </table:table-cell>
          <table:table-cell office:value="0.1881951389875834" office:value-type="float"/>
          <table:table-cell office:value="0.28911538906824347" office:value-type="float"/>
          <table:table-cell office:value="0.9119626119030251" office:value-type="float"/>
          <table:table-cell office:value-type="string">
            <text:p>input/data_formal_20240530-1342/meme/CormioClaudia_20230105T124414/0.jpg</text:p>
          </table:table-cell>
          <table:table-cell office:value-type="string">
            <text:p>https://twitter.com/CormioClaudia/status/1610980493301792769</text:p>
          </table:table-cell>
        </table:table-row>
        <table:table-row>
          <table:table-cell office:value="538" office:value-type="float"/>
          <table:table-cell office:value-type="string">
            <text:p>Pattern 1</text:p>
          </table:table-cell>
          <table:table-cell office:value="0.23614062696083557" office:value-type="float"/>
          <table:table-cell office:value="0.34805712116292836" office:value-type="float"/>
          <table:table-cell office:value="0.8683339979413957" office:value-type="float"/>
          <table:table-cell office:value-type="string">
            <text:p>input/data_formal_20240530-1342/meme/Corpse_9999_20221228T054402/0.jpg</text:p>
          </table:table-cell>
          <table:table-cell office:value-type="string">
            <text:p>https://twitter.com/Corpse_9999/status/1607975640199991297</text:p>
          </table:table-cell>
        </table:table-row>
        <table:table-row>
          <table:table-cell office:value="539" office:value-type="float"/>
          <table:table-cell office:value-type="string">
            <text:p>Pattern 3</text:p>
          </table:table-cell>
          <table:table-cell office:value="0.050823782505230175" office:value-type="float"/>
          <table:table-cell office:value="0.5848712606347987" office:value-type="float"/>
          <table:table-cell office:value="0.847584266040871" office:value-type="float"/>
          <table:table-cell office:value-type="string">
            <text:p>input/data_formal_20240530-1342/meme/cr16_pramod_20230322T173632/0.jpg</text:p>
          </table:table-cell>
          <table:table-cell office:value-type="string">
            <text:p>https://twitter.com/cr16_pramod/status/1638595527741964288</text:p>
          </table:table-cell>
        </table:table-row>
        <table:table-row>
          <table:table-cell office:value="540" office:value-type="float"/>
          <table:table-cell office:value-type="string">
            <text:p>Pattern 30</text:p>
          </table:table-cell>
          <table:table-cell office:value="0.25023625180575826" office:value-type="float"/>
          <table:table-cell office:value="0.20290034313131566" office:value-type="float"/>
          <table:table-cell office:value="0.9040898358391338" office:value-type="float"/>
          <table:table-cell office:value-type="string">
            <text:p>input/data_formal_20240530-1342/meme/CrabDiving_20230120T233511/0.jpg</text:p>
          </table:table-cell>
          <table:table-cell office:value-type="string">
            <text:p>https://twitter.com/CrabDiving/status/1616580125234954240</text:p>
          </table:table-cell>
        </table:table-row>
        <table:table-row>
          <table:table-cell office:value="541" office:value-type="float"/>
          <table:table-cell office:value-type="string">
            <text:p>Pattern 9</text:p>
          </table:table-cell>
          <table:table-cell office:value="0.23256711633143845" office:value-type="float"/>
          <table:table-cell office:value="0.48439058287888187" office:value-type="float"/>
          <table:table-cell office:value="0.9250504075112025" office:value-type="float"/>
          <table:table-cell office:value-type="string">
            <text:p>input/data_formal_20240530-1342/meme/craiyonAI_20230322T174708/0.jpg</text:p>
          </table:table-cell>
          <table:table-cell office:value-type="string">
            <text:p>https://twitter.com/craiyonAI/status/1638598195017048067</text:p>
          </table:table-cell>
        </table:table-row>
        <table:table-row>
          <table:table-cell office:value="542" office:value-type="float"/>
          <table:table-cell office:value-type="string">
            <text:p>Pattern 6</text:p>
          </table:table-cell>
          <table:table-cell office:value="0.11396612942727083" office:value-type="float"/>
          <table:table-cell office:value="0.20988865651533642" office:value-type="float"/>
          <table:table-cell office:value="0.8827614363543643" office:value-type="float"/>
          <table:table-cell office:value-type="string">
            <text:p>input/data_formal_20240530-1342/meme/Crappy_Pantz_20230206T121719/0.jpg</text:p>
          </table:table-cell>
          <table:table-cell office:value-type="string">
            <text:p>https://twitter.com/hickoryducc/status/1622570454081994752</text:p>
          </table:table-cell>
        </table:table-row>
        <table:table-row>
          <table:table-cell office:value="543" office:value-type="float"/>
          <table:table-cell office:value-type="string">
            <text:p>Pattern 29</text:p>
          </table:table-cell>
          <table:table-cell office:value="0.18457487298425307" office:value-type="float"/>
          <table:table-cell office:value="0.31747869208036655" office:value-type="float"/>
          <table:table-cell office:value="0.8467165409306535" office:value-type="float"/>
          <table:table-cell office:value-type="string">
            <text:p>input/data_formal_20240530-1342/meme/Crappy_Pantz_20230206T121719/1.jpg</text:p>
          </table:table-cell>
          <table:table-cell office:value-type="string">
            <text:p>https://twitter.com/hickoryducc/status/1622570454081994752</text:p>
          </table:table-cell>
        </table:table-row>
        <table:table-row>
          <table:table-cell office:value="544" office:value-type="float"/>
          <table:table-cell office:value-type="string">
            <text:p>Pattern 29</text:p>
          </table:table-cell>
          <table:table-cell office:value="0.21986207612565023" office:value-type="float"/>
          <table:table-cell office:value="0.22466283444374008" office:value-type="float"/>
          <table:table-cell office:value="0.8489419668081402" office:value-type="float"/>
          <table:table-cell office:value-type="string">
            <text:p>input/data_formal_20240530-1342/meme/Crappy_Pantz_20230206T121719/2.jpg</text:p>
          </table:table-cell>
          <table:table-cell office:value-type="string">
            <text:p>https://twitter.com/hickoryducc/status/1622570454081994752</text:p>
          </table:table-cell>
        </table:table-row>
        <table:table-row>
          <table:table-cell office:value="545" office:value-type="float"/>
          <table:table-cell office:value-type="string">
            <text:p>Pattern 6</text:p>
          </table:table-cell>
          <table:table-cell office:value="0.11548823441585968" office:value-type="float"/>
          <table:table-cell office:value="0.1542624757795918" office:value-type="float"/>
          <table:table-cell office:value="0.8573486209564449" office:value-type="float"/>
          <table:table-cell office:value-type="string">
            <text:p>input/data_formal_20240530-1342/meme/Crappy_Pantz_20230206T121719/3.jpg</text:p>
          </table:table-cell>
          <table:table-cell office:value-type="string">
            <text:p>https://twitter.com/hickoryducc/status/1622570454081994752</text:p>
          </table:table-cell>
        </table:table-row>
        <table:table-row>
          <table:table-cell office:value="546" office:value-type="float"/>
          <table:table-cell office:value-type="string">
            <text:p>Pattern 14</text:p>
          </table:table-cell>
          <table:table-cell office:value="0.2134497166039169" office:value-type="float"/>
          <table:table-cell office:value="0.35704895431773137" office:value-type="float"/>
          <table:table-cell office:value="0.8651233581164681" office:value-type="float"/>
          <table:table-cell office:value-type="string">
            <text:p>input/data_formal_20240530-1342/meme/cre8meme_20230105T101509/0.jpg</text:p>
          </table:table-cell>
          <table:table-cell office:value-type="string">
            <text:p>https://twitter.com/cre8meme/status/1610942974409441281</text:p>
          </table:table-cell>
        </table:table-row>
        <table:table-row>
          <table:table-cell office:value="547" office:value-type="float"/>
          <table:table-cell office:value-type="string">
            <text:p>Pattern 1</text:p>
          </table:table-cell>
          <table:table-cell office:value="0.23614062696083557" office:value-type="float"/>
          <table:table-cell office:value="0.34805712116292836" office:value-type="float"/>
          <table:table-cell office:value="0.8683339979413957" office:value-type="float"/>
          <table:table-cell office:value-type="string">
            <text:p>input/data_formal_20240530-1342/meme/CreationsMed_20230201T225035/0.jpg</text:p>
          </table:table-cell>
          <table:table-cell office:value-type="string">
            <text:p>https://twitter.com/CreationsMed/status/1620917556415528962</text:p>
          </table:table-cell>
        </table:table-row>
        <table:table-row>
          <table:table-cell office:value="548" office:value-type="float"/>
          <table:table-cell office:value-type="string">
            <text:p>Pattern 3</text:p>
          </table:table-cell>
          <table:table-cell office:value="0.1959805850305995" office:value-type="float"/>
          <table:table-cell office:value="0.5102626015102074" office:value-type="float"/>
          <table:table-cell office:value="0.8659050686355102" office:value-type="float"/>
          <table:table-cell office:value-type="string">
            <text:p>input/data_formal_20240530-1342/meme/cricket07ipl_20221228T035939/0.jpg</text:p>
          </table:table-cell>
          <table:table-cell office:value-type="string">
            <text:p>https://twitter.com/cricket07ipl/status/1607949374767919104</text:p>
          </table:table-cell>
        </table:table-row>
        <table:table-row>
          <table:table-cell office:value="549" office:value-type="float"/>
          <table:table-cell office:value-type="string">
            <text:p>Pattern 2</text:p>
          </table:table-cell>
          <table:table-cell office:value="0.13595644248413852" office:value-type="float"/>
          <table:table-cell office:value="0.18159681260801186" office:value-type="float"/>
          <table:table-cell office:value="0.9260766406631877" office:value-type="float"/>
          <table:table-cell office:value-type="string">
            <text:p>input/data_formal_20240530-1342/meme/crimetimegames_20230206T110018/0.jpg</text:p>
          </table:table-cell>
          <table:table-cell office:value-type="string">
            <text:p>https://twitter.com/crimetimegames/status/1622550748486684673</text:p>
          </table:table-cell>
        </table:table-row>
        <table:table-row>
          <table:table-cell office:value="550" office:value-type="float"/>
          <table:table-cell office:value-type="string">
            <text:p>Pattern 1</text:p>
          </table:table-cell>
          <table:table-cell office:value="0.43475323237537067" office:value-type="float"/>
          <table:table-cell office:value="0.23027126920347987" office:value-type="float"/>
          <table:table-cell office:value="0.8972446793015185" office:value-type="float"/>
          <table:table-cell office:value-type="string">
            <text:p>input/data_formal_20240530-1342/meme/CrimsonPap_20230201T230329/0.jpg</text:p>
          </table:table-cell>
          <table:table-cell office:value-type="string">
            <text:p>https://twitter.com/CrimsonPap/status/1620920802387562496</text:p>
          </table:table-cell>
        </table:table-row>
        <table:table-row>
          <table:table-cell office:value="551" office:value-type="float"/>
          <table:table-cell office:value-type="string">
            <text:p>Pattern 42</text:p>
          </table:table-cell>
          <table:table-cell office:value="0.15701724915124896" office:value-type="float"/>
          <table:table-cell office:value="0.42453518713000277" office:value-type="float"/>
          <table:table-cell office:value="0.9013685752789692" office:value-type="float"/>
          <table:table-cell office:value-type="string">
            <text:p>input/data_formal_20240530-1342/meme/Crochetmelovely_20230206T140643/0.jpg</text:p>
          </table:table-cell>
          <table:table-cell office:value-type="string">
            <text:p>https://twitter.com/Crochetmelovely/status/1622597660778631169</text:p>
          </table:table-cell>
        </table:table-row>
        <table:table-row>
          <table:table-cell office:value="552" office:value-type="float"/>
          <table:table-cell office:value-type="string">
            <text:p>Pattern 29</text:p>
          </table:table-cell>
          <table:table-cell office:value="0.22228261936520424" office:value-type="float"/>
          <table:table-cell office:value="0.28104073211319064" office:value-type="float"/>
          <table:table-cell office:value="0.8002471675556637" office:value-type="float"/>
          <table:table-cell office:value-type="string">
            <text:p>input/data_formal_20240530-1342/meme/CrossleysCars_20230206T130114/0.jpg</text:p>
          </table:table-cell>
          <table:table-cell office:value-type="string">
            <text:p>https://twitter.com/CrossleysCars/status/1622581180729008131</text:p>
          </table:table-cell>
        </table:table-row>
        <table:table-row>
          <table:table-cell office:value="553" office:value-type="float"/>
          <table:table-cell office:value-type="string">
            <text:p>Pattern 38</text:p>
          </table:table-cell>
          <table:table-cell office:value="0.0484253624292226" office:value-type="float"/>
          <table:table-cell office:value="0.547227199767637" office:value-type="float"/>
          <table:table-cell office:value="0.83853917786163" office:value-type="float"/>
          <table:table-cell office:value-type="string">
            <text:p>input/data_formal_20240530-1342/meme/crypto_updatte_20230201T230019/0.jpg</text:p>
          </table:table-cell>
          <table:table-cell office:value-type="string">
            <text:p>https://twitter.com/crypto_updatte/status/1620920008753975296</text:p>
          </table:table-cell>
        </table:table-row>
        <table:table-row>
          <table:table-cell office:value="554" office:value-type="float"/>
          <table:table-cell office:value-type="string">
            <text:p>Pattern 18</text:p>
          </table:table-cell>
          <table:table-cell office:value="0.21473085345205511" office:value-type="float"/>
          <table:table-cell office:value="0.43787183710786953" office:value-type="float"/>
          <table:table-cell office:value="0.838856449095915" office:value-type="float"/>
          <table:table-cell office:value-type="string">
            <text:p>input/data_formal_20240530-1342/meme/CryptoBlabBot_20230306T140156/0.jpg</text:p>
          </table:table-cell>
          <table:table-cell office:value-type="string">
            <text:p>https://twitter.com/San88813/status/1633033086958211073</text:p>
          </table:table-cell>
        </table:table-row>
        <table:table-row>
          <table:table-cell office:value="555" office:value-type="float"/>
          <table:table-cell office:value-type="string">
            <text:p>Pattern 44</text:p>
          </table:table-cell>
          <table:table-cell office:value="0.13941044500953303" office:value-type="float"/>
          <table:table-cell office:value="0.4911972503311327" office:value-type="float"/>
          <table:table-cell office:value="0.816793249290956" office:value-type="float"/>
          <table:table-cell office:value-type="string">
            <text:p>input/data_formal_20240530-1342/meme/cryptoboy1017_20230206T153450/0.jpg</text:p>
          </table:table-cell>
          <table:table-cell office:value-type="string">
            <text:p>https://twitter.com/cryptoboy1017/status/1622619834985881600</text:p>
          </table:table-cell>
        </table:table-row>
        <table:table-row>
          <table:table-cell office:value="556" office:value-type="float"/>
          <table:table-cell office:value-type="string">
            <text:p>Pattern 33</text:p>
          </table:table-cell>
          <table:table-cell office:value="0.18397605349503032" office:value-type="float"/>
          <table:table-cell office:value="0.3749551758565148" office:value-type="float"/>
          <table:table-cell office:value="0.932718316326887" office:value-type="float"/>
          <table:table-cell office:value-type="string">
            <text:p>input/data_formal_20240530-1342/meme/cryptoboy1017_20230206T160146/0.jpg</text:p>
          </table:table-cell>
          <table:table-cell office:value-type="string">
            <text:p>https://twitter.com/cryptoboy1017/status/1622626615921369092</text:p>
          </table:table-cell>
        </table:table-row>
        <table:table-row>
          <table:table-cell office:value="557" office:value-type="float"/>
          <table:table-cell office:value-type="string">
            <text:p>Pattern 16</text:p>
          </table:table-cell>
          <table:table-cell office:value="0.15372091405409394" office:value-type="float"/>
          <table:table-cell office:value="0.37698018557396995" office:value-type="float"/>
          <table:table-cell office:value="0.9088854174646321" office:value-type="float"/>
          <table:table-cell office:value-type="string">
            <text:p>input/data_formal_20240530-1342/meme/cryptoboy1017_20230206T160618/0.jpg</text:p>
          </table:table-cell>
          <table:table-cell office:value-type="string">
            <text:p>https://twitter.com/cryptoboy1017/status/1622627755643834369</text:p>
          </table:table-cell>
        </table:table-row>
        <table:table-row>
          <table:table-cell office:value="558" office:value-type="float"/>
          <table:table-cell office:value-type="string">
            <text:p>Pattern 42</text:p>
          </table:table-cell>
          <table:table-cell office:value="0.06310288774165856" office:value-type="float"/>
          <table:table-cell office:value="0.568391052297717" office:value-type="float"/>
          <table:table-cell office:value="0.8673680274764679" office:value-type="float"/>
          <table:table-cell office:value-type="string">
            <text:p>input/data_formal_20240530-1342/meme/cryptobroko_20230105T122828/0.jpg</text:p>
          </table:table-cell>
          <table:table-cell office:value-type="string">
            <text:p>https://twitter.com/cryptobroko/status/1610976523107844097</text:p>
          </table:table-cell>
        </table:table-row>
        <table:table-row>
          <table:table-cell office:value="559" office:value-type="float"/>
          <table:table-cell office:value-type="string">
            <text:p>Pattern 45</text:p>
          </table:table-cell>
          <table:table-cell office:value="0.14738039667607375" office:value-type="float"/>
          <table:table-cell office:value="0.45043988182230404" office:value-type="float"/>
          <table:table-cell office:value="0.862063996027451" office:value-type="float"/>
          <table:table-cell office:value-type="string">
            <text:p>input/data_formal_20240530-1342/meme/cryptobroko_20230106T082043/0.jpg</text:p>
          </table:table-cell>
          <table:table-cell office:value-type="string">
            <text:p>https://twitter.com/cryptobroko/status/1611276562044690436</text:p>
          </table:table-cell>
        </table:table-row>
        <table:table-row>
          <table:table-cell office:value="560" office:value-type="float"/>
          <table:table-cell office:value-type="string">
            <text:p>Pattern 45</text:p>
          </table:table-cell>
          <table:table-cell office:value="0.34940397393809786" office:value-type="float"/>
          <table:table-cell office:value="0.39525145633955117" office:value-type="float"/>
          <table:table-cell office:value="0.9145100005172663" office:value-type="float"/>
          <table:table-cell office:value-type="string">
            <text:p>input/data_formal_20240530-1342/meme/cryptobroko_20230111T222149/0.jpg</text:p>
          </table:table-cell>
          <table:table-cell office:value-type="string">
            <text:p>https://twitter.com/cryptobroko/status/1613300171890216962</text:p>
          </table:table-cell>
        </table:table-row>
        <table:table-row>
          <table:table-cell office:value="561" office:value-type="float"/>
          <table:table-cell office:value-type="string">
            <text:p>Pattern 45</text:p>
          </table:table-cell>
          <table:table-cell office:value="0.23665470123361476" office:value-type="float"/>
          <table:table-cell office:value="0.4079130820684943" office:value-type="float"/>
          <table:table-cell office:value="0.8248655813726281" office:value-type="float"/>
          <table:table-cell office:value-type="string">
            <text:p>input/data_formal_20240530-1342/meme/cryptobroko_20230111T232205/0.jpg</text:p>
          </table:table-cell>
          <table:table-cell office:value-type="string">
            <text:p>https://twitter.com/cryptobroko/status/1613315338505953281</text:p>
          </table:table-cell>
        </table:table-row>
        <table:table-row>
          <table:table-cell office:value="56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ryptoEconomyEN_20230403T210832/0.jpg</text:p>
          </table:table-cell>
          <table:table-cell office:value-type="string">
            <text:p>https://twitter.com/CryptoEconomyEN/status/1642997533403217928</text:p>
          </table:table-cell>
        </table:table-row>
        <table:table-row>
          <table:table-cell office:value="563" office:value-type="float"/>
          <table:table-cell office:value-type="string">
            <text:p>Pattern 3</text:p>
          </table:table-cell>
          <table:table-cell office:value="0.12443295860580586" office:value-type="float"/>
          <table:table-cell office:value="0.4970580762612931" office:value-type="float"/>
          <table:table-cell office:value="0.8912298694365935" office:value-type="float"/>
          <table:table-cell office:value-type="string">
            <text:p>input/data_formal_20240530-1342/meme/CryptoEights_20230110T145239/0.jpg</text:p>
          </table:table-cell>
          <table:table-cell office:value-type="string">
            <text:p>https://twitter.com/CryptoEights/status/1613323382103371776</text:p>
          </table:table-cell>
        </table:table-row>
        <table:table-row>
          <table:table-cell office:value="564" office:value-type="float"/>
          <table:table-cell office:value-type="string">
            <text:p>Pattern 11</text:p>
          </table:table-cell>
          <table:table-cell office:value="0.039910834801898776" office:value-type="float"/>
          <table:table-cell office:value="0.4500006243243556" office:value-type="float"/>
          <table:table-cell office:value="0.9545331862217262" office:value-type="float"/>
          <table:table-cell office:value-type="string">
            <text:p>input/data_formal_20240530-1342/meme/CryptoGossipOrg_20230111T142933/0.jpg</text:p>
          </table:table-cell>
          <table:table-cell office:value-type="string">
            <text:p>https://twitter.com/laketreasuree/status/1613327805143711744</text:p>
          </table:table-cell>
        </table:table-row>
        <table:table-row>
          <table:table-cell office:value="565" office:value-type="float"/>
          <table:table-cell office:value-type="string">
            <text:p>Pattern 17</text:p>
          </table:table-cell>
          <table:table-cell office:value="0.21010589310797795" office:value-type="float"/>
          <table:table-cell office:value="0.432977354078637" office:value-type="float"/>
          <table:table-cell office:value="0.794142737805335" office:value-type="float"/>
          <table:table-cell office:value-type="string">
            <text:p>input/data_formal_20240530-1342/meme/CryptoGossipOrg_20230201T222930/0.jpg</text:p>
          </table:table-cell>
          <table:table-cell office:value-type="string">
            <text:p>https://twitter.com/CryptoGossipOrg/status/1620912251522924558</text:p>
          </table:table-cell>
        </table:table-row>
        <table:table-row>
          <table:table-cell office:value="566" office:value-type="float"/>
          <table:table-cell office:value-type="string">
            <text:p>Pattern 19</text:p>
          </table:table-cell>
          <table:table-cell office:value="0.2587563221514929" office:value-type="float"/>
          <table:table-cell office:value="0.6032745370910618" office:value-type="float"/>
          <table:table-cell office:value="0.7636222896535168" office:value-type="float"/>
          <table:table-cell office:value-type="string">
            <text:p>input/data_formal_20240530-1342/meme/CryptoInsightsX_20230104T084330/0.jpg</text:p>
          </table:table-cell>
          <table:table-cell office:value-type="string">
            <text:p>https://twitter.com/woncateu/status/1610980091739406339</text:p>
          </table:table-cell>
        </table:table-row>
        <table:table-row>
          <table:table-cell office:value="567" office:value-type="float"/>
          <table:table-cell office:value-type="string">
            <text:p>Pattern 13</text:p>
          </table:table-cell>
          <table:table-cell office:value="0.20484748831420274" office:value-type="float"/>
          <table:table-cell office:value="0.4913430170941765" office:value-type="float"/>
          <table:table-cell office:value="0.820275378097546" office:value-type="float"/>
          <table:table-cell office:value-type="string">
            <text:p>input/data_formal_20240530-1342/meme/CryptoIranian_20230202T020516/0.jpg</text:p>
          </table:table-cell>
          <table:table-cell office:value-type="string">
            <text:p>https://twitter.com/maguirre521/status/1621015727389167618</text:p>
          </table:table-cell>
        </table:table-row>
        <table:table-row>
          <table:table-cell office:value="568" office:value-type="float"/>
          <table:table-cell office:value-type="string">
            <text:p>Pattern 45</text:p>
          </table:table-cell>
          <table:table-cell office:value="0.20061219861327556" office:value-type="float"/>
          <table:table-cell office:value="0.4916316406839191" office:value-type="float"/>
          <table:table-cell office:value="0.8536799509776365" office:value-type="float"/>
          <table:table-cell office:value-type="string">
            <text:p>input/data_formal_20240530-1342/meme/CryptoLycus_20230105T141110/0.jpg</text:p>
          </table:table-cell>
          <table:table-cell office:value-type="string">
            <text:p>https://twitter.com/CryptoLycus/status/1611224854937886720</text:p>
          </table:table-cell>
        </table:table-row>
        <table:table-row>
          <table:table-cell office:value="569" office:value-type="float"/>
          <table:table-cell office:value-type="string">
            <text:p>Pattern 32</text:p>
          </table:table-cell>
          <table:table-cell office:value="0.3131782377176688" office:value-type="float"/>
          <table:table-cell office:value="0.31882351659119773" office:value-type="float"/>
          <table:table-cell office:value="0.827951035430313" office:value-type="float"/>
          <table:table-cell office:value-type="string">
            <text:p>input/data_formal_20240530-1342/meme/CRYPTOMAD44_20230322T220901/0.jpg</text:p>
          </table:table-cell>
          <table:table-cell office:value-type="string">
            <text:p>https://twitter.com/TsuyokuInu/status/1638666118884622336</text:p>
          </table:table-cell>
        </table:table-row>
        <table:table-row>
          <table:table-cell office:value="570" office:value-type="float"/>
          <table:table-cell office:value-type="string">
            <text:p>Pattern 19</text:p>
          </table:table-cell>
          <table:table-cell office:value="0.20898357988064398" office:value-type="float"/>
          <table:table-cell office:value="0.6020208713843036" office:value-type="float"/>
          <table:table-cell office:value="0.6761263662293253" office:value-type="float"/>
          <table:table-cell office:value-type="string">
            <text:p>input/data_formal_20240530-1342/meme/Crypton_media_20230206T113607/0.jpg</text:p>
          </table:table-cell>
          <table:table-cell office:value-type="string">
            <text:p>https://twitter.com/Crypton_media/status/1622559763429982210</text:p>
          </table:table-cell>
        </table:table-row>
        <table:table-row>
          <table:table-cell office:value="571" office:value-type="float"/>
          <table:table-cell office:value-type="string">
            <text:p>Pattern 42</text:p>
          </table:table-cell>
          <table:table-cell office:value="0.14467910922857113" office:value-type="float"/>
          <table:table-cell office:value="0.3739962117888227" office:value-type="float"/>
          <table:table-cell office:value="0.8336465275672825" office:value-type="float"/>
          <table:table-cell office:value-type="string">
            <text:p>input/data_formal_20240530-1342/meme/CryptoSalsaMike_20230206T112038/0.jpg</text:p>
          </table:table-cell>
          <table:table-cell office:value-type="string">
            <text:p>https://twitter.com/Syed_VIP07/status/1622631073602752512</text:p>
          </table:table-cell>
        </table:table-row>
        <table:table-row>
          <table:table-cell office:value="572" office:value-type="float"/>
          <table:table-cell office:value-type="string">
            <text:p>Pattern 6</text:p>
          </table:table-cell>
          <table:table-cell office:value="0.08178683643758339" office:value-type="float"/>
          <table:table-cell office:value="0.3504751594845953" office:value-type="float"/>
          <table:table-cell office:value="0.9347631665110953" office:value-type="float"/>
          <table:table-cell office:value-type="string">
            <text:p>input/data_formal_20240530-1342/meme/Cryptosy123_20230206T112742/0.jpg</text:p>
          </table:table-cell>
          <table:table-cell office:value-type="string">
            <text:p>https://twitter.com/Cryptosy123/status/1622557641808695297</text:p>
          </table:table-cell>
        </table:table-row>
        <table:table-row>
          <table:table-cell office:value="573" office:value-type="float"/>
          <table:table-cell office:value-type="string">
            <text:p>Pattern 45</text:p>
          </table:table-cell>
          <table:table-cell office:value="0.2551004683653324" office:value-type="float"/>
          <table:table-cell office:value="0.5618866594769356" office:value-type="float"/>
          <table:table-cell office:value="0.8148156059175289" office:value-type="float"/>
          <table:table-cell office:value-type="string">
            <text:p>input/data_formal_20240530-1342/meme/CryptoTechMemes_20230202T020224/0.jpg</text:p>
          </table:table-cell>
          <table:table-cell office:value-type="string">
            <text:p>https://twitter.com/CryptoTechMemes/status/1620965831181041664</text:p>
          </table:table-cell>
        </table:table-row>
        <table:table-row>
          <table:table-cell office:value="574" office:value-type="float"/>
          <table:table-cell office:value-type="string">
            <text:p>Pattern 19</text:p>
          </table:table-cell>
          <table:table-cell office:value="0.18163298806216943" office:value-type="float"/>
          <table:table-cell office:value="0.6203818508309566" office:value-type="float"/>
          <table:table-cell office:value="0.8413557035708362" office:value-type="float"/>
          <table:table-cell office:value-type="string">
            <text:p>input/data_formal_20240530-1342/meme/CryptoWhale_Alt_20221228T052550/0.jpg</text:p>
          </table:table-cell>
          <table:table-cell office:value-type="string">
            <text:p>https://twitter.com/FATHZBEK81/status/1607987621958918144</text:p>
          </table:table-cell>
        </table:table-row>
        <table:table-row>
          <table:table-cell office:value="575" office:value-type="float"/>
          <table:table-cell office:value-type="string">
            <text:p>Pattern 25</text:p>
          </table:table-cell>
          <table:table-cell office:value="0.13198005191299192" office:value-type="float"/>
          <table:table-cell office:value="0.3862939577391328" office:value-type="float"/>
          <table:table-cell office:value="0.9021436514009571" office:value-type="float"/>
          <table:table-cell office:value-type="string">
            <text:p>input/data_formal_20240530-1342/meme/Cubesmen_20230206T114415/0.jpg</text:p>
          </table:table-cell>
          <table:table-cell office:value-type="string">
            <text:p>https://twitter.com/Cubesmen/status/1622561809369538562</text:p>
          </table:table-cell>
        </table:table-row>
        <table:table-row>
          <table:table-cell office:value="576" office:value-type="float"/>
          <table:table-cell office:value-type="string">
            <text:p>Pattern 13</text:p>
          </table:table-cell>
          <table:table-cell office:value="0.23198762608607856" office:value-type="float"/>
          <table:table-cell office:value="0.37595789303369614" office:value-type="float"/>
          <table:table-cell office:value="0.8236632148305529" office:value-type="float"/>
          <table:table-cell office:value-type="string">
            <text:p>input/data_formal_20240530-1342/meme/cuchicou_20230105T135735/0.jpg</text:p>
          </table:table-cell>
          <table:table-cell office:value-type="string">
            <text:p>https://twitter.com/looneycorp/status/1613323332069502978</text:p>
          </table:table-cell>
        </table:table-row>
        <table:table-row>
          <table:table-cell office:value="577" office:value-type="float"/>
          <table:table-cell office:value-type="string">
            <text:p>Pattern 45</text:p>
          </table:table-cell>
          <table:table-cell office:value="0.09705101524350179" office:value-type="float"/>
          <table:table-cell office:value="0.4554033976171864" office:value-type="float"/>
          <table:table-cell office:value="0.8350788288420389" office:value-type="float"/>
          <table:table-cell office:value-type="string">
            <text:p>input/data_formal_20240530-1342/meme/cuchicou_20230110T163430/0.jpg</text:p>
          </table:table-cell>
          <table:table-cell office:value-type="string">
            <text:p>https://twitter.com/looneycorp/status/1613323299895009280</text:p>
          </table:table-cell>
        </table:table-row>
        <table:table-row>
          <table:table-cell office:value="57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uchicou_20230201T134339/0.jpg</text:p>
          </table:table-cell>
          <table:table-cell office:value-type="string">
            <text:p>https://twitter.com/Kabteni1/status/1620927269035450368</text:p>
          </table:table-cell>
        </table:table-row>
        <table:table-row>
          <table:table-cell office:value="57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uddleYourCat_20230212T150628/0.jpg</text:p>
          </table:table-cell>
          <table:table-cell office:value-type="string">
            <text:p>https://twitter.com/CuddleYourCat/status/1624787023687974931</text:p>
          </table:table-cell>
        </table:table-row>
        <table:table-row>
          <table:table-cell office:value="58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CursedDANKmemes_20230106T050906/0.jpg</text:p>
          </table:table-cell>
          <table:table-cell office:value-type="string">
            <text:p>https://twitter.com/CursedDANKmemes/status/1611228341197242368</text:p>
          </table:table-cell>
        </table:table-row>
        <table:table-row>
          <table:table-cell office:value="581" office:value-type="float"/>
          <table:table-cell office:value-type="string">
            <text:p>Pattern 18</text:p>
          </table:table-cell>
          <table:table-cell office:value="0.16274894896677405" office:value-type="float"/>
          <table:table-cell office:value="0.4926432536184302" office:value-type="float"/>
          <table:table-cell office:value="0.910146797109172" office:value-type="float"/>
          <table:table-cell office:value-type="string">
            <text:p>input/data_formal_20240530-1342/meme/Cute_PurpleRose_20221228T010729/0.jpg</text:p>
          </table:table-cell>
          <table:table-cell office:value-type="string">
            <text:p>https://twitter.com/Cute_PurpleRose/status/1607906044268761088</text:p>
          </table:table-cell>
        </table:table-row>
        <table:table-row>
          <table:table-cell office:value="582" office:value-type="float"/>
          <table:table-cell office:value-type="string">
            <text:p>Pattern 14</text:p>
          </table:table-cell>
          <table:table-cell office:value="0.09666175432848056" office:value-type="float"/>
          <table:table-cell office:value="0.23266861803807518" office:value-type="float"/>
          <table:table-cell office:value="0.9401235351917332" office:value-type="float"/>
          <table:table-cell office:value-type="string">
            <text:p>input/data_formal_20240530-1342/meme/CutItOutComics_20221228T002153/0.jpg</text:p>
          </table:table-cell>
          <table:table-cell office:value-type="string">
            <text:p>https://twitter.com/GameGearGuru/status/1607936497046491136</text:p>
          </table:table-cell>
        </table:table-row>
        <table:table-row>
          <table:table-cell office:value="583" office:value-type="float"/>
          <table:table-cell office:value-type="string">
            <text:p>Pattern 1</text:p>
          </table:table-cell>
          <table:table-cell office:value="0.21773494500875096" office:value-type="float"/>
          <table:table-cell office:value="0.23730885275759347" office:value-type="float"/>
          <table:table-cell office:value="0.8684372630766078" office:value-type="float"/>
          <table:table-cell office:value-type="string">
            <text:p>input/data_formal_20240530-1342/meme/CutItOutComics_20221228T002153/1.jpg</text:p>
          </table:table-cell>
          <table:table-cell office:value-type="string">
            <text:p>https://twitter.com/GameGearGuru/status/1607936497046491136</text:p>
          </table:table-cell>
        </table:table-row>
        <table:table-row>
          <table:table-cell office:value="584" office:value-type="float"/>
          <table:table-cell office:value-type="string">
            <text:p>Pattern 14</text:p>
          </table:table-cell>
          <table:table-cell office:value="0.2264335969972605" office:value-type="float"/>
          <table:table-cell office:value="0.1614758855492588" office:value-type="float"/>
          <table:table-cell office:value="0.8253481828912825" office:value-type="float"/>
          <table:table-cell office:value-type="string">
            <text:p>input/data_formal_20240530-1342/meme/CutItOutComics_20221228T002220/0.jpg</text:p>
          </table:table-cell>
          <table:table-cell office:value-type="string">
            <text:p>https://twitter.com/CutItOutComics/status/1607936496274706433</text:p>
          </table:table-cell>
        </table:table-row>
        <table:table-row>
          <table:table-cell office:value="585" office:value-type="float"/>
          <table:table-cell office:value-type="string">
            <text:p>Pattern 2</text:p>
          </table:table-cell>
          <table:table-cell office:value="0.12550395954849636" office:value-type="float"/>
          <table:table-cell office:value="0.37571507421950023" office:value-type="float"/>
          <table:table-cell office:value="0.8688853220343102" office:value-type="float"/>
          <table:table-cell office:value-type="string">
            <text:p>input/data_formal_20240530-1342/meme/CutItOutComics_20221228T002333/0.jpg</text:p>
          </table:table-cell>
          <table:table-cell office:value-type="string">
            <text:p>https://twitter.com/CutItOutComics/status/1607936521998311424</text:p>
          </table:table-cell>
        </table:table-row>
        <table:table-row>
          <table:table-cell office:value="586" office:value-type="float"/>
          <table:table-cell office:value-type="string">
            <text:p>Pattern 44</text:p>
          </table:table-cell>
          <table:table-cell office:value="0.14025194926824097" office:value-type="float"/>
          <table:table-cell office:value="0.2200764604911612" office:value-type="float"/>
          <table:table-cell office:value="0.8741411530154403" office:value-type="float"/>
          <table:table-cell office:value-type="string">
            <text:p>input/data_formal_20240530-1342/meme/Cyberknow20_20230129T100627/0.jpg</text:p>
          </table:table-cell>
          <table:table-cell office:value-type="string">
            <text:p>https://twitter.com/kibertiger/status/1622625448164474887</text:p>
          </table:table-cell>
        </table:table-row>
        <table:table-row>
          <table:table-cell office:value="587" office:value-type="float"/>
          <table:table-cell office:value-type="string">
            <text:p>Pattern 2</text:p>
          </table:table-cell>
          <table:table-cell office:value="0.18530236470918504" office:value-type="float"/>
          <table:table-cell office:value="0.4091397471108693" office:value-type="float"/>
          <table:table-cell office:value="0.8974779391754779" office:value-type="float"/>
          <table:table-cell office:value-type="string">
            <text:p>input/data_formal_20240530-1342/meme/Cyberknow20_20230212T042400/0.jpg</text:p>
          </table:table-cell>
          <table:table-cell office:value-type="string">
            <text:p>https://twitter.com/Shpantzer/status/1624764381912346625</text:p>
          </table:table-cell>
        </table:table-row>
        <table:table-row>
          <table:table-cell office:value="588" office:value-type="float"/>
          <table:table-cell office:value-type="string">
            <text:p>Pattern 5</text:p>
          </table:table-cell>
          <table:table-cell office:value="0.1208886610331997" office:value-type="float"/>
          <table:table-cell office:value="0.7415146385514102" office:value-type="float"/>
          <table:table-cell office:value="0.864060237957452" office:value-type="float"/>
          <table:table-cell office:value-type="string">
            <text:p>input/data_formal_20240530-1342/meme/DaboyaPvt_20230105T124909/0.jpg</text:p>
          </table:table-cell>
          <table:table-cell office:value-type="string">
            <text:p>https://twitter.com/DaboyaPvt/status/1610981731225726977</text:p>
          </table:table-cell>
        </table:table-row>
        <table:table-row>
          <table:table-cell office:value="589" office:value-type="float"/>
          <table:table-cell office:value-type="string">
            <text:p>Pattern 13</text:p>
          </table:table-cell>
          <table:table-cell office:value="0.08441263884115627" office:value-type="float"/>
          <table:table-cell office:value="0.5372176396595532" office:value-type="float"/>
          <table:table-cell office:value="0.8407988625645394" office:value-type="float"/>
          <table:table-cell office:value-type="string">
            <text:p>input/data_formal_20240530-1342/meme/DaguitMiralyn_20221227T235742/0.jpg</text:p>
          </table:table-cell>
          <table:table-cell office:value-type="string">
            <text:p>https://twitter.com/DaguitMiralyn/status/1607888485532438528</text:p>
          </table:table-cell>
        </table:table-row>
        <table:table-row>
          <table:table-cell office:value="590" office:value-type="float"/>
          <table:table-cell office:value-type="string">
            <text:p>Pattern 6</text:p>
          </table:table-cell>
          <table:table-cell office:value="0.1710023224815938" office:value-type="float"/>
          <table:table-cell office:value="0.16354807243033065" office:value-type="float"/>
          <table:table-cell office:value="0.8065644608258911" office:value-type="float"/>
          <table:table-cell office:value-type="string">
            <text:p>input/data_formal_20240530-1342/meme/daily_wholesome_20221228T013857/0.jpg</text:p>
          </table:table-cell>
          <table:table-cell office:value-type="string">
            <text:p>https://twitter.com/TIMEX2987/status/1607938023760744451</text:p>
          </table:table-cell>
        </table:table-row>
        <table:table-row>
          <table:table-cell office:value="591" office:value-type="float"/>
          <table:table-cell office:value-type="string">
            <text:p>Pattern 6</text:p>
          </table:table-cell>
          <table:table-cell office:value="0.23246949435939163" office:value-type="float"/>
          <table:table-cell office:value="0.16196253549262968" office:value-type="float"/>
          <table:table-cell office:value="0.8583591154985667" office:value-type="float"/>
          <table:table-cell office:value-type="string">
            <text:p>input/data_formal_20240530-1342/meme/daily_wholesome_20230111T193857/0.jpg</text:p>
          </table:table-cell>
          <table:table-cell office:value-type="string">
            <text:p>https://twitter.com/Sunday_Waffles/status/1613297703668047872</text:p>
          </table:table-cell>
        </table:table-row>
        <table:table-row>
          <table:table-cell office:value="592" office:value-type="float"/>
          <table:table-cell office:value-type="string">
            <text:p>Pattern 39</text:p>
          </table:table-cell>
          <table:table-cell office:value="0.22153523831971936" office:value-type="float"/>
          <table:table-cell office:value="0.19812297716605173" office:value-type="float"/>
          <table:table-cell office:value="0.9050294495039508" office:value-type="float"/>
          <table:table-cell office:value-type="string">
            <text:p>input/data_formal_20240530-1342/meme/daily_wholesome_20230202T014004/0.jpg</text:p>
          </table:table-cell>
          <table:table-cell office:value-type="string">
            <text:p>https://twitter.com/EurysPerez2/status/1620960367756152832</text:p>
          </table:table-cell>
        </table:table-row>
        <table:table-row>
          <table:table-cell office:value="593" office:value-type="float"/>
          <table:table-cell office:value-type="string">
            <text:p>Pattern 37</text:p>
          </table:table-cell>
          <table:table-cell office:value="0.1427186438191982" office:value-type="float"/>
          <table:table-cell office:value="0.2024442291012091" office:value-type="float"/>
          <table:table-cell office:value="0.8448071278924657" office:value-type="float"/>
          <table:table-cell office:value-type="string">
            <text:p>input/data_formal_20240530-1342/meme/daily_wholesome_20230206T133857/0.jpg</text:p>
          </table:table-cell>
          <table:table-cell office:value-type="string">
            <text:p>https://twitter.com/_lostinsea_/status/1622590745226928131</text:p>
          </table:table-cell>
        </table:table-row>
        <table:table-row>
          <table:table-cell office:value="594" office:value-type="float"/>
          <table:table-cell office:value-type="string">
            <text:p>Pattern 22</text:p>
          </table:table-cell>
          <table:table-cell office:value="0.1624238532589295" office:value-type="float"/>
          <table:table-cell office:value="0.20705891876445476" office:value-type="float"/>
          <table:table-cell office:value="0.8706040332184214" office:value-type="float"/>
          <table:table-cell office:value-type="string">
            <text:p>input/data_formal_20240530-1342/meme/daily_wholesome_20230212T133856/0.jpg</text:p>
          </table:table-cell>
          <table:table-cell office:value-type="string">
            <text:p>https://twitter.com/daily_wholesome/status/1624764997455826944</text:p>
          </table:table-cell>
        </table:table-row>
        <table:table-row>
          <table:table-cell office:value="595" office:value-type="float"/>
          <table:table-cell office:value-type="string">
            <text:p>Pattern 37</text:p>
          </table:table-cell>
          <table:table-cell office:value="0.1539988030180584" office:value-type="float"/>
          <table:table-cell office:value="0.23050830473932735" office:value-type="float"/>
          <table:table-cell office:value="0.8390957772331334" office:value-type="float"/>
          <table:table-cell office:value-type="string">
            <text:p>input/data_formal_20240530-1342/meme/DailyDadJokes6_20230206T154437/0.jpg</text:p>
          </table:table-cell>
          <table:table-cell office:value-type="string">
            <text:p>https://twitter.com/DailyDadJokes6/status/1622622298120536064</text:p>
          </table:table-cell>
        </table:table-row>
        <table:table-row>
          <table:table-cell office:value="596" office:value-type="float"/>
          <table:table-cell office:value-type="string">
            <text:p>Pattern 12</text:p>
          </table:table-cell>
          <table:table-cell office:value="0.1871227275872562" office:value-type="float"/>
          <table:table-cell office:value="0.0954520511310788" office:value-type="float"/>
          <table:table-cell office:value="0.6561408384277577" office:value-type="float"/>
          <table:table-cell office:value-type="string">
            <text:p>input/data_formal_20240530-1342/meme/dailymemegod_20221227T232656/0.jpg</text:p>
          </table:table-cell>
          <table:table-cell office:value-type="string">
            <text:p>https://twitter.com/dailymemegod/status/1607880743266435073</text:p>
          </table:table-cell>
        </table:table-row>
        <table:table-row>
          <table:table-cell office:value="597" office:value-type="float"/>
          <table:table-cell office:value-type="string">
            <text:p>Pattern 30</text:p>
          </table:table-cell>
          <table:table-cell office:value="0.13930116971347772" office:value-type="float"/>
          <table:table-cell office:value="0.18377334477651017" office:value-type="float"/>
          <table:table-cell office:value="0.9088980293719148" office:value-type="float"/>
          <table:table-cell office:value-type="string">
            <text:p>input/data_formal_20240530-1342/meme/dailymemegod_20230322T220134/0.jpg</text:p>
          </table:table-cell>
          <table:table-cell office:value-type="string">
            <text:p>https://twitter.com/dailymemegod/status/1638662225916489728</text:p>
          </table:table-cell>
        </table:table-row>
        <table:table-row>
          <table:table-cell office:value="598" office:value-type="float"/>
          <table:table-cell office:value-type="string">
            <text:p>Pattern 9</text:p>
          </table:table-cell>
          <table:table-cell office:value="0.18804280062470868" office:value-type="float"/>
          <table:table-cell office:value="0.414868715387506" office:value-type="float"/>
          <table:table-cell office:value="0.8916587235522975" office:value-type="float"/>
          <table:table-cell office:value-type="string">
            <text:p>input/data_formal_20240530-1342/meme/dailymemeshub_20221223T152915/0.jpg</text:p>
          </table:table-cell>
          <table:table-cell office:value-type="string">
            <text:p>https://twitter.com/im_L30/status/1607911900737843201</text:p>
          </table:table-cell>
        </table:table-row>
        <table:table-row>
          <table:table-cell office:value="599" office:value-type="float"/>
          <table:table-cell office:value-type="string">
            <text:p>Pattern 20</text:p>
          </table:table-cell>
          <table:table-cell office:value="0.17177194845409954" office:value-type="float"/>
          <table:table-cell office:value="0.3165172596574532" office:value-type="float"/>
          <table:table-cell office:value="0.9244152857819484" office:value-type="float"/>
          <table:table-cell office:value-type="string">
            <text:p>input/data_formal_20240530-1342/meme/dailymemeshub_20230105T112505/0.jpg</text:p>
          </table:table-cell>
          <table:table-cell office:value-type="string">
            <text:p>https://twitter.com/dailymemeshub/status/1610960574627680259</text:p>
          </table:table-cell>
        </table:table-row>
        <table:table-row>
          <table:table-cell office:value="600" office:value-type="float"/>
          <table:table-cell office:value-type="string">
            <text:p>Pattern 10</text:p>
          </table:table-cell>
          <table:table-cell office:value="0.16142296192998562" office:value-type="float"/>
          <table:table-cell office:value="0.30418230157239" office:value-type="float"/>
          <table:table-cell office:value="0.8283087912945923" office:value-type="float"/>
          <table:table-cell office:value-type="string">
            <text:p>input/data_formal_20240530-1342/meme/dailymemeshub_20230105T122709/0.jpg</text:p>
          </table:table-cell>
          <table:table-cell office:value-type="string">
            <text:p>https://twitter.com/dailymemeshub/status/1610976193221722112</text:p>
          </table:table-cell>
        </table:table-row>
        <table:table-row>
          <table:table-cell office:value="601" office:value-type="float"/>
          <table:table-cell office:value-type="string">
            <text:p>Pattern 10</text:p>
          </table:table-cell>
          <table:table-cell office:value="0.20217137736014423" office:value-type="float"/>
          <table:table-cell office:value="0.1978918429085647" office:value-type="float"/>
          <table:table-cell office:value="0.8349706448588816" office:value-type="float"/>
          <table:table-cell office:value-type="string">
            <text:p>input/data_formal_20240530-1342/meme/dailymemeshub_20230106T032853/0.jpg</text:p>
          </table:table-cell>
          <table:table-cell office:value-type="string">
            <text:p>https://twitter.com/BobBuilders37/status/1611278601005015040</text:p>
          </table:table-cell>
        </table:table-row>
        <table:table-row>
          <table:table-cell office:value="60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ailymemeshub_20230106T042833/0.jpg</text:p>
          </table:table-cell>
          <table:table-cell office:value-type="string">
            <text:p>https://twitter.com/dailymemeshub/status/1611218138074324993</text:p>
          </table:table-cell>
        </table:table-row>
        <table:table-row>
          <table:table-cell office:value="603" office:value-type="float"/>
          <table:table-cell office:value-type="string">
            <text:p>Pattern 27</text:p>
          </table:table-cell>
          <table:table-cell office:value="0.1420314693711225" office:value-type="float"/>
          <table:table-cell office:value="0.45918987363710184" office:value-type="float"/>
          <table:table-cell office:value="0.9276448247927669" office:value-type="float"/>
          <table:table-cell office:value-type="string">
            <text:p>input/data_formal_20240530-1342/meme/dailymemeshub_20230106T052848/0.jpg</text:p>
          </table:table-cell>
          <table:table-cell office:value-type="string">
            <text:p>https://twitter.com/dailymemeshub/status/1611233299833184257</text:p>
          </table:table-cell>
        </table:table-row>
        <table:table-row>
          <table:table-cell office:value="604" office:value-type="float"/>
          <table:table-cell office:value-type="string">
            <text:p>Pattern 25</text:p>
          </table:table-cell>
          <table:table-cell office:value="0.13188792426986506" office:value-type="float"/>
          <table:table-cell office:value="0.4031182976688386" office:value-type="float"/>
          <table:table-cell office:value="0.9162684621333664" office:value-type="float"/>
          <table:table-cell office:value-type="string">
            <text:p>input/data_formal_20240530-1342/meme/dailymemeshub_20230201T102509/0.jpg</text:p>
          </table:table-cell>
          <table:table-cell office:value-type="string">
            <text:p>https://twitter.com/acieplayz/status/1620978334736809986</text:p>
          </table:table-cell>
        </table:table-row>
        <table:table-row>
          <table:table-cell office:value="60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ailymemeshub_20230206T112549/0.jpg</text:p>
          </table:table-cell>
          <table:table-cell office:value-type="string">
            <text:p>https://twitter.com/dailymemeshub/status/1622557167776632834</text:p>
          </table:table-cell>
        </table:table-row>
        <table:table-row>
          <table:table-cell office:value="606" office:value-type="float"/>
          <table:table-cell office:value-type="string">
            <text:p>Pattern 44</text:p>
          </table:table-cell>
          <table:table-cell office:value="0.09741109159785705" office:value-type="float"/>
          <table:table-cell office:value="0.3206250029353307" office:value-type="float"/>
          <table:table-cell office:value="0.8937269609852903" office:value-type="float"/>
          <table:table-cell office:value-type="string">
            <text:p>input/data_formal_20240530-1342/meme/dailymemeshub_20230206T112550/0.jpg</text:p>
          </table:table-cell>
          <table:table-cell office:value-type="string">
            <text:p>https://twitter.com/dailymemeshub/status/1622557174089097217</text:p>
          </table:table-cell>
        </table:table-row>
        <table:table-row>
          <table:table-cell office:value="607" office:value-type="float"/>
          <table:table-cell office:value-type="string">
            <text:p>Pattern 17</text:p>
          </table:table-cell>
          <table:table-cell office:value="0.17600656964645395" office:value-type="float"/>
          <table:table-cell office:value="0.38345725457955276" office:value-type="float"/>
          <table:table-cell office:value="0.8996948570621902" office:value-type="float"/>
          <table:table-cell office:value-type="string">
            <text:p>input/data_formal_20240530-1342/meme/dailymemeshub_20230206T112552/0.jpg</text:p>
          </table:table-cell>
          <table:table-cell office:value-type="string">
            <text:p>https://twitter.com/dailymemeshub/status/1622557182578270210</text:p>
          </table:table-cell>
        </table:table-row>
        <table:table-row>
          <table:table-cell office:value="608" office:value-type="float"/>
          <table:table-cell office:value-type="string">
            <text:p>Pattern 22</text:p>
          </table:table-cell>
          <table:table-cell office:value="0.07946258595669647" office:value-type="float"/>
          <table:table-cell office:value="0.44972749083471064" office:value-type="float"/>
          <table:table-cell office:value="0.9120210526043301" office:value-type="float"/>
          <table:table-cell office:value-type="string">
            <text:p>input/data_formal_20240530-1342/meme/dailymemeshub_20230206T112553/0.jpg</text:p>
          </table:table-cell>
          <table:table-cell office:value-type="string">
            <text:p>https://twitter.com/dailymemeshub/status/1622557187041071105</text:p>
          </table:table-cell>
        </table:table-row>
        <table:table-row>
          <table:table-cell office:value="609" office:value-type="float"/>
          <table:table-cell office:value-type="string">
            <text:p>Pattern 20</text:p>
          </table:table-cell>
          <table:table-cell office:value="0.20160484856537508" office:value-type="float"/>
          <table:table-cell office:value="0.3113576872068211" office:value-type="float"/>
          <table:table-cell office:value="0.8822332002763107" office:value-type="float"/>
          <table:table-cell office:value-type="string">
            <text:p>input/data_formal_20240530-1342/meme/dailymemeshub_20230206T112554/0.jpg</text:p>
          </table:table-cell>
          <table:table-cell office:value-type="string">
            <text:p>https://twitter.com/dailymemeshub/status/1622557192422400000</text:p>
          </table:table-cell>
        </table:table-row>
        <table:table-row>
          <table:table-cell office:value="610" office:value-type="float"/>
          <table:table-cell office:value-type="string">
            <text:p>Pattern 44</text:p>
          </table:table-cell>
          <table:table-cell office:value="0.15398556999652147" office:value-type="float"/>
          <table:table-cell office:value="0.30509975869644457" office:value-type="float"/>
          <table:table-cell office:value="0.8756583606491604" office:value-type="float"/>
          <table:table-cell office:value-type="string">
            <text:p>input/data_formal_20240530-1342/meme/DakimakuraAnime_20221228T040017/0.jpg</text:p>
          </table:table-cell>
          <table:table-cell office:value-type="string">
            <text:p>https://twitter.com/DakimakuraAnime/status/1607949532263849985</text:p>
          </table:table-cell>
        </table:table-row>
        <table:table-row>
          <table:table-cell office:value="611" office:value-type="float"/>
          <table:table-cell office:value-type="string">
            <text:p>Pattern 5</text:p>
          </table:table-cell>
          <table:table-cell office:value="0.11678511473632952" office:value-type="float"/>
          <table:table-cell office:value="0.8316363068130237" office:value-type="float"/>
          <table:table-cell office:value="0.8446583603473126" office:value-type="float"/>
          <table:table-cell office:value-type="string">
            <text:p>input/data_formal_20240530-1342/meme/DalviAaba_20221229T094218/0.jpg</text:p>
          </table:table-cell>
          <table:table-cell office:value-type="string">
            <text:p>https://twitter.com/DalviAaba/status/1608397992813563907</text:p>
          </table:table-cell>
        </table:table-row>
        <table:table-row>
          <table:table-cell office:value="612" office:value-type="float"/>
          <table:table-cell office:value-type="string">
            <text:p>Pattern 6</text:p>
          </table:table-cell>
          <table:table-cell office:value="0.07524477588343823" office:value-type="float"/>
          <table:table-cell office:value="0.2179239191097723" office:value-type="float"/>
          <table:table-cell office:value="0.7715314999538873" office:value-type="float"/>
          <table:table-cell office:value-type="string">
            <text:p>input/data_formal_20240530-1342/meme/dandid17_20221228T051539/0.jpg</text:p>
          </table:table-cell>
          <table:table-cell office:value-type="string">
            <text:p>https://twitter.com/dandid17/status/1607968498256433153</text:p>
          </table:table-cell>
        </table:table-row>
        <table:table-row>
          <table:table-cell office:value="613" office:value-type="float"/>
          <table:table-cell office:value-type="string">
            <text:p>Pattern 18</text:p>
          </table:table-cell>
          <table:table-cell office:value="0.16825551889131624" office:value-type="float"/>
          <table:table-cell office:value="0.26393709352319317" office:value-type="float"/>
          <table:table-cell office:value="0.8474608844376483" office:value-type="float"/>
          <table:table-cell office:value-type="string">
            <text:p>input/data_formal_20240530-1342/meme/dandid17_20230106T043042/0.jpg</text:p>
          </table:table-cell>
          <table:table-cell office:value-type="string">
            <text:p>https://twitter.com/dandid17/status/1611218680011972608</text:p>
          </table:table-cell>
        </table:table-row>
        <table:table-row>
          <table:table-cell office:value="614" office:value-type="float"/>
          <table:table-cell office:value-type="string">
            <text:p>Pattern 33</text:p>
          </table:table-cell>
          <table:table-cell office:value="0.14115318366521107" office:value-type="float"/>
          <table:table-cell office:value="0.20661417757403425" office:value-type="float"/>
          <table:table-cell office:value="0.828187548668744" office:value-type="float"/>
          <table:table-cell office:value-type="string">
            <text:p>input/data_formal_20240530-1342/meme/DanielRLeons_20230105T121730/0.jpg</text:p>
          </table:table-cell>
          <table:table-cell office:value-type="string">
            <text:p>https://twitter.com/DanielRLeons/status/1610973763096412165</text:p>
          </table:table-cell>
        </table:table-row>
        <table:table-row>
          <table:table-cell office:value="615" office:value-type="float"/>
          <table:table-cell office:value-type="string">
            <text:p>Pattern 30</text:p>
          </table:table-cell>
          <table:table-cell office:value="0.1525958741615725" office:value-type="float"/>
          <table:table-cell office:value="0.1270086615083192" office:value-type="float"/>
          <table:table-cell office:value="0.9009536443739198" office:value-type="float"/>
          <table:table-cell office:value-type="string">
            <text:p>input/data_formal_20240530-1342/meme/DanielRLeons_20230106T064800/0.jpg</text:p>
          </table:table-cell>
          <table:table-cell office:value-type="string">
            <text:p>https://twitter.com/DanielRLeons/status/1611253229597204481</text:p>
          </table:table-cell>
        </table:table-row>
        <table:table-row>
          <table:table-cell office:value="616" office:value-type="float"/>
          <table:table-cell office:value-type="string">
            <text:p>Pattern 30</text:p>
          </table:table-cell>
          <table:table-cell office:value="0.13842194387694173" office:value-type="float"/>
          <table:table-cell office:value="0.17540272827489542" office:value-type="float"/>
          <table:table-cell office:value="0.8649631022265727" office:value-type="float"/>
          <table:table-cell office:value-type="string">
            <text:p>input/data_formal_20240530-1342/meme/DanielRLeons_20230106T080400/0.jpg</text:p>
          </table:table-cell>
          <table:table-cell office:value-type="string">
            <text:p>https://twitter.com/DanielRLeons/status/1611272355887648770</text:p>
          </table:table-cell>
        </table:table-row>
        <table:table-row>
          <table:table-cell office:value="617" office:value-type="float"/>
          <table:table-cell office:value-type="string">
            <text:p>Pattern 10</text:p>
          </table:table-cell>
          <table:table-cell office:value="0.14936757842578346" office:value-type="float"/>
          <table:table-cell office:value="0.266470515343072" office:value-type="float"/>
          <table:table-cell office:value="0.8844722660817561" office:value-type="float"/>
          <table:table-cell office:value-type="string">
            <text:p>input/data_formal_20240530-1342/meme/DankRedditBot_20221228T000738/0.jpg</text:p>
          </table:table-cell>
          <table:table-cell office:value-type="string">
            <text:p>https://twitter.com/DankRedditBot/status/1607890982535667718</text:p>
          </table:table-cell>
        </table:table-row>
        <table:table-row>
          <table:table-cell office:value="61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ankRedditBot_20221228T002739/0.jpg</text:p>
          </table:table-cell>
          <table:table-cell office:value-type="string">
            <text:p>https://twitter.com/DankRedditBot/status/1607896020540604418</text:p>
          </table:table-cell>
        </table:table-row>
        <table:table-row>
          <table:table-cell office:value="619" office:value-type="float"/>
          <table:table-cell office:value-type="string">
            <text:p>Pattern 1</text:p>
          </table:table-cell>
          <table:table-cell office:value="0.1740396404814225" office:value-type="float"/>
          <table:table-cell office:value="0.3563975362423838" office:value-type="float"/>
          <table:table-cell office:value="0.945591143465464" office:value-type="float"/>
          <table:table-cell office:value-type="string">
            <text:p>input/data_formal_20240530-1342/meme/DankRedditBot_20221228T004740/0.jpg</text:p>
          </table:table-cell>
          <table:table-cell office:value-type="string">
            <text:p>https://twitter.com/DankRedditBot/status/1607901058004574209</text:p>
          </table:table-cell>
        </table:table-row>
        <table:table-row>
          <table:table-cell office:value="620" office:value-type="float"/>
          <table:table-cell office:value-type="string">
            <text:p>Pattern 41</text:p>
          </table:table-cell>
          <table:table-cell office:value="0.20005303517814443" office:value-type="float"/>
          <table:table-cell office:value="0.10102394068402465" office:value-type="float"/>
          <table:table-cell office:value="0.8130640026586267" office:value-type="float"/>
          <table:table-cell office:value-type="string">
            <text:p>input/data_formal_20240530-1342/meme/DankRedditBot_20221228T012741/0.jpg</text:p>
          </table:table-cell>
          <table:table-cell office:value-type="string">
            <text:p>https://twitter.com/DankRedditBot/status/1607911129916792832</text:p>
          </table:table-cell>
        </table:table-row>
        <table:table-row>
          <table:table-cell office:value="621" office:value-type="float"/>
          <table:table-cell office:value-type="string">
            <text:p>Pattern 14</text:p>
          </table:table-cell>
          <table:table-cell office:value="0.14710565541896414" office:value-type="float"/>
          <table:table-cell office:value="0.07667077202562189" office:value-type="float"/>
          <table:table-cell office:value="0.8422975956937985" office:value-type="float"/>
          <table:table-cell office:value-type="string">
            <text:p>input/data_formal_20240530-1342/meme/DankRedditBot_20221228T014742/0.jpg</text:p>
          </table:table-cell>
          <table:table-cell office:value-type="string">
            <text:p>https://twitter.com/DankRedditBot/status/1607916166684499970</text:p>
          </table:table-cell>
        </table:table-row>
        <table:table-row>
          <table:table-cell office:value="622" office:value-type="float"/>
          <table:table-cell office:value-type="string">
            <text:p>Pattern 6</text:p>
          </table:table-cell>
          <table:table-cell office:value="0.14162640466746332" office:value-type="float"/>
          <table:table-cell office:value="0.19191741029142573" office:value-type="float"/>
          <table:table-cell office:value="0.810761395152903" office:value-type="float"/>
          <table:table-cell office:value-type="string">
            <text:p>input/data_formal_20240530-1342/meme/DankRedditBot_20221228T020743/0.jpg</text:p>
          </table:table-cell>
          <table:table-cell office:value-type="string">
            <text:p>https://twitter.com/DankRedditBot/status/1607921203271897093</text:p>
          </table:table-cell>
        </table:table-row>
        <table:table-row>
          <table:table-cell office:value="623" office:value-type="float"/>
          <table:table-cell office:value-type="string">
            <text:p>Pattern 14</text:p>
          </table:table-cell>
          <table:table-cell office:value="0.14027002718989767" office:value-type="float"/>
          <table:table-cell office:value="0.3944092438145567" office:value-type="float"/>
          <table:table-cell office:value="0.8363561046307498" office:value-type="float"/>
          <table:table-cell office:value-type="string">
            <text:p>input/data_formal_20240530-1342/meme/DankRedditBot_20221228T024744/0.jpg</text:p>
          </table:table-cell>
          <table:table-cell office:value-type="string">
            <text:p>https://twitter.com/DankRedditBot/status/1607931275066712067</text:p>
          </table:table-cell>
        </table:table-row>
        <table:table-row>
          <table:table-cell office:value="624" office:value-type="float"/>
          <table:table-cell office:value-type="string">
            <text:p>Pattern 11</text:p>
          </table:table-cell>
          <table:table-cell office:value="0.19433028598703617" office:value-type="float"/>
          <table:table-cell office:value="0.2893976839300243" office:value-type="float"/>
          <table:table-cell office:value="0.8588714694635976" office:value-type="float"/>
          <table:table-cell office:value-type="string">
            <text:p>input/data_formal_20240530-1342/meme/DankRedditBot_20221228T030746/0.jpg</text:p>
          </table:table-cell>
          <table:table-cell office:value-type="string">
            <text:p>https://twitter.com/DankRedditBot/status/1607936314850119680</text:p>
          </table:table-cell>
        </table:table-row>
        <table:table-row>
          <table:table-cell office:value="625" office:value-type="float"/>
          <table:table-cell office:value-type="string">
            <text:p>Pattern 2</text:p>
          </table:table-cell>
          <table:table-cell office:value="0.25982628616123266" office:value-type="float"/>
          <table:table-cell office:value="0.19500719360321833" office:value-type="float"/>
          <table:table-cell office:value="0.8661192940622784" office:value-type="float"/>
          <table:table-cell office:value-type="string">
            <text:p>input/data_formal_20240530-1342/meme/DankRedditBot_20221228T034747/0.jpg</text:p>
          </table:table-cell>
          <table:table-cell office:value-type="string">
            <text:p>https://twitter.com/DankRedditBot/status/1607946386376458241</text:p>
          </table:table-cell>
        </table:table-row>
        <table:table-row>
          <table:table-cell office:value="626" office:value-type="float"/>
          <table:table-cell office:value-type="string">
            <text:p>Pattern 45</text:p>
          </table:table-cell>
          <table:table-cell office:value="0.06435346296227679" office:value-type="float"/>
          <table:table-cell office:value="0.5806724858121765" office:value-type="float"/>
          <table:table-cell office:value="0.9843669756050822" office:value-type="float"/>
          <table:table-cell office:value-type="string">
            <text:p>input/data_formal_20240530-1342/meme/DankRedditBot_20221228T042748/0.jpg</text:p>
          </table:table-cell>
          <table:table-cell office:value-type="string">
            <text:p>https://twitter.com/vedantRAO/status/1607968304081272836</text:p>
          </table:table-cell>
        </table:table-row>
        <table:table-row>
          <table:table-cell office:value="627" office:value-type="float"/>
          <table:table-cell office:value-type="string">
            <text:p>Pattern 25</text:p>
          </table:table-cell>
          <table:table-cell office:value="0.10123786959567496" office:value-type="float"/>
          <table:table-cell office:value="0.3790803728962685" office:value-type="float"/>
          <table:table-cell office:value="0.9257392536429175" office:value-type="float"/>
          <table:table-cell office:value-type="string">
            <text:p>input/data_formal_20240530-1342/meme/DankRedditBot_20221228T050750/0.jpg</text:p>
          </table:table-cell>
          <table:table-cell office:value-type="string">
            <text:p>https://twitter.com/DankRedditBot/status/1607966530771222528</text:p>
          </table:table-cell>
        </table:table-row>
        <table:table-row>
          <table:table-cell office:value="628" office:value-type="float"/>
          <table:table-cell office:value-type="string">
            <text:p>Pattern 10</text:p>
          </table:table-cell>
          <table:table-cell office:value="0.20003611688542527" office:value-type="float"/>
          <table:table-cell office:value="0.19089539742488917" office:value-type="float"/>
          <table:table-cell office:value="0.9181751356497705" office:value-type="float"/>
          <table:table-cell office:value-type="string">
            <text:p>input/data_formal_20240530-1342/meme/DankRedditBot_20221228T054751/0.jpg</text:p>
          </table:table-cell>
          <table:table-cell office:value-type="string">
            <text:p>https://twitter.com/DankRedditBot/status/1607976602264027136</text:p>
          </table:table-cell>
        </table:table-row>
        <table:table-row>
          <table:table-cell office:value="62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ankRedditBot_20221228T062752/0.jpg</text:p>
          </table:table-cell>
          <table:table-cell office:value-type="string">
            <text:p>https://twitter.com/DankRedditBot/status/1607986674096553985</text:p>
          </table:table-cell>
        </table:table-row>
        <table:table-row>
          <table:table-cell office:value="630" office:value-type="float"/>
          <table:table-cell office:value-type="string">
            <text:p>Pattern 1</text:p>
          </table:table-cell>
          <table:table-cell office:value="0.2803590182889201" office:value-type="float"/>
          <table:table-cell office:value="0.10491958703610654" office:value-type="float"/>
          <table:table-cell office:value="0.9146846601196151" office:value-type="float"/>
          <table:table-cell office:value-type="string">
            <text:p>input/data_formal_20240530-1342/meme/DankRedditBot_20230104T083430/0.jpg</text:p>
          </table:table-cell>
          <table:table-cell office:value-type="string">
            <text:p>https://twitter.com/IamMusicYT/status/1610951066866032641</text:p>
          </table:table-cell>
        </table:table-row>
        <table:table-row>
          <table:table-cell office:value="631" office:value-type="float"/>
          <table:table-cell office:value-type="string">
            <text:p>Pattern 31</text:p>
          </table:table-cell>
          <table:table-cell office:value="0.18220181595145307" office:value-type="float"/>
          <table:table-cell office:value="0.1728858328711709" office:value-type="float"/>
          <table:table-cell office:value="0.8446307493531721" office:value-type="float"/>
          <table:table-cell office:value-type="string">
            <text:p>input/data_formal_20240530-1342/meme/DankRedditBot_20230104T093432/0.jpg</text:p>
          </table:table-cell>
          <table:table-cell office:value-type="string">
            <text:p>https://twitter.com/IamMusicYT/status/1610951049841352706</text:p>
          </table:table-cell>
        </table:table-row>
        <table:table-row>
          <table:table-cell office:value="63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ankRedditBot_20230105T001507/0.jpg</text:p>
          </table:table-cell>
          <table:table-cell office:value-type="string">
            <text:p>https://twitter.com/ralphfinchi/status/1611270235025444864</text:p>
          </table:table-cell>
        </table:table-row>
        <table:table-row>
          <table:table-cell office:value="633" office:value-type="float"/>
          <table:table-cell office:value-type="string">
            <text:p>Pattern 29</text:p>
          </table:table-cell>
          <table:table-cell office:value="0.1844182305099097" office:value-type="float"/>
          <table:table-cell office:value="0.4323281558946202" office:value-type="float"/>
          <table:table-cell office:value="0.81772214090912" office:value-type="float"/>
          <table:table-cell office:value-type="string">
            <text:p>input/data_formal_20240530-1342/meme/DankRedditBot_20230105T113529/0.jpg</text:p>
          </table:table-cell>
          <table:table-cell office:value-type="string">
            <text:p>https://twitter.com/DankRedditBot/status/1610963191995011072</text:p>
          </table:table-cell>
        </table:table-row>
        <table:table-row>
          <table:table-cell office:value="634" office:value-type="float"/>
          <table:table-cell office:value-type="string">
            <text:p>Pattern 10</text:p>
          </table:table-cell>
          <table:table-cell office:value="0.2054445094691392" office:value-type="float"/>
          <table:table-cell office:value="0.15490397291751487" office:value-type="float"/>
          <table:table-cell office:value="0.8440058528741238" office:value-type="float"/>
          <table:table-cell office:value-type="string">
            <text:p>input/data_formal_20240530-1342/meme/DankRedditBot_20230106T051609/0.jpg</text:p>
          </table:table-cell>
          <table:table-cell office:value-type="string">
            <text:p>https://twitter.com/DankRedditBot/status/1611230115186237441</text:p>
          </table:table-cell>
        </table:table-row>
        <table:table-row>
          <table:table-cell office:value="635" office:value-type="float"/>
          <table:table-cell office:value-type="string">
            <text:p>Pattern 12</text:p>
          </table:table-cell>
          <table:table-cell office:value="0.1357721662092948" office:value-type="float"/>
          <table:table-cell office:value="0.1405012384598246" office:value-type="float"/>
          <table:table-cell office:value="0.8284501016019887" office:value-type="float"/>
          <table:table-cell office:value-type="string">
            <text:p>input/data_formal_20240530-1342/meme/DankRedditBot_20230106T055610/0.jpg</text:p>
          </table:table-cell>
          <table:table-cell office:value-type="string">
            <text:p>https://twitter.com/DankRedditBot/status/1611240187153059840</text:p>
          </table:table-cell>
        </table:table-row>
        <table:table-row>
          <table:table-cell office:value="636" office:value-type="float"/>
          <table:table-cell office:value-type="string">
            <text:p>Pattern 27</text:p>
          </table:table-cell>
          <table:table-cell office:value="0.13279473133410774" office:value-type="float"/>
          <table:table-cell office:value="0.448962789655569" office:value-type="float"/>
          <table:table-cell office:value="0.8955694876542597" office:value-type="float"/>
          <table:table-cell office:value-type="string">
            <text:p>input/data_formal_20240530-1342/meme/DankRedditBot_20230106T061611/0.jpg</text:p>
          </table:table-cell>
          <table:table-cell office:value-type="string">
            <text:p>https://twitter.com/DankRedditBot/status/1611245224335917057</text:p>
          </table:table-cell>
        </table:table-row>
        <table:table-row>
          <table:table-cell office:value="637" office:value-type="float"/>
          <table:table-cell office:value-type="string">
            <text:p>Pattern 1</text:p>
          </table:table-cell>
          <table:table-cell office:value="0.25834711325481186" office:value-type="float"/>
          <table:table-cell office:value="0.22268904170410797" office:value-type="float"/>
          <table:table-cell office:value="0.9006125661217201" office:value-type="float"/>
          <table:table-cell office:value-type="string">
            <text:p>input/data_formal_20240530-1342/meme/DankRedditBot_20230106T065612/0.jpg</text:p>
          </table:table-cell>
          <table:table-cell office:value-type="string">
            <text:p>https://twitter.com/DankRedditBot/status/1611255295728095233</text:p>
          </table:table-cell>
        </table:table-row>
        <table:table-row>
          <table:table-cell office:value="638" office:value-type="float"/>
          <table:table-cell office:value-type="string">
            <text:p>Pattern 37</text:p>
          </table:table-cell>
          <table:table-cell office:value="0.14848996873777562" office:value-type="float"/>
          <table:table-cell office:value="0.3930797128143338" office:value-type="float"/>
          <table:table-cell office:value="0.8517731973095577" office:value-type="float"/>
          <table:table-cell office:value-type="string">
            <text:p>input/data_formal_20240530-1342/meme/DankRedditBot_20230106T071613/0.jpg</text:p>
          </table:table-cell>
          <table:table-cell office:value-type="string">
            <text:p>https://twitter.com/DankRedditBot/status/1611260332336357376</text:p>
          </table:table-cell>
        </table:table-row>
        <table:table-row>
          <table:table-cell office:value="639" office:value-type="float"/>
          <table:table-cell office:value-type="string">
            <text:p>Pattern 22</text:p>
          </table:table-cell>
          <table:table-cell office:value="0.2269831379628432" office:value-type="float"/>
          <table:table-cell office:value="0.2248825206211353" office:value-type="float"/>
          <table:table-cell office:value="0.833214545016403" office:value-type="float"/>
          <table:table-cell office:value-type="string">
            <text:p>input/data_formal_20240530-1342/meme/DankRedditBot_20230106T075615/0.jpg</text:p>
          </table:table-cell>
          <table:table-cell office:value-type="string">
            <text:p>https://twitter.com/DankRedditBot/status/1611270404957405185</text:p>
          </table:table-cell>
        </table:table-row>
        <table:table-row>
          <table:table-cell office:value="640" office:value-type="float"/>
          <table:table-cell office:value-type="string">
            <text:p>Pattern 6</text:p>
          </table:table-cell>
          <table:table-cell office:value="0.10971517569644981" office:value-type="float"/>
          <table:table-cell office:value="0.035429361111675495" office:value-type="float"/>
          <table:table-cell office:value="0.8375309358037326" office:value-type="float"/>
          <table:table-cell office:value-type="string">
            <text:p>input/data_formal_20240530-1342/meme/DankRedditBot_20230111T220126/0.jpg</text:p>
          </table:table-cell>
          <table:table-cell office:value-type="string">
            <text:p>https://twitter.com/DankRedditBot/status/1613295041795002369</text:p>
          </table:table-cell>
        </table:table-row>
        <table:table-row>
          <table:table-cell office:value="641" office:value-type="float"/>
          <table:table-cell office:value-type="string">
            <text:p>Pattern 11</text:p>
          </table:table-cell>
          <table:table-cell office:value="0.22623960785982206" office:value-type="float"/>
          <table:table-cell office:value="0.38853395344961933" office:value-type="float"/>
          <table:table-cell office:value="0.837172328331706" office:value-type="float"/>
          <table:table-cell office:value-type="string">
            <text:p>input/data_formal_20240530-1342/meme/DankRedditBot_20230111T224127/0.jpg</text:p>
          </table:table-cell>
          <table:table-cell office:value-type="string">
            <text:p>https://twitter.com/_Arabii_/status/1613305654835306497</text:p>
          </table:table-cell>
        </table:table-row>
        <table:table-row>
          <table:table-cell office:value="642" office:value-type="float"/>
          <table:table-cell office:value-type="string">
            <text:p>Pattern 14</text:p>
          </table:table-cell>
          <table:table-cell office:value="0.1580433844705767" office:value-type="float"/>
          <table:table-cell office:value="0.2423553767271263" office:value-type="float"/>
          <table:table-cell office:value="0.8693645607925482" office:value-type="float"/>
          <table:table-cell office:value-type="string">
            <text:p>input/data_formal_20240530-1342/meme/DankRedditBot_20230111T234129/0.jpg</text:p>
          </table:table-cell>
          <table:table-cell office:value-type="string">
            <text:p>https://twitter.com/DankRedditBot/status/1613320222227693568</text:p>
          </table:table-cell>
        </table:table-row>
        <table:table-row>
          <table:table-cell office:value="643" office:value-type="float"/>
          <table:table-cell office:value-type="string">
            <text:p>Pattern 14</text:p>
          </table:table-cell>
          <table:table-cell office:value="0.13131179247479122" office:value-type="float"/>
          <table:table-cell office:value="0.2133595340614527" office:value-type="float"/>
          <table:table-cell office:value="0.8646886985296739" office:value-type="float"/>
          <table:table-cell office:value-type="string">
            <text:p>input/data_formal_20240530-1342/meme/DankRedditBot_20230112T000130/0.jpg</text:p>
          </table:table-cell>
          <table:table-cell office:value-type="string">
            <text:p>https://twitter.com/DankRedditBot/status/1613325258450165772</text:p>
          </table:table-cell>
        </table:table-row>
        <table:table-row>
          <table:table-cell office:value="644" office:value-type="float"/>
          <table:table-cell office:value-type="string">
            <text:p>Pattern 6</text:p>
          </table:table-cell>
          <table:table-cell office:value="0.17746728800806152" office:value-type="float"/>
          <table:table-cell office:value="0.15763572999478417" office:value-type="float"/>
          <table:table-cell office:value="0.8463822452724205" office:value-type="float"/>
          <table:table-cell office:value-type="string">
            <text:p>input/data_formal_20240530-1342/meme/DankRedditBot_20230201T221200/0.jpg</text:p>
          </table:table-cell>
          <table:table-cell office:value-type="string">
            <text:p>https://twitter.com/DankRedditBot/status/1620907848539557889</text:p>
          </table:table-cell>
        </table:table-row>
        <table:table-row>
          <table:table-cell office:value="645" office:value-type="float"/>
          <table:table-cell office:value-type="string">
            <text:p>Pattern 26</text:p>
          </table:table-cell>
          <table:table-cell office:value="0.27062067548402013" office:value-type="float"/>
          <table:table-cell office:value="0.3887932490020048" office:value-type="float"/>
          <table:table-cell office:value="0.8186984399725107" office:value-type="float"/>
          <table:table-cell office:value-type="string">
            <text:p>input/data_formal_20240530-1342/meme/DankRedditBot_20230201T223201/0.jpg</text:p>
          </table:table-cell>
          <table:table-cell office:value-type="string">
            <text:p>https://twitter.com/DankRedditBot/status/1620912885516886017</text:p>
          </table:table-cell>
        </table:table-row>
        <table:table-row>
          <table:table-cell office:value="646" office:value-type="float"/>
          <table:table-cell office:value-type="string">
            <text:p>Pattern 20</text:p>
          </table:table-cell>
          <table:table-cell office:value="0.13572966683011714" office:value-type="float"/>
          <table:table-cell office:value="0.22820270779713087" office:value-type="float"/>
          <table:table-cell office:value="0.7889561075940289" office:value-type="float"/>
          <table:table-cell office:value-type="string">
            <text:p>input/data_formal_20240530-1342/meme/DankRedditBot_20230201T231202/0.jpg</text:p>
          </table:table-cell>
          <table:table-cell office:value-type="string">
            <text:p>https://twitter.com/DankRedditBot/status/1620922957273915393</text:p>
          </table:table-cell>
        </table:table-row>
        <table:table-row>
          <table:table-cell office:value="647" office:value-type="float"/>
          <table:table-cell office:value-type="string">
            <text:p>Pattern 42</text:p>
          </table:table-cell>
          <table:table-cell office:value="0.16519992680604512" office:value-type="float"/>
          <table:table-cell office:value="0.4533378401069472" office:value-type="float"/>
          <table:table-cell office:value="0.8364137816601923" office:value-type="float"/>
          <table:table-cell office:value-type="string">
            <text:p>input/data_formal_20240530-1342/meme/DankRedditBot_20230201T235204/0.jpg</text:p>
          </table:table-cell>
          <table:table-cell office:value-type="string">
            <text:p>https://twitter.com/DankRedditBot/status/1620933029492391937</text:p>
          </table:table-cell>
        </table:table-row>
        <table:table-row>
          <table:table-cell office:value="648" office:value-type="float"/>
          <table:table-cell office:value-type="string">
            <text:p>Pattern 44</text:p>
          </table:table-cell>
          <table:table-cell office:value="0.09978477079614739" office:value-type="float"/>
          <table:table-cell office:value="0.3913657034311555" office:value-type="float"/>
          <table:table-cell office:value="0.9060379108818292" office:value-type="float"/>
          <table:table-cell office:value-type="string">
            <text:p>input/data_formal_20240530-1342/meme/DankRedditBot_20230202T003205/0.jpg</text:p>
          </table:table-cell>
          <table:table-cell office:value-type="string">
            <text:p>https://twitter.com/DankRedditBot/status/1620943101081620480</text:p>
          </table:table-cell>
        </table:table-row>
        <table:table-row>
          <table:table-cell office:value="649" office:value-type="float"/>
          <table:table-cell office:value-type="string">
            <text:p>Pattern 25</text:p>
          </table:table-cell>
          <table:table-cell office:value="0.16899495891611754" office:value-type="float"/>
          <table:table-cell office:value="0.3071614712150599" office:value-type="float"/>
          <table:table-cell office:value="0.8515950099955374" office:value-type="float"/>
          <table:table-cell office:value-type="string">
            <text:p>input/data_formal_20240530-1342/meme/DankRedditBot_20230202T011207/0.jpg</text:p>
          </table:table-cell>
          <table:table-cell office:value-type="string">
            <text:p>https://twitter.com/DankRedditBot/status/1620953173320994817</text:p>
          </table:table-cell>
        </table:table-row>
        <table:table-row>
          <table:table-cell office:value="650" office:value-type="float"/>
          <table:table-cell office:value-type="string">
            <text:p>Pattern 33</text:p>
          </table:table-cell>
          <table:table-cell office:value="0.07429697836384971" office:value-type="float"/>
          <table:table-cell office:value="0.39958095826006745" office:value-type="float"/>
          <table:table-cell office:value="0.874166325580329" office:value-type="float"/>
          <table:table-cell office:value-type="string">
            <text:p>input/data_formal_20240530-1342/meme/DankRedditBot_20230202T015208/0.jpg</text:p>
          </table:table-cell>
          <table:table-cell office:value-type="string">
            <text:p>https://twitter.com/DankRedditBot/status/1620963245673545728</text:p>
          </table:table-cell>
        </table:table-row>
        <table:table-row>
          <table:table-cell office:value="65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ankRedditBot_20230202T023209/0.jpg</text:p>
          </table:table-cell>
          <table:table-cell office:value-type="string">
            <text:p>https://twitter.com/DankRedditBot/status/1620973317329920001</text:p>
          </table:table-cell>
        </table:table-row>
        <table:table-row>
          <table:table-cell office:value="652" office:value-type="float"/>
          <table:table-cell office:value-type="string">
            <text:p>Pattern 12</text:p>
          </table:table-cell>
          <table:table-cell office:value="0.19401932256344523" office:value-type="float"/>
          <table:table-cell office:value="0.13264477440788153" office:value-type="float"/>
          <table:table-cell office:value="0.8176556970616035" office:value-type="float"/>
          <table:table-cell office:value-type="string">
            <text:p>input/data_formal_20240530-1342/meme/DankRedditBot_20230202T031210/0.jpg</text:p>
          </table:table-cell>
          <table:table-cell office:value-type="string">
            <text:p>https://twitter.com/Tlotla15/status/1620984855973756928</text:p>
          </table:table-cell>
        </table:table-row>
        <table:table-row>
          <table:table-cell office:value="653" office:value-type="float"/>
          <table:table-cell office:value-type="string">
            <text:p>Pattern 37</text:p>
          </table:table-cell>
          <table:table-cell office:value="0.14394697155985908" office:value-type="float"/>
          <table:table-cell office:value="0.1886876681017656" office:value-type="float"/>
          <table:table-cell office:value="0.9052813803075002" office:value-type="float"/>
          <table:table-cell office:value-type="string">
            <text:p>input/data_formal_20240530-1342/meme/DankRedditBot_20230202T045214/0.jpg</text:p>
          </table:table-cell>
          <table:table-cell office:value-type="string">
            <text:p>https://twitter.com/DankRedditBot/status/1621008571138719744</text:p>
          </table:table-cell>
        </table:table-row>
        <table:table-row>
          <table:table-cell office:value="654" office:value-type="float"/>
          <table:table-cell office:value-type="string">
            <text:p>Pattern 39</text:p>
          </table:table-cell>
          <table:table-cell office:value="0.14682643804651258" office:value-type="float"/>
          <table:table-cell office:value="0.11799387995695093" office:value-type="float"/>
          <table:table-cell office:value="0.8927529637486641" office:value-type="float"/>
          <table:table-cell office:value-type="string">
            <text:p>input/data_formal_20240530-1342/meme/DankRedditBot_20230212T101428/0.jpg</text:p>
          </table:table-cell>
          <table:table-cell office:value-type="string">
            <text:p>https://twitter.com/covando97/status/1624784543956848643</text:p>
          </table:table-cell>
        </table:table-row>
        <table:table-row>
          <table:table-cell office:value="655" office:value-type="float"/>
          <table:table-cell office:value-type="string">
            <text:p>Pattern 14</text:p>
          </table:table-cell>
          <table:table-cell office:value="0.16203618626880356" office:value-type="float"/>
          <table:table-cell office:value="0.21028465296949728" office:value-type="float"/>
          <table:table-cell office:value="0.9121618823899593" office:value-type="float"/>
          <table:table-cell office:value-type="string">
            <text:p>input/data_formal_20240530-1342/meme/DankRedditBot_20230212T133434/0.jpg</text:p>
          </table:table-cell>
          <table:table-cell office:value-type="string">
            <text:p>https://twitter.com/DankRedditBot/status/1624763897268908032</text:p>
          </table:table-cell>
        </table:table-row>
        <table:table-row>
          <table:table-cell office:value="656" office:value-type="float"/>
          <table:table-cell office:value-type="string">
            <text:p>Pattern 33</text:p>
          </table:table-cell>
          <table:table-cell office:value="0.19141971891518472" office:value-type="float"/>
          <table:table-cell office:value="0.09071984366630453" office:value-type="float"/>
          <table:table-cell office:value="0.8228589686415758" office:value-type="float"/>
          <table:table-cell office:value-type="string">
            <text:p>input/data_formal_20240530-1342/meme/DankRedditBot_20230212T163441/0.jpg</text:p>
          </table:table-cell>
          <table:table-cell office:value-type="string">
            <text:p>https://twitter.com/DankRedditBot/status/1624809227335225344</text:p>
          </table:table-cell>
        </table:table-row>
        <table:table-row>
          <table:table-cell office:value="657" office:value-type="float"/>
          <table:table-cell office:value-type="string">
            <text:p>Pattern 14</text:p>
          </table:table-cell>
          <table:table-cell office:value="0.2135452668877758" office:value-type="float"/>
          <table:table-cell office:value="0.21033740047889596" office:value-type="float"/>
          <table:table-cell office:value="0.8538902146858331" office:value-type="float"/>
          <table:table-cell office:value-type="string">
            <text:p>input/data_formal_20240530-1342/meme/DankRedditBot_20230315T234925/0.jpg</text:p>
          </table:table-cell>
          <table:table-cell office:value-type="string">
            <text:p>https://twitter.com/DankRedditBot/status/1636152652688945153</text:p>
          </table:table-cell>
        </table:table-row>
        <table:table-row>
          <table:table-cell office:value="658" office:value-type="float"/>
          <table:table-cell office:value-type="string">
            <text:p>Pattern 11</text:p>
          </table:table-cell>
          <table:table-cell office:value="0.2638392638144056" office:value-type="float"/>
          <table:table-cell office:value="0.44853818501039117" office:value-type="float"/>
          <table:table-cell office:value="0.829540398838921" office:value-type="float"/>
          <table:table-cell office:value-type="string">
            <text:p>input/data_formal_20240530-1342/meme/DankRedditBot_20230322T001516/0.jpg</text:p>
          </table:table-cell>
          <table:table-cell office:value-type="string">
            <text:p>https://twitter.com/wongduckdongg/status/1638596186310418444</text:p>
          </table:table-cell>
        </table:table-row>
        <table:table-row>
          <table:table-cell office:value="659" office:value-type="float"/>
          <table:table-cell office:value-type="string">
            <text:p>Pattern 44</text:p>
          </table:table-cell>
          <table:table-cell office:value="0.16455309534445967" office:value-type="float"/>
          <table:table-cell office:value="0.2371722818061501" office:value-type="float"/>
          <table:table-cell office:value="0.867920920586873" office:value-type="float"/>
          <table:table-cell office:value-type="string">
            <text:p>input/data_formal_20240530-1342/meme/DankRedditBot_20230322T095538/0.jpg</text:p>
          </table:table-cell>
          <table:table-cell office:value-type="string">
            <text:p>https://twitter.com/wongduckdongg/status/1638597037275983874</text:p>
          </table:table-cell>
        </table:table-row>
        <table:table-row>
          <table:table-cell office:value="660" office:value-type="float"/>
          <table:table-cell office:value-type="string">
            <text:p>Pattern 30</text:p>
          </table:table-cell>
          <table:table-cell office:value="0.22780933925243724" office:value-type="float"/>
          <table:table-cell office:value="0.18617509837720572" office:value-type="float"/>
          <table:table-cell office:value="0.8857022147664372" office:value-type="float"/>
          <table:table-cell office:value-type="string">
            <text:p>input/data_formal_20240530-1342/meme/DankRedditBot_20230322T191559/0.jpg</text:p>
          </table:table-cell>
          <table:table-cell office:value-type="string">
            <text:p>https://twitter.com/DankRedditBot/status/1638620556747481127</text:p>
          </table:table-cell>
        </table:table-row>
        <table:table-row>
          <table:table-cell office:value="661" office:value-type="float"/>
          <table:table-cell office:value-type="string">
            <text:p>Pattern 33</text:p>
          </table:table-cell>
          <table:table-cell office:value="0.1948664166828849" office:value-type="float"/>
          <table:table-cell office:value="0.3983916654328724" office:value-type="float"/>
          <table:table-cell office:value="0.8848771825073368" office:value-type="float"/>
          <table:table-cell office:value-type="string">
            <text:p>input/data_formal_20240530-1342/meme/DankRedditBot_20230322T193600/0.jpg</text:p>
          </table:table-cell>
          <table:table-cell office:value-type="string">
            <text:p>https://twitter.com/DankRedditBot/status/1638625595620995072</text:p>
          </table:table-cell>
        </table:table-row>
        <table:table-row>
          <table:table-cell office:value="662" office:value-type="float"/>
          <table:table-cell office:value-type="string">
            <text:p>Pattern 31</text:p>
          </table:table-cell>
          <table:table-cell office:value="0.17353221229386923" office:value-type="float"/>
          <table:table-cell office:value="0.21742725009246808" office:value-type="float"/>
          <table:table-cell office:value="0.8501638299709223" office:value-type="float"/>
          <table:table-cell office:value-type="string">
            <text:p>input/data_formal_20240530-1342/meme/DankRedditBot_20230322T215609/0.jpg</text:p>
          </table:table-cell>
          <table:table-cell office:value-type="string">
            <text:p>https://twitter.com/DankRedditBot/status/1638660863963054080</text:p>
          </table:table-cell>
        </table:table-row>
        <table:table-row>
          <table:table-cell office:value="663" office:value-type="float"/>
          <table:table-cell office:value-type="string">
            <text:p>Pattern 45</text:p>
          </table:table-cell>
          <table:table-cell office:value="0.18773599397889207" office:value-type="float"/>
          <table:table-cell office:value="0.38493560467388427" office:value-type="float"/>
          <table:table-cell office:value="0.8112015951322055" office:value-type="float"/>
          <table:table-cell office:value-type="string">
            <text:p>input/data_formal_20240530-1342/meme/DankRedditBot_20230323T035629/0.jpg</text:p>
          </table:table-cell>
          <table:table-cell office:value-type="string">
            <text:p>https://twitter.com/DankRedditBot/status/1638751545457278976</text:p>
          </table:table-cell>
        </table:table-row>
        <table:table-row>
          <table:table-cell office:value="664" office:value-type="float"/>
          <table:table-cell office:value-type="string">
            <text:p>Pattern 13</text:p>
          </table:table-cell>
          <table:table-cell office:value="0.13042127193485445" office:value-type="float"/>
          <table:table-cell office:value="0.45371842195951384" office:value-type="float"/>
          <table:table-cell office:value="0.8791258525760274" office:value-type="float"/>
          <table:table-cell office:value-type="string">
            <text:p>input/data_formal_20240530-1342/meme/danvodgamer_20221223T065129/0.jpg</text:p>
          </table:table-cell>
          <table:table-cell office:value-type="string">
            <text:p>https://twitter.com/danvodgamer/status/1606180678059581441</text:p>
          </table:table-cell>
        </table:table-row>
        <table:table-row>
          <table:table-cell office:value="665" office:value-type="float"/>
          <table:table-cell office:value-type="string">
            <text:p>Pattern 28</text:p>
          </table:table-cell>
          <table:table-cell office:value="0.17761259341502722" office:value-type="float"/>
          <table:table-cell office:value="0.3834469258393475" office:value-type="float"/>
          <table:table-cell office:value="0.9432836796495174" office:value-type="float"/>
          <table:table-cell office:value-type="string">
            <text:p>input/data_formal_20240530-1342/meme/DARKFAGG0T9000_20221228T034630/0.jpg</text:p>
          </table:table-cell>
          <table:table-cell office:value-type="string">
            <text:p>https://twitter.com/DARKFAGG0T9000/status/1607946062836162560</text:p>
          </table:table-cell>
        </table:table-row>
        <table:table-row>
          <table:table-cell office:value="666" office:value-type="float"/>
          <table:table-cell office:value-type="string">
            <text:p>Pattern 30</text:p>
          </table:table-cell>
          <table:table-cell office:value="0.2249075511132895" office:value-type="float"/>
          <table:table-cell office:value="0.33867195562772706" office:value-type="float"/>
          <table:table-cell office:value="0.8891855472663486" office:value-type="float"/>
          <table:table-cell office:value-type="string">
            <text:p>input/data_formal_20240530-1342/meme/DARKFAGG0T9000_20221228T034723/0.jpg</text:p>
          </table:table-cell>
          <table:table-cell office:value-type="string">
            <text:p>https://twitter.com/MMDB2022/status/1607958436435591168</text:p>
          </table:table-cell>
        </table:table-row>
        <table:table-row>
          <table:table-cell office:value="667" office:value-type="float"/>
          <table:table-cell office:value-type="string">
            <text:p>Pattern 20</text:p>
          </table:table-cell>
          <table:table-cell office:value="0.1526253499463891" office:value-type="float"/>
          <table:table-cell office:value="0.25686374974774256" office:value-type="float"/>
          <table:table-cell office:value="0.8693184604732394" office:value-type="float"/>
          <table:table-cell office:value-type="string">
            <text:p>input/data_formal_20240530-1342/meme/DARKFAGG0T9000_20221228T034854/0.jpg</text:p>
          </table:table-cell>
          <table:table-cell office:value-type="string">
            <text:p>https://twitter.com/DARKFAGG0T9000/status/1607946669940695046</text:p>
          </table:table-cell>
        </table:table-row>
        <table:table-row>
          <table:table-cell office:value="668" office:value-type="float"/>
          <table:table-cell office:value-type="string">
            <text:p>Pattern 2</text:p>
          </table:table-cell>
          <table:table-cell office:value="0.18848202128993058" office:value-type="float"/>
          <table:table-cell office:value="0.26239244000044326" office:value-type="float"/>
          <table:table-cell office:value="0.8960256052298803" office:value-type="float"/>
          <table:table-cell office:value-type="string">
            <text:p>input/data_formal_20240530-1342/meme/Darkota8_20221227T203326/0.jpg</text:p>
          </table:table-cell>
          <table:table-cell office:value-type="string">
            <text:p>https://twitter.com/Zarco8Zarco/status/1607948837737435143</text:p>
          </table:table-cell>
        </table:table-row>
        <table:table-row>
          <table:table-cell office:value="669" office:value-type="float"/>
          <table:table-cell office:value-type="string">
            <text:p>Pattern 41</text:p>
          </table:table-cell>
          <table:table-cell office:value="0.1630576751692352" office:value-type="float"/>
          <table:table-cell office:value="0.16776700524712435" office:value-type="float"/>
          <table:table-cell office:value="0.929642810961958" office:value-type="float"/>
          <table:table-cell office:value-type="string">
            <text:p>input/data_formal_20240530-1342/meme/DataZombiez_20230127T220431/0.jpg</text:p>
          </table:table-cell>
          <table:table-cell office:value-type="string">
            <text:p>https://twitter.com/DataZombiez/status/1619094022924169219</text:p>
          </table:table-cell>
        </table:table-row>
        <table:table-row>
          <table:table-cell office:value="670" office:value-type="float"/>
          <table:table-cell office:value-type="string">
            <text:p>Pattern 14</text:p>
          </table:table-cell>
          <table:table-cell office:value="0.12530741410089338" office:value-type="float"/>
          <table:table-cell office:value="0.3797160554598927" office:value-type="float"/>
          <table:table-cell office:value="0.8435770208254967" office:value-type="float"/>
          <table:table-cell office:value-type="string">
            <text:p>input/data_formal_20240530-1342/meme/DataZombiez_20230127T221432/0.jpg</text:p>
          </table:table-cell>
          <table:table-cell office:value-type="string">
            <text:p>https://twitter.com/DataZombiez/status/1619096546179710976</text:p>
          </table:table-cell>
        </table:table-row>
        <table:table-row>
          <table:table-cell office:value="671" office:value-type="float"/>
          <table:table-cell office:value-type="string">
            <text:p>Pattern 26</text:p>
          </table:table-cell>
          <table:table-cell office:value="0.18929108059650396" office:value-type="float"/>
          <table:table-cell office:value="0.33489475525440104" office:value-type="float"/>
          <table:table-cell office:value="0.7497284238199179" office:value-type="float"/>
          <table:table-cell office:value-type="string">
            <text:p>input/data_formal_20240530-1342/meme/DataZombiez_20230202T054030/0.jpg</text:p>
          </table:table-cell>
          <table:table-cell office:value-type="string">
            <text:p>https://twitter.com/DataZombiez/status/1621020714571796482</text:p>
          </table:table-cell>
        </table:table-row>
        <table:table-row>
          <table:table-cell office:value="672" office:value-type="float"/>
          <table:table-cell office:value-type="string">
            <text:p>Pattern 3</text:p>
          </table:table-cell>
          <table:table-cell office:value="0.11215996176774395" office:value-type="float"/>
          <table:table-cell office:value="0.40798166821784243" office:value-type="float"/>
          <table:table-cell office:value="0.8489346526837495" office:value-type="float"/>
          <table:table-cell office:value-type="string">
            <text:p>input/data_formal_20240530-1342/meme/DataZombiez_20230202T054506/0.jpg</text:p>
          </table:table-cell>
          <table:table-cell office:value-type="string">
            <text:p>https://twitter.com/DataZombiez/status/1621021872514301953</text:p>
          </table:table-cell>
        </table:table-row>
        <table:table-row>
          <table:table-cell office:value="673" office:value-type="float"/>
          <table:table-cell office:value-type="string">
            <text:p>Pattern 14</text:p>
          </table:table-cell>
          <table:table-cell office:value="0.12700616899801134" office:value-type="float"/>
          <table:table-cell office:value="0.1710165959184192" office:value-type="float"/>
          <table:table-cell office:value="0.8267735236355718" office:value-type="float"/>
          <table:table-cell office:value-type="string">
            <text:p>input/data_formal_20240530-1342/meme/DataZombiez_20230202T054518/0.jpg</text:p>
          </table:table-cell>
          <table:table-cell office:value-type="string">
            <text:p>https://twitter.com/DataZombiez/status/1621021923550564352</text:p>
          </table:table-cell>
        </table:table-row>
        <table:table-row>
          <table:table-cell office:value="674" office:value-type="float"/>
          <table:table-cell office:value-type="string">
            <text:p>Pattern 37</text:p>
          </table:table-cell>
          <table:table-cell office:value="0.15337192599828914" office:value-type="float"/>
          <table:table-cell office:value="0.27895395418006685" office:value-type="float"/>
          <table:table-cell office:value="0.8543463946418998" office:value-type="float"/>
          <table:table-cell office:value-type="string">
            <text:p>input/data_formal_20240530-1342/meme/DataZombiez_20230212T162830/0.jpg</text:p>
          </table:table-cell>
          <table:table-cell office:value-type="string">
            <text:p>https://twitter.com/DataZombiez/status/1624807670799814656</text:p>
          </table:table-cell>
        </table:table-row>
        <table:table-row>
          <table:table-cell office:value="67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ataZombiez_20230212T163331/0.jpg</text:p>
          </table:table-cell>
          <table:table-cell office:value-type="string">
            <text:p>https://twitter.com/DataZombiez/status/1624808933671190528</text:p>
          </table:table-cell>
        </table:table-row>
        <table:table-row>
          <table:table-cell office:value="67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ataZombiez_20230212T163833/0.jpg</text:p>
          </table:table-cell>
          <table:table-cell office:value-type="string">
            <text:p>https://twitter.com/DataZombiez/status/1624810197226229761</text:p>
          </table:table-cell>
        </table:table-row>
        <table:table-row>
          <table:table-cell office:value="677" office:value-type="float"/>
          <table:table-cell office:value-type="string">
            <text:p>Pattern 33</text:p>
          </table:table-cell>
          <table:table-cell office:value="0.19616396432710925" office:value-type="float"/>
          <table:table-cell office:value="0.48016110363624365" office:value-type="float"/>
          <table:table-cell office:value="0.8494289368414191" office:value-type="float"/>
          <table:table-cell office:value-type="string">
            <text:p>input/data_formal_20240530-1342/meme/dateassuredcom_20230106T085311/0.jpg</text:p>
          </table:table-cell>
          <table:table-cell office:value-type="string">
            <text:p>https://twitter.com/dateassuredcom/status/1611284733056659457</text:p>
          </table:table-cell>
        </table:table-row>
        <table:table-row>
          <table:table-cell office:value="678" office:value-type="float"/>
          <table:table-cell office:value-type="string">
            <text:p>Pattern 6</text:p>
          </table:table-cell>
          <table:table-cell office:value="0.1466918306850638" office:value-type="float"/>
          <table:table-cell office:value="0.14010222587907012" office:value-type="float"/>
          <table:table-cell office:value="0.8659228809101934" office:value-type="float"/>
          <table:table-cell office:value-type="string">
            <text:p>input/data_formal_20240530-1342/meme/datrueshadowfox_20230106T063311/0.jpg</text:p>
          </table:table-cell>
          <table:table-cell office:value-type="string">
            <text:p>https://twitter.com/datrueshadowfox/status/1611249504040407040</text:p>
          </table:table-cell>
        </table:table-row>
        <table:table-row>
          <table:table-cell office:value="679" office:value-type="float"/>
          <table:table-cell office:value-type="string">
            <text:p>Pattern 3</text:p>
          </table:table-cell>
          <table:table-cell office:value="0.12805534615475428" office:value-type="float"/>
          <table:table-cell office:value="0.6449171852675832" office:value-type="float"/>
          <table:table-cell office:value="0.8306600730068732" office:value-type="float"/>
          <table:table-cell office:value-type="string">
            <text:p>input/data_formal_20240530-1342/meme/daveurvish_20230106T054227/0.jpg</text:p>
          </table:table-cell>
          <table:table-cell office:value-type="string">
            <text:p>https://twitter.com/daveurvish/status/1611236734251204608</text:p>
          </table:table-cell>
        </table:table-row>
        <table:table-row>
          <table:table-cell office:value="680" office:value-type="float"/>
          <table:table-cell office:value-type="string">
            <text:p>Pattern 41</text:p>
          </table:table-cell>
          <table:table-cell office:value="0.21478672982434738" office:value-type="float"/>
          <table:table-cell office:value="0.20468288687256178" office:value-type="float"/>
          <table:table-cell office:value="0.8838774304062451" office:value-type="float"/>
          <table:table-cell office:value-type="string">
            <text:p>input/data_formal_20240530-1342/meme/DaxGigandet_20180225T235957/0.jpg</text:p>
          </table:table-cell>
          <table:table-cell office:value-type="string">
            <text:p>https://twitter.com/MiamiPapers/status/1616677789486260224</text:p>
          </table:table-cell>
        </table:table-row>
        <table:table-row>
          <table:table-cell office:value="681" office:value-type="float"/>
          <table:table-cell office:value-type="string">
            <text:p>Pattern 3</text:p>
          </table:table-cell>
          <table:table-cell office:value="0.18761899705940077" office:value-type="float"/>
          <table:table-cell office:value="0.4639874634416163" office:value-type="float"/>
          <table:table-cell office:value="0.9125555498253295" office:value-type="float"/>
          <table:table-cell office:value-type="string">
            <text:p>input/data_formal_20240530-1342/meme/Dayana_Yee_20221228T050223/0.jpg</text:p>
          </table:table-cell>
          <table:table-cell office:value-type="string">
            <text:p>https://twitter.com/Dayana_Yee/status/1607965160412688384</text:p>
          </table:table-cell>
        </table:table-row>
        <table:table-row>
          <table:table-cell office:value="682" office:value-type="float"/>
          <table:table-cell office:value-type="string">
            <text:p>Pattern 30</text:p>
          </table:table-cell>
          <table:table-cell office:value="0.18638886650213093" office:value-type="float"/>
          <table:table-cell office:value="0.2760315846201558" office:value-type="float"/>
          <table:table-cell office:value="0.9069451717328998" office:value-type="float"/>
          <table:table-cell office:value-type="string">
            <text:p>input/data_formal_20240530-1342/meme/dayashappiness__20230106T031010/0.jpg</text:p>
          </table:table-cell>
          <table:table-cell office:value-type="string">
            <text:p>https://twitter.com/dayashappiness_/status/1611218249567580160</text:p>
          </table:table-cell>
        </table:table-row>
        <table:table-row>
          <table:table-cell office:value="683" office:value-type="float"/>
          <table:table-cell office:value-type="string">
            <text:p>Pattern 1</text:p>
          </table:table-cell>
          <table:table-cell office:value="0.272909187269666" office:value-type="float"/>
          <table:table-cell office:value="0.17748164982844444" office:value-type="float"/>
          <table:table-cell office:value="0.924161170971707" office:value-type="float"/>
          <table:table-cell office:value-type="string">
            <text:p>input/data_formal_20240530-1342/meme/ddanjovi_20230103T141847/0.jpg</text:p>
          </table:table-cell>
          <table:table-cell office:value-type="string">
            <text:p>https://twitter.com/ddanjovi/status/1610279510439596035</text:p>
          </table:table-cell>
        </table:table-row>
        <table:table-row>
          <table:table-cell office:value="684" office:value-type="float"/>
          <table:table-cell office:value-type="string">
            <text:p>Pattern 39</text:p>
          </table:table-cell>
          <table:table-cell office:value="0.15970062584621425" office:value-type="float"/>
          <table:table-cell office:value="0.033313575429133435" office:value-type="float"/>
          <table:table-cell office:value="0.9107090674208064" office:value-type="float"/>
          <table:table-cell office:value-type="string">
            <text:p>input/data_formal_20240530-1342/meme/DeathMetalMum_20221227T114248/0.jpg</text:p>
          </table:table-cell>
          <table:table-cell office:value-type="string">
            <text:p>https://twitter.com/muhamad_rizuan/status/1607959302559653888</text:p>
          </table:table-cell>
        </table:table-row>
        <table:table-row>
          <table:table-cell office:value="685" office:value-type="float"/>
          <table:table-cell office:value-type="string">
            <text:p>Pattern 18</text:p>
          </table:table-cell>
          <table:table-cell office:value="0.3381497163446789" office:value-type="float"/>
          <table:table-cell office:value="0.511126501172942" office:value-type="float"/>
          <table:table-cell office:value="0.8975168354936174" office:value-type="float"/>
          <table:table-cell office:value-type="string">
            <text:p>input/data_formal_20240530-1342/meme/dedalium_20221227T121155/0.jpg</text:p>
          </table:table-cell>
          <table:table-cell office:value-type="string">
            <text:p>https://twitter.com/JudithA02332832/status/1607963247482896385</text:p>
          </table:table-cell>
        </table:table-row>
        <table:table-row>
          <table:table-cell office:value="686" office:value-type="float"/>
          <table:table-cell office:value-type="string">
            <text:p>Pattern 45</text:p>
          </table:table-cell>
          <table:table-cell office:value="0.15186445169608487" office:value-type="float"/>
          <table:table-cell office:value="0.3788375009864949" office:value-type="float"/>
          <table:table-cell office:value="0.8628063361254931" office:value-type="float"/>
          <table:table-cell office:value-type="string">
            <text:p>input/data_formal_20240530-1342/meme/DeepakOffline_20230105T121246/0.jpg</text:p>
          </table:table-cell>
          <table:table-cell office:value-type="string">
            <text:p>https://twitter.com/Michael44188917/status/1610981618822283265</text:p>
          </table:table-cell>
        </table:table-row>
        <table:table-row>
          <table:table-cell office:value="687" office:value-type="float"/>
          <table:table-cell office:value-type="string">
            <text:p>Pattern 33</text:p>
          </table:table-cell>
          <table:table-cell office:value="0.19237288609965592" office:value-type="float"/>
          <table:table-cell office:value="0.17739402160657125" office:value-type="float"/>
          <table:table-cell office:value="0.8878866416968735" office:value-type="float"/>
          <table:table-cell office:value-type="string">
            <text:p>input/data_formal_20240530-1342/meme/DeepakOffline_20230201T012526/0.jpg</text:p>
          </table:table-cell>
          <table:table-cell office:value-type="string">
            <text:p>https://twitter.com/jackspa84167797/status/1620969604159016961</text:p>
          </table:table-cell>
        </table:table-row>
        <table:table-row>
          <table:table-cell office:value="688" office:value-type="float"/>
          <table:table-cell office:value-type="string">
            <text:p>Pattern 17</text:p>
          </table:table-cell>
          <table:table-cell office:value="0.14799123555345123" office:value-type="float"/>
          <table:table-cell office:value="0.1852330038586507" office:value-type="float"/>
          <table:table-cell office:value="0.8259559769628898" office:value-type="float"/>
          <table:table-cell office:value-type="string">
            <text:p>input/data_formal_20240530-1342/meme/DeepakOffline_20230202T010024/0.jpg</text:p>
          </table:table-cell>
          <table:table-cell office:value-type="string">
            <text:p>https://twitter.com/DeepakOffline/status/1620950227242070019</text:p>
          </table:table-cell>
        </table:table-row>
        <table:table-row>
          <table:table-cell office:value="689" office:value-type="float"/>
          <table:table-cell office:value-type="string">
            <text:p>Pattern 33</text:p>
          </table:table-cell>
          <table:table-cell office:value="0.26392949750565076" office:value-type="float"/>
          <table:table-cell office:value="0.3265426444158666" office:value-type="float"/>
          <table:table-cell office:value="0.8895275879227837" office:value-type="float"/>
          <table:table-cell office:value-type="string">
            <text:p>input/data_formal_20240530-1342/meme/DeepakOffline_20230206T080208/0.jpg</text:p>
          </table:table-cell>
          <table:table-cell office:value-type="string">
            <text:p>https://twitter.com/Ronald51382953/status/1622584019572645890</text:p>
          </table:table-cell>
        </table:table-row>
        <table:table-row>
          <table:table-cell office:value="690" office:value-type="float"/>
          <table:table-cell office:value-type="string">
            <text:p>Pattern 13</text:p>
          </table:table-cell>
          <table:table-cell office:value="0.1773882004647131" office:value-type="float"/>
          <table:table-cell office:value="0.3848256474828162" office:value-type="float"/>
          <table:table-cell office:value="0.903380888707506" office:value-type="float"/>
          <table:table-cell office:value-type="string">
            <text:p>input/data_formal_20240530-1342/meme/deezmemezz_20230106T044422/0.jpg</text:p>
          </table:table-cell>
          <table:table-cell office:value-type="string">
            <text:p>https://twitter.com/deezmemezz/status/1611222115889430530</text:p>
          </table:table-cell>
        </table:table-row>
        <table:table-row>
          <table:table-cell office:value="691" office:value-type="float"/>
          <table:table-cell office:value-type="string">
            <text:p>Pattern 1</text:p>
          </table:table-cell>
          <table:table-cell office:value="0.23887673133715173" office:value-type="float"/>
          <table:table-cell office:value="0.3566112924080629" office:value-type="float"/>
          <table:table-cell office:value="0.8793635472350614" office:value-type="float"/>
          <table:table-cell office:value-type="string">
            <text:p>input/data_formal_20240530-1342/meme/deezmemezz_20230107T031216/0.jpg</text:p>
          </table:table-cell>
          <table:table-cell office:value-type="string">
            <text:p>https://twitter.com/deezmemezz/status/1611561328946053120</text:p>
          </table:table-cell>
        </table:table-row>
        <table:table-row>
          <table:table-cell office:value="692" office:value-type="float"/>
          <table:table-cell office:value-type="string">
            <text:p>Pattern 13</text:p>
          </table:table-cell>
          <table:table-cell office:value="0.18727187690737596" office:value-type="float"/>
          <table:table-cell office:value="0.29733121525290584" office:value-type="float"/>
          <table:table-cell office:value="0.9379655129077396" office:value-type="float"/>
          <table:table-cell office:value-type="string">
            <text:p>input/data_formal_20240530-1342/meme/deezmemezz_20230107T135424/0.jpg</text:p>
          </table:table-cell>
          <table:table-cell office:value-type="string">
            <text:p>https://twitter.com/deezmemezz/status/1611722925358419968</text:p>
          </table:table-cell>
        </table:table-row>
        <table:table-row>
          <table:table-cell office:value="693" office:value-type="float"/>
          <table:table-cell office:value-type="string">
            <text:p>Pattern 1</text:p>
          </table:table-cell>
          <table:table-cell office:value="0.24463518670950543" office:value-type="float"/>
          <table:table-cell office:value="0.3397354655208718" office:value-type="float"/>
          <table:table-cell office:value="0.9134393550532214" office:value-type="float"/>
          <table:table-cell office:value-type="string">
            <text:p>input/data_formal_20240530-1342/meme/DEFi_PROJECTS_20230206T125137/0.jpg</text:p>
          </table:table-cell>
          <table:table-cell office:value-type="string">
            <text:p>https://twitter.com/DEFi_PROJECTS/status/1622578761588768770</text:p>
          </table:table-cell>
        </table:table-row>
        <table:table-row>
          <table:table-cell office:value="694" office:value-type="float"/>
          <table:table-cell office:value-type="string">
            <text:p>Pattern 3</text:p>
          </table:table-cell>
          <table:table-cell office:value="0.11815599031345947" office:value-type="float"/>
          <table:table-cell office:value="0.666363141081848" office:value-type="float"/>
          <table:table-cell office:value="0.8131452904510873" office:value-type="float"/>
          <table:table-cell office:value-type="string">
            <text:p>input/data_formal_20240530-1342/meme/DEFi_PROJECTS_20230206T125323/0.jpg</text:p>
          </table:table-cell>
          <table:table-cell office:value-type="string">
            <text:p>https://twitter.com/DEFi_PROJECTS/status/1622579204402429953</text:p>
          </table:table-cell>
        </table:table-row>
        <table:table-row>
          <table:table-cell office:value="695" office:value-type="float"/>
          <table:table-cell office:value-type="string">
            <text:p>Pattern 17</text:p>
          </table:table-cell>
          <table:table-cell office:value="0.2077083104395488" office:value-type="float"/>
          <table:table-cell office:value="0.39037075683281447" office:value-type="float"/>
          <table:table-cell office:value="0.8481750091650799" office:value-type="float"/>
          <table:table-cell office:value-type="string">
            <text:p>input/data_formal_20240530-1342/meme/DegoLego13_20230202T041116/0.jpg</text:p>
          </table:table-cell>
          <table:table-cell office:value-type="string">
            <text:p>https://twitter.com/DegoLego13/status/1620998261866926080</text:p>
          </table:table-cell>
        </table:table-row>
        <table:table-row>
          <table:table-cell office:value="696" office:value-type="float"/>
          <table:table-cell office:value-type="string">
            <text:p>Pattern 13</text:p>
          </table:table-cell>
          <table:table-cell office:value="0.22371991276154285" office:value-type="float"/>
          <table:table-cell office:value="0.501636085959287" office:value-type="float"/>
          <table:table-cell office:value="0.910149796136029" office:value-type="float"/>
          <table:table-cell office:value-type="string">
            <text:p>input/data_formal_20240530-1342/meme/DegoLego13_20230202T041116/1.jpg</text:p>
          </table:table-cell>
          <table:table-cell office:value-type="string">
            <text:p>https://twitter.com/DegoLego13/status/1620998261866926080</text:p>
          </table:table-cell>
        </table:table-row>
        <table:table-row>
          <table:table-cell office:value="697" office:value-type="float"/>
          <table:table-cell office:value-type="string">
            <text:p>Pattern 3</text:p>
          </table:table-cell>
          <table:table-cell office:value="0.1514906913037436" office:value-type="float"/>
          <table:table-cell office:value="0.6585724050809666" office:value-type="float"/>
          <table:table-cell office:value="0.8464952804805357" office:value-type="float"/>
          <table:table-cell office:value-type="string">
            <text:p>input/data_formal_20240530-1342/meme/DegoLego13_20230202T041116/2.jpg</text:p>
          </table:table-cell>
          <table:table-cell office:value-type="string">
            <text:p>https://twitter.com/DegoLego13/status/1620998261866926080</text:p>
          </table:table-cell>
        </table:table-row>
        <table:table-row>
          <table:table-cell office:value="69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egoLego13_20230202T041116/3.jpg</text:p>
          </table:table-cell>
          <table:table-cell office:value-type="string">
            <text:p>https://twitter.com/DegoLego13/status/1620998261866926080</text:p>
          </table:table-cell>
        </table:table-row>
        <table:table-row>
          <table:table-cell office:value="699" office:value-type="float"/>
          <table:table-cell office:value-type="string">
            <text:p>Pattern 14</text:p>
          </table:table-cell>
          <table:table-cell office:value="0.17794690806438698" office:value-type="float"/>
          <table:table-cell office:value="0.17999148487005923" office:value-type="float"/>
          <table:table-cell office:value="0.8865413573355336" office:value-type="float"/>
          <table:table-cell office:value-type="string">
            <text:p>input/data_formal_20240530-1342/meme/DeHuff_20230106T064711/0.jpg</text:p>
          </table:table-cell>
          <table:table-cell office:value-type="string">
            <text:p>https://twitter.com/dehuffpodcast/status/1611256721460301824</text:p>
          </table:table-cell>
        </table:table-row>
        <table:table-row>
          <table:table-cell office:value="700" office:value-type="float"/>
          <table:table-cell office:value-type="string">
            <text:p>Pattern 5</text:p>
          </table:table-cell>
          <table:table-cell office:value="0.12516110475467795" office:value-type="float"/>
          <table:table-cell office:value="0.5860347020212513" office:value-type="float"/>
          <table:table-cell office:value="0.8504567956709049" office:value-type="float"/>
          <table:table-cell office:value-type="string">
            <text:p>input/data_formal_20240530-1342/meme/Delowar776_20230226T041840/0.jpg</text:p>
          </table:table-cell>
          <table:table-cell office:value-type="string">
            <text:p>https://twitter.com/Delowar776/status/1629697432845193217</text:p>
          </table:table-cell>
        </table:table-row>
        <table:table-row>
          <table:table-cell office:value="701" office:value-type="float"/>
          <table:table-cell office:value-type="string">
            <text:p>Pattern 3</text:p>
          </table:table-cell>
          <table:table-cell office:value="0.1685736997188299" office:value-type="float"/>
          <table:table-cell office:value="0.6732366142407511" office:value-type="float"/>
          <table:table-cell office:value="0.839378963208711" office:value-type="float"/>
          <table:table-cell office:value-type="string">
            <text:p>input/data_formal_20240530-1342/meme/Delowar776_20230226T041840/1.jpg</text:p>
          </table:table-cell>
          <table:table-cell office:value-type="string">
            <text:p>https://twitter.com/Delowar776/status/1629697432845193217</text:p>
          </table:table-cell>
        </table:table-row>
        <table:table-row>
          <table:table-cell office:value="702" office:value-type="float"/>
          <table:table-cell office:value-type="string">
            <text:p>Pattern 25</text:p>
          </table:table-cell>
          <table:table-cell office:value="0.19038438736610275" office:value-type="float"/>
          <table:table-cell office:value="0.5115365047876002" office:value-type="float"/>
          <table:table-cell office:value="0.9280056997509147" office:value-type="float"/>
          <table:table-cell office:value-type="string">
            <text:p>input/data_formal_20240530-1342/meme/DentGanga_20230212T150137/0.jpg</text:p>
          </table:table-cell>
          <table:table-cell office:value-type="string">
            <text:p>https://twitter.com/DentGanga/status/1624785803288383488</text:p>
          </table:table-cell>
        </table:table-row>
        <table:table-row>
          <table:table-cell office:value="703" office:value-type="float"/>
          <table:table-cell office:value-type="string">
            <text:p>Pattern 33</text:p>
          </table:table-cell>
          <table:table-cell office:value="0.19020273082441608" office:value-type="float"/>
          <table:table-cell office:value="0.32436680987846356" office:value-type="float"/>
          <table:table-cell office:value="0.9250444586642492" office:value-type="float"/>
          <table:table-cell office:value-type="string">
            <text:p>input/data_formal_20240530-1342/meme/derekjmccloud_20230204T025127/0.jpg</text:p>
          </table:table-cell>
          <table:table-cell office:value-type="string">
            <text:p>https://twitter.com/MaxTadpol/status/1622613781552439302</text:p>
          </table:table-cell>
        </table:table-row>
        <table:table-row>
          <table:table-cell office:value="704" office:value-type="float"/>
          <table:table-cell office:value-type="string">
            <text:p>Pattern 10</text:p>
          </table:table-cell>
          <table:table-cell office:value="0.07640069152397519" office:value-type="float"/>
          <table:table-cell office:value="0.37275893269085836" office:value-type="float"/>
          <table:table-cell office:value="0.8653108711372456" office:value-type="float"/>
          <table:table-cell office:value-type="string">
            <text:p>input/data_formal_20240530-1342/meme/Descendeus1_20230315T180514/0.jpg</text:p>
          </table:table-cell>
          <table:table-cell office:value-type="string">
            <text:p>https://twitter.com/LovinoNoVino/status/1638747199927353345</text:p>
          </table:table-cell>
        </table:table-row>
        <table:table-row>
          <table:table-cell office:value="705" office:value-type="float"/>
          <table:table-cell office:value-type="string">
            <text:p>Pattern 13</text:p>
          </table:table-cell>
          <table:table-cell office:value="0.20002373835235368" office:value-type="float"/>
          <table:table-cell office:value="0.45316558937058354" office:value-type="float"/>
          <table:table-cell office:value="0.8962862572965743" office:value-type="float"/>
          <table:table-cell office:value-type="string">
            <text:p>input/data_formal_20240530-1342/meme/Descendeus1_20230321T072921/0.jpg</text:p>
          </table:table-cell>
          <table:table-cell office:value-type="string">
            <text:p>https://twitter.com/Nemere21/status/1638666207329910786</text:p>
          </table:table-cell>
        </table:table-row>
        <table:table-row>
          <table:table-cell office:value="706" office:value-type="float"/>
          <table:table-cell office:value-type="string">
            <text:p>Pattern 23</text:p>
          </table:table-cell>
          <table:table-cell office:value="0.10242107593183994" office:value-type="float"/>
          <table:table-cell office:value="0.7772156396186101" office:value-type="float"/>
          <table:table-cell office:value="0.8825817216174178" office:value-type="float"/>
          <table:table-cell office:value-type="string">
            <text:p>input/data_formal_20240530-1342/meme/Designlabpune_20230106T064749/0.jpg</text:p>
          </table:table-cell>
          <table:table-cell office:value-type="string">
            <text:p>https://twitter.com/Designlabpune/status/1611253185275912194</text:p>
          </table:table-cell>
        </table:table-row>
        <table:table-row>
          <table:table-cell office:value="707" office:value-type="float"/>
          <table:table-cell office:value-type="string">
            <text:p>Pattern 23</text:p>
          </table:table-cell>
          <table:table-cell office:value="0.06689203991656134" office:value-type="float"/>
          <table:table-cell office:value="0.9203082963389705" office:value-type="float"/>
          <table:table-cell office:value="0.5692538944283815" office:value-type="float"/>
          <table:table-cell office:value-type="string">
            <text:p>input/data_formal_20240530-1342/meme/designs_gv_20230105T120618/0.jpg</text:p>
          </table:table-cell>
          <table:table-cell office:value-type="string">
            <text:p>https://twitter.com/designs_gv/status/1610970943672979462</text:p>
          </table:table-cell>
        </table:table-row>
        <table:table-row>
          <table:table-cell office:value="708" office:value-type="float"/>
          <table:table-cell office:value-type="string">
            <text:p>Pattern 13</text:p>
          </table:table-cell>
          <table:table-cell office:value="0.20287938578830564" office:value-type="float"/>
          <table:table-cell office:value="0.3891079608851947" office:value-type="float"/>
          <table:table-cell office:value="0.8293031210811602" office:value-type="float"/>
          <table:table-cell office:value-type="string">
            <text:p>input/data_formal_20240530-1342/meme/Destiny61344530_20230106T052123/0.jpg</text:p>
          </table:table-cell>
          <table:table-cell office:value-type="string">
            <text:p>https://twitter.com/Destiny61344530/status/1611231432311205896</text:p>
          </table:table-cell>
        </table:table-row>
        <table:table-row>
          <table:table-cell office:value="709" office:value-type="float"/>
          <table:table-cell office:value-type="string">
            <text:p>Pattern 23</text:p>
          </table:table-cell>
          <table:table-cell office:value="0.08745848154095356" office:value-type="float"/>
          <table:table-cell office:value="0.8017816916289032" office:value-type="float"/>
          <table:table-cell office:value="0.8088698928970115" office:value-type="float"/>
          <table:table-cell office:value-type="string">
            <text:p>input/data_formal_20240530-1342/meme/development_rt_20230106T083000/0.jpg</text:p>
          </table:table-cell>
          <table:table-cell office:value-type="string">
            <text:p>https://twitter.com/development_rt/status/1611278901623361539</text:p>
          </table:table-cell>
        </table:table-row>
        <table:table-row>
          <table:table-cell office:value="710" office:value-type="float"/>
          <table:table-cell office:value-type="string">
            <text:p>Pattern 44</text:p>
          </table:table-cell>
          <table:table-cell office:value="0.1007265244881971" office:value-type="float"/>
          <table:table-cell office:value="0.4691631183294818" office:value-type="float"/>
          <table:table-cell office:value="0.8290574386041335" office:value-type="float"/>
          <table:table-cell office:value-type="string">
            <text:p>input/data_formal_20240530-1342/meme/dfddh9_20230111T152503/0.jpg</text:p>
          </table:table-cell>
          <table:table-cell office:value-type="string">
            <text:p>https://twitter.com/dogey_inu/status/1613311410699649024</text:p>
          </table:table-cell>
        </table:table-row>
        <table:table-row>
          <table:table-cell office:value="711" office:value-type="float"/>
          <table:table-cell office:value-type="string">
            <text:p>Pattern 19</text:p>
          </table:table-cell>
          <table:table-cell office:value="0.24053170820936706" office:value-type="float"/>
          <table:table-cell office:value="0.582169112505049" office:value-type="float"/>
          <table:table-cell office:value="0.7689213625119973" office:value-type="float"/>
          <table:table-cell office:value-type="string">
            <text:p>input/data_formal_20240530-1342/meme/DFintoch_20230111T174238/0.jpg</text:p>
          </table:table-cell>
          <table:table-cell office:value-type="string">
            <text:p>https://twitter.com/YoalisC85/status/1613304587640868864</text:p>
          </table:table-cell>
        </table:table-row>
        <table:table-row>
          <table:table-cell office:value="712" office:value-type="float"/>
          <table:table-cell office:value-type="string">
            <text:p>Pattern 13</text:p>
          </table:table-cell>
          <table:table-cell office:value="0.2870332111909483" office:value-type="float"/>
          <table:table-cell office:value="0.33051539847219424" office:value-type="float"/>
          <table:table-cell office:value="0.8482666957277349" office:value-type="float"/>
          <table:table-cell office:value-type="string">
            <text:p>input/data_formal_20240530-1342/meme/DGToonsPH_20230206T105650/0.jpg</text:p>
          </table:table-cell>
          <table:table-cell office:value-type="string">
            <text:p>https://twitter.com/DGToonsPH/status/1622549874783981568</text:p>
          </table:table-cell>
        </table:table-row>
        <table:table-row>
          <table:table-cell office:value="713" office:value-type="float"/>
          <table:table-cell office:value-type="string">
            <text:p>Pattern 16</text:p>
          </table:table-cell>
          <table:table-cell office:value="0.1370712941368657" office:value-type="float"/>
          <table:table-cell office:value="0.19457852509951679" office:value-type="float"/>
          <table:table-cell office:value="0.8902364845211199" office:value-type="float"/>
          <table:table-cell office:value-type="string">
            <text:p>input/data_formal_20240530-1342/meme/DhampirMatt_20230201T151530/0.jpg</text:p>
          </table:table-cell>
          <table:table-cell office:value-type="string">
            <text:p>https://twitter.com/AskAVtuber/status/1620929083482988544</text:p>
          </table:table-cell>
        </table:table-row>
        <table:table-row>
          <table:table-cell office:value="714" office:value-type="float"/>
          <table:table-cell office:value-type="string">
            <text:p>Pattern 43</text:p>
          </table:table-cell>
          <table:table-cell office:value="0.07728081123948127" office:value-type="float"/>
          <table:table-cell office:value="0.8770491623003686" office:value-type="float"/>
          <table:table-cell office:value="0.8506616617885862" office:value-type="float"/>
          <table:table-cell office:value-type="string">
            <text:p>input/data_formal_20240530-1342/meme/Dhanaay4u_20230409T115604/0.jpg</text:p>
          </table:table-cell>
          <table:table-cell office:value-type="string">
            <text:p>https://twitter.com/Dhanaay4u/status/1645032829749960710</text:p>
          </table:table-cell>
        </table:table-row>
        <table:table-row>
          <table:table-cell office:value="715" office:value-type="float"/>
          <table:table-cell office:value-type="string">
            <text:p>Pattern 46</text:p>
          </table:table-cell>
          <table:table-cell office:value="0.18619154444056268" office:value-type="float"/>
          <table:table-cell office:value="0.2847220246834002" office:value-type="float"/>
          <table:table-cell office:value="0.8378820035134458" office:value-type="float"/>
          <table:table-cell office:value-type="string">
            <text:p>input/data_formal_20240530-1342/meme/dhonChelle_20221228T005102/0.jpg</text:p>
          </table:table-cell>
          <table:table-cell office:value-type="string">
            <text:p>https://twitter.com/dhonChelle/status/1607901904809635840</text:p>
          </table:table-cell>
        </table:table-row>
        <table:table-row>
          <table:table-cell office:value="716" office:value-type="float"/>
          <table:table-cell office:value-type="string">
            <text:p>Pattern 6</text:p>
          </table:table-cell>
          <table:table-cell office:value="0.07524477588343823" office:value-type="float"/>
          <table:table-cell office:value="0.2179239191097723" office:value-type="float"/>
          <table:table-cell office:value="0.7715314999538873" office:value-type="float"/>
          <table:table-cell office:value-type="string">
            <text:p>input/data_formal_20240530-1342/meme/Diablos145_20221228T051539/0.jpg</text:p>
          </table:table-cell>
          <table:table-cell office:value-type="string">
            <text:p>https://twitter.com/Diablos145/status/1607968498398937090</text:p>
          </table:table-cell>
        </table:table-row>
        <table:table-row>
          <table:table-cell office:value="717" office:value-type="float"/>
          <table:table-cell office:value-type="string">
            <text:p>Pattern 15</text:p>
          </table:table-cell>
          <table:table-cell office:value="0.1296707674022841" office:value-type="float"/>
          <table:table-cell office:value="0.5295848330139212" office:value-type="float"/>
          <table:table-cell office:value="0.8999737976340328" office:value-type="float"/>
          <table:table-cell office:value-type="string">
            <text:p>input/data_formal_20240530-1342/meme/DiaryTours_20230108T005732/0.jpg</text:p>
          </table:table-cell>
          <table:table-cell office:value-type="string">
            <text:p>https://twitter.com/DiaryTours/status/1611889809718652929</text:p>
          </table:table-cell>
        </table:table-row>
        <table:table-row>
          <table:table-cell office:value="718" office:value-type="float"/>
          <table:table-cell office:value-type="string">
            <text:p>Pattern 2</text:p>
          </table:table-cell>
          <table:table-cell office:value="0.24984681917793877" office:value-type="float"/>
          <table:table-cell office:value="0.42371483682124483" office:value-type="float"/>
          <table:table-cell office:value="0.907212143687675" office:value-type="float"/>
          <table:table-cell office:value-type="string">
            <text:p>input/data_formal_20240530-1342/meme/dicemaps_20230111T224001/0.jpg</text:p>
          </table:table-cell>
          <table:table-cell office:value-type="string">
            <text:p>https://twitter.com/dicemaps/status/1613304752992829440</text:p>
          </table:table-cell>
        </table:table-row>
        <table:table-row>
          <table:table-cell office:value="719" office:value-type="float"/>
          <table:table-cell office:value-type="string">
            <text:p>Pattern 22</text:p>
          </table:table-cell>
          <table:table-cell office:value="0.12679573122654914" office:value-type="float"/>
          <table:table-cell office:value="0.2663261605801144" office:value-type="float"/>
          <table:table-cell office:value="0.8435030722375466" office:value-type="float"/>
          <table:table-cell office:value-type="string">
            <text:p>input/data_formal_20240530-1342/meme/dicemaps_20230201T224025/0.jpg</text:p>
          </table:table-cell>
          <table:table-cell office:value-type="string">
            <text:p>https://twitter.com/Animuncula/status/1620917901783097344</text:p>
          </table:table-cell>
        </table:table-row>
        <table:table-row>
          <table:table-cell office:value="720" office:value-type="float"/>
          <table:table-cell office:value-type="string">
            <text:p>Pattern 17</text:p>
          </table:table-cell>
          <table:table-cell office:value="0.16778198264438718" office:value-type="float"/>
          <table:table-cell office:value="0.10656837516183976" office:value-type="float"/>
          <table:table-cell office:value="0.8020351919202753" office:value-type="float"/>
          <table:table-cell office:value-type="string">
            <text:p>input/data_formal_20240530-1342/meme/dicemaps_20230315T214022/0.jpg</text:p>
          </table:table-cell>
          <table:table-cell office:value-type="string">
            <text:p>https://twitter.com/DnDClericHorgar/status/1636125797781045256</text:p>
          </table:table-cell>
        </table:table-row>
        <table:table-row>
          <table:table-cell office:value="721" office:value-type="float"/>
          <table:table-cell office:value-type="string">
            <text:p>Pattern 2</text:p>
          </table:table-cell>
          <table:table-cell office:value="0.14072584090910054" office:value-type="float"/>
          <table:table-cell office:value="0.2295440626912544" office:value-type="float"/>
          <table:table-cell office:value="0.8380146968725304" office:value-type="float"/>
          <table:table-cell office:value-type="string">
            <text:p>input/data_formal_20240530-1342/meme/DiceNAnarchy_20230323T035205/0.jpg</text:p>
          </table:table-cell>
          <table:table-cell office:value-type="string">
            <text:p>https://twitter.com/AITnogoodthing/status/1638750717971185664</text:p>
          </table:table-cell>
        </table:table-row>
        <table:table-row>
          <table:table-cell office:value="722" office:value-type="float"/>
          <table:table-cell office:value-type="string">
            <text:p>Pattern 10</text:p>
          </table:table-cell>
          <table:table-cell office:value="0.20028898859404576" office:value-type="float"/>
          <table:table-cell office:value="0.363791703532655" office:value-type="float"/>
          <table:table-cell office:value="0.8272684693893461" office:value-type="float"/>
          <table:table-cell office:value-type="string">
            <text:p>input/data_formal_20240530-1342/meme/DiffMousetrap_20230202T003209/0.jpg</text:p>
          </table:table-cell>
          <table:table-cell office:value-type="string">
            <text:p>https://twitter.com/artofprefeito/status/1620950121893724160</text:p>
          </table:table-cell>
        </table:table-row>
        <table:table-row>
          <table:table-cell office:value="723" office:value-type="float"/>
          <table:table-cell office:value-type="string">
            <text:p>Pattern 16</text:p>
          </table:table-cell>
          <table:table-cell office:value="0.20975676015229902" office:value-type="float"/>
          <table:table-cell office:value="0.3037863086956262" office:value-type="float"/>
          <table:table-cell office:value="0.8383509264658381" office:value-type="float"/>
          <table:table-cell office:value-type="string">
            <text:p>input/data_formal_20240530-1342/meme/digiFolklorePod_20230202T013219/0.jpg</text:p>
          </table:table-cell>
          <table:table-cell office:value-type="string">
            <text:p>https://twitter.com/ReadySetFire123/status/1620980231673888769</text:p>
          </table:table-cell>
        </table:table-row>
        <table:table-row>
          <table:table-cell office:value="724" office:value-type="float"/>
          <table:table-cell office:value-type="string">
            <text:p>Pattern 17</text:p>
          </table:table-cell>
          <table:table-cell office:value="0.2544439872476529" office:value-type="float"/>
          <table:table-cell office:value="0.30394270491017006" office:value-type="float"/>
          <table:table-cell office:value="0.8546750284428712" office:value-type="float"/>
          <table:table-cell office:value-type="string">
            <text:p>input/data_formal_20240530-1342/meme/digital_gurukul_20230106T050300/0.jpg</text:p>
          </table:table-cell>
          <table:table-cell office:value-type="string">
            <text:p>https://twitter.com/StartupNewsIND/status/1611228421060714498</text:p>
          </table:table-cell>
        </table:table-row>
        <table:table-row>
          <table:table-cell office:value="725" office:value-type="float"/>
          <table:table-cell office:value-type="string">
            <text:p>Pattern 9</text:p>
          </table:table-cell>
          <table:table-cell office:value="0.24565982590072757" office:value-type="float"/>
          <table:table-cell office:value="0.3891288495496298" office:value-type="float"/>
          <table:table-cell office:value="0.9303634005323203" office:value-type="float"/>
          <table:table-cell office:value-type="string">
            <text:p>input/data_formal_20240530-1342/meme/digitalcoffe_20200207T011701/0.jpg</text:p>
          </table:table-cell>
          <table:table-cell office:value-type="string">
            <text:p>https://twitter.com/digitalcoffe/status/1620968756611612672</text:p>
          </table:table-cell>
        </table:table-row>
        <table:table-row>
          <table:table-cell office:value="726" office:value-type="float"/>
          <table:table-cell office:value-type="string">
            <text:p>Pattern 15</text:p>
          </table:table-cell>
          <table:table-cell office:value="0.1443392397495542" office:value-type="float"/>
          <table:table-cell office:value="0.8381280277219105" office:value-type="float"/>
          <table:table-cell office:value="0.8086255955949055" office:value-type="float"/>
          <table:table-cell office:value-type="string">
            <text:p>input/data_formal_20240530-1342/meme/digitaldadi_20230202T033500/0.jpg</text:p>
          </table:table-cell>
          <table:table-cell office:value-type="string">
            <text:p>https://twitter.com/digitaldadi/status/1620989132137811971</text:p>
          </table:table-cell>
        </table:table-row>
        <table:table-row>
          <table:table-cell office:value="727" office:value-type="float"/>
          <table:table-cell office:value-type="string">
            <text:p>Pattern 30</text:p>
          </table:table-cell>
          <table:table-cell office:value="0.27384498146680225" office:value-type="float"/>
          <table:table-cell office:value="0.3059191780868461" office:value-type="float"/>
          <table:table-cell office:value="0.8466635128963108" office:value-type="float"/>
          <table:table-cell office:value-type="string">
            <text:p>input/data_formal_20240530-1342/meme/digitaldew2_20221228T051200/0.jpg</text:p>
          </table:table-cell>
          <table:table-cell office:value-type="string">
            <text:p>https://twitter.com/digitaldew2/status/1607967579439566848</text:p>
          </table:table-cell>
        </table:table-row>
        <table:table-row>
          <table:table-cell office:value="728" office:value-type="float"/>
          <table:table-cell office:value-type="string">
            <text:p>Pattern 23</text:p>
          </table:table-cell>
          <table:table-cell office:value="0.1353317991565663" office:value-type="float"/>
          <table:table-cell office:value="0.7188058385552207" office:value-type="float"/>
          <table:table-cell office:value="0.5270884438061572" office:value-type="float"/>
          <table:table-cell office:value-type="string">
            <text:p>input/data_formal_20240530-1342/meme/digitaldoot_20230105T111338/0.jpg</text:p>
          </table:table-cell>
          <table:table-cell office:value-type="string">
            <text:p>https://twitter.com/digitaldoot/status/1610957692067262465</text:p>
          </table:table-cell>
        </table:table-row>
        <table:table-row>
          <table:table-cell office:value="729" office:value-type="float"/>
          <table:table-cell office:value-type="string">
            <text:p>Pattern 23</text:p>
          </table:table-cell>
          <table:table-cell office:value="0.09481960334035222" office:value-type="float"/>
          <table:table-cell office:value="0.738056832643614" office:value-type="float"/>
          <table:table-cell office:value="0.507809364618445" office:value-type="float"/>
          <table:table-cell office:value-type="string">
            <text:p>input/data_formal_20240530-1342/meme/digitaldoot_20230105T111338/1.jpg</text:p>
          </table:table-cell>
          <table:table-cell office:value-type="string">
            <text:p>https://twitter.com/digitaldoot/status/1610957692067262465</text:p>
          </table:table-cell>
        </table:table-row>
        <table:table-row>
          <table:table-cell office:value="730" office:value-type="float"/>
          <table:table-cell office:value-type="string">
            <text:p>Pattern 23</text:p>
          </table:table-cell>
          <table:table-cell office:value="0.14655095237174748" office:value-type="float"/>
          <table:table-cell office:value="0.6819725874337268" office:value-type="float"/>
          <table:table-cell office:value="0.5573932508331382" office:value-type="float"/>
          <table:table-cell office:value-type="string">
            <text:p>input/data_formal_20240530-1342/meme/digitaldoot_20230105T111338/2.jpg</text:p>
          </table:table-cell>
          <table:table-cell office:value-type="string">
            <text:p>https://twitter.com/digitaldoot/status/1610957692067262465</text:p>
          </table:table-cell>
        </table:table-row>
        <table:table-row>
          <table:table-cell office:value="731" office:value-type="float"/>
          <table:table-cell office:value-type="string">
            <text:p>Pattern 23</text:p>
          </table:table-cell>
          <table:table-cell office:value="0.1416895970110747" office:value-type="float"/>
          <table:table-cell office:value="0.798509872563973" office:value-type="float"/>
          <table:table-cell office:value="0.6051973135602754" office:value-type="float"/>
          <table:table-cell office:value-type="string">
            <text:p>input/data_formal_20240530-1342/meme/digitaldoot_20230105T111338/3.jpg</text:p>
          </table:table-cell>
          <table:table-cell office:value-type="string">
            <text:p>https://twitter.com/digitaldoot/status/1610957692067262465</text:p>
          </table:table-cell>
        </table:table-row>
        <table:table-row>
          <table:table-cell office:value="732" office:value-type="float"/>
          <table:table-cell office:value-type="string">
            <text:p>Pattern 44</text:p>
          </table:table-cell>
          <table:table-cell office:value="0.2941987984258227" office:value-type="float"/>
          <table:table-cell office:value="0.442793205441203" office:value-type="float"/>
          <table:table-cell office:value="0.8832435144020677" office:value-type="float"/>
          <table:table-cell office:value-type="string">
            <text:p>input/data_formal_20240530-1342/meme/dina09321293_20230106T052837/0.jpg</text:p>
          </table:table-cell>
          <table:table-cell office:value-type="string">
            <text:p>https://twitter.com/dina09321293/status/1611233255092793345</text:p>
          </table:table-cell>
        </table:table-row>
        <table:table-row>
          <table:table-cell office:value="733" office:value-type="float"/>
          <table:table-cell office:value-type="string">
            <text:p>Pattern 19</text:p>
          </table:table-cell>
          <table:table-cell office:value="0.22239823027839858" office:value-type="float"/>
          <table:table-cell office:value="0.5715790004517058" office:value-type="float"/>
          <table:table-cell office:value="0.8108048478544778" office:value-type="float"/>
          <table:table-cell office:value-type="string">
            <text:p>input/data_formal_20240530-1342/meme/dinh517aa_20230304T041102/0.jpg</text:p>
          </table:table-cell>
          <table:table-cell office:value-type="string">
            <text:p>https://twitter.com/nhantha52191812/status/1633035228158791680</text:p>
          </table:table-cell>
        </table:table-row>
        <table:table-row>
          <table:table-cell office:value="73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inh517aa_20230306T085534/0.jpg</text:p>
          </table:table-cell>
          <table:table-cell office:value-type="string">
            <text:p>https://twitter.com/nhantha52191812/status/1633035034881040384</text:p>
          </table:table-cell>
        </table:table-row>
        <table:table-row>
          <table:table-cell office:value="735" office:value-type="float"/>
          <table:table-cell office:value-type="string">
            <text:p>Pattern 23</text:p>
          </table:table-cell>
          <table:table-cell office:value="0.18044170484336822" office:value-type="float"/>
          <table:table-cell office:value="0.7876336192699586" office:value-type="float"/>
          <table:table-cell office:value="0.5802285687991481" office:value-type="float"/>
          <table:table-cell office:value-type="string">
            <text:p>input/data_formal_20240530-1342/meme/diswebin_20230106T072314/0.jpg</text:p>
          </table:table-cell>
          <table:table-cell office:value-type="string">
            <text:p>https://twitter.com/diswebin/status/1611262098914553858</text:p>
          </table:table-cell>
        </table:table-row>
        <table:table-row>
          <table:table-cell office:value="736" office:value-type="float"/>
          <table:table-cell office:value-type="string">
            <text:p>Pattern 23</text:p>
          </table:table-cell>
          <table:table-cell office:value="0.13988424090738574" office:value-type="float"/>
          <table:table-cell office:value="0.7549661749485624" office:value-type="float"/>
          <table:table-cell office:value="0.6502542915031793" office:value-type="float"/>
          <table:table-cell office:value-type="string">
            <text:p>input/data_formal_20240530-1342/meme/diswebin_20230106T072314/1.jpg</text:p>
          </table:table-cell>
          <table:table-cell office:value-type="string">
            <text:p>https://twitter.com/diswebin/status/1611262098914553858</text:p>
          </table:table-cell>
        </table:table-row>
        <table:table-row>
          <table:table-cell office:value="737" office:value-type="float"/>
          <table:table-cell office:value-type="string">
            <text:p>Pattern 23</text:p>
          </table:table-cell>
          <table:table-cell office:value="0.1407479871765498" office:value-type="float"/>
          <table:table-cell office:value="0.8465915016666938" office:value-type="float"/>
          <table:table-cell office:value="0.5524976568520996" office:value-type="float"/>
          <table:table-cell office:value-type="string">
            <text:p>input/data_formal_20240530-1342/meme/diswebin_20230106T072314/2.jpg</text:p>
          </table:table-cell>
          <table:table-cell office:value-type="string">
            <text:p>https://twitter.com/diswebin/status/1611262098914553858</text:p>
          </table:table-cell>
        </table:table-row>
        <table:table-row>
          <table:table-cell office:value="738" office:value-type="float"/>
          <table:table-cell office:value-type="string">
            <text:p>Pattern 23</text:p>
          </table:table-cell>
          <table:table-cell office:value="0.08606813626228563" office:value-type="float"/>
          <table:table-cell office:value="0.8028068620620629" office:value-type="float"/>
          <table:table-cell office:value="0.6421198191375995" office:value-type="float"/>
          <table:table-cell office:value-type="string">
            <text:p>input/data_formal_20240530-1342/meme/diswebin_20230106T072314/3.jpg</text:p>
          </table:table-cell>
          <table:table-cell office:value-type="string">
            <text:p>https://twitter.com/diswebin/status/1611262098914553858</text:p>
          </table:table-cell>
        </table:table-row>
        <table:table-row>
          <table:table-cell office:value="73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ivinelynae_20221228T062826/0.jpg</text:p>
          </table:table-cell>
          <table:table-cell office:value-type="string">
            <text:p>https://twitter.com/Divinelynae/status/1607986815746670594</text:p>
          </table:table-cell>
        </table:table-row>
        <table:table-row>
          <table:table-cell office:value="74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izzibot1_20221228T012646/0.jpg</text:p>
          </table:table-cell>
          <table:table-cell office:value-type="string">
            <text:p>https://twitter.com/dizzibot1/status/1607910900710912000</text:p>
          </table:table-cell>
        </table:table-row>
        <table:table-row>
          <table:table-cell office:value="74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izzibot1_20221228T062327/0.jpg</text:p>
          </table:table-cell>
          <table:table-cell office:value-type="string">
            <text:p>https://twitter.com/dizzibot1/status/1607985561779716101</text:p>
          </table:table-cell>
        </table:table-row>
        <table:table-row>
          <table:table-cell office:value="742" office:value-type="float"/>
          <table:table-cell office:value-type="string">
            <text:p>Pattern 9</text:p>
          </table:table-cell>
          <table:table-cell office:value="0.15228884567697948" office:value-type="float"/>
          <table:table-cell office:value="0.2688994813717974" office:value-type="float"/>
          <table:table-cell office:value="0.9146514236953108" office:value-type="float"/>
          <table:table-cell office:value-type="string">
            <text:p>input/data_formal_20240530-1342/meme/djatnft_20230212T163338/0.jpg</text:p>
          </table:table-cell>
          <table:table-cell office:value-type="string">
            <text:p>https://twitter.com/djatnft/status/1624808960678313988</text:p>
          </table:table-cell>
        </table:table-row>
        <table:table-row>
          <table:table-cell office:value="743" office:value-type="float"/>
          <table:table-cell office:value-type="string">
            <text:p>Pattern 39</text:p>
          </table:table-cell>
          <table:table-cell office:value="0.19752753488877378" office:value-type="float"/>
          <table:table-cell office:value="0.22860197746190394" office:value-type="float"/>
          <table:table-cell office:value="0.9263860102698637" office:value-type="float"/>
          <table:table-cell office:value-type="string">
            <text:p>input/data_formal_20240530-1342/meme/doe67_jane_20230119T083900/0.jpg</text:p>
          </table:table-cell>
          <table:table-cell office:value-type="string">
            <text:p>https://twitter.com/doe67_jane/status/1615992205579100160</text:p>
          </table:table-cell>
        </table:table-row>
        <table:table-row>
          <table:table-cell office:value="744" office:value-type="float"/>
          <table:table-cell office:value-type="string">
            <text:p>Pattern 19</text:p>
          </table:table-cell>
          <table:table-cell office:value="0.24827471180863706" office:value-type="float"/>
          <table:table-cell office:value="0.5227777117385968" office:value-type="float"/>
          <table:table-cell office:value="0.7645617544584135" office:value-type="float"/>
          <table:table-cell office:value-type="string">
            <text:p>input/data_formal_20240530-1342/meme/Doge5com_20230208T170001/0.jpg</text:p>
          </table:table-cell>
          <table:table-cell office:value-type="string">
            <text:p>https://twitter.com/COKI_MILKKI/status/1624784451220959232</text:p>
          </table:table-cell>
        </table:table-row>
        <table:table-row>
          <table:table-cell office:value="745" office:value-type="float"/>
          <table:table-cell office:value-type="string">
            <text:p>Pattern 45</text:p>
          </table:table-cell>
          <table:table-cell office:value="0.1711578493087147" office:value-type="float"/>
          <table:table-cell office:value="0.5814987390884586" office:value-type="float"/>
          <table:table-cell office:value="0.8546905070018094" office:value-type="float"/>
          <table:table-cell office:value-type="string">
            <text:p>input/data_formal_20240530-1342/meme/dogebonk_token_20230317T232512/0.jpg</text:p>
          </table:table-cell>
          <table:table-cell office:value-type="string">
            <text:p>https://twitter.com/Rosalie05332393/status/1638751732095393792</text:p>
          </table:table-cell>
        </table:table-row>
        <table:table-row>
          <table:table-cell office:value="746" office:value-type="float"/>
          <table:table-cell office:value-type="string">
            <text:p>Pattern 28</text:p>
          </table:table-cell>
          <table:table-cell office:value="0.20169579923150527" office:value-type="float"/>
          <table:table-cell office:value="0.17723384645530701" office:value-type="float"/>
          <table:table-cell office:value="0.8821599034479294" office:value-type="float"/>
          <table:table-cell office:value-type="string">
            <text:p>input/data_formal_20240530-1342/meme/DogecoinMemes_20181206T170035/0.jpg</text:p>
          </table:table-cell>
          <table:table-cell office:value-type="string">
            <text:p>https://twitter.com/purevdo27046751/status/1611250844904869890</text:p>
          </table:table-cell>
        </table:table-row>
        <table:table-row>
          <table:table-cell office:value="747" office:value-type="float"/>
          <table:table-cell office:value-type="string">
            <text:p>Pattern 19</text:p>
          </table:table-cell>
          <table:table-cell office:value="0.2337865044818122" office:value-type="float"/>
          <table:table-cell office:value="0.3636031647549647" office:value-type="float"/>
          <table:table-cell office:value="0.8647067921655295" office:value-type="float"/>
          <table:table-cell office:value-type="string">
            <text:p>input/data_formal_20240530-1342/meme/DogecoinMemes_20190228T020052/0.jpg</text:p>
          </table:table-cell>
          <table:table-cell office:value-type="string">
            <text:p>https://twitter.com/purevdo27046751/status/1611226656638926848</text:p>
          </table:table-cell>
        </table:table-row>
        <table:table-row>
          <table:table-cell office:value="748" office:value-type="float"/>
          <table:table-cell office:value-type="string">
            <text:p>Pattern 6</text:p>
          </table:table-cell>
          <table:table-cell office:value="0.1463299847916796" office:value-type="float"/>
          <table:table-cell office:value="0.18082963688453538" office:value-type="float"/>
          <table:table-cell office:value="0.8240608077894107" office:value-type="float"/>
          <table:table-cell office:value-type="string">
            <text:p>input/data_formal_20240530-1342/meme/DogecoinMemes_20190316T010106/0.jpg</text:p>
          </table:table-cell>
          <table:table-cell office:value-type="string">
            <text:p>https://twitter.com/purevdo27046751/status/1611225445394964484</text:p>
          </table:table-cell>
        </table:table-row>
        <table:table-row>
          <table:table-cell office:value="749" office:value-type="float"/>
          <table:table-cell office:value-type="string">
            <text:p>Pattern 45</text:p>
          </table:table-cell>
          <table:table-cell office:value="0.2373174585469487" office:value-type="float"/>
          <table:table-cell office:value="0.38075429214417184" office:value-type="float"/>
          <table:table-cell office:value="0.8883096021346942" office:value-type="float"/>
          <table:table-cell office:value-type="string">
            <text:p>input/data_formal_20240530-1342/meme/DogecoinMemes_20190323T003504/0.jpg</text:p>
          </table:table-cell>
          <table:table-cell office:value-type="string">
            <text:p>https://twitter.com/purevdo27046751/status/1611225367242543104</text:p>
          </table:table-cell>
        </table:table-row>
        <table:table-row>
          <table:table-cell office:value="750" office:value-type="float"/>
          <table:table-cell office:value-type="string">
            <text:p>Pattern 11</text:p>
          </table:table-cell>
          <table:table-cell office:value="0.1758624872473024" office:value-type="float"/>
          <table:table-cell office:value="0.4694544012808908" office:value-type="float"/>
          <table:table-cell office:value="0.9328072415338049" office:value-type="float"/>
          <table:table-cell office:value-type="string">
            <text:p>input/data_formal_20240530-1342/meme/DogecoinMemes_20190622T231108/0.jpg</text:p>
          </table:table-cell>
          <table:table-cell office:value-type="string">
            <text:p>https://twitter.com/purevdo27046751/status/1611221466435010561</text:p>
          </table:table-cell>
        </table:table-row>
        <table:table-row>
          <table:table-cell office:value="751" office:value-type="float"/>
          <table:table-cell office:value-type="string">
            <text:p>Pattern 44</text:p>
          </table:table-cell>
          <table:table-cell office:value="0.235140359846704" office:value-type="float"/>
          <table:table-cell office:value="0.40124155322034005" office:value-type="float"/>
          <table:table-cell office:value="0.8825914636050556" office:value-type="float"/>
          <table:table-cell office:value-type="string">
            <text:p>input/data_formal_20240530-1342/meme/DogecoinMemes_20190708T001510/0.jpg</text:p>
          </table:table-cell>
          <table:table-cell office:value-type="string">
            <text:p>https://twitter.com/purevdo27046751/status/1611221210578264064</text:p>
          </table:table-cell>
        </table:table-row>
        <table:table-row>
          <table:table-cell office:value="752" office:value-type="float"/>
          <table:table-cell office:value-type="string">
            <text:p>Pattern 19</text:p>
          </table:table-cell>
          <table:table-cell office:value="0.25261525708202937" office:value-type="float"/>
          <table:table-cell office:value="0.5707423525337298" office:value-type="float"/>
          <table:table-cell office:value="0.7483250767354716" office:value-type="float"/>
          <table:table-cell office:value-type="string">
            <text:p>input/data_formal_20240530-1342/meme/DogecoinMemes_20190714T001103/0.jpg</text:p>
          </table:table-cell>
          <table:table-cell office:value-type="string">
            <text:p>https://twitter.com/purevdo27046751/status/1611221161215500288</text:p>
          </table:table-cell>
        </table:table-row>
        <table:table-row>
          <table:table-cell office:value="753" office:value-type="float"/>
          <table:table-cell office:value-type="string">
            <text:p>Pattern 6</text:p>
          </table:table-cell>
          <table:table-cell office:value="0.0798174239668647" office:value-type="float"/>
          <table:table-cell office:value="0.3362678644875147" office:value-type="float"/>
          <table:table-cell office:value="0.8489774851095401" office:value-type="float"/>
          <table:table-cell office:value-type="string">
            <text:p>input/data_formal_20240530-1342/meme/DogecoinMemes_20190723T232606/0.jpg</text:p>
          </table:table-cell>
          <table:table-cell office:value-type="string">
            <text:p>https://twitter.com/purevdo27046751/status/1611220976666017792</text:p>
          </table:table-cell>
        </table:table-row>
        <table:table-row>
          <table:table-cell office:value="754" office:value-type="float"/>
          <table:table-cell office:value-type="string">
            <text:p>Pattern 19</text:p>
          </table:table-cell>
          <table:table-cell office:value="0.1933673738931635" office:value-type="float"/>
          <table:table-cell office:value="0.6566272601380714" office:value-type="float"/>
          <table:table-cell office:value="0.8319385665789526" office:value-type="float"/>
          <table:table-cell office:value-type="string">
            <text:p>input/data_formal_20240530-1342/meme/DogecoinMemes_20200122T233900/0.jpg</text:p>
          </table:table-cell>
          <table:table-cell office:value-type="string">
            <text:p>https://twitter.com/purevdo27046751/status/1611218881842155521</text:p>
          </table:table-cell>
        </table:table-row>
        <table:table-row>
          <table:table-cell office:value="755" office:value-type="float"/>
          <table:table-cell office:value-type="string">
            <text:p>Pattern 19</text:p>
          </table:table-cell>
          <table:table-cell office:value="0.17980483692743884" office:value-type="float"/>
          <table:table-cell office:value="0.4737370989458791" office:value-type="float"/>
          <table:table-cell office:value="0.8453042330083131" office:value-type="float"/>
          <table:table-cell office:value-type="string">
            <text:p>input/data_formal_20240530-1342/meme/DogecoinMemes_20200208T010943/0.jpg</text:p>
          </table:table-cell>
          <table:table-cell office:value-type="string">
            <text:p>https://twitter.com/purevdo27046751/status/1611218608960720896</text:p>
          </table:table-cell>
        </table:table-row>
        <table:table-row>
          <table:table-cell office:value="756" office:value-type="float"/>
          <table:table-cell office:value-type="string">
            <text:p>Pattern 16</text:p>
          </table:table-cell>
          <table:table-cell office:value="0.16744672332317392" office:value-type="float"/>
          <table:table-cell office:value="0.3150927930555801" office:value-type="float"/>
          <table:table-cell office:value="0.8636167070045998" office:value-type="float"/>
          <table:table-cell office:value-type="string">
            <text:p>input/data_formal_20240530-1342/meme/DogecoinMemes_20210129T181315/0.jpg</text:p>
          </table:table-cell>
          <table:table-cell office:value-type="string">
            <text:p>https://twitter.com/purevdo27046751/status/1611217979131441153</text:p>
          </table:table-cell>
        </table:table-row>
        <table:table-row>
          <table:table-cell office:value="757" office:value-type="float"/>
          <table:table-cell office:value-type="string">
            <text:p>Pattern 45</text:p>
          </table:table-cell>
          <table:table-cell office:value="0.16786064770066883" office:value-type="float"/>
          <table:table-cell office:value="0.5416679761954075" office:value-type="float"/>
          <table:table-cell office:value="0.7736902679933445" office:value-type="float"/>
          <table:table-cell office:value-type="string">
            <text:p>input/data_formal_20240530-1342/meme/DogecoinMemes_20210208T024725/0.jpg</text:p>
          </table:table-cell>
          <table:table-cell office:value-type="string">
            <text:p>https://twitter.com/purevdo27046751/status/1611217839205265409</text:p>
          </table:table-cell>
        </table:table-row>
        <table:table-row>
          <table:table-cell office:value="758" office:value-type="float"/>
          <table:table-cell office:value-type="string">
            <text:p>Pattern 25</text:p>
          </table:table-cell>
          <table:table-cell office:value="0.18916002364856027" office:value-type="float"/>
          <table:table-cell office:value="0.3623241689805345" office:value-type="float"/>
          <table:table-cell office:value="0.9066906129248425" office:value-type="float"/>
          <table:table-cell office:value-type="string">
            <text:p>input/data_formal_20240530-1342/meme/DogecoinMemes_20210224T232717/0.jpg</text:p>
          </table:table-cell>
          <table:table-cell office:value-type="string">
            <text:p>https://twitter.com/purevdo27046751/status/1611217666223771648</text:p>
          </table:table-cell>
        </table:table-row>
        <table:table-row>
          <table:table-cell office:value="759" office:value-type="float"/>
          <table:table-cell office:value-type="string">
            <text:p>Pattern 6</text:p>
          </table:table-cell>
          <table:table-cell office:value="0.19539127802857595" office:value-type="float"/>
          <table:table-cell office:value="0.13889352646734815" office:value-type="float"/>
          <table:table-cell office:value="0.8850491424658389" office:value-type="float"/>
          <table:table-cell office:value-type="string">
            <text:p>input/data_formal_20240530-1342/meme/DogeGFCali_20211115T210722/0.jpg</text:p>
          </table:table-cell>
          <table:table-cell office:value-type="string">
            <text:p>https://twitter.com/DogeGF_Maxi/status/1607968816956592130</text:p>
          </table:table-cell>
        </table:table-row>
        <table:table-row>
          <table:table-cell office:value="76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ogemoji_coin_20230111T092755/0.jpg</text:p>
          </table:table-cell>
          <table:table-cell office:value-type="string">
            <text:p>https://twitter.com/0xheartwins/status/1613327781475254272</text:p>
          </table:table-cell>
        </table:table-row>
        <table:table-row>
          <table:table-cell office:value="761" office:value-type="float"/>
          <table:table-cell office:value-type="string">
            <text:p>Pattern 46</text:p>
          </table:table-cell>
          <table:table-cell office:value="0.07075779294906401" office:value-type="float"/>
          <table:table-cell office:value="0.46339542363630454" office:value-type="float"/>
          <table:table-cell office:value="0.8745871044244012" office:value-type="float"/>
          <table:table-cell office:value-type="string">
            <text:p>input/data_formal_20240530-1342/meme/DOLANGH71027047_20230212T163525/0.jpg</text:p>
          </table:table-cell>
          <table:table-cell office:value-type="string">
            <text:p>https://twitter.com/DOLANGH71027047/status/1624809411364679680</text:p>
          </table:table-cell>
        </table:table-row>
        <table:table-row>
          <table:table-cell office:value="762" office:value-type="float"/>
          <table:table-cell office:value-type="string">
            <text:p>Pattern 1</text:p>
          </table:table-cell>
          <table:table-cell office:value="0.3044391880633258" office:value-type="float"/>
          <table:table-cell office:value="0.37114931459883854" office:value-type="float"/>
          <table:table-cell office:value="0.8820325101855675" office:value-type="float"/>
          <table:table-cell office:value-type="string">
            <text:p>input/data_formal_20240530-1342/meme/Doll22Sekushi_20221228T002339/0.jpg</text:p>
          </table:table-cell>
          <table:table-cell office:value-type="string">
            <text:p>https://twitter.com/Doll22Sekushi/status/1607895013832130562</text:p>
          </table:table-cell>
        </table:table-row>
        <table:table-row>
          <table:table-cell office:value="763" office:value-type="float"/>
          <table:table-cell office:value-type="string">
            <text:p>Pattern 20</text:p>
          </table:table-cell>
          <table:table-cell office:value="0.17357364818671708" office:value-type="float"/>
          <table:table-cell office:value="0.4543185652208884" office:value-type="float"/>
          <table:table-cell office:value="0.9102568488255703" office:value-type="float"/>
          <table:table-cell office:value-type="string">
            <text:p>input/data_formal_20240530-1342/meme/donatekart_20230202T043049/0.jpg</text:p>
          </table:table-cell>
          <table:table-cell office:value-type="string">
            <text:p>https://twitter.com/donatekart/status/1621003178375364608</text:p>
          </table:table-cell>
        </table:table-row>
        <table:table-row>
          <table:table-cell office:value="764" office:value-type="float"/>
          <table:table-cell office:value-type="string">
            <text:p>Pattern 33</text:p>
          </table:table-cell>
          <table:table-cell office:value="0.12532964623050485" office:value-type="float"/>
          <table:table-cell office:value="0.3426586637220186" office:value-type="float"/>
          <table:table-cell office:value="0.8676791552692665" office:value-type="float"/>
          <table:table-cell office:value-type="string">
            <text:p>input/data_formal_20240530-1342/meme/Doodles_Cringe_20221228T011837/0.jpg</text:p>
          </table:table-cell>
          <table:table-cell office:value-type="string">
            <text:p>https://twitter.com/Doodles_Cringe/status/1607908846445395971</text:p>
          </table:table-cell>
        </table:table-row>
        <table:table-row>
          <table:table-cell office:value="76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riedouttyler_20230105T122306/0.jpg</text:p>
          </table:table-cell>
          <table:table-cell office:value-type="string">
            <text:p>https://twitter.com/driedouttyler/status/1610975173129416705</text:p>
          </table:table-cell>
        </table:table-row>
        <table:table-row>
          <table:table-cell office:value="76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DrMartinJAus1_20230120T141311/0.jpg</text:p>
          </table:table-cell>
          <table:table-cell office:value-type="string">
            <text:p>https://twitter.com/DrMartinJAus1/status/1616438693559943170</text:p>
          </table:table-cell>
        </table:table-row>
        <table:table-row>
          <table:table-cell office:value="767" office:value-type="float"/>
          <table:table-cell office:value-type="string">
            <text:p>Pattern 43</text:p>
          </table:table-cell>
          <table:table-cell office:value="0.01726703363568216" office:value-type="float"/>
          <table:table-cell office:value="0.8192360605322504" office:value-type="float"/>
          <table:table-cell office:value="0.8932085857935279" office:value-type="float"/>
          <table:table-cell office:value-type="string">
            <text:p>input/data_formal_20240530-1342/meme/DroneAcharyaIN_20230106T071900/0.jpg</text:p>
          </table:table-cell>
          <table:table-cell office:value-type="string">
            <text:p>https://twitter.com/DroneAcharyaIN/status/1611261030046511104</text:p>
          </table:table-cell>
        </table:table-row>
        <table:table-row>
          <table:table-cell office:value="768" office:value-type="float"/>
          <table:table-cell office:value-type="string">
            <text:p>Pattern 9</text:p>
          </table:table-cell>
          <table:table-cell office:value="0.1594529706899298" office:value-type="float"/>
          <table:table-cell office:value="0.3683693364070531" office:value-type="float"/>
          <table:table-cell office:value="0.9434183734547519" office:value-type="float"/>
          <table:table-cell office:value-type="string">
            <text:p>input/data_formal_20240530-1342/meme/dropmock_20230105T120031/0.jpg</text:p>
          </table:table-cell>
          <table:table-cell office:value-type="string">
            <text:p>https://twitter.com/dropmock/status/1610969490522619904</text:p>
          </table:table-cell>
        </table:table-row>
        <table:table-row>
          <table:table-cell office:value="769" office:value-type="float"/>
          <table:table-cell office:value-type="string">
            <text:p>Pattern 9</text:p>
          </table:table-cell>
          <table:table-cell office:value="0.1201425535172479" office:value-type="float"/>
          <table:table-cell office:value="0.377909189572294" office:value-type="float"/>
          <table:table-cell office:value="0.8655353489431927" office:value-type="float"/>
          <table:table-cell office:value-type="string">
            <text:p>input/data_formal_20240530-1342/meme/DStenstrom_20230129T040723/0.jpg</text:p>
          </table:table-cell>
          <table:table-cell office:value-type="string">
            <text:p>https://twitter.com/gravelsggh/status/1621014409719209984</text:p>
          </table:table-cell>
        </table:table-row>
        <table:table-row>
          <table:table-cell office:value="770" office:value-type="float"/>
          <table:table-cell office:value-type="string">
            <text:p>Pattern 15</text:p>
          </table:table-cell>
          <table:table-cell office:value="0.13992366548155916" office:value-type="float"/>
          <table:table-cell office:value="0.5970697270788056" office:value-type="float"/>
          <table:table-cell office:value="0.8964550183177059" office:value-type="float"/>
          <table:table-cell office:value-type="string">
            <text:p>input/data_formal_20240530-1342/meme/DStenstrom_20230202T041055/0.jpg</text:p>
          </table:table-cell>
          <table:table-cell office:value-type="string">
            <text:p>https://twitter.com/DStenstrom/status/1620998170875670532</text:p>
          </table:table-cell>
        </table:table-row>
        <table:table-row>
          <table:table-cell office:value="771" office:value-type="float"/>
          <table:table-cell office:value-type="string">
            <text:p>Pattern 6</text:p>
          </table:table-cell>
          <table:table-cell office:value="0.1838952805012692" office:value-type="float"/>
          <table:table-cell office:value="0.14269695558611528" office:value-type="float"/>
          <table:table-cell office:value="0.8508458046987256" office:value-type="float"/>
          <table:table-cell office:value-type="string">
            <text:p>input/data_formal_20240530-1342/meme/DStenstrom_20230226T023447/0.jpg</text:p>
          </table:table-cell>
          <table:table-cell office:value-type="string">
            <text:p>https://twitter.com/DStenstrom/status/1629671287353163776</text:p>
          </table:table-cell>
        </table:table-row>
        <table:table-row>
          <table:table-cell office:value="772" office:value-type="float"/>
          <table:table-cell office:value-type="string">
            <text:p>Pattern 22</text:p>
          </table:table-cell>
          <table:table-cell office:value="0.19058457477818314" office:value-type="float"/>
          <table:table-cell office:value="0.46898004279234223" office:value-type="float"/>
          <table:table-cell office:value="0.7276356678248836" office:value-type="float"/>
          <table:table-cell office:value-type="string">
            <text:p>input/data_formal_20240530-1342/meme/dukeplayglobal_20230106T085514/0.jpg</text:p>
          </table:table-cell>
          <table:table-cell office:value-type="string">
            <text:p>https://twitter.com/dukeplayglobal/status/1611285251493593088</text:p>
          </table:table-cell>
        </table:table-row>
        <table:table-row>
          <table:table-cell office:value="773" office:value-type="float"/>
          <table:table-cell office:value-type="string">
            <text:p>Pattern 22</text:p>
          </table:table-cell>
          <table:table-cell office:value="0.19058457477818314" office:value-type="float"/>
          <table:table-cell office:value="0.46898004279234223" office:value-type="float"/>
          <table:table-cell office:value="0.7276356678248836" office:value-type="float"/>
          <table:table-cell office:value-type="string">
            <text:p>input/data_formal_20240530-1342/meme/dukeplayindia_20230106T085533/0.jpg</text:p>
          </table:table-cell>
          <table:table-cell office:value-type="string">
            <text:p>https://twitter.com/dukeplayindia/status/1611285329100812290</text:p>
          </table:table-cell>
        </table:table-row>
        <table:table-row>
          <table:table-cell office:value="774" office:value-type="float"/>
          <table:table-cell office:value-type="string">
            <text:p>Pattern 23</text:p>
          </table:table-cell>
          <table:table-cell office:value="0.10448164965285717" office:value-type="float"/>
          <table:table-cell office:value="0.7379394270832829" office:value-type="float"/>
          <table:table-cell office:value="0.8643493067887785" office:value-type="float"/>
          <table:table-cell office:value-type="string">
            <text:p>input/data_formal_20240530-1342/meme/E3Panelsindia_20230106T071136/0.jpg</text:p>
          </table:table-cell>
          <table:table-cell office:value-type="string">
            <text:p>https://twitter.com/E3Panelsindia/status/1611259171693027328</text:p>
          </table:table-cell>
        </table:table-row>
        <table:table-row>
          <table:table-cell office:value="775" office:value-type="float"/>
          <table:table-cell office:value-type="string">
            <text:p>Pattern 4</text:p>
          </table:table-cell>
          <table:table-cell office:value="0.4203878460080651" office:value-type="float"/>
          <table:table-cell office:value="0.4565157331368387" office:value-type="float"/>
          <table:table-cell office:value="0.8611721233826917" office:value-type="float"/>
          <table:table-cell office:value-type="string">
            <text:p>input/data_formal_20240530-1342/meme/easyskins_com_20221226T190007/0.jpg</text:p>
          </table:table-cell>
          <table:table-cell office:value-type="string">
            <text:p>https://twitter.com/MineVoidMC/status/1607979121035939840</text:p>
          </table:table-cell>
        </table:table-row>
        <table:table-row>
          <table:table-cell office:value="776" office:value-type="float"/>
          <table:table-cell office:value-type="string">
            <text:p>Pattern 9</text:p>
          </table:table-cell>
          <table:table-cell office:value="0.14309811359167657" office:value-type="float"/>
          <table:table-cell office:value="0.4470692400317665" office:value-type="float"/>
          <table:table-cell office:value="0.9570063350725071" office:value-type="float"/>
          <table:table-cell office:value-type="string">
            <text:p>input/data_formal_20240530-1342/meme/easyskins_com_20230307T070010/0.jpg</text:p>
          </table:table-cell>
          <table:table-cell office:value-type="string">
            <text:p>https://twitter.com/easyskins_com/status/1632999564381769728</text:p>
          </table:table-cell>
        </table:table-row>
        <table:table-row>
          <table:table-cell office:value="777" office:value-type="float"/>
          <table:table-cell office:value-type="string">
            <text:p>Pattern 9</text:p>
          </table:table-cell>
          <table:table-cell office:value="0.19085019072626674" office:value-type="float"/>
          <table:table-cell office:value="0.43258968610821824" office:value-type="float"/>
          <table:table-cell office:value="0.955514163087834" office:value-type="float"/>
          <table:table-cell office:value-type="string">
            <text:p>input/data_formal_20240530-1342/meme/easyskins_com_20230307T070010/1.jpg</text:p>
          </table:table-cell>
          <table:table-cell office:value-type="string">
            <text:p>https://twitter.com/easyskins_com/status/1632999564381769728</text:p>
          </table:table-cell>
        </table:table-row>
        <table:table-row>
          <table:table-cell office:value="77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asyskins_com_20230307T070010/2.jpg</text:p>
          </table:table-cell>
          <table:table-cell office:value-type="string">
            <text:p>https://twitter.com/easyskins_com/status/1632999564381769728</text:p>
          </table:table-cell>
        </table:table-row>
        <table:table-row>
          <table:table-cell office:value="779" office:value-type="float"/>
          <table:table-cell office:value-type="string">
            <text:p>Pattern 10</text:p>
          </table:table-cell>
          <table:table-cell office:value="0.21515941885729215" office:value-type="float"/>
          <table:table-cell office:value="0.26182493083430647" office:value-type="float"/>
          <table:table-cell office:value="0.889445475683513" office:value-type="float"/>
          <table:table-cell office:value-type="string">
            <text:p>input/data_formal_20240530-1342/meme/eatingglowstick_20230206T161734/0.jpg</text:p>
          </table:table-cell>
          <table:table-cell office:value-type="string">
            <text:p>https://twitter.com/kurdtsback/status/1622630590431350786</text:p>
          </table:table-cell>
        </table:table-row>
        <table:table-row>
          <table:table-cell office:value="78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bbodoteth_20230105T173609/0.jpg</text:p>
          </table:table-cell>
          <table:table-cell office:value-type="string">
            <text:p>https://twitter.com/Ebbodoteth/status/1611278704742891520</text:p>
          </table:table-cell>
        </table:table-row>
        <table:table-row>
          <table:table-cell office:value="781" office:value-type="float"/>
          <table:table-cell office:value-type="string">
            <text:p>Pattern 6</text:p>
          </table:table-cell>
          <table:table-cell office:value="0.18767499045319888" office:value-type="float"/>
          <table:table-cell office:value="0.17180305260493442" office:value-type="float"/>
          <table:table-cell office:value="0.8855647960803159" office:value-type="float"/>
          <table:table-cell office:value-type="string">
            <text:p>input/data_formal_20240530-1342/meme/ebenvibe_20230105T080601/0.jpg</text:p>
          </table:table-cell>
          <table:table-cell office:value-type="string">
            <text:p>https://twitter.com/ebenvibe/status/1610910477579591683</text:p>
          </table:table-cell>
        </table:table-row>
        <table:table-row>
          <table:table-cell office:value="782" office:value-type="float"/>
          <table:table-cell office:value-type="string">
            <text:p>Pattern 22</text:p>
          </table:table-cell>
          <table:table-cell office:value="0.15017442728736569" office:value-type="float"/>
          <table:table-cell office:value="0.420406355412882" office:value-type="float"/>
          <table:table-cell office:value="0.8860728550434824" office:value-type="float"/>
          <table:table-cell office:value-type="string">
            <text:p>input/data_formal_20240530-1342/meme/EBGamesAus_20230204T090010/0.jpg</text:p>
          </table:table-cell>
          <table:table-cell office:value-type="string">
            <text:p>https://twitter.com/JulieCr22936886/status/1622555349071921152</text:p>
          </table:table-cell>
        </table:table-row>
        <table:table-row>
          <table:table-cell office:value="783" office:value-type="float"/>
          <table:table-cell office:value-type="string">
            <text:p>Pattern 17</text:p>
          </table:table-cell>
          <table:table-cell office:value="0.24485448314302924" office:value-type="float"/>
          <table:table-cell office:value="0.3068020541469664" office:value-type="float"/>
          <table:table-cell office:value="0.8448436421670126" office:value-type="float"/>
          <table:table-cell office:value-type="string">
            <text:p>input/data_formal_20240530-1342/meme/ECarmey101_20230202T041650/0.jpg</text:p>
          </table:table-cell>
          <table:table-cell office:value-type="string">
            <text:p>https://twitter.com/ECarmey101/status/1620999662584074242</text:p>
          </table:table-cell>
        </table:table-row>
        <table:table-row>
          <table:table-cell office:value="784" office:value-type="float"/>
          <table:table-cell office:value-type="string">
            <text:p>Pattern 6</text:p>
          </table:table-cell>
          <table:table-cell office:value="0.1482730095918418" office:value-type="float"/>
          <table:table-cell office:value="0.22927769126015776" office:value-type="float"/>
          <table:table-cell office:value="0.9895926302355854" office:value-type="float"/>
          <table:table-cell office:value-type="string">
            <text:p>input/data_formal_20240530-1342/meme/eCashInformer_20221226T135612/0.jpg</text:p>
          </table:table-cell>
          <table:table-cell office:value-type="string">
            <text:p>https://twitter.com/Sweejay_A/status/1607894898841354243</text:p>
          </table:table-cell>
        </table:table-row>
        <table:table-row>
          <table:table-cell office:value="785" office:value-type="float"/>
          <table:table-cell office:value-type="string">
            <text:p>Pattern 15</text:p>
          </table:table-cell>
          <table:table-cell office:value="0.11031304659748697" office:value-type="float"/>
          <table:table-cell office:value="0.4748856143445147" office:value-type="float"/>
          <table:table-cell office:value="0.9719803509767261" office:value-type="float"/>
          <table:table-cell office:value-type="string">
            <text:p>input/data_formal_20240530-1342/meme/eCashInformer_20221226T135612/1.jpg</text:p>
          </table:table-cell>
          <table:table-cell office:value-type="string">
            <text:p>https://twitter.com/Sweejay_A/status/1607894898841354243</text:p>
          </table:table-cell>
        </table:table-row>
        <table:table-row>
          <table:table-cell office:value="786" office:value-type="float"/>
          <table:table-cell office:value-type="string">
            <text:p>Pattern 17</text:p>
          </table:table-cell>
          <table:table-cell office:value="0.25627369571767433" office:value-type="float"/>
          <table:table-cell office:value="0.29292918120940725" office:value-type="float"/>
          <table:table-cell office:value="0.8383823258884416" office:value-type="float"/>
          <table:table-cell office:value-type="string">
            <text:p>input/data_formal_20240530-1342/meme/eCashInformer_20230205T153411/0.jpg</text:p>
          </table:table-cell>
          <table:table-cell office:value-type="string">
            <text:p>https://twitter.com/OdukuNelson/status/1622623033167867904</text:p>
          </table:table-cell>
        </table:table-row>
        <table:table-row>
          <table:table-cell office:value="787" office:value-type="float"/>
          <table:table-cell office:value-type="string">
            <text:p>Pattern 45</text:p>
          </table:table-cell>
          <table:table-cell office:value="0.1980142324932334" office:value-type="float"/>
          <table:table-cell office:value="0.3264280216402676" office:value-type="float"/>
          <table:table-cell office:value="0.8774889315606718" office:value-type="float"/>
          <table:table-cell office:value-type="string">
            <text:p>input/data_formal_20240530-1342/meme/eCashInformer_20230206T113633/0.jpg</text:p>
          </table:table-cell>
          <table:table-cell office:value-type="string">
            <text:p>https://twitter.com/FabAvie/status/1622559869311275009</text:p>
          </table:table-cell>
        </table:table-row>
        <table:table-row>
          <table:table-cell office:value="788" office:value-type="float"/>
          <table:table-cell office:value-type="string">
            <text:p>Pattern 33</text:p>
          </table:table-cell>
          <table:table-cell office:value="0.18604681321821304" office:value-type="float"/>
          <table:table-cell office:value="0.23516662717696166" office:value-type="float"/>
          <table:table-cell office:value="0.9246060283240298" office:value-type="float"/>
          <table:table-cell office:value-type="string">
            <text:p>input/data_formal_20240530-1342/meme/EclipseRoxasVT_20221228T062341/0.jpg</text:p>
          </table:table-cell>
          <table:table-cell office:value-type="string">
            <text:p>https://twitter.com/kamisinsei/status/1607987973987127296</text:p>
          </table:table-cell>
        </table:table-row>
        <table:table-row>
          <table:table-cell office:value="78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amamemi1_20230130T153810/0.jpg</text:p>
          </table:table-cell>
          <table:table-cell office:value-type="string">
            <text:p>https://twitter.com/lemonbars69/status/1620120783220531207</text:p>
          </table:table-cell>
        </table:table-row>
        <table:table-row>
          <table:table-cell office:value="790" office:value-type="float"/>
          <table:table-cell office:value-type="string">
            <text:p>Pattern 1</text:p>
          </table:table-cell>
          <table:table-cell office:value="0.33631985485171" office:value-type="float"/>
          <table:table-cell office:value="0.25243505069196037" office:value-type="float"/>
          <table:table-cell office:value="0.9111560676045772" office:value-type="float"/>
          <table:table-cell office:value-type="string">
            <text:p>input/data_formal_20240530-1342/meme/edamamemi1_20230130T153810/1.jpg</text:p>
          </table:table-cell>
          <table:table-cell office:value-type="string">
            <text:p>https://twitter.com/lemonbars69/status/1620120783220531207</text:p>
          </table:table-cell>
        </table:table-row>
        <table:table-row>
          <table:table-cell office:value="791" office:value-type="float"/>
          <table:table-cell office:value-type="string">
            <text:p>Pattern 41</text:p>
          </table:table-cell>
          <table:table-cell office:value="0.18856439537873754" office:value-type="float"/>
          <table:table-cell office:value="0.15531926939930946" office:value-type="float"/>
          <table:table-cell office:value="0.8912417170205764" office:value-type="float"/>
          <table:table-cell office:value-type="string">
            <text:p>input/data_formal_20240530-1342/meme/EdgeFolks_20230105T121211/0.jpg</text:p>
          </table:table-cell>
          <table:table-cell office:value-type="string">
            <text:p>https://twitter.com/EdgeFolks/status/1610972424551501825</text:p>
          </table:table-cell>
        </table:table-row>
        <table:table-row>
          <table:table-cell office:value="79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3T022016/0.jpg</text:p>
          </table:table-cell>
          <table:table-cell office:value-type="string">
            <text:p>https://twitter.com/EdgeFolks/status/1617346447376015361</text:p>
          </table:table-cell>
        </table:table-row>
        <table:table-row>
          <table:table-cell office:value="79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3T072458/0.jpg</text:p>
          </table:table-cell>
          <table:table-cell office:value-type="string">
            <text:p>https://twitter.com/sb7822339/status/1618778701352816641</text:p>
          </table:table-cell>
        </table:table-row>
        <table:table-row>
          <table:table-cell office:value="794" office:value-type="float"/>
          <table:table-cell office:value-type="string">
            <text:p>Pattern 18</text:p>
          </table:table-cell>
          <table:table-cell office:value="0.21193088573424992" office:value-type="float"/>
          <table:table-cell office:value="0.3624817364459171" office:value-type="float"/>
          <table:table-cell office:value="0.8281446789371579" office:value-type="float"/>
          <table:table-cell office:value-type="string">
            <text:p>input/data_formal_20240530-1342/meme/EdgeFolks_20230123T111119/0.jpg</text:p>
          </table:table-cell>
          <table:table-cell office:value-type="string">
            <text:p>https://twitter.com/EdgeFolks/status/1617480089108729857</text:p>
          </table:table-cell>
        </table:table-row>
        <table:table-row>
          <table:table-cell office:value="79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4T091458/0.jpg</text:p>
          </table:table-cell>
          <table:table-cell office:value-type="string">
            <text:p>https://twitter.com/EdgeFolks/status/1617813199159541760</text:p>
          </table:table-cell>
        </table:table-row>
        <table:table-row>
          <table:table-cell office:value="79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4T113228/0.jpg</text:p>
          </table:table-cell>
          <table:table-cell office:value-type="string">
            <text:p>https://twitter.com/JadeKatBond/status/1617848391190614016</text:p>
          </table:table-cell>
        </table:table-row>
        <table:table-row>
          <table:table-cell office:value="79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4T151505/0.jpg</text:p>
          </table:table-cell>
          <table:table-cell office:value-type="string">
            <text:p>https://twitter.com/EdgeFolks/status/1617903824160669696</text:p>
          </table:table-cell>
        </table:table-row>
        <table:table-row>
          <table:table-cell office:value="798" office:value-type="float"/>
          <table:table-cell office:value-type="string">
            <text:p>Pattern 32</text:p>
          </table:table-cell>
          <table:table-cell office:value="0.22665686094747867" office:value-type="float"/>
          <table:table-cell office:value="0.4914495903293435" office:value-type="float"/>
          <table:table-cell office:value="0.7586312129035464" office:value-type="float"/>
          <table:table-cell office:value-type="string">
            <text:p>input/data_formal_20240530-1342/meme/EdgeFolks_20230124T192543/0.jpg</text:p>
          </table:table-cell>
          <table:table-cell office:value-type="string">
            <text:p>https://twitter.com/EdgeFolks/status/1617966898355884032</text:p>
          </table:table-cell>
        </table:table-row>
        <table:table-row>
          <table:table-cell office:value="799" office:value-type="float"/>
          <table:table-cell office:value-type="string">
            <text:p>Pattern 20</text:p>
          </table:table-cell>
          <table:table-cell office:value="0.145840501419437" office:value-type="float"/>
          <table:table-cell office:value="0.33669395436851296" office:value-type="float"/>
          <table:table-cell office:value="0.9565060851379232" office:value-type="float"/>
          <table:table-cell office:value-type="string">
            <text:p>input/data_formal_20240530-1342/meme/EdgeFolks_20230124T221540/0.jpg</text:p>
          </table:table-cell>
          <table:table-cell office:value-type="string">
            <text:p>https://twitter.com/EdgeFolks/status/1618009665521975298</text:p>
          </table:table-cell>
        </table:table-row>
        <table:table-row>
          <table:table-cell office:value="800" office:value-type="float"/>
          <table:table-cell office:value-type="string">
            <text:p>Pattern 10</text:p>
          </table:table-cell>
          <table:table-cell office:value="0.117259545312455" office:value-type="float"/>
          <table:table-cell office:value="0.34199299186554266" office:value-type="float"/>
          <table:table-cell office:value="0.8834062388244569" office:value-type="float"/>
          <table:table-cell office:value-type="string">
            <text:p>input/data_formal_20240530-1342/meme/EdgeFolks_20230125T015616/0.jpg</text:p>
          </table:table-cell>
          <table:table-cell office:value-type="string">
            <text:p>https://twitter.com/EdgeFolks/status/1618065182818697216</text:p>
          </table:table-cell>
        </table:table-row>
        <table:table-row>
          <table:table-cell office:value="80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5T092528/0.jpg</text:p>
          </table:table-cell>
          <table:table-cell office:value-type="string">
            <text:p>https://twitter.com/EdgeFolks/status/1618178227121307648</text:p>
          </table:table-cell>
        </table:table-row>
        <table:table-row>
          <table:table-cell office:value="80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5T095641/0.jpg</text:p>
          </table:table-cell>
          <table:table-cell office:value-type="string">
            <text:p>https://twitter.com/EdgeFolks/status/1618186084113911810</text:p>
          </table:table-cell>
        </table:table-row>
        <table:table-row>
          <table:table-cell office:value="803" office:value-type="float"/>
          <table:table-cell office:value-type="string">
            <text:p>Pattern 46</text:p>
          </table:table-cell>
          <table:table-cell office:value="0.12920888154969393" office:value-type="float"/>
          <table:table-cell office:value="0.28349380587993367" office:value-type="float"/>
          <table:table-cell office:value="0.8833209598193342" office:value-type="float"/>
          <table:table-cell office:value-type="string">
            <text:p>input/data_formal_20240530-1342/meme/EdgeFolks_20230125T095647/0.jpg</text:p>
          </table:table-cell>
          <table:table-cell office:value-type="string">
            <text:p>https://twitter.com/EdgeFolks/status/1618186108210143233</text:p>
          </table:table-cell>
        </table:table-row>
        <table:table-row>
          <table:table-cell office:value="80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5T114651/0.jpg</text:p>
          </table:table-cell>
          <table:table-cell office:value-type="string">
            <text:p>https://twitter.com/EdgeFolks/status/1618213807020560385</text:p>
          </table:table-cell>
        </table:table-row>
        <table:table-row>
          <table:table-cell office:value="805" office:value-type="float"/>
          <table:table-cell office:value-type="string">
            <text:p>Pattern 32</text:p>
          </table:table-cell>
          <table:table-cell office:value="0.313058643156482" office:value-type="float"/>
          <table:table-cell office:value="0.3557082432697379" office:value-type="float"/>
          <table:table-cell office:value="0.7352693415216239" office:value-type="float"/>
          <table:table-cell office:value-type="string">
            <text:p>input/data_formal_20240530-1342/meme/EdgeFolks_20230125T172645/0.jpg</text:p>
          </table:table-cell>
          <table:table-cell office:value-type="string">
            <text:p>https://twitter.com/EdgeFolks/status/1618299346918772757</text:p>
          </table:table-cell>
        </table:table-row>
        <table:table-row>
          <table:table-cell office:value="80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5T172651/0.jpg</text:p>
          </table:table-cell>
          <table:table-cell office:value-type="string">
            <text:p>https://twitter.com/EdgeFolks/status/1618299370373320711</text:p>
          </table:table-cell>
        </table:table-row>
        <table:table-row>
          <table:table-cell office:value="80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6T152434/0.jpg</text:p>
          </table:table-cell>
          <table:table-cell office:value-type="string">
            <text:p>https://twitter.com/EdgeFolks/status/1618630987499421698</text:p>
          </table:table-cell>
        </table:table-row>
        <table:table-row>
          <table:table-cell office:value="80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6T162139/0.jpg</text:p>
          </table:table-cell>
          <table:table-cell office:value-type="string">
            <text:p>https://twitter.com/EdgeFolks/status/1618645352042594304</text:p>
          </table:table-cell>
        </table:table-row>
        <table:table-row>
          <table:table-cell office:value="809" office:value-type="float"/>
          <table:table-cell office:value-type="string">
            <text:p>Pattern 6</text:p>
          </table:table-cell>
          <table:table-cell office:value="0.25209498084826154" office:value-type="float"/>
          <table:table-cell office:value="0.16654539972734864" office:value-type="float"/>
          <table:table-cell office:value="0.9028674463891274" office:value-type="float"/>
          <table:table-cell office:value-type="string">
            <text:p>input/data_formal_20240530-1342/meme/EdgeFolks_20230126T175034/0.jpg</text:p>
          </table:table-cell>
          <table:table-cell office:value-type="string">
            <text:p>https://twitter.com/EdgeFolks/status/1618667726838403072</text:p>
          </table:table-cell>
        </table:table-row>
        <table:table-row>
          <table:table-cell office:value="81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7T011931/0.jpg</text:p>
          </table:table-cell>
          <table:table-cell office:value-type="string">
            <text:p>https://twitter.com/EdgeFolks/status/1618780710843699200</text:p>
          </table:table-cell>
        </table:table-row>
        <table:table-row>
          <table:table-cell office:value="811" office:value-type="float"/>
          <table:table-cell office:value-type="string">
            <text:p>Pattern 37</text:p>
          </table:table-cell>
          <table:table-cell office:value="0.1531808380243972" office:value-type="float"/>
          <table:table-cell office:value="0.15636661906002122" office:value-type="float"/>
          <table:table-cell office:value="0.8783860337337034" office:value-type="float"/>
          <table:table-cell office:value-type="string">
            <text:p>input/data_formal_20240530-1342/meme/EdgeFolks_20230127T040931/0.jpg</text:p>
          </table:table-cell>
          <table:table-cell office:value-type="string">
            <text:p>https://twitter.com/EdgeFolks/status/1618823492874473479</text:p>
          </table:table-cell>
        </table:table-row>
        <table:table-row>
          <table:table-cell office:value="81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7T091529/0.jpg</text:p>
          </table:table-cell>
          <table:table-cell office:value-type="string">
            <text:p>https://twitter.com/EdgeFolks/status/1618900490808446976</text:p>
          </table:table-cell>
        </table:table-row>
        <table:table-row>
          <table:table-cell office:value="81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7T164539/0.jpg</text:p>
          </table:table-cell>
          <table:table-cell office:value-type="string">
            <text:p>https://twitter.com/EdgeFolks/status/1619013779789942791</text:p>
          </table:table-cell>
        </table:table-row>
        <table:table-row>
          <table:table-cell office:value="81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7T171913/0.jpg</text:p>
          </table:table-cell>
          <table:table-cell office:value-type="string">
            <text:p>https://twitter.com/EdgeFolks/status/1619022224928772127</text:p>
          </table:table-cell>
        </table:table-row>
        <table:table-row>
          <table:table-cell office:value="81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8T001032/0.jpg</text:p>
          </table:table-cell>
          <table:table-cell office:value-type="string">
            <text:p>https://twitter.com/EdgeFolks/status/1619125735959977986</text:p>
          </table:table-cell>
        </table:table-row>
        <table:table-row>
          <table:table-cell office:value="816" office:value-type="float"/>
          <table:table-cell office:value-type="string">
            <text:p>Pattern 1</text:p>
          </table:table-cell>
          <table:table-cell office:value="0.3996305536730207" office:value-type="float"/>
          <table:table-cell office:value="0.28311703982236786" office:value-type="float"/>
          <table:table-cell office:value="0.8780657066913103" office:value-type="float"/>
          <table:table-cell office:value-type="string">
            <text:p>input/data_formal_20240530-1342/meme/EdgeFolks_20230128T023049/0.jpg</text:p>
          </table:table-cell>
          <table:table-cell office:value-type="string">
            <text:p>https://twitter.com/EdgeFolks/status/1619161039400050688</text:p>
          </table:table-cell>
        </table:table-row>
        <table:table-row>
          <table:table-cell office:value="81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8T062355/0.jpg</text:p>
          </table:table-cell>
          <table:table-cell office:value-type="string">
            <text:p>https://twitter.com/EdgeFolks/status/1619219701040570369</text:p>
          </table:table-cell>
        </table:table-row>
        <table:table-row>
          <table:table-cell office:value="81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8T212016/0.jpg</text:p>
          </table:table-cell>
          <table:table-cell office:value-type="string">
            <text:p>https://twitter.com/EdgeFolks/status/1619445276426502144</text:p>
          </table:table-cell>
        </table:table-row>
        <table:table-row>
          <table:table-cell office:value="81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29T002957/0.jpg</text:p>
          </table:table-cell>
          <table:table-cell office:value-type="string">
            <text:p>https://twitter.com/EdgeFolks/status/1619493012349796357</text:p>
          </table:table-cell>
        </table:table-row>
        <table:table-row>
          <table:table-cell office:value="820" office:value-type="float"/>
          <table:table-cell office:value-type="string">
            <text:p>Pattern 6</text:p>
          </table:table-cell>
          <table:table-cell office:value="0.20592316093997898" office:value-type="float"/>
          <table:table-cell office:value="0.1272108869659448" office:value-type="float"/>
          <table:table-cell office:value="0.8776428414845445" office:value-type="float"/>
          <table:table-cell office:value-type="string">
            <text:p>input/data_formal_20240530-1342/meme/EdgeFolks_20230129T073959/0.jpg</text:p>
          </table:table-cell>
          <table:table-cell office:value-type="string">
            <text:p>https://twitter.com/EdgeFolks/status/1619601231927808002</text:p>
          </table:table-cell>
        </table:table-row>
        <table:table-row>
          <table:table-cell office:value="821" office:value-type="float"/>
          <table:table-cell office:value-type="string">
            <text:p>Pattern 28</text:p>
          </table:table-cell>
          <table:table-cell office:value="0.21405527499021132" office:value-type="float"/>
          <table:table-cell office:value="0.214197942556025" office:value-type="float"/>
          <table:table-cell office:value="0.8560438763732743" office:value-type="float"/>
          <table:table-cell office:value-type="string">
            <text:p>input/data_formal_20240530-1342/meme/EdgeFolks_20230129T203538/0.jpg</text:p>
          </table:table-cell>
          <table:table-cell office:value-type="string">
            <text:p>https://twitter.com/EdgeFolks/status/1619796431577006080</text:p>
          </table:table-cell>
        </table:table-row>
        <table:table-row>
          <table:table-cell office:value="82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30T091545/0.jpg</text:p>
          </table:table-cell>
          <table:table-cell office:value-type="string">
            <text:p>https://twitter.com/EdgeFolks/status/1619987720264097793</text:p>
          </table:table-cell>
        </table:table-row>
        <table:table-row>
          <table:table-cell office:value="82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30T171649/0.jpg</text:p>
          </table:table-cell>
          <table:table-cell office:value-type="string">
            <text:p>https://twitter.com/EdgeFolks/status/1620108786387062801</text:p>
          </table:table-cell>
        </table:table-row>
        <table:table-row>
          <table:table-cell office:value="824" office:value-type="float"/>
          <table:table-cell office:value-type="string">
            <text:p>Pattern 3</text:p>
          </table:table-cell>
          <table:table-cell office:value="0.1864083334472839" office:value-type="float"/>
          <table:table-cell office:value="0.4765325864148141" office:value-type="float"/>
          <table:table-cell office:value="0.8527161438374569" office:value-type="float"/>
          <table:table-cell office:value-type="string">
            <text:p>input/data_formal_20240530-1342/meme/EdgeFolks_20230131T012000/0.jpg</text:p>
          </table:table-cell>
          <table:table-cell office:value-type="string">
            <text:p>https://twitter.com/EdgeFolks/status/1620230381684363264</text:p>
          </table:table-cell>
        </table:table-row>
        <table:table-row>
          <table:table-cell office:value="825" office:value-type="float"/>
          <table:table-cell office:value-type="string">
            <text:p>Pattern 16</text:p>
          </table:table-cell>
          <table:table-cell office:value="0.18328417212756884" office:value-type="float"/>
          <table:table-cell office:value="0.253020205972786" office:value-type="float"/>
          <table:table-cell office:value="0.8737581439315545" office:value-type="float"/>
          <table:table-cell office:value-type="string">
            <text:p>input/data_formal_20240530-1342/meme/EdgeFolks_20230131T043100/0.jpg</text:p>
          </table:table-cell>
          <table:table-cell office:value-type="string">
            <text:p>https://twitter.com/EdgeFolks/status/1620278450954113025</text:p>
          </table:table-cell>
        </table:table-row>
        <table:table-row>
          <table:table-cell office:value="826" office:value-type="float"/>
          <table:table-cell office:value-type="string">
            <text:p>Pattern 29</text:p>
          </table:table-cell>
          <table:table-cell office:value="0.277835483620231" office:value-type="float"/>
          <table:table-cell office:value="0.24170706311279366" office:value-type="float"/>
          <table:table-cell office:value="0.8231067331147273" office:value-type="float"/>
          <table:table-cell office:value-type="string">
            <text:p>input/data_formal_20240530-1342/meme/EdgeFolks_20230131T090954/0.jpg</text:p>
          </table:table-cell>
          <table:table-cell office:value-type="string">
            <text:p>https://twitter.com/EdgeFolks/status/1620348636369412098</text:p>
          </table:table-cell>
        </table:table-row>
        <table:table-row>
          <table:table-cell office:value="82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31T151701/0.jpg</text:p>
          </table:table-cell>
          <table:table-cell office:value-type="string">
            <text:p>https://twitter.com/EdgeFolks/status/1620441027029999618</text:p>
          </table:table-cell>
        </table:table-row>
        <table:table-row>
          <table:table-cell office:value="82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131T212000/0.jpg</text:p>
          </table:table-cell>
          <table:table-cell office:value-type="string">
            <text:p>https://twitter.com/EdgeFolks/status/1620532373417771010</text:p>
          </table:table-cell>
        </table:table-row>
        <table:table-row>
          <table:table-cell office:value="829" office:value-type="float"/>
          <table:table-cell office:value-type="string">
            <text:p>Pattern 28</text:p>
          </table:table-cell>
          <table:table-cell office:value="0.2285491129829967" office:value-type="float"/>
          <table:table-cell office:value="0.21668709947362838" office:value-type="float"/>
          <table:table-cell office:value="0.8598640179202663" office:value-type="float"/>
          <table:table-cell office:value-type="string">
            <text:p>input/data_formal_20240530-1342/meme/EdgeFolks_20230131T221445/0.jpg</text:p>
          </table:table-cell>
          <table:table-cell office:value-type="string">
            <text:p>https://twitter.com/EdgeFolks/status/1620546150678859777</text:p>
          </table:table-cell>
        </table:table-row>
        <table:table-row>
          <table:table-cell office:value="830" office:value-type="float"/>
          <table:table-cell office:value-type="string">
            <text:p>Pattern 28</text:p>
          </table:table-cell>
          <table:table-cell office:value="0.18205871136712704" office:value-type="float"/>
          <table:table-cell office:value="0.30239724090157505" office:value-type="float"/>
          <table:table-cell office:value="0.8795851223231534" office:value-type="float"/>
          <table:table-cell office:value-type="string">
            <text:p>input/data_formal_20240530-1342/meme/EdgeFolks_20230201T000946/0.jpg</text:p>
          </table:table-cell>
          <table:table-cell office:value-type="string">
            <text:p>https://twitter.com/EdgeFolks/status/1620575097219072003</text:p>
          </table:table-cell>
        </table:table-row>
        <table:table-row>
          <table:table-cell office:value="831" office:value-type="float"/>
          <table:table-cell office:value-type="string">
            <text:p>Pattern 13</text:p>
          </table:table-cell>
          <table:table-cell office:value="0.2444674029089765" office:value-type="float"/>
          <table:table-cell office:value="0.42698153646113113" office:value-type="float"/>
          <table:table-cell office:value="0.8257332919115267" office:value-type="float"/>
          <table:table-cell office:value-type="string">
            <text:p>input/data_formal_20240530-1342/meme/EdgeFolks_20230201T023524/0.jpg</text:p>
          </table:table-cell>
          <table:table-cell office:value-type="string">
            <text:p>https://twitter.com/EdgeFolks/status/1620611747487928320</text:p>
          </table:table-cell>
        </table:table-row>
        <table:table-row>
          <table:table-cell office:value="832" office:value-type="float"/>
          <table:table-cell office:value-type="string">
            <text:p>Pattern 3</text:p>
          </table:table-cell>
          <table:table-cell office:value="0.13813363862302197" office:value-type="float"/>
          <table:table-cell office:value="0.3578879835625541" office:value-type="float"/>
          <table:table-cell office:value="0.8924916379516211" office:value-type="float"/>
          <table:table-cell office:value-type="string">
            <text:p>input/data_formal_20240530-1342/meme/EdgeFolks_20230201T062000/0.jpg</text:p>
          </table:table-cell>
          <table:table-cell office:value-type="string">
            <text:p>https://twitter.com/EdgeFolks/status/1620668269555482627</text:p>
          </table:table-cell>
        </table:table-row>
        <table:table-row>
          <table:table-cell office:value="833" office:value-type="float"/>
          <table:table-cell office:value-type="string">
            <text:p>Pattern 11</text:p>
          </table:table-cell>
          <table:table-cell office:value="0.13037267866449254" office:value-type="float"/>
          <table:table-cell office:value="0.3843224046946306" office:value-type="float"/>
          <table:table-cell office:value="0.943070598988396" office:value-type="float"/>
          <table:table-cell office:value-type="string">
            <text:p>input/data_formal_20240530-1342/meme/EdgeFolks_20230201T100601/0.jpg</text:p>
          </table:table-cell>
          <table:table-cell office:value-type="string">
            <text:p>https://twitter.com/EdgeFolks/status/1620725146083332099</text:p>
          </table:table-cell>
        </table:table-row>
        <table:table-row>
          <table:table-cell office:value="834" office:value-type="float"/>
          <table:table-cell office:value-type="string">
            <text:p>Pattern 1</text:p>
          </table:table-cell>
          <table:table-cell office:value="0.4128637362753771" office:value-type="float"/>
          <table:table-cell office:value="0.40234132141866435" office:value-type="float"/>
          <table:table-cell office:value="0.8544756634867581" office:value-type="float"/>
          <table:table-cell office:value-type="string">
            <text:p>input/data_formal_20240530-1342/meme/EdgeFolks_20230201T122338/0.jpg</text:p>
          </table:table-cell>
          <table:table-cell office:value-type="string">
            <text:p>https://twitter.com/EdgeFolks/status/1620759778682179584</text:p>
          </table:table-cell>
        </table:table-row>
        <table:table-row>
          <table:table-cell office:value="83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201T160658/0.jpg</text:p>
          </table:table-cell>
          <table:table-cell office:value-type="string">
            <text:p>https://twitter.com/EdgeFolks/status/1620815984293543936</text:p>
          </table:table-cell>
        </table:table-row>
        <table:table-row>
          <table:table-cell office:value="836" office:value-type="float"/>
          <table:table-cell office:value-type="string">
            <text:p>Pattern 10</text:p>
          </table:table-cell>
          <table:table-cell office:value="0.21945437838852166" office:value-type="float"/>
          <table:table-cell office:value="0.12316905026880343" office:value-type="float"/>
          <table:table-cell office:value="0.848938647805878" office:value-type="float"/>
          <table:table-cell office:value-type="string">
            <text:p>input/data_formal_20240530-1342/meme/EdgeFolks_20230201T202052/0.jpg</text:p>
          </table:table-cell>
          <table:table-cell office:value-type="string">
            <text:p>https://twitter.com/EdgeFolks/status/1620879881809657856</text:p>
          </table:table-cell>
        </table:table-row>
        <table:table-row>
          <table:table-cell office:value="83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202T000607/0.jpg</text:p>
          </table:table-cell>
          <table:table-cell office:value-type="string">
            <text:p>https://twitter.com/EdgeFolks/status/1620936567811448834</text:p>
          </table:table-cell>
        </table:table-row>
        <table:table-row>
          <table:table-cell office:value="838" office:value-type="float"/>
          <table:table-cell office:value-type="string">
            <text:p>Pattern 32</text:p>
          </table:table-cell>
          <table:table-cell office:value="0.23873178884476876" office:value-type="float"/>
          <table:table-cell office:value="0.350822019631716" office:value-type="float"/>
          <table:table-cell office:value="0.8275566491786361" office:value-type="float"/>
          <table:table-cell office:value-type="string">
            <text:p>input/data_formal_20240530-1342/meme/EdgeFolks_20230202T003458/0.jpg</text:p>
          </table:table-cell>
          <table:table-cell office:value-type="string">
            <text:p>https://twitter.com/EdgeFolks/status/1620943825039499264</text:p>
          </table:table-cell>
        </table:table-row>
        <table:table-row>
          <table:table-cell office:value="839" office:value-type="float"/>
          <table:table-cell office:value-type="string">
            <text:p>Pattern 1</text:p>
          </table:table-cell>
          <table:table-cell office:value="0.3530799703214647" office:value-type="float"/>
          <table:table-cell office:value="0.4600491971062113" office:value-type="float"/>
          <table:table-cell office:value="0.8914064943313613" office:value-type="float"/>
          <table:table-cell office:value-type="string">
            <text:p>input/data_formal_20240530-1342/meme/EdgeFolks_20230206T121456/0.jpg</text:p>
          </table:table-cell>
          <table:table-cell office:value-type="string">
            <text:p>https://twitter.com/EdgeFolks/status/1622569530802290688</text:p>
          </table:table-cell>
        </table:table-row>
        <table:table-row>
          <table:table-cell office:value="84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dgeFolks_20230307T112421/0.jpg</text:p>
          </table:table-cell>
          <table:table-cell office:value-type="string">
            <text:p>https://twitter.com/EdgeFolks/status/1633066049619804163</text:p>
          </table:table-cell>
        </table:table-row>
        <table:table-row>
          <table:table-cell office:value="841" office:value-type="float"/>
          <table:table-cell office:value-type="string">
            <text:p>Pattern 32</text:p>
          </table:table-cell>
          <table:table-cell office:value="0.23119164024426397" office:value-type="float"/>
          <table:table-cell office:value="0.29443126164319583" office:value-type="float"/>
          <table:table-cell office:value="0.8423797741968432" office:value-type="float"/>
          <table:table-cell office:value-type="string">
            <text:p>input/data_formal_20240530-1342/meme/EdgeFolks_20230315T234947/0.jpg</text:p>
          </table:table-cell>
          <table:table-cell office:value-type="string">
            <text:p>https://twitter.com/EdgeFolks/status/1636152744263270401</text:p>
          </table:table-cell>
        </table:table-row>
        <table:table-row>
          <table:table-cell office:value="842" office:value-type="float"/>
          <table:table-cell office:value-type="string">
            <text:p>Pattern 3</text:p>
          </table:table-cell>
          <table:table-cell office:value="0.11976914246030673" office:value-type="float"/>
          <table:table-cell office:value="0.5700142216434312" office:value-type="float"/>
          <table:table-cell office:value="0.9096761732645658" office:value-type="float"/>
          <table:table-cell office:value-type="string">
            <text:p>input/data_formal_20240530-1342/meme/EdgeFolks_20230322T172950/0.jpg</text:p>
          </table:table-cell>
          <table:table-cell office:value-type="string">
            <text:p>https://twitter.com/EdgeFolks/status/1638593845150588936</text:p>
          </table:table-cell>
        </table:table-row>
        <table:table-row>
          <table:table-cell office:value="843" office:value-type="float"/>
          <table:table-cell office:value-type="string">
            <text:p>Pattern 5</text:p>
          </table:table-cell>
          <table:table-cell office:value="0.0978992248523134" office:value-type="float"/>
          <table:table-cell office:value="0.7920576775831605" office:value-type="float"/>
          <table:table-cell office:value="0.7708080313219036" office:value-type="float"/>
          <table:table-cell office:value-type="string">
            <text:p>input/data_formal_20240530-1342/meme/education_mitra_20230206T120502/0.jpg</text:p>
          </table:table-cell>
          <table:table-cell office:value-type="string">
            <text:p>https://twitter.com/education_mitra/status/1622567038475730944</text:p>
          </table:table-cell>
        </table:table-row>
        <table:table-row>
          <table:table-cell office:value="844" office:value-type="float"/>
          <table:table-cell office:value-type="string">
            <text:p>Pattern 5</text:p>
          </table:table-cell>
          <table:table-cell office:value="0.12465555895117714" office:value-type="float"/>
          <table:table-cell office:value="0.5870640104324185" office:value-type="float"/>
          <table:table-cell office:value="0.8461757363539272" office:value-type="float"/>
          <table:table-cell office:value-type="string">
            <text:p>input/data_formal_20240530-1342/meme/edurekaIN_20230202T043001/0.jpg</text:p>
          </table:table-cell>
          <table:table-cell office:value-type="string">
            <text:p>https://twitter.com/edurekaIN/status/1621002977484881921</text:p>
          </table:table-cell>
        </table:table-row>
        <table:table-row>
          <table:table-cell office:value="845" office:value-type="float"/>
          <table:table-cell office:value-type="string">
            <text:p>Pattern 9</text:p>
          </table:table-cell>
          <table:table-cell office:value="0.193755853829882" office:value-type="float"/>
          <table:table-cell office:value="0.4434269793527108" office:value-type="float"/>
          <table:table-cell office:value="0.891469057676502" office:value-type="float"/>
          <table:table-cell office:value-type="string">
            <text:p>input/data_formal_20240530-1342/meme/Effah065_20230106T052439/0.jpg</text:p>
          </table:table-cell>
          <table:table-cell office:value-type="string">
            <text:p>https://twitter.com/MohammedAshil11/status/1611283571477729286</text:p>
          </table:table-cell>
        </table:table-row>
        <table:table-row>
          <table:table-cell office:value="846" office:value-type="float"/>
          <table:table-cell office:value-type="string">
            <text:p>Pattern 45</text:p>
          </table:table-cell>
          <table:table-cell office:value="0.07808636713846354" office:value-type="float"/>
          <table:table-cell office:value="0.5342872315302042" office:value-type="float"/>
          <table:table-cell office:value="0.9058404172320033" office:value-type="float"/>
          <table:table-cell office:value-type="string">
            <text:p>input/data_formal_20240530-1342/meme/Ego_Paysenger_20230111T201404/0.jpg</text:p>
          </table:table-cell>
          <table:table-cell office:value-type="string">
            <text:p>https://twitter.com/hansyko9347/status/1613308564663324672</text:p>
          </table:table-cell>
        </table:table-row>
        <table:table-row>
          <table:table-cell office:value="847" office:value-type="float"/>
          <table:table-cell office:value-type="string">
            <text:p>Pattern 13</text:p>
          </table:table-cell>
          <table:table-cell office:value="0.16059209143116177" office:value-type="float"/>
          <table:table-cell office:value="0.3958361677078589" office:value-type="float"/>
          <table:table-cell office:value="0.8884945432308838" office:value-type="float"/>
          <table:table-cell office:value-type="string">
            <text:p>input/data_formal_20240530-1342/meme/eiidrawsht_20221123T082602/0.jpg</text:p>
          </table:table-cell>
          <table:table-cell office:value-type="string">
            <text:p>https://twitter.com/SocialDesignCr1/status/1607956628803911680</text:p>
          </table:table-cell>
        </table:table-row>
        <table:table-row>
          <table:table-cell office:value="848" office:value-type="float"/>
          <table:table-cell office:value-type="string">
            <text:p>Pattern 16</text:p>
          </table:table-cell>
          <table:table-cell office:value="0.11735383860510554" office:value-type="float"/>
          <table:table-cell office:value="0.24658798475551474" office:value-type="float"/>
          <table:table-cell office:value="0.87006118924774" office:value-type="float"/>
          <table:table-cell office:value-type="string">
            <text:p>input/data_formal_20240530-1342/meme/einzig_un_artig_20230111T225538/0.jpg</text:p>
          </table:table-cell>
          <table:table-cell office:value-type="string">
            <text:p>https://twitter.com/einzig_un_artig/status/1613308680987877376</text:p>
          </table:table-cell>
        </table:table-row>
        <table:table-row>
          <table:table-cell office:value="84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j_Henrriquezs_20221228T031626/0.jpg</text:p>
          </table:table-cell>
          <table:table-cell office:value-type="string">
            <text:p>https://twitter.com/Hrz_Joel/status/1607943386379571202</text:p>
          </table:table-cell>
        </table:table-row>
        <table:table-row>
          <table:table-cell office:value="850" office:value-type="float"/>
          <table:table-cell office:value-type="string">
            <text:p>Pattern 26</text:p>
          </table:table-cell>
          <table:table-cell office:value="0.20171426992214458" office:value-type="float"/>
          <table:table-cell office:value="0.5776937680087451" office:value-type="float"/>
          <table:table-cell office:value="0.8363193006913197" office:value-type="float"/>
          <table:table-cell office:value-type="string">
            <text:p>input/data_formal_20240530-1342/meme/ElaraVtuber_20230315T140117/0.jpg</text:p>
          </table:table-cell>
          <table:table-cell office:value-type="string">
            <text:p>https://twitter.com/SomebodyNormal3/status/1636101451486248962</text:p>
          </table:table-cell>
        </table:table-row>
        <table:table-row>
          <table:table-cell office:value="851" office:value-type="float"/>
          <table:table-cell office:value-type="string">
            <text:p>Pattern 46</text:p>
          </table:table-cell>
          <table:table-cell office:value="0.13641172162930243" office:value-type="float"/>
          <table:table-cell office:value="0.33605165005532395" office:value-type="float"/>
          <table:table-cell office:value="0.8725585184104145" office:value-type="float"/>
          <table:table-cell office:value-type="string">
            <text:p>input/data_formal_20240530-1342/meme/EleazarDelfin1_20230108T075759/0.jpg</text:p>
          </table:table-cell>
          <table:table-cell office:value-type="string">
            <text:p>https://twitter.com/EleazarDelfin1/status/1611995618888806402</text:p>
          </table:table-cell>
        </table:table-row>
        <table:table-row>
          <table:table-cell office:value="852" office:value-type="float"/>
          <table:table-cell office:value-type="string">
            <text:p>Pattern 29</text:p>
          </table:table-cell>
          <table:table-cell office:value="0.25100595133468717" office:value-type="float"/>
          <table:table-cell office:value="0.18204524777834152" office:value-type="float"/>
          <table:table-cell office:value="0.8156549856526009" office:value-type="float"/>
          <table:table-cell office:value-type="string">
            <text:p>input/data_formal_20240530-1342/meme/elfmell_20221228T061336/0.jpg</text:p>
          </table:table-cell>
          <table:table-cell office:value-type="string">
            <text:p>https://twitter.com/elfmell/status/1607983081092161536</text:p>
          </table:table-cell>
        </table:table-row>
        <table:table-row>
          <table:table-cell office:value="85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Giyo03_20230111T221826/0.jpg</text:p>
          </table:table-cell>
          <table:table-cell office:value-type="string">
            <text:p>https://twitter.com/ElGiyo03/status/1613299322619330569</text:p>
          </table:table-cell>
        </table:table-row>
        <table:table-row>
          <table:table-cell office:value="85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Giyo03_20230111T221826/1.jpg</text:p>
          </table:table-cell>
          <table:table-cell office:value-type="string">
            <text:p>https://twitter.com/ElGiyo03/status/1613299322619330569</text:p>
          </table:table-cell>
        </table:table-row>
        <table:table-row>
          <table:table-cell office:value="855" office:value-type="float"/>
          <table:table-cell office:value-type="string">
            <text:p>Pattern 4</text:p>
          </table:table-cell>
          <table:table-cell office:value="0.4827851416231143" office:value-type="float"/>
          <table:table-cell office:value="0.3636671573434114" office:value-type="float"/>
          <table:table-cell office:value="0.7128665861157943" office:value-type="float"/>
          <table:table-cell office:value-type="string">
            <text:p>input/data_formal_20240530-1342/meme/ElGiyo03_20230111T221826/2.jpg</text:p>
          </table:table-cell>
          <table:table-cell office:value-type="string">
            <text:p>https://twitter.com/ElGiyo03/status/1613299322619330569</text:p>
          </table:table-cell>
        </table:table-row>
        <table:table-row>
          <table:table-cell office:value="85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Giyo03_20230111T221826/3.jpg</text:p>
          </table:table-cell>
          <table:table-cell office:value-type="string">
            <text:p>https://twitter.com/ElGiyo03/status/1613299322619330569</text:p>
          </table:table-cell>
        </table:table-row>
        <table:table-row>
          <table:table-cell office:value="857" office:value-type="float"/>
          <table:table-cell office:value-type="string">
            <text:p>Pattern 9</text:p>
          </table:table-cell>
          <table:table-cell office:value="0.2643544665960032" office:value-type="float"/>
          <table:table-cell office:value="0.4470891678551837" office:value-type="float"/>
          <table:table-cell office:value="0.9096248138121609" office:value-type="float"/>
          <table:table-cell office:value-type="string">
            <text:p>input/data_formal_20240530-1342/meme/Elis_Vodk_20230225T162622/0.jpg</text:p>
          </table:table-cell>
          <table:table-cell office:value-type="string">
            <text:p>https://twitter.com/Kakashi14319874/status/1629731852024938496</text:p>
          </table:table-cell>
        </table:table-row>
        <table:table-row>
          <table:table-cell office:value="858" office:value-type="float"/>
          <table:table-cell office:value-type="string">
            <text:p>Pattern 1</text:p>
          </table:table-cell>
          <table:table-cell office:value="0.2889918858820023" office:value-type="float"/>
          <table:table-cell office:value="0.46065512565545885" office:value-type="float"/>
          <table:table-cell office:value="0.8946026738646294" office:value-type="float"/>
          <table:table-cell office:value-type="string">
            <text:p>input/data_formal_20240530-1342/meme/elisabeth_sews_20221025T065125/0.jpg</text:p>
          </table:table-cell>
          <table:table-cell office:value-type="string">
            <text:p>https://twitter.com/HeartToHeartPri/status/1611227072751452160</text:p>
          </table:table-cell>
        </table:table-row>
        <table:table-row>
          <table:table-cell office:value="85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isabeth_sews_20221108T074801/0.jpg</text:p>
          </table:table-cell>
          <table:table-cell office:value-type="string">
            <text:p>https://twitter.com/HeartToHeartPri/status/1611227049993158657</text:p>
          </table:table-cell>
        </table:table-row>
        <table:table-row>
          <table:table-cell office:value="86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isabeth_sews_20221205T073918/0.jpg</text:p>
          </table:table-cell>
          <table:table-cell office:value-type="string">
            <text:p>https://twitter.com/HeartToHeartPri/status/1611227028136792064</text:p>
          </table:table-cell>
        </table:table-row>
        <table:table-row>
          <table:table-cell office:value="86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isabeth_sews_20221206T075534/0.jpg</text:p>
          </table:table-cell>
          <table:table-cell office:value-type="string">
            <text:p>https://twitter.com/HeartToHeartPri/status/1611227018733158400</text:p>
          </table:table-cell>
        </table:table-row>
        <table:table-row>
          <table:table-cell office:value="86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isabeth_sews_20221219T080302/0.jpg</text:p>
          </table:table-cell>
          <table:table-cell office:value-type="string">
            <text:p>https://twitter.com/HeartToHeartPri/status/1611226998864752640</text:p>
          </table:table-cell>
        </table:table-row>
        <table:table-row>
          <table:table-cell office:value="86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isabeth_sews_20221221T062530/0.jpg</text:p>
          </table:table-cell>
          <table:table-cell office:value-type="string">
            <text:p>https://twitter.com/HeartToHeartPri/status/1611226990031343617</text:p>
          </table:table-cell>
        </table:table-row>
        <table:table-row>
          <table:table-cell office:value="86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isabeth_sews_20221221T062530/1.jpg</text:p>
          </table:table-cell>
          <table:table-cell office:value-type="string">
            <text:p>https://twitter.com/HeartToHeartPri/status/1611226990031343617</text:p>
          </table:table-cell>
        </table:table-row>
        <table:table-row>
          <table:table-cell office:value="86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isabeth_sews_20221221T062530/2.jpg</text:p>
          </table:table-cell>
          <table:table-cell office:value-type="string">
            <text:p>https://twitter.com/HeartToHeartPri/status/1611226990031343617</text:p>
          </table:table-cell>
        </table:table-row>
        <table:table-row>
          <table:table-cell office:value="866" office:value-type="float"/>
          <table:table-cell office:value-type="string">
            <text:p>Pattern 16</text:p>
          </table:table-cell>
          <table:table-cell office:value="0.1686577559375218" office:value-type="float"/>
          <table:table-cell office:value="0.2605707904636315" office:value-type="float"/>
          <table:table-cell office:value="0.833476834354931" office:value-type="float"/>
          <table:table-cell office:value-type="string">
            <text:p>input/data_formal_20240530-1342/meme/elisabeth_sews_20230104T072657/0.jpg</text:p>
          </table:table-cell>
          <table:table-cell office:value-type="string">
            <text:p>https://twitter.com/BcBespoke/status/1610956828707360769</text:p>
          </table:table-cell>
        </table:table-row>
        <table:table-row>
          <table:table-cell office:value="867" office:value-type="float"/>
          <table:table-cell office:value-type="string">
            <text:p>Pattern 3</text:p>
          </table:table-cell>
          <table:table-cell office:value="0.10176919175563123" office:value-type="float"/>
          <table:table-cell office:value="0.5097430009711518" office:value-type="float"/>
          <table:table-cell office:value="0.9138736491626676" office:value-type="float"/>
          <table:table-cell office:value-type="string">
            <text:p>input/data_formal_20240530-1342/meme/elisabeth_sews_20230105T075502/0.jpg</text:p>
          </table:table-cell>
          <table:table-cell office:value-type="string">
            <text:p>https://twitter.com/NunnsHelen4/status/1610974593417723906</text:p>
          </table:table-cell>
        </table:table-row>
        <table:table-row>
          <table:table-cell office:value="86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isabeth_sews_20230106T065638/0.jpg</text:p>
          </table:table-cell>
          <table:table-cell office:value-type="string">
            <text:p>https://twitter.com/GlassCrafty/status/1611281496047861763</text:p>
          </table:table-cell>
        </table:table-row>
        <table:table-row>
          <table:table-cell office:value="86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isabeth_sews_20230106T065638/1.jpg</text:p>
          </table:table-cell>
          <table:table-cell office:value-type="string">
            <text:p>https://twitter.com/GlassCrafty/status/1611281496047861763</text:p>
          </table:table-cell>
        </table:table-row>
        <table:table-row>
          <table:table-cell office:value="87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lisabeth_sews_20230106T065638/2.jpg</text:p>
          </table:table-cell>
          <table:table-cell office:value-type="string">
            <text:p>https://twitter.com/GlassCrafty/status/1611281496047861763</text:p>
          </table:table-cell>
        </table:table-row>
        <table:table-row>
          <table:table-cell office:value="871" office:value-type="float"/>
          <table:table-cell office:value-type="string">
            <text:p>Pattern 29</text:p>
          </table:table-cell>
          <table:table-cell office:value="0.13785138566773808" office:value-type="float"/>
          <table:table-cell office:value="0.4834093197304409" office:value-type="float"/>
          <table:table-cell office:value="0.8594458355126213" office:value-type="float"/>
          <table:table-cell office:value-type="string">
            <text:p>input/data_formal_20240530-1342/meme/elitemindztech_20230206T123045/0.jpg</text:p>
          </table:table-cell>
          <table:table-cell office:value-type="string">
            <text:p>https://twitter.com/elitemindztech/status/1622573508512608263</text:p>
          </table:table-cell>
        </table:table-row>
        <table:table-row>
          <table:table-cell office:value="872" office:value-type="float"/>
          <table:table-cell office:value-type="string">
            <text:p>Pattern 44</text:p>
          </table:table-cell>
          <table:table-cell office:value="0.18562677500662703" office:value-type="float"/>
          <table:table-cell office:value="0.33193736713547395" office:value-type="float"/>
          <table:table-cell office:value="0.8327868516295638" office:value-type="float"/>
          <table:table-cell office:value-type="string">
            <text:p>input/data_formal_20240530-1342/meme/EliteQueen123_20230111T225025/0.jpg</text:p>
          </table:table-cell>
          <table:table-cell office:value-type="string">
            <text:p>https://twitter.com/EliteQueen123/status/1613307369647378432</text:p>
          </table:table-cell>
        </table:table-row>
        <table:table-row>
          <table:table-cell office:value="873" office:value-type="float"/>
          <table:table-cell office:value-type="string">
            <text:p>Pattern 1</text:p>
          </table:table-cell>
          <table:table-cell office:value="0.19164648977087168" office:value-type="float"/>
          <table:table-cell office:value="0.15509285904237677" office:value-type="float"/>
          <table:table-cell office:value="0.9148885188654353" office:value-type="float"/>
          <table:table-cell office:value-type="string">
            <text:p>input/data_formal_20240530-1342/meme/Ellugua2_20230206T134129/0.jpg</text:p>
          </table:table-cell>
          <table:table-cell office:value-type="string">
            <text:p>https://twitter.com/ShomanWright/status/1622592973031481346</text:p>
          </table:table-cell>
        </table:table-row>
        <table:table-row>
          <table:table-cell office:value="874" office:value-type="float"/>
          <table:table-cell office:value-type="string">
            <text:p>Pattern 5</text:p>
          </table:table-cell>
          <table:table-cell office:value="0.13039895249516004" office:value-type="float"/>
          <table:table-cell office:value="0.49624348681747754" office:value-type="float"/>
          <table:table-cell office:value="0.7944201697730112" office:value-type="float"/>
          <table:table-cell office:value-type="string">
            <text:p>input/data_formal_20240530-1342/meme/ElormZanga_20230206T113612/0.jpg</text:p>
          </table:table-cell>
          <table:table-cell office:value-type="string">
            <text:p>https://twitter.com/ElormZanga/status/1622559784347000833</text:p>
          </table:table-cell>
        </table:table-row>
        <table:table-row>
          <table:table-cell office:value="875" office:value-type="float"/>
          <table:table-cell office:value-type="string">
            <text:p>Pattern 1</text:p>
          </table:table-cell>
          <table:table-cell office:value="0.26902690353085773" office:value-type="float"/>
          <table:table-cell office:value="0.1878862778485997" office:value-type="float"/>
          <table:table-cell office:value="0.9040089455747701" office:value-type="float"/>
          <table:table-cell office:value-type="string">
            <text:p>input/data_formal_20240530-1342/meme/elynxirgame_20221230T013000/0.jpg</text:p>
          </table:table-cell>
          <table:table-cell office:value-type="string">
            <text:p>https://twitter.com/OlegSoltys/status/1610967114550054912</text:p>
          </table:table-cell>
        </table:table-row>
        <table:table-row>
          <table:table-cell office:value="876" office:value-type="float"/>
          <table:table-cell office:value-type="string">
            <text:p>Pattern 39</text:p>
          </table:table-cell>
          <table:table-cell office:value="0.28287362695682317" office:value-type="float"/>
          <table:table-cell office:value="0.2857391946861898" office:value-type="float"/>
          <table:table-cell office:value="0.8245664675221563" office:value-type="float"/>
          <table:table-cell office:value-type="string">
            <text:p>input/data_formal_20240530-1342/meme/EmilyHuante_20221022T140003/0.jpg</text:p>
          </table:table-cell>
          <table:table-cell office:value-type="string">
            <text:p>https://twitter.com/Kytty_Bl0od/status/1620924402727780352</text:p>
          </table:table-cell>
        </table:table-row>
        <table:table-row>
          <table:table-cell office:value="87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milyrose0789_20230201T074710/0.jpg</text:p>
          </table:table-cell>
          <table:table-cell office:value-type="string">
            <text:p>https://twitter.com/emilyrose0789/status/1620690203370479617</text:p>
          </table:table-cell>
        </table:table-row>
        <table:table-row>
          <table:table-cell office:value="878" office:value-type="float"/>
          <table:table-cell office:value-type="string">
            <text:p>Pattern 42</text:p>
          </table:table-cell>
          <table:table-cell office:value="0.15328112458703141" office:value-type="float"/>
          <table:table-cell office:value="0.4854624485242025" office:value-type="float"/>
          <table:table-cell office:value="0.8472784383001212" office:value-type="float"/>
          <table:table-cell office:value-type="string">
            <text:p>input/data_formal_20240530-1342/meme/EndOfCreations_20221228T012647/0.jpg</text:p>
          </table:table-cell>
          <table:table-cell office:value-type="string">
            <text:p>https://twitter.com/juwababyy/status/1607922249935511553</text:p>
          </table:table-cell>
        </table:table-row>
        <table:table-row>
          <table:table-cell office:value="879" office:value-type="float"/>
          <table:table-cell office:value-type="string">
            <text:p>Pattern 18</text:p>
          </table:table-cell>
          <table:table-cell office:value="0.16511119474291663" office:value-type="float"/>
          <table:table-cell office:value="0.7401404706880281" office:value-type="float"/>
          <table:table-cell office:value="0.8303451844027908" office:value-type="float"/>
          <table:table-cell office:value-type="string">
            <text:p>input/data_formal_20240530-1342/meme/EndOfCreations_20230202T003648/0.jpg</text:p>
          </table:table-cell>
          <table:table-cell office:value-type="string">
            <text:p>https://twitter.com/EndOfCreations/status/1620944285830098945</text:p>
          </table:table-cell>
        </table:table-row>
        <table:table-row>
          <table:table-cell office:value="880" office:value-type="float"/>
          <table:table-cell office:value-type="string">
            <text:p>Pattern 26</text:p>
          </table:table-cell>
          <table:table-cell office:value="0.22581361444524262" office:value-type="float"/>
          <table:table-cell office:value="0.5849733452596153" office:value-type="float"/>
          <table:table-cell office:value="0.7963333671901617" office:value-type="float"/>
          <table:table-cell office:value-type="string">
            <text:p>input/data_formal_20240530-1342/meme/EnriqueMcquade_20230403T205043/0.jpg</text:p>
          </table:table-cell>
          <table:table-cell office:value-type="string">
            <text:p>https://twitter.com/EnriqueMcquade/status/1642993053697982465</text:p>
          </table:table-cell>
        </table:table-row>
        <table:table-row>
          <table:table-cell office:value="881" office:value-type="float"/>
          <table:table-cell office:value-type="string">
            <text:p>Pattern 5</text:p>
          </table:table-cell>
          <table:table-cell office:value="0.04132448216053253" office:value-type="float"/>
          <table:table-cell office:value="0.7483443375862624" office:value-type="float"/>
          <table:table-cell office:value="0.8072848608916867" office:value-type="float"/>
          <table:table-cell office:value-type="string">
            <text:p>input/data_formal_20240530-1342/meme/EnvisionOverse1_20230106T074924/0.jpg</text:p>
          </table:table-cell>
          <table:table-cell office:value-type="string">
            <text:p>https://twitter.com/EnvisionOverse1/status/1611268681279078400</text:p>
          </table:table-cell>
        </table:table-row>
        <table:table-row>
          <table:table-cell office:value="882" office:value-type="float"/>
          <table:table-cell office:value-type="string">
            <text:p>Pattern 13</text:p>
          </table:table-cell>
          <table:table-cell office:value="0.24923562988016715" office:value-type="float"/>
          <table:table-cell office:value="0.3374742067047303" office:value-type="float"/>
          <table:table-cell office:value="0.8474675365413175" office:value-type="float"/>
          <table:table-cell office:value-type="string">
            <text:p>input/data_formal_20240530-1342/meme/erickk_fuentes_20221228T034429/0.jpg</text:p>
          </table:table-cell>
          <table:table-cell office:value-type="string">
            <text:p>https://twitter.com/erickk_fuentes/status/1607945556709593094</text:p>
          </table:table-cell>
        </table:table-row>
        <table:table-row>
          <table:table-cell office:value="883" office:value-type="float"/>
          <table:table-cell office:value-type="string">
            <text:p>Pattern 16</text:p>
          </table:table-cell>
          <table:table-cell office:value="0.1294986557872698" office:value-type="float"/>
          <table:table-cell office:value="0.49395148759754554" office:value-type="float"/>
          <table:table-cell office:value="0.9155367950230966" office:value-type="float"/>
          <table:table-cell office:value-type="string">
            <text:p>input/data_formal_20240530-1342/meme/EricLoganSummit_20230105T120602/0.jpg</text:p>
          </table:table-cell>
          <table:table-cell office:value-type="string">
            <text:p>https://twitter.com/FRCretweets/status/1610970891348844544</text:p>
          </table:table-cell>
        </table:table-row>
        <table:table-row>
          <table:table-cell office:value="884" office:value-type="float"/>
          <table:table-cell office:value-type="string">
            <text:p>Pattern 16</text:p>
          </table:table-cell>
          <table:table-cell office:value="0.1294986557872698" office:value-type="float"/>
          <table:table-cell office:value="0.49395148759754554" office:value-type="float"/>
          <table:table-cell office:value="0.9155367950230966" office:value-type="float"/>
          <table:table-cell office:value-type="string">
            <text:p>input/data_formal_20240530-1342/meme/EricLoganSummit_20230206T120608/0.jpg</text:p>
          </table:table-cell>
          <table:table-cell office:value-type="string">
            <text:p>https://twitter.com/EricLoganSummit/status/1622567314708221960</text:p>
          </table:table-cell>
        </table:table-row>
        <table:table-row>
          <table:table-cell office:value="885" office:value-type="float"/>
          <table:table-cell office:value-type="string">
            <text:p>Pattern 16</text:p>
          </table:table-cell>
          <table:table-cell office:value="0.1556519275702083" office:value-type="float"/>
          <table:table-cell office:value="0.3127624117342793" office:value-type="float"/>
          <table:table-cell office:value="0.879474382050733" office:value-type="float"/>
          <table:table-cell office:value-type="string">
            <text:p>input/data_formal_20240530-1342/meme/ErvinBalboa089_20230206T151716/0.jpg</text:p>
          </table:table-cell>
          <table:table-cell office:value-type="string">
            <text:p>https://twitter.com/miceears/status/1622618604742053890</text:p>
          </table:table-cell>
        </table:table-row>
        <table:table-row>
          <table:table-cell office:value="886" office:value-type="float"/>
          <table:table-cell office:value-type="string">
            <text:p>Pattern 15</text:p>
          </table:table-cell>
          <table:table-cell office:value="0.09508861409425787" office:value-type="float"/>
          <table:table-cell office:value="0.49948156697682156" office:value-type="float"/>
          <table:table-cell office:value="0.9232548043480715" office:value-type="float"/>
          <table:table-cell office:value-type="string">
            <text:p>input/data_formal_20240530-1342/meme/Esfaw1_20230108T115642/0.jpg</text:p>
          </table:table-cell>
          <table:table-cell office:value-type="string">
            <text:p>https://twitter.com/Esfaw1/status/1612055693561061376</text:p>
          </table:table-cell>
        </table:table-row>
        <table:table-row>
          <table:table-cell office:value="887" office:value-type="float"/>
          <table:table-cell office:value-type="string">
            <text:p>Pattern 42</text:p>
          </table:table-cell>
          <table:table-cell office:value="0.20445087131212403" office:value-type="float"/>
          <table:table-cell office:value="0.3494668444347256" office:value-type="float"/>
          <table:table-cell office:value="0.8888129045020133" office:value-type="float"/>
          <table:table-cell office:value-type="string">
            <text:p>input/data_formal_20240530-1342/meme/Esfaw1_20230108T115642/1.jpg</text:p>
          </table:table-cell>
          <table:table-cell office:value-type="string">
            <text:p>https://twitter.com/Esfaw1/status/1612055693561061376</text:p>
          </table:table-cell>
        </table:table-row>
        <table:table-row>
          <table:table-cell office:value="888" office:value-type="float"/>
          <table:table-cell office:value-type="string">
            <text:p>Pattern 42</text:p>
          </table:table-cell>
          <table:table-cell office:value="0.1838192893638566" office:value-type="float"/>
          <table:table-cell office:value="0.5440799150880876" office:value-type="float"/>
          <table:table-cell office:value="0.8965803454846093" office:value-type="float"/>
          <table:table-cell office:value-type="string">
            <text:p>input/data_formal_20240530-1342/meme/Esfaw1_20230108T115642/2.jpg</text:p>
          </table:table-cell>
          <table:table-cell office:value-type="string">
            <text:p>https://twitter.com/Esfaw1/status/1612055693561061376</text:p>
          </table:table-cell>
        </table:table-row>
        <table:table-row>
          <table:table-cell office:value="889" office:value-type="float"/>
          <table:table-cell office:value-type="string">
            <text:p>Pattern 42</text:p>
          </table:table-cell>
          <table:table-cell office:value="0.1132023920531251" office:value-type="float"/>
          <table:table-cell office:value="0.41856866123156455" office:value-type="float"/>
          <table:table-cell office:value="0.8624643849630466" office:value-type="float"/>
          <table:table-cell office:value-type="string">
            <text:p>input/data_formal_20240530-1342/meme/Esfaw1_20230109T070550/0.jpg</text:p>
          </table:table-cell>
          <table:table-cell office:value-type="string">
            <text:p>https://twitter.com/Esfaw1/status/1612344882961735683</text:p>
          </table:table-cell>
        </table:table-row>
        <table:table-row>
          <table:table-cell office:value="890" office:value-type="float"/>
          <table:table-cell office:value-type="string">
            <text:p>Pattern 43</text:p>
          </table:table-cell>
          <table:table-cell office:value="0.15811845915892964" office:value-type="float"/>
          <table:table-cell office:value="0.5135157229424367" office:value-type="float"/>
          <table:table-cell office:value="0.8106627772602008" office:value-type="float"/>
          <table:table-cell office:value-type="string">
            <text:p>input/data_formal_20240530-1342/meme/Esfaw1_20230109T120825/0.jpg</text:p>
          </table:table-cell>
          <table:table-cell office:value-type="string">
            <text:p>https://twitter.com/Esfaw1/status/1612421029267386369</text:p>
          </table:table-cell>
        </table:table-row>
        <table:table-row>
          <table:table-cell office:value="891" office:value-type="float"/>
          <table:table-cell office:value-type="string">
            <text:p>Pattern 28</text:p>
          </table:table-cell>
          <table:table-cell office:value="0.18134642461109862" office:value-type="float"/>
          <table:table-cell office:value="0.2951052188097285" office:value-type="float"/>
          <table:table-cell office:value="0.8552530788681171" office:value-type="float"/>
          <table:table-cell office:value-type="string">
            <text:p>input/data_formal_20240530-1342/meme/Esfaw1_20230112T124037/0.jpg</text:p>
          </table:table-cell>
          <table:table-cell office:value-type="string">
            <text:p>https://twitter.com/Esfaw1/status/1613516297517793282</text:p>
          </table:table-cell>
        </table:table-row>
        <table:table-row>
          <table:table-cell office:value="892" office:value-type="float"/>
          <table:table-cell office:value-type="string">
            <text:p>Pattern 29</text:p>
          </table:table-cell>
          <table:table-cell office:value="0.19064669729644385" office:value-type="float"/>
          <table:table-cell office:value="0.487987193888859" office:value-type="float"/>
          <table:table-cell office:value="0.8045207897243012" office:value-type="float"/>
          <table:table-cell office:value-type="string">
            <text:p>input/data_formal_20240530-1342/meme/Esfaw1_20230128T075724/0.jpg</text:p>
          </table:table-cell>
          <table:table-cell office:value-type="string">
            <text:p>https://twitter.com/Esfaw1/status/1619243228573884418</text:p>
          </table:table-cell>
        </table:table-row>
        <table:table-row>
          <table:table-cell office:value="893" office:value-type="float"/>
          <table:table-cell office:value-type="string">
            <text:p>Pattern 10</text:p>
          </table:table-cell>
          <table:table-cell office:value="0.11180146697901985" office:value-type="float"/>
          <table:table-cell office:value="0.47469282910754834" office:value-type="float"/>
          <table:table-cell office:value="0.8872955513757751" office:value-type="float"/>
          <table:table-cell office:value-type="string">
            <text:p>input/data_formal_20240530-1342/meme/Esfaw1_20230128T131651/0.jpg</text:p>
          </table:table-cell>
          <table:table-cell office:value-type="string">
            <text:p>https://twitter.com/Esfaw1/status/1619323619074772992</text:p>
          </table:table-cell>
        </table:table-row>
        <table:table-row>
          <table:table-cell office:value="894" office:value-type="float"/>
          <table:table-cell office:value-type="string">
            <text:p>Pattern 44</text:p>
          </table:table-cell>
          <table:table-cell office:value="0.1463940320959927" office:value-type="float"/>
          <table:table-cell office:value="0.3009763361751855" office:value-type="float"/>
          <table:table-cell office:value="0.7992001985880742" office:value-type="float"/>
          <table:table-cell office:value-type="string">
            <text:p>input/data_formal_20240530-1342/meme/EssArrBee_20230106T044716/0.jpg</text:p>
          </table:table-cell>
          <table:table-cell office:value-type="string">
            <text:p>https://twitter.com/EssArrBee/status/1611222847351058433</text:p>
          </table:table-cell>
        </table:table-row>
        <table:table-row>
          <table:table-cell office:value="89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thlas_Official_20230206T120041/0.jpg</text:p>
          </table:table-cell>
          <table:table-cell office:value-type="string">
            <text:p>https://twitter.com/Ethlas_Official/status/1622565943988703232</text:p>
          </table:table-cell>
        </table:table-row>
        <table:table-row>
          <table:table-cell office:value="896" office:value-type="float"/>
          <table:table-cell office:value-type="string">
            <text:p>Pattern 42</text:p>
          </table:table-cell>
          <table:table-cell office:value="0.17365591827666138" office:value-type="float"/>
          <table:table-cell office:value="0.5748938500405625" office:value-type="float"/>
          <table:table-cell office:value="0.8178140011847926" office:value-type="float"/>
          <table:table-cell office:value-type="string">
            <text:p>input/data_formal_20240530-1342/meme/evai_io_20230211T162953/0.jpg</text:p>
          </table:table-cell>
          <table:table-cell office:value-type="string">
            <text:p>https://twitter.com/CryptoToon16/status/1624784725343711232</text:p>
          </table:table-cell>
        </table:table-row>
        <table:table-row>
          <table:table-cell office:value="897" office:value-type="float"/>
          <table:table-cell office:value-type="string">
            <text:p>Pattern 1</text:p>
          </table:table-cell>
          <table:table-cell office:value="0.18092979234159368" office:value-type="float"/>
          <table:table-cell office:value="0.3323928458179704" office:value-type="float"/>
          <table:table-cell office:value="0.9538521438131075" office:value-type="float"/>
          <table:table-cell office:value-type="string">
            <text:p>input/data_formal_20240530-1342/meme/EvenyDeals_20221228T051030/0.jpg</text:p>
          </table:table-cell>
          <table:table-cell office:value-type="string">
            <text:p>https://twitter.com/EvenyDeals/status/1607967201885310976</text:p>
          </table:table-cell>
        </table:table-row>
        <table:table-row>
          <table:table-cell office:value="898" office:value-type="float"/>
          <table:table-cell office:value-type="string">
            <text:p>Pattern 17</text:p>
          </table:table-cell>
          <table:table-cell office:value="0.3173395727754327" office:value-type="float"/>
          <table:table-cell office:value="0.346683692707028" office:value-type="float"/>
          <table:table-cell office:value="0.8382536946758891" office:value-type="float"/>
          <table:table-cell office:value-type="string">
            <text:p>input/data_formal_20240530-1342/meme/EverOsegueda_20230202T030828/0.jpg</text:p>
          </table:table-cell>
          <table:table-cell office:value-type="string">
            <text:p>https://twitter.com/EverOsegueda/status/1620982457163026432</text:p>
          </table:table-cell>
        </table:table-row>
        <table:table-row>
          <table:table-cell office:value="899" office:value-type="float"/>
          <table:table-cell office:value-type="string">
            <text:p>Pattern 13</text:p>
          </table:table-cell>
          <table:table-cell office:value="0.2090765975521166" office:value-type="float"/>
          <table:table-cell office:value="0.4852140690071662" office:value-type="float"/>
          <table:table-cell office:value="0.8875112155583085" office:value-type="float"/>
          <table:table-cell office:value-type="string">
            <text:p>input/data_formal_20240530-1342/meme/evshift_20221228T040404/0.jpg</text:p>
          </table:table-cell>
          <table:table-cell office:value-type="string">
            <text:p>https://twitter.com/evshift/status/1607950482877587457</text:p>
          </table:table-cell>
        </table:table-row>
        <table:table-row>
          <table:table-cell office:value="900" office:value-type="float"/>
          <table:table-cell office:value-type="string">
            <text:p>Pattern 1</text:p>
          </table:table-cell>
          <table:table-cell office:value="0.36588288542886216" office:value-type="float"/>
          <table:table-cell office:value="0.37903005753515856" office:value-type="float"/>
          <table:table-cell office:value="0.8489639173205181" office:value-type="float"/>
          <table:table-cell office:value-type="string">
            <text:p>input/data_formal_20240530-1342/meme/evshift_20221228T043405/0.jpg</text:p>
          </table:table-cell>
          <table:table-cell office:value-type="string">
            <text:p>https://twitter.com/evshift/status/1607958040220733440</text:p>
          </table:table-cell>
        </table:table-row>
        <table:table-row>
          <table:table-cell office:value="90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exr360_20230109T085447/0.jpg</text:p>
          </table:table-cell>
          <table:table-cell office:value-type="string">
            <text:p>https://twitter.com/exr360/status/1612372302137540609</text:p>
          </table:table-cell>
        </table:table-row>
        <table:table-row>
          <table:table-cell office:value="902" office:value-type="float"/>
          <table:table-cell office:value-type="string">
            <text:p>Pattern 15</text:p>
          </table:table-cell>
          <table:table-cell office:value="0.2150395913408787" office:value-type="float"/>
          <table:table-cell office:value="0.6913718637228635" office:value-type="float"/>
          <table:table-cell office:value="0.8734031208140787" office:value-type="float"/>
          <table:table-cell office:value-type="string">
            <text:p>input/data_formal_20240530-1342/meme/Ezulix_Software_20221228T061133/0.jpg</text:p>
          </table:table-cell>
          <table:table-cell office:value-type="string">
            <text:p>https://twitter.com/Ezulix_Software/status/1607982566556184578</text:p>
          </table:table-cell>
        </table:table-row>
        <table:table-row>
          <table:table-cell office:value="903" office:value-type="float"/>
          <table:table-cell office:value-type="string">
            <text:p>Pattern 32</text:p>
          </table:table-cell>
          <table:table-cell office:value="0.4790225480655944" office:value-type="float"/>
          <table:table-cell office:value="0.4408990482018992" office:value-type="float"/>
          <table:table-cell office:value="0.4601605637021507" office:value-type="float"/>
          <table:table-cell office:value-type="string">
            <text:p>input/data_formal_20240530-1342/meme/f_fristara_20230106T073926/0.jpg</text:p>
          </table:table-cell>
          <table:table-cell office:value-type="string">
            <text:p>https://twitter.com/f_fristara/status/1611266173060153345</text:p>
          </table:table-cell>
        </table:table-row>
        <table:table-row>
          <table:table-cell office:value="90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f_fristara_20230106T073926/1.jpg</text:p>
          </table:table-cell>
          <table:table-cell office:value-type="string">
            <text:p>https://twitter.com/f_fristara/status/1611266173060153345</text:p>
          </table:table-cell>
        </table:table-row>
        <table:table-row>
          <table:table-cell office:value="90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f_fristara_20230106T073926/2.jpg</text:p>
          </table:table-cell>
          <table:table-cell office:value-type="string">
            <text:p>https://twitter.com/f_fristara/status/1611266173060153345</text:p>
          </table:table-cell>
        </table:table-row>
        <table:table-row>
          <table:table-cell office:value="906" office:value-type="float"/>
          <table:table-cell office:value-type="string">
            <text:p>Pattern 45</text:p>
          </table:table-cell>
          <table:table-cell office:value="0.1980142324932334" office:value-type="float"/>
          <table:table-cell office:value="0.3264280216402676" office:value-type="float"/>
          <table:table-cell office:value="0.8774889315606718" office:value-type="float"/>
          <table:table-cell office:value-type="string">
            <text:p>input/data_formal_20240530-1342/meme/FabAvie_20230206T113633/0.jpg</text:p>
          </table:table-cell>
          <table:table-cell office:value-type="string">
            <text:p>https://twitter.com/enid_sinclaire/status/1622581119932862465</text:p>
          </table:table-cell>
        </table:table-row>
        <table:table-row>
          <table:table-cell office:value="907" office:value-type="float"/>
          <table:table-cell office:value-type="string">
            <text:p>Pattern 3</text:p>
          </table:table-cell>
          <table:table-cell office:value="0.06958061127082149" office:value-type="float"/>
          <table:table-cell office:value="0.6335607089573498" office:value-type="float"/>
          <table:table-cell office:value="0.9097927133703975" office:value-type="float"/>
          <table:table-cell office:value-type="string">
            <text:p>input/data_formal_20240530-1342/meme/fabclub__20230307T070840/0.jpg</text:p>
          </table:table-cell>
          <table:table-cell office:value-type="string">
            <text:p>https://twitter.com/Maan__ish/status/1633001803586600960</text:p>
          </table:table-cell>
        </table:table-row>
        <table:table-row>
          <table:table-cell office:value="908" office:value-type="float"/>
          <table:table-cell office:value-type="string">
            <text:p>Pattern 23</text:p>
          </table:table-cell>
          <table:table-cell office:value="0.0708411972483361" office:value-type="float"/>
          <table:table-cell office:value="0.9320911335802711" office:value-type="float"/>
          <table:table-cell office:value="0.6381491936658963" office:value-type="float"/>
          <table:table-cell office:value-type="string">
            <text:p>input/data_formal_20240530-1342/meme/FactoHR_20230105T115437/0.jpg</text:p>
          </table:table-cell>
          <table:table-cell office:value-type="string">
            <text:p>https://twitter.com/FactoHR/status/1610968005361696768</text:p>
          </table:table-cell>
        </table:table-row>
        <table:table-row>
          <table:table-cell office:value="909" office:value-type="float"/>
          <table:table-cell office:value-type="string">
            <text:p>Pattern 23</text:p>
          </table:table-cell>
          <table:table-cell office:value="0.10601008962098096" office:value-type="float"/>
          <table:table-cell office:value="0.835668384226851" office:value-type="float"/>
          <table:table-cell office:value="0.5234488646930128" office:value-type="float"/>
          <table:table-cell office:value-type="string">
            <text:p>input/data_formal_20240530-1342/meme/FactoHR_20230105T115437/1.jpg</text:p>
          </table:table-cell>
          <table:table-cell office:value-type="string">
            <text:p>https://twitter.com/FactoHR/status/1610968005361696768</text:p>
          </table:table-cell>
        </table:table-row>
        <table:table-row>
          <table:table-cell office:value="910" office:value-type="float"/>
          <table:table-cell office:value-type="string">
            <text:p>Pattern 23</text:p>
          </table:table-cell>
          <table:table-cell office:value="0.126314135902102" office:value-type="float"/>
          <table:table-cell office:value="0.8027355069708395" office:value-type="float"/>
          <table:table-cell office:value="0.5663434675328055" office:value-type="float"/>
          <table:table-cell office:value-type="string">
            <text:p>input/data_formal_20240530-1342/meme/FactoHR_20230105T115437/2.jpg</text:p>
          </table:table-cell>
          <table:table-cell office:value-type="string">
            <text:p>https://twitter.com/FactoHR/status/1610968005361696768</text:p>
          </table:table-cell>
        </table:table-row>
        <table:table-row>
          <table:table-cell office:value="911" office:value-type="float"/>
          <table:table-cell office:value-type="string">
            <text:p>Pattern 6</text:p>
          </table:table-cell>
          <table:table-cell office:value="0.16659579905245625" office:value-type="float"/>
          <table:table-cell office:value="0.05831196057040855" office:value-type="float"/>
          <table:table-cell office:value="0.8107696553879402" office:value-type="float"/>
          <table:table-cell office:value-type="string">
            <text:p>input/data_formal_20240530-1342/meme/FailgagsFunny_20221227T080453/0.jpg</text:p>
          </table:table-cell>
          <table:table-cell office:value-type="string">
            <text:p>https://twitter.com/Tatjana61875398/status/1607947537213755392</text:p>
          </table:table-cell>
        </table:table-row>
        <table:table-row>
          <table:table-cell office:value="912" office:value-type="float"/>
          <table:table-cell office:value-type="string">
            <text:p>Pattern 6</text:p>
          </table:table-cell>
          <table:table-cell office:value="0.144290014112671" office:value-type="float"/>
          <table:table-cell office:value="0.23761399811038655" office:value-type="float"/>
          <table:table-cell office:value="0.8440735903435904" office:value-type="float"/>
          <table:table-cell office:value-type="string">
            <text:p>input/data_formal_20240530-1342/meme/FailgagsFunny_20221228T051214/0.jpg</text:p>
          </table:table-cell>
          <table:table-cell office:value-type="string">
            <text:p>https://twitter.com/FailgagsFunny/status/1607967638709497856</text:p>
          </table:table-cell>
        </table:table-row>
        <table:table-row>
          <table:table-cell office:value="913" office:value-type="float"/>
          <table:table-cell office:value-type="string">
            <text:p>Pattern 6</text:p>
          </table:table-cell>
          <table:table-cell office:value="0.14176626099668976" office:value-type="float"/>
          <table:table-cell office:value="0.3579012238542055" office:value-type="float"/>
          <table:table-cell office:value="0.9631006275298218" office:value-type="float"/>
          <table:table-cell office:value-type="string">
            <text:p>input/data_formal_20240530-1342/meme/FailgagsFunny_20230105T122103/0.jpg</text:p>
          </table:table-cell>
          <table:table-cell office:value-type="string">
            <text:p>https://twitter.com/FailgagsFunny/status/1610974658458968065</text:p>
          </table:table-cell>
        </table:table-row>
        <table:table-row>
          <table:table-cell office:value="914" office:value-type="float"/>
          <table:table-cell office:value-type="string">
            <text:p>Pattern 6</text:p>
          </table:table-cell>
          <table:table-cell office:value="0.1870031536827214" office:value-type="float"/>
          <table:table-cell office:value="0.07464930640511042" office:value-type="float"/>
          <table:table-cell office:value="0.7964853952650084" office:value-type="float"/>
          <table:table-cell office:value-type="string">
            <text:p>input/data_formal_20240530-1342/meme/FailgagsFunny_20230105T135630/0.jpg</text:p>
          </table:table-cell>
          <table:table-cell office:value-type="string">
            <text:p>https://twitter.com/chintamani0d/status/1611229103499235330</text:p>
          </table:table-cell>
        </table:table-row>
        <table:table-row>
          <table:table-cell office:value="915" office:value-type="float"/>
          <table:table-cell office:value-type="string">
            <text:p>Pattern 6</text:p>
          </table:table-cell>
          <table:table-cell office:value="0.14343762954972694" office:value-type="float"/>
          <table:table-cell office:value="0.2507805139517185" office:value-type="float"/>
          <table:table-cell office:value="0.8402490142321435" office:value-type="float"/>
          <table:table-cell office:value-type="string">
            <text:p>input/data_formal_20240530-1342/meme/FailgagsFunny_20230106T044456/0.jpg</text:p>
          </table:table-cell>
          <table:table-cell office:value-type="string">
            <text:p>https://twitter.com/FailgagsFunny/status/1611222259930378245</text:p>
          </table:table-cell>
        </table:table-row>
        <table:table-row>
          <table:table-cell office:value="916" office:value-type="float"/>
          <table:table-cell office:value-type="string">
            <text:p>Pattern 39</text:p>
          </table:table-cell>
          <table:table-cell office:value="0.20103902984227418" office:value-type="float"/>
          <table:table-cell office:value="0.3338591915662783" office:value-type="float"/>
          <table:table-cell office:value="0.9551426017427792" office:value-type="float"/>
          <table:table-cell office:value-type="string">
            <text:p>input/data_formal_20240530-1342/meme/FailgagsFunny_20230106T055216/0.jpg</text:p>
          </table:table-cell>
          <table:table-cell office:value-type="string">
            <text:p>https://twitter.com/FailgagsFunny/status/1611239206915014656</text:p>
          </table:table-cell>
        </table:table-row>
        <table:table-row>
          <table:table-cell office:value="917" office:value-type="float"/>
          <table:table-cell office:value-type="string">
            <text:p>Pattern 11</text:p>
          </table:table-cell>
          <table:table-cell office:value="0.13465939868536614" office:value-type="float"/>
          <table:table-cell office:value="0.34992678024731316" office:value-type="float"/>
          <table:table-cell office:value="0.8819209627685837" office:value-type="float"/>
          <table:table-cell office:value-type="string">
            <text:p>input/data_formal_20240530-1342/meme/FailgagsFunny_20230106T070411/0.jpg</text:p>
          </table:table-cell>
          <table:table-cell office:value-type="string">
            <text:p>https://twitter.com/FailgagsFunny/status/1611257302971187200</text:p>
          </table:table-cell>
        </table:table-row>
        <table:table-row>
          <table:table-cell office:value="918" office:value-type="float"/>
          <table:table-cell office:value-type="string">
            <text:p>Pattern 12</text:p>
          </table:table-cell>
          <table:table-cell office:value="0.23159032351377734" office:value-type="float"/>
          <table:table-cell office:value="0.2085057514494769" office:value-type="float"/>
          <table:table-cell office:value="0.9371152178801457" office:value-type="float"/>
          <table:table-cell office:value-type="string">
            <text:p>input/data_formal_20240530-1342/meme/FailgagsFunny_20230106T080942/0.jpg</text:p>
          </table:table-cell>
          <table:table-cell office:value-type="string">
            <text:p>https://twitter.com/FailgagsFunny/status/1611273792130813952</text:p>
          </table:table-cell>
        </table:table-row>
        <table:table-row>
          <table:table-cell office:value="919" office:value-type="float"/>
          <table:table-cell office:value-type="string">
            <text:p>Pattern 39</text:p>
          </table:table-cell>
          <table:table-cell office:value="0.1767837680065745" office:value-type="float"/>
          <table:table-cell office:value="0.23332634298612343" office:value-type="float"/>
          <table:table-cell office:value="0.8171876979879723" office:value-type="float"/>
          <table:table-cell office:value-type="string">
            <text:p>input/data_formal_20240530-1342/meme/FailgagsFunny_20230107T062903/0.jpg</text:p>
          </table:table-cell>
          <table:table-cell office:value-type="string">
            <text:p>https://twitter.com/PumperPuxxy/status/1613311626501050369</text:p>
          </table:table-cell>
        </table:table-row>
        <table:table-row>
          <table:table-cell office:value="920" office:value-type="float"/>
          <table:table-cell office:value-type="string">
            <text:p>Pattern 6</text:p>
          </table:table-cell>
          <table:table-cell office:value="0.1387253244380941" office:value-type="float"/>
          <table:table-cell office:value="0.1260419427189316" office:value-type="float"/>
          <table:table-cell office:value="0.8897895107548685" office:value-type="float"/>
          <table:table-cell office:value-type="string">
            <text:p>input/data_formal_20240530-1342/meme/FailgagsFunny_20230202T043925/0.jpg</text:p>
          </table:table-cell>
          <table:table-cell office:value-type="string">
            <text:p>https://twitter.com/FailgagsFunny/status/1621005345933099009</text:p>
          </table:table-cell>
        </table:table-row>
        <table:table-row>
          <table:table-cell office:value="921" office:value-type="float"/>
          <table:table-cell office:value-type="string">
            <text:p>Pattern 6</text:p>
          </table:table-cell>
          <table:table-cell office:value="0.13075333753852408" office:value-type="float"/>
          <table:table-cell office:value="0.22782332656972992" office:value-type="float"/>
          <table:table-cell office:value="0.8422870253794137" office:value-type="float"/>
          <table:table-cell office:value-type="string">
            <text:p>input/data_formal_20240530-1342/meme/FailgagsFunny_20230206T131743/0.jpg</text:p>
          </table:table-cell>
          <table:table-cell office:value-type="string">
            <text:p>https://twitter.com/FailgagsFunny/status/1622585328979841026</text:p>
          </table:table-cell>
        </table:table-row>
        <table:table-row>
          <table:table-cell office:value="922" office:value-type="float"/>
          <table:table-cell office:value-type="string">
            <text:p>Pattern 6</text:p>
          </table:table-cell>
          <table:table-cell office:value="0.23351412485968284" office:value-type="float"/>
          <table:table-cell office:value="0.1597883541488078" office:value-type="float"/>
          <table:table-cell office:value="0.9501909429910981" office:value-type="float"/>
          <table:table-cell office:value-type="string">
            <text:p>input/data_formal_20240530-1342/meme/FailgagsFunny_20230212T134108/0.jpg</text:p>
          </table:table-cell>
          <table:table-cell office:value-type="string">
            <text:p>https://twitter.com/FailgagsFunny/status/1624765549459943426</text:p>
          </table:table-cell>
        </table:table-row>
        <table:table-row>
          <table:table-cell office:value="923" office:value-type="float"/>
          <table:table-cell office:value-type="string">
            <text:p>Pattern 30</text:p>
          </table:table-cell>
          <table:table-cell office:value="0.15778265994538576" office:value-type="float"/>
          <table:table-cell office:value="0.28524273146946516" office:value-type="float"/>
          <table:table-cell office:value="0.7807794068679734" office:value-type="float"/>
          <table:table-cell office:value-type="string">
            <text:p>input/data_formal_20240530-1342/meme/FatDumbAndAngry_20230105T122706/0.jpg</text:p>
          </table:table-cell>
          <table:table-cell office:value-type="string">
            <text:p>https://twitter.com/FatDumbAndAngry/status/1610976179372138501</text:p>
          </table:table-cell>
        </table:table-row>
        <table:table-row>
          <table:table-cell office:value="924" office:value-type="float"/>
          <table:table-cell office:value-type="string">
            <text:p>Pattern 30</text:p>
          </table:table-cell>
          <table:table-cell office:value="0.23523365947207503" office:value-type="float"/>
          <table:table-cell office:value="0.21109856323614318" office:value-type="float"/>
          <table:table-cell office:value="0.9059318179491527" office:value-type="float"/>
          <table:table-cell office:value-type="string">
            <text:p>input/data_formal_20240530-1342/meme/FatDumbAndAngry_20230105T123150/0.jpg</text:p>
          </table:table-cell>
          <table:table-cell office:value-type="string">
            <text:p>https://twitter.com/FatDumbAndAngry/status/1610977373385531392</text:p>
          </table:table-cell>
        </table:table-row>
        <table:table-row>
          <table:table-cell office:value="925" office:value-type="float"/>
          <table:table-cell office:value-type="string">
            <text:p>Pattern 25</text:p>
          </table:table-cell>
          <table:table-cell office:value="0.1224127554347409" office:value-type="float"/>
          <table:table-cell office:value="0.4975197266042383" office:value-type="float"/>
          <table:table-cell office:value="0.9323206797444701" office:value-type="float"/>
          <table:table-cell office:value-type="string">
            <text:p>input/data_formal_20240530-1342/meme/faucetcryptocom_20230206T124650/0.jpg</text:p>
          </table:table-cell>
          <table:table-cell office:value-type="string">
            <text:p>https://twitter.com/LearnersArea/status/1622577557055963138</text:p>
          </table:table-cell>
        </table:table-row>
        <table:table-row>
          <table:table-cell office:value="926" office:value-type="float"/>
          <table:table-cell office:value-type="string">
            <text:p>Pattern 11</text:p>
          </table:table-cell>
          <table:table-cell office:value="0.1434094215824512" office:value-type="float"/>
          <table:table-cell office:value="0.5507702341339007" office:value-type="float"/>
          <table:table-cell office:value="0.7983722123360717" office:value-type="float"/>
          <table:table-cell office:value-type="string">
            <text:p>input/data_formal_20240530-1342/meme/fearlezx_20230106T061559/0.jpg</text:p>
          </table:table-cell>
          <table:table-cell office:value-type="string">
            <text:p>https://twitter.com/fearlezx/status/1611245171416383488</text:p>
          </table:table-cell>
        </table:table-row>
        <table:table-row>
          <table:table-cell office:value="927" office:value-type="float"/>
          <table:table-cell office:value-type="string">
            <text:p>Pattern 3</text:p>
          </table:table-cell>
          <table:table-cell office:value="0.14233288533028587" office:value-type="float"/>
          <table:table-cell office:value="0.5577576352307523" office:value-type="float"/>
          <table:table-cell office:value="0.8469389093818754" office:value-type="float"/>
          <table:table-cell office:value-type="string">
            <text:p>input/data_formal_20240530-1342/meme/fearlezx_20230106T061559/1.jpg</text:p>
          </table:table-cell>
          <table:table-cell office:value-type="string">
            <text:p>https://twitter.com/fearlezx/status/1611245171416383488</text:p>
          </table:table-cell>
        </table:table-row>
        <table:table-row>
          <table:table-cell office:value="928" office:value-type="float"/>
          <table:table-cell office:value-type="string">
            <text:p>Pattern 11</text:p>
          </table:table-cell>
          <table:table-cell office:value="0.1264758888107187" office:value-type="float"/>
          <table:table-cell office:value="0.4828348685375223" office:value-type="float"/>
          <table:table-cell office:value="0.7708575878089958" office:value-type="float"/>
          <table:table-cell office:value-type="string">
            <text:p>input/data_formal_20240530-1342/meme/fearlezx_20230106T061559/2.jpg</text:p>
          </table:table-cell>
          <table:table-cell office:value-type="string">
            <text:p>https://twitter.com/fearlezx/status/1611245171416383488</text:p>
          </table:table-cell>
        </table:table-row>
        <table:table-row>
          <table:table-cell office:value="929" office:value-type="float"/>
          <table:table-cell office:value-type="string">
            <text:p>Pattern 11</text:p>
          </table:table-cell>
          <table:table-cell office:value="0.1198741487407437" office:value-type="float"/>
          <table:table-cell office:value="0.4577397489183544" office:value-type="float"/>
          <table:table-cell office:value="0.8183846682447258" office:value-type="float"/>
          <table:table-cell office:value-type="string">
            <text:p>input/data_formal_20240530-1342/meme/fearlezx_20230106T061559/3.jpg</text:p>
          </table:table-cell>
          <table:table-cell office:value-type="string">
            <text:p>https://twitter.com/fearlezx/status/1611245171416383488</text:p>
          </table:table-cell>
        </table:table-row>
        <table:table-row>
          <table:table-cell office:value="930" office:value-type="float"/>
          <table:table-cell office:value-type="string">
            <text:p>Pattern 17</text:p>
          </table:table-cell>
          <table:table-cell office:value="0.2015127699532975" office:value-type="float"/>
          <table:table-cell office:value="0.27191585887231917" office:value-type="float"/>
          <table:table-cell office:value="0.862718472476273" office:value-type="float"/>
          <table:table-cell office:value-type="string">
            <text:p>input/data_formal_20240530-1342/meme/FelixDanielMar3_20221228T054700/0.jpg</text:p>
          </table:table-cell>
          <table:table-cell office:value-type="string">
            <text:p>https://twitter.com/FelixDanielMar3/status/1607976386823585792</text:p>
          </table:table-cell>
        </table:table-row>
        <table:table-row>
          <table:table-cell office:value="931" office:value-type="float"/>
          <table:table-cell office:value-type="string">
            <text:p>Pattern 13</text:p>
          </table:table-cell>
          <table:table-cell office:value="0.24348085980588158" office:value-type="float"/>
          <table:table-cell office:value="0.38306938070475394" office:value-type="float"/>
          <table:table-cell office:value="0.9206505011275217" office:value-type="float"/>
          <table:table-cell office:value-type="string">
            <text:p>input/data_formal_20240530-1342/meme/FernandezFBooks_20221208T160345/0.jpg</text:p>
          </table:table-cell>
          <table:table-cell office:value-type="string">
            <text:p>https://twitter.com/FernandezFBooks/status/1622581797568581632</text:p>
          </table:table-cell>
        </table:table-row>
        <table:table-row>
          <table:table-cell office:value="932" office:value-type="float"/>
          <table:table-cell office:value-type="string">
            <text:p>Pattern 2</text:p>
          </table:table-cell>
          <table:table-cell office:value="0.18959761328624825" office:value-type="float"/>
          <table:table-cell office:value="0.1984967559710965" office:value-type="float"/>
          <table:table-cell office:value="0.9213470779357109" office:value-type="float"/>
          <table:table-cell office:value-type="string">
            <text:p>input/data_formal_20240530-1342/meme/FernandezFBooks_20230204T200318/0.jpg</text:p>
          </table:table-cell>
          <table:table-cell office:value-type="string">
            <text:p>https://twitter.com/Dorsey_Novels/status/1622609725492699137</text:p>
          </table:table-cell>
        </table:table-row>
        <table:table-row>
          <table:table-cell office:value="933" office:value-type="float"/>
          <table:table-cell office:value-type="string">
            <text:p>Pattern 14</text:p>
          </table:table-cell>
          <table:table-cell office:value="0.08880826951046161" office:value-type="float"/>
          <table:table-cell office:value="0.17014178144397993" office:value-type="float"/>
          <table:table-cell office:value="0.8437866263613032" office:value-type="float"/>
          <table:table-cell office:value-type="string">
            <text:p>input/data_formal_20240530-1342/meme/ff_collections_20221228T004611/0.jpg</text:p>
          </table:table-cell>
          <table:table-cell office:value-type="string">
            <text:p>https://twitter.com/handsomezenos/status/1607957501626175491</text:p>
          </table:table-cell>
        </table:table-row>
        <table:table-row>
          <table:table-cell office:value="934" office:value-type="float"/>
          <table:table-cell office:value-type="string">
            <text:p>Pattern 37</text:p>
          </table:table-cell>
          <table:table-cell office:value="0.14242915804744274" office:value-type="float"/>
          <table:table-cell office:value="0.2803109911926578" office:value-type="float"/>
          <table:table-cell office:value="0.8991838077415522" office:value-type="float"/>
          <table:table-cell office:value-type="string">
            <text:p>input/data_formal_20240530-1342/meme/FFLTristate_20230206T120143/0.jpg</text:p>
          </table:table-cell>
          <table:table-cell office:value-type="string">
            <text:p>https://twitter.com/FFLTristate/status/1622566205415387137</text:p>
          </table:table-cell>
        </table:table-row>
        <table:table-row>
          <table:table-cell office:value="935" office:value-type="float"/>
          <table:table-cell office:value-type="string">
            <text:p>Pattern 6</text:p>
          </table:table-cell>
          <table:table-cell office:value="0.12413931480629953" office:value-type="float"/>
          <table:table-cell office:value="0.2092307900945837" office:value-type="float"/>
          <table:table-cell office:value="0.9407522989135584" office:value-type="float"/>
          <table:table-cell office:value-type="string">
            <text:p>input/data_formal_20240530-1342/meme/FIBOGlobal_20221228T064219/0.jpg</text:p>
          </table:table-cell>
          <table:table-cell office:value-type="string">
            <text:p>https://twitter.com/FIBOGlobal/status/1607990311414042625</text:p>
          </table:table-cell>
        </table:table-row>
        <table:table-row>
          <table:table-cell office:value="936" office:value-type="float"/>
          <table:table-cell office:value-type="string">
            <text:p>Pattern 32</text:p>
          </table:table-cell>
          <table:table-cell office:value="0.16914873034361297" office:value-type="float"/>
          <table:table-cell office:value="0.5066984443253102" office:value-type="float"/>
          <table:table-cell office:value="0.7730820718694612" office:value-type="float"/>
          <table:table-cell office:value-type="string">
            <text:p>input/data_formal_20240530-1342/meme/Figoklein4_20221228T045342/0.jpg</text:p>
          </table:table-cell>
          <table:table-cell office:value-type="string">
            <text:p>https://twitter.com/Figoklein4/status/1607962977180815360</text:p>
          </table:table-cell>
        </table:table-row>
        <table:table-row>
          <table:table-cell office:value="937" office:value-type="float"/>
          <table:table-cell office:value-type="string">
            <text:p>Pattern 3</text:p>
          </table:table-cell>
          <table:table-cell office:value="0.032312244040350074" office:value-type="float"/>
          <table:table-cell office:value="0.745661810080428" office:value-type="float"/>
          <table:table-cell office:value="0.9318166805304523" office:value-type="float"/>
          <table:table-cell office:value-type="string">
            <text:p>input/data_formal_20240530-1342/meme/Filmybliss12_20230106T061029/0.jpg</text:p>
          </table:table-cell>
          <table:table-cell office:value-type="string">
            <text:p>https://twitter.com/Filmybliss12/status/1611243790190399488</text:p>
          </table:table-cell>
        </table:table-row>
        <table:table-row>
          <table:table-cell office:value="938" office:value-type="float"/>
          <table:table-cell office:value-type="string">
            <text:p>Pattern 6</text:p>
          </table:table-cell>
          <table:table-cell office:value="0.16968383401425985" office:value-type="float"/>
          <table:table-cell office:value="0.19920488403888023" office:value-type="float"/>
          <table:table-cell office:value="0.8927409096080193" office:value-type="float"/>
          <table:table-cell office:value-type="string">
            <text:p>input/data_formal_20240530-1342/meme/filmygyantelly1_20230111T182619/0.jpg</text:p>
          </table:table-cell>
          <table:table-cell office:value-type="string">
            <text:p>https://twitter.com/queenuud1/status/1613299430249172994</text:p>
          </table:table-cell>
        </table:table-row>
        <table:table-row>
          <table:table-cell office:value="939" office:value-type="float"/>
          <table:table-cell office:value-type="string">
            <text:p>Pattern 9</text:p>
          </table:table-cell>
          <table:table-cell office:value="0.20436151379711126" office:value-type="float"/>
          <table:table-cell office:value="0.4044408980185007" office:value-type="float"/>
          <table:table-cell office:value="0.9130416415357907" office:value-type="float"/>
          <table:table-cell office:value-type="string">
            <text:p>input/data_formal_20240530-1342/meme/FinanceFr1_20230404T011027/0.jpg</text:p>
          </table:table-cell>
          <table:table-cell office:value-type="string">
            <text:p>https://twitter.com/FinanceFr1/status/1643058415760035841</text:p>
          </table:table-cell>
        </table:table-row>
        <table:table-row>
          <table:table-cell office:value="940" office:value-type="float"/>
          <table:table-cell office:value-type="string">
            <text:p>Pattern 18</text:p>
          </table:table-cell>
          <table:table-cell office:value="0.1487228287120818" office:value-type="float"/>
          <table:table-cell office:value="0.3752857366607092" office:value-type="float"/>
          <table:table-cell office:value="0.8516197898198115" office:value-type="float"/>
          <table:table-cell office:value-type="string">
            <text:p>input/data_formal_20240530-1342/meme/FirerealKai_20221228T055344/0.jpg</text:p>
          </table:table-cell>
          <table:table-cell office:value-type="string">
            <text:p>https://twitter.com/FirerealKai/status/1607978081737900032</text:p>
          </table:table-cell>
        </table:table-row>
        <table:table-row>
          <table:table-cell office:value="941" office:value-type="float"/>
          <table:table-cell office:value-type="string">
            <text:p>Pattern 6</text:p>
          </table:table-cell>
          <table:table-cell office:value="0.09415171380547835" office:value-type="float"/>
          <table:table-cell office:value="0.21304835093761731" office:value-type="float"/>
          <table:table-cell office:value="0.9096392595519729" office:value-type="float"/>
          <table:table-cell office:value-type="string">
            <text:p>input/data_formal_20240530-1342/meme/FlawInTheMatrix_20230105T082609/0.jpg</text:p>
          </table:table-cell>
          <table:table-cell office:value-type="string">
            <text:p>https://twitter.com/MisterK15221241/status/1610943350198210562</text:p>
          </table:table-cell>
        </table:table-row>
        <table:table-row>
          <table:table-cell office:value="942" office:value-type="float"/>
          <table:table-cell office:value-type="string">
            <text:p>Pattern 23</text:p>
          </table:table-cell>
          <table:table-cell office:value="0.11978831458773107" office:value-type="float"/>
          <table:table-cell office:value="0.742359203445952" office:value-type="float"/>
          <table:table-cell office:value="0.6052486803683107" office:value-type="float"/>
          <table:table-cell office:value-type="string">
            <text:p>input/data_formal_20240530-1342/meme/flourpicker1_20230106T060525/0.jpg</text:p>
          </table:table-cell>
          <table:table-cell office:value-type="string">
            <text:p>https://twitter.com/flourpicker1/status/1611242513368780800</text:p>
          </table:table-cell>
        </table:table-row>
        <table:table-row>
          <table:table-cell office:value="943" office:value-type="float"/>
          <table:table-cell office:value-type="string">
            <text:p>Pattern 23</text:p>
          </table:table-cell>
          <table:table-cell office:value="0.0684138217846626" office:value-type="float"/>
          <table:table-cell office:value="0.7907720220020362" office:value-type="float"/>
          <table:table-cell office:value="0.8134591924827201" office:value-type="float"/>
          <table:table-cell office:value-type="string">
            <text:p>input/data_formal_20240530-1342/meme/flourpicker1_20230106T060525/1.jpg</text:p>
          </table:table-cell>
          <table:table-cell office:value-type="string">
            <text:p>https://twitter.com/flourpicker1/status/1611242513368780800</text:p>
          </table:table-cell>
        </table:table-row>
        <table:table-row>
          <table:table-cell office:value="94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flouste_20230126T122353/0.jpg</text:p>
          </table:table-cell>
          <table:table-cell office:value-type="string">
            <text:p>https://twitter.com/flouste/status/1618585514038149121</text:p>
          </table:table-cell>
        </table:table-row>
        <table:table-row>
          <table:table-cell office:value="945" office:value-type="float"/>
          <table:table-cell office:value-type="string">
            <text:p>Pattern 14</text:p>
          </table:table-cell>
          <table:table-cell office:value="0.13610162178549864" office:value-type="float"/>
          <table:table-cell office:value="0.27127119192314264" office:value-type="float"/>
          <table:table-cell office:value="0.870376454911358" office:value-type="float"/>
          <table:table-cell office:value-type="string">
            <text:p>input/data_formal_20240530-1342/meme/FNovelsO_20221228T000400/0.jpg</text:p>
          </table:table-cell>
          <table:table-cell office:value-type="string">
            <text:p>https://twitter.com/FNovelsO/status/1607890070203162625</text:p>
          </table:table-cell>
        </table:table-row>
        <table:table-row>
          <table:table-cell office:value="94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food_mentary_20230103T124340/0.jpg</text:p>
          </table:table-cell>
          <table:table-cell office:value-type="string">
            <text:p>https://twitter.com/food_mentary/status/1610255574830288898</text:p>
          </table:table-cell>
        </table:table-row>
        <table:table-row>
          <table:table-cell office:value="94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Foodarama8_20221230T034555/0.jpg</text:p>
          </table:table-cell>
          <table:table-cell office:value-type="string">
            <text:p>https://twitter.com/BSRobinsonLove/status/1613389005684604928</text:p>
          </table:table-cell>
        </table:table-row>
        <table:table-row>
          <table:table-cell office:value="948" office:value-type="float"/>
          <table:table-cell office:value-type="string">
            <text:p>Pattern 13</text:p>
          </table:table-cell>
          <table:table-cell office:value="0.1301441558331683" office:value-type="float"/>
          <table:table-cell office:value="0.5704264571408103" office:value-type="float"/>
          <table:table-cell office:value="0.8921344410238984" office:value-type="float"/>
          <table:table-cell office:value-type="string">
            <text:p>input/data_formal_20240530-1342/meme/Foodhunter1313_20230105T021914/0.jpg</text:p>
          </table:table-cell>
          <table:table-cell office:value-type="string">
            <text:p>https://twitter.com/Foodhunter1313/status/1610823206277091329</text:p>
          </table:table-cell>
        </table:table-row>
        <table:table-row>
          <table:table-cell office:value="94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Foodhunter1313_20230105T160208/0.jpg</text:p>
          </table:table-cell>
          <table:table-cell office:value-type="string">
            <text:p>https://twitter.com/Foodhunter1313/status/1611030296782307329</text:p>
          </table:table-cell>
        </table:table-row>
        <table:table-row>
          <table:table-cell office:value="950" office:value-type="float"/>
          <table:table-cell office:value-type="string">
            <text:p>Pattern 44</text:p>
          </table:table-cell>
          <table:table-cell office:value="0.1601651268591774" office:value-type="float"/>
          <table:table-cell office:value="0.13665423846659147" office:value-type="float"/>
          <table:table-cell office:value="0.8860464754089" office:value-type="float"/>
          <table:table-cell office:value-type="string">
            <text:p>input/data_formal_20240530-1342/meme/fopmemes_20221228T014500/0.jpg</text:p>
          </table:table-cell>
          <table:table-cell office:value-type="string">
            <text:p>https://twitter.com/directdamage_dd/status/1607917079830618113</text:p>
          </table:table-cell>
        </table:table-row>
        <table:table-row>
          <table:table-cell office:value="951" office:value-type="float"/>
          <table:table-cell office:value-type="string">
            <text:p>Pattern 12</text:p>
          </table:table-cell>
          <table:table-cell office:value="0.2612467828475986" office:value-type="float"/>
          <table:table-cell office:value="0.23351915037406298" office:value-type="float"/>
          <table:table-cell office:value="0.8827482720568992" office:value-type="float"/>
          <table:table-cell office:value-type="string">
            <text:p>input/data_formal_20240530-1342/meme/fopmemes_20221228T034000/0.jpg</text:p>
          </table:table-cell>
          <table:table-cell office:value-type="string">
            <text:p>https://twitter.com/directdamage_dd/status/1607945130660560897</text:p>
          </table:table-cell>
        </table:table-row>
        <table:table-row>
          <table:table-cell office:value="952" office:value-type="float"/>
          <table:table-cell office:value-type="string">
            <text:p>Pattern 37</text:p>
          </table:table-cell>
          <table:table-cell office:value="0.16068904100361975" office:value-type="float"/>
          <table:table-cell office:value="0.2816723656271718" office:value-type="float"/>
          <table:table-cell office:value="0.9122456313533923" office:value-type="float"/>
          <table:table-cell office:value-type="string">
            <text:p>input/data_formal_20240530-1342/meme/fopmemes_20221228T042830/0.jpg</text:p>
          </table:table-cell>
          <table:table-cell office:value-type="string">
            <text:p>https://twitter.com/directdamage_dd/status/1607969661362278404</text:p>
          </table:table-cell>
        </table:table-row>
        <table:table-row>
          <table:table-cell office:value="953" office:value-type="float"/>
          <table:table-cell office:value-type="string">
            <text:p>Pattern 16</text:p>
          </table:table-cell>
          <table:table-cell office:value="0.20617020501406683" office:value-type="float"/>
          <table:table-cell office:value="0.19528652955213707" office:value-type="float"/>
          <table:table-cell office:value="0.8589641016282022" office:value-type="float"/>
          <table:table-cell office:value-type="string">
            <text:p>input/data_formal_20240530-1342/meme/fopmemes_20230111T230002/0.jpg</text:p>
          </table:table-cell>
          <table:table-cell office:value-type="string">
            <text:p>https://twitter.com/dungeoncollect2/status/1613309851043602432</text:p>
          </table:table-cell>
        </table:table-row>
        <table:table-row>
          <table:table-cell office:value="954" office:value-type="float"/>
          <table:table-cell office:value-type="string">
            <text:p>Pattern 5</text:p>
          </table:table-cell>
          <table:table-cell office:value="0.18116675976453073" office:value-type="float"/>
          <table:table-cell office:value="0.29386169943416607" office:value-type="float"/>
          <table:table-cell office:value="0.8725286616707304" office:value-type="float"/>
          <table:table-cell office:value-type="string">
            <text:p>input/data_formal_20240530-1342/meme/fopmemes_20230127T181000/0.jpg</text:p>
          </table:table-cell>
          <table:table-cell office:value-type="string">
            <text:p>https://twitter.com/Samanth07583811/status/1620969561779576836</text:p>
          </table:table-cell>
        </table:table-row>
        <table:table-row>
          <table:table-cell office:value="955" office:value-type="float"/>
          <table:table-cell office:value-type="string">
            <text:p>Pattern 11</text:p>
          </table:table-cell>
          <table:table-cell office:value="0.13454553402067168" office:value-type="float"/>
          <table:table-cell office:value="0.4541531309875129" office:value-type="float"/>
          <table:table-cell office:value="0.844979571688139" office:value-type="float"/>
          <table:table-cell office:value-type="string">
            <text:p>input/data_formal_20240530-1342/meme/fopmemes_20230201T202530/0.jpg</text:p>
          </table:table-cell>
          <table:table-cell office:value-type="string">
            <text:p>https://twitter.com/dungeoncollect2/status/1620912478724014081</text:p>
          </table:table-cell>
        </table:table-row>
        <table:table-row>
          <table:table-cell office:value="956" office:value-type="float"/>
          <table:table-cell office:value-type="string">
            <text:p>Pattern 14</text:p>
          </table:table-cell>
          <table:table-cell office:value="0.2042603678680133" office:value-type="float"/>
          <table:table-cell office:value="0.07285183629277969" office:value-type="float"/>
          <table:table-cell office:value="0.8901560077335907" office:value-type="float"/>
          <table:table-cell office:value-type="string">
            <text:p>input/data_formal_20240530-1342/meme/fopmemes_20230202T003000/0.jpg</text:p>
          </table:table-cell>
          <table:table-cell office:value-type="string">
            <text:p>https://twitter.com/directdamage_dd/status/1620943488769458176</text:p>
          </table:table-cell>
        </table:table-row>
        <table:table-row>
          <table:table-cell office:value="957" office:value-type="float"/>
          <table:table-cell office:value-type="string">
            <text:p>Pattern 25</text:p>
          </table:table-cell>
          <table:table-cell office:value="0.2520977089074504" office:value-type="float"/>
          <table:table-cell office:value="0.23937186805538319" office:value-type="float"/>
          <table:table-cell office:value="0.9550642231576272" office:value-type="float"/>
          <table:table-cell office:value-type="string">
            <text:p>input/data_formal_20240530-1342/meme/fopmemes_20230202T024500/0.jpg</text:p>
          </table:table-cell>
          <table:table-cell office:value-type="string">
            <text:p>https://twitter.com/dungeoncollect2/status/1620980434674020353</text:p>
          </table:table-cell>
        </table:table-row>
        <table:table-row>
          <table:table-cell office:value="958" office:value-type="float"/>
          <table:table-cell office:value-type="string">
            <text:p>Pattern 33</text:p>
          </table:table-cell>
          <table:table-cell office:value="0.11024323437176925" office:value-type="float"/>
          <table:table-cell office:value="0.1290306161652332" office:value-type="float"/>
          <table:table-cell office:value="0.9001390584412553" office:value-type="float"/>
          <table:table-cell office:value-type="string">
            <text:p>input/data_formal_20240530-1342/meme/fopmemes_20230202T041500/0.jpg</text:p>
          </table:table-cell>
          <table:table-cell office:value-type="string">
            <text:p>https://twitter.com/fopmemes/status/1620999198257692672</text:p>
          </table:table-cell>
        </table:table-row>
        <table:table-row>
          <table:table-cell office:value="95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for_book_sakes_20230202T002853/0.jpg</text:p>
          </table:table-cell>
          <table:table-cell office:value-type="string">
            <text:p>https://twitter.com/for_book_sakes/status/1620942294957408256</text:p>
          </table:table-cell>
        </table:table-row>
        <table:table-row>
          <table:table-cell office:value="96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Forfavourites_20230105T180700/0.jpg</text:p>
          </table:table-cell>
          <table:table-cell office:value-type="string">
            <text:p>https://twitter.com/Forfavourites/status/1611260039133802499</text:p>
          </table:table-cell>
        </table:table-row>
        <table:table-row>
          <table:table-cell office:value="961" office:value-type="float"/>
          <table:table-cell office:value-type="string">
            <text:p>Pattern 44</text:p>
          </table:table-cell>
          <table:table-cell office:value="0.17473200560263127" office:value-type="float"/>
          <table:table-cell office:value="0.18821990557108167" office:value-type="float"/>
          <table:table-cell office:value="0.9257193212971779" office:value-type="float"/>
          <table:table-cell office:value-type="string">
            <text:p>input/data_formal_20240530-1342/meme/fortniteboy566_20230212T163201/0.jpg</text:p>
          </table:table-cell>
          <table:table-cell office:value-type="string">
            <text:p>https://twitter.com/Samsung46604065/status/1624808765403824130</text:p>
          </table:table-cell>
        </table:table-row>
        <table:table-row>
          <table:table-cell office:value="962" office:value-type="float"/>
          <table:table-cell office:value-type="string">
            <text:p>Pattern 13</text:p>
          </table:table-cell>
          <table:table-cell office:value="0.1741636532177364" office:value-type="float"/>
          <table:table-cell office:value="0.3754456300109888" office:value-type="float"/>
          <table:table-cell office:value="0.8860809514661667" office:value-type="float"/>
          <table:table-cell office:value-type="string">
            <text:p>input/data_formal_20240530-1342/meme/FountainCartoon_20230319T225559/0.jpg</text:p>
          </table:table-cell>
          <table:table-cell office:value-type="string">
            <text:p>https://twitter.com/alteredcuber134/status/1638749229328785409</text:p>
          </table:table-cell>
        </table:table-row>
        <table:table-row>
          <table:table-cell office:value="96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FountainCartoon_20230319T225559/1.jpg</text:p>
          </table:table-cell>
          <table:table-cell office:value-type="string">
            <text:p>https://twitter.com/alteredcuber134/status/1638749229328785409</text:p>
          </table:table-cell>
        </table:table-row>
        <table:table-row>
          <table:table-cell office:value="964" office:value-type="float"/>
          <table:table-cell office:value-type="string">
            <text:p>Pattern 4</text:p>
          </table:table-cell>
          <table:table-cell office:value="0.5242716549795263" office:value-type="float"/>
          <table:table-cell office:value="0.42125106495883247" office:value-type="float"/>
          <table:table-cell office:value="0.546872706145128" office:value-type="float"/>
          <table:table-cell office:value-type="string">
            <text:p>input/data_formal_20240530-1342/meme/FountainCartoon_20230319T225559/2.jpg</text:p>
          </table:table-cell>
          <table:table-cell office:value-type="string">
            <text:p>https://twitter.com/alteredcuber134/status/1638749229328785409</text:p>
          </table:table-cell>
        </table:table-row>
        <table:table-row>
          <table:table-cell office:value="965" office:value-type="float"/>
          <table:table-cell office:value-type="string">
            <text:p>Pattern 13</text:p>
          </table:table-cell>
          <table:table-cell office:value="0.21573196899008454" office:value-type="float"/>
          <table:table-cell office:value="0.5652705186745569" office:value-type="float"/>
          <table:table-cell office:value="0.8164678147079956" office:value-type="float"/>
          <table:table-cell office:value-type="string">
            <text:p>input/data_formal_20240530-1342/meme/FrauShitcoinz_20230106T004823/0.jpg</text:p>
          </table:table-cell>
          <table:table-cell office:value-type="string">
            <text:p>https://twitter.com/low_salad/status/1611274189436223489</text:p>
          </table:table-cell>
        </table:table-row>
        <table:table-row>
          <table:table-cell office:value="966" office:value-type="float"/>
          <table:table-cell office:value-type="string">
            <text:p>Pattern 13</text:p>
          </table:table-cell>
          <table:table-cell office:value="0.17172713773891307" office:value-type="float"/>
          <table:table-cell office:value="0.467598331498619" office:value-type="float"/>
          <table:table-cell office:value="0.860521220782353" office:value-type="float"/>
          <table:table-cell office:value-type="string">
            <text:p>input/data_formal_20240530-1342/meme/FrenchMemesBOT_20230105T110004/0.jpg</text:p>
          </table:table-cell>
          <table:table-cell office:value-type="string">
            <text:p>https://twitter.com/FrenchMemesBOT/status/1610954276439818242</text:p>
          </table:table-cell>
        </table:table-row>
        <table:table-row>
          <table:table-cell office:value="967" office:value-type="float"/>
          <table:table-cell office:value-type="string">
            <text:p>Pattern 13</text:p>
          </table:table-cell>
          <table:table-cell office:value="0.18134616746850787" office:value-type="float"/>
          <table:table-cell office:value="0.4242932202592684" office:value-type="float"/>
          <table:table-cell office:value="0.8947275295324016" office:value-type="float"/>
          <table:table-cell office:value-type="string">
            <text:p>input/data_formal_20240530-1342/meme/FrenchMemesBOT_20230106T070027/0.jpg</text:p>
          </table:table-cell>
          <table:table-cell office:value-type="string">
            <text:p>https://twitter.com/FrenchMemesBOT/status/1611256365183270912</text:p>
          </table:table-cell>
        </table:table-row>
        <table:table-row>
          <table:table-cell office:value="968" office:value-type="float"/>
          <table:table-cell office:value-type="string">
            <text:p>Pattern 13</text:p>
          </table:table-cell>
          <table:table-cell office:value="0.14101637160145497" office:value-type="float"/>
          <table:table-cell office:value="0.5627783267135857" office:value-type="float"/>
          <table:table-cell office:value="0.8764059937908659" office:value-type="float"/>
          <table:table-cell office:value-type="string">
            <text:p>input/data_formal_20240530-1342/meme/FrenchMemesBOT_20230202T020013/0.jpg</text:p>
          </table:table-cell>
          <table:table-cell office:value-type="string">
            <text:p>https://twitter.com/FrenchMemesBOT/status/1620965279122558976</text:p>
          </table:table-cell>
        </table:table-row>
        <table:table-row>
          <table:table-cell office:value="969" office:value-type="float"/>
          <table:table-cell office:value-type="string">
            <text:p>Pattern 13</text:p>
          </table:table-cell>
          <table:table-cell office:value="0.14676281478918646" office:value-type="float"/>
          <table:table-cell office:value="0.4824160009864347" office:value-type="float"/>
          <table:table-cell office:value="0.8646637176480947" office:value-type="float"/>
          <table:table-cell office:value-type="string">
            <text:p>input/data_formal_20240530-1342/meme/FrenchMemesBOT_20230323T010017/0.jpg</text:p>
          </table:table-cell>
          <table:table-cell office:value-type="string">
            <text:p>https://twitter.com/FrenchMemesBOT/status/1638707204500131841</text:p>
          </table:table-cell>
        </table:table-row>
        <table:table-row>
          <table:table-cell office:value="970" office:value-type="float"/>
          <table:table-cell office:value-type="string">
            <text:p>Pattern 25</text:p>
          </table:table-cell>
          <table:table-cell office:value="0.17883849596515025" office:value-type="float"/>
          <table:table-cell office:value="0.346591381207934" office:value-type="float"/>
          <table:table-cell office:value="0.952836449581699" office:value-type="float"/>
          <table:table-cell office:value-type="string">
            <text:p>input/data_formal_20240530-1342/meme/freshpedestrian_20230322T220844/0.jpg</text:p>
          </table:table-cell>
          <table:table-cell office:value-type="string">
            <text:p>https://twitter.com/freshpedestrian/status/1638664031388205056</text:p>
          </table:table-cell>
        </table:table-row>
        <table:table-row>
          <table:table-cell office:value="971" office:value-type="float"/>
          <table:table-cell office:value-type="string">
            <text:p>Pattern 1</text:p>
          </table:table-cell>
          <table:table-cell office:value="0.29275494987414064" office:value-type="float"/>
          <table:table-cell office:value="0.3001540999379232" office:value-type="float"/>
          <table:table-cell office:value="0.8729250325428549" office:value-type="float"/>
          <table:table-cell office:value-type="string">
            <text:p>input/data_formal_20240530-1342/meme/FriasAkiesha_20230202T023721/0.jpg</text:p>
          </table:table-cell>
          <table:table-cell office:value-type="string">
            <text:p>https://twitter.com/FriasAkiesha/status/1620974626422784001</text:p>
          </table:table-cell>
        </table:table-row>
        <table:table-row>
          <table:table-cell office:value="972" office:value-type="float"/>
          <table:table-cell office:value-type="string">
            <text:p>Pattern 5</text:p>
          </table:table-cell>
          <table:table-cell office:value="0.10552121162924682" office:value-type="float"/>
          <table:table-cell office:value="0.44237315886455714" office:value-type="float"/>
          <table:table-cell office:value="0.8503103786939991" office:value-type="float"/>
          <table:table-cell office:value-type="string">
            <text:p>input/data_formal_20240530-1342/meme/FTSStreams_20230105T015342/0.jpg</text:p>
          </table:table-cell>
          <table:table-cell office:value-type="string">
            <text:p>https://twitter.com/Rusi9018/status/1610965066437861377</text:p>
          </table:table-cell>
        </table:table-row>
        <table:table-row>
          <table:table-cell office:value="973" office:value-type="float"/>
          <table:table-cell office:value-type="string">
            <text:p>Pattern 42</text:p>
          </table:table-cell>
          <table:table-cell office:value="0.19382737226490787" office:value-type="float"/>
          <table:table-cell office:value="0.406568713585143" office:value-type="float"/>
          <table:table-cell office:value="0.8942216019330649" office:value-type="float"/>
          <table:table-cell office:value-type="string">
            <text:p>input/data_formal_20240530-1342/meme/FullM3talMag_20221226T211228/0.jpg</text:p>
          </table:table-cell>
          <table:table-cell office:value-type="string">
            <text:p>https://twitter.com/touch_my_face/status/1607898444252708864</text:p>
          </table:table-cell>
        </table:table-row>
        <table:table-row>
          <table:table-cell office:value="974" office:value-type="float"/>
          <table:table-cell office:value-type="string">
            <text:p>Pattern 42</text:p>
          </table:table-cell>
          <table:table-cell office:value="0.07141802967534971" office:value-type="float"/>
          <table:table-cell office:value="0.4438649987903966" office:value-type="float"/>
          <table:table-cell office:value="0.8983375769815546" office:value-type="float"/>
          <table:table-cell office:value-type="string">
            <text:p>input/data_formal_20240530-1342/meme/FullM3talMag_20221228T000953/0.jpg</text:p>
          </table:table-cell>
          <table:table-cell office:value-type="string">
            <text:p>https://twitter.com/FullM3talMag/status/1607891548989190145</text:p>
          </table:table-cell>
        </table:table-row>
        <table:table-row>
          <table:table-cell office:value="975" office:value-type="float"/>
          <table:table-cell office:value-type="string">
            <text:p>Pattern 42</text:p>
          </table:table-cell>
          <table:table-cell office:value="0.15968735046164528" office:value-type="float"/>
          <table:table-cell office:value="0.502617663052749" office:value-type="float"/>
          <table:table-cell office:value="0.8743483002347506" office:value-type="float"/>
          <table:table-cell office:value-type="string">
            <text:p>input/data_formal_20240530-1342/meme/FullM3talMag_20230105T175850/0.jpg</text:p>
          </table:table-cell>
          <table:table-cell office:value-type="string">
            <text:p>https://twitter.com/K25975486/status/1611284256654852098</text:p>
          </table:table-cell>
        </table:table-row>
        <table:table-row>
          <table:table-cell office:value="976" office:value-type="float"/>
          <table:table-cell office:value-type="string">
            <text:p>Pattern 15</text:p>
          </table:table-cell>
          <table:table-cell office:value="0.16923803082593564" office:value-type="float"/>
          <table:table-cell office:value="0.7126215278487935" office:value-type="float"/>
          <table:table-cell office:value="0.8667146453181069" office:value-type="float"/>
          <table:table-cell office:value-type="string">
            <text:p>input/data_formal_20240530-1342/meme/FullM3talMag_20230106T063605/0.jpg</text:p>
          </table:table-cell>
          <table:table-cell office:value-type="string">
            <text:p>https://twitter.com/FullM3talMag/status/1611250230988791808</text:p>
          </table:table-cell>
        </table:table-row>
        <table:table-row>
          <table:table-cell office:value="977" office:value-type="float"/>
          <table:table-cell office:value-type="string">
            <text:p>Pattern 42</text:p>
          </table:table-cell>
          <table:table-cell office:value="0.09093888258163568" office:value-type="float"/>
          <table:table-cell office:value="0.4887378909697551" office:value-type="float"/>
          <table:table-cell office:value="0.8692451641667788" office:value-type="float"/>
          <table:table-cell office:value-type="string">
            <text:p>input/data_formal_20240530-1342/meme/FullM3talMag_20230106T063605/1.jpg</text:p>
          </table:table-cell>
          <table:table-cell office:value-type="string">
            <text:p>https://twitter.com/FullM3talMag/status/1611250230988791808</text:p>
          </table:table-cell>
        </table:table-row>
        <table:table-row>
          <table:table-cell office:value="978" office:value-type="float"/>
          <table:table-cell office:value-type="string">
            <text:p>Pattern 19</text:p>
          </table:table-cell>
          <table:table-cell office:value="0.24736503519073139" office:value-type="float"/>
          <table:table-cell office:value="0.6240114673482897" office:value-type="float"/>
          <table:table-cell office:value="0.8564554370957572" office:value-type="float"/>
          <table:table-cell office:value-type="string">
            <text:p>input/data_formal_20240530-1342/meme/FullM3talMag_20230106T064120/0.jpg</text:p>
          </table:table-cell>
          <table:table-cell office:value-type="string">
            <text:p>https://twitter.com/FullM3talMag/status/1611251551712194560</text:p>
          </table:table-cell>
        </table:table-row>
        <table:table-row>
          <table:table-cell office:value="979" office:value-type="float"/>
          <table:table-cell office:value-type="string">
            <text:p>Pattern 1</text:p>
          </table:table-cell>
          <table:table-cell office:value="0.2207774061852148" office:value-type="float"/>
          <table:table-cell office:value="0.3681920930487649" office:value-type="float"/>
          <table:table-cell office:value="0.9124219277057916" office:value-type="float"/>
          <table:table-cell office:value-type="string">
            <text:p>input/data_formal_20240530-1342/meme/FullM3talMag_20230106T064120/1.jpg</text:p>
          </table:table-cell>
          <table:table-cell office:value-type="string">
            <text:p>https://twitter.com/FullM3talMag/status/1611251551712194560</text:p>
          </table:table-cell>
        </table:table-row>
        <table:table-row>
          <table:table-cell office:value="980" office:value-type="float"/>
          <table:table-cell office:value-type="string">
            <text:p>Pattern 29</text:p>
          </table:table-cell>
          <table:table-cell office:value="0.13927609238147315" office:value-type="float"/>
          <table:table-cell office:value="0.38361494416420566" office:value-type="float"/>
          <table:table-cell office:value="0.8257742546084041" office:value-type="float"/>
          <table:table-cell office:value-type="string">
            <text:p>input/data_formal_20240530-1342/meme/FunCorp2_20230206T134423/0.jpg</text:p>
          </table:table-cell>
          <table:table-cell office:value-type="string">
            <text:p>https://twitter.com/FunCorp2/status/1622592042638401541</text:p>
          </table:table-cell>
        </table:table-row>
        <table:table-row>
          <table:table-cell office:value="981" office:value-type="float"/>
          <table:table-cell office:value-type="string">
            <text:p>Pattern 13</text:p>
          </table:table-cell>
          <table:table-cell office:value="0.20821873906180796" office:value-type="float"/>
          <table:table-cell office:value="0.47155894072382315" office:value-type="float"/>
          <table:table-cell office:value="0.8318192919390882" office:value-type="float"/>
          <table:table-cell office:value-type="string">
            <text:p>input/data_formal_20240530-1342/meme/Funkybrown111_20230323T040836/0.jpg</text:p>
          </table:table-cell>
          <table:table-cell office:value-type="string">
            <text:p>https://twitter.com/Funkybrown111/status/1638754596129591299</text:p>
          </table:table-cell>
        </table:table-row>
        <table:table-row>
          <table:table-cell office:value="982" office:value-type="float"/>
          <table:table-cell office:value-type="string">
            <text:p>Pattern 33</text:p>
          </table:table-cell>
          <table:table-cell office:value="0.18358857311549182" office:value-type="float"/>
          <table:table-cell office:value="0.07087074528315224" office:value-type="float"/>
          <table:table-cell office:value="0.8928317407289448" office:value-type="float"/>
          <table:table-cell office:value-type="string">
            <text:p>input/data_formal_20240530-1342/meme/funnycats_jpg_20221228T054308/0.jpg</text:p>
          </table:table-cell>
          <table:table-cell office:value-type="string">
            <text:p>https://twitter.com/funnycats_jpg/status/1607975414177337344</text:p>
          </table:table-cell>
        </table:table-row>
        <table:table-row>
          <table:table-cell office:value="983" office:value-type="float"/>
          <table:table-cell office:value-type="string">
            <text:p>Pattern 10</text:p>
          </table:table-cell>
          <table:table-cell office:value="0.18399781513377378" office:value-type="float"/>
          <table:table-cell office:value="0.18767640095994934" office:value-type="float"/>
          <table:table-cell office:value="0.9120558432506962" office:value-type="float"/>
          <table:table-cell office:value-type="string">
            <text:p>input/data_formal_20240530-1342/meme/funnycats_jpg_20221228T054309/0.jpg</text:p>
          </table:table-cell>
          <table:table-cell office:value-type="string">
            <text:p>https://twitter.com/funnycats_jpg/status/1607975419491549184</text:p>
          </table:table-cell>
        </table:table-row>
        <table:table-row>
          <table:table-cell office:value="98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Fuzzy_Tuna_Taco_20230104T034205/0.jpg</text:p>
          </table:table-cell>
          <table:table-cell office:value-type="string">
            <text:p>https://twitter.com/paulinvelloso/status/1610651256975933442</text:p>
          </table:table-cell>
        </table:table-row>
        <table:table-row>
          <table:table-cell office:value="985" office:value-type="float"/>
          <table:table-cell office:value-type="string">
            <text:p>Pattern 12</text:p>
          </table:table-cell>
          <table:table-cell office:value="0.15160837526007476" office:value-type="float"/>
          <table:table-cell office:value="0.09212193090963383" office:value-type="float"/>
          <table:table-cell office:value="0.8023315161133341" office:value-type="float"/>
          <table:table-cell office:value-type="string">
            <text:p>input/data_formal_20240530-1342/meme/Fuzzy_Tuna_Taco_20230105T014010/0.jpg</text:p>
          </table:table-cell>
          <table:table-cell office:value-type="string">
            <text:p>https://twitter.com/Fuzzy_Tuna_Taco/status/1610813372018167809</text:p>
          </table:table-cell>
        </table:table-row>
        <table:table-row>
          <table:table-cell office:value="986" office:value-type="float"/>
          <table:table-cell office:value-type="string">
            <text:p>Pattern 12</text:p>
          </table:table-cell>
          <table:table-cell office:value="0.15160837526007476" office:value-type="float"/>
          <table:table-cell office:value="0.09212193090963383" office:value-type="float"/>
          <table:table-cell office:value="0.8023315161133341" office:value-type="float"/>
          <table:table-cell office:value-type="string">
            <text:p>input/data_formal_20240530-1342/meme/Fuzzy_Tuna_Taco_20230105T020722/0.jpg</text:p>
          </table:table-cell>
          <table:table-cell office:value-type="string">
            <text:p>https://twitter.com/Fuzzy_Tuna_Taco/status/1610820218133139457</text:p>
          </table:table-cell>
        </table:table-row>
        <table:table-row>
          <table:table-cell office:value="987" office:value-type="float"/>
          <table:table-cell office:value-type="string">
            <text:p>Pattern 13</text:p>
          </table:table-cell>
          <table:table-cell office:value="0.1442810097935642" office:value-type="float"/>
          <table:table-cell office:value="0.48714252201355357" office:value-type="float"/>
          <table:table-cell office:value="0.8583530652542707" office:value-type="float"/>
          <table:table-cell office:value-type="string">
            <text:p>input/data_formal_20240530-1342/meme/Fuzzy_Tuna_Taco_20230106T033738/0.jpg</text:p>
          </table:table-cell>
          <table:table-cell office:value-type="string">
            <text:p>https://twitter.com/Fuzzy_Tuna_Taco/status/1611205324941262848</text:p>
          </table:table-cell>
        </table:table-row>
        <table:table-row>
          <table:table-cell office:value="988" office:value-type="float"/>
          <table:table-cell office:value-type="string">
            <text:p>Pattern 13</text:p>
          </table:table-cell>
          <table:table-cell office:value="0.1442810097935642" office:value-type="float"/>
          <table:table-cell office:value="0.48714252201355357" office:value-type="float"/>
          <table:table-cell office:value="0.8583530652542707" office:value-type="float"/>
          <table:table-cell office:value-type="string">
            <text:p>input/data_formal_20240530-1342/meme/Fuzzy_Tuna_Taco_20230106T040819/0.jpg</text:p>
          </table:table-cell>
          <table:table-cell office:value-type="string">
            <text:p>https://twitter.com/Fuzzy_Tuna_Taco/status/1611213044142546952</text:p>
          </table:table-cell>
        </table:table-row>
        <table:table-row>
          <table:table-cell office:value="989" office:value-type="float"/>
          <table:table-cell office:value-type="string">
            <text:p>Pattern 3</text:p>
          </table:table-cell>
          <table:table-cell office:value="0.11268204777941418" office:value-type="float"/>
          <table:table-cell office:value="0.4653702257074394" office:value-type="float"/>
          <table:table-cell office:value="0.8668087955477652" office:value-type="float"/>
          <table:table-cell office:value-type="string">
            <text:p>input/data_formal_20240530-1342/meme/G4meblast0_20230322T173715/0.jpg</text:p>
          </table:table-cell>
          <table:table-cell office:value-type="string">
            <text:p>https://twitter.com/G4meblast0/status/1638595708449169434</text:p>
          </table:table-cell>
        </table:table-row>
        <table:table-row>
          <table:table-cell office:value="990" office:value-type="float"/>
          <table:table-cell office:value-type="string">
            <text:p>Pattern 6</text:p>
          </table:table-cell>
          <table:table-cell office:value="0.17287638497615931" office:value-type="float"/>
          <table:table-cell office:value="0.1516260698904274" office:value-type="float"/>
          <table:table-cell office:value="0.8554037162097028" office:value-type="float"/>
          <table:table-cell office:value-type="string">
            <text:p>input/data_formal_20240530-1342/meme/GaaliPedia_20230105T113822/0.jpg</text:p>
          </table:table-cell>
          <table:table-cell office:value-type="string">
            <text:p>https://twitter.com/GaaliPedia/status/1610963914057199618</text:p>
          </table:table-cell>
        </table:table-row>
        <table:table-row>
          <table:table-cell office:value="991" office:value-type="float"/>
          <table:table-cell office:value-type="string">
            <text:p>Pattern 13</text:p>
          </table:table-cell>
          <table:table-cell office:value="0.16475901403325943" office:value-type="float"/>
          <table:table-cell office:value="0.39091992351713223" office:value-type="float"/>
          <table:table-cell office:value="0.856657674470921" office:value-type="float"/>
          <table:table-cell office:value-type="string">
            <text:p>input/data_formal_20240530-1342/meme/GaaliPedia_20230106T070539/0.jpg</text:p>
          </table:table-cell>
          <table:table-cell office:value-type="string">
            <text:p>https://twitter.com/GaaliPedia/status/1611257670870392832</text:p>
          </table:table-cell>
        </table:table-row>
        <table:table-row>
          <table:table-cell office:value="992" office:value-type="float"/>
          <table:table-cell office:value-type="string">
            <text:p>Pattern 22</text:p>
          </table:table-cell>
          <table:table-cell office:value="0.14556824247530525" office:value-type="float"/>
          <table:table-cell office:value="0.1424830256682889" office:value-type="float"/>
          <table:table-cell office:value="0.8535324917621596" office:value-type="float"/>
          <table:table-cell office:value-type="string">
            <text:p>input/data_formal_20240530-1342/meme/GamehagOfficial_20220825T123000/0.jpg</text:p>
          </table:table-cell>
          <table:table-cell office:value-type="string">
            <text:p>https://twitter.com/HtxUbEtyLxVw70e/status/1610981272972627968</text:p>
          </table:table-cell>
        </table:table-row>
        <table:table-row>
          <table:table-cell office:value="993" office:value-type="float"/>
          <table:table-cell office:value-type="string">
            <text:p>Pattern 37</text:p>
          </table:table-cell>
          <table:table-cell office:value="0.1649875263341959" office:value-type="float"/>
          <table:table-cell office:value="0.09411733812563389" office:value-type="float"/>
          <table:table-cell office:value="0.851146326580661" office:value-type="float"/>
          <table:table-cell office:value-type="string">
            <text:p>input/data_formal_20240530-1342/meme/Gamers_Cove__20230111T234842/0.jpg</text:p>
          </table:table-cell>
          <table:table-cell office:value-type="string">
            <text:p>https://twitter.com/Gamers_Cove_/status/1613322036369039361</text:p>
          </table:table-cell>
        </table:table-row>
        <table:table-row>
          <table:table-cell office:value="994" office:value-type="float"/>
          <table:table-cell office:value-type="string">
            <text:p>Pattern 17</text:p>
          </table:table-cell>
          <table:table-cell office:value="0.23154796492265461" office:value-type="float"/>
          <table:table-cell office:value="0.4852814120429949" office:value-type="float"/>
          <table:table-cell office:value="0.8284735572663843" office:value-type="float"/>
          <table:table-cell office:value-type="string">
            <text:p>input/data_formal_20240530-1342/meme/GamioNFT_20230221T080847/0.jpg</text:p>
          </table:table-cell>
          <table:table-cell office:value-type="string">
            <text:p>https://twitter.com/KajolMondal20/status/1629701822956048384</text:p>
          </table:table-cell>
        </table:table-row>
        <table:table-row>
          <table:table-cell office:value="995" office:value-type="float"/>
          <table:table-cell office:value-type="string">
            <text:p>Pattern 23</text:p>
          </table:table-cell>
          <table:table-cell office:value="0.11080491499244519" office:value-type="float"/>
          <table:table-cell office:value="0.7039982283274409" office:value-type="float"/>
          <table:table-cell office:value="0.6402932635100304" office:value-type="float"/>
          <table:table-cell office:value-type="string">
            <text:p>input/data_formal_20240530-1342/meme/GangaRishikesh_20230106T073122/0.jpg</text:p>
          </table:table-cell>
          <table:table-cell office:value-type="string">
            <text:p>https://twitter.com/GangaRishikesh/status/1611264143457406979</text:p>
          </table:table-cell>
        </table:table-row>
        <table:table-row>
          <table:table-cell office:value="996" office:value-type="float"/>
          <table:table-cell office:value-type="string">
            <text:p>Pattern 37</text:p>
          </table:table-cell>
          <table:table-cell office:value="0.14311048961153006" office:value-type="float"/>
          <table:table-cell office:value="0.21232851774642297" office:value-type="float"/>
          <table:table-cell office:value="0.7980510615990601" office:value-type="float"/>
          <table:table-cell office:value-type="string">
            <text:p>input/data_formal_20240530-1342/meme/GarianBarbarian_20230212T164024/0.jpg</text:p>
          </table:table-cell>
          <table:table-cell office:value-type="string">
            <text:p>https://twitter.com/GTBGames2020/status/1624810662424723456</text:p>
          </table:table-cell>
        </table:table-row>
        <table:table-row>
          <table:table-cell office:value="997" office:value-type="float"/>
          <table:table-cell office:value-type="string">
            <text:p>Pattern 15</text:p>
          </table:table-cell>
          <table:table-cell office:value="0.21991838223797464" office:value-type="float"/>
          <table:table-cell office:value="0.7707127849804276" office:value-type="float"/>
          <table:table-cell office:value="0.8077225585926705" office:value-type="float"/>
          <table:table-cell office:value-type="string">
            <text:p>input/data_formal_20240530-1342/meme/garimamamgain_20230106T060155/0.jpg</text:p>
          </table:table-cell>
          <table:table-cell office:value-type="string">
            <text:p>https://twitter.com/garimamamgain/status/1611241631524720640</text:p>
          </table:table-cell>
        </table:table-row>
        <table:table-row>
          <table:table-cell office:value="998" office:value-type="float"/>
          <table:table-cell office:value-type="string">
            <text:p>Pattern 14</text:p>
          </table:table-cell>
          <table:table-cell office:value="0.16931520459092067" office:value-type="float"/>
          <table:table-cell office:value="0.20125603605829118" office:value-type="float"/>
          <table:table-cell office:value="0.8818784533603848" office:value-type="float"/>
          <table:table-cell office:value-type="string">
            <text:p>input/data_formal_20240530-1342/meme/GarsinBevale_20221228T030916/0.jpg</text:p>
          </table:table-cell>
          <table:table-cell office:value-type="string">
            <text:p>https://twitter.com/GarsinBevale/status/1607936693465907200</text:p>
          </table:table-cell>
        </table:table-row>
        <table:table-row>
          <table:table-cell office:value="999" office:value-type="float"/>
          <table:table-cell office:value-type="string">
            <text:p>Pattern 14</text:p>
          </table:table-cell>
          <table:table-cell office:value="0.18054973772877392" office:value-type="float"/>
          <table:table-cell office:value="0.09208947083445473" office:value-type="float"/>
          <table:table-cell office:value="0.8559400092171129" office:value-type="float"/>
          <table:table-cell office:value-type="string">
            <text:p>input/data_formal_20240530-1342/meme/GarsinBevale_20230111T165935/0.jpg</text:p>
          </table:table-cell>
          <table:table-cell office:value-type="string">
            <text:p>https://twitter.com/GarsinBevale/status/1613311992890286080</text:p>
          </table:table-cell>
        </table:table-row>
        <table:table-row>
          <table:table-cell office:value="1000" office:value-type="float"/>
          <table:table-cell office:value-type="string">
            <text:p>Pattern 16</text:p>
          </table:table-cell>
          <table:table-cell office:value="0.31999883417127345" office:value-type="float"/>
          <table:table-cell office:value="0.3251682117077772" office:value-type="float"/>
          <table:table-cell office:value="0.8782852125216071" office:value-type="float"/>
          <table:table-cell office:value-type="string">
            <text:p>input/data_formal_20240530-1342/meme/GarsinBevale_20230201T234553/0.jpg</text:p>
          </table:table-cell>
          <table:table-cell office:value-type="string">
            <text:p>https://twitter.com/CometTheKitsune/status/1620958605070729217</text:p>
          </table:table-cell>
        </table:table-row>
        <table:table-row>
          <table:table-cell office:value="1001" office:value-type="float"/>
          <table:table-cell office:value-type="string">
            <text:p>Pattern 42</text:p>
          </table:table-cell>
          <table:table-cell office:value="0.16743240674108667" office:value-type="float"/>
          <table:table-cell office:value="0.3453162927064508" office:value-type="float"/>
          <table:table-cell office:value="0.8684784842822316" office:value-type="float"/>
          <table:table-cell office:value-type="string">
            <text:p>input/data_formal_20240530-1342/meme/garyos18_20230206T121116/0.jpg</text:p>
          </table:table-cell>
          <table:table-cell office:value-type="string">
            <text:p>https://twitter.com/garyos18/status/1622568605240926211</text:p>
          </table:table-cell>
        </table:table-row>
        <table:table-row>
          <table:table-cell office:value="1002" office:value-type="float"/>
          <table:table-cell office:value-type="string">
            <text:p>Pattern 6</text:p>
          </table:table-cell>
          <table:table-cell office:value="0.11971707716594285" office:value-type="float"/>
          <table:table-cell office:value="0.19715159190621137" office:value-type="float"/>
          <table:table-cell office:value="0.8583967693152765" office:value-type="float"/>
          <table:table-cell office:value-type="string">
            <text:p>input/data_formal_20240530-1342/meme/garyos18_20230306T174844/0.jpg</text:p>
          </table:table-cell>
          <table:table-cell office:value-type="string">
            <text:p>https://twitter.com/xpiinaypiie/status/1633064388419526656</text:p>
          </table:table-cell>
        </table:table-row>
        <table:table-row>
          <table:table-cell office:value="1003" office:value-type="float"/>
          <table:table-cell office:value-type="string">
            <text:p>Pattern 45</text:p>
          </table:table-cell>
          <table:table-cell office:value="0.2258950569679779" office:value-type="float"/>
          <table:table-cell office:value="0.6167986186738896" office:value-type="float"/>
          <table:table-cell office:value="0.7883291218525086" office:value-type="float"/>
          <table:table-cell office:value-type="string">
            <text:p>input/data_formal_20240530-1342/meme/gate_io_20221003T015714/0.jpg</text:p>
          </table:table-cell>
          <table:table-cell office:value-type="string">
            <text:p>https://twitter.com/muohmed123/status/1620919188591198211</text:p>
          </table:table-cell>
        </table:table-row>
        <table:table-row>
          <table:table-cell office:value="1004" office:value-type="float"/>
          <table:table-cell office:value-type="string">
            <text:p>Pattern 17</text:p>
          </table:table-cell>
          <table:table-cell office:value="0.1464031786621129" office:value-type="float"/>
          <table:table-cell office:value="0.3264402545753277" office:value-type="float"/>
          <table:table-cell office:value="0.8756050735909521" office:value-type="float"/>
          <table:table-cell office:value-type="string">
            <text:p>input/data_formal_20240530-1342/meme/gate_io_20221024T073224/0.jpg</text:p>
          </table:table-cell>
          <table:table-cell office:value-type="string">
            <text:p>https://twitter.com/Saachan_1121/status/1620923063926677504</text:p>
          </table:table-cell>
        </table:table-row>
        <table:table-row>
          <table:table-cell office:value="1005" office:value-type="float"/>
          <table:table-cell office:value-type="string">
            <text:p>Pattern 45</text:p>
          </table:table-cell>
          <table:table-cell office:value="0.20048448288796067" office:value-type="float"/>
          <table:table-cell office:value="0.4795435151826214" office:value-type="float"/>
          <table:table-cell office:value="0.8002714943495941" office:value-type="float"/>
          <table:table-cell office:value-type="string">
            <text:p>input/data_formal_20240530-1342/meme/gate_io_20221109T031141/0.jpg</text:p>
          </table:table-cell>
          <table:table-cell office:value-type="string">
            <text:p>https://twitter.com/maya_sandola/status/1620913031432503296</text:p>
          </table:table-cell>
        </table:table-row>
        <table:table-row>
          <table:table-cell office:value="1006" office:value-type="float"/>
          <table:table-cell office:value-type="string">
            <text:p>Pattern 45</text:p>
          </table:table-cell>
          <table:table-cell office:value="0.2249797459037519" office:value-type="float"/>
          <table:table-cell office:value="0.44957611122662994" office:value-type="float"/>
          <table:table-cell office:value="0.8595388883393962" office:value-type="float"/>
          <table:table-cell office:value-type="string">
            <text:p>input/data_formal_20240530-1342/meme/gate_io_20221112T050008/0.jpg</text:p>
          </table:table-cell>
          <table:table-cell office:value-type="string">
            <text:p>https://twitter.com/detwieler123/status/1620926069732696065</text:p>
          </table:table-cell>
        </table:table-row>
        <table:table-row>
          <table:table-cell office:value="1007" office:value-type="float"/>
          <table:table-cell office:value-type="string">
            <text:p>Pattern 45</text:p>
          </table:table-cell>
          <table:table-cell office:value="0.2186710053335225" office:value-type="float"/>
          <table:table-cell office:value="0.5728198465299748" office:value-type="float"/>
          <table:table-cell office:value="0.829125598794588" office:value-type="float"/>
          <table:table-cell office:value-type="string">
            <text:p>input/data_formal_20240530-1342/meme/gate_io_20221118T100034/0.jpg</text:p>
          </table:table-cell>
          <table:table-cell office:value-type="string">
            <text:p>https://twitter.com/asaka_0801/status/1620922251620110338</text:p>
          </table:table-cell>
        </table:table-row>
        <table:table-row>
          <table:table-cell office:value="1008" office:value-type="float"/>
          <table:table-cell office:value-type="string">
            <text:p>Pattern 42</text:p>
          </table:table-cell>
          <table:table-cell office:value="0.1059074415597456" office:value-type="float"/>
          <table:table-cell office:value="0.5552813099490163" office:value-type="float"/>
          <table:table-cell office:value="0.8557935968253852" office:value-type="float"/>
          <table:table-cell office:value-type="string">
            <text:p>input/data_formal_20240530-1342/meme/geekinoutethan_20230111T212409/0.jpg</text:p>
          </table:table-cell>
          <table:table-cell office:value-type="string">
            <text:p>https://twitter.com/BaldiScience/status/1613309642410450944</text:p>
          </table:table-cell>
        </table:table-row>
        <table:table-row>
          <table:table-cell office:value="1009" office:value-type="float"/>
          <table:table-cell office:value-type="string">
            <text:p>Pattern 16</text:p>
          </table:table-cell>
          <table:table-cell office:value="0.14712755823482693" office:value-type="float"/>
          <table:table-cell office:value="0.39279309337094737" office:value-type="float"/>
          <table:table-cell office:value="0.7728756484807151" office:value-type="float"/>
          <table:table-cell office:value-type="string">
            <text:p>input/data_formal_20240530-1342/meme/GeitplTech_20230206T074748/0.jpg</text:p>
          </table:table-cell>
          <table:table-cell office:value-type="string">
            <text:p>https://twitter.com/Vanshita_18/status/1622592951150063616</text:p>
          </table:table-cell>
        </table:table-row>
        <table:table-row>
          <table:table-cell office:value="1010" office:value-type="float"/>
          <table:table-cell office:value-type="string">
            <text:p>Pattern 30</text:p>
          </table:table-cell>
          <table:table-cell office:value="0.24628812703673242" office:value-type="float"/>
          <table:table-cell office:value="0.48706067249903257" office:value-type="float"/>
          <table:table-cell office:value="0.8842663616463123" office:value-type="float"/>
          <table:table-cell office:value-type="string">
            <text:p>input/data_formal_20240530-1342/meme/geleswintha_20230201T220642/0.jpg</text:p>
          </table:table-cell>
          <table:table-cell office:value-type="string">
            <text:p>https://twitter.com/geleswintha/status/1620906514662985729</text:p>
          </table:table-cell>
        </table:table-row>
        <table:table-row>
          <table:table-cell office:value="1011" office:value-type="float"/>
          <table:table-cell office:value-type="string">
            <text:p>Pattern 42</text:p>
          </table:table-cell>
          <table:table-cell office:value="0.1943143027019973" office:value-type="float"/>
          <table:table-cell office:value="0.3933762393076861" office:value-type="float"/>
          <table:table-cell office:value="0.8886015747697036" office:value-type="float"/>
          <table:table-cell office:value-type="string">
            <text:p>input/data_formal_20240530-1342/meme/geleswintha_20230201T220742/0.jpg</text:p>
          </table:table-cell>
          <table:table-cell office:value-type="string">
            <text:p>https://twitter.com/geleswintha/status/1620906765423624201</text:p>
          </table:table-cell>
        </table:table-row>
        <table:table-row>
          <table:table-cell office:value="1012" office:value-type="float"/>
          <table:table-cell office:value-type="string">
            <text:p>Pattern 22</text:p>
          </table:table-cell>
          <table:table-cell office:value="0.15618473716402204" office:value-type="float"/>
          <table:table-cell office:value="0.4198776957775145" office:value-type="float"/>
          <table:table-cell office:value="0.84904062553293" office:value-type="float"/>
          <table:table-cell office:value-type="string">
            <text:p>input/data_formal_20240530-1342/meme/geleswintha_20230201T220907/0.jpg</text:p>
          </table:table-cell>
          <table:table-cell office:value-type="string">
            <text:p>https://twitter.com/geleswintha/status/1620907123122257920</text:p>
          </table:table-cell>
        </table:table-row>
        <table:table-row>
          <table:table-cell office:value="1013" office:value-type="float"/>
          <table:table-cell office:value-type="string">
            <text:p>Pattern 14</text:p>
          </table:table-cell>
          <table:table-cell office:value="0.17199821097160883" office:value-type="float"/>
          <table:table-cell office:value="0.24868987978112686" office:value-type="float"/>
          <table:table-cell office:value="0.8740757054361977" office:value-type="float"/>
          <table:table-cell office:value-type="string">
            <text:p>input/data_formal_20240530-1342/meme/geleswintha_20230201T221138/0.jpg</text:p>
          </table:table-cell>
          <table:table-cell office:value-type="string">
            <text:p>https://twitter.com/geleswintha/status/1620907753249337344</text:p>
          </table:table-cell>
        </table:table-row>
        <table:table-row>
          <table:table-cell office:value="1014" office:value-type="float"/>
          <table:table-cell office:value-type="string">
            <text:p>Pattern 44</text:p>
          </table:table-cell>
          <table:table-cell office:value="0.18879181608643625" office:value-type="float"/>
          <table:table-cell office:value="0.33776808932345387" office:value-type="float"/>
          <table:table-cell office:value="0.8717710051510758" office:value-type="float"/>
          <table:table-cell office:value-type="string">
            <text:p>input/data_formal_20240530-1342/meme/geleswintha_20230201T221252/0.jpg</text:p>
          </table:table-cell>
          <table:table-cell office:value-type="string">
            <text:p>https://twitter.com/geleswintha/status/1620908066165374982</text:p>
          </table:table-cell>
        </table:table-row>
        <table:table-row>
          <table:table-cell office:value="101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geleswintha_20230201T224430/0.jpg</text:p>
          </table:table-cell>
          <table:table-cell office:value-type="string">
            <text:p>https://twitter.com/geleswintha/status/1620916027604471809</text:p>
          </table:table-cell>
        </table:table-row>
        <table:table-row>
          <table:table-cell office:value="1016" office:value-type="float"/>
          <table:table-cell office:value-type="string">
            <text:p>Pattern 33</text:p>
          </table:table-cell>
          <table:table-cell office:value="0.13560309303500423" office:value-type="float"/>
          <table:table-cell office:value="0.3596441888629686" office:value-type="float"/>
          <table:table-cell office:value="0.8752841106588888" office:value-type="float"/>
          <table:table-cell office:value-type="string">
            <text:p>input/data_formal_20240530-1342/meme/geleswintha_20230202T000804/0.jpg</text:p>
          </table:table-cell>
          <table:table-cell office:value-type="string">
            <text:p>https://twitter.com/ProfessorTesla_/status/1620944364485869568</text:p>
          </table:table-cell>
        </table:table-row>
        <table:table-row>
          <table:table-cell office:value="1017" office:value-type="float"/>
          <table:table-cell office:value-type="string">
            <text:p>Pattern 19</text:p>
          </table:table-cell>
          <table:table-cell office:value="0.1939773598369477" office:value-type="float"/>
          <table:table-cell office:value="0.6923818119086765" office:value-type="float"/>
          <table:table-cell office:value="0.7305769268861287" office:value-type="float"/>
          <table:table-cell office:value-type="string">
            <text:p>input/data_formal_20240530-1342/meme/GenxAnalytics_20230206T185445/0.jpg</text:p>
          </table:table-cell>
          <table:table-cell office:value-type="string">
            <text:p>https://twitter.com/Cryptopurple100/status/1624787547108036614</text:p>
          </table:table-cell>
        </table:table-row>
        <table:table-row>
          <table:table-cell office:value="1018" office:value-type="float"/>
          <table:table-cell office:value-type="string">
            <text:p>Pattern 19</text:p>
          </table:table-cell>
          <table:table-cell office:value="0.24004817507816875" office:value-type="float"/>
          <table:table-cell office:value="0.6678371495053265" office:value-type="float"/>
          <table:table-cell office:value="0.7778525908378978" office:value-type="float"/>
          <table:table-cell office:value-type="string">
            <text:p>input/data_formal_20240530-1342/meme/GenxAnalytics_20230304T133826/0.jpg</text:p>
          </table:table-cell>
          <table:table-cell office:value-type="string">
            <text:p>https://twitter.com/ElvisPeteand/status/1633032222277259264</text:p>
          </table:table-cell>
        </table:table-row>
        <table:table-row>
          <table:table-cell office:value="1019" office:value-type="float"/>
          <table:table-cell office:value-type="string">
            <text:p>Pattern 45</text:p>
          </table:table-cell>
          <table:table-cell office:value="0.08882594203440144" office:value-type="float"/>
          <table:table-cell office:value="0.35874775336718084" office:value-type="float"/>
          <table:table-cell office:value="0.8181112508667218" office:value-type="float"/>
          <table:table-cell office:value-type="string">
            <text:p>input/data_formal_20240530-1342/meme/GetTalentsverse_20230124T033700/0.jpg</text:p>
          </table:table-cell>
          <table:table-cell office:value-type="string">
            <text:p>https://twitter.com/fungibl_non/status/1620967646245294080</text:p>
          </table:table-cell>
        </table:table-row>
        <table:table-row>
          <table:table-cell office:value="1020" office:value-type="float"/>
          <table:table-cell office:value-type="string">
            <text:p>Pattern 45</text:p>
          </table:table-cell>
          <table:table-cell office:value="0.1813814583598678" office:value-type="float"/>
          <table:table-cell office:value="0.4531082872424732" office:value-type="float"/>
          <table:table-cell office:value="0.8733721241951024" office:value-type="float"/>
          <table:table-cell office:value-type="string">
            <text:p>input/data_formal_20240530-1342/meme/GetTalentsverse_20230131T011200/0.jpg</text:p>
          </table:table-cell>
          <table:table-cell office:value-type="string">
            <text:p>https://twitter.com/fungibl_non/status/1620967519166287873</text:p>
          </table:table-cell>
        </table:table-row>
        <table:table-row>
          <table:table-cell office:value="1021" office:value-type="float"/>
          <table:table-cell office:value-type="string">
            <text:p>Pattern 44</text:p>
          </table:table-cell>
          <table:table-cell office:value="0.18838167572555414" office:value-type="float"/>
          <table:table-cell office:value="0.23900259663084292" office:value-type="float"/>
          <table:table-cell office:value="0.8641738517961525" office:value-type="float"/>
          <table:table-cell office:value-type="string">
            <text:p>input/data_formal_20240530-1342/meme/GetTalentsverse_20230131T231030/0.jpg</text:p>
          </table:table-cell>
          <table:table-cell office:value-type="string">
            <text:p>https://twitter.com/fungibl_non/status/1620967473268011009</text:p>
          </table:table-cell>
        </table:table-row>
        <table:table-row>
          <table:table-cell office:value="1022" office:value-type="float"/>
          <table:table-cell office:value-type="string">
            <text:p>Pattern 9</text:p>
          </table:table-cell>
          <table:table-cell office:value="0.09409765720800758" office:value-type="float"/>
          <table:table-cell office:value="0.5154757847243958" office:value-type="float"/>
          <table:table-cell office:value="0.8242629394121902" office:value-type="float"/>
          <table:table-cell office:value-type="string">
            <text:p>input/data_formal_20240530-1342/meme/GetTalentsverse_20230202T042700/0.jpg</text:p>
          </table:table-cell>
          <table:table-cell office:value-type="string">
            <text:p>https://twitter.com/GetTalentsverse/status/1621002217863135232</text:p>
          </table:table-cell>
        </table:table-row>
        <table:table-row>
          <table:table-cell office:value="1023" office:value-type="float"/>
          <table:table-cell office:value-type="string">
            <text:p>Pattern 22</text:p>
          </table:table-cell>
          <table:table-cell office:value="0.21579057372068172" office:value-type="float"/>
          <table:table-cell office:value="0.34255779453458735" office:value-type="float"/>
          <table:table-cell office:value="0.8779327181962415" office:value-type="float"/>
          <table:table-cell office:value-type="string">
            <text:p>input/data_formal_20240530-1342/meme/getupradio_20230206T145402/0.jpg</text:p>
          </table:table-cell>
          <table:table-cell office:value-type="string">
            <text:p>https://twitter.com/getupradio/status/1622609567707197442</text:p>
          </table:table-cell>
        </table:table-row>
        <table:table-row>
          <table:table-cell office:value="1024" office:value-type="float"/>
          <table:table-cell office:value-type="string">
            <text:p>Pattern 22</text:p>
          </table:table-cell>
          <table:table-cell office:value="0.18213418329662745" office:value-type="float"/>
          <table:table-cell office:value="0.34829885542241845" office:value-type="float"/>
          <table:table-cell office:value="0.8431686228905485" office:value-type="float"/>
          <table:table-cell office:value-type="string">
            <text:p>input/data_formal_20240530-1342/meme/getupradiomedia_20230206T142628/0.jpg</text:p>
          </table:table-cell>
          <table:table-cell office:value-type="string">
            <text:p>https://twitter.com/getupradiomedia/status/1622602631343374337</text:p>
          </table:table-cell>
        </table:table-row>
        <table:table-row>
          <table:table-cell office:value="1025" office:value-type="float"/>
          <table:table-cell office:value-type="string">
            <text:p>Pattern 45</text:p>
          </table:table-cell>
          <table:table-cell office:value="0.15860275855444728" office:value-type="float"/>
          <table:table-cell office:value="0.6125527471433889" office:value-type="float"/>
          <table:table-cell office:value="0.8541618276669685" office:value-type="float"/>
          <table:table-cell office:value-type="string">
            <text:p>input/data_formal_20240530-1342/meme/GetVantage_Co_20230106T055240/0.jpg</text:p>
          </table:table-cell>
          <table:table-cell office:value-type="string">
            <text:p>https://twitter.com/GetVantage_Co/status/1611239307637067784</text:p>
          </table:table-cell>
        </table:table-row>
        <table:table-row>
          <table:table-cell office:value="1026" office:value-type="float"/>
          <table:table-cell office:value-type="string">
            <text:p>Pattern 1</text:p>
          </table:table-cell>
          <table:table-cell office:value="0.29215913761204315" office:value-type="float"/>
          <table:table-cell office:value="0.30700181341965394" office:value-type="float"/>
          <table:table-cell office:value="0.8755009437449595" office:value-type="float"/>
          <table:table-cell office:value-type="string">
            <text:p>input/data_formal_20240530-1342/meme/gfx_celeste_20230105T110024/0.jpg</text:p>
          </table:table-cell>
          <table:table-cell office:value-type="string">
            <text:p>https://twitter.com/gfx_celeste/status/1610954360015540226</text:p>
          </table:table-cell>
        </table:table-row>
        <table:table-row>
          <table:table-cell office:value="1027" office:value-type="float"/>
          <table:table-cell office:value-type="string">
            <text:p>Pattern 1</text:p>
          </table:table-cell>
          <table:table-cell office:value="0.3750312224677206" office:value-type="float"/>
          <table:table-cell office:value="0.3331939607281515" office:value-type="float"/>
          <table:table-cell office:value="0.9078853707088353" office:value-type="float"/>
          <table:table-cell office:value-type="string">
            <text:p>input/data_formal_20240530-1342/meme/gfx_celeste_20230105T110102/0.jpg</text:p>
          </table:table-cell>
          <table:table-cell office:value-type="string">
            <text:p>https://twitter.com/gfx_celeste/status/1610954521563353088</text:p>
          </table:table-cell>
        </table:table-row>
        <table:table-row>
          <table:table-cell office:value="1028" office:value-type="float"/>
          <table:table-cell office:value-type="string">
            <text:p>Pattern 1</text:p>
          </table:table-cell>
          <table:table-cell office:value="0.27082322899149414" office:value-type="float"/>
          <table:table-cell office:value="0.45227753178113267" office:value-type="float"/>
          <table:table-cell office:value="0.8946282547379764" office:value-type="float"/>
          <table:table-cell office:value-type="string">
            <text:p>input/data_formal_20240530-1342/meme/gfx_celeste_20230105T110110/0.jpg</text:p>
          </table:table-cell>
          <table:table-cell office:value-type="string">
            <text:p>https://twitter.com/gfx_celeste/status/1610954552576032769</text:p>
          </table:table-cell>
        </table:table-row>
        <table:table-row>
          <table:table-cell office:value="1029" office:value-type="float"/>
          <table:table-cell office:value-type="string">
            <text:p>Pattern 22</text:p>
          </table:table-cell>
          <table:table-cell office:value="0.4233888445104869" office:value-type="float"/>
          <table:table-cell office:value="0.3529518165950489" office:value-type="float"/>
          <table:table-cell office:value="0.8213586477900054" office:value-type="float"/>
          <table:table-cell office:value-type="string">
            <text:p>input/data_formal_20240530-1342/meme/gfx_celeste_20230105T110117/0.jpg</text:p>
          </table:table-cell>
          <table:table-cell office:value-type="string">
            <text:p>https://twitter.com/gfx_celeste/status/1610954585530580992</text:p>
          </table:table-cell>
        </table:table-row>
        <table:table-row>
          <table:table-cell office:value="1030" office:value-type="float"/>
          <table:table-cell office:value-type="string">
            <text:p>Pattern 22</text:p>
          </table:table-cell>
          <table:table-cell office:value="0.11730657771042452" office:value-type="float"/>
          <table:table-cell office:value="0.49402902759005746" office:value-type="float"/>
          <table:table-cell office:value="0.8319691271021716" office:value-type="float"/>
          <table:table-cell office:value-type="string">
            <text:p>input/data_formal_20240530-1342/meme/gfx_celeste_20230105T110124/0.jpg</text:p>
          </table:table-cell>
          <table:table-cell office:value-type="string">
            <text:p>https://twitter.com/gfx_celeste/status/1610954613968060417</text:p>
          </table:table-cell>
        </table:table-row>
        <table:table-row>
          <table:table-cell office:value="1031" office:value-type="float"/>
          <table:table-cell office:value-type="string">
            <text:p>Pattern 23</text:p>
          </table:table-cell>
          <table:table-cell office:value="0.1640985755148699" office:value-type="float"/>
          <table:table-cell office:value="0.7088775235831221" office:value-type="float"/>
          <table:table-cell office:value="0.78009604744355" office:value-type="float"/>
          <table:table-cell office:value-type="string">
            <text:p>input/data_formal_20240530-1342/meme/Gi_Bots_20230106T085329/0.jpg</text:p>
          </table:table-cell>
          <table:table-cell office:value-type="string">
            <text:p>https://twitter.com/Gi_Bots/status/1611284809401380865</text:p>
          </table:table-cell>
        </table:table-row>
        <table:table-row>
          <table:table-cell office:value="1032" office:value-type="float"/>
          <table:table-cell office:value-type="string">
            <text:p>Pattern 42</text:p>
          </table:table-cell>
          <table:table-cell office:value="0.08413400564241696" office:value-type="float"/>
          <table:table-cell office:value="0.6109441700549638" office:value-type="float"/>
          <table:table-cell office:value="0.8887729015560545" office:value-type="float"/>
          <table:table-cell office:value-type="string">
            <text:p>input/data_formal_20240530-1342/meme/gig4_u_20230206T115533/0.jpg</text:p>
          </table:table-cell>
          <table:table-cell office:value-type="string">
            <text:p>https://twitter.com/gig4_u/status/1622564652663312384</text:p>
          </table:table-cell>
        </table:table-row>
        <table:table-row>
          <table:table-cell office:value="1033" office:value-type="float"/>
          <table:table-cell office:value-type="string">
            <text:p>Pattern 29</text:p>
          </table:table-cell>
          <table:table-cell office:value="0.16079186293465142" office:value-type="float"/>
          <table:table-cell office:value="0.5348735840644168" office:value-type="float"/>
          <table:table-cell office:value="0.8189283322458312" office:value-type="float"/>
          <table:table-cell office:value-type="string">
            <text:p>input/data_formal_20240530-1342/meme/GillJiya_20230128T190200/0.jpg</text:p>
          </table:table-cell>
          <table:table-cell office:value-type="string">
            <text:p>https://twitter.com/GillJiya/status/1619410482460516352</text:p>
          </table:table-cell>
        </table:table-row>
        <table:table-row>
          <table:table-cell office:value="1034" office:value-type="float"/>
          <table:table-cell office:value-type="string">
            <text:p>Pattern 23</text:p>
          </table:table-cell>
          <table:table-cell office:value="0.08553611627746813" office:value-type="float"/>
          <table:table-cell office:value="0.926070699279711" office:value-type="float"/>
          <table:table-cell office:value="0.6495812679768259" office:value-type="float"/>
          <table:table-cell office:value-type="string">
            <text:p>input/data_formal_20240530-1342/meme/GizNext_20230106T053438/0.jpg</text:p>
          </table:table-cell>
          <table:table-cell office:value-type="string">
            <text:p>https://twitter.com/GizNext/status/1611234768062124035</text:p>
          </table:table-cell>
        </table:table-row>
        <table:table-row>
          <table:table-cell office:value="103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glambbcrystal_20230206T121319/0.jpg</text:p>
          </table:table-cell>
          <table:table-cell office:value-type="string">
            <text:p>https://twitter.com/glambbcrystal/status/1622569124806402049</text:p>
          </table:table-cell>
        </table:table-row>
        <table:table-row>
          <table:table-cell office:value="1036" office:value-type="float"/>
          <table:table-cell office:value-type="string">
            <text:p>Pattern 6</text:p>
          </table:table-cell>
          <table:table-cell office:value="0.20135767940158716" office:value-type="float"/>
          <table:table-cell office:value="0.10758393068821898" office:value-type="float"/>
          <table:table-cell office:value="0.8048347699809905" office:value-type="float"/>
          <table:table-cell office:value-type="string">
            <text:p>input/data_formal_20240530-1342/meme/glamsham_20221218T044249/0.jpg</text:p>
          </table:table-cell>
          <table:table-cell office:value-type="string">
            <text:p>https://twitter.com/RojashreeT/status/1611265813906100225</text:p>
          </table:table-cell>
        </table:table-row>
        <table:table-row>
          <table:table-cell office:value="1037" office:value-type="float"/>
          <table:table-cell office:value-type="string">
            <text:p>Pattern 6</text:p>
          </table:table-cell>
          <table:table-cell office:value="0.15658810305644813" office:value-type="float"/>
          <table:table-cell office:value="0.04819133449698065" office:value-type="float"/>
          <table:table-cell office:value="0.8008115166425563" office:value-type="float"/>
          <table:table-cell office:value-type="string">
            <text:p>input/data_formal_20240530-1342/meme/glamsham_20221220T083657/0.jpg</text:p>
          </table:table-cell>
          <table:table-cell office:value-type="string">
            <text:p>https://twitter.com/arishasyyd/status/1610955365780422657</text:p>
          </table:table-cell>
        </table:table-row>
        <table:table-row>
          <table:table-cell office:value="1038" office:value-type="float"/>
          <table:table-cell office:value-type="string">
            <text:p>Pattern 16</text:p>
          </table:table-cell>
          <table:table-cell office:value="0.22181927485300726" office:value-type="float"/>
          <table:table-cell office:value="0.1318599117113245" office:value-type="float"/>
          <table:table-cell office:value="0.8808850265326496" office:value-type="float"/>
          <table:table-cell office:value-type="string">
            <text:p>input/data_formal_20240530-1342/meme/glamsham_20230103T045717/0.jpg</text:p>
          </table:table-cell>
          <table:table-cell office:value-type="string">
            <text:p>https://twitter.com/shivfanbackup/status/1610957403431788545</text:p>
          </table:table-cell>
        </table:table-row>
        <table:table-row>
          <table:table-cell office:value="1039" office:value-type="float"/>
          <table:table-cell office:value-type="string">
            <text:p>Pattern 29</text:p>
          </table:table-cell>
          <table:table-cell office:value="0.14368986178889118" office:value-type="float"/>
          <table:table-cell office:value="0.30056174073051195" office:value-type="float"/>
          <table:table-cell office:value="0.8219903445522366" office:value-type="float"/>
          <table:table-cell office:value-type="string">
            <text:p>input/data_formal_20240530-1342/meme/glamsham_20230104T103114/0.jpg</text:p>
          </table:table-cell>
          <table:table-cell office:value-type="string">
            <text:p>https://twitter.com/NareshK33562008/status/1610953388979814403</text:p>
          </table:table-cell>
        </table:table-row>
        <table:table-row>
          <table:table-cell office:value="1040" office:value-type="float"/>
          <table:table-cell office:value-type="string">
            <text:p>Pattern 6</text:p>
          </table:table-cell>
          <table:table-cell office:value="0.16968383401425985" office:value-type="float"/>
          <table:table-cell office:value="0.19920488403888023" office:value-type="float"/>
          <table:table-cell office:value="0.8927409096080193" office:value-type="float"/>
          <table:table-cell office:value-type="string">
            <text:p>input/data_formal_20240530-1342/meme/glamsham_20230111T140712/0.jpg</text:p>
          </table:table-cell>
          <table:table-cell office:value-type="string">
            <text:p>https://twitter.com/Sallysally92gh/status/1613324268930224130</text:p>
          </table:table-cell>
        </table:table-row>
        <table:table-row>
          <table:table-cell office:value="1041" office:value-type="float"/>
          <table:table-cell office:value-type="string">
            <text:p>Pattern 14</text:p>
          </table:table-cell>
          <table:table-cell office:value="0.1694792166677593" office:value-type="float"/>
          <table:table-cell office:value="0.18955788929266917" office:value-type="float"/>
          <table:table-cell office:value="0.8940024973141805" office:value-type="float"/>
          <table:table-cell office:value-type="string">
            <text:p>input/data_formal_20240530-1342/meme/glamsham_20230114T081739/0.jpg</text:p>
          </table:table-cell>
          <table:table-cell office:value-type="string">
            <text:p>https://twitter.com/ShreyaJ93/status/1622548027545354240</text:p>
          </table:table-cell>
        </table:table-row>
        <table:table-row>
          <table:table-cell office:value="1042" office:value-type="float"/>
          <table:table-cell office:value-type="string">
            <text:p>Pattern 37</text:p>
          </table:table-cell>
          <table:table-cell office:value="0.14296190522719712" office:value-type="float"/>
          <table:table-cell office:value="0.3128189381358183" office:value-type="float"/>
          <table:table-cell office:value="0.820921602723486" office:value-type="float"/>
          <table:table-cell office:value-type="string">
            <text:p>input/data_formal_20240530-1342/meme/glamsham_20230123T051924/0.jpg</text:p>
          </table:table-cell>
          <table:table-cell office:value-type="string">
            <text:p>https://twitter.com/RukhsanaPathan3/status/1620960804014260224</text:p>
          </table:table-cell>
        </table:table-row>
        <table:table-row>
          <table:table-cell office:value="1043" office:value-type="float"/>
          <table:table-cell office:value-type="string">
            <text:p>Pattern 32</text:p>
          </table:table-cell>
          <table:table-cell office:value="0.2899746775034017" office:value-type="float"/>
          <table:table-cell office:value="0.3878533779675669" office:value-type="float"/>
          <table:table-cell office:value="0.6125578911362309" office:value-type="float"/>
          <table:table-cell office:value-type="string">
            <text:p>input/data_formal_20240530-1342/meme/glamsham_20230124T102427/0.jpg</text:p>
          </table:table-cell>
          <table:table-cell office:value-type="string">
            <text:p>https://twitter.com/BasheerNikhil/status/1620992886459494400</text:p>
          </table:table-cell>
        </table:table-row>
        <table:table-row>
          <table:table-cell office:value="1044" office:value-type="float"/>
          <table:table-cell office:value-type="string">
            <text:p>Pattern 10</text:p>
          </table:table-cell>
          <table:table-cell office:value="0.1823627729173844" office:value-type="float"/>
          <table:table-cell office:value="0.11197218186758223" office:value-type="float"/>
          <table:table-cell office:value="0.8404548459288871" office:value-type="float"/>
          <table:table-cell office:value-type="string">
            <text:p>input/data_formal_20240530-1342/meme/glamsham_20230205T092612/0.jpg</text:p>
          </table:table-cell>
          <table:table-cell office:value-type="string">
            <text:p>https://twitter.com/AkshayK28893894/status/1622628582936936448</text:p>
          </table:table-cell>
        </table:table-row>
        <table:table-row>
          <table:table-cell office:value="1045" office:value-type="float"/>
          <table:table-cell office:value-type="string">
            <text:p>Pattern 46</text:p>
          </table:table-cell>
          <table:table-cell office:value="0.2658939587395876" office:value-type="float"/>
          <table:table-cell office:value="0.31269327875886016" office:value-type="float"/>
          <table:table-cell office:value="0.7984217166932676" office:value-type="float"/>
          <table:table-cell office:value-type="string">
            <text:p>input/data_formal_20240530-1342/meme/glamsham_20230206T092442/0.jpg</text:p>
          </table:table-cell>
          <table:table-cell office:value-type="string">
            <text:p>https://twitter.com/Gozal84782931/status/1622630577529561090</text:p>
          </table:table-cell>
        </table:table-row>
        <table:table-row>
          <table:table-cell office:value="1046" office:value-type="float"/>
          <table:table-cell office:value-type="string">
            <text:p>Pattern 13</text:p>
          </table:table-cell>
          <table:table-cell office:value="0.20553165632523798" office:value-type="float"/>
          <table:table-cell office:value="0.2973238075727528" office:value-type="float"/>
          <table:table-cell office:value="0.9151608924352801" office:value-type="float"/>
          <table:table-cell office:value-type="string">
            <text:p>input/data_formal_20240530-1342/meme/Glitchited_20230322T193153/0.jpg</text:p>
          </table:table-cell>
          <table:table-cell office:value-type="string">
            <text:p>https://twitter.com/Glitchited/status/1638624559329845267</text:p>
          </table:table-cell>
        </table:table-row>
        <table:table-row>
          <table:table-cell office:value="1047" office:value-type="float"/>
          <table:table-cell office:value-type="string">
            <text:p>Pattern 44</text:p>
          </table:table-cell>
          <table:table-cell office:value="0.11512708139072539" office:value-type="float"/>
          <table:table-cell office:value="0.39825519171740675" office:value-type="float"/>
          <table:table-cell office:value="0.8775576048571471" office:value-type="float"/>
          <table:table-cell office:value-type="string">
            <text:p>input/data_formal_20240530-1342/meme/GlobalEsportsIn_20221226T113409/0.jpg</text:p>
          </table:table-cell>
          <table:table-cell office:value-type="string">
            <text:p>https://twitter.com/AndroidYaja/status/1607975914058682368</text:p>
          </table:table-cell>
        </table:table-row>
        <table:table-row>
          <table:table-cell office:value="1048" office:value-type="float"/>
          <table:table-cell office:value-type="string">
            <text:p>Pattern 15</text:p>
          </table:table-cell>
          <table:table-cell office:value="0.2217584037116837" office:value-type="float"/>
          <table:table-cell office:value="0.5639699935722495" office:value-type="float"/>
          <table:table-cell office:value="0.923063205259542" office:value-type="float"/>
          <table:table-cell office:value-type="string">
            <text:p>input/data_formal_20240530-1342/meme/globalhunt_tech_20230226T043000/0.jpg</text:p>
          </table:table-cell>
          <table:table-cell office:value-type="string">
            <text:p>https://twitter.com/globalhunt_tech/status/1629700282559913984</text:p>
          </table:table-cell>
        </table:table-row>
        <table:table-row>
          <table:table-cell office:value="1049" office:value-type="float"/>
          <table:table-cell office:value-type="string">
            <text:p>Pattern 15</text:p>
          </table:table-cell>
          <table:table-cell office:value="0.1008063580688481" office:value-type="float"/>
          <table:table-cell office:value="0.48837267938723455" office:value-type="float"/>
          <table:table-cell office:value="1.0140440634602625" office:value-type="float"/>
          <table:table-cell office:value-type="string">
            <text:p>input/data_formal_20240530-1342/meme/globestartweets_20230202T035401/0.jpg</text:p>
          </table:table-cell>
          <table:table-cell office:value-type="string">
            <text:p>https://twitter.com/globestartweets/status/1620993919914852352</text:p>
          </table:table-cell>
        </table:table-row>
        <table:table-row>
          <table:table-cell office:value="1050" office:value-type="float"/>
          <table:table-cell office:value-type="string">
            <text:p>Pattern 3</text:p>
          </table:table-cell>
          <table:table-cell office:value="0.08086701188694462" office:value-type="float"/>
          <table:table-cell office:value="0.5361032271442308" office:value-type="float"/>
          <table:table-cell office:value="0.8611269970079531" office:value-type="float"/>
          <table:table-cell office:value-type="string">
            <text:p>input/data_formal_20240530-1342/meme/GMCreations__20230226T002506/0.jpg</text:p>
          </table:table-cell>
          <table:table-cell office:value-type="string">
            <text:p>https://twitter.com/migsMMM/status/1629717182694191104</text:p>
          </table:table-cell>
        </table:table-row>
        <table:table-row>
          <table:table-cell office:value="1051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GodKumarIndia_20230105T114029/0.jpg</text:p>
          </table:table-cell>
          <table:table-cell office:value-type="string">
            <text:p>https://twitter.com/GodKumarIndia/status/1610964447585001473</text:p>
          </table:table-cell>
        </table:table-row>
        <table:table-row>
          <table:table-cell office:value="1052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GodKumarIndia_20230105T114030/0.jpg</text:p>
          </table:table-cell>
          <table:table-cell office:value-type="string">
            <text:p>https://twitter.com/GodKumarIndia/status/1610964454518177796</text:p>
          </table:table-cell>
        </table:table-row>
        <table:table-row>
          <table:table-cell office:value="1053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GodKumarIndia_20230111T224130/0.jpg</text:p>
          </table:table-cell>
          <table:table-cell office:value-type="string">
            <text:p>https://twitter.com/GodKumarIndia/status/1613305126906925056</text:p>
          </table:table-cell>
        </table:table-row>
        <table:table-row>
          <table:table-cell office:value="1054" office:value-type="float"/>
          <table:table-cell office:value-type="string">
            <text:p>Pattern 46</text:p>
          </table:table-cell>
          <table:table-cell office:value="0.2018222213736499" office:value-type="float"/>
          <table:table-cell office:value="0.3598706603824905" office:value-type="float"/>
          <table:table-cell office:value="0.8904293966269431" office:value-type="float"/>
          <table:table-cell office:value-type="string">
            <text:p>input/data_formal_20240530-1342/meme/GodKumarIndia_20230206T124146/0.jpg</text:p>
          </table:table-cell>
          <table:table-cell office:value-type="string">
            <text:p>https://twitter.com/GodKumarIndia/status/1622576283577090048</text:p>
          </table:table-cell>
        </table:table-row>
        <table:table-row>
          <table:table-cell office:value="105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GodKumarIndia_20230206T154030/0.jpg</text:p>
          </table:table-cell>
          <table:table-cell office:value-type="string">
            <text:p>https://twitter.com/GodKumarIndia/status/1622621262471102464</text:p>
          </table:table-cell>
        </table:table-row>
        <table:table-row>
          <table:table-cell office:value="1056" office:value-type="float"/>
          <table:table-cell office:value-type="string">
            <text:p>Pattern 23</text:p>
          </table:table-cell>
          <table:table-cell office:value="0.11271177343949604" office:value-type="float"/>
          <table:table-cell office:value="0.8442992907778633" office:value-type="float"/>
          <table:table-cell office:value="0.5909554642254746" office:value-type="float"/>
          <table:table-cell office:value-type="string">
            <text:p>input/data_formal_20240530-1342/meme/gomechanicindia_20230105T085044/0.jpg</text:p>
          </table:table-cell>
          <table:table-cell office:value-type="string">
            <text:p>https://twitter.com/Sagar85910878/status/1611259050318245890</text:p>
          </table:table-cell>
        </table:table-row>
        <table:table-row>
          <table:table-cell office:value="1057" office:value-type="float"/>
          <table:table-cell office:value-type="string">
            <text:p>Pattern 44</text:p>
          </table:table-cell>
          <table:table-cell office:value="0.138678894561403" office:value-type="float"/>
          <table:table-cell office:value="0.3790295119651903" office:value-type="float"/>
          <table:table-cell office:value="0.8817359912584694" office:value-type="float"/>
          <table:table-cell office:value-type="string">
            <text:p>input/data_formal_20240530-1342/meme/GoodGam85_20230315T220524/0.jpg</text:p>
          </table:table-cell>
          <table:table-cell office:value-type="string">
            <text:p>https://twitter.com/GoodGam85/status/1636126475786113025</text:p>
          </table:table-cell>
        </table:table-row>
        <table:table-row>
          <table:table-cell office:value="1058" office:value-type="float"/>
          <table:table-cell office:value-type="string">
            <text:p>Pattern 32</text:p>
          </table:table-cell>
          <table:table-cell office:value="0.4790225480655944" office:value-type="float"/>
          <table:table-cell office:value="0.4408990482018992" office:value-type="float"/>
          <table:table-cell office:value="0.4601605637021507" office:value-type="float"/>
          <table:table-cell office:value-type="string">
            <text:p>input/data_formal_20240530-1342/meme/googletrendzone_20221228T154404/0.jpg</text:p>
          </table:table-cell>
          <table:table-cell office:value-type="string">
            <text:p>https://twitter.com/MiamiPapers/status/1608127657840893955</text:p>
          </table:table-cell>
        </table:table-row>
        <table:table-row>
          <table:table-cell office:value="1059" office:value-type="float"/>
          <table:table-cell office:value-type="string">
            <text:p>Pattern 29</text:p>
          </table:table-cell>
          <table:table-cell office:value="0.17711454692092302" office:value-type="float"/>
          <table:table-cell office:value="0.4698420105451876" office:value-type="float"/>
          <table:table-cell office:value="0.8366773190319987" office:value-type="float"/>
          <table:table-cell office:value-type="string">
            <text:p>input/data_formal_20240530-1342/meme/gopack_gg_20230131T170716/0.jpg</text:p>
          </table:table-cell>
          <table:table-cell office:value-type="string">
            <text:p>https://twitter.com/KSloth95/status/1620949226980245504</text:p>
          </table:table-cell>
        </table:table-row>
        <table:table-row>
          <table:table-cell office:value="1060" office:value-type="float"/>
          <table:table-cell office:value-type="string">
            <text:p>Pattern 40</text:p>
          </table:table-cell>
          <table:table-cell office:value="0.16894453609751853" office:value-type="float"/>
          <table:table-cell office:value="0.2230045575814457" office:value-type="float"/>
          <table:table-cell office:value="0.8843279124549881" office:value-type="float"/>
          <table:table-cell office:value-type="string">
            <text:p>input/data_formal_20240530-1342/meme/GoSocizzle_20211117T223201/0.jpg</text:p>
          </table:table-cell>
          <table:table-cell office:value-type="string">
            <text:p>https://twitter.com/GoSocizzle/status/1613302771104505857</text:p>
          </table:table-cell>
        </table:table-row>
        <table:table-row>
          <table:table-cell office:value="1061" office:value-type="float"/>
          <table:table-cell office:value-type="string">
            <text:p>Pattern 15</text:p>
          </table:table-cell>
          <table:table-cell office:value="0.07235517597684124" office:value-type="float"/>
          <table:table-cell office:value="0.4868883168877829" office:value-type="float"/>
          <table:table-cell office:value="0.9267558145953221" office:value-type="float"/>
          <table:table-cell office:value-type="string">
            <text:p>input/data_formal_20240530-1342/meme/GoSocizzle_20211208T223203/0.jpg</text:p>
          </table:table-cell>
          <table:table-cell office:value-type="string">
            <text:p>https://twitter.com/GoSocizzle/status/1620912903535689729</text:p>
          </table:table-cell>
        </table:table-row>
        <table:table-row>
          <table:table-cell office:value="1062" office:value-type="float"/>
          <table:table-cell office:value-type="string">
            <text:p>Pattern 39</text:p>
          </table:table-cell>
          <table:table-cell office:value="0.1785125726122171" office:value-type="float"/>
          <table:table-cell office:value="0.4530848299752048" office:value-type="float"/>
          <table:table-cell office:value="0.8807151726980473" office:value-type="float"/>
          <table:table-cell office:value-type="string">
            <text:p>input/data_formal_20240530-1342/meme/GoSocizzle_20211213T131201/0.jpg</text:p>
          </table:table-cell>
          <table:table-cell office:value-type="string">
            <text:p>https://twitter.com/GoSocizzle/status/1622583892619272193</text:p>
          </table:table-cell>
        </table:table-row>
        <table:table-row>
          <table:table-cell office:value="106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GoSocizzle_20220310T022401/0.jpg</text:p>
          </table:table-cell>
          <table:table-cell office:value-type="string">
            <text:p>https://twitter.com/GoSocizzle/status/1620971267963625472</text:p>
          </table:table-cell>
        </table:table-row>
        <table:table-row>
          <table:table-cell office:value="1064" office:value-type="float"/>
          <table:table-cell office:value-type="string">
            <text:p>Pattern 32</text:p>
          </table:table-cell>
          <table:table-cell office:value="0.3494112904215691" office:value-type="float"/>
          <table:table-cell office:value="0.5722684496310064" office:value-type="float"/>
          <table:table-cell office:value="0.8416375375151969" office:value-type="float"/>
          <table:table-cell office:value-type="string">
            <text:p>input/data_formal_20240530-1342/meme/GoSocizzle_20220314T120801/0.jpg</text:p>
          </table:table-cell>
          <table:table-cell office:value-type="string">
            <text:p>https://twitter.com/GoSocizzle/status/1622582887630491649</text:p>
          </table:table-cell>
        </table:table-row>
        <table:table-row>
          <table:table-cell office:value="1065" office:value-type="float"/>
          <table:table-cell office:value-type="string">
            <text:p>Pattern 15</text:p>
          </table:table-cell>
          <table:table-cell office:value="0.2477876380453105" office:value-type="float"/>
          <table:table-cell office:value="0.5118254432256683" office:value-type="float"/>
          <table:table-cell office:value="0.8587151549125338" office:value-type="float"/>
          <table:table-cell office:value-type="string">
            <text:p>input/data_formal_20240530-1342/meme/GPitch__20230111T220009/0.jpg</text:p>
          </table:table-cell>
          <table:table-cell office:value-type="string">
            <text:p>https://twitter.com/GPitch_/status/1613294720037392385</text:p>
          </table:table-cell>
        </table:table-row>
        <table:table-row>
          <table:table-cell office:value="1066" office:value-type="float"/>
          <table:table-cell office:value-type="string">
            <text:p>Pattern 6</text:p>
          </table:table-cell>
          <table:table-cell office:value="0.1742896735472736" office:value-type="float"/>
          <table:table-cell office:value="0.15780918298683597" office:value-type="float"/>
          <table:table-cell office:value="0.8551695715471476" office:value-type="float"/>
          <table:table-cell office:value-type="string">
            <text:p>input/data_formal_20240530-1342/meme/grasslifesocial_20230111T200426/0.jpg</text:p>
          </table:table-cell>
          <table:table-cell office:value-type="string">
            <text:p>https://twitter.com/ladner/status/1613294713951649793</text:p>
          </table:table-cell>
        </table:table-row>
        <table:table-row>
          <table:table-cell office:value="1067" office:value-type="float"/>
          <table:table-cell office:value-type="string">
            <text:p>Pattern 19</text:p>
          </table:table-cell>
          <table:table-cell office:value="0.22521599891259078" office:value-type="float"/>
          <table:table-cell office:value="0.5873491403467764" office:value-type="float"/>
          <table:table-cell office:value="0.8591222358331733" office:value-type="float"/>
          <table:table-cell office:value-type="string">
            <text:p>input/data_formal_20240530-1342/meme/GraySchale_20221213T120518/0.jpg</text:p>
          </table:table-cell>
          <table:table-cell office:value-type="string">
            <text:p>https://twitter.com/17svcult__/status/1607986083299725314</text:p>
          </table:table-cell>
        </table:table-row>
        <table:table-row>
          <table:table-cell office:value="1068" office:value-type="float"/>
          <table:table-cell office:value-type="string">
            <text:p>Pattern 16</text:p>
          </table:table-cell>
          <table:table-cell office:value="0.10382057661264449" office:value-type="float"/>
          <table:table-cell office:value="0.3598976162791789" office:value-type="float"/>
          <table:table-cell office:value="0.9759389842585637" office:value-type="float"/>
          <table:table-cell office:value-type="string">
            <text:p>input/data_formal_20240530-1342/meme/GreatestL3gacy_20230315T220841/0.jpg</text:p>
          </table:table-cell>
          <table:table-cell office:value-type="string">
            <text:p>https://twitter.com/GreatestL3gacy/status/1636127303020302336</text:p>
          </table:table-cell>
        </table:table-row>
        <table:table-row>
          <table:table-cell office:value="1069" office:value-type="float"/>
          <table:table-cell office:value-type="string">
            <text:p>Pattern 3</text:p>
          </table:table-cell>
          <table:table-cell office:value="0.13373271628968453" office:value-type="float"/>
          <table:table-cell office:value="0.6208821442190224" office:value-type="float"/>
          <table:table-cell office:value="0.8707357240717151" office:value-type="float"/>
          <table:table-cell office:value-type="string">
            <text:p>input/data_formal_20240530-1342/meme/GreenMidget420_20230201T230415/0.jpg</text:p>
          </table:table-cell>
          <table:table-cell office:value-type="string">
            <text:p>https://twitter.com/GreenMidget420/status/1620920997951197185</text:p>
          </table:table-cell>
        </table:table-row>
        <table:table-row>
          <table:table-cell office:value="1070" office:value-type="float"/>
          <table:table-cell office:value-type="string">
            <text:p>Pattern 3</text:p>
          </table:table-cell>
          <table:table-cell office:value="0.12624448037908872" office:value-type="float"/>
          <table:table-cell office:value="0.6284320607839045" office:value-type="float"/>
          <table:table-cell office:value="0.8050941356803505" office:value-type="float"/>
          <table:table-cell office:value-type="string">
            <text:p>input/data_formal_20240530-1342/meme/GreenTe55822240_20230201T225021/0.jpg</text:p>
          </table:table-cell>
          <table:table-cell office:value-type="string">
            <text:p>https://twitter.com/GreenTe55822240/status/1620917496613335043</text:p>
          </table:table-cell>
        </table:table-row>
        <table:table-row>
          <table:table-cell office:value="1071" office:value-type="float"/>
          <table:table-cell office:value-type="string">
            <text:p>Pattern 15</text:p>
          </table:table-cell>
          <table:table-cell office:value="0.1660231691543343" office:value-type="float"/>
          <table:table-cell office:value="0.5327945571591535" office:value-type="float"/>
          <table:table-cell office:value="0.9033234261698259" office:value-type="float"/>
          <table:table-cell office:value-type="string">
            <text:p>input/data_formal_20240530-1342/meme/gregg_hosting_20230403T160000/0.jpg</text:p>
          </table:table-cell>
          <table:table-cell office:value-type="string">
            <text:p>https://twitter.com/gregg_hosting/status/1642919892037910529</text:p>
          </table:table-cell>
        </table:table-row>
        <table:table-row>
          <table:table-cell office:value="1072" office:value-type="float"/>
          <table:table-cell office:value-type="string">
            <text:p>Pattern 15</text:p>
          </table:table-cell>
          <table:table-cell office:value="0.09911192026000204" office:value-type="float"/>
          <table:table-cell office:value="0.572326245347142" office:value-type="float"/>
          <table:table-cell office:value="0.8555432311101779" office:value-type="float"/>
          <table:table-cell office:value-type="string">
            <text:p>input/data_formal_20240530-1342/meme/gregg_hosting_20230409T210000/0.jpg</text:p>
          </table:table-cell>
          <table:table-cell office:value-type="string">
            <text:p>https://twitter.com/gregg_hosting/status/1645169716602839040</text:p>
          </table:table-cell>
        </table:table-row>
        <table:table-row>
          <table:table-cell office:value="1073" office:value-type="float"/>
          <table:table-cell office:value-type="string">
            <text:p>Pattern 11</text:p>
          </table:table-cell>
          <table:table-cell office:value="0.2425772040623795" office:value-type="float"/>
          <table:table-cell office:value="0.4150708756718174" office:value-type="float"/>
          <table:table-cell office:value="0.7959223951093269" office:value-type="float"/>
          <table:table-cell office:value-type="string">
            <text:p>input/data_formal_20240530-1342/meme/Grkntbkgl_20230202T054932/0.jpg</text:p>
          </table:table-cell>
          <table:table-cell office:value-type="string">
            <text:p>https://twitter.com/Grkntbkgl/status/1621022991386820609</text:p>
          </table:table-cell>
        </table:table-row>
        <table:table-row>
          <table:table-cell office:value="1074" office:value-type="float"/>
          <table:table-cell office:value-type="string">
            <text:p>Pattern 22</text:p>
          </table:table-cell>
          <table:table-cell office:value="0.2193219667928742" office:value-type="float"/>
          <table:table-cell office:value="0.29322807790697464" office:value-type="float"/>
          <table:table-cell office:value="0.8592952758565574" office:value-type="float"/>
          <table:table-cell office:value-type="string">
            <text:p>input/data_formal_20240530-1342/meme/Grkntbkgl_20230206T112604/0.jpg</text:p>
          </table:table-cell>
          <table:table-cell office:value-type="string">
            <text:p>https://twitter.com/Grkntbkgl/status/1622557230573801473</text:p>
          </table:table-cell>
        </table:table-row>
        <table:table-row>
          <table:table-cell office:value="1075" office:value-type="float"/>
          <table:table-cell office:value-type="string">
            <text:p>Pattern 3</text:p>
          </table:table-cell>
          <table:table-cell office:value="0.21257150610703096" office:value-type="float"/>
          <table:table-cell office:value="0.48190006483248626" office:value-type="float"/>
          <table:table-cell office:value="0.8593021967553539" office:value-type="float"/>
          <table:table-cell office:value-type="string">
            <text:p>input/data_formal_20240530-1342/meme/GrotalIndia_20230106T085820/0.jpg</text:p>
          </table:table-cell>
          <table:table-cell office:value-type="string">
            <text:p>https://twitter.com/GrotalIndia/status/1611286030585597953</text:p>
          </table:table-cell>
        </table:table-row>
        <table:table-row>
          <table:table-cell office:value="1076" office:value-type="float"/>
          <table:table-cell office:value-type="string">
            <text:p>Pattern 15</text:p>
          </table:table-cell>
          <table:table-cell office:value="0.24065154080959575" office:value-type="float"/>
          <table:table-cell office:value="0.5176124813987577" office:value-type="float"/>
          <table:table-cell office:value="0.9278573771152485" office:value-type="float"/>
          <table:table-cell office:value-type="string">
            <text:p>input/data_formal_20240530-1342/meme/gskillgaming_20221227T130031/0.jpg</text:p>
          </table:table-cell>
          <table:table-cell office:value-type="string">
            <text:p>https://twitter.com/the_SK1NWALK3R/status/1607955700290056192</text:p>
          </table:table-cell>
        </table:table-row>
        <table:table-row>
          <table:table-cell office:value="1077" office:value-type="float"/>
          <table:table-cell office:value-type="string">
            <text:p>Pattern 42</text:p>
          </table:table-cell>
          <table:table-cell office:value="0.15859489954761447" office:value-type="float"/>
          <table:table-cell office:value="0.34029100020559294" office:value-type="float"/>
          <table:table-cell office:value="0.9668404050384672" office:value-type="float"/>
          <table:table-cell office:value-type="string">
            <text:p>input/data_formal_20240530-1342/meme/gunmadeHQ_20230323T035224/0.jpg</text:p>
          </table:table-cell>
          <table:table-cell office:value-type="string">
            <text:p>https://twitter.com/gunmadeHQ/status/1638750515310764033</text:p>
          </table:table-cell>
        </table:table-row>
        <table:table-row>
          <table:table-cell office:value="1078" office:value-type="float"/>
          <table:table-cell office:value-type="string">
            <text:p>Pattern 1</text:p>
          </table:table-cell>
          <table:table-cell office:value="0.3609517999557827" office:value-type="float"/>
          <table:table-cell office:value="0.4610144129589762" office:value-type="float"/>
          <table:table-cell office:value="0.9204256053671664" office:value-type="float"/>
          <table:table-cell office:value-type="string">
            <text:p>input/data_formal_20240530-1342/meme/GunmaWong_20221224T145235/0.jpg</text:p>
          </table:table-cell>
          <table:table-cell office:value-type="string">
            <text:p>https://twitter.com/alteredcuber134/status/1607931104446537729</text:p>
          </table:table-cell>
        </table:table-row>
        <table:table-row>
          <table:table-cell office:value="1079" office:value-type="float"/>
          <table:table-cell office:value-type="string">
            <text:p>Pattern 6</text:p>
          </table:table-cell>
          <table:table-cell office:value="0.17374801415097962" office:value-type="float"/>
          <table:table-cell office:value="0.1201658010142912" office:value-type="float"/>
          <table:table-cell office:value="0.9293249195925808" office:value-type="float"/>
          <table:table-cell office:value-type="string">
            <text:p>input/data_formal_20240530-1342/meme/GustavoCryptoo_20230206T124053/0.jpg</text:p>
          </table:table-cell>
          <table:table-cell office:value-type="string">
            <text:p>https://twitter.com/nftmemesdaily/status/1622628383656927232</text:p>
          </table:table-cell>
        </table:table-row>
        <table:table-row>
          <table:table-cell office:value="1080" office:value-type="float"/>
          <table:table-cell office:value-type="string">
            <text:p>Pattern 3</text:p>
          </table:table-cell>
          <table:table-cell office:value="0.1559769721304225" office:value-type="float"/>
          <table:table-cell office:value="0.578586801406147" office:value-type="float"/>
          <table:table-cell office:value="0.9173048461740759" office:value-type="float"/>
          <table:table-cell office:value-type="string">
            <text:p>input/data_formal_20240530-1342/meme/Gyros_Farm_20230106T062122/0.jpg</text:p>
          </table:table-cell>
          <table:table-cell office:value-type="string">
            <text:p>https://twitter.com/Gyros_Farm/status/1611246528433381377</text:p>
          </table:table-cell>
        </table:table-row>
        <table:table-row>
          <table:table-cell office:value="1081" office:value-type="float"/>
          <table:table-cell office:value-type="string">
            <text:p>Pattern 42</text:p>
          </table:table-cell>
          <table:table-cell office:value="0.15126806953061334" office:value-type="float"/>
          <table:table-cell office:value="0.3019087776065949" office:value-type="float"/>
          <table:table-cell office:value="0.8963079740496639" office:value-type="float"/>
          <table:table-cell office:value-type="string">
            <text:p>input/data_formal_20240530-1342/meme/H0RSE0ASIS_20230202T020446/0.jpg</text:p>
          </table:table-cell>
          <table:table-cell office:value-type="string">
            <text:p>https://twitter.com/H0RSE0ASIS/status/1620966425698639873</text:p>
          </table:table-cell>
        </table:table-row>
        <table:table-row>
          <table:table-cell office:value="1082" office:value-type="float"/>
          <table:table-cell office:value-type="string">
            <text:p>Pattern 4</text:p>
          </table:table-cell>
          <table:table-cell office:value="0.4990648171744536" office:value-type="float"/>
          <table:table-cell office:value="0.3959124416430126" office:value-type="float"/>
          <table:table-cell office:value="0.5178571261704309" office:value-type="float"/>
          <table:table-cell office:value-type="string">
            <text:p>input/data_formal_20240530-1342/meme/HairPitch_20230105T101844/0.jpg</text:p>
          </table:table-cell>
          <table:table-cell office:value-type="string">
            <text:p>https://twitter.com/HairPitch/status/1610943876637892611</text:p>
          </table:table-cell>
        </table:table-row>
        <table:table-row>
          <table:table-cell office:value="1083" office:value-type="float"/>
          <table:table-cell office:value-type="string">
            <text:p>Pattern 4</text:p>
          </table:table-cell>
          <table:table-cell office:value="0.33688181821953045" office:value-type="float"/>
          <table:table-cell office:value="0.42001147778841585" office:value-type="float"/>
          <table:table-cell office:value="0.9483155952801696" office:value-type="float"/>
          <table:table-cell office:value-type="string">
            <text:p>input/data_formal_20240530-1342/meme/HairPitch_20230124T125615/0.jpg</text:p>
          </table:table-cell>
          <table:table-cell office:value-type="string">
            <text:p>https://twitter.com/HairPitch/status/1617868886854242305</text:p>
          </table:table-cell>
        </table:table-row>
        <table:table-row>
          <table:table-cell office:value="1084" office:value-type="float"/>
          <table:table-cell office:value-type="string">
            <text:p>Pattern 4</text:p>
          </table:table-cell>
          <table:table-cell office:value="0.34386689899914546" office:value-type="float"/>
          <table:table-cell office:value="0.226804305062247" office:value-type="float"/>
          <table:table-cell office:value="0.8930431450759342" office:value-type="float"/>
          <table:table-cell office:value-type="string">
            <text:p>input/data_formal_20240530-1342/meme/HairPitch_20230124T125615/1.jpg</text:p>
          </table:table-cell>
          <table:table-cell office:value-type="string">
            <text:p>https://twitter.com/HairPitch/status/1617868886854242305</text:p>
          </table:table-cell>
        </table:table-row>
        <table:table-row>
          <table:table-cell office:value="1085" office:value-type="float"/>
          <table:table-cell office:value-type="string">
            <text:p>Pattern 15</text:p>
          </table:table-cell>
          <table:table-cell office:value="0.14827765678416735" office:value-type="float"/>
          <table:table-cell office:value="0.4204761592532492" office:value-type="float"/>
          <table:table-cell office:value="0.8698959140399366" office:value-type="float"/>
          <table:table-cell office:value-type="string">
            <text:p>input/data_formal_20240530-1342/meme/HamstersAreBad_20230202T020905/0.jpg</text:p>
          </table:table-cell>
          <table:table-cell office:value-type="string">
            <text:p>https://twitter.com/HamstersAreBad/status/1620967513092915200</text:p>
          </table:table-cell>
        </table:table-row>
        <table:table-row>
          <table:table-cell office:value="1086" office:value-type="float"/>
          <table:table-cell office:value-type="string">
            <text:p>Pattern 11</text:p>
          </table:table-cell>
          <table:table-cell office:value="0.13438122583045192" office:value-type="float"/>
          <table:table-cell office:value="0.5291068246073104" office:value-type="float"/>
          <table:table-cell office:value="0.8023263831949506" office:value-type="float"/>
          <table:table-cell office:value-type="string">
            <text:p>input/data_formal_20240530-1342/meme/hansyko9347_20230202T021810/0.jpg</text:p>
          </table:table-cell>
          <table:table-cell office:value-type="string">
            <text:p>https://twitter.com/hansyko9347/status/1620969795566047233</text:p>
          </table:table-cell>
        </table:table-row>
        <table:table-row>
          <table:table-cell office:value="1087" office:value-type="float"/>
          <table:table-cell office:value-type="string">
            <text:p>Pattern 30</text:p>
          </table:table-cell>
          <table:table-cell office:value="0.20599798444184014" office:value-type="float"/>
          <table:table-cell office:value="0.33472283242142814" office:value-type="float"/>
          <table:table-cell office:value="0.8578519569173674" office:value-type="float"/>
          <table:table-cell office:value-type="string">
            <text:p>input/data_formal_20240530-1342/meme/HarleneMendoza5_20221228T064321/0.jpg</text:p>
          </table:table-cell>
          <table:table-cell office:value-type="string">
            <text:p>https://twitter.com/HarleneMendoza5/status/1607990569304985602</text:p>
          </table:table-cell>
        </table:table-row>
        <table:table-row>
          <table:table-cell office:value="1088" office:value-type="float"/>
          <table:table-cell office:value-type="string">
            <text:p>Pattern 16</text:p>
          </table:table-cell>
          <table:table-cell office:value="0.22328282028813196" office:value-type="float"/>
          <table:table-cell office:value="0.37167195827217236" office:value-type="float"/>
          <table:table-cell office:value="0.7969298307780605" office:value-type="float"/>
          <table:table-cell office:value-type="string">
            <text:p>input/data_formal_20240530-1342/meme/HarryBr50292006_20230106T061905/0.jpg</text:p>
          </table:table-cell>
          <table:table-cell office:value-type="string">
            <text:p>https://twitter.com/HarryBr50292006/status/1611245955206057984</text:p>
          </table:table-cell>
        </table:table-row>
        <table:table-row>
          <table:table-cell office:value="1089" office:value-type="float"/>
          <table:table-cell office:value-type="string">
            <text:p>Pattern 13</text:p>
          </table:table-cell>
          <table:table-cell office:value="0.17996319914672435" office:value-type="float"/>
          <table:table-cell office:value="0.39555438304819684" office:value-type="float"/>
          <table:table-cell office:value="0.8995972321222593" office:value-type="float"/>
          <table:table-cell office:value-type="string">
            <text:p>input/data_formal_20240530-1342/meme/HARSHBA55697762_20220326T061627/0.jpg</text:p>
          </table:table-cell>
          <table:table-cell office:value-type="string">
            <text:p>https://twitter.com/UltraProGamerZ1/status/1622625736573227009</text:p>
          </table:table-cell>
        </table:table-row>
        <table:table-row>
          <table:table-cell office:value="1090" office:value-type="float"/>
          <table:table-cell office:value-type="string">
            <text:p>Pattern 1</text:p>
          </table:table-cell>
          <table:table-cell office:value="0.3044391880633258" office:value-type="float"/>
          <table:table-cell office:value="0.37114931459883854" office:value-type="float"/>
          <table:table-cell office:value="0.8820325101855675" office:value-type="float"/>
          <table:table-cell office:value-type="string">
            <text:p>input/data_formal_20240530-1342/meme/Harshpratap2007_20230201T224550/0.jpg</text:p>
          </table:table-cell>
          <table:table-cell office:value-type="string">
            <text:p>https://twitter.com/Harshpratap2007/status/1620916362335125504</text:p>
          </table:table-cell>
        </table:table-row>
        <table:table-row>
          <table:table-cell office:value="1091" office:value-type="float"/>
          <table:table-cell office:value-type="string">
            <text:p>Pattern 39</text:p>
          </table:table-cell>
          <table:table-cell office:value="0.23144837561883197" office:value-type="float"/>
          <table:table-cell office:value="0.3554992185027665" office:value-type="float"/>
          <table:table-cell office:value="0.915964805233363" office:value-type="float"/>
          <table:table-cell office:value-type="string">
            <text:p>input/data_formal_20240530-1342/meme/HARTSDESIRES_20230307T111100/0.jpg</text:p>
          </table:table-cell>
          <table:table-cell office:value-type="string">
            <text:p>https://twitter.com/HARTSDESIRES/status/1633062687629520897</text:p>
          </table:table-cell>
        </table:table-row>
        <table:table-row>
          <table:table-cell office:value="1092" office:value-type="float"/>
          <table:table-cell office:value-type="string">
            <text:p>Pattern 10</text:p>
          </table:table-cell>
          <table:table-cell office:value="0.09513028419022904" office:value-type="float"/>
          <table:table-cell office:value="0.5548633997720966" office:value-type="float"/>
          <table:table-cell office:value="0.9140277840901714" office:value-type="float"/>
          <table:table-cell office:value-type="string">
            <text:p>input/data_formal_20240530-1342/meme/HawuuBerry_20230111T220901/0.jpg</text:p>
          </table:table-cell>
          <table:table-cell office:value-type="string">
            <text:p>https://twitter.com/HawuuBerry/status/1613296949691809792</text:p>
          </table:table-cell>
        </table:table-row>
        <table:table-row>
          <table:table-cell office:value="1093" office:value-type="float"/>
          <table:table-cell office:value-type="string">
            <text:p>Pattern 19</text:p>
          </table:table-cell>
          <table:table-cell office:value="0.23791480296539907" office:value-type="float"/>
          <table:table-cell office:value="0.607526922741642" office:value-type="float"/>
          <table:table-cell office:value="0.729301222515717" office:value-type="float"/>
          <table:table-cell office:value-type="string">
            <text:p>input/data_formal_20240530-1342/meme/HCGemAlerts_20230109T145913/0.jpg</text:p>
          </table:table-cell>
          <table:table-cell office:value-type="string">
            <text:p>https://twitter.com/ulemsee88743535/status/1613314022371373060</text:p>
          </table:table-cell>
        </table:table-row>
        <table:table-row>
          <table:table-cell office:value="1094" office:value-type="float"/>
          <table:table-cell office:value-type="string">
            <text:p>Pattern 15</text:p>
          </table:table-cell>
          <table:table-cell office:value="0.10078775105361637" office:value-type="float"/>
          <table:table-cell office:value="0.6720248784813202" office:value-type="float"/>
          <table:table-cell office:value="0.9366713733177211" office:value-type="float"/>
          <table:table-cell office:value-type="string">
            <text:p>input/data_formal_20240530-1342/meme/HealthacreV_20221228T062323/0.jpg</text:p>
          </table:table-cell>
          <table:table-cell office:value-type="string">
            <text:p>https://twitter.com/HealthacreV/status/1607985543782203392</text:p>
          </table:table-cell>
        </table:table-row>
        <table:table-row>
          <table:table-cell office:value="1095" office:value-type="float"/>
          <table:table-cell office:value-type="string">
            <text:p>Pattern 41</text:p>
          </table:table-cell>
          <table:table-cell office:value="0.07622450256281457" office:value-type="float"/>
          <table:table-cell office:value="0.27751442873620646" office:value-type="float"/>
          <table:table-cell office:value="0.941094595951326" office:value-type="float"/>
          <table:table-cell office:value-type="string">
            <text:p>input/data_formal_20240530-1342/meme/HealthCrumb_20230323T034129/0.jpg</text:p>
          </table:table-cell>
          <table:table-cell office:value-type="string">
            <text:p>https://twitter.com/HealthCrumb/status/1638747769904177152</text:p>
          </table:table-cell>
        </table:table-row>
        <table:table-row>
          <table:table-cell office:value="109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elallensana1_20230106T082920/0.jpg</text:p>
          </table:table-cell>
          <table:table-cell office:value-type="string">
            <text:p>https://twitter.com/helallensana1/status/1611278733486456833</text:p>
          </table:table-cell>
        </table:table-row>
        <table:table-row>
          <table:table-cell office:value="109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ellboiz2001_20230206T153433/0.jpg</text:p>
          </table:table-cell>
          <table:table-cell office:value-type="string">
            <text:p>https://twitter.com/Hellboiz2001/status/1622619764982939649</text:p>
          </table:table-cell>
        </table:table-row>
        <table:table-row>
          <table:table-cell office:value="109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elloHA_VRC_20230105T041243/0.jpg</text:p>
          </table:table-cell>
          <table:table-cell office:value-type="string">
            <text:p>https://twitter.com/VivianTron/status/1610978781891788801</text:p>
          </table:table-cell>
        </table:table-row>
        <table:table-row>
          <table:table-cell office:value="109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elloHA_VRC_20230105T041243/1.jpg</text:p>
          </table:table-cell>
          <table:table-cell office:value-type="string">
            <text:p>https://twitter.com/VivianTron/status/1610978781891788801</text:p>
          </table:table-cell>
        </table:table-row>
        <table:table-row>
          <table:table-cell office:value="110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elloHA_VRC_20230105T041243/2.jpg</text:p>
          </table:table-cell>
          <table:table-cell office:value-type="string">
            <text:p>https://twitter.com/VivianTron/status/1610978781891788801</text:p>
          </table:table-cell>
        </table:table-row>
        <table:table-row>
          <table:table-cell office:value="110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elloHA_VRC_20230105T041243/3.jpg</text:p>
          </table:table-cell>
          <table:table-cell office:value-type="string">
            <text:p>https://twitter.com/VivianTron/status/1610978781891788801</text:p>
          </table:table-cell>
        </table:table-row>
        <table:table-row>
          <table:table-cell office:value="1102" office:value-type="float"/>
          <table:table-cell office:value-type="string">
            <text:p>Pattern 44</text:p>
          </table:table-cell>
          <table:table-cell office:value="0.09941554221049267" office:value-type="float"/>
          <table:table-cell office:value="0.2721395774664759" office:value-type="float"/>
          <table:table-cell office:value="0.8581288145619392" office:value-type="float"/>
          <table:table-cell office:value-type="string">
            <text:p>input/data_formal_20240530-1342/meme/HenshinInfinity_20230106T020610/0.jpg</text:p>
          </table:table-cell>
          <table:table-cell office:value-type="string">
            <text:p>https://twitter.com/Matsumaru_kun/status/1611232029663952896</text:p>
          </table:table-cell>
        </table:table-row>
        <table:table-row>
          <table:table-cell office:value="1103" office:value-type="float"/>
          <table:table-cell office:value-type="string">
            <text:p>Pattern 44</text:p>
          </table:table-cell>
          <table:table-cell office:value="0.12374466021719396" office:value-type="float"/>
          <table:table-cell office:value="0.35847114708672034" office:value-type="float"/>
          <table:table-cell office:value="0.8177901174370558" office:value-type="float"/>
          <table:table-cell office:value-type="string">
            <text:p>input/data_formal_20240530-1342/meme/HenshinInfinity_20230106T020610/1.jpg</text:p>
          </table:table-cell>
          <table:table-cell office:value-type="string">
            <text:p>https://twitter.com/Matsumaru_kun/status/1611232029663952896</text:p>
          </table:table-cell>
        </table:table-row>
        <table:table-row>
          <table:table-cell office:value="1104" office:value-type="float"/>
          <table:table-cell office:value-type="string">
            <text:p>Pattern 29</text:p>
          </table:table-cell>
          <table:table-cell office:value="0.19308295002930323" office:value-type="float"/>
          <table:table-cell office:value="0.353353465645323" office:value-type="float"/>
          <table:table-cell office:value="0.8330020120086085" office:value-type="float"/>
          <table:table-cell office:value-type="string">
            <text:p>input/data_formal_20240530-1342/meme/HenshinInfinity_20230106T020610/2.jpg</text:p>
          </table:table-cell>
          <table:table-cell office:value-type="string">
            <text:p>https://twitter.com/Matsumaru_kun/status/1611232029663952896</text:p>
          </table:table-cell>
        </table:table-row>
        <table:table-row>
          <table:table-cell office:value="1105" office:value-type="float"/>
          <table:table-cell office:value-type="string">
            <text:p>Pattern 14</text:p>
          </table:table-cell>
          <table:table-cell office:value="0.14043251342316593" office:value-type="float"/>
          <table:table-cell office:value="0.31495875292494424" office:value-type="float"/>
          <table:table-cell office:value="0.8976291078849269" office:value-type="float"/>
          <table:table-cell office:value-type="string">
            <text:p>input/data_formal_20240530-1342/meme/Her_TwstedHeart_20230322T220541/0.jpg</text:p>
          </table:table-cell>
          <table:table-cell office:value-type="string">
            <text:p>https://twitter.com/Her_TwstedHeart/status/1638663263482150914</text:p>
          </table:table-cell>
        </table:table-row>
        <table:table-row>
          <table:table-cell office:value="1106" office:value-type="float"/>
          <table:table-cell office:value-type="string">
            <text:p>Pattern 13</text:p>
          </table:table-cell>
          <table:table-cell office:value="0.19420277040996858" office:value-type="float"/>
          <table:table-cell office:value="0.5977772788093536" office:value-type="float"/>
          <table:table-cell office:value="0.9010812936603727" office:value-type="float"/>
          <table:table-cell office:value-type="string">
            <text:p>input/data_formal_20240530-1342/meme/Herikutsu_king_20230106T074750/0.jpg</text:p>
          </table:table-cell>
          <table:table-cell office:value-type="string">
            <text:p>https://twitter.com/Herikutsu_king/status/1611268290143481856</text:p>
          </table:table-cell>
        </table:table-row>
        <table:table-row>
          <table:table-cell office:value="110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ersoid_20230206T024605/0.jpg</text:p>
          </table:table-cell>
          <table:table-cell office:value-type="string">
            <text:p>https://twitter.com/plazallcaps/status/1622606624694358016</text:p>
          </table:table-cell>
        </table:table-row>
        <table:table-row>
          <table:table-cell office:value="1108" office:value-type="float"/>
          <table:table-cell office:value-type="string">
            <text:p>Pattern 33</text:p>
          </table:table-cell>
          <table:table-cell office:value="0.18298543120644678" office:value-type="float"/>
          <table:table-cell office:value="0.18440103012919948" office:value-type="float"/>
          <table:table-cell office:value="0.872451772505045" office:value-type="float"/>
          <table:table-cell office:value-type="string">
            <text:p>input/data_formal_20240530-1342/meme/HexificeMusic_20221228T021525/0.jpg</text:p>
          </table:table-cell>
          <table:table-cell office:value-type="string">
            <text:p>https://twitter.com/HexificeMusic/status/1607923140079898625</text:p>
          </table:table-cell>
        </table:table-row>
        <table:table-row>
          <table:table-cell office:value="1109" office:value-type="float"/>
          <table:table-cell office:value-type="string">
            <text:p>Pattern 32</text:p>
          </table:table-cell>
          <table:table-cell office:value="0.3121936208315537" office:value-type="float"/>
          <table:table-cell office:value="0.37916901889326476" office:value-type="float"/>
          <table:table-cell office:value="0.7357398585081414" office:value-type="float"/>
          <table:table-cell office:value-type="string">
            <text:p>input/data_formal_20240530-1342/meme/Hi49987479_20230111T223528/0.jpg</text:p>
          </table:table-cell>
          <table:table-cell office:value-type="string">
            <text:p>https://twitter.com/Hi49987479/status/1613303608837296128</text:p>
          </table:table-cell>
        </table:table-row>
        <table:table-row>
          <table:table-cell office:value="1110" office:value-type="float"/>
          <table:table-cell office:value-type="string">
            <text:p>Pattern 33</text:p>
          </table:table-cell>
          <table:table-cell office:value="0.2042176071503451" office:value-type="float"/>
          <table:table-cell office:value="0.3175242307868485" office:value-type="float"/>
          <table:table-cell office:value="0.8978878797638051" office:value-type="float"/>
          <table:table-cell office:value-type="string">
            <text:p>input/data_formal_20240530-1342/meme/HippoMao_20221228T004636/0.jpg</text:p>
          </table:table-cell>
          <table:table-cell office:value-type="string">
            <text:p>https://twitter.com/HippoMao/status/1607900789808275456</text:p>
          </table:table-cell>
        </table:table-row>
        <table:table-row>
          <table:table-cell office:value="1111" office:value-type="float"/>
          <table:table-cell office:value-type="string">
            <text:p>Pattern 25</text:p>
          </table:table-cell>
          <table:table-cell office:value="0.08843583422913387" office:value-type="float"/>
          <table:table-cell office:value="0.3695137241473508" office:value-type="float"/>
          <table:table-cell office:value="0.9591253809040244" office:value-type="float"/>
          <table:table-cell office:value-type="string">
            <text:p>input/data_formal_20240530-1342/meme/Hirosart__20230322T220000/0.jpg</text:p>
          </table:table-cell>
          <table:table-cell office:value-type="string">
            <text:p>https://twitter.com/Hirosart_/status/1638661834713513984</text:p>
          </table:table-cell>
        </table:table-row>
        <table:table-row>
          <table:table-cell office:value="1112" office:value-type="float"/>
          <table:table-cell office:value-type="string">
            <text:p>Pattern 2</text:p>
          </table:table-cell>
          <table:table-cell office:value="0.22029058044305366" office:value-type="float"/>
          <table:table-cell office:value="0.33505815240597636" office:value-type="float"/>
          <table:table-cell office:value="0.9522784358632084" office:value-type="float"/>
          <table:table-cell office:value-type="string">
            <text:p>input/data_formal_20240530-1342/meme/HistoryHub4_20230206T155303/0.jpg</text:p>
          </table:table-cell>
          <table:table-cell office:value-type="string">
            <text:p>https://twitter.com/HistoryHub4/status/1622624419628855307</text:p>
          </table:table-cell>
        </table:table-row>
        <table:table-row>
          <table:table-cell office:value="1113" office:value-type="float"/>
          <table:table-cell office:value-type="string">
            <text:p>Pattern 6</text:p>
          </table:table-cell>
          <table:table-cell office:value="0.1702215167497177" office:value-type="float"/>
          <table:table-cell office:value="0.3190352314070266" office:value-type="float"/>
          <table:table-cell office:value="0.8973203325306914" office:value-type="float"/>
          <table:table-cell office:value-type="string">
            <text:p>input/data_formal_20240530-1342/meme/historymemesr_20230322T192550/0.jpg</text:p>
          </table:table-cell>
          <table:table-cell office:value-type="string">
            <text:p>https://twitter.com/dailymemeshub/status/1638623034461519873</text:p>
          </table:table-cell>
        </table:table-row>
        <table:table-row>
          <table:table-cell office:value="1114" office:value-type="float"/>
          <table:table-cell office:value-type="string">
            <text:p>Pattern 39</text:p>
          </table:table-cell>
          <table:table-cell office:value="0.234998946884577" office:value-type="float"/>
          <table:table-cell office:value="0.2513800055301113" office:value-type="float"/>
          <table:table-cell office:value="0.8702002459560862" office:value-type="float"/>
          <table:table-cell office:value-type="string">
            <text:p>input/data_formal_20240530-1342/meme/historymemesr_20230322T192551/0.jpg</text:p>
          </table:table-cell>
          <table:table-cell office:value-type="string">
            <text:p>https://twitter.com/dailymemeshub/status/1638623040102887424</text:p>
          </table:table-cell>
        </table:table-row>
        <table:table-row>
          <table:table-cell office:value="1115" office:value-type="float"/>
          <table:table-cell office:value-type="string">
            <text:p>Pattern 33</text:p>
          </table:table-cell>
          <table:table-cell office:value="0.2013697705178455" office:value-type="float"/>
          <table:table-cell office:value="0.3988711532003843" office:value-type="float"/>
          <table:table-cell office:value="0.889552006948392" office:value-type="float"/>
          <table:table-cell office:value-type="string">
            <text:p>input/data_formal_20240530-1342/meme/historymemesr_20230322T192845/0.jpg</text:p>
          </table:table-cell>
          <table:table-cell office:value-type="string">
            <text:p>https://twitter.com/dailymemeshub/status/1638623770163425280</text:p>
          </table:table-cell>
        </table:table-row>
        <table:table-row>
          <table:table-cell office:value="1116" office:value-type="float"/>
          <table:table-cell office:value-type="string">
            <text:p>Pattern 4</text:p>
          </table:table-cell>
          <table:table-cell office:value="0.3857526201986706" office:value-type="float"/>
          <table:table-cell office:value="0.461621432245277" office:value-type="float"/>
          <table:table-cell office:value="0.8648890282021187" office:value-type="float"/>
          <table:table-cell office:value-type="string">
            <text:p>input/data_formal_20240530-1342/meme/hiwakurdstani_20230206T142342/0.jpg</text:p>
          </table:table-cell>
          <table:table-cell office:value-type="string">
            <text:p>https://twitter.com/hiwakurdstani/status/1622601969268293633</text:p>
          </table:table-cell>
        </table:table-row>
        <table:table-row>
          <table:table-cell office:value="1117" office:value-type="float"/>
          <table:table-cell office:value-type="string">
            <text:p>Pattern 25</text:p>
          </table:table-cell>
          <table:table-cell office:value="0.16762466256046826" office:value-type="float"/>
          <table:table-cell office:value="0.3120470169044186" office:value-type="float"/>
          <table:table-cell office:value="0.8951375639857443" office:value-type="float"/>
          <table:table-cell office:value-type="string">
            <text:p>input/data_formal_20240530-1342/meme/hmdhealthcare_20230307T071044/0.jpg</text:p>
          </table:table-cell>
          <table:table-cell office:value-type="string">
            <text:p>https://twitter.com/hmdhealthcare/status/1633002223276814337</text:p>
          </table:table-cell>
        </table:table-row>
        <table:table-row>
          <table:table-cell office:value="1118" office:value-type="float"/>
          <table:table-cell office:value-type="string">
            <text:p>Pattern 5</text:p>
          </table:table-cell>
          <table:table-cell office:value="0.11198977468898835" office:value-type="float"/>
          <table:table-cell office:value="0.28804970748481246" office:value-type="float"/>
          <table:table-cell office:value="0.9097177567941319" office:value-type="float"/>
          <table:table-cell office:value-type="string">
            <text:p>input/data_formal_20240530-1342/meme/hmdhealthcare_20230322T120905/0.jpg</text:p>
          </table:table-cell>
          <table:table-cell office:value-type="string">
            <text:p>https://twitter.com/pravinhmd/status/1638596015472410625</text:p>
          </table:table-cell>
        </table:table-row>
        <table:table-row>
          <table:table-cell office:value="1119" office:value-type="float"/>
          <table:table-cell office:value-type="string">
            <text:p>Pattern 3</text:p>
          </table:table-cell>
          <table:table-cell office:value="0.05280040396836855" office:value-type="float"/>
          <table:table-cell office:value="0.507368944931314" office:value-type="float"/>
          <table:table-cell office:value="0.8188690198209506" office:value-type="float"/>
          <table:table-cell office:value-type="string">
            <text:p>input/data_formal_20240530-1342/meme/HNHLA3_20230403T160805/0.jpg</text:p>
          </table:table-cell>
          <table:table-cell office:value-type="string">
            <text:p>https://twitter.com/HNHLA3/status/1642921922965929986</text:p>
          </table:table-cell>
        </table:table-row>
        <table:table-row>
          <table:table-cell office:value="1120" office:value-type="float"/>
          <table:table-cell office:value-type="string">
            <text:p>Pattern 19</text:p>
          </table:table-cell>
          <table:table-cell office:value="0.2208108603152547" office:value-type="float"/>
          <table:table-cell office:value="0.5695382457508602" office:value-type="float"/>
          <table:table-cell office:value="0.7767794903482055" office:value-type="float"/>
          <table:table-cell office:value-type="string">
            <text:p>input/data_formal_20240530-1342/meme/HODL_OFFICIAL_20221227T114741/0.jpg</text:p>
          </table:table-cell>
          <table:table-cell office:value-type="string">
            <text:p>https://twitter.com/JimmyTr04528043/status/1607951444988264453</text:p>
          </table:table-cell>
        </table:table-row>
        <table:table-row>
          <table:table-cell office:value="112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ogeFinance_20221122T005136/0.jpg</text:p>
          </table:table-cell>
          <table:table-cell office:value-type="string">
            <text:p>https://twitter.com/Kabteni1/status/1607925552026894337</text:p>
          </table:table-cell>
        </table:table-row>
        <table:table-row>
          <table:table-cell office:value="1122" office:value-type="float"/>
          <table:table-cell office:value-type="string">
            <text:p>Pattern 1</text:p>
          </table:table-cell>
          <table:table-cell office:value="0.3468772551831369" office:value-type="float"/>
          <table:table-cell office:value="0.29720062447905315" office:value-type="float"/>
          <table:table-cell office:value="0.8642052821740318" office:value-type="float"/>
          <table:table-cell office:value-type="string">
            <text:p>input/data_formal_20240530-1342/meme/HogeFinance_20230109T113426/0.jpg</text:p>
          </table:table-cell>
          <table:table-cell office:value-type="string">
            <text:p>https://twitter.com/nighscreamz/status/1613320171497611264</text:p>
          </table:table-cell>
        </table:table-row>
        <table:table-row>
          <table:table-cell office:value="112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ogeFunShop_20230111T025008/0.jpg</text:p>
          </table:table-cell>
          <table:table-cell office:value-type="string">
            <text:p>https://twitter.com/looneycorp/status/1613323279200301056</text:p>
          </table:table-cell>
        </table:table-row>
        <table:table-row>
          <table:table-cell office:value="1124" office:value-type="float"/>
          <table:table-cell office:value-type="string">
            <text:p>Pattern 1</text:p>
          </table:table-cell>
          <table:table-cell office:value="0.2857376292217992" office:value-type="float"/>
          <table:table-cell office:value="0.3085913599890073" office:value-type="float"/>
          <table:table-cell office:value="0.8832422777176605" office:value-type="float"/>
          <table:table-cell office:value-type="string">
            <text:p>input/data_formal_20240530-1342/meme/HogeGaming_20230105T214607/0.jpg</text:p>
          </table:table-cell>
          <table:table-cell office:value-type="string">
            <text:p>https://twitter.com/TheMJ92826688/status/1611240345500622848</text:p>
          </table:table-cell>
        </table:table-row>
        <table:table-row>
          <table:table-cell office:value="112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olidaySwapApp_20230103T193018/0.jpg</text:p>
          </table:table-cell>
          <table:table-cell office:value-type="string">
            <text:p>https://twitter.com/Bigwingarr/status/1610981686459912195</text:p>
          </table:table-cell>
        </table:table-row>
        <table:table-row>
          <table:table-cell office:value="112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olidaySwapApp_20230103T193018/1.jpg</text:p>
          </table:table-cell>
          <table:table-cell office:value-type="string">
            <text:p>https://twitter.com/Bigwingarr/status/1610981686459912195</text:p>
          </table:table-cell>
        </table:table-row>
        <table:table-row>
          <table:table-cell office:value="112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olidaySwapApp_20230103T193018/2.jpg</text:p>
          </table:table-cell>
          <table:table-cell office:value-type="string">
            <text:p>https://twitter.com/Bigwingarr/status/1610981686459912195</text:p>
          </table:table-cell>
        </table:table-row>
        <table:table-row>
          <table:table-cell office:value="1128" office:value-type="float"/>
          <table:table-cell office:value-type="string">
            <text:p>Pattern 29</text:p>
          </table:table-cell>
          <table:table-cell office:value="0.22560776790439377" office:value-type="float"/>
          <table:table-cell office:value="0.23134474166518662" office:value-type="float"/>
          <table:table-cell office:value="0.8753207510685296" office:value-type="float"/>
          <table:table-cell office:value-type="string">
            <text:p>input/data_formal_20240530-1342/meme/HolidaySwapApp_20230104T151017/0.jpg</text:p>
          </table:table-cell>
          <table:table-cell office:value-type="string">
            <text:p>https://twitter.com/winterlily0/status/1610981336566861831</text:p>
          </table:table-cell>
        </table:table-row>
        <table:table-row>
          <table:table-cell office:value="1129" office:value-type="float"/>
          <table:table-cell office:value-type="string">
            <text:p>Pattern 45</text:p>
          </table:table-cell>
          <table:table-cell office:value="0.18863843905347027" office:value-type="float"/>
          <table:table-cell office:value="0.5579652082341287" office:value-type="float"/>
          <table:table-cell office:value="0.8721524902476101" office:value-type="float"/>
          <table:table-cell office:value-type="string">
            <text:p>input/data_formal_20240530-1342/meme/holistic_invest_20230123T052231/0.jpg</text:p>
          </table:table-cell>
          <table:table-cell office:value-type="string">
            <text:p>https://twitter.com/t_raajan/status/1617392547449688064</text:p>
          </table:table-cell>
        </table:table-row>
        <table:table-row>
          <table:table-cell office:value="1130" office:value-type="float"/>
          <table:table-cell office:value-type="string">
            <text:p>Pattern 44</text:p>
          </table:table-cell>
          <table:table-cell office:value="0.21793346305804293" office:value-type="float"/>
          <table:table-cell office:value="0.3442161645281861" office:value-type="float"/>
          <table:table-cell office:value="0.9008148065284761" office:value-type="float"/>
          <table:table-cell office:value-type="string">
            <text:p>input/data_formal_20240530-1342/meme/holyrittte_20230307T070402/0.jpg</text:p>
          </table:table-cell>
          <table:table-cell office:value-type="string">
            <text:p>https://twitter.com/holyrittte/status/1633000537250578433</text:p>
          </table:table-cell>
        </table:table-row>
        <table:table-row>
          <table:table-cell office:value="1131" office:value-type="float"/>
          <table:table-cell office:value-type="string">
            <text:p>Pattern 23</text:p>
          </table:table-cell>
          <table:table-cell office:value="0.10755119454988482" office:value-type="float"/>
          <table:table-cell office:value="0.7220568281352544" office:value-type="float"/>
          <table:table-cell office:value="0.592801465932322" office:value-type="float"/>
          <table:table-cell office:value-type="string">
            <text:p>input/data_formal_20240530-1342/meme/HooprOfficial_20230106T054917/0.jpg</text:p>
          </table:table-cell>
          <table:table-cell office:value-type="string">
            <text:p>https://twitter.com/mr_V_of_DV/status/1611278202135252993</text:p>
          </table:table-cell>
        </table:table-row>
        <table:table-row>
          <table:table-cell office:value="1132" office:value-type="float"/>
          <table:table-cell office:value-type="string">
            <text:p>Pattern 11</text:p>
          </table:table-cell>
          <table:table-cell office:value="0.1566431338600226" office:value-type="float"/>
          <table:table-cell office:value="0.5184455616194" office:value-type="float"/>
          <table:table-cell office:value="0.9071811803956807" office:value-type="float"/>
          <table:table-cell office:value-type="string">
            <text:p>input/data_formal_20240530-1342/meme/HopalongAsks_20230126T093930/0.jpg</text:p>
          </table:table-cell>
          <table:table-cell office:value-type="string">
            <text:p>https://twitter.com/HopalongAsks/status/1618544145416744960</text:p>
          </table:table-cell>
        </table:table-row>
        <table:table-row>
          <table:table-cell office:value="1133" office:value-type="float"/>
          <table:table-cell office:value-type="string">
            <text:p>Pattern 41</text:p>
          </table:table-cell>
          <table:table-cell office:value="0.1662211612269633" office:value-type="float"/>
          <table:table-cell office:value="0.360702424451177" office:value-type="float"/>
          <table:table-cell office:value="0.9069887922372422" office:value-type="float"/>
          <table:table-cell office:value-type="string">
            <text:p>input/data_formal_20240530-1342/meme/HopalongAsks_20230127T003302/0.jpg</text:p>
          </table:table-cell>
          <table:table-cell office:value-type="string">
            <text:p>https://twitter.com/HopalongAsks/status/1618769011067727872</text:p>
          </table:table-cell>
        </table:table-row>
        <table:table-row>
          <table:table-cell office:value="1134" office:value-type="float"/>
          <table:table-cell office:value-type="string">
            <text:p>Pattern 1</text:p>
          </table:table-cell>
          <table:table-cell office:value="0.136290489280745" office:value-type="float"/>
          <table:table-cell office:value="0.46210584471494104" office:value-type="float"/>
          <table:table-cell office:value="0.9310142116523947" office:value-type="float"/>
          <table:table-cell office:value-type="string">
            <text:p>input/data_formal_20240530-1342/meme/HopalongAsks_20230127T092422/0.jpg</text:p>
          </table:table-cell>
          <table:table-cell office:value-type="string">
            <text:p>https://twitter.com/osmanlisizi/status/1618903926249754625</text:p>
          </table:table-cell>
        </table:table-row>
        <table:table-row>
          <table:table-cell office:value="1135" office:value-type="float"/>
          <table:table-cell office:value-type="string">
            <text:p>Pattern 30</text:p>
          </table:table-cell>
          <table:table-cell office:value="0.15412412916641346" office:value-type="float"/>
          <table:table-cell office:value="0.26721578488984365" office:value-type="float"/>
          <table:table-cell office:value="0.8688684429318263" office:value-type="float"/>
          <table:table-cell office:value-type="string">
            <text:p>input/data_formal_20240530-1342/meme/HopalongAsks_20230307T091936/0.jpg</text:p>
          </table:table-cell>
          <table:table-cell office:value-type="string">
            <text:p>https://twitter.com/HopalongAsks/status/1633034653475979269</text:p>
          </table:table-cell>
        </table:table-row>
        <table:table-row>
          <table:table-cell office:value="1136" office:value-type="float"/>
          <table:table-cell office:value-type="string">
            <text:p>Pattern 13</text:p>
          </table:table-cell>
          <table:table-cell office:value="0.13076408640192308" office:value-type="float"/>
          <table:table-cell office:value="0.632591706483251" office:value-type="float"/>
          <table:table-cell office:value="0.914316809290882" office:value-type="float"/>
          <table:table-cell office:value-type="string">
            <text:p>input/data_formal_20240530-1342/meme/Horseshoe_Party_20220612T221622/0.jpg</text:p>
          </table:table-cell>
          <table:table-cell office:value-type="string">
            <text:p>https://twitter.com/Horseshoe_Party/status/1638664493306724352</text:p>
          </table:table-cell>
        </table:table-row>
        <table:table-row>
          <table:table-cell office:value="1137" office:value-type="float"/>
          <table:table-cell office:value-type="string">
            <text:p>Pattern 5</text:p>
          </table:table-cell>
          <table:table-cell office:value="0.06148364247010116" office:value-type="float"/>
          <table:table-cell office:value="0.5105461514300322" office:value-type="float"/>
          <table:table-cell office:value="0.8513406316597627" office:value-type="float"/>
          <table:table-cell office:value-type="string">
            <text:p>input/data_formal_20240530-1342/meme/hoskytoken_20230314T145821/0.jpg</text:p>
          </table:table-cell>
          <table:table-cell office:value-type="string">
            <text:p>https://twitter.com/TobiasFancee/status/1636154234566500355</text:p>
          </table:table-cell>
        </table:table-row>
        <table:table-row>
          <table:table-cell office:value="1138" office:value-type="float"/>
          <table:table-cell office:value-type="string">
            <text:p>Pattern 43</text:p>
          </table:table-cell>
          <table:table-cell office:value="0.13221631396365532" office:value-type="float"/>
          <table:table-cell office:value="0.6047476183605051" office:value-type="float"/>
          <table:table-cell office:value="0.9031284337810364" office:value-type="float"/>
          <table:table-cell office:value-type="string">
            <text:p>input/data_formal_20240530-1342/meme/hriconsultants_20230307T070100/0.jpg</text:p>
          </table:table-cell>
          <table:table-cell office:value-type="string">
            <text:p>https://twitter.com/hriconsultants/status/1632999774600167425</text:p>
          </table:table-cell>
        </table:table-row>
        <table:table-row>
          <table:table-cell office:value="1139" office:value-type="float"/>
          <table:table-cell office:value-type="string">
            <text:p>Pattern 11</text:p>
          </table:table-cell>
          <table:table-cell office:value="0.16220418847413076" office:value-type="float"/>
          <table:table-cell office:value="0.42197562220652135" office:value-type="float"/>
          <table:table-cell office:value="0.8869282413991395" office:value-type="float"/>
          <table:table-cell office:value-type="string">
            <text:p>input/data_formal_20240530-1342/meme/HRinAsia_20221228T025841/0.jpg</text:p>
          </table:table-cell>
          <table:table-cell office:value-type="string">
            <text:p>https://twitter.com/HRinAsia/status/1607934032477667329</text:p>
          </table:table-cell>
        </table:table-row>
        <table:table-row>
          <table:table-cell office:value="1140" office:value-type="float"/>
          <table:table-cell office:value-type="string">
            <text:p>Pattern 29</text:p>
          </table:table-cell>
          <table:table-cell office:value="0.22615018505072573" office:value-type="float"/>
          <table:table-cell office:value="0.3121136745717712" office:value-type="float"/>
          <table:table-cell office:value="0.8365453736258851" office:value-type="float"/>
          <table:table-cell office:value-type="string">
            <text:p>input/data_formal_20240530-1342/meme/HrynewichZane_20221228T020046/0.jpg</text:p>
          </table:table-cell>
          <table:table-cell office:value-type="string">
            <text:p>https://twitter.com/HrynewichZane/status/1607919457183170562</text:p>
          </table:table-cell>
        </table:table-row>
        <table:table-row>
          <table:table-cell office:value="1141" office:value-type="float"/>
          <table:table-cell office:value-type="string">
            <text:p>Pattern 44</text:p>
          </table:table-cell>
          <table:table-cell office:value="0.1901064434137289" office:value-type="float"/>
          <table:table-cell office:value="0.40147425789961055" office:value-type="float"/>
          <table:table-cell office:value="0.8938882755316495" office:value-type="float"/>
          <table:table-cell office:value-type="string">
            <text:p>input/data_formal_20240530-1342/meme/htcity_20230403T144430/0.jpg</text:p>
          </table:table-cell>
          <table:table-cell office:value-type="string">
            <text:p>https://twitter.com/htcity/status/1642900889743806464</text:p>
          </table:table-cell>
        </table:table-row>
        <table:table-row>
          <table:table-cell office:value="1142" office:value-type="float"/>
          <table:table-cell office:value-type="string">
            <text:p>Pattern 14</text:p>
          </table:table-cell>
          <table:table-cell office:value="0.2111663497418712" office:value-type="float"/>
          <table:table-cell office:value="0.2375555085440185" office:value-type="float"/>
          <table:table-cell office:value="0.923957424172622" office:value-type="float"/>
          <table:table-cell office:value-type="string">
            <text:p>input/data_formal_20240530-1342/meme/htcity_20230403T144430/1.jpg</text:p>
          </table:table-cell>
          <table:table-cell office:value-type="string">
            <text:p>https://twitter.com/htcity/status/1642900889743806464</text:p>
          </table:table-cell>
        </table:table-row>
        <table:table-row>
          <table:table-cell office:value="1143" office:value-type="float"/>
          <table:table-cell office:value-type="string">
            <text:p>Pattern 15</text:p>
          </table:table-cell>
          <table:table-cell office:value="0.2070955974761834" office:value-type="float"/>
          <table:table-cell office:value="0.463036570373486" office:value-type="float"/>
          <table:table-cell office:value="0.8772296278707769" office:value-type="float"/>
          <table:table-cell office:value-type="string">
            <text:p>input/data_formal_20240530-1342/meme/htcity_20230403T144430/2.jpg</text:p>
          </table:table-cell>
          <table:table-cell office:value-type="string">
            <text:p>https://twitter.com/htcity/status/1642900889743806464</text:p>
          </table:table-cell>
        </table:table-row>
        <table:table-row>
          <table:table-cell office:value="1144" office:value-type="float"/>
          <table:table-cell office:value-type="string">
            <text:p>Pattern 15</text:p>
          </table:table-cell>
          <table:table-cell office:value="0.17109899952050978" office:value-type="float"/>
          <table:table-cell office:value="0.5578500297606238" office:value-type="float"/>
          <table:table-cell office:value="0.8442391866745343" office:value-type="float"/>
          <table:table-cell office:value-type="string">
            <text:p>input/data_formal_20240530-1342/meme/htcity_20230403T144430/3.jpg</text:p>
          </table:table-cell>
          <table:table-cell office:value-type="string">
            <text:p>https://twitter.com/htcity/status/1642900889743806464</text:p>
          </table:table-cell>
        </table:table-row>
        <table:table-row>
          <table:table-cell office:value="1145" office:value-type="float"/>
          <table:table-cell office:value-type="string">
            <text:p>Pattern 10</text:p>
          </table:table-cell>
          <table:table-cell office:value="0.14640395496154007" office:value-type="float"/>
          <table:table-cell office:value="0.2628176020224724" office:value-type="float"/>
          <table:table-cell office:value="0.8985421976774782" office:value-type="float"/>
          <table:table-cell office:value-type="string">
            <text:p>input/data_formal_20240530-1342/meme/hub_insane_20230226T023056/0.jpg</text:p>
          </table:table-cell>
          <table:table-cell office:value-type="string">
            <text:p>https://twitter.com/hub_insane/status/1629670318049722371</text:p>
          </table:table-cell>
        </table:table-row>
        <table:table-row>
          <table:table-cell office:value="1146" office:value-type="float"/>
          <table:table-cell office:value-type="string">
            <text:p>Pattern 17</text:p>
          </table:table-cell>
          <table:table-cell office:value="0.18183715149328247" office:value-type="float"/>
          <table:table-cell office:value="0.3854528820695499" office:value-type="float"/>
          <table:table-cell office:value="0.8706309791541978" office:value-type="float"/>
          <table:table-cell office:value-type="string">
            <text:p>input/data_formal_20240530-1342/meme/hub_insane_20230226T023420/0.jpg</text:p>
          </table:table-cell>
          <table:table-cell office:value-type="string">
            <text:p>https://twitter.com/hub_insane/status/1629671175038324738</text:p>
          </table:table-cell>
        </table:table-row>
        <table:table-row>
          <table:table-cell office:value="1147" office:value-type="float"/>
          <table:table-cell office:value-type="string">
            <text:p>Pattern 5</text:p>
          </table:table-cell>
          <table:table-cell office:value="0.10290931620579993" office:value-type="float"/>
          <table:table-cell office:value="0.497841847109305" office:value-type="float"/>
          <table:table-cell office:value="0.9052078998303201" office:value-type="float"/>
          <table:table-cell office:value-type="string">
            <text:p>input/data_formal_20240530-1342/meme/hub_insane_20230226T023623/0.jpg</text:p>
          </table:table-cell>
          <table:table-cell office:value-type="string">
            <text:p>https://twitter.com/hub_insane/status/1629671689255784449</text:p>
          </table:table-cell>
        </table:table-row>
        <table:table-row>
          <table:table-cell office:value="1148" office:value-type="float"/>
          <table:table-cell office:value-type="string">
            <text:p>Pattern 2</text:p>
          </table:table-cell>
          <table:table-cell office:value="0.168112062831778" office:value-type="float"/>
          <table:table-cell office:value="0.4048153756134218" office:value-type="float"/>
          <table:table-cell office:value="0.8758963031572627" office:value-type="float"/>
          <table:table-cell office:value-type="string">
            <text:p>input/data_formal_20240530-1342/meme/hub_insane_20230226T023843/0.jpg</text:p>
          </table:table-cell>
          <table:table-cell office:value-type="string">
            <text:p>https://twitter.com/hub_insane/status/1629672278064791552</text:p>
          </table:table-cell>
        </table:table-row>
        <table:table-row>
          <table:table-cell office:value="1149" office:value-type="float"/>
          <table:table-cell office:value-type="string">
            <text:p>Pattern 14</text:p>
          </table:table-cell>
          <table:table-cell office:value="0.13322595159649547" office:value-type="float"/>
          <table:table-cell office:value="0.17611447584139742" office:value-type="float"/>
          <table:table-cell office:value="0.9026734471099949" office:value-type="float"/>
          <table:table-cell office:value-type="string">
            <text:p>input/data_formal_20240530-1342/meme/hub_insane_20230226T024023/0.jpg</text:p>
          </table:table-cell>
          <table:table-cell office:value-type="string">
            <text:p>https://twitter.com/hub_insane/status/1629672696421429248</text:p>
          </table:table-cell>
        </table:table-row>
        <table:table-row>
          <table:table-cell office:value="1150" office:value-type="float"/>
          <table:table-cell office:value-type="string">
            <text:p>Pattern 14</text:p>
          </table:table-cell>
          <table:table-cell office:value="0.19435413881562247" office:value-type="float"/>
          <table:table-cell office:value="0.2869041005331795" office:value-type="float"/>
          <table:table-cell office:value="0.8640122651378717" office:value-type="float"/>
          <table:table-cell office:value-type="string">
            <text:p>input/data_formal_20240530-1342/meme/hub_insane_20230226T024202/0.jpg</text:p>
          </table:table-cell>
          <table:table-cell office:value-type="string">
            <text:p>https://twitter.com/hub_insane/status/1629673112337014784</text:p>
          </table:table-cell>
        </table:table-row>
        <table:table-row>
          <table:table-cell office:value="1151" office:value-type="float"/>
          <table:table-cell office:value-type="string">
            <text:p>Pattern 2</text:p>
          </table:table-cell>
          <table:table-cell office:value="0.1650718095788658" office:value-type="float"/>
          <table:table-cell office:value="0.4555951911355115" office:value-type="float"/>
          <table:table-cell office:value="0.9752510864081909" office:value-type="float"/>
          <table:table-cell office:value-type="string">
            <text:p>input/data_formal_20240530-1342/meme/hub_insane_20230226T041831/0.jpg</text:p>
          </table:table-cell>
          <table:table-cell office:value-type="string">
            <text:p>https://twitter.com/hub_insane/status/1629697393406128134</text:p>
          </table:table-cell>
        </table:table-row>
        <table:table-row>
          <table:table-cell office:value="1152" office:value-type="float"/>
          <table:table-cell office:value-type="string">
            <text:p>Pattern 14</text:p>
          </table:table-cell>
          <table:table-cell office:value="0.16008159914371622" office:value-type="float"/>
          <table:table-cell office:value="0.19620187853584703" office:value-type="float"/>
          <table:table-cell office:value="0.9169121112936495" office:value-type="float"/>
          <table:table-cell office:value-type="string">
            <text:p>input/data_formal_20240530-1342/meme/hub_insane_20230226T042045/0.jpg</text:p>
          </table:table-cell>
          <table:table-cell office:value-type="string">
            <text:p>https://twitter.com/hub_insane/status/1629697956847976448</text:p>
          </table:table-cell>
        </table:table-row>
        <table:table-row>
          <table:table-cell office:value="1153" office:value-type="float"/>
          <table:table-cell office:value-type="string">
            <text:p>Pattern 18</text:p>
          </table:table-cell>
          <table:table-cell office:value="0.16741566616507705" office:value-type="float"/>
          <table:table-cell office:value="0.42232289932455547" office:value-type="float"/>
          <table:table-cell office:value="0.9190340694660226" office:value-type="float"/>
          <table:table-cell office:value-type="string">
            <text:p>input/data_formal_20240530-1342/meme/hub_insane_20230226T042408/0.jpg</text:p>
          </table:table-cell>
          <table:table-cell office:value-type="string">
            <text:p>https://twitter.com/hub_insane/status/1629698808413327360</text:p>
          </table:table-cell>
        </table:table-row>
        <table:table-row>
          <table:table-cell office:value="1154" office:value-type="float"/>
          <table:table-cell office:value-type="string">
            <text:p>Pattern 13</text:p>
          </table:table-cell>
          <table:table-cell office:value="0.1112415542269079" office:value-type="float"/>
          <table:table-cell office:value="0.40955385599084587" office:value-type="float"/>
          <table:table-cell office:value="0.8129636509728586" office:value-type="float"/>
          <table:table-cell office:value-type="string">
            <text:p>input/data_formal_20240530-1342/meme/hub_insane_20230226T042655/0.jpg</text:p>
          </table:table-cell>
          <table:table-cell office:value-type="string">
            <text:p>https://twitter.com/hub_insane/status/1629699507175976960</text:p>
          </table:table-cell>
        </table:table-row>
        <table:table-row>
          <table:table-cell office:value="1155" office:value-type="float"/>
          <table:table-cell office:value-type="string">
            <text:p>Pattern 11</text:p>
          </table:table-cell>
          <table:table-cell office:value="0.16570924412117383" office:value-type="float"/>
          <table:table-cell office:value="0.5128535069621905" office:value-type="float"/>
          <table:table-cell office:value="0.841929274292468" office:value-type="float"/>
          <table:table-cell office:value-type="string">
            <text:p>input/data_formal_20240530-1342/meme/hub_insane_20230226T042839/0.jpg</text:p>
          </table:table-cell>
          <table:table-cell office:value-type="string">
            <text:p>https://twitter.com/hub_insane/status/1629699941391278081</text:p>
          </table:table-cell>
        </table:table-row>
        <table:table-row>
          <table:table-cell office:value="1156" office:value-type="float"/>
          <table:table-cell office:value-type="string">
            <text:p>Pattern 5</text:p>
          </table:table-cell>
          <table:table-cell office:value="0.0802049038670819" office:value-type="float"/>
          <table:table-cell office:value="0.33311285934806034" office:value-type="float"/>
          <table:table-cell office:value="0.8681383713323744" office:value-type="float"/>
          <table:table-cell office:value-type="string">
            <text:p>input/data_formal_20240530-1342/meme/hub_insane_20230226T043121/0.jpg</text:p>
          </table:table-cell>
          <table:table-cell office:value-type="string">
            <text:p>https://twitter.com/hub_insane/status/1629700622718218240</text:p>
          </table:table-cell>
        </table:table-row>
        <table:table-row>
          <table:table-cell office:value="1157" office:value-type="float"/>
          <table:table-cell office:value-type="string">
            <text:p>Pattern 6</text:p>
          </table:table-cell>
          <table:table-cell office:value="0.08993661637788822" office:value-type="float"/>
          <table:table-cell office:value="0.039786651386784166" office:value-type="float"/>
          <table:table-cell office:value="0.8346321914093702" office:value-type="float"/>
          <table:table-cell office:value-type="string">
            <text:p>input/data_formal_20240530-1342/meme/hub_insane_20230226T043401/0.jpg</text:p>
          </table:table-cell>
          <table:table-cell office:value-type="string">
            <text:p>https://twitter.com/hub_insane/status/1629701292057849856</text:p>
          </table:table-cell>
        </table:table-row>
        <table:table-row>
          <table:table-cell office:value="1158" office:value-type="float"/>
          <table:table-cell office:value-type="string">
            <text:p>Pattern 45</text:p>
          </table:table-cell>
          <table:table-cell office:value="0.1722214175737321" office:value-type="float"/>
          <table:table-cell office:value="0.3252621385419929" office:value-type="float"/>
          <table:table-cell office:value="0.8431403354100303" office:value-type="float"/>
          <table:table-cell office:value-type="string">
            <text:p>input/data_formal_20240530-1342/meme/hub_insane_20230226T043452/0.jpg</text:p>
          </table:table-cell>
          <table:table-cell office:value-type="string">
            <text:p>https://twitter.com/hub_insane/status/1629701509146640384</text:p>
          </table:table-cell>
        </table:table-row>
        <table:table-row>
          <table:table-cell office:value="1159" office:value-type="float"/>
          <table:table-cell office:value-type="string">
            <text:p>Pattern 25</text:p>
          </table:table-cell>
          <table:table-cell office:value="0.2186980801603442" office:value-type="float"/>
          <table:table-cell office:value="0.29116495567194234" office:value-type="float"/>
          <table:table-cell office:value="0.8680245859815845" office:value-type="float"/>
          <table:table-cell office:value-type="string">
            <text:p>input/data_formal_20240530-1342/meme/hub_insane_20230226T053513/0.jpg</text:p>
          </table:table-cell>
          <table:table-cell office:value-type="string">
            <text:p>https://twitter.com/hub_insane/status/1629716694053830657</text:p>
          </table:table-cell>
        </table:table-row>
        <table:table-row>
          <table:table-cell office:value="1160" office:value-type="float"/>
          <table:table-cell office:value-type="string">
            <text:p>Pattern 10</text:p>
          </table:table-cell>
          <table:table-cell office:value="0.16587354018992112" office:value-type="float"/>
          <table:table-cell office:value="0.34448210757744774" office:value-type="float"/>
          <table:table-cell office:value="0.8381926750875185" office:value-type="float"/>
          <table:table-cell office:value-type="string">
            <text:p>input/data_formal_20240530-1342/meme/hub_insane_20230226T053656/0.jpg</text:p>
          </table:table-cell>
          <table:table-cell office:value-type="string">
            <text:p>https://twitter.com/hub_insane/status/1629717126813732866</text:p>
          </table:table-cell>
        </table:table-row>
        <table:table-row>
          <table:table-cell office:value="1161" office:value-type="float"/>
          <table:table-cell office:value-type="string">
            <text:p>Pattern 6</text:p>
          </table:table-cell>
          <table:table-cell office:value="0.07049970448581377" office:value-type="float"/>
          <table:table-cell office:value="0.24596866101613038" office:value-type="float"/>
          <table:table-cell office:value="0.8407402143495217" office:value-type="float"/>
          <table:table-cell office:value-type="string">
            <text:p>input/data_formal_20240530-1342/meme/hub_insane_20230226T062657/0.jpg</text:p>
          </table:table-cell>
          <table:table-cell office:value-type="string">
            <text:p>https://twitter.com/hub_insane/status/1629729713802600448</text:p>
          </table:table-cell>
        </table:table-row>
        <table:table-row>
          <table:table-cell office:value="1162" office:value-type="float"/>
          <table:table-cell office:value-type="string">
            <text:p>Pattern 14</text:p>
          </table:table-cell>
          <table:table-cell office:value="0.20322658855660605" office:value-type="float"/>
          <table:table-cell office:value="0.13699905115823008" office:value-type="float"/>
          <table:table-cell office:value="0.9209424846188556" office:value-type="float"/>
          <table:table-cell office:value-type="string">
            <text:p>input/data_formal_20240530-1342/meme/hub_insane_20230226T062854/0.jpg</text:p>
          </table:table-cell>
          <table:table-cell office:value-type="string">
            <text:p>https://twitter.com/hub_insane/status/1629730203827310592</text:p>
          </table:table-cell>
        </table:table-row>
        <table:table-row>
          <table:table-cell office:value="1163" office:value-type="float"/>
          <table:table-cell office:value-type="string">
            <text:p>Pattern 9</text:p>
          </table:table-cell>
          <table:table-cell office:value="0.16147382066251675" office:value-type="float"/>
          <table:table-cell office:value="0.30862733316417323" office:value-type="float"/>
          <table:table-cell office:value="1.0102860158388378" office:value-type="float"/>
          <table:table-cell office:value-type="string">
            <text:p>input/data_formal_20240530-1342/meme/hub_insane_20230226T063036/0.jpg</text:p>
          </table:table-cell>
          <table:table-cell office:value-type="string">
            <text:p>https://twitter.com/hub_insane/status/1629730631310794752</text:p>
          </table:table-cell>
        </table:table-row>
        <table:table-row>
          <table:table-cell office:value="1164" office:value-type="float"/>
          <table:table-cell office:value-type="string">
            <text:p>Pattern 10</text:p>
          </table:table-cell>
          <table:table-cell office:value="0.18377072397576122" office:value-type="float"/>
          <table:table-cell office:value="0.39531232571711966" office:value-type="float"/>
          <table:table-cell office:value="0.8829358216437878" office:value-type="float"/>
          <table:table-cell office:value-type="string">
            <text:p>input/data_formal_20240530-1342/meme/hub_insane_20230226T063218/0.jpg</text:p>
          </table:table-cell>
          <table:table-cell office:value-type="string">
            <text:p>https://twitter.com/hub_insane/status/1629731059134005249</text:p>
          </table:table-cell>
        </table:table-row>
        <table:table-row>
          <table:table-cell office:value="1165" office:value-type="float"/>
          <table:table-cell office:value-type="string">
            <text:p>Pattern 9</text:p>
          </table:table-cell>
          <table:table-cell office:value="0.16397653363541187" office:value-type="float"/>
          <table:table-cell office:value="0.389905038994305" office:value-type="float"/>
          <table:table-cell office:value="0.9671955066202927" office:value-type="float"/>
          <table:table-cell office:value-type="string">
            <text:p>input/data_formal_20240530-1342/meme/hub_insane_20230226T063416/0.jpg</text:p>
          </table:table-cell>
          <table:table-cell office:value-type="string">
            <text:p>https://twitter.com/hub_insane/status/1629731555005595649</text:p>
          </table:table-cell>
        </table:table-row>
        <table:table-row>
          <table:table-cell office:value="1166" office:value-type="float"/>
          <table:table-cell office:value-type="string">
            <text:p>Pattern 14</text:p>
          </table:table-cell>
          <table:table-cell office:value="0.19034003383513395" office:value-type="float"/>
          <table:table-cell office:value="0.39684813159815874" office:value-type="float"/>
          <table:table-cell office:value="0.8805865408177158" office:value-type="float"/>
          <table:table-cell office:value-type="string">
            <text:p>input/data_formal_20240530-1342/meme/hub_insane_20230226T072803/0.jpg</text:p>
          </table:table-cell>
          <table:table-cell office:value-type="string">
            <text:p>https://twitter.com/hub_insane/status/1629745089156358144</text:p>
          </table:table-cell>
        </table:table-row>
        <table:table-row>
          <table:table-cell office:value="1167" office:value-type="float"/>
          <table:table-cell office:value-type="string">
            <text:p>Pattern 10</text:p>
          </table:table-cell>
          <table:table-cell office:value="0.22347882852553566" office:value-type="float"/>
          <table:table-cell office:value="0.29946626871616566" office:value-type="float"/>
          <table:table-cell office:value="0.874133373319322" office:value-type="float"/>
          <table:table-cell office:value-type="string">
            <text:p>input/data_formal_20240530-1342/meme/hub_insane_20230226T073038/0.jpg</text:p>
          </table:table-cell>
          <table:table-cell office:value-type="string">
            <text:p>https://twitter.com/hub_insane/status/1629745740187840514</text:p>
          </table:table-cell>
        </table:table-row>
        <table:table-row>
          <table:table-cell office:value="1168" office:value-type="float"/>
          <table:table-cell office:value-type="string">
            <text:p>Pattern 44</text:p>
          </table:table-cell>
          <table:table-cell office:value="0.1655189801576134" office:value-type="float"/>
          <table:table-cell office:value="0.23995406666750319" office:value-type="float"/>
          <table:table-cell office:value="0.8320547449574567" office:value-type="float"/>
          <table:table-cell office:value-type="string">
            <text:p>input/data_formal_20240530-1342/meme/hub_insane_20230307T070059/0.jpg</text:p>
          </table:table-cell>
          <table:table-cell office:value-type="string">
            <text:p>https://twitter.com/hub_insane/status/1632999770498248713</text:p>
          </table:table-cell>
        </table:table-row>
        <table:table-row>
          <table:table-cell office:value="1169" office:value-type="float"/>
          <table:table-cell office:value-type="string">
            <text:p>Pattern 3</text:p>
          </table:table-cell>
          <table:table-cell office:value="0.07597836752508813" office:value-type="float"/>
          <table:table-cell office:value="0.5446716170823294" office:value-type="float"/>
          <table:table-cell office:value="0.8788827484428169" office:value-type="float"/>
          <table:table-cell office:value-type="string">
            <text:p>input/data_formal_20240530-1342/meme/hub_insane_20230307T070317/0.jpg</text:p>
          </table:table-cell>
          <table:table-cell office:value-type="string">
            <text:p>https://twitter.com/hub_insane/status/1633000350373363712</text:p>
          </table:table-cell>
        </table:table-row>
        <table:table-row>
          <table:table-cell office:value="1170" office:value-type="float"/>
          <table:table-cell office:value-type="string">
            <text:p>Pattern 9</text:p>
          </table:table-cell>
          <table:table-cell office:value="0.1610656343657287" office:value-type="float"/>
          <table:table-cell office:value="0.18468507130871703" office:value-type="float"/>
          <table:table-cell office:value="0.9138537032398377" office:value-type="float"/>
          <table:table-cell office:value-type="string">
            <text:p>input/data_formal_20240530-1342/meme/hub_insane_20230307T070419/0.jpg</text:p>
          </table:table-cell>
          <table:table-cell office:value-type="string">
            <text:p>https://twitter.com/hub_insane/status/1633000609245716487</text:p>
          </table:table-cell>
        </table:table-row>
        <table:table-row>
          <table:table-cell office:value="1171" office:value-type="float"/>
          <table:table-cell office:value-type="string">
            <text:p>Pattern 39</text:p>
          </table:table-cell>
          <table:table-cell office:value="0.1763850255841805" office:value-type="float"/>
          <table:table-cell office:value="0.22510761808690277" office:value-type="float"/>
          <table:table-cell office:value="0.8773673825042515" office:value-type="float"/>
          <table:table-cell office:value-type="string">
            <text:p>input/data_formal_20240530-1342/meme/hub_insane_20230307T070621/0.jpg</text:p>
          </table:table-cell>
          <table:table-cell office:value-type="string">
            <text:p>https://twitter.com/hub_insane/status/1633001119843491840</text:p>
          </table:table-cell>
        </table:table-row>
        <table:table-row>
          <table:table-cell office:value="1172" office:value-type="float"/>
          <table:table-cell office:value-type="string">
            <text:p>Pattern 3</text:p>
          </table:table-cell>
          <table:table-cell office:value="0.1717708988873809" office:value-type="float"/>
          <table:table-cell office:value="0.4359188427466817" office:value-type="float"/>
          <table:table-cell office:value="0.8352840381683767" office:value-type="float"/>
          <table:table-cell office:value-type="string">
            <text:p>input/data_formal_20240530-1342/meme/hub_insane_20230307T070804/0.jpg</text:p>
          </table:table-cell>
          <table:table-cell office:value-type="string">
            <text:p>https://twitter.com/hub_insane/status/1633001551844241408</text:p>
          </table:table-cell>
        </table:table-row>
        <table:table-row>
          <table:table-cell office:value="1173" office:value-type="float"/>
          <table:table-cell office:value-type="string">
            <text:p>Pattern 9</text:p>
          </table:table-cell>
          <table:table-cell office:value="0.14831944970502448" office:value-type="float"/>
          <table:table-cell office:value="0.38571116571801567" office:value-type="float"/>
          <table:table-cell office:value="0.9108312051623104" office:value-type="float"/>
          <table:table-cell office:value-type="string">
            <text:p>input/data_formal_20240530-1342/meme/hub_insane_20230307T071607/0.jpg</text:p>
          </table:table-cell>
          <table:table-cell office:value-type="string">
            <text:p>https://twitter.com/hub_insane/status/1633003579345698818</text:p>
          </table:table-cell>
        </table:table-row>
        <table:table-row>
          <table:table-cell office:value="1174" office:value-type="float"/>
          <table:table-cell office:value-type="string">
            <text:p>Pattern 17</text:p>
          </table:table-cell>
          <table:table-cell office:value="0.1993291464809525" office:value-type="float"/>
          <table:table-cell office:value="0.2746136533612681" office:value-type="float"/>
          <table:table-cell office:value="0.8570080027321338" office:value-type="float"/>
          <table:table-cell office:value-type="string">
            <text:p>input/data_formal_20240530-1342/meme/hub_insane_20230307T071801/0.jpg</text:p>
          </table:table-cell>
          <table:table-cell office:value-type="string">
            <text:p>https://twitter.com/hub_insane/status/1633004056191926274</text:p>
          </table:table-cell>
        </table:table-row>
        <table:table-row>
          <table:table-cell office:value="1175" office:value-type="float"/>
          <table:table-cell office:value-type="string">
            <text:p>Pattern 26</text:p>
          </table:table-cell>
          <table:table-cell office:value="0.1941391265373219" office:value-type="float"/>
          <table:table-cell office:value="0.1906118212594638" office:value-type="float"/>
          <table:table-cell office:value="0.8362756212761006" office:value-type="float"/>
          <table:table-cell office:value-type="string">
            <text:p>input/data_formal_20240530-1342/meme/hub_insane_20230307T090951/0.jpg</text:p>
          </table:table-cell>
          <table:table-cell office:value-type="string">
            <text:p>https://twitter.com/hub_insane/status/1633032200084914177</text:p>
          </table:table-cell>
        </table:table-row>
        <table:table-row>
          <table:table-cell office:value="1176" office:value-type="float"/>
          <table:table-cell office:value-type="string">
            <text:p>Pattern 30</text:p>
          </table:table-cell>
          <table:table-cell office:value="0.21501927336482404" office:value-type="float"/>
          <table:table-cell office:value="0.2095726411762838" office:value-type="float"/>
          <table:table-cell office:value="0.8812429785704705" office:value-type="float"/>
          <table:table-cell office:value-type="string">
            <text:p>input/data_formal_20240530-1342/meme/hub_insane_20230307T091222/0.jpg</text:p>
          </table:table-cell>
          <table:table-cell office:value-type="string">
            <text:p>https://twitter.com/hub_insane/status/1633032834632896513</text:p>
          </table:table-cell>
        </table:table-row>
        <table:table-row>
          <table:table-cell office:value="1177" office:value-type="float"/>
          <table:table-cell office:value-type="string">
            <text:p>Pattern 30</text:p>
          </table:table-cell>
          <table:table-cell office:value="0.12161213570770169" office:value-type="float"/>
          <table:table-cell office:value="0.4134254146238866" office:value-type="float"/>
          <table:table-cell office:value="0.9121597961855453" office:value-type="float"/>
          <table:table-cell office:value-type="string">
            <text:p>input/data_formal_20240530-1342/meme/hub_insane_20230307T091410/0.jpg</text:p>
          </table:table-cell>
          <table:table-cell office:value-type="string">
            <text:p>https://twitter.com/hub_insane/status/1633033284866265089</text:p>
          </table:table-cell>
        </table:table-row>
        <table:table-row>
          <table:table-cell office:value="1178" office:value-type="float"/>
          <table:table-cell office:value-type="string">
            <text:p>Pattern 42</text:p>
          </table:table-cell>
          <table:table-cell office:value="0.19002727494214672" office:value-type="float"/>
          <table:table-cell office:value="0.48016067778187055" office:value-type="float"/>
          <table:table-cell office:value="0.8905502190299601" office:value-type="float"/>
          <table:table-cell office:value-type="string">
            <text:p>input/data_formal_20240530-1342/meme/hyletics_20230206T114151/0.jpg</text:p>
          </table:table-cell>
          <table:table-cell office:value-type="string">
            <text:p>https://twitter.com/hyletics/status/1622561206312529920</text:p>
          </table:table-cell>
        </table:table-row>
        <table:table-row>
          <table:table-cell office:value="1179" office:value-type="float"/>
          <table:table-cell office:value-type="string">
            <text:p>Pattern 14</text:p>
          </table:table-cell>
          <table:table-cell office:value="0.22865752157719738" office:value-type="float"/>
          <table:table-cell office:value="0.2992366872595945" office:value-type="float"/>
          <table:table-cell office:value="0.8969800252286044" office:value-type="float"/>
          <table:table-cell office:value-type="string">
            <text:p>input/data_formal_20240530-1342/meme/hub_insane_20230307T091555/0.jpg</text:p>
          </table:table-cell>
          <table:table-cell office:value-type="string">
            <text:p>https://twitter.com/hub_insane/status/1633033729126854659</text:p>
          </table:table-cell>
        </table:table-row>
        <table:table-row>
          <table:table-cell office:value="1180" office:value-type="float"/>
          <table:table-cell office:value-type="string">
            <text:p>Pattern 29</text:p>
          </table:table-cell>
          <table:table-cell office:value="0.1852107637414349" office:value-type="float"/>
          <table:table-cell office:value="0.47399220661585206" office:value-type="float"/>
          <table:table-cell office:value="0.797647847051358" office:value-type="float"/>
          <table:table-cell office:value-type="string">
            <text:p>input/data_formal_20240530-1342/meme/hub_insane_20230307T091840/0.jpg</text:p>
          </table:table-cell>
          <table:table-cell office:value-type="string">
            <text:p>https://twitter.com/hub_insane/status/1633034418871836672</text:p>
          </table:table-cell>
        </table:table-row>
        <table:table-row>
          <table:table-cell office:value="1181" office:value-type="float"/>
          <table:table-cell office:value-type="string">
            <text:p>Pattern 3</text:p>
          </table:table-cell>
          <table:table-cell office:value="0.0844215451585138" office:value-type="float"/>
          <table:table-cell office:value="0.5300145677817082" office:value-type="float"/>
          <table:table-cell office:value="0.8513160364245931" office:value-type="float"/>
          <table:table-cell office:value-type="string">
            <text:p>input/data_formal_20240530-1342/meme/hub_insane_20230307T092035/0.jpg</text:p>
          </table:table-cell>
          <table:table-cell office:value-type="string">
            <text:p>https://twitter.com/hub_insane/status/1633034903250952195</text:p>
          </table:table-cell>
        </table:table-row>
        <table:table-row>
          <table:table-cell office:value="1182" office:value-type="float"/>
          <table:table-cell office:value-type="string">
            <text:p>Pattern 10</text:p>
          </table:table-cell>
          <table:table-cell office:value="0.1914953383815532" office:value-type="float"/>
          <table:table-cell office:value="0.3743768352641192" office:value-type="float"/>
          <table:table-cell office:value="0.9824443080113416" office:value-type="float"/>
          <table:table-cell office:value-type="string">
            <text:p>input/data_formal_20240530-1342/meme/hub_insane_20230307T092221/0.jpg</text:p>
          </table:table-cell>
          <table:table-cell office:value-type="string">
            <text:p>https://twitter.com/hub_insane/status/1633035345951375361</text:p>
          </table:table-cell>
        </table:table-row>
        <table:table-row>
          <table:table-cell office:value="1183" office:value-type="float"/>
          <table:table-cell office:value-type="string">
            <text:p>Pattern 33</text:p>
          </table:table-cell>
          <table:table-cell office:value="0.15634637586508682" office:value-type="float"/>
          <table:table-cell office:value="0.17131921966657082" office:value-type="float"/>
          <table:table-cell office:value="0.821674918406321" office:value-type="float"/>
          <table:table-cell office:value-type="string">
            <text:p>input/data_formal_20240530-1342/meme/hub_insane_20230307T110737/0.jpg</text:p>
          </table:table-cell>
          <table:table-cell office:value-type="string">
            <text:p>https://twitter.com/hub_insane/status/1633061839088107520</text:p>
          </table:table-cell>
        </table:table-row>
        <table:table-row>
          <table:table-cell office:value="1184" office:value-type="float"/>
          <table:table-cell office:value-type="string">
            <text:p>Pattern 10</text:p>
          </table:table-cell>
          <table:table-cell office:value="0.18879791389009265" office:value-type="float"/>
          <table:table-cell office:value="0.34898113906003886" office:value-type="float"/>
          <table:table-cell office:value="0.8764439634920315" office:value-type="float"/>
          <table:table-cell office:value-type="string">
            <text:p>input/data_formal_20240530-1342/meme/hub_insane_20230307T111038/0.jpg</text:p>
          </table:table-cell>
          <table:table-cell office:value-type="string">
            <text:p>https://twitter.com/hub_insane/status/1633062594822000641</text:p>
          </table:table-cell>
        </table:table-row>
        <table:table-row>
          <table:table-cell office:value="1185" office:value-type="float"/>
          <table:table-cell office:value-type="string">
            <text:p>Pattern 42</text:p>
          </table:table-cell>
          <table:table-cell office:value="0.13896170667856386" office:value-type="float"/>
          <table:table-cell office:value="0.5025830929390834" office:value-type="float"/>
          <table:table-cell office:value="0.957210383072376" office:value-type="float"/>
          <table:table-cell office:value-type="string">
            <text:p>input/data_formal_20240530-1342/meme/hub_insane_20230307T111303/0.jpg</text:p>
          </table:table-cell>
          <table:table-cell office:value-type="string">
            <text:p>https://twitter.com/hub_insane/status/1633063202861842434</text:p>
          </table:table-cell>
        </table:table-row>
        <table:table-row>
          <table:table-cell office:value="1186" office:value-type="float"/>
          <table:table-cell office:value-type="string">
            <text:p>Pattern 10</text:p>
          </table:table-cell>
          <table:table-cell office:value="0.11873213308537026" office:value-type="float"/>
          <table:table-cell office:value="0.23101294866468908" office:value-type="float"/>
          <table:table-cell office:value="0.8546440155883139" office:value-type="float"/>
          <table:table-cell office:value-type="string">
            <text:p>input/data_formal_20240530-1342/meme/hub_insane_20230307T111450/0.jpg</text:p>
          </table:table-cell>
          <table:table-cell office:value-type="string">
            <text:p>https://twitter.com/hub_insane/status/1633063652755402753</text:p>
          </table:table-cell>
        </table:table-row>
        <table:table-row>
          <table:table-cell office:value="1187" office:value-type="float"/>
          <table:table-cell office:value-type="string">
            <text:p>Pattern 6</text:p>
          </table:table-cell>
          <table:table-cell office:value="0.12853641659557163" office:value-type="float"/>
          <table:table-cell office:value="0.16872493825936466" office:value-type="float"/>
          <table:table-cell office:value="0.8706297752391955" office:value-type="float"/>
          <table:table-cell office:value-type="string">
            <text:p>input/data_formal_20240530-1342/meme/hub_insane_20230307T111642/0.jpg</text:p>
          </table:table-cell>
          <table:table-cell office:value-type="string">
            <text:p>https://twitter.com/hub_insane/status/1633064124614574081</text:p>
          </table:table-cell>
        </table:table-row>
        <table:table-row>
          <table:table-cell office:value="1188" office:value-type="float"/>
          <table:table-cell office:value-type="string">
            <text:p>Pattern 12</text:p>
          </table:table-cell>
          <table:table-cell office:value="0.13486543418155889" office:value-type="float"/>
          <table:table-cell office:value="0.18932857752580776" office:value-type="float"/>
          <table:table-cell office:value="0.9040986349572466" office:value-type="float"/>
          <table:table-cell office:value-type="string">
            <text:p>input/data_formal_20240530-1342/meme/hub_insane_20230307T112013/0.jpg</text:p>
          </table:table-cell>
          <table:table-cell office:value-type="string">
            <text:p>https://twitter.com/hub_insane/status/1633065008669118466</text:p>
          </table:table-cell>
        </table:table-row>
        <table:table-row>
          <table:table-cell office:value="1189" office:value-type="float"/>
          <table:table-cell office:value-type="string">
            <text:p>Pattern 17</text:p>
          </table:table-cell>
          <table:table-cell office:value="0.16223680987540295" office:value-type="float"/>
          <table:table-cell office:value="0.2811754424798215" office:value-type="float"/>
          <table:table-cell office:value="0.8643383930304048" office:value-type="float"/>
          <table:table-cell office:value-type="string">
            <text:p>input/data_formal_20240530-1342/meme/hub_insane_20230307T112258/0.jpg</text:p>
          </table:table-cell>
          <table:table-cell office:value-type="string">
            <text:p>https://twitter.com/hub_insane/status/1633065701555544066</text:p>
          </table:table-cell>
        </table:table-row>
        <table:table-row>
          <table:table-cell office:value="119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uobiCommunity_20230404T033447/0.jpg</text:p>
          </table:table-cell>
          <table:table-cell office:value-type="string">
            <text:p>https://twitter.com/HuobiCommunity/status/1643094737170337794</text:p>
          </table:table-cell>
        </table:table-row>
        <table:table-row>
          <table:table-cell office:value="119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HuobiCommunity_20230404T033523/0.jpg</text:p>
          </table:table-cell>
          <table:table-cell office:value-type="string">
            <text:p>https://twitter.com/HuobiCommunity/status/1643094887968165888</text:p>
          </table:table-cell>
        </table:table-row>
        <table:table-row>
          <table:table-cell office:value="1192" office:value-type="float"/>
          <table:table-cell office:value-type="string">
            <text:p>Pattern 17</text:p>
          </table:table-cell>
          <table:table-cell office:value="0.19623047628991183" office:value-type="float"/>
          <table:table-cell office:value="0.44150776876176756" office:value-type="float"/>
          <table:table-cell office:value="0.8800662342590805" office:value-type="float"/>
          <table:table-cell office:value-type="string">
            <text:p>input/data_formal_20240530-1342/meme/HuobiGlobal_20220524T075000/0.jpg</text:p>
          </table:table-cell>
          <table:table-cell office:value-type="string">
            <text:p>https://twitter.com/terryorr89/status/1620917253704192000</text:p>
          </table:table-cell>
        </table:table-row>
        <table:table-row>
          <table:table-cell office:value="1193" office:value-type="float"/>
          <table:table-cell office:value-type="string">
            <text:p>Pattern 19</text:p>
          </table:table-cell>
          <table:table-cell office:value="0.18073115928145034" office:value-type="float"/>
          <table:table-cell office:value="0.6721591481835919" office:value-type="float"/>
          <table:table-cell office:value="0.8263178326289872" office:value-type="float"/>
          <table:table-cell office:value-type="string">
            <text:p>input/data_formal_20240530-1342/meme/HuobiGlobal_20230111T074542/0.jpg</text:p>
          </table:table-cell>
          <table:table-cell office:value-type="string">
            <text:p>https://twitter.com/NagbaliB/status/1613322050579349511</text:p>
          </table:table-cell>
        </table:table-row>
        <table:table-row>
          <table:table-cell office:value="1194" office:value-type="float"/>
          <table:table-cell office:value-type="string">
            <text:p>Pattern 42</text:p>
          </table:table-cell>
          <table:table-cell office:value="0.1707559376713903" office:value-type="float"/>
          <table:table-cell office:value="0.6042983434004301" office:value-type="float"/>
          <table:table-cell office:value="0.8983700629739362" office:value-type="float"/>
          <table:table-cell office:value-type="string">
            <text:p>input/data_formal_20240530-1342/meme/Hustlerofcrypto_20230106T064715/0.jpg</text:p>
          </table:table-cell>
          <table:table-cell office:value-type="string">
            <text:p>https://twitter.com/Hustlerofcrypto/status/1611255641171177472</text:p>
          </table:table-cell>
        </table:table-row>
        <table:table-row>
          <table:table-cell office:value="1195" office:value-type="float"/>
          <table:table-cell office:value-type="string">
            <text:p>Pattern 23</text:p>
          </table:table-cell>
          <table:table-cell office:value="0.10611469845025123" office:value-type="float"/>
          <table:table-cell office:value="0.7632885928844433" office:value-type="float"/>
          <table:table-cell office:value="0.6084390308395661" office:value-type="float"/>
          <table:table-cell office:value-type="string">
            <text:p>input/data_formal_20240530-1342/meme/HyLoBiz_20230106T054443/0.jpg</text:p>
          </table:table-cell>
          <table:table-cell office:value-type="string">
            <text:p>https://twitter.com/SMM_News_Feed/status/1611242755854053378</text:p>
          </table:table-cell>
        </table:table-row>
        <table:table-row>
          <table:table-cell office:value="119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iamakunal_20230111T220104/0.jpg</text:p>
          </table:table-cell>
          <table:table-cell office:value-type="string">
            <text:p>https://twitter.com/SMM_News_Feed/status/1613300760569315328</text:p>
          </table:table-cell>
        </table:table-row>
        <table:table-row>
          <table:table-cell office:value="1197" office:value-type="float"/>
          <table:table-cell office:value-type="string">
            <text:p>Pattern 9</text:p>
          </table:table-cell>
          <table:table-cell office:value="0.27964274800010297" office:value-type="float"/>
          <table:table-cell office:value="0.33146963247969913" office:value-type="float"/>
          <table:table-cell office:value="0.9154346165312863" office:value-type="float"/>
          <table:table-cell office:value-type="string">
            <text:p>input/data_formal_20240530-1342/meme/IDKidk2023_20230206T111123/0.jpg</text:p>
          </table:table-cell>
          <table:table-cell office:value-type="string">
            <text:p>https://twitter.com/IDKidk2023/status/1622553537648680962</text:p>
          </table:table-cell>
        </table:table-row>
        <table:table-row>
          <table:table-cell office:value="1198" office:value-type="float"/>
          <table:table-cell office:value-type="string">
            <text:p>Pattern 3</text:p>
          </table:table-cell>
          <table:table-cell office:value="0.10217425134841923" office:value-type="float"/>
          <table:table-cell office:value="0.5277503595148267" office:value-type="float"/>
          <table:table-cell office:value="0.8051025832057923" office:value-type="float"/>
          <table:table-cell office:value-type="string">
            <text:p>input/data_formal_20240530-1342/meme/iDocKhan_20230106T135044/0.jpg</text:p>
          </table:table-cell>
          <table:table-cell office:value-type="string">
            <text:p>https://twitter.com/iDocKhan/status/1611359613907251204</text:p>
          </table:table-cell>
        </table:table-row>
        <table:table-row>
          <table:table-cell office:value="1199" office:value-type="float"/>
          <table:table-cell office:value-type="string">
            <text:p>Pattern 10</text:p>
          </table:table-cell>
          <table:table-cell office:value="0.1716007755948433" office:value-type="float"/>
          <table:table-cell office:value="0.20448550503504517" office:value-type="float"/>
          <table:table-cell office:value="0.8435784931527763" office:value-type="float"/>
          <table:table-cell office:value-type="string">
            <text:p>input/data_formal_20240530-1342/meme/IdunnoMemes_20230111T235409/0.jpg</text:p>
          </table:table-cell>
          <table:table-cell office:value-type="string">
            <text:p>https://twitter.com/IdunnoMemes/status/1613323407957045249</text:p>
          </table:table-cell>
        </table:table-row>
        <table:table-row>
          <table:table-cell office:value="1200" office:value-type="float"/>
          <table:table-cell office:value-type="string">
            <text:p>Pattern 23</text:p>
          </table:table-cell>
          <table:table-cell office:value="0.08665811555195302" office:value-type="float"/>
          <table:table-cell office:value="0.8721345503318644" office:value-type="float"/>
          <table:table-cell office:value="0.5948659175710476" office:value-type="float"/>
          <table:table-cell office:value-type="string">
            <text:p>input/data_formal_20240530-1342/meme/ieearcceo_20230105T112447/0.jpg</text:p>
          </table:table-cell>
          <table:table-cell office:value-type="string">
            <text:p>https://twitter.com/ieearcceo/status/1610960497368764417</text:p>
          </table:table-cell>
        </table:table-row>
        <table:table-row>
          <table:table-cell office:value="1201" office:value-type="float"/>
          <table:table-cell office:value-type="string">
            <text:p>Pattern 23</text:p>
          </table:table-cell>
          <table:table-cell office:value="0.12689528692211546" office:value-type="float"/>
          <table:table-cell office:value="0.7710406752666181" office:value-type="float"/>
          <table:table-cell office:value="0.6198180862686051" office:value-type="float"/>
          <table:table-cell office:value-type="string">
            <text:p>input/data_formal_20240530-1342/meme/igenr8__20230106T064340/0.jpg</text:p>
          </table:table-cell>
          <table:table-cell office:value-type="string">
            <text:p>https://twitter.com/igenr8_/status/1611252138876993538</text:p>
          </table:table-cell>
        </table:table-row>
        <table:table-row>
          <table:table-cell office:value="1202" office:value-type="float"/>
          <table:table-cell office:value-type="string">
            <text:p>Pattern 3</text:p>
          </table:table-cell>
          <table:table-cell office:value="0.19694235510162073" office:value-type="float"/>
          <table:table-cell office:value="0.49338960468343435" office:value-type="float"/>
          <table:table-cell office:value="0.8872620826954092" office:value-type="float"/>
          <table:table-cell office:value-type="string">
            <text:p>input/data_formal_20240530-1342/meme/ii_cl0ver_20230105T115751/0.jpg</text:p>
          </table:table-cell>
          <table:table-cell office:value-type="string">
            <text:p>https://twitter.com/ii_cl0ver/status/1610968819039891457</text:p>
          </table:table-cell>
        </table:table-row>
        <table:table-row>
          <table:table-cell office:value="1203" office:value-type="float"/>
          <table:table-cell office:value-type="string">
            <text:p>Pattern 1</text:p>
          </table:table-cell>
          <table:table-cell office:value="0.2642349130696847" office:value-type="float"/>
          <table:table-cell office:value="0.3684726269847437" office:value-type="float"/>
          <table:table-cell office:value="0.9060751217959118" office:value-type="float"/>
          <table:table-cell office:value-type="string">
            <text:p>input/data_formal_20240530-1342/meme/IiiWassid_20230201T232948/0.jpg</text:p>
          </table:table-cell>
          <table:table-cell office:value-type="string">
            <text:p>https://twitter.com/IiiWassid/status/1620927426648760320</text:p>
          </table:table-cell>
        </table:table-row>
        <table:table-row>
          <table:table-cell office:value="1204" office:value-type="float"/>
          <table:table-cell office:value-type="string">
            <text:p>Pattern 17</text:p>
          </table:table-cell>
          <table:table-cell office:value="0.1670504507287965" office:value-type="float"/>
          <table:table-cell office:value="0.4598385936704454" office:value-type="float"/>
          <table:table-cell office:value="0.8797956365785827" office:value-type="float"/>
          <table:table-cell office:value-type="string">
            <text:p>input/data_formal_20240530-1342/meme/iikingsolomon2_20230225T222535/0.jpg</text:p>
          </table:table-cell>
          <table:table-cell office:value-type="string">
            <text:p>https://twitter.com/Baki_YANMA/status/1629717292094312448</text:p>
          </table:table-cell>
        </table:table-row>
        <table:table-row>
          <table:table-cell office:value="120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iikingsolomon2_20230225T222535/1.jpg</text:p>
          </table:table-cell>
          <table:table-cell office:value-type="string">
            <text:p>https://twitter.com/Baki_YANMA/status/1629717292094312448</text:p>
          </table:table-cell>
        </table:table-row>
        <table:table-row>
          <table:table-cell office:value="120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iikingsolomon2_20230225T222535/2.jpg</text:p>
          </table:table-cell>
          <table:table-cell office:value-type="string">
            <text:p>https://twitter.com/Baki_YANMA/status/1629717292094312448</text:p>
          </table:table-cell>
        </table:table-row>
        <table:table-row>
          <table:table-cell office:value="1207" office:value-type="float"/>
          <table:table-cell office:value-type="string">
            <text:p>Pattern 17</text:p>
          </table:table-cell>
          <table:table-cell office:value="0.19320970734259493" office:value-type="float"/>
          <table:table-cell office:value="0.6120791812472266" office:value-type="float"/>
          <table:table-cell office:value="0.8135870228247942" office:value-type="float"/>
          <table:table-cell office:value-type="string">
            <text:p>input/data_formal_20240530-1342/meme/iikingsolomon2_20230225T222849/0.jpg</text:p>
          </table:table-cell>
          <table:table-cell office:value-type="string">
            <text:p>https://twitter.com/Baki_YANMA/status/1629716681898483712</text:p>
          </table:table-cell>
        </table:table-row>
        <table:table-row>
          <table:table-cell office:value="120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iikingsolomon2_20230225T223516/0.jpg</text:p>
          </table:table-cell>
          <table:table-cell office:value-type="string">
            <text:p>https://twitter.com/Baki_YANMA/status/1629717030977822722</text:p>
          </table:table-cell>
        </table:table-row>
        <table:table-row>
          <table:table-cell office:value="120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iikingsolomon2_20230225T223516/1.jpg</text:p>
          </table:table-cell>
          <table:table-cell office:value-type="string">
            <text:p>https://twitter.com/Baki_YANMA/status/1629717030977822722</text:p>
          </table:table-cell>
        </table:table-row>
        <table:table-row>
          <table:table-cell office:value="1210" office:value-type="float"/>
          <table:table-cell office:value-type="string">
            <text:p>Pattern 6</text:p>
          </table:table-cell>
          <table:table-cell office:value="0.16445228661895075" office:value-type="float"/>
          <table:table-cell office:value="0.06598131059446966" office:value-type="float"/>
          <table:table-cell office:value="0.8972818706703501" office:value-type="float"/>
          <table:table-cell office:value-type="string">
            <text:p>input/data_formal_20240530-1342/meme/ILLVILLEGAMING1_20230105T215728/0.jpg</text:p>
          </table:table-cell>
          <table:table-cell office:value-type="string">
            <text:p>https://twitter.com/ILLVILLEGAMING1/status/1611234043546435585</text:p>
          </table:table-cell>
        </table:table-row>
        <table:table-row>
          <table:table-cell office:value="1211" office:value-type="float"/>
          <table:table-cell office:value-type="string">
            <text:p>Pattern 6</text:p>
          </table:table-cell>
          <table:table-cell office:value="0.15246668353186849" office:value-type="float"/>
          <table:table-cell office:value="0.22763357362811815" office:value-type="float"/>
          <table:table-cell office:value="0.8832557955413919" office:value-type="float"/>
          <table:table-cell office:value-type="string">
            <text:p>input/data_formal_20240530-1342/meme/ILoveRocksdude_20230106T063748/0.jpg</text:p>
          </table:table-cell>
          <table:table-cell office:value-type="string">
            <text:p>https://twitter.com/ILoveRocksdude/status/1611250663161270274</text:p>
          </table:table-cell>
        </table:table-row>
        <table:table-row>
          <table:table-cell office:value="1212" office:value-type="float"/>
          <table:table-cell office:value-type="string">
            <text:p>Pattern 1</text:p>
          </table:table-cell>
          <table:table-cell office:value="0.29458250472960673" office:value-type="float"/>
          <table:table-cell office:value="0.35020976751896" office:value-type="float"/>
          <table:table-cell office:value="0.874833510039308" office:value-type="float"/>
          <table:table-cell office:value-type="string">
            <text:p>input/data_formal_20240530-1342/meme/ImAlwaysRekt_20230202T014445/0.jpg</text:p>
          </table:table-cell>
          <table:table-cell office:value-type="string">
            <text:p>https://twitter.com/ImAlwaysRekt/status/1620961388977082369</text:p>
          </table:table-cell>
        </table:table-row>
        <table:table-row>
          <table:table-cell office:value="1213" office:value-type="float"/>
          <table:table-cell office:value-type="string">
            <text:p>Pattern 44</text:p>
          </table:table-cell>
          <table:table-cell office:value="0.1816014046190254" office:value-type="float"/>
          <table:table-cell office:value="0.29888166917003994" office:value-type="float"/>
          <table:table-cell office:value="0.8467178797737417" office:value-type="float"/>
          <table:table-cell office:value-type="string">
            <text:p>input/data_formal_20240530-1342/meme/imrannn_313_20230104T142235/0.jpg</text:p>
          </table:table-cell>
          <table:table-cell office:value-type="string">
            <text:p>https://twitter.com/imrannn_313/status/1610642852723261440</text:p>
          </table:table-cell>
        </table:table-row>
        <table:table-row>
          <table:table-cell office:value="1214" office:value-type="float"/>
          <table:table-cell office:value-type="string">
            <text:p>Pattern 16</text:p>
          </table:table-cell>
          <table:table-cell office:value="0.17901304521644368" office:value-type="float"/>
          <table:table-cell office:value="0.19221438624284665" office:value-type="float"/>
          <table:table-cell office:value="0.7983298264604115" office:value-type="float"/>
          <table:table-cell office:value-type="string">
            <text:p>input/data_formal_20240530-1342/meme/In2TheDungeon_20230206T160002/0.jpg</text:p>
          </table:table-cell>
          <table:table-cell office:value-type="string">
            <text:p>https://twitter.com/In2TheDungeon/status/1622626176643604482</text:p>
          </table:table-cell>
        </table:table-row>
        <table:table-row>
          <table:table-cell office:value="1215" office:value-type="float"/>
          <table:table-cell office:value-type="string">
            <text:p>Pattern 11</text:p>
          </table:table-cell>
          <table:table-cell office:value="0.2215504212500755" office:value-type="float"/>
          <table:table-cell office:value="0.49224602375919607" office:value-type="float"/>
          <table:table-cell office:value="0.8500660054979788" office:value-type="float"/>
          <table:table-cell office:value-type="string">
            <text:p>input/data_formal_20240530-1342/meme/Incab_75_20221228T023555/0.jpg</text:p>
          </table:table-cell>
          <table:table-cell office:value-type="string">
            <text:p>https://twitter.com/Incab_75/status/1607928299094937603</text:p>
          </table:table-cell>
        </table:table-row>
        <table:table-row>
          <table:table-cell office:value="1216" office:value-type="float"/>
          <table:table-cell office:value-type="string">
            <text:p>Pattern 11</text:p>
          </table:table-cell>
          <table:table-cell office:value="0.2215504212500755" office:value-type="float"/>
          <table:table-cell office:value="0.49224602375919607" office:value-type="float"/>
          <table:table-cell office:value="0.8500660054979788" office:value-type="float"/>
          <table:table-cell office:value-type="string">
            <text:p>input/data_formal_20240530-1342/meme/Incab_75_20221228T024351/0.jpg</text:p>
          </table:table-cell>
          <table:table-cell office:value-type="string">
            <text:p>https://twitter.com/Incab_75/status/1607930299136217088</text:p>
          </table:table-cell>
        </table:table-row>
        <table:table-row>
          <table:table-cell office:value="1217" office:value-type="float"/>
          <table:table-cell office:value-type="string">
            <text:p>Pattern 13</text:p>
          </table:table-cell>
          <table:table-cell office:value="0.17617694812663354" office:value-type="float"/>
          <table:table-cell office:value="0.39059223946855454" office:value-type="float"/>
          <table:table-cell office:value="0.8579242279454036" office:value-type="float"/>
          <table:table-cell office:value-type="string">
            <text:p>input/data_formal_20240530-1342/meme/IncommodeMeme_20230109T172924/0.jpg</text:p>
          </table:table-cell>
          <table:table-cell office:value-type="string">
            <text:p>https://twitter.com/IncommodeMeme/status/1612501806734577674</text:p>
          </table:table-cell>
        </table:table-row>
        <table:table-row>
          <table:table-cell office:value="1218" office:value-type="float"/>
          <table:table-cell office:value-type="string">
            <text:p>Pattern 12</text:p>
          </table:table-cell>
          <table:table-cell office:value="0.1720543728339889" office:value-type="float"/>
          <table:table-cell office:value="0.30596257452950504" office:value-type="float"/>
          <table:table-cell office:value="0.8304260255591734" office:value-type="float"/>
          <table:table-cell office:value-type="string">
            <text:p>input/data_formal_20240530-1342/meme/IndiaDankMemes_20230104T172123/0.jpg</text:p>
          </table:table-cell>
          <table:table-cell office:value-type="string">
            <text:p>https://twitter.com/fnaticshaurya/status/1610952744780853250</text:p>
          </table:table-cell>
        </table:table-row>
        <table:table-row>
          <table:table-cell office:value="1219" office:value-type="float"/>
          <table:table-cell office:value-type="string">
            <text:p>Pattern 11</text:p>
          </table:table-cell>
          <table:table-cell office:value="0.15816269613027428" office:value-type="float"/>
          <table:table-cell office:value="0.38544553808315946" office:value-type="float"/>
          <table:table-cell office:value="0.9321228353674064" office:value-type="float"/>
          <table:table-cell office:value-type="string">
            <text:p>input/data_formal_20240530-1342/meme/IndiaDankMemes_20230106T060622/0.jpg</text:p>
          </table:table-cell>
          <table:table-cell office:value-type="string">
            <text:p>https://twitter.com/IndiaDankMemes/status/1611242753785987072</text:p>
          </table:table-cell>
        </table:table-row>
        <table:table-row>
          <table:table-cell office:value="1220" office:value-type="float"/>
          <table:table-cell office:value-type="string">
            <text:p>Pattern 43</text:p>
          </table:table-cell>
          <table:table-cell office:value="0.1217854011159388" office:value-type="float"/>
          <table:table-cell office:value="0.6573708781331434" office:value-type="float"/>
          <table:table-cell office:value="0.8623642914478813" office:value-type="float"/>
          <table:table-cell office:value-type="string">
            <text:p>input/data_formal_20240530-1342/meme/IndiaDankMemes_20230106T065122/0.jpg</text:p>
          </table:table-cell>
          <table:table-cell office:value-type="string">
            <text:p>https://twitter.com/IndiaDankMemes/status/1611254078901833729</text:p>
          </table:table-cell>
        </table:table-row>
        <table:table-row>
          <table:table-cell office:value="1221" office:value-type="float"/>
          <table:table-cell office:value-type="string">
            <text:p>Pattern 20</text:p>
          </table:table-cell>
          <table:table-cell office:value="0.1907368612418993" office:value-type="float"/>
          <table:table-cell office:value="0.33976806624799716" office:value-type="float"/>
          <table:table-cell office:value="0.8989000495406232" office:value-type="float"/>
          <table:table-cell office:value-type="string">
            <text:p>input/data_formal_20240530-1342/meme/IndiaDankMemes_20230106T070622/0.jpg</text:p>
          </table:table-cell>
          <table:table-cell office:value-type="string">
            <text:p>https://twitter.com/IndiaDankMemes/status/1611257854282895360</text:p>
          </table:table-cell>
        </table:table-row>
        <table:table-row>
          <table:table-cell office:value="1222" office:value-type="float"/>
          <table:table-cell office:value-type="string">
            <text:p>Pattern 43</text:p>
          </table:table-cell>
          <table:table-cell office:value="0.12058251414808902" office:value-type="float"/>
          <table:table-cell office:value="0.5473188872805623" office:value-type="float"/>
          <table:table-cell office:value="0.8312348638140356" office:value-type="float"/>
          <table:table-cell office:value-type="string">
            <text:p>input/data_formal_20240530-1342/meme/IndiaDankMemes_20230106T072123/0.jpg</text:p>
          </table:table-cell>
          <table:table-cell office:value-type="string">
            <text:p>https://twitter.com/IndiaDankMemes/status/1611261630460956672</text:p>
          </table:table-cell>
        </table:table-row>
        <table:table-row>
          <table:table-cell office:value="1223" office:value-type="float"/>
          <table:table-cell office:value-type="string">
            <text:p>Pattern 42</text:p>
          </table:table-cell>
          <table:table-cell office:value="0.06790043325434844" office:value-type="float"/>
          <table:table-cell office:value="0.6603940571605382" office:value-type="float"/>
          <table:table-cell office:value="0.8300813050436727" office:value-type="float"/>
          <table:table-cell office:value-type="string">
            <text:p>input/data_formal_20240530-1342/meme/IndiaDankMemes_20230106T085122/0.jpg</text:p>
          </table:table-cell>
          <table:table-cell office:value-type="string">
            <text:p>https://twitter.com/IndiaDankMemes/status/1611284278175834112</text:p>
          </table:table-cell>
        </table:table-row>
        <table:table-row>
          <table:table-cell office:value="1224" office:value-type="float"/>
          <table:table-cell office:value-type="string">
            <text:p>Pattern 43</text:p>
          </table:table-cell>
          <table:table-cell office:value="0.02862586762434799" office:value-type="float"/>
          <table:table-cell office:value="0.5175077195561919" office:value-type="float"/>
          <table:table-cell office:value="0.9376897951781508" office:value-type="float"/>
          <table:table-cell office:value-type="string">
            <text:p>input/data_formal_20240530-1342/meme/IndiaDankMemes_20230202T045332/0.jpg</text:p>
          </table:table-cell>
          <table:table-cell office:value-type="string">
            <text:p>https://twitter.com/IndiaDankMemes/status/1621008894976790532</text:p>
          </table:table-cell>
        </table:table-row>
        <table:table-row>
          <table:table-cell office:value="1225" office:value-type="float"/>
          <table:table-cell office:value-type="string">
            <text:p>Pattern 30</text:p>
          </table:table-cell>
          <table:table-cell office:value="0.1447909967519191" office:value-type="float"/>
          <table:table-cell office:value="0.5028666868875593" office:value-type="float"/>
          <table:table-cell office:value="0.9255122286089181" office:value-type="float"/>
          <table:table-cell office:value-type="string">
            <text:p>input/data_formal_20240530-1342/meme/IndiaDankMemes_20230202T052444/0.jpg</text:p>
          </table:table-cell>
          <table:table-cell office:value-type="string">
            <text:p>https://twitter.com/IndiaDankMemes/status/1621016748261507072</text:p>
          </table:table-cell>
        </table:table-row>
        <table:table-row>
          <table:table-cell office:value="1226" office:value-type="float"/>
          <table:table-cell office:value-type="string">
            <text:p>Pattern 9</text:p>
          </table:table-cell>
          <table:table-cell office:value="0.1693225811211051" office:value-type="float"/>
          <table:table-cell office:value="0.30382677653436774" office:value-type="float"/>
          <table:table-cell office:value="0.8822612040817034" office:value-type="float"/>
          <table:table-cell office:value-type="string">
            <text:p>input/data_formal_20240530-1342/meme/IndiaDankMemes_20230206T105445/0.jpg</text:p>
          </table:table-cell>
          <table:table-cell office:value-type="string">
            <text:p>https://twitter.com/IndiaDankMemes/status/1622549349434531841</text:p>
          </table:table-cell>
        </table:table-row>
        <table:table-row>
          <table:table-cell office:value="1227" office:value-type="float"/>
          <table:table-cell office:value-type="string">
            <text:p>Pattern 9</text:p>
          </table:table-cell>
          <table:table-cell office:value="0.16696717686054724" office:value-type="float"/>
          <table:table-cell office:value="0.3834813989952047" office:value-type="float"/>
          <table:table-cell office:value="0.8805376328429636" office:value-type="float"/>
          <table:table-cell office:value-type="string">
            <text:p>input/data_formal_20240530-1342/meme/IndiaDankMemes_20230206T125445/0.jpg</text:p>
          </table:table-cell>
          <table:table-cell office:value-type="string">
            <text:p>https://twitter.com/IndiaDankMemes/status/1622579549216075779</text:p>
          </table:table-cell>
        </table:table-row>
        <table:table-row>
          <table:table-cell office:value="1228" office:value-type="float"/>
          <table:table-cell office:value-type="string">
            <text:p>Pattern 46</text:p>
          </table:table-cell>
          <table:table-cell office:value="0.09510085017001119" office:value-type="float"/>
          <table:table-cell office:value="0.43906386156543026" office:value-type="float"/>
          <table:table-cell office:value="0.8610113657725965" office:value-type="float"/>
          <table:table-cell office:value-type="string">
            <text:p>input/data_formal_20240530-1342/meme/IndiaDankMemes_20230226T043235/0.jpg</text:p>
          </table:table-cell>
          <table:table-cell office:value-type="string">
            <text:p>https://twitter.com/IndiaDankMemes/status/1629700932391915521</text:p>
          </table:table-cell>
        </table:table-row>
        <table:table-row>
          <table:table-cell office:value="1229" office:value-type="float"/>
          <table:table-cell office:value-type="string">
            <text:p>Pattern 23</text:p>
          </table:table-cell>
          <table:table-cell office:value="0.08558837830302335" office:value-type="float"/>
          <table:table-cell office:value="0.8891978084222474" office:value-type="float"/>
          <table:table-cell office:value="0.5723980263914358" office:value-type="float"/>
          <table:table-cell office:value-type="string">
            <text:p>input/data_formal_20240530-1342/meme/IndiaDigicomm_20230106T074410/0.jpg</text:p>
          </table:table-cell>
          <table:table-cell office:value-type="string">
            <text:p>https://twitter.com/CraigEire/status/1611267437663592448</text:p>
          </table:table-cell>
        </table:table-row>
        <table:table-row>
          <table:table-cell office:value="1230" office:value-type="float"/>
          <table:table-cell office:value-type="string">
            <text:p>Pattern 5</text:p>
          </table:table-cell>
          <table:table-cell office:value="0.0" office:value-type="float"/>
          <table:table-cell office:value="0.8105947705981044" office:value-type="float"/>
          <table:table-cell office:value="0.8280160779282174" office:value-type="float"/>
          <table:table-cell office:value-type="string">
            <text:p>input/data_formal_20240530-1342/meme/IndigoLearn_20230106T050628/0.jpg</text:p>
          </table:table-cell>
          <table:table-cell office:value-type="string">
            <text:p>https://twitter.com/IndigoLearn/status/1611227678937604096</text:p>
          </table:table-cell>
        </table:table-row>
        <table:table-row>
          <table:table-cell office:value="1231" office:value-type="float"/>
          <table:table-cell office:value-type="string">
            <text:p>Pattern 42</text:p>
          </table:table-cell>
          <table:table-cell office:value="0.1678121583311723" office:value-type="float"/>
          <table:table-cell office:value="0.5251533259233804" office:value-type="float"/>
          <table:table-cell office:value="0.8333095716726038" office:value-type="float"/>
          <table:table-cell office:value-type="string">
            <text:p>input/data_formal_20240530-1342/meme/IndyLogix_20230323T040001/0.jpg</text:p>
          </table:table-cell>
          <table:table-cell office:value-type="string">
            <text:p>https://twitter.com/IndyLogix/status/1638752434058309632</text:p>
          </table:table-cell>
        </table:table-row>
        <table:table-row>
          <table:table-cell office:value="1232" office:value-type="float"/>
          <table:table-cell office:value-type="string">
            <text:p>Pattern 15</text:p>
          </table:table-cell>
          <table:table-cell office:value="0.09475121812346726" office:value-type="float"/>
          <table:table-cell office:value="0.7897498722311557" office:value-type="float"/>
          <table:table-cell office:value="0.8160447838689181" office:value-type="float"/>
          <table:table-cell office:value-type="string">
            <text:p>input/data_formal_20240530-1342/meme/InfoSecAwa_20230226T073024/0.jpg</text:p>
          </table:table-cell>
          <table:table-cell office:value-type="string">
            <text:p>https://twitter.com/InfoSecAwa/status/1629745682935431170</text:p>
          </table:table-cell>
        </table:table-row>
        <table:table-row>
          <table:table-cell office:value="1233" office:value-type="float"/>
          <table:table-cell office:value-type="string">
            <text:p>Pattern 23</text:p>
          </table:table-cell>
          <table:table-cell office:value="0.07426457479917595" office:value-type="float"/>
          <table:table-cell office:value="1.0" office:value-type="float"/>
          <table:table-cell office:value="0.7588684430904383" office:value-type="float"/>
          <table:table-cell office:value-type="string">
            <text:p>input/data_formal_20240530-1342/meme/Ingenetus_20230105T124722/0.jpg</text:p>
          </table:table-cell>
          <table:table-cell office:value-type="string">
            <text:p>https://twitter.com/Ingenetus/status/1610981282049314816</text:p>
          </table:table-cell>
        </table:table-row>
        <table:table-row>
          <table:table-cell office:value="1234" office:value-type="float"/>
          <table:table-cell office:value-type="string">
            <text:p>Pattern 3</text:p>
          </table:table-cell>
          <table:table-cell office:value="0.15642582599132304" office:value-type="float"/>
          <table:table-cell office:value="0.5408270012233461" office:value-type="float"/>
          <table:table-cell office:value="0.828666153288133" office:value-type="float"/>
          <table:table-cell office:value-type="string">
            <text:p>input/data_formal_20240530-1342/meme/InMyTimeWe_20230205T221613/0.jpg</text:p>
          </table:table-cell>
          <table:table-cell office:value-type="string">
            <text:p>https://twitter.com/InMyTimeWe/status/1622555731642798080</text:p>
          </table:table-cell>
        </table:table-row>
        <table:table-row>
          <table:table-cell office:value="1235" office:value-type="float"/>
          <table:table-cell office:value-type="string">
            <text:p>Pattern 3</text:p>
          </table:table-cell>
          <table:table-cell office:value="0.10857091080009543" office:value-type="float"/>
          <table:table-cell office:value="0.5160738219507501" office:value-type="float"/>
          <table:table-cell office:value="0.8116349687394212" office:value-type="float"/>
          <table:table-cell office:value-type="string">
            <text:p>input/data_formal_20240530-1342/meme/InMyTimeWe_20230205T221613/1.jpg</text:p>
          </table:table-cell>
          <table:table-cell office:value-type="string">
            <text:p>https://twitter.com/InMyTimeWe/status/1622555731642798080</text:p>
          </table:table-cell>
        </table:table-row>
        <table:table-row>
          <table:table-cell office:value="1236" office:value-type="float"/>
          <table:table-cell office:value-type="string">
            <text:p>Pattern 13</text:p>
          </table:table-cell>
          <table:table-cell office:value="0.10181508215507867" office:value-type="float"/>
          <table:table-cell office:value="0.4717504764524657" office:value-type="float"/>
          <table:table-cell office:value="0.8190447335685632" office:value-type="float"/>
          <table:table-cell office:value-type="string">
            <text:p>input/data_formal_20240530-1342/meme/InMyTimeWe_20230205T221613/2.jpg</text:p>
          </table:table-cell>
          <table:table-cell office:value-type="string">
            <text:p>https://twitter.com/InMyTimeWe/status/1622555731642798080</text:p>
          </table:table-cell>
        </table:table-row>
        <table:table-row>
          <table:table-cell office:value="123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InMyTimeWe_20230205T221613/3.jpg</text:p>
          </table:table-cell>
          <table:table-cell office:value-type="string">
            <text:p>https://twitter.com/InMyTimeWe/status/1622555731642798080</text:p>
          </table:table-cell>
        </table:table-row>
        <table:table-row>
          <table:table-cell office:value="1238" office:value-type="float"/>
          <table:table-cell office:value-type="string">
            <text:p>Pattern 20</text:p>
          </table:table-cell>
          <table:table-cell office:value="0.17793668954885344" office:value-type="float"/>
          <table:table-cell office:value="0.42584651988898087" office:value-type="float"/>
          <table:table-cell office:value="0.785162171756575" office:value-type="float"/>
          <table:table-cell office:value-type="string">
            <text:p>input/data_formal_20240530-1342/meme/InsightPest_20230206T140000/0.jpg</text:p>
          </table:table-cell>
          <table:table-cell office:value-type="string">
            <text:p>https://twitter.com/InsightPest/status/1622595970310500352</text:p>
          </table:table-cell>
        </table:table-row>
        <table:table-row>
          <table:table-cell office:value="1239" office:value-type="float"/>
          <table:table-cell office:value-type="string">
            <text:p>Pattern 1</text:p>
          </table:table-cell>
          <table:table-cell office:value="0.15942517519334462" office:value-type="float"/>
          <table:table-cell office:value="0.10726584056984484" office:value-type="float"/>
          <table:table-cell office:value="0.9147762691555898" office:value-type="float"/>
          <table:table-cell office:value-type="string">
            <text:p>input/data_formal_20240530-1342/meme/Inspireclion__20230106T060800/0.jpg</text:p>
          </table:table-cell>
          <table:table-cell office:value-type="string">
            <text:p>https://twitter.com/Inspireclion_/status/1611243163263578114</text:p>
          </table:table-cell>
        </table:table-row>
        <table:table-row>
          <table:table-cell office:value="1240" office:value-type="float"/>
          <table:table-cell office:value-type="string">
            <text:p>Pattern 44</text:p>
          </table:table-cell>
          <table:table-cell office:value="0.10167285844899956" office:value-type="float"/>
          <table:table-cell office:value="0.3579839694711901" office:value-type="float"/>
          <table:table-cell office:value="0.9046454457201452" office:value-type="float"/>
          <table:table-cell office:value-type="string">
            <text:p>input/data_formal_20240530-1342/meme/IntechSafety_20230106T044957/0.jpg</text:p>
          </table:table-cell>
          <table:table-cell office:value-type="string">
            <text:p>https://twitter.com/IntechSafety/status/1611223522201698309</text:p>
          </table:table-cell>
        </table:table-row>
        <table:table-row>
          <table:table-cell office:value="1241" office:value-type="float"/>
          <table:table-cell office:value-type="string">
            <text:p>Pattern 45</text:p>
          </table:table-cell>
          <table:table-cell office:value="0.15392841219321762" office:value-type="float"/>
          <table:table-cell office:value="0.5309315882818338" office:value-type="float"/>
          <table:table-cell office:value="0.8840350956104247" office:value-type="float"/>
          <table:table-cell office:value-type="string">
            <text:p>input/data_formal_20240530-1342/meme/IntegrityREPM_20221228T035235/0.jpg</text:p>
          </table:table-cell>
          <table:table-cell office:value-type="string">
            <text:p>https://twitter.com/IntegrityREPM/status/1607947594709467137</text:p>
          </table:table-cell>
        </table:table-row>
        <table:table-row>
          <table:table-cell office:value="1242" office:value-type="float"/>
          <table:table-cell office:value-type="string">
            <text:p>Pattern 26</text:p>
          </table:table-cell>
          <table:table-cell office:value="0.15495517053505944" office:value-type="float"/>
          <table:table-cell office:value="0.22708267339474872" office:value-type="float"/>
          <table:table-cell office:value="0.9247964652208119" office:value-type="float"/>
          <table:table-cell office:value-type="string">
            <text:p>input/data_formal_20240530-1342/meme/Intellect_Geeks_20230105T092301/0.jpg</text:p>
          </table:table-cell>
          <table:table-cell office:value-type="string">
            <text:p>https://twitter.com/Intellect_Geeks/status/1610929855314685955</text:p>
          </table:table-cell>
        </table:table-row>
        <table:table-row>
          <table:table-cell office:value="1243" office:value-type="float"/>
          <table:table-cell office:value-type="string">
            <text:p>Pattern 23</text:p>
          </table:table-cell>
          <table:table-cell office:value="0.08292844764879803" office:value-type="float"/>
          <table:table-cell office:value="0.915749909800182" office:value-type="float"/>
          <table:table-cell office:value="0.6196008012562012" office:value-type="float"/>
          <table:table-cell office:value-type="string">
            <text:p>input/data_formal_20240530-1342/meme/IntellixaaL_20230106T065538/0.jpg</text:p>
          </table:table-cell>
          <table:table-cell office:value-type="string">
            <text:p>https://twitter.com/IntellixaaL/status/1611255151402323968</text:p>
          </table:table-cell>
        </table:table-row>
        <table:table-row>
          <table:table-cell office:value="1244" office:value-type="float"/>
          <table:table-cell office:value-type="string">
            <text:p>Pattern 3</text:p>
          </table:table-cell>
          <table:table-cell office:value="0.15079077069616664" office:value-type="float"/>
          <table:table-cell office:value="0.5242777401545814" office:value-type="float"/>
          <table:table-cell office:value="0.8934861723088999" office:value-type="float"/>
          <table:table-cell office:value-type="string">
            <text:p>input/data_formal_20240530-1342/meme/intersoft_kk_20230106T051834/0.jpg</text:p>
          </table:table-cell>
          <table:table-cell office:value-type="string">
            <text:p>https://twitter.com/intersoft_kk/status/1611230726107824128</text:p>
          </table:table-cell>
        </table:table-row>
        <table:table-row>
          <table:table-cell office:value="1245" office:value-type="float"/>
          <table:table-cell office:value-type="string">
            <text:p>Pattern 18</text:p>
          </table:table-cell>
          <table:table-cell office:value="0.08603839547101119" office:value-type="float"/>
          <table:table-cell office:value="0.5127324590628023" office:value-type="float"/>
          <table:table-cell office:value="0.9450036193949348" office:value-type="float"/>
          <table:table-cell office:value-type="string">
            <text:p>input/data_formal_20240530-1342/meme/Inthe___know_20230307T110830/0.jpg</text:p>
          </table:table-cell>
          <table:table-cell office:value-type="string">
            <text:p>https://twitter.com/Inthe___know/status/1633062060576878593</text:p>
          </table:table-cell>
        </table:table-row>
        <table:table-row>
          <table:table-cell office:value="124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INUSKnightZN_20230212T130539/0.jpg</text:p>
          </table:table-cell>
          <table:table-cell office:value-type="string">
            <text:p>https://twitter.com/NvRE4HawfbVEYJJ/status/1624786908466515969</text:p>
          </table:table-cell>
        </table:table-row>
        <table:table-row>
          <table:table-cell office:value="1247" office:value-type="float"/>
          <table:table-cell office:value-type="string">
            <text:p>Pattern 32</text:p>
          </table:table-cell>
          <table:table-cell office:value="0.4790225480655944" office:value-type="float"/>
          <table:table-cell office:value="0.4408990482018992" office:value-type="float"/>
          <table:table-cell office:value="0.4601605637021507" office:value-type="float"/>
          <table:table-cell office:value-type="string">
            <text:p>input/data_formal_20240530-1342/meme/INUSKnightZN_20230212T130539/1.jpg</text:p>
          </table:table-cell>
          <table:table-cell office:value-type="string">
            <text:p>https://twitter.com/NvRE4HawfbVEYJJ/status/1624786908466515969</text:p>
          </table:table-cell>
        </table:table-row>
        <table:table-row>
          <table:table-cell office:value="1248" office:value-type="float"/>
          <table:table-cell office:value-type="string">
            <text:p>Pattern 13</text:p>
          </table:table-cell>
          <table:table-cell office:value="0.21113210843913774" office:value-type="float"/>
          <table:table-cell office:value="0.3973681457159423" office:value-type="float"/>
          <table:table-cell office:value="0.8931370743833347" office:value-type="float"/>
          <table:table-cell office:value-type="string">
            <text:p>input/data_formal_20240530-1342/meme/INUSKnightZN_20230212T130539/2.jpg</text:p>
          </table:table-cell>
          <table:table-cell office:value-type="string">
            <text:p>https://twitter.com/NvRE4HawfbVEYJJ/status/1624786908466515969</text:p>
          </table:table-cell>
        </table:table-row>
        <table:table-row>
          <table:table-cell office:value="124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INUSKnightZN_20230212T130539/3.jpg</text:p>
          </table:table-cell>
          <table:table-cell office:value-type="string">
            <text:p>https://twitter.com/NvRE4HawfbVEYJJ/status/1624786908466515969</text:p>
          </table:table-cell>
        </table:table-row>
        <table:table-row>
          <table:table-cell office:value="1250" office:value-type="float"/>
          <table:table-cell office:value-type="string">
            <text:p>Pattern 22</text:p>
          </table:table-cell>
          <table:table-cell office:value="0.11450599500312683" office:value-type="float"/>
          <table:table-cell office:value="0.24731540786221612" office:value-type="float"/>
          <table:table-cell office:value="0.8568695916025745" office:value-type="float"/>
          <table:table-cell office:value-type="string">
            <text:p>input/data_formal_20240530-1342/meme/InvadedNW_20230202T054210/0.jpg</text:p>
          </table:table-cell>
          <table:table-cell office:value-type="string">
            <text:p>https://twitter.com/InvadedNW/status/1621021133972856832</text:p>
          </table:table-cell>
        </table:table-row>
        <table:table-row>
          <table:table-cell office:value="1251" office:value-type="float"/>
          <table:table-cell office:value-type="string">
            <text:p>Pattern 23</text:p>
          </table:table-cell>
          <table:table-cell office:value="0.04686069059313491" office:value-type="float"/>
          <table:table-cell office:value="0.9039051582749618" office:value-type="float"/>
          <table:table-cell office:value="0.8282168121268959" office:value-type="float"/>
          <table:table-cell office:value-type="string">
            <text:p>input/data_formal_20240530-1342/meme/InvestoLane_20230106T080759/0.jpg</text:p>
          </table:table-cell>
          <table:table-cell office:value-type="string">
            <text:p>https://twitter.com/InvestoLane/status/1611273359417036800</text:p>
          </table:table-cell>
        </table:table-row>
        <table:table-row>
          <table:table-cell office:value="1252" office:value-type="float"/>
          <table:table-cell office:value-type="string">
            <text:p>Pattern 10</text:p>
          </table:table-cell>
          <table:table-cell office:value="0.273945037026844" office:value-type="float"/>
          <table:table-cell office:value="0.3543276307262959" office:value-type="float"/>
          <table:table-cell office:value="0.9047286522481576" office:value-type="float"/>
          <table:table-cell office:value-type="string">
            <text:p>input/data_formal_20240530-1342/meme/IPenguinato_20230202T000002/0.jpg</text:p>
          </table:table-cell>
          <table:table-cell office:value-type="string">
            <text:p>https://twitter.com/IndexRegalia/status/1620936636073938944</text:p>
          </table:table-cell>
        </table:table-row>
        <table:table-row>
          <table:table-cell office:value="1253" office:value-type="float"/>
          <table:table-cell office:value-type="string">
            <text:p>Pattern 23</text:p>
          </table:table-cell>
          <table:table-cell office:value="0.07903824259381564" office:value-type="float"/>
          <table:table-cell office:value="0.8328886649682221" office:value-type="float"/>
          <table:table-cell office:value="0.6509853565440153" office:value-type="float"/>
          <table:table-cell office:value-type="string">
            <text:p>input/data_formal_20240530-1342/meme/IQuippo_20230106T080134/0.jpg</text:p>
          </table:table-cell>
          <table:table-cell office:value-type="string">
            <text:p>https://twitter.com/IQuippo/status/1611271744387710978</text:p>
          </table:table-cell>
        </table:table-row>
        <table:table-row>
          <table:table-cell office:value="1254" office:value-type="float"/>
          <table:table-cell office:value-type="string">
            <text:p>Pattern 10</text:p>
          </table:table-cell>
          <table:table-cell office:value="0.17958241659465518" office:value-type="float"/>
          <table:table-cell office:value="0.24764085812865852" office:value-type="float"/>
          <table:table-cell office:value="0.8472353794807493" office:value-type="float"/>
          <table:table-cell office:value-type="string">
            <text:p>input/data_formal_20240530-1342/meme/IrenesCleaning_20230206T120002/0.jpg</text:p>
          </table:table-cell>
          <table:table-cell office:value-type="string">
            <text:p>https://twitter.com/IrenesCleaning/status/1622565781199265799</text:p>
          </table:table-cell>
        </table:table-row>
        <table:table-row>
          <table:table-cell office:value="1255" office:value-type="float"/>
          <table:table-cell office:value-type="string">
            <text:p>Pattern 42</text:p>
          </table:table-cell>
          <table:table-cell office:value="0.0904364514877683" office:value-type="float"/>
          <table:table-cell office:value="0.7173213792779801" office:value-type="float"/>
          <table:table-cell office:value="0.9028527468341301" office:value-type="float"/>
          <table:table-cell office:value-type="string">
            <text:p>input/data_formal_20240530-1342/meme/Isaac_V_C_20230201T183316/0.jpg</text:p>
          </table:table-cell>
          <table:table-cell office:value-type="string">
            <text:p>https://twitter.com/Isaac_V_C/status/1621005636585807873</text:p>
          </table:table-cell>
        </table:table-row>
        <table:table-row>
          <table:table-cell office:value="1256" office:value-type="float"/>
          <table:table-cell office:value-type="string">
            <text:p>Pattern 40</text:p>
          </table:table-cell>
          <table:table-cell office:value="0.1635916988772289" office:value-type="float"/>
          <table:table-cell office:value="0.13657583757016173" office:value-type="float"/>
          <table:table-cell office:value="0.8779195419556919" office:value-type="float"/>
          <table:table-cell office:value-type="string">
            <text:p>input/data_formal_20240530-1342/meme/IsaacDesixth_20230202T053421/0.jpg</text:p>
          </table:table-cell>
          <table:table-cell office:value-type="string">
            <text:p>https://twitter.com/IsaacDesixth/status/1621019166995255296</text:p>
          </table:table-cell>
        </table:table-row>
        <table:table-row>
          <table:table-cell office:value="1257" office:value-type="float"/>
          <table:table-cell office:value-type="string">
            <text:p>Pattern 16</text:p>
          </table:table-cell>
          <table:table-cell office:value="0.18431484892530642" office:value-type="float"/>
          <table:table-cell office:value="0.35098281744756377" office:value-type="float"/>
          <table:table-cell office:value="0.8563041545366412" office:value-type="float"/>
          <table:table-cell office:value-type="string">
            <text:p>input/data_formal_20240530-1342/meme/it_meirl_20230105T112636/0.jpg</text:p>
          </table:table-cell>
          <table:table-cell office:value-type="string">
            <text:p>https://twitter.com/Carlos_RSL/status/1610962061223235585</text:p>
          </table:table-cell>
        </table:table-row>
        <table:table-row>
          <table:table-cell office:value="1258" office:value-type="float"/>
          <table:table-cell office:value-type="string">
            <text:p>Pattern 16</text:p>
          </table:table-cell>
          <table:table-cell office:value="0.22797464806520829" office:value-type="float"/>
          <table:table-cell office:value="0.06997412016669102" office:value-type="float"/>
          <table:table-cell office:value="0.8357926879908676" office:value-type="float"/>
          <table:table-cell office:value-type="string">
            <text:p>input/data_formal_20240530-1342/meme/it_meirl_20230106T014820/0.jpg</text:p>
          </table:table-cell>
          <table:table-cell office:value-type="string">
            <text:p>https://twitter.com/_giovan_ny/status/1611233509649321986</text:p>
          </table:table-cell>
        </table:table-row>
        <table:table-row>
          <table:table-cell office:value="1259" office:value-type="float"/>
          <table:table-cell office:value-type="string">
            <text:p>Pattern 30</text:p>
          </table:table-cell>
          <table:table-cell office:value="0.15014289775423284" office:value-type="float"/>
          <table:table-cell office:value="0.21085216903272305" office:value-type="float"/>
          <table:table-cell office:value="0.8782625122387262" office:value-type="float"/>
          <table:table-cell office:value-type="string">
            <text:p>input/data_formal_20240530-1342/meme/it_meirl_20230106T053837/0.jpg</text:p>
          </table:table-cell>
          <table:table-cell office:value-type="string">
            <text:p>https://twitter.com/it_meirl/status/1611235769963667458</text:p>
          </table:table-cell>
        </table:table-row>
        <table:table-row>
          <table:table-cell office:value="1260" office:value-type="float"/>
          <table:table-cell office:value-type="string">
            <text:p>Pattern 6</text:p>
          </table:table-cell>
          <table:table-cell office:value="0.1539133659327625" office:value-type="float"/>
          <table:table-cell office:value="0.13740087948861385" office:value-type="float"/>
          <table:table-cell office:value="0.8495775598674363" office:value-type="float"/>
          <table:table-cell office:value-type="string">
            <text:p>input/data_formal_20240530-1342/meme/it_meirl_20230106T064843/0.jpg</text:p>
          </table:table-cell>
          <table:table-cell office:value-type="string">
            <text:p>https://twitter.com/it_meirl/status/1611253410984038400</text:p>
          </table:table-cell>
        </table:table-row>
        <table:table-row>
          <table:table-cell office:value="1261" office:value-type="float"/>
          <table:table-cell office:value-type="string">
            <text:p>Pattern 25</text:p>
          </table:table-cell>
          <table:table-cell office:value="0.16035645854816422" office:value-type="float"/>
          <table:table-cell office:value="0.25143712938341206" office:value-type="float"/>
          <table:table-cell office:value="0.9207241614299428" office:value-type="float"/>
          <table:table-cell office:value-type="string">
            <text:p>input/data_formal_20240530-1342/meme/it_meirl_20230111T223219/0.jpg</text:p>
          </table:table-cell>
          <table:table-cell office:value-type="string">
            <text:p>https://twitter.com/it_meirl/status/1613302816352731140</text:p>
          </table:table-cell>
        </table:table-row>
        <table:table-row>
          <table:table-cell office:value="1262" office:value-type="float"/>
          <table:table-cell office:value-type="string">
            <text:p>Pattern 9</text:p>
          </table:table-cell>
          <table:table-cell office:value="0.148047779492268" office:value-type="float"/>
          <table:table-cell office:value="0.3568140459694633" office:value-type="float"/>
          <table:table-cell office:value="0.9128852692455914" office:value-type="float"/>
          <table:table-cell office:value-type="string">
            <text:p>input/data_formal_20240530-1342/meme/it_meirl_20230111T225227/0.jpg</text:p>
          </table:table-cell>
          <table:table-cell office:value-type="string">
            <text:p>https://twitter.com/it_meirl/status/1613307880261955584</text:p>
          </table:table-cell>
        </table:table-row>
        <table:table-row>
          <table:table-cell office:value="1263" office:value-type="float"/>
          <table:table-cell office:value-type="string">
            <text:p>Pattern 17</text:p>
          </table:table-cell>
          <table:table-cell office:value="0.17159391797179901" office:value-type="float"/>
          <table:table-cell office:value="0.176172814707386" office:value-type="float"/>
          <table:table-cell office:value="0.8650950604405495" office:value-type="float"/>
          <table:table-cell office:value-type="string">
            <text:p>input/data_formal_20240530-1342/meme/it_meirl_20230201T220820/0.jpg</text:p>
          </table:table-cell>
          <table:table-cell office:value-type="string">
            <text:p>https://twitter.com/XRenegadeUser/status/1620911118792409093</text:p>
          </table:table-cell>
        </table:table-row>
        <table:table-row>
          <table:table-cell office:value="1264" office:value-type="float"/>
          <table:table-cell office:value-type="string">
            <text:p>Pattern 10</text:p>
          </table:table-cell>
          <table:table-cell office:value="0.14306115997249355" office:value-type="float"/>
          <table:table-cell office:value="0.2795792352387627" office:value-type="float"/>
          <table:table-cell office:value="0.8668632812406427" office:value-type="float"/>
          <table:table-cell office:value-type="string">
            <text:p>input/data_formal_20240530-1342/meme/it_meirl_20230201T221823/0.jpg</text:p>
          </table:table-cell>
          <table:table-cell office:value-type="string">
            <text:p>https://twitter.com/it_meirl/status/1620909452764250114</text:p>
          </table:table-cell>
        </table:table-row>
        <table:table-row>
          <table:table-cell office:value="1265" office:value-type="float"/>
          <table:table-cell office:value-type="string">
            <text:p>Pattern 11</text:p>
          </table:table-cell>
          <table:table-cell office:value="0.1872021466526111" office:value-type="float"/>
          <table:table-cell office:value="0.3890900481084639" office:value-type="float"/>
          <table:table-cell office:value="0.8637059707572688" office:value-type="float"/>
          <table:table-cell office:value-type="string">
            <text:p>input/data_formal_20240530-1342/meme/it_meirl_20230201T230826/0.jpg</text:p>
          </table:table-cell>
          <table:table-cell office:value-type="string">
            <text:p>https://twitter.com/it_meirl/status/1620922050545156096</text:p>
          </table:table-cell>
        </table:table-row>
        <table:table-row>
          <table:table-cell office:value="1266" office:value-type="float"/>
          <table:table-cell office:value-type="string">
            <text:p>Pattern 12</text:p>
          </table:table-cell>
          <table:table-cell office:value="0.14919817158364373" office:value-type="float"/>
          <table:table-cell office:value="0.2267484566154678" office:value-type="float"/>
          <table:table-cell office:value="0.8317782607430629" office:value-type="float"/>
          <table:table-cell office:value-type="string">
            <text:p>input/data_formal_20240530-1342/meme/it_meirl_20230201T235839/0.jpg</text:p>
          </table:table-cell>
          <table:table-cell office:value-type="string">
            <text:p>https://twitter.com/it_meirl/status/1620934686875811840</text:p>
          </table:table-cell>
        </table:table-row>
        <table:table-row>
          <table:table-cell office:value="1267" office:value-type="float"/>
          <table:table-cell office:value-type="string">
            <text:p>Pattern 9</text:p>
          </table:table-cell>
          <table:table-cell office:value="0.19345971574942827" office:value-type="float"/>
          <table:table-cell office:value="0.30910428450143257" office:value-type="float"/>
          <table:table-cell office:value="0.8783020645260987" office:value-type="float"/>
          <table:table-cell office:value-type="string">
            <text:p>input/data_formal_20240530-1342/meme/it_meirl_20230202T004847/0.jpg</text:p>
          </table:table-cell>
          <table:table-cell office:value-type="string">
            <text:p>https://twitter.com/it_meirl/status/1620947303287689218</text:p>
          </table:table-cell>
        </table:table-row>
        <table:table-row>
          <table:table-cell office:value="1268" office:value-type="float"/>
          <table:table-cell office:value-type="string">
            <text:p>Pattern 42</text:p>
          </table:table-cell>
          <table:table-cell office:value="0.14717198766856954" office:value-type="float"/>
          <table:table-cell office:value="0.3858052635797657" office:value-type="float"/>
          <table:table-cell office:value="0.8567387432833194" office:value-type="float"/>
          <table:table-cell office:value-type="string">
            <text:p>input/data_formal_20240530-1342/meme/it_meirl_20230202T010850/0.jpg</text:p>
          </table:table-cell>
          <table:table-cell office:value-type="string">
            <text:p>https://twitter.com/it_meirl/status/1620952347202535424</text:p>
          </table:table-cell>
        </table:table-row>
        <table:table-row>
          <table:table-cell office:value="1269" office:value-type="float"/>
          <table:table-cell office:value-type="string">
            <text:p>Pattern 41</text:p>
          </table:table-cell>
          <table:table-cell office:value="0.23097095622397873" office:value-type="float"/>
          <table:table-cell office:value="0.05874326841525118" office:value-type="float"/>
          <table:table-cell office:value="0.8873315169383269" office:value-type="float"/>
          <table:table-cell office:value-type="string">
            <text:p>input/data_formal_20240530-1342/meme/it_meirl_20230202T022854/0.jpg</text:p>
          </table:table-cell>
          <table:table-cell office:value-type="string">
            <text:p>https://twitter.com/it_meirl/status/1620972499012915207</text:p>
          </table:table-cell>
        </table:table-row>
        <table:table-row>
          <table:table-cell office:value="1270" office:value-type="float"/>
          <table:table-cell office:value-type="string">
            <text:p>Pattern 6</text:p>
          </table:table-cell>
          <table:table-cell office:value="0.09395592062458116" office:value-type="float"/>
          <table:table-cell office:value="0.2234164532267111" office:value-type="float"/>
          <table:table-cell office:value="0.8373467479434762" office:value-type="float"/>
          <table:table-cell office:value-type="string">
            <text:p>input/data_formal_20240530-1342/meme/it_meirl_20230202T044910/0.jpg</text:p>
          </table:table-cell>
          <table:table-cell office:value-type="string">
            <text:p>https://twitter.com/it_meirl/status/1621007799734964224</text:p>
          </table:table-cell>
        </table:table-row>
        <table:table-row>
          <table:table-cell office:value="1271" office:value-type="float"/>
          <table:table-cell office:value-type="string">
            <text:p>Pattern 12</text:p>
          </table:table-cell>
          <table:table-cell office:value="0.20361353389583037" office:value-type="float"/>
          <table:table-cell office:value="0.26696558347949706" office:value-type="float"/>
          <table:table-cell office:value="0.8411440117290696" office:value-type="float"/>
          <table:table-cell office:value-type="string">
            <text:p>input/data_formal_20240530-1342/meme/it_meirl_20230202T045913/0.jpg</text:p>
          </table:table-cell>
          <table:table-cell office:value-type="string">
            <text:p>https://twitter.com/it_meirl/status/1621010327696560128</text:p>
          </table:table-cell>
        </table:table-row>
        <table:table-row>
          <table:table-cell office:value="1272" office:value-type="float"/>
          <table:table-cell office:value-type="string">
            <text:p>Pattern 37</text:p>
          </table:table-cell>
          <table:table-cell office:value="0.1530233819824074" office:value-type="float"/>
          <table:table-cell office:value="0.27509383067308035" office:value-type="float"/>
          <table:table-cell office:value="0.8315669775375722" office:value-type="float"/>
          <table:table-cell office:value-type="string">
            <text:p>input/data_formal_20240530-1342/meme/it_meirl_20230204T072422/0.jpg</text:p>
          </table:table-cell>
          <table:table-cell office:value-type="string">
            <text:p>https://twitter.com/staryoshi06/status/1622612550503526402</text:p>
          </table:table-cell>
        </table:table-row>
        <table:table-row>
          <table:table-cell office:value="1273" office:value-type="float"/>
          <table:table-cell office:value-type="string">
            <text:p>Pattern 16</text:p>
          </table:table-cell>
          <table:table-cell office:value="0.1917838269031717" office:value-type="float"/>
          <table:table-cell office:value="0.17806287427464124" office:value-type="float"/>
          <table:table-cell office:value="0.8744216872458931" office:value-type="float"/>
          <table:table-cell office:value-type="string">
            <text:p>input/data_formal_20240530-1342/meme/it_meirl_20230206T090910/0.jpg</text:p>
          </table:table-cell>
          <table:table-cell office:value-type="string">
            <text:p>https://twitter.com/garry12gg/status/1622591459022016514</text:p>
          </table:table-cell>
        </table:table-row>
        <table:table-row>
          <table:table-cell office:value="1274" office:value-type="float"/>
          <table:table-cell office:value-type="string">
            <text:p>Pattern 25</text:p>
          </table:table-cell>
          <table:table-cell office:value="0.20862010561882438" office:value-type="float"/>
          <table:table-cell office:value="0.35213462481353164" office:value-type="float"/>
          <table:table-cell office:value="0.8962395589006871" office:value-type="float"/>
          <table:table-cell office:value-type="string">
            <text:p>input/data_formal_20240530-1342/meme/it_meirl_20230206T104918/0.jpg</text:p>
          </table:table-cell>
          <table:table-cell office:value-type="string">
            <text:p>https://twitter.com/it_meirl/status/1622547978702491649</text:p>
          </table:table-cell>
        </table:table-row>
        <table:table-row>
          <table:table-cell office:value="1275" office:value-type="float"/>
          <table:table-cell office:value-type="string">
            <text:p>Pattern 41</text:p>
          </table:table-cell>
          <table:table-cell office:value="0.19591975845719595" office:value-type="float"/>
          <table:table-cell office:value="0.1303916145816516" office:value-type="float"/>
          <table:table-cell office:value="0.8863099832037182" office:value-type="float"/>
          <table:table-cell office:value-type="string">
            <text:p>input/data_formal_20240530-1342/meme/it_meirl_20230206T105920/0.jpg</text:p>
          </table:table-cell>
          <table:table-cell office:value-type="string">
            <text:p>https://twitter.com/it_meirl/status/1622550504319352832</text:p>
          </table:table-cell>
        </table:table-row>
        <table:table-row>
          <table:table-cell office:value="1276" office:value-type="float"/>
          <table:table-cell office:value-type="string">
            <text:p>Pattern 37</text:p>
          </table:table-cell>
          <table:table-cell office:value="0.1573326825829177" office:value-type="float"/>
          <table:table-cell office:value="0.2115525594923721" office:value-type="float"/>
          <table:table-cell office:value="0.895289003184102" office:value-type="float"/>
          <table:table-cell office:value-type="string">
            <text:p>input/data_formal_20240530-1342/meme/it_meirl_20230206T113923/0.jpg</text:p>
          </table:table-cell>
          <table:table-cell office:value-type="string">
            <text:p>https://twitter.com/it_meirl/status/1622560582292451329</text:p>
          </table:table-cell>
        </table:table-row>
        <table:table-row>
          <table:table-cell office:value="1277" office:value-type="float"/>
          <table:table-cell office:value-type="string">
            <text:p>Pattern 16</text:p>
          </table:table-cell>
          <table:table-cell office:value="0.10490053184218179" office:value-type="float"/>
          <table:table-cell office:value="0.3330248730666035" office:value-type="float"/>
          <table:table-cell office:value="0.9674175626864413" office:value-type="float"/>
          <table:table-cell office:value-type="string">
            <text:p>input/data_formal_20240530-1342/meme/it_meirl_20230206T120926/0.jpg</text:p>
          </table:table-cell>
          <table:table-cell office:value-type="string">
            <text:p>https://twitter.com/it_meirl/status/1622568147353014272</text:p>
          </table:table-cell>
        </table:table-row>
        <table:table-row>
          <table:table-cell office:value="1278" office:value-type="float"/>
          <table:table-cell office:value-type="string">
            <text:p>Pattern 31</text:p>
          </table:table-cell>
          <table:table-cell office:value="0.20872660501745066" office:value-type="float"/>
          <table:table-cell office:value="0.398930656235294" office:value-type="float"/>
          <table:table-cell office:value="0.8816117894336383" office:value-type="float"/>
          <table:table-cell office:value-type="string">
            <text:p>input/data_formal_20240530-1342/meme/it_meirl_20230206T133933/0.jpg</text:p>
          </table:table-cell>
          <table:table-cell office:value-type="string">
            <text:p>https://twitter.com/it_meirl/status/1622590822532145152</text:p>
          </table:table-cell>
        </table:table-row>
        <table:table-row>
          <table:table-cell office:value="1279" office:value-type="float"/>
          <table:table-cell office:value-type="string">
            <text:p>Pattern 44</text:p>
          </table:table-cell>
          <table:table-cell office:value="0.16857113365958848" office:value-type="float"/>
          <table:table-cell office:value="0.2751238335366738" office:value-type="float"/>
          <table:table-cell office:value="0.898762024363388" office:value-type="float"/>
          <table:table-cell office:value-type="string">
            <text:p>input/data_formal_20240530-1342/meme/it_meirl_20230206T134941/0.jpg</text:p>
          </table:table-cell>
          <table:table-cell office:value-type="string">
            <text:p>https://twitter.com/it_meirl/status/1622593375672098817</text:p>
          </table:table-cell>
        </table:table-row>
        <table:table-row>
          <table:table-cell office:value="1280" office:value-type="float"/>
          <table:table-cell office:value-type="string">
            <text:p>Pattern 29</text:p>
          </table:table-cell>
          <table:table-cell office:value="0.15908702775304917" office:value-type="float"/>
          <table:table-cell office:value="0.3038058980420919" office:value-type="float"/>
          <table:table-cell office:value="0.8381077329050841" office:value-type="float"/>
          <table:table-cell office:value-type="string">
            <text:p>input/data_formal_20240530-1342/meme/it_meirl_20230212T150228/0.jpg</text:p>
          </table:table-cell>
          <table:table-cell office:value-type="string">
            <text:p>https://twitter.com/it_meirl/status/1624786018573422593</text:p>
          </table:table-cell>
        </table:table-row>
        <table:table-row>
          <table:table-cell office:value="1281" office:value-type="float"/>
          <table:table-cell office:value-type="string">
            <text:p>Pattern 20</text:p>
          </table:table-cell>
          <table:table-cell office:value="0.1232013266633826" office:value-type="float"/>
          <table:table-cell office:value="0.49212775915633805" office:value-type="float"/>
          <table:table-cell office:value="0.8630153413280927" office:value-type="float"/>
          <table:table-cell office:value-type="string">
            <text:p>input/data_formal_20240530-1342/meme/it_meirl_20230226T042508/0.jpg</text:p>
          </table:table-cell>
          <table:table-cell office:value-type="string">
            <text:p>https://twitter.com/it_meirl/status/1629699059651944448</text:p>
          </table:table-cell>
        </table:table-row>
        <table:table-row>
          <table:table-cell office:value="1282" office:value-type="float"/>
          <table:table-cell office:value-type="string">
            <text:p>Pattern 16</text:p>
          </table:table-cell>
          <table:table-cell office:value="0.162311894961842" office:value-type="float"/>
          <table:table-cell office:value="0.07217776122666353" office:value-type="float"/>
          <table:table-cell office:value="0.8287485504903944" office:value-type="float"/>
          <table:table-cell office:value-type="string">
            <text:p>input/data_formal_20240530-1342/meme/it_meirl_20230226T053518/0.jpg</text:p>
          </table:table-cell>
          <table:table-cell office:value-type="string">
            <text:p>https://twitter.com/it_meirl/status/1629716715402678273</text:p>
          </table:table-cell>
        </table:table-row>
        <table:table-row>
          <table:table-cell office:value="1283" office:value-type="float"/>
          <table:table-cell office:value-type="string">
            <text:p>Pattern 45</text:p>
          </table:table-cell>
          <table:table-cell office:value="0.15798180189773928" office:value-type="float"/>
          <table:table-cell office:value="0.4577308775210943" office:value-type="float"/>
          <table:table-cell office:value="0.925724924774424" office:value-type="float"/>
          <table:table-cell office:value-type="string">
            <text:p>input/data_formal_20240530-1342/meme/it_meirl_20230315T201429/0.jpg</text:p>
          </table:table-cell>
          <table:table-cell office:value-type="string">
            <text:p>https://twitter.com/Gaibufritas/status/1636102211083091972</text:p>
          </table:table-cell>
        </table:table-row>
        <table:table-row>
          <table:table-cell office:value="1284" office:value-type="float"/>
          <table:table-cell office:value-type="string">
            <text:p>Pattern 10</text:p>
          </table:table-cell>
          <table:table-cell office:value="0.20285814540690633" office:value-type="float"/>
          <table:table-cell office:value="0.19784437181999331" office:value-type="float"/>
          <table:table-cell office:value="0.816523425696924" office:value-type="float"/>
          <table:table-cell office:value-type="string">
            <text:p>input/data_formal_20240530-1342/meme/it_meirl_20230315T202434/0.jpg</text:p>
          </table:table-cell>
          <table:table-cell office:value-type="string">
            <text:p>https://twitter.com/Secondc04436774/status/1636101610253189126</text:p>
          </table:table-cell>
        </table:table-row>
        <table:table-row>
          <table:table-cell office:value="1285" office:value-type="float"/>
          <table:table-cell office:value-type="string">
            <text:p>Pattern 6</text:p>
          </table:table-cell>
          <table:table-cell office:value="0.13353165221293012" office:value-type="float"/>
          <table:table-cell office:value="0.262529450942719" office:value-type="float"/>
          <table:table-cell office:value="0.8610447147561576" office:value-type="float"/>
          <table:table-cell office:value-type="string">
            <text:p>input/data_formal_20240530-1342/meme/it_meirl_20230315T220507/0.jpg</text:p>
          </table:table-cell>
          <table:table-cell office:value-type="string">
            <text:p>https://twitter.com/it_meirl/status/1636126405560811523</text:p>
          </table:table-cell>
        </table:table-row>
        <table:table-row>
          <table:table-cell office:value="1286" office:value-type="float"/>
          <table:table-cell office:value-type="string">
            <text:p>Pattern 33</text:p>
          </table:table-cell>
          <table:table-cell office:value="0.1801189966258132" office:value-type="float"/>
          <table:table-cell office:value="0.16518976129129243" office:value-type="float"/>
          <table:table-cell office:value="0.8066367006155662" office:value-type="float"/>
          <table:table-cell office:value-type="string">
            <text:p>input/data_formal_20240530-1342/meme/it_meirl_20230322T173955/0.jpg</text:p>
          </table:table-cell>
          <table:table-cell office:value-type="string">
            <text:p>https://twitter.com/it_meirl/status/1638596382129889305</text:p>
          </table:table-cell>
        </table:table-row>
        <table:table-row>
          <table:table-cell office:value="1287" office:value-type="float"/>
          <table:table-cell office:value-type="string">
            <text:p>Pattern 12</text:p>
          </table:table-cell>
          <table:table-cell office:value="0.1086468531623023" office:value-type="float"/>
          <table:table-cell office:value="0.1330979146434515" office:value-type="float"/>
          <table:table-cell office:value="0.8519573527414017" office:value-type="float"/>
          <table:table-cell office:value-type="string">
            <text:p>input/data_formal_20240530-1342/meme/it_meirl_20230322T221031/0.jpg</text:p>
          </table:table-cell>
          <table:table-cell office:value-type="string">
            <text:p>https://twitter.com/it_meirl/status/1638664481541869573</text:p>
          </table:table-cell>
        </table:table-row>
        <table:table-row>
          <table:table-cell office:value="1288" office:value-type="float"/>
          <table:table-cell office:value-type="string">
            <text:p>Pattern 33</text:p>
          </table:table-cell>
          <table:table-cell office:value="0.11148506959688273" office:value-type="float"/>
          <table:table-cell office:value="0.09331744532417519" office:value-type="float"/>
          <table:table-cell office:value="0.8389973587469038" office:value-type="float"/>
          <table:table-cell office:value-type="string">
            <text:p>input/data_formal_20240530-1342/meme/it_meirl_20230323T010046/0.jpg</text:p>
          </table:table-cell>
          <table:table-cell office:value-type="string">
            <text:p>https://twitter.com/it_meirl/status/1638707322435563520</text:p>
          </table:table-cell>
        </table:table-row>
        <table:table-row>
          <table:table-cell office:value="1289" office:value-type="float"/>
          <table:table-cell office:value-type="string">
            <text:p>Pattern 33</text:p>
          </table:table-cell>
          <table:table-cell office:value="0.17010649579357423" office:value-type="float"/>
          <table:table-cell office:value="0.2661135554384523" office:value-type="float"/>
          <table:table-cell office:value="0.7937473337016773" office:value-type="float"/>
          <table:table-cell office:value-type="string">
            <text:p>input/data_formal_20240530-1342/meme/it_meirl_20230323T011048/0.jpg</text:p>
          </table:table-cell>
          <table:table-cell office:value-type="string">
            <text:p>https://twitter.com/it_meirl/status/1638709848580976640</text:p>
          </table:table-cell>
        </table:table-row>
        <table:table-row>
          <table:table-cell office:value="1290" office:value-type="float"/>
          <table:table-cell office:value-type="string">
            <text:p>Pattern 23</text:p>
          </table:table-cell>
          <table:table-cell office:value="0.09978213704610472" office:value-type="float"/>
          <table:table-cell office:value="0.8430214443985202" office:value-type="float"/>
          <table:table-cell office:value="0.6394186074209044" office:value-type="float"/>
          <table:table-cell office:value-type="string">
            <text:p>input/data_formal_20240530-1342/meme/itech_advice_20230106T085256/0.jpg</text:p>
          </table:table-cell>
          <table:table-cell office:value-type="string">
            <text:p>https://twitter.com/itech_advice/status/1611284670087561218</text:p>
          </table:table-cell>
        </table:table-row>
        <table:table-row>
          <table:table-cell office:value="1291" office:value-type="float"/>
          <table:table-cell office:value-type="string">
            <text:p>Pattern 45</text:p>
          </table:table-cell>
          <table:table-cell office:value="0.0673103647744886" office:value-type="float"/>
          <table:table-cell office:value="0.7401737862440512" office:value-type="float"/>
          <table:table-cell office:value="0.8401994205471855" office:value-type="float"/>
          <table:table-cell office:value-type="string">
            <text:p>input/data_formal_20240530-1342/meme/itribe__20230206T103000/0.jpg</text:p>
          </table:table-cell>
          <table:table-cell office:value-type="string">
            <text:p>https://twitter.com/itribe_/status/1622543122445275137</text:p>
          </table:table-cell>
        </table:table-row>
        <table:table-row>
          <table:table-cell office:value="1292" office:value-type="float"/>
          <table:table-cell office:value-type="string">
            <text:p>Pattern 17</text:p>
          </table:table-cell>
          <table:table-cell office:value="0.2694435300192208" office:value-type="float"/>
          <table:table-cell office:value="0.4305324029811225" office:value-type="float"/>
          <table:table-cell office:value="0.8383043824695569" office:value-type="float"/>
          <table:table-cell office:value-type="string">
            <text:p>input/data_formal_20240530-1342/meme/its_apes_20230108T125400/0.jpg</text:p>
          </table:table-cell>
          <table:table-cell office:value-type="string">
            <text:p>https://twitter.com/its_apes/status/1612070113112465409</text:p>
          </table:table-cell>
        </table:table-row>
        <table:table-row>
          <table:table-cell office:value="1293" office:value-type="float"/>
          <table:table-cell office:value-type="string">
            <text:p>Pattern 39</text:p>
          </table:table-cell>
          <table:table-cell office:value="0.1939135642516859" office:value-type="float"/>
          <table:table-cell office:value="0.2877812061950715" office:value-type="float"/>
          <table:table-cell office:value="0.903143730006864" office:value-type="float"/>
          <table:table-cell office:value-type="string">
            <text:p>input/data_formal_20240530-1342/meme/its_apes_20230108T125533/0.jpg</text:p>
          </table:table-cell>
          <table:table-cell office:value-type="string">
            <text:p>https://twitter.com/its_apes/status/1612070501433901058</text:p>
          </table:table-cell>
        </table:table-row>
        <table:table-row>
          <table:table-cell office:value="1294" office:value-type="float"/>
          <table:table-cell office:value-type="string">
            <text:p>Pattern 3</text:p>
          </table:table-cell>
          <table:table-cell office:value="0.08434053775205633" office:value-type="float"/>
          <table:table-cell office:value="0.7516321208299833" office:value-type="float"/>
          <table:table-cell office:value="0.8563473995154386" office:value-type="float"/>
          <table:table-cell office:value-type="string">
            <text:p>input/data_formal_20240530-1342/meme/its_apes_20230108T130604/0.jpg</text:p>
          </table:table-cell>
          <table:table-cell office:value-type="string">
            <text:p>https://twitter.com/its_apes/status/1612073150388256777</text:p>
          </table:table-cell>
        </table:table-row>
        <table:table-row>
          <table:table-cell office:value="1295" office:value-type="float"/>
          <table:table-cell office:value-type="string">
            <text:p>Pattern 1</text:p>
          </table:table-cell>
          <table:table-cell office:value="0.1737492314174265" office:value-type="float"/>
          <table:table-cell office:value="0.3373069472531108" office:value-type="float"/>
          <table:table-cell office:value="0.926308207068998" office:value-type="float"/>
          <table:table-cell office:value-type="string">
            <text:p>input/data_formal_20240530-1342/meme/its_apes_20230108T130852/0.jpg</text:p>
          </table:table-cell>
          <table:table-cell office:value-type="string">
            <text:p>https://twitter.com/its_apes/status/1612073855253610504</text:p>
          </table:table-cell>
        </table:table-row>
        <table:table-row>
          <table:table-cell office:value="1296" office:value-type="float"/>
          <table:table-cell office:value-type="string">
            <text:p>Pattern 1</text:p>
          </table:table-cell>
          <table:table-cell office:value="0.21529611028649268" office:value-type="float"/>
          <table:table-cell office:value="0.40579184076191793" office:value-type="float"/>
          <table:table-cell office:value="0.9227906114937816" office:value-type="float"/>
          <table:table-cell office:value-type="string">
            <text:p>input/data_formal_20240530-1342/meme/its_apes_20230108T130952/0.jpg</text:p>
          </table:table-cell>
          <table:table-cell office:value-type="string">
            <text:p>https://twitter.com/its_apes/status/1612074104445898755</text:p>
          </table:table-cell>
        </table:table-row>
        <table:table-row>
          <table:table-cell office:value="1297" office:value-type="float"/>
          <table:table-cell office:value-type="string">
            <text:p>Pattern 19</text:p>
          </table:table-cell>
          <table:table-cell office:value="0.12726918941339913" office:value-type="float"/>
          <table:table-cell office:value="0.6711439202805181" office:value-type="float"/>
          <table:table-cell office:value="0.7755115983056492" office:value-type="float"/>
          <table:table-cell office:value-type="string">
            <text:p>input/data_formal_20240530-1342/meme/its_apes_20230108T131057/0.jpg</text:p>
          </table:table-cell>
          <table:table-cell office:value-type="string">
            <text:p>https://twitter.com/its_apes/status/1612074378388275200</text:p>
          </table:table-cell>
        </table:table-row>
        <table:table-row>
          <table:table-cell office:value="1298" office:value-type="float"/>
          <table:table-cell office:value-type="string">
            <text:p>Pattern 3</text:p>
          </table:table-cell>
          <table:table-cell office:value="0.17878438670469232" office:value-type="float"/>
          <table:table-cell office:value="0.5832606162060701" office:value-type="float"/>
          <table:table-cell office:value="0.8619986960586081" office:value-type="float"/>
          <table:table-cell office:value-type="string">
            <text:p>input/data_formal_20240530-1342/meme/its_apes_20230108T131324/0.jpg</text:p>
          </table:table-cell>
          <table:table-cell office:value-type="string">
            <text:p>https://twitter.com/its_apes/status/1612074994435260417</text:p>
          </table:table-cell>
        </table:table-row>
        <table:table-row>
          <table:table-cell office:value="1299" office:value-type="float"/>
          <table:table-cell office:value-type="string">
            <text:p>Pattern 3</text:p>
          </table:table-cell>
          <table:table-cell office:value="0.14440143248475024" office:value-type="float"/>
          <table:table-cell office:value="0.5092023837252422" office:value-type="float"/>
          <table:table-cell office:value="0.8984377076389773" office:value-type="float"/>
          <table:table-cell office:value-type="string">
            <text:p>input/data_formal_20240530-1342/meme/its_apes_20230108T131415/0.jpg</text:p>
          </table:table-cell>
          <table:table-cell office:value-type="string">
            <text:p>https://twitter.com/its_apes/status/1612075207463673858</text:p>
          </table:table-cell>
        </table:table-row>
        <table:table-row>
          <table:table-cell office:value="1300" office:value-type="float"/>
          <table:table-cell office:value-type="string">
            <text:p>Pattern 17</text:p>
          </table:table-cell>
          <table:table-cell office:value="0.27938757506977807" office:value-type="float"/>
          <table:table-cell office:value="0.4358165719301605" office:value-type="float"/>
          <table:table-cell office:value="0.8563318551658826" office:value-type="float"/>
          <table:table-cell office:value-type="string">
            <text:p>input/data_formal_20240530-1342/meme/its_apes_20230109T015042/0.jpg</text:p>
          </table:table-cell>
          <table:table-cell office:value-type="string">
            <text:p>https://twitter.com/its_apes/status/1612265577053134849</text:p>
          </table:table-cell>
        </table:table-row>
        <table:table-row>
          <table:table-cell office:value="1301" office:value-type="float"/>
          <table:table-cell office:value-type="string">
            <text:p>Pattern 39</text:p>
          </table:table-cell>
          <table:table-cell office:value="0.2508275710333425" office:value-type="float"/>
          <table:table-cell office:value="0.2575821740925869" office:value-type="float"/>
          <table:table-cell office:value="0.863555638897547" office:value-type="float"/>
          <table:table-cell office:value-type="string">
            <text:p>input/data_formal_20240530-1342/meme/its_apes_20230109T015933/0.jpg</text:p>
          </table:table-cell>
          <table:table-cell office:value-type="string">
            <text:p>https://twitter.com/its_apes/status/1612267801837805569</text:p>
          </table:table-cell>
        </table:table-row>
        <table:table-row>
          <table:table-cell office:value="1302" office:value-type="float"/>
          <table:table-cell office:value-type="string">
            <text:p>Pattern 13</text:p>
          </table:table-cell>
          <table:table-cell office:value="0.23659015619309556" office:value-type="float"/>
          <table:table-cell office:value="0.3909072255510446" office:value-type="float"/>
          <table:table-cell office:value="0.8862885634494556" office:value-type="float"/>
          <table:table-cell office:value-type="string">
            <text:p>input/data_formal_20240530-1342/meme/ItsAnusha4_20230111T220320/0.jpg</text:p>
          </table:table-cell>
          <table:table-cell office:value-type="string">
            <text:p>https://twitter.com/ItsAnusha4/status/1613295521774604295</text:p>
          </table:table-cell>
        </table:table-row>
        <table:table-row>
          <table:table-cell office:value="1303" office:value-type="float"/>
          <table:table-cell office:value-type="string">
            <text:p>Pattern 13</text:p>
          </table:table-cell>
          <table:table-cell office:value="0.08345828423633717" office:value-type="float"/>
          <table:table-cell office:value="0.6939386042656561" office:value-type="float"/>
          <table:table-cell office:value="0.8810995977631951" office:value-type="float"/>
          <table:table-cell office:value-type="string">
            <text:p>input/data_formal_20240530-1342/meme/itsbolillo_20230105T122130/0.jpg</text:p>
          </table:table-cell>
          <table:table-cell office:value-type="string">
            <text:p>https://twitter.com/itsbolillo/status/1610974772170752002</text:p>
          </table:table-cell>
        </table:table-row>
        <table:table-row>
          <table:table-cell office:value="1304" office:value-type="float"/>
          <table:table-cell office:value-type="string">
            <text:p>Pattern 29</text:p>
          </table:table-cell>
          <table:table-cell office:value="0.1559331695613091" office:value-type="float"/>
          <table:table-cell office:value="0.34944490798519484" office:value-type="float"/>
          <table:table-cell office:value="0.9166799704786541" office:value-type="float"/>
          <table:table-cell office:value-type="string">
            <text:p>input/data_formal_20240530-1342/meme/ItstheZj_20230206T135708/0.jpg</text:p>
          </table:table-cell>
          <table:table-cell office:value-type="string">
            <text:p>https://twitter.com/Meowchan85/status/1622595417698598912</text:p>
          </table:table-cell>
        </table:table-row>
        <table:table-row>
          <table:table-cell office:value="1305" office:value-type="float"/>
          <table:table-cell office:value-type="string">
            <text:p>Pattern 4</text:p>
          </table:table-cell>
          <table:table-cell office:value="0.250064386997506" office:value-type="float"/>
          <table:table-cell office:value="0.2660631945066228" office:value-type="float"/>
          <table:table-cell office:value="0.8879671155492728" office:value-type="float"/>
          <table:table-cell office:value-type="string">
            <text:p>input/data_formal_20240530-1342/meme/itz_floress_20230105T021452/0.jpg</text:p>
          </table:table-cell>
          <table:table-cell office:value-type="string">
            <text:p>https://twitter.com/itz_floress/status/1610822108103196673</text:p>
          </table:table-cell>
        </table:table-row>
        <table:table-row>
          <table:table-cell office:value="130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J_B_C_1_20230128T094224/0.jpg</text:p>
          </table:table-cell>
          <table:table-cell office:value-type="string">
            <text:p>https://twitter.com/mOQIl/status/1619270275471708161</text:p>
          </table:table-cell>
        </table:table-row>
        <table:table-row>
          <table:table-cell office:value="1307" office:value-type="float"/>
          <table:table-cell office:value-type="string">
            <text:p>Pattern 3</text:p>
          </table:table-cell>
          <table:table-cell office:value="0.17937783216080644" office:value-type="float"/>
          <table:table-cell office:value="0.5007211430066467" office:value-type="float"/>
          <table:table-cell office:value="0.8153067255904565" office:value-type="float"/>
          <table:table-cell office:value-type="string">
            <text:p>input/data_formal_20240530-1342/meme/jackutzu_20230111T232517/0.jpg</text:p>
          </table:table-cell>
          <table:table-cell office:value-type="string">
            <text:p>https://twitter.com/jackutzu/status/1613316146651873280</text:p>
          </table:table-cell>
        </table:table-row>
        <table:table-row>
          <table:table-cell office:value="1308" office:value-type="float"/>
          <table:table-cell office:value-type="string">
            <text:p>Pattern 42</text:p>
          </table:table-cell>
          <table:table-cell office:value="0.12666627109425124" office:value-type="float"/>
          <table:table-cell office:value="0.3101675209423488" office:value-type="float"/>
          <table:table-cell office:value="0.9120022013131442" office:value-type="float"/>
          <table:table-cell office:value-type="string">
            <text:p>input/data_formal_20240530-1342/meme/JaDe_animememes_20221228T030510/0.jpg</text:p>
          </table:table-cell>
          <table:table-cell office:value-type="string">
            <text:p>https://twitter.com/JaDe_animememes/status/1607935662996750336</text:p>
          </table:table-cell>
        </table:table-row>
        <table:table-row>
          <table:table-cell office:value="1309" office:value-type="float"/>
          <table:table-cell office:value-type="string">
            <text:p>Pattern 3</text:p>
          </table:table-cell>
          <table:table-cell office:value="0.1471373025949988" office:value-type="float"/>
          <table:table-cell office:value="0.5814249048843791" office:value-type="float"/>
          <table:table-cell office:value="0.8213688464803265" office:value-type="float"/>
          <table:table-cell office:value-type="string">
            <text:p>input/data_formal_20240530-1342/meme/jafarismustafa_20230202T043825/0.jpg</text:p>
          </table:table-cell>
          <table:table-cell office:value-type="string">
            <text:p>https://twitter.com/jafarismustafa/status/1621005092756537346</text:p>
          </table:table-cell>
        </table:table-row>
        <table:table-row>
          <table:table-cell office:value="1310" office:value-type="float"/>
          <table:table-cell office:value-type="string">
            <text:p>Pattern 46</text:p>
          </table:table-cell>
          <table:table-cell office:value="0.13740674032715347" office:value-type="float"/>
          <table:table-cell office:value="0.4446315384616141" office:value-type="float"/>
          <table:table-cell office:value="0.8421511673029805" office:value-type="float"/>
          <table:table-cell office:value-type="string">
            <text:p>input/data_formal_20240530-1342/meme/JagesNicole_20230201T224839/0.jpg</text:p>
          </table:table-cell>
          <table:table-cell office:value-type="string">
            <text:p>https://twitter.com/JagesNicole/status/1620917071126138881</text:p>
          </table:table-cell>
        </table:table-row>
        <table:table-row>
          <table:table-cell office:value="1311" office:value-type="float"/>
          <table:table-cell office:value-type="string">
            <text:p>Pattern 43</text:p>
          </table:table-cell>
          <table:table-cell office:value="0.12658953557800445" office:value-type="float"/>
          <table:table-cell office:value="0.743883349141194" office:value-type="float"/>
          <table:table-cell office:value="0.809753274738047" office:value-type="float"/>
          <table:table-cell office:value-type="string">
            <text:p>input/data_formal_20240530-1342/meme/jainjay8_20230206T144804/0.jpg</text:p>
          </table:table-cell>
          <table:table-cell office:value-type="string">
            <text:p>https://twitter.com/jainjay8/status/1622608067153252352</text:p>
          </table:table-cell>
        </table:table-row>
        <table:table-row>
          <table:table-cell office:value="131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JAMESWEEDMANN_20230105T114835/0.jpg</text:p>
          </table:table-cell>
          <table:table-cell office:value-type="string">
            <text:p>https://twitter.com/JAMESWEEDMANN/status/1610966488512430086</text:p>
          </table:table-cell>
        </table:table-row>
        <table:table-row>
          <table:table-cell office:value="1313" office:value-type="float"/>
          <table:table-cell office:value-type="string">
            <text:p>Pattern 3</text:p>
          </table:table-cell>
          <table:table-cell office:value="0.1434202909172762" office:value-type="float"/>
          <table:table-cell office:value="0.6444820387689227" office:value-type="float"/>
          <table:table-cell office:value="0.8697450836333745" office:value-type="float"/>
          <table:table-cell office:value-type="string">
            <text:p>input/data_formal_20240530-1342/meme/JaredRonis_20230201T122138/0.jpg</text:p>
          </table:table-cell>
          <table:table-cell office:value-type="string">
            <text:p>https://twitter.com/JaredRonis/status/1620954794050592769</text:p>
          </table:table-cell>
        </table:table-row>
        <table:table-row>
          <table:table-cell office:value="1314" office:value-type="float"/>
          <table:table-cell office:value-type="string">
            <text:p>Pattern 17</text:p>
          </table:table-cell>
          <table:table-cell office:value="0.2187475510065586" office:value-type="float"/>
          <table:table-cell office:value="0.29884865404230865" office:value-type="float"/>
          <table:table-cell office:value="0.8784481614849934" office:value-type="float"/>
          <table:table-cell office:value-type="string">
            <text:p>input/data_formal_20240530-1342/meme/JaredRonis_20230206T142301/0.jpg</text:p>
          </table:table-cell>
          <table:table-cell office:value-type="string">
            <text:p>https://twitter.com/JaredRonis/status/1622601764233945092</text:p>
          </table:table-cell>
        </table:table-row>
        <table:table-row>
          <table:table-cell office:value="1315" office:value-type="float"/>
          <table:table-cell office:value-type="string">
            <text:p>Pattern 1</text:p>
          </table:table-cell>
          <table:table-cell office:value="0.21287724966980934" office:value-type="float"/>
          <table:table-cell office:value="0.2684544776450576" office:value-type="float"/>
          <table:table-cell office:value="0.9650429233128437" office:value-type="float"/>
          <table:table-cell office:value-type="string">
            <text:p>input/data_formal_20240530-1342/meme/JarrodA_Freeman_20230206T125228/0.jpg</text:p>
          </table:table-cell>
          <table:table-cell office:value-type="string">
            <text:p>https://twitter.com/JarrodA_Freeman/status/1622578976651882498</text:p>
          </table:table-cell>
        </table:table-row>
        <table:table-row>
          <table:table-cell office:value="1316" office:value-type="float"/>
          <table:table-cell office:value-type="string">
            <text:p>Pattern 46</text:p>
          </table:table-cell>
          <table:table-cell office:value="0.09094984020724955" office:value-type="float"/>
          <table:table-cell office:value="0.3016980268329023" office:value-type="float"/>
          <table:table-cell office:value="0.9068294272559864" office:value-type="float"/>
          <table:table-cell office:value-type="string">
            <text:p>input/data_formal_20240530-1342/meme/jasud_purva_20230307T110837/0.jpg</text:p>
          </table:table-cell>
          <table:table-cell office:value-type="string">
            <text:p>https://twitter.com/jasud_purva/status/1633062087596593152</text:p>
          </table:table-cell>
        </table:table-row>
        <table:table-row>
          <table:table-cell office:value="1317" office:value-type="float"/>
          <table:table-cell office:value-type="string">
            <text:p>Pattern 44</text:p>
          </table:table-cell>
          <table:table-cell office:value="0.1808348523031566" office:value-type="float"/>
          <table:table-cell office:value="0.3063281075493859" office:value-type="float"/>
          <table:table-cell office:value="0.9528554892154797" office:value-type="float"/>
          <table:table-cell office:value-type="string">
            <text:p>input/data_formal_20240530-1342/meme/Jay85395303_20230201T223121/0.jpg</text:p>
          </table:table-cell>
          <table:table-cell office:value-type="string">
            <text:p>https://twitter.com/Jay85395303/status/1620912716012732422</text:p>
          </table:table-cell>
        </table:table-row>
        <table:table-row>
          <table:table-cell office:value="1318" office:value-type="float"/>
          <table:table-cell office:value-type="string">
            <text:p>Pattern 37</text:p>
          </table:table-cell>
          <table:table-cell office:value="0.07066276797359095" office:value-type="float"/>
          <table:table-cell office:value="0.28097550017175665" office:value-type="float"/>
          <table:table-cell office:value="0.8814004546098121" office:value-type="float"/>
          <table:table-cell office:value-type="string">
            <text:p>input/data_formal_20240530-1342/meme/Jay85395303_20230201T223146/0.jpg</text:p>
          </table:table-cell>
          <table:table-cell office:value-type="string">
            <text:p>https://twitter.com/Jay85395303/status/1620912823248523264</text:p>
          </table:table-cell>
        </table:table-row>
        <table:table-row>
          <table:table-cell office:value="1319" office:value-type="float"/>
          <table:table-cell office:value-type="string">
            <text:p>Pattern 14</text:p>
          </table:table-cell>
          <table:table-cell office:value="0.1334509308837856" office:value-type="float"/>
          <table:table-cell office:value="0.09867447607828533" office:value-type="float"/>
          <table:table-cell office:value="0.8879298120880668" office:value-type="float"/>
          <table:table-cell office:value-type="string">
            <text:p>input/data_formal_20240530-1342/meme/jdawginYoHouse_20230104T143602/0.jpg</text:p>
          </table:table-cell>
          <table:table-cell office:value-type="string">
            <text:p>https://twitter.com/jdawginYoHouse/status/1610646240013783043</text:p>
          </table:table-cell>
        </table:table-row>
        <table:table-row>
          <table:table-cell office:value="1320" office:value-type="float"/>
          <table:table-cell office:value-type="string">
            <text:p>Pattern 20</text:p>
          </table:table-cell>
          <table:table-cell office:value="0.18655542970723513" office:value-type="float"/>
          <table:table-cell office:value="0.32993633711753084" office:value-type="float"/>
          <table:table-cell office:value="0.8845857320821915" office:value-type="float"/>
          <table:table-cell office:value-type="string">
            <text:p>input/data_formal_20240530-1342/meme/jdawginYoHouse_20230104T163701/0.jpg</text:p>
          </table:table-cell>
          <table:table-cell office:value-type="string">
            <text:p>https://twitter.com/jdawginYoHouse/status/1610676687661850624</text:p>
          </table:table-cell>
        </table:table-row>
        <table:table-row>
          <table:table-cell office:value="1321" office:value-type="float"/>
          <table:table-cell office:value-type="string">
            <text:p>Pattern 12</text:p>
          </table:table-cell>
          <table:table-cell office:value="0.17272480371808924" office:value-type="float"/>
          <table:table-cell office:value="0.2093763941243443" office:value-type="float"/>
          <table:table-cell office:value="0.8450184509302331" office:value-type="float"/>
          <table:table-cell office:value-type="string">
            <text:p>input/data_formal_20240530-1342/meme/jdawginYoHouse_20230106T125700/0.jpg</text:p>
          </table:table-cell>
          <table:table-cell office:value-type="string">
            <text:p>https://twitter.com/jdawginYoHouse/status/1611346094142758912</text:p>
          </table:table-cell>
        </table:table-row>
        <table:table-row>
          <table:table-cell office:value="1322" office:value-type="float"/>
          <table:table-cell office:value-type="string">
            <text:p>Pattern 5</text:p>
          </table:table-cell>
          <table:table-cell office:value="0.142901395174172" office:value-type="float"/>
          <table:table-cell office:value="0.5326207647327144" office:value-type="float"/>
          <table:table-cell office:value="0.8369192890117564" office:value-type="float"/>
          <table:table-cell office:value-type="string">
            <text:p>input/data_formal_20240530-1342/meme/jdawginYoHouse_20230106T143601/0.jpg</text:p>
          </table:table-cell>
          <table:table-cell office:value-type="string">
            <text:p>https://twitter.com/jdawginYoHouse/status/1611371010556661760</text:p>
          </table:table-cell>
        </table:table-row>
        <table:table-row>
          <table:table-cell office:value="1323" office:value-type="float"/>
          <table:table-cell office:value-type="string">
            <text:p>Pattern 6</text:p>
          </table:table-cell>
          <table:table-cell office:value="0.17389813086100636" office:value-type="float"/>
          <table:table-cell office:value="0.2626344047610657" office:value-type="float"/>
          <table:table-cell office:value="0.9632930814195888" office:value-type="float"/>
          <table:table-cell office:value-type="string">
            <text:p>input/data_formal_20240530-1342/meme/jdawginYoHouse_20230107T125701/0.jpg</text:p>
          </table:table-cell>
          <table:table-cell office:value-type="string">
            <text:p>https://twitter.com/jdawginYoHouse/status/1611708484915011584</text:p>
          </table:table-cell>
        </table:table-row>
        <table:table-row>
          <table:table-cell office:value="1324" office:value-type="float"/>
          <table:table-cell office:value-type="string">
            <text:p>Pattern 41</text:p>
          </table:table-cell>
          <table:table-cell office:value="0.20808528038500876" office:value-type="float"/>
          <table:table-cell office:value="0.24413823689640676" office:value-type="float"/>
          <table:table-cell office:value="0.7863841672906413" office:value-type="float"/>
          <table:table-cell office:value-type="string">
            <text:p>input/data_formal_20240530-1342/meme/jdawginYoHouse_20230107T153601/0.jpg</text:p>
          </table:table-cell>
          <table:table-cell office:value-type="string">
            <text:p>https://twitter.com/jdawginYoHouse/status/1611748497472032771</text:p>
          </table:table-cell>
        </table:table-row>
        <table:table-row>
          <table:table-cell office:value="1325" office:value-type="float"/>
          <table:table-cell office:value-type="string">
            <text:p>Pattern 41</text:p>
          </table:table-cell>
          <table:table-cell office:value="0.1661318251245849" office:value-type="float"/>
          <table:table-cell office:value="0.15354777556681093" office:value-type="float"/>
          <table:table-cell office:value="0.8432759555200853" office:value-type="float"/>
          <table:table-cell office:value-type="string">
            <text:p>input/data_formal_20240530-1342/meme/jdawginYoHouse_20230110T125701/0.jpg</text:p>
          </table:table-cell>
          <table:table-cell office:value-type="string">
            <text:p>https://twitter.com/jdawginYoHouse/status/1612795647656165376</text:p>
          </table:table-cell>
        </table:table-row>
        <table:table-row>
          <table:table-cell office:value="1326" office:value-type="float"/>
          <table:table-cell office:value-type="string">
            <text:p>Pattern 33</text:p>
          </table:table-cell>
          <table:table-cell office:value="0.09789644570077422" office:value-type="float"/>
          <table:table-cell office:value="0.207569640399871" office:value-type="float"/>
          <table:table-cell office:value="0.816459623295068" office:value-type="float"/>
          <table:table-cell office:value-type="string">
            <text:p>input/data_formal_20240530-1342/meme/jdawginYoHouse_20230110T153601/0.jpg</text:p>
          </table:table-cell>
          <table:table-cell office:value-type="string">
            <text:p>https://twitter.com/jdawginYoHouse/status/1612835660427051010</text:p>
          </table:table-cell>
        </table:table-row>
        <table:table-row>
          <table:table-cell office:value="1327" office:value-type="float"/>
          <table:table-cell office:value-type="string">
            <text:p>Pattern 10</text:p>
          </table:table-cell>
          <table:table-cell office:value="0.1289963993556376" office:value-type="float"/>
          <table:table-cell office:value="0.25594269315072377" office:value-type="float"/>
          <table:table-cell office:value="0.8505533629754709" office:value-type="float"/>
          <table:table-cell office:value-type="string">
            <text:p>input/data_formal_20240530-1342/meme/jdawginYoHouse_20230110T182401/0.jpg</text:p>
          </table:table-cell>
          <table:table-cell office:value-type="string">
            <text:p>https://twitter.com/jdawginYoHouse/status/1612877941213483008</text:p>
          </table:table-cell>
        </table:table-row>
        <table:table-row>
          <table:table-cell office:value="1328" office:value-type="float"/>
          <table:table-cell office:value-type="string">
            <text:p>Pattern 39</text:p>
          </table:table-cell>
          <table:table-cell office:value="0.20457624407135508" office:value-type="float"/>
          <table:table-cell office:value="0.18143957450892956" office:value-type="float"/>
          <table:table-cell office:value="0.8483544124212136" office:value-type="float"/>
          <table:table-cell office:value-type="string">
            <text:p>input/data_formal_20240530-1342/meme/jdawginYoHouse_20230110T211901/0.jpg</text:p>
          </table:table-cell>
          <table:table-cell office:value-type="string">
            <text:p>https://twitter.com/jdawginYoHouse/status/1612921980298186765</text:p>
          </table:table-cell>
        </table:table-row>
        <table:table-row>
          <table:table-cell office:value="1329" office:value-type="float"/>
          <table:table-cell office:value-type="string">
            <text:p>Pattern 11</text:p>
          </table:table-cell>
          <table:table-cell office:value="0.17365662771830429" office:value-type="float"/>
          <table:table-cell office:value="0.3697947630504408" office:value-type="float"/>
          <table:table-cell office:value="0.8564252612330464" office:value-type="float"/>
          <table:table-cell office:value-type="string">
            <text:p>input/data_formal_20240530-1342/meme/jdawginYoHouse_20230111T001001/0.jpg</text:p>
          </table:table-cell>
          <table:table-cell office:value-type="string">
            <text:p>https://twitter.com/jdawginYoHouse/status/1612965014435930114</text:p>
          </table:table-cell>
        </table:table-row>
        <table:table-row>
          <table:table-cell office:value="1330" office:value-type="float"/>
          <table:table-cell office:value-type="string">
            <text:p>Pattern 39</text:p>
          </table:table-cell>
          <table:table-cell office:value="0.18890721030482388" office:value-type="float"/>
          <table:table-cell office:value="0.12304860872342788" office:value-type="float"/>
          <table:table-cell office:value="0.8665984508899204" office:value-type="float"/>
          <table:table-cell office:value-type="string">
            <text:p>input/data_formal_20240530-1342/meme/jdawginYoHouse_20230111T002201/0.jpg</text:p>
          </table:table-cell>
          <table:table-cell office:value-type="string">
            <text:p>https://twitter.com/jdawginYoHouse/status/1612968035358314497</text:p>
          </table:table-cell>
        </table:table-row>
        <table:table-row>
          <table:table-cell office:value="1331" office:value-type="float"/>
          <table:table-cell office:value-type="string">
            <text:p>Pattern 28</text:p>
          </table:table-cell>
          <table:table-cell office:value="0.2533662769361741" office:value-type="float"/>
          <table:table-cell office:value="0.18470257963333522" office:value-type="float"/>
          <table:table-cell office:value="0.8713314486470034" office:value-type="float"/>
          <table:table-cell office:value-type="string">
            <text:p>input/data_formal_20240530-1342/meme/jdawginYoHouse_20230111T071001/0.jpg</text:p>
          </table:table-cell>
          <table:table-cell office:value-type="string">
            <text:p>https://twitter.com/jdawginYoHouse/status/1613070709755990021</text:p>
          </table:table-cell>
        </table:table-row>
        <table:table-row>
          <table:table-cell office:value="1332" office:value-type="float"/>
          <table:table-cell office:value-type="string">
            <text:p>Pattern 14</text:p>
          </table:table-cell>
          <table:table-cell office:value="0.19762414979850826" office:value-type="float"/>
          <table:table-cell office:value="0.34443109430619534" office:value-type="float"/>
          <table:table-cell office:value="0.8836544953940481" office:value-type="float"/>
          <table:table-cell office:value-type="string">
            <text:p>input/data_formal_20240530-1342/meme/jdawginYoHouse_20230111T125701/0.jpg</text:p>
          </table:table-cell>
          <table:table-cell office:value-type="string">
            <text:p>https://twitter.com/jdawginYoHouse/status/1613158036251594752</text:p>
          </table:table-cell>
        </table:table-row>
        <table:table-row>
          <table:table-cell office:value="1333" office:value-type="float"/>
          <table:table-cell office:value-type="string">
            <text:p>Pattern 1</text:p>
          </table:table-cell>
          <table:table-cell office:value="0.33711100706757846" office:value-type="float"/>
          <table:table-cell office:value="0.2679091602160347" office:value-type="float"/>
          <table:table-cell office:value="0.9020079798846627" office:value-type="float"/>
          <table:table-cell office:value-type="string">
            <text:p>input/data_formal_20240530-1342/meme/jdawginYoHouse_20230111T143601/0.jpg</text:p>
          </table:table-cell>
          <table:table-cell office:value-type="string">
            <text:p>https://twitter.com/jdawginYoHouse/status/1613182951763726341</text:p>
          </table:table-cell>
        </table:table-row>
        <table:table-row>
          <table:table-cell office:value="1334" office:value-type="float"/>
          <table:table-cell office:value-type="string">
            <text:p>Pattern 30</text:p>
          </table:table-cell>
          <table:table-cell office:value="0.1616805310879933" office:value-type="float"/>
          <table:table-cell office:value="0.3315242094032876" office:value-type="float"/>
          <table:table-cell office:value="0.884385951522925" office:value-type="float"/>
          <table:table-cell office:value-type="string">
            <text:p>input/data_formal_20240530-1342/meme/jdawginYoHouse_20230111T163701/0.jpg</text:p>
          </table:table-cell>
          <table:table-cell office:value-type="string">
            <text:p>https://twitter.com/jdawginYoHouse/status/1613213401982898192</text:p>
          </table:table-cell>
        </table:table-row>
        <table:table-row>
          <table:table-cell office:value="1335" office:value-type="float"/>
          <table:table-cell office:value-type="string">
            <text:p>Pattern 6</text:p>
          </table:table-cell>
          <table:table-cell office:value="0.13853547085631598" office:value-type="float"/>
          <table:table-cell office:value="0.17205585376915777" office:value-type="float"/>
          <table:table-cell office:value="0.8598757104738383" office:value-type="float"/>
          <table:table-cell office:value-type="string">
            <text:p>input/data_formal_20240530-1342/meme/jdawginYoHouse_20230111T191900/0.jpg</text:p>
          </table:table-cell>
          <table:table-cell office:value-type="string">
            <text:p>https://twitter.com/jdawginYoHouse/status/1613254167140638732</text:p>
          </table:table-cell>
        </table:table-row>
        <table:table-row>
          <table:table-cell office:value="1336" office:value-type="float"/>
          <table:table-cell office:value-type="string">
            <text:p>Pattern 33</text:p>
          </table:table-cell>
          <table:table-cell office:value="0.17259091947424088" office:value-type="float"/>
          <table:table-cell office:value="0.25695735265496933" office:value-type="float"/>
          <table:table-cell office:value="0.8172936705111363" office:value-type="float"/>
          <table:table-cell office:value-type="string">
            <text:p>input/data_formal_20240530-1342/meme/jdawginYoHouse_20230111T225001/0.jpg</text:p>
          </table:table-cell>
          <table:table-cell office:value-type="string">
            <text:p>https://twitter.com/jdawginYoHouse/status/1613307268254109697</text:p>
          </table:table-cell>
        </table:table-row>
        <table:table-row>
          <table:table-cell office:value="1337" office:value-type="float"/>
          <table:table-cell office:value-type="string">
            <text:p>Pattern 9</text:p>
          </table:table-cell>
          <table:table-cell office:value="0.22743889421259122" office:value-type="float"/>
          <table:table-cell office:value="0.43242674304907924" office:value-type="float"/>
          <table:table-cell office:value="0.912823627738075" office:value-type="float"/>
          <table:table-cell office:value-type="string">
            <text:p>input/data_formal_20240530-1342/meme/jdawginYoHouse_20230112T001001/0.jpg</text:p>
          </table:table-cell>
          <table:table-cell office:value-type="string">
            <text:p>https://twitter.com/jdawginYoHouse/status/1613327401781727233</text:p>
          </table:table-cell>
        </table:table-row>
        <table:table-row>
          <table:table-cell office:value="1338" office:value-type="float"/>
          <table:table-cell office:value-type="string">
            <text:p>Pattern 12</text:p>
          </table:table-cell>
          <table:table-cell office:value="0.17744654412329877" office:value-type="float"/>
          <table:table-cell office:value="0.23084572479485677" office:value-type="float"/>
          <table:table-cell office:value="0.8363179729783403" office:value-type="float"/>
          <table:table-cell office:value-type="string">
            <text:p>input/data_formal_20240530-1342/meme/jdawginYoHouse_20230112T071001/0.jpg</text:p>
          </table:table-cell>
          <table:table-cell office:value-type="string">
            <text:p>https://twitter.com/jdawginYoHouse/status/1613433099102130176</text:p>
          </table:table-cell>
        </table:table-row>
        <table:table-row>
          <table:table-cell office:value="1339" office:value-type="float"/>
          <table:table-cell office:value-type="string">
            <text:p>Pattern 12</text:p>
          </table:table-cell>
          <table:table-cell office:value="0.16215051314347612" office:value-type="float"/>
          <table:table-cell office:value="0.23380972471121986" office:value-type="float"/>
          <table:table-cell office:value="0.8096654017607263" office:value-type="float"/>
          <table:table-cell office:value-type="string">
            <text:p>input/data_formal_20240530-1342/meme/jdawginYoHouse_20230112T125701/0.jpg</text:p>
          </table:table-cell>
          <table:table-cell office:value-type="string">
            <text:p>https://twitter.com/jdawginYoHouse/status/1613520422032506880</text:p>
          </table:table-cell>
        </table:table-row>
        <table:table-row>
          <table:table-cell office:value="1340" office:value-type="float"/>
          <table:table-cell office:value-type="string">
            <text:p>Pattern 12</text:p>
          </table:table-cell>
          <table:table-cell office:value="0.17105272043288067" office:value-type="float"/>
          <table:table-cell office:value="0.36864114166661516" office:value-type="float"/>
          <table:table-cell office:value="0.9457844849101467" office:value-type="float"/>
          <table:table-cell office:value-type="string">
            <text:p>input/data_formal_20240530-1342/meme/jdawginYoHouse_20230112T153602/0.jpg</text:p>
          </table:table-cell>
          <table:table-cell office:value-type="string">
            <text:p>https://twitter.com/jdawginYoHouse/status/1613560440939843584</text:p>
          </table:table-cell>
        </table:table-row>
        <table:table-row>
          <table:table-cell office:value="1341" office:value-type="float"/>
          <table:table-cell office:value-type="string">
            <text:p>Pattern 2</text:p>
          </table:table-cell>
          <table:table-cell office:value="0.183820972453271" office:value-type="float"/>
          <table:table-cell office:value="0.3640389467915911" office:value-type="float"/>
          <table:table-cell office:value="0.8099551786435707" office:value-type="float"/>
          <table:table-cell office:value-type="string">
            <text:p>input/data_formal_20240530-1342/meme/jdawginYoHouse_20230112T172401/0.jpg</text:p>
          </table:table-cell>
          <table:table-cell office:value-type="string">
            <text:p>https://twitter.com/jdawginYoHouse/status/1613587615659298830</text:p>
          </table:table-cell>
        </table:table-row>
        <table:table-row>
          <table:table-cell office:value="1342" office:value-type="float"/>
          <table:table-cell office:value-type="string">
            <text:p>Pattern 30</text:p>
          </table:table-cell>
          <table:table-cell office:value="0.17231030648694806" office:value-type="float"/>
          <table:table-cell office:value="0.2287765850816836" office:value-type="float"/>
          <table:table-cell office:value="0.8609651387366581" office:value-type="float"/>
          <table:table-cell office:value-type="string">
            <text:p>input/data_formal_20240530-1342/meme/jdawginYoHouse_20230112T201901/0.jpg</text:p>
          </table:table-cell>
          <table:table-cell office:value-type="string">
            <text:p>https://twitter.com/jdawginYoHouse/status/1613631656019087362</text:p>
          </table:table-cell>
        </table:table-row>
        <table:table-row>
          <table:table-cell office:value="1343" office:value-type="float"/>
          <table:table-cell office:value-type="string">
            <text:p>Pattern 30</text:p>
          </table:table-cell>
          <table:table-cell office:value="0.1439918429718727" office:value-type="float"/>
          <table:table-cell office:value="0.2618649147635361" office:value-type="float"/>
          <table:table-cell office:value="0.8916899169515842" office:value-type="float"/>
          <table:table-cell office:value-type="string">
            <text:p>input/data_formal_20240530-1342/meme/jdawginYoHouse_20230112T225001/0.jpg</text:p>
          </table:table-cell>
          <table:table-cell office:value-type="string">
            <text:p>https://twitter.com/jdawginYoHouse/status/1613669656929222659</text:p>
          </table:table-cell>
        </table:table-row>
        <table:table-row>
          <table:table-cell office:value="1344" office:value-type="float"/>
          <table:table-cell office:value-type="string">
            <text:p>Pattern 30</text:p>
          </table:table-cell>
          <table:table-cell office:value="0.11178004128668156" office:value-type="float"/>
          <table:table-cell office:value="0.3261218081433911" office:value-type="float"/>
          <table:table-cell office:value="0.9126502482360762" office:value-type="float"/>
          <table:table-cell office:value-type="string">
            <text:p>input/data_formal_20240530-1342/meme/jdawginYoHouse_20230113T001001/0.jpg</text:p>
          </table:table-cell>
          <table:table-cell office:value-type="string">
            <text:p>https://twitter.com/jdawginYoHouse/status/1613689791639347200</text:p>
          </table:table-cell>
        </table:table-row>
        <table:table-row>
          <table:table-cell office:value="1345" office:value-type="float"/>
          <table:table-cell office:value-type="string">
            <text:p>Pattern 30</text:p>
          </table:table-cell>
          <table:table-cell office:value="0.23561954858620546" office:value-type="float"/>
          <table:table-cell office:value="0.278753352296561" office:value-type="float"/>
          <table:table-cell office:value="0.8474240492119325" office:value-type="float"/>
          <table:table-cell office:value-type="string">
            <text:p>input/data_formal_20240530-1342/meme/jdawginYoHouse_20230113T071001/0.jpg</text:p>
          </table:table-cell>
          <table:table-cell office:value-type="string">
            <text:p>https://twitter.com/jdawginYoHouse/status/1613795485688500224</text:p>
          </table:table-cell>
        </table:table-row>
        <table:table-row>
          <table:table-cell office:value="1346" office:value-type="float"/>
          <table:table-cell office:value-type="string">
            <text:p>Pattern 41</text:p>
          </table:table-cell>
          <table:table-cell office:value="0.2553103467146134" office:value-type="float"/>
          <table:table-cell office:value="0.15994150439935495" office:value-type="float"/>
          <table:table-cell office:value="0.9285572452290713" office:value-type="float"/>
          <table:table-cell office:value-type="string">
            <text:p>input/data_formal_20240530-1342/meme/jdawginYoHouse_20230127T165501/0.jpg</text:p>
          </table:table-cell>
          <table:table-cell office:value-type="string">
            <text:p>https://twitter.com/jdawginYoHouse/status/1619016136326090771</text:p>
          </table:table-cell>
        </table:table-row>
        <table:table-row>
          <table:table-cell office:value="1347" office:value-type="float"/>
          <table:table-cell office:value-type="string">
            <text:p>Pattern 5</text:p>
          </table:table-cell>
          <table:table-cell office:value="0.19868706779340667" office:value-type="float"/>
          <table:table-cell office:value="0.2578072483166809" office:value-type="float"/>
          <table:table-cell office:value="0.8926897226963121" office:value-type="float"/>
          <table:table-cell office:value-type="string">
            <text:p>input/data_formal_20240530-1342/meme/jdawginYoHouse_20230127T171001/0.jpg</text:p>
          </table:table-cell>
          <table:table-cell office:value-type="string">
            <text:p>https://twitter.com/jdawginYoHouse/status/1619019910033580032</text:p>
          </table:table-cell>
        </table:table-row>
        <table:table-row>
          <table:table-cell office:value="1348" office:value-type="float"/>
          <table:table-cell office:value-type="string">
            <text:p>Pattern 44</text:p>
          </table:table-cell>
          <table:table-cell office:value="0.15272092392034287" office:value-type="float"/>
          <table:table-cell office:value="0.24111354763361995" office:value-type="float"/>
          <table:table-cell office:value="0.8345937786347106" office:value-type="float"/>
          <table:table-cell office:value-type="string">
            <text:p>input/data_formal_20240530-1342/meme/jdawginYoHouse_20230127T171901/0.jpg</text:p>
          </table:table-cell>
          <table:table-cell office:value-type="string">
            <text:p>https://twitter.com/jdawginYoHouse/status/1619022176497143811</text:p>
          </table:table-cell>
        </table:table-row>
        <table:table-row>
          <table:table-cell office:value="1349" office:value-type="float"/>
          <table:table-cell office:value-type="string">
            <text:p>Pattern 14</text:p>
          </table:table-cell>
          <table:table-cell office:value="0.13313564497332106" office:value-type="float"/>
          <table:table-cell office:value="0.3439549568030736" office:value-type="float"/>
          <table:table-cell office:value="0.8641888614682579" office:value-type="float"/>
          <table:table-cell office:value-type="string">
            <text:p>input/data_formal_20240530-1342/meme/jdawginYoHouse_20230127T195001/0.jpg</text:p>
          </table:table-cell>
          <table:table-cell office:value-type="string">
            <text:p>https://twitter.com/jdawginYoHouse/status/1619060176924905476</text:p>
          </table:table-cell>
        </table:table-row>
        <table:table-row>
          <table:table-cell office:value="1350" office:value-type="float"/>
          <table:table-cell office:value-type="string">
            <text:p>Pattern 29</text:p>
          </table:table-cell>
          <table:table-cell office:value="0.23380978763508065" office:value-type="float"/>
          <table:table-cell office:value="0.20460174717238905" office:value-type="float"/>
          <table:table-cell office:value="0.8497598229393363" office:value-type="float"/>
          <table:table-cell office:value-type="string">
            <text:p>input/data_formal_20240530-1342/meme/jdawginYoHouse_20230127T200701/0.jpg</text:p>
          </table:table-cell>
          <table:table-cell office:value-type="string">
            <text:p>https://twitter.com/jdawginYoHouse/status/1619064454250995713</text:p>
          </table:table-cell>
        </table:table-row>
        <table:table-row>
          <table:table-cell office:value="1351" office:value-type="float"/>
          <table:table-cell office:value-type="string">
            <text:p>Pattern 39</text:p>
          </table:table-cell>
          <table:table-cell office:value="0.21287905114871525" office:value-type="float"/>
          <table:table-cell office:value="0.11996457781525133" office:value-type="float"/>
          <table:table-cell office:value="0.8766720623187304" office:value-type="float"/>
          <table:table-cell office:value-type="string">
            <text:p>input/data_formal_20240530-1342/meme/jdawginYoHouse_20230127T210009/0.jpg</text:p>
          </table:table-cell>
          <table:table-cell office:value-type="string">
            <text:p>https://twitter.com/jdawginYoHouse/status/1619077826052759557</text:p>
          </table:table-cell>
        </table:table-row>
        <table:table-row>
          <table:table-cell office:value="1352" office:value-type="float"/>
          <table:table-cell office:value-type="string">
            <text:p>Pattern 6</text:p>
          </table:table-cell>
          <table:table-cell office:value="0.09988618633534474" office:value-type="float"/>
          <table:table-cell office:value="0.08449456421432161" office:value-type="float"/>
          <table:table-cell office:value="0.8537328332565879" office:value-type="float"/>
          <table:table-cell office:value-type="string">
            <text:p>input/data_formal_20240530-1342/meme/jdawginYoHouse_20230127T211001/0.jpg</text:p>
          </table:table-cell>
          <table:table-cell office:value-type="string">
            <text:p>https://twitter.com/jdawginYoHouse/status/1619080310758510592</text:p>
          </table:table-cell>
        </table:table-row>
        <table:table-row>
          <table:table-cell office:value="1353" office:value-type="float"/>
          <table:table-cell office:value-type="string">
            <text:p>Pattern 5</text:p>
          </table:table-cell>
          <table:table-cell office:value="0.18612898838262187" office:value-type="float"/>
          <table:table-cell office:value="0.40323270313452486" office:value-type="float"/>
          <table:table-cell office:value="0.9293508809318404" office:value-type="float"/>
          <table:table-cell office:value-type="string">
            <text:p>input/data_formal_20240530-1342/meme/jdawginYoHouse_20230127T221001/0.jpg</text:p>
          </table:table-cell>
          <table:table-cell office:value-type="string">
            <text:p>https://twitter.com/jdawginYoHouse/status/1619095408113860608</text:p>
          </table:table-cell>
        </table:table-row>
        <table:table-row>
          <table:table-cell office:value="1354" office:value-type="float"/>
          <table:table-cell office:value-type="string">
            <text:p>Pattern 6</text:p>
          </table:table-cell>
          <table:table-cell office:value="0.16484139659889804" office:value-type="float"/>
          <table:table-cell office:value="0.1787969610396517" office:value-type="float"/>
          <table:table-cell office:value="0.8396628679656963" office:value-type="float"/>
          <table:table-cell office:value-type="string">
            <text:p>input/data_formal_20240530-1342/meme/jdawginYoHouse_20230128T001001/0.jpg</text:p>
          </table:table-cell>
          <table:table-cell office:value-type="string">
            <text:p>https://twitter.com/jdawginYoHouse/status/1619125608167997445</text:p>
          </table:table-cell>
        </table:table-row>
        <table:table-row>
          <table:table-cell office:value="1355" office:value-type="float"/>
          <table:table-cell office:value-type="string">
            <text:p>Pattern 12</text:p>
          </table:table-cell>
          <table:table-cell office:value="0.1542303451298855" office:value-type="float"/>
          <table:table-cell office:value="0.2311495909480979" office:value-type="float"/>
          <table:table-cell office:value="0.9139836706872289" office:value-type="float"/>
          <table:table-cell office:value-type="string">
            <text:p>input/data_formal_20240530-1342/meme/jdawginYoHouse_20230128T011301/0.jpg</text:p>
          </table:table-cell>
          <table:table-cell office:value-type="string">
            <text:p>https://twitter.com/jdawginYoHouse/status/1619141461315915778</text:p>
          </table:table-cell>
        </table:table-row>
        <table:table-row>
          <table:table-cell office:value="1356" office:value-type="float"/>
          <table:table-cell office:value-type="string">
            <text:p>Pattern 45</text:p>
          </table:table-cell>
          <table:table-cell office:value="0.20892226105481612" office:value-type="float"/>
          <table:table-cell office:value="0.46896668300601024" office:value-type="float"/>
          <table:table-cell office:value="0.8615601914558814" office:value-type="float"/>
          <table:table-cell office:value-type="string">
            <text:p>input/data_formal_20240530-1342/meme/jdawginYoHouse_20230128T034500/0.jpg</text:p>
          </table:table-cell>
          <table:table-cell office:value-type="string">
            <text:p>https://twitter.com/jdawginYoHouse/status/1619179711719931906</text:p>
          </table:table-cell>
        </table:table-row>
        <table:table-row>
          <table:table-cell office:value="1357" office:value-type="float"/>
          <table:table-cell office:value-type="string">
            <text:p>Pattern 6</text:p>
          </table:table-cell>
          <table:table-cell office:value="0.21446792504807036" office:value-type="float"/>
          <table:table-cell office:value="0.1989684992639609" office:value-type="float"/>
          <table:table-cell office:value="0.8703104707478964" office:value-type="float"/>
          <table:table-cell office:value-type="string">
            <text:p>input/data_formal_20240530-1342/meme/jdawginYoHouse_20230128T050501/0.jpg</text:p>
          </table:table-cell>
          <table:table-cell office:value-type="string">
            <text:p>https://twitter.com/jdawginYoHouse/status/1619199845360599040</text:p>
          </table:table-cell>
        </table:table-row>
        <table:table-row>
          <table:table-cell office:value="1358" office:value-type="float"/>
          <table:table-cell office:value-type="string">
            <text:p>Pattern 17</text:p>
          </table:table-cell>
          <table:table-cell office:value="0.14637156794180464" office:value-type="float"/>
          <table:table-cell office:value="0.1929863623795122" office:value-type="float"/>
          <table:table-cell office:value="0.8013320520123709" office:value-type="float"/>
          <table:table-cell office:value-type="string">
            <text:p>input/data_formal_20240530-1342/meme/jdawginYoHouse_20230128T052501/0.jpg</text:p>
          </table:table-cell>
          <table:table-cell office:value-type="string">
            <text:p>https://twitter.com/jdawginYoHouse/status/1619204880723316738</text:p>
          </table:table-cell>
        </table:table-row>
        <table:table-row>
          <table:table-cell office:value="1359" office:value-type="float"/>
          <table:table-cell office:value-type="string">
            <text:p>Pattern 6</text:p>
          </table:table-cell>
          <table:table-cell office:value="0.14220036618705328" office:value-type="float"/>
          <table:table-cell office:value="0.10695832817589479" office:value-type="float"/>
          <table:table-cell office:value="0.9046740298709414" office:value-type="float"/>
          <table:table-cell office:value-type="string">
            <text:p>input/data_formal_20240530-1342/meme/jdawginYoHouse_20230128T114500/0.jpg</text:p>
          </table:table-cell>
          <table:table-cell office:value-type="string">
            <text:p>https://twitter.com/jdawginYoHouse/status/1619300507637391360</text:p>
          </table:table-cell>
        </table:table-row>
        <table:table-row>
          <table:table-cell office:value="1360" office:value-type="float"/>
          <table:table-cell office:value-type="string">
            <text:p>Pattern 14</text:p>
          </table:table-cell>
          <table:table-cell office:value="0.2422949491626288" office:value-type="float"/>
          <table:table-cell office:value="0.16917064831296552" office:value-type="float"/>
          <table:table-cell office:value="0.9097254501954494" office:value-type="float"/>
          <table:table-cell office:value-type="string">
            <text:p>input/data_formal_20240530-1342/meme/jdawginYoHouse_20230128T125701/0.jpg</text:p>
          </table:table-cell>
          <table:table-cell office:value-type="string">
            <text:p>https://twitter.com/jdawginYoHouse/status/1619318629094359040</text:p>
          </table:table-cell>
        </table:table-row>
        <table:table-row>
          <table:table-cell office:value="1361" office:value-type="float"/>
          <table:table-cell office:value-type="string">
            <text:p>Pattern 11</text:p>
          </table:table-cell>
          <table:table-cell office:value="0.14484290521544735" office:value-type="float"/>
          <table:table-cell office:value="0.41352395019350563" office:value-type="float"/>
          <table:table-cell office:value="0.8189949875339109" office:value-type="float"/>
          <table:table-cell office:value-type="string">
            <text:p>input/data_formal_20240530-1342/meme/jdawginYoHouse_20230128T131001/0.jpg</text:p>
          </table:table-cell>
          <table:table-cell office:value-type="string">
            <text:p>https://twitter.com/jdawginYoHouse/status/1619321899384770560</text:p>
          </table:table-cell>
        </table:table-row>
        <table:table-row>
          <table:table-cell office:value="1362" office:value-type="float"/>
          <table:table-cell office:value-type="string">
            <text:p>Pattern 6</text:p>
          </table:table-cell>
          <table:table-cell office:value="0.0774576161179413" office:value-type="float"/>
          <table:table-cell office:value="0.12466378216762952" office:value-type="float"/>
          <table:table-cell office:value="0.8761574538431027" office:value-type="float"/>
          <table:table-cell office:value-type="string">
            <text:p>input/data_formal_20240530-1342/meme/jdawginYoHouse_20230128T132201/0.jpg</text:p>
          </table:table-cell>
          <table:table-cell office:value-type="string">
            <text:p>https://twitter.com/jdawginYoHouse/status/1619324919325532162</text:p>
          </table:table-cell>
        </table:table-row>
        <table:table-row>
          <table:table-cell office:value="1363" office:value-type="float"/>
          <table:table-cell office:value-type="string">
            <text:p>Pattern 6</text:p>
          </table:table-cell>
          <table:table-cell office:value="0.10793441262691042" office:value-type="float"/>
          <table:table-cell office:value="0.24362594363056006" office:value-type="float"/>
          <table:table-cell office:value="0.8628248007894657" office:value-type="float"/>
          <table:table-cell office:value-type="string">
            <text:p>input/data_formal_20240530-1342/meme/jdawginYoHouse_20230128T145501/0.jpg</text:p>
          </table:table-cell>
          <table:table-cell office:value-type="string">
            <text:p>https://twitter.com/jdawginYoHouse/status/1619348327195099142</text:p>
          </table:table-cell>
        </table:table-row>
        <table:table-row>
          <table:table-cell office:value="1364" office:value-type="float"/>
          <table:table-cell office:value-type="string">
            <text:p>Pattern 14</text:p>
          </table:table-cell>
          <table:table-cell office:value="0.16698038429567136" office:value-type="float"/>
          <table:table-cell office:value="0.10051844196681226" office:value-type="float"/>
          <table:table-cell office:value="0.8640898942661829" office:value-type="float"/>
          <table:table-cell office:value-type="string">
            <text:p>input/data_formal_20240530-1342/meme/jdawginYoHouse_20230128T153601/0.jpg</text:p>
          </table:table-cell>
          <table:table-cell office:value-type="string">
            <text:p>https://twitter.com/jdawginYoHouse/status/1619358642091835394</text:p>
          </table:table-cell>
        </table:table-row>
        <table:table-row>
          <table:table-cell office:value="1365" office:value-type="float"/>
          <table:table-cell office:value-type="string">
            <text:p>Pattern 17</text:p>
          </table:table-cell>
          <table:table-cell office:value="0.22675836332545465" office:value-type="float"/>
          <table:table-cell office:value="0.2438019846719621" office:value-type="float"/>
          <table:table-cell office:value="0.7680265034779238" office:value-type="float"/>
          <table:table-cell office:value-type="string">
            <text:p>input/data_formal_20240530-1342/meme/jdawginYoHouse_20230128T165500/0.jpg</text:p>
          </table:table-cell>
          <table:table-cell office:value-type="string">
            <text:p>https://twitter.com/jdawginYoHouse/status/1619378522128015362</text:p>
          </table:table-cell>
        </table:table-row>
        <table:table-row>
          <table:table-cell office:value="1366" office:value-type="float"/>
          <table:table-cell office:value-type="string">
            <text:p>Pattern 12</text:p>
          </table:table-cell>
          <table:table-cell office:value="0.243305627040408" office:value-type="float"/>
          <table:table-cell office:value="0.24765978811200443" office:value-type="float"/>
          <table:table-cell office:value="0.8879315708894152" office:value-type="float"/>
          <table:table-cell office:value-type="string">
            <text:p>input/data_formal_20240530-1342/meme/jdawginYoHouse_20230128T171001/0.jpg</text:p>
          </table:table-cell>
          <table:table-cell office:value-type="string">
            <text:p>https://twitter.com/jdawginYoHouse/status/1619382299748974593</text:p>
          </table:table-cell>
        </table:table-row>
        <table:table-row>
          <table:table-cell office:value="1367" office:value-type="float"/>
          <table:table-cell office:value-type="string">
            <text:p>Pattern 37</text:p>
          </table:table-cell>
          <table:table-cell office:value="0.20921998557392318" office:value-type="float"/>
          <table:table-cell office:value="0.12484832482595437" office:value-type="float"/>
          <table:table-cell office:value="0.8757709566490168" office:value-type="float"/>
          <table:table-cell office:value-type="string">
            <text:p>input/data_formal_20240530-1342/meme/jdawginYoHouse_20230128T182401/0.jpg</text:p>
          </table:table-cell>
          <table:table-cell office:value-type="string">
            <text:p>https://twitter.com/jdawginYoHouse/status/1619400922987216897</text:p>
          </table:table-cell>
        </table:table-row>
        <table:table-row>
          <table:table-cell office:value="1368" office:value-type="float"/>
          <table:table-cell office:value-type="string">
            <text:p>Pattern 10</text:p>
          </table:table-cell>
          <table:table-cell office:value="0.1981613624337474" office:value-type="float"/>
          <table:table-cell office:value="0.1912636810391076" office:value-type="float"/>
          <table:table-cell office:value="0.9174398466883421" office:value-type="float"/>
          <table:table-cell office:value-type="string">
            <text:p>input/data_formal_20240530-1342/meme/jdawginYoHouse_20230128T200701/0.jpg</text:p>
          </table:table-cell>
          <table:table-cell office:value-type="string">
            <text:p>https://twitter.com/jdawginYoHouse/status/1619426843840348162</text:p>
          </table:table-cell>
        </table:table-row>
        <table:table-row>
          <table:table-cell office:value="1369" office:value-type="float"/>
          <table:table-cell office:value-type="string">
            <text:p>Pattern 17</text:p>
          </table:table-cell>
          <table:table-cell office:value="0.14637156794180464" office:value-type="float"/>
          <table:table-cell office:value="0.1929863623795122" office:value-type="float"/>
          <table:table-cell office:value="0.8013320520123709" office:value-type="float"/>
          <table:table-cell office:value-type="string">
            <text:p>input/data_formal_20240530-1342/meme/jdawginYoHouse_20230128T210037/0.jpg</text:p>
          </table:table-cell>
          <table:table-cell office:value-type="string">
            <text:p>https://twitter.com/jdawginYoHouse/status/1619440331841306625</text:p>
          </table:table-cell>
        </table:table-row>
        <table:table-row>
          <table:table-cell office:value="1370" office:value-type="float"/>
          <table:table-cell office:value-type="string">
            <text:p>Pattern 14</text:p>
          </table:table-cell>
          <table:table-cell office:value="0.22996836676252014" office:value-type="float"/>
          <table:table-cell office:value="0.1645727399220701" office:value-type="float"/>
          <table:table-cell office:value="0.9239685164306212" office:value-type="float"/>
          <table:table-cell office:value-type="string">
            <text:p>input/data_formal_20240530-1342/meme/jdawginYoHouse_20230128T211000/0.jpg</text:p>
          </table:table-cell>
          <table:table-cell office:value-type="string">
            <text:p>https://twitter.com/jdawginYoHouse/status/1619442695054712836</text:p>
          </table:table-cell>
        </table:table-row>
        <table:table-row>
          <table:table-cell office:value="1371" office:value-type="float"/>
          <table:table-cell office:value-type="string">
            <text:p>Pattern 12</text:p>
          </table:table-cell>
          <table:table-cell office:value="0.2025738363960688" office:value-type="float"/>
          <table:table-cell office:value="0.19815248670298102" office:value-type="float"/>
          <table:table-cell office:value="0.8590544847076487" office:value-type="float"/>
          <table:table-cell office:value-type="string">
            <text:p>input/data_formal_20240530-1342/meme/jdawginYoHouse_20230128T211901/0.jpg</text:p>
          </table:table-cell>
          <table:table-cell office:value-type="string">
            <text:p>https://twitter.com/jdawginYoHouse/status/1619444963720192001</text:p>
          </table:table-cell>
        </table:table-row>
        <table:table-row>
          <table:table-cell office:value="1372" office:value-type="float"/>
          <table:table-cell office:value-type="string">
            <text:p>Pattern 6</text:p>
          </table:table-cell>
          <table:table-cell office:value="0.18758542892280464" office:value-type="float"/>
          <table:table-cell office:value="0.22173849249884858" office:value-type="float"/>
          <table:table-cell office:value="0.882631927204245" office:value-type="float"/>
          <table:table-cell office:value-type="string">
            <text:p>input/data_formal_20240530-1342/meme/jdawginYoHouse_20230129T003001/0.jpg</text:p>
          </table:table-cell>
          <table:table-cell office:value-type="string">
            <text:p>https://twitter.com/jdawginYoHouse/status/1619493027696762880</text:p>
          </table:table-cell>
        </table:table-row>
        <table:table-row>
          <table:table-cell office:value="1373" office:value-type="float"/>
          <table:table-cell office:value-type="string">
            <text:p>Pattern 18</text:p>
          </table:table-cell>
          <table:table-cell office:value="0.178428966803798" office:value-type="float"/>
          <table:table-cell office:value="0.31396396525006504" office:value-type="float"/>
          <table:table-cell office:value="0.8255146276475773" office:value-type="float"/>
          <table:table-cell office:value-type="string">
            <text:p>input/data_formal_20240530-1342/meme/jdawginYoHouse_20230129T011301/0.jpg</text:p>
          </table:table-cell>
          <table:table-cell office:value-type="string">
            <text:p>https://twitter.com/jdawginYoHouse/status/1619503849567358977</text:p>
          </table:table-cell>
        </table:table-row>
        <table:table-row>
          <table:table-cell office:value="1374" office:value-type="float"/>
          <table:table-cell office:value-type="string">
            <text:p>Pattern 15</text:p>
          </table:table-cell>
          <table:table-cell office:value="0.1385236038802223" office:value-type="float"/>
          <table:table-cell office:value="0.6279141565209168" office:value-type="float"/>
          <table:table-cell office:value="0.84111687711414" office:value-type="float"/>
          <table:table-cell office:value-type="string">
            <text:p>input/data_formal_20240530-1342/meme/jdepazzi_20230111T182521/0.jpg</text:p>
          </table:table-cell>
          <table:table-cell office:value-type="string">
            <text:p>https://twitter.com/BlocksnChains/status/1613314292421636096</text:p>
          </table:table-cell>
        </table:table-row>
        <table:table-row>
          <table:table-cell office:value="1375" office:value-type="float"/>
          <table:table-cell office:value-type="string">
            <text:p>Pattern 13</text:p>
          </table:table-cell>
          <table:table-cell office:value="0.2031933944064683" office:value-type="float"/>
          <table:table-cell office:value="0.3876677185298357" office:value-type="float"/>
          <table:table-cell office:value="0.8772831200524543" office:value-type="float"/>
          <table:table-cell office:value-type="string">
            <text:p>input/data_formal_20240530-1342/meme/jerald_amo_20221228T041615/0.jpg</text:p>
          </table:table-cell>
          <table:table-cell office:value-type="string">
            <text:p>https://twitter.com/jerald_amo/status/1607953549358690305</text:p>
          </table:table-cell>
        </table:table-row>
        <table:table-row>
          <table:table-cell office:value="1376" office:value-type="float"/>
          <table:table-cell office:value-type="string">
            <text:p>Pattern 2</text:p>
          </table:table-cell>
          <table:table-cell office:value="0.1790497545256975" office:value-type="float"/>
          <table:table-cell office:value="0.36331486890863934" office:value-type="float"/>
          <table:table-cell office:value="0.9263137009326473" office:value-type="float"/>
          <table:table-cell office:value-type="string">
            <text:p>input/data_formal_20240530-1342/meme/jessmbaum_20230206T153614/0.jpg</text:p>
          </table:table-cell>
          <table:table-cell office:value-type="string">
            <text:p>https://twitter.com/jessmbaum/status/1622620190490914816</text:p>
          </table:table-cell>
        </table:table-row>
        <table:table-row>
          <table:table-cell office:value="1377" office:value-type="float"/>
          <table:table-cell office:value-type="string">
            <text:p>Pattern 16</text:p>
          </table:table-cell>
          <table:table-cell office:value="0.16612174446257888" office:value-type="float"/>
          <table:table-cell office:value="0.344715184103239" office:value-type="float"/>
          <table:table-cell office:value="0.8831914265732136" office:value-type="float"/>
          <table:table-cell office:value-type="string">
            <text:p>input/data_formal_20240530-1342/meme/jessmbaum_20230206T153720/0.jpg</text:p>
          </table:table-cell>
          <table:table-cell office:value-type="string">
            <text:p>https://twitter.com/AhsetofAtum/status/1622623091443499009</text:p>
          </table:table-cell>
        </table:table-row>
        <table:table-row>
          <table:table-cell office:value="137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Jesuscolonmald1_20230106T045534/0.jpg</text:p>
          </table:table-cell>
          <table:table-cell office:value-type="string">
            <text:p>https://twitter.com/Jesuscolonmald1/status/1611224937598943233</text:p>
          </table:table-cell>
        </table:table-row>
        <table:table-row>
          <table:table-cell office:value="1379" office:value-type="float"/>
          <table:table-cell office:value-type="string">
            <text:p>Pattern 41</text:p>
          </table:table-cell>
          <table:table-cell office:value="0.17966462797246666" office:value-type="float"/>
          <table:table-cell office:value="0.4884725750919837" office:value-type="float"/>
          <table:table-cell office:value="0.9092598121718357" office:value-type="float"/>
          <table:table-cell office:value-type="string">
            <text:p>input/data_formal_20240530-1342/meme/jesusheartsme1_20230127T215053/0.jpg</text:p>
          </table:table-cell>
          <table:table-cell office:value-type="string">
            <text:p>https://twitter.com/jesusheartsme1/status/1619090594089025548</text:p>
          </table:table-cell>
        </table:table-row>
        <table:table-row>
          <table:table-cell office:value="1380" office:value-type="float"/>
          <table:table-cell office:value-type="string">
            <text:p>Pattern 25</text:p>
          </table:table-cell>
          <table:table-cell office:value="0.12617282081028375" office:value-type="float"/>
          <table:table-cell office:value="0.4072437119267751" office:value-type="float"/>
          <table:table-cell office:value="0.9087664884979427" office:value-type="float"/>
          <table:table-cell office:value-type="string">
            <text:p>input/data_formal_20240530-1342/meme/JesusLo79909680_20230323T034906/0.jpg</text:p>
          </table:table-cell>
          <table:table-cell office:value-type="string">
            <text:p>https://twitter.com/JesusLo79909680/status/1638749687397097472</text:p>
          </table:table-cell>
        </table:table-row>
        <table:table-row>
          <table:table-cell office:value="1381" office:value-type="float"/>
          <table:table-cell office:value-type="string">
            <text:p>Pattern 3</text:p>
          </table:table-cell>
          <table:table-cell office:value="0.11145537695005522" office:value-type="float"/>
          <table:table-cell office:value="0.612207625992982" office:value-type="float"/>
          <table:table-cell office:value="0.7890934905105002" office:value-type="float"/>
          <table:table-cell office:value-type="string">
            <text:p>input/data_formal_20240530-1342/meme/JettMe__20230125T072209/0.jpg</text:p>
          </table:table-cell>
          <table:table-cell office:value-type="string">
            <text:p>https://twitter.com/Monique43421015/status/1618333235783794689</text:p>
          </table:table-cell>
        </table:table-row>
        <table:table-row>
          <table:table-cell office:value="1382" office:value-type="float"/>
          <table:table-cell office:value-type="string">
            <text:p>Pattern 11</text:p>
          </table:table-cell>
          <table:table-cell office:value="0.16842758171931738" office:value-type="float"/>
          <table:table-cell office:value="0.6537039623887715" office:value-type="float"/>
          <table:table-cell office:value="0.7540082991668332" office:value-type="float"/>
          <table:table-cell office:value-type="string">
            <text:p>input/data_formal_20240530-1342/meme/JFreeWolny_20230110T084831/0.jpg</text:p>
          </table:table-cell>
          <table:table-cell office:value-type="string">
            <text:p>https://twitter.com/JFreeWolny/status/1612733110969401344</text:p>
          </table:table-cell>
        </table:table-row>
        <table:table-row>
          <table:table-cell office:value="1383" office:value-type="float"/>
          <table:table-cell office:value-type="string">
            <text:p>Pattern 32</text:p>
          </table:table-cell>
          <table:table-cell office:value="0.2585924313204788" office:value-type="float"/>
          <table:table-cell office:value="0.368321512377835" office:value-type="float"/>
          <table:table-cell office:value="0.8305435788174351" office:value-type="float"/>
          <table:table-cell office:value-type="string">
            <text:p>input/data_formal_20240530-1342/meme/JGDSIGNZ_20221228T052646/0.jpg</text:p>
          </table:table-cell>
          <table:table-cell office:value-type="string">
            <text:p>https://twitter.com/JGDSIGNZ/status/1607971297832697862</text:p>
          </table:table-cell>
        </table:table-row>
        <table:table-row>
          <table:table-cell office:value="1384" office:value-type="float"/>
          <table:table-cell office:value-type="string">
            <text:p>Pattern 32</text:p>
          </table:table-cell>
          <table:table-cell office:value="0.2585924313204788" office:value-type="float"/>
          <table:table-cell office:value="0.368321512377835" office:value-type="float"/>
          <table:table-cell office:value="0.8305435788174351" office:value-type="float"/>
          <table:table-cell office:value-type="string">
            <text:p>input/data_formal_20240530-1342/meme/JGDSIGNZ_20221228T053945/0.jpg</text:p>
          </table:table-cell>
          <table:table-cell office:value-type="string">
            <text:p>https://twitter.com/JGDSIGNZ/status/1607974565111635971</text:p>
          </table:table-cell>
        </table:table-row>
        <table:table-row>
          <table:table-cell office:value="1385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JGDSIGNZ_20221228T055936/0.jpg</text:p>
          </table:table-cell>
          <table:table-cell office:value-type="string">
            <text:p>https://twitter.com/JGDSIGNZ/status/1607979559093141504</text:p>
          </table:table-cell>
        </table:table-row>
        <table:table-row>
          <table:table-cell office:value="138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JimmySwagNFT_20230106T060409/0.jpg</text:p>
          </table:table-cell>
          <table:table-cell office:value-type="string">
            <text:p>https://twitter.com/ceotim/status/1611242291049496578</text:p>
          </table:table-cell>
        </table:table-row>
        <table:table-row>
          <table:table-cell office:value="138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JimmySwagNFT_20230106T060409/1.jpg</text:p>
          </table:table-cell>
          <table:table-cell office:value-type="string">
            <text:p>https://twitter.com/ceotim/status/1611242291049496578</text:p>
          </table:table-cell>
        </table:table-row>
        <table:table-row>
          <table:table-cell office:value="138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JimmySwagNFT_20230106T060409/2.jpg</text:p>
          </table:table-cell>
          <table:table-cell office:value-type="string">
            <text:p>https://twitter.com/ceotim/status/1611242291049496578</text:p>
          </table:table-cell>
        </table:table-row>
        <table:table-row>
          <table:table-cell office:value="1389" office:value-type="float"/>
          <table:table-cell office:value-type="string">
            <text:p>Pattern 42</text:p>
          </table:table-cell>
          <table:table-cell office:value="0.2297014135193379" office:value-type="float"/>
          <table:table-cell office:value="0.2605007594223856" office:value-type="float"/>
          <table:table-cell office:value="0.9338647104213408" office:value-type="float"/>
          <table:table-cell office:value-type="string">
            <text:p>input/data_formal_20240530-1342/meme/JingleMining_20221228T022501/0.jpg</text:p>
          </table:table-cell>
          <table:table-cell office:value-type="string">
            <text:p>https://twitter.com/JingleMining/status/1607925556166950913</text:p>
          </table:table-cell>
        </table:table-row>
        <table:table-row>
          <table:table-cell office:value="1390" office:value-type="float"/>
          <table:table-cell office:value-type="string">
            <text:p>Pattern 39</text:p>
          </table:table-cell>
          <table:table-cell office:value="0.1771427496127185" office:value-type="float"/>
          <table:table-cell office:value="0.36673455222475526" office:value-type="float"/>
          <table:table-cell office:value="0.7819344321462967" office:value-type="float"/>
          <table:table-cell office:value-type="string">
            <text:p>input/data_formal_20240530-1342/meme/JirehAbraham_20221228T051422/0.jpg</text:p>
          </table:table-cell>
          <table:table-cell office:value-type="string">
            <text:p>https://twitter.com/JirehAbraham/status/1607968177300074496</text:p>
          </table:table-cell>
        </table:table-row>
        <table:table-row>
          <table:table-cell office:value="1391" office:value-type="float"/>
          <table:table-cell office:value-type="string">
            <text:p>Pattern 1</text:p>
          </table:table-cell>
          <table:table-cell office:value="0.20016656254338905" office:value-type="float"/>
          <table:table-cell office:value="0.39896292376174314" office:value-type="float"/>
          <table:table-cell office:value="0.9017287028925401" office:value-type="float"/>
          <table:table-cell office:value-type="string">
            <text:p>input/data_formal_20240530-1342/meme/JirehAbraham_20230206T105708/0.jpg</text:p>
          </table:table-cell>
          <table:table-cell office:value-type="string">
            <text:p>https://twitter.com/JirehAbraham/status/1622549952470855682</text:p>
          </table:table-cell>
        </table:table-row>
        <table:table-row>
          <table:table-cell office:value="1392" office:value-type="float"/>
          <table:table-cell office:value-type="string">
            <text:p>Pattern 5</text:p>
          </table:table-cell>
          <table:table-cell office:value="0.07453950181349692" office:value-type="float"/>
          <table:table-cell office:value="0.6548186135241991" office:value-type="float"/>
          <table:table-cell office:value="0.8292491829798128" office:value-type="float"/>
          <table:table-cell office:value-type="string">
            <text:p>input/data_formal_20240530-1342/meme/JobBankGlobal_20230102T110154/0.jpg</text:p>
          </table:table-cell>
          <table:table-cell office:value-type="string">
            <text:p>https://twitter.com/JobBankGlobal/status/1609867575579783169</text:p>
          </table:table-cell>
        </table:table-row>
        <table:table-row>
          <table:table-cell office:value="1393" office:value-type="float"/>
          <table:table-cell office:value-type="string">
            <text:p>Pattern 5</text:p>
          </table:table-cell>
          <table:table-cell office:value="0.047544287455058676" office:value-type="float"/>
          <table:table-cell office:value="0.6708331966410297" office:value-type="float"/>
          <table:table-cell office:value="0.7689835873263269" office:value-type="float"/>
          <table:table-cell office:value-type="string">
            <text:p>input/data_formal_20240530-1342/meme/JobBankGlobal_20230102T110724/0.jpg</text:p>
          </table:table-cell>
          <table:table-cell office:value-type="string">
            <text:p>https://twitter.com/JobBankGlobal/status/1609868961012936709</text:p>
          </table:table-cell>
        </table:table-row>
        <table:table-row>
          <table:table-cell office:value="1394" office:value-type="float"/>
          <table:table-cell office:value-type="string">
            <text:p>Pattern 5</text:p>
          </table:table-cell>
          <table:table-cell office:value="0.009345957312287267" office:value-type="float"/>
          <table:table-cell office:value="0.7437919976888874" office:value-type="float"/>
          <table:table-cell office:value="0.9054496368602094" office:value-type="float"/>
          <table:table-cell office:value-type="string">
            <text:p>input/data_formal_20240530-1342/meme/JobBankGlobal_20230206T124900/0.jpg</text:p>
          </table:table-cell>
          <table:table-cell office:value-type="string">
            <text:p>https://twitter.com/OhanaFamilies/status/1622578797135425538</text:p>
          </table:table-cell>
        </table:table-row>
        <table:table-row>
          <table:table-cell office:value="1395" office:value-type="float"/>
          <table:table-cell office:value-type="string">
            <text:p>Pattern 37</text:p>
          </table:table-cell>
          <table:table-cell office:value="0.10101324951242618" office:value-type="float"/>
          <table:table-cell office:value="0.32923283588728197" office:value-type="float"/>
          <table:table-cell office:value="0.9071598438735428" office:value-type="float"/>
          <table:table-cell office:value-type="string">
            <text:p>input/data_formal_20240530-1342/meme/johnbuckley111_20230206T153922/0.jpg</text:p>
          </table:table-cell>
          <table:table-cell office:value-type="string">
            <text:p>https://twitter.com/BookRecommende7/status/1622626237821726721</text:p>
          </table:table-cell>
        </table:table-row>
        <table:table-row>
          <table:table-cell office:value="1396" office:value-type="float"/>
          <table:table-cell office:value-type="string">
            <text:p>Pattern 2</text:p>
          </table:table-cell>
          <table:table-cell office:value="0.20586619795643654" office:value-type="float"/>
          <table:table-cell office:value="0.35431536120252616" office:value-type="float"/>
          <table:table-cell office:value="0.8809371538654397" office:value-type="float"/>
          <table:table-cell office:value-type="string">
            <text:p>input/data_formal_20240530-1342/meme/johnnyFiveAces1_20230202T001459/0.jpg</text:p>
          </table:table-cell>
          <table:table-cell office:value-type="string">
            <text:p>https://twitter.com/johnnyFiveAces1/status/1620938797482676224</text:p>
          </table:table-cell>
        </table:table-row>
        <table:table-row>
          <table:table-cell office:value="1397" office:value-type="float"/>
          <table:table-cell office:value-type="string">
            <text:p>Pattern 39</text:p>
          </table:table-cell>
          <table:table-cell office:value="0.25049955164931775" office:value-type="float"/>
          <table:table-cell office:value="0.46139502137003485" office:value-type="float"/>
          <table:table-cell office:value="0.872389808965588" office:value-type="float"/>
          <table:table-cell office:value-type="string">
            <text:p>input/data_formal_20240530-1342/meme/JonestheG_20230103T191543/0.jpg</text:p>
          </table:table-cell>
          <table:table-cell office:value-type="string">
            <text:p>https://twitter.com/HelenHe94542138/status/1610354342334443522</text:p>
          </table:table-cell>
        </table:table-row>
        <table:table-row>
          <table:table-cell office:value="1398" office:value-type="float"/>
          <table:table-cell office:value-type="string">
            <text:p>Pattern 13</text:p>
          </table:table-cell>
          <table:table-cell office:value="0.06924216847472564" office:value-type="float"/>
          <table:table-cell office:value="0.4590056377222932" office:value-type="float"/>
          <table:table-cell office:value="0.8476296747110106" office:value-type="float"/>
          <table:table-cell office:value-type="string">
            <text:p>input/data_formal_20240530-1342/meme/JoshuaKrause20_20221226T165750/0.jpg</text:p>
          </table:table-cell>
          <table:table-cell office:value-type="string">
            <text:p>https://twitter.com/elanortinuviel/status/1607920923784380419</text:p>
          </table:table-cell>
        </table:table-row>
        <table:table-row>
          <table:table-cell office:value="139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JRArtSpace_NFT_20230206T102304/0.jpg</text:p>
          </table:table-cell>
          <table:table-cell office:value-type="string">
            <text:p>https://twitter.com/ceotim/status/1622541378918948864</text:p>
          </table:table-cell>
        </table:table-row>
        <table:table-row>
          <table:table-cell office:value="1400" office:value-type="float"/>
          <table:table-cell office:value-type="string">
            <text:p>Pattern 19</text:p>
          </table:table-cell>
          <table:table-cell office:value="0.19053262249228678" office:value-type="float"/>
          <table:table-cell office:value="0.49566137803502996" office:value-type="float"/>
          <table:table-cell office:value="0.8678668401486742" office:value-type="float"/>
          <table:table-cell office:value-type="string">
            <text:p>input/data_formal_20240530-1342/meme/JRArtSpace_NFT_20230206T102304/1.jpg</text:p>
          </table:table-cell>
          <table:table-cell office:value-type="string">
            <text:p>https://twitter.com/ceotim/status/1622541378918948864</text:p>
          </table:table-cell>
        </table:table-row>
        <table:table-row>
          <table:table-cell office:value="140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JuanplaysWH_20230206T104628/0.jpg</text:p>
          </table:table-cell>
          <table:table-cell office:value-type="string">
            <text:p>https://twitter.com/JuanplaysWH/status/1622547266467659779</text:p>
          </table:table-cell>
        </table:table-row>
        <table:table-row>
          <table:table-cell office:value="140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JuanplaysWH_20230206T104628/1.jpg</text:p>
          </table:table-cell>
          <table:table-cell office:value-type="string">
            <text:p>https://twitter.com/JuanplaysWH/status/1622547266467659779</text:p>
          </table:table-cell>
        </table:table-row>
        <table:table-row>
          <table:table-cell office:value="1403" office:value-type="float"/>
          <table:table-cell office:value-type="string">
            <text:p>Pattern 43</text:p>
          </table:table-cell>
          <table:table-cell office:value="0.20908254822432681" office:value-type="float"/>
          <table:table-cell office:value="0.4681109003032734" office:value-type="float"/>
          <table:table-cell office:value="0.8716615958210769" office:value-type="float"/>
          <table:table-cell office:value-type="string">
            <text:p>input/data_formal_20240530-1342/meme/JuiceCarey_20230212T163244/0.jpg</text:p>
          </table:table-cell>
          <table:table-cell office:value-type="string">
            <text:p>https://twitter.com/GrizzlyFOG/status/1624810464046723072</text:p>
          </table:table-cell>
        </table:table-row>
        <table:table-row>
          <table:table-cell office:value="1404" office:value-type="float"/>
          <table:table-cell office:value-type="string">
            <text:p>Pattern 16</text:p>
          </table:table-cell>
          <table:table-cell office:value="0.1612043258399034" office:value-type="float"/>
          <table:table-cell office:value="0.39911864768920957" office:value-type="float"/>
          <table:table-cell office:value="0.9441485566804554" office:value-type="float"/>
          <table:table-cell office:value-type="string">
            <text:p>input/data_formal_20240530-1342/meme/Justinxpenguin_20221228T050904/0.jpg</text:p>
          </table:table-cell>
          <table:table-cell office:value-type="string">
            <text:p>https://twitter.com/BlonemonX/status/1607976815808679937</text:p>
          </table:table-cell>
        </table:table-row>
        <table:table-row>
          <table:table-cell office:value="1405" office:value-type="float"/>
          <table:table-cell office:value-type="string">
            <text:p>Pattern 46</text:p>
          </table:table-cell>
          <table:table-cell office:value="0.1381120108067614" office:value-type="float"/>
          <table:table-cell office:value="0.42476428587935894" office:value-type="float"/>
          <table:table-cell office:value="0.8991448509185865" office:value-type="float"/>
          <table:table-cell office:value-type="string">
            <text:p>input/data_formal_20240530-1342/meme/JUSTliv29844021_20230202T051554/0.jpg</text:p>
          </table:table-cell>
          <table:table-cell office:value-type="string">
            <text:p>https://twitter.com/JUSTliv29844021/status/1621014526308286464</text:p>
          </table:table-cell>
        </table:table-row>
        <table:table-row>
          <table:table-cell office:value="1406" office:value-type="float"/>
          <table:table-cell office:value-type="string">
            <text:p>Pattern 43</text:p>
          </table:table-cell>
          <table:table-cell office:value="0.17084140412639529" office:value-type="float"/>
          <table:table-cell office:value="0.6287602724136865" office:value-type="float"/>
          <table:table-cell office:value="0.8546463793068123" office:value-type="float"/>
          <table:table-cell office:value-type="string">
            <text:p>input/data_formal_20240530-1342/meme/justvoot_20221227T142949/0.jpg</text:p>
          </table:table-cell>
          <table:table-cell office:value-type="string">
            <text:p>https://twitter.com/priyanka221133/status/1607895874293714944</text:p>
          </table:table-cell>
        </table:table-row>
        <table:table-row>
          <table:table-cell office:value="1407" office:value-type="float"/>
          <table:table-cell office:value-type="string">
            <text:p>Pattern 11</text:p>
          </table:table-cell>
          <table:table-cell office:value="0.10305331739146217" office:value-type="float"/>
          <table:table-cell office:value="0.7004541395122209" office:value-type="float"/>
          <table:table-cell office:value="0.8399692545591202" office:value-type="float"/>
          <table:table-cell office:value-type="string">
            <text:p>input/data_formal_20240530-1342/meme/k2onpaper_20230111T220458/0.jpg</text:p>
          </table:table-cell>
          <table:table-cell office:value-type="string">
            <text:p>https://twitter.com/k2onpaper/status/1613295931859820545</text:p>
          </table:table-cell>
        </table:table-row>
        <table:table-row>
          <table:table-cell office:value="1408" office:value-type="float"/>
          <table:table-cell office:value-type="string">
            <text:p>Pattern 16</text:p>
          </table:table-cell>
          <table:table-cell office:value="0.1040360585810865" office:value-type="float"/>
          <table:table-cell office:value="0.24371329315469847" office:value-type="float"/>
          <table:table-cell office:value="0.8596549791534736" office:value-type="float"/>
          <table:table-cell office:value-type="string">
            <text:p>input/data_formal_20240530-1342/meme/k_rabtah_20230112T053303/0.jpg</text:p>
          </table:table-cell>
          <table:table-cell office:value-type="string">
            <text:p>https://twitter.com/k_rabtah/status/1613408697467949058</text:p>
          </table:table-cell>
        </table:table-row>
        <table:table-row>
          <table:table-cell office:value="1409" office:value-type="float"/>
          <table:table-cell office:value-type="string">
            <text:p>Pattern 1</text:p>
          </table:table-cell>
          <table:table-cell office:value="0.14801240464218254" office:value-type="float"/>
          <table:table-cell office:value="0.32387453980639547" office:value-type="float"/>
          <table:table-cell office:value="0.9323572536179591" office:value-type="float"/>
          <table:table-cell office:value-type="string">
            <text:p>input/data_formal_20240530-1342/meme/kaerunooji_20221217T161220/0.jpg</text:p>
          </table:table-cell>
          <table:table-cell office:value-type="string">
            <text:p>https://twitter.com/CandieePopp/status/1607956460738342918</text:p>
          </table:table-cell>
        </table:table-row>
        <table:table-row>
          <table:table-cell office:value="1410" office:value-type="float"/>
          <table:table-cell office:value-type="string">
            <text:p>Pattern 13</text:p>
          </table:table-cell>
          <table:table-cell office:value="0.21215725303569521" office:value-type="float"/>
          <table:table-cell office:value="0.5478232201942794" office:value-type="float"/>
          <table:table-cell office:value="0.8553242181209868" office:value-type="float"/>
          <table:table-cell office:value-type="string">
            <text:p>input/data_formal_20240530-1342/meme/Kafanariskiobbi_20230205T080154/0.jpg</text:p>
          </table:table-cell>
          <table:table-cell office:value-type="string">
            <text:p>https://twitter.com/Kafanariskiobbi/status/1622622729148170242</text:p>
          </table:table-cell>
        </table:table-row>
        <table:table-row>
          <table:table-cell office:value="1411" office:value-type="float"/>
          <table:table-cell office:value-type="string">
            <text:p>Pattern 42</text:p>
          </table:table-cell>
          <table:table-cell office:value="0.1587931043448252" office:value-type="float"/>
          <table:table-cell office:value="0.5063626281968501" office:value-type="float"/>
          <table:table-cell office:value="0.8172346054478716" office:value-type="float"/>
          <table:table-cell office:value-type="string">
            <text:p>input/data_formal_20240530-1342/meme/kajetesantakalu_20230105T055729/0.jpg</text:p>
          </table:table-cell>
          <table:table-cell office:value-type="string">
            <text:p>https://twitter.com/triplesfiles/status/1610961191060525058</text:p>
          </table:table-cell>
        </table:table-row>
        <table:table-row>
          <table:table-cell office:value="1412" office:value-type="float"/>
          <table:table-cell office:value-type="string">
            <text:p>Pattern 2</text:p>
          </table:table-cell>
          <table:table-cell office:value="0.13086858991202954" office:value-type="float"/>
          <table:table-cell office:value="0.199992867291386" office:value-type="float"/>
          <table:table-cell office:value="0.9524707458728365" office:value-type="float"/>
          <table:table-cell office:value-type="string">
            <text:p>input/data_formal_20240530-1342/meme/kajolvanboss1_20230301T222410/0.jpg</text:p>
          </table:table-cell>
          <table:table-cell office:value-type="string">
            <text:p>https://twitter.com/Tania_Sparrow77/status/1633003067883892737</text:p>
          </table:table-cell>
        </table:table-row>
        <table:table-row>
          <table:table-cell office:value="1413" office:value-type="float"/>
          <table:table-cell office:value-type="string">
            <text:p>Pattern 38</text:p>
          </table:table-cell>
          <table:table-cell office:value="0.13938716522614997" office:value-type="float"/>
          <table:table-cell office:value="0.47065732251076775" office:value-type="float"/>
          <table:table-cell office:value="0.7923029888843346" office:value-type="float"/>
          <table:table-cell office:value-type="string">
            <text:p>input/data_formal_20240530-1342/meme/kali_tutorials_20230212T145907/0.jpg</text:p>
          </table:table-cell>
          <table:table-cell office:value-type="string">
            <text:p>https://twitter.com/dariosailor86/status/1624809683729936386</text:p>
          </table:table-cell>
        </table:table-row>
        <table:table-row>
          <table:table-cell office:value="1414" office:value-type="float"/>
          <table:table-cell office:value-type="string">
            <text:p>Pattern 30</text:p>
          </table:table-cell>
          <table:table-cell office:value="0.20599798444184014" office:value-type="float"/>
          <table:table-cell office:value="0.33472283242142814" office:value-type="float"/>
          <table:table-cell office:value="0.8578519569173674" office:value-type="float"/>
          <table:table-cell office:value-type="string">
            <text:p>input/data_formal_20240530-1342/meme/Kamoteng_ube_20230106T052252/0.jpg</text:p>
          </table:table-cell>
          <table:table-cell office:value-type="string">
            <text:p>https://twitter.com/Kamoteng_ube/status/1611231806610903041</text:p>
          </table:table-cell>
        </table:table-row>
        <table:table-row>
          <table:table-cell office:value="1415" office:value-type="float"/>
          <table:table-cell office:value-type="string">
            <text:p>Pattern 1</text:p>
          </table:table-cell>
          <table:table-cell office:value="0.24372250682672092" office:value-type="float"/>
          <table:table-cell office:value="0.3931608314138955" office:value-type="float"/>
          <table:table-cell office:value="0.8703513607635625" office:value-type="float"/>
          <table:table-cell office:value-type="string">
            <text:p>input/data_formal_20240530-1342/meme/kanata_k777_20230106T084554/0.jpg</text:p>
          </table:table-cell>
          <table:table-cell office:value-type="string">
            <text:p>https://twitter.com/kanata_k777/status/1611282900309114880</text:p>
          </table:table-cell>
        </table:table-row>
        <table:table-row>
          <table:table-cell office:value="1416" office:value-type="float"/>
          <table:table-cell office:value-type="string">
            <text:p>Pattern 13</text:p>
          </table:table-cell>
          <table:table-cell office:value="0.26878314790274327" office:value-type="float"/>
          <table:table-cell office:value="0.3134765104491949" office:value-type="float"/>
          <table:table-cell office:value="0.9027707396641188" office:value-type="float"/>
          <table:table-cell office:value-type="string">
            <text:p>input/data_formal_20240530-1342/meme/kandyartist_20230105T120009/0.jpg</text:p>
          </table:table-cell>
          <table:table-cell office:value-type="string">
            <text:p>https://twitter.com/kandyartist/status/1610969398751141891</text:p>
          </table:table-cell>
        </table:table-row>
        <table:table-row>
          <table:table-cell office:value="1417" office:value-type="float"/>
          <table:table-cell office:value-type="string">
            <text:p>Pattern 6</text:p>
          </table:table-cell>
          <table:table-cell office:value="0.1924877436071579" office:value-type="float"/>
          <table:table-cell office:value="0.03778058563911646" office:value-type="float"/>
          <table:table-cell office:value="0.8640774331845202" office:value-type="float"/>
          <table:table-cell office:value-type="string">
            <text:p>input/data_formal_20240530-1342/meme/karmicoder_20230226T042839/0.jpg</text:p>
          </table:table-cell>
          <table:table-cell office:value-type="string">
            <text:p>https://twitter.com/karmicoder/status/1629699943073218560</text:p>
          </table:table-cell>
        </table:table-row>
        <table:table-row>
          <table:table-cell office:value="1418" office:value-type="float"/>
          <table:table-cell office:value-type="string">
            <text:p>Pattern 9</text:p>
          </table:table-cell>
          <table:table-cell office:value="0.14275728907470348" office:value-type="float"/>
          <table:table-cell office:value="0.43615922575912164" office:value-type="float"/>
          <table:table-cell office:value="0.9073201026027968" office:value-type="float"/>
          <table:table-cell office:value-type="string">
            <text:p>input/data_formal_20240530-1342/meme/katanainu_20230202T222544/0.jpg</text:p>
          </table:table-cell>
          <table:table-cell office:value-type="string">
            <text:p>https://twitter.com/2Punkz/status/1622620513334964224</text:p>
          </table:table-cell>
        </table:table-row>
        <table:table-row>
          <table:table-cell office:value="1419" office:value-type="float"/>
          <table:table-cell office:value-type="string">
            <text:p>Pattern 32</text:p>
          </table:table-cell>
          <table:table-cell office:value="0.4790225480655944" office:value-type="float"/>
          <table:table-cell office:value="0.4408990482018992" office:value-type="float"/>
          <table:table-cell office:value="0.4601605637021507" office:value-type="float"/>
          <table:table-cell office:value-type="string">
            <text:p>input/data_formal_20240530-1342/meme/KatenoCosplay_20230206T152357/0.jpg</text:p>
          </table:table-cell>
          <table:table-cell office:value-type="string">
            <text:p>https://twitter.com/KatenoCosplay/status/1622617097795674122</text:p>
          </table:table-cell>
        </table:table-row>
        <table:table-row>
          <table:table-cell office:value="1420" office:value-type="float"/>
          <table:table-cell office:value-type="string">
            <text:p>Pattern 37</text:p>
          </table:table-cell>
          <table:table-cell office:value="0.19936227113115698" office:value-type="float"/>
          <table:table-cell office:value="0.2747675355845323" office:value-type="float"/>
          <table:table-cell office:value="0.8682297997548185" office:value-type="float"/>
          <table:table-cell office:value-type="string">
            <text:p>input/data_formal_20240530-1342/meme/KatenoCosplay_20230206T152357/1.jpg</text:p>
          </table:table-cell>
          <table:table-cell office:value-type="string">
            <text:p>https://twitter.com/KatenoCosplay/status/1622617097795674122</text:p>
          </table:table-cell>
        </table:table-row>
        <table:table-row>
          <table:table-cell office:value="1421" office:value-type="float"/>
          <table:table-cell office:value-type="string">
            <text:p>Pattern 30</text:p>
          </table:table-cell>
          <table:table-cell office:value="0.20887556279720096" office:value-type="float"/>
          <table:table-cell office:value="0.17583731509667652" office:value-type="float"/>
          <table:table-cell office:value="0.8588748285180962" office:value-type="float"/>
          <table:table-cell office:value-type="string">
            <text:p>input/data_formal_20240530-1342/meme/kaveen_baxter_20230202T040837/0.jpg</text:p>
          </table:table-cell>
          <table:table-cell office:value-type="string">
            <text:p>https://twitter.com/kaveen_baxter/status/1620997591486849028</text:p>
          </table:table-cell>
        </table:table-row>
        <table:table-row>
          <table:table-cell office:value="142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aviivak15_20230323T040650/0.jpg</text:p>
          </table:table-cell>
          <table:table-cell office:value-type="string">
            <text:p>https://twitter.com/kaviivak15/status/1638754147641217025</text:p>
          </table:table-cell>
        </table:table-row>
        <table:table-row>
          <table:table-cell office:value="1423" office:value-type="float"/>
          <table:table-cell office:value-type="string">
            <text:p>Pattern 22</text:p>
          </table:table-cell>
          <table:table-cell office:value="0.1645570241908065" office:value-type="float"/>
          <table:table-cell office:value="0.3683024517832221" office:value-type="float"/>
          <table:table-cell office:value="0.8494274771171193" office:value-type="float"/>
          <table:table-cell office:value-type="string">
            <text:p>input/data_formal_20240530-1342/meme/kazzzzzzzuto_20230202T002023/0.jpg</text:p>
          </table:table-cell>
          <table:table-cell office:value-type="string">
            <text:p>https://twitter.com/kazzzzzzzuto/status/1620940154239082497</text:p>
          </table:table-cell>
        </table:table-row>
        <table:table-row>
          <table:table-cell office:value="142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doc141_20230111T221554/0.jpg</text:p>
          </table:table-cell>
          <table:table-cell office:value-type="string">
            <text:p>https://twitter.com/kdoc141/status/1613298684267233286</text:p>
          </table:table-cell>
        </table:table-row>
        <table:table-row>
          <table:table-cell office:value="1425" office:value-type="float"/>
          <table:table-cell office:value-type="string">
            <text:p>Pattern 4</text:p>
          </table:table-cell>
          <table:table-cell office:value="0.40231689841584894" office:value-type="float"/>
          <table:table-cell office:value="0.3402026949565433" office:value-type="float"/>
          <table:table-cell office:value="0.6644182703081752" office:value-type="float"/>
          <table:table-cell office:value-type="string">
            <text:p>input/data_formal_20240530-1342/meme/kdoc141_20230201T230224/0.jpg</text:p>
          </table:table-cell>
          <table:table-cell office:value-type="string">
            <text:p>https://twitter.com/kdoc141/status/1620920531737518080</text:p>
          </table:table-cell>
        </table:table-row>
        <table:table-row>
          <table:table-cell office:value="1426" office:value-type="float"/>
          <table:table-cell office:value-type="string">
            <text:p>Pattern 13</text:p>
          </table:table-cell>
          <table:table-cell office:value="0.28522589981991675" office:value-type="float"/>
          <table:table-cell office:value="0.4237706678551987" office:value-type="float"/>
          <table:table-cell office:value="0.8910733330412625" office:value-type="float"/>
          <table:table-cell office:value-type="string">
            <text:p>input/data_formal_20240530-1342/meme/KDR57_20230111T224827/0.jpg</text:p>
          </table:table-cell>
          <table:table-cell office:value-type="string">
            <text:p>https://twitter.com/KDR57/status/1613306874853720064</text:p>
          </table:table-cell>
        </table:table-row>
        <table:table-row>
          <table:table-cell office:value="142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eeperDon_20230206T130101/0.jpg</text:p>
          </table:table-cell>
          <table:table-cell office:value-type="string">
            <text:p>https://twitter.com/KeeperDon/status/1622581125930418176</text:p>
          </table:table-cell>
        </table:table-row>
        <table:table-row>
          <table:table-cell office:value="142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eiEx7_20230201T183537/0.jpg</text:p>
          </table:table-cell>
          <table:table-cell office:value-type="string">
            <text:p>https://twitter.com/Angel1815204/status/1621018551191756802</text:p>
          </table:table-cell>
        </table:table-row>
        <table:table-row>
          <table:table-cell office:value="142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eishaKom_20230106T044545/0.jpg</text:p>
          </table:table-cell>
          <table:table-cell office:value-type="string">
            <text:p>https://twitter.com/KeishaKom/status/1611222464008450049</text:p>
          </table:table-cell>
        </table:table-row>
        <table:table-row>
          <table:table-cell office:value="143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eishaKom_20230106T083614/0.jpg</text:p>
          </table:table-cell>
          <table:table-cell office:value-type="string">
            <text:p>https://twitter.com/KeishaKom/status/1611280469370470402</text:p>
          </table:table-cell>
        </table:table-row>
        <table:table-row>
          <table:table-cell office:value="1431" office:value-type="float"/>
          <table:table-cell office:value-type="string">
            <text:p>Pattern 13</text:p>
          </table:table-cell>
          <table:table-cell office:value="0.25743140743874204" office:value-type="float"/>
          <table:table-cell office:value="0.5433992089010112" office:value-type="float"/>
          <table:table-cell office:value="0.8612421899371031" office:value-type="float"/>
          <table:table-cell office:value-type="string">
            <text:p>input/data_formal_20240530-1342/meme/KeithBu06422222_20230206T120542/0.jpg</text:p>
          </table:table-cell>
          <table:table-cell office:value-type="string">
            <text:p>https://twitter.com/KeithBu06422222/status/1622567208093380608</text:p>
          </table:table-cell>
        </table:table-row>
        <table:table-row>
          <table:table-cell office:value="1432" office:value-type="float"/>
          <table:table-cell office:value-type="string">
            <text:p>Pattern 3</text:p>
          </table:table-cell>
          <table:table-cell office:value="0.19318730635254483" office:value-type="float"/>
          <table:table-cell office:value="0.44564892331134454" office:value-type="float"/>
          <table:table-cell office:value="0.8716676784889621" office:value-type="float"/>
          <table:table-cell office:value-type="string">
            <text:p>input/data_formal_20240530-1342/meme/KeithMunicipal_20230202T002626/0.jpg</text:p>
          </table:table-cell>
          <table:table-cell office:value-type="string">
            <text:p>https://twitter.com/KeithMunicipal/status/1620941678331789312</text:p>
          </table:table-cell>
        </table:table-row>
        <table:table-row>
          <table:table-cell office:value="1433" office:value-type="float"/>
          <table:table-cell office:value-type="string">
            <text:p>Pattern 3</text:p>
          </table:table-cell>
          <table:table-cell office:value="0.12250344902553262" office:value-type="float"/>
          <table:table-cell office:value="0.6350369274827883" office:value-type="float"/>
          <table:table-cell office:value="0.8319637671038541" office:value-type="float"/>
          <table:table-cell office:value-type="string">
            <text:p>input/data_formal_20240530-1342/meme/KeithPe17458059_20230206T145614/0.jpg</text:p>
          </table:table-cell>
          <table:table-cell office:value-type="string">
            <text:p>https://twitter.com/KeithPe17458059/status/1622610121032601600</text:p>
          </table:table-cell>
        </table:table-row>
        <table:table-row>
          <table:table-cell office:value="1434" office:value-type="float"/>
          <table:table-cell office:value-type="string">
            <text:p>Pattern 13</text:p>
          </table:table-cell>
          <table:table-cell office:value="0.19612968933680974" office:value-type="float"/>
          <table:table-cell office:value="0.40839261397837684" office:value-type="float"/>
          <table:table-cell office:value="0.8713421690139471" office:value-type="float"/>
          <table:table-cell office:value-type="string">
            <text:p>input/data_formal_20240530-1342/meme/KeithRo01612980_20230201T231351/0.jpg</text:p>
          </table:table-cell>
          <table:table-cell office:value-type="string">
            <text:p>https://twitter.com/KeithRo01612980/status/1620923412632969216</text:p>
          </table:table-cell>
        </table:table-row>
        <table:table-row>
          <table:table-cell office:value="143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eithSt20553557_20221228T044027/0.jpg</text:p>
          </table:table-cell>
          <table:table-cell office:value-type="string">
            <text:p>https://twitter.com/KeithSt20553557/status/1607959640142127104</text:p>
          </table:table-cell>
        </table:table-row>
        <table:table-row>
          <table:table-cell office:value="143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eithWe15277035_20230202T003532/0.jpg</text:p>
          </table:table-cell>
          <table:table-cell office:value-type="string">
            <text:p>https://twitter.com/KeithWe15277035/status/1620943968820428801</text:p>
          </table:table-cell>
        </table:table-row>
        <table:table-row>
          <table:table-cell office:value="1437" office:value-type="float"/>
          <table:table-cell office:value-type="string">
            <text:p>Pattern 32</text:p>
          </table:table-cell>
          <table:table-cell office:value="0.3090953789387" office:value-type="float"/>
          <table:table-cell office:value="0.36984978894438697" office:value-type="float"/>
          <table:table-cell office:value="0.6256014643175309" office:value-type="float"/>
          <table:table-cell office:value-type="string">
            <text:p>input/data_formal_20240530-1342/meme/KelliMc69068009_20221228T021757/0.jpg</text:p>
          </table:table-cell>
          <table:table-cell office:value-type="string">
            <text:p>https://twitter.com/KelliMc69068009/status/1607923777589104640</text:p>
          </table:table-cell>
        </table:table-row>
        <table:table-row>
          <table:table-cell office:value="143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ellyAl12742759_20230104T200457/0.jpg</text:p>
          </table:table-cell>
          <table:table-cell office:value-type="string">
            <text:p>https://twitter.com/KristenNorman/status/1610978131967414278</text:p>
          </table:table-cell>
        </table:table-row>
        <table:table-row>
          <table:table-cell office:value="1439" office:value-type="float"/>
          <table:table-cell office:value-type="string">
            <text:p>Pattern 13</text:p>
          </table:table-cell>
          <table:table-cell office:value="0.2997203211252062" office:value-type="float"/>
          <table:table-cell office:value="0.33858791510994934" office:value-type="float"/>
          <table:table-cell office:value="0.8678745008999207" office:value-type="float"/>
          <table:table-cell office:value-type="string">
            <text:p>input/data_formal_20240530-1342/meme/KellyAl12742759_20230105T114824/0.jpg</text:p>
          </table:table-cell>
          <table:table-cell office:value-type="string">
            <text:p>https://twitter.com/KellyAl12742759/status/1610966440525561857</text:p>
          </table:table-cell>
        </table:table-row>
        <table:table-row>
          <table:table-cell office:value="144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ellyCl16079855_20230105T114629/0.jpg</text:p>
          </table:table-cell>
          <table:table-cell office:value-type="string">
            <text:p>https://twitter.com/KellyCl16079855/status/1610965958872682496</text:p>
          </table:table-cell>
        </table:table-row>
        <table:table-row>
          <table:table-cell office:value="1441" office:value-type="float"/>
          <table:table-cell office:value-type="string">
            <text:p>Pattern 1</text:p>
          </table:table-cell>
          <table:table-cell office:value="0.23558599696910182" office:value-type="float"/>
          <table:table-cell office:value="0.2887553574806564" office:value-type="float"/>
          <table:table-cell office:value="0.9054869489748023" office:value-type="float"/>
          <table:table-cell office:value-type="string">
            <text:p>input/data_formal_20240530-1342/meme/KellyCo62989099_20230206T133149/0.jpg</text:p>
          </table:table-cell>
          <table:table-cell office:value-type="string">
            <text:p>https://twitter.com/KellyCo62989099/status/1622588877419732994</text:p>
          </table:table-cell>
        </table:table-row>
        <table:table-row>
          <table:table-cell office:value="1442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ellyCo62989099_20230212T133015/0.jpg</text:p>
          </table:table-cell>
          <table:table-cell office:value-type="string">
            <text:p>https://twitter.com/KellyCo62989099/status/1624762812047454208</text:p>
          </table:table-cell>
        </table:table-row>
        <table:table-row>
          <table:table-cell office:value="144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ellyFl40877692_20221228T053816/0.jpg</text:p>
          </table:table-cell>
          <table:table-cell office:value-type="string">
            <text:p>https://twitter.com/KellyFl40877692/status/1607974192070426624</text:p>
          </table:table-cell>
        </table:table-row>
        <table:table-row>
          <table:table-cell office:value="144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ellyHu14949136_20230105T101803/0.jpg</text:p>
          </table:table-cell>
          <table:table-cell office:value-type="string">
            <text:p>https://twitter.com/KellyHu14949136/status/1610943704453332992</text:p>
          </table:table-cell>
        </table:table-row>
        <table:table-row>
          <table:table-cell office:value="1445" office:value-type="float"/>
          <table:table-cell office:value-type="string">
            <text:p>Pattern 43</text:p>
          </table:table-cell>
          <table:table-cell office:value="0.07715427985547646" office:value-type="float"/>
          <table:table-cell office:value="0.7187370730330949" office:value-type="float"/>
          <table:table-cell office:value="0.8149750758209314" office:value-type="float"/>
          <table:table-cell office:value-type="string">
            <text:p>input/data_formal_20240530-1342/meme/KesariPunjab_20221228T043130/0.jpg</text:p>
          </table:table-cell>
          <table:table-cell office:value-type="string">
            <text:p>https://twitter.com/KesariPunjab/status/1607957387452846080</text:p>
          </table:table-cell>
        </table:table-row>
        <table:table-row>
          <table:table-cell office:value="1446" office:value-type="float"/>
          <table:table-cell office:value-type="string">
            <text:p>Pattern 3</text:p>
          </table:table-cell>
          <table:table-cell office:value="0.11356562363696529" office:value-type="float"/>
          <table:table-cell office:value="0.43678856920583303" office:value-type="float"/>
          <table:table-cell office:value="0.8098675823518795" office:value-type="float"/>
          <table:table-cell office:value-type="string">
            <text:p>input/data_formal_20240530-1342/meme/KesariPunjab_20230202T043100/0.jpg</text:p>
          </table:table-cell>
          <table:table-cell office:value-type="string">
            <text:p>https://twitter.com/KesariPunjab/status/1621003224852631553</text:p>
          </table:table-cell>
        </table:table-row>
        <table:table-row>
          <table:table-cell office:value="1447" office:value-type="float"/>
          <table:table-cell office:value-type="string">
            <text:p>Pattern 3</text:p>
          </table:table-cell>
          <table:table-cell office:value="0.13059318802306383" office:value-type="float"/>
          <table:table-cell office:value="0.5201511879294405" office:value-type="float"/>
          <table:table-cell office:value="0.7905220936281486" office:value-type="float"/>
          <table:table-cell office:value-type="string">
            <text:p>input/data_formal_20240530-1342/meme/KesariPunjab_20230226T043000/0.jpg</text:p>
          </table:table-cell>
          <table:table-cell office:value-type="string">
            <text:p>https://twitter.com/KesariPunjab/status/1629700282061037572</text:p>
          </table:table-cell>
        </table:table-row>
        <table:table-row>
          <table:table-cell office:value="1448" office:value-type="float"/>
          <table:table-cell office:value-type="string">
            <text:p>Pattern 23</text:p>
          </table:table-cell>
          <table:table-cell office:value="0.12815778029472139" office:value-type="float"/>
          <table:table-cell office:value="0.7851848382580189" office:value-type="float"/>
          <table:table-cell office:value="0.579412458211832" office:value-type="float"/>
          <table:table-cell office:value-type="string">
            <text:p>input/data_formal_20240530-1342/meme/KestoneIMS_20230105T111401/0.jpg</text:p>
          </table:table-cell>
          <table:table-cell office:value-type="string">
            <text:p>https://twitter.com/KestoneIMS/status/1610957786611081216</text:p>
          </table:table-cell>
        </table:table-row>
        <table:table-row>
          <table:table-cell office:value="1449" office:value-type="float"/>
          <table:table-cell office:value-type="string">
            <text:p>Pattern 33</text:p>
          </table:table-cell>
          <table:table-cell office:value="0.19070917863797548" office:value-type="float"/>
          <table:table-cell office:value="0.4813449451363353" office:value-type="float"/>
          <table:table-cell office:value="0.8639813080594989" office:value-type="float"/>
          <table:table-cell office:value-type="string">
            <text:p>input/data_formal_20240530-1342/meme/KevHServices_20230206T135727/0.jpg</text:p>
          </table:table-cell>
          <table:table-cell office:value-type="string">
            <text:p>https://twitter.com/KevHServices/status/1622595328162643973</text:p>
          </table:table-cell>
        </table:table-row>
        <table:table-row>
          <table:table-cell office:value="1450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haleesiKaine_20211231T172254/0.jpg</text:p>
          </table:table-cell>
          <table:table-cell office:value-type="string">
            <text:p>https://twitter.com/EponyOwo/status/1633034967767826432</text:p>
          </table:table-cell>
        </table:table-row>
        <table:table-row>
          <table:table-cell office:value="145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haleesiKaine_20211231T172254/1.jpg</text:p>
          </table:table-cell>
          <table:table-cell office:value-type="string">
            <text:p>https://twitter.com/EponyOwo/status/1633034967767826432</text:p>
          </table:table-cell>
        </table:table-row>
        <table:table-row>
          <table:table-cell office:value="1452" office:value-type="float"/>
          <table:table-cell office:value-type="string">
            <text:p>Pattern 2</text:p>
          </table:table-cell>
          <table:table-cell office:value="0.24985876856402933" office:value-type="float"/>
          <table:table-cell office:value="0.34397829811607133" office:value-type="float"/>
          <table:table-cell office:value="0.8831981072940789" office:value-type="float"/>
          <table:table-cell office:value-type="string">
            <text:p>input/data_formal_20240530-1342/meme/KhaleesiKaine_20211231T172254/2.jpg</text:p>
          </table:table-cell>
          <table:table-cell office:value-type="string">
            <text:p>https://twitter.com/EponyOwo/status/1633034967767826432</text:p>
          </table:table-cell>
        </table:table-row>
        <table:table-row>
          <table:table-cell office:value="1453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haleesiKaine_20211231T172254/3.jpg</text:p>
          </table:table-cell>
          <table:table-cell office:value-type="string">
            <text:p>https://twitter.com/EponyOwo/status/1633034967767826432</text:p>
          </table:table-cell>
        </table:table-row>
        <table:table-row>
          <table:table-cell office:value="145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hali_infamous_20230307T071846/0.jpg</text:p>
          </table:table-cell>
          <table:table-cell office:value-type="string">
            <text:p>https://twitter.com/khali_infamous/status/1633004246307319808</text:p>
          </table:table-cell>
        </table:table-row>
        <table:table-row>
          <table:table-cell office:value="1455" office:value-type="float"/>
          <table:table-cell office:value-type="string">
            <text:p>Pattern 46</text:p>
          </table:table-cell>
          <table:table-cell office:value="0.2975913000076733" office:value-type="float"/>
          <table:table-cell office:value="0.2990752490181858" office:value-type="float"/>
          <table:table-cell office:value="0.9135274692733624" office:value-type="float"/>
          <table:table-cell office:value-type="string">
            <text:p>input/data_formal_20240530-1342/meme/kianshi_id_20230206T122627/0.jpg</text:p>
          </table:table-cell>
          <table:table-cell office:value-type="string">
            <text:p>https://twitter.com/VTuberTweeter/status/1622574050223484928</text:p>
          </table:table-cell>
        </table:table-row>
        <table:table-row>
          <table:table-cell office:value="145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illerb88551795_20230201T230632/0.jpg</text:p>
          </table:table-cell>
          <table:table-cell office:value-type="string">
            <text:p>https://twitter.com/lcs_scar/status/1620936484256681984</text:p>
          </table:table-cell>
        </table:table-row>
        <table:table-row>
          <table:table-cell office:value="1457" office:value-type="float"/>
          <table:table-cell office:value-type="string">
            <text:p>Pattern 6</text:p>
          </table:table-cell>
          <table:table-cell office:value="0.17963337893909648" office:value-type="float"/>
          <table:table-cell office:value="0.1627645634185649" office:value-type="float"/>
          <table:table-cell office:value="0.8504574306579236" office:value-type="float"/>
          <table:table-cell office:value-type="string">
            <text:p>input/data_formal_20240530-1342/meme/Killerb88551795_20230205T225650/0.jpg</text:p>
          </table:table-cell>
          <table:table-cell office:value-type="string">
            <text:p>https://twitter.com/VideEspoir/status/1622628050708881412</text:p>
          </table:table-cell>
        </table:table-row>
        <table:table-row>
          <table:table-cell office:value="1458" office:value-type="float"/>
          <table:table-cell office:value-type="string">
            <text:p>Pattern 1</text:p>
          </table:table-cell>
          <table:table-cell office:value="0.2830157312705328" office:value-type="float"/>
          <table:table-cell office:value="0.3675648394260988" office:value-type="float"/>
          <table:table-cell office:value="0.8837947877051665" office:value-type="float"/>
          <table:table-cell office:value-type="string">
            <text:p>input/data_formal_20240530-1342/meme/KimberliteToken_20221228T011440/0.jpg</text:p>
          </table:table-cell>
          <table:table-cell office:value-type="string">
            <text:p>https://twitter.com/ChickenWinneer/status/1607907851938467840</text:p>
          </table:table-cell>
        </table:table-row>
        <table:table-row>
          <table:table-cell office:value="1459" office:value-type="float"/>
          <table:table-cell office:value-type="string">
            <text:p>Pattern 1</text:p>
          </table:table-cell>
          <table:table-cell office:value="0.19082440169358295" office:value-type="float"/>
          <table:table-cell office:value="0.41579214741235" office:value-type="float"/>
          <table:table-cell office:value="0.8919916403976035" office:value-type="float"/>
          <table:table-cell office:value-type="string">
            <text:p>input/data_formal_20240530-1342/meme/KimberliteToken_20221228T050234/0.jpg</text:p>
          </table:table-cell>
          <table:table-cell office:value-type="string">
            <text:p>https://twitter.com/braja_colades/status/1607965205174292480</text:p>
          </table:table-cell>
        </table:table-row>
        <table:table-row>
          <table:table-cell office:value="1460" office:value-type="float"/>
          <table:table-cell office:value-type="string">
            <text:p>Pattern 42</text:p>
          </table:table-cell>
          <table:table-cell office:value="0.20846591192872804" office:value-type="float"/>
          <table:table-cell office:value="0.4855209354727146" office:value-type="float"/>
          <table:table-cell office:value="0.8829395167683622" office:value-type="float"/>
          <table:table-cell office:value-type="string">
            <text:p>input/data_formal_20240530-1342/meme/KimberliteToken_20221228T051620/0.jpg</text:p>
          </table:table-cell>
          <table:table-cell office:value-type="string">
            <text:p>https://twitter.com/Yayan89826130/status/1607968670894166018</text:p>
          </table:table-cell>
        </table:table-row>
        <table:table-row>
          <table:table-cell office:value="1461" office:value-type="float"/>
          <table:table-cell office:value-type="string">
            <text:p>Pattern 9</text:p>
          </table:table-cell>
          <table:table-cell office:value="0.193755853829882" office:value-type="float"/>
          <table:table-cell office:value="0.4434269793527108" office:value-type="float"/>
          <table:table-cell office:value="0.891469057676502" office:value-type="float"/>
          <table:table-cell office:value-type="string">
            <text:p>input/data_formal_20240530-1342/meme/KimberliteToken_20230106T052439/0.jpg</text:p>
          </table:table-cell>
          <table:table-cell office:value-type="string">
            <text:p>https://twitter.com/Effah065/status/1611232253929218056</text:p>
          </table:table-cell>
        </table:table-row>
        <table:table-row>
          <table:table-cell office:value="1462" office:value-type="float"/>
          <table:table-cell office:value-type="string">
            <text:p>Pattern 29</text:p>
          </table:table-cell>
          <table:table-cell office:value="0.2501905415353955" office:value-type="float"/>
          <table:table-cell office:value="0.3135760095832744" office:value-type="float"/>
          <table:table-cell office:value="0.8759387738792507" office:value-type="float"/>
          <table:table-cell office:value-type="string">
            <text:p>input/data_formal_20240530-1342/meme/KimberliteToken_20230106T052950/0.jpg</text:p>
          </table:table-cell>
          <table:table-cell office:value-type="string">
            <text:p>https://twitter.com/Majorja633/status/1611233558072545281</text:p>
          </table:table-cell>
        </table:table-row>
        <table:table-row>
          <table:table-cell office:value="1463" office:value-type="float"/>
          <table:table-cell office:value-type="string">
            <text:p>Pattern 37</text:p>
          </table:table-cell>
          <table:table-cell office:value="0.12144284996515656" office:value-type="float"/>
          <table:table-cell office:value="0.4852520240938792" office:value-type="float"/>
          <table:table-cell office:value="0.9004257683001804" office:value-type="float"/>
          <table:table-cell office:value-type="string">
            <text:p>input/data_formal_20240530-1342/meme/KimberlyBaer14_20221227T190002/0.jpg</text:p>
          </table:table-cell>
          <table:table-cell office:value-type="string">
            <text:p>https://twitter.com/writerobrien/status/1607992272142102528</text:p>
          </table:table-cell>
        </table:table-row>
        <table:table-row>
          <table:table-cell office:value="1464" office:value-type="float"/>
          <table:table-cell office:value-type="string">
            <text:p>Pattern 14</text:p>
          </table:table-cell>
          <table:table-cell office:value="0.18338970452394737" office:value-type="float"/>
          <table:table-cell office:value="0.2512286250900667" office:value-type="float"/>
          <table:table-cell office:value="0.9043086217844684" office:value-type="float"/>
          <table:table-cell office:value-type="string">
            <text:p>input/data_formal_20240530-1342/meme/KimberlyBaer14_20230109T190002/0.jpg</text:p>
          </table:table-cell>
          <table:table-cell office:value-type="string">
            <text:p>https://twitter.com/birdwriter7/status/1613317190584881154</text:p>
          </table:table-cell>
        </table:table-row>
        <table:table-row>
          <table:table-cell office:value="1465" office:value-type="float"/>
          <table:table-cell office:value-type="string">
            <text:p>Pattern 3</text:p>
          </table:table-cell>
          <table:table-cell office:value="0.13737849343380715" office:value-type="float"/>
          <table:table-cell office:value="0.49444905039707554" office:value-type="float"/>
          <table:table-cell office:value="0.8371451682933032" office:value-type="float"/>
          <table:table-cell office:value-type="string">
            <text:p>input/data_formal_20240530-1342/meme/KimberlyBaer14_20230111T190000/0.jpg</text:p>
          </table:table-cell>
          <table:table-cell office:value-type="string">
            <text:p>https://twitter.com/dkanebooks/status/1613313603410759680</text:p>
          </table:table-cell>
        </table:table-row>
        <table:table-row>
          <table:table-cell office:value="1466" office:value-type="float"/>
          <table:table-cell office:value-type="string">
            <text:p>Pattern 37</text:p>
          </table:table-cell>
          <table:table-cell office:value="0.17260089259159628" office:value-type="float"/>
          <table:table-cell office:value="0.2622354788486274" office:value-type="float"/>
          <table:table-cell office:value="0.8585476809641309" office:value-type="float"/>
          <table:table-cell office:value-type="string">
            <text:p>input/data_formal_20240530-1342/meme/KimberlyBaer14_20230130T190001/0.jpg</text:p>
          </table:table-cell>
          <table:table-cell office:value-type="string">
            <text:p>https://twitter.com/VivekBhanot_in/status/1620946796725022720</text:p>
          </table:table-cell>
        </table:table-row>
        <table:table-row>
          <table:table-cell office:value="1467" office:value-type="float"/>
          <table:table-cell office:value-type="string">
            <text:p>Pattern 39</text:p>
          </table:table-cell>
          <table:table-cell office:value="0.04165529872425722" office:value-type="float"/>
          <table:table-cell office:value="0.321471955030173" office:value-type="float"/>
          <table:table-cell office:value="1.0258114945791186" office:value-type="float"/>
          <table:table-cell office:value-type="string">
            <text:p>input/data_formal_20240530-1342/meme/KimberlyBaer14_20230211T170002/0.jpg</text:p>
          </table:table-cell>
          <table:table-cell office:value-type="string">
            <text:p>https://twitter.com/Revannable/status/1624785456926965761</text:p>
          </table:table-cell>
        </table:table-row>
        <table:table-row>
          <table:table-cell office:value="1468" office:value-type="float"/>
          <table:table-cell office:value-type="string">
            <text:p>Pattern 14</text:p>
          </table:table-cell>
          <table:table-cell office:value="0.20142277141316434" office:value-type="float"/>
          <table:table-cell office:value="0.24360950373136156" office:value-type="float"/>
          <table:table-cell office:value="0.8463200008281282" office:value-type="float"/>
          <table:table-cell office:value-type="string">
            <text:p>input/data_formal_20240530-1342/meme/KimberlyBaer14_20230315T180002/0.jpg</text:p>
          </table:table-cell>
          <table:table-cell office:value-type="string">
            <text:p>https://twitter.com/MainChannel_/status/1636125942190841856</text:p>
          </table:table-cell>
        </table:table-row>
        <table:table-row>
          <table:table-cell office:value="1469" office:value-type="float"/>
          <table:table-cell office:value-type="string">
            <text:p>Pattern 3</text:p>
          </table:table-cell>
          <table:table-cell office:value="0.17999512641282026" office:value-type="float"/>
          <table:table-cell office:value="0.6232560456100733" office:value-type="float"/>
          <table:table-cell office:value="0.8505393493043653" office:value-type="float"/>
          <table:table-cell office:value-type="string">
            <text:p>input/data_formal_20240530-1342/meme/Kimmhatesschool_20230106T083531/0.jpg</text:p>
          </table:table-cell>
          <table:table-cell office:value-type="string">
            <text:p>https://twitter.com/Kimmhatesschool/status/1611280286565957632</text:p>
          </table:table-cell>
        </table:table-row>
        <table:table-row>
          <table:table-cell office:value="1470" office:value-type="float"/>
          <table:table-cell office:value-type="string">
            <text:p>Pattern 5</text:p>
          </table:table-cell>
          <table:table-cell office:value="0.17781618162282647" office:value-type="float"/>
          <table:table-cell office:value="0.5299591545398468" office:value-type="float"/>
          <table:table-cell office:value="0.869695691542299" office:value-type="float"/>
          <table:table-cell office:value-type="string">
            <text:p>input/data_formal_20240530-1342/meme/KInfocom_20221228T055550/0.jpg</text:p>
          </table:table-cell>
          <table:table-cell office:value-type="string">
            <text:p>https://twitter.com/KInfocom/status/1607978613277851650</text:p>
          </table:table-cell>
        </table:table-row>
        <table:table-row>
          <table:table-cell office:value="1471" office:value-type="float"/>
          <table:table-cell office:value-type="string">
            <text:p>Pattern 45</text:p>
          </table:table-cell>
          <table:table-cell office:value="0.17680280322296482" office:value-type="float"/>
          <table:table-cell office:value="0.6168811648585238" office:value-type="float"/>
          <table:table-cell office:value="0.8091408284300151" office:value-type="float"/>
          <table:table-cell office:value-type="string">
            <text:p>input/data_formal_20240530-1342/meme/Kingoftheoppai_20230106T073057/0.jpg</text:p>
          </table:table-cell>
          <table:table-cell office:value-type="string">
            <text:p>https://twitter.com/Kingoftheoppai/status/1611264040021692417</text:p>
          </table:table-cell>
        </table:table-row>
        <table:table-row>
          <table:table-cell office:value="1472" office:value-type="float"/>
          <table:table-cell office:value-type="string">
            <text:p>Pattern 5</text:p>
          </table:table-cell>
          <table:table-cell office:value="0.1734552085124459" office:value-type="float"/>
          <table:table-cell office:value="0.2814045451127508" office:value-type="float"/>
          <table:table-cell office:value="0.794489579624078" office:value-type="float"/>
          <table:table-cell office:value-type="string">
            <text:p>input/data_formal_20240530-1342/meme/Kingoftheoppai_20230106T073201/0.jpg</text:p>
          </table:table-cell>
          <table:table-cell office:value-type="string">
            <text:p>https://twitter.com/Kingoftheoppai/status/1611264306485596161</text:p>
          </table:table-cell>
        </table:table-row>
        <table:table-row>
          <table:table-cell office:value="1473" office:value-type="float"/>
          <table:table-cell office:value-type="string">
            <text:p>Pattern 44</text:p>
          </table:table-cell>
          <table:table-cell office:value="0.11216193748177997" office:value-type="float"/>
          <table:table-cell office:value="0.4005065327725049" office:value-type="float"/>
          <table:table-cell office:value="0.8487533062558975" office:value-type="float"/>
          <table:table-cell office:value-type="string">
            <text:p>input/data_formal_20240530-1342/meme/Kinoko_Tanukii_20220606T031618/0.jpg</text:p>
          </table:table-cell>
          <table:table-cell office:value-type="string">
            <text:p>https://twitter.com/AleOblea014/status/1613323110018596866</text:p>
          </table:table-cell>
        </table:table-row>
        <table:table-row>
          <table:table-cell office:value="1474" office:value-type="float"/>
          <table:table-cell office:value-type="string">
            <text:p>Pattern 9</text:p>
          </table:table-cell>
          <table:table-cell office:value="0.2813108860917181" office:value-type="float"/>
          <table:table-cell office:value="0.35698527625944637" office:value-type="float"/>
          <table:table-cell office:value="0.8884913551922218" office:value-type="float"/>
          <table:table-cell office:value-type="string">
            <text:p>input/data_formal_20240530-1342/meme/Kirimew_art_20201030T121857/0.jpg</text:p>
          </table:table-cell>
          <table:table-cell office:value-type="string">
            <text:p>https://twitter.com/GhostbusterPalu/status/1607947212688068608</text:p>
          </table:table-cell>
        </table:table-row>
        <table:table-row>
          <table:table-cell office:value="1475" office:value-type="float"/>
          <table:table-cell office:value-type="string">
            <text:p>Pattern 11</text:p>
          </table:table-cell>
          <table:table-cell office:value="0.11141575302125839" office:value-type="float"/>
          <table:table-cell office:value="0.42240524789602907" office:value-type="float"/>
          <table:table-cell office:value="0.8834173023802752" office:value-type="float"/>
          <table:table-cell office:value-type="string">
            <text:p>input/data_formal_20240530-1342/meme/KittyJa60345259_20230201T203405/0.jpg</text:p>
          </table:table-cell>
          <table:table-cell office:value-type="string">
            <text:p>https://twitter.com/Mark12854463/status/1620989919593394177</text:p>
          </table:table-cell>
        </table:table-row>
        <table:table-row>
          <table:table-cell office:value="1476" office:value-type="float"/>
          <table:table-cell office:value-type="string">
            <text:p>Pattern 2</text:p>
          </table:table-cell>
          <table:table-cell office:value="0.36174392919125536" office:value-type="float"/>
          <table:table-cell office:value="0.277429434691317" office:value-type="float"/>
          <table:table-cell office:value="0.919438139958976" office:value-type="float"/>
          <table:table-cell office:value-type="string">
            <text:p>input/data_formal_20240530-1342/meme/knightsarenota1_20230206T114042/0.jpg</text:p>
          </table:table-cell>
          <table:table-cell office:value-type="string">
            <text:p>https://twitter.com/TDDKKRBK/status/1622589818763898881</text:p>
          </table:table-cell>
        </table:table-row>
        <table:table-row>
          <table:table-cell office:value="1477" office:value-type="float"/>
          <table:table-cell office:value-type="string">
            <text:p>Pattern 26</text:p>
          </table:table-cell>
          <table:table-cell office:value="0.1663371466462798" office:value-type="float"/>
          <table:table-cell office:value="0.4324045620821552" office:value-type="float"/>
          <table:table-cell office:value="0.8009612923923379" office:value-type="float"/>
          <table:table-cell office:value-type="string">
            <text:p>input/data_formal_20240530-1342/meme/KnovatekI_20230105T111217/0.jpg</text:p>
          </table:table-cell>
          <table:table-cell office:value-type="string">
            <text:p>https://twitter.com/KnovatekI/status/1610957351447822336</text:p>
          </table:table-cell>
        </table:table-row>
        <table:table-row>
          <table:table-cell office:value="147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nuxWich_20230206T145932/0.jpg</text:p>
          </table:table-cell>
          <table:table-cell office:value-type="string">
            <text:p>https://twitter.com/CyberSecurityN8/status/1622610982341050368</text:p>
          </table:table-cell>
        </table:table-row>
        <table:table-row>
          <table:table-cell office:value="1479" office:value-type="float"/>
          <table:table-cell office:value-type="string">
            <text:p>Pattern 4</text:p>
          </table:table-cell>
          <table:table-cell office:value="0.40231689841584894" office:value-type="float"/>
          <table:table-cell office:value="0.3402026949565433" office:value-type="float"/>
          <table:table-cell office:value="0.6644182703081752" office:value-type="float"/>
          <table:table-cell office:value-type="string">
            <text:p>input/data_formal_20240530-1342/meme/KnuxWich_20230206T145932/1.jpg</text:p>
          </table:table-cell>
          <table:table-cell office:value-type="string">
            <text:p>https://twitter.com/CyberSecurityN8/status/1622610982341050368</text:p>
          </table:table-cell>
        </table:table-row>
        <table:table-row>
          <table:table-cell office:value="1480" office:value-type="float"/>
          <table:table-cell office:value-type="string">
            <text:p>Pattern 42</text:p>
          </table:table-cell>
          <table:table-cell office:value="0.17167140793477265" office:value-type="float"/>
          <table:table-cell office:value="0.6292415334482352" office:value-type="float"/>
          <table:table-cell office:value="0.8621023814610094" office:value-type="float"/>
          <table:table-cell office:value-type="string">
            <text:p>input/data_formal_20240530-1342/meme/kohinoor_IN_20230106T043803/0.jpg</text:p>
          </table:table-cell>
          <table:table-cell office:value-type="string">
            <text:p>https://twitter.com/kohinoor_IN/status/1611220529092104193</text:p>
          </table:table-cell>
        </table:table-row>
        <table:table-row>
          <table:table-cell office:value="1481" office:value-type="float"/>
          <table:table-cell office:value-type="string">
            <text:p>Pattern 13</text:p>
          </table:table-cell>
          <table:table-cell office:value="0.21233755668866758" office:value-type="float"/>
          <table:table-cell office:value="0.3552560906370442" office:value-type="float"/>
          <table:table-cell office:value="0.92254652830736" office:value-type="float"/>
          <table:table-cell office:value-type="string">
            <text:p>input/data_formal_20240530-1342/meme/KolkaWyatt_20230111T234853/0.jpg</text:p>
          </table:table-cell>
          <table:table-cell office:value-type="string">
            <text:p>https://twitter.com/KolkaWyatt/status/1613322083018379264</text:p>
          </table:table-cell>
        </table:table-row>
        <table:table-row>
          <table:table-cell office:value="1482" office:value-type="float"/>
          <table:table-cell office:value-type="string">
            <text:p>Pattern 19</text:p>
          </table:table-cell>
          <table:table-cell office:value="0.1974234958089801" office:value-type="float"/>
          <table:table-cell office:value="0.6618085370821599" office:value-type="float"/>
          <table:table-cell office:value="0.7673802508506707" office:value-type="float"/>
          <table:table-cell office:value-type="string">
            <text:p>input/data_formal_20240530-1342/meme/Kommunitas1_20230202T120237/0.jpg</text:p>
          </table:table-cell>
          <table:table-cell office:value-type="string">
            <text:p>https://twitter.com/Balaharish4398/status/1622552792748691456</text:p>
          </table:table-cell>
        </table:table-row>
        <table:table-row>
          <table:table-cell office:value="1483" office:value-type="float"/>
          <table:table-cell office:value-type="string">
            <text:p>Pattern 15</text:p>
          </table:table-cell>
          <table:table-cell office:value="0.16799564087041802" office:value-type="float"/>
          <table:table-cell office:value="0.6558730256666538" office:value-type="float"/>
          <table:table-cell office:value="0.8544651063948518" office:value-type="float"/>
          <table:table-cell office:value-type="string">
            <text:p>input/data_formal_20240530-1342/meme/Konnectus_live_20230105T113027/0.jpg</text:p>
          </table:table-cell>
          <table:table-cell office:value-type="string">
            <text:p>https://twitter.com/Konnectus_live/status/1610961924812046337</text:p>
          </table:table-cell>
        </table:table-row>
        <table:table-row>
          <table:table-cell office:value="1484" office:value-type="float"/>
          <table:table-cell office:value-type="string">
            <text:p>Pattern 43</text:p>
          </table:table-cell>
          <table:table-cell office:value="0.053457521692364646" office:value-type="float"/>
          <table:table-cell office:value="0.47534554139798013" office:value-type="float"/>
          <table:table-cell office:value="0.8761271501566603" office:value-type="float"/>
          <table:table-cell office:value-type="string">
            <text:p>input/data_formal_20240530-1342/meme/Krishna_Gyaan_20230106T080328/0.jpg</text:p>
          </table:table-cell>
          <table:table-cell office:value-type="string">
            <text:p>https://twitter.com/Krishna_Gyaan/status/1611272221212971008</text:p>
          </table:table-cell>
        </table:table-row>
        <table:table-row>
          <table:table-cell office:value="1485" office:value-type="float"/>
          <table:table-cell office:value-type="string">
            <text:p>Pattern 39</text:p>
          </table:table-cell>
          <table:table-cell office:value="0.1877735128489881" office:value-type="float"/>
          <table:table-cell office:value="0.25699740567352924" office:value-type="float"/>
          <table:table-cell office:value="0.8887567952015077" office:value-type="float"/>
          <table:table-cell office:value-type="string">
            <text:p>input/data_formal_20240530-1342/meme/Krishna_Gyaan_20230106T080330/0.jpg</text:p>
          </table:table-cell>
          <table:table-cell office:value-type="string">
            <text:p>https://twitter.com/Krishna_Gyaan/status/1611272242104786944</text:p>
          </table:table-cell>
        </table:table-row>
        <table:table-row>
          <table:table-cell office:value="1486" office:value-type="float"/>
          <table:table-cell office:value-type="string">
            <text:p>Pattern 43</text:p>
          </table:table-cell>
          <table:table-cell office:value="0.06426642398491916" office:value-type="float"/>
          <table:table-cell office:value="0.46462329141334324" office:value-type="float"/>
          <table:table-cell office:value="0.8387921122582069" office:value-type="float"/>
          <table:table-cell office:value-type="string">
            <text:p>input/data_formal_20240530-1342/meme/Krishna_Gyaan_20230106T080333/0.jpg</text:p>
          </table:table-cell>
          <table:table-cell office:value-type="string">
            <text:p>https://twitter.com/Krishna_Gyaan/status/1611272254331170817</text:p>
          </table:table-cell>
        </table:table-row>
        <table:table-row>
          <table:table-cell office:value="148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rsna_bk_20230322T172951/0.jpg</text:p>
          </table:table-cell>
          <table:table-cell office:value-type="string">
            <text:p>https://twitter.com/krsna_bk/status/1638593847340183552</text:p>
          </table:table-cell>
        </table:table-row>
        <table:table-row>
          <table:table-cell office:value="1488" office:value-type="float"/>
          <table:table-cell office:value-type="string">
            <text:p>Pattern 3</text:p>
          </table:table-cell>
          <table:table-cell office:value="0.14543755639704936" office:value-type="float"/>
          <table:table-cell office:value="0.7049861008626853" office:value-type="float"/>
          <table:table-cell office:value="0.8087547371812294" office:value-type="float"/>
          <table:table-cell office:value-type="string">
            <text:p>input/data_formal_20240530-1342/meme/kryptoracle_20221226T124247/0.jpg</text:p>
          </table:table-cell>
          <table:table-cell office:value-type="string">
            <text:p>https://twitter.com/Jimmycrypto1309/status/1607879300346433537</text:p>
          </table:table-cell>
        </table:table-row>
        <table:table-row>
          <table:table-cell office:value="1489" office:value-type="float"/>
          <table:table-cell office:value-type="string">
            <text:p>Pattern 19</text:p>
          </table:table-cell>
          <table:table-cell office:value="0.14606552921117777" office:value-type="float"/>
          <table:table-cell office:value="0.7072439576774439" office:value-type="float"/>
          <table:table-cell office:value="0.7952533512361192" office:value-type="float"/>
          <table:table-cell office:value-type="string">
            <text:p>input/data_formal_20240530-1342/meme/kryptoracle_20221226T124247/1.jpg</text:p>
          </table:table-cell>
          <table:table-cell office:value-type="string">
            <text:p>https://twitter.com/Jimmycrypto1309/status/1607879300346433537</text:p>
          </table:table-cell>
        </table:table-row>
        <table:table-row>
          <table:table-cell office:value="1490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KSPGIFs_20221228T051110/0.jpg</text:p>
          </table:table-cell>
          <table:table-cell office:value-type="string">
            <text:p>https://twitter.com/KSPGIFs/status/1607967370970124290</text:p>
          </table:table-cell>
        </table:table-row>
        <table:table-row>
          <table:table-cell office:value="149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SPGIFs_20230105T101109/0.jpg</text:p>
          </table:table-cell>
          <table:table-cell office:value-type="string">
            <text:p>https://twitter.com/KSPGIFs/status/1610941967394897920</text:p>
          </table:table-cell>
        </table:table-row>
        <table:table-row>
          <table:table-cell office:value="1492" office:value-type="float"/>
          <table:table-cell office:value-type="string">
            <text:p>Pattern 32</text:p>
          </table:table-cell>
          <table:table-cell office:value="0.3151160825414391" office:value-type="float"/>
          <table:table-cell office:value="0.39474494139977206" office:value-type="float"/>
          <table:table-cell office:value="0.8572885143023752" office:value-type="float"/>
          <table:table-cell office:value-type="string">
            <text:p>input/data_formal_20240530-1342/meme/KSPGIFs_20230202T011144/0.jpg</text:p>
          </table:table-cell>
          <table:table-cell office:value-type="string">
            <text:p>https://twitter.com/KSPGIFs/status/1620953077686697985</text:p>
          </table:table-cell>
        </table:table-row>
        <table:table-row>
          <table:table-cell office:value="1493" office:value-type="float"/>
          <table:table-cell office:value-type="string">
            <text:p>Pattern 1</text:p>
          </table:table-cell>
          <table:table-cell office:value="0.31477494293352265" office:value-type="float"/>
          <table:table-cell office:value="0.29728843967881097" office:value-type="float"/>
          <table:table-cell office:value="0.881848614211045" office:value-type="float"/>
          <table:table-cell office:value-type="string">
            <text:p>input/data_formal_20240530-1342/meme/KSPGIFs_20230202T011145/0.jpg</text:p>
          </table:table-cell>
          <table:table-cell office:value-type="string">
            <text:p>https://twitter.com/KSPGIFs/status/1620953082824736770</text:p>
          </table:table-cell>
        </table:table-row>
        <table:table-row>
          <table:table-cell office:value="1494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KSPGIFs_20230206T131120/0.jpg</text:p>
          </table:table-cell>
          <table:table-cell office:value-type="string">
            <text:p>https://twitter.com/KSPGIFs/status/1622583725203550208</text:p>
          </table:table-cell>
        </table:table-row>
        <table:table-row>
          <table:table-cell office:value="1495" office:value-type="float"/>
          <table:table-cell office:value-type="string">
            <text:p>Pattern 3</text:p>
          </table:table-cell>
          <table:table-cell office:value="0.07340016793003407" office:value-type="float"/>
          <table:table-cell office:value="0.5459816143192794" office:value-type="float"/>
          <table:table-cell office:value="0.8711874749797347" office:value-type="float"/>
          <table:table-cell office:value-type="string">
            <text:p>input/data_formal_20240530-1342/meme/KSPGIFs_20230206T141216/0.jpg</text:p>
          </table:table-cell>
          <table:table-cell office:value-type="string">
            <text:p>https://twitter.com/KSPGIFs/status/1622599056370421760</text:p>
          </table:table-cell>
        </table:table-row>
        <table:table-row>
          <table:table-cell office:value="1496" office:value-type="float"/>
          <table:table-cell office:value-type="string">
            <text:p>Pattern 24</text:p>
          </table:table-cell>
          <table:table-cell office:value="0.14413822688809325" office:value-type="float"/>
          <table:table-cell office:value="0.46178261663653475" office:value-type="float"/>
          <table:table-cell office:value="1.9542689693874122e-07" office:value-type="float"/>
          <table:table-cell office:value-type="string">
            <text:p>input/data_formal_20240530-1342/meme/KSPGIFs_20230206T141217/0.jpg</text:p>
          </table:table-cell>
          <table:table-cell office:value-type="string">
            <text:p>https://twitter.com/KSPGIFs/status/1622599061177090055</text:p>
          </table:table-cell>
        </table:table-row>
        <table:table-row>
          <table:table-cell office:value="149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SPGIFs_20230307T071124/0.jpg</text:p>
          </table:table-cell>
          <table:table-cell office:value-type="string">
            <text:p>https://twitter.com/KSPGIFs/status/1633002392785387521</text:p>
          </table:table-cell>
        </table:table-row>
        <table:table-row>
          <table:table-cell office:value="1498" office:value-type="float"/>
          <table:table-cell office:value-type="string">
            <text:p>Pattern 4</text:p>
          </table:table-cell>
          <table:table-cell office:value="0.4990648171744536" office:value-type="float"/>
          <table:table-cell office:value="0.3959124416430126" office:value-type="float"/>
          <table:table-cell office:value="0.5178571261704309" office:value-type="float"/>
          <table:table-cell office:value-type="string">
            <text:p>input/data_formal_20240530-1342/meme/KSPGIFs_20230307T071126/0.jpg</text:p>
          </table:table-cell>
          <table:table-cell office:value-type="string">
            <text:p>https://twitter.com/KSPGIFs/status/1633002398846271490</text:p>
          </table:table-cell>
        </table:table-row>
        <table:table-row>
          <table:table-cell office:value="149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Kuma_inu_Ar_20221226T102420/0.jpg</text:p>
          </table:table-cell>
          <table:table-cell office:value-type="string">
            <text:p>https://twitter.com/dogs_roberts/status/1607914150763843585</text:p>
          </table:table-cell>
        </table:table-row>
        <table:table-row>
          <table:table-cell office:value="1500" office:value-type="float"/>
          <table:table-cell office:value-type="string">
            <text:p>Pattern 3</text:p>
          </table:table-cell>
          <table:table-cell office:value="0.1572890560303583" office:value-type="float"/>
          <table:table-cell office:value="0.6567191659228007" office:value-type="float"/>
          <table:table-cell office:value="0.8553793496418574" office:value-type="float"/>
          <table:table-cell office:value-type="string">
            <text:p>input/data_formal_20240530-1342/meme/KUMARIMANIMALA7_20221228T050337/0.jpg</text:p>
          </table:table-cell>
          <table:table-cell office:value-type="string">
            <text:p>https://twitter.com/KUMARIMANIMALA7/status/1607965472473092096</text:p>
          </table:table-cell>
        </table:table-row>
        <table:table-row>
          <table:table-cell office:value="1501" office:value-type="float"/>
          <table:table-cell office:value-type="string">
            <text:p>Pattern 45</text:p>
          </table:table-cell>
          <table:table-cell office:value="0.18275933266293884" office:value-type="float"/>
          <table:table-cell office:value="0.5819249813139956" office:value-type="float"/>
          <table:table-cell office:value="0.9187153730381283" office:value-type="float"/>
          <table:table-cell office:value-type="string">
            <text:p>input/data_formal_20240530-1342/meme/KyawYea77668289_20230202T024653/0.jpg</text:p>
          </table:table-cell>
          <table:table-cell office:value-type="string">
            <text:p>https://twitter.com/KyawYea77668289/status/1620977024075694080</text:p>
          </table:table-cell>
        </table:table-row>
        <table:table-row>
          <table:table-cell office:value="1502" office:value-type="float"/>
          <table:table-cell office:value-type="string">
            <text:p>Pattern 13</text:p>
          </table:table-cell>
          <table:table-cell office:value="0.1724779104710361" office:value-type="float"/>
          <table:table-cell office:value="0.5198530243230722" office:value-type="float"/>
          <table:table-cell office:value="0.8660469399528578" office:value-type="float"/>
          <table:table-cell office:value-type="string">
            <text:p>input/data_formal_20240530-1342/meme/l1lmoonchild_20230202T053532/0.jpg</text:p>
          </table:table-cell>
          <table:table-cell office:value-type="string">
            <text:p>https://twitter.com/l1lmoonchild/status/1621019465453273088</text:p>
          </table:table-cell>
        </table:table-row>
        <table:table-row>
          <table:table-cell office:value="1503" office:value-type="float"/>
          <table:table-cell office:value-type="string">
            <text:p>Pattern 13</text:p>
          </table:table-cell>
          <table:table-cell office:value="0.17945496874552602" office:value-type="float"/>
          <table:table-cell office:value="0.4614415680947062" office:value-type="float"/>
          <table:table-cell office:value="0.8710184330135828" office:value-type="float"/>
          <table:table-cell office:value-type="string">
            <text:p>input/data_formal_20240530-1342/meme/l_meryy_l_20230202T041313/0.jpg</text:p>
          </table:table-cell>
          <table:table-cell office:value-type="string">
            <text:p>https://twitter.com/l_meryy_l/status/1620998751518167040</text:p>
          </table:table-cell>
        </table:table-row>
        <table:table-row>
          <table:table-cell office:value="1504" office:value-type="float"/>
          <table:table-cell office:value-type="string">
            <text:p>Pattern 16</text:p>
          </table:table-cell>
          <table:table-cell office:value="0.16414922067637544" office:value-type="float"/>
          <table:table-cell office:value="0.28788218339764116" office:value-type="float"/>
          <table:table-cell office:value="0.8680016620947391" office:value-type="float"/>
          <table:table-cell office:value-type="string">
            <text:p>input/data_formal_20240530-1342/meme/LadyDuchess313_20221124T011742/0.jpg</text:p>
          </table:table-cell>
          <table:table-cell office:value-type="string">
            <text:p>https://twitter.com/LadyDuchess313/status/1620972928790827008</text:p>
          </table:table-cell>
        </table:table-row>
        <table:table-row>
          <table:table-cell office:value="1505" office:value-type="float"/>
          <table:table-cell office:value-type="string">
            <text:p>Pattern 32</text:p>
          </table:table-cell>
          <table:table-cell office:value="0.3062036689232658" office:value-type="float"/>
          <table:table-cell office:value="0.38903963341837783" office:value-type="float"/>
          <table:table-cell office:value="0.6439380378574885" office:value-type="float"/>
          <table:table-cell office:value-type="string">
            <text:p>input/data_formal_20240530-1342/meme/LaMapacheZone_20221030T161505/0.jpg</text:p>
          </table:table-cell>
          <table:table-cell office:value-type="string">
            <text:p>https://twitter.com/Gabiizi2/status/1621011806872567808</text:p>
          </table:table-cell>
        </table:table-row>
        <table:table-row>
          <table:table-cell office:value="150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ambdaGenPosts_20221227T190431/0.jpg</text:p>
          </table:table-cell>
          <table:table-cell office:value-type="string">
            <text:p>https://twitter.com/PWillWallE1/status/1607990993986490368</text:p>
          </table:table-cell>
        </table:table-row>
        <table:table-row>
          <table:table-cell office:value="1507" office:value-type="float"/>
          <table:table-cell office:value-type="string">
            <text:p>Pattern 42</text:p>
          </table:table-cell>
          <table:table-cell office:value="0.13861448066863627" office:value-type="float"/>
          <table:table-cell office:value="0.40512638827345154" office:value-type="float"/>
          <table:table-cell office:value="0.8765035015650382" office:value-type="float"/>
          <table:table-cell office:value-type="string">
            <text:p>input/data_formal_20240530-1342/meme/LambdaGenPosts_20221227T215442/0.jpg</text:p>
          </table:table-cell>
          <table:table-cell office:value-type="string">
            <text:p>https://twitter.com/Xowatle/status/1607991527502151680</text:p>
          </table:table-cell>
        </table:table-row>
        <table:table-row>
          <table:table-cell office:value="1508" office:value-type="float"/>
          <table:table-cell office:value-type="string">
            <text:p>Pattern 29</text:p>
          </table:table-cell>
          <table:table-cell office:value="0.159128590254152" office:value-type="float"/>
          <table:table-cell office:value="0.4150237957104941" office:value-type="float"/>
          <table:table-cell office:value="0.9248882782841881" office:value-type="float"/>
          <table:table-cell office:value-type="string">
            <text:p>input/data_formal_20240530-1342/meme/LambdaGenPosts_20221227T222115/0.jpg</text:p>
          </table:table-cell>
          <table:table-cell office:value-type="string">
            <text:p>https://twitter.com/LtTrucker/status/1607976794535399429</text:p>
          </table:table-cell>
        </table:table-row>
        <table:table-row>
          <table:table-cell office:value="1509" office:value-type="float"/>
          <table:table-cell office:value-type="string">
            <text:p>Pattern 25</text:p>
          </table:table-cell>
          <table:table-cell office:value="0.17017954758341308" office:value-type="float"/>
          <table:table-cell office:value="0.5452780961910915" office:value-type="float"/>
          <table:table-cell office:value="0.9097891340853783" office:value-type="float"/>
          <table:table-cell office:value-type="string">
            <text:p>input/data_formal_20240530-1342/meme/LambdaGenPosts_20221228T012353/0.jpg</text:p>
          </table:table-cell>
          <table:table-cell office:value-type="string">
            <text:p>https://twitter.com/November_4_6/status/1607993787716087808</text:p>
          </table:table-cell>
        </table:table-row>
        <table:table-row>
          <table:table-cell office:value="1510" office:value-type="float"/>
          <table:table-cell office:value-type="string">
            <text:p>Pattern 33</text:p>
          </table:table-cell>
          <table:table-cell office:value="0.1685818410974296" office:value-type="float"/>
          <table:table-cell office:value="0.21713274790354362" office:value-type="float"/>
          <table:table-cell office:value="0.8975534023928466" office:value-type="float"/>
          <table:table-cell office:value-type="string">
            <text:p>input/data_formal_20240530-1342/meme/LambdaGenPosts_20221228T033001/0.jpg</text:p>
          </table:table-cell>
          <table:table-cell office:value-type="string">
            <text:p>https://twitter.com/iamindeedafish/status/1607991776148848640</text:p>
          </table:table-cell>
        </table:table-row>
        <table:table-row>
          <table:table-cell office:value="151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ambdaGenPosts_20230104T130001/0.jpg</text:p>
          </table:table-cell>
          <table:table-cell office:value-type="string">
            <text:p>https://twitter.com/AnaranjadoPer/status/1610966794776313856</text:p>
          </table:table-cell>
        </table:table-row>
        <table:table-row>
          <table:table-cell office:value="1512" office:value-type="float"/>
          <table:table-cell office:value-type="string">
            <text:p>Pattern 42</text:p>
          </table:table-cell>
          <table:table-cell office:value="0.13937235272916407" office:value-type="float"/>
          <table:table-cell office:value="0.47486437414496485" office:value-type="float"/>
          <table:table-cell office:value="0.8520493740186063" office:value-type="float"/>
          <table:table-cell office:value-type="string">
            <text:p>input/data_formal_20240530-1342/meme/LambdaGenPosts_20230104T130001/1.jpg</text:p>
          </table:table-cell>
          <table:table-cell office:value-type="string">
            <text:p>https://twitter.com/AnaranjadoPer/status/1610966794776313856</text:p>
          </table:table-cell>
        </table:table-row>
        <table:table-row>
          <table:table-cell office:value="1513" office:value-type="float"/>
          <table:table-cell office:value-type="string">
            <text:p>Pattern 15</text:p>
          </table:table-cell>
          <table:table-cell office:value="0.19331279283067437" office:value-type="float"/>
          <table:table-cell office:value="0.46323200425343597" office:value-type="float"/>
          <table:table-cell office:value="0.9849299232173546" office:value-type="float"/>
          <table:table-cell office:value-type="string">
            <text:p>input/data_formal_20240530-1342/meme/LambdaGenPosts_20230104T134001/0.jpg</text:p>
          </table:table-cell>
          <table:table-cell office:value-type="string">
            <text:p>https://twitter.com/Courtne34307956/status/1610957618679541761</text:p>
          </table:table-cell>
        </table:table-row>
        <table:table-row>
          <table:table-cell office:value="1514" office:value-type="float"/>
          <table:table-cell office:value-type="string">
            <text:p>Pattern 17</text:p>
          </table:table-cell>
          <table:table-cell office:value="0.13254293865764868" office:value-type="float"/>
          <table:table-cell office:value="0.3281959711917033" office:value-type="float"/>
          <table:table-cell office:value="0.8386096184908176" office:value-type="float"/>
          <table:table-cell office:value-type="string">
            <text:p>input/data_formal_20240530-1342/meme/LambdaGenPosts_20230104T142001/0.jpg</text:p>
          </table:table-cell>
          <table:table-cell office:value-type="string">
            <text:p>https://twitter.com/x_berfel/status/1610979546798456832</text:p>
          </table:table-cell>
        </table:table-row>
        <table:table-row>
          <table:table-cell office:value="1515" office:value-type="float"/>
          <table:table-cell office:value-type="string">
            <text:p>Pattern 12</text:p>
          </table:table-cell>
          <table:table-cell office:value="0.23098744782818936" office:value-type="float"/>
          <table:table-cell office:value="0.19675638396343773" office:value-type="float"/>
          <table:table-cell office:value="0.869342153146581" office:value-type="float"/>
          <table:table-cell office:value-type="string">
            <text:p>input/data_formal_20240530-1342/meme/LambdaGenPosts_20230105T124025/0.jpg</text:p>
          </table:table-cell>
          <table:table-cell office:value-type="string">
            <text:p>https://twitter.com/LambdaGenPosts/status/1610979530411229190</text:p>
          </table:table-cell>
        </table:table-row>
        <table:table-row>
          <table:table-cell office:value="151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ambdaGenPosts_20230105T203132/0.jpg</text:p>
          </table:table-cell>
          <table:table-cell office:value-type="string">
            <text:p>https://twitter.com/iti_joooj/status/1611259770757087233</text:p>
          </table:table-cell>
        </table:table-row>
        <table:table-row>
          <table:table-cell office:value="1517" office:value-type="float"/>
          <table:table-cell office:value-type="string">
            <text:p>Pattern 13</text:p>
          </table:table-cell>
          <table:table-cell office:value="0.12830543107242326" office:value-type="float"/>
          <table:table-cell office:value="0.35458203265463967" office:value-type="float"/>
          <table:table-cell office:value="0.8464314512186552" office:value-type="float"/>
          <table:table-cell office:value-type="string">
            <text:p>input/data_formal_20240530-1342/meme/LambdaGenPosts_20230110T235630/0.jpg</text:p>
          </table:table-cell>
          <table:table-cell office:value-type="string">
            <text:p>https://twitter.com/EuterNalL/status/1613322198806327296</text:p>
          </table:table-cell>
        </table:table-row>
        <table:table-row>
          <table:table-cell office:value="151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ambdaGenPosts_20230111T052040/0.jpg</text:p>
          </table:table-cell>
          <table:table-cell office:value-type="string">
            <text:p>https://twitter.com/Zaxh6_6/status/1613293482969387010</text:p>
          </table:table-cell>
        </table:table-row>
        <table:table-row>
          <table:table-cell office:value="1519" office:value-type="float"/>
          <table:table-cell office:value-type="string">
            <text:p>Pattern 2</text:p>
          </table:table-cell>
          <table:table-cell office:value="0.22652171402815574" office:value-type="float"/>
          <table:table-cell office:value="0.2957949740775907" office:value-type="float"/>
          <table:table-cell office:value="0.9576649374689558" office:value-type="float"/>
          <table:table-cell office:value-type="string">
            <text:p>input/data_formal_20240530-1342/meme/LambdaGenPosts_20230111T054001/0.jpg</text:p>
          </table:table-cell>
          <table:table-cell office:value-type="string">
            <text:p>https://twitter.com/ENutcase/status/1613326068575764482</text:p>
          </table:table-cell>
        </table:table-row>
        <table:table-row>
          <table:table-cell office:value="1520" office:value-type="float"/>
          <table:table-cell office:value-type="string">
            <text:p>Pattern 28</text:p>
          </table:table-cell>
          <table:table-cell office:value="0.21488669701136337" office:value-type="float"/>
          <table:table-cell office:value="0.37668433113602257" office:value-type="float"/>
          <table:table-cell office:value="0.952436586545871" office:value-type="float"/>
          <table:table-cell office:value-type="string">
            <text:p>input/data_formal_20240530-1342/meme/LambdaGenPosts_20230111T141001/0.jpg</text:p>
          </table:table-cell>
          <table:table-cell office:value-type="string">
            <text:p>https://twitter.com/ENutcase/status/1613324434592641031</text:p>
          </table:table-cell>
        </table:table-row>
        <table:table-row>
          <table:table-cell office:value="1521" office:value-type="float"/>
          <table:table-cell office:value-type="string">
            <text:p>Pattern 16</text:p>
          </table:table-cell>
          <table:table-cell office:value="0.22423308922598234" office:value-type="float"/>
          <table:table-cell office:value="0.32170448458441164" office:value-type="float"/>
          <table:table-cell office:value="0.8414545718530678" office:value-type="float"/>
          <table:table-cell office:value-type="string">
            <text:p>input/data_formal_20240530-1342/meme/LambdaGenPosts_20230111T145001/0.jpg</text:p>
          </table:table-cell>
          <table:table-cell office:value-type="string">
            <text:p>https://twitter.com/kayleekaylee83/status/1613326711826833411</text:p>
          </table:table-cell>
        </table:table-row>
        <table:table-row>
          <table:table-cell office:value="1522" office:value-type="float"/>
          <table:table-cell office:value-type="string">
            <text:p>Pattern 1</text:p>
          </table:table-cell>
          <table:table-cell office:value="0.20790374079731558" office:value-type="float"/>
          <table:table-cell office:value="0.2590541141303491" office:value-type="float"/>
          <table:table-cell office:value="0.9165071705219882" office:value-type="float"/>
          <table:table-cell office:value-type="string">
            <text:p>input/data_formal_20240530-1342/meme/LambdaGenPosts_20230201T140835/0.jpg</text:p>
          </table:table-cell>
          <table:table-cell office:value-type="string">
            <text:p>https://twitter.com/Spogtire/status/1620982660641468420</text:p>
          </table:table-cell>
        </table:table-row>
        <table:table-row>
          <table:table-cell office:value="1523" office:value-type="float"/>
          <table:table-cell office:value-type="string">
            <text:p>Pattern 9</text:p>
          </table:table-cell>
          <table:table-cell office:value="0.1968963427048363" office:value-type="float"/>
          <table:table-cell office:value="0.4115062681592261" office:value-type="float"/>
          <table:table-cell office:value="0.9536538505404721" office:value-type="float"/>
          <table:table-cell office:value-type="string">
            <text:p>input/data_formal_20240530-1342/meme/LambdaGenPosts_20230205T163657/0.jpg</text:p>
          </table:table-cell>
          <table:table-cell office:value-type="string">
            <text:p>https://twitter.com/c4rtriidge/status/1622629294651453441</text:p>
          </table:table-cell>
        </table:table-row>
        <table:table-row>
          <table:table-cell office:value="152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ambdaGenPosts_20230206T104405/0.jpg</text:p>
          </table:table-cell>
          <table:table-cell office:value-type="string">
            <text:p>https://twitter.com/LambdaGenPosts/status/1622546665549832192</text:p>
          </table:table-cell>
        </table:table-row>
        <table:table-row>
          <table:table-cell office:value="1525" office:value-type="float"/>
          <table:table-cell office:value-type="string">
            <text:p>Pattern 32</text:p>
          </table:table-cell>
          <table:table-cell office:value="0.4790225480655944" office:value-type="float"/>
          <table:table-cell office:value="0.4408990482018992" office:value-type="float"/>
          <table:table-cell office:value="0.4601605637021507" office:value-type="float"/>
          <table:table-cell office:value-type="string">
            <text:p>input/data_formal_20240530-1342/meme/LambdaGenPosts_20230206T135001/0.jpg</text:p>
          </table:table-cell>
          <table:table-cell office:value-type="string">
            <text:p>https://twitter.com/LambdaGenPosts/status/1622593457570123776</text:p>
          </table:table-cell>
        </table:table-row>
        <table:table-row>
          <table:table-cell office:value="1526" office:value-type="float"/>
          <table:table-cell office:value-type="string">
            <text:p>Pattern 1</text:p>
          </table:table-cell>
          <table:table-cell office:value="0.25623084096106397" office:value-type="float"/>
          <table:table-cell office:value="0.2791250386688102" office:value-type="float"/>
          <table:table-cell office:value="0.9245400183200466" office:value-type="float"/>
          <table:table-cell office:value-type="string">
            <text:p>input/data_formal_20240530-1342/meme/LambdaGenPosts_20230206T155114/0.jpg</text:p>
          </table:table-cell>
          <table:table-cell office:value-type="string">
            <text:p>https://twitter.com/LambdaGenPosts/status/1622623964576063492</text:p>
          </table:table-cell>
        </table:table-row>
        <table:table-row>
          <table:table-cell office:value="1527" office:value-type="float"/>
          <table:table-cell office:value-type="string">
            <text:p>Pattern 15</text:p>
          </table:table-cell>
          <table:table-cell office:value="0.13769585639509546" office:value-type="float"/>
          <table:table-cell office:value="0.6033213430115676" office:value-type="float"/>
          <table:table-cell office:value="0.9599386187877985" office:value-type="float"/>
          <table:table-cell office:value-type="string">
            <text:p>input/data_formal_20240530-1342/meme/LambdaGenPosts_20230225T212123/0.jpg</text:p>
          </table:table-cell>
          <table:table-cell office:value-type="string">
            <text:p>https://twitter.com/RustyGI14/status/1629700253094912000</text:p>
          </table:table-cell>
        </table:table-row>
        <table:table-row>
          <table:table-cell office:value="152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ambdaGenPosts_20230306T211950/0.jpg</text:p>
          </table:table-cell>
          <table:table-cell office:value-type="string">
            <text:p>https://twitter.com/jimmybuffetfor1/status/1633064680443846657</text:p>
          </table:table-cell>
        </table:table-row>
        <table:table-row>
          <table:table-cell office:value="1529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ambdaGenPosts_20230307T053639/0.jpg</text:p>
          </table:table-cell>
          <table:table-cell office:value-type="string">
            <text:p>https://twitter.com/jimmybuffetfor1/status/1633064577691791361</text:p>
          </table:table-cell>
        </table:table-row>
        <table:table-row>
          <table:table-cell office:value="1530" office:value-type="float"/>
          <table:table-cell office:value-type="string">
            <text:p>Pattern 41</text:p>
          </table:table-cell>
          <table:table-cell office:value="0.46870322796307284" office:value-type="float"/>
          <table:table-cell office:value="0.3294680922641052" office:value-type="float"/>
          <table:table-cell office:value="0.8657466051259778" office:value-type="float"/>
          <table:table-cell office:value-type="string">
            <text:p>input/data_formal_20240530-1342/meme/LambdaGenPosts_20230316T000002/0.jpg</text:p>
          </table:table-cell>
          <table:table-cell office:value-type="string">
            <text:p>https://twitter.com/LambdaGenPosts/status/1636155326809399296</text:p>
          </table:table-cell>
        </table:table-row>
        <table:table-row>
          <table:table-cell office:value="1531" office:value-type="float"/>
          <table:table-cell office:value-type="string">
            <text:p>Pattern 25</text:p>
          </table:table-cell>
          <table:table-cell office:value="0.1742958994566296" office:value-type="float"/>
          <table:table-cell office:value="0.3495008351398894" office:value-type="float"/>
          <table:table-cell office:value="0.950567437235079" office:value-type="float"/>
          <table:table-cell office:value-type="string">
            <text:p>input/data_formal_20240530-1342/meme/LambdaGenPosts_20230322T093501/0.jpg</text:p>
          </table:table-cell>
          <table:table-cell office:value-type="string">
            <text:p>https://twitter.com/LiftyShiftySFW/status/1638747828691369990</text:p>
          </table:table-cell>
        </table:table-row>
        <table:table-row>
          <table:table-cell office:value="1532" office:value-type="float"/>
          <table:table-cell office:value-type="string">
            <text:p>Pattern 22</text:p>
          </table:table-cell>
          <table:table-cell office:value="0.1511041638921677" office:value-type="float"/>
          <table:table-cell office:value="0.48648885225290456" office:value-type="float"/>
          <table:table-cell office:value="0.8904835393538202" office:value-type="float"/>
          <table:table-cell office:value-type="string">
            <text:p>input/data_formal_20240530-1342/meme/LambdaGenPosts_20230323T010001/0.jpg</text:p>
          </table:table-cell>
          <table:table-cell office:value-type="string">
            <text:p>https://twitter.com/NERROIDSEVEN/status/1638711017340272645</text:p>
          </table:table-cell>
        </table:table-row>
        <table:table-row>
          <table:table-cell office:value="1533" office:value-type="float"/>
          <table:table-cell office:value-type="string">
            <text:p>Pattern 29</text:p>
          </table:table-cell>
          <table:table-cell office:value="0.18679184965301704" office:value-type="float"/>
          <table:table-cell office:value="0.3073394214268252" office:value-type="float"/>
          <table:table-cell office:value="0.8067908559564941" office:value-type="float"/>
          <table:table-cell office:value-type="string">
            <text:p>input/data_formal_20240530-1342/meme/lanasthread_20230206T153347/0.jpg</text:p>
          </table:table-cell>
          <table:table-cell office:value-type="string">
            <text:p>https://twitter.com/kerstinlehms/status/1622631096234962949</text:p>
          </table:table-cell>
        </table:table-row>
        <table:table-row>
          <table:table-cell office:value="1534" office:value-type="float"/>
          <table:table-cell office:value-type="string">
            <text:p>Pattern 13</text:p>
          </table:table-cell>
          <table:table-cell office:value="0.11392656423676753" office:value-type="float"/>
          <table:table-cell office:value="0.4011189454874933" office:value-type="float"/>
          <table:table-cell office:value="0.8806005543348937" office:value-type="float"/>
          <table:table-cell office:value-type="string">
            <text:p>input/data_formal_20240530-1342/meme/LandonMcintyr_20221227T233205/0.jpg</text:p>
          </table:table-cell>
          <table:table-cell office:value-type="string">
            <text:p>https://twitter.com/LandonMcintyr/status/1607882037184139264</text:p>
          </table:table-cell>
        </table:table-row>
        <table:table-row>
          <table:table-cell office:value="1535" office:value-type="float"/>
          <table:table-cell office:value-type="string">
            <text:p>Pattern 46</text:p>
          </table:table-cell>
          <table:table-cell office:value="0.15897455390035176" office:value-type="float"/>
          <table:table-cell office:value="0.34553371897736584" office:value-type="float"/>
          <table:table-cell office:value="0.8417509248971119" office:value-type="float"/>
          <table:table-cell office:value-type="string">
            <text:p>input/data_formal_20240530-1342/meme/LandonMcintyr_20221227T233205/1.jpg</text:p>
          </table:table-cell>
          <table:table-cell office:value-type="string">
            <text:p>https://twitter.com/LandonMcintyr/status/1607882037184139264</text:p>
          </table:table-cell>
        </table:table-row>
        <table:table-row>
          <table:table-cell office:value="1536" office:value-type="float"/>
          <table:table-cell office:value-type="string">
            <text:p>Pattern 44</text:p>
          </table:table-cell>
          <table:table-cell office:value="0.1341609330134345" office:value-type="float"/>
          <table:table-cell office:value="0.3504926954659142" office:value-type="float"/>
          <table:table-cell office:value="0.8641763319934513" office:value-type="float"/>
          <table:table-cell office:value-type="string">
            <text:p>input/data_formal_20240530-1342/meme/LandonMcintyr_20221227T233205/2.jpg</text:p>
          </table:table-cell>
          <table:table-cell office:value-type="string">
            <text:p>https://twitter.com/LandonMcintyr/status/1607882037184139264</text:p>
          </table:table-cell>
        </table:table-row>
        <table:table-row>
          <table:table-cell office:value="1537" office:value-type="float"/>
          <table:table-cell office:value-type="string">
            <text:p>Pattern 10</text:p>
          </table:table-cell>
          <table:table-cell office:value="0.1978343138219539" office:value-type="float"/>
          <table:table-cell office:value="0.2462424593526424" office:value-type="float"/>
          <table:table-cell office:value="0.9258274112650883" office:value-type="float"/>
          <table:table-cell office:value-type="string">
            <text:p>input/data_formal_20240530-1342/meme/LandonMcintyr_20221227T233205/3.jpg</text:p>
          </table:table-cell>
          <table:table-cell office:value-type="string">
            <text:p>https://twitter.com/LandonMcintyr/status/1607882037184139264</text:p>
          </table:table-cell>
        </table:table-row>
        <table:table-row>
          <table:table-cell office:value="1538" office:value-type="float"/>
          <table:table-cell office:value-type="string">
            <text:p>Pattern 6</text:p>
          </table:table-cell>
          <table:table-cell office:value="0.1613434654748276" office:value-type="float"/>
          <table:table-cell office:value="0.2550981338882773" office:value-type="float"/>
          <table:table-cell office:value="0.8532174122570512" office:value-type="float"/>
          <table:table-cell office:value-type="string">
            <text:p>input/data_formal_20240530-1342/meme/Laynore_X_20211018T171049/0.jpg</text:p>
          </table:table-cell>
          <table:table-cell office:value-type="string">
            <text:p>https://twitter.com/giyuubae/status/1607939708138536960</text:p>
          </table:table-cell>
        </table:table-row>
        <table:table-row>
          <table:table-cell office:value="1539" office:value-type="float"/>
          <table:table-cell office:value-type="string">
            <text:p>Pattern 3</text:p>
          </table:table-cell>
          <table:table-cell office:value="0.18934642665365192" office:value-type="float"/>
          <table:table-cell office:value="0.3994745165201799" office:value-type="float"/>
          <table:table-cell office:value="0.916309550582758" office:value-type="float"/>
          <table:table-cell office:value-type="string">
            <text:p>input/data_formal_20240530-1342/meme/Lazypillowcat_20230111T175506/0.jpg</text:p>
          </table:table-cell>
          <table:table-cell office:value-type="string">
            <text:p>https://twitter.com/leondevilart/status/1613304087331627010</text:p>
          </table:table-cell>
        </table:table-row>
        <table:table-row>
          <table:table-cell office:value="1540" office:value-type="float"/>
          <table:table-cell office:value-type="string">
            <text:p>Pattern 19</text:p>
          </table:table-cell>
          <table:table-cell office:value="0.2501010372161252" office:value-type="float"/>
          <table:table-cell office:value="0.48561683312283516" office:value-type="float"/>
          <table:table-cell office:value="0.7730930149849146" office:value-type="float"/>
          <table:table-cell office:value-type="string">
            <text:p>input/data_formal_20240530-1342/meme/leeneedham81_20221226T100030/0.jpg</text:p>
          </table:table-cell>
          <table:table-cell office:value-type="string">
            <text:p>https://twitter.com/cryptohero33/status/1607990708362682368</text:p>
          </table:table-cell>
        </table:table-row>
        <table:table-row>
          <table:table-cell office:value="1541" office:value-type="float"/>
          <table:table-cell office:value-type="string">
            <text:p>Pattern 19</text:p>
          </table:table-cell>
          <table:table-cell office:value="0.17077109171740334" office:value-type="float"/>
          <table:table-cell office:value="0.575421921233777" office:value-type="float"/>
          <table:table-cell office:value="0.6651297796112059" office:value-type="float"/>
          <table:table-cell office:value-type="string">
            <text:p>input/data_formal_20240530-1342/meme/leeneedham81_20221227T093601/0.jpg</text:p>
          </table:table-cell>
          <table:table-cell office:value-type="string">
            <text:p>https://twitter.com/S3r94/status/1607964368423256065</text:p>
          </table:table-cell>
        </table:table-row>
        <table:table-row>
          <table:table-cell office:value="1542" office:value-type="float"/>
          <table:table-cell office:value-type="string">
            <text:p>Pattern 19</text:p>
          </table:table-cell>
          <table:table-cell office:value="0.1542337683154641" office:value-type="float"/>
          <table:table-cell office:value="0.6353650358210526" office:value-type="float"/>
          <table:table-cell office:value="0.6693399487397735" office:value-type="float"/>
          <table:table-cell office:value-type="string">
            <text:p>input/data_formal_20240530-1342/meme/leeneedham81_20230106T061531/0.jpg</text:p>
          </table:table-cell>
          <table:table-cell office:value-type="string">
            <text:p>https://twitter.com/UmaMaheshRoy/status/1611283884339253249</text:p>
          </table:table-cell>
        </table:table-row>
        <table:table-row>
          <table:table-cell office:value="1543" office:value-type="float"/>
          <table:table-cell office:value-type="string">
            <text:p>Pattern 19</text:p>
          </table:table-cell>
          <table:table-cell office:value="0.19418063933771684" office:value-type="float"/>
          <table:table-cell office:value="0.5488187504564159" office:value-type="float"/>
          <table:table-cell office:value="0.6628674400871514" office:value-type="float"/>
          <table:table-cell office:value-type="string">
            <text:p>input/data_formal_20240530-1342/meme/leeneedham81_20230129T075154/0.jpg</text:p>
          </table:table-cell>
          <table:table-cell office:value-type="string">
            <text:p>https://twitter.com/chenzhonghua18/status/1622573265758695424</text:p>
          </table:table-cell>
        </table:table-row>
        <table:table-row>
          <table:table-cell office:value="1544" office:value-type="float"/>
          <table:table-cell office:value-type="string">
            <text:p>Pattern 19</text:p>
          </table:table-cell>
          <table:table-cell office:value="0.18124470719674796" office:value-type="float"/>
          <table:table-cell office:value="0.5821772582396908" office:value-type="float"/>
          <table:table-cell office:value="0.6973901687830187" office:value-type="float"/>
          <table:table-cell office:value-type="string">
            <text:p>input/data_formal_20240530-1342/meme/leeneedham81_20230312T230546/0.jpg</text:p>
          </table:table-cell>
          <table:table-cell office:value-type="string">
            <text:p>https://twitter.com/origin9002/status/1636187423997583361</text:p>
          </table:table-cell>
        </table:table-row>
        <table:table-row>
          <table:table-cell office:value="1545" office:value-type="float"/>
          <table:table-cell office:value-type="string">
            <text:p>Pattern 23</text:p>
          </table:table-cell>
          <table:table-cell office:value="0.14411608924051078" office:value-type="float"/>
          <table:table-cell office:value="0.7871504881409017" office:value-type="float"/>
          <table:table-cell office:value="0.5884720842860749" office:value-type="float"/>
          <table:table-cell office:value-type="string">
            <text:p>input/data_formal_20240530-1342/meme/LegalsalahO_20230105T105728/0.jpg</text:p>
          </table:table-cell>
          <table:table-cell office:value-type="string">
            <text:p>https://twitter.com/LegalsalahO/status/1610953621516218368</text:p>
          </table:table-cell>
        </table:table-row>
        <table:table-row>
          <table:table-cell office:value="1546" office:value-type="float"/>
          <table:table-cell office:value-type="string">
            <text:p>Pattern 11</text:p>
          </table:table-cell>
          <table:table-cell office:value="0.2097332940501268" office:value-type="float"/>
          <table:table-cell office:value="0.4803634788241361" office:value-type="float"/>
          <table:table-cell office:value="0.8438388392263692" office:value-type="float"/>
          <table:table-cell office:value-type="string">
            <text:p>input/data_formal_20240530-1342/meme/leighfungirl_20230206T122654/0.jpg</text:p>
          </table:table-cell>
          <table:table-cell office:value-type="string">
            <text:p>https://twitter.com/leighfungirl/status/1622572541641383937</text:p>
          </table:table-cell>
        </table:table-row>
        <table:table-row>
          <table:table-cell office:value="1547" office:value-type="float"/>
          <table:table-cell office:value-type="string">
            <text:p>Pattern 30</text:p>
          </table:table-cell>
          <table:table-cell office:value="0.18488379281270723" office:value-type="float"/>
          <table:table-cell office:value="0.23246444327109095" office:value-type="float"/>
          <table:table-cell office:value="0.9344122902575065" office:value-type="float"/>
          <table:table-cell office:value-type="string">
            <text:p>input/data_formal_20240530-1342/meme/leighfungirl_20230206T122854/0.jpg</text:p>
          </table:table-cell>
          <table:table-cell office:value-type="string">
            <text:p>https://twitter.com/leighfungirl/status/1622573044555304964</text:p>
          </table:table-cell>
        </table:table-row>
        <table:table-row>
          <table:table-cell office:value="1548" office:value-type="float"/>
          <table:table-cell office:value-type="string">
            <text:p>Pattern 23</text:p>
          </table:table-cell>
          <table:table-cell office:value="0.10304783347168958" office:value-type="float"/>
          <table:table-cell office:value="0.8496812547482917" office:value-type="float"/>
          <table:table-cell office:value="0.5575444052214333" office:value-type="float"/>
          <table:table-cell office:value-type="string">
            <text:p>input/data_formal_20240530-1342/meme/lendboxin_20230104T054454/0.jpg</text:p>
          </table:table-cell>
          <table:table-cell office:value-type="string">
            <text:p>https://twitter.com/delhikalaunda11/status/1610981505916104704</text:p>
          </table:table-cell>
        </table:table-row>
        <table:table-row>
          <table:table-cell office:value="1549" office:value-type="float"/>
          <table:table-cell office:value-type="string">
            <text:p>Pattern 23</text:p>
          </table:table-cell>
          <table:table-cell office:value="0.0894885760395096" office:value-type="float"/>
          <table:table-cell office:value="0.8558142424676021" office:value-type="float"/>
          <table:table-cell office:value="0.5354693235278984" office:value-type="float"/>
          <table:table-cell office:value-type="string">
            <text:p>input/data_formal_20240530-1342/meme/lendboxin_20230104T054454/1.jpg</text:p>
          </table:table-cell>
          <table:table-cell office:value-type="string">
            <text:p>https://twitter.com/delhikalaunda11/status/1610981505916104704</text:p>
          </table:table-cell>
        </table:table-row>
        <table:table-row>
          <table:table-cell office:value="1550" office:value-type="float"/>
          <table:table-cell office:value-type="string">
            <text:p>Pattern 3</text:p>
          </table:table-cell>
          <table:table-cell office:value="0.1356781876936292" office:value-type="float"/>
          <table:table-cell office:value="0.4727621748249726" office:value-type="float"/>
          <table:table-cell office:value="0.8491231464537353" office:value-type="float"/>
          <table:table-cell office:value-type="string">
            <text:p>input/data_formal_20240530-1342/meme/LethalGenYk_20230106T044328/0.jpg</text:p>
          </table:table-cell>
          <table:table-cell office:value-type="string">
            <text:p>https://twitter.com/LethalGenYk/status/1611221892609839104</text:p>
          </table:table-cell>
        </table:table-row>
        <table:table-row>
          <table:table-cell office:value="1551" office:value-type="float"/>
          <table:table-cell office:value-type="string">
            <text:p>Pattern 9</text:p>
          </table:table-cell>
          <table:table-cell office:value="0.20063707229637476" office:value-type="float"/>
          <table:table-cell office:value="0.31785782340983937" office:value-type="float"/>
          <table:table-cell office:value="0.938925652871641" office:value-type="float"/>
          <table:table-cell office:value-type="string">
            <text:p>input/data_formal_20240530-1342/meme/letsgetcanceled_20221228T041316/0.jpg</text:p>
          </table:table-cell>
          <table:table-cell office:value-type="string">
            <text:p>https://twitter.com/letsgetcanceled/status/1607952800906104833</text:p>
          </table:table-cell>
        </table:table-row>
        <table:table-row>
          <table:table-cell office:value="1552" office:value-type="float"/>
          <table:table-cell office:value-type="string">
            <text:p>Pattern 1</text:p>
          </table:table-cell>
          <table:table-cell office:value="0.21277327263187473" office:value-type="float"/>
          <table:table-cell office:value="0.3458337523631183" office:value-type="float"/>
          <table:table-cell office:value="0.9786838674265735" office:value-type="float"/>
          <table:table-cell office:value-type="string">
            <text:p>input/data_formal_20240530-1342/meme/LewMan90_20230403T174342/0.jpg</text:p>
          </table:table-cell>
          <table:table-cell office:value-type="string">
            <text:p>https://twitter.com/LewMan90/status/1642945986950471685</text:p>
          </table:table-cell>
        </table:table-row>
        <table:table-row>
          <table:table-cell office:value="1553" office:value-type="float"/>
          <table:table-cell office:value-type="string">
            <text:p>Pattern 44</text:p>
          </table:table-cell>
          <table:table-cell office:value="0.1844706856577601" office:value-type="float"/>
          <table:table-cell office:value="0.431304153577339" office:value-type="float"/>
          <table:table-cell office:value="0.8634013289826945" office:value-type="float"/>
          <table:table-cell office:value-type="string">
            <text:p>input/data_formal_20240530-1342/meme/LFDY88_20221120T021536/0.jpg</text:p>
          </table:table-cell>
          <table:table-cell office:value-type="string">
            <text:p>https://twitter.com/LFDY88/status/1610730586028797952</text:p>
          </table:table-cell>
        </table:table-row>
        <table:table-row>
          <table:table-cell office:value="1554" office:value-type="float"/>
          <table:table-cell office:value-type="string">
            <text:p>Pattern 44</text:p>
          </table:table-cell>
          <table:table-cell office:value="0.14299903266900443" office:value-type="float"/>
          <table:table-cell office:value="0.36230445717740206" office:value-type="float"/>
          <table:table-cell office:value="0.8885066674659615" office:value-type="float"/>
          <table:table-cell office:value-type="string">
            <text:p>input/data_formal_20240530-1342/meme/LFDY88_20230206T062609/0.jpg</text:p>
          </table:table-cell>
          <table:table-cell office:value-type="string">
            <text:p>https://twitter.com/LFDY88/status/1622570504019390464</text:p>
          </table:table-cell>
        </table:table-row>
        <table:table-row>
          <table:table-cell office:value="1555" office:value-type="float"/>
          <table:table-cell office:value-type="string">
            <text:p>Pattern 30</text:p>
          </table:table-cell>
          <table:table-cell office:value="0.1875804196850847" office:value-type="float"/>
          <table:table-cell office:value="0.29375829059755537" office:value-type="float"/>
          <table:table-cell office:value="0.9138310723858476" office:value-type="float"/>
          <table:table-cell office:value-type="string">
            <text:p>input/data_formal_20240530-1342/meme/LFDY88_20230206T083649/0.jpg</text:p>
          </table:table-cell>
          <table:table-cell office:value-type="string">
            <text:p>https://twitter.com/LFDY88/status/1622556415595548672</text:p>
          </table:table-cell>
        </table:table-row>
        <table:table-row>
          <table:table-cell office:value="1556" office:value-type="float"/>
          <table:table-cell office:value-type="string">
            <text:p>Pattern 1</text:p>
          </table:table-cell>
          <table:table-cell office:value="0.23417225945830517" office:value-type="float"/>
          <table:table-cell office:value="0.3906291645680478" office:value-type="float"/>
          <table:table-cell office:value="0.8789462388593389" office:value-type="float"/>
          <table:table-cell office:value-type="string">
            <text:p>input/data_formal_20240530-1342/meme/LFDY88_20230206T084512/0.jpg</text:p>
          </table:table-cell>
          <table:table-cell office:value-type="string">
            <text:p>https://twitter.com/LFDY88/status/1622558418233077762</text:p>
          </table:table-cell>
        </table:table-row>
        <table:table-row>
          <table:table-cell office:value="1557" office:value-type="float"/>
          <table:table-cell office:value-type="string">
            <text:p>Pattern 3</text:p>
          </table:table-cell>
          <table:table-cell office:value="0.20289651823246133" office:value-type="float"/>
          <table:table-cell office:value="0.5458311578395648" office:value-type="float"/>
          <table:table-cell office:value="0.865722194928111" office:value-type="float"/>
          <table:table-cell office:value-type="string">
            <text:p>input/data_formal_20240530-1342/meme/lfgdotnews_20230201T023550/0.jpg</text:p>
          </table:table-cell>
          <table:table-cell office:value-type="string">
            <text:p>https://twitter.com/aykhan90/status/1620908710708264963</text:p>
          </table:table-cell>
        </table:table-row>
        <table:table-row>
          <table:table-cell office:value="1558" office:value-type="float"/>
          <table:table-cell office:value-type="string">
            <text:p>Pattern 14</text:p>
          </table:table-cell>
          <table:table-cell office:value="0.12106055618804953" office:value-type="float"/>
          <table:table-cell office:value="0.14034514252550623" office:value-type="float"/>
          <table:table-cell office:value="0.8617572507022135" office:value-type="float"/>
          <table:table-cell office:value-type="string">
            <text:p>input/data_formal_20240530-1342/meme/lichwitchbitch_20230130T110807/0.jpg</text:p>
          </table:table-cell>
          <table:table-cell office:value-type="string">
            <text:p>https://twitter.com/SadCand3/status/1620931664187719680</text:p>
          </table:table-cell>
        </table:table-row>
        <table:table-row>
          <table:table-cell office:value="1559" office:value-type="float"/>
          <table:table-cell office:value-type="string">
            <text:p>Pattern 6</text:p>
          </table:table-cell>
          <table:table-cell office:value="0.18949176222274228" office:value-type="float"/>
          <table:table-cell office:value="0.22197957853801992" office:value-type="float"/>
          <table:table-cell office:value="0.8804072107301454" office:value-type="float"/>
          <table:table-cell office:value-type="string">
            <text:p>input/data_formal_20240530-1342/meme/LifesHourGlass_20221228T041441/0.jpg</text:p>
          </table:table-cell>
          <table:table-cell office:value-type="string">
            <text:p>https://twitter.com/LifesHourGlass/status/1607953156788596739</text:p>
          </table:table-cell>
        </table:table-row>
        <table:table-row>
          <table:table-cell office:value="1560" office:value-type="float"/>
          <table:table-cell office:value-type="string">
            <text:p>Pattern 15</text:p>
          </table:table-cell>
          <table:table-cell office:value="0.12079107696911648" office:value-type="float"/>
          <table:table-cell office:value="0.5927851078960389" office:value-type="float"/>
          <table:table-cell office:value="0.9521503476565403" office:value-type="float"/>
          <table:table-cell office:value-type="string">
            <text:p>input/data_formal_20240530-1342/meme/LighthouseWeb3_20230212T124227/0.jpg</text:p>
          </table:table-cell>
          <table:table-cell office:value-type="string">
            <text:p>https://twitter.com/Waltzz92/status/1624785022833278977</text:p>
          </table:table-cell>
        </table:table-row>
        <table:table-row>
          <table:table-cell office:value="1561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ightning_Dash5_20230202T014643/0.jpg</text:p>
          </table:table-cell>
          <table:table-cell office:value-type="string">
            <text:p>https://twitter.com/Lightning_Dash5/status/1620961883233861632</text:p>
          </table:table-cell>
        </table:table-row>
        <table:table-row>
          <table:table-cell office:value="1562" office:value-type="float"/>
          <table:table-cell office:value-type="string">
            <text:p>Pattern 44</text:p>
          </table:table-cell>
          <table:table-cell office:value="0.12143575954007163" office:value-type="float"/>
          <table:table-cell office:value="0.26413412839890926" office:value-type="float"/>
          <table:table-cell office:value="0.8292858003863003" office:value-type="float"/>
          <table:table-cell office:value-type="string">
            <text:p>input/data_formal_20240530-1342/meme/LikebookDook_20230205T171238/0.jpg</text:p>
          </table:table-cell>
          <table:table-cell office:value-type="string">
            <text:p>https://twitter.com/Kain_kk3/status/1622627912930275328</text:p>
          </table:table-cell>
        </table:table-row>
        <table:table-row>
          <table:table-cell office:value="1563" office:value-type="float"/>
          <table:table-cell office:value-type="string">
            <text:p>Pattern 14</text:p>
          </table:table-cell>
          <table:table-cell office:value="0.18801436853787717" office:value-type="float"/>
          <table:table-cell office:value="0.35544308784996065" office:value-type="float"/>
          <table:table-cell office:value="0.9142460193184836" office:value-type="float"/>
          <table:table-cell office:value-type="string">
            <text:p>input/data_formal_20240530-1342/meme/Lil0reo__20230311T225254/0.jpg</text:p>
          </table:table-cell>
          <table:table-cell office:value-type="string">
            <text:p>https://twitter.com/Imiru_vt/status/1636124816510971907</text:p>
          </table:table-cell>
        </table:table-row>
        <table:table-row>
          <table:table-cell office:value="1564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il4velvett_20230206T141655/0.jpg</text:p>
          </table:table-cell>
          <table:table-cell office:value-type="string">
            <text:p>https://twitter.com/lil4velvett/status/1622600227810148354</text:p>
          </table:table-cell>
        </table:table-row>
        <table:table-row>
          <table:table-cell office:value="1565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il4velvett_20230206T142120/0.jpg</text:p>
          </table:table-cell>
          <table:table-cell office:value-type="string">
            <text:p>https://twitter.com/lil4velvett/status/1622601340009476098</text:p>
          </table:table-cell>
        </table:table-row>
        <table:table-row>
          <table:table-cell office:value="1566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ilpirahna_20230105T163957/0.jpg</text:p>
          </table:table-cell>
          <table:table-cell office:value-type="string">
            <text:p>https://twitter.com/SMM_News_Feed/status/1611045417357279233</text:p>
          </table:table-cell>
        </table:table-row>
        <table:table-row>
          <table:table-cell office:value="1567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ilpirahna_20230105T165058/0.jpg</text:p>
          </table:table-cell>
          <table:table-cell office:value-type="string">
            <text:p>https://twitter.com/lilpirahna/status/1611042584440209416</text:p>
          </table:table-cell>
        </table:table-row>
        <table:table-row>
          <table:table-cell office:value="1568" office:value-type="float"/>
          <table:table-cell office:value-type="string">
            <text:p>Pattern 7</text:p>
          </table:table-cell>
          <table:table-cell office:value="0.9999999460359642" office:value-type="float"/>
          <table:table-cell office:value="0.4196208099064817" office:value-type="float"/>
          <table:table-cell office:value="2.013036025480374e-07" office:value-type="float"/>
          <table:table-cell office:value-type="string">
            <text:p>input/data_formal_20240530-1342/meme/lilpirahna_20230106T142544/0.jpg</text:p>
          </table:table-cell>
          <table:table-cell office:value-type="string">
            <text:p>https://twitter.com/lilpirahna/status/1611368421874143234</text:p>
          </table:table-cell>
        </table:table-row>
        <table:table-row>
          <table:table-cell office:value="1569" office:value-type="float"/>
          <table:table-cell office:value-type="string">
            <text:p>Pattern 10</text:p>
          </table:table-cell>
          <table:table-cell office:value="0.08257058216544474" office:value-type="float"/>
          <table:table-cell office:value="0.1281526574053362" office:value-type="float"/>
          <table:table-cell office:value="0.8145279534534386" office:value-type="float"/>
          <table:table-cell office:value-type="string">
            <text:p>input/data_formal_20240530-1342/meme/Lim_bread_20230127T160720/0.jpg</text:p>
          </table:table-cell>
          <table:table-cell office:value-type="string">
            <text:p>https://twitter.com/SWEET_EXECUTION/status/1622576255785742338</text:p>
          </table:table-cell>
        </table:table-row>
        <table:table-row>
          <table:table-cell office:value="1570" office:value-type="float"/>
          <table:table-cell office:value-type="string">
            <text:p>Pattern 13</text:p>
          </table:table-cell>
          <table:table-cell office:value="0.16315221159817683" office:value-type="float"/>
          <table:table-cell office:value="0.39968213030493394" office:value-type="float"/>
          <table:table-cell office:value="0.877463180851563" office:value-type="float"/>
          <table:table-cell office:value-type="string">
            <text:p>input/data_formal_20240530-1342/meme/LinthoiTongbram_20230106T071219/0.jpg</text:p>
          </table:table-cell>
          <table:table-cell office:value-type="string">
            <text:p>https://twitter.com/LinthoiTongbram/status/1611259349514727424</text:p>
          </table:table-cell>
        </table:table-row>
        <table:table-row>
          <table:table-cell office:value="1571" office:value-type="float"/>
          <table:table-cell office:value-type="string">
            <text:p>Pattern 18</text:p>
          </table:table-cell>
          <table:table-cell office:value="0.08336562695492966" office:value-type="float"/>
          <table:table-cell office:value="0.291138718055951" office:value-type="float"/>
          <table:table-cell office:value="0.9037876483608065" office:value-type="float"/>
          <table:table-cell office:value-type="string">
            <text:p>input/data_formal_20240530-1342/meme/linux_tldr_20230202T033000/0.jpg</text:p>
          </table:table-cell>
          <table:table-cell office:value-type="string">
            <text:p>https://twitter.com/rahul05ranjan/status/1620987903022342144</text:p>
          </table:table-cell>
        </table:table-row>
        <table:table-row>
          <table:table-cell office:value="1572" office:value-type="float"/>
          <table:table-cell office:value-type="string">
            <text:p>Pattern 3</text:p>
          </table:table-cell>
          <table:table-cell office:value="0.23066513230115543" office:value-type="float"/>
          <table:table-cell office:value="0.4226422368163305" office:value-type="float"/>
          <table:table-cell office:value="0.8117514523652452" office:value-type="float"/>
          <table:table-cell office:value-type="string">
            <text:p>input/data_formal_20240530-1342/meme/lionsgateplayIN_20230110T121457/0.jpg</text:p>
          </table:table-cell>
          <table:table-cell office:value-type="string">
            <text:p>https://twitter.com/TarakFan9999/status/1613302377666478084</text:p>
          </table:table-cell>
        </table:table-row>
        <table:table-row>
          <table:table-cell office:value="1573" office:value-type="float"/>
          <table:table-cell office:value-type="string">
            <text:p>Pattern 12</text:p>
          </table:table-cell>
          <table:table-cell office:value="0.21157822242484559" office:value-type="float"/>
          <table:table-cell office:value="0.25069647879603413" office:value-type="float"/>
          <table:table-cell office:value="0.8755474812344598" office:value-type="float"/>
          <table:table-cell office:value-type="string">
            <text:p>input/data_formal_20240530-1342/meme/lisadenz_20201022T164759/0.jpg</text:p>
          </table:table-cell>
          <table:table-cell office:value-type="string">
            <text:p>https://twitter.com/Aizenssexychair/status/1607991097082380288</text:p>
          </table:table-cell>
        </table:table-row>
        <table:table-row>
          <table:table-cell office:value="1574" office:value-type="float"/>
          <table:table-cell office:value-type="string">
            <text:p>Pattern 32</text:p>
          </table:table-cell>
          <table:table-cell office:value="0.21707292176830384" office:value-type="float"/>
          <table:table-cell office:value="0.463320975574781" office:value-type="float"/>
          <table:table-cell office:value="0.725974660143265" office:value-type="float"/>
          <table:table-cell office:value-type="string">
            <text:p>input/data_formal_20240530-1342/meme/LitiaMazi_20230202T011242/0.jpg</text:p>
          </table:table-cell>
          <table:table-cell office:value-type="string">
            <text:p>https://twitter.com/LitiaMazi/status/1620953323645075457</text:p>
          </table:table-cell>
        </table:table-row>
        <table:table-row>
          <table:table-cell office:value="1575" office:value-type="float"/>
          <table:table-cell office:value-type="string">
            <text:p>Pattern 2</text:p>
          </table:table-cell>
          <table:table-cell office:value="0.18265166612545958" office:value-type="float"/>
          <table:table-cell office:value="0.3379531704235923" office:value-type="float"/>
          <table:table-cell office:value="0.9166345177912023" office:value-type="float"/>
          <table:table-cell office:value-type="string">
            <text:p>input/data_formal_20240530-1342/meme/ljfletcher2007_20230202T011235/0.jpg</text:p>
          </table:table-cell>
          <table:table-cell office:value-type="string">
            <text:p>https://twitter.com/ljfletcher2007/status/1620953292678496259</text:p>
          </table:table-cell>
        </table:table-row>
        <table:table-row>
          <table:table-cell office:value="1576" office:value-type="float"/>
          <table:table-cell office:value-type="string">
            <text:p>Pattern 6</text:p>
          </table:table-cell>
          <table:table-cell office:value="0.15627195631876928" office:value-type="float"/>
          <table:table-cell office:value="0.30120426400952605" office:value-type="float"/>
          <table:table-cell office:value="0.8834472669109538" office:value-type="float"/>
          <table:table-cell office:value-type="string">
            <text:p>input/data_formal_20240530-1342/meme/Llamarama777_20230106T084818/0.jpg</text:p>
          </table:table-cell>
          <table:table-cell office:value-type="string">
            <text:p>https://twitter.com/Llamarama777/status/1611283505132232710</text:p>
          </table:table-cell>
        </table:table-row>
        <table:table-row>
          <table:table-cell office:value="1577" office:value-type="float"/>
          <table:table-cell office:value-type="string">
            <text:p>Pattern 17</text:p>
          </table:table-cell>
          <table:table-cell office:value="0.19633668360101192" office:value-type="float"/>
          <table:table-cell office:value="0.43749026959586573" office:value-type="float"/>
          <table:table-cell office:value="0.8270955341669063" office:value-type="float"/>
          <table:table-cell office:value-type="string">
            <text:p>input/data_formal_20240530-1342/meme/LlcCygnus_20230104T210943/0.jpg</text:p>
          </table:table-cell>
          <table:table-cell office:value-type="string">
            <text:p>https://twitter.com/KelseyH59737905/status/1610961728640090113</text:p>
          </table:table-cell>
        </table:table-row>
        <table:table-row>
          <table:table-cell office:value="1578" office:value-type="float"/>
          <table:table-cell office:value-type="string">
            <text:p>Pattern 16</text:p>
          </table:table-cell>
          <table:table-cell office:value="0.12195407657570365" office:value-type="float"/>
          <table:table-cell office:value="0.41196670689450726" office:value-type="float"/>
          <table:table-cell office:value="0.873729860896452" office:value-type="float"/>
          <table:table-cell office:value-type="string">
            <text:p>input/data_formal_20240530-1342/meme/lmp_au_20230226T072900/0.jpg</text:p>
          </table:table-cell>
          <table:table-cell office:value-type="string">
            <text:p>https://twitter.com/lmp_au/status/1629745328336297987</text:p>
          </table:table-cell>
        </table:table-row>
        <table:table-row>
          <table:table-cell office:value="1579" office:value-type="float"/>
          <table:table-cell office:value-type="string">
            <text:p>Pattern 33</text:p>
          </table:table-cell>
          <table:table-cell office:value="0.17535620344577088" office:value-type="float"/>
          <table:table-cell office:value="0.2708520339371079" office:value-type="float"/>
          <table:table-cell office:value="0.8581341805388235" office:value-type="float"/>
          <table:table-cell office:value-type="string">
            <text:p>input/data_formal_20240530-1342/meme/LofarianVT_20230106T070941/0.jpg</text:p>
          </table:table-cell>
          <table:table-cell office:value-type="string">
            <text:p>https://twitter.com/LofarianVT/status/1611258685958799360</text:p>
          </table:table-cell>
        </table:table-row>
        <table:table-row>
          <table:table-cell office:value="1580" office:value-type="float"/>
          <table:table-cell office:value-type="string">
            <text:p>Pattern 15</text:p>
          </table:table-cell>
          <table:table-cell office:value="0.13301828657254117" office:value-type="float"/>
          <table:table-cell office:value="0.5555720628373682" office:value-type="float"/>
          <table:table-cell office:value="0.8627631142998105" office:value-type="float"/>
          <table:table-cell office:value-type="string">
            <text:p>input/data_formal_20240530-1342/meme/logiccirclein_20230105T102622/0.jpg</text:p>
          </table:table-cell>
          <table:table-cell office:value-type="string">
            <text:p>https://twitter.com/logiccirclein/status/1610945797859991554</text:p>
          </table:table-cell>
        </table:table-row>
        <table:table-row>
          <table:table-cell office:value="1581" office:value-type="float"/>
          <table:table-cell office:value-type="string">
            <text:p>Pattern 24</text:p>
          </table:table-cell>
          <table:table-cell office:value="0.14413822410611252" office:value-type="float"/>
          <table:table-cell office:value="0.4617825990837038" office:value-type="float"/>
          <table:table-cell office:value="4.726276256785901e-07" office:value-type="float"/>
          <table:table-cell office:value-type="string">
            <text:p>input/data_formal_20240530-1342/meme/LOLegendsMemes_20230206T132214/0.jpg</text:p>
          </table:table-cell>
          <table:table-cell office:value-type="string">
            <text:p>https://twitter.com/LOLegendsMemes/status/1622586466080620544</text:p>
          </table:table-cell>
        </table:table-row>
        <table:table-row>
          <table:table-cell office:value="1582" office:value-type="float"/>
          <table:table-cell office:value-type="string">
            <text:p>Pattern 24</text:p>
          </table:table-cell>
          <table:table-cell office:value="0.14413822410611252" office:value-type="float"/>
          <table:table-cell office:value="0.4617825990837038" office:value-type="float"/>
          <table:table-cell office:value="4.726276256785901e-07" office:value-type="float"/>
          <table:table-cell office:value-type="string">
            <text:p>input/data_formal_20240530-1342/meme/LOLegendsMemes_20230206T132215/0.jpg</text:p>
          </table:table-cell>
          <table:table-cell office:value-type="string">
            <text:p>https://twitter.com/LOLegendsMemes/status/1622586471101128704</text:p>
          </table:table-cell>
        </table:table-row>
        <table:table-row>
          <table:table-cell office:value="1583" office:value-type="float"/>
          <table:table-cell office:value-type="string">
            <text:p>Pattern 24</text:p>
          </table:table-cell>
          <table:table-cell office:value="0.14413822410611252" office:value-type="float"/>
          <table:table-cell office:value="0.4617825990837038" office:value-type="float"/>
          <table:table-cell office:value="4.726276256785901e-07" office:value-type="float"/>
          <table:table-cell office:value-type="string">
            <text:p>input/data_formal_20240530-1342/meme/LOLegendsMemes_20230206T132216/0.jpg</text:p>
          </table:table-cell>
          <table:table-cell office:value-type="string">
            <text:p>https://twitter.com/LOLegendsMemes/status/1622586475689742337</text:p>
          </table:table-cell>
        </table:table-row>
        <table:table-row>
          <table:table-cell office:value="1584" office:value-type="float"/>
          <table:table-cell office:value-type="string">
            <text:p>Pattern 4</text:p>
          </table:table-cell>
          <table:table-cell office:value="0.499064909934447" office:value-type="float"/>
          <table:table-cell office:value="0.3959124845539071" office:value-type="float"/>
          <table:table-cell office:value="0.5178572161212116" office:value-type="float"/>
          <table:table-cell office:value-type="string">
            <text:p>input/data_formal_20240530-1342/meme/LoLMemesBot_20221227T210018/0.jpg</text:p>
          </table:table-cell>
          <table:table-cell office:value-type="string">
            <text:p>https://twitter.com/love_bouboubou/status/1607881792605798411</text:p>
          </table:table-cell>
        </table:table-row>
        <table:table-row>
          <table:table-cell office:value="1585" office:value-type="float"/>
          <table:table-cell office:value-type="string">
            <text:p>Pattern 10</text:p>
          </table:table-cell>
          <table:table-cell office:value="0.18004644813909504" office:value-type="float"/>
          <table:table-cell office:value="0.2180175374328088" office:value-type="float"/>
          <table:table-cell office:value="0.8433612881976259" office:value-type="float"/>
          <table:table-cell office:value-type="string">
            <text:p>input/data_formal_20240530-1342/meme/LoLMemesBot_20221228T000003/0.jpg</text:p>
          </table:table-cell>
          <table:table-cell office:value-type="string">
            <text:p>https://twitter.com/IntrinsicGames/status/1607890932485046275</text:p>
          </table:table-cell>
        </table:table-row>
        <table:table-row>
          <table:table-cell office:value="1586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LoLMemesBot_20221228T020011/0.jpg</text:p>
          </table:table-cell>
          <table:table-cell office:value-type="string">
            <text:p>https://twitter.com/LOL_Art_Bot/status/1607920830494740480</text:p>
          </table:table-cell>
        </table:table-row>
        <table:table-row>
          <table:table-cell office:value="1587" office:value-type="float"/>
          <table:table-cell office:value-type="string">
            <text:p>Pattern 9</text:p>
          </table:table-cell>
          <table:table-cell office:value="0.176819100873836" office:value-type="float"/>
          <table:table-cell office:value="0.33103725964125774" office:value-type="float"/>
          <table:table-cell office:value="0.9109719709148345" office:value-type="float"/>
          <table:table-cell office:value-type="string">
            <text:p>input/data_formal_20240530-1342/meme/LoLMemesBot_20221228T040011/0.jpg</text:p>
          </table:table-cell>
          <table:table-cell office:value-type="string">
            <text:p>https://twitter.com/shilderi/status/1607951090464722944</text:p>
          </table:table-cell>
        </table:table-row>
        <table:table-row>
          <table:table-cell office:value="1588" office:value-type="float"/>
          <table:table-cell office:value-type="string">
            <text:p>Pattern 44</text:p>
          </table:table-cell>
          <table:table-cell office:value="0.10638587730872678" office:value-type="float"/>
          <table:table-cell office:value="0.3744369073515564" office:value-type="float"/>
          <table:table-cell office:value="0.9610692872678359" office:value-type="float"/>
          <table:table-cell office:value-type="string">
            <text:p>input/data_formal_20240530-1342/meme/LoLMemesBot_20221228T050010/0.jpg</text:p>
          </table:table-cell>
          <table:table-cell office:value-type="string">
            <text:p>https://twitter.com/toriboodang/status/1607993907933057024</text:p>
          </table:table-cell>
        </table:table-row>
        <table:table-row>
          <table:table-cell office:value="1589" office:value-type="float"/>
          <table:table-cell office:value-type="string">
            <text:p>Pattern 9</text:p>
          </table:table-cell>
          <table:table-cell office:value="0.11242311502737423" office:value-type="float"/>
          <table:table-cell office:value="0.40958851573027655" office:value-type="float"/>
          <table:table-cell office:value="0.9052324832990503" office:value-type="float"/>
          <table:table-cell office:value-type="string">
            <text:p>input/data_formal_20240530-1342/meme/LoLMemesBot_20230105T110002/0.jpg</text:p>
          </table:table-cell>
          <table:table-cell office:value-type="string">
            <text:p>https://twitter.com/LOL_Art_Bot/status/1610955830278381569</text:p>
          </table:table-cell>
        </table:table-row>
        <table:table-row>
          <table:table-cell office:value="1590" office:value-type="float"/>
          <table:table-cell office:value-type="string">
            <text:p>Pattern 9</text:p>
          </table:table-cell>
          <table:table-cell office:value="0.11242311502737423" office:value-type="float"/>
          <table:table-cell office:value="0.40958851573027655" office:value-type="float"/>
          <table:table-cell office:value="0.9052324832990503" office:value-type="float"/>
          <table:table-cell office:value-type="string">
            <text:p>input/data_formal_20240530-1342/meme/LoLMemesBot_20230106T050003/0.jpg</text:p>
          </table:table-cell>
          <table:table-cell office:value-type="string">
            <text:p>https://twitter.com/LOL_Art_Bot/status/1611227624113672192</text:p>
          </table:table-cell>
        </table:table-row>
        <table:table-row>
          <table:table-cell office:value="1591" office:value-type="float"/>
          <table:table-cell office:value-type="string">
            <text:p>Pattern 2</text:p>
          </table:table-cell>
          <table:table-cell office:value="0.24797731938639267" office:value-type="float"/>
          <table:table-cell office:value="0.25287037185868283" office:value-type="float"/>
          <table:table-cell office:value="0.9243586458395289" office:value-type="float"/>
          <table:table-cell office:value-type="string">
            <text:p>input/data_formal_20240530-1342/meme/LoLMemesBot_20230106T070008/0.jpg</text:p>
          </table:table-cell>
          <table:table-cell office:value-type="string">
            <text:p>https://twitter.com/ToffeeAitham/status/1611263638458826752</text:p>
          </table:table-cell>
        </table:table-row>
        <table:table-row>
          <table:table-cell office:value="1592" office:value-type="float"/>
          <table:table-cell office:value-type="string">
            <text:p>Pattern 22</text:p>
          </table:table-cell>
          <table:table-cell office:value="0.10454145822151675" office:value-type="float"/>
          <table:table-cell office:value="0.46531019220177444" office:value-type="float"/>
          <table:table-cell office:value="0.8139077517263629" office:value-type="float"/>
          <table:table-cell office:value-type="string">
            <text:p>input/data_formal_20240530-1342/meme/LoLMemesBot_20230111T220006/0.jpg</text:p>
          </table:table-cell>
          <table:table-cell office:value-type="string">
            <text:p>https://twitter.com/LOL_Art_Bot/status/1613296266716352514</text:p>
          </table:table-cell>
        </table:table-row>
        <table:table-row>
          <table:table-cell office:value="1593" office:value-type="float"/>
          <table:table-cell office:value-type="string">
            <text:p>Pattern 14</text:p>
          </table:table-cell>
          <table:table-cell office:value="0.13592481030251255" office:value-type="float"/>
          <table:table-cell office:value="0.2382747868968171" office:value-type="float"/>
          <table:table-cell office:value="0.8370505583220599" office:value-type="float"/>
          <table:table-cell office:value-type="string">
            <text:p>input/data_formal_20240530-1342/meme/LoLMemesBot_20230111T230008/0.jpg</text:p>
          </table:table-cell>
          <table:table-cell office:value-type="string">
            <text:p>https://twitter.com/LOL_Art_Bot/status/1613311419604140032</text:p>
          </table:table-cell>
        </table:table-row>
        <table:table-row>
          <table:table-cell office:value="1594" office:value-type="float"/>
          <table:table-cell office:value-type="string">
            <text:p>Pattern 22</text:p>
          </table:table-cell>
          <table:table-cell office:value="0.10478769636258697" office:value-type="float"/>
          <table:table-cell office:value="0.44331276064820546" office:value-type="float"/>
          <table:table-cell office:value="0.8532244042686239" office:value-type="float"/>
          <table:table-cell office:value-type="string">
            <text:p>input/data_formal_20240530-1342/meme/LoLMemesBot_20230112T000005/0.jpg</text:p>
          </table:table-cell>
          <table:table-cell office:value-type="string">
            <text:p>https://twitter.com/LOL_Art_Bot/status/1613326471111507968</text:p>
          </table:table-cell>
        </table:table-row>
        <table:table-row>
          <table:table-cell office:value="1595" office:value-type="float"/>
          <table:table-cell office:value-type="string">
            <text:p>Pattern 11</text:p>
          </table:table-cell>
          <table:table-cell office:value="0.04363013681839584" office:value-type="float"/>
          <table:table-cell office:value="0.5379172186591106" office:value-type="float"/>
          <table:table-cell office:value="0.8123378488592804" office:value-type="float"/>
          <table:table-cell office:value-type="string">
            <text:p>input/data_formal_20240530-1342/meme/LoLMemesBot_20230201T230012/0.jpg</text:p>
          </table:table-cell>
          <table:table-cell office:value-type="string">
            <text:p>https://twitter.com/LOL_Art_Bot/status/1620921495483457537</text:p>
          </table:table-cell>
        </table:table-row>
        <table:table-row>
          <table:table-cell office:value="1596" office:value-type="float"/>
          <table:table-cell office:value-type="string">
            <text:p>Pattern 9</text:p>
          </table:table-cell>
          <table:table-cell office:value="0.16847104495693727" office:value-type="float"/>
          <table:table-cell office:value="0.4401098139889054" office:value-type="float"/>
          <table:table-cell office:value="0.8528498761549456" office:value-type="float"/>
          <table:table-cell office:value-type="string">
            <text:p>input/data_formal_20240530-1342/meme/LoLMemesBot_20230202T000008/0.jpg</text:p>
          </table:table-cell>
          <table:table-cell office:value-type="string">
            <text:p>https://twitter.com/LOL_Art_Bot/status/1620936670873849856</text:p>
          </table:table-cell>
        </table:table-row>
        <table:table-row>
          <table:table-cell office:value="159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LoLMemesBot_20230202T010006/0.jpg</text:p>
          </table:table-cell>
          <table:table-cell office:value-type="string">
            <text:p>https://twitter.com/LOL_Art_Bot/status/1620951696007483393</text:p>
          </table:table-cell>
        </table:table-row>
        <table:table-row>
          <table:table-cell office:value="1598" office:value-type="float"/>
          <table:table-cell office:value-type="string">
            <text:p>Pattern 22</text:p>
          </table:table-cell>
          <table:table-cell office:value="0.1305427377967505" office:value-type="float"/>
          <table:table-cell office:value="0.4209511413860491" office:value-type="float"/>
          <table:table-cell office:value="0.9040720334761858" office:value-type="float"/>
          <table:table-cell office:value-type="string">
            <text:p>input/data_formal_20240530-1342/meme/LoLMemesBot_20230202T020035/0.jpg</text:p>
          </table:table-cell>
          <table:table-cell office:value-type="string">
            <text:p>https://twitter.com/LOL_Art_Bot/status/1620966795921211392</text:p>
          </table:table-cell>
        </table:table-row>
        <table:table-row>
          <table:table-cell office:value="1599" office:value-type="float"/>
          <table:table-cell office:value-type="string">
            <text:p>Pattern 11</text:p>
          </table:table-cell>
          <table:table-cell office:value="0.04363013681839584" office:value-type="float"/>
          <table:table-cell office:value="0.5379172186591106" office:value-type="float"/>
          <table:table-cell office:value="0.8123378488592804" office:value-type="float"/>
          <table:table-cell office:value-type="string">
            <text:p>input/data_formal_20240530-1342/meme/LoLMemesBot_20230205T130007/0.jpg</text:p>
          </table:table-cell>
          <table:table-cell office:value-type="string">
            <text:p>https://twitter.com/Stephen02998795/status/1622549807800930306</text:p>
          </table:table-cell>
        </table:table-row>
        <table:table-row>
          <table:table-cell office:value="1600" office:value-type="float"/>
          <table:table-cell office:value-type="string">
            <text:p>Pattern 11</text:p>
          </table:table-cell>
          <table:table-cell office:value="0.04363013681839584" office:value-type="float"/>
          <table:table-cell office:value="0.5379172186591106" office:value-type="float"/>
          <table:table-cell office:value="0.8123378488592804" office:value-type="float"/>
          <table:table-cell office:value-type="string">
            <text:p>input/data_formal_20240530-1342/meme/LoLMemesBot_20230206T130304/0.jpg</text:p>
          </table:table-cell>
          <table:table-cell office:value-type="string">
            <text:p>https://twitter.com/LOL_Art_Bot/status/1622582440656089089</text:p>
          </table:table-cell>
        </table:table-row>
        <table:table-row>
          <table:table-cell office:value="1601" office:value-type="float"/>
          <table:table-cell office:value-type="string">
            <text:p>Pattern 43</text:p>
          </table:table-cell>
          <table:table-cell office:value="0.09568805681501266" office:value-type="float"/>
          <table:table-cell office:value="0.4985063175812538" office:value-type="float"/>
          <table:table-cell office:value="0.8901002352668486" office:value-type="float"/>
          <table:table-cell office:value-type="string">
            <text:p>input/data_formal_20240530-1342/meme/LoLMemesBot_20230206T140012/0.jpg</text:p>
          </table:table-cell>
          <table:table-cell office:value-type="string">
            <text:p>https://twitter.com/LOL_Art_Bot/status/1622597539655458819</text:p>
          </table:table-cell>
        </table:table-row>
        <table:table-row>
          <table:table-cell office:value="1602" office:value-type="float"/>
          <table:table-cell office:value-type="string">
            <text:p>Pattern 19</text:p>
          </table:table-cell>
          <table:table-cell office:value="0.19130851408604715" office:value-type="float"/>
          <table:table-cell office:value="0.5730924975778614" office:value-type="float"/>
          <table:table-cell office:value="0.8733797792527963" office:value-type="float"/>
          <table:table-cell office:value-type="string">
            <text:p>input/data_formal_20240530-1342/meme/LoLMemesBot_20230206T150011/0.jpg</text:p>
          </table:table-cell>
          <table:table-cell office:value-type="string">
            <text:p>https://twitter.com/LOL_Art_Bot/status/1622612638952747010</text:p>
          </table:table-cell>
        </table:table-row>
        <table:table-row>
          <table:table-cell office:value="1603" office:value-type="float"/>
          <table:table-cell office:value-type="string">
            <text:p>Pattern 9</text:p>
          </table:table-cell>
          <table:table-cell office:value="0.1940248156254346" office:value-type="float"/>
          <table:table-cell office:value="0.258711446984662" office:value-type="float"/>
          <table:table-cell office:value="0.8586268673139275" office:value-type="float"/>
          <table:table-cell office:value-type="string">
            <text:p>input/data_formal_20240530-1342/meme/LoLMemesBot_20230206T160023/0.jpg</text:p>
          </table:table-cell>
          <table:table-cell office:value-type="string">
            <text:p>https://twitter.com/LOL_Art_Bot/status/1622627740703678466</text:p>
          </table:table-cell>
        </table:table-row>
        <table:table-row>
          <table:table-cell office:value="1604" office:value-type="float"/>
          <table:table-cell office:value-type="string">
            <text:p>Pattern 22</text:p>
          </table:table-cell>
          <table:table-cell office:value="0.24315043663497116" office:value-type="float"/>
          <table:table-cell office:value="0.2858598094798477" office:value-type="float"/>
          <table:table-cell office:value="0.9029909973965469" office:value-type="float"/>
          <table:table-cell office:value-type="string">
            <text:p>input/data_formal_20240530-1342/meme/LoLMemesBot_20230316T000006/0.jpg</text:p>
          </table:table-cell>
          <table:table-cell office:value-type="string">
            <text:p>https://twitter.com/LoLMemesBot/status/1636155340961067009</text:p>
          </table:table-cell>
        </table:table-row>
        <table:table-row>
          <table:table-cell office:value="1605" office:value-type="float"/>
          <table:table-cell office:value-type="string">
            <text:p>Pattern 22</text:p>
          </table:table-cell>
          <table:table-cell office:value="0.20655229901517774" office:value-type="float"/>
          <table:table-cell office:value="0.4704049228973085" office:value-type="float"/>
          <table:table-cell office:value="0.7947286439584827" office:value-type="float"/>
          <table:table-cell office:value-type="string">
            <text:p>input/data_formal_20240530-1342/meme/LoLMemesBot_20230316T020013/0.jpg</text:p>
          </table:table-cell>
          <table:table-cell office:value-type="string">
            <text:p>https://twitter.com/LOL_Art_Bot/status/1636187086477750272</text:p>
          </table:table-cell>
        </table:table-row>
        <table:table-row>
          <table:table-cell office:value="1606" office:value-type="float"/>
          <table:table-cell office:value-type="string">
            <text:p>Pattern 36</text:p>
          </table:table-cell>
          <table:table-cell office:value="0.15666884123743519" office:value-type="float"/>
          <table:table-cell office:value="0.16292557782577063" office:value-type="float"/>
          <table:table-cell office:value="0.878174455035952" office:value-type="float"/>
          <table:table-cell office:value-type="string">
            <text:p>input/data_formal_20240530-1342/meme/LOLzAlienz_20230103T190834/0.jpg</text:p>
          </table:table-cell>
          <table:table-cell office:value-type="string">
            <text:p>https://twitter.com/zmapCKiGdOL3tJK/status/1611237445890342913</text:p>
          </table:table-cell>
        </table:table-row>
        <table:table-row>
          <table:table-cell office:value="1607" office:value-type="float"/>
          <table:table-cell office:value-type="string">
            <text:p>Pattern 6</text:p>
          </table:table-cell>
          <table:table-cell office:value="0.13403382873302921" office:value-type="float"/>
          <table:table-cell office:value="0.1879989890233138" office:value-type="float"/>
          <table:table-cell office:value="0.8532941750986041" office:value-type="float"/>
          <table:table-cell office:value-type="string">
            <text:p>input/data_formal_20240530-1342/meme/LOLzAlienz_20230106T041043/0.jpg</text:p>
          </table:table-cell>
          <table:table-cell office:value-type="string">
            <text:p>https://twitter.com/LOLzAlienz/status/1611254191816859650</text:p>
          </table:table-cell>
        </table:table-row>
        <table:table-row>
          <table:table-cell office:value="1608" office:value-type="float"/>
          <table:table-cell office:value-type="string">
            <text:p>Pattern 19</text:p>
          </table:table-cell>
          <table:table-cell office:value="0.17077107182087548" office:value-type="float"/>
          <table:table-cell office:value="0.5754218203760473" office:value-type="float"/>
          <table:table-cell office:value="0.6651298165727758" office:value-type="float"/>
          <table:table-cell office:value-type="string">
            <text:p>input/data_formal_20240530-1342/meme/Loozy222_20230105T114907/0.jpg</text:p>
          </table:table-cell>
          <table:table-cell office:value-type="string">
            <text:p>https://twitter.com/Loozy222/status/1610966620687732736</text:p>
          </table:table-cell>
        </table:table-row>
        <table:table-row>
          <table:table-cell office:value="1609" office:value-type="float"/>
          <table:table-cell office:value-type="string">
            <text:p>Pattern 23</text:p>
          </table:table-cell>
          <table:table-cell office:value="0.08779465759294927" office:value-type="float"/>
          <table:table-cell office:value="0.7404480766603245" office:value-type="float"/>
          <table:table-cell office:value="0.7500995571151979" office:value-type="float"/>
          <table:table-cell office:value-type="string">
            <text:p>input/data_formal_20240530-1342/meme/LorraineMusicA_20230105T122832/0.jpg</text:p>
          </table:table-cell>
          <table:table-cell office:value-type="string">
            <text:p>https://twitter.com/LorraineMusicA/status/1610976542301249537</text:p>
          </table:table-cell>
        </table:table-row>
        <table:table-row>
          <table:table-cell office:value="1610" office:value-type="float"/>
          <table:table-cell office:value-type="string">
            <text:p>Pattern 2</text:p>
          </table:table-cell>
          <table:table-cell office:value="0.11200110281922823" office:value-type="float"/>
          <table:table-cell office:value="0.2914237378670395" office:value-type="float"/>
          <table:table-cell office:value="0.958395028332219" office:value-type="float"/>
          <table:table-cell office:value-type="string">
            <text:p>input/data_formal_20240530-1342/meme/LOTRCulture_20221228T000000/0.jpg</text:p>
          </table:table-cell>
          <table:table-cell office:value-type="string">
            <text:p>https://twitter.com/unsaidjatp_/status/1607952396214501378</text:p>
          </table:table-cell>
        </table:table-row>
        <table:table-row>
          <table:table-cell office:value="1611" office:value-type="float"/>
          <table:table-cell office:value-type="string">
            <text:p>Pattern 39</text:p>
          </table:table-cell>
          <table:table-cell office:value="0.1681105556774151" office:value-type="float"/>
          <table:table-cell office:value="0.25990434428279313" office:value-type="float"/>
          <table:table-cell office:value="0.8891225591384896" office:value-type="float"/>
          <table:table-cell office:value-type="string">
            <text:p>input/data_formal_20240530-1342/meme/LOTRCulture_20221228T040000/0.jpg</text:p>
          </table:table-cell>
          <table:table-cell office:value-type="string">
            <text:p>https://twitter.com/LOTRCulture/status/1607949460201512964</text:p>
          </table:table-cell>
        </table:table-row>
        <table:table-row>
          <table:table-cell office:value="1612" office:value-type="float"/>
          <table:table-cell office:value-type="string">
            <text:p>Pattern 39</text:p>
          </table:table-cell>
          <table:table-cell office:value="0.1350562964175432" office:value-type="float"/>
          <table:table-cell office:value="0.3054040452358422" office:value-type="float"/>
          <table:table-cell office:value="0.8670311380981749" office:value-type="float"/>
          <table:table-cell office:value-type="string">
            <text:p>input/data_formal_20240530-1342/meme/LOTRCulture_20221230T210030/0.jpg</text:p>
          </table:table-cell>
          <table:table-cell office:value-type="string">
            <text:p>https://twitter.com/801bikichan/status/1611221893968957442</text:p>
          </table:table-cell>
        </table:table-row>
        <table:table-row>
          <table:table-cell office:value="1613" office:value-type="float"/>
          <table:table-cell office:value-type="string">
            <text:p>Pattern 2</text:p>
          </table:table-cell>
          <table:table-cell office:value="0.10634899168647696" office:value-type="float"/>
          <table:table-cell office:value="0.334320045543126" office:value-type="float"/>
          <table:table-cell office:value="0.8985691722241216" office:value-type="float"/>
          <table:table-cell office:value-type="string">
            <text:p>input/data_formal_20240530-1342/meme/LOTRCulture_20230104T160033/0.jpg</text:p>
          </table:table-cell>
          <table:table-cell office:value-type="string">
            <text:p>https://twitter.com/CarlMGrant1/status/1610946902971015176</text:p>
          </table:table-cell>
        </table:table-row>
        <table:table-row>
          <table:table-cell office:value="1614" office:value-type="float"/>
          <table:table-cell office:value-type="string">
            <text:p>Pattern 44</text:p>
          </table:table-cell>
          <table:table-cell office:value="0.07252789421098876" office:value-type="float"/>
          <table:table-cell office:value="0.3260357555042488" office:value-type="float"/>
          <table:table-cell office:value="0.8878479203544761" office:value-type="float"/>
          <table:table-cell office:value-type="string">
            <text:p>input/data_formal_20240530-1342/meme/LOTRCulture_20230106T040000/0.jpg</text:p>
          </table:table-cell>
          <table:table-cell office:value-type="string">
            <text:p>https://twitter.com/AnlocWolfgate/status/1611224681960570880</text:p>
          </table:table-cell>
        </table:table-row>
        <table:table-row>
          <table:table-cell office:value="1615" office:value-type="float"/>
          <table:table-cell office:value-type="string">
            <text:p>Pattern 44</text:p>
          </table:table-cell>
          <table:table-cell office:value="0.16772920489004411" office:value-type="float"/>
          <table:table-cell office:value="0.3001779777670846" office:value-type="float"/>
          <table:table-cell office:value="0.8517041602520482" office:value-type="float"/>
          <table:table-cell office:value-type="string">
            <text:p>input/data_formal_20240530-1342/meme/LOTRCulture_20230112T000031/0.jpg</text:p>
          </table:table-cell>
          <table:table-cell office:value-type="string">
            <text:p>https://twitter.com/LOTRCulture/status/1613325009971200001</text:p>
          </table:table-cell>
        </table:table-row>
        <table:table-row>
          <table:table-cell office:value="1616" office:value-type="float"/>
          <table:table-cell office:value-type="string">
            <text:p>Pattern 37</text:p>
          </table:table-cell>
          <table:table-cell office:value="0.13356275312193805" office:value-type="float"/>
          <table:table-cell office:value="0.22438170068897745" office:value-type="float"/>
          <table:table-cell office:value="0.9411663959078937" office:value-type="float"/>
          <table:table-cell office:value-type="string">
            <text:p>input/data_formal_20240530-1342/meme/LOTRCulture_20230202T000000/0.jpg</text:p>
          </table:table-cell>
          <table:table-cell office:value-type="string">
            <text:p>https://twitter.com/LOTRCulture/status/1620935026111283201</text:p>
          </table:table-cell>
        </table:table-row>
        <table:table-row>
          <table:table-cell office:value="1617" office:value-type="float"/>
          <table:table-cell office:value-type="string">
            <text:p>Pattern 44</text:p>
          </table:table-cell>
          <table:table-cell office:value="0.08141206312729785" office:value-type="float"/>
          <table:table-cell office:value="0.22881356249331913" office:value-type="float"/>
          <table:table-cell office:value="0.8589145303842629" office:value-type="float"/>
          <table:table-cell office:value-type="string">
            <text:p>input/data_formal_20240530-1342/meme/LOTRCulture_20230202T040000/0.jpg</text:p>
          </table:table-cell>
          <table:table-cell office:value-type="string">
            <text:p>https://twitter.com/LOTRCulture/status/1620995426588692489</text:p>
          </table:table-cell>
        </table:table-row>
        <table:table-row>
          <table:table-cell office:value="1618" office:value-type="float"/>
          <table:table-cell office:value-type="string">
            <text:p>Pattern 29</text:p>
          </table:table-cell>
          <table:table-cell office:value="0.1426814083253883" office:value-type="float"/>
          <table:table-cell office:value="0.2783421086672978" office:value-type="float"/>
          <table:table-cell office:value="0.8621994260589935" office:value-type="float"/>
          <table:table-cell office:value-type="string">
            <text:p>input/data_formal_20240530-1342/meme/LOTRCulture_20230206T160000/0.jpg</text:p>
          </table:table-cell>
          <table:table-cell office:value-type="string">
            <text:p>https://twitter.com/LOTRCulture/status/1622626169458679808</text:p>
          </table:table-cell>
        </table:table-row>
        <table:table-row>
          <table:table-cell office:value="1619" office:value-type="float"/>
          <table:table-cell office:value-type="string">
            <text:p>Pattern 6</text:p>
          </table:table-cell>
          <table:table-cell office:value="0.1700997536595007" office:value-type="float"/>
          <table:table-cell office:value="0.3033830359499555" office:value-type="float"/>
          <table:table-cell office:value="0.8884983342548765" office:value-type="float"/>
          <table:table-cell office:value-type="string">
            <text:p>input/data_formal_20240530-1342/meme/LOTRCulture_20230316T000000/0.jpg</text:p>
          </table:table-cell>
          <table:table-cell office:value-type="string">
            <text:p>https://twitter.com/LOTRCulture/status/1636155316462026755</text:p>
          </table:table-cell>
        </table:table-row>
        <table:table-row>
          <table:table-cell office:value="1620" office:value-type="float"/>
          <table:table-cell office:value-type="string">
            <text:p>Pattern 2</text:p>
          </table:table-cell>
          <table:table-cell office:value="0.11887423601009944" office:value-type="float"/>
          <table:table-cell office:value="0.2750760446029962" office:value-type="float"/>
          <table:table-cell office:value="0.8683880880658459" office:value-type="float"/>
          <table:table-cell office:value-type="string">
            <text:p>input/data_formal_20240530-1342/meme/LOTRCulture_20230323T040000/0.jpg</text:p>
          </table:table-cell>
          <table:table-cell office:value-type="string">
            <text:p>https://twitter.com/LOTRCulture/status/1638752429830438912</text:p>
          </table:table-cell>
        </table:table-row>
        <table:table-row>
          <table:table-cell office:value="1621" office:value-type="float"/>
          <table:table-cell office:value-type="string">
            <text:p>Pattern 45</text:p>
          </table:table-cell>
          <table:table-cell office:value="0.2501037968627608" office:value-type="float"/>
          <table:table-cell office:value="0.562760530429652" office:value-type="float"/>
          <table:table-cell office:value="0.9052224390572238" office:value-type="float"/>
          <table:table-cell office:value-type="string">
            <text:p>input/data_formal_20240530-1342/meme/LoveCryptoMemes_20230206T150200/0.jpg</text:p>
          </table:table-cell>
          <table:table-cell office:value-type="string">
            <text:p>https://twitter.com/LoveCryptoMemes/status/1622611572769325056</text:p>
          </table:table-cell>
        </table:table-row>
        <table:table-row>
          <table:table-cell office:value="1622" office:value-type="float"/>
          <table:table-cell office:value-type="string">
            <text:p>Pattern 3</text:p>
          </table:table-cell>
          <table:table-cell office:value="0.16187079491494888" office:value-type="float"/>
          <table:table-cell office:value="0.420118310658033" office:value-type="float"/>
          <table:table-cell office:value="0.8999785619111768" office:value-type="float"/>
          <table:table-cell office:value-type="string">
            <text:p>input/data_formal_20240530-1342/meme/lovetolieeeee_20230105T123317/0.jpg</text:p>
          </table:table-cell>
          <table:table-cell office:value-type="string">
            <text:p>https://twitter.com/lovetolieeeee/status/1610977738307047430</text:p>
          </table:table-cell>
        </table:table-row>
        <table:table-row>
          <table:table-cell office:value="1623" office:value-type="float"/>
          <table:table-cell office:value-type="string">
            <text:p>Pattern 23</text:p>
          </table:table-cell>
          <table:table-cell office:value="0.11938850171733947" office:value-type="float"/>
          <table:table-cell office:value="0.7837504693121293" office:value-type="float"/>
          <table:table-cell office:value="0.6918718089671538" office:value-type="float"/>
          <table:table-cell office:value-type="string">
            <text:p>input/data_formal_20240530-1342/meme/lpuuniversity_20230106T082003/0.jpg</text:p>
          </table:table-cell>
          <table:table-cell office:value-type="string">
            <text:p>https://twitter.com/lpuuniversity/status/1611276397816983552</text:p>
          </table:table-cell>
        </table:table-row>
        <table:table-row>
          <table:table-cell office:value="1624" office:value-type="float"/>
          <table:table-cell office:value-type="string">
            <text:p>Pattern 23</text:p>
          </table:table-cell>
          <table:table-cell office:value="0.07201358706973646" office:value-type="float"/>
          <table:table-cell office:value="0.7582853588642495" office:value-type="float"/>
          <table:table-cell office:value="0.7010875782242009" office:value-type="float"/>
          <table:table-cell office:value-type="string">
            <text:p>input/data_formal_20240530-1342/meme/lpuuniversity_20230106T082003/1.jpg</text:p>
          </table:table-cell>
          <table:table-cell office:value-type="string">
            <text:p>https://twitter.com/lpuuniversity/status/1611276397816983552</text:p>
          </table:table-cell>
        </table:table-row>
        <table:table-row>
          <table:table-cell office:value="1625" office:value-type="float"/>
          <table:table-cell office:value-type="string">
            <text:p>Pattern 23</text:p>
          </table:table-cell>
          <table:table-cell office:value="0.16236948310597124" office:value-type="float"/>
          <table:table-cell office:value="0.7125296299821808" office:value-type="float"/>
          <table:table-cell office:value="0.6631756190236127" office:value-type="float"/>
          <table:table-cell office:value-type="string">
            <text:p>input/data_formal_20240530-1342/meme/lpuuniversity_20230106T082003/2.jpg</text:p>
          </table:table-cell>
          <table:table-cell office:value-type="string">
            <text:p>https://twitter.com/lpuuniversity/status/1611276397816983552</text:p>
          </table:table-cell>
        </table:table-row>
        <table:table-row>
          <table:table-cell office:value="1626" office:value-type="float"/>
          <table:table-cell office:value-type="string">
            <text:p>Pattern 23</text:p>
          </table:table-cell>
          <table:table-cell office:value="0.06410449483393899" office:value-type="float"/>
          <table:table-cell office:value="0.8433036708512451" office:value-type="float"/>
          <table:table-cell office:value="0.7279809532993214" office:value-type="float"/>
          <table:table-cell office:value-type="string">
            <text:p>input/data_formal_20240530-1342/meme/lpuuniversity_20230106T082003/3.jpg</text:p>
          </table:table-cell>
          <table:table-cell office:value-type="string">
            <text:p>https://twitter.com/lpuuniversity/status/1611276397816983552</text:p>
          </table:table-cell>
        </table:table-row>
        <table:table-row>
          <table:table-cell office:value="1627" office:value-type="float"/>
          <table:table-cell office:value-type="string">
            <text:p>Pattern 22</text:p>
          </table:table-cell>
          <table:table-cell office:value="0.11709806076799026" office:value-type="float"/>
          <table:table-cell office:value="0.5465486186391252" office:value-type="float"/>
          <table:table-cell office:value="0.8020990115861961" office:value-type="float"/>
          <table:table-cell office:value-type="string">
            <text:p>input/data_formal_20240530-1342/meme/ludogaint_20230202T054020/0.jpg</text:p>
          </table:table-cell>
          <table:table-cell office:value-type="string">
            <text:p>https://twitter.com/ludogaint/status/1621020675308949504</text:p>
          </table:table-cell>
        </table:table-row>
        <table:table-row>
          <table:table-cell office:value="1628" office:value-type="float"/>
          <table:table-cell office:value-type="string">
            <text:p>Pattern 13</text:p>
          </table:table-cell>
          <table:table-cell office:value="0.1067401607195966" office:value-type="float"/>
          <table:table-cell office:value="0.4549795057178828" office:value-type="float"/>
          <table:table-cell office:value="0.8698790758855598" office:value-type="float"/>
          <table:table-cell office:value-type="string">
            <text:p>input/data_formal_20240530-1342/meme/lukas_canario_20221228T060116/0.jpg</text:p>
          </table:table-cell>
          <table:table-cell office:value-type="string">
            <text:p>https://twitter.com/lukas_canario/status/1607979979274424320</text:p>
          </table:table-cell>
        </table:table-row>
        <table:table-row>
          <table:table-cell office:value="1629" office:value-type="float"/>
          <table:table-cell office:value-type="string">
            <text:p>Pattern 3</text:p>
          </table:table-cell>
          <table:table-cell office:value="0.08949870774904847" office:value-type="float"/>
          <table:table-cell office:value="0.528944560937497" office:value-type="float"/>
          <table:table-cell office:value="0.8453849904204511" office:value-type="float"/>
          <table:table-cell office:value-type="string">
            <text:p>input/data_formal_20240530-1342/meme/Lunasarry_20230206T120209/0.jpg</text:p>
          </table:table-cell>
          <table:table-cell office:value-type="string">
            <text:p>https://twitter.com/Lunasarry/status/1622566312328167425</text:p>
          </table:table-cell>
        </table:table-row>
        <table:table-row>
          <table:table-cell office:value="1630" office:value-type="float"/>
          <table:table-cell office:value-type="string">
            <text:p>Pattern 3</text:p>
          </table:table-cell>
          <table:table-cell office:value="0.19598056300731515" office:value-type="float"/>
          <table:table-cell office:value="0.5102625461942333" office:value-type="float"/>
          <table:table-cell office:value="0.8659050287116513" office:value-type="float"/>
          <table:table-cell office:value-type="string">
            <text:p>input/data_formal_20240530-1342/meme/LyeKwok_20230111T233033/0.jpg</text:p>
          </table:table-cell>
          <table:table-cell office:value-type="string">
            <text:p>https://twitter.com/LyeKwok/status/1613317469728542720</text:p>
          </table:table-cell>
        </table:table-row>
        <table:table-row>
          <table:table-cell office:value="1631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LyrehsUpsocampo_20230206T153959/0.jpg</text:p>
          </table:table-cell>
          <table:table-cell office:value-type="string">
            <text:p>https://twitter.com/LyrehsUpsocampo/status/1622621132074668032</text:p>
          </table:table-cell>
        </table:table-row>
        <table:table-row>
          <table:table-cell office:value="1632" office:value-type="float"/>
          <table:table-cell office:value-type="string">
            <text:p>Pattern 22</text:p>
          </table:table-cell>
          <table:table-cell office:value="0.14250219647310508" office:value-type="float"/>
          <table:table-cell office:value="0.358083680855127" office:value-type="float"/>
          <table:table-cell office:value="0.8067491011773273" office:value-type="float"/>
          <table:table-cell office:value-type="string">
            <text:p>input/data_formal_20240530-1342/meme/Mad4FunGames_20230206T114259/0.jpg</text:p>
          </table:table-cell>
          <table:table-cell office:value-type="string">
            <text:p>https://twitter.com/Mad4FunGames/status/1622561487511515142</text:p>
          </table:table-cell>
        </table:table-row>
        <table:table-row>
          <table:table-cell office:value="1633" office:value-type="float"/>
          <table:table-cell office:value-type="string">
            <text:p>Pattern 6</text:p>
          </table:table-cell>
          <table:table-cell office:value="0.08355273665765203" office:value-type="float"/>
          <table:table-cell office:value="0.1586201129220989" office:value-type="float"/>
          <table:table-cell office:value="0.8911130693685863" office:value-type="float"/>
          <table:table-cell office:value-type="string">
            <text:p>input/data_formal_20240530-1342/meme/madameloho_20230202T050016/0.jpg</text:p>
          </table:table-cell>
          <table:table-cell office:value-type="string">
            <text:p>https://twitter.com/madameloho/status/1621010590838976515</text:p>
          </table:table-cell>
        </table:table-row>
        <table:table-row>
          <table:table-cell office:value="1634" office:value-type="float"/>
          <table:table-cell office:value-type="string">
            <text:p>Pattern 6</text:p>
          </table:table-cell>
          <table:table-cell office:value="0.23440757822719574" office:value-type="float"/>
          <table:table-cell office:value="0.22216081787909334" office:value-type="float"/>
          <table:table-cell office:value="0.9096679447676254" office:value-type="float"/>
          <table:table-cell office:value-type="string">
            <text:p>input/data_formal_20240530-1342/meme/madameloho_20230202T050300/0.jpg</text:p>
          </table:table-cell>
          <table:table-cell office:value-type="string">
            <text:p>https://twitter.com/madameloho/status/1621011278235041792</text:p>
          </table:table-cell>
        </table:table-row>
        <table:table-row>
          <table:table-cell office:value="1635" office:value-type="float"/>
          <table:table-cell office:value-type="string">
            <text:p>Pattern 3</text:p>
          </table:table-cell>
          <table:table-cell office:value="0.12402394203433659" office:value-type="float"/>
          <table:table-cell office:value="0.49318704293747695" office:value-type="float"/>
          <table:table-cell office:value="0.9013727800727078" office:value-type="float"/>
          <table:table-cell office:value-type="string">
            <text:p>input/data_formal_20240530-1342/meme/MadaraU1234567_20221228T055253/0.jpg</text:p>
          </table:table-cell>
          <table:table-cell office:value-type="string">
            <text:p>https://twitter.com/MadaraU1234567/status/1607977868180717569</text:p>
          </table:table-cell>
        </table:table-row>
        <table:table-row>
          <table:table-cell office:value="1636" office:value-type="float"/>
          <table:table-cell office:value-type="string">
            <text:p>Pattern 43</text:p>
          </table:table-cell>
          <table:table-cell office:value="0.09720654112268548" office:value-type="float"/>
          <table:table-cell office:value="0.6396268806024276" office:value-type="float"/>
          <table:table-cell office:value="0.7751378202778905" office:value-type="float"/>
          <table:table-cell office:value-type="string">
            <text:p>input/data_formal_20240530-1342/meme/majharkhan_20230111T025410/0.jpg</text:p>
          </table:table-cell>
          <table:table-cell office:value-type="string">
            <text:p>https://twitter.com/SMM_News_Feed/status/1613012255339352065</text:p>
          </table:table-cell>
        </table:table-row>
        <table:table-row>
          <table:table-cell office:value="163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akamsriharshi1_20230315T235747/0.jpg</text:p>
          </table:table-cell>
          <table:table-cell office:value-type="string">
            <text:p>https://twitter.com/makamsriharshi1/status/1636154759781707777</text:p>
          </table:table-cell>
        </table:table-row>
        <table:table-row>
          <table:table-cell office:value="1638" office:value-type="float"/>
          <table:table-cell office:value-type="string">
            <text:p>Pattern 2</text:p>
          </table:table-cell>
          <table:table-cell office:value="0.11412919402028529" office:value-type="float"/>
          <table:table-cell office:value="0.2769895108034072" office:value-type="float"/>
          <table:table-cell office:value="0.8703773892232621" office:value-type="float"/>
          <table:table-cell office:value-type="string">
            <text:p>input/data_formal_20240530-1342/meme/Make70sGreat_20230212T135048/0.jpg</text:p>
          </table:table-cell>
          <table:table-cell office:value-type="string">
            <text:p>https://twitter.com/TomasMa16498730/status/1624811089375506433</text:p>
          </table:table-cell>
        </table:table-row>
        <table:table-row>
          <table:table-cell office:value="1639" office:value-type="float"/>
          <table:table-cell office:value-type="string">
            <text:p>Pattern 3</text:p>
          </table:table-cell>
          <table:table-cell office:value="0.13776784731811403" office:value-type="float"/>
          <table:table-cell office:value="0.5291247798537527" office:value-type="float"/>
          <table:table-cell office:value="0.8952782678397458" office:value-type="float"/>
          <table:table-cell office:value-type="string">
            <text:p>input/data_formal_20240530-1342/meme/MaltsevVassili_20230315T203156/0.jpg</text:p>
          </table:table-cell>
          <table:table-cell office:value-type="string">
            <text:p>https://twitter.com/MaltsevVassili/status/1636102954670526464</text:p>
          </table:table-cell>
        </table:table-row>
        <table:table-row>
          <table:table-cell office:value="1640" office:value-type="float"/>
          <table:table-cell office:value-type="string">
            <text:p>Pattern 9</text:p>
          </table:table-cell>
          <table:table-cell office:value="0.24341426760889134" office:value-type="float"/>
          <table:table-cell office:value="0.40581676566045854" office:value-type="float"/>
          <table:table-cell office:value="0.9157936650489266" office:value-type="float"/>
          <table:table-cell office:value-type="string">
            <text:p>input/data_formal_20240530-1342/meme/MamaYah6_20230206T144942/0.jpg</text:p>
          </table:table-cell>
          <table:table-cell office:value-type="string">
            <text:p>https://twitter.com/MamaYah6/status/1622608478379573255</text:p>
          </table:table-cell>
        </table:table-row>
        <table:table-row>
          <table:table-cell office:value="1641" office:value-type="float"/>
          <table:table-cell office:value-type="string">
            <text:p>Pattern 13</text:p>
          </table:table-cell>
          <table:table-cell office:value="0.16438966464697036" office:value-type="float"/>
          <table:table-cell office:value="0.361480754938421" office:value-type="float"/>
          <table:table-cell office:value="0.9057321338416676" office:value-type="float"/>
          <table:table-cell office:value-type="string">
            <text:p>input/data_formal_20240530-1342/meme/ManatAleyah_20221228T031557/0.jpg</text:p>
          </table:table-cell>
          <table:table-cell office:value-type="string">
            <text:p>https://twitter.com/ManatAleyah/status/1607938374278742017</text:p>
          </table:table-cell>
        </table:table-row>
        <table:table-row>
          <table:table-cell office:value="1642" office:value-type="float"/>
          <table:table-cell office:value-type="string">
            <text:p>Pattern 19</text:p>
          </table:table-cell>
          <table:table-cell office:value="0.25759426667744734" office:value-type="float"/>
          <table:table-cell office:value="0.6643196788221303" office:value-type="float"/>
          <table:table-cell office:value="0.7657366087500832" office:value-type="float"/>
          <table:table-cell office:value-type="string">
            <text:p>input/data_formal_20240530-1342/meme/manlikestate_20230206T123652/0.jpg</text:p>
          </table:table-cell>
          <table:table-cell office:value-type="string">
            <text:p>https://twitter.com/manlikestate/status/1622575051697528834</text:p>
          </table:table-cell>
        </table:table-row>
        <table:table-row>
          <table:table-cell office:value="1643" office:value-type="float"/>
          <table:table-cell office:value-type="string">
            <text:p>Pattern 14</text:p>
          </table:table-cell>
          <table:table-cell office:value="0.20896095495588413" office:value-type="float"/>
          <table:table-cell office:value="0.35089203900329174" office:value-type="float"/>
          <table:table-cell office:value="0.8755657029471366" office:value-type="float"/>
          <table:table-cell office:value-type="string">
            <text:p>input/data_formal_20240530-1342/meme/MaritimeStreamr_20230108T190622/0.jpg</text:p>
          </table:table-cell>
          <table:table-cell office:value-type="string">
            <text:p>https://twitter.com/TGtsby/status/1613303444315463681</text:p>
          </table:table-cell>
        </table:table-row>
        <table:table-row>
          <table:table-cell office:value="1644" office:value-type="float"/>
          <table:table-cell office:value-type="string">
            <text:p>Pattern 4</text:p>
          </table:table-cell>
          <table:table-cell office:value="0.499064909934447" office:value-type="float"/>
          <table:table-cell office:value="0.3959124845539071" office:value-type="float"/>
          <table:table-cell office:value="0.5178572161212116" office:value-type="float"/>
          <table:table-cell office:value-type="string">
            <text:p>input/data_formal_20240530-1342/meme/Marvin_Inu_20230201T180847/0.jpg</text:p>
          </table:table-cell>
          <table:table-cell office:value-type="string">
            <text:p>https://twitter.com/0VxtupgxkUe2fWY/status/1620989340439678976</text:p>
          </table:table-cell>
        </table:table-row>
        <table:table-row>
          <table:table-cell office:value="1645" office:value-type="float"/>
          <table:table-cell office:value-type="string">
            <text:p>Pattern 45</text:p>
          </table:table-cell>
          <table:table-cell office:value="0.15669625956398972" office:value-type="float"/>
          <table:table-cell office:value="0.5209382082021071" office:value-type="float"/>
          <table:table-cell office:value="0.8285670016824449" office:value-type="float"/>
          <table:table-cell office:value-type="string">
            <text:p>input/data_formal_20240530-1342/meme/Marvin_Inu_20230322T182300/0.jpg</text:p>
          </table:table-cell>
          <table:table-cell office:value-type="string">
            <text:p>https://twitter.com/MarvinInuAngel/status/1638665985535164419</text:p>
          </table:table-cell>
        </table:table-row>
        <table:table-row>
          <table:table-cell office:value="1646" office:value-type="float"/>
          <table:table-cell office:value-type="string">
            <text:p>Pattern 42</text:p>
          </table:table-cell>
          <table:table-cell office:value="0.185797228772329" office:value-type="float"/>
          <table:table-cell office:value="0.4512573710844008" office:value-type="float"/>
          <table:table-cell office:value="0.9338842578348725" office:value-type="float"/>
          <table:table-cell office:value-type="string">
            <text:p>input/data_formal_20240530-1342/meme/MarvinToken_20230201T062141/0.jpg</text:p>
          </table:table-cell>
          <table:table-cell office:value-type="string">
            <text:p>https://twitter.com/yourjjewin/status/1621023045887610880</text:p>
          </table:table-cell>
        </table:table-row>
        <table:table-row>
          <table:table-cell office:value="1647" office:value-type="float"/>
          <table:table-cell office:value-type="string">
            <text:p>Pattern 26</text:p>
          </table:table-cell>
          <table:table-cell office:value="0.1522020746595314" office:value-type="float"/>
          <table:table-cell office:value="0.4728220549049018" office:value-type="float"/>
          <table:table-cell office:value="0.89408215490075" office:value-type="float"/>
          <table:table-cell office:value-type="string">
            <text:p>input/data_formal_20240530-1342/meme/mat_dehl_20221227T023553/0.jpg</text:p>
          </table:table-cell>
          <table:table-cell office:value-type="string">
            <text:p>https://twitter.com/FRCretweets/status/1607929847623614466</text:p>
          </table:table-cell>
        </table:table-row>
        <table:table-row>
          <table:table-cell office:value="1648" office:value-type="float"/>
          <table:table-cell office:value-type="string">
            <text:p>Pattern 30</text:p>
          </table:table-cell>
          <table:table-cell office:value="0.15190324009103662" office:value-type="float"/>
          <table:table-cell office:value="0.3551084012376987" office:value-type="float"/>
          <table:table-cell office:value="0.9299051477316539" office:value-type="float"/>
          <table:table-cell office:value-type="string">
            <text:p>input/data_formal_20240530-1342/meme/MashaThaMenace_20230202T020615/0.jpg</text:p>
          </table:table-cell>
          <table:table-cell office:value-type="string">
            <text:p>https://twitter.com/MashaThaMenace/status/1620966797913776129</text:p>
          </table:table-cell>
        </table:table-row>
        <table:table-row>
          <table:table-cell office:value="1649" office:value-type="float"/>
          <table:table-cell office:value-type="string">
            <text:p>Pattern 19</text:p>
          </table:table-cell>
          <table:table-cell office:value="0.2141483184529564" office:value-type="float"/>
          <table:table-cell office:value="0.4897857741503261" office:value-type="float"/>
          <table:table-cell office:value="0.8642806899873141" office:value-type="float"/>
          <table:table-cell office:value-type="string">
            <text:p>input/data_formal_20240530-1342/meme/mchii0_20221223T055720/0.jpg</text:p>
          </table:table-cell>
          <table:table-cell office:value-type="string">
            <text:p>https://twitter.com/izzy_naniii/status/1607981382646759425</text:p>
          </table:table-cell>
        </table:table-row>
        <table:table-row>
          <table:table-cell office:value="1650" office:value-type="float"/>
          <table:table-cell office:value-type="string">
            <text:p>Pattern 3</text:p>
          </table:table-cell>
          <table:table-cell office:value="0.14187819882964314" office:value-type="float"/>
          <table:table-cell office:value="0.52458739028423" office:value-type="float"/>
          <table:table-cell office:value="0.8714899045612089" office:value-type="float"/>
          <table:table-cell office:value-type="string">
            <text:p>input/data_formal_20240530-1342/meme/MdShoponkibria_20230105T165222/0.jpg</text:p>
          </table:table-cell>
          <table:table-cell office:value-type="string">
            <text:p>https://twitter.com/MdShoponkibria/status/1611042937013665792</text:p>
          </table:table-cell>
        </table:table-row>
        <table:table-row>
          <table:table-cell office:value="1651" office:value-type="float"/>
          <table:table-cell office:value-type="string">
            <text:p>Pattern 26</text:p>
          </table:table-cell>
          <table:table-cell office:value="0.20813230516897274" office:value-type="float"/>
          <table:table-cell office:value="0.7537955304667883" office:value-type="float"/>
          <table:table-cell office:value="0.8049578077533938" office:value-type="float"/>
          <table:table-cell office:value-type="string">
            <text:p>input/data_formal_20240530-1342/meme/MeDigit_20230206T113007/0.jpg</text:p>
          </table:table-cell>
          <table:table-cell office:value-type="string">
            <text:p>https://twitter.com/MeDigit/status/1622558252125806594</text:p>
          </table:table-cell>
        </table:table-row>
        <table:table-row>
          <table:table-cell office:value="1652" office:value-type="float"/>
          <table:table-cell office:value-type="string">
            <text:p>Pattern 43</text:p>
          </table:table-cell>
          <table:table-cell office:value="0.07060853136820003" office:value-type="float"/>
          <table:table-cell office:value="0.4293324419424495" office:value-type="float"/>
          <table:table-cell office:value="0.7529471971030962" office:value-type="float"/>
          <table:table-cell office:value-type="string">
            <text:p>input/data_formal_20240530-1342/meme/MeghalayaBetter_20221202T103000/0.jpg</text:p>
          </table:table-cell>
          <table:table-cell office:value-type="string">
            <text:p>https://twitter.com/rmlBy1/status/1610978695795314691</text:p>
          </table:table-cell>
        </table:table-row>
        <table:table-row>
          <table:table-cell office:value="1653" office:value-type="float"/>
          <table:table-cell office:value-type="string">
            <text:p>Pattern 43</text:p>
          </table:table-cell>
          <table:table-cell office:value="0.06607585340785885" office:value-type="float"/>
          <table:table-cell office:value="0.4370207386271494" office:value-type="float"/>
          <table:table-cell office:value="0.8270625989697142" office:value-type="float"/>
          <table:table-cell office:value-type="string">
            <text:p>input/data_formal_20240530-1342/meme/MeghalayaBetter_20221203T064036/0.jpg</text:p>
          </table:table-cell>
          <table:table-cell office:value-type="string">
            <text:p>https://twitter.com/rmlBy1/status/1610978670000365568</text:p>
          </table:table-cell>
        </table:table-row>
        <table:table-row>
          <table:table-cell office:value="1654" office:value-type="float"/>
          <table:table-cell office:value-type="string">
            <text:p>Pattern 43</text:p>
          </table:table-cell>
          <table:table-cell office:value="0.1324635330897345" office:value-type="float"/>
          <table:table-cell office:value="0.5370115571332098" office:value-type="float"/>
          <table:table-cell office:value="0.6563630083266224" office:value-type="float"/>
          <table:table-cell office:value-type="string">
            <text:p>input/data_formal_20240530-1342/meme/MeghalayaBetter_20221204T063000/0.jpg</text:p>
          </table:table-cell>
          <table:table-cell office:value-type="string">
            <text:p>https://twitter.com/rmlBy1/status/1610978634055176199</text:p>
          </table:table-cell>
        </table:table-row>
        <table:table-row>
          <table:table-cell office:value="1655" office:value-type="float"/>
          <table:table-cell office:value-type="string">
            <text:p>Pattern 43</text:p>
          </table:table-cell>
          <table:table-cell office:value="0.1521608896195188" office:value-type="float"/>
          <table:table-cell office:value="0.7324602594541212" office:value-type="float"/>
          <table:table-cell office:value="0.8393968624709732" office:value-type="float"/>
          <table:table-cell office:value-type="string">
            <text:p>input/data_formal_20240530-1342/meme/MeghalayaBetter_20221205T063000/0.jpg</text:p>
          </table:table-cell>
          <table:table-cell office:value-type="string">
            <text:p>https://twitter.com/rmlBy1/status/1610978598785265664</text:p>
          </table:table-cell>
        </table:table-row>
        <table:table-row>
          <table:table-cell office:value="1656" office:value-type="float"/>
          <table:table-cell office:value-type="string">
            <text:p>Pattern 43</text:p>
          </table:table-cell>
          <table:table-cell office:value="0.14394431683448938" office:value-type="float"/>
          <table:table-cell office:value="0.5633062492069905" office:value-type="float"/>
          <table:table-cell office:value="0.7394969159386889" office:value-type="float"/>
          <table:table-cell office:value-type="string">
            <text:p>input/data_formal_20240530-1342/meme/MeghalayaBetter_20221205T113333/0.jpg</text:p>
          </table:table-cell>
          <table:table-cell office:value-type="string">
            <text:p>https://twitter.com/rmlBy1/status/1610978590707027969</text:p>
          </table:table-cell>
        </table:table-row>
        <table:table-row>
          <table:table-cell office:value="1657" office:value-type="float"/>
          <table:table-cell office:value-type="string">
            <text:p>Pattern 44</text:p>
          </table:table-cell>
          <table:table-cell office:value="0.21571229625100846" office:value-type="float"/>
          <table:table-cell office:value="0.4737919625238929" office:value-type="float"/>
          <table:table-cell office:value="0.8550719969513558" office:value-type="float"/>
          <table:table-cell office:value-type="string">
            <text:p>input/data_formal_20240530-1342/meme/MeghalayaBetter_20221206T065355/0.jpg</text:p>
          </table:table-cell>
          <table:table-cell office:value-type="string">
            <text:p>https://twitter.com/rmlBy1/status/1610978566229094400</text:p>
          </table:table-cell>
        </table:table-row>
        <table:table-row>
          <table:table-cell office:value="1658" office:value-type="float"/>
          <table:table-cell office:value-type="string">
            <text:p>Pattern 43</text:p>
          </table:table-cell>
          <table:table-cell office:value="0.1441240899285195" office:value-type="float"/>
          <table:table-cell office:value="0.4416419265290134" office:value-type="float"/>
          <table:table-cell office:value="0.7251201236576387" office:value-type="float"/>
          <table:table-cell office:value-type="string">
            <text:p>input/data_formal_20240530-1342/meme/MeghalayaBetter_20221207T070110/0.jpg</text:p>
          </table:table-cell>
          <table:table-cell office:value-type="string">
            <text:p>https://twitter.com/rmlBy1/status/1610978530212577281</text:p>
          </table:table-cell>
        </table:table-row>
        <table:table-row>
          <table:table-cell office:value="1659" office:value-type="float"/>
          <table:table-cell office:value-type="string">
            <text:p>Pattern 43</text:p>
          </table:table-cell>
          <table:table-cell office:value="0.10371582394529541" office:value-type="float"/>
          <table:table-cell office:value="0.5401645684066283" office:value-type="float"/>
          <table:table-cell office:value="0.7728660596932552" office:value-type="float"/>
          <table:table-cell office:value-type="string">
            <text:p>input/data_formal_20240530-1342/meme/MeghalayaBetter_20221207T103000/0.jpg</text:p>
          </table:table-cell>
          <table:table-cell office:value-type="string">
            <text:p>https://twitter.com/rmlBy1/status/1610978523128426497</text:p>
          </table:table-cell>
        </table:table-row>
        <table:table-row>
          <table:table-cell office:value="1660" office:value-type="float"/>
          <table:table-cell office:value-type="string">
            <text:p>Pattern 43</text:p>
          </table:table-cell>
          <table:table-cell office:value="0.11926535103209263" office:value-type="float"/>
          <table:table-cell office:value="0.6351505487434015" office:value-type="float"/>
          <table:table-cell office:value="0.6606298738420956" office:value-type="float"/>
          <table:table-cell office:value-type="string">
            <text:p>input/data_formal_20240530-1342/meme/MeghalayaBetter_20221209T071604/0.jpg</text:p>
          </table:table-cell>
          <table:table-cell office:value-type="string">
            <text:p>https://twitter.com/rmlBy1/status/1610978470846431233</text:p>
          </table:table-cell>
        </table:table-row>
        <table:table-row>
          <table:table-cell office:value="1661" office:value-type="float"/>
          <table:table-cell office:value-type="string">
            <text:p>Pattern 43</text:p>
          </table:table-cell>
          <table:table-cell office:value="0.08878970500033931" office:value-type="float"/>
          <table:table-cell office:value="0.6318029832618339" office:value-type="float"/>
          <table:table-cell office:value="0.7529936848009849" office:value-type="float"/>
          <table:table-cell office:value-type="string">
            <text:p>input/data_formal_20240530-1342/meme/MeghalayaBetter_20221210T023000/0.jpg</text:p>
          </table:table-cell>
          <table:table-cell office:value-type="string">
            <text:p>https://twitter.com/rmlBy1/status/1610978427401826305</text:p>
          </table:table-cell>
        </table:table-row>
        <table:table-row>
          <table:table-cell office:value="1662" office:value-type="float"/>
          <table:table-cell office:value-type="string">
            <text:p>Pattern 43</text:p>
          </table:table-cell>
          <table:table-cell office:value="0.10751257719410676" office:value-type="float"/>
          <table:table-cell office:value="0.5137969436027193" office:value-type="float"/>
          <table:table-cell office:value="0.6921138093438873" office:value-type="float"/>
          <table:table-cell office:value-type="string">
            <text:p>input/data_formal_20240530-1342/meme/MeghalayaBetter_20221210T064730/0.jpg</text:p>
          </table:table-cell>
          <table:table-cell office:value-type="string">
            <text:p>https://twitter.com/rmlBy1/status/1610978419327774721</text:p>
          </table:table-cell>
        </table:table-row>
        <table:table-row>
          <table:table-cell office:value="1663" office:value-type="float"/>
          <table:table-cell office:value-type="string">
            <text:p>Pattern 43</text:p>
          </table:table-cell>
          <table:table-cell office:value="0.16959975066591035" office:value-type="float"/>
          <table:table-cell office:value="0.3902980379403463" office:value-type="float"/>
          <table:table-cell office:value="0.8020236759273538" office:value-type="float"/>
          <table:table-cell office:value-type="string">
            <text:p>input/data_formal_20240530-1342/meme/MeghalayaBetter_20221211T063443/0.jpg</text:p>
          </table:table-cell>
          <table:table-cell office:value-type="string">
            <text:p>https://twitter.com/rmlBy1/status/1610978392937205760</text:p>
          </table:table-cell>
        </table:table-row>
        <table:table-row>
          <table:table-cell office:value="1664" office:value-type="float"/>
          <table:table-cell office:value-type="string">
            <text:p>Pattern 30</text:p>
          </table:table-cell>
          <table:table-cell office:value="0.22487751734654898" office:value-type="float"/>
          <table:table-cell office:value="0.593589142050145" office:value-type="float"/>
          <table:table-cell office:value="0.9020992954210644" office:value-type="float"/>
          <table:table-cell office:value-type="string">
            <text:p>input/data_formal_20240530-1342/meme/MeghalayaBetter_20221212T023000/0.jpg</text:p>
          </table:table-cell>
          <table:table-cell office:value-type="string">
            <text:p>https://twitter.com/rmlBy1/status/1610978361870016512</text:p>
          </table:table-cell>
        </table:table-row>
        <table:table-row>
          <table:table-cell office:value="1665" office:value-type="float"/>
          <table:table-cell office:value-type="string">
            <text:p>Pattern 43</text:p>
          </table:table-cell>
          <table:table-cell office:value="0.11926643828188793" office:value-type="float"/>
          <table:table-cell office:value="0.46594751266829215" office:value-type="float"/>
          <table:table-cell office:value="0.8484145225814419" office:value-type="float"/>
          <table:table-cell office:value-type="string">
            <text:p>input/data_formal_20240530-1342/meme/MeghalayaBetter_20221213T023000/0.jpg</text:p>
          </table:table-cell>
          <table:table-cell office:value-type="string">
            <text:p>https://twitter.com/rmlBy1/status/1610978327770312705</text:p>
          </table:table-cell>
        </table:table-row>
        <table:table-row>
          <table:table-cell office:value="1666" office:value-type="float"/>
          <table:table-cell office:value-type="string">
            <text:p>Pattern 33</text:p>
          </table:table-cell>
          <table:table-cell office:value="0.1779329527726206" office:value-type="float"/>
          <table:table-cell office:value="0.4997428686475011" office:value-type="float"/>
          <table:table-cell office:value="0.8426394396535369" office:value-type="float"/>
          <table:table-cell office:value-type="string">
            <text:p>input/data_formal_20240530-1342/meme/MeghalayaBetter_20221214T065221/0.jpg</text:p>
          </table:table-cell>
          <table:table-cell office:value-type="string">
            <text:p>https://twitter.com/rmlBy1/status/1610978283168071681</text:p>
          </table:table-cell>
        </table:table-row>
        <table:table-row>
          <table:table-cell office:value="1667" office:value-type="float"/>
          <table:table-cell office:value-type="string">
            <text:p>Pattern 43</text:p>
          </table:table-cell>
          <table:table-cell office:value="0.1414793974599558" office:value-type="float"/>
          <table:table-cell office:value="0.5505389512104891" office:value-type="float"/>
          <table:table-cell office:value="0.6544811508656079" office:value-type="float"/>
          <table:table-cell office:value-type="string">
            <text:p>input/data_formal_20240530-1342/meme/MeghalayaBetter_20221218T072632/0.jpg</text:p>
          </table:table-cell>
          <table:table-cell office:value-type="string">
            <text:p>https://twitter.com/rmlBy1/status/1610978108877967360</text:p>
          </table:table-cell>
        </table:table-row>
        <table:table-row>
          <table:table-cell office:value="1668" office:value-type="float"/>
          <table:table-cell office:value-type="string">
            <text:p>Pattern 43</text:p>
          </table:table-cell>
          <table:table-cell office:value="0.13962750534289572" office:value-type="float"/>
          <table:table-cell office:value="0.5648270205508679" office:value-type="float"/>
          <table:table-cell office:value="0.6659103040359652" office:value-type="float"/>
          <table:table-cell office:value-type="string">
            <text:p>input/data_formal_20240530-1342/meme/MeghalayaBetter_20221219T063000/0.jpg</text:p>
          </table:table-cell>
          <table:table-cell office:value-type="string">
            <text:p>https://twitter.com/rmlBy1/status/1610978043610427393</text:p>
          </table:table-cell>
        </table:table-row>
        <table:table-row>
          <table:table-cell office:value="1669" office:value-type="float"/>
          <table:table-cell office:value-type="string">
            <text:p>Pattern 43</text:p>
          </table:table-cell>
          <table:table-cell office:value="0.07045298814583267" office:value-type="float"/>
          <table:table-cell office:value="0.6579388354625648" office:value-type="float"/>
          <table:table-cell office:value="0.7248986886869042" office:value-type="float"/>
          <table:table-cell office:value-type="string">
            <text:p>input/data_formal_20240530-1342/meme/MeghalayaBetter_20221222T063538/0.jpg</text:p>
          </table:table-cell>
          <table:table-cell office:value-type="string">
            <text:p>https://twitter.com/rmlBy1/status/1610977534791024641</text:p>
          </table:table-cell>
        </table:table-row>
        <table:table-row>
          <table:table-cell office:value="1670" office:value-type="float"/>
          <table:table-cell office:value-type="string">
            <text:p>Pattern 43</text:p>
          </table:table-cell>
          <table:table-cell office:value="0.08048146601451864" office:value-type="float"/>
          <table:table-cell office:value="0.654462871100055" office:value-type="float"/>
          <table:table-cell office:value="0.7041844690520697" office:value-type="float"/>
          <table:table-cell office:value-type="string">
            <text:p>input/data_formal_20240530-1342/meme/MeghalayaBetter_20221223T063331/0.jpg</text:p>
          </table:table-cell>
          <table:table-cell office:value-type="string">
            <text:p>https://twitter.com/rmlBy1/status/1610977495440031744</text:p>
          </table:table-cell>
        </table:table-row>
        <table:table-row>
          <table:table-cell office:value="1671" office:value-type="float"/>
          <table:table-cell office:value-type="string">
            <text:p>Pattern 43</text:p>
          </table:table-cell>
          <table:table-cell office:value="0.10344513103590469" office:value-type="float"/>
          <table:table-cell office:value="0.5977927667861749" office:value-type="float"/>
          <table:table-cell office:value="0.741080592399477" office:value-type="float"/>
          <table:table-cell office:value-type="string">
            <text:p>input/data_formal_20240530-1342/meme/MeghalayaBetter_20221223T103000/0.jpg</text:p>
          </table:table-cell>
          <table:table-cell office:value-type="string">
            <text:p>https://twitter.com/rmlBy1/status/1610977483041697794</text:p>
          </table:table-cell>
        </table:table-row>
        <table:table-row>
          <table:table-cell office:value="1672" office:value-type="float"/>
          <table:table-cell office:value-type="string">
            <text:p>Pattern 43</text:p>
          </table:table-cell>
          <table:table-cell office:value="0.07389670841794568" office:value-type="float"/>
          <table:table-cell office:value="0.6525827968764801" office:value-type="float"/>
          <table:table-cell office:value="0.7503860425168443" office:value-type="float"/>
          <table:table-cell office:value-type="string">
            <text:p>input/data_formal_20240530-1342/meme/MeghalayaBetter_20221224T023000/0.jpg</text:p>
          </table:table-cell>
          <table:table-cell office:value-type="string">
            <text:p>https://twitter.com/rmlBy1/status/1610977462779011079</text:p>
          </table:table-cell>
        </table:table-row>
        <table:table-row>
          <table:table-cell office:value="1673" office:value-type="float"/>
          <table:table-cell office:value-type="string">
            <text:p>Pattern 43</text:p>
          </table:table-cell>
          <table:table-cell office:value="0.10180893454309087" office:value-type="float"/>
          <table:table-cell office:value="0.47947705197798723" office:value-type="float"/>
          <table:table-cell office:value="0.7298669196093018" office:value-type="float"/>
          <table:table-cell office:value-type="string">
            <text:p>input/data_formal_20240530-1342/meme/MeghalayaBetter_20221225T063951/0.jpg</text:p>
          </table:table-cell>
          <table:table-cell office:value-type="string">
            <text:p>https://twitter.com/rmlBy1/status/1610977424610848768</text:p>
          </table:table-cell>
        </table:table-row>
        <table:table-row>
          <table:table-cell office:value="1674" office:value-type="float"/>
          <table:table-cell office:value-type="string">
            <text:p>Pattern 43</text:p>
          </table:table-cell>
          <table:table-cell office:value="0.12772040076214222" office:value-type="float"/>
          <table:table-cell office:value="0.4631954643804171" office:value-type="float"/>
          <table:table-cell office:value="0.906812500460991" office:value-type="float"/>
          <table:table-cell office:value-type="string">
            <text:p>input/data_formal_20240530-1342/meme/MeghalayaBetter_20221225T103030/0.jpg</text:p>
          </table:table-cell>
          <table:table-cell office:value-type="string">
            <text:p>https://twitter.com/rmlBy1/status/1610977416675229702</text:p>
          </table:table-cell>
        </table:table-row>
        <table:table-row>
          <table:table-cell office:value="1675" office:value-type="float"/>
          <table:table-cell office:value-type="string">
            <text:p>Pattern 43</text:p>
          </table:table-cell>
          <table:table-cell office:value="0.13619167010646632" office:value-type="float"/>
          <table:table-cell office:value="0.5499990000312505" office:value-type="float"/>
          <table:table-cell office:value="0.704917851601848" office:value-type="float"/>
          <table:table-cell office:value-type="string">
            <text:p>input/data_formal_20240530-1342/meme/MeghalayaBetter_20221226T063124/0.jpg</text:p>
          </table:table-cell>
          <table:table-cell office:value-type="string">
            <text:p>https://twitter.com/rmlBy1/status/1610977387545759746</text:p>
          </table:table-cell>
        </table:table-row>
        <table:table-row>
          <table:table-cell office:value="1676" office:value-type="float"/>
          <table:table-cell office:value-type="string">
            <text:p>Pattern 43</text:p>
          </table:table-cell>
          <table:table-cell office:value="0.079849578695216" office:value-type="float"/>
          <table:table-cell office:value="0.6665442349681259" office:value-type="float"/>
          <table:table-cell office:value="0.6878598316079635" office:value-type="float"/>
          <table:table-cell office:value-type="string">
            <text:p>input/data_formal_20240530-1342/meme/MeghalayaBetter_20221229T105924/0.jpg</text:p>
          </table:table-cell>
          <table:table-cell office:value-type="string">
            <text:p>https://twitter.com/rmlBy1/status/1610977272298901504</text:p>
          </table:table-cell>
        </table:table-row>
        <table:table-row>
          <table:table-cell office:value="1677" office:value-type="float"/>
          <table:table-cell office:value-type="string">
            <text:p>Pattern 43</text:p>
          </table:table-cell>
          <table:table-cell office:value="0.15958181215724077" office:value-type="float"/>
          <table:table-cell office:value="0.5324275997667287" office:value-type="float"/>
          <table:table-cell office:value="0.6980439897477402" office:value-type="float"/>
          <table:table-cell office:value-type="string">
            <text:p>input/data_formal_20240530-1342/meme/MeghalayaBetter_20230101T063000/0.jpg</text:p>
          </table:table-cell>
          <table:table-cell office:value-type="string">
            <text:p>https://twitter.com/rmlBy1/status/1610977170041765888</text:p>
          </table:table-cell>
        </table:table-row>
        <table:table-row>
          <table:table-cell office:value="1678" office:value-type="float"/>
          <table:table-cell office:value-type="string">
            <text:p>Pattern 43</text:p>
          </table:table-cell>
          <table:table-cell office:value="0.12361630899536469" office:value-type="float"/>
          <table:table-cell office:value="0.5296664867703231" office:value-type="float"/>
          <table:table-cell office:value="0.6966980727991152" office:value-type="float"/>
          <table:table-cell office:value-type="string">
            <text:p>input/data_formal_20240530-1342/meme/MeghalayaBetter_20230101T103030/0.jpg</text:p>
          </table:table-cell>
          <table:table-cell office:value-type="string">
            <text:p>https://twitter.com/rmlBy1/status/1610977160432611330</text:p>
          </table:table-cell>
        </table:table-row>
        <table:table-row>
          <table:table-cell office:value="1679" office:value-type="float"/>
          <table:table-cell office:value-type="string">
            <text:p>Pattern 43</text:p>
          </table:table-cell>
          <table:table-cell office:value="0.1722398596462521" office:value-type="float"/>
          <table:table-cell office:value="0.6683888376637145" office:value-type="float"/>
          <table:table-cell office:value="0.6573331088289788" office:value-type="float"/>
          <table:table-cell office:value-type="string">
            <text:p>input/data_formal_20240530-1342/meme/MeghalayaBetter_20230102T103000/0.jpg</text:p>
          </table:table-cell>
          <table:table-cell office:value-type="string">
            <text:p>https://twitter.com/rmlBy1/status/1610977117717827584</text:p>
          </table:table-cell>
        </table:table-row>
        <table:table-row>
          <table:table-cell office:value="1680" office:value-type="float"/>
          <table:table-cell office:value-type="string">
            <text:p>Pattern 43</text:p>
          </table:table-cell>
          <table:table-cell office:value="0.09055548236777797" office:value-type="float"/>
          <table:table-cell office:value="0.567059145018672" office:value-type="float"/>
          <table:table-cell office:value="0.6655393937486647" office:value-type="float"/>
          <table:table-cell office:value-type="string">
            <text:p>input/data_formal_20240530-1342/meme/MeghalayaBetter_20230103T023000/0.jpg</text:p>
          </table:table-cell>
          <table:table-cell office:value-type="string">
            <text:p>https://twitter.com/rmlBy1/status/1610977093785096193</text:p>
          </table:table-cell>
        </table:table-row>
        <table:table-row>
          <table:table-cell office:value="1681" office:value-type="float"/>
          <table:table-cell office:value-type="string">
            <text:p>Pattern 43</text:p>
          </table:table-cell>
          <table:table-cell office:value="0.12702271024676626" office:value-type="float"/>
          <table:table-cell office:value="0.6911414748437775" office:value-type="float"/>
          <table:table-cell office:value="0.6899672066625941" office:value-type="float"/>
          <table:table-cell office:value-type="string">
            <text:p>input/data_formal_20240530-1342/meme/MeghalayaBetter_20230104T063030/0.jpg</text:p>
          </table:table-cell>
          <table:table-cell office:value-type="string">
            <text:p>https://twitter.com/rmlBy1/status/1610977049069649921</text:p>
          </table:table-cell>
        </table:table-row>
        <table:table-row>
          <table:table-cell office:value="1682" office:value-type="float"/>
          <table:table-cell office:value-type="string">
            <text:p>Pattern 43</text:p>
          </table:table-cell>
          <table:table-cell office:value="0.05462329778930736" office:value-type="float"/>
          <table:table-cell office:value="0.5442294650152386" office:value-type="float"/>
          <table:table-cell office:value="0.7513000796360182" office:value-type="float"/>
          <table:table-cell office:value-type="string">
            <text:p>input/data_formal_20240530-1342/meme/MeghalayaBetter_20230104T103000/0.jpg</text:p>
          </table:table-cell>
          <table:table-cell office:value-type="string">
            <text:p>https://twitter.com/rmlBy1/status/1610977031642316800</text:p>
          </table:table-cell>
        </table:table-row>
        <table:table-row>
          <table:table-cell office:value="1683" office:value-type="float"/>
          <table:table-cell office:value-type="string">
            <text:p>Pattern 43</text:p>
          </table:table-cell>
          <table:table-cell office:value="0.0929742915680451" office:value-type="float"/>
          <table:table-cell office:value="0.6562897737282137" office:value-type="float"/>
          <table:table-cell office:value="0.6299681613328652" office:value-type="float"/>
          <table:table-cell office:value-type="string">
            <text:p>input/data_formal_20240530-1342/meme/MeghalayaBetter_20230202T023000/0.jpg</text:p>
          </table:table-cell>
          <table:table-cell office:value-type="string">
            <text:p>https://twitter.com/NiveilZ/status/1621012499045941249</text:p>
          </table:table-cell>
        </table:table-row>
        <table:table-row>
          <table:table-cell office:value="1684" office:value-type="float"/>
          <table:table-cell office:value-type="string">
            <text:p>Pattern 6</text:p>
          </table:table-cell>
          <table:table-cell office:value="0.0829365019232107" office:value-type="float"/>
          <table:table-cell office:value="0.2965058903423334" office:value-type="float"/>
          <table:table-cell office:value="0.8808301270242412" office:value-type="float"/>
          <table:table-cell office:value-type="string">
            <text:p>input/data_formal_20240530-1342/meme/MelissaDawn77_20221228T020426/0.jpg</text:p>
          </table:table-cell>
          <table:table-cell office:value-type="string">
            <text:p>https://twitter.com/MelissaDawn77/status/1607920378613215233</text:p>
          </table:table-cell>
        </table:table-row>
        <table:table-row>
          <table:table-cell office:value="1685" office:value-type="float"/>
          <table:table-cell office:value-type="string">
            <text:p>Pattern 1</text:p>
          </table:table-cell>
          <table:table-cell office:value="0.44480414785559397" office:value-type="float"/>
          <table:table-cell office:value="0.19790892324055376" office:value-type="float"/>
          <table:table-cell office:value="0.9107300030753" office:value-type="float"/>
          <table:table-cell office:value-type="string">
            <text:p>input/data_formal_20240530-1342/meme/mellmon_in_20230111T062614/0.jpg</text:p>
          </table:table-cell>
          <table:table-cell office:value-type="string">
            <text:p>https://twitter.com/mellmon_in/status/1613059690338062337</text:p>
          </table:table-cell>
        </table:table-row>
        <table:table-row>
          <table:table-cell office:value="1686" office:value-type="float"/>
          <table:table-cell office:value-type="string">
            <text:p>Pattern 13</text:p>
          </table:table-cell>
          <table:table-cell office:value="0.18810250465811784" office:value-type="float"/>
          <table:table-cell office:value="0.28568719382451324" office:value-type="float"/>
          <table:table-cell office:value="0.9221705761483647" office:value-type="float"/>
          <table:table-cell office:value-type="string">
            <text:p>input/data_formal_20240530-1342/meme/mellmon_in_20230112T064314/0.jpg</text:p>
          </table:table-cell>
          <table:table-cell office:value-type="string">
            <text:p>https://twitter.com/mellmon_in/status/1613426359531081729</text:p>
          </table:table-cell>
        </table:table-row>
        <table:table-row>
          <table:table-cell office:value="168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llmon_in_20230112T064314/1.jpg</text:p>
          </table:table-cell>
          <table:table-cell office:value-type="string">
            <text:p>https://twitter.com/mellmon_in/status/1613426359531081729</text:p>
          </table:table-cell>
        </table:table-row>
        <table:table-row>
          <table:table-cell office:value="1688" office:value-type="float"/>
          <table:table-cell office:value-type="string">
            <text:p>Pattern 6</text:p>
          </table:table-cell>
          <table:table-cell office:value="0.11219959143256417" office:value-type="float"/>
          <table:table-cell office:value="0.17614378692722304" office:value-type="float"/>
          <table:table-cell office:value="0.8421692693202357" office:value-type="float"/>
          <table:table-cell office:value-type="string">
            <text:p>input/data_formal_20240530-1342/meme/mellmon_in_20230113T074155/0.jpg</text:p>
          </table:table-cell>
          <table:table-cell office:value-type="string">
            <text:p>https://twitter.com/mellmon_in/status/1613803515532701696</text:p>
          </table:table-cell>
        </table:table-row>
        <table:table-row>
          <table:table-cell office:value="1689" office:value-type="float"/>
          <table:table-cell office:value-type="string">
            <text:p>Pattern 17</text:p>
          </table:table-cell>
          <table:table-cell office:value="0.2185317484467506" office:value-type="float"/>
          <table:table-cell office:value="0.48220321404640326" office:value-type="float"/>
          <table:table-cell office:value="0.8115495562556977" office:value-type="float"/>
          <table:table-cell office:value-type="string">
            <text:p>input/data_formal_20240530-1342/meme/Meme_Akademy_20230105T120901/0.jpg</text:p>
          </table:table-cell>
          <table:table-cell office:value-type="string">
            <text:p>https://twitter.com/Meme_Akademy/status/1610971630574108672</text:p>
          </table:table-cell>
        </table:table-row>
        <table:table-row>
          <table:table-cell office:value="1690" office:value-type="float"/>
          <table:table-cell office:value-type="string">
            <text:p>Pattern 26</text:p>
          </table:table-cell>
          <table:table-cell office:value="0.25877693607157176" office:value-type="float"/>
          <table:table-cell office:value="0.3175821510334847" office:value-type="float"/>
          <table:table-cell office:value="0.8221333828528622" office:value-type="float"/>
          <table:table-cell office:value-type="string">
            <text:p>input/data_formal_20240530-1342/meme/Meme_Faucet_20230118T183725/0.jpg</text:p>
          </table:table-cell>
          <table:table-cell office:value-type="string">
            <text:p>https://twitter.com/Meme_Faucet/status/1615935973774483458</text:p>
          </table:table-cell>
        </table:table-row>
        <table:table-row>
          <table:table-cell office:value="1691" office:value-type="float"/>
          <table:table-cell office:value-type="string">
            <text:p>Pattern 41</text:p>
          </table:table-cell>
          <table:table-cell office:value="0.21547767936816548" office:value-type="float"/>
          <table:table-cell office:value="0.26581811826378154" office:value-type="float"/>
          <table:table-cell office:value="0.9002230297556264" office:value-type="float"/>
          <table:table-cell office:value-type="string">
            <text:p>input/data_formal_20240530-1342/meme/Meme_Faucet_20230201T233407/0.jpg</text:p>
          </table:table-cell>
          <table:table-cell office:value-type="string">
            <text:p>https://twitter.com/PeyoteRecords/status/1620940433659412480</text:p>
          </table:table-cell>
        </table:table-row>
        <table:table-row>
          <table:table-cell office:value="1692" office:value-type="float"/>
          <table:table-cell office:value-type="string">
            <text:p>Pattern 17</text:p>
          </table:table-cell>
          <table:table-cell office:value="0.25669802063714203" office:value-type="float"/>
          <table:table-cell office:value="0.3398294015228694" office:value-type="float"/>
          <table:table-cell office:value="0.7868621210650067" office:value-type="float"/>
          <table:table-cell office:value-type="string">
            <text:p>input/data_formal_20240530-1342/meme/memeadikt_20230218T170117/0.jpg</text:p>
          </table:table-cell>
          <table:table-cell office:value-type="string">
            <text:p>https://twitter.com/_Grain_Of_Salt_/status/1629671083388604418</text:p>
          </table:table-cell>
        </table:table-row>
        <table:table-row>
          <table:table-cell office:value="1693" office:value-type="float"/>
          <table:table-cell office:value-type="string">
            <text:p>Pattern 11</text:p>
          </table:table-cell>
          <table:table-cell office:value="0.11063972234336936" office:value-type="float"/>
          <table:table-cell office:value="0.5837370586913134" office:value-type="float"/>
          <table:table-cell office:value="0.8618438911497267" office:value-type="float"/>
          <table:table-cell office:value-type="string">
            <text:p>input/data_formal_20240530-1342/meme/MemeCharch37771_20230322T192622/0.jpg</text:p>
          </table:table-cell>
          <table:table-cell office:value-type="string">
            <text:p>https://twitter.com/MemeCharch37771/status/1638623168427335705</text:p>
          </table:table-cell>
        </table:table-row>
        <table:table-row>
          <table:table-cell office:value="1694" office:value-type="float"/>
          <table:table-cell office:value-type="string">
            <text:p>Pattern 3</text:p>
          </table:table-cell>
          <table:table-cell office:value="0.11768510681338529" office:value-type="float"/>
          <table:table-cell office:value="0.6166553827601513" office:value-type="float"/>
          <table:table-cell office:value="0.8360996891890351" office:value-type="float"/>
          <table:table-cell office:value-type="string">
            <text:p>input/data_formal_20240530-1342/meme/MemeJedi71_20230121T194407/0.jpg</text:p>
          </table:table-cell>
          <table:table-cell office:value-type="string">
            <text:p>https://twitter.com/MemeJedi71/status/1616884363052077057</text:p>
          </table:table-cell>
        </table:table-row>
        <table:table-row>
          <table:table-cell office:value="1695" office:value-type="float"/>
          <table:table-cell office:value-type="string">
            <text:p>Pattern 13</text:p>
          </table:table-cell>
          <table:table-cell office:value="0.12530002090226586" office:value-type="float"/>
          <table:table-cell office:value="0.3209331074124613" office:value-type="float"/>
          <table:table-cell office:value="0.8925580532297304" office:value-type="float"/>
          <table:table-cell office:value-type="string">
            <text:p>input/data_formal_20240530-1342/meme/MemeLordzRPG_20230103T071515/0.jpg</text:p>
          </table:table-cell>
          <table:table-cell office:value-type="string">
            <text:p>https://twitter.com/twalton076/status/1610956585215430658</text:p>
          </table:table-cell>
        </table:table-row>
        <table:table-row>
          <table:table-cell office:value="1696" office:value-type="float"/>
          <table:table-cell office:value-type="string">
            <text:p>Pattern 41</text:p>
          </table:table-cell>
          <table:table-cell office:value="0.17037019744138776" office:value-type="float"/>
          <table:table-cell office:value="0.21050571911559568" office:value-type="float"/>
          <table:table-cell office:value="0.865845460890464" office:value-type="float"/>
          <table:table-cell office:value-type="string">
            <text:p>input/data_formal_20240530-1342/meme/MemerHelp_20220907T234336/0.jpg</text:p>
          </table:table-cell>
          <table:table-cell office:value-type="string">
            <text:p>https://twitter.com/shishu_name/status/1607933777833250817</text:p>
          </table:table-cell>
        </table:table-row>
        <table:table-row>
          <table:table-cell office:value="1697" office:value-type="float"/>
          <table:table-cell office:value-type="string">
            <text:p>Pattern 11</text:p>
          </table:table-cell>
          <table:table-cell office:value="0.1509862777484816" office:value-type="float"/>
          <table:table-cell office:value="0.6217252171254702" office:value-type="float"/>
          <table:table-cell office:value="0.8238507748029998" office:value-type="float"/>
          <table:table-cell office:value-type="string">
            <text:p>input/data_formal_20240530-1342/meme/memes_mbti_20230201T170701/0.jpg</text:p>
          </table:table-cell>
          <table:table-cell office:value-type="string">
            <text:p>https://twitter.com/Diaw38837742/status/1621001562226315264</text:p>
          </table:table-cell>
        </table:table-row>
        <table:table-row>
          <table:table-cell office:value="1698" office:value-type="float"/>
          <table:table-cell office:value-type="string">
            <text:p>Pattern 6</text:p>
          </table:table-cell>
          <table:table-cell office:value="0.06953886711434176" office:value-type="float"/>
          <table:table-cell office:value="0.1932599532608267" office:value-type="float"/>
          <table:table-cell office:value="0.8164985357357887" office:value-type="float"/>
          <table:table-cell office:value-type="string">
            <text:p>input/data_formal_20240530-1342/meme/memes_pod_20230111T233522/0.jpg</text:p>
          </table:table-cell>
          <table:table-cell office:value-type="string">
            <text:p>https://twitter.com/memes_pod/status/1613318683925053440</text:p>
          </table:table-cell>
        </table:table-row>
        <table:table-row>
          <table:table-cell office:value="1699" office:value-type="float"/>
          <table:table-cell office:value-type="string">
            <text:p>Pattern 6</text:p>
          </table:table-cell>
          <table:table-cell office:value="0.14332481157141805" office:value-type="float"/>
          <table:table-cell office:value="0.35933539752009913" office:value-type="float"/>
          <table:table-cell office:value="0.953604800068169" office:value-type="float"/>
          <table:table-cell office:value-type="string">
            <text:p>input/data_formal_20240530-1342/meme/memes_pod_20230111T233751/0.jpg</text:p>
          </table:table-cell>
          <table:table-cell office:value-type="string">
            <text:p>https://twitter.com/memes_pod/status/1613319308347846657</text:p>
          </table:table-cell>
        </table:table-row>
        <table:table-row>
          <table:table-cell office:value="1700" office:value-type="float"/>
          <table:table-cell office:value-type="string">
            <text:p>Pattern 5</text:p>
          </table:table-cell>
          <table:table-cell office:value="0.16409417237002816" office:value-type="float"/>
          <table:table-cell office:value="0.4744204653872255" office:value-type="float"/>
          <table:table-cell office:value="0.867724294179145" office:value-type="float"/>
          <table:table-cell office:value-type="string">
            <text:p>input/data_formal_20240530-1342/meme/memes_pod_20230111T234412/0.jpg</text:p>
          </table:table-cell>
          <table:table-cell office:value-type="string">
            <text:p>https://twitter.com/memes_pod/status/1613320905303662596</text:p>
          </table:table-cell>
        </table:table-row>
        <table:table-row>
          <table:table-cell office:value="1701" office:value-type="float"/>
          <table:table-cell office:value-type="string">
            <text:p>Pattern 6</text:p>
          </table:table-cell>
          <table:table-cell office:value="0.1429451321484771" office:value-type="float"/>
          <table:table-cell office:value="0.19718925414232497" office:value-type="float"/>
          <table:table-cell office:value="0.8662505894490657" office:value-type="float"/>
          <table:table-cell office:value-type="string">
            <text:p>input/data_formal_20240530-1342/meme/memes_pod_20230111T235007/0.jpg</text:p>
          </table:table-cell>
          <table:table-cell office:value-type="string">
            <text:p>https://twitter.com/memes_pod/status/1613322395896655874</text:p>
          </table:table-cell>
        </table:table-row>
        <table:table-row>
          <table:table-cell office:value="1702" office:value-type="float"/>
          <table:table-cell office:value-type="string">
            <text:p>Pattern 39</text:p>
          </table:table-cell>
          <table:table-cell office:value="0.2133315367135412" office:value-type="float"/>
          <table:table-cell office:value="0.14915657323567794" office:value-type="float"/>
          <table:table-cell office:value="0.8757884440857734" office:value-type="float"/>
          <table:table-cell office:value-type="string">
            <text:p>input/data_formal_20240530-1342/meme/memesalvatore_20230105T013052/0.jpg</text:p>
          </table:table-cell>
          <table:table-cell office:value-type="string">
            <text:p>https://twitter.com/z0faas_/status/1610955035717812224</text:p>
          </table:table-cell>
        </table:table-row>
        <table:table-row>
          <table:table-cell office:value="1703" office:value-type="float"/>
          <table:table-cell office:value-type="string">
            <text:p>Pattern 40</text:p>
          </table:table-cell>
          <table:table-cell office:value="0.10273706230978577" office:value-type="float"/>
          <table:table-cell office:value="0.10027594864816114" office:value-type="float"/>
          <table:table-cell office:value="0.5743355689932254" office:value-type="float"/>
          <table:table-cell office:value-type="string">
            <text:p>input/data_formal_20240530-1342/meme/memesalvatore_20230106T083045/0.jpg</text:p>
          </table:table-cell>
          <table:table-cell office:value-type="string">
            <text:p>https://twitter.com/memesalvatore/status/1611279086919340032</text:p>
          </table:table-cell>
        </table:table-row>
        <table:table-row>
          <table:table-cell office:value="1704" office:value-type="float"/>
          <table:table-cell office:value-type="string">
            <text:p>Pattern 37</text:p>
          </table:table-cell>
          <table:table-cell office:value="0.11025118979740242" office:value-type="float"/>
          <table:table-cell office:value="0.2988216084170846" office:value-type="float"/>
          <table:table-cell office:value="0.7052118758186682" office:value-type="float"/>
          <table:table-cell office:value-type="string">
            <text:p>input/data_formal_20240530-1342/meme/memesalvatore_20230106T083046/0.jpg</text:p>
          </table:table-cell>
          <table:table-cell office:value-type="string">
            <text:p>https://twitter.com/memesalvatore/status/1611279092405370882</text:p>
          </table:table-cell>
        </table:table-row>
        <table:table-row>
          <table:table-cell office:value="1705" office:value-type="float"/>
          <table:table-cell office:value-type="string">
            <text:p>Pattern 25</text:p>
          </table:table-cell>
          <table:table-cell office:value="0.13188789002122014" office:value-type="float"/>
          <table:table-cell office:value="0.4031182635229655" office:value-type="float"/>
          <table:table-cell office:value="0.9162686171089383" office:value-type="float"/>
          <table:table-cell office:value-type="string">
            <text:p>input/data_formal_20240530-1342/meme/memesalvatore_20230201T103719/0.jpg</text:p>
          </table:table-cell>
          <table:table-cell office:value-type="string">
            <text:p>https://twitter.com/Shivam970211/status/1621005713303834625</text:p>
          </table:table-cell>
        </table:table-row>
        <table:table-row>
          <table:table-cell office:value="1706" office:value-type="float"/>
          <table:table-cell office:value-type="string">
            <text:p>Pattern 6</text:p>
          </table:table-cell>
          <table:table-cell office:value="0.2122422895063421" office:value-type="float"/>
          <table:table-cell office:value="0.07626842668497519" office:value-type="float"/>
          <table:table-cell office:value="0.8178548402582074" office:value-type="float"/>
          <table:table-cell office:value-type="string">
            <text:p>input/data_formal_20240530-1342/meme/memesalvatore_20230206T103045/0.jpg</text:p>
          </table:table-cell>
          <table:table-cell office:value-type="string">
            <text:p>https://twitter.com/memesalvatore/status/1622543312296022017</text:p>
          </table:table-cell>
        </table:table-row>
        <table:table-row>
          <table:table-cell office:value="1707" office:value-type="float"/>
          <table:table-cell office:value-type="string">
            <text:p>Pattern 35</text:p>
          </table:table-cell>
          <table:table-cell office:value="0.14671016590208213" office:value-type="float"/>
          <table:table-cell office:value="0.2924392614388068" office:value-type="float"/>
          <table:table-cell office:value="0.5920259766336279" office:value-type="float"/>
          <table:table-cell office:value-type="string">
            <text:p>input/data_formal_20240530-1342/meme/memesalvatore_20230206T103047/0.jpg</text:p>
          </table:table-cell>
          <table:table-cell office:value-type="string">
            <text:p>https://twitter.com/memesalvatore/status/1622543319673757697</text:p>
          </table:table-cell>
        </table:table-row>
        <table:table-row>
          <table:table-cell office:value="1708" office:value-type="float"/>
          <table:table-cell office:value-type="string">
            <text:p>Pattern 8</text:p>
          </table:table-cell>
          <table:table-cell office:value="0.1660910566319852" office:value-type="float"/>
          <table:table-cell office:value="0.22280868771827783" office:value-type="float"/>
          <table:table-cell office:value="7.884953353001448e-08" office:value-type="float"/>
          <table:table-cell office:value-type="string">
            <text:p>input/data_formal_20240530-1342/meme/memesalvatore_20230206T113019/0.jpg</text:p>
          </table:table-cell>
          <table:table-cell office:value-type="string">
            <text:p>https://twitter.com/memesalvatore/status/1622558299970215936</text:p>
          </table:table-cell>
        </table:table-row>
        <table:table-row>
          <table:table-cell office:value="170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mesalvatore_20230206T113718/0.jpg</text:p>
          </table:table-cell>
          <table:table-cell office:value-type="string">
            <text:p>https://twitter.com/memesalvatore/status/1622560059472453632</text:p>
          </table:table-cell>
        </table:table-row>
        <table:table-row>
          <table:table-cell office:value="1710" office:value-type="float"/>
          <table:table-cell office:value-type="string">
            <text:p>Pattern 36</text:p>
          </table:table-cell>
          <table:table-cell office:value="0.1982058925385495" office:value-type="float"/>
          <table:table-cell office:value="0.449499245468169" office:value-type="float"/>
          <table:table-cell office:value="0.4509454761642945" office:value-type="float"/>
          <table:table-cell office:value-type="string">
            <text:p>input/data_formal_20240530-1342/meme/memesalvatore_20230206T114240/0.jpg</text:p>
          </table:table-cell>
          <table:table-cell office:value-type="string">
            <text:p>https://twitter.com/4ssk1ck3r/status/1622566179725316096</text:p>
          </table:table-cell>
        </table:table-row>
        <table:table-row>
          <table:table-cell office:value="1711" office:value-type="float"/>
          <table:table-cell office:value-type="string">
            <text:p>Pattern 21</text:p>
          </table:table-cell>
          <table:table-cell office:value="0.1516451854403533" office:value-type="float"/>
          <table:table-cell office:value="0.28443587310857815" office:value-type="float"/>
          <table:table-cell office:value="0.6898015138668346" office:value-type="float"/>
          <table:table-cell office:value-type="string">
            <text:p>input/data_formal_20240530-1342/meme/memesalvatore_20230206T123124/0.jpg</text:p>
          </table:table-cell>
          <table:table-cell office:value-type="string">
            <text:p>https://twitter.com/memesalvatore/status/1622573675236016128</text:p>
          </table:table-cell>
        </table:table-row>
        <table:table-row>
          <table:table-cell office:value="1712" office:value-type="float"/>
          <table:table-cell office:value-type="string">
            <text:p>Pattern 14</text:p>
          </table:table-cell>
          <table:table-cell office:value="0.20560418042525336" office:value-type="float"/>
          <table:table-cell office:value="0.08766610573880812" office:value-type="float"/>
          <table:table-cell office:value="0.8877680398862468" office:value-type="float"/>
          <table:table-cell office:value-type="string">
            <text:p>input/data_formal_20240530-1342/meme/memesalvatore_20230212T133043/0.jpg</text:p>
          </table:table-cell>
          <table:table-cell office:value-type="string">
            <text:p>https://twitter.com/memesalvatore/status/1624762928955109378</text:p>
          </table:table-cell>
        </table:table-row>
        <table:table-row>
          <table:table-cell office:value="1713" office:value-type="float"/>
          <table:table-cell office:value-type="string">
            <text:p>Pattern 17</text:p>
          </table:table-cell>
          <table:table-cell office:value="0.16856975704325403" office:value-type="float"/>
          <table:table-cell office:value="0.28411005889704166" office:value-type="float"/>
          <table:table-cell office:value="0.9083854478925522" office:value-type="float"/>
          <table:table-cell office:value-type="string">
            <text:p>input/data_formal_20240530-1342/meme/memesalvatore_20230212T133044/0.jpg</text:p>
          </table:table-cell>
          <table:table-cell office:value-type="string">
            <text:p>https://twitter.com/memesalvatore/status/1624762933703061504</text:p>
          </table:table-cell>
        </table:table-row>
        <table:table-row>
          <table:table-cell office:value="1714" office:value-type="float"/>
          <table:table-cell office:value-type="string">
            <text:p>Pattern 41</text:p>
          </table:table-cell>
          <table:table-cell office:value="0.17091908929810745" office:value-type="float"/>
          <table:table-cell office:value="0.39762637244241816" office:value-type="float"/>
          <table:table-cell office:value="0.8939310582664207" office:value-type="float"/>
          <table:table-cell office:value-type="string">
            <text:p>input/data_formal_20240530-1342/meme/memesalvatore_20230212T133045/0.jpg</text:p>
          </table:table-cell>
          <table:table-cell office:value-type="string">
            <text:p>https://twitter.com/memesalvatore/status/1624762939067490305</text:p>
          </table:table-cell>
        </table:table-row>
        <table:table-row>
          <table:table-cell office:value="1715" office:value-type="float"/>
          <table:table-cell office:value-type="string">
            <text:p>Pattern 18</text:p>
          </table:table-cell>
          <table:table-cell office:value="0.20574512304533982" office:value-type="float"/>
          <table:table-cell office:value="0.4818570595661428" office:value-type="float"/>
          <table:table-cell office:value="0.8653245454284385" office:value-type="float"/>
          <table:table-cell office:value-type="string">
            <text:p>input/data_formal_20240530-1342/meme/memesalvatore_20230212T133650/0.jpg</text:p>
          </table:table-cell>
          <table:table-cell office:value-type="string">
            <text:p>https://twitter.com/memesalvatore/status/1624764466733645824</text:p>
          </table:table-cell>
        </table:table-row>
        <table:table-row>
          <table:table-cell office:value="1716" office:value-type="float"/>
          <table:table-cell office:value-type="string">
            <text:p>Pattern 17</text:p>
          </table:table-cell>
          <table:table-cell office:value="0.15239511354418456" office:value-type="float"/>
          <table:table-cell office:value="0.4720843931440743" office:value-type="float"/>
          <table:table-cell office:value="0.8565238051077765" office:value-type="float"/>
          <table:table-cell office:value-type="string">
            <text:p>input/data_formal_20240530-1342/meme/memesalvatore_20230212T133651/0.jpg</text:p>
          </table:table-cell>
          <table:table-cell office:value-type="string">
            <text:p>https://twitter.com/memesalvatore/status/1624764471678758912</text:p>
          </table:table-cell>
        </table:table-row>
        <table:table-row>
          <table:table-cell office:value="1717" office:value-type="float"/>
          <table:table-cell office:value-type="string">
            <text:p>Pattern 6</text:p>
          </table:table-cell>
          <table:table-cell office:value="0.170221485894546" office:value-type="float"/>
          <table:table-cell office:value="0.3190351816276724" office:value-type="float"/>
          <table:table-cell office:value="0.8973202780714242" office:value-type="float"/>
          <table:table-cell office:value-type="string">
            <text:p>input/data_formal_20240530-1342/meme/memesalvatore_20230322T193810/0.jpg</text:p>
          </table:table-cell>
          <table:table-cell office:value-type="string">
            <text:p>https://twitter.com/memesalvatore/status/1638626139894865920</text:p>
          </table:table-cell>
        </table:table-row>
        <table:table-row>
          <table:table-cell office:value="1718" office:value-type="float"/>
          <table:table-cell office:value-type="string">
            <text:p>Pattern 39</text:p>
          </table:table-cell>
          <table:table-cell office:value="0.2349989635593985" office:value-type="float"/>
          <table:table-cell office:value="0.2513799181103773" office:value-type="float"/>
          <table:table-cell office:value="0.8702002941163626" office:value-type="float"/>
          <table:table-cell office:value-type="string">
            <text:p>input/data_formal_20240530-1342/meme/memesalvatore_20230322T193811/0.jpg</text:p>
          </table:table-cell>
          <table:table-cell office:value-type="string">
            <text:p>https://twitter.com/memesalvatore/status/1638626144361787392</text:p>
          </table:table-cell>
        </table:table-row>
        <table:table-row>
          <table:table-cell office:value="1719" office:value-type="float"/>
          <table:table-cell office:value-type="string">
            <text:p>Pattern 45</text:p>
          </table:table-cell>
          <table:table-cell office:value="0.18773597142410658" office:value-type="float"/>
          <table:table-cell office:value="0.38493558535386957" office:value-type="float"/>
          <table:table-cell office:value="0.8112015256220245" office:value-type="float"/>
          <table:table-cell office:value-type="string">
            <text:p>input/data_formal_20240530-1342/meme/memesalvatore_20230323T034107/0.jpg</text:p>
          </table:table-cell>
          <table:table-cell office:value-type="string">
            <text:p>https://twitter.com/memesalvatore/status/1638747678631927808</text:p>
          </table:table-cell>
        </table:table-row>
        <table:table-row>
          <table:table-cell office:value="1720" office:value-type="float"/>
          <table:table-cell office:value-type="string">
            <text:p>Pattern 41</text:p>
          </table:table-cell>
          <table:table-cell office:value="0.20005299175993077" office:value-type="float"/>
          <table:table-cell office:value="0.10102392177456965" office:value-type="float"/>
          <table:table-cell office:value="0.8130639736656992" office:value-type="float"/>
          <table:table-cell office:value-type="string">
            <text:p>input/data_formal_20240530-1342/meme/MemesDailyBaby_20221228T034123/0.jpg</text:p>
          </table:table-cell>
          <table:table-cell office:value-type="string">
            <text:p>https://twitter.com/MemesDailyBaby/status/1607944774664814595</text:p>
          </table:table-cell>
        </table:table-row>
        <table:table-row>
          <table:table-cell office:value="1721" office:value-type="float"/>
          <table:table-cell office:value-type="string">
            <text:p>Pattern 42</text:p>
          </table:table-cell>
          <table:table-cell office:value="0.12723820803072744" office:value-type="float"/>
          <table:table-cell office:value="0.3688480043948304" office:value-type="float"/>
          <table:table-cell office:value="0.8989864871792849" office:value-type="float"/>
          <table:table-cell office:value-type="string">
            <text:p>input/data_formal_20240530-1342/meme/MemesDailyBaby_20221228T034124/0.jpg</text:p>
          </table:table-cell>
          <table:table-cell office:value-type="string">
            <text:p>https://twitter.com/MemesDailyBaby/status/1607944779752407042</text:p>
          </table:table-cell>
        </table:table-row>
        <table:table-row>
          <table:table-cell office:value="1722" office:value-type="float"/>
          <table:table-cell office:value-type="string">
            <text:p>Pattern 14</text:p>
          </table:table-cell>
          <table:table-cell office:value="0.14710563515096287" office:value-type="float"/>
          <table:table-cell office:value="0.07667071796993513" office:value-type="float"/>
          <table:table-cell office:value="0.8422976444293441" office:value-type="float"/>
          <table:table-cell office:value-type="string">
            <text:p>input/data_formal_20240530-1342/meme/MemesDailyBaby_20221228T034125/0.jpg</text:p>
          </table:table-cell>
          <table:table-cell office:value-type="string">
            <text:p>https://twitter.com/MemesDailyBaby/status/1607944784424861703</text:p>
          </table:table-cell>
        </table:table-row>
        <table:table-row>
          <table:table-cell office:value="1723" office:value-type="float"/>
          <table:table-cell office:value-type="string">
            <text:p>Pattern 29</text:p>
          </table:table-cell>
          <table:table-cell office:value="0.09880337487935331" office:value-type="float"/>
          <table:table-cell office:value="0.43299796418435266" office:value-type="float"/>
          <table:table-cell office:value="0.8826785939725211" office:value-type="float"/>
          <table:table-cell office:value-type="string">
            <text:p>input/data_formal_20240530-1342/meme/MemesDailyBaby_20230105T104137/0.jpg</text:p>
          </table:table-cell>
          <table:table-cell office:value-type="string">
            <text:p>https://twitter.com/MemesDailyBaby/status/1610949635291365377</text:p>
          </table:table-cell>
        </table:table-row>
        <table:table-row>
          <table:table-cell office:value="1724" office:value-type="float"/>
          <table:table-cell office:value-type="string">
            <text:p>Pattern 45</text:p>
          </table:table-cell>
          <table:table-cell office:value="0.13198932128264237" office:value-type="float"/>
          <table:table-cell office:value="0.481641820357224" office:value-type="float"/>
          <table:table-cell office:value="0.8715498722125379" office:value-type="float"/>
          <table:table-cell office:value-type="string">
            <text:p>input/data_formal_20240530-1342/meme/MemesDailyBaby_20230105T114140/0.jpg</text:p>
          </table:table-cell>
          <table:table-cell office:value-type="string">
            <text:p>https://twitter.com/MemesDailyBaby/status/1610964745649094657</text:p>
          </table:table-cell>
        </table:table-row>
        <table:table-row>
          <table:table-cell office:value="1725" office:value-type="float"/>
          <table:table-cell office:value-type="string">
            <text:p>Pattern 41</text:p>
          </table:table-cell>
          <table:table-cell office:value="0.1351640353918061" office:value-type="float"/>
          <table:table-cell office:value="0.12892668763543302" office:value-type="float"/>
          <table:table-cell office:value="0.816463963022937" office:value-type="float"/>
          <table:table-cell office:value-type="string">
            <text:p>input/data_formal_20240530-1342/meme/MemesDailyBaby_20230105T124148/0.jpg</text:p>
          </table:table-cell>
          <table:table-cell office:value-type="string">
            <text:p>https://twitter.com/MemesDailyBaby/status/1610979881206091777</text:p>
          </table:table-cell>
        </table:table-row>
        <table:table-row>
          <table:table-cell office:value="1726" office:value-type="float"/>
          <table:table-cell office:value-type="string">
            <text:p>Pattern 33</text:p>
          </table:table-cell>
          <table:table-cell office:value="0.23291806064955828" office:value-type="float"/>
          <table:table-cell office:value="0.23815270096548483" office:value-type="float"/>
          <table:table-cell office:value="0.8531188848974673" office:value-type="float"/>
          <table:table-cell office:value-type="string">
            <text:p>input/data_formal_20240530-1342/meme/MemesDailyBaby_20230111T234154/0.jpg</text:p>
          </table:table-cell>
          <table:table-cell office:value-type="string">
            <text:p>https://twitter.com/MemesDailyBaby/status/1613320325013409792</text:p>
          </table:table-cell>
        </table:table-row>
        <table:table-row>
          <table:table-cell office:value="1727" office:value-type="float"/>
          <table:table-cell office:value-type="string">
            <text:p>Pattern 39</text:p>
          </table:table-cell>
          <table:table-cell office:value="0.21155710530409366" office:value-type="float"/>
          <table:table-cell office:value="0.3033444874503495" office:value-type="float"/>
          <table:table-cell office:value="0.8279485848323922" office:value-type="float"/>
          <table:table-cell office:value-type="string">
            <text:p>input/data_formal_20240530-1342/meme/MemesDailyBaby_20230201T224216/0.jpg</text:p>
          </table:table-cell>
          <table:table-cell office:value-type="string">
            <text:p>https://twitter.com/MemesDailyBaby/status/1620915465924091910</text:p>
          </table:table-cell>
        </table:table-row>
        <table:table-row>
          <table:table-cell office:value="1728" office:value-type="float"/>
          <table:table-cell office:value-type="string">
            <text:p>Pattern 26</text:p>
          </table:table-cell>
          <table:table-cell office:value="0.2706206326072773" office:value-type="float"/>
          <table:table-cell office:value="0.38879328691767995" office:value-type="float"/>
          <table:table-cell office:value="0.8186984399787385" office:value-type="float"/>
          <table:table-cell office:value-type="string">
            <text:p>input/data_formal_20240530-1342/meme/MemesDailyBaby_20230202T004217/0.jpg</text:p>
          </table:table-cell>
          <table:table-cell office:value-type="string">
            <text:p>https://twitter.com/MemesDailyBaby/status/1620945666313801729</text:p>
          </table:table-cell>
        </table:table-row>
        <table:table-row>
          <table:table-cell office:value="1729" office:value-type="float"/>
          <table:table-cell office:value-type="string">
            <text:p>Pattern 44</text:p>
          </table:table-cell>
          <table:table-cell office:value="0.0823045075388062" office:value-type="float"/>
          <table:table-cell office:value="0.34371555271174187" office:value-type="float"/>
          <table:table-cell office:value="0.8766480650252307" office:value-type="float"/>
          <table:table-cell office:value-type="string">
            <text:p>input/data_formal_20240530-1342/meme/MemesDailyBaby_20230202T024146/0.jpg</text:p>
          </table:table-cell>
          <table:table-cell office:value-type="string">
            <text:p>https://twitter.com/MemesDailyBaby/status/1620975737074229248</text:p>
          </table:table-cell>
        </table:table-row>
        <table:table-row>
          <table:table-cell office:value="1730" office:value-type="float"/>
          <table:table-cell office:value-type="string">
            <text:p>Pattern 42</text:p>
          </table:table-cell>
          <table:table-cell office:value="0.17669748645557223" office:value-type="float"/>
          <table:table-cell office:value="0.4261149660027275" office:value-type="float"/>
          <table:table-cell office:value="0.8610851184446714" office:value-type="float"/>
          <table:table-cell office:value-type="string">
            <text:p>input/data_formal_20240530-1342/meme/MemesDailyBaby_20230202T034125/0.jpg</text:p>
          </table:table-cell>
          <table:table-cell office:value-type="string">
            <text:p>https://twitter.com/247eargasms/status/1620991394348425222</text:p>
          </table:table-cell>
        </table:table-row>
        <table:table-row>
          <table:table-cell office:value="1731" office:value-type="float"/>
          <table:table-cell office:value-type="string">
            <text:p>Pattern 14</text:p>
          </table:table-cell>
          <table:table-cell office:value="0.22859727357398035" office:value-type="float"/>
          <table:table-cell office:value="0.16274862505627077" office:value-type="float"/>
          <table:table-cell office:value="0.8640489158851944" office:value-type="float"/>
          <table:table-cell office:value-type="string">
            <text:p>input/data_formal_20240530-1342/meme/MemesDailyBaby_20230202T034130/0.jpg</text:p>
          </table:table-cell>
          <table:table-cell office:value-type="string">
            <text:p>https://twitter.com/MemesDailyBaby/status/1620990766938980353</text:p>
          </table:table-cell>
        </table:table-row>
        <table:table-row>
          <table:table-cell office:value="1732" office:value-type="float"/>
          <table:table-cell office:value-type="string">
            <text:p>Pattern 25</text:p>
          </table:table-cell>
          <table:table-cell office:value="0.16899500997611222" office:value-type="float"/>
          <table:table-cell office:value="0.30716142521190376" office:value-type="float"/>
          <table:table-cell office:value="0.8515949714963429" office:value-type="float"/>
          <table:table-cell office:value-type="string">
            <text:p>input/data_formal_20240530-1342/meme/MemesDailyBaby_20230202T054254/0.jpg</text:p>
          </table:table-cell>
          <table:table-cell office:value-type="string">
            <text:p>https://twitter.com/MemesDailyBaby/status/1621021320019329024</text:p>
          </table:table-cell>
        </table:table-row>
        <table:table-row>
          <table:table-cell office:value="1733" office:value-type="float"/>
          <table:table-cell office:value-type="string">
            <text:p>Pattern 6</text:p>
          </table:table-cell>
          <table:table-cell office:value="0.16777700044345978" office:value-type="float"/>
          <table:table-cell office:value="0.056704223086781635" office:value-type="float"/>
          <table:table-cell office:value="0.8640004514768916" office:value-type="float"/>
          <table:table-cell office:value-type="string">
            <text:p>input/data_formal_20240530-1342/meme/MemesDailyBaby_20230206T114211/0.jpg</text:p>
          </table:table-cell>
          <table:table-cell office:value-type="string">
            <text:p>https://twitter.com/JadeKatBond/status/1622574871547879426</text:p>
          </table:table-cell>
        </table:table-row>
        <table:table-row>
          <table:table-cell office:value="1734" office:value-type="float"/>
          <table:table-cell office:value-type="string">
            <text:p>Pattern 31</text:p>
          </table:table-cell>
          <table:table-cell office:value="0.21805606442775732" office:value-type="float"/>
          <table:table-cell office:value="0.31998343733097584" office:value-type="float"/>
          <table:table-cell office:value="0.7634410168235789" office:value-type="float"/>
          <table:table-cell office:value-type="string">
            <text:p>input/data_formal_20240530-1342/meme/MemesDailyBaby_20230206T114213/0.jpg</text:p>
          </table:table-cell>
          <table:table-cell office:value-type="string">
            <text:p>https://twitter.com/JadeKatBond/status/1622574755764137985</text:p>
          </table:table-cell>
        </table:table-row>
        <table:table-row>
          <table:table-cell office:value="1735" office:value-type="float"/>
          <table:table-cell office:value-type="string">
            <text:p>Pattern 16</text:p>
          </table:table-cell>
          <table:table-cell office:value="0.19323645421756885" office:value-type="float"/>
          <table:table-cell office:value="0.3417430768515688" office:value-type="float"/>
          <table:table-cell office:value="0.9080447330145042" office:value-type="float"/>
          <table:table-cell office:value-type="string">
            <text:p>input/data_formal_20240530-1342/meme/MemesDailyBaby_20230206T114216/0.jpg</text:p>
          </table:table-cell>
          <table:table-cell office:value-type="string">
            <text:p>https://twitter.com/JadeKatBond/status/1622574818057920512</text:p>
          </table:table-cell>
        </table:table-row>
        <table:table-row>
          <table:table-cell office:value="1736" office:value-type="float"/>
          <table:table-cell office:value-type="string">
            <text:p>Pattern 22</text:p>
          </table:table-cell>
          <table:table-cell office:value="0.1680675562944945" office:value-type="float"/>
          <table:table-cell office:value="0.19007538540578506" office:value-type="float"/>
          <table:table-cell office:value="0.8594847734299804" office:value-type="float"/>
          <table:table-cell office:value-type="string">
            <text:p>input/data_formal_20240530-1342/meme/MemesDailyBaby_20230206T114218/0.jpg</text:p>
          </table:table-cell>
          <table:table-cell office:value-type="string">
            <text:p>https://twitter.com/MemesDailyBaby/status/1622561318690512896</text:p>
          </table:table-cell>
        </table:table-row>
        <table:table-row>
          <table:table-cell office:value="1737" office:value-type="float"/>
          <table:table-cell office:value-type="string">
            <text:p>Pattern 3</text:p>
          </table:table-cell>
          <table:table-cell office:value="0.09847325672187154" office:value-type="float"/>
          <table:table-cell office:value="0.5329293108735386" office:value-type="float"/>
          <table:table-cell office:value="0.8178410204827812" office:value-type="float"/>
          <table:table-cell office:value-type="string">
            <text:p>input/data_formal_20240530-1342/meme/MemesDailyBaby_20230206T114219/0.jpg</text:p>
          </table:table-cell>
          <table:table-cell office:value-type="string">
            <text:p>https://twitter.com/JadeKatBond/status/1622574772310745089</text:p>
          </table:table-cell>
        </table:table-row>
        <table:table-row>
          <table:table-cell office:value="1738" office:value-type="float"/>
          <table:table-cell office:value-type="string">
            <text:p>Pattern 2</text:p>
          </table:table-cell>
          <table:table-cell office:value="0.16395361215123655" office:value-type="float"/>
          <table:table-cell office:value="0.4987520660421253" office:value-type="float"/>
          <table:table-cell office:value="0.8928513819362089" office:value-type="float"/>
          <table:table-cell office:value-type="string">
            <text:p>input/data_formal_20240530-1342/meme/MemesDailyBaby_20230206T114221/0.jpg</text:p>
          </table:table-cell>
          <table:table-cell office:value-type="string">
            <text:p>https://twitter.com/JadeKatBond/status/1622574945036300291</text:p>
          </table:table-cell>
        </table:table-row>
        <table:table-row>
          <table:table-cell office:value="1739" office:value-type="float"/>
          <table:table-cell office:value-type="string">
            <text:p>Pattern 14</text:p>
          </table:table-cell>
          <table:table-cell office:value="0.15204839425048045" office:value-type="float"/>
          <table:table-cell office:value="0.09055131498446384" office:value-type="float"/>
          <table:table-cell office:value="0.9084294587565891" office:value-type="float"/>
          <table:table-cell office:value-type="string">
            <text:p>input/data_formal_20240530-1342/meme/MemesDailyBaby_20230206T114223/0.jpg</text:p>
          </table:table-cell>
          <table:table-cell office:value-type="string">
            <text:p>https://twitter.com/JadeKatBond/status/1622574915055497217</text:p>
          </table:table-cell>
        </table:table-row>
        <table:table-row>
          <table:table-cell office:value="1740" office:value-type="float"/>
          <table:table-cell office:value-type="string">
            <text:p>Pattern 44</text:p>
          </table:table-cell>
          <table:table-cell office:value="0.2103960065181532" office:value-type="float"/>
          <table:table-cell office:value="0.2547910932375579" office:value-type="float"/>
          <table:table-cell office:value="0.8888850333301835" office:value-type="float"/>
          <table:table-cell office:value-type="string">
            <text:p>input/data_formal_20240530-1342/meme/MemesDailyBaby_20230206T114225/0.jpg</text:p>
          </table:table-cell>
          <table:table-cell office:value-type="string">
            <text:p>https://twitter.com/MemesDailyBaby/status/1622561345769029633</text:p>
          </table:table-cell>
        </table:table-row>
        <table:table-row>
          <table:table-cell office:value="1741" office:value-type="float"/>
          <table:table-cell office:value-type="string">
            <text:p>Pattern 2</text:p>
          </table:table-cell>
          <table:table-cell office:value="0.12930487243342878" office:value-type="float"/>
          <table:table-cell office:value="0.328618122788466" office:value-type="float"/>
          <table:table-cell office:value="0.8717732796592654" office:value-type="float"/>
          <table:table-cell office:value-type="string">
            <text:p>input/data_formal_20240530-1342/meme/MemesDailyBaby_20230206T114226/0.jpg</text:p>
          </table:table-cell>
          <table:table-cell office:value-type="string">
            <text:p>https://twitter.com/MemesDailyBaby/status/1622561351267766272</text:p>
          </table:table-cell>
        </table:table-row>
        <table:table-row>
          <table:table-cell office:value="1742" office:value-type="float"/>
          <table:table-cell office:value-type="string">
            <text:p>Pattern 44</text:p>
          </table:table-cell>
          <table:table-cell office:value="0.16759865891393114" office:value-type="float"/>
          <table:table-cell office:value="0.28255985210058354" office:value-type="float"/>
          <table:table-cell office:value="0.8995769171758305" office:value-type="float"/>
          <table:table-cell office:value-type="string">
            <text:p>input/data_formal_20240530-1342/meme/MemesDailyBaby_20230206T124214/0.jpg</text:p>
          </table:table-cell>
          <table:table-cell office:value-type="string">
            <text:p>https://twitter.com/MemesDailyBaby/status/1622576398501130241</text:p>
          </table:table-cell>
        </table:table-row>
        <table:table-row>
          <table:table-cell office:value="1743" office:value-type="float"/>
          <table:table-cell office:value-type="string">
            <text:p>Pattern 39</text:p>
          </table:table-cell>
          <table:table-cell office:value="0.15026814934249672" office:value-type="float"/>
          <table:table-cell office:value="0.11112147482938256" office:value-type="float"/>
          <table:table-cell office:value="0.8973382637667904" office:value-type="float"/>
          <table:table-cell office:value-type="string">
            <text:p>input/data_formal_20240530-1342/meme/MemesDailyBaby_20230212T134119/0.jpg</text:p>
          </table:table-cell>
          <table:table-cell office:value-type="string">
            <text:p>https://twitter.com/MemesDailyBaby/status/1624765594238087172</text:p>
          </table:table-cell>
        </table:table-row>
        <table:table-row>
          <table:table-cell office:value="1744" office:value-type="float"/>
          <table:table-cell office:value-type="string">
            <text:p>Pattern 45</text:p>
          </table:table-cell>
          <table:table-cell office:value="0.20047280079217009" office:value-type="float"/>
          <table:table-cell office:value="0.4315707751216859" office:value-type="float"/>
          <table:table-cell office:value="0.9255164183161123" office:value-type="float"/>
          <table:table-cell office:value-type="string">
            <text:p>input/data_formal_20240530-1342/meme/MemesDailyBaby_20230226T024148/0.jpg</text:p>
          </table:table-cell>
          <table:table-cell office:value-type="string">
            <text:p>https://twitter.com/MemesDailyBaby/status/1629673051750031361</text:p>
          </table:table-cell>
        </table:table-row>
        <table:table-row>
          <table:table-cell office:value="1745" office:value-type="float"/>
          <table:table-cell office:value-type="string">
            <text:p>Pattern 20</text:p>
          </table:table-cell>
          <table:table-cell office:value="0.19714638257749623" office:value-type="float"/>
          <table:table-cell office:value="0.3130891758486986" office:value-type="float"/>
          <table:table-cell office:value="0.9129302469054067" office:value-type="float"/>
          <table:table-cell office:value-type="string">
            <text:p>input/data_formal_20240530-1342/meme/MemesDailyBaby_20230322T164108/0.jpg</text:p>
          </table:table-cell>
          <table:table-cell office:value-type="string">
            <text:p>https://twitter.com/JadeKatBond/status/1638593654867787777</text:p>
          </table:table-cell>
        </table:table-row>
        <table:table-row>
          <table:table-cell office:value="1746" office:value-type="float"/>
          <table:table-cell office:value-type="string">
            <text:p>Pattern 39</text:p>
          </table:table-cell>
          <table:table-cell office:value="0.20619721413061565" office:value-type="float"/>
          <table:table-cell office:value="0.251146350377193" office:value-type="float"/>
          <table:table-cell office:value="0.7671301003214328" office:value-type="float"/>
          <table:table-cell office:value-type="string">
            <text:p>input/data_formal_20240530-1342/meme/MemesDailyBaby_20230323T034147/0.jpg</text:p>
          </table:table-cell>
          <table:table-cell office:value-type="string">
            <text:p>https://twitter.com/JadeKatBond/status/1638751479015301120</text:p>
          </table:table-cell>
        </table:table-row>
        <table:table-row>
          <table:table-cell office:value="1747" office:value-type="float"/>
          <table:table-cell office:value-type="string">
            <text:p>Pattern 9</text:p>
          </table:table-cell>
          <table:table-cell office:value="0.18702220227493543" office:value-type="float"/>
          <table:table-cell office:value="0.28896546938040657" office:value-type="float"/>
          <table:table-cell office:value="0.9315384863577978" office:value-type="float"/>
          <table:table-cell office:value-type="string">
            <text:p>input/data_formal_20240530-1342/meme/MemesDnd_20221222T122443/0.jpg</text:p>
          </table:table-cell>
          <table:table-cell office:value-type="string">
            <text:p>https://twitter.com/JoHess2000/status/1605908412109299715</text:p>
          </table:table-cell>
        </table:table-row>
        <table:table-row>
          <table:table-cell office:value="1748" office:value-type="float"/>
          <table:table-cell office:value-type="string">
            <text:p>Pattern 17</text:p>
          </table:table-cell>
          <table:table-cell office:value="0.12192619261531229" office:value-type="float"/>
          <table:table-cell office:value="0.37520733637769693" office:value-type="float"/>
          <table:table-cell office:value="0.8989272644383703" office:value-type="float"/>
          <table:table-cell office:value-type="string">
            <text:p>input/data_formal_20240530-1342/meme/MemesDnd_20221226T223736/0.jpg</text:p>
          </table:table-cell>
          <table:table-cell office:value-type="string">
            <text:p>https://twitter.com/GreenDevil606/status/1607943631163342848</text:p>
          </table:table-cell>
        </table:table-row>
        <table:table-row>
          <table:table-cell office:value="174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mesfalopaa_20221228T025802/0.jpg</text:p>
          </table:table-cell>
          <table:table-cell office:value-type="string">
            <text:p>https://twitter.com/memesfalopaa/status/1607933864927952897</text:p>
          </table:table-cell>
        </table:table-row>
        <table:table-row>
          <table:table-cell office:value="1750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mesfalopaa_20230316T021625/0.jpg</text:p>
          </table:table-cell>
          <table:table-cell office:value-type="string">
            <text:p>https://twitter.com/memesfalopaa/status/1636189645255098368</text:p>
          </table:table-cell>
        </table:table-row>
        <table:table-row>
          <table:table-cell office:value="1751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mesfalopaa_20230322T191530/0.jpg</text:p>
          </table:table-cell>
          <table:table-cell office:value-type="string">
            <text:p>https://twitter.com/memesfalopaa/status/1638620437008748544</text:p>
          </table:table-cell>
        </table:table-row>
        <table:table-row>
          <table:table-cell office:value="1752" office:value-type="float"/>
          <table:table-cell office:value-type="string">
            <text:p>Pattern 17</text:p>
          </table:table-cell>
          <table:table-cell office:value="0.3107419705300828" office:value-type="float"/>
          <table:table-cell office:value="0.4921038379823255" office:value-type="float"/>
          <table:table-cell office:value="0.8224808648782201" office:value-type="float"/>
          <table:table-cell office:value-type="string">
            <text:p>input/data_formal_20240530-1342/meme/memesmarketapp_20230111T235506/0.jpg</text:p>
          </table:table-cell>
          <table:table-cell office:value-type="string">
            <text:p>https://twitter.com/billhinostroza/status/1613324585209847810</text:p>
          </table:table-cell>
        </table:table-row>
        <table:table-row>
          <table:table-cell office:value="1753" office:value-type="float"/>
          <table:table-cell office:value-type="string">
            <text:p>Pattern 30</text:p>
          </table:table-cell>
          <table:table-cell office:value="0.14220037584973752" office:value-type="float"/>
          <table:table-cell office:value="0.4809644356683399" office:value-type="float"/>
          <table:table-cell office:value="0.9172887843402491" office:value-type="float"/>
          <table:table-cell office:value-type="string">
            <text:p>input/data_formal_20240530-1342/meme/memesofredditt_20221123T051354/0.jpg</text:p>
          </table:table-cell>
          <table:table-cell office:value-type="string">
            <text:p>https://twitter.com/emiliovigil5/status/1613295567152578560</text:p>
          </table:table-cell>
        </table:table-row>
        <table:table-row>
          <table:table-cell office:value="1754" office:value-type="float"/>
          <table:table-cell office:value-type="string">
            <text:p>Pattern 12</text:p>
          </table:table-cell>
          <table:table-cell office:value="0.18712269252798402" office:value-type="float"/>
          <table:table-cell office:value="0.09545202957236981" office:value-type="float"/>
          <table:table-cell office:value="0.6561407360697608" office:value-type="float"/>
          <table:table-cell office:value-type="string">
            <text:p>input/data_formal_20240530-1342/meme/memesofredditt_20221227T233347/0.jpg</text:p>
          </table:table-cell>
          <table:table-cell office:value-type="string">
            <text:p>https://twitter.com/memesofredditt/status/1607882467137945602</text:p>
          </table:table-cell>
        </table:table-row>
        <table:table-row>
          <table:table-cell office:value="1755" office:value-type="float"/>
          <table:table-cell office:value-type="string">
            <text:p>Pattern 29</text:p>
          </table:table-cell>
          <table:table-cell office:value="0.2757633979525454" office:value-type="float"/>
          <table:table-cell office:value="0.24599484456327364" office:value-type="float"/>
          <table:table-cell office:value="0.7775307904609603" office:value-type="float"/>
          <table:table-cell office:value-type="string">
            <text:p>input/data_formal_20240530-1342/meme/memesofredditt_20221228T000334/0.jpg</text:p>
          </table:table-cell>
          <table:table-cell office:value-type="string">
            <text:p>https://twitter.com/memesofredditt/status/1607889961281359872</text:p>
          </table:table-cell>
        </table:table-row>
        <table:table-row>
          <table:table-cell office:value="1756" office:value-type="float"/>
          <table:table-cell office:value-type="string">
            <text:p>Pattern 12</text:p>
          </table:table-cell>
          <table:table-cell office:value="0.19694750701216127" office:value-type="float"/>
          <table:table-cell office:value="0.19676597732853277" office:value-type="float"/>
          <table:table-cell office:value="0.7468862849178657" office:value-type="float"/>
          <table:table-cell office:value-type="string">
            <text:p>input/data_formal_20240530-1342/meme/memesofredditt_20221228T003335/0.jpg</text:p>
          </table:table-cell>
          <table:table-cell office:value-type="string">
            <text:p>https://twitter.com/memesofredditt/status/1607897515168305152</text:p>
          </table:table-cell>
        </table:table-row>
        <table:table-row>
          <table:table-cell office:value="1757" office:value-type="float"/>
          <table:table-cell office:value-type="string">
            <text:p>Pattern 31</text:p>
          </table:table-cell>
          <table:table-cell office:value="0.22535747891608723" office:value-type="float"/>
          <table:table-cell office:value="0.39987939976144343" office:value-type="float"/>
          <table:table-cell office:value="0.5323079952640383" office:value-type="float"/>
          <table:table-cell office:value-type="string">
            <text:p>input/data_formal_20240530-1342/meme/memesofredditt_20221228T015846/0.jpg</text:p>
          </table:table-cell>
          <table:table-cell office:value-type="string">
            <text:p>https://twitter.com/memesofredditt/status/1607918952574849024</text:p>
          </table:table-cell>
        </table:table-row>
        <table:table-row>
          <table:table-cell office:value="1758" office:value-type="float"/>
          <table:table-cell office:value-type="string">
            <text:p>Pattern 17</text:p>
          </table:table-cell>
          <table:table-cell office:value="0.17689700611800474" office:value-type="float"/>
          <table:table-cell office:value="0.4535796320437913" office:value-type="float"/>
          <table:table-cell office:value="0.8853803979536821" office:value-type="float"/>
          <table:table-cell office:value-type="string">
            <text:p>input/data_formal_20240530-1342/meme/memesofredditt_20221228T032338/0.jpg</text:p>
          </table:table-cell>
          <table:table-cell office:value-type="string">
            <text:p>https://twitter.com/memesofredditt/status/1607940309861732352</text:p>
          </table:table-cell>
        </table:table-row>
        <table:table-row>
          <table:table-cell office:value="1759" office:value-type="float"/>
          <table:table-cell office:value-type="string">
            <text:p>Pattern 6</text:p>
          </table:table-cell>
          <table:table-cell office:value="0.14840249869236205" office:value-type="float"/>
          <table:table-cell office:value="0.08588826128359711" office:value-type="float"/>
          <table:table-cell office:value="0.8660177072954944" office:value-type="float"/>
          <table:table-cell office:value-type="string">
            <text:p>input/data_formal_20240530-1342/meme/memesofredditt_20221228T035350/0.jpg</text:p>
          </table:table-cell>
          <table:table-cell office:value-type="string">
            <text:p>https://twitter.com/memesofredditt/status/1607947908619423746</text:p>
          </table:table-cell>
        </table:table-row>
        <table:table-row>
          <table:table-cell office:value="1760" office:value-type="float"/>
          <table:table-cell office:value-type="string">
            <text:p>Pattern 6</text:p>
          </table:table-cell>
          <table:table-cell office:value="0.21464119390217148" office:value-type="float"/>
          <table:table-cell office:value="0.13162957704827666" office:value-type="float"/>
          <table:table-cell office:value="0.8417000802904508" office:value-type="float"/>
          <table:table-cell office:value-type="string">
            <text:p>input/data_formal_20240530-1342/meme/memesofredditt_20221228T041851/0.jpg</text:p>
          </table:table-cell>
          <table:table-cell office:value-type="string">
            <text:p>https://twitter.com/memesofredditt/status/1607954204731006976</text:p>
          </table:table-cell>
        </table:table-row>
        <table:table-row>
          <table:table-cell office:value="1761" office:value-type="float"/>
          <table:table-cell office:value-type="string">
            <text:p>Pattern 33</text:p>
          </table:table-cell>
          <table:table-cell office:value="0.18837883040860273" office:value-type="float"/>
          <table:table-cell office:value="0.39257424463833673" office:value-type="float"/>
          <table:table-cell office:value="0.8912579216040375" office:value-type="float"/>
          <table:table-cell office:value-type="string">
            <text:p>input/data_formal_20240530-1342/meme/memesofredditt_20221228T044849/0.jpg</text:p>
          </table:table-cell>
          <table:table-cell office:value-type="string">
            <text:p>https://twitter.com/memesofredditt/status/1607961747222134784</text:p>
          </table:table-cell>
        </table:table-row>
        <table:table-row>
          <table:table-cell office:value="1762" office:value-type="float"/>
          <table:table-cell office:value-type="string">
            <text:p>Pattern 40</text:p>
          </table:table-cell>
          <table:table-cell office:value="0.2503402053250949" office:value-type="float"/>
          <table:table-cell office:value="0.15311514325993036" office:value-type="float"/>
          <table:table-cell office:value="0.6797687531104093" office:value-type="float"/>
          <table:table-cell office:value-type="string">
            <text:p>input/data_formal_20240530-1342/meme/memesofredditt_20221228T051844/0.jpg</text:p>
          </table:table-cell>
          <table:table-cell office:value-type="string">
            <text:p>https://twitter.com/memesofredditt/status/1607969274307698688</text:p>
          </table:table-cell>
        </table:table-row>
        <table:table-row>
          <table:table-cell office:value="1763" office:value-type="float"/>
          <table:table-cell office:value-type="string">
            <text:p>Pattern 20</text:p>
          </table:table-cell>
          <table:table-cell office:value="0.17123714413633712" office:value-type="float"/>
          <table:table-cell office:value="0.38801569272655906" office:value-type="float"/>
          <table:table-cell office:value="0.806144198113328" office:value-type="float"/>
          <table:table-cell office:value-type="string">
            <text:p>input/data_formal_20240530-1342/meme/memesofredditt_20221228T054841/0.jpg</text:p>
          </table:table-cell>
          <table:table-cell office:value-type="string">
            <text:p>https://twitter.com/memesofredditt/status/1607976810490339328</text:p>
          </table:table-cell>
        </table:table-row>
        <table:table-row>
          <table:table-cell office:value="1764" office:value-type="float"/>
          <table:table-cell office:value-type="string">
            <text:p>Pattern 11</text:p>
          </table:table-cell>
          <table:table-cell office:value="0.14254541464012904" office:value-type="float"/>
          <table:table-cell office:value="0.4793567216083824" office:value-type="float"/>
          <table:table-cell office:value="0.9405599377167969" office:value-type="float"/>
          <table:table-cell office:value-type="string">
            <text:p>input/data_formal_20240530-1342/meme/memesofredditt_20221228T061154/0.jpg</text:p>
          </table:table-cell>
          <table:table-cell office:value-type="string">
            <text:p>https://twitter.com/memesofredditt/status/1607982656829923329</text:p>
          </table:table-cell>
        </table:table-row>
        <table:table-row>
          <table:table-cell office:value="1765" office:value-type="float"/>
          <table:table-cell office:value-type="string">
            <text:p>Pattern 22</text:p>
          </table:table-cell>
          <table:table-cell office:value="0.1158811778629481" office:value-type="float"/>
          <table:table-cell office:value="0.47121544472840904" office:value-type="float"/>
          <table:table-cell office:value="0.8436331981274487" office:value-type="float"/>
          <table:table-cell office:value-type="string">
            <text:p>input/data_formal_20240530-1342/meme/memesofredditt_20230105T102833/0.jpg</text:p>
          </table:table-cell>
          <table:table-cell office:value-type="string">
            <text:p>https://twitter.com/memesofredditt/status/1610946347342888960</text:p>
          </table:table-cell>
        </table:table-row>
        <table:table-row>
          <table:table-cell office:value="1766" office:value-type="float"/>
          <table:table-cell office:value-type="string">
            <text:p>Pattern 36</text:p>
          </table:table-cell>
          <table:table-cell office:value="0.15951010135185956" office:value-type="float"/>
          <table:table-cell office:value="0.25498676079458427" office:value-type="float"/>
          <table:table-cell office:value="0.6966461211024004" office:value-type="float"/>
          <table:table-cell office:value-type="string">
            <text:p>input/data_formal_20240530-1342/meme/memesofredditt_20230105T105317/0.jpg</text:p>
          </table:table-cell>
          <table:table-cell office:value-type="string">
            <text:p>https://twitter.com/memesofredditt/status/1610952571224571905</text:p>
          </table:table-cell>
        </table:table-row>
        <table:table-row>
          <table:table-cell office:value="1767" office:value-type="float"/>
          <table:table-cell office:value-type="string">
            <text:p>Pattern 45</text:p>
          </table:table-cell>
          <table:table-cell office:value="0.20263706443709437" office:value-type="float"/>
          <table:table-cell office:value="0.3847880072762177" office:value-type="float"/>
          <table:table-cell office:value="0.8567079433329453" office:value-type="float"/>
          <table:table-cell office:value-type="string">
            <text:p>input/data_formal_20240530-1342/meme/memesofredditt_20230105T112356/0.jpg</text:p>
          </table:table-cell>
          <table:table-cell office:value-type="string">
            <text:p>https://twitter.com/memesofredditt/status/1610960281835798528</text:p>
          </table:table-cell>
        </table:table-row>
        <table:table-row>
          <table:table-cell office:value="1768" office:value-type="float"/>
          <table:table-cell office:value-type="string">
            <text:p>Pattern 20</text:p>
          </table:table-cell>
          <table:table-cell office:value="0.1271126242087649" office:value-type="float"/>
          <table:table-cell office:value="0.37401697541553397" office:value-type="float"/>
          <table:table-cell office:value="0.7107553955979606" office:value-type="float"/>
          <table:table-cell office:value-type="string">
            <text:p>input/data_formal_20240530-1342/meme/memesofredditt_20230105T115404/0.jpg</text:p>
          </table:table-cell>
          <table:table-cell office:value-type="string">
            <text:p>https://twitter.com/memesofredditt/status/1610967867142332416</text:p>
          </table:table-cell>
        </table:table-row>
        <table:table-row>
          <table:table-cell office:value="1769" office:value-type="float"/>
          <table:table-cell office:value-type="string">
            <text:p>Pattern 35</text:p>
          </table:table-cell>
          <table:table-cell office:value="0.17764396979455707" office:value-type="float"/>
          <table:table-cell office:value="0.41301817583954387" office:value-type="float"/>
          <table:table-cell office:value="0.7245130049498854" office:value-type="float"/>
          <table:table-cell office:value-type="string">
            <text:p>input/data_formal_20240530-1342/meme/memesofredditt_20230105T122734/0.jpg</text:p>
          </table:table-cell>
          <table:table-cell office:value-type="string">
            <text:p>https://twitter.com/memesofredditt/status/1610976295860453376</text:p>
          </table:table-cell>
        </table:table-row>
        <table:table-row>
          <table:table-cell office:value="1770" office:value-type="float"/>
          <table:table-cell office:value-type="string">
            <text:p>Pattern 26</text:p>
          </table:table-cell>
          <table:table-cell office:value="0.1855687007854716" office:value-type="float"/>
          <table:table-cell office:value="0.35589396789229777" office:value-type="float"/>
          <table:table-cell office:value="0.8292977972366465" office:value-type="float"/>
          <table:table-cell office:value-type="string">
            <text:p>input/data_formal_20240530-1342/meme/memesofredditt_20230106T052856/0.jpg</text:p>
          </table:table-cell>
          <table:table-cell office:value-type="string">
            <text:p>https://twitter.com/memesofredditt/status/1611233334625017858</text:p>
          </table:table-cell>
        </table:table-row>
        <table:table-row>
          <table:table-cell office:value="1771" office:value-type="float"/>
          <table:table-cell office:value-type="string">
            <text:p>Pattern 46</text:p>
          </table:table-cell>
          <table:table-cell office:value="0.1738561275077482" office:value-type="float"/>
          <table:table-cell office:value="0.24117486860949525" office:value-type="float"/>
          <table:table-cell office:value="0.8030313634709323" office:value-type="float"/>
          <table:table-cell office:value-type="string">
            <text:p>input/data_formal_20240530-1342/meme/memesofredditt_20230106T072357/0.jpg</text:p>
          </table:table-cell>
          <table:table-cell office:value-type="string">
            <text:p>https://twitter.com/memesofredditt/status/1611262276970987520</text:p>
          </table:table-cell>
        </table:table-row>
        <table:table-row>
          <table:table-cell office:value="1772" office:value-type="float"/>
          <table:table-cell office:value-type="string">
            <text:p>Pattern 40</text:p>
          </table:table-cell>
          <table:table-cell office:value="0.10273706230978577" office:value-type="float"/>
          <table:table-cell office:value="0.10027594864816114" office:value-type="float"/>
          <table:table-cell office:value="0.5743355689932254" office:value-type="float"/>
          <table:table-cell office:value-type="string">
            <text:p>input/data_formal_20240530-1342/meme/memesofredditt_20230106T075341/0.jpg</text:p>
          </table:table-cell>
          <table:table-cell office:value-type="string">
            <text:p>https://twitter.com/memesofredditt/status/1611269760276111362</text:p>
          </table:table-cell>
        </table:table-row>
        <table:table-row>
          <table:table-cell office:value="1773" office:value-type="float"/>
          <table:table-cell office:value-type="string">
            <text:p>Pattern 37</text:p>
          </table:table-cell>
          <table:table-cell office:value="0.11025118979740242" office:value-type="float"/>
          <table:table-cell office:value="0.2988216084170846" office:value-type="float"/>
          <table:table-cell office:value="0.7052118758186682" office:value-type="float"/>
          <table:table-cell office:value-type="string">
            <text:p>input/data_formal_20240530-1342/meme/memesofredditt_20230106T082407/0.jpg</text:p>
          </table:table-cell>
          <table:table-cell office:value-type="string">
            <text:p>https://twitter.com/memesofredditt/status/1611277418316140546</text:p>
          </table:table-cell>
        </table:table-row>
        <table:table-row>
          <table:table-cell office:value="1774" office:value-type="float"/>
          <table:table-cell office:value-type="string">
            <text:p>Pattern 24</text:p>
          </table:table-cell>
          <table:table-cell office:value="0.14413822410611252" office:value-type="float"/>
          <table:table-cell office:value="0.4617825990837038" office:value-type="float"/>
          <table:table-cell office:value="4.726276256785901e-07" office:value-type="float"/>
          <table:table-cell office:value-type="string">
            <text:p>input/data_formal_20240530-1342/meme/memesofredditt_20230106T084908/0.jpg</text:p>
          </table:table-cell>
          <table:table-cell office:value-type="string">
            <text:p>https://twitter.com/memesofredditt/status/1611283713375059969</text:p>
          </table:table-cell>
        </table:table-row>
        <table:table-row>
          <table:table-cell office:value="1775" office:value-type="float"/>
          <table:table-cell office:value-type="string">
            <text:p>Pattern 30</text:p>
          </table:table-cell>
          <table:table-cell office:value="0.24240869081141364" office:value-type="float"/>
          <table:table-cell office:value="0.3931740683498086" office:value-type="float"/>
          <table:table-cell office:value="0.7564015234964591" office:value-type="float"/>
          <table:table-cell office:value-type="string">
            <text:p>input/data_formal_20240530-1342/meme/memesofredditt_20230111T221419/0.jpg</text:p>
          </table:table-cell>
          <table:table-cell office:value-type="string">
            <text:p>https://twitter.com/memesofredditt/status/1613298285598441478</text:p>
          </table:table-cell>
        </table:table-row>
        <table:table-row>
          <table:table-cell office:value="1776" office:value-type="float"/>
          <table:table-cell office:value-type="string">
            <text:p>Pattern 22</text:p>
          </table:table-cell>
          <table:table-cell office:value="0.21995251689150658" office:value-type="float"/>
          <table:table-cell office:value="0.23310955618194593" office:value-type="float"/>
          <table:table-cell office:value="0.8161847738621378" office:value-type="float"/>
          <table:table-cell office:value-type="string">
            <text:p>input/data_formal_20240530-1342/meme/memesofredditt_20230111T233859/0.jpg</text:p>
          </table:table-cell>
          <table:table-cell office:value-type="string">
            <text:p>https://twitter.com/memesofredditt/status/1613319592151060483</text:p>
          </table:table-cell>
        </table:table-row>
        <table:table-row>
          <table:table-cell office:value="1777" office:value-type="float"/>
          <table:table-cell office:value-type="string">
            <text:p>Pattern 14</text:p>
          </table:table-cell>
          <table:table-cell office:value="0.12373740663816549" office:value-type="float"/>
          <table:table-cell office:value="0.25194236345967624" office:value-type="float"/>
          <table:table-cell office:value="0.7977975142882147" office:value-type="float"/>
          <table:table-cell office:value-type="string">
            <text:p>input/data_formal_20240530-1342/meme/memesofredditt_20230111T233903/0.jpg</text:p>
          </table:table-cell>
          <table:table-cell office:value-type="string">
            <text:p>https://twitter.com/memesofredditt/status/1613319610937253891</text:p>
          </table:table-cell>
        </table:table-row>
        <table:table-row>
          <table:table-cell office:value="1778" office:value-type="float"/>
          <table:table-cell office:value-type="string">
            <text:p>Pattern 26</text:p>
          </table:table-cell>
          <table:table-cell office:value="0.18929113636400324" office:value-type="float"/>
          <table:table-cell office:value="0.3348946951325423" office:value-type="float"/>
          <table:table-cell office:value="0.749728390028273" office:value-type="float"/>
          <table:table-cell office:value-type="string">
            <text:p>input/data_formal_20240530-1342/meme/memesofredditt_20230201T220924/0.jpg</text:p>
          </table:table-cell>
          <table:table-cell office:value-type="string">
            <text:p>https://twitter.com/memesofredditt/status/1620907191115857920</text:p>
          </table:table-cell>
        </table:table-row>
        <table:table-row>
          <table:table-cell office:value="177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mesofredditt_20230201T223908/0.jpg</text:p>
          </table:table-cell>
          <table:table-cell office:value-type="string">
            <text:p>https://twitter.com/memesofredditt/status/1620914677436846082</text:p>
          </table:table-cell>
        </table:table-row>
        <table:table-row>
          <table:table-cell office:value="1780" office:value-type="float"/>
          <table:table-cell office:value-type="string">
            <text:p>Pattern 10</text:p>
          </table:table-cell>
          <table:table-cell office:value="0.1427811107552091" office:value-type="float"/>
          <table:table-cell office:value="0.22290359123354883" office:value-type="float"/>
          <table:table-cell office:value="0.8289975611738782" office:value-type="float"/>
          <table:table-cell office:value-type="string">
            <text:p>input/data_formal_20240530-1342/meme/memesofredditt_20230201T230841/0.jpg</text:p>
          </table:table-cell>
          <table:table-cell office:value-type="string">
            <text:p>https://twitter.com/memesofredditt/status/1620922112264355841</text:p>
          </table:table-cell>
        </table:table-row>
        <table:table-row>
          <table:table-cell office:value="1781" office:value-type="float"/>
          <table:table-cell office:value-type="string">
            <text:p>Pattern 6</text:p>
          </table:table-cell>
          <table:table-cell office:value="0.25188016064524377" office:value-type="float"/>
          <table:table-cell office:value="0.17640580295510355" office:value-type="float"/>
          <table:table-cell office:value="0.9338782169019565" office:value-type="float"/>
          <table:table-cell office:value-type="string">
            <text:p>input/data_formal_20240530-1342/meme/memesofredditt_20230202T003402/0.jpg</text:p>
          </table:table-cell>
          <table:table-cell office:value-type="string">
            <text:p>https://twitter.com/memesofredditt/status/1620943592507281408</text:p>
          </table:table-cell>
        </table:table-row>
        <table:table-row>
          <table:table-cell office:value="1782" office:value-type="float"/>
          <table:table-cell office:value-type="string">
            <text:p>Pattern 21</text:p>
          </table:table-cell>
          <table:table-cell office:value="0.11281221244116271" office:value-type="float"/>
          <table:table-cell office:value="0.23982248651049087" office:value-type="float"/>
          <table:table-cell office:value="0.8582474010137836" office:value-type="float"/>
          <table:table-cell office:value-type="string">
            <text:p>input/data_formal_20240530-1342/meme/memesofredditt_20230202T010315/0.jpg</text:p>
          </table:table-cell>
          <table:table-cell office:value-type="string">
            <text:p>https://twitter.com/memesofredditt/status/1620950942643326976</text:p>
          </table:table-cell>
        </table:table-row>
        <table:table-row>
          <table:table-cell office:value="1783" office:value-type="float"/>
          <table:table-cell office:value-type="string">
            <text:p>Pattern 18</text:p>
          </table:table-cell>
          <table:table-cell office:value="0.19580320724512792" office:value-type="float"/>
          <table:table-cell office:value="0.36805647321606944" office:value-type="float"/>
          <table:table-cell office:value="0.713404935044703" office:value-type="float"/>
          <table:table-cell office:value-type="string">
            <text:p>input/data_formal_20240530-1342/meme/memesofredditt_20230202T013635/0.jpg</text:p>
          </table:table-cell>
          <table:table-cell office:value-type="string">
            <text:p>https://twitter.com/memesofredditt/status/1620959334271180801</text:p>
          </table:table-cell>
        </table:table-row>
        <table:table-row>
          <table:table-cell office:value="1784" office:value-type="float"/>
          <table:table-cell office:value-type="string">
            <text:p>Pattern 17</text:p>
          </table:table-cell>
          <table:table-cell office:value="0.1656755541795058" office:value-type="float"/>
          <table:table-cell office:value="0.37863920201902496" office:value-type="float"/>
          <table:table-cell office:value="0.8559573443383285" office:value-type="float"/>
          <table:table-cell office:value-type="string">
            <text:p>input/data_formal_20240530-1342/meme/memesofredditt_20230202T013640/0.jpg</text:p>
          </table:table-cell>
          <table:table-cell office:value-type="string">
            <text:p>https://twitter.com/memesofredditt/status/1620959353460121600</text:p>
          </table:table-cell>
        </table:table-row>
        <table:table-row>
          <table:table-cell office:value="1785" office:value-type="float"/>
          <table:table-cell office:value-type="string">
            <text:p>Pattern 38</text:p>
          </table:table-cell>
          <table:table-cell office:value="0.10518969593322436" office:value-type="float"/>
          <table:table-cell office:value="0.40276336367536314" office:value-type="float"/>
          <table:table-cell office:value="0.46477851662954245" office:value-type="float"/>
          <table:table-cell office:value-type="string">
            <text:p>input/data_formal_20240530-1342/meme/memesofredditt_20230202T035428/0.jpg</text:p>
          </table:table-cell>
          <table:table-cell office:value-type="string">
            <text:p>https://twitter.com/memesofredditt/status/1620994032661921793</text:p>
          </table:table-cell>
        </table:table-row>
        <table:table-row>
          <table:table-cell office:value="1786" office:value-type="float"/>
          <table:table-cell office:value-type="string">
            <text:p>Pattern 16</text:p>
          </table:table-cell>
          <table:table-cell office:value="0.1716972337861025" office:value-type="float"/>
          <table:table-cell office:value="0.3795358326844494" office:value-type="float"/>
          <table:table-cell office:value="0.8378950304142548" office:value-type="float"/>
          <table:table-cell office:value-type="string">
            <text:p>input/data_formal_20240530-1342/meme/memesofredditt_20230202T035432/0.jpg</text:p>
          </table:table-cell>
          <table:table-cell office:value-type="string">
            <text:p>https://twitter.com/memesofredditt/status/1620994047404818433</text:p>
          </table:table-cell>
        </table:table-row>
        <table:table-row>
          <table:table-cell office:value="1787" office:value-type="float"/>
          <table:table-cell office:value-type="string">
            <text:p>Pattern 6</text:p>
          </table:table-cell>
          <table:table-cell office:value="0.23789681751363168" office:value-type="float"/>
          <table:table-cell office:value="0.24221412561980807" office:value-type="float"/>
          <table:table-cell office:value="0.8405719960614544" office:value-type="float"/>
          <table:table-cell office:value-type="string">
            <text:p>input/data_formal_20240530-1342/meme/memesofredditt_20230202T044909/0.jpg</text:p>
          </table:table-cell>
          <table:table-cell office:value-type="string">
            <text:p>https://twitter.com/memesofredditt/status/1621007791900004354</text:p>
          </table:table-cell>
        </table:table-row>
        <table:table-row>
          <table:table-cell office:value="1788" office:value-type="float"/>
          <table:table-cell office:value-type="string">
            <text:p>Pattern 14</text:p>
          </table:table-cell>
          <table:table-cell office:value="0.22066254014011022" office:value-type="float"/>
          <table:table-cell office:value="0.17124642893430758" office:value-type="float"/>
          <table:table-cell office:value="0.8572681607046481" office:value-type="float"/>
          <table:table-cell office:value-type="string">
            <text:p>input/data_formal_20240530-1342/meme/memesofredditt_20230202T054449/0.jpg</text:p>
          </table:table-cell>
          <table:table-cell office:value-type="string">
            <text:p>https://twitter.com/memesofredditt/status/1621021800455888898</text:p>
          </table:table-cell>
        </table:table-row>
        <table:table-row>
          <table:table-cell office:value="1789" office:value-type="float"/>
          <table:table-cell office:value-type="string">
            <text:p>Pattern 35</text:p>
          </table:table-cell>
          <table:table-cell office:value="0.14671016590208213" office:value-type="float"/>
          <table:table-cell office:value="0.2924392614388068" office:value-type="float"/>
          <table:table-cell office:value="0.5920259766336279" office:value-type="float"/>
          <table:table-cell office:value-type="string">
            <text:p>input/data_formal_20240530-1342/meme/memesofredditt_20230206T104356/0.jpg</text:p>
          </table:table-cell>
          <table:table-cell office:value-type="string">
            <text:p>https://twitter.com/memesofredditt/status/1622546627067097088</text:p>
          </table:table-cell>
        </table:table-row>
        <table:table-row>
          <table:table-cell office:value="1790" office:value-type="float"/>
          <table:table-cell office:value-type="string">
            <text:p>Pattern 8</text:p>
          </table:table-cell>
          <table:table-cell office:value="0.1660910566319852" office:value-type="float"/>
          <table:table-cell office:value="0.22280868771827783" office:value-type="float"/>
          <table:table-cell office:value="7.884953353001448e-08" office:value-type="float"/>
          <table:table-cell office:value-type="string">
            <text:p>input/data_formal_20240530-1342/meme/memesofredditt_20230206T104359/0.jpg</text:p>
          </table:table-cell>
          <table:table-cell office:value-type="string">
            <text:p>https://twitter.com/memesofredditt/status/1622546640719470593</text:p>
          </table:table-cell>
        </table:table-row>
        <table:table-row>
          <table:table-cell office:value="1791" office:value-type="float"/>
          <table:table-cell office:value-type="string">
            <text:p>Pattern 21</text:p>
          </table:table-cell>
          <table:table-cell office:value="0.1516451854403533" office:value-type="float"/>
          <table:table-cell office:value="0.28443587310857815" office:value-type="float"/>
          <table:table-cell office:value="0.6898015138668346" office:value-type="float"/>
          <table:table-cell office:value-type="string">
            <text:p>input/data_formal_20240530-1342/meme/memesofredditt_20230206T114411/0.jpg</text:p>
          </table:table-cell>
          <table:table-cell office:value-type="string">
            <text:p>https://twitter.com/memesofredditt/status/1622561789853442053</text:p>
          </table:table-cell>
        </table:table-row>
        <table:table-row>
          <table:table-cell office:value="1792" office:value-type="float"/>
          <table:table-cell office:value-type="string">
            <text:p>Pattern 36</text:p>
          </table:table-cell>
          <table:table-cell office:value="0.1982058925385495" office:value-type="float"/>
          <table:table-cell office:value="0.449499245468169" office:value-type="float"/>
          <table:table-cell office:value="0.4509454761642945" office:value-type="float"/>
          <table:table-cell office:value-type="string">
            <text:p>input/data_formal_20240530-1342/meme/memesofredditt_20230206T114415/0.jpg</text:p>
          </table:table-cell>
          <table:table-cell office:value-type="string">
            <text:p>https://twitter.com/memesofredditt/status/1622561807138230272</text:p>
          </table:table-cell>
        </table:table-row>
        <table:table-row>
          <table:table-cell office:value="1793" office:value-type="float"/>
          <table:table-cell office:value-type="string">
            <text:p>Pattern 21</text:p>
          </table:table-cell>
          <table:table-cell office:value="0.10125764141449323" office:value-type="float"/>
          <table:table-cell office:value="0.270665278089541" office:value-type="float"/>
          <table:table-cell office:value="0.5871435152661191" office:value-type="float"/>
          <table:table-cell office:value-type="string">
            <text:p>input/data_formal_20240530-1342/meme/memesofredditt_20230206T123343/0.jpg</text:p>
          </table:table-cell>
          <table:table-cell office:value-type="string">
            <text:p>https://twitter.com/memesofredditt/status/1622574256793042944</text:p>
          </table:table-cell>
        </table:table-row>
        <table:table-row>
          <table:table-cell office:value="1794" office:value-type="float"/>
          <table:table-cell office:value-type="string">
            <text:p>Pattern 37</text:p>
          </table:table-cell>
          <table:table-cell office:value="0.10263279779657508" office:value-type="float"/>
          <table:table-cell office:value="0.3759404565605335" office:value-type="float"/>
          <table:table-cell office:value="0.7417170775170776" office:value-type="float"/>
          <table:table-cell office:value-type="string">
            <text:p>input/data_formal_20240530-1342/meme/memesofredditt_20230206T140451/0.jpg</text:p>
          </table:table-cell>
          <table:table-cell office:value-type="string">
            <text:p>https://twitter.com/memesofredditt/status/1622597189917720577</text:p>
          </table:table-cell>
        </table:table-row>
        <table:table-row>
          <table:table-cell office:value="1795" office:value-type="float"/>
          <table:table-cell office:value-type="string">
            <text:p>Pattern 33</text:p>
          </table:table-cell>
          <table:table-cell office:value="0.12402885893697099" office:value-type="float"/>
          <table:table-cell office:value="0.24193449362409994" office:value-type="float"/>
          <table:table-cell office:value="0.8014740720716584" office:value-type="float"/>
          <table:table-cell office:value-type="string">
            <text:p>input/data_formal_20240530-1342/meme/memesofredditt_20230206T140456/0.jpg</text:p>
          </table:table-cell>
          <table:table-cell office:value-type="string">
            <text:p>https://twitter.com/memesofredditt/status/1622597210675245058</text:p>
          </table:table-cell>
        </table:table-row>
        <table:table-row>
          <table:table-cell office:value="1796" office:value-type="float"/>
          <table:table-cell office:value-type="string">
            <text:p>Pattern 27</text:p>
          </table:table-cell>
          <table:table-cell office:value="0.13944629734259936" office:value-type="float"/>
          <table:table-cell office:value="0.3118306484214396" office:value-type="float"/>
          <table:table-cell office:value="0.26278221287871184" office:value-type="float"/>
          <table:table-cell office:value-type="string">
            <text:p>input/data_formal_20240530-1342/meme/memesofredditt_20230206T143518/0.jpg</text:p>
          </table:table-cell>
          <table:table-cell office:value-type="string">
            <text:p>https://twitter.com/memesofredditt/status/1622604854555189248</text:p>
          </table:table-cell>
        </table:table-row>
        <table:table-row>
          <table:table-cell office:value="1797" office:value-type="float"/>
          <table:table-cell office:value-type="string">
            <text:p>Pattern 39</text:p>
          </table:table-cell>
          <table:table-cell office:value="0.1562093344923367" office:value-type="float"/>
          <table:table-cell office:value="0.22344006031536284" office:value-type="float"/>
          <table:table-cell office:value="0.8158823734816912" office:value-type="float"/>
          <table:table-cell office:value-type="string">
            <text:p>input/data_formal_20240530-1342/meme/memesofredditt_20230206T143522/0.jpg</text:p>
          </table:table-cell>
          <table:table-cell office:value-type="string">
            <text:p>https://twitter.com/memesofredditt/status/1622604871273783296</text:p>
          </table:table-cell>
        </table:table-row>
        <table:table-row>
          <table:table-cell office:value="1798" office:value-type="float"/>
          <table:table-cell office:value-type="string">
            <text:p>Pattern 41</text:p>
          </table:table-cell>
          <table:table-cell office:value="0.1917568091402566" office:value-type="float"/>
          <table:table-cell office:value="0.1955921920745564" office:value-type="float"/>
          <table:table-cell office:value="0.6622132648149329" office:value-type="float"/>
          <table:table-cell office:value-type="string">
            <text:p>input/data_formal_20240530-1342/meme/memesofredditt_20230206T143524/0.jpg</text:p>
          </table:table-cell>
          <table:table-cell office:value-type="string">
            <text:p>https://twitter.com/memesofredditt/status/1622604881193320450</text:p>
          </table:table-cell>
        </table:table-row>
        <table:table-row>
          <table:table-cell office:value="1799" office:value-type="float"/>
          <table:table-cell office:value-type="string">
            <text:p>Pattern 16</text:p>
          </table:table-cell>
          <table:table-cell office:value="0.22369157115456784" office:value-type="float"/>
          <table:table-cell office:value="0.304348760992336" office:value-type="float"/>
          <table:table-cell office:value="0.7556964854604258" office:value-type="float"/>
          <table:table-cell office:value-type="string">
            <text:p>input/data_formal_20240530-1342/meme/memesofredditt_20230206T145842/0.jpg</text:p>
          </table:table-cell>
          <table:table-cell office:value-type="string">
            <text:p>https://twitter.com/memesofredditt/status/1622610742720569344</text:p>
          </table:table-cell>
        </table:table-row>
        <table:table-row>
          <table:table-cell office:value="1800" office:value-type="float"/>
          <table:table-cell office:value-type="string">
            <text:p>Pattern 22</text:p>
          </table:table-cell>
          <table:table-cell office:value="0.11421454312610047" office:value-type="float"/>
          <table:table-cell office:value="0.20888419811690412" office:value-type="float"/>
          <table:table-cell office:value="0.7884063508720093" office:value-type="float"/>
          <table:table-cell office:value-type="string">
            <text:p>input/data_formal_20240530-1342/meme/memesofredditt_20230206T152843/0.jpg</text:p>
          </table:table-cell>
          <table:table-cell office:value-type="string">
            <text:p>https://twitter.com/memesofredditt/status/1622618298809475073</text:p>
          </table:table-cell>
        </table:table-row>
        <table:table-row>
          <table:table-cell office:value="1801" office:value-type="float"/>
          <table:table-cell office:value-type="string">
            <text:p>Pattern 24</text:p>
          </table:table-cell>
          <table:table-cell office:value="0.14413822410611252" office:value-type="float"/>
          <table:table-cell office:value="0.4617825990837038" office:value-type="float"/>
          <table:table-cell office:value="4.726276256785901e-07" office:value-type="float"/>
          <table:table-cell office:value-type="string">
            <text:p>input/data_formal_20240530-1342/meme/memesofredditt_20230226T023324/0.jpg</text:p>
          </table:table-cell>
          <table:table-cell office:value-type="string">
            <text:p>https://twitter.com/memesofredditt/status/1629670941482516480</text:p>
          </table:table-cell>
        </table:table-row>
        <table:table-row>
          <table:table-cell office:value="1802" office:value-type="float"/>
          <table:table-cell office:value-type="string">
            <text:p>Pattern 3</text:p>
          </table:table-cell>
          <table:table-cell office:value="0.06658575311836804" office:value-type="float"/>
          <table:table-cell office:value="0.5020184368356266" office:value-type="float"/>
          <table:table-cell office:value="0.8426299778367989" office:value-type="float"/>
          <table:table-cell office:value-type="string">
            <text:p>input/data_formal_20240530-1342/meme/memesofredditt_20230307T091825/0.jpg</text:p>
          </table:table-cell>
          <table:table-cell office:value-type="string">
            <text:p>https://twitter.com/memesofredditt/status/1633034356842278913</text:p>
          </table:table-cell>
        </table:table-row>
        <table:table-row>
          <table:table-cell office:value="1803" office:value-type="float"/>
          <table:table-cell office:value-type="string">
            <text:p>Pattern 3</text:p>
          </table:table-cell>
          <table:table-cell office:value="0.13938235598598045" office:value-type="float"/>
          <table:table-cell office:value="0.6236618135040464" office:value-type="float"/>
          <table:table-cell office:value="0.855831022861927" office:value-type="float"/>
          <table:table-cell office:value-type="string">
            <text:p>input/data_formal_20240530-1342/meme/memesofredditt_20230307T111317/0.jpg</text:p>
          </table:table-cell>
          <table:table-cell office:value-type="string">
            <text:p>https://twitter.com/memesofredditt/status/1633063262563467266</text:p>
          </table:table-cell>
        </table:table-row>
        <table:table-row>
          <table:table-cell office:value="1804" office:value-type="float"/>
          <table:table-cell office:value-type="string">
            <text:p>Pattern 3</text:p>
          </table:table-cell>
          <table:table-cell office:value="0.05751563525715961" office:value-type="float"/>
          <table:table-cell office:value="0.6258823547271544" office:value-type="float"/>
          <table:table-cell office:value="0.8022285613223016" office:value-type="float"/>
          <table:table-cell office:value-type="string">
            <text:p>input/data_formal_20240530-1342/meme/memesofredditt_20230315T215843/0.jpg</text:p>
          </table:table-cell>
          <table:table-cell office:value-type="string">
            <text:p>https://twitter.com/memesofredditt/status/1636124793714925569</text:p>
          </table:table-cell>
        </table:table-row>
        <table:table-row>
          <table:table-cell office:value="1805" office:value-type="float"/>
          <table:table-cell office:value-type="string">
            <text:p>Pattern 30</text:p>
          </table:table-cell>
          <table:table-cell office:value="0.21357509592486024" office:value-type="float"/>
          <table:table-cell office:value="0.37774328551389663" office:value-type="float"/>
          <table:table-cell office:value="0.9160424538473951" office:value-type="float"/>
          <table:table-cell office:value-type="string">
            <text:p>input/data_formal_20240530-1342/meme/memesofredditt_20230316T021307/0.jpg</text:p>
          </table:table-cell>
          <table:table-cell office:value-type="string">
            <text:p>https://twitter.com/memesofredditt/status/1636188815340568577</text:p>
          </table:table-cell>
        </table:table-row>
        <table:table-row>
          <table:table-cell office:value="1806" office:value-type="float"/>
          <table:table-cell office:value-type="string">
            <text:p>Pattern 15</text:p>
          </table:table-cell>
          <table:table-cell office:value="0.16656334221287586" office:value-type="float"/>
          <table:table-cell office:value="0.7756768987252727" office:value-type="float"/>
          <table:table-cell office:value="0.8448284684863141" office:value-type="float"/>
          <table:table-cell office:value-type="string">
            <text:p>input/data_formal_20240530-1342/meme/memesprince1_20221223T065308/0.jpg</text:p>
          </table:table-cell>
          <table:table-cell office:value-type="string">
            <text:p>https://twitter.com/memesprince1/status/1606181091517267968</text:p>
          </table:table-cell>
        </table:table-row>
        <table:table-row>
          <table:table-cell office:value="1807" office:value-type="float"/>
          <table:table-cell office:value-type="string">
            <text:p>Pattern 12</text:p>
          </table:table-cell>
          <table:table-cell office:value="0.18712269252798402" office:value-type="float"/>
          <table:table-cell office:value="0.09545202957236981" office:value-type="float"/>
          <table:table-cell office:value="0.6561407360697608" office:value-type="float"/>
          <table:table-cell office:value-type="string">
            <text:p>input/data_formal_20240530-1342/meme/memesprince1_20221227T235252/0.jpg</text:p>
          </table:table-cell>
          <table:table-cell office:value-type="string">
            <text:p>https://twitter.com/memesprince1/status/1607887268290732035</text:p>
          </table:table-cell>
        </table:table-row>
        <table:table-row>
          <table:table-cell office:value="1808" office:value-type="float"/>
          <table:table-cell office:value-type="string">
            <text:p>Pattern 12</text:p>
          </table:table-cell>
          <table:table-cell office:value="0.19694750701216127" office:value-type="float"/>
          <table:table-cell office:value="0.19676597732853277" office:value-type="float"/>
          <table:table-cell office:value="0.7468862849178657" office:value-type="float"/>
          <table:table-cell office:value-type="string">
            <text:p>input/data_formal_20240530-1342/meme/memesprince1_20221228T005225/0.jpg</text:p>
          </table:table-cell>
          <table:table-cell office:value-type="string">
            <text:p>https://twitter.com/memesprince1/status/1607902254064869380</text:p>
          </table:table-cell>
        </table:table-row>
        <table:table-row>
          <table:table-cell office:value="1809" office:value-type="float"/>
          <table:table-cell office:value-type="string">
            <text:p>Pattern 31</text:p>
          </table:table-cell>
          <table:table-cell office:value="0.22535747891608723" office:value-type="float"/>
          <table:table-cell office:value="0.39987939976144343" office:value-type="float"/>
          <table:table-cell office:value="0.5323079952640383" office:value-type="float"/>
          <table:table-cell office:value-type="string">
            <text:p>input/data_formal_20240530-1342/meme/memesprince1_20221228T025224/0.jpg</text:p>
          </table:table-cell>
          <table:table-cell office:value-type="string">
            <text:p>https://twitter.com/memesprince1/status/1607932451015348224</text:p>
          </table:table-cell>
        </table:table-row>
        <table:table-row>
          <table:table-cell office:value="1810" office:value-type="float"/>
          <table:table-cell office:value-type="string">
            <text:p>Pattern 6</text:p>
          </table:table-cell>
          <table:table-cell office:value="0.14840249869236205" office:value-type="float"/>
          <table:table-cell office:value="0.08588826128359711" office:value-type="float"/>
          <table:table-cell office:value="0.8660177072954944" office:value-type="float"/>
          <table:table-cell office:value-type="string">
            <text:p>input/data_formal_20240530-1342/meme/memesprince1_20221228T035220/0.jpg</text:p>
          </table:table-cell>
          <table:table-cell office:value-type="string">
            <text:p>https://twitter.com/memesprince1/status/1607947530318352384</text:p>
          </table:table-cell>
        </table:table-row>
        <table:table-row>
          <table:table-cell office:value="1811" office:value-type="float"/>
          <table:table-cell office:value-type="string">
            <text:p>Pattern 6</text:p>
          </table:table-cell>
          <table:table-cell office:value="0.14840249869236205" office:value-type="float"/>
          <table:table-cell office:value="0.08588826128359711" office:value-type="float"/>
          <table:table-cell office:value="0.8660177072954944" office:value-type="float"/>
          <table:table-cell office:value-type="string">
            <text:p>input/data_formal_20240530-1342/meme/memesprince1_20221228T035421/0.jpg</text:p>
          </table:table-cell>
          <table:table-cell office:value-type="string">
            <text:p>https://twitter.com/memesprince1/status/1607948040865734657</text:p>
          </table:table-cell>
        </table:table-row>
        <table:table-row>
          <table:table-cell office:value="1812" office:value-type="float"/>
          <table:table-cell office:value-type="string">
            <text:p>Pattern 6</text:p>
          </table:table-cell>
          <table:table-cell office:value="0.14840249869236205" office:value-type="float"/>
          <table:table-cell office:value="0.08588826128359711" office:value-type="float"/>
          <table:table-cell office:value="0.8660177072954944" office:value-type="float"/>
          <table:table-cell office:value-type="string">
            <text:p>input/data_formal_20240530-1342/meme/memesprince1_20221228T035617/0.jpg</text:p>
          </table:table-cell>
          <table:table-cell office:value-type="string">
            <text:p>https://twitter.com/memesprince1/status/1607948524448006145</text:p>
          </table:table-cell>
        </table:table-row>
        <table:table-row>
          <table:table-cell office:value="1813" office:value-type="float"/>
          <table:table-cell office:value-type="string">
            <text:p>Pattern 6</text:p>
          </table:table-cell>
          <table:table-cell office:value="0.21464119390217148" office:value-type="float"/>
          <table:table-cell office:value="0.13162957704827666" office:value-type="float"/>
          <table:table-cell office:value="0.8417000802904508" office:value-type="float"/>
          <table:table-cell office:value-type="string">
            <text:p>input/data_formal_20240530-1342/meme/memesprince1_20221228T045224/0.jpg</text:p>
          </table:table-cell>
          <table:table-cell office:value-type="string">
            <text:p>https://twitter.com/memesprince1/status/1607962649253265410</text:p>
          </table:table-cell>
        </table:table-row>
        <table:table-row>
          <table:table-cell office:value="1814" office:value-type="float"/>
          <table:table-cell office:value-type="string">
            <text:p>Pattern 40</text:p>
          </table:table-cell>
          <table:table-cell office:value="0.2503402053250949" office:value-type="float"/>
          <table:table-cell office:value="0.15311514325993036" office:value-type="float"/>
          <table:table-cell office:value="0.6797687531104093" office:value-type="float"/>
          <table:table-cell office:value-type="string">
            <text:p>input/data_formal_20240530-1342/meme/memesprince1_20221228T055241/0.jpg</text:p>
          </table:table-cell>
          <table:table-cell office:value-type="string">
            <text:p>https://twitter.com/memesprince1/status/1607977818767376387</text:p>
          </table:table-cell>
        </table:table-row>
        <table:table-row>
          <table:table-cell office:value="1815" office:value-type="float"/>
          <table:table-cell office:value-type="string">
            <text:p>Pattern 18</text:p>
          </table:table-cell>
          <table:table-cell office:value="0.16355672441150387" office:value-type="float"/>
          <table:table-cell office:value="0.3912174010716479" office:value-type="float"/>
          <table:table-cell office:value="0.7322433994277993" office:value-type="float"/>
          <table:table-cell office:value-type="string">
            <text:p>input/data_formal_20240530-1342/meme/memesprince1_20230106T045253/0.jpg</text:p>
          </table:table-cell>
          <table:table-cell office:value-type="string">
            <text:p>https://twitter.com/memesprince1/status/1611224261569515520</text:p>
          </table:table-cell>
        </table:table-row>
        <table:table-row>
          <table:table-cell office:value="1816" office:value-type="float"/>
          <table:table-cell office:value-type="string">
            <text:p>Pattern 46</text:p>
          </table:table-cell>
          <table:table-cell office:value="0.1738561275077482" office:value-type="float"/>
          <table:table-cell office:value="0.24117486860949525" office:value-type="float"/>
          <table:table-cell office:value="0.8030313634709323" office:value-type="float"/>
          <table:table-cell office:value-type="string">
            <text:p>input/data_formal_20240530-1342/meme/memesprince1_20230106T075230/0.jpg</text:p>
          </table:table-cell>
          <table:table-cell office:value-type="string">
            <text:p>https://twitter.com/memesprince1/status/1611269463478771712</text:p>
          </table:table-cell>
        </table:table-row>
        <table:table-row>
          <table:table-cell office:value="1817" office:value-type="float"/>
          <table:table-cell office:value-type="string">
            <text:p>Pattern 24</text:p>
          </table:table-cell>
          <table:table-cell office:value="0.14413822410611252" office:value-type="float"/>
          <table:table-cell office:value="0.4617825990837038" office:value-type="float"/>
          <table:table-cell office:value="4.726276256785901e-07" office:value-type="float"/>
          <table:table-cell office:value-type="string">
            <text:p>input/data_formal_20240530-1342/meme/memesprince1_20230106T085227/0.jpg</text:p>
          </table:table-cell>
          <table:table-cell office:value-type="string">
            <text:p>https://twitter.com/memesprince1/status/1611284551128567808</text:p>
          </table:table-cell>
        </table:table-row>
        <table:table-row>
          <table:table-cell office:value="1818" office:value-type="float"/>
          <table:table-cell office:value-type="string">
            <text:p>Pattern 6</text:p>
          </table:table-cell>
          <table:table-cell office:value="0.25188016064524377" office:value-type="float"/>
          <table:table-cell office:value="0.17640580295510355" office:value-type="float"/>
          <table:table-cell office:value="0.9338782169019565" office:value-type="float"/>
          <table:table-cell office:value-type="string">
            <text:p>input/data_formal_20240530-1342/meme/memesprince1_20230202T005332/0.jpg</text:p>
          </table:table-cell>
          <table:table-cell office:value-type="string">
            <text:p>https://twitter.com/memesprince1/status/1620948496894271489</text:p>
          </table:table-cell>
        </table:table-row>
        <table:table-row>
          <table:table-cell office:value="1819" office:value-type="float"/>
          <table:table-cell office:value-type="string">
            <text:p>Pattern 17</text:p>
          </table:table-cell>
          <table:table-cell office:value="0.1656755541795058" office:value-type="float"/>
          <table:table-cell office:value="0.37863920201902496" office:value-type="float"/>
          <table:table-cell office:value="0.8559573443383285" office:value-type="float"/>
          <table:table-cell office:value-type="string">
            <text:p>input/data_formal_20240530-1342/meme/memesprince1_20230202T015656/0.jpg</text:p>
          </table:table-cell>
          <table:table-cell office:value-type="string">
            <text:p>https://twitter.com/memesprince1/status/1620964453943582720</text:p>
          </table:table-cell>
        </table:table-row>
        <table:table-row>
          <table:table-cell office:value="1820" office:value-type="float"/>
          <table:table-cell office:value-type="string">
            <text:p>Pattern 38</text:p>
          </table:table-cell>
          <table:table-cell office:value="0.10518969593322436" office:value-type="float"/>
          <table:table-cell office:value="0.40276336367536314" office:value-type="float"/>
          <table:table-cell office:value="0.46477851662954245" office:value-type="float"/>
          <table:table-cell office:value-type="string">
            <text:p>input/data_formal_20240530-1342/meme/memesprince1_20230202T035327/0.jpg</text:p>
          </table:table-cell>
          <table:table-cell office:value-type="string">
            <text:p>https://twitter.com/memesprince1/status/1620993774850539520</text:p>
          </table:table-cell>
        </table:table-row>
        <table:table-row>
          <table:table-cell office:value="1821" office:value-type="float"/>
          <table:table-cell office:value-type="string">
            <text:p>Pattern 16</text:p>
          </table:table-cell>
          <table:table-cell office:value="0.1716972337861025" office:value-type="float"/>
          <table:table-cell office:value="0.3795358326844494" office:value-type="float"/>
          <table:table-cell office:value="0.8378950304142548" office:value-type="float"/>
          <table:table-cell office:value-type="string">
            <text:p>input/data_formal_20240530-1342/meme/memesprince1_20230202T035329/0.jpg</text:p>
          </table:table-cell>
          <table:table-cell office:value-type="string">
            <text:p>https://twitter.com/memesprince1/status/1620993783776034816</text:p>
          </table:table-cell>
        </table:table-row>
        <table:table-row>
          <table:table-cell office:value="1822" office:value-type="float"/>
          <table:table-cell office:value-type="string">
            <text:p>Pattern 6</text:p>
          </table:table-cell>
          <table:table-cell office:value="0.23789681751363168" office:value-type="float"/>
          <table:table-cell office:value="0.24221412561980807" office:value-type="float"/>
          <table:table-cell office:value="0.8405719960614544" office:value-type="float"/>
          <table:table-cell office:value-type="string">
            <text:p>input/data_formal_20240530-1342/meme/memesprince1_20230202T045250/0.jpg</text:p>
          </table:table-cell>
          <table:table-cell office:value-type="string">
            <text:p>https://twitter.com/memesprince1/status/1621008720334290944</text:p>
          </table:table-cell>
        </table:table-row>
        <table:table-row>
          <table:table-cell office:value="1823" office:value-type="float"/>
          <table:table-cell office:value-type="string">
            <text:p>Pattern 9</text:p>
          </table:table-cell>
          <table:table-cell office:value="0.16281826827171658" office:value-type="float"/>
          <table:table-cell office:value="0.192574816443578" office:value-type="float"/>
          <table:table-cell office:value="0.8903845905949643" office:value-type="float"/>
          <table:table-cell office:value-type="string">
            <text:p>input/data_formal_20240530-1342/meme/memesprince1_20230315T235249/0.jpg</text:p>
          </table:table-cell>
          <table:table-cell office:value-type="string">
            <text:p>https://twitter.com/memesprince1/status/1636153510080258048</text:p>
          </table:table-cell>
        </table:table-row>
        <table:table-row>
          <table:table-cell office:value="1824" office:value-type="float"/>
          <table:table-cell office:value-type="string">
            <text:p>Pattern 6</text:p>
          </table:table-cell>
          <table:table-cell office:value="0.13495756407293968" office:value-type="float"/>
          <table:table-cell office:value="0.39365603218520373" office:value-type="float"/>
          <table:table-cell office:value="0.8543457046839226" office:value-type="float"/>
          <table:table-cell office:value-type="string">
            <text:p>input/data_formal_20240530-1342/meme/memesprince1_20230323T035227/0.jpg</text:p>
          </table:table-cell>
          <table:table-cell office:value-type="string">
            <text:p>https://twitter.com/memesprince1/status/1638750530607648769</text:p>
          </table:table-cell>
        </table:table-row>
        <table:table-row>
          <table:table-cell office:value="1825" office:value-type="float"/>
          <table:table-cell office:value-type="string">
            <text:p>Pattern 15</text:p>
          </table:table-cell>
          <table:table-cell office:value="0.14603962262604658" office:value-type="float"/>
          <table:table-cell office:value="0.5909574672684702" office:value-type="float"/>
          <table:table-cell office:value="0.8927668059429765" office:value-type="float"/>
          <table:table-cell office:value-type="string">
            <text:p>input/data_formal_20240530-1342/meme/memeswilli1_20230201T222945/0.jpg</text:p>
          </table:table-cell>
          <table:table-cell office:value-type="string">
            <text:p>https://twitter.com/memeswilli1/status/1620912312940130304</text:p>
          </table:table-cell>
        </table:table-row>
        <table:table-row>
          <table:table-cell office:value="1826" office:value-type="float"/>
          <table:table-cell office:value-type="string">
            <text:p>Pattern 9</text:p>
          </table:table-cell>
          <table:table-cell office:value="0.22329635880794613" office:value-type="float"/>
          <table:table-cell office:value="0.34452101909661703" office:value-type="float"/>
          <table:table-cell office:value="0.9309854101814397" office:value-type="float"/>
          <table:table-cell office:value-type="string">
            <text:p>input/data_formal_20240530-1342/meme/Memetos_T_Fresh_20230106T072346/0.jpg</text:p>
          </table:table-cell>
          <table:table-cell office:value-type="string">
            <text:p>https://twitter.com/Memetos_T_Fresh/status/1611262230296920064</text:p>
          </table:table-cell>
        </table:table-row>
        <table:table-row>
          <table:table-cell office:value="182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meTownUnited_20221227T102531/0.jpg</text:p>
          </table:table-cell>
          <table:table-cell office:value-type="string">
            <text:p>https://twitter.com/RoodLouis1/status/1607941264300818438</text:p>
          </table:table-cell>
        </table:table-row>
        <table:table-row>
          <table:table-cell office:value="1828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musZiffy_20221227T233350/0.jpg</text:p>
          </table:table-cell>
          <table:table-cell office:value-type="string">
            <text:p>https://twitter.com/MemusZiffy/status/1607882479817625601</text:p>
          </table:table-cell>
        </table:table-row>
        <table:table-row>
          <table:table-cell office:value="1829" office:value-type="float"/>
          <table:table-cell office:value-type="string">
            <text:p>Pattern 3</text:p>
          </table:table-cell>
          <table:table-cell office:value="0.254835458493076" office:value-type="float"/>
          <table:table-cell office:value="0.3840122423794215" office:value-type="float"/>
          <table:table-cell office:value="0.8513807418014496" office:value-type="float"/>
          <table:table-cell office:value-type="string">
            <text:p>input/data_formal_20240530-1342/meme/MeneerUniverse_20230105T120535/0.jpg</text:p>
          </table:table-cell>
          <table:table-cell office:value-type="string">
            <text:p>https://twitter.com/MeneerUniverse/status/1610970763351187458</text:p>
          </table:table-cell>
        </table:table-row>
        <table:table-row>
          <table:table-cell office:value="1830" office:value-type="float"/>
          <table:table-cell office:value-type="string">
            <text:p>Pattern 25</text:p>
          </table:table-cell>
          <table:table-cell office:value="0.17447648294323093" office:value-type="float"/>
          <table:table-cell office:value="0.3934512092256715" office:value-type="float"/>
          <table:table-cell office:value="0.9086093375024323" office:value-type="float"/>
          <table:table-cell office:value-type="string">
            <text:p>input/data_formal_20240530-1342/meme/menomusical_20230206T150444/0.jpg</text:p>
          </table:table-cell>
          <table:table-cell office:value-type="string">
            <text:p>https://twitter.com/menomusical/status/1622612262627291136</text:p>
          </table:table-cell>
        </table:table-row>
        <table:table-row>
          <table:table-cell office:value="1831" office:value-type="float"/>
          <table:table-cell office:value-type="string">
            <text:p>Pattern 5</text:p>
          </table:table-cell>
          <table:table-cell office:value="0.04534897608539462" office:value-type="float"/>
          <table:table-cell office:value="0.6568589874972751" office:value-type="float"/>
          <table:table-cell office:value="0.8745470066661463" office:value-type="float"/>
          <table:table-cell office:value-type="string">
            <text:p>input/data_formal_20240530-1342/meme/meridean_ed_20230124T101558/0.jpg</text:p>
          </table:table-cell>
          <table:table-cell office:value-type="string">
            <text:p>https://twitter.com/meridean_ed/status/1617828548982771712</text:p>
          </table:table-cell>
        </table:table-row>
        <table:table-row>
          <table:table-cell office:value="1832" office:value-type="float"/>
          <table:table-cell office:value-type="string">
            <text:p>Pattern 42</text:p>
          </table:table-cell>
          <table:table-cell office:value="0.14981205616985865" office:value-type="float"/>
          <table:table-cell office:value="0.4698506630196032" office:value-type="float"/>
          <table:table-cell office:value="0.8802825546650096" office:value-type="float"/>
          <table:table-cell office:value-type="string">
            <text:p>input/data_formal_20240530-1342/meme/messiah_luke_20221222T124935/0.jpg</text:p>
          </table:table-cell>
          <table:table-cell office:value-type="string">
            <text:p>https://twitter.com/messiah_luke/status/1605908408384618496</text:p>
          </table:table-cell>
        </table:table-row>
        <table:table-row>
          <table:table-cell office:value="1833" office:value-type="float"/>
          <table:table-cell office:value-type="string">
            <text:p>Pattern 13</text:p>
          </table:table-cell>
          <table:table-cell office:value="0.15003194922248367" office:value-type="float"/>
          <table:table-cell office:value="0.4309601877637992" office:value-type="float"/>
          <table:table-cell office:value="0.8447913110670021" office:value-type="float"/>
          <table:table-cell office:value-type="string">
            <text:p>input/data_formal_20240530-1342/meme/MesutNFT_20221227T211543/0.jpg</text:p>
          </table:table-cell>
          <table:table-cell office:value-type="string">
            <text:p>https://twitter.com/RicardoTakamura/status/1607907106568691713</text:p>
          </table:table-cell>
        </table:table-row>
        <table:table-row>
          <table:table-cell office:value="183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taFreeport_20221219T150525/0.jpg</text:p>
          </table:table-cell>
          <table:table-cell office:value-type="string">
            <text:p>https://twitter.com/jslitafyo/status/1607983436777803776</text:p>
          </table:table-cell>
        </table:table-row>
        <table:table-row>
          <table:table-cell office:value="1835" office:value-type="float"/>
          <table:table-cell office:value-type="string">
            <text:p>Pattern 39</text:p>
          </table:table-cell>
          <table:table-cell office:value="0.28380011446944436" office:value-type="float"/>
          <table:table-cell office:value="0.4121489472260194" office:value-type="float"/>
          <table:table-cell office:value="0.9027145804602332" office:value-type="float"/>
          <table:table-cell office:value-type="string">
            <text:p>input/data_formal_20240530-1342/meme/MetaFreeport_20221227T140205/0.jpg</text:p>
          </table:table-cell>
          <table:table-cell office:value-type="string">
            <text:p>https://twitter.com/jslitafyo/status/1607983353088860161</text:p>
          </table:table-cell>
        </table:table-row>
        <table:table-row>
          <table:table-cell office:value="1836" office:value-type="float"/>
          <table:table-cell office:value-type="string">
            <text:p>Pattern 42</text:p>
          </table:table-cell>
          <table:table-cell office:value="0.11408568878119682" office:value-type="float"/>
          <table:table-cell office:value="0.5241576149719878" office:value-type="float"/>
          <table:table-cell office:value="0.9318974177102979" office:value-type="float"/>
          <table:table-cell office:value-type="string">
            <text:p>input/data_formal_20240530-1342/meme/MetaMax_labs_20230306T104641/0.jpg</text:p>
          </table:table-cell>
          <table:table-cell office:value-type="string">
            <text:p>https://twitter.com/Torrente71/status/1633062908564258817</text:p>
          </table:table-cell>
        </table:table-row>
        <table:table-row>
          <table:table-cell office:value="1837" office:value-type="float"/>
          <table:table-cell office:value-type="string">
            <text:p>Pattern 29</text:p>
          </table:table-cell>
          <table:table-cell office:value="0.1602411783507663" office:value-type="float"/>
          <table:table-cell office:value="0.40820865062555023" office:value-type="float"/>
          <table:table-cell office:value="0.7793621992117181" office:value-type="float"/>
          <table:table-cell office:value-type="string">
            <text:p>input/data_formal_20240530-1342/meme/MetanoiaExp_20230123T102328/0.jpg</text:p>
          </table:table-cell>
          <table:table-cell office:value-type="string">
            <text:p>https://twitter.com/MetanoiaExp/status/1617468047601852428</text:p>
          </table:table-cell>
        </table:table-row>
        <table:table-row>
          <table:table-cell office:value="1838" office:value-type="float"/>
          <table:table-cell office:value-type="string">
            <text:p>Pattern 19</text:p>
          </table:table-cell>
          <table:table-cell office:value="0.23217316790019346" office:value-type="float"/>
          <table:table-cell office:value="0.6435090209459433" office:value-type="float"/>
          <table:table-cell office:value="0.8523079219933745" office:value-type="float"/>
          <table:table-cell office:value-type="string">
            <text:p>input/data_formal_20240530-1342/meme/MetaPioneersMPI_20230203T063043/0.jpg</text:p>
          </table:table-cell>
          <table:table-cell office:value-type="string">
            <text:p>https://twitter.com/Baba_asong/status/1622625613772394502</text:p>
          </table:table-cell>
        </table:table-row>
        <table:table-row>
          <table:table-cell office:value="183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taprofessor_20230206T070943/0.jpg</text:p>
          </table:table-cell>
          <table:table-cell office:value-type="string">
            <text:p>https://twitter.com/Iron__feeT/status/1622599091363450881</text:p>
          </table:table-cell>
        </table:table-row>
        <table:table-row>
          <table:table-cell office:value="1840" office:value-type="float"/>
          <table:table-cell office:value-type="string">
            <text:p>Pattern 9</text:p>
          </table:table-cell>
          <table:table-cell office:value="0.15507301902532517" office:value-type="float"/>
          <table:table-cell office:value="0.36981683369678336" office:value-type="float"/>
          <table:table-cell office:value="0.9164361238845873" office:value-type="float"/>
          <table:table-cell office:value-type="string">
            <text:p>input/data_formal_20240530-1342/meme/metaverse_radio_20230102T071214/0.jpg</text:p>
          </table:table-cell>
          <table:table-cell office:value-type="string">
            <text:p>https://twitter.com/ScottSm43657129/status/1610796222578843649</text:p>
          </table:table-cell>
        </table:table-row>
        <table:table-row>
          <table:table-cell office:value="1841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taverseot_20230105T015934/0.jpg</text:p>
          </table:table-cell>
          <table:table-cell office:value-type="string">
            <text:p>https://twitter.com/metaverseot/status/1610818255131664386</text:p>
          </table:table-cell>
        </table:table-row>
        <table:table-row>
          <table:table-cell office:value="1842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etaverseot_20230105T015934/1.jpg</text:p>
          </table:table-cell>
          <table:table-cell office:value-type="string">
            <text:p>https://twitter.com/metaverseot/status/1610818255131664386</text:p>
          </table:table-cell>
        </table:table-row>
        <table:table-row>
          <table:table-cell office:value="1843" office:value-type="float"/>
          <table:table-cell office:value-type="string">
            <text:p>Pattern 9</text:p>
          </table:table-cell>
          <table:table-cell office:value="0.12991966761590487" office:value-type="float"/>
          <table:table-cell office:value="0.27740589871815374" office:value-type="float"/>
          <table:table-cell office:value="0.9323187440182428" office:value-type="float"/>
          <table:table-cell office:value-type="string">
            <text:p>input/data_formal_20240530-1342/meme/MeuTakai_20230106T053230/0.jpg</text:p>
          </table:table-cell>
          <table:table-cell office:value-type="string">
            <text:p>https://twitter.com/MeuTakai/status/1611234230184427520</text:p>
          </table:table-cell>
        </table:table-row>
        <table:table-row>
          <table:table-cell office:value="1844" office:value-type="float"/>
          <table:table-cell office:value-type="string">
            <text:p>Pattern 3</text:p>
          </table:table-cell>
          <table:table-cell office:value="0.14745156271298468" office:value-type="float"/>
          <table:table-cell office:value="0.45190171588799655" office:value-type="float"/>
          <table:table-cell office:value="0.8563870546651757" office:value-type="float"/>
          <table:table-cell office:value-type="string">
            <text:p>input/data_formal_20240530-1342/meme/MGEKnotant_20221228T025806/0.jpg</text:p>
          </table:table-cell>
          <table:table-cell office:value-type="string">
            <text:p>https://twitter.com/MGEKnotant/status/1607933884263538691</text:p>
          </table:table-cell>
        </table:table-row>
        <table:table-row>
          <table:table-cell office:value="1845" office:value-type="float"/>
          <table:table-cell office:value-type="string">
            <text:p>Pattern 10</text:p>
          </table:table-cell>
          <table:table-cell office:value="0.2992274837646607" office:value-type="float"/>
          <table:table-cell office:value="0.2716450826541522" office:value-type="float"/>
          <table:table-cell office:value="0.9227319654410724" office:value-type="float"/>
          <table:table-cell office:value-type="string">
            <text:p>input/data_formal_20240530-1342/meme/MGEKnotant_20221228T025806/1.jpg</text:p>
          </table:table-cell>
          <table:table-cell office:value-type="string">
            <text:p>https://twitter.com/MGEKnotant/status/1607933884263538691</text:p>
          </table:table-cell>
        </table:table-row>
        <table:table-row>
          <table:table-cell office:value="1846" office:value-type="float"/>
          <table:table-cell office:value-type="string">
            <text:p>Pattern 31</text:p>
          </table:table-cell>
          <table:table-cell office:value="0.15787669819393188" office:value-type="float"/>
          <table:table-cell office:value="0.3800073675601492" office:value-type="float"/>
          <table:table-cell office:value="0.8430520559425829" office:value-type="float"/>
          <table:table-cell office:value-type="string">
            <text:p>input/data_formal_20240530-1342/meme/mhsajib007_20230111T225810/0.jpg</text:p>
          </table:table-cell>
          <table:table-cell office:value-type="string">
            <text:p>https://twitter.com/mhsajib007/status/1613309318996316160</text:p>
          </table:table-cell>
        </table:table-row>
        <table:table-row>
          <table:table-cell office:value="1847" office:value-type="float"/>
          <table:table-cell office:value-type="string">
            <text:p>Pattern 9</text:p>
          </table:table-cell>
          <table:table-cell office:value="0.15139765448796436" office:value-type="float"/>
          <table:table-cell office:value="0.3307923381929203" office:value-type="float"/>
          <table:table-cell office:value="0.9401049164069185" office:value-type="float"/>
          <table:table-cell office:value-type="string">
            <text:p>input/data_formal_20240530-1342/meme/MichaelBatavia_20230201T192316/0.jpg</text:p>
          </table:table-cell>
          <table:table-cell office:value-type="string">
            <text:p>https://twitter.com/MichaelBatavia/status/1620979106182754309</text:p>
          </table:table-cell>
        </table:table-row>
        <table:table-row>
          <table:table-cell office:value="1848" office:value-type="float"/>
          <table:table-cell office:value-type="string">
            <text:p>Pattern 18</text:p>
          </table:table-cell>
          <table:table-cell office:value="0.18272653474657932" office:value-type="float"/>
          <table:table-cell office:value="0.5007045550083054" office:value-type="float"/>
          <table:table-cell office:value="0.8985151567431029" office:value-type="float"/>
          <table:table-cell office:value-type="string">
            <text:p>input/data_formal_20240530-1342/meme/midwestatc_20230202T000001/0.jpg</text:p>
          </table:table-cell>
          <table:table-cell office:value-type="string">
            <text:p>https://twitter.com/midwestatc/status/1620935029277790209</text:p>
          </table:table-cell>
        </table:table-row>
        <table:table-row>
          <table:table-cell office:value="1849" office:value-type="float"/>
          <table:table-cell office:value-type="string">
            <text:p>Pattern 13</text:p>
          </table:table-cell>
          <table:table-cell office:value="0.25907676440249006" office:value-type="float"/>
          <table:table-cell office:value="0.500407371269001" office:value-type="float"/>
          <table:table-cell office:value="0.8382411086891386" office:value-type="float"/>
          <table:table-cell office:value-type="string">
            <text:p>input/data_formal_20240530-1342/meme/MillerAnimatics_20221227T222608/0.jpg</text:p>
          </table:table-cell>
          <table:table-cell office:value-type="string">
            <text:p>https://twitter.com/doggo_box/status/1607950189364641792</text:p>
          </table:table-cell>
        </table:table-row>
        <table:table-row>
          <table:table-cell office:value="1850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illerAnimatics_20221227T222608/1.jpg</text:p>
          </table:table-cell>
          <table:table-cell office:value-type="string">
            <text:p>https://twitter.com/doggo_box/status/1607950189364641792</text:p>
          </table:table-cell>
        </table:table-row>
        <table:table-row>
          <table:table-cell office:value="1851" office:value-type="float"/>
          <table:table-cell office:value-type="string">
            <text:p>Pattern 3</text:p>
          </table:table-cell>
          <table:table-cell office:value="0.11872630878736085" office:value-type="float"/>
          <table:table-cell office:value="0.6228928410163346" office:value-type="float"/>
          <table:table-cell office:value="0.8823240359561014" office:value-type="float"/>
          <table:table-cell office:value-type="string">
            <text:p>input/data_formal_20240530-1342/meme/MindsTyrant_20190329T163737/0.jpg</text:p>
          </table:table-cell>
          <table:table-cell office:value-type="string">
            <text:p>https://twitter.com/PaulSch82945814/status/1618151273735544834</text:p>
          </table:table-cell>
        </table:table-row>
        <table:table-row>
          <table:table-cell office:value="1852" office:value-type="float"/>
          <table:table-cell office:value-type="string">
            <text:p>Pattern 16</text:p>
          </table:table-cell>
          <table:table-cell office:value="0.15048828802292963" office:value-type="float"/>
          <table:table-cell office:value="0.34391833495016394" office:value-type="float"/>
          <table:table-cell office:value="0.8858765587556554" office:value-type="float"/>
          <table:table-cell office:value-type="string">
            <text:p>input/data_formal_20240530-1342/meme/minglewise_20230202T052000/0.jpg</text:p>
          </table:table-cell>
          <table:table-cell office:value-type="string">
            <text:p>https://twitter.com/minglewise/status/1621015556697587712</text:p>
          </table:table-cell>
        </table:table-row>
        <table:table-row>
          <table:table-cell office:value="1853" office:value-type="float"/>
          <table:table-cell office:value-type="string">
            <text:p>Pattern 16</text:p>
          </table:table-cell>
          <table:table-cell office:value="0.21531763268474852" office:value-type="float"/>
          <table:table-cell office:value="0.40233712053186343" office:value-type="float"/>
          <table:table-cell office:value="0.9321966450432067" office:value-type="float"/>
          <table:table-cell office:value-type="string">
            <text:p>input/data_formal_20240530-1342/meme/MinutesCoding_20221228T064600/0.jpg</text:p>
          </table:table-cell>
          <table:table-cell office:value-type="string">
            <text:p>https://twitter.com/MinutesCoding/status/1607991235301588993</text:p>
          </table:table-cell>
        </table:table-row>
        <table:table-row>
          <table:table-cell office:value="1854" office:value-type="float"/>
          <table:table-cell office:value-type="string">
            <text:p>Pattern 15</text:p>
          </table:table-cell>
          <table:table-cell office:value="0.07592467870760233" office:value-type="float"/>
          <table:table-cell office:value="0.5806280739557759" office:value-type="float"/>
          <table:table-cell office:value="0.9556369545889749" office:value-type="float"/>
          <table:table-cell office:value-type="string">
            <text:p>input/data_formal_20240530-1342/meme/Mises001_20230104T130736/0.jpg</text:p>
          </table:table-cell>
          <table:table-cell office:value-type="string">
            <text:p>https://twitter.com/PraveenPerfeito/status/1611269683092787207</text:p>
          </table:table-cell>
        </table:table-row>
        <table:table-row>
          <table:table-cell office:value="1855" office:value-type="float"/>
          <table:table-cell office:value-type="string">
            <text:p>Pattern 26</text:p>
          </table:table-cell>
          <table:table-cell office:value="0.2012545780785856" office:value-type="float"/>
          <table:table-cell office:value="0.6613043834401473" office:value-type="float"/>
          <table:table-cell office:value="0.8481159460821421" office:value-type="float"/>
          <table:table-cell office:value-type="string">
            <text:p>input/data_formal_20240530-1342/meme/Mithunc74383720_20230112T152037/0.jpg</text:p>
          </table:table-cell>
          <table:table-cell office:value-type="string">
            <text:p>https://twitter.com/Mithunc74383720/status/1613556562190303235</text:p>
          </table:table-cell>
        </table:table-row>
        <table:table-row>
          <table:table-cell office:value="1856" office:value-type="float"/>
          <table:table-cell office:value-type="string">
            <text:p>Pattern 26</text:p>
          </table:table-cell>
          <table:table-cell office:value="0.20095906892873405" office:value-type="float"/>
          <table:table-cell office:value="0.4349997923152932" office:value-type="float"/>
          <table:table-cell office:value="0.7990406136509693" office:value-type="float"/>
          <table:table-cell office:value-type="string">
            <text:p>input/data_formal_20240530-1342/meme/Mithunc74383720_20230112T181805/0.jpg</text:p>
          </table:table-cell>
          <table:table-cell office:value-type="string">
            <text:p>https://twitter.com/Mithunc74383720/status/1613601223365779456</text:p>
          </table:table-cell>
        </table:table-row>
        <table:table-row>
          <table:table-cell office:value="1857" office:value-type="float"/>
          <table:table-cell office:value-type="string">
            <text:p>Pattern 14</text:p>
          </table:table-cell>
          <table:table-cell office:value="0.09663260669861945" office:value-type="float"/>
          <table:table-cell office:value="0.2731366075293903" office:value-type="float"/>
          <table:table-cell office:value="0.9342061574100325" office:value-type="float"/>
          <table:table-cell office:value-type="string">
            <text:p>input/data_formal_20240530-1342/meme/mixelscraft64_20230201T230052/0.jpg</text:p>
          </table:table-cell>
          <table:table-cell office:value-type="string">
            <text:p>https://twitter.com/JeremyVela25/status/1620926900620361729</text:p>
          </table:table-cell>
        </table:table-row>
        <table:table-row>
          <table:table-cell office:value="1858" office:value-type="float"/>
          <table:table-cell office:value-type="string">
            <text:p>Pattern 23</text:p>
          </table:table-cell>
          <table:table-cell office:value="0.15497396439876465" office:value-type="float"/>
          <table:table-cell office:value="0.7112309223740403" office:value-type="float"/>
          <table:table-cell office:value="0.7031868477178065" office:value-type="float"/>
          <table:table-cell office:value-type="string">
            <text:p>input/data_formal_20240530-1342/meme/mlsc_bsiotr_20230106T084831/0.jpg</text:p>
          </table:table-cell>
          <table:table-cell office:value-type="string">
            <text:p>https://twitter.com/mlsc_bsiotr/status/1611283559926620160</text:p>
          </table:table-cell>
        </table:table-row>
        <table:table-row>
          <table:table-cell office:value="1859" office:value-type="float"/>
          <table:table-cell office:value-type="string">
            <text:p>Pattern 30</text:p>
          </table:table-cell>
          <table:table-cell office:value="0.15369703225735654" office:value-type="float"/>
          <table:table-cell office:value="0.41817841373755466" office:value-type="float"/>
          <table:table-cell office:value="0.8629767841463154" office:value-type="float"/>
          <table:table-cell office:value-type="string">
            <text:p>input/data_formal_20240530-1342/meme/MoboosR_20230106T044303/0.jpg</text:p>
          </table:table-cell>
          <table:table-cell office:value-type="string">
            <text:p>https://twitter.com/MoboosR/status/1611221784870940673</text:p>
          </table:table-cell>
        </table:table-row>
        <table:table-row>
          <table:table-cell office:value="1860" office:value-type="float"/>
          <table:table-cell office:value-type="string">
            <text:p>Pattern 5</text:p>
          </table:table-cell>
          <table:table-cell office:value="0.06951680859125656" office:value-type="float"/>
          <table:table-cell office:value="0.4917493672139838" office:value-type="float"/>
          <table:table-cell office:value="0.8646730953723908" office:value-type="float"/>
          <table:table-cell office:value-type="string">
            <text:p>input/data_formal_20240530-1342/meme/mochijapa_20230201T165527/0.jpg</text:p>
          </table:table-cell>
          <table:table-cell office:value-type="string">
            <text:p>https://twitter.com/byshadowgaming/status/1620913941445476353</text:p>
          </table:table-cell>
        </table:table-row>
        <table:table-row>
          <table:table-cell office:value="1861" office:value-type="float"/>
          <table:table-cell office:value-type="string">
            <text:p>Pattern 23</text:p>
          </table:table-cell>
          <table:table-cell office:value="0.12830303467250193" office:value-type="float"/>
          <table:table-cell office:value="0.6838638658682992" office:value-type="float"/>
          <table:table-cell office:value="0.7606974552120725" office:value-type="float"/>
          <table:table-cell office:value-type="string">
            <text:p>input/data_formal_20240530-1342/meme/monarishair_20230106T053615/0.jpg</text:p>
          </table:table-cell>
          <table:table-cell office:value-type="string">
            <text:p>https://twitter.com/monarishair/status/1611235174532157440</text:p>
          </table:table-cell>
        </table:table-row>
        <table:table-row>
          <table:table-cell office:value="1862" office:value-type="float"/>
          <table:table-cell office:value-type="string">
            <text:p>Pattern 43</text:p>
          </table:table-cell>
          <table:table-cell office:value="0.06997045264510612" office:value-type="float"/>
          <table:table-cell office:value="0.804358947295944" office:value-type="float"/>
          <table:table-cell office:value="0.7474577408440181" office:value-type="float"/>
          <table:table-cell office:value-type="string">
            <text:p>input/data_formal_20240530-1342/meme/MoneyWide_MW_20230202T052318/0.jpg</text:p>
          </table:table-cell>
          <table:table-cell office:value-type="string">
            <text:p>https://twitter.com/DasFintechBot/status/1621018099645353985</text:p>
          </table:table-cell>
        </table:table-row>
        <table:table-row>
          <table:table-cell office:value="1863" office:value-type="float"/>
          <table:table-cell office:value-type="string">
            <text:p>Pattern 38</text:p>
          </table:table-cell>
          <table:table-cell office:value="0.077428563517635" office:value-type="float"/>
          <table:table-cell office:value="0.46112026713999077" office:value-type="float"/>
          <table:table-cell office:value="0.814252506206676" office:value-type="float"/>
          <table:table-cell office:value-type="string">
            <text:p>input/data_formal_20240530-1342/meme/MonitoringCctv_20230206T140009/0.jpg</text:p>
          </table:table-cell>
          <table:table-cell office:value-type="string">
            <text:p>https://twitter.com/MonitoringCctv/status/1622596010441641986</text:p>
          </table:table-cell>
        </table:table-row>
        <table:table-row>
          <table:table-cell office:value="186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onkeyBoatClub_20230202T003316/0.jpg</text:p>
          </table:table-cell>
          <table:table-cell office:value-type="string">
            <text:p>https://twitter.com/MonkeyZooGalaxy/status/1620968510544580608</text:p>
          </table:table-cell>
        </table:table-row>
        <table:table-row>
          <table:table-cell office:value="1865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onkeyBoatClub_20230202T003316/1.jpg</text:p>
          </table:table-cell>
          <table:table-cell office:value-type="string">
            <text:p>https://twitter.com/MonkeyZooGalaxy/status/1620968510544580608</text:p>
          </table:table-cell>
        </table:table-row>
        <table:table-row>
          <table:table-cell office:value="1866" office:value-type="float"/>
          <table:table-cell office:value-type="string">
            <text:p>Pattern 16</text:p>
          </table:table-cell>
          <table:table-cell office:value="0.1800845968396773" office:value-type="float"/>
          <table:table-cell office:value="0.29554993134236834" office:value-type="float"/>
          <table:table-cell office:value="0.8736075276249559" office:value-type="float"/>
          <table:table-cell office:value-type="string">
            <text:p>input/data_formal_20240530-1342/meme/MonolithAcademy_20230307T111912/0.jpg</text:p>
          </table:table-cell>
          <table:table-cell office:value-type="string">
            <text:p>https://twitter.com/MonolithAcademy/status/1633064753391374336</text:p>
          </table:table-cell>
        </table:table-row>
        <table:table-row>
          <table:table-cell office:value="186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onster72810535_20230103T120643/0.jpg</text:p>
          </table:table-cell>
          <table:table-cell office:value-type="string">
            <text:p>https://twitter.com/Monster72810535/status/1610246272752967680</text:p>
          </table:table-cell>
        </table:table-row>
        <table:table-row>
          <table:table-cell office:value="1868" office:value-type="float"/>
          <table:table-cell office:value-type="string">
            <text:p>Pattern 4</text:p>
          </table:table-cell>
          <table:table-cell office:value="0.3687322493327021" office:value-type="float"/>
          <table:table-cell office:value="0.4068167035234135" office:value-type="float"/>
          <table:table-cell office:value="0.6162278731200199" office:value-type="float"/>
          <table:table-cell office:value-type="string">
            <text:p>input/data_formal_20240530-1342/meme/MOON_sitting_20230106T010048/0.jpg</text:p>
          </table:table-cell>
          <table:table-cell office:value-type="string">
            <text:p>https://twitter.com/dryad02/status/1611272106075127809</text:p>
          </table:table-cell>
        </table:table-row>
        <table:table-row>
          <table:table-cell office:value="1869" office:value-type="float"/>
          <table:table-cell office:value-type="string">
            <text:p>Pattern 44</text:p>
          </table:table-cell>
          <table:table-cell office:value="0.21733272341292115" office:value-type="float"/>
          <table:table-cell office:value="0.4870971030495232" office:value-type="float"/>
          <table:table-cell office:value="0.8837288850828172" office:value-type="float"/>
          <table:table-cell office:value-type="string">
            <text:p>input/data_formal_20240530-1342/meme/moonpepes_20230206T152208/0.jpg</text:p>
          </table:table-cell>
          <table:table-cell office:value-type="string">
            <text:p>https://twitter.com/L312S/status/1622622436209602562</text:p>
          </table:table-cell>
        </table:table-row>
        <table:table-row>
          <table:table-cell office:value="1870" office:value-type="float"/>
          <table:table-cell office:value-type="string">
            <text:p>Pattern 44</text:p>
          </table:table-cell>
          <table:table-cell office:value="0.10113716417472068" office:value-type="float"/>
          <table:table-cell office:value="0.5530244217339559" office:value-type="float"/>
          <table:table-cell office:value="0.8903981472263223" office:value-type="float"/>
          <table:table-cell office:value-type="string">
            <text:p>input/data_formal_20240530-1342/meme/MoonWinGame_20221219T212825/0.jpg</text:p>
          </table:table-cell>
          <table:table-cell office:value-type="string">
            <text:p>https://twitter.com/Hrsbrhnn_/status/1607900826034647040</text:p>
          </table:table-cell>
        </table:table-row>
        <table:table-row>
          <table:table-cell office:value="1871" office:value-type="float"/>
          <table:table-cell office:value-type="string">
            <text:p>Pattern 39</text:p>
          </table:table-cell>
          <table:table-cell office:value="0.22929053127204946" office:value-type="float"/>
          <table:table-cell office:value="0.13162982170798992" office:value-type="float"/>
          <table:table-cell office:value="0.8520094806283566" office:value-type="float"/>
          <table:table-cell office:value-type="string">
            <text:p>input/data_formal_20240530-1342/meme/more_tad_20230206T160803/0.jpg</text:p>
          </table:table-cell>
          <table:table-cell office:value-type="string">
            <text:p>https://twitter.com/more_tad/status/1622628195022385152</text:p>
          </table:table-cell>
        </table:table-row>
        <table:table-row>
          <table:table-cell office:value="1872" office:value-type="float"/>
          <table:table-cell office:value-type="string">
            <text:p>Pattern 3</text:p>
          </table:table-cell>
          <table:table-cell office:value="0.1213676390866536" office:value-type="float"/>
          <table:table-cell office:value="0.6284057439431019" office:value-type="float"/>
          <table:table-cell office:value="0.8352899999826018" office:value-type="float"/>
          <table:table-cell office:value-type="string">
            <text:p>input/data_formal_20240530-1342/meme/MorfyusLeague_20230106T045033/0.jpg</text:p>
          </table:table-cell>
          <table:table-cell office:value-type="string">
            <text:p>https://twitter.com/MorfyusLeague/status/1611223672102227968</text:p>
          </table:table-cell>
        </table:table-row>
        <table:table-row>
          <table:table-cell office:value="1873" office:value-type="float"/>
          <table:table-cell office:value-type="string">
            <text:p>Pattern 45</text:p>
          </table:table-cell>
          <table:table-cell office:value="0.18642216816304436" office:value-type="float"/>
          <table:table-cell office:value="0.5267338164351076" office:value-type="float"/>
          <table:table-cell office:value="0.8938791228704038" office:value-type="float"/>
          <table:table-cell office:value-type="string">
            <text:p>input/data_formal_20240530-1342/meme/MorganKung7_20230202T023551/0.jpg</text:p>
          </table:table-cell>
          <table:table-cell office:value-type="string">
            <text:p>https://twitter.com/MorganKung7/status/1620974245718417408</text:p>
          </table:table-cell>
        </table:table-row>
        <table:table-row>
          <table:table-cell office:value="187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oronsussy_20230131T201800/0.jpg</text:p>
          </table:table-cell>
          <table:table-cell office:value-type="string">
            <text:p>https://twitter.com/MummynongA/status/1620988556067106816</text:p>
          </table:table-cell>
        </table:table-row>
        <table:table-row>
          <table:table-cell office:value="1875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orti_cadaver_20221228T024232/0.jpg</text:p>
          </table:table-cell>
          <table:table-cell office:value-type="string">
            <text:p>https://twitter.com/morti_cadaver/status/1607929966083063810</text:p>
          </table:table-cell>
        </table:table-row>
        <table:table-row>
          <table:table-cell office:value="1876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otorMemes_20230106T065738/0.jpg</text:p>
          </table:table-cell>
          <table:table-cell office:value-type="string">
            <text:p>https://twitter.com/MotorMemes/status/1611255653141729280</text:p>
          </table:table-cell>
        </table:table-row>
        <table:table-row>
          <table:table-cell office:value="1877" office:value-type="float"/>
          <table:table-cell office:value-type="string">
            <text:p>Pattern 11</text:p>
          </table:table-cell>
          <table:table-cell office:value="0.13041996159213468" office:value-type="float"/>
          <table:table-cell office:value="0.4743171788116079" office:value-type="float"/>
          <table:table-cell office:value="0.9405691199950836" office:value-type="float"/>
          <table:table-cell office:value-type="string">
            <text:p>input/data_formal_20240530-1342/meme/MotorMemes_20230106T072814/0.jpg</text:p>
          </table:table-cell>
          <table:table-cell office:value-type="string">
            <text:p>https://twitter.com/MotorMemes/status/1611263355968159746</text:p>
          </table:table-cell>
        </table:table-row>
        <table:table-row>
          <table:table-cell office:value="1878" office:value-type="float"/>
          <table:table-cell office:value-type="string">
            <text:p>Pattern 23</text:p>
          </table:table-cell>
          <table:table-cell office:value="0.11395508931991316" office:value-type="float"/>
          <table:table-cell office:value="0.8074741519878357" office:value-type="float"/>
          <table:table-cell office:value="0.604423541179475" office:value-type="float"/>
          <table:table-cell office:value-type="string">
            <text:p>input/data_formal_20240530-1342/meme/MoxiedeckS_20230106T054026/0.jpg</text:p>
          </table:table-cell>
          <table:table-cell office:value-type="string">
            <text:p>https://twitter.com/MoxiedeckS/status/1611236228229378048</text:p>
          </table:table-cell>
        </table:table-row>
        <table:table-row>
          <table:table-cell office:value="187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oxxiejoestar_20230314T143059/0.jpg</text:p>
          </table:table-cell>
          <table:table-cell office:value-type="string">
            <text:p>https://twitter.com/AyahaKurumine/status/1638710741720023042</text:p>
          </table:table-cell>
        </table:table-row>
        <table:table-row>
          <table:table-cell office:value="1880" office:value-type="float"/>
          <table:table-cell office:value-type="string">
            <text:p>Pattern 13</text:p>
          </table:table-cell>
          <table:table-cell office:value="0.16516422572197392" office:value-type="float"/>
          <table:table-cell office:value="0.427211674475796" office:value-type="float"/>
          <table:table-cell office:value="0.8433686094604338" office:value-type="float"/>
          <table:table-cell office:value-type="string">
            <text:p>input/data_formal_20240530-1342/meme/Mr_Tringals_20230206T122140/0.jpg</text:p>
          </table:table-cell>
          <table:table-cell office:value-type="string">
            <text:p>https://twitter.com/GiuseppeTring15/status/1622580992161595393</text:p>
          </table:table-cell>
        </table:table-row>
        <table:table-row>
          <table:table-cell office:value="1881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r_zubair_01__20230105T033442/0.jpg</text:p>
          </table:table-cell>
          <table:table-cell office:value-type="string">
            <text:p>https://twitter.com/mr_zubair_01_/status/1610842198869962755</text:p>
          </table:table-cell>
        </table:table-row>
        <table:table-row>
          <table:table-cell office:value="1882" office:value-type="float"/>
          <table:table-cell office:value-type="string">
            <text:p>Pattern 17</text:p>
          </table:table-cell>
          <table:table-cell office:value="0.21805734213923608" office:value-type="float"/>
          <table:table-cell office:value="0.37946355017452826" office:value-type="float"/>
          <table:table-cell office:value="0.7437226352828833" office:value-type="float"/>
          <table:table-cell office:value-type="string">
            <text:p>input/data_formal_20240530-1342/meme/mrbeansg_20230106T042457/0.jpg</text:p>
          </table:table-cell>
          <table:table-cell office:value-type="string">
            <text:p>https://twitter.com/mrbeansg/status/1611217230515294210</text:p>
          </table:table-cell>
        </table:table-row>
        <table:table-row>
          <table:table-cell office:value="1883" office:value-type="float"/>
          <table:table-cell office:value-type="string">
            <text:p>Pattern 45</text:p>
          </table:table-cell>
          <table:table-cell office:value="0.15054911935398466" office:value-type="float"/>
          <table:table-cell office:value="0.5504775278416998" office:value-type="float"/>
          <table:table-cell office:value="0.924299900233894" office:value-type="float"/>
          <table:table-cell office:value-type="string">
            <text:p>input/data_formal_20240530-1342/meme/MrBeast_reddit_20230202T040437/0.jpg</text:p>
          </table:table-cell>
          <table:table-cell office:value-type="string">
            <text:p>https://twitter.com/MrBeast_reddit/status/1620996586955509760</text:p>
          </table:table-cell>
        </table:table-row>
        <table:table-row>
          <table:table-cell office:value="1884" office:value-type="float"/>
          <table:table-cell office:value-type="string">
            <text:p>Pattern 2</text:p>
          </table:table-cell>
          <table:table-cell office:value="0.16730776006409986" office:value-type="float"/>
          <table:table-cell office:value="0.31045859603515524" office:value-type="float"/>
          <table:table-cell office:value="0.8830041395561768" office:value-type="float"/>
          <table:table-cell office:value-type="string">
            <text:p>input/data_formal_20240530-1342/meme/mrmaxi_2_0_20230104T072122/0.jpg</text:p>
          </table:table-cell>
          <table:table-cell office:value-type="string">
            <text:p>https://twitter.com/mrmaxi_2_0/status/1610536853932851201</text:p>
          </table:table-cell>
        </table:table-row>
        <table:table-row>
          <table:table-cell office:value="1885" office:value-type="float"/>
          <table:table-cell office:value-type="string">
            <text:p>Pattern 3</text:p>
          </table:table-cell>
          <table:table-cell office:value="0.21615842293413956" office:value-type="float"/>
          <table:table-cell office:value="0.4608558634393828" office:value-type="float"/>
          <table:table-cell office:value="0.8393401963413066" office:value-type="float"/>
          <table:table-cell office:value-type="string">
            <text:p>input/data_formal_20240530-1342/meme/MubarakOmz_20230226T063346/0.jpg</text:p>
          </table:table-cell>
          <table:table-cell office:value-type="string">
            <text:p>https://twitter.com/MubarakOmz/status/1629731427997581315</text:p>
          </table:table-cell>
        </table:table-row>
        <table:table-row>
          <table:table-cell office:value="1886" office:value-type="float"/>
          <table:table-cell office:value-type="string">
            <text:p>Pattern 14</text:p>
          </table:table-cell>
          <table:table-cell office:value="0.13560618440408695" office:value-type="float"/>
          <table:table-cell office:value="0.36894485533048893" office:value-type="float"/>
          <table:table-cell office:value="0.8449054579492213" office:value-type="float"/>
          <table:table-cell office:value-type="string">
            <text:p>input/data_formal_20240530-1342/meme/MuggleNet_20230306T110001/0.jpg</text:p>
          </table:table-cell>
          <table:table-cell office:value-type="string">
            <text:p>https://twitter.com/MchughRocco/status/1633002084655063040</text:p>
          </table:table-cell>
        </table:table-row>
        <table:table-row>
          <table:table-cell office:value="188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utantmatty_20230202T032809/0.jpg</text:p>
          </table:table-cell>
          <table:table-cell office:value-type="string">
            <text:p>https://twitter.com/EmikxOne/status/1621001719739187200</text:p>
          </table:table-cell>
        </table:table-row>
        <table:table-row>
          <table:table-cell office:value="1888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utantmatty_20230202T032809/1.jpg</text:p>
          </table:table-cell>
          <table:table-cell office:value-type="string">
            <text:p>https://twitter.com/EmikxOne/status/1621001719739187200</text:p>
          </table:table-cell>
        </table:table-row>
        <table:table-row>
          <table:table-cell office:value="188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mutantmatty_20230202T032809/2.jpg</text:p>
          </table:table-cell>
          <table:table-cell office:value-type="string">
            <text:p>https://twitter.com/EmikxOne/status/1621001719739187200</text:p>
          </table:table-cell>
        </table:table-row>
        <table:table-row>
          <table:table-cell office:value="1890" office:value-type="float"/>
          <table:table-cell office:value-type="string">
            <text:p>Pattern 32</text:p>
          </table:table-cell>
          <table:table-cell office:value="0.4471390765810244" office:value-type="float"/>
          <table:table-cell office:value="0.3039826393812923" office:value-type="float"/>
          <table:table-cell office:value="0.8720769296922267" office:value-type="float"/>
          <table:table-cell office:value-type="string">
            <text:p>input/data_formal_20240530-1342/meme/mutantmatty_20230202T032809/3.jpg</text:p>
          </table:table-cell>
          <table:table-cell office:value-type="string">
            <text:p>https://twitter.com/EmikxOne/status/1621001719739187200</text:p>
          </table:table-cell>
        </table:table-row>
        <table:table-row>
          <table:table-cell office:value="1891" office:value-type="float"/>
          <table:table-cell office:value-type="string">
            <text:p>Pattern 18</text:p>
          </table:table-cell>
          <table:table-cell office:value="0.11562888721253231" office:value-type="float"/>
          <table:table-cell office:value="0.2554753116009603" office:value-type="float"/>
          <table:table-cell office:value="0.865456483343163" office:value-type="float"/>
          <table:table-cell office:value-type="string">
            <text:p>input/data_formal_20240530-1342/meme/MydesignsCo_20221228T060511/0.jpg</text:p>
          </table:table-cell>
          <table:table-cell office:value-type="string">
            <text:p>https://twitter.com/MydesignsCo/status/1607980962755014657</text:p>
          </table:table-cell>
        </table:table-row>
        <table:table-row>
          <table:table-cell office:value="1892" office:value-type="float"/>
          <table:table-cell office:value-type="string">
            <text:p>Pattern 45</text:p>
          </table:table-cell>
          <table:table-cell office:value="0.05104641678887076" office:value-type="float"/>
          <table:table-cell office:value="0.8309257237505459" office:value-type="float"/>
          <table:table-cell office:value="0.8394764449563964" office:value-type="float"/>
          <table:table-cell office:value-type="string">
            <text:p>input/data_formal_20240530-1342/meme/mymlmleader_20230107T133956/0.jpg</text:p>
          </table:table-cell>
          <table:table-cell office:value-type="string">
            <text:p>https://twitter.com/mymlmleader/status/1611719284614656003</text:p>
          </table:table-cell>
        </table:table-row>
        <table:table-row>
          <table:table-cell office:value="1893" office:value-type="float"/>
          <table:table-cell office:value-type="string">
            <text:p>Pattern 32</text:p>
          </table:table-cell>
          <table:table-cell office:value="0.4471390765810244" office:value-type="float"/>
          <table:table-cell office:value="0.3039826393812923" office:value-type="float"/>
          <table:table-cell office:value="0.8720769296922267" office:value-type="float"/>
          <table:table-cell office:value-type="string">
            <text:p>input/data_formal_20240530-1342/meme/myschotts_20230212T093047/0.jpg</text:p>
          </table:table-cell>
          <table:table-cell office:value-type="string">
            <text:p>https://twitter.com/MfersGif/status/1624763384737697792</text:p>
          </table:table-cell>
        </table:table-row>
        <table:table-row>
          <table:table-cell office:value="1894" office:value-type="float"/>
          <table:table-cell office:value-type="string">
            <text:p>Pattern 46</text:p>
          </table:table-cell>
          <table:table-cell office:value="0.20059428768410303" office:value-type="float"/>
          <table:table-cell office:value="0.2004956384626651" office:value-type="float"/>
          <table:table-cell office:value="0.877651568202973" office:value-type="float"/>
          <table:table-cell office:value-type="string">
            <text:p>input/data_formal_20240530-1342/meme/Mystic_Stirling_20230206T102808/0.jpg</text:p>
          </table:table-cell>
          <table:table-cell office:value-type="string">
            <text:p>https://twitter.com/Mystic_Stirling/status/1622542651676565505</text:p>
          </table:table-cell>
        </table:table-row>
        <table:table-row>
          <table:table-cell office:value="1895" office:value-type="float"/>
          <table:table-cell office:value-type="string">
            <text:p>Pattern 29</text:p>
          </table:table-cell>
          <table:table-cell office:value="0.16275825345819964" office:value-type="float"/>
          <table:table-cell office:value="0.19893427186147777" office:value-type="float"/>
          <table:table-cell office:value="0.8326907015622608" office:value-type="float"/>
          <table:table-cell office:value-type="string">
            <text:p>input/data_formal_20240530-1342/meme/MysticUnigon_20230202T000637/0.jpg</text:p>
          </table:table-cell>
          <table:table-cell office:value-type="string">
            <text:p>https://twitter.com/MysticUnigon/status/1620936692223066112</text:p>
          </table:table-cell>
        </table:table-row>
        <table:table-row>
          <table:table-cell office:value="1896" office:value-type="float"/>
          <table:table-cell office:value-type="string">
            <text:p>Pattern 33</text:p>
          </table:table-cell>
          <table:table-cell office:value="0.1613265279734623" office:value-type="float"/>
          <table:table-cell office:value="0.13741180843656592" office:value-type="float"/>
          <table:table-cell office:value="0.8266320232756739" office:value-type="float"/>
          <table:table-cell office:value-type="string">
            <text:p>input/data_formal_20240530-1342/meme/MYSTICxNEWS_20230206T132612/0.jpg</text:p>
          </table:table-cell>
          <table:table-cell office:value-type="string">
            <text:p>https://twitter.com/MYSTICxNEWS/status/1622587466237476867</text:p>
          </table:table-cell>
        </table:table-row>
        <table:table-row>
          <table:table-cell office:value="1897" office:value-type="float"/>
          <table:table-cell office:value-type="string">
            <text:p>Pattern 25</text:p>
          </table:table-cell>
          <table:table-cell office:value="0.15733039243261204" office:value-type="float"/>
          <table:table-cell office:value="0.3875890400598594" office:value-type="float"/>
          <table:table-cell office:value="0.8883597171569733" office:value-type="float"/>
          <table:table-cell office:value-type="string">
            <text:p>input/data_formal_20240530-1342/meme/n_quests_20210801T171611/0.jpg</text:p>
          </table:table-cell>
          <table:table-cell office:value-type="string">
            <text:p>https://twitter.com/satansballs6669/status/1622545685915508737</text:p>
          </table:table-cell>
        </table:table-row>
        <table:table-row>
          <table:table-cell office:value="1898" office:value-type="float"/>
          <table:table-cell office:value-type="string">
            <text:p>Pattern 25</text:p>
          </table:table-cell>
          <table:table-cell office:value="0.13501124073986684" office:value-type="float"/>
          <table:table-cell office:value="0.3625404066597161" office:value-type="float"/>
          <table:table-cell office:value="0.8770538500445074" office:value-type="float"/>
          <table:table-cell office:value-type="string">
            <text:p>input/data_formal_20240530-1342/meme/n_quests_20220408T161753/0.jpg</text:p>
          </table:table-cell>
          <table:table-cell office:value-type="string">
            <text:p>https://twitter.com/satansballs6669/status/1622545535021318144</text:p>
          </table:table-cell>
        </table:table-row>
        <table:table-row>
          <table:table-cell office:value="1899" office:value-type="float"/>
          <table:table-cell office:value-type="string">
            <text:p>Pattern 9</text:p>
          </table:table-cell>
          <table:table-cell office:value="0.07121258065049454" office:value-type="float"/>
          <table:table-cell office:value="0.4378059340773583" office:value-type="float"/>
          <table:table-cell office:value="0.9158499362597698" office:value-type="float"/>
          <table:table-cell office:value-type="string">
            <text:p>input/data_formal_20240530-1342/meme/n_quests_20220414T224210/0.jpg</text:p>
          </table:table-cell>
          <table:table-cell office:value-type="string">
            <text:p>https://twitter.com/AnlocWolfgate/status/1607918309563068417</text:p>
          </table:table-cell>
        </table:table-row>
        <table:table-row>
          <table:table-cell office:value="1900" office:value-type="float"/>
          <table:table-cell office:value-type="string">
            <text:p>Pattern 10</text:p>
          </table:table-cell>
          <table:table-cell office:value="0.1642479388658873" office:value-type="float"/>
          <table:table-cell office:value="0.3298797740794626" office:value-type="float"/>
          <table:table-cell office:value="0.8489940836526709" office:value-type="float"/>
          <table:table-cell office:value-type="string">
            <text:p>input/data_formal_20240530-1342/meme/Nactius1_20221228T014535/0.jpg</text:p>
          </table:table-cell>
          <table:table-cell office:value-type="string">
            <text:p>https://twitter.com/Nactius1/status/1607915635400642560</text:p>
          </table:table-cell>
        </table:table-row>
        <table:table-row>
          <table:table-cell office:value="1901" office:value-type="float"/>
          <table:table-cell office:value-type="string">
            <text:p>Pattern 15</text:p>
          </table:table-cell>
          <table:table-cell office:value="0.22542024728028703" office:value-type="float"/>
          <table:table-cell office:value="0.5405308696014365" office:value-type="float"/>
          <table:table-cell office:value="0.9059597017550497" office:value-type="float"/>
          <table:table-cell office:value-type="string">
            <text:p>input/data_formal_20240530-1342/meme/Naemhossen790_20221220T041557/0.jpg</text:p>
          </table:table-cell>
          <table:table-cell office:value-type="string">
            <text:p>https://twitter.com/Naemhossen790/status/1607954984297197568</text:p>
          </table:table-cell>
        </table:table-row>
        <table:table-row>
          <table:table-cell office:value="1902" office:value-type="float"/>
          <table:table-cell office:value-type="string">
            <text:p>Pattern 14</text:p>
          </table:table-cell>
          <table:table-cell office:value="0.1671723011648319" office:value-type="float"/>
          <table:table-cell office:value="0.11824325400435376" office:value-type="float"/>
          <table:table-cell office:value="0.890937823320052" office:value-type="float"/>
          <table:table-cell office:value-type="string">
            <text:p>input/data_formal_20240530-1342/meme/NaethanRubiel_20230206T145913/0.jpg</text:p>
          </table:table-cell>
          <table:table-cell office:value-type="string">
            <text:p>https://twitter.com/NaethanRubiel/status/1622610871196483584</text:p>
          </table:table-cell>
        </table:table-row>
        <table:table-row>
          <table:table-cell office:value="1903" office:value-type="float"/>
          <table:table-cell office:value-type="string">
            <text:p>Pattern 6</text:p>
          </table:table-cell>
          <table:table-cell office:value="0.07524481098375368" office:value-type="float"/>
          <table:table-cell office:value="0.21792394502460835" office:value-type="float"/>
          <table:table-cell office:value="0.7715314859585526" office:value-type="float"/>
          <table:table-cell office:value-type="string">
            <text:p>input/data_formal_20240530-1342/meme/nal_pretty_20221228T051539/0.jpg</text:p>
          </table:table-cell>
          <table:table-cell office:value-type="string">
            <text:p>https://twitter.com/nal_pretty/status/1607968497539096576</text:p>
          </table:table-cell>
        </table:table-row>
        <table:table-row>
          <table:table-cell office:value="190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nana_blu3_20220828T071222/0.jpg</text:p>
          </table:table-cell>
          <table:table-cell office:value-type="string">
            <text:p>https://twitter.com/PFnaf101/status/1607941471231160321</text:p>
          </table:table-cell>
        </table:table-row>
        <table:table-row>
          <table:table-cell office:value="1905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nana_blu3_20220828T071222/1.jpg</text:p>
          </table:table-cell>
          <table:table-cell office:value-type="string">
            <text:p>https://twitter.com/PFnaf101/status/1607941471231160321</text:p>
          </table:table-cell>
        </table:table-row>
        <table:table-row>
          <table:table-cell office:value="1906" office:value-type="float"/>
          <table:table-cell office:value-type="string">
            <text:p>Pattern 39</text:p>
          </table:table-cell>
          <table:table-cell office:value="0.1818136643291492" office:value-type="float"/>
          <table:table-cell office:value="0.2672377877056522" office:value-type="float"/>
          <table:table-cell office:value="0.8466985887352223" office:value-type="float"/>
          <table:table-cell office:value-type="string">
            <text:p>input/data_formal_20240530-1342/meme/Naughty_K1tten_20230322T215636/0.jpg</text:p>
          </table:table-cell>
          <table:table-cell office:value-type="string">
            <text:p>https://twitter.com/Naughty_K1tten/status/1638660978790514689</text:p>
          </table:table-cell>
        </table:table-row>
        <table:table-row>
          <table:table-cell office:value="1907" office:value-type="float"/>
          <table:table-cell office:value-type="string">
            <text:p>Pattern 46</text:p>
          </table:table-cell>
          <table:table-cell office:value="0.13092333265966985" office:value-type="float"/>
          <table:table-cell office:value="0.41322976885198537" office:value-type="float"/>
          <table:table-cell office:value="0.8821539881388042" office:value-type="float"/>
          <table:table-cell office:value-type="string">
            <text:p>input/data_formal_20240530-1342/meme/nautankibabaji_20230106T070234/0.jpg</text:p>
          </table:table-cell>
          <table:table-cell office:value-type="string">
            <text:p>https://twitter.com/nautankibabaji/status/1611256896413134849</text:p>
          </table:table-cell>
        </table:table-row>
        <table:table-row>
          <table:table-cell office:value="1908" office:value-type="float"/>
          <table:table-cell office:value-type="string">
            <text:p>Pattern 29</text:p>
          </table:table-cell>
          <table:table-cell office:value="0.1526005567223988" office:value-type="float"/>
          <table:table-cell office:value="0.4344830818073836" office:value-type="float"/>
          <table:table-cell office:value="0.8662815389488976" office:value-type="float"/>
          <table:table-cell office:value-type="string">
            <text:p>input/data_formal_20240530-1342/meme/nautankibabaji_20230106T071541/0.jpg</text:p>
          </table:table-cell>
          <table:table-cell office:value-type="string">
            <text:p>https://twitter.com/nautankibabaji/status/1611260199259578368</text:p>
          </table:table-cell>
        </table:table-row>
        <table:table-row>
          <table:table-cell office:value="1909" office:value-type="float"/>
          <table:table-cell office:value-type="string">
            <text:p>Pattern 23</text:p>
          </table:table-cell>
          <table:table-cell office:value="0.07011911522455999" office:value-type="float"/>
          <table:table-cell office:value="0.7694064942720835" office:value-type="float"/>
          <table:table-cell office:value="0.6865474553973868" office:value-type="float"/>
          <table:table-cell office:value-type="string">
            <text:p>input/data_formal_20240530-1342/meme/NaveenTutorial1_20230106T074627/0.jpg</text:p>
          </table:table-cell>
          <table:table-cell office:value-type="string">
            <text:p>https://twitter.com/NaveenTutorial1/status/1611267941420666880</text:p>
          </table:table-cell>
        </table:table-row>
        <table:table-row>
          <table:table-cell office:value="1910" office:value-type="float"/>
          <table:table-cell office:value-type="string">
            <text:p>Pattern 44</text:p>
          </table:table-cell>
          <table:table-cell office:value="0.1616451173094467" office:value-type="float"/>
          <table:table-cell office:value="0.413805089721253" office:value-type="float"/>
          <table:table-cell office:value="0.8379191580351317" office:value-type="float"/>
          <table:table-cell office:value-type="string">
            <text:p>input/data_formal_20240530-1342/meme/nayapaypk_20221228T103743/0.jpg</text:p>
          </table:table-cell>
          <table:table-cell office:value-type="string">
            <text:p>https://twitter.com/TomCruisetc11/status/1610946870032867333</text:p>
          </table:table-cell>
        </table:table-row>
        <table:table-row>
          <table:table-cell office:value="1911" office:value-type="float"/>
          <table:table-cell office:value-type="string">
            <text:p>Pattern 12</text:p>
          </table:table-cell>
          <table:table-cell office:value="0.18712269252798402" office:value-type="float"/>
          <table:table-cell office:value="0.09545202957236981" office:value-type="float"/>
          <table:table-cell office:value="0.6561407360697608" office:value-type="float"/>
          <table:table-cell office:value-type="string">
            <text:p>input/data_formal_20240530-1342/meme/NcastleAr_20221227T233219/0.jpg</text:p>
          </table:table-cell>
          <table:table-cell office:value-type="string">
            <text:p>https://twitter.com/NcastleAr/status/1607882098240544770</text:p>
          </table:table-cell>
        </table:table-row>
        <table:table-row>
          <table:table-cell office:value="1912" office:value-type="float"/>
          <table:table-cell office:value-type="string">
            <text:p>Pattern 29</text:p>
          </table:table-cell>
          <table:table-cell office:value="0.2757633979525454" office:value-type="float"/>
          <table:table-cell office:value="0.24599484456327364" office:value-type="float"/>
          <table:table-cell office:value="0.7775307904609603" office:value-type="float"/>
          <table:table-cell office:value-type="string">
            <text:p>input/data_formal_20240530-1342/meme/NcastleAr_20221228T000249/0.jpg</text:p>
          </table:table-cell>
          <table:table-cell office:value-type="string">
            <text:p>https://twitter.com/NcastleAr/status/1607889770700496897</text:p>
          </table:table-cell>
        </table:table-row>
        <table:table-row>
          <table:table-cell office:value="1913" office:value-type="float"/>
          <table:table-cell office:value-type="string">
            <text:p>Pattern 12</text:p>
          </table:table-cell>
          <table:table-cell office:value="0.19694750701216127" office:value-type="float"/>
          <table:table-cell office:value="0.19676597732853277" office:value-type="float"/>
          <table:table-cell office:value="0.7468862849178657" office:value-type="float"/>
          <table:table-cell office:value-type="string">
            <text:p>input/data_formal_20240530-1342/meme/NcastleAr_20221228T003250/0.jpg</text:p>
          </table:table-cell>
          <table:table-cell office:value-type="string">
            <text:p>https://twitter.com/NcastleAr/status/1607897326462328832</text:p>
          </table:table-cell>
        </table:table-row>
        <table:table-row>
          <table:table-cell office:value="1914" office:value-type="float"/>
          <table:table-cell office:value-type="string">
            <text:p>Pattern 31</text:p>
          </table:table-cell>
          <table:table-cell office:value="0.22535747891608723" office:value-type="float"/>
          <table:table-cell office:value="0.39987939976144343" office:value-type="float"/>
          <table:table-cell office:value="0.5323079952640383" office:value-type="float"/>
          <table:table-cell office:value-type="string">
            <text:p>input/data_formal_20240530-1342/meme/NcastleAr_20221228T020236/0.jpg</text:p>
          </table:table-cell>
          <table:table-cell office:value-type="string">
            <text:p>https://twitter.com/NcastleAr/status/1607919917088505857</text:p>
          </table:table-cell>
        </table:table-row>
        <table:table-row>
          <table:table-cell office:value="1915" office:value-type="float"/>
          <table:table-cell office:value-type="string">
            <text:p>Pattern 9</text:p>
          </table:table-cell>
          <table:table-cell office:value="0.18001621022106673" office:value-type="float"/>
          <table:table-cell office:value="0.4198644451750145" office:value-type="float"/>
          <table:table-cell office:value="0.9422599027438364" office:value-type="float"/>
          <table:table-cell office:value-type="string">
            <text:p>input/data_formal_20240530-1342/meme/NcastleAr_20221228T023300/0.jpg</text:p>
          </table:table-cell>
          <table:table-cell office:value-type="string">
            <text:p>https://twitter.com/NcastleAr/status/1607927568849682432</text:p>
          </table:table-cell>
        </table:table-row>
        <table:table-row>
          <table:table-cell office:value="1916" office:value-type="float"/>
          <table:table-cell office:value-type="string">
            <text:p>Pattern 17</text:p>
          </table:table-cell>
          <table:table-cell office:value="0.17689700611800474" office:value-type="float"/>
          <table:table-cell office:value="0.4535796320437913" office:value-type="float"/>
          <table:table-cell office:value="0.8853803979536821" office:value-type="float"/>
          <table:table-cell office:value-type="string">
            <text:p>input/data_formal_20240530-1342/meme/NcastleAr_20221228T025734/0.jpg</text:p>
          </table:table-cell>
          <table:table-cell office:value-type="string">
            <text:p>https://twitter.com/NcastleAr/status/1607933750985330688</text:p>
          </table:table-cell>
        </table:table-row>
        <table:table-row>
          <table:table-cell office:value="1917" office:value-type="float"/>
          <table:table-cell office:value-type="string">
            <text:p>Pattern 6</text:p>
          </table:table-cell>
          <table:table-cell office:value="0.14840249869236205" office:value-type="float"/>
          <table:table-cell office:value="0.08588826128359711" office:value-type="float"/>
          <table:table-cell office:value="0.8660177072954944" office:value-type="float"/>
          <table:table-cell office:value-type="string">
            <text:p>input/data_formal_20240530-1342/meme/NcastleAr_20221228T035735/0.jpg</text:p>
          </table:table-cell>
          <table:table-cell office:value-type="string">
            <text:p>https://twitter.com/NcastleAr/status/1607948851679223812</text:p>
          </table:table-cell>
        </table:table-row>
        <table:table-row>
          <table:table-cell office:value="1918" office:value-type="float"/>
          <table:table-cell office:value-type="string">
            <text:p>Pattern 6</text:p>
          </table:table-cell>
          <table:table-cell office:value="0.21464119390217148" office:value-type="float"/>
          <table:table-cell office:value="0.13162957704827666" office:value-type="float"/>
          <table:table-cell office:value="0.8417000802904508" office:value-type="float"/>
          <table:table-cell office:value-type="string">
            <text:p>input/data_formal_20240530-1342/meme/NcastleAr_20221228T042727/0.jpg</text:p>
          </table:table-cell>
          <table:table-cell office:value-type="string">
            <text:p>https://twitter.com/NcastleAr/status/1607956367603650561</text:p>
          </table:table-cell>
        </table:table-row>
        <table:table-row>
          <table:table-cell office:value="1919" office:value-type="float"/>
          <table:table-cell office:value-type="string">
            <text:p>Pattern 33</text:p>
          </table:table-cell>
          <table:table-cell office:value="0.1898760440765842" office:value-type="float"/>
          <table:table-cell office:value="0.291907644107404" office:value-type="float"/>
          <table:table-cell office:value="0.8260041160230621" office:value-type="float"/>
          <table:table-cell office:value-type="string">
            <text:p>input/data_formal_20240530-1342/meme/NcastleAr_20221228T042729/0.jpg</text:p>
          </table:table-cell>
          <table:table-cell office:value-type="string">
            <text:p>https://twitter.com/NcastleAr/status/1607956377430786048</text:p>
          </table:table-cell>
        </table:table-row>
        <table:table-row>
          <table:table-cell office:value="1920" office:value-type="float"/>
          <table:table-cell office:value-type="string">
            <text:p>Pattern 33</text:p>
          </table:table-cell>
          <table:table-cell office:value="0.18837883040860273" office:value-type="float"/>
          <table:table-cell office:value="0.39257424463833673" office:value-type="float"/>
          <table:table-cell office:value="0.8912579216040375" office:value-type="float"/>
          <table:table-cell office:value-type="string">
            <text:p>input/data_formal_20240530-1342/meme/NcastleAr_20221228T042730/0.jpg</text:p>
          </table:table-cell>
          <table:table-cell office:value-type="string">
            <text:p>https://twitter.com/NcastleAr/status/1607956383105679360</text:p>
          </table:table-cell>
        </table:table-row>
        <table:table-row>
          <table:table-cell office:value="1921" office:value-type="float"/>
          <table:table-cell office:value-type="string">
            <text:p>Pattern 39</text:p>
          </table:table-cell>
          <table:table-cell office:value="0.16633353865980377" office:value-type="float"/>
          <table:table-cell office:value="0.39227034409556033" office:value-type="float"/>
          <table:table-cell office:value="0.9221914560086446" office:value-type="float"/>
          <table:table-cell office:value-type="string">
            <text:p>input/data_formal_20240530-1342/meme/NcastleAr_20221228T045742/0.jpg</text:p>
          </table:table-cell>
          <table:table-cell office:value-type="string">
            <text:p>https://twitter.com/NcastleAr/status/1607963981305597952</text:p>
          </table:table-cell>
        </table:table-row>
        <table:table-row>
          <table:table-cell office:value="1922" office:value-type="float"/>
          <table:table-cell office:value-type="string">
            <text:p>Pattern 40</text:p>
          </table:table-cell>
          <table:table-cell office:value="0.2503402053250949" office:value-type="float"/>
          <table:table-cell office:value="0.15311514325993036" office:value-type="float"/>
          <table:table-cell office:value="0.6797687531104093" office:value-type="float"/>
          <table:table-cell office:value-type="string">
            <text:p>input/data_formal_20240530-1342/meme/NcastleAr_20221228T045743/0.jpg</text:p>
          </table:table-cell>
          <table:table-cell office:value-type="string">
            <text:p>https://twitter.com/NcastleAr/status/1607963987177787392</text:p>
          </table:table-cell>
        </table:table-row>
        <table:table-row>
          <table:table-cell office:value="1923" office:value-type="float"/>
          <table:table-cell office:value-type="string">
            <text:p>Pattern 20</text:p>
          </table:table-cell>
          <table:table-cell office:value="0.17123714413633712" office:value-type="float"/>
          <table:table-cell office:value="0.38801569272655906" office:value-type="float"/>
          <table:table-cell office:value="0.806144198113328" office:value-type="float"/>
          <table:table-cell office:value-type="string">
            <text:p>input/data_formal_20240530-1342/meme/NcastleAr_20221228T055249/0.jpg</text:p>
          </table:table-cell>
          <table:table-cell office:value-type="string">
            <text:p>https://twitter.com/NcastleAr/status/1607977851285917696</text:p>
          </table:table-cell>
        </table:table-row>
        <table:table-row>
          <table:table-cell office:value="1924" office:value-type="float"/>
          <table:table-cell office:value-type="string">
            <text:p>Pattern 11</text:p>
          </table:table-cell>
          <table:table-cell office:value="0.14254541464012904" office:value-type="float"/>
          <table:table-cell office:value="0.4793567216083824" office:value-type="float"/>
          <table:table-cell office:value="0.9405599377167969" office:value-type="float"/>
          <table:table-cell office:value-type="string">
            <text:p>input/data_formal_20240530-1342/meme/NcastleAr_20221228T062506/0.jpg</text:p>
          </table:table-cell>
          <table:table-cell office:value-type="string">
            <text:p>https://twitter.com/NcastleAr/status/1607985975963140097</text:p>
          </table:table-cell>
        </table:table-row>
        <table:table-row>
          <table:table-cell office:value="1925" office:value-type="float"/>
          <table:table-cell office:value-type="string">
            <text:p>Pattern 22</text:p>
          </table:table-cell>
          <table:table-cell office:value="0.1158811778629481" office:value-type="float"/>
          <table:table-cell office:value="0.47121544472840904" office:value-type="float"/>
          <table:table-cell office:value="0.8436331981274487" office:value-type="float"/>
          <table:table-cell office:value-type="string">
            <text:p>input/data_formal_20240530-1342/meme/NcastleAr_20230105T103216/0.jpg</text:p>
          </table:table-cell>
          <table:table-cell office:value-type="string">
            <text:p>https://twitter.com/NcastleAr/status/1610947280273547264</text:p>
          </table:table-cell>
        </table:table-row>
        <table:table-row>
          <table:table-cell office:value="1926" office:value-type="float"/>
          <table:table-cell office:value-type="string">
            <text:p>Pattern 20</text:p>
          </table:table-cell>
          <table:table-cell office:value="0.1271126242087649" office:value-type="float"/>
          <table:table-cell office:value="0.37401697541553397" office:value-type="float"/>
          <table:table-cell office:value="0.7107553955979606" office:value-type="float"/>
          <table:table-cell office:value-type="string">
            <text:p>input/data_formal_20240530-1342/meme/NcastleAr_20230105T113235/0.jpg</text:p>
          </table:table-cell>
          <table:table-cell office:value-type="string">
            <text:p>https://twitter.com/NcastleAr/status/1610962460126679041</text:p>
          </table:table-cell>
        </table:table-row>
        <table:table-row>
          <table:table-cell office:value="1927" office:value-type="float"/>
          <table:table-cell office:value-type="string">
            <text:p>Pattern 36</text:p>
          </table:table-cell>
          <table:table-cell office:value="0.15951010135185956" office:value-type="float"/>
          <table:table-cell office:value="0.25498676079458427" office:value-type="float"/>
          <table:table-cell office:value="0.6966461211024004" office:value-type="float"/>
          <table:table-cell office:value-type="string">
            <text:p>input/data_formal_20240530-1342/meme/NcastleAr_20230105T120457/0.jpg</text:p>
          </table:table-cell>
          <table:table-cell office:value-type="string">
            <text:p>https://twitter.com/NcastleAr/status/1610970604693250049</text:p>
          </table:table-cell>
        </table:table-row>
        <table:table-row>
          <table:table-cell office:value="1928" office:value-type="float"/>
          <table:table-cell office:value-type="string">
            <text:p>Pattern 35</text:p>
          </table:table-cell>
          <table:table-cell office:value="0.17764396979455707" office:value-type="float"/>
          <table:table-cell office:value="0.41301817583954387" office:value-type="float"/>
          <table:table-cell office:value="0.7245130049498854" office:value-type="float"/>
          <table:table-cell office:value-type="string">
            <text:p>input/data_formal_20240530-1342/meme/NcastleAr_20230105T123347/0.jpg</text:p>
          </table:table-cell>
          <table:table-cell office:value-type="string">
            <text:p>https://twitter.com/NcastleAr/status/1610977860830765056</text:p>
          </table:table-cell>
        </table:table-row>
        <table:table-row>
          <table:table-cell office:value="1929" office:value-type="float"/>
          <table:table-cell office:value-type="string">
            <text:p>Pattern 18</text:p>
          </table:table-cell>
          <table:table-cell office:value="0.16355672441150387" office:value-type="float"/>
          <table:table-cell office:value="0.3912174010716479" office:value-type="float"/>
          <table:table-cell office:value="0.7322433994277993" office:value-type="float"/>
          <table:table-cell office:value-type="string">
            <text:p>input/data_formal_20240530-1342/meme/NcastleAr_20230106T050343/0.jpg</text:p>
          </table:table-cell>
          <table:table-cell office:value-type="string">
            <text:p>https://twitter.com/NcastleAr/status/1611226984981340160</text:p>
          </table:table-cell>
        </table:table-row>
        <table:table-row>
          <table:table-cell office:value="1930" office:value-type="float"/>
          <table:table-cell office:value-type="string">
            <text:p>Pattern 26</text:p>
          </table:table-cell>
          <table:table-cell office:value="0.1855687007854716" office:value-type="float"/>
          <table:table-cell office:value="0.35589396789229777" office:value-type="float"/>
          <table:table-cell office:value="0.8292977972366465" office:value-type="float"/>
          <table:table-cell office:value-type="string">
            <text:p>input/data_formal_20240530-1342/meme/NcastleAr_20230106T052804/0.jpg</text:p>
          </table:table-cell>
          <table:table-cell office:value-type="string">
            <text:p>https://twitter.com/NcastleAr/status/1611233112834416642</text:p>
          </table:table-cell>
        </table:table-row>
        <table:table-row>
          <table:table-cell office:value="1931" office:value-type="float"/>
          <table:table-cell office:value-type="string">
            <text:p>Pattern 46</text:p>
          </table:table-cell>
          <table:table-cell office:value="0.1738561275077482" office:value-type="float"/>
          <table:table-cell office:value="0.24117486860949525" office:value-type="float"/>
          <table:table-cell office:value="0.8030313634709323" office:value-type="float"/>
          <table:table-cell office:value-type="string">
            <text:p>input/data_formal_20240530-1342/meme/NcastleAr_20230106T072244/0.jpg</text:p>
          </table:table-cell>
          <table:table-cell office:value-type="string">
            <text:p>https://twitter.com/NcastleAr/status/1611261973101944832</text:p>
          </table:table-cell>
        </table:table-row>
        <table:table-row>
          <table:table-cell office:value="1932" office:value-type="float"/>
          <table:table-cell office:value-type="string">
            <text:p>Pattern 40</text:p>
          </table:table-cell>
          <table:table-cell office:value="0.10273706230978577" office:value-type="float"/>
          <table:table-cell office:value="0.10027594864816114" office:value-type="float"/>
          <table:table-cell office:value="0.5743355689932254" office:value-type="float"/>
          <table:table-cell office:value-type="string">
            <text:p>input/data_formal_20240530-1342/meme/NcastleAr_20230106T075237/0.jpg</text:p>
          </table:table-cell>
          <table:table-cell office:value-type="string">
            <text:p>https://twitter.com/NcastleAr/status/1611269492503363586</text:p>
          </table:table-cell>
        </table:table-row>
        <table:table-row>
          <table:table-cell office:value="1933" office:value-type="float"/>
          <table:table-cell office:value-type="string">
            <text:p>Pattern 37</text:p>
          </table:table-cell>
          <table:table-cell office:value="0.11025118979740242" office:value-type="float"/>
          <table:table-cell office:value="0.2988216084170846" office:value-type="float"/>
          <table:table-cell office:value="0.7052118758186682" office:value-type="float"/>
          <table:table-cell office:value-type="string">
            <text:p>input/data_formal_20240530-1342/meme/NcastleAr_20230106T081752/0.jpg</text:p>
          </table:table-cell>
          <table:table-cell office:value-type="string">
            <text:p>https://twitter.com/NcastleAr/status/1611275847863861248</text:p>
          </table:table-cell>
        </table:table-row>
        <table:table-row>
          <table:table-cell office:value="1934" office:value-type="float"/>
          <table:table-cell office:value-type="string">
            <text:p>Pattern 30</text:p>
          </table:table-cell>
          <table:table-cell office:value="0.24240869081141364" office:value-type="float"/>
          <table:table-cell office:value="0.3931740683498086" office:value-type="float"/>
          <table:table-cell office:value="0.7564015234964591" office:value-type="float"/>
          <table:table-cell office:value-type="string">
            <text:p>input/data_formal_20240530-1342/meme/NcastleAr_20230111T220412/0.jpg</text:p>
          </table:table-cell>
          <table:table-cell office:value-type="string">
            <text:p>https://twitter.com/NcastleAr/status/1613295739446108162</text:p>
          </table:table-cell>
        </table:table-row>
        <table:table-row>
          <table:table-cell office:value="1935" office:value-type="float"/>
          <table:table-cell office:value-type="string">
            <text:p>Pattern 45</text:p>
          </table:table-cell>
          <table:table-cell office:value="0.1826619581251383" office:value-type="float"/>
          <table:table-cell office:value="0.5314965145986963" office:value-type="float"/>
          <table:table-cell office:value="0.8300223027553125" office:value-type="float"/>
          <table:table-cell office:value-type="string">
            <text:p>input/data_formal_20240530-1342/meme/NcastleAr_20230111T230246/0.jpg</text:p>
          </table:table-cell>
          <table:table-cell office:value-type="string">
            <text:p>https://twitter.com/NcastleAr/status/1613310477089505280</text:p>
          </table:table-cell>
        </table:table-row>
        <table:table-row>
          <table:table-cell office:value="1936" office:value-type="float"/>
          <table:table-cell office:value-type="string">
            <text:p>Pattern 22</text:p>
          </table:table-cell>
          <table:table-cell office:value="0.21995251689150658" office:value-type="float"/>
          <table:table-cell office:value="0.23310955618194593" office:value-type="float"/>
          <table:table-cell office:value="0.8161847738621378" office:value-type="float"/>
          <table:table-cell office:value-type="string">
            <text:p>input/data_formal_20240530-1342/meme/NcastleAr_20230111T232800/0.jpg</text:p>
          </table:table-cell>
          <table:table-cell office:value-type="string">
            <text:p>https://twitter.com/NcastleAr/status/1613316828222078978</text:p>
          </table:table-cell>
        </table:table-row>
        <table:table-row>
          <table:table-cell office:value="1937" office:value-type="float"/>
          <table:table-cell office:value-type="string">
            <text:p>Pattern 14</text:p>
          </table:table-cell>
          <table:table-cell office:value="0.12373740663816549" office:value-type="float"/>
          <table:table-cell office:value="0.25194236345967624" office:value-type="float"/>
          <table:table-cell office:value="0.7977975142882147" office:value-type="float"/>
          <table:table-cell office:value-type="string">
            <text:p>input/data_formal_20240530-1342/meme/NcastleAr_20230111T235754/0.jpg</text:p>
          </table:table-cell>
          <table:table-cell office:value-type="string">
            <text:p>https://twitter.com/NcastleAr/status/1613324354300911620</text:p>
          </table:table-cell>
        </table:table-row>
        <table:table-row>
          <table:table-cell office:value="1938" office:value-type="float"/>
          <table:table-cell office:value-type="string">
            <text:p>Pattern 26</text:p>
          </table:table-cell>
          <table:table-cell office:value="0.18929113636400324" office:value-type="float"/>
          <table:table-cell office:value="0.3348946951325423" office:value-type="float"/>
          <table:table-cell office:value="0.749728390028273" office:value-type="float"/>
          <table:table-cell office:value-type="string">
            <text:p>input/data_formal_20240530-1342/meme/NcastleAr_20230201T223800/0.jpg</text:p>
          </table:table-cell>
          <table:table-cell office:value-type="string">
            <text:p>https://twitter.com/NcastleAr/status/1620914389221052419</text:p>
          </table:table-cell>
        </table:table-row>
        <table:table-row>
          <table:table-cell office:value="193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NcastleAr_20230201T223802/0.jpg</text:p>
          </table:table-cell>
          <table:table-cell office:value-type="string">
            <text:p>https://twitter.com/NcastleAr/status/1620914398855397376</text:p>
          </table:table-cell>
        </table:table-row>
        <table:table-row>
          <table:table-cell office:value="1940" office:value-type="float"/>
          <table:table-cell office:value-type="string">
            <text:p>Pattern 6</text:p>
          </table:table-cell>
          <table:table-cell office:value="0.25188016064524377" office:value-type="float"/>
          <table:table-cell office:value="0.17640580295510355" office:value-type="float"/>
          <table:table-cell office:value="0.9338782169019565" office:value-type="float"/>
          <table:table-cell office:value-type="string">
            <text:p>input/data_formal_20240530-1342/meme/NcastleAr_20230202T003742/0.jpg</text:p>
          </table:table-cell>
          <table:table-cell office:value-type="string">
            <text:p>https://twitter.com/NcastleAr/status/1620944515623182336</text:p>
          </table:table-cell>
        </table:table-row>
        <table:table-row>
          <table:table-cell office:value="1941" office:value-type="float"/>
          <table:table-cell office:value-type="string">
            <text:p>Pattern 21</text:p>
          </table:table-cell>
          <table:table-cell office:value="0.11281221244116271" office:value-type="float"/>
          <table:table-cell office:value="0.23982248651049087" office:value-type="float"/>
          <table:table-cell office:value="0.8582474010137836" office:value-type="float"/>
          <table:table-cell office:value-type="string">
            <text:p>input/data_formal_20240530-1342/meme/NcastleAr_20230202T005730/0.jpg</text:p>
          </table:table-cell>
          <table:table-cell office:value-type="string">
            <text:p>https://twitter.com/NcastleAr/status/1620949495189016576</text:p>
          </table:table-cell>
        </table:table-row>
        <table:table-row>
          <table:table-cell office:value="1942" office:value-type="float"/>
          <table:table-cell office:value-type="string">
            <text:p>Pattern 18</text:p>
          </table:table-cell>
          <table:table-cell office:value="0.19580320724512792" office:value-type="float"/>
          <table:table-cell office:value="0.36805647321606944" office:value-type="float"/>
          <table:table-cell office:value="0.713404935044703" office:value-type="float"/>
          <table:table-cell office:value-type="string">
            <text:p>input/data_formal_20240530-1342/meme/NcastleAr_20230202T013043/0.jpg</text:p>
          </table:table-cell>
          <table:table-cell office:value-type="string">
            <text:p>https://twitter.com/NcastleAr/status/1620957855791697922</text:p>
          </table:table-cell>
        </table:table-row>
        <table:table-row>
          <table:table-cell office:value="1943" office:value-type="float"/>
          <table:table-cell office:value-type="string">
            <text:p>Pattern 17</text:p>
          </table:table-cell>
          <table:table-cell office:value="0.1656755541795058" office:value-type="float"/>
          <table:table-cell office:value="0.37863920201902496" office:value-type="float"/>
          <table:table-cell office:value="0.8559573443383285" office:value-type="float"/>
          <table:table-cell office:value-type="string">
            <text:p>input/data_formal_20240530-1342/meme/NcastleAr_20230202T013045/0.jpg</text:p>
          </table:table-cell>
          <table:table-cell office:value-type="string">
            <text:p>https://twitter.com/NcastleAr/status/1620957863672791040</text:p>
          </table:table-cell>
        </table:table-row>
        <table:table-row>
          <table:table-cell office:value="1944" office:value-type="float"/>
          <table:table-cell office:value-type="string">
            <text:p>Pattern 38</text:p>
          </table:table-cell>
          <table:table-cell office:value="0.10518969593322436" office:value-type="float"/>
          <table:table-cell office:value="0.40276336367536314" office:value-type="float"/>
          <table:table-cell office:value="0.46477851662954245" office:value-type="float"/>
          <table:table-cell office:value-type="string">
            <text:p>input/data_formal_20240530-1342/meme/NcastleAr_20230202T035257/0.jpg</text:p>
          </table:table-cell>
          <table:table-cell office:value-type="string">
            <text:p>https://twitter.com/NcastleAr/status/1620993650288218114</text:p>
          </table:table-cell>
        </table:table-row>
        <table:table-row>
          <table:table-cell office:value="1945" office:value-type="float"/>
          <table:table-cell office:value-type="string">
            <text:p>Pattern 16</text:p>
          </table:table-cell>
          <table:table-cell office:value="0.1716972337861025" office:value-type="float"/>
          <table:table-cell office:value="0.3795358326844494" office:value-type="float"/>
          <table:table-cell office:value="0.8378950304142548" office:value-type="float"/>
          <table:table-cell office:value-type="string">
            <text:p>input/data_formal_20240530-1342/meme/NcastleAr_20230202T035259/0.jpg</text:p>
          </table:table-cell>
          <table:table-cell office:value-type="string">
            <text:p>https://twitter.com/NcastleAr/status/1620993659729547265</text:p>
          </table:table-cell>
        </table:table-row>
        <table:table-row>
          <table:table-cell office:value="1946" office:value-type="float"/>
          <table:table-cell office:value-type="string">
            <text:p>Pattern 6</text:p>
          </table:table-cell>
          <table:table-cell office:value="0.23789681751363168" office:value-type="float"/>
          <table:table-cell office:value="0.24221412561980807" office:value-type="float"/>
          <table:table-cell office:value="0.8405719960614544" office:value-type="float"/>
          <table:table-cell office:value-type="string">
            <text:p>input/data_formal_20240530-1342/meme/NcastleAr_20230202T045231/0.jpg</text:p>
          </table:table-cell>
          <table:table-cell office:value-type="string">
            <text:p>https://twitter.com/NcastleAr/status/1621008639203983361</text:p>
          </table:table-cell>
        </table:table-row>
        <table:table-row>
          <table:table-cell office:value="1947" office:value-type="float"/>
          <table:table-cell office:value-type="string">
            <text:p>Pattern 20</text:p>
          </table:table-cell>
          <table:table-cell office:value="0.20504298384914682" office:value-type="float"/>
          <table:table-cell office:value="0.4822959188087434" office:value-type="float"/>
          <table:table-cell office:value="0.7963334731215264" office:value-type="float"/>
          <table:table-cell office:value-type="string">
            <text:p>input/data_formal_20240530-1342/meme/NcastleAr_20230202T052413/0.jpg</text:p>
          </table:table-cell>
          <table:table-cell office:value-type="string">
            <text:p>https://twitter.com/NcastleAr/status/1621016617730580480</text:p>
          </table:table-cell>
        </table:table-row>
        <table:table-row>
          <table:table-cell office:value="1948" office:value-type="float"/>
          <table:table-cell office:value-type="string">
            <text:p>Pattern 35</text:p>
          </table:table-cell>
          <table:table-cell office:value="0.14671016590208213" office:value-type="float"/>
          <table:table-cell office:value="0.2924392614388068" office:value-type="float"/>
          <table:table-cell office:value="0.5920259766336279" office:value-type="float"/>
          <table:table-cell office:value-type="string">
            <text:p>input/data_formal_20240530-1342/meme/NcastleAr_20230206T103712/0.jpg</text:p>
          </table:table-cell>
          <table:table-cell office:value-type="string">
            <text:p>https://twitter.com/NcastleAr/status/1622544936603189249</text:p>
          </table:table-cell>
        </table:table-row>
        <table:table-row>
          <table:table-cell office:value="1949" office:value-type="float"/>
          <table:table-cell office:value-type="string">
            <text:p>Pattern 8</text:p>
          </table:table-cell>
          <table:table-cell office:value="0.1660910566319852" office:value-type="float"/>
          <table:table-cell office:value="0.22280868771827783" office:value-type="float"/>
          <table:table-cell office:value="7.884953353001448e-08" office:value-type="float"/>
          <table:table-cell office:value-type="string">
            <text:p>input/data_formal_20240530-1342/meme/NcastleAr_20230206T110816/0.jpg</text:p>
          </table:table-cell>
          <table:table-cell office:value-type="string">
            <text:p>https://twitter.com/NcastleAr/status/1622552751417819137</text:p>
          </table:table-cell>
        </table:table-row>
        <table:table-row>
          <table:table-cell office:value="1950" office:value-type="float"/>
          <table:table-cell office:value-type="string">
            <text:p>Pattern 21</text:p>
          </table:table-cell>
          <table:table-cell office:value="0.1516451854403533" office:value-type="float"/>
          <table:table-cell office:value="0.28443587310857815" office:value-type="float"/>
          <table:table-cell office:value="0.6898015138668346" office:value-type="float"/>
          <table:table-cell office:value-type="string">
            <text:p>input/data_formal_20240530-1342/meme/NcastleAr_20230206T113727/0.jpg</text:p>
          </table:table-cell>
          <table:table-cell office:value-type="string">
            <text:p>https://twitter.com/NcastleAr/status/1622560094989819908</text:p>
          </table:table-cell>
        </table:table-row>
        <table:table-row>
          <table:table-cell office:value="1951" office:value-type="float"/>
          <table:table-cell office:value-type="string">
            <text:p>Pattern 36</text:p>
          </table:table-cell>
          <table:table-cell office:value="0.1982058925385495" office:value-type="float"/>
          <table:table-cell office:value="0.449499245468169" office:value-type="float"/>
          <table:table-cell office:value="0.4509454761642945" office:value-type="float"/>
          <table:table-cell office:value-type="string">
            <text:p>input/data_formal_20240530-1342/meme/NcastleAr_20230206T120852/0.jpg</text:p>
          </table:table-cell>
          <table:table-cell office:value-type="string">
            <text:p>https://twitter.com/NcastleAr/status/1622568003328958464</text:p>
          </table:table-cell>
        </table:table-row>
        <table:table-row>
          <table:table-cell office:value="1952" office:value-type="float"/>
          <table:table-cell office:value-type="string">
            <text:p>Pattern 21</text:p>
          </table:table-cell>
          <table:table-cell office:value="0.10125764141449323" office:value-type="float"/>
          <table:table-cell office:value="0.270665278089541" office:value-type="float"/>
          <table:table-cell office:value="0.5871435152661191" office:value-type="float"/>
          <table:table-cell office:value-type="string">
            <text:p>input/data_formal_20240530-1342/meme/NcastleAr_20230206T123337/0.jpg</text:p>
          </table:table-cell>
          <table:table-cell office:value-type="string">
            <text:p>https://twitter.com/NcastleAr/status/1622574233086746627</text:p>
          </table:table-cell>
        </table:table-row>
        <table:table-row>
          <table:table-cell office:value="1953" office:value-type="float"/>
          <table:table-cell office:value-type="string">
            <text:p>Pattern 37</text:p>
          </table:table-cell>
          <table:table-cell office:value="0.10263279779657508" office:value-type="float"/>
          <table:table-cell office:value="0.3759404565605335" office:value-type="float"/>
          <table:table-cell office:value="0.7417170775170776" office:value-type="float"/>
          <table:table-cell office:value-type="string">
            <text:p>input/data_formal_20240530-1342/meme/NcastleAr_20230206T135745/0.jpg</text:p>
          </table:table-cell>
          <table:table-cell office:value-type="string">
            <text:p>https://twitter.com/NcastleAr/status/1622595404767297541</text:p>
          </table:table-cell>
        </table:table-row>
        <table:table-row>
          <table:table-cell office:value="1954" office:value-type="float"/>
          <table:table-cell office:value-type="string">
            <text:p>Pattern 33</text:p>
          </table:table-cell>
          <table:table-cell office:value="0.12402885893697099" office:value-type="float"/>
          <table:table-cell office:value="0.24193449362409994" office:value-type="float"/>
          <table:table-cell office:value="0.8014740720716584" office:value-type="float"/>
          <table:table-cell office:value-type="string">
            <text:p>input/data_formal_20240530-1342/meme/NcastleAr_20230206T135748/0.jpg</text:p>
          </table:table-cell>
          <table:table-cell office:value-type="string">
            <text:p>https://twitter.com/NcastleAr/status/1622595415638933505</text:p>
          </table:table-cell>
        </table:table-row>
        <table:table-row>
          <table:table-cell office:value="1955" office:value-type="float"/>
          <table:table-cell office:value-type="string">
            <text:p>Pattern 27</text:p>
          </table:table-cell>
          <table:table-cell office:value="0.13944629734259936" office:value-type="float"/>
          <table:table-cell office:value="0.3118306484214396" office:value-type="float"/>
          <table:table-cell office:value="0.26278221287871184" office:value-type="float"/>
          <table:table-cell office:value-type="string">
            <text:p>input/data_formal_20240530-1342/meme/NcastleAr_20230206T142817/0.jpg</text:p>
          </table:table-cell>
          <table:table-cell office:value-type="string">
            <text:p>https://twitter.com/NcastleAr/status/1622603088610701314</text:p>
          </table:table-cell>
        </table:table-row>
        <table:table-row>
          <table:table-cell office:value="1956" office:value-type="float"/>
          <table:table-cell office:value-type="string">
            <text:p>Pattern 39</text:p>
          </table:table-cell>
          <table:table-cell office:value="0.1562093344923367" office:value-type="float"/>
          <table:table-cell office:value="0.22344006031536284" office:value-type="float"/>
          <table:table-cell office:value="0.8158823734816912" office:value-type="float"/>
          <table:table-cell office:value-type="string">
            <text:p>input/data_formal_20240530-1342/meme/NcastleAr_20230206T142819/0.jpg</text:p>
          </table:table-cell>
          <table:table-cell office:value-type="string">
            <text:p>https://twitter.com/NcastleAr/status/1622603095816523777</text:p>
          </table:table-cell>
        </table:table-row>
        <table:table-row>
          <table:table-cell office:value="1957" office:value-type="float"/>
          <table:table-cell office:value-type="string">
            <text:p>Pattern 41</text:p>
          </table:table-cell>
          <table:table-cell office:value="0.1917568091402566" office:value-type="float"/>
          <table:table-cell office:value="0.1955921920745564" office:value-type="float"/>
          <table:table-cell office:value="0.6622132648149329" office:value-type="float"/>
          <table:table-cell office:value-type="string">
            <text:p>input/data_formal_20240530-1342/meme/NcastleAr_20230206T145740/0.jpg</text:p>
          </table:table-cell>
          <table:table-cell office:value-type="string">
            <text:p>https://twitter.com/NcastleAr/status/1622610485039271936</text:p>
          </table:table-cell>
        </table:table-row>
        <table:table-row>
          <table:table-cell office:value="1958" office:value-type="float"/>
          <table:table-cell office:value-type="string">
            <text:p>Pattern 16</text:p>
          </table:table-cell>
          <table:table-cell office:value="0.22369157115456784" office:value-type="float"/>
          <table:table-cell office:value="0.304348760992336" office:value-type="float"/>
          <table:table-cell office:value="0.7556964854604258" office:value-type="float"/>
          <table:table-cell office:value-type="string">
            <text:p>input/data_formal_20240530-1342/meme/NcastleAr_20230206T145742/0.jpg</text:p>
          </table:table-cell>
          <table:table-cell office:value-type="string">
            <text:p>https://twitter.com/NcastleAr/status/1622610491251064839</text:p>
          </table:table-cell>
        </table:table-row>
        <table:table-row>
          <table:table-cell office:value="1959" office:value-type="float"/>
          <table:table-cell office:value-type="string">
            <text:p>Pattern 22</text:p>
          </table:table-cell>
          <table:table-cell office:value="0.11421454312610047" office:value-type="float"/>
          <table:table-cell office:value="0.20888419811690412" office:value-type="float"/>
          <table:table-cell office:value="0.7884063508720093" office:value-type="float"/>
          <table:table-cell office:value-type="string">
            <text:p>input/data_formal_20240530-1342/meme/NcastleAr_20230206T152757/0.jpg</text:p>
          </table:table-cell>
          <table:table-cell office:value-type="string">
            <text:p>https://twitter.com/NcastleAr/status/1622618104982302722</text:p>
          </table:table-cell>
        </table:table-row>
        <table:table-row>
          <table:table-cell office:value="1960" office:value-type="float"/>
          <table:table-cell office:value-type="string">
            <text:p>Pattern 11</text:p>
          </table:table-cell>
          <table:table-cell office:value="0.19506076648270493" office:value-type="float"/>
          <table:table-cell office:value="0.45016109709966173" office:value-type="float"/>
          <table:table-cell office:value="0.8083484799810255" office:value-type="float"/>
          <table:table-cell office:value-type="string">
            <text:p>input/data_formal_20240530-1342/meme/NcastleAr_20230206T155753/0.jpg</text:p>
          </table:table-cell>
          <table:table-cell office:value-type="string">
            <text:p>https://twitter.com/NcastleAr/status/1622625638162083841</text:p>
          </table:table-cell>
        </table:table-row>
        <table:table-row>
          <table:table-cell office:value="1961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NearJoke_20230206T125048/0.jpg</text:p>
          </table:table-cell>
          <table:table-cell office:value-type="string">
            <text:p>https://twitter.com/NearJoke/status/1622578556328116224</text:p>
          </table:table-cell>
        </table:table-row>
        <table:table-row>
          <table:table-cell office:value="1962" office:value-type="float"/>
          <table:table-cell office:value-type="string">
            <text:p>Pattern 3</text:p>
          </table:table-cell>
          <table:table-cell office:value="0.16565447012776305" office:value-type="float"/>
          <table:table-cell office:value="0.6036922723491618" office:value-type="float"/>
          <table:table-cell office:value="0.835539723681001" office:value-type="float"/>
          <table:table-cell office:value-type="string">
            <text:p>input/data_formal_20240530-1342/meme/NearMemeDaily_20210814T083030/0.jpg</text:p>
          </table:table-cell>
          <table:table-cell office:value-type="string">
            <text:p>https://twitter.com/emma_gymnast89/status/1620921516882903041</text:p>
          </table:table-cell>
        </table:table-row>
        <table:table-row>
          <table:table-cell office:value="1963" office:value-type="float"/>
          <table:table-cell office:value-type="string">
            <text:p>Pattern 26</text:p>
          </table:table-cell>
          <table:table-cell office:value="0.21299742223544307" office:value-type="float"/>
          <table:table-cell office:value="0.40709585472868764" office:value-type="float"/>
          <table:table-cell office:value="0.9000105758320098" office:value-type="float"/>
          <table:table-cell office:value-type="string">
            <text:p>input/data_formal_20240530-1342/meme/NearMemeDaily_20210814T083030/1.jpg</text:p>
          </table:table-cell>
          <table:table-cell office:value-type="string">
            <text:p>https://twitter.com/emma_gymnast89/status/1620921516882903041</text:p>
          </table:table-cell>
        </table:table-row>
        <table:table-row>
          <table:table-cell office:value="1964" office:value-type="float"/>
          <table:table-cell office:value-type="string">
            <text:p>Pattern 46</text:p>
          </table:table-cell>
          <table:table-cell office:value="0.10146889165655196" office:value-type="float"/>
          <table:table-cell office:value="0.3780100336466004" office:value-type="float"/>
          <table:table-cell office:value="0.9012485908572522" office:value-type="float"/>
          <table:table-cell office:value-type="string">
            <text:p>input/data_formal_20240530-1342/meme/neelamsweetie_20230109T211115/0.jpg</text:p>
          </table:table-cell>
          <table:table-cell office:value-type="string">
            <text:p>https://twitter.com/NomanSamad786/status/1613271047486451713</text:p>
          </table:table-cell>
        </table:table-row>
        <table:table-row>
          <table:table-cell office:value="1965" office:value-type="float"/>
          <table:table-cell office:value-type="string">
            <text:p>Pattern 22</text:p>
          </table:table-cell>
          <table:table-cell office:value="0.13210532362873004" office:value-type="float"/>
          <table:table-cell office:value="0.30260420592303566" office:value-type="float"/>
          <table:table-cell office:value="0.7647592145778874" office:value-type="float"/>
          <table:table-cell office:value-type="string">
            <text:p>input/data_formal_20240530-1342/meme/NeonBlockchain_20230206T141557/0.jpg</text:p>
          </table:table-cell>
          <table:table-cell office:value-type="string">
            <text:p>https://twitter.com/JordanR09241481/status/1622629674248548372</text:p>
          </table:table-cell>
        </table:table-row>
        <table:table-row>
          <table:table-cell office:value="1966" office:value-type="float"/>
          <table:table-cell office:value-type="string">
            <text:p>Pattern 30</text:p>
          </table:table-cell>
          <table:table-cell office:value="0.17853793653083094" office:value-type="float"/>
          <table:table-cell office:value="0.35216350904989147" office:value-type="float"/>
          <table:table-cell office:value="0.8822958733430821" office:value-type="float"/>
          <table:table-cell office:value-type="string">
            <text:p>input/data_formal_20240530-1342/meme/NerdgonA_20230316T020728/0.jpg</text:p>
          </table:table-cell>
          <table:table-cell office:value-type="string">
            <text:p>https://twitter.com/NerdgonA/status/1636187395359117312</text:p>
          </table:table-cell>
        </table:table-row>
        <table:table-row>
          <table:table-cell office:value="1967" office:value-type="float"/>
          <table:table-cell office:value-type="string">
            <text:p>Pattern 23</text:p>
          </table:table-cell>
          <table:table-cell office:value="0.11931740224806339" office:value-type="float"/>
          <table:table-cell office:value="0.8655161246285131" office:value-type="float"/>
          <table:table-cell office:value="0.796419274962596" office:value-type="float"/>
          <table:table-cell office:value-type="string">
            <text:p>input/data_formal_20240530-1342/meme/netizenstech__20230105T123644/0.jpg</text:p>
          </table:table-cell>
          <table:table-cell office:value-type="string">
            <text:p>https://twitter.com/netizenstech_/status/1610978605756198912</text:p>
          </table:table-cell>
        </table:table-row>
        <table:table-row>
          <table:table-cell office:value="1968" office:value-type="float"/>
          <table:table-cell office:value-type="string">
            <text:p>Pattern 23</text:p>
          </table:table-cell>
          <table:table-cell office:value="0.18589210421081204" office:value-type="float"/>
          <table:table-cell office:value="0.8419216471323596" office:value-type="float"/>
          <table:table-cell office:value="0.6752999617001176" office:value-type="float"/>
          <table:table-cell office:value-type="string">
            <text:p>input/data_formal_20240530-1342/meme/netizenstech__20230105T123644/1.jpg</text:p>
          </table:table-cell>
          <table:table-cell office:value-type="string">
            <text:p>https://twitter.com/netizenstech_/status/1610978605756198912</text:p>
          </table:table-cell>
        </table:table-row>
        <table:table-row>
          <table:table-cell office:value="1969" office:value-type="float"/>
          <table:table-cell office:value-type="string">
            <text:p>Pattern 23</text:p>
          </table:table-cell>
          <table:table-cell office:value="0.15020252156996206" office:value-type="float"/>
          <table:table-cell office:value="0.9554859391931563" office:value-type="float"/>
          <table:table-cell office:value="0.7069588858344427" office:value-type="float"/>
          <table:table-cell office:value-type="string">
            <text:p>input/data_formal_20240530-1342/meme/netizenstech__20230105T123644/2.jpg</text:p>
          </table:table-cell>
          <table:table-cell office:value-type="string">
            <text:p>https://twitter.com/netizenstech_/status/1610978605756198912</text:p>
          </table:table-cell>
        </table:table-row>
        <table:table-row>
          <table:table-cell office:value="1970" office:value-type="float"/>
          <table:table-cell office:value-type="string">
            <text:p>Pattern 23</text:p>
          </table:table-cell>
          <table:table-cell office:value="0.12584501115279287" office:value-type="float"/>
          <table:table-cell office:value="0.8382536096810068" office:value-type="float"/>
          <table:table-cell office:value="0.7701060493561102" office:value-type="float"/>
          <table:table-cell office:value-type="string">
            <text:p>input/data_formal_20240530-1342/meme/netizenstech__20230105T123644/3.jpg</text:p>
          </table:table-cell>
          <table:table-cell office:value-type="string">
            <text:p>https://twitter.com/netizenstech_/status/1610978605756198912</text:p>
          </table:table-cell>
        </table:table-row>
        <table:table-row>
          <table:table-cell office:value="1971" office:value-type="float"/>
          <table:table-cell office:value-type="string">
            <text:p>Pattern 45</text:p>
          </table:table-cell>
          <table:table-cell office:value="0.12299225726009" office:value-type="float"/>
          <table:table-cell office:value="0.4453395687780643" office:value-type="float"/>
          <table:table-cell office:value="0.8359934035610769" office:value-type="float"/>
          <table:table-cell office:value-type="string">
            <text:p>input/data_formal_20240530-1342/meme/network_halo_20230104T154648/0.jpg</text:p>
          </table:table-cell>
          <table:table-cell office:value-type="string">
            <text:p>https://twitter.com/steymorgan1/status/1611262274366509056</text:p>
          </table:table-cell>
        </table:table-row>
        <table:table-row>
          <table:table-cell office:value="1972" office:value-type="float"/>
          <table:table-cell office:value-type="string">
            <text:p>Pattern 42</text:p>
          </table:table-cell>
          <table:table-cell office:value="0.2048231200638322" office:value-type="float"/>
          <table:table-cell office:value="0.5203794670633985" office:value-type="float"/>
          <table:table-cell office:value="0.815207036675576" office:value-type="float"/>
          <table:table-cell office:value-type="string">
            <text:p>input/data_formal_20240530-1342/meme/NeuyNodes_20221226T011637/0.jpg</text:p>
          </table:table-cell>
          <table:table-cell office:value-type="string">
            <text:p>https://twitter.com/DianeWo92651866/status/1607948377555361793</text:p>
          </table:table-cell>
        </table:table-row>
        <table:table-row>
          <table:table-cell office:value="1973" office:value-type="float"/>
          <table:table-cell office:value-type="string">
            <text:p>Pattern 43</text:p>
          </table:table-cell>
          <table:table-cell office:value="0.14767825746416685" office:value-type="float"/>
          <table:table-cell office:value="0.5220641622170605" office:value-type="float"/>
          <table:table-cell office:value="0.9642036052690746" office:value-type="float"/>
          <table:table-cell office:value-type="string">
            <text:p>input/data_formal_20240530-1342/meme/News9Tweets_20230206T141306/0.jpg</text:p>
          </table:table-cell>
          <table:table-cell office:value-type="string">
            <text:p>https://twitter.com/News9Tweets/status/1622599267109183489</text:p>
          </table:table-cell>
        </table:table-row>
        <table:table-row>
          <table:table-cell office:value="1974" office:value-type="float"/>
          <table:table-cell office:value-type="string">
            <text:p>Pattern 23</text:p>
          </table:table-cell>
          <table:table-cell office:value="0.11626244918001291" office:value-type="float"/>
          <table:table-cell office:value="0.8252377052299138" office:value-type="float"/>
          <table:table-cell office:value="0.5235455989680016" office:value-type="float"/>
          <table:table-cell office:value-type="string">
            <text:p>input/data_formal_20240530-1342/meme/NewsHamster1_20230106T053508/0.jpg</text:p>
          </table:table-cell>
          <table:table-cell office:value-type="string">
            <text:p>https://twitter.com/NewsHamster1/status/1611234894860128256</text:p>
          </table:table-cell>
        </table:table-row>
        <table:table-row>
          <table:table-cell office:value="1975" office:value-type="float"/>
          <table:table-cell office:value-type="string">
            <text:p>Pattern 1</text:p>
          </table:table-cell>
          <table:table-cell office:value="0.3852365089243971" office:value-type="float"/>
          <table:table-cell office:value="0.3466030409489055" office:value-type="float"/>
          <table:table-cell office:value="0.8687478174779152" office:value-type="float"/>
          <table:table-cell office:value-type="string">
            <text:p>input/data_formal_20240530-1342/meme/NewsJiujitsu_20211216T170416/0.jpg</text:p>
          </table:table-cell>
          <table:table-cell office:value-type="string">
            <text:p>https://twitter.com/NewsJiujitsu/status/1618555182576709632</text:p>
          </table:table-cell>
        </table:table-row>
        <table:table-row>
          <table:table-cell office:value="1976" office:value-type="float"/>
          <table:table-cell office:value-type="string">
            <text:p>Pattern 23</text:p>
          </table:table-cell>
          <table:table-cell office:value="0.09470807341281956" office:value-type="float"/>
          <table:table-cell office:value="0.7484419991079658" office:value-type="float"/>
          <table:table-cell office:value="0.7371597479124469" office:value-type="float"/>
          <table:table-cell office:value-type="string">
            <text:p>input/data_formal_20240530-1342/meme/NewsNowNation_20230105T103301/0.jpg</text:p>
          </table:table-cell>
          <table:table-cell office:value-type="string">
            <text:p>https://twitter.com/sakshamceo/status/1610960668647391232</text:p>
          </table:table-cell>
        </table:table-row>
        <table:table-row>
          <table:table-cell office:value="1977" office:value-type="float"/>
          <table:table-cell office:value-type="string">
            <text:p>Pattern 43</text:p>
          </table:table-cell>
          <table:table-cell office:value="0.0769495541056456" office:value-type="float"/>
          <table:table-cell office:value="0.5812010353175112" office:value-type="float"/>
          <table:table-cell office:value="0.8558854661733448" office:value-type="float"/>
          <table:table-cell office:value-type="string">
            <text:p>input/data_formal_20240530-1342/meme/NewzoApp_20221228T050350/0.jpg</text:p>
          </table:table-cell>
          <table:table-cell office:value-type="string">
            <text:p>https://twitter.com/NewzoApp/status/1607965524327292928</text:p>
          </table:table-cell>
        </table:table-row>
        <table:table-row>
          <table:table-cell office:value="1978" office:value-type="float"/>
          <table:table-cell office:value-type="string">
            <text:p>Pattern 19</text:p>
          </table:table-cell>
          <table:table-cell office:value="0.18905602131382113" office:value-type="float"/>
          <table:table-cell office:value="0.5162429223674506" office:value-type="float"/>
          <table:table-cell office:value="0.8433011624904371" office:value-type="float"/>
          <table:table-cell office:value-type="string">
            <text:p>input/data_formal_20240530-1342/meme/NewzoApp_20230106T051353/0.jpg</text:p>
          </table:table-cell>
          <table:table-cell office:value-type="string">
            <text:p>https://twitter.com/NewzoApp/status/1611229545595797504</text:p>
          </table:table-cell>
        </table:table-row>
        <table:table-row>
          <table:table-cell office:value="1979" office:value-type="float"/>
          <table:table-cell office:value-type="string">
            <text:p>Pattern 11</text:p>
          </table:table-cell>
          <table:table-cell office:value="0.26036258817583896" office:value-type="float"/>
          <table:table-cell office:value="0.3489035425854305" office:value-type="float"/>
          <table:table-cell office:value="0.8792100548917635" office:value-type="float"/>
          <table:table-cell office:value-type="string">
            <text:p>input/data_formal_20240530-1342/meme/Nexusswagon_20210301T025137/0.jpg</text:p>
          </table:table-cell>
          <table:table-cell office:value-type="string">
            <text:p>https://twitter.com/balanwondermem3/status/1607976012658388992</text:p>
          </table:table-cell>
        </table:table-row>
        <table:table-row>
          <table:table-cell office:value="1980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NFT_CRYPTO_MA_1_20230224T120305/0.jpg</text:p>
          </table:table-cell>
          <table:table-cell office:value-type="string">
            <text:p>https://twitter.com/oxpickawxx/status/1629745981293199360</text:p>
          </table:table-cell>
        </table:table-row>
        <table:table-row>
          <table:table-cell office:value="1981" office:value-type="float"/>
          <table:table-cell office:value-type="string">
            <text:p>Pattern 13</text:p>
          </table:table-cell>
          <table:table-cell office:value="0.1440301298109211" office:value-type="float"/>
          <table:table-cell office:value="0.4493791033531474" office:value-type="float"/>
          <table:table-cell office:value="0.8457576153784611" office:value-type="float"/>
          <table:table-cell office:value-type="string">
            <text:p>input/data_formal_20240530-1342/meme/nftartcards_20230105T172904/0.jpg</text:p>
          </table:table-cell>
          <table:table-cell office:value-type="string">
            <text:p>https://twitter.com/ArtgumiDAO/status/1611220407729926146</text:p>
          </table:table-cell>
        </table:table-row>
        <table:table-row>
          <table:table-cell office:value="1982" office:value-type="float"/>
          <table:table-cell office:value-type="string">
            <text:p>Pattern 9</text:p>
          </table:table-cell>
          <table:table-cell office:value="0.12849388140267784" office:value-type="float"/>
          <table:table-cell office:value="0.44413156408622934" office:value-type="float"/>
          <table:table-cell office:value="0.9120484695253241" office:value-type="float"/>
          <table:table-cell office:value-type="string">
            <text:p>input/data_formal_20240530-1342/meme/NFTICALLY_20230206T130006/0.jpg</text:p>
          </table:table-cell>
          <table:table-cell office:value-type="string">
            <text:p>https://twitter.com/NFTICALLY/status/1622580895969411074</text:p>
          </table:table-cell>
        </table:table-row>
        <table:table-row>
          <table:table-cell office:value="1983" office:value-type="float"/>
          <table:table-cell office:value-type="string">
            <text:p>Pattern 44</text:p>
          </table:table-cell>
          <table:table-cell office:value="0.14617376396021517" office:value-type="float"/>
          <table:table-cell office:value="0.43229927500181264" office:value-type="float"/>
          <table:table-cell office:value="0.9001280120216135" office:value-type="float"/>
          <table:table-cell office:value-type="string">
            <text:p>input/data_formal_20240530-1342/meme/NftsFlorin_20230206T143646/0.jpg</text:p>
          </table:table-cell>
          <table:table-cell office:value-type="string">
            <text:p>https://twitter.com/NftsFlorin/status/1622605221888229379</text:p>
          </table:table-cell>
        </table:table-row>
        <table:table-row>
          <table:table-cell office:value="1984" office:value-type="float"/>
          <table:table-cell office:value-type="string">
            <text:p>Pattern 9</text:p>
          </table:table-cell>
          <table:table-cell office:value="0.21377214964474464" office:value-type="float"/>
          <table:table-cell office:value="0.30584988003071917" office:value-type="float"/>
          <table:table-cell office:value="0.9357047304257585" office:value-type="float"/>
          <table:table-cell office:value-type="string">
            <text:p>input/data_formal_20240530-1342/meme/nfTTcity_20230104T110030/0.jpg</text:p>
          </table:table-cell>
          <table:table-cell office:value-type="string">
            <text:p>https://twitter.com/shahad_chowdhur/status/1610970973645467649</text:p>
          </table:table-cell>
        </table:table-row>
        <table:table-row>
          <table:table-cell office:value="1985" office:value-type="float"/>
          <table:table-cell office:value-type="string">
            <text:p>Pattern 5</text:p>
          </table:table-cell>
          <table:table-cell office:value="0.09850128858750132" office:value-type="float"/>
          <table:table-cell office:value="0.5712805780557597" office:value-type="float"/>
          <table:table-cell office:value="0.8364462437995621" office:value-type="float"/>
          <table:table-cell office:value-type="string">
            <text:p>input/data_formal_20240530-1342/meme/NGNetworks_in_20221228T042154/0.jpg</text:p>
          </table:table-cell>
          <table:table-cell office:value-type="string">
            <text:p>https://twitter.com/NGNetworks_in/status/1607954972116922368</text:p>
          </table:table-cell>
        </table:table-row>
        <table:table-row>
          <table:table-cell office:value="1986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NicholasSarrouh_20230106T035019/0.jpg</text:p>
          </table:table-cell>
          <table:table-cell office:value-type="string">
            <text:p>https://twitter.com/DnD_Lich/status/1611254682537574400</text:p>
          </table:table-cell>
        </table:table-row>
        <table:table-row>
          <table:table-cell office:value="1987" office:value-type="float"/>
          <table:table-cell office:value-type="string">
            <text:p>Pattern 23</text:p>
          </table:table-cell>
          <table:table-cell office:value="0.05162066301886323" office:value-type="float"/>
          <table:table-cell office:value="0.7746106015527505" office:value-type="float"/>
          <table:table-cell office:value="0.7080330725938819" office:value-type="float"/>
          <table:table-cell office:value-type="string">
            <text:p>input/data_formal_20240530-1342/meme/nidayurveda_20230106T062407/0.jpg</text:p>
          </table:table-cell>
          <table:table-cell office:value-type="string">
            <text:p>https://twitter.com/nidayurveda/status/1611247222041235457</text:p>
          </table:table-cell>
        </table:table-row>
        <table:table-row>
          <table:table-cell office:value="1988" office:value-type="float"/>
          <table:table-cell office:value-type="string">
            <text:p>Pattern 25</text:p>
          </table:table-cell>
          <table:table-cell office:value="0.19032270653104688" office:value-type="float"/>
          <table:table-cell office:value="0.2461159906543409" office:value-type="float"/>
          <table:table-cell office:value="0.9472701828978238" office:value-type="float"/>
          <table:table-cell office:value-type="string">
            <text:p>input/data_formal_20240530-1342/meme/nighteaglehawk_20221225T015448/0.jpg</text:p>
          </table:table-cell>
          <table:table-cell office:value-type="string">
            <text:p>https://twitter.com/MineVoidMC/status/1607975247357313024</text:p>
          </table:table-cell>
        </table:table-row>
        <table:table-row>
          <table:table-cell office:value="1989" office:value-type="float"/>
          <table:table-cell office:value-type="string">
            <text:p>Pattern 2</text:p>
          </table:table-cell>
          <table:table-cell office:value="0.21821505879419495" office:value-type="float"/>
          <table:table-cell office:value="0.3143705861315113" office:value-type="float"/>
          <table:table-cell office:value="0.8791721920016689" office:value-type="float"/>
          <table:table-cell office:value-type="string">
            <text:p>input/data_formal_20240530-1342/meme/nighteaglehawk_20230106T055137/0.jpg</text:p>
          </table:table-cell>
          <table:table-cell office:value-type="string">
            <text:p>https://twitter.com/nighteaglehawk/status/1611239039599788032</text:p>
          </table:table-cell>
        </table:table-row>
        <table:table-row>
          <table:table-cell office:value="1990" office:value-type="float"/>
          <table:table-cell office:value-type="string">
            <text:p>Pattern 2</text:p>
          </table:table-cell>
          <table:table-cell office:value="0.15304562972249033" office:value-type="float"/>
          <table:table-cell office:value="0.3905999617492808" office:value-type="float"/>
          <table:table-cell office:value="0.8770707450290337" office:value-type="float"/>
          <table:table-cell office:value-type="string">
            <text:p>input/data_formal_20240530-1342/meme/nighteaglehawk_20230130T205023/0.jpg</text:p>
          </table:table-cell>
          <table:table-cell office:value-type="string">
            <text:p>https://twitter.com/nighteaglehawk/status/1620162531213058050</text:p>
          </table:table-cell>
        </table:table-row>
        <table:table-row>
          <table:table-cell office:value="1991" office:value-type="float"/>
          <table:table-cell office:value-type="string">
            <text:p>Pattern 46</text:p>
          </table:table-cell>
          <table:table-cell office:value="0.16842958272317596" office:value-type="float"/>
          <table:table-cell office:value="0.469364529460733" office:value-type="float"/>
          <table:table-cell office:value="0.8873537353151798" office:value-type="float"/>
          <table:table-cell office:value-type="string">
            <text:p>input/data_formal_20240530-1342/meme/nighteaglehawk_20230202T000128/0.jpg</text:p>
          </table:table-cell>
          <table:table-cell office:value-type="string">
            <text:p>https://twitter.com/nighteaglehawk/status/1620935396883570688</text:p>
          </table:table-cell>
        </table:table-row>
        <table:table-row>
          <table:table-cell office:value="1992" office:value-type="float"/>
          <table:table-cell office:value-type="string">
            <text:p>Pattern 1</text:p>
          </table:table-cell>
          <table:table-cell office:value="0.1994565375242103" office:value-type="float"/>
          <table:table-cell office:value="0.1828931997838483" office:value-type="float"/>
          <table:table-cell office:value="0.9148634666811186" office:value-type="float"/>
          <table:table-cell office:value-type="string">
            <text:p>input/data_formal_20240530-1342/meme/nighteaglehawk_20230212T133621/0.jpg</text:p>
          </table:table-cell>
          <table:table-cell office:value-type="string">
            <text:p>https://twitter.com/TheSportsGear_/status/1624765298602549248</text:p>
          </table:table-cell>
        </table:table-row>
        <table:table-row>
          <table:table-cell office:value="1993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NightwatchManTV_20220417T110221/0.jpg</text:p>
          </table:table-cell>
          <table:table-cell office:value-type="string">
            <text:p>https://twitter.com/NightwatchManTV/status/1610969571262963715</text:p>
          </table:table-cell>
        </table:table-row>
        <table:table-row>
          <table:table-cell office:value="199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NightwatchManTV_20220417T110221/1.jpg</text:p>
          </table:table-cell>
          <table:table-cell office:value-type="string">
            <text:p>https://twitter.com/NightwatchManTV/status/1610969571262963715</text:p>
          </table:table-cell>
        </table:table-row>
        <table:table-row>
          <table:table-cell office:value="1995" office:value-type="float"/>
          <table:table-cell office:value-type="string">
            <text:p>Pattern 45</text:p>
          </table:table-cell>
          <table:table-cell office:value="0.11951828741189555" office:value-type="float"/>
          <table:table-cell office:value="0.5843810780825085" office:value-type="float"/>
          <table:table-cell office:value="0.8546874802336147" office:value-type="float"/>
          <table:table-cell office:value-type="string">
            <text:p>input/data_formal_20240530-1342/meme/nikologyindia_20230105T120113/0.jpg</text:p>
          </table:table-cell>
          <table:table-cell office:value-type="string">
            <text:p>https://twitter.com/nikologyindia/status/1610969665001656320</text:p>
          </table:table-cell>
        </table:table-row>
        <table:table-row>
          <table:table-cell office:value="1996" office:value-type="float"/>
          <table:table-cell office:value-type="string">
            <text:p>Pattern 9</text:p>
          </table:table-cell>
          <table:table-cell office:value="0.20148365871270185" office:value-type="float"/>
          <table:table-cell office:value="0.41570930504020404" office:value-type="float"/>
          <table:table-cell office:value="0.8849125712142928" office:value-type="float"/>
          <table:table-cell office:value-type="string">
            <text:p>input/data_formal_20240530-1342/meme/NimbleBoxAI_20230105T123019/0.jpg</text:p>
          </table:table-cell>
          <table:table-cell office:value-type="string">
            <text:p>https://twitter.com/JadeKatBond/status/1610977572006789121</text:p>
          </table:table-cell>
        </table:table-row>
        <table:table-row>
          <table:table-cell office:value="1997" office:value-type="float"/>
          <table:table-cell office:value-type="string">
            <text:p>Pattern 3</text:p>
          </table:table-cell>
          <table:table-cell office:value="0.13556565774080045" office:value-type="float"/>
          <table:table-cell office:value="0.6889285055610255" office:value-type="float"/>
          <table:table-cell office:value="0.8710647989675465" office:value-type="float"/>
          <table:table-cell office:value-type="string">
            <text:p>input/data_formal_20240530-1342/meme/ninemediacenter_20230202T050026/0.jpg</text:p>
          </table:table-cell>
          <table:table-cell office:value-type="string">
            <text:p>https://twitter.com/ninemediacenter/status/1621010634250010626</text:p>
          </table:table-cell>
        </table:table-row>
        <table:table-row>
          <table:table-cell office:value="1998" office:value-type="float"/>
          <table:table-cell office:value-type="string">
            <text:p>Pattern 43</text:p>
          </table:table-cell>
          <table:table-cell office:value="0.12431733399529743" office:value-type="float"/>
          <table:table-cell office:value="0.7234148485710754" office:value-type="float"/>
          <table:table-cell office:value="0.8050879956564791" office:value-type="float"/>
          <table:table-cell office:value-type="string">
            <text:p>input/data_formal_20240530-1342/meme/ninemediacenter_20230202T050026/1.jpg</text:p>
          </table:table-cell>
          <table:table-cell office:value-type="string">
            <text:p>https://twitter.com/ninemediacenter/status/1621010634250010626</text:p>
          </table:table-cell>
        </table:table-row>
        <table:table-row>
          <table:table-cell office:value="1999" office:value-type="float"/>
          <table:table-cell office:value-type="string">
            <text:p>Pattern 43</text:p>
          </table:table-cell>
          <table:table-cell office:value="0.15641474506611602" office:value-type="float"/>
          <table:table-cell office:value="0.7620004796495539" office:value-type="float"/>
          <table:table-cell office:value="0.8880379358137142" office:value-type="float"/>
          <table:table-cell office:value-type="string">
            <text:p>input/data_formal_20240530-1342/meme/ninemediacenter_20230202T050026/2.jpg</text:p>
          </table:table-cell>
          <table:table-cell office:value-type="string">
            <text:p>https://twitter.com/ninemediacenter/status/1621010634250010626</text:p>
          </table:table-cell>
        </table:table-row>
        <table:table-row>
          <table:table-cell office:value="2000" office:value-type="float"/>
          <table:table-cell office:value-type="string">
            <text:p>Pattern 43</text:p>
          </table:table-cell>
          <table:table-cell office:value="0.10939253076237146" office:value-type="float"/>
          <table:table-cell office:value="0.8288663614846086" office:value-type="float"/>
          <table:table-cell office:value="0.8257831736311192" office:value-type="float"/>
          <table:table-cell office:value-type="string">
            <text:p>input/data_formal_20240530-1342/meme/ninemediacenter_20230202T050026/3.jpg</text:p>
          </table:table-cell>
          <table:table-cell office:value-type="string">
            <text:p>https://twitter.com/ninemediacenter/status/1621010634250010626</text:p>
          </table:table-cell>
        </table:table-row>
        <table:table-row>
          <table:table-cell office:value="2001" office:value-type="float"/>
          <table:table-cell office:value-type="string">
            <text:p>Pattern 11</text:p>
          </table:table-cell>
          <table:table-cell office:value="0.18780000210397607" office:value-type="float"/>
          <table:table-cell office:value="0.34213404621466836" office:value-type="float"/>
          <table:table-cell office:value="0.8658666615486973" office:value-type="float"/>
          <table:table-cell office:value-type="string">
            <text:p>input/data_formal_20240530-1342/meme/NinjaWOfficial_20230202T054204/0.jpg</text:p>
          </table:table-cell>
          <table:table-cell office:value-type="string">
            <text:p>https://twitter.com/NinjaWOfficial/status/1621021108496666624</text:p>
          </table:table-cell>
        </table:table-row>
        <table:table-row>
          <table:table-cell office:value="2002" office:value-type="float"/>
          <table:table-cell office:value-type="string">
            <text:p>Pattern 3</text:p>
          </table:table-cell>
          <table:table-cell office:value="0.18340417485581384" office:value-type="float"/>
          <table:table-cell office:value="0.4219614473452312" office:value-type="float"/>
          <table:table-cell office:value="0.8567001715937608" office:value-type="float"/>
          <table:table-cell office:value-type="string">
            <text:p>input/data_formal_20240530-1342/meme/nishan_ghatani_20221228T035943/0.jpg</text:p>
          </table:table-cell>
          <table:table-cell office:value-type="string">
            <text:p>https://twitter.com/nishan_ghatani/status/1607949388588158977</text:p>
          </table:table-cell>
        </table:table-row>
        <table:table-row>
          <table:table-cell office:value="2003" office:value-type="float"/>
          <table:table-cell office:value-type="string">
            <text:p>Pattern 10</text:p>
          </table:table-cell>
          <table:table-cell office:value="0.1764852778492397" office:value-type="float"/>
          <table:table-cell office:value="0.27933942585747107" office:value-type="float"/>
          <table:table-cell office:value="0.8565403130482103" office:value-type="float"/>
          <table:table-cell office:value-type="string">
            <text:p>input/data_formal_20240530-1342/meme/Nithin08346111_20230226T072702/0.jpg</text:p>
          </table:table-cell>
          <table:table-cell office:value-type="string">
            <text:p>https://twitter.com/Nithin08346111/status/1629744834599845888</text:p>
          </table:table-cell>
        </table:table-row>
        <table:table-row>
          <table:table-cell office:value="200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nittzzii_20221228T064721/0.jpg</text:p>
          </table:table-cell>
          <table:table-cell office:value-type="string">
            <text:p>https://twitter.com/nittzzii/status/1607991577154301952</text:p>
          </table:table-cell>
        </table:table-row>
        <table:table-row>
          <table:table-cell office:value="2005" office:value-type="float"/>
          <table:table-cell office:value-type="string">
            <text:p>Pattern 44</text:p>
          </table:table-cell>
          <table:table-cell office:value="0.22883482222471732" office:value-type="float"/>
          <table:table-cell office:value="0.40343831549854825" office:value-type="float"/>
          <table:table-cell office:value="0.8326490761363884" office:value-type="float"/>
          <table:table-cell office:value-type="string">
            <text:p>input/data_formal_20240530-1342/meme/noize_exe_20210725T010846/0.jpg</text:p>
          </table:table-cell>
          <table:table-cell office:value-type="string">
            <text:p>https://twitter.com/Jess_PKM/status/1624807867587895299</text:p>
          </table:table-cell>
        </table:table-row>
        <table:table-row>
          <table:table-cell office:value="2006" office:value-type="float"/>
          <table:table-cell office:value-type="string">
            <text:p>Pattern 33</text:p>
          </table:table-cell>
          <table:table-cell office:value="0.11313114709638405" office:value-type="float"/>
          <table:table-cell office:value="0.1521613656934173" office:value-type="float"/>
          <table:table-cell office:value="0.8920632712031744" office:value-type="float"/>
          <table:table-cell office:value-type="string">
            <text:p>input/data_formal_20240530-1342/meme/NoriTheLord_20220403T163038/0.jpg</text:p>
          </table:table-cell>
          <table:table-cell office:value-type="string">
            <text:p>https://twitter.com/makaka07243710/status/1607966247886675968</text:p>
          </table:table-cell>
        </table:table-row>
        <table:table-row>
          <table:table-cell office:value="2007" office:value-type="float"/>
          <table:table-cell office:value-type="string">
            <text:p>Pattern 33</text:p>
          </table:table-cell>
          <table:table-cell office:value="0.16195892102573972" office:value-type="float"/>
          <table:table-cell office:value="0.23758361616700915" office:value-type="float"/>
          <table:table-cell office:value="0.8881924853939912" office:value-type="float"/>
          <table:table-cell office:value-type="string">
            <text:p>input/data_formal_20240530-1342/meme/NoriTheLord_20220403T163038/1.jpg</text:p>
          </table:table-cell>
          <table:table-cell office:value-type="string">
            <text:p>https://twitter.com/makaka07243710/status/1607966247886675968</text:p>
          </table:table-cell>
        </table:table-row>
        <table:table-row>
          <table:table-cell office:value="2008" office:value-type="float"/>
          <table:table-cell office:value-type="string">
            <text:p>Pattern 34</text:p>
          </table:table-cell>
          <table:table-cell office:value="0.17953336193885144" office:value-type="float"/>
          <table:table-cell office:value="0.3191372388081151" office:value-type="float"/>
          <table:table-cell office:value="0.806965414570303" office:value-type="float"/>
          <table:table-cell office:value-type="string">
            <text:p>input/data_formal_20240530-1342/meme/NotOkay_brand_20230112T125941/0.jpg</text:p>
          </table:table-cell>
          <table:table-cell office:value-type="string">
            <text:p>https://twitter.com/NotOkay_brand/status/1613521093305995266</text:p>
          </table:table-cell>
        </table:table-row>
        <table:table-row>
          <table:table-cell office:value="2009" office:value-type="float"/>
          <table:table-cell office:value-type="string">
            <text:p>Pattern 34</text:p>
          </table:table-cell>
          <table:table-cell office:value="0.12616322968082447" office:value-type="float"/>
          <table:table-cell office:value="0.3511632612813341" office:value-type="float"/>
          <table:table-cell office:value="0.8540732435497734" office:value-type="float"/>
          <table:table-cell office:value-type="string">
            <text:p>input/data_formal_20240530-1342/meme/NotOkay_brand_20230112T130148/0.jpg</text:p>
          </table:table-cell>
          <table:table-cell office:value-type="string">
            <text:p>https://twitter.com/NotOkay_brand/status/1613521628519960578</text:p>
          </table:table-cell>
        </table:table-row>
        <table:table-row>
          <table:table-cell office:value="2010" office:value-type="float"/>
          <table:table-cell office:value-type="string">
            <text:p>Pattern 26</text:p>
          </table:table-cell>
          <table:table-cell office:value="0.16205368979068088" office:value-type="float"/>
          <table:table-cell office:value="0.62999858067434" office:value-type="float"/>
          <table:table-cell office:value="0.7480767317042616" office:value-type="float"/>
          <table:table-cell office:value-type="string">
            <text:p>input/data_formal_20240530-1342/meme/nspiresoft_20221228T062520/0.jpg</text:p>
          </table:table-cell>
          <table:table-cell office:value-type="string">
            <text:p>https://twitter.com/nspiresoft/status/1607986034641625089</text:p>
          </table:table-cell>
        </table:table-row>
        <table:table-row>
          <table:table-cell office:value="2011" office:value-type="float"/>
          <table:table-cell office:value-type="string">
            <text:p>Pattern 26</text:p>
          </table:table-cell>
          <table:table-cell office:value="0.17072270743639573" office:value-type="float"/>
          <table:table-cell office:value="0.5753407054687485" office:value-type="float"/>
          <table:table-cell office:value="0.8536915808454555" office:value-type="float"/>
          <table:table-cell office:value-type="string">
            <text:p>input/data_formal_20240530-1342/meme/nspiresoft_20221228T062520/1.jpg</text:p>
          </table:table-cell>
          <table:table-cell office:value-type="string">
            <text:p>https://twitter.com/nspiresoft/status/1607986034641625089</text:p>
          </table:table-cell>
        </table:table-row>
        <table:table-row>
          <table:table-cell office:value="2012" office:value-type="float"/>
          <table:table-cell office:value-type="string">
            <text:p>Pattern 26</text:p>
          </table:table-cell>
          <table:table-cell office:value="0.21509549055858146" office:value-type="float"/>
          <table:table-cell office:value="0.5969995542327768" office:value-type="float"/>
          <table:table-cell office:value="0.6978799901216121" office:value-type="float"/>
          <table:table-cell office:value-type="string">
            <text:p>input/data_formal_20240530-1342/meme/nspiresoft_20221228T062520/2.jpg</text:p>
          </table:table-cell>
          <table:table-cell office:value-type="string">
            <text:p>https://twitter.com/nspiresoft/status/1607986034641625089</text:p>
          </table:table-cell>
        </table:table-row>
        <table:table-row>
          <table:table-cell office:value="2013" office:value-type="float"/>
          <table:table-cell office:value-type="string">
            <text:p>Pattern 15</text:p>
          </table:table-cell>
          <table:table-cell office:value="0.08935719588590227" office:value-type="float"/>
          <table:table-cell office:value="0.8094393500316874" office:value-type="float"/>
          <table:table-cell office:value="0.7681287305575519" office:value-type="float"/>
          <table:table-cell office:value-type="string">
            <text:p>input/data_formal_20240530-1342/meme/nspiresoft_20221228T062520/3.jpg</text:p>
          </table:table-cell>
          <table:table-cell office:value-type="string">
            <text:p>https://twitter.com/nspiresoft/status/1607986034641625089</text:p>
          </table:table-cell>
        </table:table-row>
        <table:table-row>
          <table:table-cell office:value="2014" office:value-type="float"/>
          <table:table-cell office:value-type="string">
            <text:p>Pattern 15</text:p>
          </table:table-cell>
          <table:table-cell office:value="0.10064819368223843" office:value-type="float"/>
          <table:table-cell office:value="0.5463036343865133" office:value-type="float"/>
          <table:table-cell office:value="0.8867184223852873" office:value-type="float"/>
          <table:table-cell office:value-type="string">
            <text:p>input/data_formal_20240530-1342/meme/nspiresoft_20230106T051241/0.jpg</text:p>
          </table:table-cell>
          <table:table-cell office:value-type="string">
            <text:p>https://twitter.com/nspiresoft/status/1611229245283663875</text:p>
          </table:table-cell>
        </table:table-row>
        <table:table-row>
          <table:table-cell office:value="2015" office:value-type="float"/>
          <table:table-cell office:value-type="string">
            <text:p>Pattern 15</text:p>
          </table:table-cell>
          <table:table-cell office:value="0.14407533190465643" office:value-type="float"/>
          <table:table-cell office:value="0.5139795985754233" office:value-type="float"/>
          <table:table-cell office:value="0.911824140315684" office:value-type="float"/>
          <table:table-cell office:value-type="string">
            <text:p>input/data_formal_20240530-1342/meme/nspiresoft_20230106T051241/1.jpg</text:p>
          </table:table-cell>
          <table:table-cell office:value-type="string">
            <text:p>https://twitter.com/nspiresoft/status/1611229245283663875</text:p>
          </table:table-cell>
        </table:table-row>
        <table:table-row>
          <table:table-cell office:value="2016" office:value-type="float"/>
          <table:table-cell office:value-type="string">
            <text:p>Pattern 15</text:p>
          </table:table-cell>
          <table:table-cell office:value="0.1812110683320325" office:value-type="float"/>
          <table:table-cell office:value="0.6581587860633399" office:value-type="float"/>
          <table:table-cell office:value="0.8255869701796961" office:value-type="float"/>
          <table:table-cell office:value-type="string">
            <text:p>input/data_formal_20240530-1342/meme/nspiresoft_20230106T051241/2.jpg</text:p>
          </table:table-cell>
          <table:table-cell office:value-type="string">
            <text:p>https://twitter.com/nspiresoft/status/1611229245283663875</text:p>
          </table:table-cell>
        </table:table-row>
        <table:table-row>
          <table:table-cell office:value="2017" office:value-type="float"/>
          <table:table-cell office:value-type="string">
            <text:p>Pattern 15</text:p>
          </table:table-cell>
          <table:table-cell office:value="0.10600194060153884" office:value-type="float"/>
          <table:table-cell office:value="0.5334801081843413" office:value-type="float"/>
          <table:table-cell office:value="0.8231124074606289" office:value-type="float"/>
          <table:table-cell office:value-type="string">
            <text:p>input/data_formal_20240530-1342/meme/nspiresoft_20230106T051241/3.jpg</text:p>
          </table:table-cell>
          <table:table-cell office:value-type="string">
            <text:p>https://twitter.com/nspiresoft/status/1611229245283663875</text:p>
          </table:table-cell>
        </table:table-row>
        <table:table-row>
          <table:table-cell office:value="2018" office:value-type="float"/>
          <table:table-cell office:value-type="string">
            <text:p>Pattern 28</text:p>
          </table:table-cell>
          <table:table-cell office:value="0.1708134555457556" office:value-type="float"/>
          <table:table-cell office:value="0.35865157517661417" office:value-type="float"/>
          <table:table-cell office:value="0.8045987716784735" office:value-type="float"/>
          <table:table-cell office:value-type="string">
            <text:p>input/data_formal_20240530-1342/meme/nukepowermemes_20230212T133122/0.jpg</text:p>
          </table:table-cell>
          <table:table-cell office:value-type="string">
            <text:p>https://twitter.com/heybeerman04/status/1624763181263638535</text:p>
          </table:table-cell>
        </table:table-row>
        <table:table-row>
          <table:table-cell office:value="2019" office:value-type="float"/>
          <table:table-cell office:value-type="string">
            <text:p>Pattern 28</text:p>
          </table:table-cell>
          <table:table-cell office:value="0.11891196625457498" office:value-type="float"/>
          <table:table-cell office:value="0.4050866624457436" office:value-type="float"/>
          <table:table-cell office:value="0.8574390291241446" office:value-type="float"/>
          <table:table-cell office:value-type="string">
            <text:p>input/data_formal_20240530-1342/meme/Nutribs_20230130T040328/0.jpg</text:p>
          </table:table-cell>
          <table:table-cell office:value-type="string">
            <text:p>https://twitter.com/Nutribs/status/1619909133557465092</text:p>
          </table:table-cell>
        </table:table-row>
        <table:table-row>
          <table:table-cell office:value="2020" office:value-type="float"/>
          <table:table-cell office:value-type="string">
            <text:p>Pattern 25</text:p>
          </table:table-cell>
          <table:table-cell office:value="0.1531098311277188" office:value-type="float"/>
          <table:table-cell office:value="0.4138981932946467" office:value-type="float"/>
          <table:table-cell office:value="0.9531593905970949" office:value-type="float"/>
          <table:table-cell office:value-type="string">
            <text:p>input/data_formal_20240530-1342/meme/Nutribs_20230131T052115/0.jpg</text:p>
          </table:table-cell>
          <table:table-cell office:value-type="string">
            <text:p>https://twitter.com/Nutribs/status/1620291094864093184</text:p>
          </table:table-cell>
        </table:table-row>
        <table:table-row>
          <table:table-cell office:value="2021" office:value-type="float"/>
          <table:table-cell office:value-type="string">
            <text:p>Pattern 10</text:p>
          </table:table-cell>
          <table:table-cell office:value="0.2546853764523451" office:value-type="float"/>
          <table:table-cell office:value="0.24941337133967645" office:value-type="float"/>
          <table:table-cell office:value="0.86067765305937" office:value-type="float"/>
          <table:table-cell office:value-type="string">
            <text:p>input/data_formal_20240530-1342/meme/nutroyumm_20230322T113318/0.jpg</text:p>
          </table:table-cell>
          <table:table-cell office:value-type="string">
            <text:p>https://twitter.com/sonkar_tanvi/status/1638753970310246400</text:p>
          </table:table-cell>
        </table:table-row>
        <table:table-row>
          <table:table-cell office:value="2022" office:value-type="float"/>
          <table:table-cell office:value-type="string">
            <text:p>Pattern 19</text:p>
          </table:table-cell>
          <table:table-cell office:value="0.1731485287938092" office:value-type="float"/>
          <table:table-cell office:value="0.7180093479565819" office:value-type="float"/>
          <table:table-cell office:value="0.7637280235589274" office:value-type="float"/>
          <table:table-cell office:value-type="string">
            <text:p>input/data_formal_20240530-1342/meme/nzdefi_20230205T231551/0.jpg</text:p>
          </table:table-cell>
          <table:table-cell office:value-type="string">
            <text:p>https://twitter.com/petitwallflower/status/1622609230594187266</text:p>
          </table:table-cell>
        </table:table-row>
        <table:table-row>
          <table:table-cell office:value="2023" office:value-type="float"/>
          <table:table-cell office:value-type="string">
            <text:p>Pattern 44</text:p>
          </table:table-cell>
          <table:table-cell office:value="0.09286085231414576" office:value-type="float"/>
          <table:table-cell office:value="0.36954684095085194" office:value-type="float"/>
          <table:table-cell office:value="0.8598010564685731" office:value-type="float"/>
          <table:table-cell office:value-type="string">
            <text:p>input/data_formal_20240530-1342/meme/ObadeyiToluwani_20230403T090002/0.jpg</text:p>
          </table:table-cell>
          <table:table-cell office:value-type="string">
            <text:p>https://twitter.com/ObadeyiToluwani/status/1642814202648621057</text:p>
          </table:table-cell>
        </table:table-row>
        <table:table-row>
          <table:table-cell office:value="2024" office:value-type="float"/>
          <table:table-cell office:value-type="string">
            <text:p>Pattern 17</text:p>
          </table:table-cell>
          <table:table-cell office:value="0.22934336568723881" office:value-type="float"/>
          <table:table-cell office:value="0.3563113026304709" office:value-type="float"/>
          <table:table-cell office:value="0.8265042872138257" office:value-type="float"/>
          <table:table-cell office:value-type="string">
            <text:p>input/data_formal_20240530-1342/meme/OctocubeJ_20230206T092617/0.jpg</text:p>
          </table:table-cell>
          <table:table-cell office:value-type="string">
            <text:p>https://twitter.com/HeroOfEquestria/status/1622544247248535553</text:p>
          </table:table-cell>
        </table:table-row>
        <table:table-row>
          <table:table-cell office:value="2025" office:value-type="float"/>
          <table:table-cell office:value-type="string">
            <text:p>Pattern 17</text:p>
          </table:table-cell>
          <table:table-cell office:value="0.14048634612404978" office:value-type="float"/>
          <table:table-cell office:value="0.4948706287733354" office:value-type="float"/>
          <table:table-cell office:value="0.7981632937730649" office:value-type="float"/>
          <table:table-cell office:value-type="string">
            <text:p>input/data_formal_20240530-1342/meme/Octomasandied_20230201T235348/0.jpg</text:p>
          </table:table-cell>
          <table:table-cell office:value-type="string">
            <text:p>https://twitter.com/Octomasandied/status/1620933464273854466</text:p>
          </table:table-cell>
        </table:table-row>
        <table:table-row>
          <table:table-cell office:value="2026" office:value-type="float"/>
          <table:table-cell office:value-type="string">
            <text:p>Pattern 2</text:p>
          </table:table-cell>
          <table:table-cell office:value="0.19077883859751424" office:value-type="float"/>
          <table:table-cell office:value="0.34392001166784414" office:value-type="float"/>
          <table:table-cell office:value="0.9169456909285244" office:value-type="float"/>
          <table:table-cell office:value-type="string">
            <text:p>input/data_formal_20240530-1342/meme/OfficialTEB_20230212T164000/0.jpg</text:p>
          </table:table-cell>
          <table:table-cell office:value-type="string">
            <text:p>https://twitter.com/OfficialTEB/status/1624810562218598401</text:p>
          </table:table-cell>
        </table:table-row>
        <table:table-row>
          <table:table-cell office:value="2027" office:value-type="float"/>
          <table:table-cell office:value-type="string">
            <text:p>Pattern 29</text:p>
          </table:table-cell>
          <table:table-cell office:value="0.2027385457899623" office:value-type="float"/>
          <table:table-cell office:value="0.36783381989953495" office:value-type="float"/>
          <table:table-cell office:value="0.8956073688961768" office:value-type="float"/>
          <table:table-cell office:value-type="string">
            <text:p>input/data_formal_20240530-1342/meme/OfficialToneOp_20230206T153040/0.jpg</text:p>
          </table:table-cell>
          <table:table-cell office:value-type="string">
            <text:p>https://twitter.com/OfficialToneOp/status/1622618788633153538</text:p>
          </table:table-cell>
        </table:table-row>
        <table:table-row>
          <table:table-cell office:value="2028" office:value-type="float"/>
          <table:table-cell office:value-type="string">
            <text:p>Pattern 30</text:p>
          </table:table-cell>
          <table:table-cell office:value="0.2685130466493155" office:value-type="float"/>
          <table:table-cell office:value="0.44186598452094705" office:value-type="float"/>
          <table:table-cell office:value="0.9010623582802801" office:value-type="float"/>
          <table:table-cell office:value-type="string">
            <text:p>input/data_formal_20240530-1342/meme/ohcomrade1_20230131T183118/0.jpg</text:p>
          </table:table-cell>
          <table:table-cell office:value-type="string">
            <text:p>https://twitter.com/nat108game/status/1620494613231579136</text:p>
          </table:table-cell>
        </table:table-row>
        <table:table-row>
          <table:table-cell office:value="2029" office:value-type="float"/>
          <table:table-cell office:value-type="string">
            <text:p>Pattern 13</text:p>
          </table:table-cell>
          <table:table-cell office:value="0.22633525496019227" office:value-type="float"/>
          <table:table-cell office:value="0.44086386845872294" office:value-type="float"/>
          <table:table-cell office:value="0.8694836549575535" office:value-type="float"/>
          <table:table-cell office:value-type="string">
            <text:p>input/data_formal_20240530-1342/meme/OliviaL35434458_20221227T235407/0.jpg</text:p>
          </table:table-cell>
          <table:table-cell office:value-type="string">
            <text:p>https://twitter.com/OliviaL35434458/status/1607887583576739840</text:p>
          </table:table-cell>
        </table:table-row>
        <table:table-row>
          <table:table-cell office:value="2030" office:value-type="float"/>
          <table:table-cell office:value-type="string">
            <text:p>Pattern 25</text:p>
          </table:table-cell>
          <table:table-cell office:value="0.13994610944512587" office:value-type="float"/>
          <table:table-cell office:value="0.41165960709431604" office:value-type="float"/>
          <table:table-cell office:value="0.9599777553982952" office:value-type="float"/>
          <table:table-cell office:value-type="string">
            <text:p>input/data_formal_20240530-1342/meme/OliviaM60_20221118T084202/0.jpg</text:p>
          </table:table-cell>
          <table:table-cell office:value-type="string">
            <text:p>https://twitter.com/OnlyGods8/status/1611237997651046401</text:p>
          </table:table-cell>
        </table:table-row>
        <table:table-row>
          <table:table-cell office:value="2031" office:value-type="float"/>
          <table:table-cell office:value-type="string">
            <text:p>Pattern 44</text:p>
          </table:table-cell>
          <table:table-cell office:value="0.09879325617308485" office:value-type="float"/>
          <table:table-cell office:value="0.3822365371727599" office:value-type="float"/>
          <table:table-cell office:value="0.8324279515605161" office:value-type="float"/>
          <table:table-cell office:value-type="string">
            <text:p>input/data_formal_20240530-1342/meme/ollendalf_20230206T150123/0.jpg</text:p>
          </table:table-cell>
          <table:table-cell office:value-type="string">
            <text:p>https://twitter.com/ollendalf/status/1622611418154516481</text:p>
          </table:table-cell>
        </table:table-row>
        <table:table-row>
          <table:table-cell office:value="2032" office:value-type="float"/>
          <table:table-cell office:value-type="string">
            <text:p>Pattern 15</text:p>
          </table:table-cell>
          <table:table-cell office:value="0.1786192750765968" office:value-type="float"/>
          <table:table-cell office:value="0.6089545070840717" office:value-type="float"/>
          <table:table-cell office:value="0.8792397130616874" office:value-type="float"/>
          <table:table-cell office:value-type="string">
            <text:p>input/data_formal_20240530-1342/meme/olobojay_20230131T200310/0.jpg</text:p>
          </table:table-cell>
          <table:table-cell office:value-type="string">
            <text:p>https://twitter.com/EbiMila/status/1620912768076627975</text:p>
          </table:table-cell>
        </table:table-row>
        <table:table-row>
          <table:table-cell office:value="2033" office:value-type="float"/>
          <table:table-cell office:value-type="string">
            <text:p>Pattern 15</text:p>
          </table:table-cell>
          <table:table-cell office:value="0.08794704080089194" office:value-type="float"/>
          <table:table-cell office:value="0.6602784822136781" office:value-type="float"/>
          <table:table-cell office:value="0.8107418825877624" office:value-type="float"/>
          <table:table-cell office:value-type="string">
            <text:p>input/data_formal_20240530-1342/meme/olobojay_20230131T200733/0.jpg</text:p>
          </table:table-cell>
          <table:table-cell office:value-type="string">
            <text:p>https://twitter.com/EbiMila/status/1620912745314140180</text:p>
          </table:table-cell>
        </table:table-row>
        <table:table-row>
          <table:table-cell office:value="2034" office:value-type="float"/>
          <table:table-cell office:value-type="string">
            <text:p>Pattern 15</text:p>
          </table:table-cell>
          <table:table-cell office:value="0.11844593258901384" office:value-type="float"/>
          <table:table-cell office:value="0.6350549010075268" office:value-type="float"/>
          <table:table-cell office:value="0.8081484441677448" office:value-type="float"/>
          <table:table-cell office:value-type="string">
            <text:p>input/data_formal_20240530-1342/meme/olobojay_20230201T163310/0.jpg</text:p>
          </table:table-cell>
          <table:table-cell office:value-type="string">
            <text:p>https://twitter.com/Kensermo/status/1620914197092773888</text:p>
          </table:table-cell>
        </table:table-row>
        <table:table-row>
          <table:table-cell office:value="2035" office:value-type="float"/>
          <table:table-cell office:value-type="string">
            <text:p>Pattern 15</text:p>
          </table:table-cell>
          <table:table-cell office:value="0.1681326975499886" office:value-type="float"/>
          <table:table-cell office:value="0.6092014021568863" office:value-type="float"/>
          <table:table-cell office:value="0.8921912290110194" office:value-type="float"/>
          <table:table-cell office:value-type="string">
            <text:p>input/data_formal_20240530-1342/meme/olobojay_20230201T163653/0.jpg</text:p>
          </table:table-cell>
          <table:table-cell office:value-type="string">
            <text:p>https://twitter.com/Kensermo/status/1620914167057371139</text:p>
          </table:table-cell>
        </table:table-row>
        <table:table-row>
          <table:table-cell office:value="2036" office:value-type="float"/>
          <table:table-cell office:value-type="string">
            <text:p>Pattern 28</text:p>
          </table:table-cell>
          <table:table-cell office:value="0.2272081457443937" office:value-type="float"/>
          <table:table-cell office:value="0.3382087857462087" office:value-type="float"/>
          <table:table-cell office:value="0.8007375349097249" office:value-type="float"/>
          <table:table-cell office:value-type="string">
            <text:p>input/data_formal_20240530-1342/meme/OMARBAR62525844_20230202T013502/0.jpg</text:p>
          </table:table-cell>
          <table:table-cell office:value-type="string">
            <text:p>https://twitter.com/OMARBAR62525844/status/1620958942024318979</text:p>
          </table:table-cell>
        </table:table-row>
        <table:table-row>
          <table:table-cell office:value="2037" office:value-type="float"/>
          <table:table-cell office:value-type="string">
            <text:p>Pattern 28</text:p>
          </table:table-cell>
          <table:table-cell office:value="0.2347408518252468" office:value-type="float"/>
          <table:table-cell office:value="0.3293075816779818" office:value-type="float"/>
          <table:table-cell office:value="0.8031063193646657" office:value-type="float"/>
          <table:table-cell office:value-type="string">
            <text:p>input/data_formal_20240530-1342/meme/OMARBAR62525844_20230202T013808/0.jpg</text:p>
          </table:table-cell>
          <table:table-cell office:value-type="string">
            <text:p>https://twitter.com/OMARBAR62525844/status/1620959722575904769</text:p>
          </table:table-cell>
        </table:table-row>
        <table:table-row>
          <table:table-cell office:value="2038" office:value-type="float"/>
          <table:table-cell office:value-type="string">
            <text:p>Pattern 28</text:p>
          </table:table-cell>
          <table:table-cell office:value="0.2272081457443937" office:value-type="float"/>
          <table:table-cell office:value="0.3382087857462087" office:value-type="float"/>
          <table:table-cell office:value="0.8007375349097249" office:value-type="float"/>
          <table:table-cell office:value-type="string">
            <text:p>input/data_formal_20240530-1342/meme/OMARBAR62525844_20230202T013822/0.jpg</text:p>
          </table:table-cell>
          <table:table-cell office:value-type="string">
            <text:p>https://twitter.com/OMARBAR62525844/status/1620959782525083649</text:p>
          </table:table-cell>
        </table:table-row>
        <table:table-row>
          <table:table-cell office:value="2039" office:value-type="float"/>
          <table:table-cell office:value-type="string">
            <text:p>Pattern 10</text:p>
          </table:table-cell>
          <table:table-cell office:value="0.20575808784856245" office:value-type="float"/>
          <table:table-cell office:value="0.4071401031468535" office:value-type="float"/>
          <table:table-cell office:value="0.8812548878839636" office:value-type="float"/>
          <table:table-cell office:value-type="string">
            <text:p>input/data_formal_20240530-1342/meme/OMARBAR62525844_20230202T013901/0.jpg</text:p>
          </table:table-cell>
          <table:table-cell office:value-type="string">
            <text:p>https://twitter.com/OMARBAR62525844/status/1620959945503178752</text:p>
          </table:table-cell>
        </table:table-row>
        <table:table-row>
          <table:table-cell office:value="2040" office:value-type="float"/>
          <table:table-cell office:value-type="string">
            <text:p>Pattern 13</text:p>
          </table:table-cell>
          <table:table-cell office:value="0.18393872999774996" office:value-type="float"/>
          <table:table-cell office:value="0.48233623987711693" office:value-type="float"/>
          <table:table-cell office:value="0.870710823878759" office:value-type="float"/>
          <table:table-cell office:value-type="string">
            <text:p>input/data_formal_20240530-1342/meme/omegachaosmon_20230106T062951/0.jpg</text:p>
          </table:table-cell>
          <table:table-cell office:value-type="string">
            <text:p>https://twitter.com/omegachaosmon/status/1611248661597671427</text:p>
          </table:table-cell>
        </table:table-row>
        <table:table-row>
          <table:table-cell office:value="2041" office:value-type="float"/>
          <table:table-cell office:value-type="string">
            <text:p>Pattern 33</text:p>
          </table:table-cell>
          <table:table-cell office:value="0.14035694283408284" office:value-type="float"/>
          <table:table-cell office:value="0.28522781666894687" office:value-type="float"/>
          <table:table-cell office:value="0.8688721654488746" office:value-type="float"/>
          <table:table-cell office:value-type="string">
            <text:p>input/data_formal_20240530-1342/meme/omgvirals1_20230111T215538/0.jpg</text:p>
          </table:table-cell>
          <table:table-cell office:value-type="string">
            <text:p>https://twitter.com/omgvirals1/status/1613293583863275520</text:p>
          </table:table-cell>
        </table:table-row>
        <table:table-row>
          <table:table-cell office:value="2042" office:value-type="float"/>
          <table:table-cell office:value-type="string">
            <text:p>Pattern 22</text:p>
          </table:table-cell>
          <table:table-cell office:value="0.22366520114822314" office:value-type="float"/>
          <table:table-cell office:value="0.26089674609507285" office:value-type="float"/>
          <table:table-cell office:value="0.830776933734629" office:value-type="float"/>
          <table:table-cell office:value-type="string">
            <text:p>input/data_formal_20240530-1342/meme/omgvirals1_20230111T215928/0.jpg</text:p>
          </table:table-cell>
          <table:table-cell office:value-type="string">
            <text:p>https://twitter.com/omgvirals1/status/1613294547781705733</text:p>
          </table:table-cell>
        </table:table-row>
        <table:table-row>
          <table:table-cell office:value="2043" office:value-type="float"/>
          <table:table-cell office:value-type="string">
            <text:p>Pattern 45</text:p>
          </table:table-cell>
          <table:table-cell office:value="0.22802006229585947" office:value-type="float"/>
          <table:table-cell office:value="0.3656061299142013" office:value-type="float"/>
          <table:table-cell office:value="0.842370070777927" office:value-type="float"/>
          <table:table-cell office:value-type="string">
            <text:p>input/data_formal_20240530-1342/meme/omnihorse_NFT_20230111T232319/0.jpg</text:p>
          </table:table-cell>
          <table:table-cell office:value-type="string">
            <text:p>https://twitter.com/omnihorse_NFT/status/1613315648314306562</text:p>
          </table:table-cell>
        </table:table-row>
        <table:table-row>
          <table:table-cell office:value="204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onethelast646_20230316T000311/0.jpg</text:p>
          </table:table-cell>
          <table:table-cell office:value-type="string">
            <text:p>https://twitter.com/onethelast646/status/1636156119767760898</text:p>
          </table:table-cell>
        </table:table-row>
        <table:table-row>
          <table:table-cell office:value="2045" office:value-type="float"/>
          <table:table-cell office:value-type="string">
            <text:p>Pattern 1</text:p>
          </table:table-cell>
          <table:table-cell office:value="0.2258471813192325" office:value-type="float"/>
          <table:table-cell office:value="0.446009382968803" office:value-type="float"/>
          <table:table-cell office:value="0.9311969671623841" office:value-type="float"/>
          <table:table-cell office:value-type="string">
            <text:p>input/data_formal_20240530-1342/meme/onethelast646_20230316T000425/0.jpg</text:p>
          </table:table-cell>
          <table:table-cell office:value-type="string">
            <text:p>https://twitter.com/onethelast646/status/1636156430343454723</text:p>
          </table:table-cell>
        </table:table-row>
        <table:table-row>
          <table:table-cell office:value="2046" office:value-type="float"/>
          <table:table-cell office:value-type="string">
            <text:p>Pattern 23</text:p>
          </table:table-cell>
          <table:table-cell office:value="0.06241709385063493" office:value-type="float"/>
          <table:table-cell office:value="0.8423588548574006" office:value-type="float"/>
          <table:table-cell office:value="0.7465391810903433" office:value-type="float"/>
          <table:table-cell office:value-type="string">
            <text:p>input/data_formal_20240530-1342/meme/OnGraph_20230105T101804/0.jpg</text:p>
          </table:table-cell>
          <table:table-cell office:value-type="string">
            <text:p>https://twitter.com/OnGraph/status/1610943708291305473</text:p>
          </table:table-cell>
        </table:table-row>
        <table:table-row>
          <table:table-cell office:value="2047" office:value-type="float"/>
          <table:table-cell office:value-type="string">
            <text:p>Pattern 44</text:p>
          </table:table-cell>
          <table:table-cell office:value="0.08025301083874053" office:value-type="float"/>
          <table:table-cell office:value="0.27245901849436976" office:value-type="float"/>
          <table:table-cell office:value="0.9288996479522903" office:value-type="float"/>
          <table:table-cell office:value-type="string">
            <text:p>input/data_formal_20240530-1342/meme/onlyme77604899_20230322T173907/0.jpg</text:p>
          </table:table-cell>
          <table:table-cell office:value-type="string">
            <text:p>https://twitter.com/onlyme77604899/status/1638596178202828816</text:p>
          </table:table-cell>
        </table:table-row>
        <table:table-row>
          <table:table-cell office:value="2048" office:value-type="float"/>
          <table:table-cell office:value-type="string">
            <text:p>Pattern 2</text:p>
          </table:table-cell>
          <table:table-cell office:value="0.19177639949716319" office:value-type="float"/>
          <table:table-cell office:value="0.25241441770502937" office:value-type="float"/>
          <table:table-cell office:value="0.9260177090615046" office:value-type="float"/>
          <table:table-cell office:value-type="string">
            <text:p>input/data_formal_20240530-1342/meme/oo_zamazu_oo_20230202T020836/0.jpg</text:p>
          </table:table-cell>
          <table:table-cell office:value-type="string">
            <text:p>https://twitter.com/oo_zamazu_oo/status/1620967390522523648</text:p>
          </table:table-cell>
        </table:table-row>
        <table:table-row>
          <table:table-cell office:value="2049" office:value-type="float"/>
          <table:table-cell office:value-type="string">
            <text:p>Pattern 9</text:p>
          </table:table-cell>
          <table:table-cell office:value="0.12156571027670982" office:value-type="float"/>
          <table:table-cell office:value="0.3442635083628549" office:value-type="float"/>
          <table:table-cell office:value="0.8756361473526246" office:value-type="float"/>
          <table:table-cell office:value-type="string">
            <text:p>input/data_formal_20240530-1342/meme/ORI_oriio_20230315T155851/0.jpg</text:p>
          </table:table-cell>
          <table:table-cell office:value-type="string">
            <text:p>https://twitter.com/vDYKtgL1GgENgqH/status/1636187262240325634</text:p>
          </table:table-cell>
        </table:table-row>
        <table:table-row>
          <table:table-cell office:value="2050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Osoartsconcept1_20230125T063815/0.jpg</text:p>
          </table:table-cell>
          <table:table-cell office:value-type="string">
            <text:p>https://twitter.com/DianeMwavita/status/1618137882329485313</text:p>
          </table:table-cell>
        </table:table-row>
        <table:table-row>
          <table:table-cell office:value="2051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Osoartsconcept1_20230125T063815/1.jpg</text:p>
          </table:table-cell>
          <table:table-cell office:value-type="string">
            <text:p>https://twitter.com/DianeMwavita/status/1618137882329485313</text:p>
          </table:table-cell>
        </table:table-row>
        <table:table-row>
          <table:table-cell office:value="2052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Osoartsconcept1_20230125T063815/2.jpg</text:p>
          </table:table-cell>
          <table:table-cell office:value-type="string">
            <text:p>https://twitter.com/DianeMwavita/status/1618137882329485313</text:p>
          </table:table-cell>
        </table:table-row>
        <table:table-row>
          <table:table-cell office:value="2053" office:value-type="float"/>
          <table:table-cell office:value-type="string">
            <text:p>Pattern 9</text:p>
          </table:table-cell>
          <table:table-cell office:value="0.11600664750379394" office:value-type="float"/>
          <table:table-cell office:value="0.2457390705942332" office:value-type="float"/>
          <table:table-cell office:value="0.8847232916636625" office:value-type="float"/>
          <table:table-cell office:value-type="string">
            <text:p>input/data_formal_20240530-1342/meme/overnight_jobs_20230111T234101/0.jpg</text:p>
          </table:table-cell>
          <table:table-cell office:value-type="string">
            <text:p>https://twitter.com/overnight_jobs/status/1613320105160577029</text:p>
          </table:table-cell>
        </table:table-row>
        <table:table-row>
          <table:table-cell office:value="2054" office:value-type="float"/>
          <table:table-cell office:value-type="string">
            <text:p>Pattern 1</text:p>
          </table:table-cell>
          <table:table-cell office:value="0.1809888371898415" office:value-type="float"/>
          <table:table-cell office:value="0.29595359099327556" office:value-type="float"/>
          <table:table-cell office:value="0.8978478680210954" office:value-type="float"/>
          <table:table-cell office:value-type="string">
            <text:p>input/data_formal_20240530-1342/meme/OwnRadha_20230106T082832/0.jpg</text:p>
          </table:table-cell>
          <table:table-cell office:value-type="string">
            <text:p>https://twitter.com/OwnRadha/status/1611278529391648769</text:p>
          </table:table-cell>
        </table:table-row>
        <table:table-row>
          <table:table-cell office:value="2055" office:value-type="float"/>
          <table:table-cell office:value-type="string">
            <text:p>Pattern 32</text:p>
          </table:table-cell>
          <table:table-cell office:value="0.25647416260869393" office:value-type="float"/>
          <table:table-cell office:value="0.22368911887453904" office:value-type="float"/>
          <table:table-cell office:value="0.9007148745909489" office:value-type="float"/>
          <table:table-cell office:value-type="string">
            <text:p>input/data_formal_20240530-1342/meme/OzarkNFT_20230201T222835/0.jpg</text:p>
          </table:table-cell>
          <table:table-cell office:value-type="string">
            <text:p>https://twitter.com/NFTethRDY/status/1620912019179175937</text:p>
          </table:table-cell>
        </table:table-row>
        <table:table-row>
          <table:table-cell office:value="2056" office:value-type="float"/>
          <table:table-cell office:value-type="string">
            <text:p>Pattern 2</text:p>
          </table:table-cell>
          <table:table-cell office:value="0.21605508535760476" office:value-type="float"/>
          <table:table-cell office:value="0.37052433870126106" office:value-type="float"/>
          <table:table-cell office:value="0.9122359561822025" office:value-type="float"/>
          <table:table-cell office:value-type="string">
            <text:p>input/data_formal_20240530-1342/meme/p4ssion8p4triot_20230201T224907/0.jpg</text:p>
          </table:table-cell>
          <table:table-cell office:value-type="string">
            <text:p>https://twitter.com/ZucksNemesis/status/1620936865301037060</text:p>
          </table:table-cell>
        </table:table-row>
        <table:table-row>
          <table:table-cell office:value="2057" office:value-type="float"/>
          <table:table-cell office:value-type="string">
            <text:p>Pattern 15</text:p>
          </table:table-cell>
          <table:table-cell office:value="0.1739566863276937" office:value-type="float"/>
          <table:table-cell office:value="0.6322253999992192" office:value-type="float"/>
          <table:table-cell office:value="0.8442154202728862" office:value-type="float"/>
          <table:table-cell office:value-type="string">
            <text:p>input/data_formal_20240530-1342/meme/Pablo_cro_20230111T020850/0.jpg</text:p>
          </table:table-cell>
          <table:table-cell office:value-type="string">
            <text:p>https://twitter.com/Oxjanuar1bon/status/1613327210290741248</text:p>
          </table:table-cell>
        </table:table-row>
        <table:table-row>
          <table:table-cell office:value="2058" office:value-type="float"/>
          <table:table-cell office:value-type="string">
            <text:p>Pattern 9</text:p>
          </table:table-cell>
          <table:table-cell office:value="0.19298764874674418" office:value-type="float"/>
          <table:table-cell office:value="0.48639483604364975" office:value-type="float"/>
          <table:table-cell office:value="0.9250384442266557" office:value-type="float"/>
          <table:table-cell office:value-type="string">
            <text:p>input/data_formal_20240530-1342/meme/Pablo_cro_20230111T060853/0.jpg</text:p>
          </table:table-cell>
          <table:table-cell office:value-type="string">
            <text:p>https://twitter.com/Cvenson72/status/1613309344812257281</text:p>
          </table:table-cell>
        </table:table-row>
        <table:table-row>
          <table:table-cell office:value="2059" office:value-type="float"/>
          <table:table-cell office:value-type="string">
            <text:p>Pattern 13</text:p>
          </table:table-cell>
          <table:table-cell office:value="0.2064587142879477" office:value-type="float"/>
          <table:table-cell office:value="0.5071362015254345" office:value-type="float"/>
          <table:table-cell office:value="0.7997387087562345" office:value-type="float"/>
          <table:table-cell office:value-type="string">
            <text:p>input/data_formal_20240530-1342/meme/PabloPicasso_Jr_20220717T171725/0.jpg</text:p>
          </table:table-cell>
          <table:table-cell office:value-type="string">
            <text:p>https://twitter.com/PabloPicasso_Jr/status/1613301075737460736</text:p>
          </table:table-cell>
        </table:table-row>
        <table:table-row>
          <table:table-cell office:value="2060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pajamasvfx_20230203T052926/0.jpg</text:p>
          </table:table-cell>
          <table:table-cell office:value-type="string">
            <text:p>https://twitter.com/SunGryphon/status/1622595156233822209</text:p>
          </table:table-cell>
        </table:table-row>
        <table:table-row>
          <table:table-cell office:value="2061" office:value-type="float"/>
          <table:table-cell office:value-type="string">
            <text:p>Pattern 9</text:p>
          </table:table-cell>
          <table:table-cell office:value="0.1357162323944735" office:value-type="float"/>
          <table:table-cell office:value="0.5236573677062856" office:value-type="float"/>
          <table:table-cell office:value="0.9332590507885876" office:value-type="float"/>
          <table:table-cell office:value-type="string">
            <text:p>input/data_formal_20240530-1342/meme/Pandlakalyan_20230105T025453/0.jpg</text:p>
          </table:table-cell>
          <table:table-cell office:value-type="string">
            <text:p>https://twitter.com/Pandlakalyan/status/1610832177989844992</text:p>
          </table:table-cell>
        </table:table-row>
        <table:table-row>
          <table:table-cell office:value="2062" office:value-type="float"/>
          <table:table-cell office:value-type="string">
            <text:p>Pattern 14</text:p>
          </table:table-cell>
          <table:table-cell office:value="0.17528761170967133" office:value-type="float"/>
          <table:table-cell office:value="0.2258972822356429" office:value-type="float"/>
          <table:table-cell office:value="0.881735829777868" office:value-type="float"/>
          <table:table-cell office:value-type="string">
            <text:p>input/data_formal_20240530-1342/meme/Pandlakalyan_20230108T023220/0.jpg</text:p>
          </table:table-cell>
          <table:table-cell office:value-type="string">
            <text:p>https://twitter.com/Pandlakalyan/status/1611913665191739393</text:p>
          </table:table-cell>
        </table:table-row>
        <table:table-row>
          <table:table-cell office:value="2063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Pandlakalyan_20230109T013846/0.jpg</text:p>
          </table:table-cell>
          <table:table-cell office:value-type="string">
            <text:p>https://twitter.com/Pandlakalyan/status/1612262574820847618</text:p>
          </table:table-cell>
        </table:table-row>
        <table:table-row>
          <table:table-cell office:value="2064" office:value-type="float"/>
          <table:table-cell office:value-type="string">
            <text:p>Pattern 14</text:p>
          </table:table-cell>
          <table:table-cell office:value="0.15234777265499774" office:value-type="float"/>
          <table:table-cell office:value="0.3008044237722772" office:value-type="float"/>
          <table:table-cell office:value="0.9133225654131542" office:value-type="float"/>
          <table:table-cell office:value-type="string">
            <text:p>input/data_formal_20240530-1342/meme/Pandlakalyan_20230110T030059/0.jpg</text:p>
          </table:table-cell>
          <table:table-cell office:value-type="string">
            <text:p>https://twitter.com/Pandlakalyan/status/1612645651615191040</text:p>
          </table:table-cell>
        </table:table-row>
        <table:table-row>
          <table:table-cell office:value="2065" office:value-type="float"/>
          <table:table-cell office:value-type="string">
            <text:p>Pattern 3</text:p>
          </table:table-cell>
          <table:table-cell office:value="0.10740330959301808" office:value-type="float"/>
          <table:table-cell office:value="0.5711023635519906" office:value-type="float"/>
          <table:table-cell office:value="0.7959505230840953" office:value-type="float"/>
          <table:table-cell office:value-type="string">
            <text:p>input/data_formal_20240530-1342/meme/Pandlakalyan_20230316T020433/0.jpg</text:p>
          </table:table-cell>
          <table:table-cell office:value-type="string">
            <text:p>https://twitter.com/Pandlakalyan/status/1636186660936499200</text:p>
          </table:table-cell>
        </table:table-row>
        <table:table-row>
          <table:table-cell office:value="2066" office:value-type="float"/>
          <table:table-cell office:value-type="string">
            <text:p>Pattern 39</text:p>
          </table:table-cell>
          <table:table-cell office:value="0.1604377226092124" office:value-type="float"/>
          <table:table-cell office:value="0.3516893201549647" office:value-type="float"/>
          <table:table-cell office:value="0.8927030099052726" office:value-type="float"/>
          <table:table-cell office:value-type="string">
            <text:p>input/data_formal_20240530-1342/meme/ParamountB_20230105T120033/0.jpg</text:p>
          </table:table-cell>
          <table:table-cell office:value-type="string">
            <text:p>https://twitter.com/ParamountB/status/1610969499301191680</text:p>
          </table:table-cell>
        </table:table-row>
        <table:table-row>
          <table:table-cell office:value="2067" office:value-type="float"/>
          <table:table-cell office:value-type="string">
            <text:p>Pattern 3</text:p>
          </table:table-cell>
          <table:table-cell office:value="0.10348080938479742" office:value-type="float"/>
          <table:table-cell office:value="0.4183727606635296" office:value-type="float"/>
          <table:table-cell office:value="0.883850865490919" office:value-type="float"/>
          <table:table-cell office:value-type="string">
            <text:p>input/data_formal_20240530-1342/meme/ParamountB_20230105T120033/1.jpg</text:p>
          </table:table-cell>
          <table:table-cell office:value-type="string">
            <text:p>https://twitter.com/ParamountB/status/1610969499301191680</text:p>
          </table:table-cell>
        </table:table-row>
        <table:table-row>
          <table:table-cell office:value="2068" office:value-type="float"/>
          <table:table-cell office:value-type="string">
            <text:p>Pattern 3</text:p>
          </table:table-cell>
          <table:table-cell office:value="0.10681438329011053" office:value-type="float"/>
          <table:table-cell office:value="0.38432089566242233" office:value-type="float"/>
          <table:table-cell office:value="0.8943818062241762" office:value-type="float"/>
          <table:table-cell office:value-type="string">
            <text:p>input/data_formal_20240530-1342/meme/ParamountB_20230105T120033/2.jpg</text:p>
          </table:table-cell>
          <table:table-cell office:value-type="string">
            <text:p>https://twitter.com/ParamountB/status/1610969499301191680</text:p>
          </table:table-cell>
        </table:table-row>
        <table:table-row>
          <table:table-cell office:value="2069" office:value-type="float"/>
          <table:table-cell office:value-type="string">
            <text:p>Pattern 3</text:p>
          </table:table-cell>
          <table:table-cell office:value="0.11186396677263025" office:value-type="float"/>
          <table:table-cell office:value="0.3982021372470231" office:value-type="float"/>
          <table:table-cell office:value="0.919948759024351" office:value-type="float"/>
          <table:table-cell office:value-type="string">
            <text:p>input/data_formal_20240530-1342/meme/ParamountB_20230105T120033/3.jpg</text:p>
          </table:table-cell>
          <table:table-cell office:value-type="string">
            <text:p>https://twitter.com/ParamountB/status/1610969499301191680</text:p>
          </table:table-cell>
        </table:table-row>
        <table:table-row>
          <table:table-cell office:value="2070" office:value-type="float"/>
          <table:table-cell office:value-type="string">
            <text:p>Pattern 39</text:p>
          </table:table-cell>
          <table:table-cell office:value="0.25941010840932205" office:value-type="float"/>
          <table:table-cell office:value="0.358014879660863" office:value-type="float"/>
          <table:table-cell office:value="0.8681114994062012" office:value-type="float"/>
          <table:table-cell office:value-type="string">
            <text:p>input/data_formal_20240530-1342/meme/paromitasaha_20221231T050734/0.jpg</text:p>
          </table:table-cell>
          <table:table-cell office:value-type="string">
            <text:p>https://twitter.com/Covid19Travel_/status/1609055547088592897</text:p>
          </table:table-cell>
        </table:table-row>
        <table:table-row>
          <table:table-cell office:value="2071" office:value-type="float"/>
          <table:table-cell office:value-type="string">
            <text:p>Pattern 20</text:p>
          </table:table-cell>
          <table:table-cell office:value="0.17904983785707423" office:value-type="float"/>
          <table:table-cell office:value="0.5014429536658458" office:value-type="float"/>
          <table:table-cell office:value="0.7728449170374111" office:value-type="float"/>
          <table:table-cell office:value-type="string">
            <text:p>input/data_formal_20240530-1342/meme/memesofredditt_20230202T051958/0.jpg</text:p>
          </table:table-cell>
          <table:table-cell office:value-type="string">
            <text:p>https://twitter.com/memesofredditt/status/1621015548237697025</text:p>
          </table:table-cell>
        </table:table-row>
        <table:table-row>
          <table:table-cell office:value="2072" office:value-type="float"/>
          <table:table-cell office:value-type="string">
            <text:p>Pattern 39</text:p>
          </table:table-cell>
          <table:table-cell office:value="0.18420259843366737" office:value-type="float"/>
          <table:table-cell office:value="0.2085653028723221" office:value-type="float"/>
          <table:table-cell office:value="0.8165011719011795" office:value-type="float"/>
          <table:table-cell office:value-type="string">
            <text:p>input/data_formal_20240530-1342/meme/ParthThombare7_20230103T180007/0.jpg</text:p>
          </table:table-cell>
          <table:table-cell office:value-type="string">
            <text:p>https://twitter.com/ParthThombare7/status/1610667328265650177</text:p>
          </table:table-cell>
        </table:table-row>
        <table:table-row>
          <table:table-cell office:value="2073" office:value-type="float"/>
          <table:table-cell office:value-type="string">
            <text:p>Pattern 22</text:p>
          </table:table-cell>
          <table:table-cell office:value="0.17723207048252648" office:value-type="float"/>
          <table:table-cell office:value="0.3212047809944512" office:value-type="float"/>
          <table:table-cell office:value="0.7752536439707619" office:value-type="float"/>
          <table:table-cell office:value-type="string">
            <text:p>input/data_formal_20240530-1342/meme/passion_ark_20221228T021040/0.jpg</text:p>
          </table:table-cell>
          <table:table-cell office:value-type="string">
            <text:p>https://twitter.com/passion_ark/status/1607921944955060224</text:p>
          </table:table-cell>
        </table:table-row>
        <table:table-row>
          <table:table-cell office:value="2074" office:value-type="float"/>
          <table:table-cell office:value-type="string">
            <text:p>Pattern 29</text:p>
          </table:table-cell>
          <table:table-cell office:value="0.13506941179462417" office:value-type="float"/>
          <table:table-cell office:value="0.40647481038567823" office:value-type="float"/>
          <table:table-cell office:value="0.8635049708973342" office:value-type="float"/>
          <table:table-cell office:value-type="string">
            <text:p>input/data_formal_20240530-1342/meme/passion_ark_20230105T100939/0.jpg</text:p>
          </table:table-cell>
          <table:table-cell office:value-type="string">
            <text:p>https://twitter.com/passion_ark/status/1610941590167584768</text:p>
          </table:table-cell>
        </table:table-row>
        <table:table-row>
          <table:table-cell office:value="2075" office:value-type="float"/>
          <table:table-cell office:value-type="string">
            <text:p>Pattern 13</text:p>
          </table:table-cell>
          <table:table-cell office:value="0.171098586757086" office:value-type="float"/>
          <table:table-cell office:value="0.46013446145457304" office:value-type="float"/>
          <table:table-cell office:value="0.9015748247902132" office:value-type="float"/>
          <table:table-cell office:value-type="string">
            <text:p>input/data_formal_20240530-1342/meme/PatraYatish_20230202T003554/0.jpg</text:p>
          </table:table-cell>
          <table:table-cell office:value-type="string">
            <text:p>https://twitter.com/PatraYatish/status/1620944059144732672</text:p>
          </table:table-cell>
        </table:table-row>
        <table:table-row>
          <table:table-cell office:value="2076" office:value-type="float"/>
          <table:table-cell office:value-type="string">
            <text:p>Pattern 42</text:p>
          </table:table-cell>
          <table:table-cell office:value="0.22968660359789195" office:value-type="float"/>
          <table:table-cell office:value="0.292655835719982" office:value-type="float"/>
          <table:table-cell office:value="0.9184052437240299" office:value-type="float"/>
          <table:table-cell office:value-type="string">
            <text:p>input/data_formal_20240530-1342/meme/PaulDereume_20230322T171829/0.jpg</text:p>
          </table:table-cell>
          <table:table-cell office:value-type="string">
            <text:p>https://twitter.com/acwelling/status/1638597275126562822</text:p>
          </table:table-cell>
        </table:table-row>
        <table:table-row>
          <table:table-cell office:value="2077" office:value-type="float"/>
          <table:table-cell office:value-type="string">
            <text:p>Pattern 6</text:p>
          </table:table-cell>
          <table:table-cell office:value="0.21715478807788557" office:value-type="float"/>
          <table:table-cell office:value="0.1569432149578478" office:value-type="float"/>
          <table:table-cell office:value="0.885437313703893" office:value-type="float"/>
          <table:table-cell office:value-type="string">
            <text:p>input/data_formal_20240530-1342/meme/pawsfortailsind_20230206T135429/0.jpg</text:p>
          </table:table-cell>
          <table:table-cell office:value-type="string">
            <text:p>https://twitter.com/iamabharti/status/1622595889197121536</text:p>
          </table:table-cell>
        </table:table-row>
        <table:table-row>
          <table:table-cell office:value="2078" office:value-type="float"/>
          <table:table-cell office:value-type="string">
            <text:p>Pattern 23</text:p>
          </table:table-cell>
          <table:table-cell office:value="0.13645203957678145" office:value-type="float"/>
          <table:table-cell office:value="0.8056352324199043" office:value-type="float"/>
          <table:table-cell office:value="0.7157222193290227" office:value-type="float"/>
          <table:table-cell office:value-type="string">
            <text:p>input/data_formal_20240530-1342/meme/PayMeIndia_20230106T074720/0.jpg</text:p>
          </table:table-cell>
          <table:table-cell office:value-type="string">
            <text:p>https://twitter.com/PayMeIndia/status/1611268164314365952</text:p>
          </table:table-cell>
        </table:table-row>
        <table:table-row>
          <table:table-cell office:value="2079" office:value-type="float"/>
          <table:table-cell office:value-type="string">
            <text:p>Pattern 15</text:p>
          </table:table-cell>
          <table:table-cell office:value="0.11047723311059118" office:value-type="float"/>
          <table:table-cell office:value="0.7722523465941148" office:value-type="float"/>
          <table:table-cell office:value="0.8275520212990519" office:value-type="float"/>
          <table:table-cell office:value-type="string">
            <text:p>input/data_formal_20240530-1342/meme/paymoni_hq_20230103T092159/0.jpg</text:p>
          </table:table-cell>
          <table:table-cell office:value-type="string">
            <text:p>https://twitter.com/tobidcoder/status/1610888962003853314</text:p>
          </table:table-cell>
        </table:table-row>
        <table:table-row>
          <table:table-cell office:value="2080" office:value-type="float"/>
          <table:table-cell office:value-type="string">
            <text:p>Pattern 45</text:p>
          </table:table-cell>
          <table:table-cell office:value="0.12688802761787923" office:value-type="float"/>
          <table:table-cell office:value="0.6096783553478837" office:value-type="float"/>
          <table:table-cell office:value="0.9232384588815321" office:value-type="float"/>
          <table:table-cell office:value-type="string">
            <text:p>input/data_formal_20240530-1342/meme/paymoni_hq_20230104T092729/0.jpg</text:p>
          </table:table-cell>
          <table:table-cell office:value-type="string">
            <text:p>https://twitter.com/tobidcoder/status/1610888939149135872</text:p>
          </table:table-cell>
        </table:table-row>
        <table:table-row>
          <table:table-cell office:value="2081" office:value-type="float"/>
          <table:table-cell office:value-type="string">
            <text:p>Pattern 13</text:p>
          </table:table-cell>
          <table:table-cell office:value="0.18336674117251545" office:value-type="float"/>
          <table:table-cell office:value="0.5164262433098568" office:value-type="float"/>
          <table:table-cell office:value="0.8227393566142425" office:value-type="float"/>
          <table:table-cell office:value-type="string">
            <text:p>input/data_formal_20240530-1342/meme/peachiikim_20230201T234831/0.jpg</text:p>
          </table:table-cell>
          <table:table-cell office:value-type="string">
            <text:p>https://twitter.com/LarryPinkus2/status/1621005722875228160</text:p>
          </table:table-cell>
        </table:table-row>
        <table:table-row>
          <table:table-cell office:value="2082" office:value-type="float"/>
          <table:table-cell office:value-type="string">
            <text:p>Pattern 5</text:p>
          </table:table-cell>
          <table:table-cell office:value="0.16289695388505357" office:value-type="float"/>
          <table:table-cell office:value="0.5197912076309072" office:value-type="float"/>
          <table:table-cell office:value="0.894052623573349" office:value-type="float"/>
          <table:table-cell office:value-type="string">
            <text:p>input/data_formal_20240530-1342/meme/peachiikim_20230201T234955/0.jpg</text:p>
          </table:table-cell>
          <table:table-cell office:value-type="string">
            <text:p>https://twitter.com/LiBbErTyJuStiC1/status/1620979929663012864</text:p>
          </table:table-cell>
        </table:table-row>
        <table:table-row>
          <table:table-cell office:value="2083" office:value-type="float"/>
          <table:table-cell office:value-type="string">
            <text:p>Pattern 1</text:p>
          </table:table-cell>
          <table:table-cell office:value="0.2568364831114399" office:value-type="float"/>
          <table:table-cell office:value="0.23294545822259585" office:value-type="float"/>
          <table:table-cell office:value="0.8849473180501358" office:value-type="float"/>
          <table:table-cell office:value-type="string">
            <text:p>input/data_formal_20240530-1342/meme/PeGods_NFT_20230205T121657/0.jpg</text:p>
          </table:table-cell>
          <table:table-cell office:value-type="string">
            <text:p>https://twitter.com/CieJazzy/status/1622588361147060224</text:p>
          </table:table-cell>
        </table:table-row>
        <table:table-row>
          <table:table-cell office:value="2084" office:value-type="float"/>
          <table:table-cell office:value-type="string">
            <text:p>Pattern 39</text:p>
          </table:table-cell>
          <table:table-cell office:value="0.2345354336178634" office:value-type="float"/>
          <table:table-cell office:value="0.3875096780987114" office:value-type="float"/>
          <table:table-cell office:value="0.9320285191255056" office:value-type="float"/>
          <table:table-cell office:value-type="string">
            <text:p>input/data_formal_20240530-1342/meme/petlibro_20230206T140000/0.jpg</text:p>
          </table:table-cell>
          <table:table-cell office:value-type="string">
            <text:p>https://twitter.com/PetLibro/status/1622595972378378243</text:p>
          </table:table-cell>
        </table:table-row>
        <table:table-row>
          <table:table-cell office:value="2085" office:value-type="float"/>
          <table:table-cell office:value-type="string">
            <text:p>Pattern 15</text:p>
          </table:table-cell>
          <table:table-cell office:value="0.07840518838439509" office:value-type="float"/>
          <table:table-cell office:value="0.49324943511188335" office:value-type="float"/>
          <table:table-cell office:value="0.8676734179642117" office:value-type="float"/>
          <table:table-cell office:value-type="string">
            <text:p>input/data_formal_20240530-1342/meme/PhantasmaBot__20221010T082329/0.jpg</text:p>
          </table:table-cell>
          <table:table-cell office:value-type="string">
            <text:p>https://twitter.com/Njiforti3/status/1607909714024620032</text:p>
          </table:table-cell>
        </table:table-row>
        <table:table-row>
          <table:table-cell office:value="2086" office:value-type="float"/>
          <table:table-cell office:value-type="string">
            <text:p>Pattern 45</text:p>
          </table:table-cell>
          <table:table-cell office:value="0.19632972453085898" office:value-type="float"/>
          <table:table-cell office:value="0.21736625473011073" office:value-type="float"/>
          <table:table-cell office:value="0.8563560158827181" office:value-type="float"/>
          <table:table-cell office:value-type="string">
            <text:p>input/data_formal_20240530-1342/meme/PhantasmaBot__20221012T002226/0.jpg</text:p>
          </table:table-cell>
          <table:table-cell office:value-type="string">
            <text:p>https://twitter.com/Njiforti3/status/1607909392707473408</text:p>
          </table:table-cell>
        </table:table-row>
        <table:table-row>
          <table:table-cell office:value="2087" office:value-type="float"/>
          <table:table-cell office:value-type="string">
            <text:p>Pattern 15</text:p>
          </table:table-cell>
          <table:table-cell office:value="0.13247736436145927" office:value-type="float"/>
          <table:table-cell office:value="0.7727867217898964" office:value-type="float"/>
          <table:table-cell office:value="0.8259530128954848" office:value-type="float"/>
          <table:table-cell office:value-type="string">
            <text:p>input/data_formal_20240530-1342/meme/PhantasmaBot__20221014T074914/0.jpg</text:p>
          </table:table-cell>
          <table:table-cell office:value-type="string">
            <text:p>https://twitter.com/Njiforti3/status/1607908421612748801</text:p>
          </table:table-cell>
        </table:table-row>
        <table:table-row>
          <table:table-cell office:value="2088" office:value-type="float"/>
          <table:table-cell office:value-type="string">
            <text:p>Pattern 15</text:p>
          </table:table-cell>
          <table:table-cell office:value="0.07840518838439509" office:value-type="float"/>
          <table:table-cell office:value="0.49324943511188335" office:value-type="float"/>
          <table:table-cell office:value="0.8676734179642117" office:value-type="float"/>
          <table:table-cell office:value-type="string">
            <text:p>input/data_formal_20240530-1342/meme/PhantasmaBot__20221016T082320/0.jpg</text:p>
          </table:table-cell>
          <table:table-cell office:value-type="string">
            <text:p>https://twitter.com/Njiforti3/status/1607908083522744323</text:p>
          </table:table-cell>
        </table:table-row>
        <table:table-row>
          <table:table-cell office:value="2089" office:value-type="float"/>
          <table:table-cell office:value-type="string">
            <text:p>Pattern 9</text:p>
          </table:table-cell>
          <table:table-cell office:value="0.12361209605668319" office:value-type="float"/>
          <table:table-cell office:value="0.3950502585533706" office:value-type="float"/>
          <table:table-cell office:value="0.8665389892861617" office:value-type="float"/>
          <table:table-cell office:value-type="string">
            <text:p>input/data_formal_20240530-1342/meme/PhantasmaBot__20221016T190108/0.jpg</text:p>
          </table:table-cell>
          <table:table-cell office:value-type="string">
            <text:p>https://twitter.com/Njiforti3/status/1607908035741073411</text:p>
          </table:table-cell>
        </table:table-row>
        <table:table-row>
          <table:table-cell office:value="2090" office:value-type="float"/>
          <table:table-cell office:value-type="string">
            <text:p>Pattern 45</text:p>
          </table:table-cell>
          <table:table-cell office:value="0.19632972453085898" office:value-type="float"/>
          <table:table-cell office:value="0.21736625473011073" office:value-type="float"/>
          <table:table-cell office:value="0.8563560158827181" office:value-type="float"/>
          <table:table-cell office:value-type="string">
            <text:p>input/data_formal_20240530-1342/meme/PhantasmaBot__20221018T102243/0.jpg</text:p>
          </table:table-cell>
          <table:table-cell office:value-type="string">
            <text:p>https://twitter.com/Njiforti3/status/1607907814462169090</text:p>
          </table:table-cell>
        </table:table-row>
        <table:table-row>
          <table:table-cell office:value="2091" office:value-type="float"/>
          <table:table-cell office:value-type="string">
            <text:p>Pattern 6</text:p>
          </table:table-cell>
          <table:table-cell office:value="0.11164945740250176" office:value-type="float"/>
          <table:table-cell office:value="0.20230042121024785" office:value-type="float"/>
          <table:table-cell office:value="0.8773066570038514" office:value-type="float"/>
          <table:table-cell office:value-type="string">
            <text:p>input/data_formal_20240530-1342/meme/PhantasmaBot__20221021T082543/0.jpg</text:p>
          </table:table-cell>
          <table:table-cell office:value-type="string">
            <text:p>https://twitter.com/Njiforti3/status/1607907382079938560</text:p>
          </table:table-cell>
        </table:table-row>
        <table:table-row>
          <table:table-cell office:value="2092" office:value-type="float"/>
          <table:table-cell office:value-type="string">
            <text:p>Pattern 15</text:p>
          </table:table-cell>
          <table:table-cell office:value="0.07840518838439509" office:value-type="float"/>
          <table:table-cell office:value="0.49324943511188335" office:value-type="float"/>
          <table:table-cell office:value="0.8676734179642117" office:value-type="float"/>
          <table:table-cell office:value-type="string">
            <text:p>input/data_formal_20240530-1342/meme/PhantasmaBot__20221022T130202/0.jpg</text:p>
          </table:table-cell>
          <table:table-cell office:value-type="string">
            <text:p>https://twitter.com/Njiforti3/status/1607907221572288512</text:p>
          </table:table-cell>
        </table:table-row>
        <table:table-row>
          <table:table-cell office:value="2093" office:value-type="float"/>
          <table:table-cell office:value-type="string">
            <text:p>Pattern 4</text:p>
          </table:table-cell>
          <table:table-cell office:value="0.2879552263383928" office:value-type="float"/>
          <table:table-cell office:value="0.2850405586514542" office:value-type="float"/>
          <table:table-cell office:value="0.8266696867201938" office:value-type="float"/>
          <table:table-cell office:value-type="string">
            <text:p>input/data_formal_20240530-1342/meme/Phantomhhh213_20230206T124007/0.jpg</text:p>
          </table:table-cell>
          <table:table-cell office:value-type="string">
            <text:p>https://twitter.com/Phantomhhh213/status/1622575865837113344</text:p>
          </table:table-cell>
        </table:table-row>
        <table:table-row>
          <table:table-cell office:value="2094" office:value-type="float"/>
          <table:table-cell office:value-type="string">
            <text:p>Pattern 5</text:p>
          </table:table-cell>
          <table:table-cell office:value="0.12946713333710305" office:value-type="float"/>
          <table:table-cell office:value="0.5285595431177275" office:value-type="float"/>
          <table:table-cell office:value="0.8487393564102305" office:value-type="float"/>
          <table:table-cell office:value-type="string">
            <text:p>input/data_formal_20240530-1342/meme/phd_urban_20230206T140000/0.jpg</text:p>
          </table:table-cell>
          <table:table-cell office:value-type="string">
            <text:p>https://twitter.com/phd_urban/status/1622595972571320321</text:p>
          </table:table-cell>
        </table:table-row>
        <table:table-row>
          <table:table-cell office:value="2095" office:value-type="float"/>
          <table:table-cell office:value-type="string">
            <text:p>Pattern 13</text:p>
          </table:table-cell>
          <table:table-cell office:value="0.22908021645866442" office:value-type="float"/>
          <table:table-cell office:value="0.3084036578137234" office:value-type="float"/>
          <table:table-cell office:value="0.8482564322902952" office:value-type="float"/>
          <table:table-cell office:value-type="string">
            <text:p>input/data_formal_20240530-1342/meme/Phizzzy_20230315T202942/0.jpg</text:p>
          </table:table-cell>
          <table:table-cell office:value-type="string">
            <text:p>https://twitter.com/Phizzzy/status/1636102395070390275</text:p>
          </table:table-cell>
        </table:table-row>
        <table:table-row>
          <table:table-cell office:value="2096" office:value-type="float"/>
          <table:table-cell office:value-type="string">
            <text:p>Pattern 3</text:p>
          </table:table-cell>
          <table:table-cell office:value="0.15315131558820766" office:value-type="float"/>
          <table:table-cell office:value="0.5461328944916821" office:value-type="float"/>
          <table:table-cell office:value="0.8470377907389401" office:value-type="float"/>
          <table:table-cell office:value-type="string">
            <text:p>input/data_formal_20240530-1342/meme/phoebe_senpai_20230202T051942/0.jpg</text:p>
          </table:table-cell>
          <table:table-cell office:value-type="string">
            <text:p>https://twitter.com/phoebe_senpai/status/1621015480948637698</text:p>
          </table:table-cell>
        </table:table-row>
        <table:table-row>
          <table:table-cell office:value="2097" office:value-type="float"/>
          <table:table-cell office:value-type="string">
            <text:p>Pattern 41</text:p>
          </table:table-cell>
          <table:table-cell office:value="0.14420743497588523" office:value-type="float"/>
          <table:table-cell office:value="0.243581744699432" office:value-type="float"/>
          <table:table-cell office:value="0.9198681252090697" office:value-type="float"/>
          <table:table-cell office:value-type="string">
            <text:p>input/data_formal_20240530-1342/meme/PhynixBongs_20230226T041446/0.jpg</text:p>
          </table:table-cell>
          <table:table-cell office:value-type="string">
            <text:p>https://twitter.com/DawsonSpencer_/status/1629698083608055809</text:p>
          </table:table-cell>
        </table:table-row>
        <table:table-row>
          <table:table-cell office:value="2098" office:value-type="float"/>
          <table:table-cell office:value-type="string">
            <text:p>Pattern 37</text:p>
          </table:table-cell>
          <table:table-cell office:value="0.09713315229758576" office:value-type="float"/>
          <table:table-cell office:value="0.32596969375165735" office:value-type="float"/>
          <table:table-cell office:value="0.9199816895043019" office:value-type="float"/>
          <table:table-cell office:value-type="string">
            <text:p>input/data_formal_20240530-1342/meme/pirfirdous1_20230106T043145/0.jpg</text:p>
          </table:table-cell>
          <table:table-cell office:value-type="string">
            <text:p>https://twitter.com/pirfirdous1/status/1611218942219161600</text:p>
          </table:table-cell>
        </table:table-row>
        <table:table-row>
          <table:table-cell office:value="2099" office:value-type="float"/>
          <table:table-cell office:value-type="string">
            <text:p>Pattern 22</text:p>
          </table:table-cell>
          <table:table-cell office:value="0.18345957034484933" office:value-type="float"/>
          <table:table-cell office:value="0.21361180808398697" office:value-type="float"/>
          <table:table-cell office:value="0.7993657586165475" office:value-type="float"/>
          <table:table-cell office:value-type="string">
            <text:p>input/data_formal_20240530-1342/meme/PlanetNate1_20221226T234804/0.jpg</text:p>
          </table:table-cell>
          <table:table-cell office:value-type="string">
            <text:p>https://twitter.com/PamelaG84195863/status/1607926249007218690</text:p>
          </table:table-cell>
        </table:table-row>
        <table:table-row>
          <table:table-cell office:value="2100" office:value-type="float"/>
          <table:table-cell office:value-type="string">
            <text:p>Pattern 22</text:p>
          </table:table-cell>
          <table:table-cell office:value="0.10008904065637186" office:value-type="float"/>
          <table:table-cell office:value="0.36923848215009164" office:value-type="float"/>
          <table:table-cell office:value="0.8228140237876541" office:value-type="float"/>
          <table:table-cell office:value-type="string">
            <text:p>input/data_formal_20240530-1342/meme/Play_Games_Com_20230202T050030/0.jpg</text:p>
          </table:table-cell>
          <table:table-cell office:value-type="string">
            <text:p>https://twitter.com/Play_Games_Com/status/1621010651630936064</text:p>
          </table:table-cell>
        </table:table-row>
        <table:table-row>
          <table:table-cell office:value="2101" office:value-type="float"/>
          <table:table-cell office:value-type="string">
            <text:p>Pattern 6</text:p>
          </table:table-cell>
          <table:table-cell office:value="0.01895022205678515" office:value-type="float"/>
          <table:table-cell office:value="0.3515223756334006" office:value-type="float"/>
          <table:table-cell office:value="0.8565493796893161" office:value-type="float"/>
          <table:table-cell office:value-type="string">
            <text:p>input/data_formal_20240530-1342/meme/PlayAddaGames_20230105T123031/0.jpg</text:p>
          </table:table-cell>
          <table:table-cell office:value-type="string">
            <text:p>https://twitter.com/PlayAddaGames/status/1610977038105444352</text:p>
          </table:table-cell>
        </table:table-row>
        <table:table-row>
          <table:table-cell office:value="2102" office:value-type="float"/>
          <table:table-cell office:value-type="string">
            <text:p>Pattern 19</text:p>
          </table:table-cell>
          <table:table-cell office:value="0.19792751486488497" office:value-type="float"/>
          <table:table-cell office:value="0.47330614105547014" office:value-type="float"/>
          <table:table-cell office:value="0.8109586217027416" office:value-type="float"/>
          <table:table-cell office:value-type="string">
            <text:p>input/data_formal_20240530-1342/meme/plsak_20221226T132602/0.jpg</text:p>
          </table:table-cell>
          <table:table-cell office:value-type="string">
            <text:p>https://twitter.com/davilap99/status/1607936336186556422</text:p>
          </table:table-cell>
        </table:table-row>
        <table:table-row>
          <table:table-cell office:value="2103" office:value-type="float"/>
          <table:table-cell office:value-type="string">
            <text:p>Pattern 16</text:p>
          </table:table-cell>
          <table:table-cell office:value="0.16055646502926574" office:value-type="float"/>
          <table:table-cell office:value="0.33940247407433055" office:value-type="float"/>
          <table:table-cell office:value="0.8400431843821798" office:value-type="float"/>
          <table:table-cell office:value-type="string">
            <text:p>input/data_formal_20240530-1342/meme/Plsd420_20230105T164621/0.jpg</text:p>
          </table:table-cell>
          <table:table-cell office:value-type="string">
            <text:p>https://twitter.com/PLSD_Thailand/status/1611243865855647744</text:p>
          </table:table-cell>
        </table:table-row>
        <table:table-row>
          <table:table-cell office:value="2104" office:value-type="float"/>
          <table:table-cell office:value-type="string">
            <text:p>Pattern 42</text:p>
          </table:table-cell>
          <table:table-cell office:value="0.05841887767468229" office:value-type="float"/>
          <table:table-cell office:value="0.6195771397017225" office:value-type="float"/>
          <table:table-cell office:value="0.8522147238998872" office:value-type="float"/>
          <table:table-cell office:value-type="string">
            <text:p>input/data_formal_20240530-1342/meme/Plsd420_20230105T185205/0.jpg</text:p>
          </table:table-cell>
          <table:table-cell office:value-type="string">
            <text:p>https://twitter.com/S2000ince/status/1611259488190832640</text:p>
          </table:table-cell>
        </table:table-row>
        <table:table-row>
          <table:table-cell office:value="2105" office:value-type="float"/>
          <table:table-cell office:value-type="string">
            <text:p>Pattern 17</text:p>
          </table:table-cell>
          <table:table-cell office:value="0.22208885027710218" office:value-type="float"/>
          <table:table-cell office:value="0.4056610285192755" office:value-type="float"/>
          <table:table-cell office:value="0.7906999614357897" office:value-type="float"/>
          <table:table-cell office:value-type="string">
            <text:p>input/data_formal_20240530-1342/meme/Plsd420_20230105T202635/0.jpg</text:p>
          </table:table-cell>
          <table:table-cell office:value-type="string">
            <text:p>https://twitter.com/PLSD_Thailand/status/1611279628576116737</text:p>
          </table:table-cell>
        </table:table-row>
        <table:table-row>
          <table:table-cell office:value="2106" office:value-type="float"/>
          <table:table-cell office:value-type="string">
            <text:p>Pattern 5</text:p>
          </table:table-cell>
          <table:table-cell office:value="0.057550762702076125" office:value-type="float"/>
          <table:table-cell office:value="0.7182616444565182" office:value-type="float"/>
          <table:table-cell office:value="0.7950233356130276" office:value-type="float"/>
          <table:table-cell office:value-type="string">
            <text:p>input/data_formal_20240530-1342/meme/PMapsAssessment_20230106T060313/0.jpg</text:p>
          </table:table-cell>
          <table:table-cell office:value-type="string">
            <text:p>https://twitter.com/PMapsAssessment/status/1611241959385075712</text:p>
          </table:table-cell>
        </table:table-row>
        <table:table-row>
          <table:table-cell office:value="2107" office:value-type="float"/>
          <table:table-cell office:value-type="string">
            <text:p>Pattern 25</text:p>
          </table:table-cell>
          <table:table-cell office:value="0.06473578286989157" office:value-type="float"/>
          <table:table-cell office:value="0.3692000761386674" office:value-type="float"/>
          <table:table-cell office:value="0.9416722237406541" office:value-type="float"/>
          <table:table-cell office:value-type="string">
            <text:p>input/data_formal_20240530-1342/meme/pocoslip_20230106T074006/0.jpg</text:p>
          </table:table-cell>
          <table:table-cell office:value-type="string">
            <text:p>https://twitter.com/pocoslip/status/1611266341281095681</text:p>
          </table:table-cell>
        </table:table-row>
        <table:table-row>
          <table:table-cell office:value="2108" office:value-type="float"/>
          <table:table-cell office:value-type="string">
            <text:p>Pattern 6</text:p>
          </table:table-cell>
          <table:table-cell office:value="0.19583626827531053" office:value-type="float"/>
          <table:table-cell office:value="0.3076031543160048" office:value-type="float"/>
          <table:table-cell office:value="0.8936809335064327" office:value-type="float"/>
          <table:table-cell office:value-type="string">
            <text:p>input/data_formal_20240530-1342/meme/PokemonSelene_20221129T035810/0.jpg</text:p>
          </table:table-cell>
          <table:table-cell office:value-type="string">
            <text:p>https://twitter.com/BlackHiveMedia1/status/1610942950065963008</text:p>
          </table:table-cell>
        </table:table-row>
        <table:table-row>
          <table:table-cell office:value="2109" office:value-type="float"/>
          <table:table-cell office:value-type="string">
            <text:p>Pattern 44</text:p>
          </table:table-cell>
          <table:table-cell office:value="0.15328460257763638" office:value-type="float"/>
          <table:table-cell office:value="0.2696017356460541" office:value-type="float"/>
          <table:table-cell office:value="0.8913120116721468" office:value-type="float"/>
          <table:table-cell office:value-type="string">
            <text:p>input/data_formal_20240530-1342/meme/PokemonSelene_20221227T214350/0.jpg</text:p>
          </table:table-cell>
          <table:table-cell office:value-type="string">
            <text:p>https://twitter.com/FrankHa1984/status/1607940023361613825</text:p>
          </table:table-cell>
        </table:table-row>
        <table:table-row>
          <table:table-cell office:value="2110" office:value-type="float"/>
          <table:table-cell office:value-type="string">
            <text:p>Pattern 9</text:p>
          </table:table-cell>
          <table:table-cell office:value="0.1389275726031721" office:value-type="float"/>
          <table:table-cell office:value="0.3777732141964615" office:value-type="float"/>
          <table:table-cell office:value="0.8783955808307112" office:value-type="float"/>
          <table:table-cell office:value-type="string">
            <text:p>input/data_formal_20240530-1342/meme/PokemonSelene_20221227T231040/0.jpg</text:p>
          </table:table-cell>
          <table:table-cell office:value-type="string">
            <text:p>https://twitter.com/GalarChampPam/status/1607955421398183936</text:p>
          </table:table-cell>
        </table:table-row>
        <table:table-row>
          <table:table-cell office:value="2111" office:value-type="float"/>
          <table:table-cell office:value-type="string">
            <text:p>Pattern 22</text:p>
          </table:table-cell>
          <table:table-cell office:value="0.1615194644298636" office:value-type="float"/>
          <table:table-cell office:value="0.3360213059876003" office:value-type="float"/>
          <table:table-cell office:value="0.8622815704454757" office:value-type="float"/>
          <table:table-cell office:value-type="string">
            <text:p>input/data_formal_20240530-1342/meme/PokemonSelene_20221227T233346/0.jpg</text:p>
          </table:table-cell>
          <table:table-cell office:value-type="string">
            <text:p>https://twitter.com/PokemonSelene/status/1607882461673041920</text:p>
          </table:table-cell>
        </table:table-row>
        <table:table-row>
          <table:table-cell office:value="2112" office:value-type="float"/>
          <table:table-cell office:value-type="string">
            <text:p>Pattern 9</text:p>
          </table:table-cell>
          <table:table-cell office:value="0.12470698304417935" office:value-type="float"/>
          <table:table-cell office:value="0.3384428995215243" office:value-type="float"/>
          <table:table-cell office:value="0.8699620033355028" office:value-type="float"/>
          <table:table-cell office:value-type="string">
            <text:p>input/data_formal_20240530-1342/meme/PokemonSelene_20221230T170636/0.jpg</text:p>
          </table:table-cell>
          <table:table-cell office:value-type="string">
            <text:p>https://twitter.com/kittykat5090_/status/1610971468187439104</text:p>
          </table:table-cell>
        </table:table-row>
        <table:table-row>
          <table:table-cell office:value="2113" office:value-type="float"/>
          <table:table-cell office:value-type="string">
            <text:p>Pattern 14</text:p>
          </table:table-cell>
          <table:table-cell office:value="0.1593366898206296" office:value-type="float"/>
          <table:table-cell office:value="0.24987088642339322" office:value-type="float"/>
          <table:table-cell office:value="0.8865211850858966" office:value-type="float"/>
          <table:table-cell office:value-type="string">
            <text:p>input/data_formal_20240530-1342/meme/PokemonSelene_20230102T234036/0.jpg</text:p>
          </table:table-cell>
          <table:table-cell office:value-type="string">
            <text:p>https://twitter.com/BriSoFly12/status/1611235572475101185</text:p>
          </table:table-cell>
        </table:table-row>
        <table:table-row>
          <table:table-cell office:value="2114" office:value-type="float"/>
          <table:table-cell office:value-type="string">
            <text:p>Pattern 29</text:p>
          </table:table-cell>
          <table:table-cell office:value="0.1764801345352502" office:value-type="float"/>
          <table:table-cell office:value="0.38281158959781253" office:value-type="float"/>
          <table:table-cell office:value="0.8079408537558466" office:value-type="float"/>
          <table:table-cell office:value-type="string">
            <text:p>input/data_formal_20240530-1342/meme/PokemonSelene_20230104T225220/0.jpg</text:p>
          </table:table-cell>
          <table:table-cell office:value-type="string">
            <text:p>https://twitter.com/GlitteryCafe/status/1613320491892080640</text:p>
          </table:table-cell>
        </table:table-row>
        <table:table-row>
          <table:table-cell office:value="2115" office:value-type="float"/>
          <table:table-cell office:value-type="string">
            <text:p>Pattern 21</text:p>
          </table:table-cell>
          <table:table-cell office:value="0.17320976502647775" office:value-type="float"/>
          <table:table-cell office:value="0.17753715378187213" office:value-type="float"/>
          <table:table-cell office:value="0.8588902609182321" office:value-type="float"/>
          <table:table-cell office:value-type="string">
            <text:p>input/data_formal_20240530-1342/meme/PokemonSelene_20230108T181414/0.jpg</text:p>
          </table:table-cell>
          <table:table-cell office:value-type="string">
            <text:p>https://twitter.com/GlitteryCafe/status/1613318697455607816</text:p>
          </table:table-cell>
        </table:table-row>
        <table:table-row>
          <table:table-cell office:value="2116" office:value-type="float"/>
          <table:table-cell office:value-type="string">
            <text:p>Pattern 11</text:p>
          </table:table-cell>
          <table:table-cell office:value="0.12790974797280213" office:value-type="float"/>
          <table:table-cell office:value="0.3972121908559141" office:value-type="float"/>
          <table:table-cell office:value="0.8969204822155871" office:value-type="float"/>
          <table:table-cell office:value-type="string">
            <text:p>input/data_formal_20240530-1342/meme/PokemonSelene_20230111T191205/0.jpg</text:p>
          </table:table-cell>
          <table:table-cell office:value-type="string">
            <text:p>https://twitter.com/GlitteryCafe/status/1613318209981087749</text:p>
          </table:table-cell>
        </table:table-row>
        <table:table-row>
          <table:table-cell office:value="2117" office:value-type="float"/>
          <table:table-cell office:value-type="string">
            <text:p>Pattern 25</text:p>
          </table:table-cell>
          <table:table-cell office:value="0.18055111201782426" office:value-type="float"/>
          <table:table-cell office:value="0.38501450792485425" office:value-type="float"/>
          <table:table-cell office:value="0.8791134250347415" office:value-type="float"/>
          <table:table-cell office:value-type="string">
            <text:p>input/data_formal_20240530-1342/meme/PokemonSelene_20230203T191021/0.jpg</text:p>
          </table:table-cell>
          <table:table-cell office:value-type="string">
            <text:p>https://twitter.com/BlackHandSmith/status/1622578097420738560</text:p>
          </table:table-cell>
        </table:table-row>
        <table:table-row>
          <table:table-cell office:value="2118" office:value-type="float"/>
          <table:table-cell office:value-type="string">
            <text:p>Pattern 9</text:p>
          </table:table-cell>
          <table:table-cell office:value="0.1343097452457217" office:value-type="float"/>
          <table:table-cell office:value="0.3458988831472112" office:value-type="float"/>
          <table:table-cell office:value="0.903132233656839" office:value-type="float"/>
          <table:table-cell office:value-type="string">
            <text:p>input/data_formal_20240530-1342/meme/PokemonSelene_20230206T044638/0.jpg</text:p>
          </table:table-cell>
          <table:table-cell office:value-type="string">
            <text:p>https://twitter.com/pikafan09/status/1622597082572890115</text:p>
          </table:table-cell>
        </table:table-row>
        <table:table-row>
          <table:table-cell office:value="2119" office:value-type="float"/>
          <table:table-cell office:value-type="string">
            <text:p>Pattern 37</text:p>
          </table:table-cell>
          <table:table-cell office:value="0.12911517250359844" office:value-type="float"/>
          <table:table-cell office:value="0.24192550905817423" office:value-type="float"/>
          <table:table-cell office:value="0.8659181513544018" office:value-type="float"/>
          <table:table-cell office:value-type="string">
            <text:p>input/data_formal_20240530-1342/meme/polidario_joy_20230202T012708/0.jpg</text:p>
          </table:table-cell>
          <table:table-cell office:value-type="string">
            <text:p>https://twitter.com/polidario_joy/status/1620956954242998272</text:p>
          </table:table-cell>
        </table:table-row>
        <table:table-row>
          <table:table-cell office:value="2120" office:value-type="float"/>
          <table:table-cell office:value-type="string">
            <text:p>Pattern 1</text:p>
          </table:table-cell>
          <table:table-cell office:value="0.28654658259882987" office:value-type="float"/>
          <table:table-cell office:value="0.33331829895874143" office:value-type="float"/>
          <table:table-cell office:value="0.8746891211938532" office:value-type="float"/>
          <table:table-cell office:value-type="string">
            <text:p>input/data_formal_20240530-1342/meme/ponk_inu_20230105T022102/0.jpg</text:p>
          </table:table-cell>
          <table:table-cell office:value-type="string">
            <text:p>https://twitter.com/Phantom_g1/status/1610981797713641472</text:p>
          </table:table-cell>
        </table:table-row>
        <table:table-row>
          <table:table-cell office:value="2121" office:value-type="float"/>
          <table:table-cell office:value-type="string">
            <text:p>Pattern 15</text:p>
          </table:table-cell>
          <table:table-cell office:value="0.17806538074834843" office:value-type="float"/>
          <table:table-cell office:value="0.6066858253010896" office:value-type="float"/>
          <table:table-cell office:value="0.8349142652271876" office:value-type="float"/>
          <table:table-cell office:value-type="string">
            <text:p>input/data_formal_20240530-1342/meme/Ponting79619558_20230206T121832/0.jpg</text:p>
          </table:table-cell>
          <table:table-cell office:value-type="string">
            <text:p>https://twitter.com/Ponting79619558/status/1622570436293984261</text:p>
          </table:table-cell>
        </table:table-row>
        <table:table-row>
          <table:table-cell office:value="2122" office:value-type="float"/>
          <table:table-cell office:value-type="string">
            <text:p>Pattern 15</text:p>
          </table:table-cell>
          <table:table-cell office:value="0.0911154115781952" office:value-type="float"/>
          <table:table-cell office:value="0.527915340415301" office:value-type="float"/>
          <table:table-cell office:value="0.9457241556964274" office:value-type="float"/>
          <table:table-cell office:value-type="string">
            <text:p>input/data_formal_20240530-1342/meme/Ponting79619558_20230206T121945/0.jpg</text:p>
          </table:table-cell>
          <table:table-cell office:value-type="string">
            <text:p>https://twitter.com/Ponting79619558/status/1622570743157653505</text:p>
          </table:table-cell>
        </table:table-row>
        <table:table-row>
          <table:table-cell office:value="2123" office:value-type="float"/>
          <table:table-cell office:value-type="string">
            <text:p>Pattern 32</text:p>
          </table:table-cell>
          <table:table-cell office:value="0.23146465355375112" office:value-type="float"/>
          <table:table-cell office:value="0.27827062283561077" office:value-type="float"/>
          <table:table-cell office:value="0.7433808125926287" office:value-type="float"/>
          <table:table-cell office:value-type="string">
            <text:p>input/data_formal_20240530-1342/meme/Ponting79619558_20230206T122049/0.jpg</text:p>
          </table:table-cell>
          <table:table-cell office:value-type="string">
            <text:p>https://twitter.com/Ponting79619558/status/1622571011643420673</text:p>
          </table:table-cell>
        </table:table-row>
        <table:table-row>
          <table:table-cell office:value="2124" office:value-type="float"/>
          <table:table-cell office:value-type="string">
            <text:p>Pattern 32</text:p>
          </table:table-cell>
          <table:table-cell office:value="0.19194132752234583" office:value-type="float"/>
          <table:table-cell office:value="0.41146312965564796" office:value-type="float"/>
          <table:table-cell office:value="0.8882747116802133" office:value-type="float"/>
          <table:table-cell office:value-type="string">
            <text:p>input/data_formal_20240530-1342/meme/Ponting79619558_20230206T122136/0.jpg</text:p>
          </table:table-cell>
          <table:table-cell office:value-type="string">
            <text:p>https://twitter.com/Ponting79619558/status/1622571207970406400</text:p>
          </table:table-cell>
        </table:table-row>
        <table:table-row>
          <table:table-cell office:value="2125" office:value-type="float"/>
          <table:table-cell office:value-type="string">
            <text:p>Pattern 15</text:p>
          </table:table-cell>
          <table:table-cell office:value="0.17735155653567924" office:value-type="float"/>
          <table:table-cell office:value="0.6504366209117943" office:value-type="float"/>
          <table:table-cell office:value="0.8731654252632973" office:value-type="float"/>
          <table:table-cell office:value-type="string">
            <text:p>input/data_formal_20240530-1342/meme/PonyExpresshq_20221228T022400/0.jpg</text:p>
          </table:table-cell>
          <table:table-cell office:value-type="string">
            <text:p>https://twitter.com/PonyExpresshq/status/1607925300603625472</text:p>
          </table:table-cell>
        </table:table-row>
        <table:table-row>
          <table:table-cell office:value="2126" office:value-type="float"/>
          <table:table-cell office:value-type="string">
            <text:p>Pattern 10</text:p>
          </table:table-cell>
          <table:table-cell office:value="0.14958295855492204" office:value-type="float"/>
          <table:table-cell office:value="0.43491108403624446" office:value-type="float"/>
          <table:table-cell office:value="0.9131301451488635" office:value-type="float"/>
          <table:table-cell office:value-type="string">
            <text:p>input/data_formal_20240530-1342/meme/PopEssenceWax_20230315T215847/0.jpg</text:p>
          </table:table-cell>
          <table:table-cell office:value-type="string">
            <text:p>https://twitter.com/AshBo/status/1636125000825487361</text:p>
          </table:table-cell>
        </table:table-row>
        <table:table-row>
          <table:table-cell office:value="2127" office:value-type="float"/>
          <table:table-cell office:value-type="string">
            <text:p>Pattern 30</text:p>
          </table:table-cell>
          <table:table-cell office:value="0.20155687574372244" office:value-type="float"/>
          <table:table-cell office:value="0.23968208448040706" office:value-type="float"/>
          <table:table-cell office:value="0.8824221938768186" office:value-type="float"/>
          <table:table-cell office:value-type="string">
            <text:p>input/data_formal_20240530-1342/meme/pornmeme3000_20201025T225717/0.jpg</text:p>
          </table:table-cell>
          <table:table-cell office:value-type="string">
            <text:p>https://twitter.com/Y0URZZZZZ/status/1616786865981640706</text:p>
          </table:table-cell>
        </table:table-row>
        <table:table-row>
          <table:table-cell office:value="2128" office:value-type="float"/>
          <table:table-cell office:value-type="string">
            <text:p>Pattern 5</text:p>
          </table:table-cell>
          <table:table-cell office:value="0.04899245690526477" office:value-type="float"/>
          <table:table-cell office:value="0.43086341067406086" office:value-type="float"/>
          <table:table-cell office:value="1.001361647048149" office:value-type="float"/>
          <table:table-cell office:value-type="string">
            <text:p>input/data_formal_20240530-1342/meme/PositiveAbraham_20221228T015246/0.jpg</text:p>
          </table:table-cell>
          <table:table-cell office:value-type="string">
            <text:p>https://twitter.com/PositiveAbraham/status/1607917441119838208</text:p>
          </table:table-cell>
        </table:table-row>
        <table:table-row>
          <table:table-cell office:value="2129" office:value-type="float"/>
          <table:table-cell office:value-type="string">
            <text:p>Pattern 14</text:p>
          </table:table-cell>
          <table:table-cell office:value="0.17688589233397334" office:value-type="float"/>
          <table:table-cell office:value="0.2477580376743593" office:value-type="float"/>
          <table:table-cell office:value="0.8594006250494538" office:value-type="float"/>
          <table:table-cell office:value-type="string">
            <text:p>input/data_formal_20240530-1342/meme/postwokepodcast_20230206T123557/0.jpg</text:p>
          </table:table-cell>
          <table:table-cell office:value-type="string">
            <text:p>https://twitter.com/postwokepodcast/status/1622574817009446915</text:p>
          </table:table-cell>
        </table:table-row>
        <table:table-row>
          <table:table-cell office:value="2130" office:value-type="float"/>
          <table:table-cell office:value-type="string">
            <text:p>Pattern 13</text:p>
          </table:table-cell>
          <table:table-cell office:value="0.1754109673850699" office:value-type="float"/>
          <table:table-cell office:value="0.4150096161202353" office:value-type="float"/>
          <table:table-cell office:value="0.8786349667930864" office:value-type="float"/>
          <table:table-cell office:value-type="string">
            <text:p>input/data_formal_20240530-1342/meme/PotetoBlocksStd_20230202T042715/0.jpg</text:p>
          </table:table-cell>
          <table:table-cell office:value-type="string">
            <text:p>https://twitter.com/PotetoBlocksStd/status/1621002281067094018</text:p>
          </table:table-cell>
        </table:table-row>
        <table:table-row>
          <table:table-cell office:value="2131" office:value-type="float"/>
          <table:table-cell office:value-type="string">
            <text:p>Pattern 43</text:p>
          </table:table-cell>
          <table:table-cell office:value="0.15320866436450398" office:value-type="float"/>
          <table:table-cell office:value="0.6218535594955394" office:value-type="float"/>
          <table:table-cell office:value="0.7633923456349148" office:value-type="float"/>
          <table:table-cell office:value-type="string">
            <text:p>input/data_formal_20240530-1342/meme/Pradeep_NF_20230202T042020/0.jpg</text:p>
          </table:table-cell>
          <table:table-cell office:value-type="string">
            <text:p>https://twitter.com/Pradeep_NF/status/1621000543241125889</text:p>
          </table:table-cell>
        </table:table-row>
        <table:table-row>
          <table:table-cell office:value="2132" office:value-type="float"/>
          <table:table-cell office:value-type="string">
            <text:p>Pattern 3</text:p>
          </table:table-cell>
          <table:table-cell office:value="0.1597956772220101" office:value-type="float"/>
          <table:table-cell office:value="0.40102333745964297" office:value-type="float"/>
          <table:table-cell office:value="0.8216411671263335" office:value-type="float"/>
          <table:table-cell office:value-type="string">
            <text:p>input/data_formal_20240530-1342/meme/Prakrit38575283_20230106T044044/0.jpg</text:p>
          </table:table-cell>
          <table:table-cell office:value-type="string">
            <text:p>https://twitter.com/Prakrit38575283/status/1611221203049672705</text:p>
          </table:table-cell>
        </table:table-row>
        <table:table-row>
          <table:table-cell office:value="2133" office:value-type="float"/>
          <table:table-cell office:value-type="string">
            <text:p>Pattern 5</text:p>
          </table:table-cell>
          <table:table-cell office:value="0.16038303843406004" office:value-type="float"/>
          <table:table-cell office:value="0.4386229114112265" office:value-type="float"/>
          <table:table-cell office:value="0.8502622139985382" office:value-type="float"/>
          <table:table-cell office:value-type="string">
            <text:p>input/data_formal_20240530-1342/meme/premium_essay_20230111T181329/0.jpg</text:p>
          </table:table-cell>
          <table:table-cell office:value-type="string">
            <text:p>https://twitter.com/Melonflav0r/status/1621007033133854720</text:p>
          </table:table-cell>
        </table:table-row>
        <table:table-row>
          <table:table-cell office:value="2134" office:value-type="float"/>
          <table:table-cell office:value-type="string">
            <text:p>Pattern 25</text:p>
          </table:table-cell>
          <table:table-cell office:value="0.09832375405557484" office:value-type="float"/>
          <table:table-cell office:value="0.5975920780535684" office:value-type="float"/>
          <table:table-cell office:value="0.9250920043011489" office:value-type="float"/>
          <table:table-cell office:value-type="string">
            <text:p>input/data_formal_20240530-1342/meme/prep_aud_20230106T044602/0.jpg</text:p>
          </table:table-cell>
          <table:table-cell office:value-type="string">
            <text:p>https://twitter.com/prep_aud/status/1611222538893549568</text:p>
          </table:table-cell>
        </table:table-row>
        <table:table-row>
          <table:table-cell office:value="2135" office:value-type="float"/>
          <table:table-cell office:value-type="string">
            <text:p>Pattern 6</text:p>
          </table:table-cell>
          <table:table-cell office:value="0.07524481098375368" office:value-type="float"/>
          <table:table-cell office:value="0.21792394502460835" office:value-type="float"/>
          <table:table-cell office:value="0.7715314859585526" office:value-type="float"/>
          <table:table-cell office:value-type="string">
            <text:p>input/data_formal_20240530-1342/meme/prettyboydanilo_20221228T051539/0.jpg</text:p>
          </table:table-cell>
          <table:table-cell office:value-type="string">
            <text:p>https://twitter.com/prettyboydanilo/status/1607968497929183233</text:p>
          </table:table-cell>
        </table:table-row>
        <table:table-row>
          <table:table-cell office:value="2136" office:value-type="float"/>
          <table:table-cell office:value-type="string">
            <text:p>Pattern 6</text:p>
          </table:table-cell>
          <table:table-cell office:value="0.07524481098375368" office:value-type="float"/>
          <table:table-cell office:value="0.21792394502460835" office:value-type="float"/>
          <table:table-cell office:value="0.7715314859585526" office:value-type="float"/>
          <table:table-cell office:value-type="string">
            <text:p>input/data_formal_20240530-1342/meme/prettyboydidi2_20221228T051539/0.jpg</text:p>
          </table:table-cell>
          <table:table-cell office:value-type="string">
            <text:p>https://twitter.com/prettyboydidi2/status/1607968497895612416</text:p>
          </table:table-cell>
        </table:table-row>
        <table:table-row>
          <table:table-cell office:value="2137" office:value-type="float"/>
          <table:table-cell office:value-type="string">
            <text:p>Pattern 6</text:p>
          </table:table-cell>
          <table:table-cell office:value="0.07524481098375368" office:value-type="float"/>
          <table:table-cell office:value="0.21792394502460835" office:value-type="float"/>
          <table:table-cell office:value="0.7715314859585526" office:value-type="float"/>
          <table:table-cell office:value-type="string">
            <text:p>input/data_formal_20240530-1342/meme/prettyboymicha_20221228T051538/0.jpg</text:p>
          </table:table-cell>
          <table:table-cell office:value-type="string">
            <text:p>https://twitter.com/prettyboymicha/status/1607968497111384065</text:p>
          </table:table-cell>
        </table:table-row>
        <table:table-row>
          <table:table-cell office:value="2138" office:value-type="float"/>
          <table:table-cell office:value-type="string">
            <text:p>Pattern 45</text:p>
          </table:table-cell>
          <table:table-cell office:value="0.09084698245420222" office:value-type="float"/>
          <table:table-cell office:value="0.7016629032104555" office:value-type="float"/>
          <table:table-cell office:value="0.7874736888108367" office:value-type="float"/>
          <table:table-cell office:value-type="string">
            <text:p>input/data_formal_20240530-1342/meme/PrinceDbfs_20230403T103004/0.jpg</text:p>
          </table:table-cell>
          <table:table-cell office:value-type="string">
            <text:p>https://twitter.com/PrinceDbfs/status/1642836858806710274</text:p>
          </table:table-cell>
        </table:table-row>
        <table:table-row>
          <table:table-cell office:value="2139" office:value-type="float"/>
          <table:table-cell office:value-type="string">
            <text:p>Pattern 30</text:p>
          </table:table-cell>
          <table:table-cell office:value="0.1671918132585002" office:value-type="float"/>
          <table:table-cell office:value="0.24185441026147278" office:value-type="float"/>
          <table:table-cell office:value="0.8829569115788455" office:value-type="float"/>
          <table:table-cell office:value-type="string">
            <text:p>input/data_formal_20240530-1342/meme/prodefleague_20230106T052919/0.jpg</text:p>
          </table:table-cell>
          <table:table-cell office:value-type="string">
            <text:p>https://twitter.com/prodefleague/status/1611233428640534528</text:p>
          </table:table-cell>
        </table:table-row>
        <table:table-row>
          <table:table-cell office:value="2140" office:value-type="float"/>
          <table:table-cell office:value-type="string">
            <text:p>Pattern 46</text:p>
          </table:table-cell>
          <table:table-cell office:value="0.1820455665414777" office:value-type="float"/>
          <table:table-cell office:value="0.33096592599598307" office:value-type="float"/>
          <table:table-cell office:value="0.8363431466323143" office:value-type="float"/>
          <table:table-cell office:value-type="string">
            <text:p>input/data_formal_20240530-1342/meme/Projjonmo117_20230106T025029/0.jpg</text:p>
          </table:table-cell>
          <table:table-cell office:value-type="string">
            <text:p>https://twitter.com/FondantAppleKai/status/1611244146135650305</text:p>
          </table:table-cell>
        </table:table-row>
        <table:table-row>
          <table:table-cell office:value="2141" office:value-type="float"/>
          <table:table-cell office:value-type="string">
            <text:p>Pattern 10</text:p>
          </table:table-cell>
          <table:table-cell office:value="0.19558032083807236" office:value-type="float"/>
          <table:table-cell office:value="0.5237204140712323" office:value-type="float"/>
          <table:table-cell office:value="0.8682352183388897" office:value-type="float"/>
          <table:table-cell office:value-type="string">
            <text:p>input/data_formal_20240530-1342/meme/Projjonmo117_20230212T073232/0.jpg</text:p>
          </table:table-cell>
          <table:table-cell office:value-type="string">
            <text:p>https://twitter.com/elmistixd/status/1624785082681552896</text:p>
          </table:table-cell>
        </table:table-row>
        <table:table-row>
          <table:table-cell office:value="2142" office:value-type="float"/>
          <table:table-cell office:value-type="string">
            <text:p>Pattern 5</text:p>
          </table:table-cell>
          <table:table-cell office:value="0.13604327271079536" office:value-type="float"/>
          <table:table-cell office:value="0.6497624895691312" office:value-type="float"/>
          <table:table-cell office:value="0.8454079861772852" office:value-type="float"/>
          <table:table-cell office:value-type="string">
            <text:p>input/data_formal_20240530-1342/meme/promac007_20230106T061734/0.jpg</text:p>
          </table:table-cell>
          <table:table-cell office:value-type="string">
            <text:p>https://twitter.com/promac007/status/1611245572794490881</text:p>
          </table:table-cell>
        </table:table-row>
        <table:table-row>
          <table:table-cell office:value="2143" office:value-type="float"/>
          <table:table-cell office:value-type="string">
            <text:p>Pattern 6</text:p>
          </table:table-cell>
          <table:table-cell office:value="0.14474772514565315" office:value-type="float"/>
          <table:table-cell office:value="0.17961889480168755" office:value-type="float"/>
          <table:table-cell office:value="0.846983270705795" office:value-type="float"/>
          <table:table-cell office:value-type="string">
            <text:p>input/data_formal_20240530-1342/meme/ProPaperscom_20230105T110001/0.jpg</text:p>
          </table:table-cell>
          <table:table-cell office:value-type="string">
            <text:p>https://twitter.com/ProPaperscom/status/1610954264804737025</text:p>
          </table:table-cell>
        </table:table-row>
        <table:table-row>
          <table:table-cell office:value="2144" office:value-type="float"/>
          <table:table-cell office:value-type="string">
            <text:p>Pattern 15</text:p>
          </table:table-cell>
          <table:table-cell office:value="0.1746644984283817" office:value-type="float"/>
          <table:table-cell office:value="0.6951281756784061" office:value-type="float"/>
          <table:table-cell office:value="0.8184918153982962" office:value-type="float"/>
          <table:table-cell office:value-type="string">
            <text:p>input/data_formal_20240530-1342/meme/psrisbud_20230106T070958/0.jpg</text:p>
          </table:table-cell>
          <table:table-cell office:value-type="string">
            <text:p>https://twitter.com/psrisbud/status/1611258757899591681</text:p>
          </table:table-cell>
        </table:table-row>
        <table:table-row>
          <table:table-cell office:value="2145" office:value-type="float"/>
          <table:table-cell office:value-type="string">
            <text:p>Pattern 3</text:p>
          </table:table-cell>
          <table:table-cell office:value="0.08748389800660694" office:value-type="float"/>
          <table:table-cell office:value="0.5459708205561798" office:value-type="float"/>
          <table:table-cell office:value="0.8464793236282911" office:value-type="float"/>
          <table:table-cell office:value-type="string">
            <text:p>input/data_formal_20240530-1342/meme/PsychomemesO_20230206T111100/0.jpg</text:p>
          </table:table-cell>
          <table:table-cell office:value-type="string">
            <text:p>https://twitter.com/PsychomemesO/status/1622553441380995073</text:p>
          </table:table-cell>
        </table:table-row>
        <table:table-row>
          <table:table-cell office:value="2146" office:value-type="float"/>
          <table:table-cell office:value-type="string">
            <text:p>Pattern 6</text:p>
          </table:table-cell>
          <table:table-cell office:value="0.1514965588368699" office:value-type="float"/>
          <table:table-cell office:value="0.1136623241431603" office:value-type="float"/>
          <table:table-cell office:value="0.8610061283148899" office:value-type="float"/>
          <table:table-cell office:value-type="string">
            <text:p>input/data_formal_20240530-1342/meme/PsychomemesO_20230206T125203/0.jpg</text:p>
          </table:table-cell>
          <table:table-cell office:value-type="string">
            <text:p>https://twitter.com/PsychomemesO/status/1622578870376599554</text:p>
          </table:table-cell>
        </table:table-row>
        <table:table-row>
          <table:table-cell office:value="2147" office:value-type="float"/>
          <table:table-cell office:value-type="string">
            <text:p>Pattern 14</text:p>
          </table:table-cell>
          <table:table-cell office:value="0.18696855705386667" office:value-type="float"/>
          <table:table-cell office:value="0.3440114910567969" office:value-type="float"/>
          <table:table-cell office:value="0.9076840638894772" office:value-type="float"/>
          <table:table-cell office:value-type="string">
            <text:p>input/data_formal_20240530-1342/meme/PujaCha65611056_20230111T070926/0.jpg</text:p>
          </table:table-cell>
          <table:table-cell office:value-type="string">
            <text:p>https://twitter.com/PujaCha65611056/status/1613070562028572673</text:p>
          </table:table-cell>
        </table:table-row>
        <table:table-row>
          <table:table-cell office:value="2148" office:value-type="float"/>
          <table:table-cell office:value-type="string">
            <text:p>Pattern 15</text:p>
          </table:table-cell>
          <table:table-cell office:value="0.21615382576716602" office:value-type="float"/>
          <table:table-cell office:value="0.681185487419198" office:value-type="float"/>
          <table:table-cell office:value="0.8851718466420843" office:value-type="float"/>
          <table:table-cell office:value-type="string">
            <text:p>input/data_formal_20240530-1342/meme/purplehqsite_20230105T082243/0.jpg</text:p>
          </table:table-cell>
          <table:table-cell office:value-type="string">
            <text:p>https://twitter.com/purplehqsite/status/1610914688186912768</text:p>
          </table:table-cell>
        </table:table-row>
        <table:table-row>
          <table:table-cell office:value="2149" office:value-type="float"/>
          <table:table-cell office:value-type="string">
            <text:p>Pattern 22</text:p>
          </table:table-cell>
          <table:table-cell office:value="0.16515411814221237" office:value-type="float"/>
          <table:table-cell office:value="0.3701969168402309" office:value-type="float"/>
          <table:table-cell office:value="0.7904113165207498" office:value-type="float"/>
          <table:table-cell office:value-type="string">
            <text:p>input/data_formal_20240530-1342/meme/PVPcircuit_20230103T180844/0.jpg</text:p>
          </table:table-cell>
          <table:table-cell office:value-type="string">
            <text:p>https://twitter.com/Drakeon15Shiny/status/1611247126239117312</text:p>
          </table:table-cell>
        </table:table-row>
        <table:table-row>
          <table:table-cell office:value="2150" office:value-type="float"/>
          <table:table-cell office:value-type="string">
            <text:p>Pattern 22</text:p>
          </table:table-cell>
          <table:table-cell office:value="0.18819463185793112" office:value-type="float"/>
          <table:table-cell office:value="0.39947197912372817" office:value-type="float"/>
          <table:table-cell office:value="0.8117954667067204" office:value-type="float"/>
          <table:table-cell office:value-type="string">
            <text:p>input/data_formal_20240530-1342/meme/PVPcircuit_20230110T184644/0.jpg</text:p>
          </table:table-cell>
          <table:table-cell office:value-type="string">
            <text:p>https://twitter.com/TWill5934/status/1613304751864651776</text:p>
          </table:table-cell>
        </table:table-row>
        <table:table-row>
          <table:table-cell office:value="2151" office:value-type="float"/>
          <table:table-cell office:value-type="string">
            <text:p>Pattern 10</text:p>
          </table:table-cell>
          <table:table-cell office:value="0.21969197755218262" office:value-type="float"/>
          <table:table-cell office:value="0.16889711840016822" office:value-type="float"/>
          <table:table-cell office:value="0.8220295527797258" office:value-type="float"/>
          <table:table-cell office:value-type="string">
            <text:p>input/data_formal_20240530-1342/meme/qT_Bonedaddy_Tq_20230111T230343/0.jpg</text:p>
          </table:table-cell>
          <table:table-cell office:value-type="string">
            <text:p>https://twitter.com/qT_Bonedaddy_Tq/status/1613310716324225024</text:p>
          </table:table-cell>
        </table:table-row>
        <table:table-row>
          <table:table-cell office:value="2152" office:value-type="float"/>
          <table:table-cell office:value-type="string">
            <text:p>Pattern 14</text:p>
          </table:table-cell>
          <table:table-cell office:value="0.2034112814851878" office:value-type="float"/>
          <table:table-cell office:value="0.2517747447429559" office:value-type="float"/>
          <table:table-cell office:value="0.8194050081557852" office:value-type="float"/>
          <table:table-cell office:value-type="string">
            <text:p>input/data_formal_20240530-1342/meme/qT_Bonedaddy_Tq_20230111T230442/0.jpg</text:p>
          </table:table-cell>
          <table:table-cell office:value-type="string">
            <text:p>https://twitter.com/qT_Bonedaddy_Tq/status/1613310964639596549</text:p>
          </table:table-cell>
        </table:table-row>
        <table:table-row>
          <table:table-cell office:value="2153" office:value-type="float"/>
          <table:table-cell office:value-type="string">
            <text:p>Pattern 1</text:p>
          </table:table-cell>
          <table:table-cell office:value="0.16539728773422552" office:value-type="float"/>
          <table:table-cell office:value="0.25328820218432646" office:value-type="float"/>
          <table:table-cell office:value="0.9191954437306346" office:value-type="float"/>
          <table:table-cell office:value-type="string">
            <text:p>input/data_formal_20240530-1342/meme/QualityQure_20230307T070318/0.jpg</text:p>
          </table:table-cell>
          <table:table-cell office:value-type="string">
            <text:p>https://twitter.com/QualityQure/status/1633000354634944513</text:p>
          </table:table-cell>
        </table:table-row>
        <table:table-row>
          <table:table-cell office:value="2154" office:value-type="float"/>
          <table:table-cell office:value-type="string">
            <text:p>Pattern 13</text:p>
          </table:table-cell>
          <table:table-cell office:value="0.19573433461195922" office:value-type="float"/>
          <table:table-cell office:value="0.40479855485653865" office:value-type="float"/>
          <table:table-cell office:value="0.8899025486526148" office:value-type="float"/>
          <table:table-cell office:value-type="string">
            <text:p>input/data_formal_20240530-1342/meme/QualityQure_20230307T070318/1.jpg</text:p>
          </table:table-cell>
          <table:table-cell office:value-type="string">
            <text:p>https://twitter.com/QualityQure/status/1633000354634944513</text:p>
          </table:table-cell>
        </table:table-row>
        <table:table-row>
          <table:table-cell office:value="2155" office:value-type="float"/>
          <table:table-cell office:value-type="string">
            <text:p>Pattern 29</text:p>
          </table:table-cell>
          <table:table-cell office:value="0.1764906846582206" office:value-type="float"/>
          <table:table-cell office:value="0.4483561454043371" office:value-type="float"/>
          <table:table-cell office:value="0.952960999383815" office:value-type="float"/>
          <table:table-cell office:value-type="string">
            <text:p>input/data_formal_20240530-1342/meme/QwertyBrand_20230206T111417/0.jpg</text:p>
          </table:table-cell>
          <table:table-cell office:value-type="string">
            <text:p>https://twitter.com/QwertyBrand/status/1622554265184276486</text:p>
          </table:table-cell>
        </table:table-row>
        <table:table-row>
          <table:table-cell office:value="2156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R2kdesigns_20221014T155559/0.jpg</text:p>
          </table:table-cell>
          <table:table-cell office:value-type="string">
            <text:p>https://twitter.com/R2kdesigns/status/1612359639064092674</text:p>
          </table:table-cell>
        </table:table-row>
        <table:table-row>
          <table:table-cell office:value="215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R2kdesigns_20221014T155559/1.jpg</text:p>
          </table:table-cell>
          <table:table-cell office:value-type="string">
            <text:p>https://twitter.com/R2kdesigns/status/1612359639064092674</text:p>
          </table:table-cell>
        </table:table-row>
        <table:table-row>
          <table:table-cell office:value="2158" office:value-type="float"/>
          <table:table-cell office:value-type="string">
            <text:p>Pattern 28</text:p>
          </table:table-cell>
          <table:table-cell office:value="0.19670068571484778" office:value-type="float"/>
          <table:table-cell office:value="0.20058216641710186" office:value-type="float"/>
          <table:table-cell office:value="0.8971486483960727" office:value-type="float"/>
          <table:table-cell office:value-type="string">
            <text:p>input/data_formal_20240530-1342/meme/r_memes__20221217T081523/0.jpg</text:p>
          </table:table-cell>
          <table:table-cell office:value-type="string">
            <text:p>https://twitter.com/josuezingp/status/1607969110977314816</text:p>
          </table:table-cell>
        </table:table-row>
        <table:table-row>
          <table:table-cell office:value="2159" office:value-type="float"/>
          <table:table-cell office:value-type="string">
            <text:p>Pattern 12</text:p>
          </table:table-cell>
          <table:table-cell office:value="0.16363804341515983" office:value-type="float"/>
          <table:table-cell office:value="0.10181402003541667" office:value-type="float"/>
          <table:table-cell office:value="0.869443104682254" office:value-type="float"/>
          <table:table-cell office:value-type="string">
            <text:p>input/data_formal_20240530-1342/meme/r_memes__20221227T053616/0.jpg</text:p>
          </table:table-cell>
          <table:table-cell office:value-type="string">
            <text:p>https://twitter.com/seanreimers2/status/1607907254371500032</text:p>
          </table:table-cell>
        </table:table-row>
        <table:table-row>
          <table:table-cell office:value="2160" office:value-type="float"/>
          <table:table-cell office:value-type="string">
            <text:p>Pattern 9</text:p>
          </table:table-cell>
          <table:table-cell office:value="0.19833937046768443" office:value-type="float"/>
          <table:table-cell office:value="0.24803202948328568" office:value-type="float"/>
          <table:table-cell office:value="0.9159515551852575" office:value-type="float"/>
          <table:table-cell office:value-type="string">
            <text:p>input/data_formal_20240530-1342/meme/r_memes__20221227T082707/0.jpg</text:p>
          </table:table-cell>
          <table:table-cell office:value-type="string">
            <text:p>https://twitter.com/ItsAGrimmWrld/status/1607956043623010304</text:p>
          </table:table-cell>
        </table:table-row>
        <table:table-row>
          <table:table-cell office:value="2161" office:value-type="float"/>
          <table:table-cell office:value-type="string">
            <text:p>Pattern 20</text:p>
          </table:table-cell>
          <table:table-cell office:value="0.12466724795275588" office:value-type="float"/>
          <table:table-cell office:value="0.46438293428098676" office:value-type="float"/>
          <table:table-cell office:value="0.8390649837680157" office:value-type="float"/>
          <table:table-cell office:value-type="string">
            <text:p>input/data_formal_20240530-1342/meme/r_memes__20221227T105310/0.jpg</text:p>
          </table:table-cell>
          <table:table-cell office:value-type="string">
            <text:p>https://twitter.com/elzagoza/status/1607942710270513152</text:p>
          </table:table-cell>
        </table:table-row>
        <table:table-row>
          <table:table-cell office:value="2162" office:value-type="float"/>
          <table:table-cell office:value-type="string">
            <text:p>Pattern 6</text:p>
          </table:table-cell>
          <table:table-cell office:value="0.11875360597016171" office:value-type="float"/>
          <table:table-cell office:value="0.1763810138833386" office:value-type="float"/>
          <table:table-cell office:value="0.8795418216560529" office:value-type="float"/>
          <table:table-cell office:value-type="string">
            <text:p>input/data_formal_20240530-1342/meme/r_memes__20221227T114404/0.jpg</text:p>
          </table:table-cell>
          <table:table-cell office:value-type="string">
            <text:p>https://twitter.com/elzagoza/status/1607942532679303170</text:p>
          </table:table-cell>
        </table:table-row>
        <table:table-row>
          <table:table-cell office:value="2163" office:value-type="float"/>
          <table:table-cell office:value-type="string">
            <text:p>Pattern 29</text:p>
          </table:table-cell>
          <table:table-cell office:value="0.15067182771065102" office:value-type="float"/>
          <table:table-cell office:value="0.2859382546141279" office:value-type="float"/>
          <table:table-cell office:value="0.9031416667192075" office:value-type="float"/>
          <table:table-cell office:value-type="string">
            <text:p>input/data_formal_20240530-1342/meme/r_memes__20221227T133058/0.jpg</text:p>
          </table:table-cell>
          <table:table-cell office:value-type="string">
            <text:p>https://twitter.com/seanreimers2/status/1607905999171760134</text:p>
          </table:table-cell>
        </table:table-row>
        <table:table-row>
          <table:table-cell office:value="2164" office:value-type="float"/>
          <table:table-cell office:value-type="string">
            <text:p>Pattern 17</text:p>
          </table:table-cell>
          <table:table-cell office:value="0.175359749862809" office:value-type="float"/>
          <table:table-cell office:value="0.23162435070447138" office:value-type="float"/>
          <table:table-cell office:value="0.7714113571195517" office:value-type="float"/>
          <table:table-cell office:value-type="string">
            <text:p>input/data_formal_20240530-1342/meme/r_memes__20221227T154852/0.jpg</text:p>
          </table:table-cell>
          <table:table-cell office:value-type="string">
            <text:p>https://twitter.com/FrankHa1984/status/1607942433794580480</text:p>
          </table:table-cell>
        </table:table-row>
        <table:table-row>
          <table:table-cell office:value="2165" office:value-type="float"/>
          <table:table-cell office:value-type="string">
            <text:p>Pattern 6</text:p>
          </table:table-cell>
          <table:table-cell office:value="0.19092827876768" office:value-type="float"/>
          <table:table-cell office:value="0.20084665445104566" office:value-type="float"/>
          <table:table-cell office:value="0.8292863267758808" office:value-type="float"/>
          <table:table-cell office:value-type="string">
            <text:p>input/data_formal_20240530-1342/meme/r_memes__20221227T172710/0.jpg</text:p>
          </table:table-cell>
          <table:table-cell office:value-type="string">
            <text:p>https://twitter.com/FrankHa1984/status/1607942274717200384</text:p>
          </table:table-cell>
        </table:table-row>
        <table:table-row>
          <table:table-cell office:value="2166" office:value-type="float"/>
          <table:table-cell office:value-type="string">
            <text:p>Pattern 6</text:p>
          </table:table-cell>
          <table:table-cell office:value="0.1521602992178535" office:value-type="float"/>
          <table:table-cell office:value="0.11441379758462461" office:value-type="float"/>
          <table:table-cell office:value="0.8164732302751119" office:value-type="float"/>
          <table:table-cell office:value-type="string">
            <text:p>input/data_formal_20240530-1342/meme/r_memes__20221227T194938/0.jpg</text:p>
          </table:table-cell>
          <table:table-cell office:value-type="string">
            <text:p>https://twitter.com/flopera0_0/status/1607952134385065990</text:p>
          </table:table-cell>
        </table:table-row>
        <table:table-row>
          <table:table-cell office:value="2167" office:value-type="float"/>
          <table:table-cell office:value-type="string">
            <text:p>Pattern 16</text:p>
          </table:table-cell>
          <table:table-cell office:value="0.09854779128584454" office:value-type="float"/>
          <table:table-cell office:value="0.382373577236561" office:value-type="float"/>
          <table:table-cell office:value="0.8976134470798447" office:value-type="float"/>
          <table:table-cell office:value-type="string">
            <text:p>input/data_formal_20240530-1342/meme/r_memes__20221227T205917/0.jpg</text:p>
          </table:table-cell>
          <table:table-cell office:value-type="string">
            <text:p>https://twitter.com/theweedend_/status/1607956374184660992</text:p>
          </table:table-cell>
        </table:table-row>
        <table:table-row>
          <table:table-cell office:value="2168" office:value-type="float"/>
          <table:table-cell office:value-type="string">
            <text:p>Pattern 29</text:p>
          </table:table-cell>
          <table:table-cell office:value="0.26723782886287034" office:value-type="float"/>
          <table:table-cell office:value="0.33127759639876" office:value-type="float"/>
          <table:table-cell office:value="0.8158850420223571" office:value-type="float"/>
          <table:table-cell office:value-type="string">
            <text:p>input/data_formal_20240530-1342/meme/r_memes__20221227T234902/0.jpg</text:p>
          </table:table-cell>
          <table:table-cell office:value-type="string">
            <text:p>https://twitter.com/r_memes_/status/1607886304506744837</text:p>
          </table:table-cell>
        </table:table-row>
        <table:table-row>
          <table:table-cell office:value="2169" office:value-type="float"/>
          <table:table-cell office:value-type="string">
            <text:p>Pattern 33</text:p>
          </table:table-cell>
          <table:table-cell office:value="0.18419414313403737" office:value-type="float"/>
          <table:table-cell office:value="0.32380969881253807" office:value-type="float"/>
          <table:table-cell office:value="0.8240582166127438" office:value-type="float"/>
          <table:table-cell office:value-type="string">
            <text:p>input/data_formal_20240530-1342/meme/r_memes__20221228T004727/0.jpg</text:p>
          </table:table-cell>
          <table:table-cell office:value-type="string">
            <text:p>https://twitter.com/er_greenfield/status/1607993797765656583</text:p>
          </table:table-cell>
        </table:table-row>
        <table:table-row>
          <table:table-cell office:value="2170" office:value-type="float"/>
          <table:table-cell office:value-type="string">
            <text:p>Pattern 9</text:p>
          </table:table-cell>
          <table:table-cell office:value="0.12020717061955721" office:value-type="float"/>
          <table:table-cell office:value="0.3338503366511121" office:value-type="float"/>
          <table:table-cell office:value="0.848153344560836" office:value-type="float"/>
          <table:table-cell office:value-type="string">
            <text:p>input/data_formal_20240530-1342/meme/r_memes__20221228T010704/0.jpg</text:p>
          </table:table-cell>
          <table:table-cell office:value-type="string">
            <text:p>https://twitter.com/r_memes_/status/1607905943047512069</text:p>
          </table:table-cell>
        </table:table-row>
        <table:table-row>
          <table:table-cell office:value="2171" office:value-type="float"/>
          <table:table-cell office:value-type="string">
            <text:p>Pattern 6</text:p>
          </table:table-cell>
          <table:table-cell office:value="0.20249186851645085" office:value-type="float"/>
          <table:table-cell office:value="0.13098187250082677" office:value-type="float"/>
          <table:table-cell office:value="0.8262473619829747" office:value-type="float"/>
          <table:table-cell office:value-type="string">
            <text:p>input/data_formal_20240530-1342/meme/r_memes__20221228T023138/0.jpg</text:p>
          </table:table-cell>
          <table:table-cell office:value-type="string">
            <text:p>https://twitter.com/r_memes_/status/1607927221737373696</text:p>
          </table:table-cell>
        </table:table-row>
        <table:table-row>
          <table:table-cell office:value="2172" office:value-type="float"/>
          <table:table-cell office:value-type="string">
            <text:p>Pattern 6</text:p>
          </table:table-cell>
          <table:table-cell office:value="0.10288832668747808" office:value-type="float"/>
          <table:table-cell office:value="0.23656060706066506" office:value-type="float"/>
          <table:table-cell office:value="0.8453951276868873" office:value-type="float"/>
          <table:table-cell office:value-type="string">
            <text:p>input/data_formal_20240530-1342/meme/r_memes__20221228T031309/0.jpg</text:p>
          </table:table-cell>
          <table:table-cell office:value-type="string">
            <text:p>https://twitter.com/r_memes_/status/1607937671602618368</text:p>
          </table:table-cell>
        </table:table-row>
        <table:table-row>
          <table:table-cell office:value="2173" office:value-type="float"/>
          <table:table-cell office:value-type="string">
            <text:p>Pattern 33</text:p>
          </table:table-cell>
          <table:table-cell office:value="0.1975773240853906" office:value-type="float"/>
          <table:table-cell office:value="0.42807067450382724" office:value-type="float"/>
          <table:table-cell office:value="0.8892209443096842" office:value-type="float"/>
          <table:table-cell office:value-type="string">
            <text:p>input/data_formal_20240530-1342/meme/r_memes__20221228T034327/0.jpg</text:p>
          </table:table-cell>
          <table:table-cell office:value-type="string">
            <text:p>https://twitter.com/DanielP58112037/status/1607946405267767297</text:p>
          </table:table-cell>
        </table:table-row>
        <table:table-row>
          <table:table-cell office:value="2174" office:value-type="float"/>
          <table:table-cell office:value-type="string">
            <text:p>Pattern 31</text:p>
          </table:table-cell>
          <table:table-cell office:value="0.2112488743700835" office:value-type="float"/>
          <table:table-cell office:value="0.19787037124814766" office:value-type="float"/>
          <table:table-cell office:value="0.8250776217327829" office:value-type="float"/>
          <table:table-cell office:value-type="string">
            <text:p>input/data_formal_20240530-1342/meme/r_memes__20221228T044522/0.jpg</text:p>
          </table:table-cell>
          <table:table-cell office:value-type="string">
            <text:p>https://twitter.com/r_memes_/status/1607960879902998528</text:p>
          </table:table-cell>
        </table:table-row>
        <table:table-row>
          <table:table-cell office:value="2175" office:value-type="float"/>
          <table:table-cell office:value-type="string">
            <text:p>Pattern 30</text:p>
          </table:table-cell>
          <table:table-cell office:value="0.17862434065512195" office:value-type="float"/>
          <table:table-cell office:value="0.3896735267817659" office:value-type="float"/>
          <table:table-cell office:value="0.8369256296523075" office:value-type="float"/>
          <table:table-cell office:value-type="string">
            <text:p>input/data_formal_20240530-1342/meme/r_memes__20221228T045345/0.jpg</text:p>
          </table:table-cell>
          <table:table-cell office:value-type="string">
            <text:p>https://twitter.com/r_memes_/status/1607962987112923136</text:p>
          </table:table-cell>
        </table:table-row>
        <table:table-row>
          <table:table-cell office:value="2176" office:value-type="float"/>
          <table:table-cell office:value-type="string">
            <text:p>Pattern 37</text:p>
          </table:table-cell>
          <table:table-cell office:value="0.08236206618785732" office:value-type="float"/>
          <table:table-cell office:value="0.29819451151220405" office:value-type="float"/>
          <table:table-cell office:value="0.8831111153758152" office:value-type="float"/>
          <table:table-cell office:value-type="string">
            <text:p>input/data_formal_20240530-1342/meme/r_memes__20221228T053306/0.jpg</text:p>
          </table:table-cell>
          <table:table-cell office:value-type="string">
            <text:p>https://twitter.com/Erinmcm3353/status/1607991627527913475</text:p>
          </table:table-cell>
        </table:table-row>
        <table:table-row>
          <table:table-cell office:value="2177" office:value-type="float"/>
          <table:table-cell office:value-type="string">
            <text:p>Pattern 2</text:p>
          </table:table-cell>
          <table:table-cell office:value="0.17437236329143274" office:value-type="float"/>
          <table:table-cell office:value="0.16161619314544026" office:value-type="float"/>
          <table:table-cell office:value="0.8952016279258167" office:value-type="float"/>
          <table:table-cell office:value-type="string">
            <text:p>input/data_formal_20240530-1342/meme/r_memes__20221228T054305/0.jpg</text:p>
          </table:table-cell>
          <table:table-cell office:value-type="string">
            <text:p>https://twitter.com/r_memes_/status/1607975403372650498</text:p>
          </table:table-cell>
        </table:table-row>
        <table:table-row>
          <table:table-cell office:value="2178" office:value-type="float"/>
          <table:table-cell office:value-type="string">
            <text:p>Pattern 16</text:p>
          </table:table-cell>
          <table:table-cell office:value="0.14368102660937604" office:value-type="float"/>
          <table:table-cell office:value="0.1955271257414026" office:value-type="float"/>
          <table:table-cell office:value="0.8686746334573145" office:value-type="float"/>
          <table:table-cell office:value-type="string">
            <text:p>input/data_formal_20240530-1342/meme/r_memes__20221228T063551/0.jpg</text:p>
          </table:table-cell>
          <table:table-cell office:value-type="string">
            <text:p>https://twitter.com/r_memes_/status/1607988684086775808</text:p>
          </table:table-cell>
        </table:table-row>
        <table:table-row>
          <table:table-cell office:value="2179" office:value-type="float"/>
          <table:table-cell office:value-type="string">
            <text:p>Pattern 32</text:p>
          </table:table-cell>
          <table:table-cell office:value="0.29702469484257665" office:value-type="float"/>
          <table:table-cell office:value="0.3678599634581455" office:value-type="float"/>
          <table:table-cell office:value="0.7759101340093557" office:value-type="float"/>
          <table:table-cell office:value-type="string">
            <text:p>input/data_formal_20240530-1342/meme/r_memes__20221228T064414/0.jpg</text:p>
          </table:table-cell>
          <table:table-cell office:value-type="string">
            <text:p>https://twitter.com/Prateekncmishra/status/1607991337789558786</text:p>
          </table:table-cell>
        </table:table-row>
        <table:table-row>
          <table:table-cell office:value="2180" office:value-type="float"/>
          <table:table-cell office:value-type="string">
            <text:p>Pattern 2</text:p>
          </table:table-cell>
          <table:table-cell office:value="0.14336468752964343" office:value-type="float"/>
          <table:table-cell office:value="0.521400861495591" office:value-type="float"/>
          <table:table-cell office:value="0.9135134583509911" office:value-type="float"/>
          <table:table-cell office:value-type="string">
            <text:p>input/data_formal_20240530-1342/meme/r_memes__20221228T065237/0.jpg</text:p>
          </table:table-cell>
          <table:table-cell office:value-type="string">
            <text:p>https://twitter.com/r_memes_/status/1607992900222083076</text:p>
          </table:table-cell>
        </table:table-row>
        <table:table-row>
          <table:table-cell office:value="2181" office:value-type="float"/>
          <table:table-cell office:value-type="string">
            <text:p>Pattern 10</text:p>
          </table:table-cell>
          <table:table-cell office:value="0.12118112346540691" office:value-type="float"/>
          <table:table-cell office:value="0.26541496961756117" office:value-type="float"/>
          <table:table-cell office:value="0.819377527754865" office:value-type="float"/>
          <table:table-cell office:value-type="string">
            <text:p>input/data_formal_20240530-1342/meme/r_memes__20221231T031530/0.jpg</text:p>
          </table:table-cell>
          <table:table-cell office:value-type="string">
            <text:p>https://twitter.com/Gracious_Yevon/status/1620947834584576003</text:p>
          </table:table-cell>
        </table:table-row>
        <table:table-row>
          <table:table-cell office:value="2182" office:value-type="float"/>
          <table:table-cell office:value-type="string">
            <text:p>Pattern 41</text:p>
          </table:table-cell>
          <table:table-cell office:value="0.18781114004371868" office:value-type="float"/>
          <table:table-cell office:value="0.08046131881971447" office:value-type="float"/>
          <table:table-cell office:value="0.8949420766282704" office:value-type="float"/>
          <table:table-cell office:value-type="string">
            <text:p>input/data_formal_20240530-1342/meme/r_memes__20230104T121656/0.jpg</text:p>
          </table:table-cell>
          <table:table-cell office:value-type="string">
            <text:p>https://twitter.com/BateNaTia/status/1610941669826007041</text:p>
          </table:table-cell>
        </table:table-row>
        <table:table-row>
          <table:table-cell office:value="2183" office:value-type="float"/>
          <table:table-cell office:value-type="string">
            <text:p>Pattern 46</text:p>
          </table:table-cell>
          <table:table-cell office:value="0.11909241911545576" office:value-type="float"/>
          <table:table-cell office:value="0.3647651662365959" office:value-type="float"/>
          <table:table-cell office:value="0.8907774251965138" office:value-type="float"/>
          <table:table-cell office:value-type="string">
            <text:p>input/data_formal_20240530-1342/meme/r_memes__20230104T144112/0.jpg</text:p>
          </table:table-cell>
          <table:table-cell office:value-type="string">
            <text:p>https://twitter.com/Thanos_Gang/status/1610960674770882569</text:p>
          </table:table-cell>
        </table:table-row>
        <table:table-row>
          <table:table-cell office:value="2184" office:value-type="float"/>
          <table:table-cell office:value-type="string">
            <text:p>Pattern 13</text:p>
          </table:table-cell>
          <table:table-cell office:value="0.2010404936462622" office:value-type="float"/>
          <table:table-cell office:value="0.2625566223516147" office:value-type="float"/>
          <table:table-cell office:value="0.8571883663893868" office:value-type="float"/>
          <table:table-cell office:value-type="string">
            <text:p>input/data_formal_20240530-1342/meme/r_memes__20230104T193616/0.jpg</text:p>
          </table:table-cell>
          <table:table-cell office:value-type="string">
            <text:p>https://twitter.com/BateNaTia/status/1610941386957750272</text:p>
          </table:table-cell>
        </table:table-row>
        <table:table-row>
          <table:table-cell office:value="2185" office:value-type="float"/>
          <table:table-cell office:value-type="string">
            <text:p>Pattern 6</text:p>
          </table:table-cell>
          <table:table-cell office:value="0.13592653783461123" office:value-type="float"/>
          <table:table-cell office:value="0.06023243652618726" office:value-type="float"/>
          <table:table-cell office:value="0.8706091962319957" office:value-type="float"/>
          <table:table-cell office:value-type="string">
            <text:p>input/data_formal_20240530-1342/meme/r_memes__20230104T230704/0.jpg</text:p>
          </table:table-cell>
          <table:table-cell office:value-type="string">
            <text:p>https://twitter.com/Thanos_Gang/status/1610960796837883905</text:p>
          </table:table-cell>
        </table:table-row>
        <table:table-row>
          <table:table-cell office:value="2186" office:value-type="float"/>
          <table:table-cell office:value-type="string">
            <text:p>Pattern 22</text:p>
          </table:table-cell>
          <table:table-cell office:value="0.13130536042616872" office:value-type="float"/>
          <table:table-cell office:value="0.37194525089923697" office:value-type="float"/>
          <table:table-cell office:value="0.8617272774587581" office:value-type="float"/>
          <table:table-cell office:value-type="string">
            <text:p>input/data_formal_20240530-1342/meme/r_memes__20230105T092321/0.jpg</text:p>
          </table:table-cell>
          <table:table-cell office:value-type="string">
            <text:p>https://twitter.com/FirstRussianCat/status/1610972485108768769</text:p>
          </table:table-cell>
        </table:table-row>
        <table:table-row>
          <table:table-cell office:value="2187" office:value-type="float"/>
          <table:table-cell office:value-type="string">
            <text:p>Pattern 39</text:p>
          </table:table-cell>
          <table:table-cell office:value="0.21416580922389947" office:value-type="float"/>
          <table:table-cell office:value="0.2763511393186367" office:value-type="float"/>
          <table:table-cell office:value="0.9408852861931922" office:value-type="float"/>
          <table:table-cell office:value-type="string">
            <text:p>input/data_formal_20240530-1342/meme/r_memes__20230105T102126/0.jpg</text:p>
          </table:table-cell>
          <table:table-cell office:value-type="string">
            <text:p>https://twitter.com/FirstRussianCat/status/1610972546236661761</text:p>
          </table:table-cell>
        </table:table-row>
        <table:table-row>
          <table:table-cell office:value="2188" office:value-type="float"/>
          <table:table-cell office:value-type="string">
            <text:p>Pattern 34</text:p>
          </table:table-cell>
          <table:table-cell office:value="0.17888496360154932" office:value-type="float"/>
          <table:table-cell office:value="0.3822068083153991" office:value-type="float"/>
          <table:table-cell office:value="0.8440575936631389" office:value-type="float"/>
          <table:table-cell office:value-type="string">
            <text:p>input/data_formal_20240530-1342/meme/r_memes__20230105T102948/0.jpg</text:p>
          </table:table-cell>
          <table:table-cell office:value-type="string">
            <text:p>https://twitter.com/r_memes_/status/1610946661454422016</text:p>
          </table:table-cell>
        </table:table-row>
        <table:table-row>
          <table:table-cell office:value="2189" office:value-type="float"/>
          <table:table-cell office:value-type="string">
            <text:p>Pattern 35</text:p>
          </table:table-cell>
          <table:table-cell office:value="0.19332522276193032" office:value-type="float"/>
          <table:table-cell office:value="0.42467969420314383" office:value-type="float"/>
          <table:table-cell office:value="0.7314726486308102" office:value-type="float"/>
          <table:table-cell office:value-type="string">
            <text:p>input/data_formal_20240530-1342/meme/r_memes__20230105T115117/0.jpg</text:p>
          </table:table-cell>
          <table:table-cell office:value-type="string">
            <text:p>https://twitter.com/r_memes_/status/1610967166559391749</text:p>
          </table:table-cell>
        </table:table-row>
        <table:table-row>
          <table:table-cell office:value="2190" office:value-type="float"/>
          <table:table-cell office:value-type="string">
            <text:p>Pattern 45</text:p>
          </table:table-cell>
          <table:table-cell office:value="0.12922207395380686" office:value-type="float"/>
          <table:table-cell office:value="0.5013058921147078" office:value-type="float"/>
          <table:table-cell office:value="0.9211355932044368" office:value-type="float"/>
          <table:table-cell office:value-type="string">
            <text:p>input/data_formal_20240530-1342/meme/r_memes__20230105T122714/0.jpg</text:p>
          </table:table-cell>
          <table:table-cell office:value-type="string">
            <text:p>https://twitter.com/r_memes_/status/1610976214025490432</text:p>
          </table:table-cell>
        </table:table-row>
        <table:table-row>
          <table:table-cell office:value="2191" office:value-type="float"/>
          <table:table-cell office:value-type="string">
            <text:p>Pattern 10</text:p>
          </table:table-cell>
          <table:table-cell office:value="0.15018214361284446" office:value-type="float"/>
          <table:table-cell office:value="0.10021760467603102" office:value-type="float"/>
          <table:table-cell office:value="0.8735046960432103" office:value-type="float"/>
          <table:table-cell office:value-type="string">
            <text:p>input/data_formal_20240530-1342/meme/r_memes__20230105T130918/0.jpg</text:p>
          </table:table-cell>
          <table:table-cell office:value-type="string">
            <text:p>https://twitter.com/MKybalion/status/1611216720496136197</text:p>
          </table:table-cell>
        </table:table-row>
        <table:table-row>
          <table:table-cell office:value="2192" office:value-type="float"/>
          <table:table-cell office:value-type="string">
            <text:p>Pattern 9</text:p>
          </table:table-cell>
          <table:table-cell office:value="0.1275283851324419" office:value-type="float"/>
          <table:table-cell office:value="0.5564432034461173" office:value-type="float"/>
          <table:table-cell office:value="0.9452557235861846" office:value-type="float"/>
          <table:table-cell office:value-type="string">
            <text:p>input/data_formal_20240530-1342/meme/r_memes__20230105T171900/0.jpg</text:p>
          </table:table-cell>
          <table:table-cell office:value-type="string">
            <text:p>https://twitter.com/antou_d/status/1611264033461526528</text:p>
          </table:table-cell>
        </table:table-row>
        <table:table-row>
          <table:table-cell office:value="2193" office:value-type="float"/>
          <table:table-cell office:value-type="string">
            <text:p>Pattern 16</text:p>
          </table:table-cell>
          <table:table-cell office:value="0.15431057690523126" office:value-type="float"/>
          <table:table-cell office:value="0.07609721752341775" office:value-type="float"/>
          <table:table-cell office:value="0.872467813711182" office:value-type="float"/>
          <table:table-cell office:value-type="string">
            <text:p>input/data_formal_20240530-1342/meme/r_memes__20230106T083530/0.jpg</text:p>
          </table:table-cell>
          <table:table-cell office:value-type="string">
            <text:p>https://twitter.com/r_memes_/status/1611280283302502400</text:p>
          </table:table-cell>
        </table:table-row>
        <table:table-row>
          <table:table-cell office:value="2194" office:value-type="float"/>
          <table:table-cell office:value-type="string">
            <text:p>Pattern 20</text:p>
          </table:table-cell>
          <table:table-cell office:value="0.1328984922035768" office:value-type="float"/>
          <table:table-cell office:value="0.3606450183577945" office:value-type="float"/>
          <table:table-cell office:value="0.8479814416788364" office:value-type="float"/>
          <table:table-cell office:value-type="string">
            <text:p>input/data_formal_20240530-1342/meme/r_memes__20230111T215531/0.jpg</text:p>
          </table:table-cell>
          <table:table-cell office:value-type="string">
            <text:p>https://twitter.com/LazyGigi_/status/1613300800293601283</text:p>
          </table:table-cell>
        </table:table-row>
        <table:table-row>
          <table:table-cell office:value="2195" office:value-type="float"/>
          <table:table-cell office:value-type="string">
            <text:p>Pattern 45</text:p>
          </table:table-cell>
          <table:table-cell office:value="0.19248759595474996" office:value-type="float"/>
          <table:table-cell office:value="0.5527846153584826" office:value-type="float"/>
          <table:table-cell office:value="0.80016358949541" office:value-type="float"/>
          <table:table-cell office:value-type="string">
            <text:p>input/data_formal_20240530-1342/meme/r_memes__20230111T220914/0.jpg</text:p>
          </table:table-cell>
          <table:table-cell office:value-type="string">
            <text:p>https://twitter.com/r_memes_/status/1613297008109920256</text:p>
          </table:table-cell>
        </table:table-row>
        <table:table-row>
          <table:table-cell office:value="2196" office:value-type="float"/>
          <table:table-cell office:value-type="string">
            <text:p>Pattern 33</text:p>
          </table:table-cell>
          <table:table-cell office:value="0.22308831927635922" office:value-type="float"/>
          <table:table-cell office:value="0.11316769882453709" office:value-type="float"/>
          <table:table-cell office:value="0.8792847503180576" office:value-type="float"/>
          <table:table-cell office:value-type="string">
            <text:p>input/data_formal_20240530-1342/meme/r_memes__20230111T232252/0.jpg</text:p>
          </table:table-cell>
          <table:table-cell office:value-type="string">
            <text:p>https://twitter.com/r_memes_/status/1613315535252459525</text:p>
          </table:table-cell>
        </table:table-row>
        <table:table-row>
          <table:table-cell office:value="2197" office:value-type="float"/>
          <table:table-cell office:value-type="string">
            <text:p>Pattern 45</text:p>
          </table:table-cell>
          <table:table-cell office:value="0.26668998026531016" office:value-type="float"/>
          <table:table-cell office:value="0.4064441269652095" office:value-type="float"/>
          <table:table-cell office:value="0.8308032174013676" office:value-type="float"/>
          <table:table-cell office:value-type="string">
            <text:p>input/data_formal_20240530-1342/meme/r_memes__20230111T233114/0.jpg</text:p>
          </table:table-cell>
          <table:table-cell office:value-type="string">
            <text:p>https://twitter.com/r_memes_/status/1613317640818397184</text:p>
          </table:table-cell>
        </table:table-row>
        <table:table-row>
          <table:table-cell office:value="2198" office:value-type="float"/>
          <table:table-cell office:value-type="string">
            <text:p>Pattern 20</text:p>
          </table:table-cell>
          <table:table-cell office:value="0.21590623517788357" office:value-type="float"/>
          <table:table-cell office:value="0.2079531828348114" office:value-type="float"/>
          <table:table-cell office:value="0.8604879455520837" office:value-type="float"/>
          <table:table-cell office:value-type="string">
            <text:p>input/data_formal_20240530-1342/meme/r_memes__20230111T233936/0.jpg</text:p>
          </table:table-cell>
          <table:table-cell office:value-type="string">
            <text:p>https://twitter.com/r_memes_/status/1613319747906535425</text:p>
          </table:table-cell>
        </table:table-row>
        <table:table-row>
          <table:table-cell office:value="2199" office:value-type="float"/>
          <table:table-cell office:value-type="string">
            <text:p>Pattern 30</text:p>
          </table:table-cell>
          <table:table-cell office:value="0.20513669743616436" office:value-type="float"/>
          <table:table-cell office:value="0.1899761260433967" office:value-type="float"/>
          <table:table-cell office:value="0.8757454123786718" office:value-type="float"/>
          <table:table-cell office:value-type="string">
            <text:p>input/data_formal_20240530-1342/meme/r_memes__20230112T000523/0.jpg</text:p>
          </table:table-cell>
          <table:table-cell office:value-type="string">
            <text:p>https://twitter.com/r_memes_/status/1613326236834578432</text:p>
          </table:table-cell>
        </table:table-row>
        <table:table-row>
          <table:table-cell office:value="2200" office:value-type="float"/>
          <table:table-cell office:value-type="string">
            <text:p>Pattern 42</text:p>
          </table:table-cell>
          <table:table-cell office:value="0.11128154640693083" office:value-type="float"/>
          <table:table-cell office:value="0.3697216236038334" office:value-type="float"/>
          <table:table-cell office:value="0.8775381788919221" office:value-type="float"/>
          <table:table-cell office:value-type="string">
            <text:p>input/data_formal_20240530-1342/meme/r_memes__20230201T103429/0.jpg</text:p>
          </table:table-cell>
          <table:table-cell office:value-type="string">
            <text:p>https://twitter.com/justinoknh/status/1620928042234425344</text:p>
          </table:table-cell>
        </table:table-row>
        <table:table-row>
          <table:table-cell office:value="2201" office:value-type="float"/>
          <table:table-cell office:value-type="string">
            <text:p>Pattern 44</text:p>
          </table:table-cell>
          <table:table-cell office:value="0.1231116164530631" office:value-type="float"/>
          <table:table-cell office:value="0.23928612793535153" office:value-type="float"/>
          <table:table-cell office:value="0.8777619780095905" office:value-type="float"/>
          <table:table-cell office:value-type="string">
            <text:p>input/data_formal_20240530-1342/meme/r_memes__20230201T132305/0.jpg</text:p>
          </table:table-cell>
          <table:table-cell office:value-type="string">
            <text:p>https://twitter.com/Gaven69420/status/1620989408303546369</text:p>
          </table:table-cell>
        </table:table-row>
        <table:table-row>
          <table:table-cell office:value="2202" office:value-type="float"/>
          <table:table-cell office:value-type="string">
            <text:p>Pattern 14</text:p>
          </table:table-cell>
          <table:table-cell office:value="0.19654774476211345" office:value-type="float"/>
          <table:table-cell office:value="0.19217449506542808" office:value-type="float"/>
          <table:table-cell office:value="0.8446705886416562" office:value-type="float"/>
          <table:table-cell office:value-type="string">
            <text:p>input/data_formal_20240530-1342/meme/r_memes__20230201T160501/0.jpg</text:p>
          </table:table-cell>
          <table:table-cell office:value-type="string">
            <text:p>https://twitter.com/KaGeyamaNaoKaJe/status/1620992727382106113</text:p>
          </table:table-cell>
        </table:table-row>
        <table:table-row>
          <table:table-cell office:value="2203" office:value-type="float"/>
          <table:table-cell office:value-type="string">
            <text:p>Pattern 31</text:p>
          </table:table-cell>
          <table:table-cell office:value="0.1985109713138371" office:value-type="float"/>
          <table:table-cell office:value="0.32493791501864494" office:value-type="float"/>
          <table:table-cell office:value="0.8283784791115153" office:value-type="float"/>
          <table:table-cell office:value-type="string">
            <text:p>input/data_formal_20240530-1342/meme/r_memes__20230201T221113/0.jpg</text:p>
          </table:table-cell>
          <table:table-cell office:value-type="string">
            <text:p>https://twitter.com/_morgan_ism_/status/1620983173663567872</text:p>
          </table:table-cell>
        </table:table-row>
        <table:table-row>
          <table:table-cell office:value="2204" office:value-type="float"/>
          <table:table-cell office:value-type="string">
            <text:p>Pattern 2</text:p>
          </table:table-cell>
          <table:table-cell office:value="0.22325993822340412" office:value-type="float"/>
          <table:table-cell office:value="0.3598509706840093" office:value-type="float"/>
          <table:table-cell office:value="0.9219230163620775" office:value-type="float"/>
          <table:table-cell office:value-type="string">
            <text:p>input/data_formal_20240530-1342/meme/r_memes__20230201T225915/0.jpg</text:p>
          </table:table-cell>
          <table:table-cell office:value-type="string">
            <text:p>https://twitter.com/247eargasms/status/1620964953028177920</text:p>
          </table:table-cell>
        </table:table-row>
        <table:table-row>
          <table:table-cell office:value="2205" office:value-type="float"/>
          <table:table-cell office:value-type="string">
            <text:p>Pattern 45</text:p>
          </table:table-cell>
          <table:table-cell office:value="0.12096743780991295" office:value-type="float"/>
          <table:table-cell office:value="0.37189881517255285" office:value-type="float"/>
          <table:table-cell office:value="0.8566453925615184" office:value-type="float"/>
          <table:table-cell office:value-type="string">
            <text:p>input/data_formal_20240530-1342/meme/r_memes__20230201T231123/0.jpg</text:p>
          </table:table-cell>
          <table:table-cell office:value-type="string">
            <text:p>https://twitter.com/r_memes_/status/1620922790835625984</text:p>
          </table:table-cell>
        </table:table-row>
        <table:table-row>
          <table:table-cell office:value="2206" office:value-type="float"/>
          <table:table-cell office:value-type="string">
            <text:p>Pattern 29</text:p>
          </table:table-cell>
          <table:table-cell office:value="0.23742710850718776" office:value-type="float"/>
          <table:table-cell office:value="0.2606651913727659" office:value-type="float"/>
          <table:table-cell office:value="0.7560850924933835" office:value-type="float"/>
          <table:table-cell office:value-type="string">
            <text:p>input/data_formal_20240530-1342/meme/r_memes__20230201T231945/0.jpg</text:p>
          </table:table-cell>
          <table:table-cell office:value-type="string">
            <text:p>https://twitter.com/r_memes_/status/1620924898318188545</text:p>
          </table:table-cell>
        </table:table-row>
        <table:table-row>
          <table:table-cell office:value="2207" office:value-type="float"/>
          <table:table-cell office:value-type="string">
            <text:p>Pattern 45</text:p>
          </table:table-cell>
          <table:table-cell office:value="0.21869070682209793" office:value-type="float"/>
          <table:table-cell office:value="0.2853267422946011" office:value-type="float"/>
          <table:table-cell office:value="0.8673137389211838" office:value-type="float"/>
          <table:table-cell office:value-type="string">
            <text:p>input/data_formal_20240530-1342/meme/r_memes__20230201T232808/0.jpg</text:p>
          </table:table-cell>
          <table:table-cell office:value-type="string">
            <text:p>https://twitter.com/247eargasms/status/1621000410420097026</text:p>
          </table:table-cell>
        </table:table-row>
        <table:table-row>
          <table:table-cell office:value="2208" office:value-type="float"/>
          <table:table-cell office:value-type="string">
            <text:p>Pattern 10</text:p>
          </table:table-cell>
          <table:table-cell office:value="0.23129655819600908" office:value-type="float"/>
          <table:table-cell office:value="0.22559704120893775" office:value-type="float"/>
          <table:table-cell office:value="0.8634383845193552" office:value-type="float"/>
          <table:table-cell office:value-type="string">
            <text:p>input/data_formal_20240530-1342/meme/r_memes__20230201T233631/0.jpg</text:p>
          </table:table-cell>
          <table:table-cell office:value-type="string">
            <text:p>https://twitter.com/247eargasms/status/1620990184006512642</text:p>
          </table:table-cell>
        </table:table-row>
        <table:table-row>
          <table:table-cell office:value="2209" office:value-type="float"/>
          <table:table-cell office:value-type="string">
            <text:p>Pattern 17</text:p>
          </table:table-cell>
          <table:table-cell office:value="0.16156100589958983" office:value-type="float"/>
          <table:table-cell office:value="0.399813255452833" office:value-type="float"/>
          <table:table-cell office:value="0.8475268451658626" office:value-type="float"/>
          <table:table-cell office:value-type="string">
            <text:p>input/data_formal_20240530-1342/meme/r_memes__20230201T235640/0.jpg</text:p>
          </table:table-cell>
          <table:table-cell office:value-type="string">
            <text:p>https://twitter.com/r_memes_/status/1620934186155507712</text:p>
          </table:table-cell>
        </table:table-row>
        <table:table-row>
          <table:table-cell office:value="2210" office:value-type="float"/>
          <table:table-cell office:value-type="string">
            <text:p>Pattern 22</text:p>
          </table:table-cell>
          <table:table-cell office:value="0.13642091832592537" office:value-type="float"/>
          <table:table-cell office:value="0.3357151412250361" office:value-type="float"/>
          <table:table-cell office:value="0.8808648121613741" office:value-type="float"/>
          <table:table-cell office:value-type="string">
            <text:p>input/data_formal_20240530-1342/meme/r_memes__20230202T010443/0.jpg</text:p>
          </table:table-cell>
          <table:table-cell office:value-type="string">
            <text:p>https://twitter.com/r_memes_/status/1620951314577473536</text:p>
          </table:table-cell>
        </table:table-row>
        <table:table-row>
          <table:table-cell office:value="2211" office:value-type="float"/>
          <table:table-cell office:value-type="string">
            <text:p>Pattern 14</text:p>
          </table:table-cell>
          <table:table-cell office:value="0.1316221814065679" office:value-type="float"/>
          <table:table-cell office:value="0.3668214869122514" office:value-type="float"/>
          <table:table-cell office:value="0.9092596025473992" office:value-type="float"/>
          <table:table-cell office:value-type="string">
            <text:p>input/data_formal_20240530-1342/meme/r_memes__20230202T012108/0.jpg</text:p>
          </table:table-cell>
          <table:table-cell office:value-type="string">
            <text:p>https://twitter.com/r_memes_/status/1620955444171644930</text:p>
          </table:table-cell>
        </table:table-row>
        <table:table-row>
          <table:table-cell office:value="2212" office:value-type="float"/>
          <table:table-cell office:value-type="string">
            <text:p>Pattern 20</text:p>
          </table:table-cell>
          <table:table-cell office:value="0.1499571251450298" office:value-type="float"/>
          <table:table-cell office:value="0.3319228560636548" office:value-type="float"/>
          <table:table-cell office:value="0.9075153473211623" office:value-type="float"/>
          <table:table-cell office:value-type="string">
            <text:p>input/data_formal_20240530-1342/meme/r_memes__20230202T012930/0.jpg</text:p>
          </table:table-cell>
          <table:table-cell office:value-type="string">
            <text:p>https://twitter.com/r_memes_/status/1620957550437928960</text:p>
          </table:table-cell>
        </table:table-row>
        <table:table-row>
          <table:table-cell office:value="2213" office:value-type="float"/>
          <table:table-cell office:value-type="string">
            <text:p>Pattern 38</text:p>
          </table:table-cell>
          <table:table-cell office:value="0.10518969593322436" office:value-type="float"/>
          <table:table-cell office:value="0.40276336367536314" office:value-type="float"/>
          <table:table-cell office:value="0.46477851662954245" office:value-type="float"/>
          <table:table-cell office:value-type="string">
            <text:p>input/data_formal_20240530-1342/meme/r_memes__20230202T015505/0.jpg</text:p>
          </table:table-cell>
          <table:table-cell office:value-type="string">
            <text:p>https://twitter.com/r_memes_/status/1620963986484117505</text:p>
          </table:table-cell>
        </table:table-row>
        <table:table-row>
          <table:table-cell office:value="2214" office:value-type="float"/>
          <table:table-cell office:value-type="string">
            <text:p>Pattern 14</text:p>
          </table:table-cell>
          <table:table-cell office:value="0.22066254014011022" office:value-type="float"/>
          <table:table-cell office:value="0.17124642893430758" office:value-type="float"/>
          <table:table-cell office:value="0.8572681607046481" office:value-type="float"/>
          <table:table-cell office:value-type="string">
            <text:p>input/data_formal_20240530-1342/meme/r_memes__20230202T031259/0.jpg</text:p>
          </table:table-cell>
          <table:table-cell office:value-type="string">
            <text:p>https://twitter.com/r_memes_/status/1620983592443584515</text:p>
          </table:table-cell>
        </table:table-row>
        <table:table-row>
          <table:table-cell office:value="2215" office:value-type="float"/>
          <table:table-cell office:value-type="string">
            <text:p>Pattern 25</text:p>
          </table:table-cell>
          <table:table-cell office:value="0.15423146369728913" office:value-type="float"/>
          <table:table-cell office:value="0.18179089536040538" office:value-type="float"/>
          <table:table-cell office:value="0.8826399848910952" office:value-type="float"/>
          <table:table-cell office:value-type="string">
            <text:p>input/data_formal_20240530-1342/meme/r_memes__20230202T032714/0.jpg</text:p>
          </table:table-cell>
          <table:table-cell office:value-type="string">
            <text:p>https://twitter.com/r_memes_/status/1620987180263809025</text:p>
          </table:table-cell>
        </table:table-row>
        <table:table-row>
          <table:table-cell office:value="2216" office:value-type="float"/>
          <table:table-cell office:value-type="string">
            <text:p>Pattern 33</text:p>
          </table:table-cell>
          <table:table-cell office:value="0.13694994070957428" office:value-type="float"/>
          <table:table-cell office:value="0.19443189565101507" office:value-type="float"/>
          <table:table-cell office:value="0.7915868404732385" office:value-type="float"/>
          <table:table-cell office:value-type="string">
            <text:p>input/data_formal_20240530-1342/meme/r_memes__20230202T033921/0.jpg</text:p>
          </table:table-cell>
          <table:table-cell office:value-type="string">
            <text:p>https://twitter.com/r_memes_/status/1620990229380300800</text:p>
          </table:table-cell>
        </table:table-row>
        <table:table-row>
          <table:table-cell office:value="2217" office:value-type="float"/>
          <table:table-cell office:value-type="string">
            <text:p>Pattern 3</text:p>
          </table:table-cell>
          <table:table-cell office:value="0.10059753295624518" office:value-type="float"/>
          <table:table-cell office:value="0.49106999788995753" office:value-type="float"/>
          <table:table-cell office:value="0.8374390968171241" office:value-type="float"/>
          <table:table-cell office:value-type="string">
            <text:p>input/data_formal_20240530-1342/meme/r_memes__20230202T035128/0.jpg</text:p>
          </table:table-cell>
          <table:table-cell office:value-type="string">
            <text:p>https://twitter.com/r_memes_/status/1620993276248473601</text:p>
          </table:table-cell>
        </table:table-row>
        <table:table-row>
          <table:table-cell office:value="2218" office:value-type="float"/>
          <table:table-cell office:value-type="string">
            <text:p>Pattern 33</text:p>
          </table:table-cell>
          <table:table-cell office:value="0.15405220508348832" office:value-type="float"/>
          <table:table-cell office:value="0.38202199847387835" office:value-type="float"/>
          <table:table-cell office:value="0.802713860913643" office:value-type="float"/>
          <table:table-cell office:value-type="string">
            <text:p>input/data_formal_20240530-1342/meme/r_memes__20230202T051056/0.jpg</text:p>
          </table:table-cell>
          <table:table-cell office:value-type="string">
            <text:p>https://twitter.com/r_memes_/status/1621013274111184896</text:p>
          </table:table-cell>
        </table:table-row>
        <table:table-row>
          <table:table-cell office:value="2219" office:value-type="float"/>
          <table:table-cell office:value-type="string">
            <text:p>Pattern 25</text:p>
          </table:table-cell>
          <table:table-cell office:value="0.21772306547930875" office:value-type="float"/>
          <table:table-cell office:value="0.2858628349744645" office:value-type="float"/>
          <table:table-cell office:value="0.9068625705753623" office:value-type="float"/>
          <table:table-cell office:value-type="string">
            <text:p>input/data_formal_20240530-1342/meme/r_memes__20230202T053240/0.jpg</text:p>
          </table:table-cell>
          <table:table-cell office:value-type="string">
            <text:p>https://twitter.com/r_memes_/status/1621018744607707136</text:p>
          </table:table-cell>
        </table:table-row>
        <table:table-row>
          <table:table-cell office:value="2220" office:value-type="float"/>
          <table:table-cell office:value-type="string">
            <text:p>Pattern 14</text:p>
          </table:table-cell>
          <table:table-cell office:value="0.17593197343679684" office:value-type="float"/>
          <table:table-cell office:value="0.3451945755661962" office:value-type="float"/>
          <table:table-cell office:value="0.9050108484519226" office:value-type="float"/>
          <table:table-cell office:value-type="string">
            <text:p>input/data_formal_20240530-1342/meme/r_memes__20230202T054102/0.jpg</text:p>
          </table:table-cell>
          <table:table-cell office:value-type="string">
            <text:p>https://twitter.com/r_memes_/status/1621020851536633857</text:p>
          </table:table-cell>
        </table:table-row>
        <table:table-row>
          <table:table-cell office:value="2221" office:value-type="float"/>
          <table:table-cell office:value-type="string">
            <text:p>Pattern 1</text:p>
          </table:table-cell>
          <table:table-cell office:value="0.3133332954003769" office:value-type="float"/>
          <table:table-cell office:value="0.218788114423285" office:value-type="float"/>
          <table:table-cell office:value="0.8876288748409976" office:value-type="float"/>
          <table:table-cell office:value-type="string">
            <text:p>input/data_formal_20240530-1342/meme/r_memes__20230205T151705/0.jpg</text:p>
          </table:table-cell>
          <table:table-cell office:value-type="string">
            <text:p>https://twitter.com/quotes_ADI/status/1622545310902849537</text:p>
          </table:table-cell>
        </table:table-row>
        <table:table-row>
          <table:table-cell office:value="2222" office:value-type="float"/>
          <table:table-cell office:value-type="string">
            <text:p>Pattern 2</text:p>
          </table:table-cell>
          <table:table-cell office:value="0.170965457820123" office:value-type="float"/>
          <table:table-cell office:value="0.3671004254778805" office:value-type="float"/>
          <table:table-cell office:value="0.8315108059176879" office:value-type="float"/>
          <table:table-cell office:value-type="string">
            <text:p>input/data_formal_20240530-1342/meme/r_memes__20230205T205751/0.jpg</text:p>
          </table:table-cell>
          <table:table-cell office:value-type="string">
            <text:p>https://twitter.com/54m84c64/status/1622625778478481409</text:p>
          </table:table-cell>
        </table:table-row>
        <table:table-row>
          <table:table-cell office:value="2223" office:value-type="float"/>
          <table:table-cell office:value-type="string">
            <text:p>Pattern 30</text:p>
          </table:table-cell>
          <table:table-cell office:value="0.14481208202327406" office:value-type="float"/>
          <table:table-cell office:value="0.3152702344183118" office:value-type="float"/>
          <table:table-cell office:value="0.8998266602123792" office:value-type="float"/>
          <table:table-cell office:value-type="string">
            <text:p>input/data_formal_20240530-1342/meme/r_memes__20230206T015359/0.jpg</text:p>
          </table:table-cell>
          <table:table-cell office:value-type="string">
            <text:p>https://twitter.com/_whoisshivang/status/1622564956356087808</text:p>
          </table:table-cell>
        </table:table-row>
        <table:table-row>
          <table:table-cell office:value="2224" office:value-type="float"/>
          <table:table-cell office:value-type="string">
            <text:p>Pattern 36</text:p>
          </table:table-cell>
          <table:table-cell office:value="0.1982058925385495" office:value-type="float"/>
          <table:table-cell office:value="0.449499245468169" office:value-type="float"/>
          <table:table-cell office:value="0.4509454761642945" office:value-type="float"/>
          <table:table-cell office:value-type="string">
            <text:p>input/data_formal_20240530-1342/meme/r_memes__20230206T091504/0.jpg</text:p>
          </table:table-cell>
          <table:table-cell office:value-type="string">
            <text:p>https://twitter.com/VatrenaLopta/status/1622545008644464645</text:p>
          </table:table-cell>
        </table:table-row>
        <table:table-row>
          <table:table-cell office:value="2225" office:value-type="float"/>
          <table:table-cell office:value-type="string">
            <text:p>Pattern 21</text:p>
          </table:table-cell>
          <table:table-cell office:value="0.1516451854403533" office:value-type="float"/>
          <table:table-cell office:value="0.28443587310857815" office:value-type="float"/>
          <table:table-cell office:value="0.6898015138668346" office:value-type="float"/>
          <table:table-cell office:value-type="string">
            <text:p>input/data_formal_20240530-1342/meme/r_memes__20230206T100100/0.jpg</text:p>
          </table:table-cell>
          <table:table-cell office:value-type="string">
            <text:p>https://twitter.com/DOOMPuchit/status/1622553623652716544</text:p>
          </table:table-cell>
        </table:table-row>
        <table:table-row>
          <table:table-cell office:value="2226" office:value-type="float"/>
          <table:table-cell office:value-type="string">
            <text:p>Pattern 37</text:p>
          </table:table-cell>
          <table:table-cell office:value="0.09285661614395646" office:value-type="float"/>
          <table:table-cell office:value="0.2958055413187135" office:value-type="float"/>
          <table:table-cell office:value="0.7487030619114026" office:value-type="float"/>
          <table:table-cell office:value-type="string">
            <text:p>input/data_formal_20240530-1342/meme/r_memes__20230206T112116/0.jpg</text:p>
          </table:table-cell>
          <table:table-cell office:value-type="string">
            <text:p>https://twitter.com/r_memes_/status/1622556024514220035</text:p>
          </table:table-cell>
        </table:table-row>
        <table:table-row>
          <table:table-cell office:value="2227" office:value-type="float"/>
          <table:table-cell office:value-type="string">
            <text:p>Pattern 14</text:p>
          </table:table-cell>
          <table:table-cell office:value="0.23233860840626822" office:value-type="float"/>
          <table:table-cell office:value="0.14397070004398882" office:value-type="float"/>
          <table:table-cell office:value="0.8074132693787802" office:value-type="float"/>
          <table:table-cell office:value-type="string">
            <text:p>input/data_formal_20240530-1342/meme/r_memes__20230206T112938/0.jpg</text:p>
          </table:table-cell>
          <table:table-cell office:value-type="string">
            <text:p>https://twitter.com/r_memes_/status/1622558131128762369</text:p>
          </table:table-cell>
        </table:table-row>
        <table:table-row>
          <table:table-cell office:value="2228" office:value-type="float"/>
          <table:table-cell office:value-type="string">
            <text:p>Pattern 13</text:p>
          </table:table-cell>
          <table:table-cell office:value="0.16861637262942814" office:value-type="float"/>
          <table:table-cell office:value="0.5013148171888688" office:value-type="float"/>
          <table:table-cell office:value="0.8707739515408871" office:value-type="float"/>
          <table:table-cell office:value-type="string">
            <text:p>input/data_formal_20240530-1342/meme/r_memes__20230206T120502/0.jpg</text:p>
          </table:table-cell>
          <table:table-cell office:value-type="string">
            <text:p>https://twitter.com/diazzavier1/status/1622614964539125761</text:p>
          </table:table-cell>
        </table:table-row>
        <table:table-row>
          <table:table-cell office:value="2229" office:value-type="float"/>
          <table:table-cell office:value-type="string">
            <text:p>Pattern 21</text:p>
          </table:table-cell>
          <table:table-cell office:value="0.10125764141449323" office:value-type="float"/>
          <table:table-cell office:value="0.270665278089541" office:value-type="float"/>
          <table:table-cell office:value="0.5871435152661191" office:value-type="float"/>
          <table:table-cell office:value-type="string">
            <text:p>input/data_formal_20240530-1342/meme/r_memes__20230206T121325/0.jpg</text:p>
          </table:table-cell>
          <table:table-cell office:value-type="string">
            <text:p>https://twitter.com/r_memes_/status/1622569146729828352</text:p>
          </table:table-cell>
        </table:table-row>
        <table:table-row>
          <table:table-cell office:value="2230" office:value-type="float"/>
          <table:table-cell office:value-type="string">
            <text:p>Pattern 46</text:p>
          </table:table-cell>
          <table:table-cell office:value="0.1912053993970836" office:value-type="float"/>
          <table:table-cell office:value="0.3440297691145149" office:value-type="float"/>
          <table:table-cell office:value="0.9353135971042145" office:value-type="float"/>
          <table:table-cell office:value-type="string">
            <text:p>input/data_formal_20240530-1342/meme/r_memes__20230206T130109/0.jpg</text:p>
          </table:table-cell>
          <table:table-cell office:value-type="string">
            <text:p>https://twitter.com/SuperJupiter10/status/1622620668066951169</text:p>
          </table:table-cell>
        </table:table-row>
        <table:table-row>
          <table:table-cell office:value="2231" office:value-type="float"/>
          <table:table-cell office:value-type="string">
            <text:p>Pattern 16</text:p>
          </table:table-cell>
          <table:table-cell office:value="0.22369157115456784" office:value-type="float"/>
          <table:table-cell office:value="0.304348760992336" office:value-type="float"/>
          <table:table-cell office:value="0.7556964854604258" office:value-type="float"/>
          <table:table-cell office:value-type="string">
            <text:p>input/data_formal_20240530-1342/meme/r_memes__20230206T135118/0.jpg</text:p>
          </table:table-cell>
          <table:table-cell office:value-type="string">
            <text:p>https://twitter.com/quotes_ADI/status/1622594049021743107</text:p>
          </table:table-cell>
        </table:table-row>
        <table:table-row>
          <table:table-cell office:value="2232" office:value-type="float"/>
          <table:table-cell office:value-type="string">
            <text:p>Pattern 27</text:p>
          </table:table-cell>
          <table:table-cell office:value="0.15120528079579115" office:value-type="float"/>
          <table:table-cell office:value="0.2840772862152442" office:value-type="float"/>
          <table:table-cell office:value="0.3420700520137309" office:value-type="float"/>
          <table:table-cell office:value-type="string">
            <text:p>input/data_formal_20240530-1342/meme/r_memes__20230206T135941/0.jpg</text:p>
          </table:table-cell>
          <table:table-cell office:value-type="string">
            <text:p>https://twitter.com/r_memes_/status/1622595891239571462</text:p>
          </table:table-cell>
        </table:table-row>
        <table:table-row>
          <table:table-cell office:value="2233" office:value-type="float"/>
          <table:table-cell office:value-type="string">
            <text:p>Pattern 22</text:p>
          </table:table-cell>
          <table:table-cell office:value="0.10784466180129085" office:value-type="float"/>
          <table:table-cell office:value="0.2018826828655571" office:value-type="float"/>
          <table:table-cell office:value="0.7947538910472862" office:value-type="float"/>
          <table:table-cell office:value-type="string">
            <text:p>input/data_formal_20240530-1342/meme/r_memes__20230206T150659/0.jpg</text:p>
          </table:table-cell>
          <table:table-cell office:value-type="string">
            <text:p>https://twitter.com/r_memes_/status/1622612828845645825</text:p>
          </table:table-cell>
        </table:table-row>
        <table:table-row>
          <table:table-cell office:value="2234" office:value-type="float"/>
          <table:table-cell office:value-type="string">
            <text:p>Pattern 6</text:p>
          </table:table-cell>
          <table:table-cell office:value="0.17940107649924997" office:value-type="float"/>
          <table:table-cell office:value="0.20125578160510837" office:value-type="float"/>
          <table:table-cell office:value="0.8460871885369275" office:value-type="float"/>
          <table:table-cell office:value-type="string">
            <text:p>input/data_formal_20240530-1342/meme/r_memes__20230212T060943/0.jpg</text:p>
          </table:table-cell>
          <table:table-cell office:value-type="string">
            <text:p>https://twitter.com/rthrclrk/status/1624809639383650306</text:p>
          </table:table-cell>
        </table:table-row>
        <table:table-row>
          <table:table-cell office:value="2235" office:value-type="float"/>
          <table:table-cell office:value-type="string">
            <text:p>Pattern 44</text:p>
          </table:table-cell>
          <table:table-cell office:value="0.09789309846644365" office:value-type="float"/>
          <table:table-cell office:value="0.4118927402673909" office:value-type="float"/>
          <table:table-cell office:value="0.912178032010652" office:value-type="float"/>
          <table:table-cell office:value-type="string">
            <text:p>input/data_formal_20240530-1342/meme/r_memes__20230212T133314/0.jpg</text:p>
          </table:table-cell>
          <table:table-cell office:value-type="string">
            <text:p>https://twitter.com/r_memes_/status/1624763560264966147</text:p>
          </table:table-cell>
        </table:table-row>
        <table:table-row>
          <table:table-cell office:value="2236" office:value-type="float"/>
          <table:table-cell office:value-type="string">
            <text:p>Pattern 42</text:p>
          </table:table-cell>
          <table:table-cell office:value="0.1695095235046133" office:value-type="float"/>
          <table:table-cell office:value="0.33732571427578895" office:value-type="float"/>
          <table:table-cell office:value="0.8573569506026628" office:value-type="float"/>
          <table:table-cell office:value-type="string">
            <text:p>input/data_formal_20240530-1342/meme/r_memes__20230212T134136/0.jpg</text:p>
          </table:table-cell>
          <table:table-cell office:value-type="string">
            <text:p>https://twitter.com/r_memes_/status/1624765666237509632</text:p>
          </table:table-cell>
        </table:table-row>
        <table:table-row>
          <table:table-cell office:value="2237" office:value-type="float"/>
          <table:table-cell office:value-type="string">
            <text:p>Pattern 6</text:p>
          </table:table-cell>
          <table:table-cell office:value="0.18269714092667827" office:value-type="float"/>
          <table:table-cell office:value="0.20388692593055127" office:value-type="float"/>
          <table:table-cell office:value="0.9060204349511329" office:value-type="float"/>
          <table:table-cell office:value-type="string">
            <text:p>input/data_formal_20240530-1342/meme/r_memes__20230212T150322/0.jpg</text:p>
          </table:table-cell>
          <table:table-cell office:value-type="string">
            <text:p>https://twitter.com/r_memes_/status/1624786245128802307</text:p>
          </table:table-cell>
        </table:table-row>
        <table:table-row>
          <table:table-cell office:value="2238" office:value-type="float"/>
          <table:table-cell office:value-type="string">
            <text:p>Pattern 37</text:p>
          </table:table-cell>
          <table:table-cell office:value="0.17217831222771574" office:value-type="float"/>
          <table:table-cell office:value="0.25338605689194604" office:value-type="float"/>
          <table:table-cell office:value="0.9167292930169936" office:value-type="float"/>
          <table:table-cell office:value-type="string">
            <text:p>input/data_formal_20240530-1342/meme/r_memes__20230226T023056/0.jpg</text:p>
          </table:table-cell>
          <table:table-cell office:value-type="string">
            <text:p>https://twitter.com/aye_defaultname/status/1629670707809644544</text:p>
          </table:table-cell>
        </table:table-row>
        <table:table-row>
          <table:table-cell office:value="2239" office:value-type="float"/>
          <table:table-cell office:value-type="string">
            <text:p>Pattern 39</text:p>
          </table:table-cell>
          <table:table-cell office:value="0.14915241321172018" office:value-type="float"/>
          <table:table-cell office:value="0.1500783523733581" office:value-type="float"/>
          <table:table-cell office:value="0.9158957887582659" office:value-type="float"/>
          <table:table-cell office:value-type="string">
            <text:p>input/data_formal_20240530-1342/meme/r_memes__20230226T042259/0.jpg</text:p>
          </table:table-cell>
          <table:table-cell office:value-type="string">
            <text:p>https://twitter.com/r_memes_/status/1629698518985191425</text:p>
          </table:table-cell>
        </table:table-row>
        <table:table-row>
          <table:table-cell office:value="2240" office:value-type="float"/>
          <table:table-cell office:value-type="string">
            <text:p>Pattern 6</text:p>
          </table:table-cell>
          <table:table-cell office:value="0.1419199804369507" office:value-type="float"/>
          <table:table-cell office:value="0.08194621282546505" office:value-type="float"/>
          <table:table-cell office:value="0.9141355656975729" office:value-type="float"/>
          <table:table-cell office:value-type="string">
            <text:p>input/data_formal_20240530-1342/meme/r_memes__20230226T063502/0.jpg</text:p>
          </table:table-cell>
          <table:table-cell office:value-type="string">
            <text:p>https://twitter.com/r_memes_/status/1629731747012177920</text:p>
          </table:table-cell>
        </table:table-row>
        <table:table-row>
          <table:table-cell office:value="2241" office:value-type="float"/>
          <table:table-cell office:value-type="string">
            <text:p>Pattern 37</text:p>
          </table:table-cell>
          <table:table-cell office:value="0.07777082394187165" office:value-type="float"/>
          <table:table-cell office:value="0.279011340308805" office:value-type="float"/>
          <table:table-cell office:value="0.8766341072381355" office:value-type="float"/>
          <table:table-cell office:value-type="string">
            <text:p>input/data_formal_20240530-1342/meme/r_memes__20230307T041110/0.jpg</text:p>
          </table:table-cell>
          <table:table-cell office:value-type="string">
            <text:p>https://twitter.com/Martimpb25/status/1633002928813244417</text:p>
          </table:table-cell>
        </table:table-row>
        <table:table-row>
          <table:table-cell office:value="2242" office:value-type="float"/>
          <table:table-cell office:value-type="string">
            <text:p>Pattern 16</text:p>
          </table:table-cell>
          <table:table-cell office:value="0.12113217329064505" office:value-type="float"/>
          <table:table-cell office:value="0.28808948591643946" office:value-type="float"/>
          <table:table-cell office:value="0.828811478688259" office:value-type="float"/>
          <table:table-cell office:value-type="string">
            <text:p>input/data_formal_20240530-1342/meme/r_memes__20230307T071321/0.jpg</text:p>
          </table:table-cell>
          <table:table-cell office:value-type="string">
            <text:p>https://twitter.com/npfqpf/status/1633003074196258816</text:p>
          </table:table-cell>
        </table:table-row>
        <table:table-row>
          <table:table-cell office:value="2243" office:value-type="float"/>
          <table:table-cell office:value-type="string">
            <text:p>Pattern 11</text:p>
          </table:table-cell>
          <table:table-cell office:value="0.13499588906555815" office:value-type="float"/>
          <table:table-cell office:value="0.3683841153202441" office:value-type="float"/>
          <table:table-cell office:value="0.8905951200509282" office:value-type="float"/>
          <table:table-cell office:value-type="string">
            <text:p>input/data_formal_20240530-1342/meme/r_memes__20230307T111510/0.jpg</text:p>
          </table:table-cell>
          <table:table-cell office:value-type="string">
            <text:p>https://twitter.com/r_memes_/status/1633063735538462722</text:p>
          </table:table-cell>
        </table:table-row>
        <table:table-row>
          <table:table-cell office:value="2244" office:value-type="float"/>
          <table:table-cell office:value-type="string">
            <text:p>Pattern 14</text:p>
          </table:table-cell>
          <table:table-cell office:value="0.17501050189043466" office:value-type="float"/>
          <table:table-cell office:value="0.15701630483405637" office:value-type="float"/>
          <table:table-cell office:value="0.8587720587500491" office:value-type="float"/>
          <table:table-cell office:value-type="string">
            <text:p>input/data_formal_20240530-1342/meme/r_memes__20230315T102112/0.jpg</text:p>
          </table:table-cell>
          <table:table-cell office:value-type="string">
            <text:p>https://twitter.com/DanielP58112037/status/1636124673330278400</text:p>
          </table:table-cell>
        </table:table-row>
        <table:table-row>
          <table:table-cell office:value="2245" office:value-type="float"/>
          <table:table-cell office:value-type="string">
            <text:p>Pattern 30</text:p>
          </table:table-cell>
          <table:table-cell office:value="0.13582863001170137" office:value-type="float"/>
          <table:table-cell office:value="0.3056262290189621" office:value-type="float"/>
          <table:table-cell office:value="0.9832672360427318" office:value-type="float"/>
          <table:table-cell office:value-type="string">
            <text:p>input/data_formal_20240530-1342/meme/r_memes__20230315T202303/0.jpg</text:p>
          </table:table-cell>
          <table:table-cell office:value-type="string">
            <text:p>https://twitter.com/r_memes_/status/1636100719555104769</text:p>
          </table:table-cell>
        </table:table-row>
        <table:table-row>
          <table:table-cell office:value="2246" office:value-type="float"/>
          <table:table-cell office:value-type="string">
            <text:p>Pattern 14</text:p>
          </table:table-cell>
          <table:table-cell office:value="0.09987092319660001" office:value-type="float"/>
          <table:table-cell office:value="0.16984513021031955" office:value-type="float"/>
          <table:table-cell office:value="0.9192968993853385" office:value-type="float"/>
          <table:table-cell office:value-type="string">
            <text:p>input/data_formal_20240530-1342/meme/r_memes__20230315T235313/0.jpg</text:p>
          </table:table-cell>
          <table:table-cell office:value-type="string">
            <text:p>https://twitter.com/r_memes_/status/1636153609061539840</text:p>
          </table:table-cell>
        </table:table-row>
        <table:table-row>
          <table:table-cell office:value="2247" office:value-type="float"/>
          <table:table-cell office:value-type="string">
            <text:p>Pattern 3</text:p>
          </table:table-cell>
          <table:table-cell office:value="0.16206889854933604" office:value-type="float"/>
          <table:table-cell office:value="0.5284923066218241" office:value-type="float"/>
          <table:table-cell office:value="0.8540610688525456" office:value-type="float"/>
          <table:table-cell office:value-type="string">
            <text:p>input/data_formal_20240530-1342/meme/r_memes__20230316T020914/0.jpg</text:p>
          </table:table-cell>
          <table:table-cell office:value-type="string">
            <text:p>https://twitter.com/r_memes_/status/1636187838294237191</text:p>
          </table:table-cell>
        </table:table-row>
        <table:table-row>
          <table:table-cell office:value="2248" office:value-type="float"/>
          <table:table-cell office:value-type="string">
            <text:p>Pattern 30</text:p>
          </table:table-cell>
          <table:table-cell office:value="0.12679182841933148" office:value-type="float"/>
          <table:table-cell office:value="0.4507543057440854" office:value-type="float"/>
          <table:table-cell office:value="0.9015374235439664" office:value-type="float"/>
          <table:table-cell office:value-type="string">
            <text:p>input/data_formal_20240530-1342/meme/r_memes__20230322T172344/0.jpg</text:p>
          </table:table-cell>
          <table:table-cell office:value-type="string">
            <text:p>https://twitter.com/r_memes_/status/1638592308928028684</text:p>
          </table:table-cell>
        </table:table-row>
        <table:table-row>
          <table:table-cell office:value="2249" office:value-type="float"/>
          <table:table-cell office:value-type="string">
            <text:p>Pattern 26</text:p>
          </table:table-cell>
          <table:table-cell office:value="0.2647172254387144" office:value-type="float"/>
          <table:table-cell office:value="0.4567795289948079" office:value-type="float"/>
          <table:table-cell office:value="0.9227720961641014" office:value-type="float"/>
          <table:table-cell office:value-type="string">
            <text:p>input/data_formal_20240530-1342/meme/r_memes__20230322T191858/0.jpg</text:p>
          </table:table-cell>
          <table:table-cell office:value-type="string">
            <text:p>https://twitter.com/r_memes_/status/1638621309050695680</text:p>
          </table:table-cell>
        </table:table-row>
        <table:table-row>
          <table:table-cell office:value="2250" office:value-type="float"/>
          <table:table-cell office:value-type="string">
            <text:p>Pattern 16</text:p>
          </table:table-cell>
          <table:table-cell office:value="0.19327823670317745" office:value-type="float"/>
          <table:table-cell office:value="0.19060854323533852" office:value-type="float"/>
          <table:table-cell office:value="0.8457322093952733" office:value-type="float"/>
          <table:table-cell office:value-type="string">
            <text:p>input/data_formal_20240530-1342/meme/r_memes__20230322T192721/0.jpg</text:p>
          </table:table-cell>
          <table:table-cell office:value-type="string">
            <text:p>https://twitter.com/r_memes_/status/1638623416130629632</text:p>
          </table:table-cell>
        </table:table-row>
        <table:table-row>
          <table:table-cell office:value="2251" office:value-type="float"/>
          <table:table-cell office:value-type="string">
            <text:p>Pattern 17</text:p>
          </table:table-cell>
          <table:table-cell office:value="0.2041838677496438" office:value-type="float"/>
          <table:table-cell office:value="0.34445754889741953" office:value-type="float"/>
          <table:table-cell office:value="0.8418417352885842" office:value-type="float"/>
          <table:table-cell office:value-type="string">
            <text:p>input/data_formal_20240530-1342/meme/r_memes__20230322T232315/0.jpg</text:p>
          </table:table-cell>
          <table:table-cell office:value-type="string">
            <text:p>https://twitter.com/OhRewindz/status/1638708453010034689</text:p>
          </table:table-cell>
        </table:table-row>
        <table:table-row>
          <table:table-cell office:value="2252" office:value-type="float"/>
          <table:table-cell office:value-type="string">
            <text:p>Pattern 44</text:p>
          </table:table-cell>
          <table:table-cell office:value="0.1843529038904262" office:value-type="float"/>
          <table:table-cell office:value="0.2316134933299232" office:value-type="float"/>
          <table:table-cell office:value="0.8678529059058263" office:value-type="float"/>
          <table:table-cell office:value-type="string">
            <text:p>input/data_formal_20240530-1342/meme/r_memes__20230323T011116/0.jpg</text:p>
          </table:table-cell>
          <table:table-cell office:value-type="string">
            <text:p>https://twitter.com/r_memes_/status/1638709967539798016</text:p>
          </table:table-cell>
        </table:table-row>
        <table:table-row>
          <table:table-cell office:value="2253" office:value-type="float"/>
          <table:table-cell office:value-type="string">
            <text:p>Pattern 36</text:p>
          </table:table-cell>
          <table:table-cell office:value="0.1570552874918682" office:value-type="float"/>
          <table:table-cell office:value="0.3235244722238288" office:value-type="float"/>
          <table:table-cell office:value="0.9335752819536063" office:value-type="float"/>
          <table:table-cell office:value-type="string">
            <text:p>input/data_formal_20240530-1342/meme/Rachel_Morrigan_20221220T221655/0.jpg</text:p>
          </table:table-cell>
          <table:table-cell office:value-type="string">
            <text:p>https://twitter.com/ArrianneSittiy/status/1607932392781803520</text:p>
          </table:table-cell>
        </table:table-row>
        <table:table-row>
          <table:table-cell office:value="2254" office:value-type="float"/>
          <table:table-cell office:value-type="string">
            <text:p>Pattern 10</text:p>
          </table:table-cell>
          <table:table-cell office:value="0.1724132527598312" office:value-type="float"/>
          <table:table-cell office:value="0.36305141777265737" office:value-type="float"/>
          <table:table-cell office:value="0.9203786458328573" office:value-type="float"/>
          <table:table-cell office:value-type="string">
            <text:p>input/data_formal_20240530-1342/meme/Rachel_Morrigan_20221220T221655/1.jpg</text:p>
          </table:table-cell>
          <table:table-cell office:value-type="string">
            <text:p>https://twitter.com/ArrianneSittiy/status/1607932392781803520</text:p>
          </table:table-cell>
        </table:table-row>
        <table:table-row>
          <table:table-cell office:value="2255" office:value-type="float"/>
          <table:table-cell office:value-type="string">
            <text:p>Pattern 22</text:p>
          </table:table-cell>
          <table:table-cell office:value="0.13523663872083916" office:value-type="float"/>
          <table:table-cell office:value="0.5291515878561008" office:value-type="float"/>
          <table:table-cell office:value="0.9650987345547851" office:value-type="float"/>
          <table:table-cell office:value-type="string">
            <text:p>input/data_formal_20240530-1342/meme/RahulS13370642_20230131T104323/0.jpg</text:p>
          </table:table-cell>
          <table:table-cell office:value-type="string">
            <text:p>https://twitter.com/RahulS13370642/status/1620372162396975104</text:p>
          </table:table-cell>
        </table:table-row>
        <table:table-row>
          <table:table-cell office:value="2256" office:value-type="float"/>
          <table:table-cell office:value-type="string">
            <text:p>Pattern 17</text:p>
          </table:table-cell>
          <table:table-cell office:value="0.18101651536872349" office:value-type="float"/>
          <table:table-cell office:value="0.561601414118367" office:value-type="float"/>
          <table:table-cell office:value="0.8065114810287406" office:value-type="float"/>
          <table:table-cell office:value-type="string">
            <text:p>input/data_formal_20240530-1342/meme/RaizFarms_20221221T125153/0.jpg</text:p>
          </table:table-cell>
          <table:table-cell office:value-type="string">
            <text:p>https://twitter.com/AfnanAdi7/status/1607985990425268232</text:p>
          </table:table-cell>
        </table:table-row>
        <table:table-row>
          <table:table-cell office:value="2257" office:value-type="float"/>
          <table:table-cell office:value-type="string">
            <text:p>Pattern 46</text:p>
          </table:table-cell>
          <table:table-cell office:value="0.17637321828404803" office:value-type="float"/>
          <table:table-cell office:value="0.468366160744298" office:value-type="float"/>
          <table:table-cell office:value="0.8689084279944929" office:value-type="float"/>
          <table:table-cell office:value-type="string">
            <text:p>input/data_formal_20240530-1342/meme/RaizFarms_20221228T035912/0.jpg</text:p>
          </table:table-cell>
          <table:table-cell office:value-type="string">
            <text:p>https://twitter.com/Aav5_12/status/1607949259038687233</text:p>
          </table:table-cell>
        </table:table-row>
        <table:table-row>
          <table:table-cell office:value="2258" office:value-type="float"/>
          <table:table-cell office:value-type="string">
            <text:p>Pattern 45</text:p>
          </table:table-cell>
          <table:table-cell office:value="0.15339647631044678" office:value-type="float"/>
          <table:table-cell office:value="0.5979897100329619" office:value-type="float"/>
          <table:table-cell office:value="0.8002912383973801" office:value-type="float"/>
          <table:table-cell office:value-type="string">
            <text:p>input/data_formal_20240530-1342/meme/RaizFarms_20221228T062304/0.jpg</text:p>
          </table:table-cell>
          <table:table-cell office:value-type="string">
            <text:p>https://twitter.com/AfnanAdi7/status/1607985465822711808</text:p>
          </table:table-cell>
        </table:table-row>
        <table:table-row>
          <table:table-cell office:value="2259" office:value-type="float"/>
          <table:table-cell office:value-type="string">
            <text:p>Pattern 30</text:p>
          </table:table-cell>
          <table:table-cell office:value="0.16466160978313943" office:value-type="float"/>
          <table:table-cell office:value="0.43132265450085705" office:value-type="float"/>
          <table:table-cell office:value="0.8484688868800631" office:value-type="float"/>
          <table:table-cell office:value-type="string">
            <text:p>input/data_formal_20240530-1342/meme/RaizFarms_20221228T062324/0.jpg</text:p>
          </table:table-cell>
          <table:table-cell office:value-type="string">
            <text:p>https://twitter.com/AfnanAdi7/status/1607985547187998720</text:p>
          </table:table-cell>
        </table:table-row>
        <table:table-row>
          <table:table-cell office:value="2260" office:value-type="float"/>
          <table:table-cell office:value-type="string">
            <text:p>Pattern 3</text:p>
          </table:table-cell>
          <table:table-cell office:value="0.12723073646516112" office:value-type="float"/>
          <table:table-cell office:value="0.3893916971297931" office:value-type="float"/>
          <table:table-cell office:value="0.8619701842185409" office:value-type="float"/>
          <table:table-cell office:value-type="string">
            <text:p>input/data_formal_20240530-1342/meme/RajbhandariArya_20230206T154727/0.jpg</text:p>
          </table:table-cell>
          <table:table-cell office:value-type="string">
            <text:p>https://twitter.com/RajbhandariArya/status/1622623013018689537</text:p>
          </table:table-cell>
        </table:table-row>
        <table:table-row>
          <table:table-cell office:value="2261" office:value-type="float"/>
          <table:table-cell office:value-type="string">
            <text:p>Pattern 3</text:p>
          </table:table-cell>
          <table:table-cell office:value="0.09625711480339039" office:value-type="float"/>
          <table:table-cell office:value="0.5131694043347483" office:value-type="float"/>
          <table:table-cell office:value="0.8500673699544502" office:value-type="float"/>
          <table:table-cell office:value-type="string">
            <text:p>input/data_formal_20240530-1342/meme/Rajkuma18827874_20230108T021237/0.jpg</text:p>
          </table:table-cell>
          <table:table-cell office:value-type="string">
            <text:p>https://twitter.com/Rajkuma18827874/status/1611908702692577280</text:p>
          </table:table-cell>
        </table:table-row>
        <table:table-row>
          <table:table-cell office:value="2262" office:value-type="float"/>
          <table:table-cell office:value-type="string">
            <text:p>Pattern 3</text:p>
          </table:table-cell>
          <table:table-cell office:value="0.18340417485581384" office:value-type="float"/>
          <table:table-cell office:value="0.4219614473452312" office:value-type="float"/>
          <table:table-cell office:value="0.8567001715937608" office:value-type="float"/>
          <table:table-cell office:value-type="string">
            <text:p>input/data_formal_20240530-1342/meme/Rakeshs66845055_20230106T061342/0.jpg</text:p>
          </table:table-cell>
          <table:table-cell office:value-type="string">
            <text:p>https://twitter.com/Rakeshs66845055/status/1611244597082193920</text:p>
          </table:table-cell>
        </table:table-row>
        <table:table-row>
          <table:table-cell office:value="2263" office:value-type="float"/>
          <table:table-cell office:value-type="string">
            <text:p>Pattern 16</text:p>
          </table:table-cell>
          <table:table-cell office:value="0.2167204558974752" office:value-type="float"/>
          <table:table-cell office:value="0.2815397773944531" office:value-type="float"/>
          <table:table-cell office:value="0.8967957155557542" office:value-type="float"/>
          <table:table-cell office:value-type="string">
            <text:p>input/data_formal_20240530-1342/meme/RandomMemesBot_20221121T035920/0.jpg</text:p>
          </table:table-cell>
          <table:table-cell office:value-type="string">
            <text:p>https://twitter.com/BHurzog/status/1620928827794030592</text:p>
          </table:table-cell>
        </table:table-row>
        <table:table-row>
          <table:table-cell office:value="2264" office:value-type="float"/>
          <table:table-cell office:value-type="string">
            <text:p>Pattern 3</text:p>
          </table:table-cell>
          <table:table-cell office:value="0.1478918417375096" office:value-type="float"/>
          <table:table-cell office:value="0.41414017742170056" office:value-type="float"/>
          <table:table-cell office:value="0.8713704946275349" office:value-type="float"/>
          <table:table-cell office:value-type="string">
            <text:p>input/data_formal_20240530-1342/meme/RandomMemesBot_20230212T145619/0.jpg</text:p>
          </table:table-cell>
          <table:table-cell office:value-type="string">
            <text:p>https://twitter.com/RandomMemesBot/status/1624784471634452481</text:p>
          </table:table-cell>
        </table:table-row>
        <table:table-row>
          <table:table-cell office:value="2265" office:value-type="float"/>
          <table:table-cell office:value-type="string">
            <text:p>Pattern 37</text:p>
          </table:table-cell>
          <table:table-cell office:value="0.19294050981977046" office:value-type="float"/>
          <table:table-cell office:value="0.30310843592385833" office:value-type="float"/>
          <table:table-cell office:value="0.8431546217742016" office:value-type="float"/>
          <table:table-cell office:value-type="string">
            <text:p>input/data_formal_20240530-1342/meme/RandomMemesBot_20230226T042328/0.jpg</text:p>
          </table:table-cell>
          <table:table-cell office:value-type="string">
            <text:p>https://twitter.com/RandomMemesBot/status/1629698637650444288</text:p>
          </table:table-cell>
        </table:table-row>
        <table:table-row>
          <table:table-cell office:value="2266" office:value-type="float"/>
          <table:table-cell office:value-type="string">
            <text:p>Pattern 28</text:p>
          </table:table-cell>
          <table:table-cell office:value="0.23474349326837668" office:value-type="float"/>
          <table:table-cell office:value="0.40300878778024063" office:value-type="float"/>
          <table:table-cell office:value="0.9293766292493026" office:value-type="float"/>
          <table:table-cell office:value-type="string">
            <text:p>input/data_formal_20240530-1342/meme/RandomMemesBot_20230307T071340/0.jpg</text:p>
          </table:table-cell>
          <table:table-cell office:value-type="string">
            <text:p>https://twitter.com/RandomMemesBot/status/1633002963126870017</text:p>
          </table:table-cell>
        </table:table-row>
        <table:table-row>
          <table:table-cell office:value="2267" office:value-type="float"/>
          <table:table-cell office:value-type="string">
            <text:p>Pattern 6</text:p>
          </table:table-cell>
          <table:table-cell office:value="0.15238004312741837" office:value-type="float"/>
          <table:table-cell office:value="0.1944818304013346" office:value-type="float"/>
          <table:table-cell office:value="0.8612226720838562" office:value-type="float"/>
          <table:table-cell office:value-type="string">
            <text:p>input/data_formal_20240530-1342/meme/RandomMemesBot_20230307T091349/0.jpg</text:p>
          </table:table-cell>
          <table:table-cell office:value-type="string">
            <text:p>https://twitter.com/RandomMemesBot/status/1633033198413447168</text:p>
          </table:table-cell>
        </table:table-row>
        <table:table-row>
          <table:table-cell office:value="2268" office:value-type="float"/>
          <table:table-cell office:value-type="string">
            <text:p>Pattern 44</text:p>
          </table:table-cell>
          <table:table-cell office:value="0.19169050919516728" office:value-type="float"/>
          <table:table-cell office:value="0.2566226578454358" office:value-type="float"/>
          <table:table-cell office:value="0.8903517370195788" office:value-type="float"/>
          <table:table-cell office:value-type="string">
            <text:p>input/data_formal_20240530-1342/meme/RandomMemesBot_20230307T111400/0.jpg</text:p>
          </table:table-cell>
          <table:table-cell office:value-type="string">
            <text:p>https://twitter.com/RandomMemesBot/status/1633063442188730370</text:p>
          </table:table-cell>
        </table:table-row>
        <table:table-row>
          <table:table-cell office:value="226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RandomMemesBot_20230315T193045/0.jpg</text:p>
          </table:table-cell>
          <table:table-cell office:value-type="string">
            <text:p>https://twitter.com/Jack_Bone_Daddy/status/1636126650235535363</text:p>
          </table:table-cell>
        </table:table-row>
        <table:table-row>
          <table:table-cell office:value="2270" office:value-type="float"/>
          <table:table-cell office:value-type="string">
            <text:p>Pattern 3</text:p>
          </table:table-cell>
          <table:table-cell office:value="0.042220273544163966" office:value-type="float"/>
          <table:table-cell office:value="0.4796728279253537" office:value-type="float"/>
          <table:table-cell office:value="0.8283610097018599" office:value-type="float"/>
          <table:table-cell office:value-type="string">
            <text:p>input/data_formal_20240530-1342/meme/RandomMemesBot_20230315T203049/0.jpg</text:p>
          </table:table-cell>
          <table:table-cell office:value-type="string">
            <text:p>https://twitter.com/RandomMemesBot/status/1636102674998239234</text:p>
          </table:table-cell>
        </table:table-row>
        <table:table-row>
          <table:table-cell office:value="2271" office:value-type="float"/>
          <table:table-cell office:value-type="string">
            <text:p>Pattern 37</text:p>
          </table:table-cell>
          <table:table-cell office:value="0.19457190042805397" office:value-type="float"/>
          <table:table-cell office:value="0.14469509632401423" office:value-type="float"/>
          <table:table-cell office:value="0.8737386023344639" office:value-type="float"/>
          <table:table-cell office:value-type="string">
            <text:p>input/data_formal_20240530-1342/meme/RandomMemesBot_20230315T220058/0.jpg</text:p>
          </table:table-cell>
          <table:table-cell office:value-type="string">
            <text:p>https://twitter.com/RandomMemesBot/status/1636125362584207360</text:p>
          </table:table-cell>
        </table:table-row>
        <table:table-row>
          <table:table-cell office:value="2272" office:value-type="float"/>
          <table:table-cell office:value-type="string">
            <text:p>Pattern 14</text:p>
          </table:table-cell>
          <table:table-cell office:value="0.19752388102073593" office:value-type="float"/>
          <table:table-cell office:value="0.2684574027691" office:value-type="float"/>
          <table:table-cell office:value="0.8948972518497803" office:value-type="float"/>
          <table:table-cell office:value-type="string">
            <text:p>input/data_formal_20240530-1342/meme/RandomMemesBot_20230316T020107/0.jpg</text:p>
          </table:table-cell>
          <table:table-cell office:value-type="string">
            <text:p>https://twitter.com/RandomMemesBot/status/1636185798088245249</text:p>
          </table:table-cell>
        </table:table-row>
        <table:table-row>
          <table:table-cell office:value="2273" office:value-type="float"/>
          <table:table-cell office:value-type="string">
            <text:p>Pattern 13</text:p>
          </table:table-cell>
          <table:table-cell office:value="0.17448791258321203" office:value-type="float"/>
          <table:table-cell office:value="0.47690514144746887" office:value-type="float"/>
          <table:table-cell office:value="0.9083135747469755" office:value-type="float"/>
          <table:table-cell office:value-type="string">
            <text:p>input/data_formal_20240530-1342/meme/RandomMemesBot_20230322T174531/0.jpg</text:p>
          </table:table-cell>
          <table:table-cell office:value-type="string">
            <text:p>https://twitter.com/RandomMemesBot/status/1638597791130812438</text:p>
          </table:table-cell>
        </table:table-row>
        <table:table-row>
          <table:table-cell office:value="2274" office:value-type="float"/>
          <table:table-cell office:value-type="string">
            <text:p>Pattern 3</text:p>
          </table:table-cell>
          <table:table-cell office:value="0.13834125581370438" office:value-type="float"/>
          <table:table-cell office:value="0.5202081211667394" office:value-type="float"/>
          <table:table-cell office:value="0.8887302836091757" office:value-type="float"/>
          <table:table-cell office:value-type="string">
            <text:p>input/data_formal_20240530-1342/meme/RandomMemesBot_20230322T191536/0.jpg</text:p>
          </table:table-cell>
          <table:table-cell office:value-type="string">
            <text:p>https://twitter.com/RandomMemesBot/status/1638620460236546083</text:p>
          </table:table-cell>
        </table:table-row>
        <table:table-row>
          <table:table-cell office:value="2275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RandomMemesBot_20230323T011608/0.jpg</text:p>
          </table:table-cell>
          <table:table-cell office:value-type="string">
            <text:p>https://twitter.com/RandomMemesBot/status/1638711189533499394</text:p>
          </table:table-cell>
        </table:table-row>
        <table:table-row>
          <table:table-cell office:value="2276" office:value-type="float"/>
          <table:table-cell office:value-type="string">
            <text:p>Pattern 14</text:p>
          </table:table-cell>
          <table:table-cell office:value="0.09631286066251568" office:value-type="float"/>
          <table:table-cell office:value="0.24040560513313863" office:value-type="float"/>
          <table:table-cell office:value="0.8634666364867892" office:value-type="float"/>
          <table:table-cell office:value-type="string">
            <text:p>input/data_formal_20240530-1342/meme/RandomMemesBot_20230323T034619/0.jpg</text:p>
          </table:table-cell>
          <table:table-cell office:value-type="string">
            <text:p>https://twitter.com/RandomMemesBot/status/1638748984935321600</text:p>
          </table:table-cell>
        </table:table-row>
        <table:table-row>
          <table:table-cell office:value="2277" office:value-type="float"/>
          <table:table-cell office:value-type="string">
            <text:p>Pattern 41</text:p>
          </table:table-cell>
          <table:table-cell office:value="0.2291109092248299" office:value-type="float"/>
          <table:table-cell office:value="0.3437292308645762" office:value-type="float"/>
          <table:table-cell office:value="0.9024590501146722" office:value-type="float"/>
          <table:table-cell office:value-type="string">
            <text:p>input/data_formal_20240530-1342/meme/rapidcabs_20230206T144509/0.jpg</text:p>
          </table:table-cell>
          <table:table-cell office:value-type="string">
            <text:p>https://twitter.com/rapidcabs/status/1622607331811786752</text:p>
          </table:table-cell>
        </table:table-row>
        <table:table-row>
          <table:table-cell office:value="2278" office:value-type="float"/>
          <table:table-cell office:value-type="string">
            <text:p>Pattern 3</text:p>
          </table:table-cell>
          <table:table-cell office:value="0.11279932381650709" office:value-type="float"/>
          <table:table-cell office:value="0.41460311939276795" office:value-type="float"/>
          <table:table-cell office:value="0.8290902724905511" office:value-type="float"/>
          <table:table-cell office:value-type="string">
            <text:p>input/data_formal_20240530-1342/meme/Ravikumar39065_20230109T122649/0.jpg</text:p>
          </table:table-cell>
          <table:table-cell office:value-type="string">
            <text:p>https://twitter.com/Ravikumar39065/status/1612425658491363328</text:p>
          </table:table-cell>
        </table:table-row>
        <table:table-row>
          <table:table-cell office:value="2279" office:value-type="float"/>
          <table:table-cell office:value-type="string">
            <text:p>Pattern 3</text:p>
          </table:table-cell>
          <table:table-cell office:value="0.07392402476268936" office:value-type="float"/>
          <table:table-cell office:value="0.6592276348766164" office:value-type="float"/>
          <table:table-cell office:value="0.8657150449400147" office:value-type="float"/>
          <table:table-cell office:value-type="string">
            <text:p>input/data_formal_20240530-1342/meme/Ravikumar39065_20230111T094309/0.jpg</text:p>
          </table:table-cell>
          <table:table-cell office:value-type="string">
            <text:p>https://twitter.com/Ravikumar39065/status/1613109246815789056</text:p>
          </table:table-cell>
        </table:table-row>
        <table:table-row>
          <table:table-cell office:value="2280" office:value-type="float"/>
          <table:table-cell office:value-type="string">
            <text:p>Pattern 19</text:p>
          </table:table-cell>
          <table:table-cell office:value="0.20877017665916886" office:value-type="float"/>
          <table:table-cell office:value="0.6602006020415344" office:value-type="float"/>
          <table:table-cell office:value="0.7033179091771988" office:value-type="float"/>
          <table:table-cell office:value-type="string">
            <text:p>input/data_formal_20240530-1342/meme/RAYQUAZACOIN_20230206T122440/0.jpg</text:p>
          </table:table-cell>
          <table:table-cell office:value-type="string">
            <text:p>https://twitter.com/ShiyaCryptoLove/status/1622572108504260609</text:p>
          </table:table-cell>
        </table:table-row>
        <table:table-row>
          <table:table-cell office:value="2281" office:value-type="float"/>
          <table:table-cell office:value-type="string">
            <text:p>Pattern 2</text:p>
          </table:table-cell>
          <table:table-cell office:value="0.14636884793896177" office:value-type="float"/>
          <table:table-cell office:value="0.32028765861262115" office:value-type="float"/>
          <table:table-cell office:value="0.9238441097792607" office:value-type="float"/>
          <table:table-cell office:value-type="string">
            <text:p>input/data_formal_20240530-1342/meme/rcrdsoftherpblc_20230206T115538/0.jpg</text:p>
          </table:table-cell>
          <table:table-cell office:value-type="string">
            <text:p>https://twitter.com/kajay914/status/1622564938320424961</text:p>
          </table:table-cell>
        </table:table-row>
        <table:table-row>
          <table:table-cell office:value="2282" office:value-type="float"/>
          <table:table-cell office:value-type="string">
            <text:p>Pattern 1</text:p>
          </table:table-cell>
          <table:table-cell office:value="0.2129761596414754" office:value-type="float"/>
          <table:table-cell office:value="0.2745140827503091" office:value-type="float"/>
          <table:table-cell office:value="0.9227104363930583" office:value-type="float"/>
          <table:table-cell office:value-type="string">
            <text:p>input/data_formal_20240530-1342/meme/rDankChristian_20221228T030714/0.jpg</text:p>
          </table:table-cell>
          <table:table-cell office:value-type="string">
            <text:p>https://twitter.com/rDankChristian/status/1607936183824179201</text:p>
          </table:table-cell>
        </table:table-row>
        <table:table-row>
          <table:table-cell office:value="2283" office:value-type="float"/>
          <table:table-cell office:value-type="string">
            <text:p>Pattern 30</text:p>
          </table:table-cell>
          <table:table-cell office:value="0.21070501388771723" office:value-type="float"/>
          <table:table-cell office:value="0.3056918097905898" office:value-type="float"/>
          <table:table-cell office:value="0.8745165191037112" office:value-type="float"/>
          <table:table-cell office:value-type="string">
            <text:p>input/data_formal_20240530-1342/meme/rDankChristian_20221228T050757/0.jpg</text:p>
          </table:table-cell>
          <table:table-cell office:value-type="string">
            <text:p>https://twitter.com/rDankChristian/status/1607966562572451846</text:p>
          </table:table-cell>
        </table:table-row>
        <table:table-row>
          <table:table-cell office:value="2284" office:value-type="float"/>
          <table:table-cell office:value-type="string">
            <text:p>Pattern 10</text:p>
          </table:table-cell>
          <table:table-cell office:value="0.11688462169761221" office:value-type="float"/>
          <table:table-cell office:value="0.4186295101038166" office:value-type="float"/>
          <table:table-cell office:value="0.8977221775731651" office:value-type="float"/>
          <table:table-cell office:value-type="string">
            <text:p>input/data_formal_20240530-1342/meme/rDankChristian_20230106T080751/0.jpg</text:p>
          </table:table-cell>
          <table:table-cell office:value-type="string">
            <text:p>https://twitter.com/rDankChristian/status/1611273325094772736</text:p>
          </table:table-cell>
        </table:table-row>
        <table:table-row>
          <table:table-cell office:value="2285" office:value-type="float"/>
          <table:table-cell office:value-type="string">
            <text:p>Pattern 16</text:p>
          </table:table-cell>
          <table:table-cell office:value="0.20308767537994463" office:value-type="float"/>
          <table:table-cell office:value="0.32329771294627874" office:value-type="float"/>
          <table:table-cell office:value="0.9567682621537377" office:value-type="float"/>
          <table:table-cell office:value-type="string">
            <text:p>input/data_formal_20240530-1342/meme/rDankChristian_20230111T220844/0.jpg</text:p>
          </table:table-cell>
          <table:table-cell office:value-type="string">
            <text:p>https://twitter.com/rDankChristian/status/1613296879365767170</text:p>
          </table:table-cell>
        </table:table-row>
        <table:table-row>
          <table:table-cell office:value="2286" office:value-type="float"/>
          <table:table-cell office:value-type="string">
            <text:p>Pattern 13</text:p>
          </table:table-cell>
          <table:table-cell office:value="0.12634427380034616" office:value-type="float"/>
          <table:table-cell office:value="0.4917367507252007" office:value-type="float"/>
          <table:table-cell office:value="0.9776347301533039" office:value-type="float"/>
          <table:table-cell office:value-type="string">
            <text:p>input/data_formal_20240530-1342/meme/rDankChristian_20230201T220836/0.jpg</text:p>
          </table:table-cell>
          <table:table-cell office:value-type="string">
            <text:p>https://twitter.com/rDankChristian/status/1620906992339501057</text:p>
          </table:table-cell>
        </table:table-row>
        <table:table-row>
          <table:table-cell office:value="2287" office:value-type="float"/>
          <table:table-cell office:value-type="string">
            <text:p>Pattern 30</text:p>
          </table:table-cell>
          <table:table-cell office:value="0.17867312590355666" office:value-type="float"/>
          <table:table-cell office:value="0.37123414507735275" office:value-type="float"/>
          <table:table-cell office:value="0.932499319920432" office:value-type="float"/>
          <table:table-cell office:value-type="string">
            <text:p>input/data_formal_20240530-1342/meme/rDankChristian_20230202T010744/0.jpg</text:p>
          </table:table-cell>
          <table:table-cell office:value-type="string">
            <text:p>https://twitter.com/rDankChristian/status/1620952073289318400</text:p>
          </table:table-cell>
        </table:table-row>
        <table:table-row>
          <table:table-cell office:value="2288" office:value-type="float"/>
          <table:table-cell office:value-type="string">
            <text:p>Pattern 2</text:p>
          </table:table-cell>
          <table:table-cell office:value="0.0363301637580718" office:value-type="float"/>
          <table:table-cell office:value="0.46439867738726337" office:value-type="float"/>
          <table:table-cell office:value="0.8942790708873892" office:value-type="float"/>
          <table:table-cell office:value-type="string">
            <text:p>input/data_formal_20240530-1342/meme/rDankChristian_20230202T020923/0.jpg</text:p>
          </table:table-cell>
          <table:table-cell office:value-type="string">
            <text:p>https://twitter.com/rDankChristian/status/1620967585662619648</text:p>
          </table:table-cell>
        </table:table-row>
        <table:table-row>
          <table:table-cell office:value="2289" office:value-type="float"/>
          <table:table-cell office:value-type="string">
            <text:p>Pattern 44</text:p>
          </table:table-cell>
          <table:table-cell office:value="0.1720928869077714" office:value-type="float"/>
          <table:table-cell office:value="0.3644627610853403" office:value-type="float"/>
          <table:table-cell office:value="0.9515183098168809" office:value-type="float"/>
          <table:table-cell office:value-type="string">
            <text:p>input/data_formal_20240530-1342/meme/rDankChristian_20230202T030733/0.jpg</text:p>
          </table:table-cell>
          <table:table-cell office:value-type="string">
            <text:p>https://twitter.com/rDankChristian/status/1620982224714604545</text:p>
          </table:table-cell>
        </table:table-row>
        <table:table-row>
          <table:table-cell office:value="2290" office:value-type="float"/>
          <table:table-cell office:value-type="string">
            <text:p>Pattern 30</text:p>
          </table:table-cell>
          <table:table-cell office:value="0.15516867300171744" office:value-type="float"/>
          <table:table-cell office:value="0.27574622667845566" office:value-type="float"/>
          <table:table-cell office:value="0.8968483639911559" office:value-type="float"/>
          <table:table-cell office:value-type="string">
            <text:p>input/data_formal_20240530-1342/meme/rDankChristian_20230202T040756/0.jpg</text:p>
          </table:table-cell>
          <table:table-cell office:value-type="string">
            <text:p>https://twitter.com/rDankChristian/status/1620997422976565250</text:p>
          </table:table-cell>
        </table:table-row>
        <table:table-row>
          <table:table-cell office:value="2291" office:value-type="float"/>
          <table:table-cell office:value-type="string">
            <text:p>Pattern 10</text:p>
          </table:table-cell>
          <table:table-cell office:value="0.15371000723856448" office:value-type="float"/>
          <table:table-cell office:value="0.2790538078936363" office:value-type="float"/>
          <table:table-cell office:value="0.8302271386337804" office:value-type="float"/>
          <table:table-cell office:value-type="string">
            <text:p>input/data_formal_20240530-1342/meme/rDankChristian_20230202T040759/0.jpg</text:p>
          </table:table-cell>
          <table:table-cell office:value-type="string">
            <text:p>https://twitter.com/rDankChristian/status/1620997431608446977</text:p>
          </table:table-cell>
        </table:table-row>
        <table:table-row>
          <table:table-cell office:value="2292" office:value-type="float"/>
          <table:table-cell office:value-type="string">
            <text:p>Pattern 16</text:p>
          </table:table-cell>
          <table:table-cell office:value="0.14716170065758993" office:value-type="float"/>
          <table:table-cell office:value="0.2565924895302405" office:value-type="float"/>
          <table:table-cell office:value="0.865721072022922" office:value-type="float"/>
          <table:table-cell office:value-type="string">
            <text:p>input/data_formal_20240530-1342/meme/rDankChristian_20230206T110859/0.jpg</text:p>
          </table:table-cell>
          <table:table-cell office:value-type="string">
            <text:p>https://twitter.com/rDankChristian/status/1622552931688906754</text:p>
          </table:table-cell>
        </table:table-row>
        <table:table-row>
          <table:table-cell office:value="2293" office:value-type="float"/>
          <table:table-cell office:value-type="string">
            <text:p>Pattern 44</text:p>
          </table:table-cell>
          <table:table-cell office:value="0.176009064801812" office:value-type="float"/>
          <table:table-cell office:value="0.27271322569437434" office:value-type="float"/>
          <table:table-cell office:value="0.8385859276657982" office:value-type="float"/>
          <table:table-cell office:value-type="string">
            <text:p>input/data_formal_20240530-1342/meme/rDankChristian_20230206T150738/0.jpg</text:p>
          </table:table-cell>
          <table:table-cell office:value-type="string">
            <text:p>https://twitter.com/rDankChristian/status/1622612992180322306</text:p>
          </table:table-cell>
        </table:table-row>
        <table:table-row>
          <table:table-cell office:value="2294" office:value-type="float"/>
          <table:table-cell office:value-type="string">
            <text:p>Pattern 30</text:p>
          </table:table-cell>
          <table:table-cell office:value="0.18680667716686877" office:value-type="float"/>
          <table:table-cell office:value="0.3990241388611098" office:value-type="float"/>
          <table:table-cell office:value="0.8953451681492591" office:value-type="float"/>
          <table:table-cell office:value-type="string">
            <text:p>input/data_formal_20240530-1342/meme/rDankChristian_20230206T160830/0.jpg</text:p>
          </table:table-cell>
          <table:table-cell office:value-type="string">
            <text:p>https://twitter.com/rDankChristian/status/1622628307148713984</text:p>
          </table:table-cell>
        </table:table-row>
        <table:table-row>
          <table:table-cell office:value="2295" office:value-type="float"/>
          <table:table-cell office:value-type="string">
            <text:p>Pattern 2</text:p>
          </table:table-cell>
          <table:table-cell office:value="0.14066391069598075" office:value-type="float"/>
          <table:table-cell office:value="0.332053800772414" office:value-type="float"/>
          <table:table-cell office:value="0.8804226539841516" office:value-type="float"/>
          <table:table-cell office:value-type="string">
            <text:p>input/data_formal_20240530-1342/meme/rDankChristian_20230307T070741/0.jpg</text:p>
          </table:table-cell>
          <table:table-cell office:value-type="string">
            <text:p>https://twitter.com/rDankChristian/status/1633001454498717696</text:p>
          </table:table-cell>
        </table:table-row>
        <table:table-row>
          <table:table-cell office:value="2296" office:value-type="float"/>
          <table:table-cell office:value-type="string">
            <text:p>Pattern 10</text:p>
          </table:table-cell>
          <table:table-cell office:value="0.12819397893781984" office:value-type="float"/>
          <table:table-cell office:value="0.31878739950385016" office:value-type="float"/>
          <table:table-cell office:value="0.9384910463564372" office:value-type="float"/>
          <table:table-cell office:value-type="string">
            <text:p>input/data_formal_20240530-1342/meme/rDankChristian_20230307T110735/0.jpg</text:p>
          </table:table-cell>
          <table:table-cell office:value-type="string">
            <text:p>https://twitter.com/rDankChristian/status/1633061830581968897</text:p>
          </table:table-cell>
        </table:table-row>
        <table:table-row>
          <table:table-cell office:value="2297" office:value-type="float"/>
          <table:table-cell office:value-type="string">
            <text:p>Pattern 6</text:p>
          </table:table-cell>
          <table:table-cell office:value="0.0891666107843708" office:value-type="float"/>
          <table:table-cell office:value="0.2297092474629567" office:value-type="float"/>
          <table:table-cell office:value="0.9005331048741095" office:value-type="float"/>
          <table:table-cell office:value-type="string">
            <text:p>input/data_formal_20240530-1342/meme/rDankChristian_20230315T220723/0.jpg</text:p>
          </table:table-cell>
          <table:table-cell office:value-type="string">
            <text:p>https://twitter.com/rDankChristian/status/1636126976799911938</text:p>
          </table:table-cell>
        </table:table-row>
        <table:table-row>
          <table:table-cell office:value="2298" office:value-type="float"/>
          <table:table-cell office:value-type="string">
            <text:p>Pattern 44</text:p>
          </table:table-cell>
          <table:table-cell office:value="0.14845868490397537" office:value-type="float"/>
          <table:table-cell office:value="0.3855111649831388" office:value-type="float"/>
          <table:table-cell office:value="0.81510258307674" office:value-type="float"/>
          <table:table-cell office:value-type="string">
            <text:p>input/data_formal_20240530-1342/meme/rDankChristian_20230322T220707/0.jpg</text:p>
          </table:table-cell>
          <table:table-cell office:value-type="string">
            <text:p>https://twitter.com/rDankChristian/status/1638663622061883392</text:p>
          </table:table-cell>
        </table:table-row>
        <table:table-row>
          <table:table-cell office:value="2299" office:value-type="float"/>
          <table:table-cell office:value-type="string">
            <text:p>Pattern 25</text:p>
          </table:table-cell>
          <table:table-cell office:value="0.17557899856938564" office:value-type="float"/>
          <table:table-cell office:value="0.3380570737128583" office:value-type="float"/>
          <table:table-cell office:value="0.8726075958020627" office:value-type="float"/>
          <table:table-cell office:value-type="string">
            <text:p>input/data_formal_20240530-1342/meme/rDankMemes__20230315T235831/0.jpg</text:p>
          </table:table-cell>
          <table:table-cell office:value-type="string">
            <text:p>https://twitter.com/rDankMemes_/status/1636154942971949057</text:p>
          </table:table-cell>
        </table:table-row>
        <table:table-row>
          <table:table-cell office:value="2300" office:value-type="float"/>
          <table:table-cell office:value-type="string">
            <text:p>Pattern 19</text:p>
          </table:table-cell>
          <table:table-cell office:value="0.22406280736221193" office:value-type="float"/>
          <table:table-cell office:value="0.7431486060729435" office:value-type="float"/>
          <table:table-cell office:value="0.7542306982745419" office:value-type="float"/>
          <table:table-cell office:value-type="string">
            <text:p>input/data_formal_20240530-1342/meme/RealCryptostage_20230206T133540/0.jpg</text:p>
          </table:table-cell>
          <table:table-cell office:value-type="string">
            <text:p>https://twitter.com/RealCryptostage/status/1622589845481852928</text:p>
          </table:table-cell>
        </table:table-row>
        <table:table-row>
          <table:table-cell office:value="2301" office:value-type="float"/>
          <table:table-cell office:value-type="string">
            <text:p>Pattern 15</text:p>
          </table:table-cell>
          <table:table-cell office:value="0.14580367100707298" office:value-type="float"/>
          <table:table-cell office:value="0.503943414759027" office:value-type="float"/>
          <table:table-cell office:value="0.8868210263152176" office:value-type="float"/>
          <table:table-cell office:value-type="string">
            <text:p>input/data_formal_20240530-1342/meme/recruitnxt_20230105T162640/0.jpg</text:p>
          </table:table-cell>
          <table:table-cell office:value-type="string">
            <text:p>https://twitter.com/recruitnxt/status/1611036467345903619</text:p>
          </table:table-cell>
        </table:table-row>
        <table:table-row>
          <table:table-cell office:value="2302" office:value-type="float"/>
          <table:table-cell office:value-type="string">
            <text:p>Pattern 43</text:p>
          </table:table-cell>
          <table:table-cell office:value="0.04289992926930483" office:value-type="float"/>
          <table:table-cell office:value="0.7237191989341349" office:value-type="float"/>
          <table:table-cell office:value="0.7963355389931036" office:value-type="float"/>
          <table:table-cell office:value-type="string">
            <text:p>input/data_formal_20240530-1342/meme/recur_club_20230206T132559/0.jpg</text:p>
          </table:table-cell>
          <table:table-cell office:value-type="string">
            <text:p>https://twitter.com/DasFintechBot/status/1622588456940589058</text:p>
          </table:table-cell>
        </table:table-row>
        <table:table-row>
          <table:table-cell office:value="2303" office:value-type="float"/>
          <table:table-cell office:value-type="string">
            <text:p>Pattern 16</text:p>
          </table:table-cell>
          <table:table-cell office:value="0.08992320401878803" office:value-type="float"/>
          <table:table-cell office:value="0.3550814558952687" office:value-type="float"/>
          <table:table-cell office:value="0.8942500999193279" office:value-type="float"/>
          <table:table-cell office:value-type="string">
            <text:p>input/data_formal_20240530-1342/meme/RedditMemenator_20221228T001913/0.jpg</text:p>
          </table:table-cell>
          <table:table-cell office:value-type="string">
            <text:p>https://twitter.com/RedditMemenator/status/1607893897514221568</text:p>
          </table:table-cell>
        </table:table-row>
        <table:table-row>
          <table:table-cell office:value="2304" office:value-type="float"/>
          <table:table-cell office:value-type="string">
            <text:p>Pattern 20</text:p>
          </table:table-cell>
          <table:table-cell office:value="0.16924624637078103" office:value-type="float"/>
          <table:table-cell office:value="0.3626512990605931" office:value-type="float"/>
          <table:table-cell office:value="0.8105398543810206" office:value-type="float"/>
          <table:table-cell office:value-type="string">
            <text:p>input/data_formal_20240530-1342/meme/RedditMemenator_20221228T011912/0.jpg</text:p>
          </table:table-cell>
          <table:table-cell office:value-type="string">
            <text:p>https://twitter.com/RedditMemenator/status/1607908994148110336</text:p>
          </table:table-cell>
        </table:table-row>
        <table:table-row>
          <table:table-cell office:value="2305" office:value-type="float"/>
          <table:table-cell office:value-type="string">
            <text:p>Pattern 33</text:p>
          </table:table-cell>
          <table:table-cell office:value="0.19547725496394783" office:value-type="float"/>
          <table:table-cell office:value="0.16801068154338422" office:value-type="float"/>
          <table:table-cell office:value="0.917385742112733" office:value-type="float"/>
          <table:table-cell office:value-type="string">
            <text:p>input/data_formal_20240530-1342/meme/RedditMemenator_20221228T021912/0.jpg</text:p>
          </table:table-cell>
          <table:table-cell office:value-type="string">
            <text:p>https://twitter.com/RedditMemenator/status/1607924094007410690</text:p>
          </table:table-cell>
        </table:table-row>
        <table:table-row>
          <table:table-cell office:value="2306" office:value-type="float"/>
          <table:table-cell office:value-type="string">
            <text:p>Pattern 20</text:p>
          </table:table-cell>
          <table:table-cell office:value="0.2326883617176443" office:value-type="float"/>
          <table:table-cell office:value="0.27757497701359984" office:value-type="float"/>
          <table:table-cell office:value="0.9540647267906687" office:value-type="float"/>
          <table:table-cell office:value-type="string">
            <text:p>input/data_formal_20240530-1342/meme/RedditMemenator_20221228T031912/0.jpg</text:p>
          </table:table-cell>
          <table:table-cell office:value-type="string">
            <text:p>https://twitter.com/RedditMemenator/status/1607939194093211648</text:p>
          </table:table-cell>
        </table:table-row>
        <table:table-row>
          <table:table-cell office:value="230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RedditMemenator_20221228T041912/0.jpg</text:p>
          </table:table-cell>
          <table:table-cell office:value-type="string">
            <text:p>https://twitter.com/RedditMemenator/status/1607954294682312704</text:p>
          </table:table-cell>
        </table:table-row>
        <table:table-row>
          <table:table-cell office:value="2308" office:value-type="float"/>
          <table:table-cell office:value-type="string">
            <text:p>Pattern 29</text:p>
          </table:table-cell>
          <table:table-cell office:value="0.14297644236371015" office:value-type="float"/>
          <table:table-cell office:value="0.21634308389784124" office:value-type="float"/>
          <table:table-cell office:value="0.8661649195785558" office:value-type="float"/>
          <table:table-cell office:value-type="string">
            <text:p>input/data_formal_20240530-1342/meme/RedditMemenator_20221228T051912/0.jpg</text:p>
          </table:table-cell>
          <table:table-cell office:value-type="string">
            <text:p>https://twitter.com/RedditMemenator/status/1607969391353925633</text:p>
          </table:table-cell>
        </table:table-row>
        <table:table-row>
          <table:table-cell office:value="2309" office:value-type="float"/>
          <table:table-cell office:value-type="string">
            <text:p>Pattern 17</text:p>
          </table:table-cell>
          <table:table-cell office:value="0.243554885758351" office:value-type="float"/>
          <table:table-cell office:value="0.2391121906562513" office:value-type="float"/>
          <table:table-cell office:value="0.7862844790676768" office:value-type="float"/>
          <table:table-cell office:value-type="string">
            <text:p>input/data_formal_20240530-1342/meme/RedditMemenator_20221228T061910/0.jpg</text:p>
          </table:table-cell>
          <table:table-cell office:value-type="string">
            <text:p>https://twitter.com/RedditMemenator/status/1607984483877421057</text:p>
          </table:table-cell>
        </table:table-row>
        <table:table-row>
          <table:table-cell office:value="2310" office:value-type="float"/>
          <table:table-cell office:value-type="string">
            <text:p>Pattern 5</text:p>
          </table:table-cell>
          <table:table-cell office:value="0.22401390843487248" office:value-type="float"/>
          <table:table-cell office:value="0.43980333948847744" office:value-type="float"/>
          <table:table-cell office:value="0.9054258975591769" office:value-type="float"/>
          <table:table-cell office:value-type="string">
            <text:p>input/data_formal_20240530-1342/meme/RedditMemenator_20230105T101912/0.jpg</text:p>
          </table:table-cell>
          <table:table-cell office:value-type="string">
            <text:p>https://twitter.com/RedditMemenator/status/1610943993881284612</text:p>
          </table:table-cell>
        </table:table-row>
        <table:table-row>
          <table:table-cell office:value="2311" office:value-type="float"/>
          <table:table-cell office:value-type="string">
            <text:p>Pattern 2</text:p>
          </table:table-cell>
          <table:table-cell office:value="0.11430538042383517" office:value-type="float"/>
          <table:table-cell office:value="0.2590072483864019" office:value-type="float"/>
          <table:table-cell office:value="0.9323050250130238" office:value-type="float"/>
          <table:table-cell office:value-type="string">
            <text:p>input/data_formal_20240530-1342/meme/RedditMemenator_20230105T111911/0.jpg</text:p>
          </table:table-cell>
          <table:table-cell office:value-type="string">
            <text:p>https://twitter.com/RedditMemenator/status/1610959089026363400</text:p>
          </table:table-cell>
        </table:table-row>
        <table:table-row>
          <table:table-cell office:value="2312" office:value-type="float"/>
          <table:table-cell office:value-type="string">
            <text:p>Pattern 33</text:p>
          </table:table-cell>
          <table:table-cell office:value="0.20287135951046759" office:value-type="float"/>
          <table:table-cell office:value="0.13320860810084584" office:value-type="float"/>
          <table:table-cell office:value="0.8775153540690619" office:value-type="float"/>
          <table:table-cell office:value-type="string">
            <text:p>input/data_formal_20240530-1342/meme/RedditMemenator_20230105T121913/0.jpg</text:p>
          </table:table-cell>
          <table:table-cell office:value-type="string">
            <text:p>https://twitter.com/RedditMemenator/status/1610974195651055618</text:p>
          </table:table-cell>
        </table:table-row>
        <table:table-row>
          <table:table-cell office:value="2313" office:value-type="float"/>
          <table:table-cell office:value-type="string">
            <text:p>Pattern 25</text:p>
          </table:table-cell>
          <table:table-cell office:value="0.16862749496076795" office:value-type="float"/>
          <table:table-cell office:value="0.36018310690626293" office:value-type="float"/>
          <table:table-cell office:value="0.9968059754247441" office:value-type="float"/>
          <table:table-cell office:value-type="string">
            <text:p>input/data_formal_20240530-1342/meme/RedditMemenator_20230106T051913/0.jpg</text:p>
          </table:table-cell>
          <table:table-cell office:value-type="string">
            <text:p>https://twitter.com/RedditMemenator/status/1611230886552555522</text:p>
          </table:table-cell>
        </table:table-row>
        <table:table-row>
          <table:table-cell office:value="2314" office:value-type="float"/>
          <table:table-cell office:value-type="string">
            <text:p>Pattern 46</text:p>
          </table:table-cell>
          <table:table-cell office:value="0.19511588361862892" office:value-type="float"/>
          <table:table-cell office:value="0.25882913840479527" office:value-type="float"/>
          <table:table-cell office:value="0.8274739134505718" office:value-type="float"/>
          <table:table-cell office:value-type="string">
            <text:p>input/data_formal_20240530-1342/meme/RedditMemenator_20230106T061912/0.jpg</text:p>
          </table:table-cell>
          <table:table-cell office:value-type="string">
            <text:p>https://twitter.com/RedditMemenator/status/1611245984838987777</text:p>
          </table:table-cell>
        </table:table-row>
        <table:table-row>
          <table:table-cell office:value="2315" office:value-type="float"/>
          <table:table-cell office:value-type="string">
            <text:p>Pattern 6</text:p>
          </table:table-cell>
          <table:table-cell office:value="0.16913166963989615" office:value-type="float"/>
          <table:table-cell office:value="0.17222049620182758" office:value-type="float"/>
          <table:table-cell office:value="0.873046555696923" office:value-type="float"/>
          <table:table-cell office:value-type="string">
            <text:p>input/data_formal_20240530-1342/meme/RedditMemenator_20230106T071912/0.jpg</text:p>
          </table:table-cell>
          <table:table-cell office:value-type="string">
            <text:p>https://twitter.com/RedditMemenator/status/1611261080587898880</text:p>
          </table:table-cell>
        </table:table-row>
        <table:table-row>
          <table:table-cell office:value="2316" office:value-type="float"/>
          <table:table-cell office:value-type="string">
            <text:p>Pattern 10</text:p>
          </table:table-cell>
          <table:table-cell office:value="0.21001799714107572" office:value-type="float"/>
          <table:table-cell office:value="0.1913226658769798" office:value-type="float"/>
          <table:table-cell office:value="0.836226965624661" office:value-type="float"/>
          <table:table-cell office:value-type="string">
            <text:p>input/data_formal_20240530-1342/meme/RedditMemenator_20230106T081911/0.jpg</text:p>
          </table:table-cell>
          <table:table-cell office:value-type="string">
            <text:p>https://twitter.com/RedditMemenator/status/1611276175871217665</text:p>
          </table:table-cell>
        </table:table-row>
        <table:table-row>
          <table:table-cell office:value="2317" office:value-type="float"/>
          <table:table-cell office:value-type="string">
            <text:p>Pattern 42</text:p>
          </table:table-cell>
          <table:table-cell office:value="0.10496372712534174" office:value-type="float"/>
          <table:table-cell office:value="0.4901898950655015" office:value-type="float"/>
          <table:table-cell office:value="0.8561175569324591" office:value-type="float"/>
          <table:table-cell office:value-type="string">
            <text:p>input/data_formal_20240530-1342/meme/RedditMemenator_20230111T221912/0.jpg</text:p>
          </table:table-cell>
          <table:table-cell office:value-type="string">
            <text:p>https://twitter.com/RedditMemenator/status/1613299514022199298</text:p>
          </table:table-cell>
        </table:table-row>
        <table:table-row>
          <table:table-cell office:value="2318" office:value-type="float"/>
          <table:table-cell office:value-type="string">
            <text:p>Pattern 39</text:p>
          </table:table-cell>
          <table:table-cell office:value="0.23321900842443882" office:value-type="float"/>
          <table:table-cell office:value="0.17218035573956042" office:value-type="float"/>
          <table:table-cell office:value="0.9036460171076537" office:value-type="float"/>
          <table:table-cell office:value-type="string">
            <text:p>input/data_formal_20240530-1342/meme/RedditMemenator_20230111T231912/0.jpg</text:p>
          </table:table-cell>
          <table:table-cell office:value-type="string">
            <text:p>https://twitter.com/RedditMemenator/status/1613314614351257603</text:p>
          </table:table-cell>
        </table:table-row>
        <table:table-row>
          <table:table-cell office:value="2319" office:value-type="float"/>
          <table:table-cell office:value-type="string">
            <text:p>Pattern 37</text:p>
          </table:table-cell>
          <table:table-cell office:value="0.17381432888871606" office:value-type="float"/>
          <table:table-cell office:value="0.2114126513775715" office:value-type="float"/>
          <table:table-cell office:value="0.8246146599171498" office:value-type="float"/>
          <table:table-cell office:value-type="string">
            <text:p>input/data_formal_20240530-1342/meme/RedditMemenator_20230201T221913/0.jpg</text:p>
          </table:table-cell>
          <table:table-cell office:value-type="string">
            <text:p>https://twitter.com/RedditMemenator/status/1620909664404914179</text:p>
          </table:table-cell>
        </table:table-row>
        <table:table-row>
          <table:table-cell office:value="2320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RedditMemenator_20230201T231914/0.jpg</text:p>
          </table:table-cell>
          <table:table-cell office:value-type="string">
            <text:p>https://twitter.com/RedditMemenator/status/1620924767636439042</text:p>
          </table:table-cell>
        </table:table-row>
        <table:table-row>
          <table:table-cell office:value="2321" office:value-type="float"/>
          <table:table-cell office:value-type="string">
            <text:p>Pattern 37</text:p>
          </table:table-cell>
          <table:table-cell office:value="0.17381432888871606" office:value-type="float"/>
          <table:table-cell office:value="0.2114126513775715" office:value-type="float"/>
          <table:table-cell office:value="0.8246146599171498" office:value-type="float"/>
          <table:table-cell office:value-type="string">
            <text:p>input/data_formal_20240530-1342/meme/RedditMemenator_20230202T001915/0.jpg</text:p>
          </table:table-cell>
          <table:table-cell office:value-type="string">
            <text:p>https://twitter.com/RedditMemenator/status/1620939870792482819</text:p>
          </table:table-cell>
        </table:table-row>
        <table:table-row>
          <table:table-cell office:value="2322" office:value-type="float"/>
          <table:table-cell office:value-type="string">
            <text:p>Pattern 30</text:p>
          </table:table-cell>
          <table:table-cell office:value="0.14587337057303273" office:value-type="float"/>
          <table:table-cell office:value="0.48573965825470106" office:value-type="float"/>
          <table:table-cell office:value="0.8675305407071827" office:value-type="float"/>
          <table:table-cell office:value-type="string">
            <text:p>input/data_formal_20240530-1342/meme/RedditMemenator_20230202T011915/0.jpg</text:p>
          </table:table-cell>
          <table:table-cell office:value-type="string">
            <text:p>https://twitter.com/RedditMemenator/status/1620954968445550595</text:p>
          </table:table-cell>
        </table:table-row>
        <table:table-row>
          <table:table-cell office:value="2323" office:value-type="float"/>
          <table:table-cell office:value-type="string">
            <text:p>Pattern 20</text:p>
          </table:table-cell>
          <table:table-cell office:value="0.16245881950637178" office:value-type="float"/>
          <table:table-cell office:value="0.320851140028749" office:value-type="float"/>
          <table:table-cell office:value="0.9057478469472713" office:value-type="float"/>
          <table:table-cell office:value-type="string">
            <text:p>input/data_formal_20240530-1342/meme/RedditMemenator_20230202T021912/0.jpg</text:p>
          </table:table-cell>
          <table:table-cell office:value-type="string">
            <text:p>https://twitter.com/RedditMemenator/status/1620970058376941568</text:p>
          </table:table-cell>
        </table:table-row>
        <table:table-row>
          <table:table-cell office:value="2324" office:value-type="float"/>
          <table:table-cell office:value-type="string">
            <text:p>Pattern 26</text:p>
          </table:table-cell>
          <table:table-cell office:value="0.17999688182929807" office:value-type="float"/>
          <table:table-cell office:value="0.3495143310592659" office:value-type="float"/>
          <table:table-cell office:value="0.7815242046556765" office:value-type="float"/>
          <table:table-cell office:value-type="string">
            <text:p>input/data_formal_20240530-1342/meme/RedditMemenator_20230202T031913/0.jpg</text:p>
          </table:table-cell>
          <table:table-cell office:value-type="string">
            <text:p>https://twitter.com/RedditMemenator/status/1620985159280627712</text:p>
          </table:table-cell>
        </table:table-row>
        <table:table-row>
          <table:table-cell office:value="2325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RedditMemenator_20230202T041912/0.jpg</text:p>
          </table:table-cell>
          <table:table-cell office:value-type="string">
            <text:p>https://twitter.com/RedditMemenator/status/1621000256459776000</text:p>
          </table:table-cell>
        </table:table-row>
        <table:table-row>
          <table:table-cell office:value="2326" office:value-type="float"/>
          <table:table-cell office:value-type="string">
            <text:p>Pattern 44</text:p>
          </table:table-cell>
          <table:table-cell office:value="0.098670682859333" office:value-type="float"/>
          <table:table-cell office:value="0.3013895637389894" office:value-type="float"/>
          <table:table-cell office:value="0.8854981949691835" office:value-type="float"/>
          <table:table-cell office:value-type="string">
            <text:p>input/data_formal_20240530-1342/meme/RedditMemenator_20230206T111915/0.jpg</text:p>
          </table:table-cell>
          <table:table-cell office:value-type="string">
            <text:p>https://twitter.com/RedditMemenator/status/1622555516001222656</text:p>
          </table:table-cell>
        </table:table-row>
        <table:table-row>
          <table:table-cell office:value="2327" office:value-type="float"/>
          <table:table-cell office:value-type="string">
            <text:p>Pattern 3</text:p>
          </table:table-cell>
          <table:table-cell office:value="0.2126502193517279" office:value-type="float"/>
          <table:table-cell office:value="0.4554802378267139" office:value-type="float"/>
          <table:table-cell office:value="0.8411671158770115" office:value-type="float"/>
          <table:table-cell office:value-type="string">
            <text:p>input/data_formal_20240530-1342/meme/RedditMemenator_20230206T121913/0.jpg</text:p>
          </table:table-cell>
          <table:table-cell office:value-type="string">
            <text:p>https://twitter.com/RedditMemenator/status/1622570605882253312</text:p>
          </table:table-cell>
        </table:table-row>
        <table:table-row>
          <table:table-cell office:value="2328" office:value-type="float"/>
          <table:table-cell office:value-type="string">
            <text:p>Pattern 41</text:p>
          </table:table-cell>
          <table:table-cell office:value="0.19237398619917123" office:value-type="float"/>
          <table:table-cell office:value="0.0" office:value-type="float"/>
          <table:table-cell office:value="0.8253481546026536" office:value-type="float"/>
          <table:table-cell office:value-type="string">
            <text:p>input/data_formal_20240530-1342/meme/RedditMemenator_20230206T131913/0.jpg</text:p>
          </table:table-cell>
          <table:table-cell office:value-type="string">
            <text:p>https://twitter.com/RedditMemenator/status/1622585709117992960</text:p>
          </table:table-cell>
        </table:table-row>
        <table:table-row>
          <table:table-cell office:value="2329" office:value-type="float"/>
          <table:table-cell office:value-type="string">
            <text:p>Pattern 32</text:p>
          </table:table-cell>
          <table:table-cell office:value="0.2921627847111509" office:value-type="float"/>
          <table:table-cell office:value="0.426534555309238" office:value-type="float"/>
          <table:table-cell office:value="0.7701807812583191" office:value-type="float"/>
          <table:table-cell office:value-type="string">
            <text:p>input/data_formal_20240530-1342/meme/RedditMemenator_20230206T161912/0.jpg</text:p>
          </table:table-cell>
          <table:table-cell office:value-type="string">
            <text:p>https://twitter.com/RedditMemenator/status/1622631000617668608</text:p>
          </table:table-cell>
        </table:table-row>
        <table:table-row>
          <table:table-cell office:value="2330" office:value-type="float"/>
          <table:table-cell office:value-type="string">
            <text:p>Pattern 33</text:p>
          </table:table-cell>
          <table:table-cell office:value="0.2257895718966173" office:value-type="float"/>
          <table:table-cell office:value="0.18040693153518766" office:value-type="float"/>
          <table:table-cell office:value="0.8854363410340224" office:value-type="float"/>
          <table:table-cell office:value-type="string">
            <text:p>input/data_formal_20240530-1342/meme/RedditMemenator_20230226T041910/0.jpg</text:p>
          </table:table-cell>
          <table:table-cell office:value-type="string">
            <text:p>https://twitter.com/RedditMemenator/status/1629697557567008769</text:p>
          </table:table-cell>
        </table:table-row>
        <table:table-row>
          <table:table-cell office:value="2331" office:value-type="float"/>
          <table:table-cell office:value-type="string">
            <text:p>Pattern 3</text:p>
          </table:table-cell>
          <table:table-cell office:value="0.09192767140382666" office:value-type="float"/>
          <table:table-cell office:value="0.5987371797130987" office:value-type="float"/>
          <table:table-cell office:value="0.8302791408164278" office:value-type="float"/>
          <table:table-cell office:value-type="string">
            <text:p>input/data_formal_20240530-1342/meme/RedditMemenator_20230307T091912/0.jpg</text:p>
          </table:table-cell>
          <table:table-cell office:value-type="string">
            <text:p>https://twitter.com/RedditMemenator/status/1633034555321118720</text:p>
          </table:table-cell>
        </table:table-row>
        <table:table-row>
          <table:table-cell office:value="2332" office:value-type="float"/>
          <table:table-cell office:value-type="string">
            <text:p>Pattern 9</text:p>
          </table:table-cell>
          <table:table-cell office:value="0.1021720270857896" office:value-type="float"/>
          <table:table-cell office:value="0.32474722294921654" office:value-type="float"/>
          <table:table-cell office:value="0.9028053300155746" office:value-type="float"/>
          <table:table-cell office:value-type="string">
            <text:p>input/data_formal_20240530-1342/meme/RedditMemenator_20230307T111916/0.jpg</text:p>
          </table:table-cell>
          <table:table-cell office:value-type="string">
            <text:p>https://twitter.com/RedditMemenator/status/1633064767702315008</text:p>
          </table:table-cell>
        </table:table-row>
        <table:table-row>
          <table:table-cell office:value="2333" office:value-type="float"/>
          <table:table-cell office:value-type="string">
            <text:p>Pattern 6</text:p>
          </table:table-cell>
          <table:table-cell office:value="0.033488030020267845" office:value-type="float"/>
          <table:table-cell office:value="0.319612345098092" office:value-type="float"/>
          <table:table-cell office:value="0.8742408382109226" office:value-type="float"/>
          <table:table-cell office:value-type="string">
            <text:p>input/data_formal_20240530-1342/meme/RedditMemenator_20230315T191912/0.jpg</text:p>
          </table:table-cell>
          <table:table-cell office:value-type="string">
            <text:p>https://twitter.com/JadeKatBond/status/1636125362726789120</text:p>
          </table:table-cell>
        </table:table-row>
        <table:table-row>
          <table:table-cell office:value="233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RedditMemenator_20230322T191912/0.jpg</text:p>
          </table:table-cell>
          <table:table-cell office:value-type="string">
            <text:p>https://twitter.com/RedditMemenator/status/1638621367431200768</text:p>
          </table:table-cell>
        </table:table-row>
        <table:table-row>
          <table:table-cell office:value="2335" office:value-type="float"/>
          <table:table-cell office:value-type="string">
            <text:p>Pattern 14</text:p>
          </table:table-cell>
          <table:table-cell office:value="0.20438996461227238" office:value-type="float"/>
          <table:table-cell office:value="0.05887713996421545" office:value-type="float"/>
          <table:table-cell office:value="0.9065567879865245" office:value-type="float"/>
          <table:table-cell office:value-type="string">
            <text:p>input/data_formal_20240530-1342/meme/RedditMemenator_20230323T031913/0.jpg</text:p>
          </table:table-cell>
          <table:table-cell office:value-type="string">
            <text:p>https://twitter.com/JadeKatBond/status/1638751318507659265</text:p>
          </table:table-cell>
        </table:table-row>
        <table:table-row>
          <table:table-cell office:value="2336" office:value-type="float"/>
          <table:table-cell office:value-type="string">
            <text:p>Pattern 45</text:p>
          </table:table-cell>
          <table:table-cell office:value="0.18613795401363795" office:value-type="float"/>
          <table:table-cell office:value="0.4633904055299596" office:value-type="float"/>
          <table:table-cell office:value="0.8467007238997681" office:value-type="float"/>
          <table:table-cell office:value-type="string">
            <text:p>input/data_formal_20240530-1342/meme/redditmemesbank_20230105T103048/0.jpg</text:p>
          </table:table-cell>
          <table:table-cell office:value-type="string">
            <text:p>https://twitter.com/redditmemesbank/status/1610946912328323075</text:p>
          </table:table-cell>
        </table:table-row>
        <table:table-row>
          <table:table-cell office:value="2337" office:value-type="float"/>
          <table:table-cell office:value-type="string">
            <text:p>Pattern 19</text:p>
          </table:table-cell>
          <table:table-cell office:value="0.19416591403134603" office:value-type="float"/>
          <table:table-cell office:value="0.4661958235661724" office:value-type="float"/>
          <table:table-cell office:value="0.8870842118958129" office:value-type="float"/>
          <table:table-cell office:value-type="string">
            <text:p>input/data_formal_20240530-1342/meme/redditmemesbank_20230105T103050/0.jpg</text:p>
          </table:table-cell>
          <table:table-cell office:value-type="string">
            <text:p>https://twitter.com/redditmemesbank/status/1610946920368709633</text:p>
          </table:table-cell>
        </table:table-row>
        <table:table-row>
          <table:table-cell office:value="2338" office:value-type="float"/>
          <table:table-cell office:value-type="string">
            <text:p>Pattern 22</text:p>
          </table:table-cell>
          <table:table-cell office:value="0.1158811778629481" office:value-type="float"/>
          <table:table-cell office:value="0.47121544472840904" office:value-type="float"/>
          <table:table-cell office:value="0.8436331981274487" office:value-type="float"/>
          <table:table-cell office:value-type="string">
            <text:p>input/data_formal_20240530-1342/meme/redditmemesbank_20230105T104802/0.jpg</text:p>
          </table:table-cell>
          <table:table-cell office:value-type="string">
            <text:p>https://twitter.com/redditmemesbank/status/1610951249112846336</text:p>
          </table:table-cell>
        </table:table-row>
        <table:table-row>
          <table:table-cell office:value="2339" office:value-type="float"/>
          <table:table-cell office:value-type="string">
            <text:p>Pattern 19</text:p>
          </table:table-cell>
          <table:table-cell office:value="0.19660178918817522" office:value-type="float"/>
          <table:table-cell office:value="0.5855453584776071" office:value-type="float"/>
          <table:table-cell office:value="0.8468644884939551" office:value-type="float"/>
          <table:table-cell office:value-type="string">
            <text:p>input/data_formal_20240530-1342/meme/redditmemesbank_20230105T113025/0.jpg</text:p>
          </table:table-cell>
          <table:table-cell office:value-type="string">
            <text:p>https://twitter.com/redditmemesbank/status/1610961914812579845</text:p>
          </table:table-cell>
        </table:table-row>
        <table:table-row>
          <table:table-cell office:value="2340" office:value-type="float"/>
          <table:table-cell office:value-type="string">
            <text:p>Pattern 45</text:p>
          </table:table-cell>
          <table:table-cell office:value="0.13452138378224615" office:value-type="float"/>
          <table:table-cell office:value="0.3954132476603005" office:value-type="float"/>
          <table:table-cell office:value="0.8438789689452934" office:value-type="float"/>
          <table:table-cell office:value-type="string">
            <text:p>input/data_formal_20240530-1342/meme/redditmemesbank_20230105T123153/0.jpg</text:p>
          </table:table-cell>
          <table:table-cell office:value-type="string">
            <text:p>https://twitter.com/redditmemesbank/status/1610977385100312579</text:p>
          </table:table-cell>
        </table:table-row>
        <table:table-row>
          <table:table-cell office:value="2341" office:value-type="float"/>
          <table:table-cell office:value-type="string">
            <text:p>Pattern 19</text:p>
          </table:table-cell>
          <table:table-cell office:value="0.1409996422123858" office:value-type="float"/>
          <table:table-cell office:value="0.38248600287996315" office:value-type="float"/>
          <table:table-cell office:value="0.8330060031864155" office:value-type="float"/>
          <table:table-cell office:value-type="string">
            <text:p>input/data_formal_20240530-1342/meme/redditmemesbank_20230105T123154/0.jpg</text:p>
          </table:table-cell>
          <table:table-cell office:value-type="string">
            <text:p>https://twitter.com/redditmemesbank/status/1610977390074728448</text:p>
          </table:table-cell>
        </table:table-row>
        <table:table-row>
          <table:table-cell office:value="2342" office:value-type="float"/>
          <table:table-cell office:value-type="string">
            <text:p>Pattern 35</text:p>
          </table:table-cell>
          <table:table-cell office:value="0.17764396979455707" office:value-type="float"/>
          <table:table-cell office:value="0.41301817583954387" office:value-type="float"/>
          <table:table-cell office:value="0.7245130049498854" office:value-type="float"/>
          <table:table-cell office:value-type="string">
            <text:p>input/data_formal_20240530-1342/meme/redditmemesbank_20230105T124801/0.jpg</text:p>
          </table:table-cell>
          <table:table-cell office:value-type="string">
            <text:p>https://twitter.com/redditmemesbank/status/1610981444683288577</text:p>
          </table:table-cell>
        </table:table-row>
        <table:table-row>
          <table:table-cell office:value="2343" office:value-type="float"/>
          <table:table-cell office:value-type="string">
            <text:p>Pattern 15</text:p>
          </table:table-cell>
          <table:table-cell office:value="0.1359595145422263" office:value-type="float"/>
          <table:table-cell office:value="0.6571575784643138" office:value-type="float"/>
          <table:table-cell office:value="0.9045218947936532" office:value-type="float"/>
          <table:table-cell office:value-type="string">
            <text:p>input/data_formal_20240530-1342/meme/redditmemesbank_20230206T103333/0.jpg</text:p>
          </table:table-cell>
          <table:table-cell office:value-type="string">
            <text:p>https://twitter.com/William27136245/status/1622599977871572993</text:p>
          </table:table-cell>
        </table:table-row>
        <table:table-row>
          <table:table-cell office:value="2344" office:value-type="float"/>
          <table:table-cell office:value-type="string">
            <text:p>Pattern 35</text:p>
          </table:table-cell>
          <table:table-cell office:value="0.14671016590208213" office:value-type="float"/>
          <table:table-cell office:value="0.2924392614388068" office:value-type="float"/>
          <table:table-cell office:value="0.5920259766336279" office:value-type="float"/>
          <table:table-cell office:value-type="string">
            <text:p>input/data_formal_20240530-1342/meme/redditmemesbank_20230206T104740/0.jpg</text:p>
          </table:table-cell>
          <table:table-cell office:value-type="string">
            <text:p>https://twitter.com/redditmemesbank/status/1622547567182503936</text:p>
          </table:table-cell>
        </table:table-row>
        <table:table-row>
          <table:table-cell office:value="2345" office:value-type="float"/>
          <table:table-cell office:value-type="string">
            <text:p>Pattern 8</text:p>
          </table:table-cell>
          <table:table-cell office:value="0.1660910566319852" office:value-type="float"/>
          <table:table-cell office:value="0.22280868771827783" office:value-type="float"/>
          <table:table-cell office:value="7.884953353001448e-08" office:value-type="float"/>
          <table:table-cell office:value-type="string">
            <text:p>input/data_formal_20240530-1342/meme/redditmemesbank_20230206T104741/0.jpg</text:p>
          </table:table-cell>
          <table:table-cell office:value-type="string">
            <text:p>https://twitter.com/redditmemesbank/status/1622547574744809473</text:p>
          </table:table-cell>
        </table:table-row>
        <table:table-row>
          <table:table-cell office:value="2346" office:value-type="float"/>
          <table:table-cell office:value-type="string">
            <text:p>Pattern 1</text:p>
          </table:table-cell>
          <table:table-cell office:value="0.1694541533677894" office:value-type="float"/>
          <table:table-cell office:value="0.34405495809866093" office:value-type="float"/>
          <table:table-cell office:value="0.9209499278185412" office:value-type="float"/>
          <table:table-cell office:value-type="string">
            <text:p>input/data_formal_20240530-1342/meme/redditmemesbank_20230206T113015/0.jpg</text:p>
          </table:table-cell>
          <table:table-cell office:value-type="string">
            <text:p>https://twitter.com/redditmemesbank/status/1622558283239235584</text:p>
          </table:table-cell>
        </table:table-row>
        <table:table-row>
          <table:table-cell office:value="2347" office:value-type="float"/>
          <table:table-cell office:value-type="string">
            <text:p>Pattern 36</text:p>
          </table:table-cell>
          <table:table-cell office:value="0.1982058925385495" office:value-type="float"/>
          <table:table-cell office:value="0.449499245468169" office:value-type="float"/>
          <table:table-cell office:value="0.4509454761642945" office:value-type="float"/>
          <table:table-cell office:value-type="string">
            <text:p>input/data_formal_20240530-1342/meme/redditmemesbank_20230206T113347/0.jpg</text:p>
          </table:table-cell>
          <table:table-cell office:value-type="string">
            <text:p>https://twitter.com/redditmemesbank/status/1622559175912857604</text:p>
          </table:table-cell>
        </table:table-row>
        <table:table-row>
          <table:table-cell office:value="2348" office:value-type="float"/>
          <table:table-cell office:value-type="string">
            <text:p>Pattern 6</text:p>
          </table:table-cell>
          <table:table-cell office:value="0.11347662185545615" office:value-type="float"/>
          <table:table-cell office:value="0.36562597669613606" office:value-type="float"/>
          <table:table-cell office:value="0.9158086285331799" office:value-type="float"/>
          <table:table-cell office:value-type="string">
            <text:p>input/data_formal_20240530-1342/meme/redditmemesbank_20230206T122307/0.jpg</text:p>
          </table:table-cell>
          <table:table-cell office:value-type="string">
            <text:p>https://twitter.com/redditmemesbank/status/1622571588213145601</text:p>
          </table:table-cell>
        </table:table-row>
        <table:table-row>
          <table:table-cell office:value="2349" office:value-type="float"/>
          <table:table-cell office:value-type="string">
            <text:p>Pattern 41</text:p>
          </table:table-cell>
          <table:table-cell office:value="0.2650795131535748" office:value-type="float"/>
          <table:table-cell office:value="0.3749234403618612" office:value-type="float"/>
          <table:table-cell office:value="0.83338527305619" office:value-type="float"/>
          <table:table-cell office:value-type="string">
            <text:p>input/data_formal_20240530-1342/meme/redditmemesbank_20230206T123039/0.jpg</text:p>
          </table:table-cell>
          <table:table-cell office:value-type="string">
            <text:p>https://twitter.com/redditmemesbank/status/1622573486685229056</text:p>
          </table:table-cell>
        </table:table-row>
        <table:table-row>
          <table:table-cell office:value="2350" office:value-type="float"/>
          <table:table-cell office:value-type="string">
            <text:p>Pattern 29</text:p>
          </table:table-cell>
          <table:table-cell office:value="0.2550333820379432" office:value-type="float"/>
          <table:table-cell office:value="0.37469540169001914" office:value-type="float"/>
          <table:table-cell office:value="0.7920720784663942" office:value-type="float"/>
          <table:table-cell office:value-type="string">
            <text:p>input/data_formal_20240530-1342/meme/redditmemesbank_20230206T123040/0.jpg</text:p>
          </table:table-cell>
          <table:table-cell office:value-type="string">
            <text:p>https://twitter.com/redditmemesbank/status/1622573491475169281</text:p>
          </table:table-cell>
        </table:table-row>
        <table:table-row>
          <table:table-cell office:value="2351" office:value-type="float"/>
          <table:table-cell office:value-type="string">
            <text:p>Pattern 31</text:p>
          </table:table-cell>
          <table:table-cell office:value="0.25671151319959007" office:value-type="float"/>
          <table:table-cell office:value="0.32121833798746957" office:value-type="float"/>
          <table:table-cell office:value="0.8636106942777487" office:value-type="float"/>
          <table:table-cell office:value-type="string">
            <text:p>input/data_formal_20240530-1342/meme/redditmemesbank_20230206T123355/0.jpg</text:p>
          </table:table-cell>
          <table:table-cell office:value-type="string">
            <text:p>https://twitter.com/redditmemesbank/status/1622574307384721409</text:p>
          </table:table-cell>
        </table:table-row>
        <table:table-row>
          <table:table-cell office:value="2352" office:value-type="float"/>
          <table:table-cell office:value-type="string">
            <text:p>Pattern 21</text:p>
          </table:table-cell>
          <table:table-cell office:value="0.10125764141449323" office:value-type="float"/>
          <table:table-cell office:value="0.270665278089541" office:value-type="float"/>
          <table:table-cell office:value="0.5871435152661191" office:value-type="float"/>
          <table:table-cell office:value-type="string">
            <text:p>input/data_formal_20240530-1342/meme/redditmemesbank_20230206T124832/0.jpg</text:p>
          </table:table-cell>
          <table:table-cell office:value-type="string">
            <text:p>https://twitter.com/redditmemesbank/status/1622577987341230081</text:p>
          </table:table-cell>
        </table:table-row>
        <table:table-row>
          <table:table-cell office:value="2353" office:value-type="float"/>
          <table:table-cell office:value-type="string">
            <text:p>Pattern 6</text:p>
          </table:table-cell>
          <table:table-cell office:value="0.17374796243912505" office:value-type="float"/>
          <table:table-cell office:value="0.1201657809954152" office:value-type="float"/>
          <table:table-cell office:value="0.9293249920649344" office:value-type="float"/>
          <table:table-cell office:value-type="string">
            <text:p>input/data_formal_20240530-1342/meme/redditmemesbank_20230206T133206/0.jpg</text:p>
          </table:table-cell>
          <table:table-cell office:value-type="string">
            <text:p>https://twitter.com/redditmemesbank/status/1622588951088308226</text:p>
          </table:table-cell>
        </table:table-row>
        <table:table-row>
          <table:table-cell office:value="2354" office:value-type="float"/>
          <table:table-cell office:value-type="string">
            <text:p>Pattern 6</text:p>
          </table:table-cell>
          <table:table-cell office:value="0.2595016666505047" office:value-type="float"/>
          <table:table-cell office:value="0.16848482986099358" office:value-type="float"/>
          <table:table-cell office:value="0.911459678978483" office:value-type="float"/>
          <table:table-cell office:value-type="string">
            <text:p>input/data_formal_20240530-1342/meme/redditmemesbank_20230206T133454/0.jpg</text:p>
          </table:table-cell>
          <table:table-cell office:value-type="string">
            <text:p>https://twitter.com/redditmemesbank/status/1622589652208087042</text:p>
          </table:table-cell>
        </table:table-row>
        <table:table-row>
          <table:table-cell office:value="2355" office:value-type="float"/>
          <table:table-cell office:value-type="string">
            <text:p>Pattern 37</text:p>
          </table:table-cell>
          <table:table-cell office:value="0.10263279779657508" office:value-type="float"/>
          <table:table-cell office:value="0.3759404565605335" office:value-type="float"/>
          <table:table-cell office:value="0.7417170775170776" office:value-type="float"/>
          <table:table-cell office:value-type="string">
            <text:p>input/data_formal_20240530-1342/meme/redditmemesbank_20230206T134749/0.jpg</text:p>
          </table:table-cell>
          <table:table-cell office:value-type="string">
            <text:p>https://twitter.com/redditmemesbank/status/1622592906199539716</text:p>
          </table:table-cell>
        </table:table-row>
        <table:table-row>
          <table:table-cell office:value="2356" office:value-type="float"/>
          <table:table-cell office:value-type="string">
            <text:p>Pattern 24</text:p>
          </table:table-cell>
          <table:table-cell office:value="0.14413822410611252" office:value-type="float"/>
          <table:table-cell office:value="0.4617825990837038" office:value-type="float"/>
          <table:table-cell office:value="4.726276256785901e-07" office:value-type="float"/>
          <table:table-cell office:value-type="string">
            <text:p>input/data_formal_20240530-1342/meme/redditmemesbank_20230206T143214/0.jpg</text:p>
          </table:table-cell>
          <table:table-cell office:value-type="string">
            <text:p>https://twitter.com/redditmemesbank/status/1622604083440889856</text:p>
          </table:table-cell>
        </table:table-row>
        <table:table-row>
          <table:table-cell office:value="2357" office:value-type="float"/>
          <table:table-cell office:value-type="string">
            <text:p>Pattern 2</text:p>
          </table:table-cell>
          <table:table-cell office:value="0.17565308370040278" office:value-type="float"/>
          <table:table-cell office:value="0.35593527308554335" office:value-type="float"/>
          <table:table-cell office:value="0.9128157976798164" office:value-type="float"/>
          <table:table-cell office:value-type="string">
            <text:p>input/data_formal_20240530-1342/meme/redditmemesbank_20230206T143533/0.jpg</text:p>
          </table:table-cell>
          <table:table-cell office:value-type="string">
            <text:p>https://twitter.com/redditmemesbank/status/1622604918061137920</text:p>
          </table:table-cell>
        </table:table-row>
        <table:table-row>
          <table:table-cell office:value="2358" office:value-type="float"/>
          <table:table-cell office:value-type="string">
            <text:p>Pattern 27</text:p>
          </table:table-cell>
          <table:table-cell office:value="0.13944629734259936" office:value-type="float"/>
          <table:table-cell office:value="0.3118306484214396" office:value-type="float"/>
          <table:table-cell office:value="0.26278221287871184" office:value-type="float"/>
          <table:table-cell office:value-type="string">
            <text:p>input/data_formal_20240530-1342/meme/redditmemesbank_20230206T144829/0.jpg</text:p>
          </table:table-cell>
          <table:table-cell office:value-type="string">
            <text:p>https://twitter.com/redditmemesbank/status/1622608173923287041</text:p>
          </table:table-cell>
        </table:table-row>
        <table:table-row>
          <table:table-cell office:value="2359" office:value-type="float"/>
          <table:table-cell office:value-type="string">
            <text:p>Pattern 33</text:p>
          </table:table-cell>
          <table:table-cell office:value="0.12402885893697099" office:value-type="float"/>
          <table:table-cell office:value="0.24193449362409994" office:value-type="float"/>
          <table:table-cell office:value="0.8014740720716584" office:value-type="float"/>
          <table:table-cell office:value-type="string">
            <text:p>input/data_formal_20240530-1342/meme/redditmemesbank_20230206T144832/0.jpg</text:p>
          </table:table-cell>
          <table:table-cell office:value-type="string">
            <text:p>https://twitter.com/redditmemesbank/status/1622608185365241858</text:p>
          </table:table-cell>
        </table:table-row>
        <table:table-row>
          <table:table-cell office:value="2360" office:value-type="float"/>
          <table:table-cell office:value-type="string">
            <text:p>Pattern 41</text:p>
          </table:table-cell>
          <table:table-cell office:value="0.1917568091402566" office:value-type="float"/>
          <table:table-cell office:value="0.1955921920745564" office:value-type="float"/>
          <table:table-cell office:value="0.6622132648149329" office:value-type="float"/>
          <table:table-cell office:value-type="string">
            <text:p>input/data_formal_20240530-1342/meme/redditmemesbank_20230206T144834/0.jpg</text:p>
          </table:table-cell>
          <table:table-cell office:value-type="string">
            <text:p>https://twitter.com/redditmemesbank/status/1622608194882138113</text:p>
          </table:table-cell>
        </table:table-row>
        <table:table-row>
          <table:table-cell office:value="2361" office:value-type="float"/>
          <table:table-cell office:value-type="string">
            <text:p>Pattern 39</text:p>
          </table:table-cell>
          <table:table-cell office:value="0.1562093344923367" office:value-type="float"/>
          <table:table-cell office:value="0.22344006031536284" office:value-type="float"/>
          <table:table-cell office:value="0.8158823734816912" office:value-type="float"/>
          <table:table-cell office:value-type="string">
            <text:p>input/data_formal_20240530-1342/meme/redditmemesbank_20230206T144836/0.jpg</text:p>
          </table:table-cell>
          <table:table-cell office:value-type="string">
            <text:p>https://twitter.com/redditmemesbank/status/1622608203333730304</text:p>
          </table:table-cell>
        </table:table-row>
        <table:table-row>
          <table:table-cell office:value="2362" office:value-type="float"/>
          <table:table-cell office:value-type="string">
            <text:p>Pattern 22</text:p>
          </table:table-cell>
          <table:table-cell office:value="0.11421454312610047" office:value-type="float"/>
          <table:table-cell office:value="0.20888419811690412" office:value-type="float"/>
          <table:table-cell office:value="0.7884063508720093" office:value-type="float"/>
          <table:table-cell office:value-type="string">
            <text:p>input/data_formal_20240530-1342/meme/redditmemesbank_20230206T154751/0.jpg</text:p>
          </table:table-cell>
          <table:table-cell office:value-type="string">
            <text:p>https://twitter.com/redditmemesbank/status/1622623114264805377</text:p>
          </table:table-cell>
        </table:table-row>
        <table:table-row>
          <table:table-cell office:value="2363" office:value-type="float"/>
          <table:table-cell office:value-type="string">
            <text:p>Pattern 16</text:p>
          </table:table-cell>
          <table:table-cell office:value="0.22369157115456784" office:value-type="float"/>
          <table:table-cell office:value="0.304348760992336" office:value-type="float"/>
          <table:table-cell office:value="0.7556964854604258" office:value-type="float"/>
          <table:table-cell office:value-type="string">
            <text:p>input/data_formal_20240530-1342/meme/redditmemesbank_20230206T154753/0.jpg</text:p>
          </table:table-cell>
          <table:table-cell office:value-type="string">
            <text:p>https://twitter.com/redditmemesbank/status/1622623120224931841</text:p>
          </table:table-cell>
        </table:table-row>
        <table:table-row>
          <table:table-cell office:value="2364" office:value-type="float"/>
          <table:table-cell office:value-type="string">
            <text:p>Pattern 29</text:p>
          </table:table-cell>
          <table:table-cell office:value="0.19085656051381739" office:value-type="float"/>
          <table:table-cell office:value="0.4296909772665804" office:value-type="float"/>
          <table:table-cell office:value="0.8156920206934457" office:value-type="float"/>
          <table:table-cell office:value-type="string">
            <text:p>input/data_formal_20240530-1342/meme/redditmemesbank_20230212T133028/0.jpg</text:p>
          </table:table-cell>
          <table:table-cell office:value-type="string">
            <text:p>https://twitter.com/redditmemesbank/status/1624762867269480448</text:p>
          </table:table-cell>
        </table:table-row>
        <table:table-row>
          <table:table-cell office:value="2365" office:value-type="float"/>
          <table:table-cell office:value-type="string">
            <text:p>Pattern 33</text:p>
          </table:table-cell>
          <table:table-cell office:value="0.20816256389750726" office:value-type="float"/>
          <table:table-cell office:value="0.16609611904288027" office:value-type="float"/>
          <table:table-cell office:value="0.8659741661166099" office:value-type="float"/>
          <table:table-cell office:value-type="string">
            <text:p>input/data_formal_20240530-1342/meme/Reesiekups_20230206T161959/0.jpg</text:p>
          </table:table-cell>
          <table:table-cell office:value-type="string">
            <text:p>https://twitter.com/Reesiekups/status/1622631199750619137</text:p>
          </table:table-cell>
        </table:table-row>
        <table:table-row>
          <table:table-cell office:value="2366" office:value-type="float"/>
          <table:table-cell office:value-type="string">
            <text:p>Pattern 25</text:p>
          </table:table-cell>
          <table:table-cell office:value="0.15498367399319957" office:value-type="float"/>
          <table:table-cell office:value="0.5026554282255006" office:value-type="float"/>
          <table:table-cell office:value="0.929305314586105" office:value-type="float"/>
          <table:table-cell office:value-type="string">
            <text:p>input/data_formal_20240530-1342/meme/ReeveSwainston_20230121T152231/0.jpg</text:p>
          </table:table-cell>
          <table:table-cell office:value-type="string">
            <text:p>https://twitter.com/trueTKactual/status/1616880362231140352</text:p>
          </table:table-cell>
        </table:table-row>
        <table:table-row>
          <table:table-cell office:value="2367" office:value-type="float"/>
          <table:table-cell office:value-type="string">
            <text:p>Pattern 29</text:p>
          </table:table-cell>
          <table:table-cell office:value="0.23627452433040655" office:value-type="float"/>
          <table:table-cell office:value="0.4163048455423226" office:value-type="float"/>
          <table:table-cell office:value="0.9193364669692193" office:value-type="float"/>
          <table:table-cell office:value-type="string">
            <text:p>input/data_formal_20240530-1342/meme/RefillStationUK_20230206T120028/0.jpg</text:p>
          </table:table-cell>
          <table:table-cell office:value-type="string">
            <text:p>https://twitter.com/RefillStationUK/status/1622565890389692417</text:p>
          </table:table-cell>
        </table:table-row>
        <table:table-row>
          <table:table-cell office:value="2368" office:value-type="float"/>
          <table:table-cell office:value-type="string">
            <text:p>Pattern 5</text:p>
          </table:table-cell>
          <table:table-cell office:value="0.025737831615130574" office:value-type="float"/>
          <table:table-cell office:value="0.7730483588990658" office:value-type="float"/>
          <table:table-cell office:value="0.7775967875837886" office:value-type="float"/>
          <table:table-cell office:value-type="string">
            <text:p>input/data_formal_20240530-1342/meme/Regionaltoglobl_20230202T043000/0.jpg</text:p>
          </table:table-cell>
          <table:table-cell office:value-type="string">
            <text:p>https://twitter.com/Regionaltoglobl/status/1621002974477819905</text:p>
          </table:table-cell>
        </table:table-row>
        <table:table-row>
          <table:table-cell office:value="2369" office:value-type="float"/>
          <table:table-cell office:value-type="string">
            <text:p>Pattern 42</text:p>
          </table:table-cell>
          <table:table-cell office:value="0.14697362604343805" office:value-type="float"/>
          <table:table-cell office:value="0.5335145178701861" office:value-type="float"/>
          <table:table-cell office:value="0.9270882663081201" office:value-type="float"/>
          <table:table-cell office:value-type="string">
            <text:p>input/data_formal_20240530-1342/meme/reliabledoors1_20230202T044046/0.jpg</text:p>
          </table:table-cell>
          <table:table-cell office:value-type="string">
            <text:p>https://twitter.com/reliabledoors1/status/1621005681829756928</text:p>
          </table:table-cell>
        </table:table-row>
        <table:table-row>
          <table:table-cell office:value="2370" office:value-type="float"/>
          <table:table-cell office:value-type="string">
            <text:p>Pattern 3</text:p>
          </table:table-cell>
          <table:table-cell office:value="0.15315131558820766" office:value-type="float"/>
          <table:table-cell office:value="0.5461328944916821" office:value-type="float"/>
          <table:table-cell office:value="0.8470377907389401" office:value-type="float"/>
          <table:table-cell office:value-type="string">
            <text:p>input/data_formal_20240530-1342/meme/RenukaJangra_20230105T111725/0.jpg</text:p>
          </table:table-cell>
          <table:table-cell office:value-type="string">
            <text:p>https://twitter.com/RenukaJangra/status/1610958644409171971</text:p>
          </table:table-cell>
        </table:table-row>
        <table:table-row>
          <table:table-cell office:value="2371" office:value-type="float"/>
          <table:table-cell office:value-type="string">
            <text:p>Pattern 10</text:p>
          </table:table-cell>
          <table:table-cell office:value="0.17750943413988504" office:value-type="float"/>
          <table:table-cell office:value="0.4803374765241639" office:value-type="float"/>
          <table:table-cell office:value="0.8842629719384668" office:value-type="float"/>
          <table:table-cell office:value-type="string">
            <text:p>input/data_formal_20240530-1342/meme/Renville_SWCD_20230206T154555/0.jpg</text:p>
          </table:table-cell>
          <table:table-cell office:value-type="string">
            <text:p>https://twitter.com/Renville_SWCD/status/1622622623753543680</text:p>
          </table:table-cell>
        </table:table-row>
        <table:table-row>
          <table:table-cell office:value="2372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revrun86_20230201T185847/0.jpg</text:p>
          </table:table-cell>
          <table:table-cell office:value-type="string">
            <text:p>https://twitter.com/Orowaa_/status/1620937772986138624</text:p>
          </table:table-cell>
        </table:table-row>
        <table:table-row>
          <table:table-cell office:value="2373" office:value-type="float"/>
          <table:table-cell office:value-type="string">
            <text:p>Pattern 26</text:p>
          </table:table-cell>
          <table:table-cell office:value="0.20311826273351685" office:value-type="float"/>
          <table:table-cell office:value="0.4874625766709655" office:value-type="float"/>
          <table:table-cell office:value="0.839744883831832" office:value-type="float"/>
          <table:table-cell office:value-type="string">
            <text:p>input/data_formal_20240530-1342/meme/Rexhernan22_20230127T184901/0.jpg</text:p>
          </table:table-cell>
          <table:table-cell office:value-type="string">
            <text:p>https://twitter.com/Rexhernan22/status/1638708589417168898</text:p>
          </table:table-cell>
        </table:table-row>
        <table:table-row>
          <table:table-cell office:value="2374" office:value-type="float"/>
          <table:table-cell office:value-type="string">
            <text:p>Pattern 45</text:p>
          </table:table-cell>
          <table:table-cell office:value="0.14163038663239133" office:value-type="float"/>
          <table:table-cell office:value="0.5981833251670889" office:value-type="float"/>
          <table:table-cell office:value="0.7750263854837438" office:value-type="float"/>
          <table:table-cell office:value-type="string">
            <text:p>input/data_formal_20240530-1342/meme/Rezkiansyah_14_20221230T144600/0.jpg</text:p>
          </table:table-cell>
          <table:table-cell office:value-type="string">
            <text:p>https://twitter.com/UniLendLegion/status/1610965743000248322</text:p>
          </table:table-cell>
        </table:table-row>
        <table:table-row>
          <table:table-cell office:value="2375" office:value-type="float"/>
          <table:table-cell office:value-type="string">
            <text:p>Pattern 28</text:p>
          </table:table-cell>
          <table:table-cell office:value="0.20203103846456077" office:value-type="float"/>
          <table:table-cell office:value="0.20715019143371538" office:value-type="float"/>
          <table:table-cell office:value="0.9584552191225524" office:value-type="float"/>
          <table:table-cell office:value-type="string">
            <text:p>input/data_formal_20240530-1342/meme/rickhoffep1_20230206T133116/0.jpg</text:p>
          </table:table-cell>
          <table:table-cell office:value-type="string">
            <text:p>https://twitter.com/rickhoffep1/status/1622588741473771525</text:p>
          </table:table-cell>
        </table:table-row>
        <table:table-row>
          <table:table-cell office:value="2376" office:value-type="float"/>
          <table:table-cell office:value-type="string">
            <text:p>Pattern 42</text:p>
          </table:table-cell>
          <table:table-cell office:value="0.19990534928693093" office:value-type="float"/>
          <table:table-cell office:value="0.3509385916977343" office:value-type="float"/>
          <table:table-cell office:value="0.905942257484801" office:value-type="float"/>
          <table:table-cell office:value-type="string">
            <text:p>input/data_formal_20240530-1342/meme/rickhoffep1_20230206T160450/0.jpg</text:p>
          </table:table-cell>
          <table:table-cell office:value-type="string">
            <text:p>https://twitter.com/rickhoffep1/status/1622627387392331776</text:p>
          </table:table-cell>
        </table:table-row>
        <table:table-row>
          <table:table-cell office:value="2377" office:value-type="float"/>
          <table:table-cell office:value-type="string">
            <text:p>Pattern 19</text:p>
          </table:table-cell>
          <table:table-cell office:value="0.21455864599403207" office:value-type="float"/>
          <table:table-cell office:value="0.7341599064329776" office:value-type="float"/>
          <table:table-cell office:value="0.720365605950044" office:value-type="float"/>
          <table:table-cell office:value-type="string">
            <text:p>input/data_formal_20240530-1342/meme/Riliwizzy12_20230123T065912/0.jpg</text:p>
          </table:table-cell>
          <table:table-cell office:value-type="string">
            <text:p>https://twitter.com/MylaMofficial/status/1622559566918565893</text:p>
          </table:table-cell>
        </table:table-row>
        <table:table-row>
          <table:table-cell office:value="2378" office:value-type="float"/>
          <table:table-cell office:value-type="string">
            <text:p>Pattern 44</text:p>
          </table:table-cell>
          <table:table-cell office:value="0.13076663630778598" office:value-type="float"/>
          <table:table-cell office:value="0.4255409982150745" office:value-type="float"/>
          <table:table-cell office:value="0.9241254818413002" office:value-type="float"/>
          <table:table-cell office:value-type="string">
            <text:p>input/data_formal_20240530-1342/meme/rishabh202234_20230323T040823/0.jpg</text:p>
          </table:table-cell>
          <table:table-cell office:value-type="string">
            <text:p>https://twitter.com/rishabh202234/status/1638754537745055746</text:p>
          </table:table-cell>
        </table:table-row>
        <table:table-row>
          <table:table-cell office:value="2379" office:value-type="float"/>
          <table:table-cell office:value-type="string">
            <text:p>Pattern 11</text:p>
          </table:table-cell>
          <table:table-cell office:value="0.16165965104536423" office:value-type="float"/>
          <table:table-cell office:value="0.5158367043261571" office:value-type="float"/>
          <table:table-cell office:value="0.8515947456070379" office:value-type="float"/>
          <table:table-cell office:value-type="string">
            <text:p>input/data_formal_20240530-1342/meme/RishteyCine_UK_20230106T083016/0.jpg</text:p>
          </table:table-cell>
          <table:table-cell office:value-type="string">
            <text:p>https://twitter.com/RishteyCine_UK/status/1611278966387806209</text:p>
          </table:table-cell>
        </table:table-row>
        <table:table-row>
          <table:table-cell office:value="2380" office:value-type="float"/>
          <table:table-cell office:value-type="string">
            <text:p>Pattern 42</text:p>
          </table:table-cell>
          <table:table-cell office:value="0.19348245909122008" office:value-type="float"/>
          <table:table-cell office:value="0.6214541460650035" office:value-type="float"/>
          <table:table-cell office:value="0.8733464325225333" office:value-type="float"/>
          <table:table-cell office:value-type="string">
            <text:p>input/data_formal_20240530-1342/meme/rising_sunn__20230307T071411/0.jpg</text:p>
          </table:table-cell>
          <table:table-cell office:value-type="string">
            <text:p>https://twitter.com/rising_sunn_/status/1633003092500262912</text:p>
          </table:table-cell>
        </table:table-row>
        <table:table-row>
          <table:table-cell office:value="2381" office:value-type="float"/>
          <table:table-cell office:value-type="string">
            <text:p>Pattern 30</text:p>
          </table:table-cell>
          <table:table-cell office:value="0.17994690015103604" office:value-type="float"/>
          <table:table-cell office:value="0.3113233096577982" office:value-type="float"/>
          <table:table-cell office:value="0.901338796307817" office:value-type="float"/>
          <table:table-cell office:value-type="string">
            <text:p>input/data_formal_20240530-1342/meme/riteaparty_20230107T030712/0.jpg</text:p>
          </table:table-cell>
          <table:table-cell office:value-type="string">
            <text:p>https://twitter.com/SMM_News_Feed/status/1611566027149832192</text:p>
          </table:table-cell>
        </table:table-row>
        <table:table-row>
          <table:table-cell office:value="2382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riya14560_20230410T024053/0.jpg</text:p>
          </table:table-cell>
          <table:table-cell office:value-type="string">
            <text:p>https://twitter.com/riya14560/status/1645255500567830528</text:p>
          </table:table-cell>
        </table:table-row>
        <table:table-row>
          <table:table-cell office:value="2383" office:value-type="float"/>
          <table:table-cell office:value-type="string">
            <text:p>Pattern 34</text:p>
          </table:table-cell>
          <table:table-cell office:value="0.1663391116375686" office:value-type="float"/>
          <table:table-cell office:value="0.39476274246597415" office:value-type="float"/>
          <table:table-cell office:value="0.888118180671969" office:value-type="float"/>
          <table:table-cell office:value-type="string">
            <text:p>input/data_formal_20240530-1342/meme/RIYAFASHION929_20230110T131712/0.jpg</text:p>
          </table:table-cell>
          <table:table-cell office:value-type="string">
            <text:p>https://twitter.com/RIYAFASHION929/status/1612800726186749954</text:p>
          </table:table-cell>
        </table:table-row>
        <table:table-row>
          <table:table-cell office:value="2384" office:value-type="float"/>
          <table:table-cell office:value-type="string">
            <text:p>Pattern 1</text:p>
          </table:table-cell>
          <table:table-cell office:value="0.36084209651968213" office:value-type="float"/>
          <table:table-cell office:value="0.31538646250079894" office:value-type="float"/>
          <table:table-cell office:value="0.8822186767643331" office:value-type="float"/>
          <table:table-cell office:value-type="string">
            <text:p>input/data_formal_20240530-1342/meme/RJuiceboxshow_20230105T194130/0.jpg</text:p>
          </table:table-cell>
          <table:table-cell office:value-type="string">
            <text:p>https://twitter.com/RJuiceboxshow/status/1611085498461847552</text:p>
          </table:table-cell>
        </table:table-row>
        <table:table-row>
          <table:table-cell office:value="2385" office:value-type="float"/>
          <table:table-cell office:value-type="string">
            <text:p>Pattern 17</text:p>
          </table:table-cell>
          <table:table-cell office:value="0.253783836885057" office:value-type="float"/>
          <table:table-cell office:value="0.3904009406927573" office:value-type="float"/>
          <table:table-cell office:value="0.8377654699880616" office:value-type="float"/>
          <table:table-cell office:value-type="string">
            <text:p>input/data_formal_20240530-1342/meme/Rob55155944_20230201T230346/0.jpg</text:p>
          </table:table-cell>
          <table:table-cell office:value-type="string">
            <text:p>https://twitter.com/Rob55155944/status/1620920873900441600</text:p>
          </table:table-cell>
        </table:table-row>
        <table:table-row>
          <table:table-cell office:value="2386" office:value-type="float"/>
          <table:table-cell office:value-type="string">
            <text:p>Pattern 42</text:p>
          </table:table-cell>
          <table:table-cell office:value="0.08910381130819531" office:value-type="float"/>
          <table:table-cell office:value="0.5108394221780432" office:value-type="float"/>
          <table:table-cell office:value="0.8997952487219407" office:value-type="float"/>
          <table:table-cell office:value-type="string">
            <text:p>input/data_formal_20240530-1342/meme/Rob_Boss33_20230201T201735/0.jpg</text:p>
          </table:table-cell>
          <table:table-cell office:value-type="string">
            <text:p>https://twitter.com/0_Guyy/status/1621012261606408193</text:p>
          </table:table-cell>
        </table:table-row>
        <table:table-row>
          <table:table-cell office:value="2387" office:value-type="float"/>
          <table:table-cell office:value-type="string">
            <text:p>Pattern 6</text:p>
          </table:table-cell>
          <table:table-cell office:value="0.13255618718944562" office:value-type="float"/>
          <table:table-cell office:value="0.20277648055856828" office:value-type="float"/>
          <table:table-cell office:value="0.8387397272694969" office:value-type="float"/>
          <table:table-cell office:value-type="string">
            <text:p>input/data_formal_20240530-1342/meme/ronakians_20230105T102735/0.jpg</text:p>
          </table:table-cell>
          <table:table-cell office:value-type="string">
            <text:p>https://twitter.com/ronakians/status/1610946101179482112</text:p>
          </table:table-cell>
        </table:table-row>
        <table:table-row>
          <table:table-cell office:value="2388" office:value-type="float"/>
          <table:table-cell office:value-type="string">
            <text:p>Pattern 9</text:p>
          </table:table-cell>
          <table:table-cell office:value="0.2627372441950105" office:value-type="float"/>
          <table:table-cell office:value="0.3258388899672021" office:value-type="float"/>
          <table:table-cell office:value="0.9196358496063746" office:value-type="float"/>
          <table:table-cell office:value-type="string">
            <text:p>input/data_formal_20240530-1342/meme/roninxgaming1_20230111T221524/0.jpg</text:p>
          </table:table-cell>
          <table:table-cell office:value-type="string">
            <text:p>https://twitter.com/roninxgaming1/status/1613298558790156289</text:p>
          </table:table-cell>
        </table:table-row>
        <table:table-row>
          <table:table-cell office:value="2389" office:value-type="float"/>
          <table:table-cell office:value-type="string">
            <text:p>Pattern 37</text:p>
          </table:table-cell>
          <table:table-cell office:value="0.12656370497788036" office:value-type="float"/>
          <table:table-cell office:value="0.3272044101404714" office:value-type="float"/>
          <table:table-cell office:value="0.8719751480599075" office:value-type="float"/>
          <table:table-cell office:value-type="string">
            <text:p>input/data_formal_20240530-1342/meme/RoseHavilah_20230206T151859/0.jpg</text:p>
          </table:table-cell>
          <table:table-cell office:value-type="string">
            <text:p>https://twitter.com/RoseHavilah/status/1622615849235259392</text:p>
          </table:table-cell>
        </table:table-row>
        <table:table-row>
          <table:table-cell office:value="2390" office:value-type="float"/>
          <table:table-cell office:value-type="string">
            <text:p>Pattern 46</text:p>
          </table:table-cell>
          <table:table-cell office:value="0.16145287117007104" office:value-type="float"/>
          <table:table-cell office:value="0.2795247727191372" office:value-type="float"/>
          <table:table-cell office:value="0.895004902237763" office:value-type="float"/>
          <table:table-cell office:value-type="string">
            <text:p>input/data_formal_20240530-1342/meme/ROSSO_JC_20230206T133508/0.jpg</text:p>
          </table:table-cell>
          <table:table-cell office:value-type="string">
            <text:p>https://twitter.com/ROSSO_JC/status/1622589713998553090</text:p>
          </table:table-cell>
        </table:table-row>
        <table:table-row>
          <table:table-cell office:value="2391" office:value-type="float"/>
          <table:table-cell office:value-type="string">
            <text:p>Pattern 13</text:p>
          </table:table-cell>
          <table:table-cell office:value="0.1564219445834003" office:value-type="float"/>
          <table:table-cell office:value="0.4598550765355508" office:value-type="float"/>
          <table:table-cell office:value="0.8508038393140879" office:value-type="float"/>
          <table:table-cell office:value-type="string">
            <text:p>input/data_formal_20240530-1342/meme/Rowan67278669_20230105T123324/0.jpg</text:p>
          </table:table-cell>
          <table:table-cell office:value-type="string">
            <text:p>https://twitter.com/Rowan67278669/status/1610977766585040903</text:p>
          </table:table-cell>
        </table:table-row>
        <table:table-row>
          <table:table-cell office:value="2392" office:value-type="float"/>
          <table:table-cell office:value-type="string">
            <text:p>Pattern 44</text:p>
          </table:table-cell>
          <table:table-cell office:value="0.09097356940326201" office:value-type="float"/>
          <table:table-cell office:value="0.4883896165673458" office:value-type="float"/>
          <table:table-cell office:value="0.8368756144765093" office:value-type="float"/>
          <table:table-cell office:value-type="string">
            <text:p>input/data_formal_20240530-1342/meme/Rozii_MIMA_20230106T040942/0.jpg</text:p>
          </table:table-cell>
          <table:table-cell office:value-type="string">
            <text:p>https://twitter.com/shahab_mimarmy/status/1611253209602867204</text:p>
          </table:table-cell>
        </table:table-row>
        <table:table-row>
          <table:table-cell office:value="2393" office:value-type="float"/>
          <table:table-cell office:value-type="string">
            <text:p>Pattern 23</text:p>
          </table:table-cell>
          <table:table-cell office:value="0.07755946269919817" office:value-type="float"/>
          <table:table-cell office:value="0.8498783836795615" office:value-type="float"/>
          <table:table-cell office:value="0.6998088835341414" office:value-type="float"/>
          <table:table-cell office:value-type="string">
            <text:p>input/data_formal_20240530-1342/meme/rprindia_20230106T073827/0.jpg</text:p>
          </table:table-cell>
          <table:table-cell office:value-type="string">
            <text:p>https://twitter.com/rprindia/status/1611265925021601799</text:p>
          </table:table-cell>
        </table:table-row>
        <table:table-row>
          <table:table-cell office:value="2394" office:value-type="float"/>
          <table:table-cell office:value-type="string">
            <text:p>Pattern 14</text:p>
          </table:table-cell>
          <table:table-cell office:value="0.19350752729554765" office:value-type="float"/>
          <table:table-cell office:value="0.3344635229113082" office:value-type="float"/>
          <table:table-cell office:value="0.8884113820488552" office:value-type="float"/>
          <table:table-cell office:value-type="string">
            <text:p>input/data_formal_20240530-1342/meme/rsoler81_20230206T135632/0.jpg</text:p>
          </table:table-cell>
          <table:table-cell office:value-type="string">
            <text:p>https://twitter.com/rsoler81/status/1622595098935537667</text:p>
          </table:table-cell>
        </table:table-row>
        <table:table-row>
          <table:table-cell office:value="2395" office:value-type="float"/>
          <table:table-cell office:value-type="string">
            <text:p>Pattern 30</text:p>
          </table:table-cell>
          <table:table-cell office:value="0.1509147127142246" office:value-type="float"/>
          <table:table-cell office:value="0.5302135285639461" office:value-type="float"/>
          <table:table-cell office:value="0.857921855522738" office:value-type="float"/>
          <table:table-cell office:value-type="string">
            <text:p>input/data_formal_20240530-1342/meme/Rule62peter_20221227T175625/0.jpg</text:p>
          </table:table-cell>
          <table:table-cell office:value-type="string">
            <text:p>https://twitter.com/RobertT68600232/status/1607914844594016257</text:p>
          </table:table-cell>
        </table:table-row>
        <table:table-row>
          <table:table-cell office:value="2396" office:value-type="float"/>
          <table:table-cell office:value-type="string">
            <text:p>Pattern 46</text:p>
          </table:table-cell>
          <table:table-cell office:value="0.1395058694102397" office:value-type="float"/>
          <table:table-cell office:value="0.4210961553946829" office:value-type="float"/>
          <table:table-cell office:value="0.9225825120152259" office:value-type="float"/>
          <table:table-cell office:value-type="string">
            <text:p>input/data_formal_20240530-1342/meme/RulomaMichaela_20221227T232446/0.jpg</text:p>
          </table:table-cell>
          <table:table-cell office:value-type="string">
            <text:p>https://twitter.com/RulomaMichaela/status/1607880195301871616</text:p>
          </table:table-cell>
        </table:table-row>
        <table:table-row>
          <table:table-cell office:value="2397" office:value-type="float"/>
          <table:table-cell office:value-type="string">
            <text:p>Pattern 18</text:p>
          </table:table-cell>
          <table:table-cell office:value="0.19882554461636812" office:value-type="float"/>
          <table:table-cell office:value="0.37341449878046556" office:value-type="float"/>
          <table:table-cell office:value="0.8608103526196079" office:value-type="float"/>
          <table:table-cell office:value-type="string">
            <text:p>input/data_formal_20240530-1342/meme/Rumpleexe_20230323T010521/0.jpg</text:p>
          </table:table-cell>
          <table:table-cell office:value-type="string">
            <text:p>https://twitter.com/Rumpleexe/status/1638708479211995136</text:p>
          </table:table-cell>
        </table:table-row>
        <table:table-row>
          <table:table-cell office:value="2398" office:value-type="float"/>
          <table:table-cell office:value-type="string">
            <text:p>Pattern 9</text:p>
          </table:table-cell>
          <table:table-cell office:value="0.15357189104224078" office:value-type="float"/>
          <table:table-cell office:value="0.33823478640052074" office:value-type="float"/>
          <table:table-cell office:value="0.8955777626454542" office:value-type="float"/>
          <table:table-cell office:value-type="string">
            <text:p>input/data_formal_20240530-1342/meme/RusherLady_20230130T215022/0.jpg</text:p>
          </table:table-cell>
          <table:table-cell office:value-type="string">
            <text:p>https://twitter.com/loven_kl/status/1620920140769660928</text:p>
          </table:table-cell>
        </table:table-row>
        <table:table-row>
          <table:table-cell office:value="2399" office:value-type="float"/>
          <table:table-cell office:value-type="string">
            <text:p>Pattern 44</text:p>
          </table:table-cell>
          <table:table-cell office:value="0.1617227914699993" office:value-type="float"/>
          <table:table-cell office:value="0.31713960043626005" office:value-type="float"/>
          <table:table-cell office:value="0.9013295136112872" office:value-type="float"/>
          <table:table-cell office:value-type="string">
            <text:p>input/data_formal_20240530-1342/meme/ryazrlft_20221228T005310/0.jpg</text:p>
          </table:table-cell>
          <table:table-cell office:value-type="string">
            <text:p>https://twitter.com/ryazrlft/status/1607902443777720325</text:p>
          </table:table-cell>
        </table:table-row>
        <table:table-row>
          <table:table-cell office:value="2400" office:value-type="float"/>
          <table:table-cell office:value-type="string">
            <text:p>Pattern 18</text:p>
          </table:table-cell>
          <table:table-cell office:value="0.12732977330272377" office:value-type="float"/>
          <table:table-cell office:value="0.45797886617801586" office:value-type="float"/>
          <table:table-cell office:value="0.7775335287595843" office:value-type="float"/>
          <table:table-cell office:value-type="string">
            <text:p>input/data_formal_20240530-1342/meme/rydenintl_20230106T071521/0.jpg</text:p>
          </table:table-cell>
          <table:table-cell office:value-type="string">
            <text:p>https://twitter.com/rydenintl/status/1611260114811379715</text:p>
          </table:table-cell>
        </table:table-row>
        <table:table-row>
          <table:table-cell office:value="2401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ryuguet_20230111T225329/0.jpg</text:p>
          </table:table-cell>
          <table:table-cell office:value-type="string">
            <text:p>https://twitter.com/OwoMani/status/1613313064685948929</text:p>
          </table:table-cell>
        </table:table-row>
        <table:table-row>
          <table:table-cell office:value="2402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0meone_u_know_20221227T235543/0.jpg</text:p>
          </table:table-cell>
          <table:table-cell office:value-type="string">
            <text:p>https://twitter.com/an_else/status/1607947276064018432</text:p>
          </table:table-cell>
        </table:table-row>
        <table:table-row>
          <table:table-cell office:value="2403" office:value-type="float"/>
          <table:table-cell office:value-type="string">
            <text:p>Pattern 42</text:p>
          </table:table-cell>
          <table:table-cell office:value="0.1795579671885599" office:value-type="float"/>
          <table:table-cell office:value="0.46816305623463117" office:value-type="float"/>
          <table:table-cell office:value="0.9016498864392863" office:value-type="float"/>
          <table:table-cell office:value-type="string">
            <text:p>input/data_formal_20240530-1342/meme/Sa_el_je_20230105T175706/0.jpg</text:p>
          </table:table-cell>
          <table:table-cell office:value-type="string">
            <text:p>https://twitter.com/Sa_el_je/status/1611059227040288770</text:p>
          </table:table-cell>
        </table:table-row>
        <table:table-row>
          <table:table-cell office:value="2404" office:value-type="float"/>
          <table:table-cell office:value-type="string">
            <text:p>Pattern 3</text:p>
          </table:table-cell>
          <table:table-cell office:value="0.12545021282960325" office:value-type="float"/>
          <table:table-cell office:value="0.5369500726719575" office:value-type="float"/>
          <table:table-cell office:value="0.8377962468038307" office:value-type="float"/>
          <table:table-cell office:value-type="string">
            <text:p>input/data_formal_20240530-1342/meme/sabhidigital__20230316T021334/0.jpg</text:p>
          </table:table-cell>
          <table:table-cell office:value-type="string">
            <text:p>https://twitter.com/sabhidigital_/status/1636188928977018880</text:p>
          </table:table-cell>
        </table:table-row>
        <table:table-row>
          <table:table-cell office:value="2405" office:value-type="float"/>
          <table:table-cell office:value-type="string">
            <text:p>Pattern 3</text:p>
          </table:table-cell>
          <table:table-cell office:value="0.09953220950243483" office:value-type="float"/>
          <table:table-cell office:value="0.4668915924669278" office:value-type="float"/>
          <table:table-cell office:value="0.8123012514778745" office:value-type="float"/>
          <table:table-cell office:value-type="string">
            <text:p>input/data_formal_20240530-1342/meme/sabhidigital__20230316T021334/1.jpg</text:p>
          </table:table-cell>
          <table:table-cell office:value-type="string">
            <text:p>https://twitter.com/sabhidigital_/status/1636188928977018880</text:p>
          </table:table-cell>
        </table:table-row>
        <table:table-row>
          <table:table-cell office:value="2406" office:value-type="float"/>
          <table:table-cell office:value-type="string">
            <text:p>Pattern 44</text:p>
          </table:table-cell>
          <table:table-cell office:value="0.09663211662793264" office:value-type="float"/>
          <table:table-cell office:value="0.4645328428046229" office:value-type="float"/>
          <table:table-cell office:value="0.888862058614822" office:value-type="float"/>
          <table:table-cell office:value-type="string">
            <text:p>input/data_formal_20240530-1342/meme/sabhidigital__20230316T021334/2.jpg</text:p>
          </table:table-cell>
          <table:table-cell office:value-type="string">
            <text:p>https://twitter.com/sabhidigital_/status/1636188928977018880</text:p>
          </table:table-cell>
        </table:table-row>
        <table:table-row>
          <table:table-cell office:value="2407" office:value-type="float"/>
          <table:table-cell office:value-type="string">
            <text:p>Pattern 3</text:p>
          </table:table-cell>
          <table:table-cell office:value="0.11690599649546096" office:value-type="float"/>
          <table:table-cell office:value="0.528125063805847" office:value-type="float"/>
          <table:table-cell office:value="0.8535687277531627" office:value-type="float"/>
          <table:table-cell office:value-type="string">
            <text:p>input/data_formal_20240530-1342/meme/sabhidigital__20230316T021334/3.jpg</text:p>
          </table:table-cell>
          <table:table-cell office:value-type="string">
            <text:p>https://twitter.com/sabhidigital_/status/1636188928977018880</text:p>
          </table:table-cell>
        </table:table-row>
        <table:table-row>
          <table:table-cell office:value="2408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achinisgdboy_20230403T210809/0.jpg</text:p>
          </table:table-cell>
          <table:table-cell office:value-type="string">
            <text:p>https://twitter.com/Sachinisgdboy/status/1642997437789872128</text:p>
          </table:table-cell>
        </table:table-row>
        <table:table-row>
          <table:table-cell office:value="240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ahiljhaashu4_20230202T051231/0.jpg</text:p>
          </table:table-cell>
          <table:table-cell office:value-type="string">
            <text:p>https://twitter.com/Sahiljhaashu4/status/1621013673878917120</text:p>
          </table:table-cell>
        </table:table-row>
        <table:table-row>
          <table:table-cell office:value="2410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aifuli97470530_20230105T125008/0.jpg</text:p>
          </table:table-cell>
          <table:table-cell office:value-type="string">
            <text:p>https://twitter.com/saifuli97470530/status/1610994283263455234</text:p>
          </table:table-cell>
        </table:table-row>
        <table:table-row>
          <table:table-cell office:value="2411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akibmomin143_20230105T133710/0.jpg</text:p>
          </table:table-cell>
          <table:table-cell office:value-type="string">
            <text:p>https://twitter.com/sakibmomin143/status/1610993814579351553</text:p>
          </table:table-cell>
        </table:table-row>
        <table:table-row>
          <table:table-cell office:value="2412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akusa_sakxsa_20221014T140102/0.jpg</text:p>
          </table:table-cell>
          <table:table-cell office:value-type="string">
            <text:p>https://twitter.com/Miyu_Tuber/status/1607887323399872513</text:p>
          </table:table-cell>
        </table:table-row>
        <table:table-row>
          <table:table-cell office:value="2413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alexlow_20230126T115032/0.jpg</text:p>
          </table:table-cell>
          <table:table-cell office:value-type="string">
            <text:p>https://twitter.com/salexlow/status/1618577122091483136</text:p>
          </table:table-cell>
        </table:table-row>
        <table:table-row>
          <table:table-cell office:value="241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alexlow_20230202T014226/0.jpg</text:p>
          </table:table-cell>
          <table:table-cell office:value-type="string">
            <text:p>https://twitter.com/salexlow/status/1620960806421536768</text:p>
          </table:table-cell>
        </table:table-row>
        <table:table-row>
          <table:table-cell office:value="2415" office:value-type="float"/>
          <table:table-cell office:value-type="string">
            <text:p>Pattern 19</text:p>
          </table:table-cell>
          <table:table-cell office:value="0.16149227004134487" office:value-type="float"/>
          <table:table-cell office:value="0.518716089634073" office:value-type="float"/>
          <table:table-cell office:value="0.8352427495613634" office:value-type="float"/>
          <table:table-cell office:value-type="string">
            <text:p>input/data_formal_20240530-1342/meme/SaltGears_20230203T062547/0.jpg</text:p>
          </table:table-cell>
          <table:table-cell office:value-type="string">
            <text:p>https://twitter.com/SurajSh77727138/status/1622550397801095168</text:p>
          </table:table-cell>
        </table:table-row>
        <table:table-row>
          <table:table-cell office:value="2416" office:value-type="float"/>
          <table:table-cell office:value-type="string">
            <text:p>Pattern 15</text:p>
          </table:table-cell>
          <table:table-cell office:value="0.17568336718073652" office:value-type="float"/>
          <table:table-cell office:value="0.5629103850525881" office:value-type="float"/>
          <table:table-cell office:value="0.8759027876359823" office:value-type="float"/>
          <table:table-cell office:value-type="string">
            <text:p>input/data_formal_20240530-1342/meme/SanmarkSols_20221228T064651/0.jpg</text:p>
          </table:table-cell>
          <table:table-cell office:value-type="string">
            <text:p>https://twitter.com/SanmarkSols/status/1607991449722966020</text:p>
          </table:table-cell>
        </table:table-row>
        <table:table-row>
          <table:table-cell office:value="2417" office:value-type="float"/>
          <table:table-cell office:value-type="string">
            <text:p>Pattern 11</text:p>
          </table:table-cell>
          <table:table-cell office:value="0.17780050854838797" office:value-type="float"/>
          <table:table-cell office:value="0.46141462243172116" office:value-type="float"/>
          <table:table-cell office:value="0.8595408718307361" office:value-type="float"/>
          <table:table-cell office:value-type="string">
            <text:p>input/data_formal_20240530-1342/meme/SapporoSteve_20230112T030755/0.jpg</text:p>
          </table:table-cell>
          <table:table-cell office:value-type="string">
            <text:p>https://twitter.com/SapporoSteve/status/1613372170587246593</text:p>
          </table:table-cell>
        </table:table-row>
        <table:table-row>
          <table:table-cell office:value="2418" office:value-type="float"/>
          <table:table-cell office:value-type="string">
            <text:p>Pattern 44</text:p>
          </table:table-cell>
          <table:table-cell office:value="0.1766798564067656" office:value-type="float"/>
          <table:table-cell office:value="0.41290281511929233" office:value-type="float"/>
          <table:table-cell office:value="0.858349498239387" office:value-type="float"/>
          <table:table-cell office:value-type="string">
            <text:p>input/data_formal_20240530-1342/meme/SaritaParab2_20230105T111935/0.jpg</text:p>
          </table:table-cell>
          <table:table-cell office:value-type="string">
            <text:p>https://twitter.com/SaritaParab2/status/1610959189752582146</text:p>
          </table:table-cell>
        </table:table-row>
        <table:table-row>
          <table:table-cell office:value="2419" office:value-type="float"/>
          <table:table-cell office:value-type="string">
            <text:p>Pattern 37</text:p>
          </table:table-cell>
          <table:table-cell office:value="0.17276049617149936" office:value-type="float"/>
          <table:table-cell office:value="0.3082374880417126" office:value-type="float"/>
          <table:table-cell office:value="0.9037589242797943" office:value-type="float"/>
          <table:table-cell office:value-type="string">
            <text:p>input/data_formal_20240530-1342/meme/sashashaw10001_20230105T080443/0.jpg</text:p>
          </table:table-cell>
          <table:table-cell office:value-type="string">
            <text:p>https://twitter.com/sashashaw10001/status/1610910148117106690</text:p>
          </table:table-cell>
        </table:table-row>
        <table:table-row>
          <table:table-cell office:value="2420" office:value-type="float"/>
          <table:table-cell office:value-type="string">
            <text:p>Pattern 13</text:p>
          </table:table-cell>
          <table:table-cell office:value="0.09640964507620273" office:value-type="float"/>
          <table:table-cell office:value="0.5647998615976386" office:value-type="float"/>
          <table:table-cell office:value="0.8834250774710052" office:value-type="float"/>
          <table:table-cell office:value-type="string">
            <text:p>input/data_formal_20240530-1342/meme/sashashaw10001_20230106T080529/0.jpg</text:p>
          </table:table-cell>
          <table:table-cell office:value-type="string">
            <text:p>https://twitter.com/sashashaw10001/status/1611272731349204994</text:p>
          </table:table-cell>
        </table:table-row>
        <table:table-row>
          <table:table-cell office:value="2421" office:value-type="float"/>
          <table:table-cell office:value-type="string">
            <text:p>Pattern 5</text:p>
          </table:table-cell>
          <table:table-cell office:value="0.17522017599329465" office:value-type="float"/>
          <table:table-cell office:value="0.43489270154940324" office:value-type="float"/>
          <table:table-cell office:value="0.9001806044842414" office:value-type="float"/>
          <table:table-cell office:value-type="string">
            <text:p>input/data_formal_20240530-1342/meme/sashashaw10001_20230106T080531/0.jpg</text:p>
          </table:table-cell>
          <table:table-cell office:value-type="string">
            <text:p>https://twitter.com/sashashaw10001/status/1611272740022910977</text:p>
          </table:table-cell>
        </table:table-row>
        <table:table-row>
          <table:table-cell office:value="2422" office:value-type="float"/>
          <table:table-cell office:value-type="string">
            <text:p>Pattern 44</text:p>
          </table:table-cell>
          <table:table-cell office:value="0.15302034727858232" office:value-type="float"/>
          <table:table-cell office:value="0.19309930820164" office:value-type="float"/>
          <table:table-cell office:value="0.8092363198322409" office:value-type="float"/>
          <table:table-cell office:value-type="string">
            <text:p>input/data_formal_20240530-1342/meme/sashashaw10001_20230112T080456/0.jpg</text:p>
          </table:table-cell>
          <table:table-cell office:value-type="string">
            <text:p>https://twitter.com/sashashaw10001/status/1613446919195430913</text:p>
          </table:table-cell>
        </table:table-row>
        <table:table-row>
          <table:table-cell office:value="2423" office:value-type="float"/>
          <table:table-cell office:value-type="string">
            <text:p>Pattern 23</text:p>
          </table:table-cell>
          <table:table-cell office:value="0.08723708055519164" office:value-type="float"/>
          <table:table-cell office:value="0.9324519240953408" office:value-type="float"/>
          <table:table-cell office:value="0.6827539909216269" office:value-type="float"/>
          <table:table-cell office:value-type="string">
            <text:p>input/data_formal_20240530-1342/meme/satori_studios_20230106T064356/0.jpg</text:p>
          </table:table-cell>
          <table:table-cell office:value-type="string">
            <text:p>https://twitter.com/satori_studios/status/1611252206090735616</text:p>
          </table:table-cell>
        </table:table-row>
        <table:table-row>
          <table:table-cell office:value="2424" office:value-type="float"/>
          <table:table-cell office:value-type="string">
            <text:p>Pattern 6</text:p>
          </table:table-cell>
          <table:table-cell office:value="0.16574756543311328" office:value-type="float"/>
          <table:table-cell office:value="0.19711689170563845" office:value-type="float"/>
          <table:table-cell office:value="0.8569325736828854" office:value-type="float"/>
          <table:table-cell office:value-type="string">
            <text:p>input/data_formal_20240530-1342/meme/Satsukii_Onee_20220818T085018/0.jpg</text:p>
          </table:table-cell>
          <table:table-cell office:value-type="string">
            <text:p>https://twitter.com/uItramilku/status/1622572561484890112</text:p>
          </table:table-cell>
        </table:table-row>
        <table:table-row>
          <table:table-cell office:value="2425" office:value-type="float"/>
          <table:table-cell office:value-type="string">
            <text:p>Pattern 45</text:p>
          </table:table-cell>
          <table:table-cell office:value="0.05433940348601479" office:value-type="float"/>
          <table:table-cell office:value="0.786150422908585" office:value-type="float"/>
          <table:table-cell office:value="0.905329995494011" office:value-type="float"/>
          <table:table-cell office:value-type="string">
            <text:p>input/data_formal_20240530-1342/meme/SauravSayys_20230104T104034/0.jpg</text:p>
          </table:table-cell>
          <table:table-cell office:value-type="string">
            <text:p>https://twitter.com/SauravSayys/status/1610586983017091072</text:p>
          </table:table-cell>
        </table:table-row>
        <table:table-row>
          <table:table-cell office:value="2426" office:value-type="float"/>
          <table:table-cell office:value-type="string">
            <text:p>Pattern 44</text:p>
          </table:table-cell>
          <table:table-cell office:value="0.15466006171209618" office:value-type="float"/>
          <table:table-cell office:value="0.37237537997333553" office:value-type="float"/>
          <table:table-cell office:value="0.8723419831658082" office:value-type="float"/>
          <table:table-cell office:value-type="string">
            <text:p>input/data_formal_20240530-1342/meme/SAYANDUTTA2003_20230105T132337/0.jpg</text:p>
          </table:table-cell>
          <table:table-cell office:value-type="string">
            <text:p>https://twitter.com/SAYANDUTTA2003/status/1610990404085907456</text:p>
          </table:table-cell>
        </table:table-row>
        <table:table-row>
          <table:table-cell office:value="2427" office:value-type="float"/>
          <table:table-cell office:value-type="string">
            <text:p>Pattern 5</text:p>
          </table:table-cell>
          <table:table-cell office:value="0.14359460845757271" office:value-type="float"/>
          <table:table-cell office:value="0.38836726124696236" office:value-type="float"/>
          <table:table-cell office:value="0.8568529771996964" office:value-type="float"/>
          <table:table-cell office:value-type="string">
            <text:p>input/data_formal_20240530-1342/meme/says_abhinav_20230105T101341/0.jpg</text:p>
          </table:table-cell>
          <table:table-cell office:value-type="string">
            <text:p>https://twitter.com/says_abhinav/status/1610942604476305413</text:p>
          </table:table-cell>
        </table:table-row>
        <table:table-row>
          <table:table-cell office:value="2428" office:value-type="float"/>
          <table:table-cell office:value-type="string">
            <text:p>Pattern 15</text:p>
          </table:table-cell>
          <table:table-cell office:value="0.1458103766819313" office:value-type="float"/>
          <table:table-cell office:value="0.6020320608832775" office:value-type="float"/>
          <table:table-cell office:value="0.9045976294537873" office:value-type="float"/>
          <table:table-cell office:value-type="string">
            <text:p>input/data_formal_20240530-1342/meme/scaleup101_20230212T164000/0.jpg</text:p>
          </table:table-cell>
          <table:table-cell office:value-type="string">
            <text:p>https://twitter.com/scaleup101/status/1624810562340134914</text:p>
          </table:table-cell>
        </table:table-row>
        <table:table-row>
          <table:table-cell office:value="242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chokobanane01_20230201T230728/0.jpg</text:p>
          </table:table-cell>
          <table:table-cell office:value-type="string">
            <text:p>https://twitter.com/Schokobanane01/status/1620921806960955394</text:p>
          </table:table-cell>
        </table:table-row>
        <table:table-row>
          <table:table-cell office:value="2430" office:value-type="float"/>
          <table:table-cell office:value-type="string">
            <text:p>Pattern 44</text:p>
          </table:table-cell>
          <table:table-cell office:value="0.13066805954507874" office:value-type="float"/>
          <table:table-cell office:value="0.447477562675867" office:value-type="float"/>
          <table:table-cell office:value="0.8244722878571774" office:value-type="float"/>
          <table:table-cell office:value-type="string">
            <text:p>input/data_formal_20240530-1342/meme/Scotty74283771_20230201T174912/0.jpg</text:p>
          </table:table-cell>
          <table:table-cell office:value-type="string">
            <text:p>https://twitter.com/AiriSoda/status/1621003177092091905</text:p>
          </table:table-cell>
        </table:table-row>
        <table:table-row>
          <table:table-cell office:value="2431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ebaseviene__20230111T120717/0.jpg</text:p>
          </table:table-cell>
          <table:table-cell office:value-type="string">
            <text:p>https://twitter.com/Rey_Nosferatu/status/1613300414077706242</text:p>
          </table:table-cell>
        </table:table-row>
        <table:table-row>
          <table:table-cell office:value="2432" office:value-type="float"/>
          <table:table-cell office:value-type="string">
            <text:p>Pattern 11</text:p>
          </table:table-cell>
          <table:table-cell office:value="0.19005441450330474" office:value-type="float"/>
          <table:table-cell office:value="0.48394544855793653" office:value-type="float"/>
          <table:table-cell office:value="0.8759844519020388" office:value-type="float"/>
          <table:table-cell office:value-type="string">
            <text:p>input/data_formal_20240530-1342/meme/SebastianWols17_20221211T165203/0.jpg</text:p>
          </table:table-cell>
          <table:table-cell office:value-type="string">
            <text:p>https://twitter.com/MohammedZeglazi/status/1607956576496910336</text:p>
          </table:table-cell>
        </table:table-row>
        <table:table-row>
          <table:table-cell office:value="2433" office:value-type="float"/>
          <table:table-cell office:value-type="string">
            <text:p>Pattern 1</text:p>
          </table:table-cell>
          <table:table-cell office:value="0.34608177676808155" office:value-type="float"/>
          <table:table-cell office:value="0.2798329068875631" office:value-type="float"/>
          <table:table-cell office:value="0.8962595041305796" office:value-type="float"/>
          <table:table-cell office:value-type="string">
            <text:p>input/data_formal_20240530-1342/meme/SeiDurontoChele_20230128T191558/0.jpg</text:p>
          </table:table-cell>
          <table:table-cell office:value-type="string">
            <text:p>https://twitter.com/SeiDurontoChele/status/1619413995064299520</text:p>
          </table:table-cell>
        </table:table-row>
        <table:table-row>
          <table:table-cell office:value="2434" office:value-type="float"/>
          <table:table-cell office:value-type="string">
            <text:p>Pattern 25</text:p>
          </table:table-cell>
          <table:table-cell office:value="0.22803963101223396" office:value-type="float"/>
          <table:table-cell office:value="0.49111930289916983" office:value-type="float"/>
          <table:table-cell office:value="0.9094200767587417" office:value-type="float"/>
          <table:table-cell office:value-type="string">
            <text:p>input/data_formal_20240530-1342/meme/seika_by_FP_20230129T181803/0.jpg</text:p>
          </table:table-cell>
          <table:table-cell office:value-type="string">
            <text:p>https://twitter.com/BrianBe62633209/status/1620942352012673024</text:p>
          </table:table-cell>
        </table:table-row>
        <table:table-row>
          <table:table-cell office:value="2435" office:value-type="float"/>
          <table:table-cell office:value-type="string">
            <text:p>Pattern 13</text:p>
          </table:table-cell>
          <table:table-cell office:value="0.15369418667931964" office:value-type="float"/>
          <table:table-cell office:value="0.48662845580950603" office:value-type="float"/>
          <table:table-cell office:value="0.8912848817389124" office:value-type="float"/>
          <table:table-cell office:value-type="string">
            <text:p>input/data_formal_20240530-1342/meme/seika_by_FP_20230129T181803/1.jpg</text:p>
          </table:table-cell>
          <table:table-cell office:value-type="string">
            <text:p>https://twitter.com/BrianBe62633209/status/1620942352012673024</text:p>
          </table:table-cell>
        </table:table-row>
        <table:table-row>
          <table:table-cell office:value="2436" office:value-type="float"/>
          <table:table-cell office:value-type="string">
            <text:p>Pattern 3</text:p>
          </table:table-cell>
          <table:table-cell office:value="0.14594140950176357" office:value-type="float"/>
          <table:table-cell office:value="0.518871591258654" office:value-type="float"/>
          <table:table-cell office:value="0.8928770866591312" office:value-type="float"/>
          <table:table-cell office:value-type="string">
            <text:p>input/data_formal_20240530-1342/meme/seika_by_FP_20230201T161322/0.jpg</text:p>
          </table:table-cell>
          <table:table-cell office:value-type="string">
            <text:p>https://twitter.com/seika_by_FP/status/1620933159125929984</text:p>
          </table:table-cell>
        </table:table-row>
        <table:table-row>
          <table:table-cell office:value="2437" office:value-type="float"/>
          <table:table-cell office:value-type="string">
            <text:p>Pattern 13</text:p>
          </table:table-cell>
          <table:table-cell office:value="0.1762609570893932" office:value-type="float"/>
          <table:table-cell office:value="0.4968599767449168" office:value-type="float"/>
          <table:table-cell office:value="0.8609592933419401" office:value-type="float"/>
          <table:table-cell office:value-type="string">
            <text:p>input/data_formal_20240530-1342/meme/seika_by_FP_20230201T161322/1.jpg</text:p>
          </table:table-cell>
          <table:table-cell office:value-type="string">
            <text:p>https://twitter.com/seika_by_FP/status/1620933159125929984</text:p>
          </table:table-cell>
        </table:table-row>
        <table:table-row>
          <table:table-cell office:value="2438" office:value-type="float"/>
          <table:table-cell office:value-type="string">
            <text:p>Pattern 3</text:p>
          </table:table-cell>
          <table:table-cell office:value="0.09729450118030078" office:value-type="float"/>
          <table:table-cell office:value="0.5538545636559067" office:value-type="float"/>
          <table:table-cell office:value="0.8652338645621184" office:value-type="float"/>
          <table:table-cell office:value-type="string">
            <text:p>input/data_formal_20240530-1342/meme/seika_by_FP_20230201T161322/2.jpg</text:p>
          </table:table-cell>
          <table:table-cell office:value-type="string">
            <text:p>https://twitter.com/seika_by_FP/status/1620933159125929984</text:p>
          </table:table-cell>
        </table:table-row>
        <table:table-row>
          <table:table-cell office:value="2439" office:value-type="float"/>
          <table:table-cell office:value-type="string">
            <text:p>Pattern 25</text:p>
          </table:table-cell>
          <table:table-cell office:value="0.13809599977414333" office:value-type="float"/>
          <table:table-cell office:value="0.3301204622531731" office:value-type="float"/>
          <table:table-cell office:value="0.8980451711413011" office:value-type="float"/>
          <table:table-cell office:value-type="string">
            <text:p>input/data_formal_20240530-1342/meme/seika_by_FP_20230201T161322/3.jpg</text:p>
          </table:table-cell>
          <table:table-cell office:value-type="string">
            <text:p>https://twitter.com/seika_by_FP/status/1620933159125929984</text:p>
          </table:table-cell>
        </table:table-row>
        <table:table-row>
          <table:table-cell office:value="2440" office:value-type="float"/>
          <table:table-cell office:value-type="string">
            <text:p>Pattern 10</text:p>
          </table:table-cell>
          <table:table-cell office:value="0.17410855940626507" office:value-type="float"/>
          <table:table-cell office:value="0.19648766992767513" office:value-type="float"/>
          <table:table-cell office:value="0.8788746590879516" office:value-type="float"/>
          <table:table-cell office:value-type="string">
            <text:p>input/data_formal_20240530-1342/meme/SergeantPizza_20230106T072604/0.jpg</text:p>
          </table:table-cell>
          <table:table-cell office:value-type="string">
            <text:p>https://twitter.com/SergeantPizza/status/1611262809655975939</text:p>
          </table:table-cell>
        </table:table-row>
        <table:table-row>
          <table:table-cell office:value="2441" office:value-type="float"/>
          <table:table-cell office:value-type="string">
            <text:p>Pattern 10</text:p>
          </table:table-cell>
          <table:table-cell office:value="0.14771994788766035" office:value-type="float"/>
          <table:table-cell office:value="0.29601775105186334" office:value-type="float"/>
          <table:table-cell office:value="0.847702021283625" office:value-type="float"/>
          <table:table-cell office:value-type="string">
            <text:p>input/data_formal_20240530-1342/meme/SergeantPizza_20230106T084404/0.jpg</text:p>
          </table:table-cell>
          <table:table-cell office:value-type="string">
            <text:p>https://twitter.com/SergeantPizza/status/1611282439040532481</text:p>
          </table:table-cell>
        </table:table-row>
        <table:table-row>
          <table:table-cell office:value="2442" office:value-type="float"/>
          <table:table-cell office:value-type="string">
            <text:p>Pattern 29</text:p>
          </table:table-cell>
          <table:table-cell office:value="0.1354147072896314" office:value-type="float"/>
          <table:table-cell office:value="0.49160819846320836" office:value-type="float"/>
          <table:table-cell office:value="0.8545219471904195" office:value-type="float"/>
          <table:table-cell office:value-type="string">
            <text:p>input/data_formal_20240530-1342/meme/SergeantPizza_20230111T215304/0.jpg</text:p>
          </table:table-cell>
          <table:table-cell office:value-type="string">
            <text:p>https://twitter.com/SergeantPizza/status/1613292936422215706</text:p>
          </table:table-cell>
        </table:table-row>
        <table:table-row>
          <table:table-cell office:value="2443" office:value-type="float"/>
          <table:table-cell office:value-type="string">
            <text:p>Pattern 10</text:p>
          </table:table-cell>
          <table:table-cell office:value="0.15340293543931785" office:value-type="float"/>
          <table:table-cell office:value="0.2724876106220569" office:value-type="float"/>
          <table:table-cell office:value="0.8677958467787534" office:value-type="float"/>
          <table:table-cell office:value-type="string">
            <text:p>input/data_formal_20240530-1342/meme/SergeantPizza_20230111T221904/0.jpg</text:p>
          </table:table-cell>
          <table:table-cell office:value-type="string">
            <text:p>https://twitter.com/SergeantPizza/status/1613299478953353217</text:p>
          </table:table-cell>
        </table:table-row>
        <table:table-row>
          <table:table-cell office:value="2444" office:value-type="float"/>
          <table:table-cell office:value-type="string">
            <text:p>Pattern 34</text:p>
          </table:table-cell>
          <table:table-cell office:value="0.1945167464988244" office:value-type="float"/>
          <table:table-cell office:value="0.2762669060993572" office:value-type="float"/>
          <table:table-cell office:value="0.9287870281208275" office:value-type="float"/>
          <table:table-cell office:value-type="string">
            <text:p>input/data_formal_20240530-1342/meme/SergeantPizza_20230111T224204/0.jpg</text:p>
          </table:table-cell>
          <table:table-cell office:value-type="string">
            <text:p>https://twitter.com/SergeantPizza/status/1613305267789398016</text:p>
          </table:table-cell>
        </table:table-row>
        <table:table-row>
          <table:table-cell office:value="2445" office:value-type="float"/>
          <table:table-cell office:value-type="string">
            <text:p>Pattern 6</text:p>
          </table:table-cell>
          <table:table-cell office:value="0.1298911244254613" office:value-type="float"/>
          <table:table-cell office:value="0.27855176514976976" office:value-type="float"/>
          <table:table-cell office:value="0.9435543478044737" office:value-type="float"/>
          <table:table-cell office:value-type="string">
            <text:p>input/data_formal_20240530-1342/meme/SergeantPizza_20230124T192404/0.jpg</text:p>
          </table:table-cell>
          <table:table-cell office:value-type="string">
            <text:p>https://twitter.com/TeamShakeri/status/1617969691972042753</text:p>
          </table:table-cell>
        </table:table-row>
        <table:table-row>
          <table:table-cell office:value="2446" office:value-type="float"/>
          <table:table-cell office:value-type="string">
            <text:p>Pattern 10</text:p>
          </table:table-cell>
          <table:table-cell office:value="0.16145228098102657" office:value-type="float"/>
          <table:table-cell office:value="0.3017266643235995" office:value-type="float"/>
          <table:table-cell office:value="0.9141018919374859" office:value-type="float"/>
          <table:table-cell office:value-type="string">
            <text:p>input/data_formal_20240530-1342/meme/SergeantPizza_20230206T122404/0.jpg</text:p>
          </table:table-cell>
          <table:table-cell office:value-type="string">
            <text:p>https://twitter.com/SergeantPizza/status/1622571828588716037</text:p>
          </table:table-cell>
        </table:table-row>
        <table:table-row>
          <table:table-cell office:value="244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ergeantPizza_20230315T220204/0.jpg</text:p>
          </table:table-cell>
          <table:table-cell office:value-type="string">
            <text:p>https://twitter.com/SergeantPizza/status/1636125637608914945</text:p>
          </table:table-cell>
        </table:table-row>
        <table:table-row>
          <table:table-cell office:value="2448" office:value-type="float"/>
          <table:table-cell office:value-type="string">
            <text:p>Pattern 23</text:p>
          </table:table-cell>
          <table:table-cell office:value="0.05668346871211427" office:value-type="float"/>
          <table:table-cell office:value="0.8823523102537943" office:value-type="float"/>
          <table:table-cell office:value="0.7824904817953874" office:value-type="float"/>
          <table:table-cell office:value-type="string">
            <text:p>input/data_formal_20240530-1342/meme/Server_Wala_20230106T075828/0.jpg</text:p>
          </table:table-cell>
          <table:table-cell office:value-type="string">
            <text:p>https://twitter.com/Server_Wala/status/1611270962154033152</text:p>
          </table:table-cell>
        </table:table-row>
        <table:table-row>
          <table:table-cell office:value="2449" office:value-type="float"/>
          <table:table-cell office:value-type="string">
            <text:p>Pattern 29</text:p>
          </table:table-cell>
          <table:table-cell office:value="0.2010522462724562" office:value-type="float"/>
          <table:table-cell office:value="0.4482698244457824" office:value-type="float"/>
          <table:table-cell office:value="0.7746861560615724" office:value-type="float"/>
          <table:table-cell office:value-type="string">
            <text:p>input/data_formal_20240530-1342/meme/servizzy_20230106T070105/0.jpg</text:p>
          </table:table-cell>
          <table:table-cell office:value-type="string">
            <text:p>https://twitter.com/servizzy/status/1611256524814585856</text:p>
          </table:table-cell>
        </table:table-row>
        <table:table-row>
          <table:table-cell office:value="2450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fumato44_20230206T112010/0.jpg</text:p>
          </table:table-cell>
          <table:table-cell office:value-type="string">
            <text:p>https://twitter.com/wheaton_brown/status/1622564797370826753</text:p>
          </table:table-cell>
        </table:table-row>
        <table:table-row>
          <table:table-cell office:value="2451" office:value-type="float"/>
          <table:table-cell office:value-type="string">
            <text:p>Pattern 2</text:p>
          </table:table-cell>
          <table:table-cell office:value="0.20198722338326125" office:value-type="float"/>
          <table:table-cell office:value="0.20373753192088154" office:value-type="float"/>
          <table:table-cell office:value="0.951141731839279" office:value-type="float"/>
          <table:table-cell office:value-type="string">
            <text:p>input/data_formal_20240530-1342/meme/SgtSlapher_20230102T170500/0.jpg</text:p>
          </table:table-cell>
          <table:table-cell office:value-type="string">
            <text:p>https://twitter.com/SgtSlapher/status/1609958951780601858</text:p>
          </table:table-cell>
        </table:table-row>
        <table:table-row>
          <table:table-cell office:value="2452" office:value-type="float"/>
          <table:table-cell office:value-type="string">
            <text:p>Pattern 13</text:p>
          </table:table-cell>
          <table:table-cell office:value="0.19796527593248767" office:value-type="float"/>
          <table:table-cell office:value="0.3299790993401646" office:value-type="float"/>
          <table:table-cell office:value="0.886923664424381" office:value-type="float"/>
          <table:table-cell office:value-type="string">
            <text:p>input/data_formal_20240530-1342/meme/shad_oo7_20230106T082703/0.jpg</text:p>
          </table:table-cell>
          <table:table-cell office:value-type="string">
            <text:p>https://twitter.com/shad_oo7/status/1611278156123766784</text:p>
          </table:table-cell>
        </table:table-row>
        <table:table-row>
          <table:table-cell office:value="2453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hadowAswin_20230206T120039/0.jpg</text:p>
          </table:table-cell>
          <table:table-cell office:value-type="string">
            <text:p>https://twitter.com/ShadowAswin/status/1622565933536673794</text:p>
          </table:table-cell>
        </table:table-row>
        <table:table-row>
          <table:table-cell office:value="245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hadowAswin_20230206T120039/1.jpg</text:p>
          </table:table-cell>
          <table:table-cell office:value-type="string">
            <text:p>https://twitter.com/ShadowAswin/status/1622565933536673794</text:p>
          </table:table-cell>
        </table:table-row>
        <table:table-row>
          <table:table-cell office:value="2455" office:value-type="float"/>
          <table:table-cell office:value-type="string">
            <text:p>Pattern 13</text:p>
          </table:table-cell>
          <table:table-cell office:value="0.17775813228915388" office:value-type="float"/>
          <table:table-cell office:value="0.5066026728128146" office:value-type="float"/>
          <table:table-cell office:value="0.8555981550232693" office:value-type="float"/>
          <table:table-cell office:value-type="string">
            <text:p>input/data_formal_20240530-1342/meme/Sirdood6_20230206T135912/0.jpg</text:p>
          </table:table-cell>
          <table:table-cell office:value-type="string">
            <text:p>https://twitter.com/sadistic_goon/status/1622595874147770368</text:p>
          </table:table-cell>
        </table:table-row>
        <table:table-row>
          <table:table-cell office:value="2456" office:value-type="float"/>
          <table:table-cell office:value-type="string">
            <text:p>Pattern 32</text:p>
          </table:table-cell>
          <table:table-cell office:value="0.24599101805653087" office:value-type="float"/>
          <table:table-cell office:value="0.35342150345510387" office:value-type="float"/>
          <table:table-cell office:value="0.6328679158513343" office:value-type="float"/>
          <table:table-cell office:value-type="string">
            <text:p>input/data_formal_20240530-1342/meme/Sirdood6_20230206T135912/1.jpg</text:p>
          </table:table-cell>
          <table:table-cell office:value-type="string">
            <text:p>https://twitter.com/sadistic_goon/status/1622595874147770368</text:p>
          </table:table-cell>
        </table:table-row>
        <table:table-row>
          <table:table-cell office:value="2457" office:value-type="float"/>
          <table:table-cell office:value-type="string">
            <text:p>Pattern 45</text:p>
          </table:table-cell>
          <table:table-cell office:value="0.13197811870200188" office:value-type="float"/>
          <table:table-cell office:value="0.567971339520504" office:value-type="float"/>
          <table:table-cell office:value="0.932576067504377" office:value-type="float"/>
          <table:table-cell office:value-type="string">
            <text:p>input/data_formal_20240530-1342/meme/Shahrozeshazzy_20221228T043656/0.jpg</text:p>
          </table:table-cell>
          <table:table-cell office:value-type="string">
            <text:p>https://twitter.com/Shahrozeshazzy/status/1607958754259238912</text:p>
          </table:table-cell>
        </table:table-row>
        <table:table-row>
          <table:table-cell office:value="2458" office:value-type="float"/>
          <table:table-cell office:value-type="string">
            <text:p>Pattern 32</text:p>
          </table:table-cell>
          <table:table-cell office:value="0.3453070755798747" office:value-type="float"/>
          <table:table-cell office:value="0.3382972958464262" office:value-type="float"/>
          <table:table-cell office:value="0.6794108225348843" office:value-type="float"/>
          <table:table-cell office:value-type="string">
            <text:p>input/data_formal_20240530-1342/meme/shainagbedi_20221219T031936/0.jpg</text:p>
          </table:table-cell>
          <table:table-cell office:value-type="string">
            <text:p>https://twitter.com/nadm_nadeem/status/1607938327231229953</text:p>
          </table:table-cell>
        </table:table-row>
        <table:table-row>
          <table:table-cell office:value="2459" office:value-type="float"/>
          <table:table-cell office:value-type="string">
            <text:p>Pattern 44</text:p>
          </table:table-cell>
          <table:table-cell office:value="0.14320930739240373" office:value-type="float"/>
          <table:table-cell office:value="0.5105930992243572" office:value-type="float"/>
          <table:table-cell office:value="0.8824814031976805" office:value-type="float"/>
          <table:table-cell office:value-type="string">
            <text:p>input/data_formal_20240530-1342/meme/shainagbedi_20221228T031039/0.jpg</text:p>
          </table:table-cell>
          <table:table-cell office:value-type="string">
            <text:p>https://twitter.com/Kripesh59336799/status/1607956844349370368</text:p>
          </table:table-cell>
        </table:table-row>
        <table:table-row>
          <table:table-cell office:value="2460" office:value-type="float"/>
          <table:table-cell office:value-type="string">
            <text:p>Pattern 32</text:p>
          </table:table-cell>
          <table:table-cell office:value="0.16676096263248552" office:value-type="float"/>
          <table:table-cell office:value="0.26146145655944275" office:value-type="float"/>
          <table:table-cell office:value="0.7785299636429241" office:value-type="float"/>
          <table:table-cell office:value-type="string">
            <text:p>input/data_formal_20240530-1342/meme/shalakaregmi_20230106T070503/0.jpg</text:p>
          </table:table-cell>
          <table:table-cell office:value-type="string">
            <text:p>https://twitter.com/shalakaregmi/status/1611257521695772672</text:p>
          </table:table-cell>
        </table:table-row>
        <table:table-row>
          <table:table-cell office:value="2461" office:value-type="float"/>
          <table:table-cell office:value-type="string">
            <text:p>Pattern 10</text:p>
          </table:table-cell>
          <table:table-cell office:value="0.1737344761919577" office:value-type="float"/>
          <table:table-cell office:value="0.28246652023585667" office:value-type="float"/>
          <table:table-cell office:value="0.8666327247579969" office:value-type="float"/>
          <table:table-cell office:value-type="string">
            <text:p>input/data_formal_20240530-1342/meme/ShaniBeeGirl_20221227T085235/0.jpg</text:p>
          </table:table-cell>
          <table:table-cell office:value-type="string">
            <text:p>https://twitter.com/1ofmeisenough/status/1607990907042951176</text:p>
          </table:table-cell>
        </table:table-row>
        <table:table-row>
          <table:table-cell office:value="2462" office:value-type="float"/>
          <table:table-cell office:value-type="string">
            <text:p>Pattern 2</text:p>
          </table:table-cell>
          <table:table-cell office:value="0.24140760095339073" office:value-type="float"/>
          <table:table-cell office:value="0.3779339278614079" office:value-type="float"/>
          <table:table-cell office:value="0.8895975230461448" office:value-type="float"/>
          <table:table-cell office:value-type="string">
            <text:p>input/data_formal_20240530-1342/meme/shardible_20230106T084033/0.jpg</text:p>
          </table:table-cell>
          <table:table-cell office:value-type="string">
            <text:p>https://twitter.com/BOSSSMUDA9/status/1611281556097880066</text:p>
          </table:table-cell>
        </table:table-row>
        <table:table-row>
          <table:table-cell office:value="2463" office:value-type="float"/>
          <table:table-cell office:value-type="string">
            <text:p>Pattern 45</text:p>
          </table:table-cell>
          <table:table-cell office:value="0.18525463479426033" office:value-type="float"/>
          <table:table-cell office:value="0.46762956803553707" office:value-type="float"/>
          <table:table-cell office:value="0.8051614865579306" office:value-type="float"/>
          <table:table-cell office:value-type="string">
            <text:p>input/data_formal_20240530-1342/meme/shardible_20230106T084225/0.jpg</text:p>
          </table:table-cell>
          <table:table-cell office:value-type="string">
            <text:p>https://twitter.com/BOSSSMUDA9/status/1611282024995913728</text:p>
          </table:table-cell>
        </table:table-row>
        <table:table-row>
          <table:table-cell office:value="2464" office:value-type="float"/>
          <table:table-cell office:value-type="string">
            <text:p>Pattern 45</text:p>
          </table:table-cell>
          <table:table-cell office:value="0.1593341764489551" office:value-type="float"/>
          <table:table-cell office:value="0.3497647370767508" office:value-type="float"/>
          <table:table-cell office:value="0.8608392170999155" office:value-type="float"/>
          <table:table-cell office:value-type="string">
            <text:p>input/data_formal_20240530-1342/meme/shardible_20230106T084414/0.jpg</text:p>
          </table:table-cell>
          <table:table-cell office:value-type="string">
            <text:p>https://twitter.com/BOSSSMUDA9/status/1611282481684295681</text:p>
          </table:table-cell>
        </table:table-row>
        <table:table-row>
          <table:table-cell office:value="2465" office:value-type="float"/>
          <table:table-cell office:value-type="string">
            <text:p>Pattern 10</text:p>
          </table:table-cell>
          <table:table-cell office:value="0.25121657321816127" office:value-type="float"/>
          <table:table-cell office:value="0.2888972246683592" office:value-type="float"/>
          <table:table-cell office:value="0.8967756166761984" office:value-type="float"/>
          <table:table-cell office:value-type="string">
            <text:p>input/data_formal_20240530-1342/meme/shardible_20230106T084618/0.jpg</text:p>
          </table:table-cell>
          <table:table-cell office:value-type="string">
            <text:p>https://twitter.com/BOSSSMUDA9/status/1611283000884617216</text:p>
          </table:table-cell>
        </table:table-row>
        <table:table-row>
          <table:table-cell office:value="2466" office:value-type="float"/>
          <table:table-cell office:value-type="string">
            <text:p>Pattern 26</text:p>
          </table:table-cell>
          <table:table-cell office:value="0.1836926535053566" office:value-type="float"/>
          <table:table-cell office:value="0.474054761674157" office:value-type="float"/>
          <table:table-cell office:value="0.7799305903349767" office:value-type="float"/>
          <table:table-cell office:value-type="string">
            <text:p>input/data_formal_20240530-1342/meme/sharpeaccess_20230206T114440/0.jpg</text:p>
          </table:table-cell>
          <table:table-cell office:value-type="string">
            <text:p>https://twitter.com/sharpeaccess/status/1622561912641781762</text:p>
          </table:table-cell>
        </table:table-row>
        <table:table-row>
          <table:table-cell office:value="246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harpshotSelect_20230112T044317/0.jpg</text:p>
          </table:table-cell>
          <table:table-cell office:value-type="string">
            <text:p>https://twitter.com/DuckSupportHODL/status/1613397703383203840</text:p>
          </table:table-cell>
        </table:table-row>
        <table:table-row>
          <table:table-cell office:value="2468" office:value-type="float"/>
          <table:table-cell office:value-type="string">
            <text:p>Pattern 1</text:p>
          </table:table-cell>
          <table:table-cell office:value="0.180739603712804" office:value-type="float"/>
          <table:table-cell office:value="0.1479617437911618" office:value-type="float"/>
          <table:table-cell office:value="0.9311268605681512" office:value-type="float"/>
          <table:table-cell office:value-type="string">
            <text:p>input/data_formal_20240530-1342/meme/SharpshotSelect_20230112T044317/1.jpg</text:p>
          </table:table-cell>
          <table:table-cell office:value-type="string">
            <text:p>https://twitter.com/DuckSupportHODL/status/1613397703383203840</text:p>
          </table:table-cell>
        </table:table-row>
        <table:table-row>
          <table:table-cell office:value="2469" office:value-type="float"/>
          <table:table-cell office:value-type="string">
            <text:p>Pattern 9</text:p>
          </table:table-cell>
          <table:table-cell office:value="0.11488568432545018" office:value-type="float"/>
          <table:table-cell office:value="0.24403442406663423" office:value-type="float"/>
          <table:table-cell office:value="0.8983452743655719" office:value-type="float"/>
          <table:table-cell office:value-type="string">
            <text:p>input/data_formal_20240530-1342/meme/SharpshotSelect_20230112T044317/2.jpg</text:p>
          </table:table-cell>
          <table:table-cell office:value-type="string">
            <text:p>https://twitter.com/DuckSupportHODL/status/1613397703383203840</text:p>
          </table:table-cell>
        </table:table-row>
        <table:table-row>
          <table:table-cell office:value="2470" office:value-type="float"/>
          <table:table-cell office:value-type="string">
            <text:p>Pattern 22</text:p>
          </table:table-cell>
          <table:table-cell office:value="0.163019386066794" office:value-type="float"/>
          <table:table-cell office:value="0.40762378074627076" office:value-type="float"/>
          <table:table-cell office:value="0.8969697193364523" office:value-type="float"/>
          <table:table-cell office:value-type="string">
            <text:p>input/data_formal_20240530-1342/meme/SharpshotSelect_20230112T044317/3.jpg</text:p>
          </table:table-cell>
          <table:table-cell office:value-type="string">
            <text:p>https://twitter.com/DuckSupportHODL/status/1613397703383203840</text:p>
          </table:table-cell>
        </table:table-row>
        <table:table-row>
          <table:table-cell office:value="2471" office:value-type="float"/>
          <table:table-cell office:value-type="string">
            <text:p>Pattern 37</text:p>
          </table:table-cell>
          <table:table-cell office:value="0.11711192578316079" office:value-type="float"/>
          <table:table-cell office:value="0.21128456460377887" office:value-type="float"/>
          <table:table-cell office:value="0.8009499404895535" office:value-type="float"/>
          <table:table-cell office:value-type="string">
            <text:p>input/data_formal_20240530-1342/meme/SHendersonArt_20230110T171700/0.jpg</text:p>
          </table:table-cell>
          <table:table-cell office:value-type="string">
            <text:p>https://twitter.com/todgrubbs/status/1613315798537306114</text:p>
          </table:table-cell>
        </table:table-row>
        <table:table-row>
          <table:table-cell office:value="2472" office:value-type="float"/>
          <table:table-cell office:value-type="string">
            <text:p>Pattern 14</text:p>
          </table:table-cell>
          <table:table-cell office:value="0.1697413117136446" office:value-type="float"/>
          <table:table-cell office:value="0.178469138708263" office:value-type="float"/>
          <table:table-cell office:value="0.9200528390056919" office:value-type="float"/>
          <table:table-cell office:value-type="string">
            <text:p>input/data_formal_20240530-1342/meme/SHendersonArt_20230131T125100/0.jpg</text:p>
          </table:table-cell>
          <table:table-cell office:value-type="string">
            <text:p>https://twitter.com/jtelfer52/status/1620941362282786817</text:p>
          </table:table-cell>
        </table:table-row>
        <table:table-row>
          <table:table-cell office:value="2473" office:value-type="float"/>
          <table:table-cell office:value-type="string">
            <text:p>Pattern 30</text:p>
          </table:table-cell>
          <table:table-cell office:value="0.1639455362842765" office:value-type="float"/>
          <table:table-cell office:value="0.3189281708471884" office:value-type="float"/>
          <table:table-cell office:value="0.8798969956253152" office:value-type="float"/>
          <table:table-cell office:value-type="string">
            <text:p>input/data_formal_20240530-1342/meme/SHendersonArt_20230315T191600/0.jpg</text:p>
          </table:table-cell>
          <table:table-cell office:value-type="string">
            <text:p>https://twitter.com/CitySpells/status/1636154823983657026</text:p>
          </table:table-cell>
        </table:table-row>
        <table:table-row>
          <table:table-cell office:value="2474" office:value-type="float"/>
          <table:table-cell office:value-type="string">
            <text:p>Pattern 39</text:p>
          </table:table-cell>
          <table:table-cell office:value="0.1745912389333065" office:value-type="float"/>
          <table:table-cell office:value="0.27328510302094866" office:value-type="float"/>
          <table:table-cell office:value="0.9063619932998592" office:value-type="float"/>
          <table:table-cell office:value-type="string">
            <text:p>input/data_formal_20240530-1342/meme/SHendersonArt_20230322T133200/0.jpg</text:p>
          </table:table-cell>
          <table:table-cell office:value-type="string">
            <text:p>https://twitter.com/SunilKapadia19/status/1638752801286127617</text:p>
          </table:table-cell>
        </table:table-row>
        <table:table-row>
          <table:table-cell office:value="2475" office:value-type="float"/>
          <table:table-cell office:value-type="string">
            <text:p>Pattern 15</text:p>
          </table:table-cell>
          <table:table-cell office:value="0.11426332019862728" office:value-type="float"/>
          <table:table-cell office:value="0.665478396192968" office:value-type="float"/>
          <table:table-cell office:value="0.8113072035983017" office:value-type="float"/>
          <table:table-cell office:value-type="string">
            <text:p>input/data_formal_20240530-1342/meme/ShipeyaInc_20221227T235930/0.jpg</text:p>
          </table:table-cell>
          <table:table-cell office:value-type="string">
            <text:p>https://twitter.com/jafries05/status/1607908630246064130</text:p>
          </table:table-cell>
        </table:table-row>
        <table:table-row>
          <table:table-cell office:value="2476" office:value-type="float"/>
          <table:table-cell office:value-type="string">
            <text:p>Pattern 15</text:p>
          </table:table-cell>
          <table:table-cell office:value="0.1262916424299953" office:value-type="float"/>
          <table:table-cell office:value="0.5130093184565697" office:value-type="float"/>
          <table:table-cell office:value="0.9012184947995308" office:value-type="float"/>
          <table:table-cell office:value-type="string">
            <text:p>input/data_formal_20240530-1342/meme/ShipPosting_exe_20230316T021005/0.jpg</text:p>
          </table:table-cell>
          <table:table-cell office:value-type="string">
            <text:p>https://twitter.com/ShipPosting_exe/status/1636188054158209025</text:p>
          </table:table-cell>
        </table:table-row>
        <table:table-row>
          <table:table-cell office:value="2477" office:value-type="float"/>
          <table:table-cell office:value-type="string">
            <text:p>Pattern 15</text:p>
          </table:table-cell>
          <table:table-cell office:value="0.14380907521869546" office:value-type="float"/>
          <table:table-cell office:value="0.7098809345152758" office:value-type="float"/>
          <table:table-cell office:value="0.8578764711781784" office:value-type="float"/>
          <table:table-cell office:value-type="string">
            <text:p>input/data_formal_20240530-1342/meme/ShirkesMedia_20230105T155216/0.jpg</text:p>
          </table:table-cell>
          <table:table-cell office:value-type="string">
            <text:p>https://twitter.com/ShirkesMedia/status/1611027812181499906</text:p>
          </table:table-cell>
        </table:table-row>
        <table:table-row>
          <table:table-cell office:value="2478" office:value-type="float"/>
          <table:table-cell office:value-type="string">
            <text:p>Pattern 15</text:p>
          </table:table-cell>
          <table:table-cell office:value="0.19550112332676126" office:value-type="float"/>
          <table:table-cell office:value="0.734673065356592" office:value-type="float"/>
          <table:table-cell office:value="0.8233659213352083" office:value-type="float"/>
          <table:table-cell office:value-type="string">
            <text:p>input/data_formal_20240530-1342/meme/ShirkesMedia_20230106T131601/0.jpg</text:p>
          </table:table-cell>
          <table:table-cell office:value-type="string">
            <text:p>https://twitter.com/ShirkesMedia/status/1611350877138464769</text:p>
          </table:table-cell>
        </table:table-row>
        <table:table-row>
          <table:table-cell office:value="2479" office:value-type="float"/>
          <table:table-cell office:value-type="string">
            <text:p>Pattern 3</text:p>
          </table:table-cell>
          <table:table-cell office:value="0.0817168272470016" office:value-type="float"/>
          <table:table-cell office:value="0.6691851631506048" office:value-type="float"/>
          <table:table-cell office:value="0.8132389473961883" office:value-type="float"/>
          <table:table-cell office:value-type="string">
            <text:p>input/data_formal_20240530-1342/meme/ShirkesMedia_20230112T084909/0.jpg</text:p>
          </table:table-cell>
          <table:table-cell office:value-type="string">
            <text:p>https://twitter.com/ShirkesMedia/status/1613458048085000193</text:p>
          </table:table-cell>
        </table:table-row>
        <table:table-row>
          <table:table-cell office:value="2480" office:value-type="float"/>
          <table:table-cell office:value-type="string">
            <text:p>Pattern 3</text:p>
          </table:table-cell>
          <table:table-cell office:value="0.07082695201103562" office:value-type="float"/>
          <table:table-cell office:value="0.6868386460010368" office:value-type="float"/>
          <table:table-cell office:value="0.830791326177769" office:value-type="float"/>
          <table:table-cell office:value-type="string">
            <text:p>input/data_formal_20240530-1342/meme/ShirkesMedia_20230112T084909/1.jpg</text:p>
          </table:table-cell>
          <table:table-cell office:value-type="string">
            <text:p>https://twitter.com/ShirkesMedia/status/1613458048085000193</text:p>
          </table:table-cell>
        </table:table-row>
        <table:table-row>
          <table:table-cell office:value="2481" office:value-type="float"/>
          <table:table-cell office:value-type="string">
            <text:p>Pattern 46</text:p>
          </table:table-cell>
          <table:table-cell office:value="0.13847324206827924" office:value-type="float"/>
          <table:table-cell office:value="0.4280609968730879" office:value-type="float"/>
          <table:table-cell office:value="0.9154364855543924" office:value-type="float"/>
          <table:table-cell office:value-type="string">
            <text:p>input/data_formal_20240530-1342/meme/shironeko116307_20221228T035641/0.jpg</text:p>
          </table:table-cell>
          <table:table-cell office:value-type="string">
            <text:p>https://twitter.com/shironeko116307/status/1607948624927023106</text:p>
          </table:table-cell>
        </table:table-row>
        <table:table-row>
          <table:table-cell office:value="2482" office:value-type="float"/>
          <table:table-cell office:value-type="string">
            <text:p>Pattern 33</text:p>
          </table:table-cell>
          <table:table-cell office:value="0.15020608127663926" office:value-type="float"/>
          <table:table-cell office:value="0.405824773353296" office:value-type="float"/>
          <table:table-cell office:value="0.8660437828545005" office:value-type="float"/>
          <table:table-cell office:value-type="string">
            <text:p>input/data_formal_20240530-1342/meme/showboxchannel_20221228T053629/0.jpg</text:p>
          </table:table-cell>
          <table:table-cell office:value-type="string">
            <text:p>https://twitter.com/showboxchannel/status/1607973743586082820</text:p>
          </table:table-cell>
        </table:table-row>
        <table:table-row>
          <table:table-cell office:value="2483" office:value-type="float"/>
          <table:table-cell office:value-type="string">
            <text:p>Pattern 23</text:p>
          </table:table-cell>
          <table:table-cell office:value="0.15078582574091884" office:value-type="float"/>
          <table:table-cell office:value="0.6129005397077784" office:value-type="float"/>
          <table:table-cell office:value="0.7963227729226985" office:value-type="float"/>
          <table:table-cell office:value-type="string">
            <text:p>input/data_formal_20240530-1342/meme/showboxchannel_20230106T080314/0.jpg</text:p>
          </table:table-cell>
          <table:table-cell office:value-type="string">
            <text:p>https://twitter.com/showboxchannel/status/1611272163323162624</text:p>
          </table:table-cell>
        </table:table-row>
        <table:table-row>
          <table:table-cell office:value="2484" office:value-type="float"/>
          <table:table-cell office:value-type="string">
            <text:p>Pattern 1</text:p>
          </table:table-cell>
          <table:table-cell office:value="0.3099564693014399" office:value-type="float"/>
          <table:table-cell office:value="0.3590524691275916" office:value-type="float"/>
          <table:table-cell office:value="0.8878585520208853" office:value-type="float"/>
          <table:table-cell office:value-type="string">
            <text:p>input/data_formal_20240530-1342/meme/ShreyaS42366604_20221228T050228/0.jpg</text:p>
          </table:table-cell>
          <table:table-cell office:value-type="string">
            <text:p>https://twitter.com/ShreyaS42366604/status/1607965180696358914</text:p>
          </table:table-cell>
        </table:table-row>
        <table:table-row>
          <table:table-cell office:value="2485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hrutij006_20230201T201347/0.jpg</text:p>
          </table:table-cell>
          <table:table-cell office:value-type="string">
            <text:p>https://twitter.com/shrutij006/status/1620878098995744769</text:p>
          </table:table-cell>
        </table:table-row>
        <table:table-row>
          <table:table-cell office:value="2486" office:value-type="float"/>
          <table:table-cell office:value-type="string">
            <text:p>Pattern 43</text:p>
          </table:table-cell>
          <table:table-cell office:value="0.06408949426648117" office:value-type="float"/>
          <table:table-cell office:value="0.47615711002961436" office:value-type="float"/>
          <table:table-cell office:value="0.8214112883523745" office:value-type="float"/>
          <table:table-cell office:value-type="string">
            <text:p>input/data_formal_20240530-1342/meme/shubhamdave29_20230202T054700/0.jpg</text:p>
          </table:table-cell>
          <table:table-cell office:value-type="string">
            <text:p>https://twitter.com/shubhamdave29/status/1621022353814872064</text:p>
          </table:table-cell>
        </table:table-row>
        <table:table-row>
          <table:table-cell office:value="248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hubhamdongare__20230113T110727/0.jpg</text:p>
          </table:table-cell>
          <table:table-cell office:value-type="string">
            <text:p>https://twitter.com/shubhamdongare_/status/1613855592644501504</text:p>
          </table:table-cell>
        </table:table-row>
        <table:table-row>
          <table:table-cell office:value="2488" office:value-type="float"/>
          <table:table-cell office:value-type="string">
            <text:p>Pattern 32</text:p>
          </table:table-cell>
          <table:table-cell office:value="0.24518192363388291" office:value-type="float"/>
          <table:table-cell office:value="0.3159291219353293" office:value-type="float"/>
          <table:table-cell office:value="0.8246904978240291" office:value-type="float"/>
          <table:table-cell office:value-type="string">
            <text:p>input/data_formal_20240530-1342/meme/shyzarsueglobal_20230107T030350/0.jpg</text:p>
          </table:table-cell>
          <table:table-cell office:value-type="string">
            <text:p>https://twitter.com/shyzarsueglobal/status/1611559203411304452</text:p>
          </table:table-cell>
        </table:table-row>
        <table:table-row>
          <table:table-cell office:value="2489" office:value-type="float"/>
          <table:table-cell office:value-type="string">
            <text:p>Pattern 15</text:p>
          </table:table-cell>
          <table:table-cell office:value="0.2028606458961803" office:value-type="float"/>
          <table:table-cell office:value="0.6529501983914636" office:value-type="float"/>
          <table:table-cell office:value="0.8751370181949832" office:value-type="float"/>
          <table:table-cell office:value-type="string">
            <text:p>input/data_formal_20240530-1342/meme/shyzarsueglobal_20230107T030747/0.jpg</text:p>
          </table:table-cell>
          <table:table-cell office:value-type="string">
            <text:p>https://twitter.com/shyzarsueglobal/status/1611560197880782849</text:p>
          </table:table-cell>
        </table:table-row>
        <table:table-row>
          <table:table-cell office:value="2490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hyzarsueglobal_20230107T031255/0.jpg</text:p>
          </table:table-cell>
          <table:table-cell office:value-type="string">
            <text:p>https://twitter.com/shyzarsueglobal/status/1611561491941019649</text:p>
          </table:table-cell>
        </table:table-row>
        <table:table-row>
          <table:table-cell office:value="2491" office:value-type="float"/>
          <table:table-cell office:value-type="string">
            <text:p>Pattern 1</text:p>
          </table:table-cell>
          <table:table-cell office:value="0.3122369822136673" office:value-type="float"/>
          <table:table-cell office:value="0.35229034751195887" office:value-type="float"/>
          <table:table-cell office:value="0.9022962982046189" office:value-type="float"/>
          <table:table-cell office:value-type="string">
            <text:p>input/data_formal_20240530-1342/meme/SiamDewan890_20230206T112713/0.jpg</text:p>
          </table:table-cell>
          <table:table-cell office:value-type="string">
            <text:p>https://twitter.com/SiamDewan890/status/1622557521599930368</text:p>
          </table:table-cell>
        </table:table-row>
        <table:table-row>
          <table:table-cell office:value="2492" office:value-type="float"/>
          <table:table-cell office:value-type="string">
            <text:p>Pattern 3</text:p>
          </table:table-cell>
          <table:table-cell office:value="0.17068413852233572" office:value-type="float"/>
          <table:table-cell office:value="0.5801014044181884" office:value-type="float"/>
          <table:table-cell office:value="0.8093896085874287" office:value-type="float"/>
          <table:table-cell office:value-type="string">
            <text:p>input/data_formal_20240530-1342/meme/SimulWolf_20230205T120536/0.jpg</text:p>
          </table:table-cell>
          <table:table-cell office:value-type="string">
            <text:p>https://twitter.com/SimulWolf/status/1622597865930649601</text:p>
          </table:table-cell>
        </table:table-row>
        <table:table-row>
          <table:table-cell office:value="2493" office:value-type="float"/>
          <table:table-cell office:value-type="string">
            <text:p>Pattern 14</text:p>
          </table:table-cell>
          <table:table-cell office:value="0.2046487806684575" office:value-type="float"/>
          <table:table-cell office:value="0.3021923599126534" office:value-type="float"/>
          <table:table-cell office:value="0.8204742523851255" office:value-type="float"/>
          <table:table-cell office:value-type="string">
            <text:p>input/data_formal_20240530-1342/meme/SimulWolf_20230206T073300/0.jpg</text:p>
          </table:table-cell>
          <table:table-cell office:value-type="string">
            <text:p>https://twitter.com/PythonBot_By_PM/status/1622597772464513026</text:p>
          </table:table-cell>
        </table:table-row>
        <table:table-row>
          <table:table-cell office:value="2494" office:value-type="float"/>
          <table:table-cell office:value-type="string">
            <text:p>Pattern 13</text:p>
          </table:table-cell>
          <table:table-cell office:value="0.19229913468564389" office:value-type="float"/>
          <table:table-cell office:value="0.49739553981295553" office:value-type="float"/>
          <table:table-cell office:value="0.8450314824714471" office:value-type="float"/>
          <table:table-cell office:value-type="string">
            <text:p>input/data_formal_20240530-1342/meme/SinaYousefpoor_20230206T111342/0.jpg</text:p>
          </table:table-cell>
          <table:table-cell office:value-type="string">
            <text:p>https://twitter.com/SinaYousefpoor/status/1622554120128266244</text:p>
          </table:table-cell>
        </table:table-row>
        <table:table-row>
          <table:table-cell office:value="2495" office:value-type="float"/>
          <table:table-cell office:value-type="string">
            <text:p>Pattern 42</text:p>
          </table:table-cell>
          <table:table-cell office:value="0.18059851501312624" office:value-type="float"/>
          <table:table-cell office:value="0.4456192804186663" office:value-type="float"/>
          <table:table-cell office:value="0.9153642220487394" office:value-type="float"/>
          <table:table-cell office:value-type="string">
            <text:p>input/data_formal_20240530-1342/meme/skivia__20230226T043000/0.jpg</text:p>
          </table:table-cell>
          <table:table-cell office:value-type="string">
            <text:p>https://twitter.com/skivia_/status/1629700282933182464</text:p>
          </table:table-cell>
        </table:table-row>
        <table:table-row>
          <table:table-cell office:value="2496" office:value-type="float"/>
          <table:table-cell office:value-type="string">
            <text:p>Pattern 22</text:p>
          </table:table-cell>
          <table:table-cell office:value="0.22195209075704855" office:value-type="float"/>
          <table:table-cell office:value="0.2026006337436287" office:value-type="float"/>
          <table:table-cell office:value="0.8817015900577799" office:value-type="float"/>
          <table:table-cell office:value-type="string">
            <text:p>input/data_formal_20240530-1342/meme/SKizzleAXE_20230322T174300/0.jpg</text:p>
          </table:table-cell>
          <table:table-cell office:value-type="string">
            <text:p>https://twitter.com/SKizzleAXE/status/1638597158470565888</text:p>
          </table:table-cell>
        </table:table-row>
        <table:table-row>
          <table:table-cell office:value="2497" office:value-type="float"/>
          <table:table-cell office:value-type="string">
            <text:p>Pattern 44</text:p>
          </table:table-cell>
          <table:table-cell office:value="0.13220151530876115" office:value-type="float"/>
          <table:table-cell office:value="0.3429622032176673" office:value-type="float"/>
          <table:table-cell office:value="0.8648342550433368" office:value-type="float"/>
          <table:table-cell office:value-type="string">
            <text:p>input/data_formal_20240530-1342/meme/Skwrlwrld_20210218T230521/0.jpg</text:p>
          </table:table-cell>
          <table:table-cell office:value-type="string">
            <text:p>https://twitter.com/TuuwaCoyote/status/1620923956768428032</text:p>
          </table:table-cell>
        </table:table-row>
        <table:table-row>
          <table:table-cell office:value="2498" office:value-type="float"/>
          <table:table-cell office:value-type="string">
            <text:p>Pattern 43</text:p>
          </table:table-cell>
          <table:table-cell office:value="0.13328790904851143" office:value-type="float"/>
          <table:table-cell office:value="0.7942870029636513" office:value-type="float"/>
          <table:table-cell office:value="0.8535207876336536" office:value-type="float"/>
          <table:table-cell office:value-type="string">
            <text:p>input/data_formal_20240530-1342/meme/skypathdigital_20230105T112751/0.jpg</text:p>
          </table:table-cell>
          <table:table-cell office:value-type="string">
            <text:p>https://twitter.com/skypathdigital/status/1610961269972172801</text:p>
          </table:table-cell>
        </table:table-row>
        <table:table-row>
          <table:table-cell office:value="2499" office:value-type="float"/>
          <table:table-cell office:value-type="string">
            <text:p>Pattern 6</text:p>
          </table:table-cell>
          <table:table-cell office:value="0.14715643177072768" office:value-type="float"/>
          <table:table-cell office:value="0.09195509738356744" office:value-type="float"/>
          <table:table-cell office:value="0.8300042860390016" office:value-type="float"/>
          <table:table-cell office:value-type="string">
            <text:p>input/data_formal_20240530-1342/meme/SLMPLAYS_20230202T010153/0.jpg</text:p>
          </table:table-cell>
          <table:table-cell office:value-type="string">
            <text:p>https://twitter.com/SLMPLAYS/status/1620950602053292034</text:p>
          </table:table-cell>
        </table:table-row>
        <table:table-row>
          <table:table-cell office:value="2500" office:value-type="float"/>
          <table:table-cell office:value-type="string">
            <text:p>Pattern 44</text:p>
          </table:table-cell>
          <table:table-cell office:value="0.15873580664504502" office:value-type="float"/>
          <table:table-cell office:value="0.21793026066068505" office:value-type="float"/>
          <table:table-cell office:value="0.9210189649706202" office:value-type="float"/>
          <table:table-cell office:value-type="string">
            <text:p>input/data_formal_20240530-1342/meme/Slopez30_20221228T010429/0.jpg</text:p>
          </table:table-cell>
          <table:table-cell office:value-type="string">
            <text:p>https://twitter.com/kratoswrath654/status/1607905609315147776</text:p>
          </table:table-cell>
        </table:table-row>
        <table:table-row>
          <table:table-cell office:value="2501" office:value-type="float"/>
          <table:table-cell office:value-type="string">
            <text:p>Pattern 9</text:p>
          </table:table-cell>
          <table:table-cell office:value="0.11060474096476802" office:value-type="float"/>
          <table:table-cell office:value="0.36647030781637413" office:value-type="float"/>
          <table:table-cell office:value="0.9430975777479014" office:value-type="float"/>
          <table:table-cell office:value-type="string">
            <text:p>input/data_formal_20240530-1342/meme/Slopez30_20230109T010427/0.jpg</text:p>
          </table:table-cell>
          <table:table-cell office:value-type="string">
            <text:p>https://twitter.com/Barbalicious3/status/1613317749400535040</text:p>
          </table:table-cell>
        </table:table-row>
        <table:table-row>
          <table:table-cell office:value="2502" office:value-type="float"/>
          <table:table-cell office:value-type="string">
            <text:p>Pattern 42</text:p>
          </table:table-cell>
          <table:table-cell office:value="0.1501697507807188" office:value-type="float"/>
          <table:table-cell office:value="0.5227460711849234" office:value-type="float"/>
          <table:table-cell office:value="0.8816055504758485" office:value-type="float"/>
          <table:table-cell office:value-type="string">
            <text:p>input/data_formal_20240530-1342/meme/SlotsDeathclaw_20230131T163900/0.jpg</text:p>
          </table:table-cell>
          <table:table-cell office:value-type="string">
            <text:p>https://twitter.com/delacruzrose088/status/1620974126793105408</text:p>
          </table:table-cell>
        </table:table-row>
        <table:table-row>
          <table:table-cell office:value="2503" office:value-type="float"/>
          <table:table-cell office:value-type="string">
            <text:p>Pattern 3</text:p>
          </table:table-cell>
          <table:table-cell office:value="0.11404925680104255" office:value-type="float"/>
          <table:table-cell office:value="0.5486355120312965" office:value-type="float"/>
          <table:table-cell office:value="0.8530656530442169" office:value-type="float"/>
          <table:table-cell office:value-type="string">
            <text:p>input/data_formal_20240530-1342/meme/Smarf_sri___20230103T154124/0.jpg</text:p>
          </table:table-cell>
          <table:table-cell office:value-type="string">
            <text:p>https://twitter.com/Smarf_sri__/status/1610300302028341250</text:p>
          </table:table-cell>
        </table:table-row>
        <table:table-row>
          <table:table-cell office:value="2504" office:value-type="float"/>
          <table:table-cell office:value-type="string">
            <text:p>Pattern 5</text:p>
          </table:table-cell>
          <table:table-cell office:value="0.10572943129181736" office:value-type="float"/>
          <table:table-cell office:value="0.3971579624330963" office:value-type="float"/>
          <table:table-cell office:value="0.8004673875493645" office:value-type="float"/>
          <table:table-cell office:value-type="string">
            <text:p>input/data_formal_20240530-1342/meme/smartivitylabs_20230206T133310/0.jpg</text:p>
          </table:table-cell>
          <table:table-cell office:value-type="string">
            <text:p>https://twitter.com/smartivitylabs/status/1622589217795874817</text:p>
          </table:table-cell>
        </table:table-row>
        <table:table-row>
          <table:table-cell office:value="2505" office:value-type="float"/>
          <table:table-cell office:value-type="string">
            <text:p>Pattern 5</text:p>
          </table:table-cell>
          <table:table-cell office:value="0.14323713503517768" office:value-type="float"/>
          <table:table-cell office:value="0.4005705460824978" office:value-type="float"/>
          <table:table-cell office:value="0.8345336941521615" office:value-type="float"/>
          <table:table-cell office:value-type="string">
            <text:p>input/data_formal_20240530-1342/meme/smartivitylabs_20230206T133310/1.jpg</text:p>
          </table:table-cell>
          <table:table-cell office:value-type="string">
            <text:p>https://twitter.com/smartivitylabs/status/1622589217795874817</text:p>
          </table:table-cell>
        </table:table-row>
        <table:table-row>
          <table:table-cell office:value="2506" office:value-type="float"/>
          <table:table-cell office:value-type="string">
            <text:p>Pattern 5</text:p>
          </table:table-cell>
          <table:table-cell office:value="0.12725681173913536" office:value-type="float"/>
          <table:table-cell office:value="0.5638238542679073" office:value-type="float"/>
          <table:table-cell office:value="0.8063381522727082" office:value-type="float"/>
          <table:table-cell office:value-type="string">
            <text:p>input/data_formal_20240530-1342/meme/smartivitylabs_20230206T133310/2.jpg</text:p>
          </table:table-cell>
          <table:table-cell office:value-type="string">
            <text:p>https://twitter.com/smartivitylabs/status/1622589217795874817</text:p>
          </table:table-cell>
        </table:table-row>
        <table:table-row>
          <table:table-cell office:value="2507" office:value-type="float"/>
          <table:table-cell office:value-type="string">
            <text:p>Pattern 25</text:p>
          </table:table-cell>
          <table:table-cell office:value="0.1927884521520261" office:value-type="float"/>
          <table:table-cell office:value="0.3894123770537094" office:value-type="float"/>
          <table:table-cell office:value="0.9124757382486846" office:value-type="float"/>
          <table:table-cell office:value-type="string">
            <text:p>input/data_formal_20240530-1342/meme/SmartPlantHome_20221227T010055/0.jpg</text:p>
          </table:table-cell>
          <table:table-cell office:value-type="string">
            <text:p>https://twitter.com/SmartPlantHome/status/1607542004778520578</text:p>
          </table:table-cell>
        </table:table-row>
        <table:table-row>
          <table:table-cell office:value="2508" office:value-type="float"/>
          <table:table-cell office:value-type="string">
            <text:p>Pattern 44</text:p>
          </table:table-cell>
          <table:table-cell office:value="0.15557101771230764" office:value-type="float"/>
          <table:table-cell office:value="0.2851234353541054" office:value-type="float"/>
          <table:table-cell office:value="0.8786944192681526" office:value-type="float"/>
          <table:table-cell office:value-type="string">
            <text:p>input/data_formal_20240530-1342/meme/Smartptonline_20230105T121300/0.jpg</text:p>
          </table:table-cell>
          <table:table-cell office:value-type="string">
            <text:p>https://twitter.com/Smartptonline/status/1610972630571520002</text:p>
          </table:table-cell>
        </table:table-row>
        <table:table-row>
          <table:table-cell office:value="2509" office:value-type="float"/>
          <table:table-cell office:value-type="string">
            <text:p>Pattern 43</text:p>
          </table:table-cell>
          <table:table-cell office:value="0.10155153767032774" office:value-type="float"/>
          <table:table-cell office:value="0.6067960621819285" office:value-type="float"/>
          <table:table-cell office:value="0.8412194246907063" office:value-type="float"/>
          <table:table-cell office:value-type="string">
            <text:p>input/data_formal_20240530-1342/meme/Smit901_20230323T034526/0.jpg</text:p>
          </table:table-cell>
          <table:table-cell office:value-type="string">
            <text:p>https://twitter.com/Smit901/status/1638748765388697601</text:p>
          </table:table-cell>
        </table:table-row>
        <table:table-row>
          <table:table-cell office:value="2510" office:value-type="float"/>
          <table:table-cell office:value-type="string">
            <text:p>Pattern 19</text:p>
          </table:table-cell>
          <table:table-cell office:value="0.17259228627523598" office:value-type="float"/>
          <table:table-cell office:value="0.41132863186605606" office:value-type="float"/>
          <table:table-cell office:value="0.8766592450562097" office:value-type="float"/>
          <table:table-cell office:value-type="string">
            <text:p>input/data_formal_20240530-1342/meme/SmutneHistorie_20230105T112847/0.jpg</text:p>
          </table:table-cell>
          <table:table-cell office:value-type="string">
            <text:p>https://twitter.com/kamborek/status/1610964124757893120</text:p>
          </table:table-cell>
        </table:table-row>
        <table:table-row>
          <table:table-cell office:value="2511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nack_meals_20230106T073852/0.jpg</text:p>
          </table:table-cell>
          <table:table-cell office:value-type="string">
            <text:p>https://twitter.com/snack_meals/status/1611266030327799814</text:p>
          </table:table-cell>
        </table:table-row>
        <table:table-row>
          <table:table-cell office:value="2512" office:value-type="float"/>
          <table:table-cell office:value-type="string">
            <text:p>Pattern 39</text:p>
          </table:table-cell>
          <table:table-cell office:value="0.21012795828706246" office:value-type="float"/>
          <table:table-cell office:value="0.33559528706763" office:value-type="float"/>
          <table:table-cell office:value="0.8669123942971856" office:value-type="float"/>
          <table:table-cell office:value-type="string">
            <text:p>input/data_formal_20240530-1342/meme/snitchindia_20230106T065421/0.jpg</text:p>
          </table:table-cell>
          <table:table-cell office:value-type="string">
            <text:p>https://twitter.com/snitchindia/status/1611254826985476102</text:p>
          </table:table-cell>
        </table:table-row>
        <table:table-row>
          <table:table-cell office:value="2513" office:value-type="float"/>
          <table:table-cell office:value-type="string">
            <text:p>Pattern 23</text:p>
          </table:table-cell>
          <table:table-cell office:value="0.08733137223089732" office:value-type="float"/>
          <table:table-cell office:value="0.7252354449062436" office:value-type="float"/>
          <table:table-cell office:value="0.7525053411797975" office:value-type="float"/>
          <table:table-cell office:value-type="string">
            <text:p>input/data_formal_20240530-1342/meme/SocialCTR__20230106T073457/0.jpg</text:p>
          </table:table-cell>
          <table:table-cell office:value-type="string">
            <text:p>https://twitter.com/SocialCTR_/status/1611265044238458881</text:p>
          </table:table-cell>
        </table:table-row>
        <table:table-row>
          <table:table-cell office:value="2514" office:value-type="float"/>
          <table:table-cell office:value-type="string">
            <text:p>Pattern 17</text:p>
          </table:table-cell>
          <table:table-cell office:value="0.1792250697622579" office:value-type="float"/>
          <table:table-cell office:value="0.32398313421743996" office:value-type="float"/>
          <table:table-cell office:value="0.7738634481558653" office:value-type="float"/>
          <table:table-cell office:value-type="string">
            <text:p>input/data_formal_20240530-1342/meme/socinova_20221228T043306/0.jpg</text:p>
          </table:table-cell>
          <table:table-cell office:value-type="string">
            <text:p>https://twitter.com/socinova/status/1607957791863447554</text:p>
          </table:table-cell>
        </table:table-row>
        <table:table-row>
          <table:table-cell office:value="2515" office:value-type="float"/>
          <table:table-cell office:value-type="string">
            <text:p>Pattern 26</text:p>
          </table:table-cell>
          <table:table-cell office:value="0.2060334345239571" office:value-type="float"/>
          <table:table-cell office:value="0.48997782147831204" office:value-type="float"/>
          <table:table-cell office:value="0.8532530679706083" office:value-type="float"/>
          <table:table-cell office:value-type="string">
            <text:p>input/data_formal_20240530-1342/meme/Soft_Junk_20230103T154159/0.jpg</text:p>
          </table:table-cell>
          <table:table-cell office:value-type="string">
            <text:p>https://twitter.com/mclinuxmaxe/status/1610970994927341570</text:p>
          </table:table-cell>
        </table:table-row>
        <table:table-row>
          <table:table-cell office:value="2516" office:value-type="float"/>
          <table:table-cell office:value-type="string">
            <text:p>Pattern 39</text:p>
          </table:table-cell>
          <table:table-cell office:value="0.15819830027529114" office:value-type="float"/>
          <table:table-cell office:value="0.3891419495972356" office:value-type="float"/>
          <table:table-cell office:value="0.8479864339324549" office:value-type="float"/>
          <table:table-cell office:value-type="string">
            <text:p>input/data_formal_20240530-1342/meme/Soft_Junk_20230104T181336/0.jpg</text:p>
          </table:table-cell>
          <table:table-cell office:value-type="string">
            <text:p>https://twitter.com/nextopsol/status/1610981932220973061</text:p>
          </table:table-cell>
        </table:table-row>
        <table:table-row>
          <table:table-cell office:value="2517" office:value-type="float"/>
          <table:table-cell office:value-type="string">
            <text:p>Pattern 16</text:p>
          </table:table-cell>
          <table:table-cell office:value="0.1689301632121969" office:value-type="float"/>
          <table:table-cell office:value="0.4229919307271429" office:value-type="float"/>
          <table:table-cell office:value="0.9162325314630858" office:value-type="float"/>
          <table:table-cell office:value-type="string">
            <text:p>input/data_formal_20240530-1342/meme/Soft_Junk_20230206T114938/0.jpg</text:p>
          </table:table-cell>
          <table:table-cell office:value-type="string">
            <text:p>https://twitter.com/Soft_Junk/status/1622563164536848384</text:p>
          </table:table-cell>
        </table:table-row>
        <table:table-row>
          <table:table-cell office:value="2518" office:value-type="float"/>
          <table:table-cell office:value-type="string">
            <text:p>Pattern 11</text:p>
          </table:table-cell>
          <table:table-cell office:value="0.13461909000062447" office:value-type="float"/>
          <table:table-cell office:value="0.48496304089373266" office:value-type="float"/>
          <table:table-cell office:value="0.8334778084358444" office:value-type="float"/>
          <table:table-cell office:value-type="string">
            <text:p>input/data_formal_20240530-1342/meme/SoftDevGirl_20230128T184347/0.jpg</text:p>
          </table:table-cell>
          <table:table-cell office:value-type="string">
            <text:p>https://twitter.com/dopemicrophone/status/1622592932690771968</text:p>
          </table:table-cell>
        </table:table-row>
        <table:table-row>
          <table:table-cell office:value="2519" office:value-type="float"/>
          <table:table-cell office:value-type="string">
            <text:p>Pattern 17</text:p>
          </table:table-cell>
          <table:table-cell office:value="0.3620630939177892" office:value-type="float"/>
          <table:table-cell office:value="0.39403021451881276" office:value-type="float"/>
          <table:table-cell office:value="0.7599285927662409" office:value-type="float"/>
          <table:table-cell office:value-type="string">
            <text:p>input/data_formal_20240530-1342/meme/Soheil_SBabaei_20230206T135623/0.jpg</text:p>
          </table:table-cell>
          <table:table-cell office:value-type="string">
            <text:p>https://twitter.com/Soheil_SBabaei/status/1622595060473950208</text:p>
          </table:table-cell>
        </table:table-row>
        <table:table-row>
          <table:table-cell office:value="2520" office:value-type="float"/>
          <table:table-cell office:value-type="string">
            <text:p>Pattern 20</text:p>
          </table:table-cell>
          <table:table-cell office:value="0.1751291413622243" office:value-type="float"/>
          <table:table-cell office:value="0.4273866919788983" office:value-type="float"/>
          <table:table-cell office:value="0.7983363977254537" office:value-type="float"/>
          <table:table-cell office:value-type="string">
            <text:p>input/data_formal_20240530-1342/meme/SolvePestPros_20230206T140000/0.jpg</text:p>
          </table:table-cell>
          <table:table-cell office:value-type="string">
            <text:p>https://twitter.com/SolvePestPros/status/1622595969769504770</text:p>
          </table:table-cell>
        </table:table-row>
        <table:table-row>
          <table:table-cell office:value="2521" office:value-type="float"/>
          <table:table-cell office:value-type="string">
            <text:p>Pattern 46</text:p>
          </table:table-cell>
          <table:table-cell office:value="0.18619148738316632" office:value-type="float"/>
          <table:table-cell office:value="0.2847219470514463" office:value-type="float"/>
          <table:table-cell office:value="0.8378819706664473" office:value-type="float"/>
          <table:table-cell office:value-type="string">
            <text:p>input/data_formal_20240530-1342/meme/Sombreflamme_20230202T044621/0.jpg</text:p>
          </table:table-cell>
          <table:table-cell office:value-type="string">
            <text:p>https://twitter.com/Sombreflamme/status/1621007090591633408</text:p>
          </table:table-cell>
        </table:table-row>
        <table:table-row>
          <table:table-cell office:value="2522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onicHeroes2077_20221228T003037/0.jpg</text:p>
          </table:table-cell>
          <table:table-cell office:value-type="string">
            <text:p>https://twitter.com/SonicHeroes2077/status/1607896769907630080</text:p>
          </table:table-cell>
        </table:table-row>
        <table:table-row>
          <table:table-cell office:value="2523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onreve__20230107T165220/0.jpg</text:p>
          </table:table-cell>
          <table:table-cell office:value-type="string">
            <text:p>https://twitter.com/sonreve_/status/1611767706008649729</text:p>
          </table:table-cell>
        </table:table-row>
        <table:table-row>
          <table:table-cell office:value="2524" office:value-type="float"/>
          <table:table-cell office:value-type="string">
            <text:p>Pattern 19</text:p>
          </table:table-cell>
          <table:table-cell office:value="0.20739128818959984" office:value-type="float"/>
          <table:table-cell office:value="0.6354831066012385" office:value-type="float"/>
          <table:table-cell office:value="0.8683487496283867" office:value-type="float"/>
          <table:table-cell office:value-type="string">
            <text:p>input/data_formal_20240530-1342/meme/SooopSe_20230108T225811/0.jpg</text:p>
          </table:table-cell>
          <table:table-cell office:value-type="string">
            <text:p>https://twitter.com/SooopSe/status/1612222162378842112</text:p>
          </table:table-cell>
        </table:table-row>
        <table:table-row>
          <table:table-cell office:value="2525" office:value-type="float"/>
          <table:table-cell office:value-type="string">
            <text:p>Pattern 13</text:p>
          </table:table-cell>
          <table:table-cell office:value="0.14885132276942786" office:value-type="float"/>
          <table:table-cell office:value="0.49134075249360976" office:value-type="float"/>
          <table:table-cell office:value="0.8723103027439227" office:value-type="float"/>
          <table:table-cell office:value-type="string">
            <text:p>input/data_formal_20240530-1342/meme/SpaceApeCoin_20230211T230033/0.jpg</text:p>
          </table:table-cell>
          <table:table-cell office:value-type="string">
            <text:p>https://twitter.com/Manno5097/status/1624807827901480960</text:p>
          </table:table-cell>
        </table:table-row>
        <table:table-row>
          <table:table-cell office:value="2526" office:value-type="float"/>
          <table:table-cell office:value-type="string">
            <text:p>Pattern 2</text:p>
          </table:table-cell>
          <table:table-cell office:value="0.1613809960028252" office:value-type="float"/>
          <table:table-cell office:value="0.37769237333271855" office:value-type="float"/>
          <table:table-cell office:value="0.8208791324339264" office:value-type="float"/>
          <table:table-cell office:value-type="string">
            <text:p>input/data_formal_20240530-1342/meme/SpaceBoysNFTs_20230322T140319/0.jpg</text:p>
          </table:table-cell>
          <table:table-cell office:value-type="string">
            <text:p>https://twitter.com/HelmetBear21/status/1638747907489943555</text:p>
          </table:table-cell>
        </table:table-row>
        <table:table-row>
          <table:table-cell office:value="2527" office:value-type="float"/>
          <table:table-cell office:value-type="string">
            <text:p>Pattern 32</text:p>
          </table:table-cell>
          <table:table-cell office:value="0.15249914666806863" office:value-type="float"/>
          <table:table-cell office:value="0.46575328672984956" office:value-type="float"/>
          <table:table-cell office:value="0.8445201214775998" office:value-type="float"/>
          <table:table-cell office:value-type="string">
            <text:p>input/data_formal_20240530-1342/meme/sparksfury_20221227T114602/0.jpg</text:p>
          </table:table-cell>
          <table:table-cell office:value-type="string">
            <text:p>https://twitter.com/solosoyanimal/status/1607948488540659714</text:p>
          </table:table-cell>
        </table:table-row>
        <table:table-row>
          <table:table-cell office:value="2528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picez14_20230202T003139/0.jpg</text:p>
          </table:table-cell>
          <table:table-cell office:value-type="string">
            <text:p>https://twitter.com/Spicez14/status/1620942989869854721</text:p>
          </table:table-cell>
        </table:table-row>
        <table:table-row>
          <table:table-cell office:value="252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picez14_20230202T003503/0.jpg</text:p>
          </table:table-cell>
          <table:table-cell office:value-type="string">
            <text:p>https://twitter.com/Spicez14/status/1620943848263528449</text:p>
          </table:table-cell>
        </table:table-row>
        <table:table-row>
          <table:table-cell office:value="2530" office:value-type="float"/>
          <table:table-cell office:value-type="string">
            <text:p>Pattern 2</text:p>
          </table:table-cell>
          <table:table-cell office:value="0.2115435824647904" office:value-type="float"/>
          <table:table-cell office:value="0.2225333257090507" office:value-type="float"/>
          <table:table-cell office:value="0.896736803095854" office:value-type="float"/>
          <table:table-cell office:value-type="string">
            <text:p>input/data_formal_20240530-1342/meme/spoilerforcepod_20230206T144114/0.jpg</text:p>
          </table:table-cell>
          <table:table-cell office:value-type="string">
            <text:p>https://twitter.com/spoilerforcepod/status/1622606348071436288</text:p>
          </table:table-cell>
        </table:table-row>
        <table:table-row>
          <table:table-cell office:value="2531" office:value-type="float"/>
          <table:table-cell office:value-type="string">
            <text:p>Pattern 5</text:p>
          </table:table-cell>
          <table:table-cell office:value="0.11678512966653737" office:value-type="float"/>
          <table:table-cell office:value="0.8316361507887424" office:value-type="float"/>
          <table:table-cell office:value="0.8446584186160896" office:value-type="float"/>
          <table:table-cell office:value-type="string">
            <text:p>input/data_formal_20240530-1342/meme/sr_dalvi_20221229T094323/0.jpg</text:p>
          </table:table-cell>
          <table:table-cell office:value-type="string">
            <text:p>https://twitter.com/sr_dalvi/status/1608398262654111746</text:p>
          </table:table-cell>
        </table:table-row>
        <table:table-row>
          <table:table-cell office:value="2532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ribinu02_20230106T054737/0.jpg</text:p>
          </table:table-cell>
          <table:table-cell office:value-type="string">
            <text:p>https://twitter.com/Sribinu02/status/1611238033575247876</text:p>
          </table:table-cell>
        </table:table-row>
        <table:table-row>
          <table:table-cell office:value="2533" office:value-type="float"/>
          <table:table-cell office:value-type="string">
            <text:p>Pattern 28</text:p>
          </table:table-cell>
          <table:table-cell office:value="0.10487704637737508" office:value-type="float"/>
          <table:table-cell office:value="0.4928072628572381" office:value-type="float"/>
          <table:table-cell office:value="0.9086740303619772" office:value-type="float"/>
          <table:table-cell office:value-type="string">
            <text:p>input/data_formal_20240530-1342/meme/srik4nt_20230106T080328/0.jpg</text:p>
          </table:table-cell>
          <table:table-cell office:value-type="string">
            <text:p>https://twitter.com/srik4nt/status/1611272222991343616</text:p>
          </table:table-cell>
        </table:table-row>
        <table:table-row>
          <table:table-cell office:value="2534" office:value-type="float"/>
          <table:table-cell office:value-type="string">
            <text:p>Pattern 32</text:p>
          </table:table-cell>
          <table:table-cell office:value="0.4790225202032262" office:value-type="float"/>
          <table:table-cell office:value="0.44089903996287433" office:value-type="float"/>
          <table:table-cell office:value="0.4601606838955749" office:value-type="float"/>
          <table:table-cell office:value-type="string">
            <text:p>input/data_formal_20240530-1342/meme/SSMakrahi_20230106T080903/0.jpg</text:p>
          </table:table-cell>
          <table:table-cell office:value-type="string">
            <text:p>https://twitter.com/SSMakrahi/status/1611273645141393409</text:p>
          </table:table-cell>
        </table:table-row>
        <table:table-row>
          <table:table-cell office:value="2535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taciAnime_20230105T110146/0.jpg</text:p>
          </table:table-cell>
          <table:table-cell office:value-type="string">
            <text:p>https://twitter.com/StaciAnime/status/1610954706288873479</text:p>
          </table:table-cell>
        </table:table-row>
        <table:table-row>
          <table:table-cell office:value="2536" office:value-type="float"/>
          <table:table-cell office:value-type="string">
            <text:p>Pattern 34</text:p>
          </table:table-cell>
          <table:table-cell office:value="0.11721814769228917" office:value-type="float"/>
          <table:table-cell office:value="0.4351905670990123" office:value-type="float"/>
          <table:table-cell office:value="0.8661450480641504" office:value-type="float"/>
          <table:table-cell office:value-type="string">
            <text:p>input/data_formal_20240530-1342/meme/StaciAnime_20230105T110151/0.jpg</text:p>
          </table:table-cell>
          <table:table-cell office:value-type="string">
            <text:p>https://twitter.com/StaciAnime/status/1610954725536530433</text:p>
          </table:table-cell>
        </table:table-row>
        <table:table-row>
          <table:table-cell office:value="2537" office:value-type="float"/>
          <table:table-cell office:value-type="string">
            <text:p>Pattern 13</text:p>
          </table:table-cell>
          <table:table-cell office:value="0.08926604574990973" office:value-type="float"/>
          <table:table-cell office:value="0.5768259066404509" office:value-type="float"/>
          <table:table-cell office:value="0.8633494382266795" office:value-type="float"/>
          <table:table-cell office:value-type="string">
            <text:p>input/data_formal_20240530-1342/meme/StaciAnime_20230105T110155/0.jpg</text:p>
          </table:table-cell>
          <table:table-cell office:value-type="string">
            <text:p>https://twitter.com/StaciAnime/status/1610954745056747520</text:p>
          </table:table-cell>
        </table:table-row>
        <table:table-row>
          <table:table-cell office:value="2538" office:value-type="float"/>
          <table:table-cell office:value-type="string">
            <text:p>Pattern 1</text:p>
          </table:table-cell>
          <table:table-cell office:value="0.2548063402355975" office:value-type="float"/>
          <table:table-cell office:value="0.24132408362499114" office:value-type="float"/>
          <table:table-cell office:value="0.8807960278036233" office:value-type="float"/>
          <table:table-cell office:value-type="string">
            <text:p>input/data_formal_20240530-1342/meme/StaciAnime_20230105T110200/0.jpg</text:p>
          </table:table-cell>
          <table:table-cell office:value-type="string">
            <text:p>https://twitter.com/StaciAnime/status/1610954765969620993</text:p>
          </table:table-cell>
        </table:table-row>
        <table:table-row>
          <table:table-cell office:value="253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taciAnime_20230105T110227/0.jpg</text:p>
          </table:table-cell>
          <table:table-cell office:value-type="string">
            <text:p>https://twitter.com/StaciAnime/status/1610954877768962049</text:p>
          </table:table-cell>
        </table:table-row>
        <table:table-row>
          <table:table-cell office:value="2540" office:value-type="float"/>
          <table:table-cell office:value-type="string">
            <text:p>Pattern 22</text:p>
          </table:table-cell>
          <table:table-cell office:value="0.16714162702999907" office:value-type="float"/>
          <table:table-cell office:value="0.5868547221022826" office:value-type="float"/>
          <table:table-cell office:value="0.8263007710031578" office:value-type="float"/>
          <table:table-cell office:value-type="string">
            <text:p>input/data_formal_20240530-1342/meme/StalwartEsports_20230105T102416/0.jpg</text:p>
          </table:table-cell>
          <table:table-cell office:value-type="string">
            <text:p>https://twitter.com/StalwartEsports/status/1610945268249202689</text:p>
          </table:table-cell>
        </table:table-row>
        <table:table-row>
          <table:table-cell office:value="2541" office:value-type="float"/>
          <table:table-cell office:value-type="string">
            <text:p>Pattern 29</text:p>
          </table:table-cell>
          <table:table-cell office:value="0.1513191878684471" office:value-type="float"/>
          <table:table-cell office:value="0.4805573144479853" office:value-type="float"/>
          <table:table-cell office:value="0.8554921539034354" office:value-type="float"/>
          <table:table-cell office:value-type="string">
            <text:p>input/data_formal_20240530-1342/meme/startupjobin_20230106T064019/0.jpg</text:p>
          </table:table-cell>
          <table:table-cell office:value-type="string">
            <text:p>https://twitter.com/startupjobin/status/1611251295322771459</text:p>
          </table:table-cell>
        </table:table-row>
        <table:table-row>
          <table:table-cell office:value="2542" office:value-type="float"/>
          <table:table-cell office:value-type="string">
            <text:p>Pattern 29</text:p>
          </table:table-cell>
          <table:table-cell office:value="0.15617482891728754" office:value-type="float"/>
          <table:table-cell office:value="0.2765366714182418" office:value-type="float"/>
          <table:table-cell office:value="0.8551813451749931" office:value-type="float"/>
          <table:table-cell office:value-type="string">
            <text:p>input/data_formal_20240530-1342/meme/StephenMoreton3_20221222T083453/0.jpg</text:p>
          </table:table-cell>
          <table:table-cell office:value-type="string">
            <text:p>https://twitter.com/djpegg/status/1605908331582865409</text:p>
          </table:table-cell>
        </table:table-row>
        <table:table-row>
          <table:table-cell office:value="2543" office:value-type="float"/>
          <table:table-cell office:value-type="string">
            <text:p>Pattern 17</text:p>
          </table:table-cell>
          <table:table-cell office:value="0.17413088243078195" office:value-type="float"/>
          <table:table-cell office:value="0.5113895328202591" office:value-type="float"/>
          <table:table-cell office:value="0.7752840966189752" office:value-type="float"/>
          <table:table-cell office:value-type="string">
            <text:p>input/data_formal_20240530-1342/meme/stockgro_20230302T081641/0.jpg</text:p>
          </table:table-cell>
          <table:table-cell office:value-type="string">
            <text:p>https://twitter.com/jobsviatweet/status/1633065438560268288</text:p>
          </table:table-cell>
        </table:table-row>
        <table:table-row>
          <table:table-cell office:value="2544" office:value-type="float"/>
          <table:table-cell office:value-type="string">
            <text:p>Pattern 3</text:p>
          </table:table-cell>
          <table:table-cell office:value="0.09178531684583113" office:value-type="float"/>
          <table:table-cell office:value="0.6194681526845605" office:value-type="float"/>
          <table:table-cell office:value="0.8573682029313424" office:value-type="float"/>
          <table:table-cell office:value-type="string">
            <text:p>input/data_formal_20240530-1342/meme/Stoiss_20230119T224330/0.jpg</text:p>
          </table:table-cell>
          <table:table-cell office:value-type="string">
            <text:p>https://twitter.com/Stoiss/status/1616204731478642701</text:p>
          </table:table-cell>
        </table:table-row>
        <table:table-row>
          <table:table-cell office:value="2545" office:value-type="float"/>
          <table:table-cell office:value-type="string">
            <text:p>Pattern 6</text:p>
          </table:table-cell>
          <table:table-cell office:value="0.10612508148908012" office:value-type="float"/>
          <table:table-cell office:value="0.32873040551190036" office:value-type="float"/>
          <table:table-cell office:value="0.9170775301883997" office:value-type="float"/>
          <table:table-cell office:value-type="string">
            <text:p>input/data_formal_20240530-1342/meme/StormieJinx_20221223T164852/0.jpg</text:p>
          </table:table-cell>
          <table:table-cell office:value-type="string">
            <text:p>https://twitter.com/IceBear45S/status/1607885398939955200</text:p>
          </table:table-cell>
        </table:table-row>
        <table:table-row>
          <table:table-cell office:value="2546" office:value-type="float"/>
          <table:table-cell office:value-type="string">
            <text:p>Pattern 28</text:p>
          </table:table-cell>
          <table:table-cell office:value="0.2151387497576789" office:value-type="float"/>
          <table:table-cell office:value="0.4129719025555471" office:value-type="float"/>
          <table:table-cell office:value="0.9118948499003287" office:value-type="float"/>
          <table:table-cell office:value-type="string">
            <text:p>input/data_formal_20240530-1342/meme/StormieJinx_20230104T184625/0.jpg</text:p>
          </table:table-cell>
          <table:table-cell office:value-type="string">
            <text:p>https://twitter.com/Ryanmzz132/status/1611276214332977153</text:p>
          </table:table-cell>
        </table:table-row>
        <table:table-row>
          <table:table-cell office:value="2547" office:value-type="float"/>
          <table:table-cell office:value-type="string">
            <text:p>Pattern 23</text:p>
          </table:table-cell>
          <table:table-cell office:value="0.14101443654628426" office:value-type="float"/>
          <table:table-cell office:value="0.8567257737360168" office:value-type="float"/>
          <table:table-cell office:value="0.6426146870148495" office:value-type="float"/>
          <table:table-cell office:value-type="string">
            <text:p>input/data_formal_20240530-1342/meme/StoxboxIndia_20230105T120613/0.jpg</text:p>
          </table:table-cell>
          <table:table-cell office:value-type="string">
            <text:p>https://twitter.com/StoxboxIndia/status/1610970924534353923</text:p>
          </table:table-cell>
        </table:table-row>
        <table:table-row>
          <table:table-cell office:value="2548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trausserChris_20230206T143206/0.jpg</text:p>
          </table:table-cell>
          <table:table-cell office:value-type="string">
            <text:p>https://twitter.com/SpaceDogeYj/status/1622620697884491777</text:p>
          </table:table-cell>
        </table:table-row>
        <table:table-row>
          <table:table-cell office:value="254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trausserChris_20230206T143206/1.jpg</text:p>
          </table:table-cell>
          <table:table-cell office:value-type="string">
            <text:p>https://twitter.com/SpaceDogeYj/status/1622620697884491777</text:p>
          </table:table-cell>
        </table:table-row>
        <table:table-row>
          <table:table-cell office:value="2550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trausserChris_20230206T143206/2.jpg</text:p>
          </table:table-cell>
          <table:table-cell office:value-type="string">
            <text:p>https://twitter.com/SpaceDogeYj/status/1622620697884491777</text:p>
          </table:table-cell>
        </table:table-row>
        <table:table-row>
          <table:table-cell office:value="2551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trausserChris_20230206T143206/3.jpg</text:p>
          </table:table-cell>
          <table:table-cell office:value-type="string">
            <text:p>https://twitter.com/SpaceDogeYj/status/1622620697884491777</text:p>
          </table:table-cell>
        </table:table-row>
        <table:table-row>
          <table:table-cell office:value="2552" office:value-type="float"/>
          <table:table-cell office:value-type="string">
            <text:p>Pattern 9</text:p>
          </table:table-cell>
          <table:table-cell office:value="0.2717630205071616" office:value-type="float"/>
          <table:table-cell office:value="0.450305666031929" office:value-type="float"/>
          <table:table-cell office:value="0.9035564769486116" office:value-type="float"/>
          <table:table-cell office:value-type="string">
            <text:p>input/data_formal_20240530-1342/meme/StrausserChris_20230212T000518/0.jpg</text:p>
          </table:table-cell>
          <table:table-cell office:value-type="string">
            <text:p>https://twitter.com/SlickRick_ALGO/status/1624765056163479557</text:p>
          </table:table-cell>
        </table:table-row>
        <table:table-row>
          <table:table-cell office:value="2553" office:value-type="float"/>
          <table:table-cell office:value-type="string">
            <text:p>Pattern 42</text:p>
          </table:table-cell>
          <table:table-cell office:value="0.15395911306738652" office:value-type="float"/>
          <table:table-cell office:value="0.5531302927538726" office:value-type="float"/>
          <table:table-cell office:value="0.8571379623897138" office:value-type="float"/>
          <table:table-cell office:value-type="string">
            <text:p>input/data_formal_20240530-1342/meme/streamerinu77_20230203T200202/0.jpg</text:p>
          </table:table-cell>
          <table:table-cell office:value-type="string">
            <text:p>https://twitter.com/debt2assets/status/1622621551156764673</text:p>
          </table:table-cell>
        </table:table-row>
        <table:table-row>
          <table:table-cell office:value="2554" office:value-type="float"/>
          <table:table-cell office:value-type="string">
            <text:p>Pattern 22</text:p>
          </table:table-cell>
          <table:table-cell office:value="0.25266540489210515" office:value-type="float"/>
          <table:table-cell office:value="0.2623274483837853" office:value-type="float"/>
          <table:table-cell office:value="0.7735502872737787" office:value-type="float"/>
          <table:table-cell office:value-type="string">
            <text:p>input/data_formal_20240530-1342/meme/StressQuit_20230206T111636/0.jpg</text:p>
          </table:table-cell>
          <table:table-cell office:value-type="string">
            <text:p>https://twitter.com/StressQuit/status/1622554851820593152</text:p>
          </table:table-cell>
        </table:table-row>
        <table:table-row>
          <table:table-cell office:value="2555" office:value-type="float"/>
          <table:table-cell office:value-type="string">
            <text:p>Pattern 22</text:p>
          </table:table-cell>
          <table:table-cell office:value="0.14848964523285685" office:value-type="float"/>
          <table:table-cell office:value="0.417212309928052" office:value-type="float"/>
          <table:table-cell office:value="0.8732943158320245" office:value-type="float"/>
          <table:table-cell office:value-type="string">
            <text:p>input/data_formal_20240530-1342/meme/StressQuit_20230206T114133/0.jpg</text:p>
          </table:table-cell>
          <table:table-cell office:value-type="string">
            <text:p>https://twitter.com/StressQuit/status/1622561128038686720</text:p>
          </table:table-cell>
        </table:table-row>
        <table:table-row>
          <table:table-cell office:value="2556" office:value-type="float"/>
          <table:table-cell office:value-type="string">
            <text:p>Pattern 23</text:p>
          </table:table-cell>
          <table:table-cell office:value="0.11452482957561796" office:value-type="float"/>
          <table:table-cell office:value="0.7782818201327601" office:value-type="float"/>
          <table:table-cell office:value="0.6738513801787749" office:value-type="float"/>
          <table:table-cell office:value-type="string">
            <text:p>input/data_formal_20240530-1342/meme/Studex_Asia_20230106T062148/0.jpg</text:p>
          </table:table-cell>
          <table:table-cell office:value-type="string">
            <text:p>https://twitter.com/Studex_Asia/status/1611246639309795331</text:p>
          </table:table-cell>
        </table:table-row>
        <table:table-row>
          <table:table-cell office:value="2557" office:value-type="float"/>
          <table:table-cell office:value-type="string">
            <text:p>Pattern 23</text:p>
          </table:table-cell>
          <table:table-cell office:value="0.17490653800946565" office:value-type="float"/>
          <table:table-cell office:value="0.864210085769326" office:value-type="float"/>
          <table:table-cell office:value="0.5967798300717853" office:value-type="float"/>
          <table:table-cell office:value-type="string">
            <text:p>input/data_formal_20240530-1342/meme/studi0_seven_20230105T120335/0.jpg</text:p>
          </table:table-cell>
          <table:table-cell office:value-type="string">
            <text:p>https://twitter.com/studi0_seven/status/1610970262610247682</text:p>
          </table:table-cell>
        </table:table-row>
        <table:table-row>
          <table:table-cell office:value="2558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tyxcolor_20230202T002416/0.jpg</text:p>
          </table:table-cell>
          <table:table-cell office:value-type="string">
            <text:p>https://twitter.com/styxcolor/status/1620941132028063745</text:p>
          </table:table-cell>
        </table:table-row>
        <table:table-row>
          <table:table-cell office:value="2559" office:value-type="float"/>
          <table:table-cell office:value-type="string">
            <text:p>Pattern 13</text:p>
          </table:table-cell>
          <table:table-cell office:value="0.16783367600839572" office:value-type="float"/>
          <table:table-cell office:value="0.5132081881986578" office:value-type="float"/>
          <table:table-cell office:value="0.8581297627580409" office:value-type="float"/>
          <table:table-cell office:value-type="string">
            <text:p>input/data_formal_20240530-1342/meme/SubeshSun_20230202T044051/0.jpg</text:p>
          </table:table-cell>
          <table:table-cell office:value-type="string">
            <text:p>https://twitter.com/SubeshSun/status/1621005702767726594</text:p>
          </table:table-cell>
        </table:table-row>
        <table:table-row>
          <table:table-cell office:value="2560" office:value-type="float"/>
          <table:table-cell office:value-type="string">
            <text:p>Pattern 3</text:p>
          </table:table-cell>
          <table:table-cell office:value="0.06220003589291251" office:value-type="float"/>
          <table:table-cell office:value="0.5146788811939152" office:value-type="float"/>
          <table:table-cell office:value="0.8168341319697426" office:value-type="float"/>
          <table:table-cell office:value-type="string">
            <text:p>input/data_formal_20240530-1342/meme/SueSueishere_20230111T232335/0.jpg</text:p>
          </table:table-cell>
          <table:table-cell office:value-type="string">
            <text:p>https://twitter.com/SueSueishere/status/1613315717801074693</text:p>
          </table:table-cell>
        </table:table-row>
        <table:table-row>
          <table:table-cell office:value="2561" office:value-type="float"/>
          <table:table-cell office:value-type="string">
            <text:p>Pattern 11</text:p>
          </table:table-cell>
          <table:table-cell office:value="0.16170108898830746" office:value-type="float"/>
          <table:table-cell office:value="0.538612992797445" office:value-type="float"/>
          <table:table-cell office:value="0.8019602452132993" office:value-type="float"/>
          <table:table-cell office:value-type="string">
            <text:p>input/data_formal_20240530-1342/meme/SuggaDigitals_20230202T050000/0.jpg</text:p>
          </table:table-cell>
          <table:table-cell office:value-type="string">
            <text:p>https://twitter.com/_Post_Your_Ads/status/1621018063314292737</text:p>
          </table:table-cell>
        </table:table-row>
        <table:table-row>
          <table:table-cell office:value="2562" office:value-type="float"/>
          <table:table-cell office:value-type="string">
            <text:p>Pattern 15</text:p>
          </table:table-cell>
          <table:table-cell office:value="0.14151772870315754" office:value-type="float"/>
          <table:table-cell office:value="0.5854192805841065" office:value-type="float"/>
          <table:table-cell office:value="0.8827858756582002" office:value-type="float"/>
          <table:table-cell office:value-type="string">
            <text:p>input/data_formal_20240530-1342/meme/suipiens_20230312T130002/0.jpg</text:p>
          </table:table-cell>
          <table:table-cell office:value-type="string">
            <text:p>https://twitter.com/animikii387/status/1636188851684413441</text:p>
          </table:table-cell>
        </table:table-row>
        <table:table-row>
          <table:table-cell office:value="2563" office:value-type="float"/>
          <table:table-cell office:value-type="string">
            <text:p>Pattern 17</text:p>
          </table:table-cell>
          <table:table-cell office:value="0.25144862927477973" office:value-type="float"/>
          <table:table-cell office:value="0.37441834200817187" office:value-type="float"/>
          <table:table-cell office:value="0.8201350101740484" office:value-type="float"/>
          <table:table-cell office:value-type="string">
            <text:p>input/data_formal_20240530-1342/meme/suipiens_20230321T130003/0.jpg</text:p>
          </table:table-cell>
          <table:table-cell office:value-type="string">
            <text:p>https://twitter.com/b_c_brent/status/1638748122686844928</text:p>
          </table:table-cell>
        </table:table-row>
        <table:table-row>
          <table:table-cell office:value="2564" office:value-type="float"/>
          <table:table-cell office:value-type="string">
            <text:p>Pattern 15</text:p>
          </table:table-cell>
          <table:table-cell office:value="0.16380710425845468" office:value-type="float"/>
          <table:table-cell office:value="0.6038904984344403" office:value-type="float"/>
          <table:table-cell office:value="0.8991728478454472" office:value-type="float"/>
          <table:table-cell office:value-type="string">
            <text:p>input/data_formal_20240530-1342/meme/suipiens_20230322T165900/0.jpg</text:p>
          </table:table-cell>
          <table:table-cell office:value-type="string">
            <text:p>https://twitter.com/ika_queenika/status/1638749920676151297</text:p>
          </table:table-cell>
        </table:table-row>
        <table:table-row>
          <table:table-cell office:value="2565" office:value-type="float"/>
          <table:table-cell office:value-type="string">
            <text:p>Pattern 33</text:p>
          </table:table-cell>
          <table:table-cell office:value="0.15703186055758062" office:value-type="float"/>
          <table:table-cell office:value="0.2922841350325375" office:value-type="float"/>
          <table:table-cell office:value="0.9024145317969494" office:value-type="float"/>
          <table:table-cell office:value-type="string">
            <text:p>input/data_formal_20240530-1342/meme/Sukcul_20221228T043026/0.jpg</text:p>
          </table:table-cell>
          <table:table-cell office:value-type="string">
            <text:p>https://twitter.com/Sukcul/status/1607957119289987074</text:p>
          </table:table-cell>
        </table:table-row>
        <table:table-row>
          <table:table-cell office:value="2566" office:value-type="float"/>
          <table:table-cell office:value-type="string">
            <text:p>Pattern 9</text:p>
          </table:table-cell>
          <table:table-cell office:value="0.10249342080999349" office:value-type="float"/>
          <table:table-cell office:value="0.2988121509727687" office:value-type="float"/>
          <table:table-cell office:value="0.9070142156177229" office:value-type="float"/>
          <table:table-cell office:value-type="string">
            <text:p>input/data_formal_20240530-1342/meme/Sunday_Memes_20230403T074150/0.jpg</text:p>
          </table:table-cell>
          <table:table-cell office:value-type="string">
            <text:p>https://twitter.com/Sunday_Memes/status/1642794521057456130</text:p>
          </table:table-cell>
        </table:table-row>
        <table:table-row>
          <table:table-cell office:value="2567" office:value-type="float"/>
          <table:table-cell office:value-type="string">
            <text:p>Pattern 11</text:p>
          </table:table-cell>
          <table:table-cell office:value="0.09720669686906666" office:value-type="float"/>
          <table:table-cell office:value="0.5230243653561195" office:value-type="float"/>
          <table:table-cell office:value="1.0315971094529677" office:value-type="float"/>
          <table:table-cell office:value-type="string">
            <text:p>input/data_formal_20240530-1342/meme/Sunday_Memes_20230403T084124/0.jpg</text:p>
          </table:table-cell>
          <table:table-cell office:value-type="string">
            <text:p>https://twitter.com/Sunday_Memes/status/1642809513488121856</text:p>
          </table:table-cell>
        </table:table-row>
        <table:table-row>
          <table:table-cell office:value="2568" office:value-type="float"/>
          <table:table-cell office:value-type="string">
            <text:p>Pattern 17</text:p>
          </table:table-cell>
          <table:table-cell office:value="0.19559499149206142" office:value-type="float"/>
          <table:table-cell office:value="0.3049452946129769" office:value-type="float"/>
          <table:table-cell office:value="0.8676276794061526" office:value-type="float"/>
          <table:table-cell office:value-type="string">
            <text:p>input/data_formal_20240530-1342/meme/Sunday_Memes_20230403T084126/0.jpg</text:p>
          </table:table-cell>
          <table:table-cell office:value-type="string">
            <text:p>https://twitter.com/Sunday_Memes/status/1642809520983269376</text:p>
          </table:table-cell>
        </table:table-row>
        <table:table-row>
          <table:table-cell office:value="2569" office:value-type="float"/>
          <table:table-cell office:value-type="string">
            <text:p>Pattern 6</text:p>
          </table:table-cell>
          <table:table-cell office:value="0.09934271719742613" office:value-type="float"/>
          <table:table-cell office:value="0.156586613204441" office:value-type="float"/>
          <table:table-cell office:value="0.8711947449087675" office:value-type="float"/>
          <table:table-cell office:value-type="string">
            <text:p>input/data_formal_20240530-1342/meme/Sunday_Memes_20230403T084128/0.jpg</text:p>
          </table:table-cell>
          <table:table-cell office:value-type="string">
            <text:p>https://twitter.com/Sunday_Memes/status/1642809529485197312</text:p>
          </table:table-cell>
        </table:table-row>
        <table:table-row>
          <table:table-cell office:value="2570" office:value-type="float"/>
          <table:table-cell office:value-type="string">
            <text:p>Pattern 45</text:p>
          </table:table-cell>
          <table:table-cell office:value="0.21900566222028592" office:value-type="float"/>
          <table:table-cell office:value="0.4866700196567083" office:value-type="float"/>
          <table:table-cell office:value="0.8631916227237583" office:value-type="float"/>
          <table:table-cell office:value-type="string">
            <text:p>input/data_formal_20240530-1342/meme/Sunday_Memes_20230403T084129/0.jpg</text:p>
          </table:table-cell>
          <table:table-cell office:value-type="string">
            <text:p>https://twitter.com/Sunday_Memes/status/1642809533788565506</text:p>
          </table:table-cell>
        </table:table-row>
        <table:table-row>
          <table:table-cell office:value="2571" office:value-type="float"/>
          <table:table-cell office:value-type="string">
            <text:p>Pattern 14</text:p>
          </table:table-cell>
          <table:table-cell office:value="0.21793748397306398" office:value-type="float"/>
          <table:table-cell office:value="0.12355745456645106" office:value-type="float"/>
          <table:table-cell office:value="0.9023259466565295" office:value-type="float"/>
          <table:table-cell office:value-type="string">
            <text:p>input/data_formal_20240530-1342/meme/Sunday_Memes_20230409T074352/0.jpg</text:p>
          </table:table-cell>
          <table:table-cell office:value-type="string">
            <text:p>https://twitter.com/Sunday_Memes/status/1644969359800975361</text:p>
          </table:table-cell>
        </table:table-row>
        <table:table-row>
          <table:table-cell office:value="2572" office:value-type="float"/>
          <table:table-cell office:value-type="string">
            <text:p>Pattern 22</text:p>
          </table:table-cell>
          <table:table-cell office:value="0.20706550332154394" office:value-type="float"/>
          <table:table-cell office:value="0.5055164285167739" office:value-type="float"/>
          <table:table-cell office:value="0.8608204443635691" office:value-type="float"/>
          <table:table-cell office:value-type="string">
            <text:p>input/data_formal_20240530-1342/meme/Sunday_Memes_20230409T074354/0.jpg</text:p>
          </table:table-cell>
          <table:table-cell office:value-type="string">
            <text:p>https://twitter.com/Sunday_Memes/status/1644969370634928129</text:p>
          </table:table-cell>
        </table:table-row>
        <table:table-row>
          <table:table-cell office:value="2573" office:value-type="float"/>
          <table:table-cell office:value-type="string">
            <text:p>Pattern 28</text:p>
          </table:table-cell>
          <table:table-cell office:value="0.08296953042770608" office:value-type="float"/>
          <table:table-cell office:value="0.3466978326193401" office:value-type="float"/>
          <table:table-cell office:value="0.8693434263144774" office:value-type="float"/>
          <table:table-cell office:value-type="string">
            <text:p>input/data_formal_20240530-1342/meme/Sunday_Memes_20230409T074356/0.jpg</text:p>
          </table:table-cell>
          <table:table-cell office:value-type="string">
            <text:p>https://twitter.com/Sunday_Memes/status/1644969377693851648</text:p>
          </table:table-cell>
        </table:table-row>
        <table:table-row>
          <table:table-cell office:value="2574" office:value-type="float"/>
          <table:table-cell office:value-type="string">
            <text:p>Pattern 45</text:p>
          </table:table-cell>
          <table:table-cell office:value="0.25243964480589726" office:value-type="float"/>
          <table:table-cell office:value="0.5538091823115974" office:value-type="float"/>
          <table:table-cell office:value="0.8440693080683344" office:value-type="float"/>
          <table:table-cell office:value-type="string">
            <text:p>input/data_formal_20240530-1342/meme/Sunday_Memes_20230409T074358/0.jpg</text:p>
          </table:table-cell>
          <table:table-cell office:value-type="string">
            <text:p>https://twitter.com/Sunday_Memes/status/1644969386506158084</text:p>
          </table:table-cell>
        </table:table-row>
        <table:table-row>
          <table:table-cell office:value="2575" office:value-type="float"/>
          <table:table-cell office:value-type="string">
            <text:p>Pattern 44</text:p>
          </table:table-cell>
          <table:table-cell office:value="0.17973674293455716" office:value-type="float"/>
          <table:table-cell office:value="0.37142439037287805" office:value-type="float"/>
          <table:table-cell office:value="0.8454362205082252" office:value-type="float"/>
          <table:table-cell office:value-type="string">
            <text:p>input/data_formal_20240530-1342/meme/Sunday_Memes_20230409T074401/0.jpg</text:p>
          </table:table-cell>
          <table:table-cell office:value-type="string">
            <text:p>https://twitter.com/Sunday_Memes/status/1644969397914681344</text:p>
          </table:table-cell>
        </table:table-row>
        <table:table-row>
          <table:table-cell office:value="2576" office:value-type="float"/>
          <table:table-cell office:value-type="string">
            <text:p>Pattern 37</text:p>
          </table:table-cell>
          <table:table-cell office:value="0.13102097409922278" office:value-type="float"/>
          <table:table-cell office:value="0.2149230173206086" office:value-type="float"/>
          <table:table-cell office:value="0.9398003592673333" office:value-type="float"/>
          <table:table-cell office:value-type="string">
            <text:p>input/data_formal_20240530-1342/meme/Sunday_Memes_20230409T074405/0.jpg</text:p>
          </table:table-cell>
          <table:table-cell office:value-type="string">
            <text:p>https://twitter.com/Sunday_Memes/status/1644969414029090817</text:p>
          </table:table-cell>
        </table:table-row>
        <table:table-row>
          <table:table-cell office:value="2577" office:value-type="float"/>
          <table:table-cell office:value-type="string">
            <text:p>Pattern 17</text:p>
          </table:table-cell>
          <table:table-cell office:value="0.2178977782126052" office:value-type="float"/>
          <table:table-cell office:value="0.2628141606712884" office:value-type="float"/>
          <table:table-cell office:value="0.7804832170062644" office:value-type="float"/>
          <table:table-cell office:value-type="string">
            <text:p>input/data_formal_20240530-1342/meme/Sunday_Memes_20230409T074407/0.jpg</text:p>
          </table:table-cell>
          <table:table-cell office:value-type="string">
            <text:p>https://twitter.com/Sunday_Memes/status/1644969423294300160</text:p>
          </table:table-cell>
        </table:table-row>
        <table:table-row>
          <table:table-cell office:value="2578" office:value-type="float"/>
          <table:table-cell office:value-type="string">
            <text:p>Pattern 2</text:p>
          </table:table-cell>
          <table:table-cell office:value="0.1559253052441536" office:value-type="float"/>
          <table:table-cell office:value="0.1850051135272636" office:value-type="float"/>
          <table:table-cell office:value="0.9026453721875082" office:value-type="float"/>
          <table:table-cell office:value-type="string">
            <text:p>input/data_formal_20240530-1342/meme/Sunday_Memes_20230409T074409/0.jpg</text:p>
          </table:table-cell>
          <table:table-cell office:value-type="string">
            <text:p>https://twitter.com/Sunday_Memes/status/1644969431242620931</text:p>
          </table:table-cell>
        </table:table-row>
        <table:table-row>
          <table:table-cell office:value="2579" office:value-type="float"/>
          <table:table-cell office:value-type="string">
            <text:p>Pattern 16</text:p>
          </table:table-cell>
          <table:table-cell office:value="0.17207638011984938" office:value-type="float"/>
          <table:table-cell office:value="0.13974594077019137" office:value-type="float"/>
          <table:table-cell office:value="0.8080538959374767" office:value-type="float"/>
          <table:table-cell office:value-type="string">
            <text:p>input/data_formal_20240530-1342/meme/Sunday_Memes_20230409T074411/0.jpg</text:p>
          </table:table-cell>
          <table:table-cell office:value-type="string">
            <text:p>https://twitter.com/Sunday_Memes/status/1644969440537108482</text:p>
          </table:table-cell>
        </table:table-row>
        <table:table-row>
          <table:table-cell office:value="2580" office:value-type="float"/>
          <table:table-cell office:value-type="string">
            <text:p>Pattern 12</text:p>
          </table:table-cell>
          <table:table-cell office:value="0.07244829370652517" office:value-type="float"/>
          <table:table-cell office:value="0.1652757237996794" office:value-type="float"/>
          <table:table-cell office:value="0.8532466145145099" office:value-type="float"/>
          <table:table-cell office:value-type="string">
            <text:p>input/data_formal_20240530-1342/meme/Sunday_Memes_20230409T074414/0.jpg</text:p>
          </table:table-cell>
          <table:table-cell office:value-type="string">
            <text:p>https://twitter.com/Sunday_Memes/status/1644969454399373312</text:p>
          </table:table-cell>
        </table:table-row>
        <table:table-row>
          <table:table-cell office:value="2581" office:value-type="float"/>
          <table:table-cell office:value-type="string">
            <text:p>Pattern 10</text:p>
          </table:table-cell>
          <table:table-cell office:value="0.19951431413638304" office:value-type="float"/>
          <table:table-cell office:value="0.3857508606643279" office:value-type="float"/>
          <table:table-cell office:value="0.9069332401231742" office:value-type="float"/>
          <table:table-cell office:value-type="string">
            <text:p>input/data_formal_20240530-1342/meme/Sunday_Memes_20230409T084154/0.jpg</text:p>
          </table:table-cell>
          <table:table-cell office:value-type="string">
            <text:p>https://twitter.com/Sunday_Memes/status/1644983967416762369</text:p>
          </table:table-cell>
        </table:table-row>
        <table:table-row>
          <table:table-cell office:value="2582" office:value-type="float"/>
          <table:table-cell office:value-type="string">
            <text:p>Pattern 33</text:p>
          </table:table-cell>
          <table:table-cell office:value="0.11878147270289241" office:value-type="float"/>
          <table:table-cell office:value="0.17736483266442474" office:value-type="float"/>
          <table:table-cell office:value="0.7987209284800978" office:value-type="float"/>
          <table:table-cell office:value-type="string">
            <text:p>input/data_formal_20240530-1342/meme/Sunday_Memes_20230409T084156/0.jpg</text:p>
          </table:table-cell>
          <table:table-cell office:value-type="string">
            <text:p>https://twitter.com/Sunday_Memes/status/1644983972902912000</text:p>
          </table:table-cell>
        </table:table-row>
        <table:table-row>
          <table:table-cell office:value="2583" office:value-type="float"/>
          <table:table-cell office:value-type="string">
            <text:p>Pattern 2</text:p>
          </table:table-cell>
          <table:table-cell office:value="0.147019502584719" office:value-type="float"/>
          <table:table-cell office:value="0.25215496185253006" office:value-type="float"/>
          <table:table-cell office:value="0.8278245103641436" office:value-type="float"/>
          <table:table-cell office:value-type="string">
            <text:p>input/data_formal_20240530-1342/meme/Sunday_Memes_20230409T084158/0.jpg</text:p>
          </table:table-cell>
          <table:table-cell office:value-type="string">
            <text:p>https://twitter.com/Sunday_Memes/status/1644983981308256256</text:p>
          </table:table-cell>
        </table:table-row>
        <table:table-row>
          <table:table-cell office:value="2584" office:value-type="float"/>
          <table:table-cell office:value-type="string">
            <text:p>Pattern 22</text:p>
          </table:table-cell>
          <table:table-cell office:value="0.2135036301709935" office:value-type="float"/>
          <table:table-cell office:value="0.36512526656098515" office:value-type="float"/>
          <table:table-cell office:value="0.9160271728717697" office:value-type="float"/>
          <table:table-cell office:value-type="string">
            <text:p>input/data_formal_20240530-1342/meme/Sunday_Memes_20230409T084159/0.jpg</text:p>
          </table:table-cell>
          <table:table-cell office:value-type="string">
            <text:p>https://twitter.com/Sunday_Memes/status/1644983988514062336</text:p>
          </table:table-cell>
        </table:table-row>
        <table:table-row>
          <table:table-cell office:value="2585" office:value-type="float"/>
          <table:table-cell office:value-type="string">
            <text:p>Pattern 33</text:p>
          </table:table-cell>
          <table:table-cell office:value="0.12873551115358317" office:value-type="float"/>
          <table:table-cell office:value="0.2599391510522846" office:value-type="float"/>
          <table:table-cell office:value="0.8775633522037852" office:value-type="float"/>
          <table:table-cell office:value-type="string">
            <text:p>input/data_formal_20240530-1342/meme/Sunday_Memes_20230409T084202/0.jpg</text:p>
          </table:table-cell>
          <table:table-cell office:value-type="string">
            <text:p>https://twitter.com/Sunday_Memes/status/1644983999503245313</text:p>
          </table:table-cell>
        </table:table-row>
        <table:table-row>
          <table:table-cell office:value="2586" office:value-type="float"/>
          <table:table-cell office:value-type="string">
            <text:p>Pattern 25</text:p>
          </table:table-cell>
          <table:table-cell office:value="0.1454734831923375" office:value-type="float"/>
          <table:table-cell office:value="0.22360253210897796" office:value-type="float"/>
          <table:table-cell office:value="0.9576016186589815" office:value-type="float"/>
          <table:table-cell office:value-type="string">
            <text:p>input/data_formal_20240530-1342/meme/Sunday_Memes_20230409T084204/0.jpg</text:p>
          </table:table-cell>
          <table:table-cell office:value-type="string">
            <text:p>https://twitter.com/Sunday_Memes/status/1644984007338123264</text:p>
          </table:table-cell>
        </table:table-row>
        <table:table-row>
          <table:table-cell office:value="2587" office:value-type="float"/>
          <table:table-cell office:value-type="string">
            <text:p>Pattern 10</text:p>
          </table:table-cell>
          <table:table-cell office:value="0.19951431413638304" office:value-type="float"/>
          <table:table-cell office:value="0.3857508606643279" office:value-type="float"/>
          <table:table-cell office:value="0.9069332401231742" office:value-type="float"/>
          <table:table-cell office:value-type="string">
            <text:p>input/data_formal_20240530-1342/meme/Sunday_Memes_20230409T085220/0.jpg</text:p>
          </table:table-cell>
          <table:table-cell office:value-type="string">
            <text:p>https://twitter.com/Sunday_Memes/status/1644986591952216065</text:p>
          </table:table-cell>
        </table:table-row>
        <table:table-row>
          <table:table-cell office:value="2588" office:value-type="float"/>
          <table:table-cell office:value-type="string">
            <text:p>Pattern 33</text:p>
          </table:table-cell>
          <table:table-cell office:value="0.11878147270289241" office:value-type="float"/>
          <table:table-cell office:value="0.17736483266442474" office:value-type="float"/>
          <table:table-cell office:value="0.7987209284800978" office:value-type="float"/>
          <table:table-cell office:value-type="string">
            <text:p>input/data_formal_20240530-1342/meme/Sunday_Memes_20230409T085221/0.jpg</text:p>
          </table:table-cell>
          <table:table-cell office:value-type="string">
            <text:p>https://twitter.com/Sunday_Memes/status/1644986596330962947</text:p>
          </table:table-cell>
        </table:table-row>
        <table:table-row>
          <table:table-cell office:value="2589" office:value-type="float"/>
          <table:table-cell office:value-type="string">
            <text:p>Pattern 2</text:p>
          </table:table-cell>
          <table:table-cell office:value="0.147019502584719" office:value-type="float"/>
          <table:table-cell office:value="0.25215496185253006" office:value-type="float"/>
          <table:table-cell office:value="0.8278245103641436" office:value-type="float"/>
          <table:table-cell office:value-type="string">
            <text:p>input/data_formal_20240530-1342/meme/Sunday_Memes_20230409T085222/0.jpg</text:p>
          </table:table-cell>
          <table:table-cell office:value-type="string">
            <text:p>https://twitter.com/Sunday_Memes/status/1644986602010165249</text:p>
          </table:table-cell>
        </table:table-row>
        <table:table-row>
          <table:table-cell office:value="2590" office:value-type="float"/>
          <table:table-cell office:value-type="string">
            <text:p>Pattern 22</text:p>
          </table:table-cell>
          <table:table-cell office:value="0.2135036301709935" office:value-type="float"/>
          <table:table-cell office:value="0.36512526656098515" office:value-type="float"/>
          <table:table-cell office:value="0.9160271728717697" office:value-type="float"/>
          <table:table-cell office:value-type="string">
            <text:p>input/data_formal_20240530-1342/meme/Sunday_Memes_20230409T085224/0.jpg</text:p>
          </table:table-cell>
          <table:table-cell office:value-type="string">
            <text:p>https://twitter.com/Sunday_Memes/status/1644986607307722753</text:p>
          </table:table-cell>
        </table:table-row>
        <table:table-row>
          <table:table-cell office:value="2591" office:value-type="float"/>
          <table:table-cell office:value-type="string">
            <text:p>Pattern 25</text:p>
          </table:table-cell>
          <table:table-cell office:value="0.20414555085653752" office:value-type="float"/>
          <table:table-cell office:value="0.36549525908143027" office:value-type="float"/>
          <table:table-cell office:value="0.950610780970823" office:value-type="float"/>
          <table:table-cell office:value-type="string">
            <text:p>input/data_formal_20240530-1342/meme/Sunday_Memes_20230410T074338/0.jpg</text:p>
          </table:table-cell>
          <table:table-cell office:value-type="string">
            <text:p>https://twitter.com/Sunday_Memes/status/1645331692423356417</text:p>
          </table:table-cell>
        </table:table-row>
        <table:table-row>
          <table:table-cell office:value="2592" office:value-type="float"/>
          <table:table-cell office:value-type="string">
            <text:p>Pattern 10</text:p>
          </table:table-cell>
          <table:table-cell office:value="0.23022017694546515" office:value-type="float"/>
          <table:table-cell office:value="0.32425683166331004" office:value-type="float"/>
          <table:table-cell office:value="0.8968515867223557" office:value-type="float"/>
          <table:table-cell office:value-type="string">
            <text:p>input/data_formal_20240530-1342/meme/Sunday_Memes_20230410T074339/0.jpg</text:p>
          </table:table-cell>
          <table:table-cell office:value-type="string">
            <text:p>https://twitter.com/Sunday_Memes/status/1645331696584204288</text:p>
          </table:table-cell>
        </table:table-row>
        <table:table-row>
          <table:table-cell office:value="2593" office:value-type="float"/>
          <table:table-cell office:value-type="string">
            <text:p>Pattern 6</text:p>
          </table:table-cell>
          <table:table-cell office:value="0.10980146348213418" office:value-type="float"/>
          <table:table-cell office:value="0.21957117639415993" office:value-type="float"/>
          <table:table-cell office:value="0.9120787168617324" office:value-type="float"/>
          <table:table-cell office:value-type="string">
            <text:p>input/data_formal_20240530-1342/meme/Sunday_Memes_20230410T074341/0.jpg</text:p>
          </table:table-cell>
          <table:table-cell office:value-type="string">
            <text:p>https://twitter.com/Sunday_Memes/status/1645331703907467265</text:p>
          </table:table-cell>
        </table:table-row>
        <table:table-row>
          <table:table-cell office:value="2594" office:value-type="float"/>
          <table:table-cell office:value-type="string">
            <text:p>Pattern 18</text:p>
          </table:table-cell>
          <table:table-cell office:value="0.07976833382208745" office:value-type="float"/>
          <table:table-cell office:value="0.4541711412006998" office:value-type="float"/>
          <table:table-cell office:value="0.8953444324940073" office:value-type="float"/>
          <table:table-cell office:value-type="string">
            <text:p>input/data_formal_20240530-1342/meme/Sunday_Memes_20230410T074343/0.jpg</text:p>
          </table:table-cell>
          <table:table-cell office:value-type="string">
            <text:p>https://twitter.com/Sunday_Memes/status/1645331710857322498</text:p>
          </table:table-cell>
        </table:table-row>
        <table:table-row>
          <table:table-cell office:value="2595" office:value-type="float"/>
          <table:table-cell office:value-type="string">
            <text:p>Pattern 6</text:p>
          </table:table-cell>
          <table:table-cell office:value="0.1745875776346447" office:value-type="float"/>
          <table:table-cell office:value="0.13137550511569984" office:value-type="float"/>
          <table:table-cell office:value="0.8321904057196796" office:value-type="float"/>
          <table:table-cell office:value-type="string">
            <text:p>input/data_formal_20240530-1342/meme/Sunday_Memes_20230410T074344/0.jpg</text:p>
          </table:table-cell>
          <table:table-cell office:value-type="string">
            <text:p>https://twitter.com/Sunday_Memes/status/1645331717727703040</text:p>
          </table:table-cell>
        </table:table-row>
        <table:table-row>
          <table:table-cell office:value="2596" office:value-type="float"/>
          <table:table-cell office:value-type="string">
            <text:p>Pattern 30</text:p>
          </table:table-cell>
          <table:table-cell office:value="0.21837820161944005" office:value-type="float"/>
          <table:table-cell office:value="0.33925915258391204" office:value-type="float"/>
          <table:table-cell office:value="0.9164225713596811" office:value-type="float"/>
          <table:table-cell office:value-type="string">
            <text:p>input/data_formal_20240530-1342/meme/Sunday_Memes_20230410T074346/0.jpg</text:p>
          </table:table-cell>
          <table:table-cell office:value-type="string">
            <text:p>https://twitter.com/Sunday_Memes/status/1645331722383286272</text:p>
          </table:table-cell>
        </table:table-row>
        <table:table-row>
          <table:table-cell office:value="2597" office:value-type="float"/>
          <table:table-cell office:value-type="string">
            <text:p>Pattern 30</text:p>
          </table:table-cell>
          <table:table-cell office:value="0.13842687427445793" office:value-type="float"/>
          <table:table-cell office:value="0.34104871717453206" office:value-type="float"/>
          <table:table-cell office:value="0.9036062035901335" office:value-type="float"/>
          <table:table-cell office:value-type="string">
            <text:p>input/data_formal_20240530-1342/meme/Sunday_Memes_20230410T074347/0.jpg</text:p>
          </table:table-cell>
          <table:table-cell office:value-type="string">
            <text:p>https://twitter.com/Sunday_Memes/status/1645331729157160960</text:p>
          </table:table-cell>
        </table:table-row>
        <table:table-row>
          <table:table-cell office:value="2598" office:value-type="float"/>
          <table:table-cell office:value-type="string">
            <text:p>Pattern 9</text:p>
          </table:table-cell>
          <table:table-cell office:value="0.19809039151520128" office:value-type="float"/>
          <table:table-cell office:value="0.17370227346453299" office:value-type="float"/>
          <table:table-cell office:value="0.9130035982490237" office:value-type="float"/>
          <table:table-cell office:value-type="string">
            <text:p>input/data_formal_20240530-1342/meme/Sunday_Memes_20230410T074348/0.jpg</text:p>
          </table:table-cell>
          <table:table-cell office:value-type="string">
            <text:p>https://twitter.com/Sunday_Memes/status/1645331734525886464</text:p>
          </table:table-cell>
        </table:table-row>
        <table:table-row>
          <table:table-cell office:value="2599" office:value-type="float"/>
          <table:table-cell office:value-type="string">
            <text:p>Pattern 23</text:p>
          </table:table-cell>
          <table:table-cell office:value="0.07545543172475666" office:value-type="float"/>
          <table:table-cell office:value="0.771723515436799" office:value-type="float"/>
          <table:table-cell office:value="0.54645963014385" office:value-type="float"/>
          <table:table-cell office:value-type="string">
            <text:p>input/data_formal_20240530-1342/meme/sunil_barsaiyan_20230106T045334/0.jpg</text:p>
          </table:table-cell>
          <table:table-cell office:value-type="string">
            <text:p>https://twitter.com/sunil_barsaiyan/status/1611224433024462848</text:p>
          </table:table-cell>
        </table:table-row>
        <table:table-row>
          <table:table-cell office:value="2600" office:value-type="float"/>
          <table:table-cell office:value-type="string">
            <text:p>Pattern 15</text:p>
          </table:table-cell>
          <table:table-cell office:value="0.21878482821648754" office:value-type="float"/>
          <table:table-cell office:value="0.47014107507568204" office:value-type="float"/>
          <table:table-cell office:value="0.8955082868567219" office:value-type="float"/>
          <table:table-cell office:value-type="string">
            <text:p>input/data_formal_20240530-1342/meme/sunnycb_20230212T133909/0.jpg</text:p>
          </table:table-cell>
          <table:table-cell office:value-type="string">
            <text:p>https://twitter.com/sunnycb/status/1624765051608666112</text:p>
          </table:table-cell>
        </table:table-row>
        <table:table-row>
          <table:table-cell office:value="2601" office:value-type="float"/>
          <table:table-cell office:value-type="string">
            <text:p>Pattern 9</text:p>
          </table:table-cell>
          <table:table-cell office:value="0.21078385916313605" office:value-type="float"/>
          <table:table-cell office:value="0.4046556796502816" office:value-type="float"/>
          <table:table-cell office:value="0.9173987653986029" office:value-type="float"/>
          <table:table-cell office:value-type="string">
            <text:p>input/data_formal_20240530-1342/meme/sunnyscolors_20230124T015010/0.jpg</text:p>
          </table:table-cell>
          <table:table-cell office:value-type="string">
            <text:p>https://twitter.com/sunnyscolors/status/1617701259854626824</text:p>
          </table:table-cell>
        </table:table-row>
        <table:table-row>
          <table:table-cell office:value="2602" office:value-type="float"/>
          <table:table-cell office:value-type="string">
            <text:p>Pattern 2</text:p>
          </table:table-cell>
          <table:table-cell office:value="0.2705927703289469" office:value-type="float"/>
          <table:table-cell office:value="0.44716817413424725" office:value-type="float"/>
          <table:table-cell office:value="0.9130358100314926" office:value-type="float"/>
          <table:table-cell office:value-type="string">
            <text:p>input/data_formal_20240530-1342/meme/sunnyscolors_20230124T020510/0.jpg</text:p>
          </table:table-cell>
          <table:table-cell office:value-type="string">
            <text:p>https://twitter.com/sunnyscolors/status/1617705035231551488</text:p>
          </table:table-cell>
        </table:table-row>
        <table:table-row>
          <table:table-cell office:value="2603" office:value-type="float"/>
          <table:table-cell office:value-type="string">
            <text:p>Pattern 26</text:p>
          </table:table-cell>
          <table:table-cell office:value="0.20922317943028731" office:value-type="float"/>
          <table:table-cell office:value="0.5776850547437584" office:value-type="float"/>
          <table:table-cell office:value="0.7171761272938647" office:value-type="float"/>
          <table:table-cell office:value-type="string">
            <text:p>input/data_formal_20240530-1342/meme/Super5tarFruit_20230104T191918/0.jpg</text:p>
          </table:table-cell>
          <table:table-cell office:value-type="string">
            <text:p>https://twitter.com/i_enby_you/status/1611065856632492050</text:p>
          </table:table-cell>
        </table:table-row>
        <table:table-row>
          <table:table-cell office:value="260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Super_FreakYGuY_20230403T074743/0.jpg</text:p>
          </table:table-cell>
          <table:table-cell office:value-type="string">
            <text:p>https://twitter.com/Super_FreakYGuY/status/1642796003349889024</text:p>
          </table:table-cell>
        </table:table-row>
        <table:table-row>
          <table:table-cell office:value="2605" office:value-type="float"/>
          <table:table-cell office:value-type="string">
            <text:p>Pattern 30</text:p>
          </table:table-cell>
          <table:table-cell office:value="0.16151690111812705" office:value-type="float"/>
          <table:table-cell office:value="0.24775357033406273" office:value-type="float"/>
          <table:table-cell office:value="0.8836118853775704" office:value-type="float"/>
          <table:table-cell office:value-type="string">
            <text:p>input/data_formal_20240530-1342/meme/Superdavebeast_20230128T012818/0.jpg</text:p>
          </table:table-cell>
          <table:table-cell office:value-type="string">
            <text:p>https://twitter.com/Woodywood32W/status/1621012385841713153</text:p>
          </table:table-cell>
        </table:table-row>
        <table:table-row>
          <table:table-cell office:value="2606" office:value-type="float"/>
          <table:table-cell office:value-type="string">
            <text:p>Pattern 23</text:p>
          </table:table-cell>
          <table:table-cell office:value="0.10440938971382288" office:value-type="float"/>
          <table:table-cell office:value="0.8623331886730481" office:value-type="float"/>
          <table:table-cell office:value="0.6050845229251985" office:value-type="float"/>
          <table:table-cell office:value-type="string">
            <text:p>input/data_formal_20240530-1342/meme/Sustaino_in_20230105T114714/0.jpg</text:p>
          </table:table-cell>
          <table:table-cell office:value-type="string">
            <text:p>https://twitter.com/ankit_khaire/status/1610966301094326272</text:p>
          </table:table-cell>
        </table:table-row>
        <table:table-row>
          <table:table-cell office:value="2607" office:value-type="float"/>
          <table:table-cell office:value-type="string">
            <text:p>Pattern 9</text:p>
          </table:table-cell>
          <table:table-cell office:value="0.21478214967343995" office:value-type="float"/>
          <table:table-cell office:value="0.3648598520587735" office:value-type="float"/>
          <table:table-cell office:value="0.9225966297819681" office:value-type="float"/>
          <table:table-cell office:value-type="string">
            <text:p>input/data_formal_20240530-1342/meme/SutherlandKade_20221226T031143/0.jpg</text:p>
          </table:table-cell>
          <table:table-cell office:value-type="string">
            <text:p>https://twitter.com/MintFlavoredLeo/status/1607992176855621637</text:p>
          </table:table-cell>
        </table:table-row>
        <table:table-row>
          <table:table-cell office:value="2608" office:value-type="float"/>
          <table:table-cell office:value-type="string">
            <text:p>Pattern 43</text:p>
          </table:table-cell>
          <table:table-cell office:value="0.030255137164867302" office:value-type="float"/>
          <table:table-cell office:value="0.8243763870500647" office:value-type="float"/>
          <table:table-cell office:value="0.9110633176526859" office:value-type="float"/>
          <table:table-cell office:value-type="string">
            <text:p>input/data_formal_20240530-1342/meme/svcommunicatio_20230106T080434/0.jpg</text:p>
          </table:table-cell>
          <table:table-cell office:value-type="string">
            <text:p>https://twitter.com/svcommunicatio/status/1611272497311420417</text:p>
          </table:table-cell>
        </table:table-row>
        <table:table-row>
          <table:table-cell office:value="2609" office:value-type="float"/>
          <table:table-cell office:value-type="string">
            <text:p>Pattern 3</text:p>
          </table:table-cell>
          <table:table-cell office:value="0.14098283419341942" office:value-type="float"/>
          <table:table-cell office:value="0.358024730174109" office:value-type="float"/>
          <table:table-cell office:value="0.904322794880537" office:value-type="float"/>
          <table:table-cell office:value-type="string">
            <text:p>input/data_formal_20240530-1342/meme/Swa99231173_20230206T151029/0.jpg</text:p>
          </table:table-cell>
          <table:table-cell office:value-type="string">
            <text:p>https://twitter.com/Swa99231173/status/1622613707200290816</text:p>
          </table:table-cell>
        </table:table-row>
        <table:table-row>
          <table:table-cell office:value="2610" office:value-type="float"/>
          <table:table-cell office:value-type="string">
            <text:p>Pattern 16</text:p>
          </table:table-cell>
          <table:table-cell office:value="0.16390358312515602" office:value-type="float"/>
          <table:table-cell office:value="0.33357597434621983" office:value-type="float"/>
          <table:table-cell office:value="0.934098688705709" office:value-type="float"/>
          <table:table-cell office:value-type="string">
            <text:p>input/data_formal_20240530-1342/meme/Swainzilla_20221227T183312/0.jpg</text:p>
          </table:table-cell>
          <table:table-cell office:value-type="string">
            <text:p>https://twitter.com/Deborah79419291/status/1607930775005196288</text:p>
          </table:table-cell>
        </table:table-row>
        <table:table-row>
          <table:table-cell office:value="2611" office:value-type="float"/>
          <table:table-cell office:value-type="string">
            <text:p>Pattern 22</text:p>
          </table:table-cell>
          <table:table-cell office:value="0.10384200414124084" office:value-type="float"/>
          <table:table-cell office:value="0.30734735230251287" office:value-type="float"/>
          <table:table-cell office:value="0.8849994635831653" office:value-type="float"/>
          <table:table-cell office:value-type="string">
            <text:p>input/data_formal_20240530-1342/meme/swayaminfotech_20230104T074609/0.jpg</text:p>
          </table:table-cell>
          <table:table-cell office:value-type="string">
            <text:p>https://twitter.com/anandpatel007/status/1610949630669500416</text:p>
          </table:table-cell>
        </table:table-row>
        <table:table-row>
          <table:table-cell office:value="2612" office:value-type="float"/>
          <table:table-cell office:value-type="string">
            <text:p>Pattern 23</text:p>
          </table:table-cell>
          <table:table-cell office:value="0.12335396928340409" office:value-type="float"/>
          <table:table-cell office:value="0.8140219789280098" office:value-type="float"/>
          <table:table-cell office:value="0.6227023165529675" office:value-type="float"/>
          <table:table-cell office:value-type="string">
            <text:p>input/data_formal_20240530-1342/meme/SwordfishAdvt_20230106T052143/0.jpg</text:p>
          </table:table-cell>
          <table:table-cell office:value-type="string">
            <text:p>https://twitter.com/SwordfishAdvt/status/1611231514725068802</text:p>
          </table:table-cell>
        </table:table-row>
        <table:table-row>
          <table:table-cell office:value="2613" office:value-type="float"/>
          <table:table-cell office:value-type="string">
            <text:p>Pattern 3</text:p>
          </table:table-cell>
          <table:table-cell office:value="0.12286892926070608" office:value-type="float"/>
          <table:table-cell office:value="0.5317282757462607" office:value-type="float"/>
          <table:table-cell office:value="0.8325257020767739" office:value-type="float"/>
          <table:table-cell office:value-type="string">
            <text:p>input/data_formal_20240530-1342/meme/SWWEC1_20230206T135222/0.jpg</text:p>
          </table:table-cell>
          <table:table-cell office:value-type="string">
            <text:p>https://twitter.com/SWWEC1/status/1622594048593735680</text:p>
          </table:table-cell>
        </table:table-row>
        <table:table-row>
          <table:table-cell office:value="2614" office:value-type="float"/>
          <table:table-cell office:value-type="string">
            <text:p>Pattern 3</text:p>
          </table:table-cell>
          <table:table-cell office:value="0.06578158338127271" office:value-type="float"/>
          <table:table-cell office:value="0.43526213578474743" office:value-type="float"/>
          <table:table-cell office:value="0.8426533047717925" office:value-type="float"/>
          <table:table-cell office:value-type="string">
            <text:p>input/data_formal_20240530-1342/meme/SWWEC1_20230206T135222/1.jpg</text:p>
          </table:table-cell>
          <table:table-cell office:value-type="string">
            <text:p>https://twitter.com/SWWEC1/status/1622594048593735680</text:p>
          </table:table-cell>
        </table:table-row>
        <table:table-row>
          <table:table-cell office:value="2615" office:value-type="float"/>
          <table:table-cell office:value-type="string">
            <text:p>Pattern 13</text:p>
          </table:table-cell>
          <table:table-cell office:value="0.20040746751493355" office:value-type="float"/>
          <table:table-cell office:value="0.4829941564956006" office:value-type="float"/>
          <table:table-cell office:value="0.9139539918054419" office:value-type="float"/>
          <table:table-cell office:value-type="string">
            <text:p>input/data_formal_20240530-1342/meme/Szerfio_20230106T042145/0.jpg</text:p>
          </table:table-cell>
          <table:table-cell office:value-type="string">
            <text:p>https://twitter.com/Szerfio/status/1611216425699659779</text:p>
          </table:table-cell>
        </table:table-row>
        <table:table-row>
          <table:table-cell office:value="2616" office:value-type="float"/>
          <table:table-cell office:value-type="string">
            <text:p>Pattern 2</text:p>
          </table:table-cell>
          <table:table-cell office:value="0.19186983659731224" office:value-type="float"/>
          <table:table-cell office:value="0.5229599506847815" office:value-type="float"/>
          <table:table-cell office:value="0.8666635743291055" office:value-type="float"/>
          <table:table-cell office:value-type="string">
            <text:p>input/data_formal_20240530-1342/meme/t3n0TYnpIQ0eF0D_20230125T170728/0.jpg</text:p>
          </table:table-cell>
          <table:table-cell office:value-type="string">
            <text:p>https://twitter.com/AngelaL62666887/status/1618510113979109377</text:p>
          </table:table-cell>
        </table:table-row>
        <table:table-row>
          <table:table-cell office:value="2617" office:value-type="float"/>
          <table:table-cell office:value-type="string">
            <text:p>Pattern 2</text:p>
          </table:table-cell>
          <table:table-cell office:value="0.1861728793188176" office:value-type="float"/>
          <table:table-cell office:value="0.5207858656532542" office:value-type="float"/>
          <table:table-cell office:value="0.9459672166174175" office:value-type="float"/>
          <table:table-cell office:value-type="string">
            <text:p>input/data_formal_20240530-1342/meme/t3n0TYnpIQ0eF0D_20230125T170728/1.jpg</text:p>
          </table:table-cell>
          <table:table-cell office:value-type="string">
            <text:p>https://twitter.com/AngelaL62666887/status/1618510113979109377</text:p>
          </table:table-cell>
        </table:table-row>
        <table:table-row>
          <table:table-cell office:value="2618" office:value-type="float"/>
          <table:table-cell office:value-type="string">
            <text:p>Pattern 2</text:p>
          </table:table-cell>
          <table:table-cell office:value="0.15551418945439593" office:value-type="float"/>
          <table:table-cell office:value="0.29150596556456765" office:value-type="float"/>
          <table:table-cell office:value="0.9128562901911538" office:value-type="float"/>
          <table:table-cell office:value-type="string">
            <text:p>input/data_formal_20240530-1342/meme/TalesofZodiacs_20230202T145216/0.jpg</text:p>
          </table:table-cell>
          <table:table-cell office:value-type="string">
            <text:p>https://twitter.com/csky0/status/1622610666711568390</text:p>
          </table:table-cell>
        </table:table-row>
        <table:table-row>
          <table:table-cell office:value="2619" office:value-type="float"/>
          <table:table-cell office:value-type="string">
            <text:p>Pattern 17</text:p>
          </table:table-cell>
          <table:table-cell office:value="0.18939243652253762" office:value-type="float"/>
          <table:table-cell office:value="0.29197929675644135" office:value-type="float"/>
          <table:table-cell office:value="0.7751069846578054" office:value-type="float"/>
          <table:table-cell office:value-type="string">
            <text:p>input/data_formal_20240530-1342/meme/Talk2Q_20221228T012239/0.jpg</text:p>
          </table:table-cell>
          <table:table-cell office:value-type="string">
            <text:p>https://twitter.com/Talk2Q/status/1607909864365236224</text:p>
          </table:table-cell>
        </table:table-row>
        <table:table-row>
          <table:table-cell office:value="2620" office:value-type="float"/>
          <table:table-cell office:value-type="string">
            <text:p>Pattern 3</text:p>
          </table:table-cell>
          <table:table-cell office:value="0.1631684573265083" office:value-type="float"/>
          <table:table-cell office:value="0.521703782985642" office:value-type="float"/>
          <table:table-cell office:value="0.8498977148999508" office:value-type="float"/>
          <table:table-cell office:value-type="string">
            <text:p>input/data_formal_20240530-1342/meme/TamVmaT_20221228T022649/0.jpg</text:p>
          </table:table-cell>
          <table:table-cell office:value-type="string">
            <text:p>https://twitter.com/ShaniceTJN/status/1607958148907945985</text:p>
          </table:table-cell>
        </table:table-row>
        <table:table-row>
          <table:table-cell office:value="2621" office:value-type="float"/>
          <table:table-cell office:value-type="string">
            <text:p>Pattern 9</text:p>
          </table:table-cell>
          <table:table-cell office:value="0.14477466161890068" office:value-type="float"/>
          <table:table-cell office:value="0.34272757175465207" office:value-type="float"/>
          <table:table-cell office:value="0.8899080063714756" office:value-type="float"/>
          <table:table-cell office:value-type="string">
            <text:p>input/data_formal_20240530-1342/meme/Tanesh1292_20230202T052040/0.jpg</text:p>
          </table:table-cell>
          <table:table-cell office:value-type="string">
            <text:p>https://twitter.com/Tanesh1292/status/1621015725573050368</text:p>
          </table:table-cell>
        </table:table-row>
        <table:table-row>
          <table:table-cell office:value="2622" office:value-type="float"/>
          <table:table-cell office:value-type="string">
            <text:p>Pattern 29</text:p>
          </table:table-cell>
          <table:table-cell office:value="0.16601590139182434" office:value-type="float"/>
          <table:table-cell office:value="0.2936305731524304" office:value-type="float"/>
          <table:table-cell office:value="0.8388983180548694" office:value-type="float"/>
          <table:table-cell office:value-type="string">
            <text:p>input/data_formal_20240530-1342/meme/TankerTalk_20221227T233339/0.jpg</text:p>
          </table:table-cell>
          <table:table-cell office:value-type="string">
            <text:p>https://twitter.com/TankerTalk/status/1607882433642528768</text:p>
          </table:table-cell>
        </table:table-row>
        <table:table-row>
          <table:table-cell office:value="2623" office:value-type="float"/>
          <table:table-cell office:value-type="string">
            <text:p>Pattern 15</text:p>
          </table:table-cell>
          <table:table-cell office:value="0.17995349796860358" office:value-type="float"/>
          <table:table-cell office:value="0.5805716699948502" office:value-type="float"/>
          <table:table-cell office:value="0.8821669081141102" office:value-type="float"/>
          <table:table-cell office:value-type="string">
            <text:p>input/data_formal_20240530-1342/meme/Target8Sales_20230206T130907/0.jpg</text:p>
          </table:table-cell>
          <table:table-cell office:value-type="string">
            <text:p>https://twitter.com/Target8Sales/status/1622583165914161155</text:p>
          </table:table-cell>
        </table:table-row>
        <table:table-row>
          <table:table-cell office:value="2624" office:value-type="float"/>
          <table:table-cell office:value-type="string">
            <text:p>Pattern 1</text:p>
          </table:table-cell>
          <table:table-cell office:value="0.28733064288006666" office:value-type="float"/>
          <table:table-cell office:value="0.41314262098547355" office:value-type="float"/>
          <table:table-cell office:value="0.9183326549318378" office:value-type="float"/>
          <table:table-cell office:value-type="string">
            <text:p>input/data_formal_20240530-1342/meme/TastyBaozi_20230202T021021/0.jpg</text:p>
          </table:table-cell>
          <table:table-cell office:value-type="string">
            <text:p>https://twitter.com/TastyBaozi/status/1620967830853386240</text:p>
          </table:table-cell>
        </table:table-row>
        <table:table-row>
          <table:table-cell office:value="2625" office:value-type="float"/>
          <table:table-cell office:value-type="string">
            <text:p>Pattern 19</text:p>
          </table:table-cell>
          <table:table-cell office:value="0.22030842202831394" office:value-type="float"/>
          <table:table-cell office:value="0.6276513597925966" office:value-type="float"/>
          <table:table-cell office:value="0.780156766586328" office:value-type="float"/>
          <table:table-cell office:value-type="string">
            <text:p>input/data_formal_20240530-1342/meme/tasyaharley_20221227T150241/0.jpg</text:p>
          </table:table-cell>
          <table:table-cell office:value-type="string">
            <text:p>https://twitter.com/Glocko_Pop/status/1607918684131164160</text:p>
          </table:table-cell>
        </table:table-row>
        <table:table-row>
          <table:table-cell office:value="2626" office:value-type="float"/>
          <table:table-cell office:value-type="string">
            <text:p>Pattern 46</text:p>
          </table:table-cell>
          <table:table-cell office:value="0.12817105357641861" office:value-type="float"/>
          <table:table-cell office:value="0.412023905408434" office:value-type="float"/>
          <table:table-cell office:value="0.7582127099566442" office:value-type="float"/>
          <table:table-cell office:value-type="string">
            <text:p>input/data_formal_20240530-1342/meme/TataPlayin_20230103T101150/0.jpg</text:p>
          </table:table-cell>
          <table:table-cell office:value-type="string">
            <text:p>https://twitter.com/rrajk77777/status/1610971302889947137</text:p>
          </table:table-cell>
        </table:table-row>
        <table:table-row>
          <table:table-cell office:value="2627" office:value-type="float"/>
          <table:table-cell office:value-type="string">
            <text:p>Pattern 46</text:p>
          </table:table-cell>
          <table:table-cell office:value="0.1297557970389622" office:value-type="float"/>
          <table:table-cell office:value="0.36322990581991166" office:value-type="float"/>
          <table:table-cell office:value="0.7950172360281721" office:value-type="float"/>
          <table:table-cell office:value-type="string">
            <text:p>input/data_formal_20240530-1342/meme/TataPlayin_20230103T101150/1.jpg</text:p>
          </table:table-cell>
          <table:table-cell office:value-type="string">
            <text:p>https://twitter.com/rrajk77777/status/1610971302889947137</text:p>
          </table:table-cell>
        </table:table-row>
        <table:table-row>
          <table:table-cell office:value="2628" office:value-type="float"/>
          <table:table-cell office:value-type="string">
            <text:p>Pattern 46</text:p>
          </table:table-cell>
          <table:table-cell office:value="0.1580143515447133" office:value-type="float"/>
          <table:table-cell office:value="0.3798120049189099" office:value-type="float"/>
          <table:table-cell office:value="0.7451566441426052" office:value-type="float"/>
          <table:table-cell office:value-type="string">
            <text:p>input/data_formal_20240530-1342/meme/TataPlayin_20230103T101150/2.jpg</text:p>
          </table:table-cell>
          <table:table-cell office:value-type="string">
            <text:p>https://twitter.com/rrajk77777/status/1610971302889947137</text:p>
          </table:table-cell>
        </table:table-row>
        <table:table-row>
          <table:table-cell office:value="2629" office:value-type="float"/>
          <table:table-cell office:value-type="string">
            <text:p>Pattern 46</text:p>
          </table:table-cell>
          <table:table-cell office:value="0.17184851592234152" office:value-type="float"/>
          <table:table-cell office:value="0.31110534919588795" office:value-type="float"/>
          <table:table-cell office:value="0.7973050058916772" office:value-type="float"/>
          <table:table-cell office:value-type="string">
            <text:p>input/data_formal_20240530-1342/meme/TataPlayin_20230103T101150/3.jpg</text:p>
          </table:table-cell>
          <table:table-cell office:value-type="string">
            <text:p>https://twitter.com/rrajk77777/status/1610971302889947137</text:p>
          </table:table-cell>
        </table:table-row>
        <table:table-row>
          <table:table-cell office:value="2630" office:value-type="float"/>
          <table:table-cell office:value-type="string">
            <text:p>Pattern 26</text:p>
          </table:table-cell>
          <table:table-cell office:value="0.22153034012522793" office:value-type="float"/>
          <table:table-cell office:value="0.5259956479181283" office:value-type="float"/>
          <table:table-cell office:value="0.8044126814852458" office:value-type="float"/>
          <table:table-cell office:value-type="string">
            <text:p>input/data_formal_20240530-1342/meme/tayyabsiraj4_20230403T174322/0.jpg</text:p>
          </table:table-cell>
          <table:table-cell office:value-type="string">
            <text:p>https://twitter.com/tayyabsiraj4/status/1642945901995098112</text:p>
          </table:table-cell>
        </table:table-row>
        <table:table-row>
          <table:table-cell office:value="2631" office:value-type="float"/>
          <table:table-cell office:value-type="string">
            <text:p>Pattern 46</text:p>
          </table:table-cell>
          <table:table-cell office:value="0.1175758675538971" office:value-type="float"/>
          <table:table-cell office:value="0.4008520920274805" office:value-type="float"/>
          <table:table-cell office:value="0.9021818223934994" office:value-type="float"/>
          <table:table-cell office:value-type="string">
            <text:p>input/data_formal_20240530-1342/meme/Te_con_leche__20220616T194139/0.jpg</text:p>
          </table:table-cell>
          <table:table-cell office:value-type="string">
            <text:p>https://twitter.com/Astrx60/status/1607939253853425666</text:p>
          </table:table-cell>
        </table:table-row>
        <table:table-row>
          <table:table-cell office:value="2632" office:value-type="float"/>
          <table:table-cell office:value-type="string">
            <text:p>Pattern 23</text:p>
          </table:table-cell>
          <table:table-cell office:value="0.05411144694850889" office:value-type="float"/>
          <table:table-cell office:value="0.8910626106987292" office:value-type="float"/>
          <table:table-cell office:value="0.8588892187497151" office:value-type="float"/>
          <table:table-cell office:value-type="string">
            <text:p>input/data_formal_20240530-1342/meme/Techimply1_20230106T060731/0.jpg</text:p>
          </table:table-cell>
          <table:table-cell office:value-type="string">
            <text:p>https://twitter.com/Techimply1/status/1611243042044010502</text:p>
          </table:table-cell>
        </table:table-row>
        <table:table-row>
          <table:table-cell office:value="2633" office:value-type="float"/>
          <table:table-cell office:value-type="string">
            <text:p>Pattern 43</text:p>
          </table:table-cell>
          <table:table-cell office:value="0.03242777733044602" office:value-type="float"/>
          <table:table-cell office:value="0.7313041043734627" office:value-type="float"/>
          <table:table-cell office:value="0.8620008676881458" office:value-type="float"/>
          <table:table-cell office:value-type="string">
            <text:p>input/data_formal_20240530-1342/meme/TechnoWise_ind_20230120T121041/0.jpg</text:p>
          </table:table-cell>
          <table:table-cell office:value-type="string">
            <text:p>https://twitter.com/TechnoWise_ind/status/1616407867216781317</text:p>
          </table:table-cell>
        </table:table-row>
        <table:table-row>
          <table:table-cell office:value="2634" office:value-type="float"/>
          <table:table-cell office:value-type="string">
            <text:p>Pattern 42</text:p>
          </table:table-cell>
          <table:table-cell office:value="0.17847163919274717" office:value-type="float"/>
          <table:table-cell office:value="0.4094201226674192" office:value-type="float"/>
          <table:table-cell office:value="0.8091251104189983" office:value-type="float"/>
          <table:table-cell office:value-type="string">
            <text:p>input/data_formal_20240530-1342/meme/TeeFegans_20230201T225438/0.jpg</text:p>
          </table:table-cell>
          <table:table-cell office:value-type="string">
            <text:p>https://twitter.com/TeeFegans/status/1620918575354740737</text:p>
          </table:table-cell>
        </table:table-row>
        <table:table-row>
          <table:table-cell office:value="2635" office:value-type="float"/>
          <table:table-cell office:value-type="string">
            <text:p>Pattern 44</text:p>
          </table:table-cell>
          <table:table-cell office:value="0.15302034727858232" office:value-type="float"/>
          <table:table-cell office:value="0.19309930820164" office:value-type="float"/>
          <table:table-cell office:value="0.8092363198322409" office:value-type="float"/>
          <table:table-cell office:value-type="string">
            <text:p>input/data_formal_20240530-1342/meme/TensGraphic_20230112T080248/0.jpg</text:p>
          </table:table-cell>
          <table:table-cell office:value-type="string">
            <text:p>https://twitter.com/TensGraphic/status/1613446381141741570</text:p>
          </table:table-cell>
        </table:table-row>
        <table:table-row>
          <table:table-cell office:value="2636" office:value-type="float"/>
          <table:table-cell office:value-type="string">
            <text:p>Pattern 11</text:p>
          </table:table-cell>
          <table:table-cell office:value="0.13559303643536316" office:value-type="float"/>
          <table:table-cell office:value="0.5770399048757271" office:value-type="float"/>
          <table:table-cell office:value="0.8688472353852117" office:value-type="float"/>
          <table:table-cell office:value-type="string">
            <text:p>input/data_formal_20240530-1342/meme/Texew_Robux_20230316T011841/0.jpg</text:p>
          </table:table-cell>
          <table:table-cell office:value-type="string">
            <text:p>https://twitter.com/syko_bby85/status/1636186884098408448</text:p>
          </table:table-cell>
        </table:table-row>
        <table:table-row>
          <table:table-cell office:value="2637" office:value-type="float"/>
          <table:table-cell office:value-type="string">
            <text:p>Pattern 17</text:p>
          </table:table-cell>
          <table:table-cell office:value="0.18939243652253762" office:value-type="float"/>
          <table:table-cell office:value="0.29197929675644135" office:value-type="float"/>
          <table:table-cell office:value="0.7751069846578054" office:value-type="float"/>
          <table:table-cell office:value-type="string">
            <text:p>input/data_formal_20240530-1342/meme/Thank_Q_20221228T012254/0.jpg</text:p>
          </table:table-cell>
          <table:table-cell office:value-type="string">
            <text:p>https://twitter.com/Thank_Q/status/1607909926277455882</text:p>
          </table:table-cell>
        </table:table-row>
        <table:table-row>
          <table:table-cell office:value="2638" office:value-type="float"/>
          <table:table-cell office:value-type="string">
            <text:p>Pattern 11</text:p>
          </table:table-cell>
          <table:table-cell office:value="0.15791025946703724" office:value-type="float"/>
          <table:table-cell office:value="0.38841789477334604" office:value-type="float"/>
          <table:table-cell office:value="0.8948077756871131" office:value-type="float"/>
          <table:table-cell office:value-type="string">
            <text:p>input/data_formal_20240530-1342/meme/the_akatsuki2_20230226T062840/0.jpg</text:p>
          </table:table-cell>
          <table:table-cell office:value-type="string">
            <text:p>https://twitter.com/the_akatsuki2/status/1629730147158081537</text:p>
          </table:table-cell>
        </table:table-row>
        <table:table-row>
          <table:table-cell office:value="2639" office:value-type="float"/>
          <table:table-cell office:value-type="string">
            <text:p>Pattern 14</text:p>
          </table:table-cell>
          <table:table-cell office:value="0.20853179902540575" office:value-type="float"/>
          <table:table-cell office:value="0.24512844450551236" office:value-type="float"/>
          <table:table-cell office:value="0.9109346156185053" office:value-type="float"/>
          <table:table-cell office:value-type="string">
            <text:p>input/data_formal_20240530-1342/meme/The_Neox__20230201T230800/0.jpg</text:p>
          </table:table-cell>
          <table:table-cell office:value-type="string">
            <text:p>https://twitter.com/The_Neox_/status/1620921939740209153</text:p>
          </table:table-cell>
        </table:table-row>
        <table:table-row>
          <table:table-cell office:value="2640" office:value-type="float"/>
          <table:table-cell office:value-type="string">
            <text:p>Pattern 6</text:p>
          </table:table-cell>
          <table:table-cell office:value="0.2048899112311608" office:value-type="float"/>
          <table:table-cell office:value="0.12178925495975362" office:value-type="float"/>
          <table:table-cell office:value="0.9067045222139458" office:value-type="float"/>
          <table:table-cell office:value-type="string">
            <text:p>input/data_formal_20240530-1342/meme/The_Stoic_Man_20230316T020516/0.jpg</text:p>
          </table:table-cell>
          <table:table-cell office:value-type="string">
            <text:p>https://twitter.com/The_Stoic_Man/status/1636186841245274112</text:p>
          </table:table-cell>
        </table:table-row>
        <table:table-row>
          <table:table-cell office:value="2641" office:value-type="float"/>
          <table:table-cell office:value-type="string">
            <text:p>Pattern 5</text:p>
          </table:table-cell>
          <table:table-cell office:value="0.09355922984825088" office:value-type="float"/>
          <table:table-cell office:value="0.5224521142504904" office:value-type="float"/>
          <table:table-cell office:value="0.8078489931384046" office:value-type="float"/>
          <table:table-cell office:value-type="string">
            <text:p>input/data_formal_20240530-1342/meme/thecampusstreet_20221219T164448/0.jpg</text:p>
          </table:table-cell>
          <table:table-cell office:value-type="string">
            <text:p>https://twitter.com/Shreya86933429/status/1622615820340977665</text:p>
          </table:table-cell>
        </table:table-row>
        <table:table-row>
          <table:table-cell office:value="2642" office:value-type="float"/>
          <table:table-cell office:value-type="string">
            <text:p>Pattern 14</text:p>
          </table:table-cell>
          <table:table-cell office:value="0.14918489166869625" office:value-type="float"/>
          <table:table-cell office:value="0.11288091505103681" office:value-type="float"/>
          <table:table-cell office:value="0.8177540787122491" office:value-type="float"/>
          <table:table-cell office:value-type="string">
            <text:p>input/data_formal_20240530-1342/meme/TheCandyMail_20230105T105605/0.jpg</text:p>
          </table:table-cell>
          <table:table-cell office:value-type="string">
            <text:p>https://twitter.com/TheCandyMail/status/1610953275045711873</text:p>
          </table:table-cell>
        </table:table-row>
        <table:table-row>
          <table:table-cell office:value="2643" office:value-type="float"/>
          <table:table-cell office:value-type="string">
            <text:p>Pattern 21</text:p>
          </table:table-cell>
          <table:table-cell office:value="0.14761493795730574" office:value-type="float"/>
          <table:table-cell office:value="0.3309010609867549" office:value-type="float"/>
          <table:table-cell office:value="0.9138235981169991" office:value-type="float"/>
          <table:table-cell office:value-type="string">
            <text:p>input/data_formal_20240530-1342/meme/TheChuChuTV_20221228T060000/0.jpg</text:p>
          </table:table-cell>
          <table:table-cell office:value-type="string">
            <text:p>https://twitter.com/TheChuChuTV/status/1607979660201132034</text:p>
          </table:table-cell>
        </table:table-row>
        <table:table-row>
          <table:table-cell office:value="2644" office:value-type="float"/>
          <table:table-cell office:value-type="string">
            <text:p>Pattern 14</text:p>
          </table:table-cell>
          <table:table-cell office:value="0.09666177741647425" office:value-type="float"/>
          <table:table-cell office:value="0.23266861731983163" office:value-type="float"/>
          <table:table-cell office:value="0.940123499642715" office:value-type="float"/>
          <table:table-cell office:value-type="string">
            <text:p>input/data_formal_20240530-1342/meme/thecomicsection_20221228T002153/0.jpg</text:p>
          </table:table-cell>
          <table:table-cell office:value-type="string">
            <text:p>https://twitter.com/thecomicsection/status/1607894571727347713</text:p>
          </table:table-cell>
        </table:table-row>
        <table:table-row>
          <table:table-cell office:value="2645" office:value-type="float"/>
          <table:table-cell office:value-type="string">
            <text:p>Pattern 1</text:p>
          </table:table-cell>
          <table:table-cell office:value="0.21773488640850525" office:value-type="float"/>
          <table:table-cell office:value="0.23730885304341218" office:value-type="float"/>
          <table:table-cell office:value="0.8684372557888352" office:value-type="float"/>
          <table:table-cell office:value-type="string">
            <text:p>input/data_formal_20240530-1342/meme/thecomicsection_20221228T002153/1.jpg</text:p>
          </table:table-cell>
          <table:table-cell office:value-type="string">
            <text:p>https://twitter.com/thecomicsection/status/1607894571727347713</text:p>
          </table:table-cell>
        </table:table-row>
        <table:table-row>
          <table:table-cell office:value="2646" office:value-type="float"/>
          <table:table-cell office:value-type="string">
            <text:p>Pattern 14</text:p>
          </table:table-cell>
          <table:table-cell office:value="0.2264335811478994" office:value-type="float"/>
          <table:table-cell office:value="0.16147593955058145" office:value-type="float"/>
          <table:table-cell office:value="0.8253481793945882" office:value-type="float"/>
          <table:table-cell office:value-type="string">
            <text:p>input/data_formal_20240530-1342/meme/thecomicsection_20221228T002220/0.jpg</text:p>
          </table:table-cell>
          <table:table-cell office:value-type="string">
            <text:p>https://twitter.com/TwitchyJay/status/1607961613495050241</text:p>
          </table:table-cell>
        </table:table-row>
        <table:table-row>
          <table:table-cell office:value="2647" office:value-type="float"/>
          <table:table-cell office:value-type="string">
            <text:p>Pattern 2</text:p>
          </table:table-cell>
          <table:table-cell office:value="0.12550386594742102" office:value-type="float"/>
          <table:table-cell office:value="0.37571523151066927" office:value-type="float"/>
          <table:table-cell office:value="0.8688854045856498" office:value-type="float"/>
          <table:table-cell office:value-type="string">
            <text:p>input/data_formal_20240530-1342/meme/thecomicsection_20221228T002333/0.jpg</text:p>
          </table:table-cell>
          <table:table-cell office:value-type="string">
            <text:p>https://twitter.com/TwitchyJay/status/1607961626375757824</text:p>
          </table:table-cell>
        </table:table-row>
        <table:table-row>
          <table:table-cell office:value="2648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comicsection_20221228T002352/0.jpg</text:p>
          </table:table-cell>
          <table:table-cell office:value-type="string">
            <text:p>https://twitter.com/TwitchyJay/status/1607961644491239426</text:p>
          </table:table-cell>
        </table:table-row>
        <table:table-row>
          <table:table-cell office:value="2649" office:value-type="float"/>
          <table:table-cell office:value-type="string">
            <text:p>Pattern 19</text:p>
          </table:table-cell>
          <table:table-cell office:value="0.16705949897781658" office:value-type="float"/>
          <table:table-cell office:value="0.6247252301505981" office:value-type="float"/>
          <table:table-cell office:value="0.7894883396643352" office:value-type="float"/>
          <table:table-cell office:value-type="string">
            <text:p>input/data_formal_20240530-1342/meme/theCryptera_20230201T112808/0.jpg</text:p>
          </table:table-cell>
          <table:table-cell office:value-type="string">
            <text:p>https://twitter.com/Samiajahan89/status/1620957202310922243</text:p>
          </table:table-cell>
        </table:table-row>
        <table:table-row>
          <table:table-cell office:value="2650" office:value-type="float"/>
          <table:table-cell office:value-type="string">
            <text:p>Pattern 45</text:p>
          </table:table-cell>
          <table:table-cell office:value="0.21128258000385527" office:value-type="float"/>
          <table:table-cell office:value="0.5065059925703445" office:value-type="float"/>
          <table:table-cell office:value="0.8401776700100677" office:value-type="float"/>
          <table:table-cell office:value-type="string">
            <text:p>input/data_formal_20240530-1342/meme/theCryptera_20230205T175037/0.jpg</text:p>
          </table:table-cell>
          <table:table-cell office:value-type="string">
            <text:p>https://twitter.com/Mamun2123/status/1622604987263229953</text:p>
          </table:table-cell>
        </table:table-row>
        <table:table-row>
          <table:table-cell office:value="2651" office:value-type="float"/>
          <table:table-cell office:value-type="string">
            <text:p>Pattern 41</text:p>
          </table:table-cell>
          <table:table-cell office:value="0.17542946862480968" office:value-type="float"/>
          <table:table-cell office:value="0.2825304142562378" office:value-type="float"/>
          <table:table-cell office:value="0.8860757791736553" office:value-type="float"/>
          <table:table-cell office:value-type="string">
            <text:p>input/data_formal_20240530-1342/meme/theCryptera_20230206T123112/0.jpg</text:p>
          </table:table-cell>
          <table:table-cell office:value-type="string">
            <text:p>https://twitter.com/Mamun2123/status/1622605051800989696</text:p>
          </table:table-cell>
        </table:table-row>
        <table:table-row>
          <table:table-cell office:value="2652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darksririses_20230202T004448/0.jpg</text:p>
          </table:table-cell>
          <table:table-cell office:value-type="string">
            <text:p>https://twitter.com/thedarksririses/status/1620946302224957442</text:p>
          </table:table-cell>
        </table:table-row>
        <table:table-row>
          <table:table-cell office:value="2653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darksririses_20230202T004905/0.jpg</text:p>
          </table:table-cell>
          <table:table-cell office:value-type="string">
            <text:p>https://twitter.com/thedarksririses/status/1620947378164604929</text:p>
          </table:table-cell>
        </table:table-row>
        <table:table-row>
          <table:table-cell office:value="265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darksririses_20230202T004905/1.jpg</text:p>
          </table:table-cell>
          <table:table-cell office:value-type="string">
            <text:p>https://twitter.com/thedarksririses/status/1620947378164604929</text:p>
          </table:table-cell>
        </table:table-row>
        <table:table-row>
          <table:table-cell office:value="2655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darksririses_20230202T004905/2.jpg</text:p>
          </table:table-cell>
          <table:table-cell office:value-type="string">
            <text:p>https://twitter.com/thedarksririses/status/1620947378164604929</text:p>
          </table:table-cell>
        </table:table-row>
        <table:table-row>
          <table:table-cell office:value="2656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darksririses_20230202T004905/3.jpg</text:p>
          </table:table-cell>
          <table:table-cell office:value-type="string">
            <text:p>https://twitter.com/thedarksririses/status/1620947378164604929</text:p>
          </table:table-cell>
        </table:table-row>
        <table:table-row>
          <table:table-cell office:value="2657" office:value-type="float"/>
          <table:table-cell office:value-type="string">
            <text:p>Pattern 25</text:p>
          </table:table-cell>
          <table:table-cell office:value="0.14391186985615795" office:value-type="float"/>
          <table:table-cell office:value="0.5189854974189808" office:value-type="float"/>
          <table:table-cell office:value="0.9170071041037505" office:value-type="float"/>
          <table:table-cell office:value-type="string">
            <text:p>input/data_formal_20240530-1342/meme/TheDebtBox_20221229T184249/0.jpg</text:p>
          </table:table-cell>
          <table:table-cell office:value-type="string">
            <text:p>https://twitter.com/omkar_gauswami/status/1611273736879247361</text:p>
          </table:table-cell>
        </table:table-row>
        <table:table-row>
          <table:table-cell office:value="2658" office:value-type="float"/>
          <table:table-cell office:value-type="string">
            <text:p>Pattern 44</text:p>
          </table:table-cell>
          <table:table-cell office:value="0.13426682876819226" office:value-type="float"/>
          <table:table-cell office:value="0.34124340439367584" office:value-type="float"/>
          <table:table-cell office:value="0.8375792638929236" office:value-type="float"/>
          <table:table-cell office:value-type="string">
            <text:p>input/data_formal_20240530-1342/meme/TheDMsCouncil_20230206T140002/0.jpg</text:p>
          </table:table-cell>
          <table:table-cell office:value-type="string">
            <text:p>https://twitter.com/SweetTale4u/status/1622603615931170818</text:p>
          </table:table-cell>
        </table:table-row>
        <table:table-row>
          <table:table-cell office:value="2659" office:value-type="float"/>
          <table:table-cell office:value-type="string">
            <text:p>Pattern 12</text:p>
          </table:table-cell>
          <table:table-cell office:value="0.18712269252798402" office:value-type="float"/>
          <table:table-cell office:value="0.09545202957236981" office:value-type="float"/>
          <table:table-cell office:value="0.6561407360697608" office:value-type="float"/>
          <table:table-cell office:value-type="string">
            <text:p>input/data_formal_20240530-1342/meme/thefirehoes_20221228T000232/0.jpg</text:p>
          </table:table-cell>
          <table:table-cell office:value-type="string">
            <text:p>https://twitter.com/thefirehoes/status/1607889700433395713</text:p>
          </table:table-cell>
        </table:table-row>
        <table:table-row>
          <table:table-cell office:value="2660" office:value-type="float"/>
          <table:table-cell office:value-type="string">
            <text:p>Pattern 22</text:p>
          </table:table-cell>
          <table:table-cell office:value="0.1158811778629481" office:value-type="float"/>
          <table:table-cell office:value="0.47121544472840904" office:value-type="float"/>
          <table:table-cell office:value="0.8436331981274487" office:value-type="float"/>
          <table:table-cell office:value-type="string">
            <text:p>input/data_formal_20240530-1342/meme/thefirehoes_20230105T110258/0.jpg</text:p>
          </table:table-cell>
          <table:table-cell office:value-type="string">
            <text:p>https://twitter.com/thefirehoes/status/1610955006877876224</text:p>
          </table:table-cell>
        </table:table-row>
        <table:table-row>
          <table:table-cell office:value="2661" office:value-type="float"/>
          <table:table-cell office:value-type="string">
            <text:p>Pattern 20</text:p>
          </table:table-cell>
          <table:table-cell office:value="0.1271126242087649" office:value-type="float"/>
          <table:table-cell office:value="0.37401697541553397" office:value-type="float"/>
          <table:table-cell office:value="0.7107553955979606" office:value-type="float"/>
          <table:table-cell office:value-type="string">
            <text:p>input/data_formal_20240530-1342/meme/thefirehoes_20230105T120450/0.jpg</text:p>
          </table:table-cell>
          <table:table-cell office:value-type="string">
            <text:p>https://twitter.com/thefirehoes/status/1610970577799356417</text:p>
          </table:table-cell>
        </table:table-row>
        <table:table-row>
          <table:table-cell office:value="2662" office:value-type="float"/>
          <table:table-cell office:value-type="string">
            <text:p>Pattern 36</text:p>
          </table:table-cell>
          <table:table-cell office:value="0.15951010135185956" office:value-type="float"/>
          <table:table-cell office:value="0.25498676079458427" office:value-type="float"/>
          <table:table-cell office:value="0.6966461211024004" office:value-type="float"/>
          <table:table-cell office:value-type="string">
            <text:p>input/data_formal_20240530-1342/meme/thefirehoes_20230105T120451/0.jpg</text:p>
          </table:table-cell>
          <table:table-cell office:value-type="string">
            <text:p>https://twitter.com/thefirehoes/status/1610970582148866052</text:p>
          </table:table-cell>
        </table:table-row>
        <table:table-row>
          <table:table-cell office:value="2663" office:value-type="float"/>
          <table:table-cell office:value-type="string">
            <text:p>Pattern 18</text:p>
          </table:table-cell>
          <table:table-cell office:value="0.16355672441150387" office:value-type="float"/>
          <table:table-cell office:value="0.3912174010716479" office:value-type="float"/>
          <table:table-cell office:value="0.7322433994277993" office:value-type="float"/>
          <table:table-cell office:value-type="string">
            <text:p>input/data_formal_20240530-1342/meme/thefirehoes_20230106T050350/0.jpg</text:p>
          </table:table-cell>
          <table:table-cell office:value-type="string">
            <text:p>https://twitter.com/thefirehoes/status/1611227015436189696</text:p>
          </table:table-cell>
        </table:table-row>
        <table:table-row>
          <table:table-cell office:value="2664" office:value-type="float"/>
          <table:table-cell office:value-type="string">
            <text:p>Pattern 26</text:p>
          </table:table-cell>
          <table:table-cell office:value="0.1855687007854716" office:value-type="float"/>
          <table:table-cell office:value="0.35589396789229777" office:value-type="float"/>
          <table:table-cell office:value="0.8292977972366465" office:value-type="float"/>
          <table:table-cell office:value-type="string">
            <text:p>input/data_formal_20240530-1342/meme/thefirehoes_20230106T060508/0.jpg</text:p>
          </table:table-cell>
          <table:table-cell office:value-type="string">
            <text:p>https://twitter.com/thefirehoes/status/1611242444384878593</text:p>
          </table:table-cell>
        </table:table-row>
        <table:table-row>
          <table:table-cell office:value="2665" office:value-type="float"/>
          <table:table-cell office:value-type="string">
            <text:p>Pattern 46</text:p>
          </table:table-cell>
          <table:table-cell office:value="0.1738561275077482" office:value-type="float"/>
          <table:table-cell office:value="0.24117486860949525" office:value-type="float"/>
          <table:table-cell office:value="0.8030313634709323" office:value-type="float"/>
          <table:table-cell office:value-type="string">
            <text:p>input/data_formal_20240530-1342/meme/thefirehoes_20230106T080330/0.jpg</text:p>
          </table:table-cell>
          <table:table-cell office:value-type="string">
            <text:p>https://twitter.com/thefirehoes/status/1611272232591888384</text:p>
          </table:table-cell>
        </table:table-row>
        <table:table-row>
          <table:table-cell office:value="2666" office:value-type="float"/>
          <table:table-cell office:value-type="string">
            <text:p>Pattern 40</text:p>
          </table:table-cell>
          <table:table-cell office:value="0.10273706230978577" office:value-type="float"/>
          <table:table-cell office:value="0.10027594864816114" office:value-type="float"/>
          <table:table-cell office:value="0.5743355689932254" office:value-type="float"/>
          <table:table-cell office:value-type="string">
            <text:p>input/data_formal_20240530-1342/meme/thefirehoes_20230106T080332/0.jpg</text:p>
          </table:table-cell>
          <table:table-cell office:value-type="string">
            <text:p>https://twitter.com/thefirehoes/status/1611272237268484098</text:p>
          </table:table-cell>
        </table:table-row>
        <table:table-row>
          <table:table-cell office:value="2667" office:value-type="float"/>
          <table:table-cell office:value-type="string">
            <text:p>Pattern 37</text:p>
          </table:table-cell>
          <table:table-cell office:value="0.11025118979740242" office:value-type="float"/>
          <table:table-cell office:value="0.2988216084170846" office:value-type="float"/>
          <table:table-cell office:value="0.7052118758186682" office:value-type="float"/>
          <table:table-cell office:value-type="string">
            <text:p>input/data_formal_20240530-1342/meme/thefirehoes_20230106T080333/0.jpg</text:p>
          </table:table-cell>
          <table:table-cell office:value-type="string">
            <text:p>https://twitter.com/thefirehoes/status/1611272242658156544</text:p>
          </table:table-cell>
        </table:table-row>
        <table:table-row>
          <table:table-cell office:value="2668" office:value-type="float"/>
          <table:table-cell office:value-type="string">
            <text:p>Pattern 30</text:p>
          </table:table-cell>
          <table:table-cell office:value="0.24240869081141364" office:value-type="float"/>
          <table:table-cell office:value="0.3931740683498086" office:value-type="float"/>
          <table:table-cell office:value="0.7564015234964591" office:value-type="float"/>
          <table:table-cell office:value-type="string">
            <text:p>input/data_formal_20240530-1342/meme/thefirehoes_20230111T220412/0.jpg</text:p>
          </table:table-cell>
          <table:table-cell office:value-type="string">
            <text:p>https://twitter.com/thefirehoes/status/1613295741375504389</text:p>
          </table:table-cell>
        </table:table-row>
        <table:table-row>
          <table:table-cell office:value="2669" office:value-type="float"/>
          <table:table-cell office:value-type="string">
            <text:p>Pattern 22</text:p>
          </table:table-cell>
          <table:table-cell office:value="0.21995251689150658" office:value-type="float"/>
          <table:table-cell office:value="0.23310955618194593" office:value-type="float"/>
          <table:table-cell office:value="0.8161847738621378" office:value-type="float"/>
          <table:table-cell office:value-type="string">
            <text:p>input/data_formal_20240530-1342/meme/thefirehoes_20230112T000253/0.jpg</text:p>
          </table:table-cell>
          <table:table-cell office:value-type="string">
            <text:p>https://twitter.com/thefirehoes/status/1613325607860932609</text:p>
          </table:table-cell>
        </table:table-row>
        <table:table-row>
          <table:table-cell office:value="2670" office:value-type="float"/>
          <table:table-cell office:value-type="string">
            <text:p>Pattern 14</text:p>
          </table:table-cell>
          <table:table-cell office:value="0.12373740663816549" office:value-type="float"/>
          <table:table-cell office:value="0.25194236345967624" office:value-type="float"/>
          <table:table-cell office:value="0.7977975142882147" office:value-type="float"/>
          <table:table-cell office:value-type="string">
            <text:p>input/data_formal_20240530-1342/meme/thefirehoes_20230112T000255/0.jpg</text:p>
          </table:table-cell>
          <table:table-cell office:value-type="string">
            <text:p>https://twitter.com/thefirehoes/status/1613325616316665857</text:p>
          </table:table-cell>
        </table:table-row>
        <table:table-row>
          <table:table-cell office:value="2671" office:value-type="float"/>
          <table:table-cell office:value-type="string">
            <text:p>Pattern 8</text:p>
          </table:table-cell>
          <table:table-cell office:value="0.1660910566319852" office:value-type="float"/>
          <table:table-cell office:value="0.22280868771827783" office:value-type="float"/>
          <table:table-cell office:value="7.884953353001448e-08" office:value-type="float"/>
          <table:table-cell office:value-type="string">
            <text:p>input/data_formal_20240530-1342/meme/thefirehoes_20230206T110359/0.jpg</text:p>
          </table:table-cell>
          <table:table-cell office:value-type="string">
            <text:p>https://twitter.com/thefirehoes/status/1622551673032830976</text:p>
          </table:table-cell>
        </table:table-row>
        <table:table-row>
          <table:table-cell office:value="2672" office:value-type="float"/>
          <table:table-cell office:value-type="string">
            <text:p>Pattern 35</text:p>
          </table:table-cell>
          <table:table-cell office:value="0.14671016590208213" office:value-type="float"/>
          <table:table-cell office:value="0.2924392614388068" office:value-type="float"/>
          <table:table-cell office:value="0.5920259766336279" office:value-type="float"/>
          <table:table-cell office:value-type="string">
            <text:p>input/data_formal_20240530-1342/meme/thefirehoes_20230206T110402/0.jpg</text:p>
          </table:table-cell>
          <table:table-cell office:value-type="string">
            <text:p>https://twitter.com/thefirehoes/status/1622551689395056640</text:p>
          </table:table-cell>
        </table:table-row>
        <table:table-row>
          <table:table-cell office:value="2673" office:value-type="float"/>
          <table:table-cell office:value-type="string">
            <text:p>Pattern 8</text:p>
          </table:table-cell>
          <table:table-cell office:value="0.1660910566319852" office:value-type="float"/>
          <table:table-cell office:value="0.22280868771827783" office:value-type="float"/>
          <table:table-cell office:value="7.884953353001448e-08" office:value-type="float"/>
          <table:table-cell office:value-type="string">
            <text:p>input/data_formal_20240530-1342/meme/thefirehoes_20230206T110611/0.jpg</text:p>
          </table:table-cell>
          <table:table-cell office:value-type="string">
            <text:p>https://twitter.com/thefirehoes/status/1622552230262964225</text:p>
          </table:table-cell>
        </table:table-row>
        <table:table-row>
          <table:table-cell office:value="2674" office:value-type="float"/>
          <table:table-cell office:value-type="string">
            <text:p>Pattern 35</text:p>
          </table:table-cell>
          <table:table-cell office:value="0.14671016590208213" office:value-type="float"/>
          <table:table-cell office:value="0.2924392614388068" office:value-type="float"/>
          <table:table-cell office:value="0.5920259766336279" office:value-type="float"/>
          <table:table-cell office:value-type="string">
            <text:p>input/data_formal_20240530-1342/meme/thefirehoes_20230206T110615/0.jpg</text:p>
          </table:table-cell>
          <table:table-cell office:value-type="string">
            <text:p>https://twitter.com/thefirehoes/status/1622552244741877760</text:p>
          </table:table-cell>
        </table:table-row>
        <table:table-row>
          <table:table-cell office:value="2675" office:value-type="float"/>
          <table:table-cell office:value-type="string">
            <text:p>Pattern 21</text:p>
          </table:table-cell>
          <table:table-cell office:value="0.1516451854403533" office:value-type="float"/>
          <table:table-cell office:value="0.28443587310857815" office:value-type="float"/>
          <table:table-cell office:value="0.6898015138668346" office:value-type="float"/>
          <table:table-cell office:value-type="string">
            <text:p>input/data_formal_20240530-1342/meme/thefirehoes_20230206T120406/0.jpg</text:p>
          </table:table-cell>
          <table:table-cell office:value-type="string">
            <text:p>https://twitter.com/thefirehoes/status/1622566804630433793</text:p>
          </table:table-cell>
        </table:table-row>
        <table:table-row>
          <table:table-cell office:value="2676" office:value-type="float"/>
          <table:table-cell office:value-type="string">
            <text:p>Pattern 14</text:p>
          </table:table-cell>
          <table:table-cell office:value="0.24060592981882906" office:value-type="float"/>
          <table:table-cell office:value="0.15188489418426293" office:value-type="float"/>
          <table:table-cell office:value="0.8175464092383683" office:value-type="float"/>
          <table:table-cell office:value-type="string">
            <text:p>input/data_formal_20240530-1342/meme/thefirehoes_20230206T120408/0.jpg</text:p>
          </table:table-cell>
          <table:table-cell office:value-type="string">
            <text:p>https://twitter.com/thefirehoes/status/1622566811811078144</text:p>
          </table:table-cell>
        </table:table-row>
        <table:table-row>
          <table:table-cell office:value="2677" office:value-type="float"/>
          <table:table-cell office:value-type="string">
            <text:p>Pattern 36</text:p>
          </table:table-cell>
          <table:table-cell office:value="0.1982058925385495" office:value-type="float"/>
          <table:table-cell office:value="0.449499245468169" office:value-type="float"/>
          <table:table-cell office:value="0.4509454761642945" office:value-type="float"/>
          <table:table-cell office:value-type="string">
            <text:p>input/data_formal_20240530-1342/meme/thefirehoes_20230206T120410/0.jpg</text:p>
          </table:table-cell>
          <table:table-cell office:value-type="string">
            <text:p>https://twitter.com/thefirehoes/status/1622566821604872192</text:p>
          </table:table-cell>
        </table:table-row>
        <table:table-row>
          <table:table-cell office:value="2678" office:value-type="float"/>
          <table:table-cell office:value-type="string">
            <text:p>Pattern 21</text:p>
          </table:table-cell>
          <table:table-cell office:value="0.10125764141449323" office:value-type="float"/>
          <table:table-cell office:value="0.270665278089541" office:value-type="float"/>
          <table:table-cell office:value="0.5871435152661191" office:value-type="float"/>
          <table:table-cell office:value-type="string">
            <text:p>input/data_formal_20240530-1342/meme/thefirehoes_20230206T130247/0.jpg</text:p>
          </table:table-cell>
          <table:table-cell office:value-type="string">
            <text:p>https://twitter.com/thefirehoes/status/1622581572414189568</text:p>
          </table:table-cell>
        </table:table-row>
        <table:table-row>
          <table:table-cell office:value="2679" office:value-type="float"/>
          <table:table-cell office:value-type="string">
            <text:p>Pattern 37</text:p>
          </table:table-cell>
          <table:table-cell office:value="0.10263279779657508" office:value-type="float"/>
          <table:table-cell office:value="0.3759404565605335" office:value-type="float"/>
          <table:table-cell office:value="0.7417170775170776" office:value-type="float"/>
          <table:table-cell office:value-type="string">
            <text:p>input/data_formal_20240530-1342/meme/thefirehoes_20230206T140303/0.jpg</text:p>
          </table:table-cell>
          <table:table-cell office:value-type="string">
            <text:p>https://twitter.com/thefirehoes/status/1622596740049248258</text:p>
          </table:table-cell>
        </table:table-row>
        <table:table-row>
          <table:table-cell office:value="2680" office:value-type="float"/>
          <table:table-cell office:value-type="string">
            <text:p>Pattern 33</text:p>
          </table:table-cell>
          <table:table-cell office:value="0.12402885893697099" office:value-type="float"/>
          <table:table-cell office:value="0.24193449362409994" office:value-type="float"/>
          <table:table-cell office:value="0.8014740720716584" office:value-type="float"/>
          <table:table-cell office:value-type="string">
            <text:p>input/data_formal_20240530-1342/meme/thefirehoes_20230206T140306/0.jpg</text:p>
          </table:table-cell>
          <table:table-cell office:value-type="string">
            <text:p>https://twitter.com/thefirehoes/status/1622596749939425282</text:p>
          </table:table-cell>
        </table:table-row>
        <table:table-row>
          <table:table-cell office:value="2681" office:value-type="float"/>
          <table:table-cell office:value-type="string">
            <text:p>Pattern 27</text:p>
          </table:table-cell>
          <table:table-cell office:value="0.13944629734259936" office:value-type="float"/>
          <table:table-cell office:value="0.3118306484214396" office:value-type="float"/>
          <table:table-cell office:value="0.26278221287871184" office:value-type="float"/>
          <table:table-cell office:value-type="string">
            <text:p>input/data_formal_20240530-1342/meme/thefirehoes_20230206T150244/0.jpg</text:p>
          </table:table-cell>
          <table:table-cell office:value-type="string">
            <text:p>https://twitter.com/thefirehoes/status/1622611758950019076</text:p>
          </table:table-cell>
        </table:table-row>
        <table:table-row>
          <table:table-cell office:value="2682" office:value-type="float"/>
          <table:table-cell office:value-type="string">
            <text:p>Pattern 41</text:p>
          </table:table-cell>
          <table:table-cell office:value="0.1917568091402566" office:value-type="float"/>
          <table:table-cell office:value="0.1955921920745564" office:value-type="float"/>
          <table:table-cell office:value="0.6622132648149329" office:value-type="float"/>
          <table:table-cell office:value-type="string">
            <text:p>input/data_formal_20240530-1342/meme/thefirehoes_20230206T150246/0.jpg</text:p>
          </table:table-cell>
          <table:table-cell office:value-type="string">
            <text:p>https://twitter.com/thefirehoes/status/1622611767426793473</text:p>
          </table:table-cell>
        </table:table-row>
        <table:table-row>
          <table:table-cell office:value="2683" office:value-type="float"/>
          <table:table-cell office:value-type="string">
            <text:p>Pattern 16</text:p>
          </table:table-cell>
          <table:table-cell office:value="0.22369157115456784" office:value-type="float"/>
          <table:table-cell office:value="0.304348760992336" office:value-type="float"/>
          <table:table-cell office:value="0.7556964854604258" office:value-type="float"/>
          <table:table-cell office:value-type="string">
            <text:p>input/data_formal_20240530-1342/meme/thefirehoes_20230206T150247/0.jpg</text:p>
          </table:table-cell>
          <table:table-cell office:value-type="string">
            <text:p>https://twitter.com/thefirehoes/status/1622611772657094660</text:p>
          </table:table-cell>
        </table:table-row>
        <table:table-row>
          <table:table-cell office:value="2684" office:value-type="float"/>
          <table:table-cell office:value-type="string">
            <text:p>Pattern 11</text:p>
          </table:table-cell>
          <table:table-cell office:value="0.19506076648270493" office:value-type="float"/>
          <table:table-cell office:value="0.45016109709966173" office:value-type="float"/>
          <table:table-cell office:value="0.8083484799810255" office:value-type="float"/>
          <table:table-cell office:value-type="string">
            <text:p>input/data_formal_20240530-1342/meme/thefirehoes_20230206T160431/0.jpg</text:p>
          </table:table-cell>
          <table:table-cell office:value-type="string">
            <text:p>https://twitter.com/thefirehoes/status/1622627307818041347</text:p>
          </table:table-cell>
        </table:table-row>
        <table:table-row>
          <table:table-cell office:value="2685" office:value-type="float"/>
          <table:table-cell office:value-type="string">
            <text:p>Pattern 39</text:p>
          </table:table-cell>
          <table:table-cell office:value="0.1562093344923367" office:value-type="float"/>
          <table:table-cell office:value="0.22344006031536284" office:value-type="float"/>
          <table:table-cell office:value="0.8158823734816912" office:value-type="float"/>
          <table:table-cell office:value-type="string">
            <text:p>input/data_formal_20240530-1342/meme/thefirehoes_20230206T160433/0.jpg</text:p>
          </table:table-cell>
          <table:table-cell office:value-type="string">
            <text:p>https://twitter.com/thefirehoes/status/1622627316982579200</text:p>
          </table:table-cell>
        </table:table-row>
        <table:table-row>
          <table:table-cell office:value="2686" office:value-type="float"/>
          <table:table-cell office:value-type="string">
            <text:p>Pattern 30</text:p>
          </table:table-cell>
          <table:table-cell office:value="0.20665777944939756" office:value-type="float"/>
          <table:table-cell office:value="0.2024960681142961" office:value-type="float"/>
          <table:table-cell office:value="0.9254424779318274" office:value-type="float"/>
          <table:table-cell office:value-type="string">
            <text:p>input/data_formal_20240530-1342/meme/thefirehoes_20230212T150247/0.jpg</text:p>
          </table:table-cell>
          <table:table-cell office:value-type="string">
            <text:p>https://twitter.com/thefirehoes/status/1624786099426951171</text:p>
          </table:table-cell>
        </table:table-row>
        <table:table-row>
          <table:table-cell office:value="2687" office:value-type="float"/>
          <table:table-cell office:value-type="string">
            <text:p>Pattern 14</text:p>
          </table:table-cell>
          <table:table-cell office:value="0.19221659341217356" office:value-type="float"/>
          <table:table-cell office:value="0.15630059655247577" office:value-type="float"/>
          <table:table-cell office:value="0.9262953206017139" office:value-type="float"/>
          <table:table-cell office:value-type="string">
            <text:p>input/data_formal_20240530-1342/meme/thefirehoes_20230212T150251/0.jpg</text:p>
          </table:table-cell>
          <table:table-cell office:value-type="string">
            <text:p>https://twitter.com/thefirehoes/status/1624786115025674242</text:p>
          </table:table-cell>
        </table:table-row>
        <table:table-row>
          <table:table-cell office:value="2688" office:value-type="float"/>
          <table:table-cell office:value-type="string">
            <text:p>Pattern 16</text:p>
          </table:table-cell>
          <table:table-cell office:value="0.11929793112074957" office:value-type="float"/>
          <table:table-cell office:value="0.279216279200878" office:value-type="float"/>
          <table:table-cell office:value="0.82463062430206" office:value-type="float"/>
          <table:table-cell office:value-type="string">
            <text:p>input/data_formal_20240530-1342/meme/thefirehoes_20230307T091142/0.jpg</text:p>
          </table:table-cell>
          <table:table-cell office:value-type="string">
            <text:p>https://twitter.com/thefirehoes/status/1633032665627521030</text:p>
          </table:table-cell>
        </table:table-row>
        <table:table-row>
          <table:table-cell office:value="2689" office:value-type="float"/>
          <table:table-cell office:value-type="string">
            <text:p>Pattern 44</text:p>
          </table:table-cell>
          <table:table-cell office:value="0.16516125916888147" office:value-type="float"/>
          <table:table-cell office:value="0.2698173669308406" office:value-type="float"/>
          <table:table-cell office:value="0.8287226438091184" office:value-type="float"/>
          <table:table-cell office:value-type="string">
            <text:p>input/data_formal_20240530-1342/meme/thefirehoes_20230307T091144/0.jpg</text:p>
          </table:table-cell>
          <table:table-cell office:value-type="string">
            <text:p>https://twitter.com/thefirehoes/status/1633032675135979520</text:p>
          </table:table-cell>
        </table:table-row>
        <table:table-row>
          <table:table-cell office:value="2690" office:value-type="float"/>
          <table:table-cell office:value-type="string">
            <text:p>Pattern 16</text:p>
          </table:table-cell>
          <table:table-cell office:value="0.11929793112074957" office:value-type="float"/>
          <table:table-cell office:value="0.279216279200878" office:value-type="float"/>
          <table:table-cell office:value="0.82463062430206" office:value-type="float"/>
          <table:table-cell office:value-type="string">
            <text:p>input/data_formal_20240530-1342/meme/thefirehoes_20230307T091538/0.jpg</text:p>
          </table:table-cell>
          <table:table-cell office:value-type="string">
            <text:p>https://twitter.com/thefirehoes/status/1633033657483968513</text:p>
          </table:table-cell>
        </table:table-row>
        <table:table-row>
          <table:table-cell office:value="2691" office:value-type="float"/>
          <table:table-cell office:value-type="string">
            <text:p>Pattern 44</text:p>
          </table:table-cell>
          <table:table-cell office:value="0.16516125916888147" office:value-type="float"/>
          <table:table-cell office:value="0.2698173669308406" office:value-type="float"/>
          <table:table-cell office:value="0.8287226438091184" office:value-type="float"/>
          <table:table-cell office:value-type="string">
            <text:p>input/data_formal_20240530-1342/meme/thefirehoes_20230307T091541/0.jpg</text:p>
          </table:table-cell>
          <table:table-cell office:value-type="string">
            <text:p>https://twitter.com/thefirehoes/status/1633033666631806977</text:p>
          </table:table-cell>
        </table:table-row>
        <table:table-row>
          <table:table-cell office:value="2692" office:value-type="float"/>
          <table:table-cell office:value-type="string">
            <text:p>Pattern 9</text:p>
          </table:table-cell>
          <table:table-cell office:value="0.1281545979631074" office:value-type="float"/>
          <table:table-cell office:value="0.2561294763374855" office:value-type="float"/>
          <table:table-cell office:value="0.8624092604350091" office:value-type="float"/>
          <table:table-cell office:value-type="string">
            <text:p>input/data_formal_20240530-1342/meme/thefirehoes_20230315T220240/0.jpg</text:p>
          </table:table-cell>
          <table:table-cell office:value-type="string">
            <text:p>https://twitter.com/thefirehoes/status/1636125789807603717</text:p>
          </table:table-cell>
        </table:table-row>
        <table:table-row>
          <table:table-cell office:value="2693" office:value-type="float"/>
          <table:table-cell office:value-type="string">
            <text:p>Pattern 3</text:p>
          </table:table-cell>
          <table:table-cell office:value="0.05751563525715961" office:value-type="float"/>
          <table:table-cell office:value="0.6258823547271544" office:value-type="float"/>
          <table:table-cell office:value="0.8022285613223016" office:value-type="float"/>
          <table:table-cell office:value-type="string">
            <text:p>input/data_formal_20240530-1342/meme/thefirehoes_20230315T220241/0.jpg</text:p>
          </table:table-cell>
          <table:table-cell office:value-type="string">
            <text:p>https://twitter.com/thefirehoes/status/1636125794408775682</text:p>
          </table:table-cell>
        </table:table-row>
        <table:table-row>
          <table:table-cell office:value="2694" office:value-type="float"/>
          <table:table-cell office:value-type="string">
            <text:p>Pattern 33</text:p>
          </table:table-cell>
          <table:table-cell office:value="0.08472830804020509" office:value-type="float"/>
          <table:table-cell office:value="0.39067641739908543" office:value-type="float"/>
          <table:table-cell office:value="0.863150340925018" office:value-type="float"/>
          <table:table-cell office:value-type="string">
            <text:p>input/data_formal_20240530-1342/meme/thefirehoes_20230316T020240/0.jpg</text:p>
          </table:table-cell>
          <table:table-cell office:value-type="string">
            <text:p>https://twitter.com/thefirehoes/status/1636186188846383104</text:p>
          </table:table-cell>
        </table:table-row>
        <table:table-row>
          <table:table-cell office:value="2695" office:value-type="float"/>
          <table:table-cell office:value-type="string">
            <text:p>Pattern 30</text:p>
          </table:table-cell>
          <table:table-cell office:value="0.15103817110919385" office:value-type="float"/>
          <table:table-cell office:value="0.21277441550355605" office:value-type="float"/>
          <table:table-cell office:value="0.8997160215885041" office:value-type="float"/>
          <table:table-cell office:value-type="string">
            <text:p>input/data_formal_20240530-1342/meme/thefirehoes_20230322T220234/0.jpg</text:p>
          </table:table-cell>
          <table:table-cell office:value-type="string">
            <text:p>https://twitter.com/thefirehoes/status/1638662479306960896</text:p>
          </table:table-cell>
        </table:table-row>
        <table:table-row>
          <table:table-cell office:value="2696" office:value-type="float"/>
          <table:table-cell office:value-type="string">
            <text:p>Pattern 5</text:p>
          </table:table-cell>
          <table:table-cell office:value="0.114432966556548" office:value-type="float"/>
          <table:table-cell office:value="0.5750399496440504" office:value-type="float"/>
          <table:table-cell office:value="0.8583940204262884" office:value-type="float"/>
          <table:table-cell office:value-type="string">
            <text:p>input/data_formal_20240530-1342/meme/thefirehoes_20230323T010243/0.jpg</text:p>
          </table:table-cell>
          <table:table-cell office:value-type="string">
            <text:p>https://twitter.com/thefirehoes/status/1638707816407134209</text:p>
          </table:table-cell>
        </table:table-row>
        <table:table-row>
          <table:table-cell office:value="2697" office:value-type="float"/>
          <table:table-cell office:value-type="string">
            <text:p>Pattern 6</text:p>
          </table:table-cell>
          <table:table-cell office:value="0.13495756407293968" office:value-type="float"/>
          <table:table-cell office:value="0.39365603218520373" office:value-type="float"/>
          <table:table-cell office:value="0.8543457046839226" office:value-type="float"/>
          <table:table-cell office:value-type="string">
            <text:p>input/data_formal_20240530-1342/meme/thefirehoes_20230323T040232/0.jpg</text:p>
          </table:table-cell>
          <table:table-cell office:value-type="string">
            <text:p>https://twitter.com/thefirehoes/status/1638753069017223171</text:p>
          </table:table-cell>
        </table:table-row>
        <table:table-row>
          <table:table-cell office:value="2698" office:value-type="float"/>
          <table:table-cell office:value-type="string">
            <text:p>Pattern 29</text:p>
          </table:table-cell>
          <table:table-cell office:value="0.20518498385128453" office:value-type="float"/>
          <table:table-cell office:value="0.4487823076389068" office:value-type="float"/>
          <table:table-cell office:value="0.8336170554049781" office:value-type="float"/>
          <table:table-cell office:value-type="string">
            <text:p>input/data_formal_20240530-1342/meme/theharikish_20230106T054640/0.jpg</text:p>
          </table:table-cell>
          <table:table-cell office:value-type="string">
            <text:p>https://twitter.com/theharikish/status/1611237795892441089</text:p>
          </table:table-cell>
        </table:table-row>
        <table:table-row>
          <table:table-cell office:value="269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funn20366833_20230206T131251/0.jpg</text:p>
          </table:table-cell>
          <table:table-cell office:value-type="string">
            <text:p>https://twitter.com/Thefunn20366833/status/1622584104544882688</text:p>
          </table:table-cell>
        </table:table-row>
        <table:table-row>
          <table:table-cell office:value="2700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funn20366833_20230206T131251/1.jpg</text:p>
          </table:table-cell>
          <table:table-cell office:value-type="string">
            <text:p>https://twitter.com/Thefunn20366833/status/1622584104544882688</text:p>
          </table:table-cell>
        </table:table-row>
        <table:table-row>
          <table:table-cell office:value="2701" office:value-type="float"/>
          <table:table-cell office:value-type="string">
            <text:p>Pattern 17</text:p>
          </table:table-cell>
          <table:table-cell office:value="0.1840038495537173" office:value-type="float"/>
          <table:table-cell office:value="0.21484450855096024" office:value-type="float"/>
          <table:table-cell office:value="0.8669497746995855" office:value-type="float"/>
          <table:table-cell office:value-type="string">
            <text:p>input/data_formal_20240530-1342/meme/Thefunn20366833_20230206T131251/2.jpg</text:p>
          </table:table-cell>
          <table:table-cell office:value-type="string">
            <text:p>https://twitter.com/Thefunn20366833/status/1622584104544882688</text:p>
          </table:table-cell>
        </table:table-row>
        <table:table-row>
          <table:table-cell office:value="2702" office:value-type="float"/>
          <table:table-cell office:value-type="string">
            <text:p>Pattern 15</text:p>
          </table:table-cell>
          <table:table-cell office:value="0.19759716436193864" office:value-type="float"/>
          <table:table-cell office:value="0.4531976207540279" office:value-type="float"/>
          <table:table-cell office:value="0.9123129548104478" office:value-type="float"/>
          <table:table-cell office:value-type="string">
            <text:p>input/data_formal_20240530-1342/meme/TheGiftingMark_20230206T112626/0.jpg</text:p>
          </table:table-cell>
          <table:table-cell office:value-type="string">
            <text:p>https://twitter.com/TheGiftingMark/status/1622557325906124800</text:p>
          </table:table-cell>
        </table:table-row>
        <table:table-row>
          <table:table-cell office:value="2703" office:value-type="float"/>
          <table:table-cell office:value-type="string">
            <text:p>Pattern 1</text:p>
          </table:table-cell>
          <table:table-cell office:value="0.30635305021415626" office:value-type="float"/>
          <table:table-cell office:value="0.34879945809402274" office:value-type="float"/>
          <table:table-cell office:value="0.8612528117206639" office:value-type="float"/>
          <table:table-cell office:value-type="string">
            <text:p>input/data_formal_20240530-1342/meme/TheHiddenGuild1_20221225T183058/0.jpg</text:p>
          </table:table-cell>
          <table:table-cell office:value-type="string">
            <text:p>https://twitter.com/MineVoidMC/status/1607884486980603911</text:p>
          </table:table-cell>
        </table:table-row>
        <table:table-row>
          <table:table-cell office:value="2704" office:value-type="float"/>
          <table:table-cell office:value-type="string">
            <text:p>Pattern 10</text:p>
          </table:table-cell>
          <table:table-cell office:value="0.1811732296716499" office:value-type="float"/>
          <table:table-cell office:value="0.3841087841670448" office:value-type="float"/>
          <table:table-cell office:value="0.8711437947096181" office:value-type="float"/>
          <table:table-cell office:value-type="string">
            <text:p>input/data_formal_20240530-1342/meme/TheInaneAsylum_20221227T130032/0.jpg</text:p>
          </table:table-cell>
          <table:table-cell office:value-type="string">
            <text:p>https://twitter.com/EdPurchaseIV/status/1607886916690624513</text:p>
          </table:table-cell>
        </table:table-row>
        <table:table-row>
          <table:table-cell office:value="2705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issi__20221228T042157/0.jpg</text:p>
          </table:table-cell>
          <table:table-cell office:value-type="string">
            <text:p>https://twitter.com/theissi_/status/1607954986540883969</text:p>
          </table:table-cell>
        </table:table-row>
        <table:table-row>
          <table:table-cell office:value="2706" office:value-type="float"/>
          <table:table-cell office:value-type="string">
            <text:p>Pattern 45</text:p>
          </table:table-cell>
          <table:table-cell office:value="0.12796127776335758" office:value-type="float"/>
          <table:table-cell office:value="0.6883959912401988" office:value-type="float"/>
          <table:table-cell office:value="0.8969288468493141" office:value-type="float"/>
          <table:table-cell office:value-type="string">
            <text:p>input/data_formal_20240530-1342/meme/thelogicgen_20230206T153521/0.jpg</text:p>
          </table:table-cell>
          <table:table-cell office:value-type="string">
            <text:p>https://twitter.com/thelogicgen/status/1622619967383535618</text:p>
          </table:table-cell>
        </table:table-row>
        <table:table-row>
          <table:table-cell office:value="2707" office:value-type="float"/>
          <table:table-cell office:value-type="string">
            <text:p>Pattern 1</text:p>
          </table:table-cell>
          <table:table-cell office:value="0.23074499366172135" office:value-type="float"/>
          <table:table-cell office:value="0.2413955119340213" office:value-type="float"/>
          <table:table-cell office:value="0.9154909506571548" office:value-type="float"/>
          <table:table-cell office:value-type="string">
            <text:p>input/data_formal_20240530-1342/meme/thelogicgen_20230212T145659/0.jpg</text:p>
          </table:table-cell>
          <table:table-cell office:value-type="string">
            <text:p>https://twitter.com/thelogicgen/status/1624784637716496384</text:p>
          </table:table-cell>
        </table:table-row>
        <table:table-row>
          <table:table-cell office:value="2708" office:value-type="float"/>
          <table:table-cell office:value-type="string">
            <text:p>Pattern 14</text:p>
          </table:table-cell>
          <table:table-cell office:value="0.1675409016567343" office:value-type="float"/>
          <table:table-cell office:value="0.1616043912085256" office:value-type="float"/>
          <table:table-cell office:value="0.8530739199307067" office:value-type="float"/>
          <table:table-cell office:value-type="string">
            <text:p>input/data_formal_20240530-1342/meme/themadartistmnl_20230105T112216/0.jpg</text:p>
          </table:table-cell>
          <table:table-cell office:value-type="string">
            <text:p>https://twitter.com/themadartistmnl/status/1610959864838393858</text:p>
          </table:table-cell>
        </table:table-row>
        <table:table-row>
          <table:table-cell office:value="2709" office:value-type="float"/>
          <table:table-cell office:value-type="string">
            <text:p>Pattern 9</text:p>
          </table:table-cell>
          <table:table-cell office:value="0.16884672440305218" office:value-type="float"/>
          <table:table-cell office:value="0.33892353616974763" office:value-type="float"/>
          <table:table-cell office:value="0.9298229413206164" office:value-type="float"/>
          <table:table-cell office:value-type="string">
            <text:p>input/data_formal_20240530-1342/meme/themadartistmnl_20230105T112216/1.jpg</text:p>
          </table:table-cell>
          <table:table-cell office:value-type="string">
            <text:p>https://twitter.com/themadartistmnl/status/1610959864838393858</text:p>
          </table:table-cell>
        </table:table-row>
        <table:table-row>
          <table:table-cell office:value="2710" office:value-type="float"/>
          <table:table-cell office:value-type="string">
            <text:p>Pattern 17</text:p>
          </table:table-cell>
          <table:table-cell office:value="0.15915334415991192" office:value-type="float"/>
          <table:table-cell office:value="0.37133788510073257" office:value-type="float"/>
          <table:table-cell office:value="0.7889687096270948" office:value-type="float"/>
          <table:table-cell office:value-type="string">
            <text:p>input/data_formal_20240530-1342/meme/themegamaxi_20221228T062843/0.jpg</text:p>
          </table:table-cell>
          <table:table-cell office:value-type="string">
            <text:p>https://twitter.com/themegamaxi/status/1607986886945181696</text:p>
          </table:table-cell>
        </table:table-row>
        <table:table-row>
          <table:table-cell office:value="2711" office:value-type="float"/>
          <table:table-cell office:value-type="string">
            <text:p>Pattern 16</text:p>
          </table:table-cell>
          <table:table-cell office:value="0.1485088053751893" office:value-type="float"/>
          <table:table-cell office:value="0.18388073521094306" office:value-type="float"/>
          <table:table-cell office:value="0.8453752913670949" office:value-type="float"/>
          <table:table-cell office:value-type="string">
            <text:p>input/data_formal_20240530-1342/meme/themikesalvi_20230103T040013/0.jpg</text:p>
          </table:table-cell>
          <table:table-cell office:value-type="string">
            <text:p>https://twitter.com/art_snitch/status/1610193745244479490</text:p>
          </table:table-cell>
        </table:table-row>
        <table:table-row>
          <table:table-cell office:value="2712" office:value-type="float"/>
          <table:table-cell office:value-type="string">
            <text:p>Pattern 16</text:p>
          </table:table-cell>
          <table:table-cell office:value="0.1485088053751893" office:value-type="float"/>
          <table:table-cell office:value="0.18388073521094306" office:value-type="float"/>
          <table:table-cell office:value="0.8453752913670949" office:value-type="float"/>
          <table:table-cell office:value-type="string">
            <text:p>input/data_formal_20240530-1342/meme/themikesalvi_20230103T140057/0.jpg</text:p>
          </table:table-cell>
          <table:table-cell office:value-type="string">
            <text:p>https://twitter.com/nathan_hauk/status/1610305876706967552</text:p>
          </table:table-cell>
        </table:table-row>
        <table:table-row>
          <table:table-cell office:value="2713" office:value-type="float"/>
          <table:table-cell office:value-type="string">
            <text:p>Pattern 16</text:p>
          </table:table-cell>
          <table:table-cell office:value="0.1930282983031781" office:value-type="float"/>
          <table:table-cell office:value="0.21784136594344902" office:value-type="float"/>
          <table:table-cell office:value="0.8508868282935198" office:value-type="float"/>
          <table:table-cell office:value-type="string">
            <text:p>input/data_formal_20240530-1342/meme/themikesalvi_20230103T200117/0.jpg</text:p>
          </table:table-cell>
          <table:table-cell office:value-type="string">
            <text:p>https://twitter.com/DaRealMedic4you/status/1610442583230091267</text:p>
          </table:table-cell>
        </table:table-row>
        <table:table-row>
          <table:table-cell office:value="2714" office:value-type="float"/>
          <table:table-cell office:value-type="string">
            <text:p>Pattern 33</text:p>
          </table:table-cell>
          <table:table-cell office:value="0.14820561302335766" office:value-type="float"/>
          <table:table-cell office:value="0.17603418790950034" office:value-type="float"/>
          <table:table-cell office:value="0.8672039840583778" office:value-type="float"/>
          <table:table-cell office:value-type="string">
            <text:p>input/data_formal_20240530-1342/meme/themomlifevlogs_20230206T143126/0.jpg</text:p>
          </table:table-cell>
          <table:table-cell office:value-type="string">
            <text:p>https://twitter.com/themomlifevlogs/status/1622603882970112000</text:p>
          </table:table-cell>
        </table:table-row>
        <table:table-row>
          <table:table-cell office:value="2715" office:value-type="float"/>
          <table:table-cell office:value-type="string">
            <text:p>Pattern 19</text:p>
          </table:table-cell>
          <table:table-cell office:value="0.17728379219803803" office:value-type="float"/>
          <table:table-cell office:value="0.6695125219265932" office:value-type="float"/>
          <table:table-cell office:value="0.7137174130848002" office:value-type="float"/>
          <table:table-cell office:value-type="string">
            <text:p>input/data_formal_20240530-1342/meme/ThePedia_20221218T220019/0.jpg</text:p>
          </table:table-cell>
          <table:table-cell office:value-type="string">
            <text:p>https://twitter.com/Cryptop1c/status/1606181467758788608</text:p>
          </table:table-cell>
        </table:table-row>
        <table:table-row>
          <table:table-cell office:value="2716" office:value-type="float"/>
          <table:table-cell office:value-type="string">
            <text:p>Pattern 33</text:p>
          </table:table-cell>
          <table:table-cell office:value="0.14858020429592037" office:value-type="float"/>
          <table:table-cell office:value="0.18129891085513222" office:value-type="float"/>
          <table:table-cell office:value="0.8551336711266062" office:value-type="float"/>
          <table:table-cell office:value-type="string">
            <text:p>input/data_formal_20240530-1342/meme/ThePedia_20221221T070028/0.jpg</text:p>
          </table:table-cell>
          <table:table-cell office:value-type="string">
            <text:p>https://twitter.com/Cryptop1c/status/1606180828370739200</text:p>
          </table:table-cell>
        </table:table-row>
        <table:table-row>
          <table:table-cell office:value="2717" office:value-type="float"/>
          <table:table-cell office:value-type="string">
            <text:p>Pattern 4</text:p>
          </table:table-cell>
          <table:table-cell office:value="0.5163233951278454" office:value-type="float"/>
          <table:table-cell office:value="0.39957425467609053" office:value-type="float"/>
          <table:table-cell office:value="0.5232108902673515" office:value-type="float"/>
          <table:table-cell office:value-type="string">
            <text:p>input/data_formal_20240530-1342/meme/ThePedia_20221228T040208/0.jpg</text:p>
          </table:table-cell>
          <table:table-cell office:value-type="string">
            <text:p>https://twitter.com/AshavariAvanti1/status/1607953029994512384</text:p>
          </table:table-cell>
        </table:table-row>
        <table:table-row>
          <table:table-cell office:value="2718" office:value-type="float"/>
          <table:table-cell office:value-type="string">
            <text:p>Pattern 16</text:p>
          </table:table-cell>
          <table:table-cell office:value="0.1664025654989" office:value-type="float"/>
          <table:table-cell office:value="0.1948204262021859" office:value-type="float"/>
          <table:table-cell office:value="0.8752357328149755" office:value-type="float"/>
          <table:table-cell office:value-type="string">
            <text:p>input/data_formal_20240530-1342/meme/TheRealDudja_20230111T210509/0.jpg</text:p>
          </table:table-cell>
          <table:table-cell office:value-type="string">
            <text:p>https://twitter.com/TheRealDudja/status/1613298116090028032</text:p>
          </table:table-cell>
        </table:table-row>
        <table:table-row>
          <table:table-cell office:value="2719" office:value-type="float"/>
          <table:table-cell office:value-type="string">
            <text:p>Pattern 37</text:p>
          </table:table-cell>
          <table:table-cell office:value="0.21946346334956002" office:value-type="float"/>
          <table:table-cell office:value="0.16931828093974968" office:value-type="float"/>
          <table:table-cell office:value="0.8864176809162271" office:value-type="float"/>
          <table:table-cell office:value-type="string">
            <text:p>input/data_formal_20240530-1342/meme/TheRealDudja_20230315T215553/0.jpg</text:p>
          </table:table-cell>
          <table:table-cell office:value-type="string">
            <text:p>https://twitter.com/TheRealDudja/status/1636124083464142849</text:p>
          </table:table-cell>
        </table:table-row>
        <table:table-row>
          <table:table-cell office:value="2720" office:value-type="float"/>
          <table:table-cell office:value-type="string">
            <text:p>Pattern 33</text:p>
          </table:table-cell>
          <table:table-cell office:value="0.17185339519651038" office:value-type="float"/>
          <table:table-cell office:value="0.17632174109870927" office:value-type="float"/>
          <table:table-cell office:value="0.8682965870580768" office:value-type="float"/>
          <table:table-cell office:value-type="string">
            <text:p>input/data_formal_20240530-1342/meme/TheRealGorillie_20230322T221619/0.jpg</text:p>
          </table:table-cell>
          <table:table-cell office:value-type="string">
            <text:p>https://twitter.com/TheRealGorillie/status/1638665940547293184</text:p>
          </table:table-cell>
        </table:table-row>
        <table:table-row>
          <table:table-cell office:value="2721" office:value-type="float"/>
          <table:table-cell office:value-type="string">
            <text:p>Pattern 2</text:p>
          </table:table-cell>
          <table:table-cell office:value="0.18216774946038844" office:value-type="float"/>
          <table:table-cell office:value="0.23447775895671227" office:value-type="float"/>
          <table:table-cell office:value="0.858090717650938" office:value-type="float"/>
          <table:table-cell office:value-type="string">
            <text:p>input/data_formal_20240530-1342/meme/TheRealHMGF_20230306T140001/0.jpg</text:p>
          </table:table-cell>
          <table:table-cell office:value-type="string">
            <text:p>https://twitter.com/1987_zombie/status/1636101802222338051</text:p>
          </table:table-cell>
        </table:table-row>
        <table:table-row>
          <table:table-cell office:value="2722" office:value-type="float"/>
          <table:table-cell office:value-type="string">
            <text:p>Pattern 1</text:p>
          </table:table-cell>
          <table:table-cell office:value="0.2733064768406786" office:value-type="float"/>
          <table:table-cell office:value="0.3454641678742353" office:value-type="float"/>
          <table:table-cell office:value="0.8885320146612998" office:value-type="float"/>
          <table:table-cell office:value-type="string">
            <text:p>input/data_formal_20240530-1342/meme/thesun_debnath4_20221229T053627/0.jpg</text:p>
          </table:table-cell>
          <table:table-cell office:value-type="string">
            <text:p>https://twitter.com/simla_debnath/status/1610648627235676160</text:p>
          </table:table-cell>
        </table:table-row>
        <table:table-row>
          <table:table-cell office:value="2723" office:value-type="float"/>
          <table:table-cell office:value-type="string">
            <text:p>Pattern 11</text:p>
          </table:table-cell>
          <table:table-cell office:value="0.08251797211108461" office:value-type="float"/>
          <table:table-cell office:value="0.5117318933025924" office:value-type="float"/>
          <table:table-cell office:value="0.8061273612059427" office:value-type="float"/>
          <table:table-cell office:value-type="string">
            <text:p>input/data_formal_20240530-1342/meme/thesun_debnath4_20221231T185216/0.jpg</text:p>
          </table:table-cell>
          <table:table-cell office:value-type="string">
            <text:p>https://twitter.com/simla_debnath/status/1610648699310608384</text:p>
          </table:table-cell>
        </table:table-row>
        <table:table-row>
          <table:table-cell office:value="2724" office:value-type="float"/>
          <table:table-cell office:value-type="string">
            <text:p>Pattern 17</text:p>
          </table:table-cell>
          <table:table-cell office:value="0.17978208537643448" office:value-type="float"/>
          <table:table-cell office:value="0.3521094894527484" office:value-type="float"/>
          <table:table-cell office:value="0.8053046431482634" office:value-type="float"/>
          <table:table-cell office:value-type="string">
            <text:p>input/data_formal_20240530-1342/meme/TheTazDStudios_20230106T085613/0.jpg</text:p>
          </table:table-cell>
          <table:table-cell office:value-type="string">
            <text:p>https://twitter.com/TheTazDStudios/status/1611285498651099136</text:p>
          </table:table-cell>
        </table:table-row>
        <table:table-row>
          <table:table-cell office:value="2725" office:value-type="float"/>
          <table:table-cell office:value-type="string">
            <text:p>Pattern 42</text:p>
          </table:table-cell>
          <table:table-cell office:value="0.1714305344077738" office:value-type="float"/>
          <table:table-cell office:value="0.428675656415331" office:value-type="float"/>
          <table:table-cell office:value="0.9270569382605683" office:value-type="float"/>
          <table:table-cell office:value-type="string">
            <text:p>input/data_formal_20240530-1342/meme/thetop3best_20230125T091037/0.jpg</text:p>
          </table:table-cell>
          <table:table-cell office:value-type="string">
            <text:p>https://twitter.com/thetop3best/status/1618174490143244288</text:p>
          </table:table-cell>
        </table:table-row>
        <table:table-row>
          <table:table-cell office:value="2726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Tribune2020_20230123T150148/0.jpg</text:p>
          </table:table-cell>
          <table:table-cell office:value-type="string">
            <text:p>https://twitter.com/madcounter/status/1618116802596462592</text:p>
          </table:table-cell>
        </table:table-row>
        <table:table-row>
          <table:table-cell office:value="2727" office:value-type="float"/>
          <table:table-cell office:value-type="string">
            <text:p>Pattern 30</text:p>
          </table:table-cell>
          <table:table-cell office:value="0.12914384162183928" office:value-type="float"/>
          <table:table-cell office:value="0.3665398026152258" office:value-type="float"/>
          <table:table-cell office:value="0.8906141007287144" office:value-type="float"/>
          <table:table-cell office:value-type="string">
            <text:p>input/data_formal_20240530-1342/meme/TheTribune2020_20230128T143713/0.jpg</text:p>
          </table:table-cell>
          <table:table-cell office:value-type="string">
            <text:p>https://twitter.com/nancydesmond3/status/1619416066043842560</text:p>
          </table:table-cell>
        </table:table-row>
        <table:table-row>
          <table:table-cell office:value="2728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TrueDavve_20221228T031540/0.jpg</text:p>
          </table:table-cell>
          <table:table-cell office:value-type="string">
            <text:p>https://twitter.com/TheTrueDavve/status/1607938302870704130</text:p>
          </table:table-cell>
        </table:table-row>
        <table:table-row>
          <table:table-cell office:value="2729" office:value-type="float"/>
          <table:table-cell office:value-type="string">
            <text:p>Pattern 32</text:p>
          </table:table-cell>
          <table:table-cell office:value="0.16459160895531527" office:value-type="float"/>
          <table:table-cell office:value="0.35024944266519714" office:value-type="float"/>
          <table:table-cell office:value="0.8805283880671518" office:value-type="float"/>
          <table:table-cell office:value-type="string">
            <text:p>input/data_formal_20240530-1342/meme/TheTrueMondrok_20230201T221738/0.jpg</text:p>
          </table:table-cell>
          <table:table-cell office:value-type="string">
            <text:p>https://twitter.com/domainhelpline/status/1620911795509526531</text:p>
          </table:table-cell>
        </table:table-row>
        <table:table-row>
          <table:table-cell office:value="2730" office:value-type="float"/>
          <table:table-cell office:value-type="string">
            <text:p>Pattern 12</text:p>
          </table:table-cell>
          <table:table-cell office:value="0.16746062547867363" office:value-type="float"/>
          <table:table-cell office:value="0.21280942167665085" office:value-type="float"/>
          <table:table-cell office:value="0.9202629707037461" office:value-type="float"/>
          <table:table-cell office:value-type="string">
            <text:p>input/data_formal_20240530-1342/meme/TheVAHubUS_20230111T230512/0.jpg</text:p>
          </table:table-cell>
          <table:table-cell office:value-type="string">
            <text:p>https://twitter.com/desiree_plrc/status/1613312308029325316</text:p>
          </table:table-cell>
        </table:table-row>
        <table:table-row>
          <table:table-cell office:value="2731" office:value-type="float"/>
          <table:table-cell office:value-type="string">
            <text:p>Pattern 33</text:p>
          </table:table-cell>
          <table:table-cell office:value="0.1968468811049236" office:value-type="float"/>
          <table:table-cell office:value="0.23623602729725773" office:value-type="float"/>
          <table:table-cell office:value="0.7968412704136841" office:value-type="float"/>
          <table:table-cell office:value-type="string">
            <text:p>input/data_formal_20240530-1342/meme/TheVoidOperator_20221228T043311/0.jpg</text:p>
          </table:table-cell>
          <table:table-cell office:value-type="string">
            <text:p>https://twitter.com/TheVoidOperator/status/1607957813091008513</text:p>
          </table:table-cell>
        </table:table-row>
        <table:table-row>
          <table:table-cell office:value="2732" office:value-type="float"/>
          <table:table-cell office:value-type="string">
            <text:p>Pattern 16</text:p>
          </table:table-cell>
          <table:table-cell office:value="0.19973089021708346" office:value-type="float"/>
          <table:table-cell office:value="0.42562615528693554" office:value-type="float"/>
          <table:table-cell office:value="0.8983473757093174" office:value-type="float"/>
          <table:table-cell office:value-type="string">
            <text:p>input/data_formal_20240530-1342/meme/TheVoidOperator_20230106T060530/0.jpg</text:p>
          </table:table-cell>
          <table:table-cell office:value-type="string">
            <text:p>https://twitter.com/TheVoidOperator/status/1611242534768103426</text:p>
          </table:table-cell>
        </table:table-row>
        <table:table-row>
          <table:table-cell office:value="2733" office:value-type="float"/>
          <table:table-cell office:value-type="string">
            <text:p>Pattern 3</text:p>
          </table:table-cell>
          <table:table-cell office:value="0.14027953423614803" office:value-type="float"/>
          <table:table-cell office:value="0.4558070496612798" office:value-type="float"/>
          <table:table-cell office:value="0.8249999259324906" office:value-type="float"/>
          <table:table-cell office:value-type="string">
            <text:p>input/data_formal_20240530-1342/meme/TheWolfDrake420_20221227T101722/0.jpg</text:p>
          </table:table-cell>
          <table:table-cell office:value-type="string">
            <text:p>https://twitter.com/DrZapsnag/status/1607951521232334849</text:p>
          </table:table-cell>
        </table:table-row>
        <table:table-row>
          <table:table-cell office:value="2734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heWolfDrake420_20230201T174001/0.jpg</text:p>
          </table:table-cell>
          <table:table-cell office:value-type="string">
            <text:p>https://twitter.com/Idiedatawalmart/status/1620951560837824514</text:p>
          </table:table-cell>
        </table:table-row>
        <table:table-row>
          <table:table-cell office:value="2735" office:value-type="float"/>
          <table:table-cell office:value-type="string">
            <text:p>Pattern 6</text:p>
          </table:table-cell>
          <table:table-cell office:value="0.14707706308339136" office:value-type="float"/>
          <table:table-cell office:value="0.21189909915253013" office:value-type="float"/>
          <table:table-cell office:value="0.8687658370395358" office:value-type="float"/>
          <table:table-cell office:value-type="string">
            <text:p>input/data_formal_20240530-1342/meme/thirstyspittoon_20221227T234941/0.jpg</text:p>
          </table:table-cell>
          <table:table-cell office:value-type="string">
            <text:p>https://twitter.com/thirstyspittoon/status/1607886467514220546</text:p>
          </table:table-cell>
        </table:table-row>
        <table:table-row>
          <table:table-cell office:value="2736" office:value-type="float"/>
          <table:table-cell office:value-type="string">
            <text:p>Pattern 29</text:p>
          </table:table-cell>
          <table:table-cell office:value="0.09673094022402651" office:value-type="float"/>
          <table:table-cell office:value="0.4028048195318371" office:value-type="float"/>
          <table:table-cell office:value="0.9588451342863419" office:value-type="float"/>
          <table:table-cell office:value-type="string">
            <text:p>input/data_formal_20240530-1342/meme/tickyourtour_20230202T054117/0.jpg</text:p>
          </table:table-cell>
          <table:table-cell office:value-type="string">
            <text:p>https://twitter.com/tickyourtour/status/1621020913985785857</text:p>
          </table:table-cell>
        </table:table-row>
        <table:table-row>
          <table:table-cell office:value="2737" office:value-type="float"/>
          <table:table-cell office:value-type="string">
            <text:p>Pattern 30</text:p>
          </table:table-cell>
          <table:table-cell office:value="0.1405806028975288" office:value-type="float"/>
          <table:table-cell office:value="0.4257987531985766" office:value-type="float"/>
          <table:table-cell office:value="0.9133895945828356" office:value-type="float"/>
          <table:table-cell office:value-type="string">
            <text:p>input/data_formal_20240530-1342/meme/timber_exchange_20230123T105614/0.jpg</text:p>
          </table:table-cell>
          <table:table-cell office:value-type="string">
            <text:p>https://twitter.com/timber_exchange/status/1617476293607493632</text:p>
          </table:table-cell>
        </table:table-row>
        <table:table-row>
          <table:table-cell office:value="2738" office:value-type="float"/>
          <table:table-cell office:value-type="string">
            <text:p>Pattern 19</text:p>
          </table:table-cell>
          <table:table-cell office:value="0.2160857699286946" office:value-type="float"/>
          <table:table-cell office:value="0.5646070229141027" office:value-type="float"/>
          <table:table-cell office:value="0.7822525990704953" office:value-type="float"/>
          <table:table-cell office:value-type="string">
            <text:p>input/data_formal_20240530-1342/meme/timozimermann15_20230315T154458/0.jpg</text:p>
          </table:table-cell>
          <table:table-cell office:value-type="string">
            <text:p>https://twitter.com/ryu8_24/status/1636186882101895168</text:p>
          </table:table-cell>
        </table:table-row>
        <table:table-row>
          <table:table-cell office:value="2739" office:value-type="float"/>
          <table:table-cell office:value-type="string">
            <text:p>Pattern 4</text:p>
          </table:table-cell>
          <table:table-cell office:value="0.499064909934447" office:value-type="float"/>
          <table:table-cell office:value="0.3959124845539071" office:value-type="float"/>
          <table:table-cell office:value="0.5178572161212116" office:value-type="float"/>
          <table:table-cell office:value-type="string">
            <text:p>input/data_formal_20240530-1342/meme/timozimermann15_20230315T154458/1.jpg</text:p>
          </table:table-cell>
          <table:table-cell office:value-type="string">
            <text:p>https://twitter.com/ryu8_24/status/1636186882101895168</text:p>
          </table:table-cell>
        </table:table-row>
        <table:table-row>
          <table:table-cell office:value="2740" office:value-type="float"/>
          <table:table-cell office:value-type="string">
            <text:p>Pattern 19</text:p>
          </table:table-cell>
          <table:table-cell office:value="0.1980859672308769" office:value-type="float"/>
          <table:table-cell office:value="0.5179119825985888" office:value-type="float"/>
          <table:table-cell office:value="0.8000666328886701" office:value-type="float"/>
          <table:table-cell office:value-type="string">
            <text:p>input/data_formal_20240530-1342/meme/timozimermann15_20230315T154458/2.jpg</text:p>
          </table:table-cell>
          <table:table-cell office:value-type="string">
            <text:p>https://twitter.com/ryu8_24/status/1636186882101895168</text:p>
          </table:table-cell>
        </table:table-row>
        <table:table-row>
          <table:table-cell office:value="2741" office:value-type="float"/>
          <table:table-cell office:value-type="string">
            <text:p>Pattern 19</text:p>
          </table:table-cell>
          <table:table-cell office:value="0.19499446543420976" office:value-type="float"/>
          <table:table-cell office:value="0.6172334141586767" office:value-type="float"/>
          <table:table-cell office:value="0.7846070479987226" office:value-type="float"/>
          <table:table-cell office:value-type="string">
            <text:p>input/data_formal_20240530-1342/meme/timozimermann15_20230315T154458/3.jpg</text:p>
          </table:table-cell>
          <table:table-cell office:value-type="string">
            <text:p>https://twitter.com/ryu8_24/status/1636186882101895168</text:p>
          </table:table-cell>
        </table:table-row>
        <table:table-row>
          <table:table-cell office:value="2742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imozimermann15_20230315T154458/4.jpg</text:p>
          </table:table-cell>
          <table:table-cell office:value-type="string">
            <text:p>https://twitter.com/ryu8_24/status/1636186882101895168</text:p>
          </table:table-cell>
        </table:table-row>
        <table:table-row>
          <table:table-cell office:value="2743" office:value-type="float"/>
          <table:table-cell office:value-type="string">
            <text:p>Pattern 16</text:p>
          </table:table-cell>
          <table:table-cell office:value="0.14083353566311382" office:value-type="float"/>
          <table:table-cell office:value="0.23867425488777935" office:value-type="float"/>
          <table:table-cell office:value="0.8621793790654783" office:value-type="float"/>
          <table:table-cell office:value-type="string">
            <text:p>input/data_formal_20240530-1342/meme/TiresomeYngMan_20221227T182931/0.jpg</text:p>
          </table:table-cell>
          <table:table-cell office:value-type="string">
            <text:p>https://twitter.com/WaddaU0/status/1607954985211539456</text:p>
          </table:table-cell>
        </table:table-row>
        <table:table-row>
          <table:table-cell office:value="2744" office:value-type="float"/>
          <table:table-cell office:value-type="string">
            <text:p>Pattern 46</text:p>
          </table:table-cell>
          <table:table-cell office:value="0.1577647292355605" office:value-type="float"/>
          <table:table-cell office:value="0.3975352218174153" office:value-type="float"/>
          <table:table-cell office:value="0.9104663667648047" office:value-type="float"/>
          <table:table-cell office:value-type="string">
            <text:p>input/data_formal_20240530-1342/meme/TiresomeYngMan_20221227T182931/1.jpg</text:p>
          </table:table-cell>
          <table:table-cell office:value-type="string">
            <text:p>https://twitter.com/WaddaU0/status/1607954985211539456</text:p>
          </table:table-cell>
        </table:table-row>
        <table:table-row>
          <table:table-cell office:value="2745" office:value-type="float"/>
          <table:table-cell office:value-type="string">
            <text:p>Pattern 46</text:p>
          </table:table-cell>
          <table:table-cell office:value="0.17672353246750722" office:value-type="float"/>
          <table:table-cell office:value="0.4370714763151679" office:value-type="float"/>
          <table:table-cell office:value="0.8808847645532449" office:value-type="float"/>
          <table:table-cell office:value-type="string">
            <text:p>input/data_formal_20240530-1342/meme/TiresomeYngMan_20221227T182931/2.jpg</text:p>
          </table:table-cell>
          <table:table-cell office:value-type="string">
            <text:p>https://twitter.com/WaddaU0/status/1607954985211539456</text:p>
          </table:table-cell>
        </table:table-row>
        <table:table-row>
          <table:table-cell office:value="2746" office:value-type="float"/>
          <table:table-cell office:value-type="string">
            <text:p>Pattern 30</text:p>
          </table:table-cell>
          <table:table-cell office:value="0.24606681581061357" office:value-type="float"/>
          <table:table-cell office:value="0.2737258399912625" office:value-type="float"/>
          <table:table-cell office:value="0.836859137496803" office:value-type="float"/>
          <table:table-cell office:value-type="string">
            <text:p>input/data_formal_20240530-1342/meme/TNNNetworkNews_20230315T202618/0.jpg</text:p>
          </table:table-cell>
          <table:table-cell office:value-type="string">
            <text:p>https://twitter.com/TNNNewsNetwork/status/1636101538060939264</text:p>
          </table:table-cell>
        </table:table-row>
        <table:table-row>
          <table:table-cell office:value="2747" office:value-type="float"/>
          <table:table-cell office:value-type="string">
            <text:p>Pattern 3</text:p>
          </table:table-cell>
          <table:table-cell office:value="0.1616849345919533" office:value-type="float"/>
          <table:table-cell office:value="0.6231931064443523" office:value-type="float"/>
          <table:table-cell office:value="0.8193324997538705" office:value-type="float"/>
          <table:table-cell office:value-type="string">
            <text:p>input/data_formal_20240530-1342/meme/tobby_desmondj_20230206T141635/0.jpg</text:p>
          </table:table-cell>
          <table:table-cell office:value-type="string">
            <text:p>https://twitter.com/tobby_desmondj/status/1622600143114579969</text:p>
          </table:table-cell>
        </table:table-row>
        <table:table-row>
          <table:table-cell office:value="2748" office:value-type="float"/>
          <table:table-cell office:value-type="string">
            <text:p>Pattern 3</text:p>
          </table:table-cell>
          <table:table-cell office:value="0.06493197951259966" office:value-type="float"/>
          <table:table-cell office:value="0.6958771289919123" office:value-type="float"/>
          <table:table-cell office:value="0.914802497684444" office:value-type="float"/>
          <table:table-cell office:value-type="string">
            <text:p>input/data_formal_20240530-1342/meme/TOCtours_20230105T124645/0.jpg</text:p>
          </table:table-cell>
          <table:table-cell office:value-type="string">
            <text:p>https://twitter.com/TOCtours/status/1610981125442396162</text:p>
          </table:table-cell>
        </table:table-row>
        <table:table-row>
          <table:table-cell office:value="2749" office:value-type="float"/>
          <table:table-cell office:value-type="string">
            <text:p>Pattern 46</text:p>
          </table:table-cell>
          <table:table-cell office:value="0.240156509594533" office:value-type="float"/>
          <table:table-cell office:value="0.4366899712276953" office:value-type="float"/>
          <table:table-cell office:value="0.8786570108033914" office:value-type="float"/>
          <table:table-cell office:value-type="string">
            <text:p>input/data_formal_20240530-1342/meme/ToetoSav_20221221T141325/0.jpg</text:p>
          </table:table-cell>
          <table:table-cell office:value-type="string">
            <text:p>https://twitter.com/YuumiZoomies/status/1607955146788737028</text:p>
          </table:table-cell>
        </table:table-row>
        <table:table-row>
          <table:table-cell office:value="2750" office:value-type="float"/>
          <table:table-cell office:value-type="string">
            <text:p>Pattern 1</text:p>
          </table:table-cell>
          <table:table-cell office:value="0.20700092430822098" office:value-type="float"/>
          <table:table-cell office:value="0.28377543780191794" office:value-type="float"/>
          <table:table-cell office:value="0.8938728784170402" office:value-type="float"/>
          <table:table-cell office:value-type="string">
            <text:p>input/data_formal_20240530-1342/meme/ToetoSav_20221221T141325/1.jpg</text:p>
          </table:table-cell>
          <table:table-cell office:value-type="string">
            <text:p>https://twitter.com/YuumiZoomies/status/1607955146788737028</text:p>
          </table:table-cell>
        </table:table-row>
        <table:table-row>
          <table:table-cell office:value="2751" office:value-type="float"/>
          <table:table-cell office:value-type="string">
            <text:p>Pattern 10</text:p>
          </table:table-cell>
          <table:table-cell office:value="0.15248911098851364" office:value-type="float"/>
          <table:table-cell office:value="0.4714918023884789" office:value-type="float"/>
          <table:table-cell office:value="0.886183892350023" office:value-type="float"/>
          <table:table-cell office:value-type="string">
            <text:p>input/data_formal_20240530-1342/meme/ToetoSav_20221221T141325/2.jpg</text:p>
          </table:table-cell>
          <table:table-cell office:value-type="string">
            <text:p>https://twitter.com/YuumiZoomies/status/1607955146788737028</text:p>
          </table:table-cell>
        </table:table-row>
        <table:table-row>
          <table:table-cell office:value="2752" office:value-type="float"/>
          <table:table-cell office:value-type="string">
            <text:p>Pattern 42</text:p>
          </table:table-cell>
          <table:table-cell office:value="0.1823179167463182" office:value-type="float"/>
          <table:table-cell office:value="0.4174460584433153" office:value-type="float"/>
          <table:table-cell office:value="0.8628001599356668" office:value-type="float"/>
          <table:table-cell office:value-type="string">
            <text:p>input/data_formal_20240530-1342/meme/tofuuii101_20230202T231115/0.jpg</text:p>
          </table:table-cell>
          <table:table-cell office:value-type="string">
            <text:p>https://twitter.com/wolfart01/status/1624763353070710784</text:p>
          </table:table-cell>
        </table:table-row>
        <table:table-row>
          <table:table-cell office:value="2753" office:value-type="float"/>
          <table:table-cell office:value-type="string">
            <text:p>Pattern 3</text:p>
          </table:table-cell>
          <table:table-cell office:value="0.0846687960052308" office:value-type="float"/>
          <table:table-cell office:value="0.6143697563682272" office:value-type="float"/>
          <table:table-cell office:value="0.782577271391956" office:value-type="float"/>
          <table:table-cell office:value-type="string">
            <text:p>input/data_formal_20240530-1342/meme/tonyferalmovies_20230322T184823/0.jpg</text:p>
          </table:table-cell>
          <table:table-cell office:value-type="string">
            <text:p>https://twitter.com/dillon12424142/status/1638623201113653248</text:p>
          </table:table-cell>
        </table:table-row>
        <table:table-row>
          <table:table-cell office:value="2754" office:value-type="float"/>
          <table:table-cell office:value-type="string">
            <text:p>Pattern 36</text:p>
          </table:table-cell>
          <table:table-cell office:value="0.2127486923117765" office:value-type="float"/>
          <table:table-cell office:value="0.2304702121634204" office:value-type="float"/>
          <table:table-cell office:value="0.8585399542183696" office:value-type="float"/>
          <table:table-cell office:value-type="string">
            <text:p>input/data_formal_20240530-1342/meme/toofastclothing_20221228T030533/0.jpg</text:p>
          </table:table-cell>
          <table:table-cell office:value-type="string">
            <text:p>https://twitter.com/toofastclothing/status/1607935757456482304</text:p>
          </table:table-cell>
        </table:table-row>
        <table:table-row>
          <table:table-cell office:value="2755" office:value-type="float"/>
          <table:table-cell office:value-type="string">
            <text:p>Pattern 4</text:p>
          </table:table-cell>
          <table:table-cell office:value="0.4510426479770218" office:value-type="float"/>
          <table:table-cell office:value="0.3722839470550313" office:value-type="float"/>
          <table:table-cell office:value="0.7451183226597348" office:value-type="float"/>
          <table:table-cell office:value-type="string">
            <text:p>input/data_formal_20240530-1342/meme/top_anime_13_20221228T000006/0.jpg</text:p>
          </table:table-cell>
          <table:table-cell office:value-type="string">
            <text:p>https://twitter.com/top_anime_13/status/1607889087951781897</text:p>
          </table:table-cell>
        </table:table-row>
        <table:table-row>
          <table:table-cell office:value="2756" office:value-type="float"/>
          <table:table-cell office:value-type="string">
            <text:p>Pattern 34</text:p>
          </table:table-cell>
          <table:table-cell office:value="0.20704205827874095" office:value-type="float"/>
          <table:table-cell office:value="0.24366188557091198" office:value-type="float"/>
          <table:table-cell office:value="0.8888835015920978" office:value-type="float"/>
          <table:table-cell office:value-type="string">
            <text:p>input/data_formal_20240530-1342/meme/top_anime_13_20221228T020006/0.jpg</text:p>
          </table:table-cell>
          <table:table-cell office:value-type="string">
            <text:p>https://twitter.com/top_anime_13/status/1607919286114205696</text:p>
          </table:table-cell>
        </table:table-row>
        <table:table-row>
          <table:table-cell office:value="2757" office:value-type="float"/>
          <table:table-cell office:value-type="string">
            <text:p>Pattern 14</text:p>
          </table:table-cell>
          <table:table-cell office:value="0.14759779813703178" office:value-type="float"/>
          <table:table-cell office:value="0.25339417216032245" office:value-type="float"/>
          <table:table-cell office:value="0.9056603617289655" office:value-type="float"/>
          <table:table-cell office:value-type="string">
            <text:p>input/data_formal_20240530-1342/meme/top_anime_13_20230111T210005/0.jpg</text:p>
          </table:table-cell>
          <table:table-cell office:value-type="string">
            <text:p>https://twitter.com/Bani13/status/1613324183118942208</text:p>
          </table:table-cell>
        </table:table-row>
        <table:table-row>
          <table:table-cell office:value="2758" office:value-type="float"/>
          <table:table-cell office:value-type="string">
            <text:p>Pattern 44</text:p>
          </table:table-cell>
          <table:table-cell office:value="0.12420082719410952" office:value-type="float"/>
          <table:table-cell office:value="0.2982636538876141" office:value-type="float"/>
          <table:table-cell office:value="0.8833336523325652" office:value-type="float"/>
          <table:table-cell office:value-type="string">
            <text:p>input/data_formal_20240530-1342/meme/top_anime_13_20230111T230005/0.jpg</text:p>
          </table:table-cell>
          <table:table-cell office:value-type="string">
            <text:p>https://twitter.com/top_anime_13/status/1613309803928981504</text:p>
          </table:table-cell>
        </table:table-row>
        <table:table-row>
          <table:table-cell office:value="2759" office:value-type="float"/>
          <table:table-cell office:value-type="string">
            <text:p>Pattern 39</text:p>
          </table:table-cell>
          <table:table-cell office:value="0.2923831518961809" office:value-type="float"/>
          <table:table-cell office:value="0.22472112890683021" office:value-type="float"/>
          <table:table-cell office:value="0.8454593161167323" office:value-type="float"/>
          <table:table-cell office:value-type="string">
            <text:p>input/data_formal_20240530-1342/meme/Top_Found_20221228T000300/0.jpg</text:p>
          </table:table-cell>
          <table:table-cell office:value-type="string">
            <text:p>https://twitter.com/Top_Found/status/1607889817651617792</text:p>
          </table:table-cell>
        </table:table-row>
        <table:table-row>
          <table:table-cell office:value="2760" office:value-type="float"/>
          <table:table-cell office:value-type="string">
            <text:p>Pattern 39</text:p>
          </table:table-cell>
          <table:table-cell office:value="0.17827863591847715" office:value-type="float"/>
          <table:table-cell office:value="0.4780508877399831" office:value-type="float"/>
          <table:table-cell office:value="0.9230610118460502" office:value-type="float"/>
          <table:table-cell office:value-type="string">
            <text:p>input/data_formal_20240530-1342/meme/Top_Found_20221228T001900/0.jpg</text:p>
          </table:table-cell>
          <table:table-cell office:value-type="string">
            <text:p>https://twitter.com/Top_Found/status/1607893843675848704</text:p>
          </table:table-cell>
        </table:table-row>
        <table:table-row>
          <table:table-cell office:value="2761" office:value-type="float"/>
          <table:table-cell office:value-type="string">
            <text:p>Pattern 29</text:p>
          </table:table-cell>
          <table:table-cell office:value="0.23274162466737044" office:value-type="float"/>
          <table:table-cell office:value="0.4434602471454763" office:value-type="float"/>
          <table:table-cell office:value="0.850976845264046" office:value-type="float"/>
          <table:table-cell office:value-type="string">
            <text:p>input/data_formal_20240530-1342/meme/Top_Found_20221228T005719/0.jpg</text:p>
          </table:table-cell>
          <table:table-cell office:value-type="string">
            <text:p>https://twitter.com/Top_Found/status/1607903485915193344</text:p>
          </table:table-cell>
        </table:table-row>
        <table:table-row>
          <table:table-cell office:value="2762" office:value-type="float"/>
          <table:table-cell office:value-type="string">
            <text:p>Pattern 25</text:p>
          </table:table-cell>
          <table:table-cell office:value="0.14516463349395559" office:value-type="float"/>
          <table:table-cell office:value="0.42740266036636" office:value-type="float"/>
          <table:table-cell office:value="0.8204717212787856" office:value-type="float"/>
          <table:table-cell office:value-type="string">
            <text:p>input/data_formal_20240530-1342/meme/TopdonUSA_20230206T120115/0.jpg</text:p>
          </table:table-cell>
          <table:table-cell office:value-type="string">
            <text:p>https://twitter.com/TopdonUSA/status/1622566087110844417</text:p>
          </table:table-cell>
        </table:table-row>
        <table:table-row>
          <table:table-cell office:value="2763" office:value-type="float"/>
          <table:table-cell office:value-type="string">
            <text:p>Pattern 33</text:p>
          </table:table-cell>
          <table:table-cell office:value="0.1643479782755164" office:value-type="float"/>
          <table:table-cell office:value="0.17365019589898886" office:value-type="float"/>
          <table:table-cell office:value="0.9247047898877166" office:value-type="float"/>
          <table:table-cell office:value-type="string">
            <text:p>input/data_formal_20240530-1342/meme/topherAlba26_20221228T002913/0.jpg</text:p>
          </table:table-cell>
          <table:table-cell office:value-type="string">
            <text:p>https://twitter.com/1Sinn1/status/1607931145517428737</text:p>
          </table:table-cell>
        </table:table-row>
        <table:table-row>
          <table:table-cell office:value="2764" office:value-type="float"/>
          <table:table-cell office:value-type="string">
            <text:p>Pattern 2</text:p>
          </table:table-cell>
          <table:table-cell office:value="0.2388241024933047" office:value-type="float"/>
          <table:table-cell office:value="0.41542208462328994" office:value-type="float"/>
          <table:table-cell office:value="0.9222339600437677" office:value-type="float"/>
          <table:table-cell office:value-type="string">
            <text:p>input/data_formal_20240530-1342/meme/tour_to_review_20221228T071808/0.jpg</text:p>
          </table:table-cell>
          <table:table-cell office:value-type="string">
            <text:p>https://twitter.com/Covid19Travel_/status/1608002350320418817</text:p>
          </table:table-cell>
        </table:table-row>
        <table:table-row>
          <table:table-cell office:value="2765" office:value-type="float"/>
          <table:table-cell office:value-type="string">
            <text:p>Pattern 16</text:p>
          </table:table-cell>
          <table:table-cell office:value="0.20161206871918444" office:value-type="float"/>
          <table:table-cell office:value="0.43376356379581904" office:value-type="float"/>
          <table:table-cell office:value="0.8381027570116267" office:value-type="float"/>
          <table:table-cell office:value-type="string">
            <text:p>input/data_formal_20240530-1342/meme/TOXICZ90_20230101T191406/0.jpg</text:p>
          </table:table-cell>
          <table:table-cell office:value-type="string">
            <text:p>https://twitter.com/TheOceanIsEvil1/status/1610981478686400513</text:p>
          </table:table-cell>
        </table:table-row>
        <table:table-row>
          <table:table-cell office:value="2766" office:value-type="float"/>
          <table:table-cell office:value-type="string">
            <text:p>Pattern 19</text:p>
          </table:table-cell>
          <table:table-cell office:value="0.21382944595009867" office:value-type="float"/>
          <table:table-cell office:value="0.5215144533472229" office:value-type="float"/>
          <table:table-cell office:value="0.7416129311483388" office:value-type="float"/>
          <table:table-cell office:value-type="string">
            <text:p>input/data_formal_20240530-1342/meme/TradedogCrypto_20221226T051733/0.jpg</text:p>
          </table:table-cell>
          <table:table-cell office:value-type="string">
            <text:p>https://twitter.com/thebinarygirl17/status/1607956774765879301</text:p>
          </table:table-cell>
        </table:table-row>
        <table:table-row>
          <table:table-cell office:value="2767" office:value-type="float"/>
          <table:table-cell office:value-type="string">
            <text:p>Pattern 19</text:p>
          </table:table-cell>
          <table:table-cell office:value="0.27113607338420487" office:value-type="float"/>
          <table:table-cell office:value="0.4170339185334238" office:value-type="float"/>
          <table:table-cell office:value="0.7812074312438824" office:value-type="float"/>
          <table:table-cell office:value-type="string">
            <text:p>input/data_formal_20240530-1342/meme/TradedogCrypto_20230106T052939/0.jpg</text:p>
          </table:table-cell>
          <table:table-cell office:value-type="string">
            <text:p>https://twitter.com/Chisom_yx/status/1611282788879155200</text:p>
          </table:table-cell>
        </table:table-row>
        <table:table-row>
          <table:table-cell office:value="2768" office:value-type="float"/>
          <table:table-cell office:value-type="string">
            <text:p>Pattern 42</text:p>
          </table:table-cell>
          <table:table-cell office:value="0.14940034304767782" office:value-type="float"/>
          <table:table-cell office:value="0.42485197753175535" office:value-type="float"/>
          <table:table-cell office:value="0.8824047430403649" office:value-type="float"/>
          <table:table-cell office:value-type="string">
            <text:p>input/data_formal_20240530-1342/meme/tradepostpawn_20230206T151600/0.jpg</text:p>
          </table:table-cell>
          <table:table-cell office:value-type="string">
            <text:p>https://twitter.com/jbvcustomz/status/1622615119850008577</text:p>
          </table:table-cell>
        </table:table-row>
        <table:table-row>
          <table:table-cell office:value="2769" office:value-type="float"/>
          <table:table-cell office:value-type="string">
            <text:p>Pattern 43</text:p>
          </table:table-cell>
          <table:table-cell office:value="0.06684143082682634" office:value-type="float"/>
          <table:table-cell office:value="0.7827901870976193" office:value-type="float"/>
          <table:table-cell office:value="0.8449085098771717" office:value-type="float"/>
          <table:table-cell office:value-type="string">
            <text:p>input/data_formal_20240530-1342/meme/tradersameeer_20230105T123809/0.jpg</text:p>
          </table:table-cell>
          <table:table-cell office:value-type="string">
            <text:p>https://twitter.com/tradersameeer/status/1610978961110208512</text:p>
          </table:table-cell>
        </table:table-row>
        <table:table-row>
          <table:table-cell office:value="2770" office:value-type="float"/>
          <table:table-cell office:value-type="string">
            <text:p>Pattern 23</text:p>
          </table:table-cell>
          <table:table-cell office:value="0.11724369795648665" office:value-type="float"/>
          <table:table-cell office:value="0.7864723607588855" office:value-type="float"/>
          <table:table-cell office:value="0.6377782670424761" office:value-type="float"/>
          <table:table-cell office:value-type="string">
            <text:p>input/data_formal_20240530-1342/meme/TrainmanIn_20230105T112941/0.jpg</text:p>
          </table:table-cell>
          <table:table-cell office:value-type="string">
            <text:p>https://twitter.com/TrainmanIn/status/1610961729885999104</text:p>
          </table:table-cell>
        </table:table-row>
        <table:table-row>
          <table:table-cell office:value="2771" office:value-type="float"/>
          <table:table-cell office:value-type="string">
            <text:p>Pattern 19</text:p>
          </table:table-cell>
          <table:table-cell office:value="0.15091398024278135" office:value-type="float"/>
          <table:table-cell office:value="0.5858028376575075" office:value-type="float"/>
          <table:table-cell office:value="0.9500943838367739" office:value-type="float"/>
          <table:table-cell office:value-type="string">
            <text:p>input/data_formal_20240530-1342/meme/transient_sc_20230202T050001/0.jpg</text:p>
          </table:table-cell>
          <table:table-cell office:value-type="string">
            <text:p>https://twitter.com/transient_sc/status/1621010526926000128</text:p>
          </table:table-cell>
        </table:table-row>
        <table:table-row>
          <table:table-cell office:value="2772" office:value-type="float"/>
          <table:table-cell office:value-type="string">
            <text:p>Pattern 29</text:p>
          </table:table-cell>
          <table:table-cell office:value="0.1413737646923754" office:value-type="float"/>
          <table:table-cell office:value="0.33022606518361824" office:value-type="float"/>
          <table:table-cell office:value="0.8399808874062522" office:value-type="float"/>
          <table:table-cell office:value-type="string">
            <text:p>input/data_formal_20240530-1342/meme/trejoipets_20230206T111050/0.jpg</text:p>
          </table:table-cell>
          <table:table-cell office:value-type="string">
            <text:p>https://twitter.com/trejoipets/status/1622553396665278465</text:p>
          </table:table-cell>
        </table:table-row>
        <table:table-row>
          <table:table-cell office:value="2773" office:value-type="float"/>
          <table:table-cell office:value-type="string">
            <text:p>Pattern 40</text:p>
          </table:table-cell>
          <table:table-cell office:value="0.03812902609892466" office:value-type="float"/>
          <table:table-cell office:value="0.2778351780626299" office:value-type="float"/>
          <table:table-cell office:value="1.0005369213537478" office:value-type="float"/>
          <table:table-cell office:value-type="string">
            <text:p>input/data_formal_20240530-1342/meme/trempplin_20221228T061742/0.jpg</text:p>
          </table:table-cell>
          <table:table-cell office:value-type="string">
            <text:p>https://twitter.com/trempplin/status/1607984113440665606</text:p>
          </table:table-cell>
        </table:table-row>
        <table:table-row>
          <table:table-cell office:value="2774" office:value-type="float"/>
          <table:table-cell office:value-type="string">
            <text:p>Pattern 42</text:p>
          </table:table-cell>
          <table:table-cell office:value="0.17413065023066027" office:value-type="float"/>
          <table:table-cell office:value="0.4648308586666004" office:value-type="float"/>
          <table:table-cell office:value="0.8476769311913839" office:value-type="float"/>
          <table:table-cell office:value-type="string">
            <text:p>input/data_formal_20240530-1342/meme/TrickyDao_20230202T023429/0.jpg</text:p>
          </table:table-cell>
          <table:table-cell office:value-type="string">
            <text:p>https://twitter.com/mmandar10487/status/1620973904553725952</text:p>
          </table:table-cell>
        </table:table-row>
        <table:table-row>
          <table:table-cell office:value="2775" office:value-type="float"/>
          <table:table-cell office:value-type="string">
            <text:p>Pattern 43</text:p>
          </table:table-cell>
          <table:table-cell office:value="0.13407488824742453" office:value-type="float"/>
          <table:table-cell office:value="0.6928832852181146" office:value-type="float"/>
          <table:table-cell office:value="0.7695136886182073" office:value-type="float"/>
          <table:table-cell office:value-type="string">
            <text:p>input/data_formal_20240530-1342/meme/TringIndia_20230106T063644/0.jpg</text:p>
          </table:table-cell>
          <table:table-cell office:value-type="string">
            <text:p>https://twitter.com/TringIndia/status/1611250393417396224</text:p>
          </table:table-cell>
        </table:table-row>
        <table:table-row>
          <table:table-cell office:value="2776" office:value-type="float"/>
          <table:table-cell office:value-type="string">
            <text:p>Pattern 15</text:p>
          </table:table-cell>
          <table:table-cell office:value="0.019336358626749678" office:value-type="float"/>
          <table:table-cell office:value="0.668832272058532" office:value-type="float"/>
          <table:table-cell office:value="0.905425859332323" office:value-type="float"/>
          <table:table-cell office:value-type="string">
            <text:p>input/data_formal_20240530-1342/meme/tripvanaadv_20230131T082125/0.jpg</text:p>
          </table:table-cell>
          <table:table-cell office:value-type="string">
            <text:p>https://twitter.com/tripvanaadv/status/1620336434489221121</text:p>
          </table:table-cell>
        </table:table-row>
        <table:table-row>
          <table:table-cell office:value="2777" office:value-type="float"/>
          <table:table-cell office:value-type="string">
            <text:p>Pattern 11</text:p>
          </table:table-cell>
          <table:table-cell office:value="0.171632804772961" office:value-type="float"/>
          <table:table-cell office:value="0.5050642977037016" office:value-type="float"/>
          <table:table-cell office:value="0.8032645937806524" office:value-type="float"/>
          <table:table-cell office:value-type="string">
            <text:p>input/data_formal_20240530-1342/meme/TrollToEarn_20221226T102638/0.jpg</text:p>
          </table:table-cell>
          <table:table-cell office:value-type="string">
            <text:p>https://twitter.com/adipraas_/status/1607957010850648065</text:p>
          </table:table-cell>
        </table:table-row>
        <table:table-row>
          <table:table-cell office:value="2778" office:value-type="float"/>
          <table:table-cell office:value-type="string">
            <text:p>Pattern 44</text:p>
          </table:table-cell>
          <table:table-cell office:value="0.18408677279145758" office:value-type="float"/>
          <table:table-cell office:value="0.3441909401916675" office:value-type="float"/>
          <table:table-cell office:value="0.8728460142787909" office:value-type="float"/>
          <table:table-cell office:value-type="string">
            <text:p>input/data_formal_20240530-1342/meme/TrollToEarn_20221228T063838/0.jpg</text:p>
          </table:table-cell>
          <table:table-cell office:value-type="string">
            <text:p>https://twitter.com/TrollToEarn/status/1607989380848971779</text:p>
          </table:table-cell>
        </table:table-row>
        <table:table-row>
          <table:table-cell office:value="2779" office:value-type="float"/>
          <table:table-cell office:value-type="string">
            <text:p>Pattern 44</text:p>
          </table:table-cell>
          <table:table-cell office:value="0.16515432393779217" office:value-type="float"/>
          <table:table-cell office:value="0.4179735955922915" office:value-type="float"/>
          <table:table-cell office:value="0.8851959174171365" office:value-type="float"/>
          <table:table-cell office:value-type="string">
            <text:p>input/data_formal_20240530-1342/meme/TrollToEarn_20221228T064849/0.jpg</text:p>
          </table:table-cell>
          <table:table-cell office:value-type="string">
            <text:p>https://twitter.com/TrollToEarn/status/1607991944969621505</text:p>
          </table:table-cell>
        </table:table-row>
        <table:table-row>
          <table:table-cell office:value="2780" office:value-type="float"/>
          <table:table-cell office:value-type="string">
            <text:p>Pattern 23</text:p>
          </table:table-cell>
          <table:table-cell office:value="0.11546207572395353" office:value-type="float"/>
          <table:table-cell office:value="0.6889931326337169" office:value-type="float"/>
          <table:table-cell office:value="0.6700306905187239" office:value-type="float"/>
          <table:table-cell office:value-type="string">
            <text:p>input/data_formal_20240530-1342/meme/Trudiagnolabs_20230106T042900/0.jpg</text:p>
          </table:table-cell>
          <table:table-cell office:value-type="string">
            <text:p>https://twitter.com/Trudiagnolabs/status/1611218251006246913</text:p>
          </table:table-cell>
        </table:table-row>
        <table:table-row>
          <table:table-cell office:value="2781" office:value-type="float"/>
          <table:table-cell office:value-type="string">
            <text:p>Pattern 45</text:p>
          </table:table-cell>
          <table:table-cell office:value="0.1329310693459622" office:value-type="float"/>
          <table:table-cell office:value="0.6051995630977863" office:value-type="float"/>
          <table:table-cell office:value="0.7694403291294241" office:value-type="float"/>
          <table:table-cell office:value-type="string">
            <text:p>input/data_formal_20240530-1342/meme/TrueGemHunter_20221227T010240/0.jpg</text:p>
          </table:table-cell>
          <table:table-cell office:value-type="string">
            <text:p>https://twitter.com/HktrThegreat/status/1607989197000028172</text:p>
          </table:table-cell>
        </table:table-row>
        <table:table-row>
          <table:table-cell office:value="2782" office:value-type="float"/>
          <table:table-cell office:value-type="string">
            <text:p>Pattern 19</text:p>
          </table:table-cell>
          <table:table-cell office:value="0.19367244008789775" office:value-type="float"/>
          <table:table-cell office:value="0.7264318552642114" office:value-type="float"/>
          <table:table-cell office:value="0.7563542336998947" office:value-type="float"/>
          <table:table-cell office:value-type="string">
            <text:p>input/data_formal_20240530-1342/meme/Trump24coin_20221227T031737/0.jpg</text:p>
          </table:table-cell>
          <table:table-cell office:value-type="string">
            <text:p>https://twitter.com/Big_queenber/status/1607920819799461888</text:p>
          </table:table-cell>
        </table:table-row>
        <table:table-row>
          <table:table-cell office:value="2783" office:value-type="float"/>
          <table:table-cell office:value-type="string">
            <text:p>Pattern 2</text:p>
          </table:table-cell>
          <table:table-cell office:value="0.18425960516296555" office:value-type="float"/>
          <table:table-cell office:value="0.4499271190643907" office:value-type="float"/>
          <table:table-cell office:value="0.8785374494461389" office:value-type="float"/>
          <table:table-cell office:value-type="string">
            <text:p>input/data_formal_20240530-1342/meme/TsarSylveon_20230322T174112/0.jpg</text:p>
          </table:table-cell>
          <table:table-cell office:value-type="string">
            <text:p>https://twitter.com/TsarSylveon/status/1638596704885776412</text:p>
          </table:table-cell>
        </table:table-row>
        <table:table-row>
          <table:table-cell office:value="2784" office:value-type="float"/>
          <table:table-cell office:value-type="string">
            <text:p>Pattern 43</text:p>
          </table:table-cell>
          <table:table-cell office:value="0.07708708575294168" office:value-type="float"/>
          <table:table-cell office:value="0.7696543835504779" office:value-type="float"/>
          <table:table-cell office:value="0.790782713745312" office:value-type="float"/>
          <table:table-cell office:value-type="string">
            <text:p>input/data_formal_20240530-1342/meme/TStockmonk_20230202T040629/0.jpg</text:p>
          </table:table-cell>
          <table:table-cell office:value-type="string">
            <text:p>https://twitter.com/TStockmonk/status/1620997057455751168</text:p>
          </table:table-cell>
        </table:table-row>
        <table:table-row>
          <table:table-cell office:value="2785" office:value-type="float"/>
          <table:table-cell office:value-type="string">
            <text:p>Pattern 26</text:p>
          </table:table-cell>
          <table:table-cell office:value="0.14191132425760095" office:value-type="float"/>
          <table:table-cell office:value="0.47087971640425164" office:value-type="float"/>
          <table:table-cell office:value="0.8208297295638337" office:value-type="float"/>
          <table:table-cell office:value-type="string">
            <text:p>input/data_formal_20240530-1342/meme/TTGnsfw_20230113T025900/0.jpg</text:p>
          </table:table-cell>
          <table:table-cell office:value-type="string">
            <text:p>https://twitter.com/TTGnsfw/status/1613732314147692544</text:p>
          </table:table-cell>
        </table:table-row>
        <table:table-row>
          <table:table-cell office:value="2786" office:value-type="float"/>
          <table:table-cell office:value-type="string">
            <text:p>Pattern 16</text:p>
          </table:table-cell>
          <table:table-cell office:value="0.2236128493903356" office:value-type="float"/>
          <table:table-cell office:value="0.1744000425573869" office:value-type="float"/>
          <table:table-cell office:value="0.8744289395432289" office:value-type="float"/>
          <table:table-cell office:value-type="string">
            <text:p>input/data_formal_20240530-1342/meme/TubaCrusader_20221227T165454/0.jpg</text:p>
          </table:table-cell>
          <table:table-cell office:value-type="string">
            <text:p>https://twitter.com/LTRevival/status/1607885088402059266</text:p>
          </table:table-cell>
        </table:table-row>
        <table:table-row>
          <table:table-cell office:value="2787" office:value-type="float"/>
          <table:table-cell office:value-type="string">
            <text:p>Pattern 11</text:p>
          </table:table-cell>
          <table:table-cell office:value="0.2518589348078398" office:value-type="float"/>
          <table:table-cell office:value="0.4064686351291286" office:value-type="float"/>
          <table:table-cell office:value="0.9067608535758716" office:value-type="float"/>
          <table:table-cell office:value-type="string">
            <text:p>input/data_formal_20240530-1342/meme/TubaCrusader_20221227T202757/0.jpg</text:p>
          </table:table-cell>
          <table:table-cell office:value-type="string">
            <text:p>https://twitter.com/LTRevival/status/1607885074862854145</text:p>
          </table:table-cell>
        </table:table-row>
        <table:table-row>
          <table:table-cell office:value="2788" office:value-type="float"/>
          <table:table-cell office:value-type="string">
            <text:p>Pattern 38</text:p>
          </table:table-cell>
          <table:table-cell office:value="0.15515306140720062" office:value-type="float"/>
          <table:table-cell office:value="0.5064215440013298" office:value-type="float"/>
          <table:table-cell office:value="0.8741857394763841" office:value-type="float"/>
          <table:table-cell office:value-type="string">
            <text:p>input/data_formal_20240530-1342/meme/tutort_academy_20230105T123220/0.jpg</text:p>
          </table:table-cell>
          <table:table-cell office:value-type="string">
            <text:p>https://twitter.com/tutort_academy/status/1610977497721753601</text:p>
          </table:table-cell>
        </table:table-row>
        <table:table-row>
          <table:table-cell office:value="278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Tweesty_Truth_20221228T034014/0.jpg</text:p>
          </table:table-cell>
          <table:table-cell office:value-type="string">
            <text:p>https://twitter.com/Tweesty_Truth/status/1607944485706792961</text:p>
          </table:table-cell>
        </table:table-row>
        <table:table-row>
          <table:table-cell office:value="2790" office:value-type="float"/>
          <table:table-cell office:value-type="string">
            <text:p>Pattern 16</text:p>
          </table:table-cell>
          <table:table-cell office:value="0.1928657199924187" office:value-type="float"/>
          <table:table-cell office:value="0.19243196412951225" office:value-type="float"/>
          <table:table-cell office:value="0.8362108552786643" office:value-type="float"/>
          <table:table-cell office:value-type="string">
            <text:p>input/data_formal_20240530-1342/meme/TwinklKS1_20230206T114946/0.jpg</text:p>
          </table:table-cell>
          <table:table-cell office:value-type="string">
            <text:p>https://twitter.com/TwinklKS1/status/1622563196555984896</text:p>
          </table:table-cell>
        </table:table-row>
        <table:table-row>
          <table:table-cell office:value="2791" office:value-type="float"/>
          <table:table-cell office:value-type="string">
            <text:p>Pattern 1</text:p>
          </table:table-cell>
          <table:table-cell office:value="0.3039987463091911" office:value-type="float"/>
          <table:table-cell office:value="0.29488355735428373" office:value-type="float"/>
          <table:table-cell office:value="0.8866169215574524" office:value-type="float"/>
          <table:table-cell office:value-type="string">
            <text:p>input/data_formal_20240530-1342/meme/TwoOneQ_20230111T234155/0.jpg</text:p>
          </table:table-cell>
          <table:table-cell office:value-type="string">
            <text:p>https://twitter.com/TwoOneQ/status/1613320328624705538</text:p>
          </table:table-cell>
        </table:table-row>
        <table:table-row>
          <table:table-cell office:value="2792" office:value-type="float"/>
          <table:table-cell office:value-type="string">
            <text:p>Pattern 25</text:p>
          </table:table-cell>
          <table:table-cell office:value="0.17214924239185536" office:value-type="float"/>
          <table:table-cell office:value="0.3176141353025884" office:value-type="float"/>
          <table:table-cell office:value="0.9087677210701623" office:value-type="float"/>
          <table:table-cell office:value-type="string">
            <text:p>input/data_formal_20240530-1342/meme/U__E__P_20230202T020400/0.jpg</text:p>
          </table:table-cell>
          <table:table-cell office:value-type="string">
            <text:p>https://twitter.com/U__E__P/status/1620966231129075714</text:p>
          </table:table-cell>
        </table:table-row>
        <table:table-row>
          <table:table-cell office:value="2793" office:value-type="float"/>
          <table:table-cell office:value-type="string">
            <text:p>Pattern 44</text:p>
          </table:table-cell>
          <table:table-cell office:value="0.1931458642034335" office:value-type="float"/>
          <table:table-cell office:value="0.46009826155942424" office:value-type="float"/>
          <table:table-cell office:value="0.836892859110128" office:value-type="float"/>
          <table:table-cell office:value-type="string">
            <text:p>input/data_formal_20240530-1342/meme/Uchiha_ten_tail_20230106T064449/0.jpg</text:p>
          </table:table-cell>
          <table:table-cell office:value-type="string">
            <text:p>https://twitter.com/Uchiha_ten_tail/status/1611252429164806145</text:p>
          </table:table-cell>
        </table:table-row>
        <table:table-row>
          <table:table-cell office:value="2794" office:value-type="float"/>
          <table:table-cell office:value-type="string">
            <text:p>Pattern 13</text:p>
          </table:table-cell>
          <table:table-cell office:value="0.11582327748434157" office:value-type="float"/>
          <table:table-cell office:value="0.7208674764651952" office:value-type="float"/>
          <table:table-cell office:value="0.8955866783019534" office:value-type="float"/>
          <table:table-cell office:value-type="string">
            <text:p>input/data_formal_20240530-1342/meme/uglytrumpart_20230123T105606/0.jpg</text:p>
          </table:table-cell>
          <table:table-cell office:value-type="string">
            <text:p>https://twitter.com/uglytrumpart/status/1617476259335782400</text:p>
          </table:table-cell>
        </table:table-row>
        <table:table-row>
          <table:table-cell office:value="2795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uglytrumpart_20230123T115336/0.jpg</text:p>
          </table:table-cell>
          <table:table-cell office:value-type="string">
            <text:p>https://twitter.com/uglytrumpart/status/1617490730968129536</text:p>
          </table:table-cell>
        </table:table-row>
        <table:table-row>
          <table:table-cell office:value="2796" office:value-type="float"/>
          <table:table-cell office:value-type="string">
            <text:p>Pattern 28</text:p>
          </table:table-cell>
          <table:table-cell office:value="0.11209765420915599" office:value-type="float"/>
          <table:table-cell office:value="0.46764635564870827" office:value-type="float"/>
          <table:table-cell office:value="0.9656925245282074" office:value-type="float"/>
          <table:table-cell office:value-type="string">
            <text:p>input/data_formal_20240530-1342/meme/UKnoWhat_Team_20230206T151836/0.jpg</text:p>
          </table:table-cell>
          <table:table-cell office:value-type="string">
            <text:p>https://twitter.com/UKnoWhat_Team/status/1622615750673412099</text:p>
          </table:table-cell>
        </table:table-row>
        <table:table-row>
          <table:table-cell office:value="2797" office:value-type="float"/>
          <table:table-cell office:value-type="string">
            <text:p>Pattern 23</text:p>
          </table:table-cell>
          <table:table-cell office:value="0.06790159251235253" office:value-type="float"/>
          <table:table-cell office:value="0.73782783698481" office:value-type="float"/>
          <table:table-cell office:value="0.7693331568097286" office:value-type="float"/>
          <table:table-cell office:value-type="string">
            <text:p>input/data_formal_20240530-1342/meme/ultrafresh_life_20230105T121212/0.jpg</text:p>
          </table:table-cell>
          <table:table-cell office:value-type="string">
            <text:p>https://twitter.com/ultrafresh_life/status/1610972428565630978</text:p>
          </table:table-cell>
        </table:table-row>
        <table:table-row>
          <table:table-cell office:value="2798" office:value-type="float"/>
          <table:table-cell office:value-type="string">
            <text:p>Pattern 3</text:p>
          </table:table-cell>
          <table:table-cell office:value="0.05715513760327712" office:value-type="float"/>
          <table:table-cell office:value="0.5424242246974237" office:value-type="float"/>
          <table:table-cell office:value="0.817216844994892" office:value-type="float"/>
          <table:table-cell office:value-type="string">
            <text:p>input/data_formal_20240530-1342/meme/ultron_found_20230202T140536/0.jpg</text:p>
          </table:table-cell>
          <table:table-cell office:value-type="string">
            <text:p>https://twitter.com/Tyoarrie/status/1622629278616793089</text:p>
          </table:table-cell>
        </table:table-row>
        <table:table-row>
          <table:table-cell office:value="2799" office:value-type="float"/>
          <table:table-cell office:value-type="string">
            <text:p>Pattern 13</text:p>
          </table:table-cell>
          <table:table-cell office:value="0.14991497384066457" office:value-type="float"/>
          <table:table-cell office:value="0.44882287015381456" office:value-type="float"/>
          <table:table-cell office:value="0.9090268535593992" office:value-type="float"/>
          <table:table-cell office:value-type="string">
            <text:p>input/data_formal_20240530-1342/meme/UncleJonkey_20221228T005140/0.jpg</text:p>
          </table:table-cell>
          <table:table-cell office:value-type="string">
            <text:p>https://twitter.com/UncleJonkey/status/1607902064071278596</text:p>
          </table:table-cell>
        </table:table-row>
        <table:table-row>
          <table:table-cell office:value="2800" office:value-type="float"/>
          <table:table-cell office:value-type="string">
            <text:p>Pattern 1</text:p>
          </table:table-cell>
          <table:table-cell office:value="0.13145118042631582" office:value-type="float"/>
          <table:table-cell office:value="0.29197016310021795" office:value-type="float"/>
          <table:table-cell office:value="0.8821330192495281" office:value-type="float"/>
          <table:table-cell office:value-type="string">
            <text:p>input/data_formal_20240530-1342/meme/UncleJonkey_20221228T005409/0.jpg</text:p>
          </table:table-cell>
          <table:table-cell office:value-type="string">
            <text:p>https://twitter.com/UncleJonkey/status/1607902692239622145</text:p>
          </table:table-cell>
        </table:table-row>
        <table:table-row>
          <table:table-cell office:value="2801" office:value-type="float"/>
          <table:table-cell office:value-type="string">
            <text:p>Pattern 3</text:p>
          </table:table-cell>
          <table:table-cell office:value="0.16074714281315672" office:value-type="float"/>
          <table:table-cell office:value="0.6200690596672975" office:value-type="float"/>
          <table:table-cell office:value="0.8379268951028133" office:value-type="float"/>
          <table:table-cell office:value-type="string">
            <text:p>input/data_formal_20240530-1342/meme/UniLend_Finance_20221224T162947/0.jpg</text:p>
          </table:table-cell>
          <table:table-cell office:value-type="string">
            <text:p>https://twitter.com/Aimah1309/status/1607884819916005377</text:p>
          </table:table-cell>
        </table:table-row>
        <table:table-row>
          <table:table-cell office:value="2802" office:value-type="float"/>
          <table:table-cell office:value-type="string">
            <text:p>Pattern 19</text:p>
          </table:table-cell>
          <table:table-cell office:value="0.23157589732212497" office:value-type="float"/>
          <table:table-cell office:value="0.576691802223357" office:value-type="float"/>
          <table:table-cell office:value="0.8420266583923894" office:value-type="float"/>
          <table:table-cell office:value-type="string">
            <text:p>input/data_formal_20240530-1342/meme/UniLend_Finance_20230318T180715/0.jpg</text:p>
          </table:table-cell>
          <table:table-cell office:value-type="string">
            <text:p>https://twitter.com/braja_colades/status/1638751461684449280</text:p>
          </table:table-cell>
        </table:table-row>
        <table:table-row>
          <table:table-cell office:value="2803" office:value-type="float"/>
          <table:table-cell office:value-type="string">
            <text:p>Pattern 3</text:p>
          </table:table-cell>
          <table:table-cell office:value="0.08615497114198331" office:value-type="float"/>
          <table:table-cell office:value="0.5955065325160279" office:value-type="float"/>
          <table:table-cell office:value="0.8956671243090083" office:value-type="float"/>
          <table:table-cell office:value-type="string">
            <text:p>input/data_formal_20240530-1342/meme/Uniqueexchange1_20230105T120232/0.jpg</text:p>
          </table:table-cell>
          <table:table-cell office:value-type="string">
            <text:p>https://twitter.com/Uniqueexchange1/status/1610969995890286593</text:p>
          </table:table-cell>
        </table:table-row>
        <table:table-row>
          <table:table-cell office:value="2804" office:value-type="float"/>
          <table:table-cell office:value-type="string">
            <text:p>Pattern 9</text:p>
          </table:table-cell>
          <table:table-cell office:value="0.3046407458543766" office:value-type="float"/>
          <table:table-cell office:value="0.4110678614030993" office:value-type="float"/>
          <table:table-cell office:value="0.9061712754328064" office:value-type="float"/>
          <table:table-cell office:value-type="string">
            <text:p>input/data_formal_20240530-1342/meme/Ur_Little_Boi_20230106T070956/0.jpg</text:p>
          </table:table-cell>
          <table:table-cell office:value-type="string">
            <text:p>https://twitter.com/Ur_Little_Boi/status/1611258750223933440</text:p>
          </table:table-cell>
        </table:table-row>
        <table:table-row>
          <table:table-cell office:value="2805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V__NFTs_20230206T155504/0.jpg</text:p>
          </table:table-cell>
          <table:table-cell office:value-type="string">
            <text:p>https://twitter.com/V__NFTs/status/1622624927030587392</text:p>
          </table:table-cell>
        </table:table-row>
        <table:table-row>
          <table:table-cell office:value="2806" office:value-type="float"/>
          <table:table-cell office:value-type="string">
            <text:p>Pattern 13</text:p>
          </table:table-cell>
          <table:table-cell office:value="0.22211529230760574" office:value-type="float"/>
          <table:table-cell office:value="0.4775323182794211" office:value-type="float"/>
          <table:table-cell office:value="0.8342821035511208" office:value-type="float"/>
          <table:table-cell office:value-type="string">
            <text:p>input/data_formal_20240530-1342/meme/V__NFTs_20230206T155504/1.jpg</text:p>
          </table:table-cell>
          <table:table-cell office:value-type="string">
            <text:p>https://twitter.com/V__NFTs/status/1622624927030587392</text:p>
          </table:table-cell>
        </table:table-row>
        <table:table-row>
          <table:table-cell office:value="280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V__NFTs_20230206T155504/2.jpg</text:p>
          </table:table-cell>
          <table:table-cell office:value-type="string">
            <text:p>https://twitter.com/V__NFTs/status/1622624927030587392</text:p>
          </table:table-cell>
        </table:table-row>
        <table:table-row>
          <table:table-cell office:value="2808" office:value-type="float"/>
          <table:table-cell office:value-type="string">
            <text:p>Pattern 13</text:p>
          </table:table-cell>
          <table:table-cell office:value="0.22346503897159176" office:value-type="float"/>
          <table:table-cell office:value="0.44152217962473983" office:value-type="float"/>
          <table:table-cell office:value="0.8255467226279798" office:value-type="float"/>
          <table:table-cell office:value-type="string">
            <text:p>input/data_formal_20240530-1342/meme/V__NFTs_20230206T155504/3.jpg</text:p>
          </table:table-cell>
          <table:table-cell office:value-type="string">
            <text:p>https://twitter.com/V__NFTs/status/1622624927030587392</text:p>
          </table:table-cell>
        </table:table-row>
        <table:table-row>
          <table:table-cell office:value="2809" office:value-type="float"/>
          <table:table-cell office:value-type="string">
            <text:p>Pattern 15</text:p>
          </table:table-cell>
          <table:table-cell office:value="0.09500410045558064" office:value-type="float"/>
          <table:table-cell office:value="0.672641607796381" office:value-type="float"/>
          <table:table-cell office:value="0.836878296173412" office:value-type="float"/>
          <table:table-cell office:value-type="string">
            <text:p>input/data_formal_20240530-1342/meme/VacationInsight_20230323T040500/0.jpg</text:p>
          </table:table-cell>
          <table:table-cell office:value-type="string">
            <text:p>https://twitter.com/VacationInsight/status/1638753687152521219</text:p>
          </table:table-cell>
        </table:table-row>
        <table:table-row>
          <table:table-cell office:value="2810" office:value-type="float"/>
          <table:table-cell office:value-type="string">
            <text:p>Pattern 28</text:p>
          </table:table-cell>
          <table:table-cell office:value="0.18132550996497032" office:value-type="float"/>
          <table:table-cell office:value="0.30675779528722397" office:value-type="float"/>
          <table:table-cell office:value="0.8638477019077753" office:value-type="float"/>
          <table:table-cell office:value-type="string">
            <text:p>input/data_formal_20240530-1342/meme/VampireVibing_20230202T022549/0.jpg</text:p>
          </table:table-cell>
          <table:table-cell office:value-type="string">
            <text:p>https://twitter.com/VampireVibing/status/1620971720579452929</text:p>
          </table:table-cell>
        </table:table-row>
        <table:table-row>
          <table:table-cell office:value="2811" office:value-type="float"/>
          <table:table-cell office:value-type="string">
            <text:p>Pattern 37</text:p>
          </table:table-cell>
          <table:table-cell office:value="0.1575019212009452" office:value-type="float"/>
          <table:table-cell office:value="0.34470639643007167" office:value-type="float"/>
          <table:table-cell office:value="0.8770659088981871" office:value-type="float"/>
          <table:table-cell office:value-type="string">
            <text:p>input/data_formal_20240530-1342/meme/VanBaugh6_20230106T070220/0.jpg</text:p>
          </table:table-cell>
          <table:table-cell office:value-type="string">
            <text:p>https://twitter.com/VanBaugh6/status/1611256835821998082</text:p>
          </table:table-cell>
        </table:table-row>
        <table:table-row>
          <table:table-cell office:value="2812" office:value-type="float"/>
          <table:table-cell office:value-type="string">
            <text:p>Pattern 44</text:p>
          </table:table-cell>
          <table:table-cell office:value="0.1408057908794405" office:value-type="float"/>
          <table:table-cell office:value="0.3987955648860449" office:value-type="float"/>
          <table:table-cell office:value="0.8596507201033324" office:value-type="float"/>
          <table:table-cell office:value-type="string">
            <text:p>input/data_formal_20240530-1342/meme/VanZe85_20221226T223520/0.jpg</text:p>
          </table:table-cell>
          <table:table-cell office:value-type="string">
            <text:p>https://twitter.com/enigmaticcomba1/status/1607979926472237059</text:p>
          </table:table-cell>
        </table:table-row>
        <table:table-row>
          <table:table-cell office:value="2813" office:value-type="float"/>
          <table:table-cell office:value-type="string">
            <text:p>Pattern 25</text:p>
          </table:table-cell>
          <table:table-cell office:value="0.16715257539168754" office:value-type="float"/>
          <table:table-cell office:value="0.4482227490935455" office:value-type="float"/>
          <table:table-cell office:value="0.9252594794590264" office:value-type="float"/>
          <table:table-cell office:value-type="string">
            <text:p>input/data_formal_20240530-1342/meme/vastidity_20230111T083409/0.jpg</text:p>
          </table:table-cell>
          <table:table-cell office:value-type="string">
            <text:p>https://twitter.com/rainhadomingau/status/1613308958911102976</text:p>
          </table:table-cell>
        </table:table-row>
        <table:table-row>
          <table:table-cell office:value="2814" office:value-type="float"/>
          <table:table-cell office:value-type="string">
            <text:p>Pattern 23</text:p>
          </table:table-cell>
          <table:table-cell office:value="0.1379279699595948" office:value-type="float"/>
          <table:table-cell office:value="0.7305999274891191" office:value-type="float"/>
          <table:table-cell office:value="0.6987712269503376" office:value-type="float"/>
          <table:table-cell office:value-type="string">
            <text:p>input/data_formal_20240530-1342/meme/VayveMobility_20230105T113001/0.jpg</text:p>
          </table:table-cell>
          <table:table-cell office:value-type="string">
            <text:p>https://twitter.com/VayveMobility/status/1610961814111801346</text:p>
          </table:table-cell>
        </table:table-row>
        <table:table-row>
          <table:table-cell office:value="2815" office:value-type="float"/>
          <table:table-cell office:value-type="string">
            <text:p>Pattern 32</text:p>
          </table:table-cell>
          <table:table-cell office:value="0.4790225202032262" office:value-type="float"/>
          <table:table-cell office:value="0.44089903996287433" office:value-type="float"/>
          <table:table-cell office:value="0.4601606838955749" office:value-type="float"/>
          <table:table-cell office:value-type="string">
            <text:p>input/data_formal_20240530-1342/meme/Vazmoen_20230128T161030/0.jpg</text:p>
          </table:table-cell>
          <table:table-cell office:value-type="string">
            <text:p>https://twitter.com/Vazmoen/status/1619367321012936709</text:p>
          </table:table-cell>
        </table:table-row>
        <table:table-row>
          <table:table-cell office:value="2816" office:value-type="float"/>
          <table:table-cell office:value-type="string">
            <text:p>Pattern 2</text:p>
          </table:table-cell>
          <table:table-cell office:value="0.10449741523454181" office:value-type="float"/>
          <table:table-cell office:value="0.27445030400897164" office:value-type="float"/>
          <table:table-cell office:value="0.8385597399785875" office:value-type="float"/>
          <table:table-cell office:value-type="string">
            <text:p>input/data_formal_20240530-1342/meme/vc_ABLE_20221228T020522/0.jpg</text:p>
          </table:table-cell>
          <table:table-cell office:value-type="string">
            <text:p>https://twitter.com/vc_ABLE/status/1607920615025176580</text:p>
          </table:table-cell>
        </table:table-row>
        <table:table-row>
          <table:table-cell office:value="2817" office:value-type="float"/>
          <table:table-cell office:value-type="string">
            <text:p>Pattern 6</text:p>
          </table:table-cell>
          <table:table-cell office:value="0.15447116913327252" office:value-type="float"/>
          <table:table-cell office:value="0.19530093761681006" office:value-type="float"/>
          <table:table-cell office:value="0.9016944069567024" office:value-type="float"/>
          <table:table-cell office:value-type="string">
            <text:p>input/data_formal_20240530-1342/meme/vc_ABLE_20230106T062829/0.jpg</text:p>
          </table:table-cell>
          <table:table-cell office:value-type="string">
            <text:p>https://twitter.com/vc_ABLE/status/1611248320332337154</text:p>
          </table:table-cell>
        </table:table-row>
        <table:table-row>
          <table:table-cell office:value="2818" office:value-type="float"/>
          <table:table-cell office:value-type="string">
            <text:p>Pattern 22</text:p>
          </table:table-cell>
          <table:table-cell office:value="0.2880313733160098" office:value-type="float"/>
          <table:table-cell office:value="0.3339005432763342" office:value-type="float"/>
          <table:table-cell office:value="0.932589252940376" office:value-type="float"/>
          <table:table-cell office:value-type="string">
            <text:p>input/data_formal_20240530-1342/meme/vc_ABLE_20230206T134021/0.jpg</text:p>
          </table:table-cell>
          <table:table-cell office:value-type="string">
            <text:p>https://twitter.com/vc_ABLE/status/1622591026157465602</text:p>
          </table:table-cell>
        </table:table-row>
        <table:table-row>
          <table:table-cell office:value="2819" office:value-type="float"/>
          <table:table-cell office:value-type="string">
            <text:p>Pattern 15</text:p>
          </table:table-cell>
          <table:table-cell office:value="0.17037054585588984" office:value-type="float"/>
          <table:table-cell office:value="0.7539384416171591" office:value-type="float"/>
          <table:table-cell office:value="0.8059495007614417" office:value-type="float"/>
          <table:table-cell office:value-type="string">
            <text:p>input/data_formal_20240530-1342/meme/vedhiktech_20230106T063318/0.jpg</text:p>
          </table:table-cell>
          <table:table-cell office:value-type="string">
            <text:p>https://twitter.com/vedhiktech/status/1611249531806683136</text:p>
          </table:table-cell>
        </table:table-row>
        <table:table-row>
          <table:table-cell office:value="2820" office:value-type="float"/>
          <table:table-cell office:value-type="string">
            <text:p>Pattern 5</text:p>
          </table:table-cell>
          <table:table-cell office:value="0.15903788619231995" office:value-type="float"/>
          <table:table-cell office:value="0.3240030072124381" office:value-type="float"/>
          <table:table-cell office:value="0.8546852942269372" office:value-type="float"/>
          <table:table-cell office:value-type="string">
            <text:p>input/data_formal_20240530-1342/meme/VedProf_20221228T003003/0.jpg</text:p>
          </table:table-cell>
          <table:table-cell office:value-type="string">
            <text:p>https://twitter.com/VedProf/status/1607896625275355137</text:p>
          </table:table-cell>
        </table:table-row>
        <table:table-row>
          <table:table-cell office:value="2821" office:value-type="float"/>
          <table:table-cell office:value-type="string">
            <text:p>Pattern 5</text:p>
          </table:table-cell>
          <table:table-cell office:value="0.11458964931461954" office:value-type="float"/>
          <table:table-cell office:value="0.4778688317776929" office:value-type="float"/>
          <table:table-cell office:value="0.8342833705383144" office:value-type="float"/>
          <table:table-cell office:value-type="string">
            <text:p>input/data_formal_20240530-1342/meme/venu_bodyworks_20230202T032012/0.jpg</text:p>
          </table:table-cell>
          <table:table-cell office:value-type="string">
            <text:p>https://twitter.com/venu_bodyworks/status/1620985410355888134</text:p>
          </table:table-cell>
        </table:table-row>
        <table:table-row>
          <table:table-cell office:value="2822" office:value-type="float"/>
          <table:table-cell office:value-type="string">
            <text:p>Pattern 13</text:p>
          </table:table-cell>
          <table:table-cell office:value="0.19630911299640247" office:value-type="float"/>
          <table:table-cell office:value="0.44601510557092944" office:value-type="float"/>
          <table:table-cell office:value="0.8931953481534907" office:value-type="float"/>
          <table:table-cell office:value-type="string">
            <text:p>input/data_formal_20240530-1342/meme/Venus665422961_20230403T230743/0.jpg</text:p>
          </table:table-cell>
          <table:table-cell office:value-type="string">
            <text:p>https://twitter.com/SuperP04388182/status/1643029512182018050</text:p>
          </table:table-cell>
        </table:table-row>
        <table:table-row>
          <table:table-cell office:value="2823" office:value-type="float"/>
          <table:table-cell office:value-type="string">
            <text:p>Pattern 39</text:p>
          </table:table-cell>
          <table:table-cell office:value="0.15651068575748345" office:value-type="float"/>
          <table:table-cell office:value="0.3323458542735299" office:value-type="float"/>
          <table:table-cell office:value="0.858541682968571" office:value-type="float"/>
          <table:table-cell office:value-type="string">
            <text:p>input/data_formal_20240530-1342/meme/Venus665422961_20230410T045421/0.jpg</text:p>
          </table:table-cell>
          <table:table-cell office:value-type="string">
            <text:p>https://twitter.com/Venus665422961/status/1645289088164171776</text:p>
          </table:table-cell>
        </table:table-row>
        <table:table-row>
          <table:table-cell office:value="2824" office:value-type="float"/>
          <table:table-cell office:value-type="string">
            <text:p>Pattern 42</text:p>
          </table:table-cell>
          <table:table-cell office:value="0.051876909302119634" office:value-type="float"/>
          <table:table-cell office:value="0.5235532670741855" office:value-type="float"/>
          <table:table-cell office:value="0.8666772561076449" office:value-type="float"/>
          <table:table-cell office:value-type="string">
            <text:p>input/data_formal_20240530-1342/meme/VenusMimi__20221227T235239/0.jpg</text:p>
          </table:table-cell>
          <table:table-cell office:value-type="string">
            <text:p>https://twitter.com/VenusMimi_/status/1607887212364070913</text:p>
          </table:table-cell>
        </table:table-row>
        <table:table-row>
          <table:table-cell office:value="2825" office:value-type="float"/>
          <table:table-cell office:value-type="string">
            <text:p>Pattern 1</text:p>
          </table:table-cell>
          <table:table-cell office:value="0.2938575824506158" office:value-type="float"/>
          <table:table-cell office:value="0.31437722997482115" office:value-type="float"/>
          <table:table-cell office:value="0.8897305030841132" office:value-type="float"/>
          <table:table-cell office:value-type="string">
            <text:p>input/data_formal_20240530-1342/meme/verifiedjeff_20230226T023407/0.jpg</text:p>
          </table:table-cell>
          <table:table-cell office:value-type="string">
            <text:p>https://twitter.com/verifiedjeff/status/1629671122030452739</text:p>
          </table:table-cell>
        </table:table-row>
        <table:table-row>
          <table:table-cell office:value="2826" office:value-type="float"/>
          <table:table-cell office:value-type="string">
            <text:p>Pattern 13</text:p>
          </table:table-cell>
          <table:table-cell office:value="0.2144121038077406" office:value-type="float"/>
          <table:table-cell office:value="0.47765286764583553" office:value-type="float"/>
          <table:table-cell office:value="0.8738164551012007" office:value-type="float"/>
          <table:table-cell office:value-type="string">
            <text:p>input/data_formal_20240530-1342/meme/verifiedjeff_20230226T023407/1.jpg</text:p>
          </table:table-cell>
          <table:table-cell office:value-type="string">
            <text:p>https://twitter.com/verifiedjeff/status/1629671122030452739</text:p>
          </table:table-cell>
        </table:table-row>
        <table:table-row>
          <table:table-cell office:value="2827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verifiedjeff_20230226T023407/2.jpg</text:p>
          </table:table-cell>
          <table:table-cell office:value-type="string">
            <text:p>https://twitter.com/verifiedjeff/status/1629671122030452739</text:p>
          </table:table-cell>
        </table:table-row>
        <table:table-row>
          <table:table-cell office:value="2828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verifiedjeff_20230226T023407/3.jpg</text:p>
          </table:table-cell>
          <table:table-cell office:value-type="string">
            <text:p>https://twitter.com/verifiedjeff/status/1629671122030452739</text:p>
          </table:table-cell>
        </table:table-row>
        <table:table-row>
          <table:table-cell office:value="2829" office:value-type="float"/>
          <table:table-cell office:value-type="string">
            <text:p>Pattern 9</text:p>
          </table:table-cell>
          <table:table-cell office:value="0.15673992775471068" office:value-type="float"/>
          <table:table-cell office:value="0.45345568706976036" office:value-type="float"/>
          <table:table-cell office:value="0.8768446306273598" office:value-type="float"/>
          <table:table-cell office:value-type="string">
            <text:p>input/data_formal_20240530-1342/meme/VextheHextuber_20230105T114403/0.jpg</text:p>
          </table:table-cell>
          <table:table-cell office:value-type="string">
            <text:p>https://twitter.com/VTuberTweeter/status/1610966279493394433</text:p>
          </table:table-cell>
        </table:table-row>
        <table:table-row>
          <table:table-cell office:value="2830" office:value-type="float"/>
          <table:table-cell office:value-type="string">
            <text:p>Pattern 33</text:p>
          </table:table-cell>
          <table:table-cell office:value="0.21176474812343546" office:value-type="float"/>
          <table:table-cell office:value="0.3893079126451383" office:value-type="float"/>
          <table:table-cell office:value="0.8916620687329831" office:value-type="float"/>
          <table:table-cell office:value-type="string">
            <text:p>input/data_formal_20240530-1342/meme/VextheHextuber_20230106T082419/0.jpg</text:p>
          </table:table-cell>
          <table:table-cell office:value-type="string">
            <text:p>https://twitter.com/VTuberTweeter/status/1611278347232755712</text:p>
          </table:table-cell>
        </table:table-row>
        <table:table-row>
          <table:table-cell office:value="2831" office:value-type="float"/>
          <table:table-cell office:value-type="string">
            <text:p>Pattern 22</text:p>
          </table:table-cell>
          <table:table-cell office:value="0.15021444236848036" office:value-type="float"/>
          <table:table-cell office:value="0.3148164747566774" office:value-type="float"/>
          <table:table-cell office:value="0.8500112480484943" office:value-type="float"/>
          <table:table-cell office:value-type="string">
            <text:p>input/data_formal_20240530-1342/meme/VGFGamers_20230105T230539/0.jpg</text:p>
          </table:table-cell>
          <table:table-cell office:value-type="string">
            <text:p>https://twitter.com/L_Alexander20/status/1611279570140860417</text:p>
          </table:table-cell>
        </table:table-row>
        <table:table-row>
          <table:table-cell office:value="2832" office:value-type="float"/>
          <table:table-cell office:value-type="string">
            <text:p>Pattern 26</text:p>
          </table:table-cell>
          <table:table-cell office:value="0.19969242115879932" office:value-type="float"/>
          <table:table-cell office:value="0.4408539408690994" office:value-type="float"/>
          <table:table-cell office:value="0.8045407247261218" office:value-type="float"/>
          <table:table-cell office:value-type="string">
            <text:p>input/data_formal_20240530-1342/meme/ViceProtocol_20221227T134619/0.jpg</text:p>
          </table:table-cell>
          <table:table-cell office:value-type="string">
            <text:p>https://twitter.com/MantapSyekalii/status/1607950736079622144</text:p>
          </table:table-cell>
        </table:table-row>
        <table:table-row>
          <table:table-cell office:value="2833" office:value-type="float"/>
          <table:table-cell office:value-type="string">
            <text:p>Pattern 44</text:p>
          </table:table-cell>
          <table:table-cell office:value="0.17346971892754406" office:value-type="float"/>
          <table:table-cell office:value="0.2015163546368138" office:value-type="float"/>
          <table:table-cell office:value="0.85100104679342" office:value-type="float"/>
          <table:table-cell office:value-type="string">
            <text:p>input/data_formal_20240530-1342/meme/VidhyaVinod18_20221228T035023/0.jpg</text:p>
          </table:table-cell>
          <table:table-cell office:value-type="string">
            <text:p>https://twitter.com/VidhyaVinod18/status/1607947040843235334</text:p>
          </table:table-cell>
        </table:table-row>
        <table:table-row>
          <table:table-cell office:value="2834" office:value-type="float"/>
          <table:table-cell office:value-type="string">
            <text:p>Pattern 11</text:p>
          </table:table-cell>
          <table:table-cell office:value="0.1838004672167272" office:value-type="float"/>
          <table:table-cell office:value="0.6459526947341594" office:value-type="float"/>
          <table:table-cell office:value="0.8627112624147957" office:value-type="float"/>
          <table:table-cell office:value-type="string">
            <text:p>input/data_formal_20240530-1342/meme/Vidyavaaradhi1_20230206T131819/0.jpg</text:p>
          </table:table-cell>
          <table:table-cell office:value-type="string">
            <text:p>https://twitter.com/Vidyavaaradhi1/status/1622585482491363328</text:p>
          </table:table-cell>
        </table:table-row>
        <table:table-row>
          <table:table-cell office:value="2835" office:value-type="float"/>
          <table:table-cell office:value-type="string">
            <text:p>Pattern 43</text:p>
          </table:table-cell>
          <table:table-cell office:value="0.2144876560356016" office:value-type="float"/>
          <table:table-cell office:value="0.556907615006948" office:value-type="float"/>
          <table:table-cell office:value="0.9237664643088979" office:value-type="float"/>
          <table:table-cell office:value-type="string">
            <text:p>input/data_formal_20240530-1342/meme/vijaypatelnsui_20221228T033552/0.jpg</text:p>
          </table:table-cell>
          <table:table-cell office:value-type="string">
            <text:p>https://twitter.com/vijaypatel_1/status/1607943390020395008</text:p>
          </table:table-cell>
        </table:table-row>
        <table:table-row>
          <table:table-cell office:value="2836" office:value-type="float"/>
          <table:table-cell office:value-type="string">
            <text:p>Pattern 32</text:p>
          </table:table-cell>
          <table:table-cell office:value="0.259516481408628" office:value-type="float"/>
          <table:table-cell office:value="0.377959255688903" office:value-type="float"/>
          <table:table-cell office:value="0.7820502793877429" office:value-type="float"/>
          <table:table-cell office:value-type="string">
            <text:p>input/data_formal_20240530-1342/meme/viralcosmos_20220801T224747/0.jpg</text:p>
          </table:table-cell>
          <table:table-cell office:value-type="string">
            <text:p>https://twitter.com/moonbutters/status/1607946940569763840</text:p>
          </table:table-cell>
        </table:table-row>
        <table:table-row>
          <table:table-cell office:value="2837" office:value-type="float"/>
          <table:table-cell office:value-type="string">
            <text:p>Pattern 42</text:p>
          </table:table-cell>
          <table:table-cell office:value="0.10728079296493831" office:value-type="float"/>
          <table:table-cell office:value="0.4288591161481067" office:value-type="float"/>
          <table:table-cell office:value="0.9049890293393585" office:value-type="float"/>
          <table:table-cell office:value-type="string">
            <text:p>input/data_formal_20240530-1342/meme/viralcosmos_20221225T201224/0.jpg</text:p>
          </table:table-cell>
          <table:table-cell office:value-type="string">
            <text:p>https://twitter.com/Twilybutt/status/1607943738705469443</text:p>
          </table:table-cell>
        </table:table-row>
        <table:table-row>
          <table:table-cell office:value="2838" office:value-type="float"/>
          <table:table-cell office:value-type="string">
            <text:p>Pattern 23</text:p>
          </table:table-cell>
          <table:table-cell office:value="0.08727852281490156" office:value-type="float"/>
          <table:table-cell office:value="0.7008367945733509" office:value-type="float"/>
          <table:table-cell office:value="0.7148987765912693" office:value-type="float"/>
          <table:table-cell office:value-type="string">
            <text:p>input/data_formal_20240530-1342/meme/VisionCfs_20230105T115740/0.jpg</text:p>
          </table:table-cell>
          <table:table-cell office:value-type="string">
            <text:p>https://twitter.com/VisionCfs/status/1610968771380006917</text:p>
          </table:table-cell>
        </table:table-row>
        <table:table-row>
          <table:table-cell office:value="2839" office:value-type="float"/>
          <table:table-cell office:value-type="string">
            <text:p>Pattern 15</text:p>
          </table:table-cell>
          <table:table-cell office:value="0.1877683371531959" office:value-type="float"/>
          <table:table-cell office:value="0.7064444229513723" office:value-type="float"/>
          <table:table-cell office:value="0.8889742282085682" office:value-type="float"/>
          <table:table-cell office:value-type="string">
            <text:p>input/data_formal_20240530-1342/meme/vlebazaar_in_20230202T013000/0.jpg</text:p>
          </table:table-cell>
          <table:table-cell office:value-type="string">
            <text:p>https://twitter.com/vlebazaar_in/status/1620957674950258691</text:p>
          </table:table-cell>
        </table:table-row>
        <table:table-row>
          <table:table-cell office:value="2840" office:value-type="float"/>
          <table:table-cell office:value-type="string">
            <text:p>Pattern 10</text:p>
          </table:table-cell>
          <table:table-cell office:value="0.1108681746954267" office:value-type="float"/>
          <table:table-cell office:value="0.35361903561451863" office:value-type="float"/>
          <table:table-cell office:value="0.8361389609323665" office:value-type="float"/>
          <table:table-cell office:value-type="string">
            <text:p>input/data_formal_20240530-1342/meme/Vogue_Kill_20230105T011930/0.jpg</text:p>
          </table:table-cell>
          <table:table-cell office:value-type="string">
            <text:p>https://twitter.com/abstractNFTxyz/status/1610962960666742786</text:p>
          </table:table-cell>
        </table:table-row>
        <table:table-row>
          <table:table-cell office:value="2841" office:value-type="float"/>
          <table:table-cell office:value-type="string">
            <text:p>Pattern 46</text:p>
          </table:table-cell>
          <table:table-cell office:value="0.20448324932178685" office:value-type="float"/>
          <table:table-cell office:value="0.1789392266437133" office:value-type="float"/>
          <table:table-cell office:value="0.9071786790509396" office:value-type="float"/>
          <table:table-cell office:value-type="string">
            <text:p>input/data_formal_20240530-1342/meme/Vogue_Kill_20230105T113058/0.jpg</text:p>
          </table:table-cell>
          <table:table-cell office:value-type="string">
            <text:p>https://twitter.com/abstractNFTxyz/status/1610962850448826368</text:p>
          </table:table-cell>
        </table:table-row>
        <table:table-row>
          <table:table-cell office:value="2842" office:value-type="float"/>
          <table:table-cell office:value-type="string">
            <text:p>Pattern 37</text:p>
          </table:table-cell>
          <table:table-cell office:value="0.14422358067451874" office:value-type="float"/>
          <table:table-cell office:value="0.17367538649823258" office:value-type="float"/>
          <table:table-cell office:value="0.8415624388632977" office:value-type="float"/>
          <table:table-cell office:value-type="string">
            <text:p>input/data_formal_20240530-1342/meme/Vogue_Kill_20230105T174600/0.jpg</text:p>
          </table:table-cell>
          <table:table-cell office:value-type="string">
            <text:p>https://twitter.com/Vogue_Kill/status/1611237690925514752</text:p>
          </table:table-cell>
        </table:table-row>
        <table:table-row>
          <table:table-cell office:value="2843" office:value-type="float"/>
          <table:table-cell office:value-type="string">
            <text:p>Pattern 32</text:p>
          </table:table-cell>
          <table:table-cell office:value="0.320387602036724" office:value-type="float"/>
          <table:table-cell office:value="0.38052346594615644" office:value-type="float"/>
          <table:table-cell office:value="0.6672252299526467" office:value-type="float"/>
          <table:table-cell office:value-type="string">
            <text:p>input/data_formal_20240530-1342/meme/vzcek_20230123T131424/0.jpg</text:p>
          </table:table-cell>
          <table:table-cell office:value-type="string">
            <text:p>https://twitter.com/vzcek/status/1617511065037967361</text:p>
          </table:table-cell>
        </table:table-row>
        <table:table-row>
          <table:table-cell office:value="2844" office:value-type="float"/>
          <table:table-cell office:value-type="string">
            <text:p>Pattern 23</text:p>
          </table:table-cell>
          <table:table-cell office:value="0.1109390958783037" office:value-type="float"/>
          <table:table-cell office:value="0.7209194948086277" office:value-type="float"/>
          <table:table-cell office:value="0.5542610617341376" office:value-type="float"/>
          <table:table-cell office:value-type="string">
            <text:p>input/data_formal_20240530-1342/meme/wala_bakery_20230105T115213/0.jpg</text:p>
          </table:table-cell>
          <table:table-cell office:value-type="string">
            <text:p>https://twitter.com/wala_bakery/status/1610967403286102016</text:p>
          </table:table-cell>
        </table:table-row>
        <table:table-row>
          <table:table-cell office:value="2845" office:value-type="float"/>
          <table:table-cell office:value-type="string">
            <text:p>Pattern 23</text:p>
          </table:table-cell>
          <table:table-cell office:value="0.09496407613000662" office:value-type="float"/>
          <table:table-cell office:value="0.7197260493485154" office:value-type="float"/>
          <table:table-cell office:value="0.5577368966317331" office:value-type="float"/>
          <table:table-cell office:value-type="string">
            <text:p>input/data_formal_20240530-1342/meme/wala_bakery_20230105T115213/1.jpg</text:p>
          </table:table-cell>
          <table:table-cell office:value-type="string">
            <text:p>https://twitter.com/wala_bakery/status/1610967403286102016</text:p>
          </table:table-cell>
        </table:table-row>
        <table:table-row>
          <table:table-cell office:value="2846" office:value-type="float"/>
          <table:table-cell office:value-type="string">
            <text:p>Pattern 23</text:p>
          </table:table-cell>
          <table:table-cell office:value="0.1167943521842508" office:value-type="float"/>
          <table:table-cell office:value="0.7512286800749375" office:value-type="float"/>
          <table:table-cell office:value="0.6118317517476286" office:value-type="float"/>
          <table:table-cell office:value-type="string">
            <text:p>input/data_formal_20240530-1342/meme/wala_bakery_20230105T115213/2.jpg</text:p>
          </table:table-cell>
          <table:table-cell office:value-type="string">
            <text:p>https://twitter.com/wala_bakery/status/1610967403286102016</text:p>
          </table:table-cell>
        </table:table-row>
        <table:table-row>
          <table:table-cell office:value="2847" office:value-type="float"/>
          <table:table-cell office:value-type="string">
            <text:p>Pattern 23</text:p>
          </table:table-cell>
          <table:table-cell office:value="0.1109390958783037" office:value-type="float"/>
          <table:table-cell office:value="0.7209194948086277" office:value-type="float"/>
          <table:table-cell office:value="0.5542610617341376" office:value-type="float"/>
          <table:table-cell office:value-type="string">
            <text:p>input/data_formal_20240530-1342/meme/wala_bakery_20230106T075501/0.jpg</text:p>
          </table:table-cell>
          <table:table-cell office:value-type="string">
            <text:p>https://twitter.com/wala_bakery/status/1611270097871728640</text:p>
          </table:table-cell>
        </table:table-row>
        <table:table-row>
          <table:table-cell office:value="2848" office:value-type="float"/>
          <table:table-cell office:value-type="string">
            <text:p>Pattern 23</text:p>
          </table:table-cell>
          <table:table-cell office:value="0.09496407613000662" office:value-type="float"/>
          <table:table-cell office:value="0.7197260493485154" office:value-type="float"/>
          <table:table-cell office:value="0.5577368966317331" office:value-type="float"/>
          <table:table-cell office:value-type="string">
            <text:p>input/data_formal_20240530-1342/meme/wala_bakery_20230106T075501/1.jpg</text:p>
          </table:table-cell>
          <table:table-cell office:value-type="string">
            <text:p>https://twitter.com/wala_bakery/status/1611270097871728640</text:p>
          </table:table-cell>
        </table:table-row>
        <table:table-row>
          <table:table-cell office:value="2849" office:value-type="float"/>
          <table:table-cell office:value-type="string">
            <text:p>Pattern 23</text:p>
          </table:table-cell>
          <table:table-cell office:value="0.1167943521842508" office:value-type="float"/>
          <table:table-cell office:value="0.7512286800749375" office:value-type="float"/>
          <table:table-cell office:value="0.6118317517476286" office:value-type="float"/>
          <table:table-cell office:value-type="string">
            <text:p>input/data_formal_20240530-1342/meme/wala_bakery_20230106T075501/2.jpg</text:p>
          </table:table-cell>
          <table:table-cell office:value-type="string">
            <text:p>https://twitter.com/wala_bakery/status/1611270097871728640</text:p>
          </table:table-cell>
        </table:table-row>
        <table:table-row>
          <table:table-cell office:value="2850" office:value-type="float"/>
          <table:table-cell office:value-type="string">
            <text:p>Pattern 11</text:p>
          </table:table-cell>
          <table:table-cell office:value="0.08996513436331122" office:value-type="float"/>
          <table:table-cell office:value="0.559752301112632" office:value-type="float"/>
          <table:table-cell office:value="0.8199940493977385" office:value-type="float"/>
          <table:table-cell office:value-type="string">
            <text:p>input/data_formal_20240530-1342/meme/waldoforrealz_20230206T134342/0.jpg</text:p>
          </table:table-cell>
          <table:table-cell office:value-type="string">
            <text:p>https://twitter.com/waldoforrealz/status/1622591870529417218</text:p>
          </table:table-cell>
        </table:table-row>
        <table:table-row>
          <table:table-cell office:value="2851" office:value-type="float"/>
          <table:table-cell office:value-type="string">
            <text:p>Pattern 32</text:p>
          </table:table-cell>
          <table:table-cell office:value="0.15296909032988165" office:value-type="float"/>
          <table:table-cell office:value="0.2219176988185384" office:value-type="float"/>
          <table:table-cell office:value="0.8541148486056873" office:value-type="float"/>
          <table:table-cell office:value-type="string">
            <text:p>input/data_formal_20240530-1342/meme/waldoforrealz_20230206T154307/0.jpg</text:p>
          </table:table-cell>
          <table:table-cell office:value-type="string">
            <text:p>https://twitter.com/waldoforrealz/status/1622621922805665795</text:p>
          </table:table-cell>
        </table:table-row>
        <table:table-row>
          <table:table-cell office:value="2852" office:value-type="float"/>
          <table:table-cell office:value-type="string">
            <text:p>Pattern 26</text:p>
          </table:table-cell>
          <table:table-cell office:value="0.24176842407029026" office:value-type="float"/>
          <table:table-cell office:value="0.4267132460445993" office:value-type="float"/>
          <table:table-cell office:value="0.7955224570267031" office:value-type="float"/>
          <table:table-cell office:value-type="string">
            <text:p>input/data_formal_20240530-1342/meme/waldoforrealz_20230206T154622/0.jpg</text:p>
          </table:table-cell>
          <table:table-cell office:value-type="string">
            <text:p>https://twitter.com/waldoforrealz/status/1622622740774518784</text:p>
          </table:table-cell>
        </table:table-row>
        <table:table-row>
          <table:table-cell office:value="2853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wantt_wasiq_20230111T183144/0.jpg</text:p>
          </table:table-cell>
          <table:table-cell office:value-type="string">
            <text:p>https://twitter.com/wantt_wasiq/status/1613242269351694336</text:p>
          </table:table-cell>
        </table:table-row>
        <table:table-row>
          <table:table-cell office:value="2854" office:value-type="float"/>
          <table:table-cell office:value-type="string">
            <text:p>Pattern 17</text:p>
          </table:table-cell>
          <table:table-cell office:value="0.13874853885865762" office:value-type="float"/>
          <table:table-cell office:value="0.4696998023875901" office:value-type="float"/>
          <table:table-cell office:value="0.9130992348827939" office:value-type="float"/>
          <table:table-cell office:value-type="string">
            <text:p>input/data_formal_20240530-1342/meme/wearegoodinc_20230106T175456/0.jpg</text:p>
          </table:table-cell>
          <table:table-cell office:value-type="string">
            <text:p>https://twitter.com/rvckedup/status/1611823320189509634</text:p>
          </table:table-cell>
        </table:table-row>
        <table:table-row>
          <table:table-cell office:value="2855" office:value-type="float"/>
          <table:table-cell office:value-type="string">
            <text:p>Pattern 20</text:p>
          </table:table-cell>
          <table:table-cell office:value="0.09956759653763086" office:value-type="float"/>
          <table:table-cell office:value="0.5246324270841946" office:value-type="float"/>
          <table:table-cell office:value="0.9129316970199766" office:value-type="float"/>
          <table:table-cell office:value-type="string">
            <text:p>input/data_formal_20240530-1342/meme/wearetravelgeo_20230125T112619/0.jpg</text:p>
          </table:table-cell>
          <table:table-cell office:value-type="string">
            <text:p>https://twitter.com/wearetravelgeo/status/1618208641823432708</text:p>
          </table:table-cell>
        </table:table-row>
        <table:table-row>
          <table:table-cell office:value="2856" office:value-type="float"/>
          <table:table-cell office:value-type="string">
            <text:p>Pattern 45</text:p>
          </table:table-cell>
          <table:table-cell office:value="0.15566557931578937" office:value-type="float"/>
          <table:table-cell office:value="0.6137326198456686" office:value-type="float"/>
          <table:table-cell office:value="0.7900794103462768" office:value-type="float"/>
          <table:table-cell office:value-type="string">
            <text:p>input/data_formal_20240530-1342/meme/Web3Grandpappa_20230111T231723/0.jpg</text:p>
          </table:table-cell>
          <table:table-cell office:value-type="string">
            <text:p>https://twitter.com/TOGRP7/status/1613314469874241539</text:p>
          </table:table-cell>
        </table:table-row>
        <table:table-row>
          <table:table-cell office:value="2857" office:value-type="float"/>
          <table:table-cell office:value-type="string">
            <text:p>Pattern 19</text:p>
          </table:table-cell>
          <table:table-cell office:value="0.16407024286345484" office:value-type="float"/>
          <table:table-cell office:value="0.6219510156734834" office:value-type="float"/>
          <table:table-cell office:value="0.8238851120333941" office:value-type="float"/>
          <table:table-cell office:value-type="string">
            <text:p>input/data_formal_20240530-1342/meme/Web3Grandpappa_20230226T011524/0.jpg</text:p>
          </table:table-cell>
          <table:table-cell office:value-type="string">
            <text:p>https://twitter.com/Web3Grandpappa/status/1629730349138980864</text:p>
          </table:table-cell>
        </table:table-row>
        <table:table-row>
          <table:table-cell office:value="2858" office:value-type="float"/>
          <table:table-cell office:value-type="string">
            <text:p>Pattern 30</text:p>
          </table:table-cell>
          <table:table-cell office:value="0.22025966350602505" office:value-type="float"/>
          <table:table-cell office:value="0.48083091229967967" office:value-type="float"/>
          <table:table-cell office:value="0.8962470920572562" office:value-type="float"/>
          <table:table-cell office:value-type="string">
            <text:p>input/data_formal_20240530-1342/meme/WeberElections_20230323T010049/0.jpg</text:p>
          </table:table-cell>
          <table:table-cell office:value-type="string">
            <text:p>https://twitter.com/WeberElections/status/1638707338361339905</text:p>
          </table:table-cell>
        </table:table-row>
        <table:table-row>
          <table:table-cell office:value="2859" office:value-type="float"/>
          <table:table-cell office:value-type="string">
            <text:p>Pattern 15</text:p>
          </table:table-cell>
          <table:table-cell office:value="0.13133901549704458" office:value-type="float"/>
          <table:table-cell office:value="0.48637121841039677" office:value-type="float"/>
          <table:table-cell office:value="0.9354900926439913" office:value-type="float"/>
          <table:table-cell office:value-type="string">
            <text:p>input/data_formal_20240530-1342/meme/webmerx_20230106T071213/0.jpg</text:p>
          </table:table-cell>
          <table:table-cell office:value-type="string">
            <text:p>https://twitter.com/webmerx/status/1611259325905010688</text:p>
          </table:table-cell>
        </table:table-row>
        <table:table-row>
          <table:table-cell office:value="2860" office:value-type="float"/>
          <table:table-cell office:value-type="string">
            <text:p>Pattern 3</text:p>
          </table:table-cell>
          <table:table-cell office:value="0.023240187339613166" office:value-type="float"/>
          <table:table-cell office:value="0.5093726746290492" office:value-type="float"/>
          <table:table-cell office:value="0.8018499523849243" office:value-type="float"/>
          <table:table-cell office:value-type="string">
            <text:p>input/data_formal_20240530-1342/meme/Wh1sp0_20221228T054850/0.jpg</text:p>
          </table:table-cell>
          <table:table-cell office:value-type="string">
            <text:p>https://twitter.com/virtkha/status/1607978330057498632</text:p>
          </table:table-cell>
        </table:table-row>
        <table:table-row>
          <table:table-cell office:value="2861" office:value-type="float"/>
          <table:table-cell office:value-type="string">
            <text:p>Pattern 41</text:p>
          </table:table-cell>
          <table:table-cell office:value="0.22536838552066202" office:value-type="float"/>
          <table:table-cell office:value="0.15453275118785312" office:value-type="float"/>
          <table:table-cell office:value="0.8936720728378222" office:value-type="float"/>
          <table:table-cell office:value-type="string">
            <text:p>input/data_formal_20240530-1342/meme/WhiskeesNFTs_20230320T163953/0.jpg</text:p>
          </table:table-cell>
          <table:table-cell office:value-type="string">
            <text:p>https://twitter.com/priskaputri246/status/1638626060140167168</text:p>
          </table:table-cell>
        </table:table-row>
        <table:table-row>
          <table:table-cell office:value="2862" office:value-type="float"/>
          <table:table-cell office:value-type="string">
            <text:p>Pattern 20</text:p>
          </table:table-cell>
          <table:table-cell office:value="0.18533976272739155" office:value-type="float"/>
          <table:table-cell office:value="0.2512702653311248" office:value-type="float"/>
          <table:table-cell office:value="0.8994726426153732" office:value-type="float"/>
          <table:table-cell office:value-type="string">
            <text:p>input/data_formal_20240530-1342/meme/WieldLock_20230105T223644/0.jpg</text:p>
          </table:table-cell>
          <table:table-cell office:value-type="string">
            <text:p>https://twitter.com/PilotofAerial/status/1611229071840518147</text:p>
          </table:table-cell>
        </table:table-row>
        <table:table-row>
          <table:table-cell office:value="2863" office:value-type="float"/>
          <table:table-cell office:value-type="string">
            <text:p>Pattern 2</text:p>
          </table:table-cell>
          <table:table-cell office:value="0.20644548171741303" office:value-type="float"/>
          <table:table-cell office:value="0.35963732957998906" office:value-type="float"/>
          <table:table-cell office:value="0.8735813263714735" office:value-type="float"/>
          <table:table-cell office:value-type="string">
            <text:p>input/data_formal_20240530-1342/meme/williamlouie5_20230112T000748/0.jpg</text:p>
          </table:table-cell>
          <table:table-cell office:value-type="string">
            <text:p>https://twitter.com/williamlouie5/status/1613326843406389250</text:p>
          </table:table-cell>
        </table:table-row>
        <table:table-row>
          <table:table-cell office:value="2864" office:value-type="float"/>
          <table:table-cell office:value-type="string">
            <text:p>Pattern 12</text:p>
          </table:table-cell>
          <table:table-cell office:value="0.18712269252798402" office:value-type="float"/>
          <table:table-cell office:value="0.09545202957236981" office:value-type="float"/>
          <table:table-cell office:value="0.6561407360697608" office:value-type="float"/>
          <table:table-cell office:value-type="string">
            <text:p>input/data_formal_20240530-1342/meme/wireddit_20221227T232723/0.jpg</text:p>
          </table:table-cell>
          <table:table-cell office:value-type="string">
            <text:p>https://twitter.com/wireddit/status/1607880855979974657</text:p>
          </table:table-cell>
        </table:table-row>
        <table:table-row>
          <table:table-cell office:value="2865" office:value-type="float"/>
          <table:table-cell office:value-type="string">
            <text:p>Pattern 29</text:p>
          </table:table-cell>
          <table:table-cell office:value="0.2757633979525454" office:value-type="float"/>
          <table:table-cell office:value="0.24599484456327364" office:value-type="float"/>
          <table:table-cell office:value="0.7775307904609603" office:value-type="float"/>
          <table:table-cell office:value-type="string">
            <text:p>input/data_formal_20240530-1342/meme/wireddit_20221228T002721/0.jpg</text:p>
          </table:table-cell>
          <table:table-cell office:value-type="string">
            <text:p>https://twitter.com/wireddit/status/1607895946909605889</text:p>
          </table:table-cell>
        </table:table-row>
        <table:table-row>
          <table:table-cell office:value="2866" office:value-type="float"/>
          <table:table-cell office:value-type="string">
            <text:p>Pattern 12</text:p>
          </table:table-cell>
          <table:table-cell office:value="0.19694750701216127" office:value-type="float"/>
          <table:table-cell office:value="0.19676597732853277" office:value-type="float"/>
          <table:table-cell office:value="0.7468862849178657" office:value-type="float"/>
          <table:table-cell office:value-type="string">
            <text:p>input/data_formal_20240530-1342/meme/wireddit_20221228T002723/0.jpg</text:p>
          </table:table-cell>
          <table:table-cell office:value-type="string">
            <text:p>https://twitter.com/wireddit/status/1607895953926754306</text:p>
          </table:table-cell>
        </table:table-row>
        <table:table-row>
          <table:table-cell office:value="2867" office:value-type="float"/>
          <table:table-cell office:value-type="string">
            <text:p>Pattern 31</text:p>
          </table:table-cell>
          <table:table-cell office:value="0.22535747891608723" office:value-type="float"/>
          <table:table-cell office:value="0.39987939976144343" office:value-type="float"/>
          <table:table-cell office:value="0.5323079952640383" office:value-type="float"/>
          <table:table-cell office:value-type="string">
            <text:p>input/data_formal_20240530-1342/meme/wireddit_20221228T022730/0.jpg</text:p>
          </table:table-cell>
          <table:table-cell office:value-type="string">
            <text:p>https://twitter.com/wireddit/status/1607926181059239938</text:p>
          </table:table-cell>
        </table:table-row>
        <table:table-row>
          <table:table-cell office:value="2868" office:value-type="float"/>
          <table:table-cell office:value-type="string">
            <text:p>Pattern 17</text:p>
          </table:table-cell>
          <table:table-cell office:value="0.17689700611800474" office:value-type="float"/>
          <table:table-cell office:value="0.4535796320437913" office:value-type="float"/>
          <table:table-cell office:value="0.8853803979536821" office:value-type="float"/>
          <table:table-cell office:value-type="string">
            <text:p>input/data_formal_20240530-1342/meme/wireddit_20221228T032746/0.jpg</text:p>
          </table:table-cell>
          <table:table-cell office:value-type="string">
            <text:p>https://twitter.com/wireddit/status/1607941351538147330</text:p>
          </table:table-cell>
        </table:table-row>
        <table:table-row>
          <table:table-cell office:value="2869" office:value-type="float"/>
          <table:table-cell office:value-type="string">
            <text:p>Pattern 6</text:p>
          </table:table-cell>
          <table:table-cell office:value="0.21464119390217148" office:value-type="float"/>
          <table:table-cell office:value="0.13162957704827666" office:value-type="float"/>
          <table:table-cell office:value="0.8417000802904508" office:value-type="float"/>
          <table:table-cell office:value-type="string">
            <text:p>input/data_formal_20240530-1342/meme/wireddit_20221228T042746/0.jpg</text:p>
          </table:table-cell>
          <table:table-cell office:value-type="string">
            <text:p>https://twitter.com/wireddit/status/1607956448801087489</text:p>
          </table:table-cell>
        </table:table-row>
        <table:table-row>
          <table:table-cell office:value="2870" office:value-type="float"/>
          <table:table-cell office:value-type="string">
            <text:p>Pattern 40</text:p>
          </table:table-cell>
          <table:table-cell office:value="0.2503402053250949" office:value-type="float"/>
          <table:table-cell office:value="0.15311514325993036" office:value-type="float"/>
          <table:table-cell office:value="0.6797687531104093" office:value-type="float"/>
          <table:table-cell office:value-type="string">
            <text:p>input/data_formal_20240530-1342/meme/wireddit_20221228T052717/0.jpg</text:p>
          </table:table-cell>
          <table:table-cell office:value-type="string">
            <text:p>https://twitter.com/wireddit/status/1607971428489469952</text:p>
          </table:table-cell>
        </table:table-row>
        <table:table-row>
          <table:table-cell office:value="2871" office:value-type="float"/>
          <table:table-cell office:value-type="string">
            <text:p>Pattern 20</text:p>
          </table:table-cell>
          <table:table-cell office:value="0.17123714413633712" office:value-type="float"/>
          <table:table-cell office:value="0.38801569272655906" office:value-type="float"/>
          <table:table-cell office:value="0.806144198113328" office:value-type="float"/>
          <table:table-cell office:value-type="string">
            <text:p>input/data_formal_20240530-1342/meme/wireddit_20221228T062902/0.jpg</text:p>
          </table:table-cell>
          <table:table-cell office:value-type="string">
            <text:p>https://twitter.com/wireddit/status/1607986968914272257</text:p>
          </table:table-cell>
        </table:table-row>
        <table:table-row>
          <table:table-cell office:value="2872" office:value-type="float"/>
          <table:table-cell office:value-type="string">
            <text:p>Pattern 22</text:p>
          </table:table-cell>
          <table:table-cell office:value="0.1158811778629481" office:value-type="float"/>
          <table:table-cell office:value="0.47121544472840904" office:value-type="float"/>
          <table:table-cell office:value="0.8436331981274487" office:value-type="float"/>
          <table:table-cell office:value-type="string">
            <text:p>input/data_formal_20240530-1342/meme/wireddit_20230105T102731/0.jpg</text:p>
          </table:table-cell>
          <table:table-cell office:value-type="string">
            <text:p>https://twitter.com/wireddit/status/1610946084599201796</text:p>
          </table:table-cell>
        </table:table-row>
        <table:table-row>
          <table:table-cell office:value="2873" office:value-type="float"/>
          <table:table-cell office:value-type="string">
            <text:p>Pattern 20</text:p>
          </table:table-cell>
          <table:table-cell office:value="0.1271126242087649" office:value-type="float"/>
          <table:table-cell office:value="0.37401697541553397" office:value-type="float"/>
          <table:table-cell office:value="0.7107553955979606" office:value-type="float"/>
          <table:table-cell office:value-type="string">
            <text:p>input/data_formal_20240530-1342/meme/wireddit_20230105T122837/0.jpg</text:p>
          </table:table-cell>
          <table:table-cell office:value-type="string">
            <text:p>https://twitter.com/wireddit/status/1610976560462417921</text:p>
          </table:table-cell>
        </table:table-row>
        <table:table-row>
          <table:table-cell office:value="2874" office:value-type="float"/>
          <table:table-cell office:value-type="string">
            <text:p>Pattern 35</text:p>
          </table:table-cell>
          <table:table-cell office:value="0.17764396979455707" office:value-type="float"/>
          <table:table-cell office:value="0.41301817583954387" office:value-type="float"/>
          <table:table-cell office:value="0.7245130049498854" office:value-type="float"/>
          <table:table-cell office:value-type="string">
            <text:p>input/data_formal_20240530-1342/meme/wireddit_20230105T122842/0.jpg</text:p>
          </table:table-cell>
          <table:table-cell office:value-type="string">
            <text:p>https://twitter.com/wireddit/status/1610976583761764355</text:p>
          </table:table-cell>
        </table:table-row>
        <table:table-row>
          <table:table-cell office:value="2875" office:value-type="float"/>
          <table:table-cell office:value-type="string">
            <text:p>Pattern 40</text:p>
          </table:table-cell>
          <table:table-cell office:value="0.10273706230978577" office:value-type="float"/>
          <table:table-cell office:value="0.10027594864816114" office:value-type="float"/>
          <table:table-cell office:value="0.5743355689932254" office:value-type="float"/>
          <table:table-cell office:value-type="string">
            <text:p>input/data_formal_20240530-1342/meme/wireddit_20230106T082751/0.jpg</text:p>
          </table:table-cell>
          <table:table-cell office:value-type="string">
            <text:p>https://twitter.com/wireddit/status/1611278360037965824</text:p>
          </table:table-cell>
        </table:table-row>
        <table:table-row>
          <table:table-cell office:value="2876" office:value-type="float"/>
          <table:table-cell office:value-type="string">
            <text:p>Pattern 37</text:p>
          </table:table-cell>
          <table:table-cell office:value="0.11025118979740242" office:value-type="float"/>
          <table:table-cell office:value="0.2988216084170846" office:value-type="float"/>
          <table:table-cell office:value="0.7052118758186682" office:value-type="float"/>
          <table:table-cell office:value-type="string">
            <text:p>input/data_formal_20240530-1342/meme/wireddit_20230106T082752/0.jpg</text:p>
          </table:table-cell>
          <table:table-cell office:value-type="string">
            <text:p>https://twitter.com/wireddit/status/1611278364991492096</text:p>
          </table:table-cell>
        </table:table-row>
        <table:table-row>
          <table:table-cell office:value="2877" office:value-type="float"/>
          <table:table-cell office:value-type="string">
            <text:p>Pattern 6</text:p>
          </table:table-cell>
          <table:table-cell office:value="0.2122422895063421" office:value-type="float"/>
          <table:table-cell office:value="0.07626842668497519" office:value-type="float"/>
          <table:table-cell office:value="0.8178548402582074" office:value-type="float"/>
          <table:table-cell office:value-type="string">
            <text:p>input/data_formal_20240530-1342/meme/wireddit_20230206T102805/0.jpg</text:p>
          </table:table-cell>
          <table:table-cell office:value-type="string">
            <text:p>https://twitter.com/wireddit/status/1622542638673977346</text:p>
          </table:table-cell>
        </table:table-row>
        <table:table-row>
          <table:table-cell office:value="2878" office:value-type="float"/>
          <table:table-cell office:value-type="string">
            <text:p>Pattern 35</text:p>
          </table:table-cell>
          <table:table-cell office:value="0.14671016590208213" office:value-type="float"/>
          <table:table-cell office:value="0.2924392614388068" office:value-type="float"/>
          <table:table-cell office:value="0.5920259766336279" office:value-type="float"/>
          <table:table-cell office:value-type="string">
            <text:p>input/data_formal_20240530-1342/meme/wireddit_20230206T102807/0.jpg</text:p>
          </table:table-cell>
          <table:table-cell office:value-type="string">
            <text:p>https://twitter.com/wireddit/status/1622542648396460033</text:p>
          </table:table-cell>
        </table:table-row>
        <table:table-row>
          <table:table-cell office:value="2879" office:value-type="float"/>
          <table:table-cell office:value-type="string">
            <text:p>Pattern 8</text:p>
          </table:table-cell>
          <table:table-cell office:value="0.1660910566319852" office:value-type="float"/>
          <table:table-cell office:value="0.22280868771827783" office:value-type="float"/>
          <table:table-cell office:value="7.884953353001448e-08" office:value-type="float"/>
          <table:table-cell office:value-type="string">
            <text:p>input/data_formal_20240530-1342/meme/wireddit_20230206T112748/0.jpg</text:p>
          </table:table-cell>
          <table:table-cell office:value-type="string">
            <text:p>https://twitter.com/wireddit/status/1622557669293715456</text:p>
          </table:table-cell>
        </table:table-row>
        <table:table-row>
          <table:table-cell office:value="2880" office:value-type="float"/>
          <table:table-cell office:value-type="string">
            <text:p>Pattern 8</text:p>
          </table:table-cell>
          <table:table-cell office:value="0.1660910566319852" office:value-type="float"/>
          <table:table-cell office:value="0.22280868771827783" office:value-type="float"/>
          <table:table-cell office:value="7.884953353001448e-08" office:value-type="float"/>
          <table:table-cell office:value-type="string">
            <text:p>input/data_formal_20240530-1342/meme/wireddit_20230206T112943/0.jpg</text:p>
          </table:table-cell>
          <table:table-cell office:value-type="string">
            <text:p>https://twitter.com/wireddit/status/1622558150443380737</text:p>
          </table:table-cell>
        </table:table-row>
        <table:table-row>
          <table:table-cell office:value="2881" office:value-type="float"/>
          <table:table-cell office:value-type="string">
            <text:p>Pattern 8</text:p>
          </table:table-cell>
          <table:table-cell office:value="0.1660910566319852" office:value-type="float"/>
          <table:table-cell office:value="0.22280868771827783" office:value-type="float"/>
          <table:table-cell office:value="7.884953353001448e-08" office:value-type="float"/>
          <table:table-cell office:value-type="string">
            <text:p>input/data_formal_20240530-1342/meme/wireddit_20230206T113240/0.jpg</text:p>
          </table:table-cell>
          <table:table-cell office:value-type="string">
            <text:p>https://twitter.com/wireddit/status/1622558894575824897</text:p>
          </table:table-cell>
        </table:table-row>
        <table:table-row>
          <table:table-cell office:value="2882" office:value-type="float"/>
          <table:table-cell office:value-type="string">
            <text:p>Pattern 21</text:p>
          </table:table-cell>
          <table:table-cell office:value="0.1516451854403533" office:value-type="float"/>
          <table:table-cell office:value="0.28443587310857815" office:value-type="float"/>
          <table:table-cell office:value="0.6898015138668346" office:value-type="float"/>
          <table:table-cell office:value-type="string">
            <text:p>input/data_formal_20240530-1342/meme/wireddit_20230206T122737/0.jpg</text:p>
          </table:table-cell>
          <table:table-cell office:value-type="string">
            <text:p>https://twitter.com/wireddit/status/1622572720444657664</text:p>
          </table:table-cell>
        </table:table-row>
        <table:table-row>
          <table:table-cell office:value="2883" office:value-type="float"/>
          <table:table-cell office:value-type="string">
            <text:p>Pattern 36</text:p>
          </table:table-cell>
          <table:table-cell office:value="0.1982058925385495" office:value-type="float"/>
          <table:table-cell office:value="0.449499245468169" office:value-type="float"/>
          <table:table-cell office:value="0.4509454761642945" office:value-type="float"/>
          <table:table-cell office:value-type="string">
            <text:p>input/data_formal_20240530-1342/meme/wireddit_20230206T122739/0.jpg</text:p>
          </table:table-cell>
          <table:table-cell office:value-type="string">
            <text:p>https://twitter.com/wireddit/status/1622572728799662080</text:p>
          </table:table-cell>
        </table:table-row>
        <table:table-row>
          <table:table-cell office:value="2884" office:value-type="float"/>
          <table:table-cell office:value-type="string">
            <text:p>Pattern 21</text:p>
          </table:table-cell>
          <table:table-cell office:value="0.10125764141449323" office:value-type="float"/>
          <table:table-cell office:value="0.270665278089541" office:value-type="float"/>
          <table:table-cell office:value="0.5871435152661191" office:value-type="float"/>
          <table:table-cell office:value-type="string">
            <text:p>input/data_formal_20240530-1342/meme/wireddit_20230206T132852/0.jpg</text:p>
          </table:table-cell>
          <table:table-cell office:value-type="string">
            <text:p>https://twitter.com/wireddit/status/1622588134117584897</text:p>
          </table:table-cell>
        </table:table-row>
        <table:table-row>
          <table:table-cell office:value="2885" office:value-type="float"/>
          <table:table-cell office:value-type="string">
            <text:p>Pattern 27</text:p>
          </table:table-cell>
          <table:table-cell office:value="0.13944629734259936" office:value-type="float"/>
          <table:table-cell office:value="0.3118306484214396" office:value-type="float"/>
          <table:table-cell office:value="0.26278221287871184" office:value-type="float"/>
          <table:table-cell office:value-type="string">
            <text:p>input/data_formal_20240530-1342/meme/wireddit_20230206T142842/0.jpg</text:p>
          </table:table-cell>
          <table:table-cell office:value-type="string">
            <text:p>https://twitter.com/wireddit/status/1622603192629354499</text:p>
          </table:table-cell>
        </table:table-row>
        <table:table-row>
          <table:table-cell office:value="2886" office:value-type="float"/>
          <table:table-cell office:value-type="string">
            <text:p>Pattern 37</text:p>
          </table:table-cell>
          <table:table-cell office:value="0.10263279779657508" office:value-type="float"/>
          <table:table-cell office:value="0.3759404565605335" office:value-type="float"/>
          <table:table-cell office:value="0.7417170775170776" office:value-type="float"/>
          <table:table-cell office:value-type="string">
            <text:p>input/data_formal_20240530-1342/meme/wireddit_20230206T142844/0.jpg</text:p>
          </table:table-cell>
          <table:table-cell office:value-type="string">
            <text:p>https://twitter.com/wireddit/status/1622603201055686659</text:p>
          </table:table-cell>
        </table:table-row>
        <table:table-row>
          <table:table-cell office:value="2887" office:value-type="float"/>
          <table:table-cell office:value-type="string">
            <text:p>Pattern 14</text:p>
          </table:table-cell>
          <table:table-cell office:value="0.1373234726602158" office:value-type="float"/>
          <table:table-cell office:value="0.25036502385143644" office:value-type="float"/>
          <table:table-cell office:value="0.8714533857860468" office:value-type="float"/>
          <table:table-cell office:value-type="string">
            <text:p>input/data_formal_20240530-1342/meme/wireddit_20230226T042728/0.jpg</text:p>
          </table:table-cell>
          <table:table-cell office:value-type="string">
            <text:p>https://twitter.com/wireddit/status/1629699643415179265</text:p>
          </table:table-cell>
        </table:table-row>
        <table:table-row>
          <table:table-cell office:value="2888" office:value-type="float"/>
          <table:table-cell office:value-type="string">
            <text:p>Pattern 33</text:p>
          </table:table-cell>
          <table:table-cell office:value="0.2121472302036733" office:value-type="float"/>
          <table:table-cell office:value="0.11855903197024237" office:value-type="float"/>
          <table:table-cell office:value="0.8841037840568132" office:value-type="float"/>
          <table:table-cell office:value-type="string">
            <text:p>input/data_formal_20240530-1342/meme/wireddit_20230226T072718/0.jpg</text:p>
          </table:table-cell>
          <table:table-cell office:value-type="string">
            <text:p>https://twitter.com/wireddit/status/1629744902530646017</text:p>
          </table:table-cell>
        </table:table-row>
        <table:table-row>
          <table:table-cell office:value="2889" office:value-type="float"/>
          <table:table-cell office:value-type="string">
            <text:p>Pattern 23</text:p>
          </table:table-cell>
          <table:table-cell office:value="0.23578978780434887" office:value-type="float"/>
          <table:table-cell office:value="0.8858448950698492" office:value-type="float"/>
          <table:table-cell office:value="0.6791120423386018" office:value-type="float"/>
          <table:table-cell office:value-type="string">
            <text:p>input/data_formal_20240530-1342/meme/wiz91Tech_20230105T112611/0.jpg</text:p>
          </table:table-cell>
          <table:table-cell office:value-type="string">
            <text:p>https://twitter.com/wiz91Tech/status/1610960848666923009</text:p>
          </table:table-cell>
        </table:table-row>
        <table:table-row>
          <table:table-cell office:value="2890" office:value-type="float"/>
          <table:table-cell office:value-type="string">
            <text:p>Pattern 23</text:p>
          </table:table-cell>
          <table:table-cell office:value="0.13923557460337802" office:value-type="float"/>
          <table:table-cell office:value="0.793722936091876" office:value-type="float"/>
          <table:table-cell office:value="0.6331493200980948" office:value-type="float"/>
          <table:table-cell office:value-type="string">
            <text:p>input/data_formal_20240530-1342/meme/wiz91Tech_20230105T112611/1.jpg</text:p>
          </table:table-cell>
          <table:table-cell office:value-type="string">
            <text:p>https://twitter.com/wiz91Tech/status/1610960848666923009</text:p>
          </table:table-cell>
        </table:table-row>
        <table:table-row>
          <table:table-cell office:value="2891" office:value-type="float"/>
          <table:table-cell office:value-type="string">
            <text:p>Pattern 23</text:p>
          </table:table-cell>
          <table:table-cell office:value="0.0708542452525697" office:value-type="float"/>
          <table:table-cell office:value="0.8730599881502346" office:value-type="float"/>
          <table:table-cell office:value="0.5947740411516609" office:value-type="float"/>
          <table:table-cell office:value-type="string">
            <text:p>input/data_formal_20240530-1342/meme/wiz91Tech_20230105T112611/2.jpg</text:p>
          </table:table-cell>
          <table:table-cell office:value-type="string">
            <text:p>https://twitter.com/wiz91Tech/status/1610960848666923009</text:p>
          </table:table-cell>
        </table:table-row>
        <table:table-row>
          <table:table-cell office:value="2892" office:value-type="float"/>
          <table:table-cell office:value-type="string">
            <text:p>Pattern 23</text:p>
          </table:table-cell>
          <table:table-cell office:value="0.17611124256550342" office:value-type="float"/>
          <table:table-cell office:value="0.8167055832365819" office:value-type="float"/>
          <table:table-cell office:value="0.6288714749007339" office:value-type="float"/>
          <table:table-cell office:value-type="string">
            <text:p>input/data_formal_20240530-1342/meme/wiz91Tech_20230105T112611/3.jpg</text:p>
          </table:table-cell>
          <table:table-cell office:value-type="string">
            <text:p>https://twitter.com/wiz91Tech/status/1610960848666923009</text:p>
          </table:table-cell>
        </table:table-row>
        <table:table-row>
          <table:table-cell office:value="2893" office:value-type="float"/>
          <table:table-cell office:value-type="string">
            <text:p>Pattern 11</text:p>
          </table:table-cell>
          <table:table-cell office:value="0.1823111802820459" office:value-type="float"/>
          <table:table-cell office:value="0.34401385204464163" office:value-type="float"/>
          <table:table-cell office:value="0.8821494554515025" office:value-type="float"/>
          <table:table-cell office:value-type="string">
            <text:p>input/data_formal_20240530-1342/meme/wloav_20230202T004448/0.jpg</text:p>
          </table:table-cell>
          <table:table-cell office:value-type="string">
            <text:p>https://twitter.com/wloav/status/1620946299167334401</text:p>
          </table:table-cell>
        </table:table-row>
        <table:table-row>
          <table:table-cell office:value="2894" office:value-type="float"/>
          <table:table-cell office:value-type="string">
            <text:p>Pattern 17</text:p>
          </table:table-cell>
          <table:table-cell office:value="0.3159358467942238" office:value-type="float"/>
          <table:table-cell office:value="0.34197118437920043" office:value-type="float"/>
          <table:table-cell office:value="0.8025452964422579" office:value-type="float"/>
          <table:table-cell office:value-type="string">
            <text:p>input/data_formal_20240530-1342/meme/Wolverine_XRPL_20230217T111525/0.jpg</text:p>
          </table:table-cell>
          <table:table-cell office:value-type="string">
            <text:p>https://twitter.com/Chris_teep/status/1633035243182518273</text:p>
          </table:table-cell>
        </table:table-row>
        <table:table-row>
          <table:table-cell office:value="2895" office:value-type="float"/>
          <table:table-cell office:value-type="string">
            <text:p>Pattern 9</text:p>
          </table:table-cell>
          <table:table-cell office:value="0.11753687075000407" office:value-type="float"/>
          <table:table-cell office:value="0.12768964692373308" office:value-type="float"/>
          <table:table-cell office:value="0.8930609327923985" office:value-type="float"/>
          <table:table-cell office:value-type="string">
            <text:p>input/data_formal_20240530-1342/meme/Wolverine_XRPL_20230222T100635/0.jpg</text:p>
          </table:table-cell>
          <table:table-cell office:value-type="string">
            <text:p>https://twitter.com/Chris_teep/status/1633035468085264386</text:p>
          </table:table-cell>
        </table:table-row>
        <table:table-row>
          <table:table-cell office:value="2896" office:value-type="float"/>
          <table:table-cell office:value-type="string">
            <text:p>Pattern 33</text:p>
          </table:table-cell>
          <table:table-cell office:value="0.16133171784161862" office:value-type="float"/>
          <table:table-cell office:value="0.17151104679081275" office:value-type="float"/>
          <table:table-cell office:value="0.8649228680302481" office:value-type="float"/>
          <table:table-cell office:value-type="string">
            <text:p>input/data_formal_20240530-1342/meme/Wolverine_XRPL_20230222T100635/1.jpg</text:p>
          </table:table-cell>
          <table:table-cell office:value-type="string">
            <text:p>https://twitter.com/Chris_teep/status/1633035468085264386</text:p>
          </table:table-cell>
        </table:table-row>
        <table:table-row>
          <table:table-cell office:value="2897" office:value-type="float"/>
          <table:table-cell office:value-type="string">
            <text:p>Pattern 2</text:p>
          </table:table-cell>
          <table:table-cell office:value="0.18388758417794243" office:value-type="float"/>
          <table:table-cell office:value="0.262178691532017" office:value-type="float"/>
          <table:table-cell office:value="0.8838845311215826" office:value-type="float"/>
          <table:table-cell office:value-type="string">
            <text:p>input/data_formal_20240530-1342/meme/Wolverine_XRPL_20230222T100635/2.jpg</text:p>
          </table:table-cell>
          <table:table-cell office:value-type="string">
            <text:p>https://twitter.com/Chris_teep/status/1633035468085264386</text:p>
          </table:table-cell>
        </table:table-row>
        <table:table-row>
          <table:table-cell office:value="2898" office:value-type="float"/>
          <table:table-cell office:value-type="string">
            <text:p>Pattern 9</text:p>
          </table:table-cell>
          <table:table-cell office:value="0.15246712268598714" office:value-type="float"/>
          <table:table-cell office:value="0.09719776633690874" office:value-type="float"/>
          <table:table-cell office:value="0.8872983760902623" office:value-type="float"/>
          <table:table-cell office:value-type="string">
            <text:p>input/data_formal_20240530-1342/meme/Wolverine_XRPL_20230222T100635/3.jpg</text:p>
          </table:table-cell>
          <table:table-cell office:value-type="string">
            <text:p>https://twitter.com/Chris_teep/status/1633035468085264386</text:p>
          </table:table-cell>
        </table:table-row>
        <table:table-row>
          <table:table-cell office:value="2899" office:value-type="float"/>
          <table:table-cell office:value-type="string">
            <text:p>Pattern 4</text:p>
          </table:table-cell>
          <table:table-cell office:value="0.30853309878173024" office:value-type="float"/>
          <table:table-cell office:value="0.49857109239383796" office:value-type="float"/>
          <table:table-cell office:value="0.9014183175246432" office:value-type="float"/>
          <table:table-cell office:value-type="string">
            <text:p>input/data_formal_20240530-1342/meme/Woomynyan69_20230225T204012/0.jpg</text:p>
          </table:table-cell>
          <table:table-cell office:value-type="string">
            <text:p>https://twitter.com/Creativ73326261/status/1629671471814516737</text:p>
          </table:table-cell>
        </table:table-row>
        <table:table-row>
          <table:table-cell office:value="2900" office:value-type="float"/>
          <table:table-cell office:value-type="string">
            <text:p>Pattern 37</text:p>
          </table:table-cell>
          <table:table-cell office:value="0.1863446373320815" office:value-type="float"/>
          <table:table-cell office:value="0.2509813475456959" office:value-type="float"/>
          <table:table-cell office:value="0.8738700335761568" office:value-type="float"/>
          <table:table-cell office:value-type="string">
            <text:p>input/data_formal_20240530-1342/meme/words_beauty___20230108T143747/0.jpg</text:p>
          </table:table-cell>
          <table:table-cell office:value-type="string">
            <text:p>https://twitter.com/words_beauty__/status/1612096232519860224</text:p>
          </table:table-cell>
        </table:table-row>
        <table:table-row>
          <table:table-cell office:value="2901" office:value-type="float"/>
          <table:table-cell office:value-type="string">
            <text:p>Pattern 3</text:p>
          </table:table-cell>
          <table:table-cell office:value="0.07032787245263042" office:value-type="float"/>
          <table:table-cell office:value="0.5552164964319714" office:value-type="float"/>
          <table:table-cell office:value="0.8162944877874311" office:value-type="float"/>
          <table:table-cell office:value-type="string">
            <text:p>input/data_formal_20240530-1342/meme/worldoftulpa_20230106T084533/0.jpg</text:p>
          </table:table-cell>
          <table:table-cell office:value-type="string">
            <text:p>https://twitter.com/worldoftulpa/status/1611282811893477377</text:p>
          </table:table-cell>
        </table:table-row>
        <table:table-row>
          <table:table-cell office:value="2902" office:value-type="float"/>
          <table:table-cell office:value-type="string">
            <text:p>Pattern 6</text:p>
          </table:table-cell>
          <table:table-cell office:value="0.05126962390663295" office:value-type="float"/>
          <table:table-cell office:value="0.16809437332692923" office:value-type="float"/>
          <table:table-cell office:value="0.8920125918145481" office:value-type="float"/>
          <table:table-cell office:value-type="string">
            <text:p>input/data_formal_20240530-1342/meme/WrenFischlLark_20221228T034749/0.jpg</text:p>
          </table:table-cell>
          <table:table-cell office:value-type="string">
            <text:p>https://twitter.com/WrenFischlLark/status/1607985745545003008</text:p>
          </table:table-cell>
        </table:table-row>
        <table:table-row>
          <table:table-cell office:value="2903" office:value-type="float"/>
          <table:table-cell office:value-type="string">
            <text:p>Pattern 5</text:p>
          </table:table-cell>
          <table:table-cell office:value="0.19452465265789287" office:value-type="float"/>
          <table:table-cell office:value="0.43731275489145366" office:value-type="float"/>
          <table:table-cell office:value="0.8908027164660162" office:value-type="float"/>
          <table:table-cell office:value-type="string">
            <text:p>input/data_formal_20240530-1342/meme/WriteEssayToday_20230106T064949/0.jpg</text:p>
          </table:table-cell>
          <table:table-cell office:value-type="string">
            <text:p>https://twitter.com/WriteEssayToday/status/1611253686465871873</text:p>
          </table:table-cell>
        </table:table-row>
        <table:table-row>
          <table:table-cell office:value="2904" office:value-type="float"/>
          <table:table-cell office:value-type="string">
            <text:p>Pattern 9</text:p>
          </table:table-cell>
          <table:table-cell office:value="0.16763696406162454" office:value-type="float"/>
          <table:table-cell office:value="0.38574067286933217" office:value-type="float"/>
          <table:table-cell office:value="0.9443480605093278" office:value-type="float"/>
          <table:table-cell office:value-type="string">
            <text:p>input/data_formal_20240530-1342/meme/WriteEssayToday_20230106T070352/0.jpg</text:p>
          </table:table-cell>
          <table:table-cell office:value-type="string">
            <text:p>https://twitter.com/WriteEssayToday/status/1611257221681238018</text:p>
          </table:table-cell>
        </table:table-row>
        <table:table-row>
          <table:table-cell office:value="2905" office:value-type="float"/>
          <table:table-cell office:value-type="string">
            <text:p>Pattern 2</text:p>
          </table:table-cell>
          <table:table-cell office:value="0.0729824166151801" office:value-type="float"/>
          <table:table-cell office:value="0.23348729173648503" office:value-type="float"/>
          <table:table-cell office:value="0.9134840075267693" office:value-type="float"/>
          <table:table-cell office:value-type="string">
            <text:p>input/data_formal_20240530-1342/meme/WritersLifeOrg_20230206T121513/0.jpg</text:p>
          </table:table-cell>
          <table:table-cell office:value-type="string">
            <text:p>https://twitter.com/WritersLifeOrg/status/1622569603061669888</text:p>
          </table:table-cell>
        </table:table-row>
        <table:table-row>
          <table:table-cell office:value="2906" office:value-type="float"/>
          <table:table-cell office:value-type="string">
            <text:p>Pattern 29</text:p>
          </table:table-cell>
          <table:table-cell office:value="0.22525216362118608" office:value-type="float"/>
          <table:table-cell office:value="0.3810227404946468" office:value-type="float"/>
          <table:table-cell office:value="0.8623217588362652" office:value-type="float"/>
          <table:table-cell office:value-type="string">
            <text:p>input/data_formal_20240530-1342/meme/writing_samples_20230105T110558/0.jpg</text:p>
          </table:table-cell>
          <table:table-cell office:value-type="string">
            <text:p>https://twitter.com/writing_samples/status/1610955763756986368</text:p>
          </table:table-cell>
        </table:table-row>
        <table:table-row>
          <table:table-cell office:value="2907" office:value-type="float"/>
          <table:table-cell office:value-type="string">
            <text:p>Pattern 6</text:p>
          </table:table-cell>
          <table:table-cell office:value="0.1850915785699925" office:value-type="float"/>
          <table:table-cell office:value="0.08332639216893539" office:value-type="float"/>
          <table:table-cell office:value="0.8682082477738728" office:value-type="float"/>
          <table:table-cell office:value-type="string">
            <text:p>input/data_formal_20240530-1342/meme/wth_chihao_20221117T042254/0.jpg</text:p>
          </table:table-cell>
          <table:table-cell office:value-type="string">
            <text:p>https://twitter.com/fantasy_jean/status/1622617803579850755</text:p>
          </table:table-cell>
        </table:table-row>
        <table:table-row>
          <table:table-cell office:value="2908" office:value-type="float"/>
          <table:table-cell office:value-type="string">
            <text:p>Pattern 6</text:p>
          </table:table-cell>
          <table:table-cell office:value="0.2469032098640554" office:value-type="float"/>
          <table:table-cell office:value="0.1854669577163514" office:value-type="float"/>
          <table:table-cell office:value="0.8773915157325015" office:value-type="float"/>
          <table:table-cell office:value-type="string">
            <text:p>input/data_formal_20240530-1342/meme/wth_chihao_20221117T042254/1.jpg</text:p>
          </table:table-cell>
          <table:table-cell office:value-type="string">
            <text:p>https://twitter.com/fantasy_jean/status/1622617803579850755</text:p>
          </table:table-cell>
        </table:table-row>
        <table:table-row>
          <table:table-cell office:value="2909" office:value-type="float"/>
          <table:table-cell office:value-type="string">
            <text:p>Pattern 16</text:p>
          </table:table-cell>
          <table:table-cell office:value="0.18698282938518898" office:value-type="float"/>
          <table:table-cell office:value="0.28669240190406686" office:value-type="float"/>
          <table:table-cell office:value="0.88281746051213" office:value-type="float"/>
          <table:table-cell office:value-type="string">
            <text:p>input/data_formal_20240530-1342/meme/wth_chihao_20221117T042254/2.jpg</text:p>
          </table:table-cell>
          <table:table-cell office:value-type="string">
            <text:p>https://twitter.com/fantasy_jean/status/1622617803579850755</text:p>
          </table:table-cell>
        </table:table-row>
        <table:table-row>
          <table:table-cell office:value="2910" office:value-type="float"/>
          <table:table-cell office:value-type="string">
            <text:p>Pattern 40</text:p>
          </table:table-cell>
          <table:table-cell office:value="0.11309010664100921" office:value-type="float"/>
          <table:table-cell office:value="0.1650644282160297" office:value-type="float"/>
          <table:table-cell office:value="0.90618612641583" office:value-type="float"/>
          <table:table-cell office:value-type="string">
            <text:p>input/data_formal_20240530-1342/meme/wth_chihao_20221117T042254/3.jpg</text:p>
          </table:table-cell>
          <table:table-cell office:value-type="string">
            <text:p>https://twitter.com/fantasy_jean/status/1622617803579850755</text:p>
          </table:table-cell>
        </table:table-row>
        <table:table-row>
          <table:table-cell office:value="2911" office:value-type="float"/>
          <table:table-cell office:value-type="string">
            <text:p>Pattern 29</text:p>
          </table:table-cell>
          <table:table-cell office:value="0.18423512743151826" office:value-type="float"/>
          <table:table-cell office:value="0.44821088533502607" office:value-type="float"/>
          <table:table-cell office:value="0.8069080049742945" office:value-type="float"/>
          <table:table-cell office:value-type="string">
            <text:p>input/data_formal_20240530-1342/meme/xarom_xyz_20230111T060158/0.jpg</text:p>
          </table:table-cell>
          <table:table-cell office:value-type="string">
            <text:p>https://twitter.com/ivanziv/status/1613327415987654658</text:p>
          </table:table-cell>
        </table:table-row>
        <table:table-row>
          <table:table-cell office:value="2912" office:value-type="float"/>
          <table:table-cell office:value-type="string">
            <text:p>Pattern 1</text:p>
          </table:table-cell>
          <table:table-cell office:value="0.22138369942956426" office:value-type="float"/>
          <table:table-cell office:value="0.34855783959065995" office:value-type="float"/>
          <table:table-cell office:value="0.9046360501436831" office:value-type="float"/>
          <table:table-cell office:value-type="string">
            <text:p>input/data_formal_20240530-1342/meme/xaviar_dot_smg_20230111T183112/0.jpg</text:p>
          </table:table-cell>
          <table:table-cell office:value-type="string">
            <text:p>https://twitter.com/TheBasicDumbass/status/1613297191128375301</text:p>
          </table:table-cell>
        </table:table-row>
        <table:table-row>
          <table:table-cell office:value="2913" office:value-type="float"/>
          <table:table-cell office:value-type="string">
            <text:p>Pattern 13</text:p>
          </table:table-cell>
          <table:table-cell office:value="0.25303456396536117" office:value-type="float"/>
          <table:table-cell office:value="0.477437959113003" office:value-type="float"/>
          <table:table-cell office:value="0.8754468290383952" office:value-type="float"/>
          <table:table-cell office:value-type="string">
            <text:p>input/data_formal_20240530-1342/meme/xaviar_dot_smg_20230111T183112/1.jpg</text:p>
          </table:table-cell>
          <table:table-cell office:value-type="string">
            <text:p>https://twitter.com/TheBasicDumbass/status/1613297191128375301</text:p>
          </table:table-cell>
        </table:table-row>
        <table:table-row>
          <table:table-cell office:value="2914" office:value-type="float"/>
          <table:table-cell office:value-type="string">
            <text:p>Pattern 2</text:p>
          </table:table-cell>
          <table:table-cell office:value="0.20561036591614182" office:value-type="float"/>
          <table:table-cell office:value="0.39010692962873356" office:value-type="float"/>
          <table:table-cell office:value="0.907606571771816" office:value-type="float"/>
          <table:table-cell office:value-type="string">
            <text:p>input/data_formal_20240530-1342/meme/xenheadsnfts_20230111T214820/0.jpg</text:p>
          </table:table-cell>
          <table:table-cell office:value-type="string">
            <text:p>https://twitter.com/xenheadsnfts/status/1613321913824059393</text:p>
          </table:table-cell>
        </table:table-row>
        <table:table-row>
          <table:table-cell office:value="2915" office:value-type="float"/>
          <table:table-cell office:value-type="string">
            <text:p>Pattern 28</text:p>
          </table:table-cell>
          <table:table-cell office:value="0.1855334872825164" office:value-type="float"/>
          <table:table-cell office:value="0.3527937620895418" office:value-type="float"/>
          <table:table-cell office:value="0.8933127703062066" office:value-type="float"/>
          <table:table-cell office:value-type="string">
            <text:p>input/data_formal_20240530-1342/meme/Xguest273X_20230206T112110/0.jpg</text:p>
          </table:table-cell>
          <table:table-cell office:value-type="string">
            <text:p>https://twitter.com/Xguest273X/status/1622555997800636418</text:p>
          </table:table-cell>
        </table:table-row>
        <table:table-row>
          <table:table-cell office:value="2916" office:value-type="float"/>
          <table:table-cell office:value-type="string">
            <text:p>Pattern 28</text:p>
          </table:table-cell>
          <table:table-cell office:value="0.18656688051895137" office:value-type="float"/>
          <table:table-cell office:value="0.34579426073326636" office:value-type="float"/>
          <table:table-cell office:value="0.8862730324866958" office:value-type="float"/>
          <table:table-cell office:value-type="string">
            <text:p>input/data_formal_20240530-1342/meme/Xguest273X_20230206T145343/0.jpg</text:p>
          </table:table-cell>
          <table:table-cell office:value-type="string">
            <text:p>https://twitter.com/Xguest273X/status/1622609487398858754</text:p>
          </table:table-cell>
        </table:table-row>
        <table:table-row>
          <table:table-cell office:value="2917" office:value-type="float"/>
          <table:table-cell office:value-type="string">
            <text:p>Pattern 3</text:p>
          </table:table-cell>
          <table:table-cell office:value="0.1429707760954972" office:value-type="float"/>
          <table:table-cell office:value="0.5099324832281037" office:value-type="float"/>
          <table:table-cell office:value="0.8492228876977854" office:value-type="float"/>
          <table:table-cell office:value-type="string">
            <text:p>input/data_formal_20240530-1342/meme/xiaobaosg_20221228T040121/0.jpg</text:p>
          </table:table-cell>
          <table:table-cell office:value-type="string">
            <text:p>https://twitter.com/xiaobaosg/status/1607949799327948800</text:p>
          </table:table-cell>
        </table:table-row>
        <table:table-row>
          <table:table-cell office:value="2918" office:value-type="float"/>
          <table:table-cell office:value-type="string">
            <text:p>Pattern 39</text:p>
          </table:table-cell>
          <table:table-cell office:value="0.17379918337641448" office:value-type="float"/>
          <table:table-cell office:value="0.3509417804268008" office:value-type="float"/>
          <table:table-cell office:value="0.8712525623647207" office:value-type="float"/>
          <table:table-cell office:value-type="string">
            <text:p>input/data_formal_20240530-1342/meme/xiaobaosg_20221228T040222/0.jpg</text:p>
          </table:table-cell>
          <table:table-cell office:value-type="string">
            <text:p>https://twitter.com/xiaobaosg/status/1607950055453122561</text:p>
          </table:table-cell>
        </table:table-row>
        <table:table-row>
          <table:table-cell office:value="291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xJTrismegistus_20230111T192100/0.jpg</text:p>
          </table:table-cell>
          <table:table-cell office:value-type="string">
            <text:p>https://twitter.com/xJTrismegistus/status/1613319529266053121</text:p>
          </table:table-cell>
        </table:table-row>
        <table:table-row>
          <table:table-cell office:value="2920" office:value-type="float"/>
          <table:table-cell office:value-type="string">
            <text:p>Pattern 44</text:p>
          </table:table-cell>
          <table:table-cell office:value="0.16240204532187383" office:value-type="float"/>
          <table:table-cell office:value="0.32690106559123566" office:value-type="float"/>
          <table:table-cell office:value="0.8310725992282373" office:value-type="float"/>
          <table:table-cell office:value-type="string">
            <text:p>input/data_formal_20240530-1342/meme/xJTrismegistus_20230111T192100/1.jpg</text:p>
          </table:table-cell>
          <table:table-cell office:value-type="string">
            <text:p>https://twitter.com/xJTrismegistus/status/1613319529266053121</text:p>
          </table:table-cell>
        </table:table-row>
        <table:table-row>
          <table:table-cell office:value="2921" office:value-type="float"/>
          <table:table-cell office:value-type="string">
            <text:p>Pattern 3</text:p>
          </table:table-cell>
          <table:table-cell office:value="0.14442077921655821" office:value-type="float"/>
          <table:table-cell office:value="0.536157655344826" office:value-type="float"/>
          <table:table-cell office:value="0.8130524949172924" office:value-type="float"/>
          <table:table-cell office:value-type="string">
            <text:p>input/data_formal_20240530-1342/meme/XohnyArt_20230130T145408/0.jpg</text:p>
          </table:table-cell>
          <table:table-cell office:value-type="string">
            <text:p>https://twitter.com/TlGRlDlA/status/1620999012722839552</text:p>
          </table:table-cell>
        </table:table-row>
        <table:table-row>
          <table:table-cell office:value="2922" office:value-type="float"/>
          <table:table-cell office:value-type="string">
            <text:p>Pattern 9</text:p>
          </table:table-cell>
          <table:table-cell office:value="0.08876464340895726" office:value-type="float"/>
          <table:table-cell office:value="0.4465212030082938" office:value-type="float"/>
          <table:table-cell office:value="0.9285253877337782" office:value-type="float"/>
          <table:table-cell office:value-type="string">
            <text:p>input/data_formal_20240530-1342/meme/xrp_Mayu_20230206T142910/0.jpg</text:p>
          </table:table-cell>
          <table:table-cell office:value-type="string">
            <text:p>https://twitter.com/xrp_Mayu/status/1622603311403655170</text:p>
          </table:table-cell>
        </table:table-row>
        <table:table-row>
          <table:table-cell office:value="2923" office:value-type="float"/>
          <table:table-cell office:value-type="string">
            <text:p>Pattern 16</text:p>
          </table:table-cell>
          <table:table-cell office:value="0.2472009442203789" office:value-type="float"/>
          <table:table-cell office:value="0.40588722631221363" office:value-type="float"/>
          <table:table-cell office:value="0.9303547777022005" office:value-type="float"/>
          <table:table-cell office:value-type="string">
            <text:p>input/data_formal_20240530-1342/meme/xrpcafe_20230203T203300/0.jpg</text:p>
          </table:table-cell>
          <table:table-cell office:value-type="string">
            <text:p>https://twitter.com/RealSatoshiNFT/status/1622555304729739270</text:p>
          </table:table-cell>
        </table:table-row>
        <table:table-row>
          <table:table-cell office:value="2924" office:value-type="float"/>
          <table:table-cell office:value-type="string">
            <text:p>Pattern 17</text:p>
          </table:table-cell>
          <table:table-cell office:value="0.1180880941749183" office:value-type="float"/>
          <table:table-cell office:value="0.1571655453970105" office:value-type="float"/>
          <table:table-cell office:value="0.9023028842981701" office:value-type="float"/>
          <table:table-cell office:value-type="string">
            <text:p>input/data_formal_20240530-1342/meme/XRPLrock_20230205T143455/0.jpg</text:p>
          </table:table-cell>
          <table:table-cell office:value-type="string">
            <text:p>https://twitter.com/iamkenchux/status/1622566955700916224</text:p>
          </table:table-cell>
        </table:table-row>
        <table:table-row>
          <table:table-cell office:value="2925" office:value-type="float"/>
          <table:table-cell office:value-type="string">
            <text:p>Pattern 13</text:p>
          </table:table-cell>
          <table:table-cell office:value="0.18615458661295825" office:value-type="float"/>
          <table:table-cell office:value="0.5133136726486983" office:value-type="float"/>
          <table:table-cell office:value="0.8546815648642496" office:value-type="float"/>
          <table:table-cell office:value-type="string">
            <text:p>input/data_formal_20240530-1342/meme/xSnowCherry_20221121T110626/0.jpg</text:p>
          </table:table-cell>
          <table:table-cell office:value-type="string">
            <text:p>https://twitter.com/Pippy_Wippy/status/1611227807534972928</text:p>
          </table:table-cell>
        </table:table-row>
        <table:table-row>
          <table:table-cell office:value="2926" office:value-type="float"/>
          <table:table-cell office:value-type="string">
            <text:p>Pattern 5</text:p>
          </table:table-cell>
          <table:table-cell office:value="0.09895628645163698" office:value-type="float"/>
          <table:table-cell office:value="0.6085797718481557" office:value-type="float"/>
          <table:table-cell office:value="0.8129523333702168" office:value-type="float"/>
          <table:table-cell office:value-type="string">
            <text:p>input/data_formal_20240530-1342/meme/xyzdevsofc_20221223T065548/0.jpg</text:p>
          </table:table-cell>
          <table:table-cell office:value-type="string">
            <text:p>https://twitter.com/xyzdevsofc/status/1606181763298086912</text:p>
          </table:table-cell>
        </table:table-row>
        <table:table-row>
          <table:table-cell office:value="2927" office:value-type="float"/>
          <table:table-cell office:value-type="string">
            <text:p>Pattern 14</text:p>
          </table:table-cell>
          <table:table-cell office:value="0.1943146620973087" office:value-type="float"/>
          <table:table-cell office:value="0.25850472066664754" office:value-type="float"/>
          <table:table-cell office:value="0.8432647209050829" office:value-type="float"/>
          <table:table-cell office:value-type="string">
            <text:p>input/data_formal_20240530-1342/meme/Yamato31402907_20230202T025617/0.jpg</text:p>
          </table:table-cell>
          <table:table-cell office:value-type="string">
            <text:p>https://twitter.com/EnerHyena/status/1621015615342522368</text:p>
          </table:table-cell>
        </table:table-row>
        <table:table-row>
          <table:table-cell office:value="2928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YamiLightAustin_20230131T225803/0.jpg</text:p>
          </table:table-cell>
          <table:table-cell office:value-type="string">
            <text:p>https://twitter.com/YamiLightAustin/status/1620557047040466949</text:p>
          </table:table-cell>
        </table:table-row>
        <table:table-row>
          <table:table-cell office:value="2929" office:value-type="float"/>
          <table:table-cell office:value-type="string">
            <text:p>Pattern 26</text:p>
          </table:table-cell>
          <table:table-cell office:value="0.12113470048346439" office:value-type="float"/>
          <table:table-cell office:value="0.4600459374579474" office:value-type="float"/>
          <table:table-cell office:value="0.909830313596471" office:value-type="float"/>
          <table:table-cell office:value-type="string">
            <text:p>input/data_formal_20240530-1342/meme/YashNirmal42_20230106T071729/0.jpg</text:p>
          </table:table-cell>
          <table:table-cell office:value-type="string">
            <text:p>https://twitter.com/YashNirmal42/status/1611260651145687044</text:p>
          </table:table-cell>
        </table:table-row>
        <table:table-row>
          <table:table-cell office:value="2930" office:value-type="float"/>
          <table:table-cell office:value-type="string">
            <text:p>Pattern 34</text:p>
          </table:table-cell>
          <table:table-cell office:value="0.08174129931623969" office:value-type="float"/>
          <table:table-cell office:value="0.5923244072922456" office:value-type="float"/>
          <table:table-cell office:value="0.9226674103691634" office:value-type="float"/>
          <table:table-cell office:value-type="string">
            <text:p>input/data_formal_20240530-1342/meme/yatchiretail_20230119T212317/0.jpg</text:p>
          </table:table-cell>
          <table:table-cell office:value-type="string">
            <text:p>https://twitter.com/yatchiretail/status/1616184543630737448</text:p>
          </table:table-cell>
        </table:table-row>
        <table:table-row>
          <table:table-cell office:value="2931" office:value-type="float"/>
          <table:table-cell office:value-type="string">
            <text:p>Pattern 34</text:p>
          </table:table-cell>
          <table:table-cell office:value="0.09709852303192831" office:value-type="float"/>
          <table:table-cell office:value="0.6007584831373851" office:value-type="float"/>
          <table:table-cell office:value="0.9155337267316481" office:value-type="float"/>
          <table:table-cell office:value-type="string">
            <text:p>input/data_formal_20240530-1342/meme/yatchiretail_20230127T071357/0.jpg</text:p>
          </table:table-cell>
          <table:table-cell office:value-type="string">
            <text:p>https://twitter.com/yatchiretail/status/1618869906036133888</text:p>
          </table:table-cell>
        </table:table-row>
        <table:table-row>
          <table:table-cell office:value="2932" office:value-type="float"/>
          <table:table-cell office:value-type="string">
            <text:p>Pattern 42</text:p>
          </table:table-cell>
          <table:table-cell office:value="0.20846594845930994" office:value-type="float"/>
          <table:table-cell office:value="0.48552109051543013" office:value-type="float"/>
          <table:table-cell office:value="0.8829395325276944" office:value-type="float"/>
          <table:table-cell office:value-type="string">
            <text:p>input/data_formal_20240530-1342/meme/Yayan89826130_20221228T051653/0.jpg</text:p>
          </table:table-cell>
          <table:table-cell office:value-type="string">
            <text:p>https://twitter.com/Yayan89826130/status/1607968807997562881</text:p>
          </table:table-cell>
        </table:table-row>
        <table:table-row>
          <table:table-cell office:value="2933" office:value-type="float"/>
          <table:table-cell office:value-type="string">
            <text:p>Pattern 11</text:p>
          </table:table-cell>
          <table:table-cell office:value="0.2147161153245618" office:value-type="float"/>
          <table:table-cell office:value="0.46144718035186033" office:value-type="float"/>
          <table:table-cell office:value="0.8052906091819779" office:value-type="float"/>
          <table:table-cell office:value-type="string">
            <text:p>input/data_formal_20240530-1342/meme/YinYangTheDAD_20230202T002649/0.jpg</text:p>
          </table:table-cell>
          <table:table-cell office:value-type="string">
            <text:p>https://twitter.com/YinYangTheDAD/status/1620941776990396416</text:p>
          </table:table-cell>
        </table:table-row>
        <table:table-row>
          <table:table-cell office:value="2934" office:value-type="float"/>
          <table:table-cell office:value-type="string">
            <text:p>Pattern 15</text:p>
          </table:table-cell>
          <table:table-cell office:value="0.14071965495832994" office:value-type="float"/>
          <table:table-cell office:value="0.5705495614335344" office:value-type="float"/>
          <table:table-cell office:value="0.8885184170351013" office:value-type="float"/>
          <table:table-cell office:value-type="string">
            <text:p>input/data_formal_20240530-1342/meme/YogicShaadi_20230105T123031/0.jpg</text:p>
          </table:table-cell>
          <table:table-cell office:value-type="string">
            <text:p>https://twitter.com/YogicShaadi/status/1610977038046732288</text:p>
          </table:table-cell>
        </table:table-row>
        <table:table-row>
          <table:table-cell office:value="2935" office:value-type="float"/>
          <table:table-cell office:value-type="string">
            <text:p>Pattern 15</text:p>
          </table:table-cell>
          <table:table-cell office:value="0.26804440489267467" office:value-type="float"/>
          <table:table-cell office:value="0.7270370916383562" office:value-type="float"/>
          <table:table-cell office:value="0.9022076774632781" office:value-type="float"/>
          <table:table-cell office:value-type="string">
            <text:p>input/data_formal_20240530-1342/meme/YogiiMarketing_20230105T101014/0.jpg</text:p>
          </table:table-cell>
          <table:table-cell office:value-type="string">
            <text:p>https://twitter.com/YogiiMarketing/status/1610941735139692544</text:p>
          </table:table-cell>
        </table:table-row>
        <table:table-row>
          <table:table-cell office:value="2936" office:value-type="float"/>
          <table:table-cell office:value-type="string">
            <text:p>Pattern 39</text:p>
          </table:table-cell>
          <table:table-cell office:value="0.18618634108269677" office:value-type="float"/>
          <table:table-cell office:value="0.32071433887196177" office:value-type="float"/>
          <table:table-cell office:value="0.9114842142415494" office:value-type="float"/>
          <table:table-cell office:value-type="string">
            <text:p>input/data_formal_20240530-1342/meme/Yorkscatrescue_20230306T160002/0.jpg</text:p>
          </table:table-cell>
          <table:table-cell office:value-type="string">
            <text:p>https://twitter.com/MarkQuarterman/status/1633002557965565952</text:p>
          </table:table-cell>
        </table:table-row>
        <table:table-row>
          <table:table-cell office:value="2937" office:value-type="float"/>
          <table:table-cell office:value-type="string">
            <text:p>Pattern 46</text:p>
          </table:table-cell>
          <table:table-cell office:value="0.11888226184754727" office:value-type="float"/>
          <table:table-cell office:value="0.25125928031483" office:value-type="float"/>
          <table:table-cell office:value="0.8977475128876954" office:value-type="float"/>
          <table:table-cell office:value-type="string">
            <text:p>input/data_formal_20240530-1342/meme/yugendigitals_20230108T130705/0.jpg</text:p>
          </table:table-cell>
          <table:table-cell office:value-type="string">
            <text:p>https://twitter.com/yugendigitals/status/1612073405427388416</text:p>
          </table:table-cell>
        </table:table-row>
        <table:table-row>
          <table:table-cell office:value="2938" office:value-type="float"/>
          <table:table-cell office:value-type="string">
            <text:p>Pattern 3</text:p>
          </table:table-cell>
          <table:table-cell office:value="0.1443255602058894" office:value-type="float"/>
          <table:table-cell office:value="0.4746620862901765" office:value-type="float"/>
          <table:table-cell office:value="0.8193023605800176" office:value-type="float"/>
          <table:table-cell office:value-type="string">
            <text:p>input/data_formal_20240530-1342/meme/YxngRedex_20230409T122944/0.jpg</text:p>
          </table:table-cell>
          <table:table-cell office:value-type="string">
            <text:p>https://twitter.com/YxngRedex/status/1645041304202510338</text:p>
          </table:table-cell>
        </table:table-row>
        <table:table-row>
          <table:table-cell office:value="2939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Zackman199X_20221228T022517/0.jpg</text:p>
          </table:table-cell>
          <table:table-cell office:value-type="string">
            <text:p>https://twitter.com/ThursdayTV2018/status/1607957933626904578</text:p>
          </table:table-cell>
        </table:table-row>
        <table:table-row>
          <table:table-cell office:value="2940" office:value-type="float"/>
          <table:table-cell office:value-type="string">
            <text:p>Pattern 39</text:p>
          </table:table-cell>
          <table:table-cell office:value="0.25359800099779234" office:value-type="float"/>
          <table:table-cell office:value="0.1611908326312688" office:value-type="float"/>
          <table:table-cell office:value="0.8741487858185493" office:value-type="float"/>
          <table:table-cell office:value-type="string">
            <text:p>input/data_formal_20240530-1342/meme/zainabalashqar_20221228T030232/0.jpg</text:p>
          </table:table-cell>
          <table:table-cell office:value-type="string">
            <text:p>https://twitter.com/zainabalashqar/status/1607934998400872448</text:p>
          </table:table-cell>
        </table:table-row>
        <table:table-row>
          <table:table-cell office:value="2941" office:value-type="float"/>
          <table:table-cell office:value-type="string">
            <text:p>Pattern 44</text:p>
          </table:table-cell>
          <table:table-cell office:value="0.17346971892754406" office:value-type="float"/>
          <table:table-cell office:value="0.2015163546368138" office:value-type="float"/>
          <table:table-cell office:value="0.85100104679342" office:value-type="float"/>
          <table:table-cell office:value-type="string">
            <text:p>input/data_formal_20240530-1342/meme/Zainudd6_20230201T224550/0.jpg</text:p>
          </table:table-cell>
          <table:table-cell office:value-type="string">
            <text:p>https://twitter.com/Zainudd6/status/1620916361236201480</text:p>
          </table:table-cell>
        </table:table-row>
        <table:table-row>
          <table:table-cell office:value="2942" office:value-type="float"/>
          <table:table-cell office:value-type="string">
            <text:p>Pattern 29</text:p>
          </table:table-cell>
          <table:table-cell office:value="0.13216659181577867" office:value-type="float"/>
          <table:table-cell office:value="0.43109220181097696" office:value-type="float"/>
          <table:table-cell office:value="0.9184726136424354" office:value-type="float"/>
          <table:table-cell office:value-type="string">
            <text:p>input/data_formal_20240530-1342/meme/zappyhireglobal_20230202T045207/0.jpg</text:p>
          </table:table-cell>
          <table:table-cell office:value-type="string">
            <text:p>https://twitter.com/zappyhireglobal/status/1621008540222558208</text:p>
          </table:table-cell>
        </table:table-row>
        <table:table-row>
          <table:table-cell office:value="2943" office:value-type="float"/>
          <table:table-cell office:value-type="string">
            <text:p>Pattern 42</text:p>
          </table:table-cell>
          <table:table-cell office:value="0.19810068665967298" office:value-type="float"/>
          <table:table-cell office:value="0.3773426682349685" office:value-type="float"/>
          <table:table-cell office:value="0.8787577678837069" office:value-type="float"/>
          <table:table-cell office:value-type="string">
            <text:p>input/data_formal_20240530-1342/meme/ZaraherP_20230106T042630/0.jpg</text:p>
          </table:table-cell>
          <table:table-cell office:value-type="string">
            <text:p>https://twitter.com/ZaraherP/status/1611217621457997824</text:p>
          </table:table-cell>
        </table:table-row>
        <table:table-row>
          <table:table-cell office:value="2944" office:value-type="float"/>
          <table:table-cell office:value-type="string">
            <text:p>Pattern 43</text:p>
          </table:table-cell>
          <table:table-cell office:value="0.098303028118292" office:value-type="float"/>
          <table:table-cell office:value="0.6738565042472369" office:value-type="float"/>
          <table:table-cell office:value="0.870286876816257" office:value-type="float"/>
          <table:table-cell office:value-type="string">
            <text:p>input/data_formal_20240530-1342/meme/ZcodeoL_20221228T054511/0.jpg</text:p>
          </table:table-cell>
          <table:table-cell office:value-type="string">
            <text:p>https://twitter.com/ZcodeoL/status/1607975932698198016</text:p>
          </table:table-cell>
        </table:table-row>
        <table:table-row>
          <table:table-cell office:value="2945" office:value-type="float"/>
          <table:table-cell office:value-type="string">
            <text:p>Pattern 15</text:p>
          </table:table-cell>
          <table:table-cell office:value="0.10900448943667237" office:value-type="float"/>
          <table:table-cell office:value="0.752903680020398" office:value-type="float"/>
          <table:table-cell office:value="0.8121953524169605" office:value-type="float"/>
          <table:table-cell office:value-type="string">
            <text:p>input/data_formal_20240530-1342/meme/ZcodeoL_20221228T054511/1.jpg</text:p>
          </table:table-cell>
          <table:table-cell office:value-type="string">
            <text:p>https://twitter.com/ZcodeoL/status/1607975932698198016</text:p>
          </table:table-cell>
        </table:table-row>
        <table:table-row>
          <table:table-cell office:value="2946" office:value-type="float"/>
          <table:table-cell office:value-type="string">
            <text:p>Pattern 44</text:p>
          </table:table-cell>
          <table:table-cell office:value="0.0768903504087951" office:value-type="float"/>
          <table:table-cell office:value="0.5748710734595279" office:value-type="float"/>
          <table:table-cell office:value="0.8955353348222436" office:value-type="float"/>
          <table:table-cell office:value-type="string">
            <text:p>input/data_formal_20240530-1342/meme/ZeptoNow_20230106T050145/0.jpg</text:p>
          </table:table-cell>
          <table:table-cell office:value-type="string">
            <text:p>https://twitter.com/ZeptoNow/status/1611226493908316162</text:p>
          </table:table-cell>
        </table:table-row>
        <table:table-row>
          <table:table-cell office:value="2947" office:value-type="float"/>
          <table:table-cell office:value-type="string">
            <text:p>Pattern 19</text:p>
          </table:table-cell>
          <table:table-cell office:value="0.17677266707040568" office:value-type="float"/>
          <table:table-cell office:value="0.612639781890977" office:value-type="float"/>
          <table:table-cell office:value="0.7502421811404438" office:value-type="float"/>
          <table:table-cell office:value-type="string">
            <text:p>input/data_formal_20240530-1342/meme/zero_2_nothing_20230105T123005/0.jpg</text:p>
          </table:table-cell>
          <table:table-cell office:value-type="string">
            <text:p>https://twitter.com/zero_2_nothing/status/1610976929728925698</text:p>
          </table:table-cell>
        </table:table-row>
        <table:table-row>
          <table:table-cell office:value="2948" office:value-type="float"/>
          <table:table-cell office:value-type="string">
            <text:p>Pattern 15</text:p>
          </table:table-cell>
          <table:table-cell office:value="0.0981160794846904" office:value-type="float"/>
          <table:table-cell office:value="0.6338746980461075" office:value-type="float"/>
          <table:table-cell office:value="0.8084045777241918" office:value-type="float"/>
          <table:table-cell office:value-type="string">
            <text:p>input/data_formal_20240530-1342/meme/zipaworld_20221222T122002/0.jpg</text:p>
          </table:table-cell>
          <table:table-cell office:value-type="string">
            <text:p>https://twitter.com/RohitSi15504566/status/1605908699494592512</text:p>
          </table:table-cell>
        </table:table-row>
        <table:table-row>
          <table:table-cell office:value="2949" office:value-type="float"/>
          <table:table-cell office:value-type="string">
            <text:p>Pattern 41</text:p>
          </table:table-cell>
          <table:table-cell office:value="0.23262292876765348" office:value-type="float"/>
          <table:table-cell office:value="0.2657819873191323" office:value-type="float"/>
          <table:table-cell office:value="0.9303750711104156" office:value-type="float"/>
          <table:table-cell office:value-type="string">
            <text:p>input/data_formal_20240530-1342/meme/znur49586581_20230206T112143/0.jpg</text:p>
          </table:table-cell>
          <table:table-cell office:value-type="string">
            <text:p>https://twitter.com/znur49586581/status/1622556137844355078</text:p>
          </table:table-cell>
        </table:table-row>
        <table:table-row>
          <table:table-cell office:value="2950" office:value-type="float"/>
          <table:table-cell office:value-type="string">
            <text:p>Pattern 44</text:p>
          </table:table-cell>
          <table:table-cell office:value="0.13214347544075286" office:value-type="float"/>
          <table:table-cell office:value="0.3795712077065199" office:value-type="float"/>
          <table:table-cell office:value="0.8491289900368876" office:value-type="float"/>
          <table:table-cell office:value-type="string">
            <text:p>input/data_formal_20240530-1342/meme/znur49586581_20230206T151403/0.jpg</text:p>
          </table:table-cell>
          <table:table-cell office:value-type="string">
            <text:p>https://twitter.com/znur49586581/status/1622614606563737601</text:p>
          </table:table-cell>
        </table:table-row>
        <table:table-row>
          <table:table-cell office:value="2951" office:value-type="float"/>
          <table:table-cell office:value-type="string">
            <text:p>Pattern 17</text:p>
          </table:table-cell>
          <table:table-cell office:value="0.2222407873390271" office:value-type="float"/>
          <table:table-cell office:value="0.48971387897298424" office:value-type="float"/>
          <table:table-cell office:value="0.831175705151688" office:value-type="float"/>
          <table:table-cell office:value-type="string">
            <text:p>input/data_formal_20240530-1342/meme/zombie_calls_20230106T040213/0.jpg</text:p>
          </table:table-cell>
          <table:table-cell office:value-type="string">
            <text:p>https://twitter.com/Mark53303677/status/1611270192306483204</text:p>
          </table:table-cell>
        </table:table-row>
        <table:table-row>
          <table:table-cell office:value="2952" office:value-type="float"/>
          <table:table-cell office:value-type="string">
            <text:p>Pattern 19</text:p>
          </table:table-cell>
          <table:table-cell office:value="0.21658594622541988" office:value-type="float"/>
          <table:table-cell office:value="0.48924321271792126" office:value-type="float"/>
          <table:table-cell office:value="0.7179359225884285" office:value-type="float"/>
          <table:table-cell office:value-type="string">
            <text:p>input/data_formal_20240530-1342/meme/ZorinCalls_20230403T174956/0.jpg</text:p>
          </table:table-cell>
          <table:table-cell office:value-type="string">
            <text:p>https://twitter.com/ZorinCalls/status/1642951712335081475</text:p>
          </table:table-cell>
        </table:table-row>
        <table:table-row>
          <table:table-cell office:value="2953" office:value-type="float"/>
          <table:table-cell office:value-type="string">
            <text:p>Pattern 5</text:p>
          </table:table-cell>
          <table:table-cell office:value="0.1794524503374168" office:value-type="float"/>
          <table:table-cell office:value="0.3789321044769384" office:value-type="float"/>
          <table:table-cell office:value="0.8602558687946452" office:value-type="float"/>
          <table:table-cell office:value-type="string">
            <text:p>input/data_formal_20240530-1342/meme/ztefanfluus_20221228T031822/0.jpg</text:p>
          </table:table-cell>
          <table:table-cell office:value-type="string">
            <text:p>https://twitter.com/ztefanfluus/status/1607938984243494917</text:p>
          </table:table-cell>
        </table:table-row>
        <table:table-row>
          <table:table-cell office:value="2954" office:value-type="float"/>
          <table:table-cell office:value-type="string">
            <text:p>Pattern 29</text:p>
          </table:table-cell>
          <table:table-cell office:value="0.23858633824996422" office:value-type="float"/>
          <table:table-cell office:value="0.40786462376314786" office:value-type="float"/>
          <table:table-cell office:value="0.8883061676532114" office:value-type="float"/>
          <table:table-cell office:value-type="string">
            <text:p>input/data_formal_20240530-1342/meme/ztefanfluus_20221228T033617/0.jpg</text:p>
          </table:table-cell>
          <table:table-cell office:value-type="string">
            <text:p>https://twitter.com/ztefanfluus/status/1607943494290604032</text:p>
          </table:table-cell>
        </table:table-row>
        <table:table-row>
          <table:table-cell office:value="2955" office:value-type="float"/>
          <table:table-cell office:value-type="string">
            <text:p>Pattern 28</text:p>
          </table:table-cell>
          <table:table-cell office:value="0.19398429395531253" office:value-type="float"/>
          <table:table-cell office:value="0.3696873814214322" office:value-type="float"/>
          <table:table-cell office:value="0.8542567573447692" office:value-type="float"/>
          <table:table-cell office:value-type="string">
            <text:p>input/data_formal_20240530-1342/meme/ztefanfluus_20221228T034450/0.jpg</text:p>
          </table:table-cell>
          <table:table-cell office:value-type="string">
            <text:p>https://twitter.com/ztefanfluus/status/1607945644982812672</text:p>
          </table:table-cell>
        </table:table-row>
        <table:table-row>
          <table:table-cell office:value="2956" office:value-type="float"/>
          <table:table-cell office:value-type="string">
            <text:p>Pattern 7</text:p>
          </table:table-cell>
          <table:table-cell office:value="0.9999999999999999" office:value-type="float"/>
          <table:table-cell office:value="0.4196208290160548" office:value-type="float"/>
          <table:table-cell office:value="3.9928439280314034e-07" office:value-type="float"/>
          <table:table-cell office:value-type="string">
            <text:p>input/data_formal_20240530-1342/meme/ZubairA32377633_20230206T142413/0.jpg</text:p>
          </table:table-cell>
          <table:table-cell office:value-type="string">
            <text:p>https://twitter.com/ZubairA32377633/status/1622602066391715842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6-03T11:12:48.942618</meta:creation-date>
    <dc:date>2024-06-03T11:12:49.300756</dc:date>
    <meta:generator>http://pypi.python.org/pypi/ezodf/0.1.0$Python3.10.6 | packaged by conda-forge | (main, Aug 22 2022, 20:35:26) [GCC 10.4.0]</meta:generator>
    <meta:document-statistic/>
    <meta:editing-cycles>1</meta:editing-cycles>
  </office:meta>
</office:document-meta>
</file>